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6.49816666666667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3.66183333333333cm"/>
    </style:style>
    <style:style style:name="co4" style:family="table-column">
      <style:table-column-properties fo:break-before="auto" style:column-width="1.9473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0.889cm"/>
    </style:style>
    <style:style style:name="co8" style:family="table-column">
      <style:table-column-properties fo:break-before="auto" style:column-width="1.35466666666667cm"/>
    </style:style>
    <style:style style:name="co9" style:family="table-column">
      <style:table-column-properties fo:break-before="auto" style:column-width="4.72016666666667cm"/>
    </style:style>
    <style:style style:name="co10" style:family="table-column">
      <style:table-column-properties fo:break-before="auto" style:column-width="2.4765cm"/>
    </style:style>
    <style:style style:name="co11" style:family="table-column">
      <style:table-column-properties fo:break-before="auto" style:column-width="3.64066666666667cm"/>
    </style:style>
    <style:style style:name="co12" style:family="table-column">
      <style:table-column-properties fo:break-before="auto" style:column-width="4.33916666666667cm"/>
    </style:style>
    <style:style style:name="co13" style:family="table-column">
      <style:table-column-properties fo:break-before="auto" style:column-width="22.987cm"/>
    </style:style>
    <style:style style:name="co14" style:family="table-column">
      <style:table-column-properties fo:break-before="auto" style:column-width="1.86266666666667cm"/>
    </style:style>
    <style:style style:name="co15" style:family="table-column">
      <style:table-column-properties fo:break-before="auto" style:column-width="2.94216666666667cm"/>
    </style:style>
    <style:style style:name="co16" style:family="table-column">
      <style:table-column-properties fo:break-before="auto" style:column-width="1.48166666666667cm"/>
    </style:style>
    <style:style style:name="co17" style:family="table-column">
      <style:table-column-properties fo:break-before="auto" style:column-width="1.43933333333333cm"/>
    </style:style>
    <style:style style:name="co18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2" table:default-cell-style-name="ce1"/>
        <table:table-column table:style-name="co17" table:number-columns-repeated="33" table:default-cell-style-name="ce1"/>
        <table:table-column table:style-name="co16" table:default-cell-style-name="ce1"/>
        <table:table-column table:style-name="co17" table:number-columns-repeated="50" table:default-cell-style-name="ce1"/>
        <table:table-column table:style-name="co16" table:default-cell-style-name="ce1"/>
        <table:table-column table:style-name="co17" table:number-columns-repeated="51" table:default-cell-style-name="ce1"/>
        <table:table-column table:style-name="co16" table:default-cell-style-name="ce1"/>
        <table:table-column table:style-name="co17" table:number-columns-repeated="31" table:default-cell-style-name="ce1"/>
        <table:table-column table:style-name="co16" table:default-cell-style-name="ce1"/>
        <table:table-column table:style-name="co17" table:number-columns-repeated="43" table:default-cell-style-name="ce1"/>
        <table:table-column table:style-name="co16" table:default-cell-style-name="ce1"/>
        <table:table-column table:style-name="co17" table:number-columns-repeated="8" table:default-cell-style-name="ce1"/>
        <table:table-column table:style-name="co16" table:default-cell-style-name="ce1"/>
        <table:table-column table:style-name="co17" table:number-columns-repeated="42" table:default-cell-style-name="ce1"/>
        <table:table-column table:style-name="co16" table:default-cell-style-name="ce1"/>
        <table:table-column table:style-name="co17" table:number-columns-repeated="15" table:default-cell-style-name="ce1"/>
        <table:table-column table:style-name="co16" table:default-cell-style-name="ce1"/>
        <table:table-column table:style-name="co17" table:number-columns-repeated="8" table:default-cell-style-name="ce1"/>
        <table:table-column table:style-name="co16" table:default-cell-style-name="ce1"/>
        <table:table-column table:style-name="co17" table:number-columns-repeated="6" table:default-cell-style-name="ce1"/>
        <table:table-column table:style-name="co16" table:default-cell-style-name="ce1"/>
        <table:table-column table:style-name="co17" table:number-columns-repeated="15" table:default-cell-style-name="ce1"/>
        <table:table-column table:style-name="co16" table:default-cell-style-name="ce1"/>
        <table:table-column table:style-name="co17" table:number-columns-repeated="3" table:default-cell-style-name="ce1"/>
        <table:table-column table:style-name="co16" table:default-cell-style-name="ce1"/>
        <table:table-column table:style-name="co17" table:number-columns-repeated="11" table:default-cell-style-name="ce1"/>
        <table:table-column table:style-name="co16" table:default-cell-style-name="ce1"/>
        <table:table-column table:style-name="co17" table:number-columns-repeated="23" table:default-cell-style-name="ce1"/>
        <table:table-column table:style-name="co16" table:default-cell-style-name="ce1"/>
        <table:table-column table:style-name="co17" table:number-columns-repeated="7" table:default-cell-style-name="ce1"/>
        <table:table-column table:style-name="co16" table:default-cell-style-name="ce1"/>
        <table:table-column table:style-name="co17" table:number-columns-repeated="7" table:default-cell-style-name="ce1"/>
        <table:table-column table:style-name="co16" table:default-cell-style-name="ce1"/>
        <table:table-column table:style-name="co17" table:number-columns-repeated="15" table:default-cell-style-name="ce1"/>
        <table:table-column table:style-name="co18" table:number-columns-repeated="15972" table:default-cell-style-name="ce1"/>
        <table:table-row table:style-name="ro1">
          <table:table-cell office:value-type="string" table:style-name="ce1">
            <text:p>filename</text:p>
          </table:table-cell>
          <table:table-cell office:value-type="string" table:style-name="ce1">
            <text:p>subjectGroup</text:p>
          </table:table-cell>
          <table:table-cell office:value-type="string" table:style-name="ce1">
            <text:p>GMT_timestamp</text:p>
          </table:table-cell>
          <table:table-cell office:value-type="string" table:style-name="ce1">
            <text:p>local_timestamp</text:p>
          </table:table-cell>
          <table:table-cell office:value-type="string" table:style-name="ce1">
            <text:p>calibration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mindsCod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handedness</text:p>
          </table:table-cell>
          <table:table-cell office:value-type="string" table:style-name="ce1">
            <text:p>nationality</text:p>
          </table:table-cell>
          <table:table-cell office:value-type="string" table:style-name="ce1">
            <text:p>completionCod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duration_m</text:p>
          </table:table-cell>
          <table:table-cell office:value-type="string" table:style-name="ce1">
            <text:p>row9</text:p>
          </table:table-cell>
          <table:table-cell office:value-type="string" table:style-name="ce1">
            <text:p>row10</text:p>
          </table:table-cell>
          <table:table-cell office:value-type="string" table:style-name="ce1">
            <text:p>row11</text:p>
          </table:table-cell>
          <table:table-cell office:value-type="string" table:style-name="ce1">
            <text:p>row12</text:p>
          </table:table-cell>
          <table:table-cell office:value-type="string" table:style-name="ce1">
            <text:p>row13</text:p>
          </table:table-cell>
          <table:table-cell office:value-type="string" table:style-name="ce1">
            <text:p>row14</text:p>
          </table:table-cell>
          <table:table-cell office:value-type="string" table:style-name="ce1">
            <text:p>row15</text:p>
          </table:table-cell>
          <table:table-cell office:value-type="string" table:style-name="ce1">
            <text:p>row16</text:p>
          </table:table-cell>
          <table:table-cell office:value-type="string" table:style-name="ce1">
            <text:p>row17</text:p>
          </table:table-cell>
          <table:table-cell office:value-type="string" table:style-name="ce1">
            <text:p>row18</text:p>
          </table:table-cell>
          <table:table-cell office:value-type="string" table:style-name="ce1">
            <text:p>row19</text:p>
          </table:table-cell>
          <table:table-cell office:value-type="string" table:style-name="ce1">
            <text:p>row20</text:p>
          </table:table-cell>
          <table:table-cell office:value-type="string" table:style-name="ce1">
            <text:p>row100</text:p>
          </table:table-cell>
          <table:table-cell office:value-type="string" table:style-name="ce1">
            <text:p>row101</text:p>
          </table:table-cell>
          <table:table-cell office:value-type="string" table:style-name="ce1">
            <text:p>row102</text:p>
          </table:table-cell>
          <table:table-cell office:value-type="string" table:style-name="ce1">
            <text:p>row103</text:p>
          </table:table-cell>
          <table:table-cell office:value-type="string" table:style-name="ce1">
            <text:p>row105</text:p>
          </table:table-cell>
          <table:table-cell office:value-type="string" table:style-name="ce1">
            <text:p>row106</text:p>
          </table:table-cell>
          <table:table-cell office:value-type="string" table:style-name="ce1">
            <text:p>row107</text:p>
          </table:table-cell>
          <table:table-cell office:value-type="string" table:style-name="ce1">
            <text:p>row108</text:p>
          </table:table-cell>
          <table:table-cell office:value-type="string" table:style-name="ce1">
            <text:p>row110</text:p>
          </table:table-cell>
          <table:table-cell office:value-type="string" table:style-name="ce1">
            <text:p>row111</text:p>
          </table:table-cell>
          <table:table-cell office:value-type="string" table:style-name="ce1">
            <text:p>row112</text:p>
          </table:table-cell>
          <table:table-cell office:value-type="string" table:style-name="ce1">
            <text:p>row113</text:p>
          </table:table-cell>
          <table:table-cell office:value-type="string" table:style-name="ce1">
            <text:p>row115</text:p>
          </table:table-cell>
          <table:table-cell office:value-type="string" table:style-name="ce1">
            <text:p>row116</text:p>
          </table:table-cell>
          <table:table-cell office:value-type="string" table:style-name="ce1">
            <text:p>row117</text:p>
          </table:table-cell>
          <table:table-cell office:value-type="string" table:style-name="ce1">
            <text:p>row118</text:p>
          </table:table-cell>
          <table:table-cell office:value-type="string" table:style-name="ce1">
            <text:p>row120</text:p>
          </table:table-cell>
          <table:table-cell office:value-type="string" table:style-name="ce1">
            <text:p>row121</text:p>
          </table:table-cell>
          <table:table-cell office:value-type="string" table:style-name="ce1">
            <text:p>row122</text:p>
          </table:table-cell>
          <table:table-cell office:value-type="string" table:style-name="ce1">
            <text:p>row123</text:p>
          </table:table-cell>
          <table:table-cell office:value-type="string" table:style-name="ce1">
            <text:p>row125</text:p>
          </table:table-cell>
          <table:table-cell office:value-type="string" table:style-name="ce1">
            <text:p>row126</text:p>
          </table:table-cell>
          <table:table-cell office:value-type="string" table:style-name="ce1">
            <text:p>row127</text:p>
          </table:table-cell>
          <table:table-cell office:value-type="string" table:style-name="ce1">
            <text:p>row128</text:p>
          </table:table-cell>
          <table:table-cell office:value-type="string" table:style-name="ce1">
            <text:p>row130</text:p>
          </table:table-cell>
          <table:table-cell office:value-type="string" table:style-name="ce1">
            <text:p>row131</text:p>
          </table:table-cell>
          <table:table-cell office:value-type="string" table:style-name="ce1">
            <text:p>row132</text:p>
          </table:table-cell>
          <table:table-cell office:value-type="string" table:style-name="ce1">
            <text:p>row133</text:p>
          </table:table-cell>
          <table:table-cell office:value-type="string" table:style-name="ce1">
            <text:p>row135</text:p>
          </table:table-cell>
          <table:table-cell office:value-type="string" table:style-name="ce1">
            <text:p>row136</text:p>
          </table:table-cell>
          <table:table-cell office:value-type="string" table:style-name="ce1">
            <text:p>row137</text:p>
          </table:table-cell>
          <table:table-cell office:value-type="string" table:style-name="ce1">
            <text:p>row138</text:p>
          </table:table-cell>
          <table:table-cell office:value-type="string" table:style-name="ce1">
            <text:p>row140</text:p>
          </table:table-cell>
          <table:table-cell office:value-type="string" table:style-name="ce1">
            <text:p>row141</text:p>
          </table:table-cell>
          <table:table-cell office:value-type="string" table:style-name="ce1">
            <text:p>row142</text:p>
          </table:table-cell>
          <table:table-cell office:value-type="string" table:style-name="ce1">
            <text:p>row143</text:p>
          </table:table-cell>
          <table:table-cell office:value-type="string" table:style-name="ce1">
            <text:p>row145</text:p>
          </table:table-cell>
          <table:table-cell office:value-type="string" table:style-name="ce1">
            <text:p>row146</text:p>
          </table:table-cell>
          <table:table-cell office:value-type="string" table:style-name="ce1">
            <text:p>row147</text:p>
          </table:table-cell>
          <table:table-cell office:value-type="string" table:style-name="ce1">
            <text:p>row148</text:p>
          </table:table-cell>
          <table:table-cell office:value-type="string" table:style-name="ce1">
            <text:p>row150</text:p>
          </table:table-cell>
          <table:table-cell office:value-type="string" table:style-name="ce1">
            <text:p>row151</text:p>
          </table:table-cell>
          <table:table-cell office:value-type="string" table:style-name="ce1">
            <text:p>row152</text:p>
          </table:table-cell>
          <table:table-cell office:value-type="string" table:style-name="ce1">
            <text:p>row153</text:p>
          </table:table-cell>
          <table:table-cell office:value-type="string" table:style-name="ce1">
            <text:p>row155</text:p>
          </table:table-cell>
          <table:table-cell office:value-type="string" table:style-name="ce1">
            <text:p>row156</text:p>
          </table:table-cell>
          <table:table-cell office:value-type="string" table:style-name="ce1">
            <text:p>row157</text:p>
          </table:table-cell>
          <table:table-cell office:value-type="string" table:style-name="ce1">
            <text:p>row158</text:p>
          </table:table-cell>
          <table:table-cell office:value-type="string" table:style-name="ce1">
            <text:p>row160</text:p>
          </table:table-cell>
          <table:table-cell office:value-type="string" table:style-name="ce1">
            <text:p>row161</text:p>
          </table:table-cell>
          <table:table-cell office:value-type="string" table:style-name="ce1">
            <text:p>row162</text:p>
          </table:table-cell>
          <table:table-cell office:value-type="string" table:style-name="ce1">
            <text:p>row163</text:p>
          </table:table-cell>
          <table:table-cell office:value-type="string" table:style-name="ce1">
            <text:p>row165</text:p>
          </table:table-cell>
          <table:table-cell office:value-type="string" table:style-name="ce1">
            <text:p>row166</text:p>
          </table:table-cell>
          <table:table-cell office:value-type="string" table:style-name="ce1">
            <text:p>row167</text:p>
          </table:table-cell>
          <table:table-cell office:value-type="string" table:style-name="ce1">
            <text:p>row168</text:p>
          </table:table-cell>
          <table:table-cell office:value-type="string" table:style-name="ce1">
            <text:p>row170</text:p>
          </table:table-cell>
          <table:table-cell office:value-type="string" table:style-name="ce1">
            <text:p>row171</text:p>
          </table:table-cell>
          <table:table-cell office:value-type="string" table:style-name="ce1">
            <text:p>row172</text:p>
          </table:table-cell>
          <table:table-cell office:value-type="string" table:style-name="ce1">
            <text:p>row173</text:p>
          </table:table-cell>
          <table:table-cell office:value-type="string" table:style-name="ce1">
            <text:p>row175</text:p>
          </table:table-cell>
          <table:table-cell office:value-type="string" table:style-name="ce1">
            <text:p>row176</text:p>
          </table:table-cell>
          <table:table-cell office:value-type="string" table:style-name="ce1">
            <text:p>row177</text:p>
          </table:table-cell>
          <table:table-cell office:value-type="string" table:style-name="ce1">
            <text:p>row178</text:p>
          </table:table-cell>
          <table:table-cell office:value-type="string" table:style-name="ce1">
            <text:p>row180</text:p>
          </table:table-cell>
          <table:table-cell office:value-type="string" table:style-name="ce1">
            <text:p>row181</text:p>
          </table:table-cell>
          <table:table-cell office:value-type="string" table:style-name="ce1">
            <text:p>row182</text:p>
          </table:table-cell>
          <table:table-cell office:value-type="string" table:style-name="ce1">
            <text:p>row183</text:p>
          </table:table-cell>
          <table:table-cell office:value-type="string" table:style-name="ce1">
            <text:p>row185</text:p>
          </table:table-cell>
          <table:table-cell office:value-type="string" table:style-name="ce1">
            <text:p>row186</text:p>
          </table:table-cell>
          <table:table-cell office:value-type="string" table:style-name="ce1">
            <text:p>row187</text:p>
          </table:table-cell>
          <table:table-cell office:value-type="string" table:style-name="ce1">
            <text:p>row188</text:p>
          </table:table-cell>
          <table:table-cell office:value-type="string" table:style-name="ce1">
            <text:p>row190</text:p>
          </table:table-cell>
          <table:table-cell office:value-type="string" table:style-name="ce1">
            <text:p>row191</text:p>
          </table:table-cell>
          <table:table-cell office:value-type="string" table:style-name="ce1">
            <text:p>row192</text:p>
          </table:table-cell>
          <table:table-cell office:value-type="string" table:style-name="ce1">
            <text:p>row193</text:p>
          </table:table-cell>
          <table:table-cell office:value-type="string" table:style-name="ce1">
            <text:p>row195</text:p>
          </table:table-cell>
          <table:table-cell office:value-type="string" table:style-name="ce1">
            <text:p>row196</text:p>
          </table:table-cell>
          <table:table-cell office:value-type="string" table:style-name="ce1">
            <text:p>row197</text:p>
          </table:table-cell>
          <table:table-cell office:value-type="string" table:style-name="ce1">
            <text:p>row198</text:p>
          </table:table-cell>
          <table:table-cell office:value-type="string" table:style-name="ce1">
            <text:p>row200</text:p>
          </table:table-cell>
          <table:table-cell office:value-type="string" table:style-name="ce1">
            <text:p>row201</text:p>
          </table:table-cell>
          <table:table-cell office:value-type="string" table:style-name="ce1">
            <text:p>row202</text:p>
          </table:table-cell>
          <table:table-cell office:value-type="string" table:style-name="ce1">
            <text:p>row203</text:p>
          </table:table-cell>
          <table:table-cell office:value-type="string" table:style-name="ce1">
            <text:p>row205</text:p>
          </table:table-cell>
          <table:table-cell office:value-type="string" table:style-name="ce1">
            <text:p>row206</text:p>
          </table:table-cell>
          <table:table-cell office:value-type="string" table:style-name="ce1">
            <text:p>row207</text:p>
          </table:table-cell>
          <table:table-cell office:value-type="string" table:style-name="ce1">
            <text:p>row208</text:p>
          </table:table-cell>
          <table:table-cell office:value-type="string" table:style-name="ce1">
            <text:p>row210</text:p>
          </table:table-cell>
          <table:table-cell office:value-type="string" table:style-name="ce1">
            <text:p>row211</text:p>
          </table:table-cell>
          <table:table-cell office:value-type="string" table:style-name="ce1">
            <text:p>row212</text:p>
          </table:table-cell>
          <table:table-cell office:value-type="string" table:style-name="ce1">
            <text:p>row213</text:p>
          </table:table-cell>
          <table:table-cell office:value-type="string" table:style-name="ce1">
            <text:p>row215</text:p>
          </table:table-cell>
          <table:table-cell office:value-type="string" table:style-name="ce1">
            <text:p>row216</text:p>
          </table:table-cell>
          <table:table-cell office:value-type="string" table:style-name="ce1">
            <text:p>row217</text:p>
          </table:table-cell>
          <table:table-cell office:value-type="string" table:style-name="ce1">
            <text:p>row218</text:p>
          </table:table-cell>
          <table:table-cell office:value-type="string" table:style-name="ce1">
            <text:p>row220</text:p>
          </table:table-cell>
          <table:table-cell office:value-type="string" table:style-name="ce1">
            <text:p>row221</text:p>
          </table:table-cell>
          <table:table-cell office:value-type="string" table:style-name="ce1">
            <text:p>row222</text:p>
          </table:table-cell>
          <table:table-cell office:value-type="string" table:style-name="ce1">
            <text:p>row223</text:p>
          </table:table-cell>
          <table:table-cell office:value-type="string" table:style-name="ce1">
            <text:p>row225</text:p>
          </table:table-cell>
          <table:table-cell office:value-type="string" table:style-name="ce1">
            <text:p>row226</text:p>
          </table:table-cell>
          <table:table-cell office:value-type="string" table:style-name="ce1">
            <text:p>row227</text:p>
          </table:table-cell>
          <table:table-cell office:value-type="string" table:style-name="ce1">
            <text:p>row228</text:p>
          </table:table-cell>
          <table:table-cell office:value-type="string" table:style-name="ce1">
            <text:p>row230</text:p>
          </table:table-cell>
          <table:table-cell office:value-type="string" table:style-name="ce1">
            <text:p>row231</text:p>
          </table:table-cell>
          <table:table-cell office:value-type="string" table:style-name="ce1">
            <text:p>row232</text:p>
          </table:table-cell>
          <table:table-cell office:value-type="string" table:style-name="ce1">
            <text:p>row233</text:p>
          </table:table-cell>
          <table:table-cell office:value-type="string" table:style-name="ce1">
            <text:p>row235</text:p>
          </table:table-cell>
          <table:table-cell office:value-type="string" table:style-name="ce1">
            <text:p>row236</text:p>
          </table:table-cell>
          <table:table-cell office:value-type="string" table:style-name="ce1">
            <text:p>row237</text:p>
          </table:table-cell>
          <table:table-cell office:value-type="string" table:style-name="ce1">
            <text:p>row238</text:p>
          </table:table-cell>
          <table:table-cell office:value-type="string" table:style-name="ce1">
            <text:p>row240</text:p>
          </table:table-cell>
          <table:table-cell office:value-type="string" table:style-name="ce1">
            <text:p>row241</text:p>
          </table:table-cell>
          <table:table-cell office:value-type="string" table:style-name="ce1">
            <text:p>row242</text:p>
          </table:table-cell>
          <table:table-cell office:value-type="string" table:style-name="ce1">
            <text:p>row243</text:p>
          </table:table-cell>
          <table:table-cell office:value-type="string" table:style-name="ce1">
            <text:p>row245</text:p>
          </table:table-cell>
          <table:table-cell office:value-type="string" table:style-name="ce1">
            <text:p>row246</text:p>
          </table:table-cell>
          <table:table-cell office:value-type="string" table:style-name="ce1">
            <text:p>row247</text:p>
          </table:table-cell>
          <table:table-cell office:value-type="string" table:style-name="ce1">
            <text:p>row248</text:p>
          </table:table-cell>
          <table:table-cell office:value-type="string" table:style-name="ce1">
            <text:p>row250</text:p>
          </table:table-cell>
          <table:table-cell office:value-type="string" table:style-name="ce1">
            <text:p>row251</text:p>
          </table:table-cell>
          <table:table-cell office:value-type="string" table:style-name="ce1">
            <text:p>row252</text:p>
          </table:table-cell>
          <table:table-cell office:value-type="string" table:style-name="ce1">
            <text:p>row253</text:p>
          </table:table-cell>
          <table:table-cell office:value-type="string" table:style-name="ce1">
            <text:p>row255</text:p>
          </table:table-cell>
          <table:table-cell office:value-type="string" table:style-name="ce1">
            <text:p>row256</text:p>
          </table:table-cell>
          <table:table-cell office:value-type="string" table:style-name="ce1">
            <text:p>row257</text:p>
          </table:table-cell>
          <table:table-cell office:value-type="string" table:style-name="ce1">
            <text:p>row258</text:p>
          </table:table-cell>
          <table:table-cell office:value-type="string" table:style-name="ce1">
            <text:p>row260</text:p>
          </table:table-cell>
          <table:table-cell office:value-type="string" table:style-name="ce1">
            <text:p>row261</text:p>
          </table:table-cell>
          <table:table-cell office:value-type="string" table:style-name="ce1">
            <text:p>row262</text:p>
          </table:table-cell>
          <table:table-cell office:value-type="string" table:style-name="ce1">
            <text:p>row263</text:p>
          </table:table-cell>
          <table:table-cell office:value-type="string" table:style-name="ce1">
            <text:p>row265</text:p>
          </table:table-cell>
          <table:table-cell office:value-type="string" table:style-name="ce1">
            <text:p>row266</text:p>
          </table:table-cell>
          <table:table-cell office:value-type="string" table:style-name="ce1">
            <text:p>row267</text:p>
          </table:table-cell>
          <table:table-cell office:value-type="string" table:style-name="ce1">
            <text:p>row268</text:p>
          </table:table-cell>
          <table:table-cell office:value-type="string" table:style-name="ce1">
            <text:p>row270</text:p>
          </table:table-cell>
          <table:table-cell office:value-type="string" table:style-name="ce1">
            <text:p>row271</text:p>
          </table:table-cell>
          <table:table-cell office:value-type="string" table:style-name="ce1">
            <text:p>row272</text:p>
          </table:table-cell>
          <table:table-cell office:value-type="string" table:style-name="ce1">
            <text:p>row273</text:p>
          </table:table-cell>
          <table:table-cell office:value-type="string" table:style-name="ce1">
            <text:p>row275</text:p>
          </table:table-cell>
          <table:table-cell office:value-type="string" table:style-name="ce1">
            <text:p>row276</text:p>
          </table:table-cell>
          <table:table-cell office:value-type="string" table:style-name="ce1">
            <text:p>row277</text:p>
          </table:table-cell>
          <table:table-cell office:value-type="string" table:style-name="ce1">
            <text:p>row278</text:p>
          </table:table-cell>
          <table:table-cell office:value-type="string" table:style-name="ce1">
            <text:p>row280</text:p>
          </table:table-cell>
          <table:table-cell office:value-type="string" table:style-name="ce1">
            <text:p>row281</text:p>
          </table:table-cell>
          <table:table-cell office:value-type="string" table:style-name="ce1">
            <text:p>row282</text:p>
          </table:table-cell>
          <table:table-cell office:value-type="string" table:style-name="ce1">
            <text:p>row283</text:p>
          </table:table-cell>
          <table:table-cell office:value-type="string" table:style-name="ce1">
            <text:p>row285</text:p>
          </table:table-cell>
          <table:table-cell office:value-type="string" table:style-name="ce1">
            <text:p>row286</text:p>
          </table:table-cell>
          <table:table-cell office:value-type="string" table:style-name="ce1">
            <text:p>row287</text:p>
          </table:table-cell>
          <table:table-cell office:value-type="string" table:style-name="ce1">
            <text:p>row288</text:p>
          </table:table-cell>
          <table:table-cell office:value-type="string" table:style-name="ce1">
            <text:p>row290</text:p>
          </table:table-cell>
          <table:table-cell office:value-type="string" table:style-name="ce1">
            <text:p>row291</text:p>
          </table:table-cell>
          <table:table-cell office:value-type="string" table:style-name="ce1">
            <text:p>row292</text:p>
          </table:table-cell>
          <table:table-cell office:value-type="string" table:style-name="ce1">
            <text:p>row293</text:p>
          </table:table-cell>
          <table:table-cell office:value-type="string" table:style-name="ce1">
            <text:p>row295</text:p>
          </table:table-cell>
          <table:table-cell office:value-type="string" table:style-name="ce1">
            <text:p>row296</text:p>
          </table:table-cell>
          <table:table-cell office:value-type="string" table:style-name="ce1">
            <text:p>row297</text:p>
          </table:table-cell>
          <table:table-cell office:value-type="string" table:style-name="ce1">
            <text:p>row298</text:p>
          </table:table-cell>
          <table:table-cell office:value-type="string" table:style-name="ce1">
            <text:p>row300</text:p>
          </table:table-cell>
          <table:table-cell office:value-type="string" table:style-name="ce1">
            <text:p>row301</text:p>
          </table:table-cell>
          <table:table-cell office:value-type="string" table:style-name="ce1">
            <text:p>row302</text:p>
          </table:table-cell>
          <table:table-cell office:value-type="string" table:style-name="ce1">
            <text:p>row303</text:p>
          </table:table-cell>
          <table:table-cell office:value-type="string" table:style-name="ce1">
            <text:p>row305</text:p>
          </table:table-cell>
          <table:table-cell office:value-type="string" table:style-name="ce1">
            <text:p>row306</text:p>
          </table:table-cell>
          <table:table-cell office:value-type="string" table:style-name="ce1">
            <text:p>row307</text:p>
          </table:table-cell>
          <table:table-cell office:value-type="string" table:style-name="ce1">
            <text:p>row308</text:p>
          </table:table-cell>
          <table:table-cell office:value-type="string" table:style-name="ce1">
            <text:p>row310</text:p>
          </table:table-cell>
          <table:table-cell office:value-type="string" table:style-name="ce1">
            <text:p>row311</text:p>
          </table:table-cell>
          <table:table-cell office:value-type="string" table:style-name="ce1">
            <text:p>row312</text:p>
          </table:table-cell>
          <table:table-cell office:value-type="string" table:style-name="ce1">
            <text:p>row313</text:p>
          </table:table-cell>
          <table:table-cell office:value-type="string" table:style-name="ce1">
            <text:p>row315</text:p>
          </table:table-cell>
          <table:table-cell office:value-type="string" table:style-name="ce1">
            <text:p>row316</text:p>
          </table:table-cell>
          <table:table-cell office:value-type="string" table:style-name="ce1">
            <text:p>row317</text:p>
          </table:table-cell>
          <table:table-cell office:value-type="string" table:style-name="ce1">
            <text:p>row318</text:p>
          </table:table-cell>
          <table:table-cell office:value-type="string" table:style-name="ce1">
            <text:p>row320</text:p>
          </table:table-cell>
          <table:table-cell office:value-type="string" table:style-name="ce1">
            <text:p>row321</text:p>
          </table:table-cell>
          <table:table-cell office:value-type="string" table:style-name="ce1">
            <text:p>row322</text:p>
          </table:table-cell>
          <table:table-cell office:value-type="string" table:style-name="ce1">
            <text:p>row323</text:p>
          </table:table-cell>
          <table:table-cell office:value-type="string" table:style-name="ce1">
            <text:p>row325</text:p>
          </table:table-cell>
          <table:table-cell office:value-type="string" table:style-name="ce1">
            <text:p>row326</text:p>
          </table:table-cell>
          <table:table-cell office:value-type="string" table:style-name="ce1">
            <text:p>row327</text:p>
          </table:table-cell>
          <table:table-cell office:value-type="string" table:style-name="ce1">
            <text:p>row328</text:p>
          </table:table-cell>
          <table:table-cell office:value-type="string" table:style-name="ce1">
            <text:p>row330</text:p>
          </table:table-cell>
          <table:table-cell office:value-type="string" table:style-name="ce1">
            <text:p>row331</text:p>
          </table:table-cell>
          <table:table-cell office:value-type="string" table:style-name="ce1">
            <text:p>row332</text:p>
          </table:table-cell>
          <table:table-cell office:value-type="string" table:style-name="ce1">
            <text:p>row333</text:p>
          </table:table-cell>
          <table:table-cell office:value-type="string" table:style-name="ce1">
            <text:p>row335</text:p>
          </table:table-cell>
          <table:table-cell office:value-type="string" table:style-name="ce1">
            <text:p>row336</text:p>
          </table:table-cell>
          <table:table-cell office:value-type="string" table:style-name="ce1">
            <text:p>row337</text:p>
          </table:table-cell>
          <table:table-cell office:value-type="string" table:style-name="ce1">
            <text:p>row338</text:p>
          </table:table-cell>
          <table:table-cell office:value-type="string" table:style-name="ce1">
            <text:p>row340</text:p>
          </table:table-cell>
          <table:table-cell office:value-type="string" table:style-name="ce1">
            <text:p>row341</text:p>
          </table:table-cell>
          <table:table-cell office:value-type="string" table:style-name="ce1">
            <text:p>row342</text:p>
          </table:table-cell>
          <table:table-cell office:value-type="string" table:style-name="ce1">
            <text:p>row343</text:p>
          </table:table-cell>
          <table:table-cell office:value-type="string" table:style-name="ce1">
            <text:p>row345</text:p>
          </table:table-cell>
          <table:table-cell office:value-type="string" table:style-name="ce1">
            <text:p>row346</text:p>
          </table:table-cell>
          <table:table-cell office:value-type="string" table:style-name="ce1">
            <text:p>row347</text:p>
          </table:table-cell>
          <table:table-cell office:value-type="string" table:style-name="ce1">
            <text:p>row348</text:p>
          </table:table-cell>
          <table:table-cell office:value-type="string" table:style-name="ce1">
            <text:p>row350</text:p>
          </table:table-cell>
          <table:table-cell office:value-type="string" table:style-name="ce1">
            <text:p>row351</text:p>
          </table:table-cell>
          <table:table-cell office:value-type="string" table:style-name="ce1">
            <text:p>row352</text:p>
          </table:table-cell>
          <table:table-cell office:value-type="string" table:style-name="ce1">
            <text:p>row353</text:p>
          </table:table-cell>
          <table:table-cell office:value-type="string" table:style-name="ce1">
            <text:p>row355</text:p>
          </table:table-cell>
          <table:table-cell office:value-type="string" table:style-name="ce1">
            <text:p>row356</text:p>
          </table:table-cell>
          <table:table-cell office:value-type="string" table:style-name="ce1">
            <text:p>row357</text:p>
          </table:table-cell>
          <table:table-cell office:value-type="string" table:style-name="ce1">
            <text:p>row358</text:p>
          </table:table-cell>
          <table:table-cell office:value-type="string" table:style-name="ce1">
            <text:p>row360</text:p>
          </table:table-cell>
          <table:table-cell office:value-type="string" table:style-name="ce1">
            <text:p>row361</text:p>
          </table:table-cell>
          <table:table-cell office:value-type="string" table:style-name="ce1">
            <text:p>row362</text:p>
          </table:table-cell>
          <table:table-cell office:value-type="string" table:style-name="ce1">
            <text:p>row363</text:p>
          </table:table-cell>
          <table:table-cell office:value-type="string" table:style-name="ce1">
            <text:p>row365</text:p>
          </table:table-cell>
          <table:table-cell office:value-type="string" table:style-name="ce1">
            <text:p>row366</text:p>
          </table:table-cell>
          <table:table-cell office:value-type="string" table:style-name="ce1">
            <text:p>row367</text:p>
          </table:table-cell>
          <table:table-cell office:value-type="string" table:style-name="ce1">
            <text:p>row368</text:p>
          </table:table-cell>
          <table:table-cell office:value-type="string" table:style-name="ce1">
            <text:p>row370</text:p>
          </table:table-cell>
          <table:table-cell office:value-type="string" table:style-name="ce1">
            <text:p>row371</text:p>
          </table:table-cell>
          <table:table-cell office:value-type="string" table:style-name="ce1">
            <text:p>row372</text:p>
          </table:table-cell>
          <table:table-cell office:value-type="string" table:style-name="ce1">
            <text:p>row373</text:p>
          </table:table-cell>
          <table:table-cell office:value-type="string" table:style-name="ce1">
            <text:p>row375</text:p>
          </table:table-cell>
          <table:table-cell office:value-type="string" table:style-name="ce1">
            <text:p>row376</text:p>
          </table:table-cell>
          <table:table-cell office:value-type="string" table:style-name="ce1">
            <text:p>row377</text:p>
          </table:table-cell>
          <table:table-cell office:value-type="string" table:style-name="ce1">
            <text:p>row378</text:p>
          </table:table-cell>
          <table:table-cell office:value-type="string" table:style-name="ce1">
            <text:p>row380</text:p>
          </table:table-cell>
          <table:table-cell office:value-type="string" table:style-name="ce1">
            <text:p>row381</text:p>
          </table:table-cell>
          <table:table-cell office:value-type="string" table:style-name="ce1">
            <text:p>row382</text:p>
          </table:table-cell>
          <table:table-cell office:value-type="string" table:style-name="ce1">
            <text:p>row383</text:p>
          </table:table-cell>
          <table:table-cell office:value-type="string" table:style-name="ce1">
            <text:p>row385</text:p>
          </table:table-cell>
          <table:table-cell office:value-type="string" table:style-name="ce1">
            <text:p>row386</text:p>
          </table:table-cell>
          <table:table-cell office:value-type="string" table:style-name="ce1">
            <text:p>row387</text:p>
          </table:table-cell>
          <table:table-cell office:value-type="string" table:style-name="ce1">
            <text:p>row388</text:p>
          </table:table-cell>
          <table:table-cell office:value-type="string" table:style-name="ce1">
            <text:p>row390</text:p>
          </table:table-cell>
          <table:table-cell office:value-type="string" table:style-name="ce1">
            <text:p>row391</text:p>
          </table:table-cell>
          <table:table-cell office:value-type="string" table:style-name="ce1">
            <text:p>row392</text:p>
          </table:table-cell>
          <table:table-cell office:value-type="string" table:style-name="ce1">
            <text:p>row393</text:p>
          </table:table-cell>
          <table:table-cell office:value-type="string" table:style-name="ce1">
            <text:p>row395</text:p>
          </table:table-cell>
          <table:table-cell office:value-type="string" table:style-name="ce1">
            <text:p>row396</text:p>
          </table:table-cell>
          <table:table-cell office:value-type="string" table:style-name="ce1">
            <text:p>row397</text:p>
          </table:table-cell>
          <table:table-cell office:value-type="string" table:style-name="ce1">
            <text:p>row398</text:p>
          </table:table-cell>
          <table:table-cell office:value-type="string" table:style-name="ce1">
            <text:p>row400</text:p>
          </table:table-cell>
          <table:table-cell office:value-type="string" table:style-name="ce1">
            <text:p>row401</text:p>
          </table:table-cell>
          <table:table-cell office:value-type="string" table:style-name="ce1">
            <text:p>row402</text:p>
          </table:table-cell>
          <table:table-cell office:value-type="string" table:style-name="ce1">
            <text:p>row403</text:p>
          </table:table-cell>
          <table:table-cell office:value-type="string" table:style-name="ce1">
            <text:p>row405</text:p>
          </table:table-cell>
          <table:table-cell office:value-type="string" table:style-name="ce1">
            <text:p>row406</text:p>
          </table:table-cell>
          <table:table-cell office:value-type="string" table:style-name="ce1">
            <text:p>row407</text:p>
          </table:table-cell>
          <table:table-cell office:value-type="string" table:style-name="ce1">
            <text:p>row408</text:p>
          </table:table-cell>
          <table:table-cell office:value-type="string" table:style-name="ce1">
            <text:p>row410</text:p>
          </table:table-cell>
          <table:table-cell office:value-type="string" table:style-name="ce1">
            <text:p>row411</text:p>
          </table:table-cell>
          <table:table-cell office:value-type="string" table:style-name="ce1">
            <text:p>row412</text:p>
          </table:table-cell>
          <table:table-cell office:value-type="string" table:style-name="ce1">
            <text:p>row413</text:p>
          </table:table-cell>
          <table:table-cell office:value-type="string" table:style-name="ce1">
            <text:p>row415</text:p>
          </table:table-cell>
          <table:table-cell office:value-type="string" table:style-name="ce1">
            <text:p>row416</text:p>
          </table:table-cell>
          <table:table-cell office:value-type="string" table:style-name="ce1">
            <text:p>row417</text:p>
          </table:table-cell>
          <table:table-cell office:value-type="string" table:style-name="ce1">
            <text:p>row418</text:p>
          </table:table-cell>
          <table:table-cell office:value-type="string" table:style-name="ce1">
            <text:p>row420</text:p>
          </table:table-cell>
          <table:table-cell office:value-type="string" table:style-name="ce1">
            <text:p>row421</text:p>
          </table:table-cell>
          <table:table-cell office:value-type="string" table:style-name="ce1">
            <text:p>row422</text:p>
          </table:table-cell>
          <table:table-cell office:value-type="string" table:style-name="ce1">
            <text:p>row423</text:p>
          </table:table-cell>
          <table:table-cell office:value-type="string" table:style-name="ce1">
            <text:p>row425</text:p>
          </table:table-cell>
          <table:table-cell office:value-type="string" table:style-name="ce1">
            <text:p>row426</text:p>
          </table:table-cell>
          <table:table-cell office:value-type="string" table:style-name="ce1">
            <text:p>row427</text:p>
          </table:table-cell>
          <table:table-cell office:value-type="string" table:style-name="ce1">
            <text:p>row428</text:p>
          </table:table-cell>
          <table:table-cell office:value-type="string" table:style-name="ce1">
            <text:p>row430</text:p>
          </table:table-cell>
          <table:table-cell office:value-type="string" table:style-name="ce1">
            <text:p>row431</text:p>
          </table:table-cell>
          <table:table-cell office:value-type="string" table:style-name="ce1">
            <text:p>row432</text:p>
          </table:table-cell>
          <table:table-cell office:value-type="string" table:style-name="ce1">
            <text:p>row433</text:p>
          </table:table-cell>
          <table:table-cell office:value-type="string" table:style-name="ce1">
            <text:p>row435</text:p>
          </table:table-cell>
          <table:table-cell office:value-type="string" table:style-name="ce1">
            <text:p>row436</text:p>
          </table:table-cell>
          <table:table-cell office:value-type="string" table:style-name="ce1">
            <text:p>row437</text:p>
          </table:table-cell>
          <table:table-cell office:value-type="string" table:style-name="ce1">
            <text:p>row438</text:p>
          </table:table-cell>
          <table:table-cell office:value-type="string" table:style-name="ce1">
            <text:p>row440</text:p>
          </table:table-cell>
          <table:table-cell office:value-type="string" table:style-name="ce1">
            <text:p>row441</text:p>
          </table:table-cell>
          <table:table-cell office:value-type="string" table:style-name="ce1">
            <text:p>row442</text:p>
          </table:table-cell>
          <table:table-cell office:value-type="string" table:style-name="ce1">
            <text:p>row443</text:p>
          </table:table-cell>
          <table:table-cell office:value-type="string" table:style-name="ce1">
            <text:p>row445</text:p>
          </table:table-cell>
          <table:table-cell office:value-type="string" table:style-name="ce1">
            <text:p>row446</text:p>
          </table:table-cell>
          <table:table-cell office:value-type="string" table:style-name="ce1">
            <text:p>row447</text:p>
          </table:table-cell>
          <table:table-cell office:value-type="string" table:style-name="ce1">
            <text:p>row448</text:p>
          </table:table-cell>
          <table:table-cell office:value-type="string" table:style-name="ce1">
            <text:p>row450</text:p>
          </table:table-cell>
          <table:table-cell office:value-type="string" table:style-name="ce1">
            <text:p>row451</text:p>
          </table:table-cell>
          <table:table-cell office:value-type="string" table:style-name="ce1">
            <text:p>row452</text:p>
          </table:table-cell>
          <table:table-cell office:value-type="string" table:style-name="ce1">
            <text:p>row453</text:p>
          </table:table-cell>
          <table:table-cell office:value-type="string" table:style-name="ce1">
            <text:p>row455</text:p>
          </table:table-cell>
          <table:table-cell office:value-type="string" table:style-name="ce1">
            <text:p>row456</text:p>
          </table:table-cell>
          <table:table-cell office:value-type="string" table:style-name="ce1">
            <text:p>row457</text:p>
          </table:table-cell>
          <table:table-cell office:value-type="string" table:style-name="ce1">
            <text:p>row458</text:p>
          </table:table-cell>
          <table:table-cell office:value-type="string" table:style-name="ce1">
            <text:p>row460</text:p>
          </table:table-cell>
          <table:table-cell office:value-type="string" table:style-name="ce1">
            <text:p>row461</text:p>
          </table:table-cell>
          <table:table-cell office:value-type="string" table:style-name="ce1">
            <text:p>row462</text:p>
          </table:table-cell>
          <table:table-cell office:value-type="string" table:style-name="ce1">
            <text:p>row463</text:p>
          </table:table-cell>
          <table:table-cell office:value-type="string" table:style-name="ce1">
            <text:p>row465</text:p>
          </table:table-cell>
          <table:table-cell office:value-type="string" table:style-name="ce1">
            <text:p>row466</text:p>
          </table:table-cell>
          <table:table-cell office:value-type="string" table:style-name="ce1">
            <text:p>row467</text:p>
          </table:table-cell>
          <table:table-cell office:value-type="string" table:style-name="ce1">
            <text:p>row468</text:p>
          </table:table-cell>
          <table:table-cell office:value-type="string" table:style-name="ce1">
            <text:p>row470</text:p>
          </table:table-cell>
          <table:table-cell office:value-type="string" table:style-name="ce1">
            <text:p>row471</text:p>
          </table:table-cell>
          <table:table-cell office:value-type="string" table:style-name="ce1">
            <text:p>row472</text:p>
          </table:table-cell>
          <table:table-cell office:value-type="string" table:style-name="ce1">
            <text:p>row473</text:p>
          </table:table-cell>
          <table:table-cell office:value-type="string" table:style-name="ce1">
            <text:p>row475</text:p>
          </table:table-cell>
          <table:table-cell office:value-type="string" table:style-name="ce1">
            <text:p>row476</text:p>
          </table:table-cell>
          <table:table-cell office:value-type="string" table:style-name="ce1">
            <text:p>row477</text:p>
          </table:table-cell>
          <table:table-cell office:value-type="string" table:style-name="ce1">
            <text:p>row478</text:p>
          </table:table-cell>
          <table:table-cell office:value-type="string" table:style-name="ce1">
            <text:p>row480</text:p>
          </table:table-cell>
          <table:table-cell office:value-type="string" table:style-name="ce1">
            <text:p>row481</text:p>
          </table:table-cell>
          <table:table-cell office:value-type="string" table:style-name="ce1">
            <text:p>row482</text:p>
          </table:table-cell>
          <table:table-cell office:value-type="string" table:style-name="ce1">
            <text:p>row483</text:p>
          </table:table-cell>
          <table:table-cell office:value-type="string" table:style-name="ce1">
            <text:p>row485</text:p>
          </table:table-cell>
          <table:table-cell office:value-type="string" table:style-name="ce1">
            <text:p>row486</text:p>
          </table:table-cell>
          <table:table-cell office:value-type="string" table:style-name="ce1">
            <text:p>row487</text:p>
          </table:table-cell>
          <table:table-cell office:value-type="string" table:style-name="ce1">
            <text:p>row488</text:p>
          </table:table-cell>
          <table:table-cell office:value-type="string" table:style-name="ce1">
            <text:p>row490</text:p>
          </table:table-cell>
          <table:table-cell office:value-type="string" table:style-name="ce1">
            <text:p>row491</text:p>
          </table:table-cell>
          <table:table-cell office:value-type="string" table:style-name="ce1">
            <text:p>row492</text:p>
          </table:table-cell>
          <table:table-cell office:value-type="string" table:style-name="ce1">
            <text:p>row493</text:p>
          </table:table-cell>
          <table:table-cell office:value-type="string" table:style-name="ce1">
            <text:p>row495</text:p>
          </table:table-cell>
          <table:table-cell office:value-type="string" table:style-name="ce1">
            <text:p>row496</text:p>
          </table:table-cell>
          <table:table-cell office:value-type="string" table:style-name="ce1">
            <text:p>row497</text:p>
          </table:table-cell>
          <table:table-cell office:value-type="string" table:style-name="ce1">
            <text:p>row498</text:p>
          </table:table-cell>
          <table:table-cell office:value-type="string" table:style-name="ce1">
            <text:p>row500</text:p>
          </table:table-cell>
          <table:table-cell office:value-type="string" table:style-name="ce1">
            <text:p>row501</text:p>
          </table:table-cell>
          <table:table-cell office:value-type="string" table:style-name="ce1">
            <text:p>row502</text:p>
          </table:table-cell>
          <table:table-cell office:value-type="string" table:style-name="ce1">
            <text:p>row503</text:p>
          </table:table-cell>
          <table:table-cell office:value-type="string" table:style-name="ce1">
            <text:p>row505</text:p>
          </table:table-cell>
          <table:table-cell office:value-type="string" table:style-name="ce1">
            <text:p>row506</text:p>
          </table:table-cell>
          <table:table-cell office:value-type="string" table:style-name="ce1">
            <text:p>row507</text:p>
          </table:table-cell>
          <table:table-cell office:value-type="string" table:style-name="ce1">
            <text:p>row508</text:p>
          </table:table-cell>
          <table:table-cell office:value-type="string" table:style-name="ce1">
            <text:p>row510</text:p>
          </table:table-cell>
          <table:table-cell office:value-type="string" table:style-name="ce1">
            <text:p>row511</text:p>
          </table:table-cell>
          <table:table-cell office:value-type="string" table:style-name="ce1">
            <text:p>row512</text:p>
          </table:table-cell>
          <table:table-cell office:value-type="string" table:style-name="ce1">
            <text:p>row513</text:p>
          </table:table-cell>
          <table:table-cell office:value-type="string" table:style-name="ce1">
            <text:p>row515</text:p>
          </table:table-cell>
          <table:table-cell office:value-type="string" table:style-name="ce1">
            <text:p>row516</text:p>
          </table:table-cell>
          <table:table-cell office:value-type="string" table:style-name="ce1">
            <text:p>row517</text:p>
          </table:table-cell>
          <table:table-cell office:value-type="string" table:style-name="ce1">
            <text:p>row518</text:p>
          </table:table-cell>
          <table:table-cell office:value-type="string" table:style-name="ce1">
            <text:p>row520</text:p>
          </table:table-cell>
          <table:table-cell office:value-type="string" table:style-name="ce1">
            <text:p>row521</text:p>
          </table:table-cell>
          <table:table-cell office:value-type="string" table:style-name="ce1">
            <text:p>row522</text:p>
          </table:table-cell>
          <table:table-cell office:value-type="string" table:style-name="ce1">
            <text:p>row523</text:p>
          </table:table-cell>
          <table:table-cell office:value-type="string" table:style-name="ce1">
            <text:p>row525</text:p>
          </table:table-cell>
          <table:table-cell office:value-type="string" table:style-name="ce1">
            <text:p>row526</text:p>
          </table:table-cell>
          <table:table-cell office:value-type="string" table:style-name="ce1">
            <text:p>row527</text:p>
          </table:table-cell>
          <table:table-cell office:value-type="string" table:style-name="ce1">
            <text:p>row528</text:p>
          </table:table-cell>
          <table:table-cell office:value-type="string" table:style-name="ce1">
            <text:p>row530</text:p>
          </table:table-cell>
          <table:table-cell office:value-type="string" table:style-name="ce1">
            <text:p>row531</text:p>
          </table:table-cell>
          <table:table-cell office:value-type="string" table:style-name="ce1">
            <text:p>row532</text:p>
          </table:table-cell>
          <table:table-cell office:value-type="string" table:style-name="ce1">
            <text:p>row533</text:p>
          </table:table-cell>
          <table:table-cell office:value-type="string" table:style-name="ce1">
            <text:p>row535</text:p>
          </table:table-cell>
          <table:table-cell office:value-type="string" table:style-name="ce1">
            <text:p>row536</text:p>
          </table:table-cell>
          <table:table-cell office:value-type="string" table:style-name="ce1">
            <text:p>row537</text:p>
          </table:table-cell>
          <table:table-cell office:value-type="string" table:style-name="ce1">
            <text:p>row538</text:p>
          </table:table-cell>
          <table:table-cell office:value-type="string" table:style-name="ce1">
            <text:p>row540</text:p>
          </table:table-cell>
          <table:table-cell office:value-type="string" table:style-name="ce1">
            <text:p>row541</text:p>
          </table:table-cell>
          <table:table-cell office:value-type="string" table:style-name="ce1">
            <text:p>row542</text:p>
          </table:table-cell>
          <table:table-cell office:value-type="string" table:style-name="ce1">
            <text:p>row543</text:p>
          </table:table-cell>
          <table:table-cell office:value-type="string" table:style-name="ce1">
            <text:p>row545</text:p>
          </table:table-cell>
          <table:table-cell office:value-type="string" table:style-name="ce1">
            <text:p>row546</text:p>
          </table:table-cell>
          <table:table-cell office:value-type="string" table:style-name="ce1">
            <text:p>row547</text:p>
          </table:table-cell>
          <table:table-cell office:value-type="string" table:style-name="ce1">
            <text:p>row548</text:p>
          </table:table-cell>
          <table:table-cell office:value-type="string" table:style-name="ce1">
            <text:p>row550</text:p>
          </table:table-cell>
          <table:table-cell office:value-type="string" table:style-name="ce1">
            <text:p>row551</text:p>
          </table:table-cell>
          <table:table-cell office:value-type="string" table:style-name="ce1">
            <text:p>row552</text:p>
          </table:table-cell>
          <table:table-cell office:value-type="string" table:style-name="ce1">
            <text:p>row553</text:p>
          </table:table-cell>
          <table:table-cell office:value-type="string" table:style-name="ce1">
            <text:p>row555</text:p>
          </table:table-cell>
          <table:table-cell office:value-type="string" table:style-name="ce1">
            <text:p>row556</text:p>
          </table:table-cell>
          <table:table-cell office:value-type="string" table:style-name="ce1">
            <text:p>row557</text:p>
          </table:table-cell>
          <table:table-cell office:value-type="string" table:style-name="ce1">
            <text:p>row558</text:p>
          </table:table-cell>
          <table:table-cell office:value-type="string" table:style-name="ce1">
            <text:p>row560</text:p>
          </table:table-cell>
          <table:table-cell office:value-type="string" table:style-name="ce1">
            <text:p>row561</text:p>
          </table:table-cell>
          <table:table-cell office:value-type="string" table:style-name="ce1">
            <text:p>row562</text:p>
          </table:table-cell>
          <table:table-cell office:value-type="string" table:style-name="ce1">
            <text:p>row563</text:p>
          </table:table-cell>
          <table:table-cell office:value-type="string" table:style-name="ce1">
            <text:p>row565</text:p>
          </table:table-cell>
          <table:table-cell office:value-type="string" table:style-name="ce1">
            <text:p>row566</text:p>
          </table:table-cell>
          <table:table-cell office:value-type="string" table:style-name="ce1">
            <text:p>row567</text:p>
          </table:table-cell>
          <table:table-cell office:value-type="string" table:style-name="ce1">
            <text:p>row568</text:p>
          </table:table-cell>
          <table:table-cell office:value-type="string" table:style-name="ce1">
            <text:p>row570</text:p>
          </table:table-cell>
          <table:table-cell office:value-type="string" table:style-name="ce1">
            <text:p>row571</text:p>
          </table:table-cell>
          <table:table-cell office:value-type="string" table:style-name="ce1">
            <text:p>row572</text:p>
          </table:table-cell>
          <table:table-cell office:value-type="string" table:style-name="ce1">
            <text:p>row573</text:p>
          </table:table-cell>
          <table:table-cell office:value-type="string" table:style-name="ce1">
            <text:p>row575</text:p>
          </table:table-cell>
          <table:table-cell office:value-type="string" table:style-name="ce1">
            <text:p>row576</text:p>
          </table:table-cell>
          <table:table-cell office:value-type="string" table:style-name="ce1">
            <text:p>row577</text:p>
          </table:table-cell>
          <table:table-cell office:value-type="string" table:style-name="ce1">
            <text:p>row578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2_154613_M08164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2_14:46:44</text:p>
          </table:table-cell>
          <table:table-cell office:value-type="string" table:style-name="ce1">
            <text:p>2020-11-12_15:46:44</text:p>
          </table:table-cell>
          <table:table-cell office:value-type="float" office:value="0.76" table:style-name="ce1">
            <text:p>0,76</text:p>
          </table:table-cell>
          <table:table-cell office:value-type="string" table:style-name="ce1">
            <text:p>M081642</text:p>
          </table:table-cell>
          <table:table-cell office:value-type="string" table:style-name="ce1">
            <text:p>M0816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9AG0xdUTFRcc1mNR</text:p>
          </table:table-cell>
          <table:table-cell office:value-type="string" table:style-name="ce1">
            <text:p>https://www.testable.org/experiment/4303/294929/start?participant=M081642</text:p>
          </table:table-cell>
          <table:table-cell office:value-type="float" office:value="3570205" table:style-name="ce1">
            <text:p>3570205</text:p>
          </table:table-cell>
          <table:table-cell office:value-type="float" office:value="59.503416666667" table:style-name="ce1">
            <text:p>59,50341667</text:p>
          </table:table-cell>
          <table:table-cell office:value-type="float" office:value="71278" table:style-name="ce1">
            <text:p>71278</text:p>
          </table:table-cell>
          <table:table-cell office:value-type="float" office:value="91658" table:style-name="ce1">
            <text:p>91658</text:p>
          </table:table-cell>
          <table:table-cell office:value-type="float" office:value="68244" table:style-name="ce1">
            <text:p>68244</text:p>
          </table:table-cell>
          <table:table-cell office:value-type="float" office:value="97655" table:style-name="ce1">
            <text:p>97655</text:p>
          </table:table-cell>
          <table:table-cell office:value-type="float" office:value="75287" table:style-name="ce1">
            <text:p>75287</text:p>
          </table:table-cell>
          <table:table-cell office:value-type="float" office:value="59630" table:style-name="ce1">
            <text:p>59630</text:p>
          </table:table-cell>
          <table:table-cell office:value-type="float" office:value="78014" table:style-name="ce1">
            <text:p>78014</text:p>
          </table:table-cell>
          <table:table-cell office:value-type="float" office:value="87494" table:style-name="ce1">
            <text:p>87494</text:p>
          </table:table-cell>
          <table:table-cell office:value-type="float" office:value="83120" table:style-name="ce1">
            <text:p>83120</text:p>
          </table:table-cell>
          <table:table-cell office:value-type="float" office:value="76848" table:style-name="ce1">
            <text:p>76848</text:p>
          </table:table-cell>
          <table:table-cell office:value-type="float" office:value="88114" table:style-name="ce1">
            <text:p>88114</text:p>
          </table:table-cell>
          <table:table-cell office:value-type="float" office:value="61667" table:style-name="ce1">
            <text:p>61667</text:p>
          </table:table-cell>
          <table:table-cell table:number-columns-repeated="192" table:style-name="ce1"/>
          <table:table-cell office:value-type="float" office:value="43379" table:style-name="ce1">
            <text:p>43379</text:p>
          </table:table-cell>
          <table:table-cell office:value-type="float" office:value="3070" table:style-name="ce1">
            <text:p>3070</text:p>
          </table:table-cell>
          <table:table-cell office:value-type="float" office:value="9514" table:style-name="ce1">
            <text:p>9514</text:p>
          </table:table-cell>
          <table:table-cell table:style-name="ce1"/>
          <table:table-cell office:value-type="float" office:value="7109" table:style-name="ce1">
            <text:p>7109</text:p>
          </table:table-cell>
          <table:table-cell office:value-type="float" office:value="2952" table:style-name="ce1">
            <text:p>2952</text:p>
          </table:table-cell>
          <table:table-cell office:value-type="float" office:value="2302" table:style-name="ce1">
            <text:p>2302</text:p>
          </table:table-cell>
          <table:table-cell table:style-name="ce1"/>
          <table:table-cell office:value-type="float" office:value="7746" table:style-name="ce1">
            <text:p>7746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float" office:value="1425" table:style-name="ce1">
            <text:p>1425</text:p>
          </table:table-cell>
          <table:table-cell office:value-type="float" office:value="21048" table:style-name="ce1">
            <text:p>21048</text:p>
          </table:table-cell>
          <table:table-cell office:value-type="float" office:value="3249" table:style-name="ce1">
            <text:p>3249</text:p>
          </table:table-cell>
          <table:table-cell office:value-type="float" office:value="3655" table:style-name="ce1">
            <text:p>3655</text:p>
          </table:table-cell>
          <table:table-cell table:style-name="ce1"/>
          <table:table-cell office:value-type="float" office:value="10414" table:style-name="ce1">
            <text:p>10414</text:p>
          </table:table-cell>
          <table:table-cell office:value-type="float" office:value="12306" table:style-name="ce1">
            <text:p>12306</text:p>
          </table:table-cell>
          <table:table-cell table:style-name="ce1"/>
          <table:table-cell office:value-type="float" office:value="2501" table:style-name="ce1">
            <text:p>2501</text:p>
          </table:table-cell>
          <table:table-cell office:value-type="float" office:value="12589" table:style-name="ce1">
            <text:p>12589</text:p>
          </table:table-cell>
          <table:table-cell office:value-type="float" office:value="8901" table:style-name="ce1">
            <text:p>8901</text:p>
          </table:table-cell>
          <table:table-cell table:style-name="ce1"/>
          <table:table-cell office:value-type="float" office:value="4374" table:style-name="ce1">
            <text:p>4374</text:p>
          </table:table-cell>
          <table:table-cell office:value-type="float" office:value="14450" table:style-name="ce1">
            <text:p>14450</text:p>
          </table:table-cell>
          <table:table-cell office:value-type="float" office:value="1215" table:style-name="ce1">
            <text:p>1215</text:p>
          </table:table-cell>
          <table:table-cell table:style-name="ce1"/>
          <table:table-cell office:value-type="float" office:value="1809" table:style-name="ce1">
            <text:p>1809</text:p>
          </table:table-cell>
          <table:table-cell office:value-type="float" office:value="10957" table:style-name="ce1">
            <text:p>10957</text:p>
          </table:table-cell>
          <table:table-cell office:value-type="float" office:value="2091" table:style-name="ce1">
            <text:p>2091</text:p>
          </table:table-cell>
          <table:table-cell office:value-type="float" office:value="1119" table:style-name="ce1">
            <text:p>1119</text:p>
          </table:table-cell>
          <table:table-cell table:style-name="ce1"/>
          <table:table-cell office:value-type="float" office:value="9848" table:style-name="ce1">
            <text:p>9848</text:p>
          </table:table-cell>
          <table:table-cell office:value-type="float" office:value="1263" table:style-name="ce1">
            <text:p>1263</text:p>
          </table:table-cell>
          <table:table-cell table:style-name="ce1"/>
          <table:table-cell office:value-type="float" office:value="3412" table:style-name="ce1">
            <text:p>3412</text:p>
          </table:table-cell>
          <table:table-cell office:value-type="float" office:value="16916" table:style-name="ce1">
            <text:p>16916</text:p>
          </table:table-cell>
          <table:table-cell office:value-type="float" office:value="6025" table:style-name="ce1">
            <text:p>6025</text:p>
          </table:table-cell>
          <table:table-cell table:style-name="ce1"/>
          <table:table-cell office:value-type="float" office:value="4971" table:style-name="ce1">
            <text:p>4971</text:p>
          </table:table-cell>
          <table:table-cell office:value-type="float" office:value="12626" table:style-name="ce1">
            <text:p>12626</text:p>
          </table:table-cell>
          <table:table-cell office:value-type="float" office:value="7878" table:style-name="ce1">
            <text:p>7878</text:p>
          </table:table-cell>
          <table:table-cell office:value-type="float" office:value="3398" table:style-name="ce1">
            <text:p>3398</text:p>
          </table:table-cell>
          <table:table-cell table:style-name="ce1"/>
          <table:table-cell office:value-type="float" office:value="9005" table:style-name="ce1">
            <text:p>9005</text:p>
          </table:table-cell>
          <table:table-cell office:value-type="float" office:value="890" table:style-name="ce1">
            <text:p>890</text:p>
          </table:table-cell>
          <table:table-cell table:style-name="ce1"/>
          <table:table-cell office:value-type="float" office:value="1248" table:style-name="ce1">
            <text:p>1248</text:p>
          </table:table-cell>
          <table:table-cell office:value-type="float" office:value="7872" table:style-name="ce1">
            <text:p>7872</text:p>
          </table:table-cell>
          <table:table-cell office:value-type="float" office:value="3900" table:style-name="ce1">
            <text:p>3900</text:p>
          </table:table-cell>
          <table:table-cell office:value-type="float" office:value="4439" table:style-name="ce1">
            <text:p>4439</text:p>
          </table:table-cell>
          <table:table-cell table:style-name="ce1"/>
          <table:table-cell office:value-type="float" office:value="7691" table:style-name="ce1">
            <text:p>7691</text:p>
          </table:table-cell>
          <table:table-cell office:value-type="float" office:value="1162" table:style-name="ce1">
            <text:p>1162</text:p>
          </table:table-cell>
          <table:table-cell office:value-type="float" office:value="3227" table:style-name="ce1">
            <text:p>3227</text:p>
          </table:table-cell>
          <table:table-cell table:style-name="ce1"/>
          <table:table-cell office:value-type="float" office:value="7216" table:style-name="ce1">
            <text:p>7216</text:p>
          </table:table-cell>
          <table:table-cell office:value-type="float" office:value="639" table:style-name="ce1">
            <text:p>639</text:p>
          </table:table-cell>
          <table:table-cell table:style-name="ce1"/>
          <table:table-cell office:value-type="float" office:value="1383" table:style-name="ce1">
            <text:p>1383</text:p>
          </table:table-cell>
          <table:table-cell office:value-type="float" office:value="20691" table:style-name="ce1">
            <text:p>20691</text:p>
          </table:table-cell>
          <table:table-cell office:value-type="float" office:value="2931" table:style-name="ce1">
            <text:p>2931</text:p>
          </table:table-cell>
          <table:table-cell table:style-name="ce1"/>
          <table:table-cell office:value-type="float" office:value="1331" table:style-name="ce1">
            <text:p>1331</text:p>
          </table:table-cell>
          <table:table-cell office:value-type="float" office:value="10832" table:style-name="ce1">
            <text:p>10832</text:p>
          </table:table-cell>
          <table:table-cell office:value-type="float" office:value="1434" table:style-name="ce1">
            <text:p>1434</text:p>
          </table:table-cell>
          <table:table-cell table:style-name="ce1"/>
          <table:table-cell office:value-type="float" office:value="3335" table:style-name="ce1">
            <text:p>3335</text:p>
          </table:table-cell>
          <table:table-cell office:value-type="float" office:value="9253" table:style-name="ce1">
            <text:p>9253</text:p>
          </table:table-cell>
          <table:table-cell office:value-type="float" office:value="2506" table:style-name="ce1">
            <text:p>2506</text:p>
          </table:table-cell>
          <table:table-cell office:value-type="float" office:value="2147" table:style-name="ce1">
            <text:p>2147</text:p>
          </table:table-cell>
          <table:table-cell table:style-name="ce1"/>
          <table:table-cell office:value-type="float" office:value="9598" table:style-name="ce1">
            <text:p>9598</text:p>
          </table:table-cell>
          <table:table-cell office:value-type="float" office:value="6804" table:style-name="ce1">
            <text:p>6804</text:p>
          </table:table-cell>
          <table:table-cell table:style-name="ce1"/>
          <table:table-cell office:value-type="float" office:value="8033" table:style-name="ce1">
            <text:p>8033</text:p>
          </table:table-cell>
          <table:table-cell office:value-type="float" office:value="13115" table:style-name="ce1">
            <text:p>13115</text:p>
          </table:table-cell>
          <table:table-cell office:value-type="float" office:value="6251" table:style-name="ce1">
            <text:p>6251</text:p>
          </table:table-cell>
          <table:table-cell office:value-type="float" office:value="4431" table:style-name="ce1">
            <text:p>4431</text:p>
          </table:table-cell>
          <table:table-cell table:style-name="ce1"/>
          <table:table-cell office:value-type="float" office:value="9755" table:style-name="ce1">
            <text:p>9755</text:p>
          </table:table-cell>
          <table:table-cell office:value-type="float" office:value="1025" table:style-name="ce1">
            <text:p>1025</text:p>
          </table:table-cell>
          <table:table-cell table:style-name="ce1"/>
          <table:table-cell office:value-type="float" office:value="1675" table:style-name="ce1">
            <text:p>1675</text:p>
          </table:table-cell>
          <table:table-cell office:value-type="float" office:value="7881" table:style-name="ce1">
            <text:p>7881</text:p>
          </table:table-cell>
          <table:table-cell office:value-type="float" office:value="4597" table:style-name="ce1">
            <text:p>4597</text:p>
          </table:table-cell>
          <table:table-cell office:value-type="float" office:value="1219" table:style-name="ce1">
            <text:p>1219</text:p>
          </table:table-cell>
          <table:table-cell table:style-name="ce1"/>
          <table:table-cell office:value-type="float" office:value="19272" table:style-name="ce1">
            <text:p>19272</text:p>
          </table:table-cell>
          <table:table-cell office:value-type="float" office:value="12136" table:style-name="ce1">
            <text:p>12136</text:p>
          </table:table-cell>
          <table:table-cell office:value-type="float" office:value="2710" table:style-name="ce1">
            <text:p>2710</text:p>
          </table:table-cell>
          <table:table-cell table:style-name="ce1"/>
          <table:table-cell office:value-type="float" office:value="15580" table:style-name="ce1">
            <text:p>15580</text:p>
          </table:table-cell>
          <table:table-cell office:value-type="float" office:value="5756" table:style-name="ce1">
            <text:p>5756</text:p>
          </table:table-cell>
          <table:table-cell table:style-name="ce1"/>
          <table:table-cell office:value-type="float" office:value="6371" table:style-name="ce1">
            <text:p>6371</text:p>
          </table:table-cell>
          <table:table-cell office:value-type="float" office:value="6840" table:style-name="ce1">
            <text:p>6840</text:p>
          </table:table-cell>
          <table:table-cell office:value-type="float" office:value="5078" table:style-name="ce1">
            <text:p>5078</text:p>
          </table:table-cell>
          <table:table-cell table:style-name="ce1"/>
          <table:table-cell office:value-type="float" office:value="4304" table:style-name="ce1">
            <text:p>4304</text:p>
          </table:table-cell>
          <table:table-cell office:value-type="float" office:value="6814" table:style-name="ce1">
            <text:p>6814</text:p>
          </table:table-cell>
          <table:table-cell office:value-type="float" office:value="1450" table:style-name="ce1">
            <text:p>1450</text:p>
          </table:table-cell>
          <table:table-cell office:value-type="float" office:value="1714" table:style-name="ce1">
            <text:p>1714</text:p>
          </table:table-cell>
          <table:table-cell table:style-name="ce1"/>
          <table:table-cell office:value-type="float" office:value="6143" table:style-name="ce1">
            <text:p>6143</text:p>
          </table:table-cell>
          <table:table-cell office:value-type="float" office:value="3792" table:style-name="ce1">
            <text:p>3792</text:p>
          </table:table-cell>
          <table:table-cell table:style-name="ce1"/>
          <table:table-cell office:value-type="float" office:value="2945" table:style-name="ce1">
            <text:p>2945</text:p>
          </table:table-cell>
          <table:table-cell office:value-type="float" office:value="42552" table:style-name="ce1">
            <text:p>42552</text:p>
          </table:table-cell>
          <table:table-cell office:value-type="float" office:value="10309" table:style-name="ce1">
            <text:p>10309</text:p>
          </table:table-cell>
          <table:table-cell office:value-type="float" office:value="6078" table:style-name="ce1">
            <text:p>6078</text:p>
          </table:table-cell>
          <table:table-cell table:style-name="ce1"/>
          <table:table-cell office:value-type="float" office:value="6140" table:style-name="ce1">
            <text:p>6140</text:p>
          </table:table-cell>
          <table:table-cell office:value-type="float" office:value="859" table:style-name="ce1">
            <text:p>859</text:p>
          </table:table-cell>
          <table:table-cell table:style-name="ce1"/>
          <table:table-cell office:value-type="float" office:value="2792" table:style-name="ce1">
            <text:p>2792</text:p>
          </table:table-cell>
          <table:table-cell office:value-type="float" office:value="6144" table:style-name="ce1">
            <text:p>6144</text:p>
          </table:table-cell>
          <table:table-cell office:value-type="float" office:value="623" table:style-name="ce1">
            <text:p>623</text:p>
          </table:table-cell>
          <table:table-cell table:style-name="ce1"/>
          <table:table-cell office:value-type="float" office:value="1201" table:style-name="ce1">
            <text:p>1201</text:p>
          </table:table-cell>
          <table:table-cell office:value-type="float" office:value="5504" table:style-name="ce1">
            <text:p>5504</text:p>
          </table:table-cell>
          <table:table-cell office:value-type="float" office:value="3547" table:style-name="ce1">
            <text:p>3547</text:p>
          </table:table-cell>
          <table:table-cell table:style-name="ce1"/>
          <table:table-cell office:value-type="float" office:value="3239" table:style-name="ce1">
            <text:p>3239</text:p>
          </table:table-cell>
          <table:table-cell office:value-type="float" office:value="13834" table:style-name="ce1">
            <text:p>13834</text:p>
          </table:table-cell>
          <table:table-cell office:value-type="float" office:value="3905" table:style-name="ce1">
            <text:p>3905</text:p>
          </table:table-cell>
          <table:table-cell office:value-type="float" office:value="4890" table:style-name="ce1">
            <text:p>4890</text:p>
          </table:table-cell>
          <table:table-cell table:style-name="ce1"/>
          <table:table-cell office:value-type="float" office:value="10235" table:style-name="ce1">
            <text:p>10235</text:p>
          </table:table-cell>
          <table:table-cell office:value-type="float" office:value="8054" table:style-name="ce1">
            <text:p>8054</text:p>
          </table:table-cell>
          <table:table-cell table:style-name="ce1"/>
          <table:table-cell office:value-type="float" office:value="3868" table:style-name="ce1">
            <text:p>3868</text:p>
          </table:table-cell>
          <table:table-cell office:value-type="float" office:value="16966" table:style-name="ce1">
            <text:p>16966</text:p>
          </table:table-cell>
          <table:table-cell office:value-type="float" office:value="2780" table:style-name="ce1">
            <text:p>2780</text:p>
          </table:table-cell>
          <table:table-cell table:style-name="ce1"/>
          <table:table-cell office:value-type="float" office:value="5921" table:style-name="ce1">
            <text:p>5921</text:p>
          </table:table-cell>
          <table:table-cell office:value-type="float" office:value="6590" table:style-name="ce1">
            <text:p>6590</text:p>
          </table:table-cell>
          <table:table-cell office:value-type="float" office:value="889" table:style-name="ce1">
            <text:p>889</text:p>
          </table:table-cell>
          <table:table-cell table:style-name="ce1"/>
          <table:table-cell office:value-type="float" office:value="1089" table:style-name="ce1">
            <text:p>1089</text:p>
          </table:table-cell>
          <table:table-cell office:value-type="float" office:value="14463" table:style-name="ce1">
            <text:p>14463</text:p>
          </table:table-cell>
          <table:table-cell office:value-type="float" office:value="1337" table:style-name="ce1">
            <text:p>1337</text:p>
          </table:table-cell>
          <table:table-cell table:style-name="ce1"/>
          <table:table-cell office:value-type="float" office:value="1103" table:style-name="ce1">
            <text:p>1103</text:p>
          </table:table-cell>
          <table:table-cell office:value-type="float" office:value="6279" table:style-name="ce1">
            <text:p>6279</text:p>
          </table:table-cell>
          <table:table-cell office:value-type="float" office:value="658" table:style-name="ce1">
            <text:p>658</text:p>
          </table:table-cell>
          <table:table-cell table:style-name="ce1"/>
          <table:table-cell office:value-type="float" office:value="1098" table:style-name="ce1">
            <text:p>1098</text:p>
          </table:table-cell>
          <table:table-cell office:value-type="float" office:value="6883" table:style-name="ce1">
            <text:p>6883</text:p>
          </table:table-cell>
          <table:table-cell office:value-type="float" office:value="6296" table:style-name="ce1">
            <text:p>6296</text:p>
          </table:table-cell>
          <table:table-cell table:style-name="ce1"/>
          <table:table-cell office:value-type="float" office:value="5118" table:style-name="ce1">
            <text:p>5118</text:p>
          </table:table-cell>
          <table:table-cell office:value-type="float" office:value="11172" table:style-name="ce1">
            <text:p>11172</text:p>
          </table:table-cell>
          <table:table-cell office:value-type="float" office:value="688" table:style-name="ce1">
            <text:p>688</text:p>
          </table:table-cell>
          <table:table-cell table:style-name="ce1"/>
          <table:table-cell office:value-type="float" office:value="2453" table:style-name="ce1">
            <text:p>2453</text:p>
          </table:table-cell>
          <table:table-cell office:value-type="float" office:value="11152" table:style-name="ce1">
            <text:p>11152</text:p>
          </table:table-cell>
          <table:table-cell office:value-type="float" office:value="4884" table:style-name="ce1">
            <text:p>4884</text:p>
          </table:table-cell>
          <table:table-cell office:value-type="float" office:value="5786" table:style-name="ce1">
            <text:p>5786</text:p>
          </table:table-cell>
          <table:table-cell table:style-name="ce1"/>
          <table:table-cell office:value-type="float" office:value="9743" table:style-name="ce1">
            <text:p>9743</text:p>
          </table:table-cell>
          <table:table-cell office:value-type="float" office:value="4564" table:style-name="ce1">
            <text:p>4564</text:p>
          </table:table-cell>
          <table:table-cell office:value-type="float" office:value="4879" table:style-name="ce1">
            <text:p>4879</text:p>
          </table:table-cell>
          <table:table-cell table:style-name="ce1"/>
          <table:table-cell office:value-type="float" office:value="5391" table:style-name="ce1">
            <text:p>5391</text:p>
          </table:table-cell>
          <table:table-cell office:value-type="float" office:value="3768" table:style-name="ce1">
            <text:p>3768</text:p>
          </table:table-cell>
          <table:table-cell table:style-name="ce1"/>
          <table:table-cell office:value-type="float" office:value="4968" table:style-name="ce1">
            <text:p>4968</text:p>
          </table:table-cell>
          <table:table-cell office:value-type="float" office:value="25164" table:style-name="ce1">
            <text:p>25164</text:p>
          </table:table-cell>
          <table:table-cell office:value-type="float" office:value="5922" table:style-name="ce1">
            <text:p>5922</text:p>
          </table:table-cell>
          <table:table-cell table:style-name="ce1"/>
          <table:table-cell office:value-type="float" office:value="3653" table:style-name="ce1">
            <text:p>3653</text:p>
          </table:table-cell>
          <table:table-cell office:value-type="float" office:value="13165" table:style-name="ce1">
            <text:p>13165</text:p>
          </table:table-cell>
          <table:table-cell office:value-type="float" office:value="7584" table:style-name="ce1">
            <text:p>7584</text:p>
          </table:table-cell>
          <table:table-cell table:style-name="ce1"/>
          <table:table-cell office:value-type="float" office:value="4689" table:style-name="ce1">
            <text:p>4689</text:p>
          </table:table-cell>
          <table:table-cell office:value-type="float" office:value="24687" table:style-name="ce1">
            <text:p>24687</text:p>
          </table:table-cell>
          <table:table-cell office:value-type="float" office:value="1912" table:style-name="ce1">
            <text:p>1912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float" office:value="8433" table:style-name="ce1">
            <text:p>8433</text:p>
          </table:table-cell>
          <table:table-cell office:value-type="float" office:value="3119" table:style-name="ce1">
            <text:p>3119</text:p>
          </table:table-cell>
          <table:table-cell table:style-name="ce1"/>
          <table:table-cell office:value-type="float" office:value="1221" table:style-name="ce1">
            <text:p>1221</text:p>
          </table:table-cell>
          <table:table-cell office:value-type="float" office:value="23401" table:style-name="ce1">
            <text:p>23401</text:p>
          </table:table-cell>
          <table:table-cell office:value-type="float" office:value="4630" table:style-name="ce1">
            <text:p>4630</text:p>
          </table:table-cell>
          <table:table-cell office:value-type="float" office:value="8880" table:style-name="ce1">
            <text:p>8880</text:p>
          </table:table-cell>
          <table:table-cell table:style-name="ce1"/>
          <table:table-cell office:value-type="float" office:value="8263" table:style-name="ce1">
            <text:p>8263</text:p>
          </table:table-cell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1838" table:style-name="ce1">
            <text:p>1838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2_170739_M087773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2_15:32:40</text:p>
          </table:table-cell>
          <table:table-cell office:value-type="string" table:style-name="ce1">
            <text:p>2020-11-12_16:32:40</text:p>
          </table:table-cell>
          <table:table-cell office:value-type="float" office:value="0.72" table:style-name="ce1">
            <text:p>0,72</text:p>
          </table:table-cell>
          <table:table-cell office:value-type="string" table:style-name="ce1">
            <text:p>M087773</text:p>
          </table:table-cell>
          <table:table-cell office:value-type="string" table:style-name="ce1">
            <text:p>M08777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YwJlxDGtLdVgHXbK</text:p>
          </table:table-cell>
          <table:table-cell office:value-type="string" table:style-name="ce1">
            <text:p>https://www.testable.org/experiment/4303/294929/start?participant=M087773</text:p>
          </table:table-cell>
          <table:table-cell office:value-type="float" office:value="5697547" table:style-name="ce1">
            <text:p>5697547</text:p>
          </table:table-cell>
          <table:table-cell office:value-type="float" office:value="94.959116666667001" table:style-name="ce1">
            <text:p>94,95911667</text:p>
          </table:table-cell>
          <table:table-cell office:value-type="float" office:value="87962" table:style-name="ce1">
            <text:p>87962</text:p>
          </table:table-cell>
          <table:table-cell office:value-type="float" office:value="157829" table:style-name="ce1">
            <text:p>157829</text:p>
          </table:table-cell>
          <table:table-cell office:value-type="float" office:value="101190" table:style-name="ce1">
            <text:p>101190</text:p>
          </table:table-cell>
          <table:table-cell office:value-type="float" office:value="86572" table:style-name="ce1">
            <text:p>86572</text:p>
          </table:table-cell>
          <table:table-cell office:value-type="float" office:value="142241" table:style-name="ce1">
            <text:p>142241</text:p>
          </table:table-cell>
          <table:table-cell office:value-type="float" office:value="129461" table:style-name="ce1">
            <text:p>129461</text:p>
          </table:table-cell>
          <table:table-cell office:value-type="float" office:value="137229" table:style-name="ce1">
            <text:p>137229</text:p>
          </table:table-cell>
          <table:table-cell office:value-type="float" office:value="101815" table:style-name="ce1">
            <text:p>101815</text:p>
          </table:table-cell>
          <table:table-cell office:value-type="float" office:value="189226" table:style-name="ce1">
            <text:p>189226</text:p>
          </table:table-cell>
          <table:table-cell office:value-type="float" office:value="220306" table:style-name="ce1">
            <text:p>220306</text:p>
          </table:table-cell>
          <table:table-cell office:value-type="float" office:value="137884" table:style-name="ce1">
            <text:p>137884</text:p>
          </table:table-cell>
          <table:table-cell office:value-type="float" office:value="100029" table:style-name="ce1">
            <text:p>100029</text:p>
          </table:table-cell>
          <table:table-cell table:number-columns-repeated="192" table:style-name="ce1"/>
          <table:table-cell office:value-type="float" office:value="39265" table:style-name="ce1">
            <text:p>39265</text:p>
          </table:table-cell>
          <table:table-cell office:value-type="float" office:value="981" table:style-name="ce1">
            <text:p>981</text:p>
          </table:table-cell>
          <table:table-cell table:style-name="ce1"/>
          <table:table-cell office:value-type="float" office:value="1143" table:style-name="ce1">
            <text:p>1143</text:p>
          </table:table-cell>
          <table:table-cell office:value-type="float" office:value="28748" table:style-name="ce1">
            <text:p>28748</text:p>
          </table:table-cell>
          <table:table-cell office:value-type="float" office:value="2922" table:style-name="ce1">
            <text:p>2922</text:p>
          </table:table-cell>
          <table:table-cell table:style-name="ce1"/>
          <table:table-cell office:value-type="float" office:value="1422" table:style-name="ce1">
            <text:p>1422</text:p>
          </table:table-cell>
          <table:table-cell office:value-type="float" office:value="9325" table:style-name="ce1">
            <text:p>9325</text:p>
          </table:table-cell>
          <table:table-cell office:value-type="float" office:value="1260" table:style-name="ce1">
            <text:p>1260</text:p>
          </table:table-cell>
          <table:table-cell office:value-type="float" office:value="2671" table:style-name="ce1">
            <text:p>2671</text:p>
          </table:table-cell>
          <table:table-cell table:style-name="ce1"/>
          <table:table-cell office:value-type="float" office:value="9384" table:style-name="ce1">
            <text:p>9384</text:p>
          </table:table-cell>
          <table:table-cell office:value-type="float" office:value="1477" table:style-name="ce1">
            <text:p>1477</text:p>
          </table:table-cell>
          <table:table-cell table:style-name="ce1"/>
          <table:table-cell office:value-type="float" office:value="1404" table:style-name="ce1">
            <text:p>1404</text:p>
          </table:table-cell>
          <table:table-cell office:value-type="float" office:value="23338" table:style-name="ce1">
            <text:p>23338</text:p>
          </table:table-cell>
          <table:table-cell office:value-type="float" office:value="12992" table:style-name="ce1">
            <text:p>12992</text:p>
          </table:table-cell>
          <table:table-cell office:value-type="float" office:value="5994" table:style-name="ce1">
            <text:p>5994</text:p>
          </table:table-cell>
          <table:table-cell table:style-name="ce1"/>
          <table:table-cell office:value-type="float" office:value="22203" table:style-name="ce1">
            <text:p>22203</text:p>
          </table:table-cell>
          <table:table-cell office:value-type="float" office:value="2265" table:style-name="ce1">
            <text:p>2265</text:p>
          </table:table-cell>
          <table:table-cell table:style-name="ce1"/>
          <table:table-cell office:value-type="float" office:value="1263" table:style-name="ce1">
            <text:p>1263</text:p>
          </table:table-cell>
          <table:table-cell office:value-type="float" office:value="30503" table:style-name="ce1">
            <text:p>30503</text:p>
          </table:table-cell>
          <table:table-cell office:value-type="float" office:value="12639" table:style-name="ce1">
            <text:p>12639</text:p>
          </table:table-cell>
          <table:table-cell office:value-type="float" office:value="2307" table:style-name="ce1">
            <text:p>2307</text:p>
          </table:table-cell>
          <table:table-cell table:style-name="ce1"/>
          <table:table-cell office:value-type="float" office:value="50707" table:style-name="ce1">
            <text:p>50707</text:p>
          </table:table-cell>
          <table:table-cell office:value-type="float" office:value="3801" table:style-name="ce1">
            <text:p>3801</text:p>
          </table:table-cell>
          <table:table-cell table:style-name="ce1"/>
          <table:table-cell office:value-type="float" office:value="1377" table:style-name="ce1">
            <text:p>1377</text:p>
          </table:table-cell>
          <table:table-cell office:value-type="float" office:value="6068" table:style-name="ce1">
            <text:p>6068</text:p>
          </table:table-cell>
          <table:table-cell office:value-type="float" office:value="1460" table:style-name="ce1">
            <text:p>1460</text:p>
          </table:table-cell>
          <table:table-cell table:style-name="ce1"/>
          <table:table-cell office:value-type="float" office:value="1470" table:style-name="ce1">
            <text:p>1470</text:p>
          </table:table-cell>
          <table:table-cell office:value-type="float" office:value="18627" table:style-name="ce1">
            <text:p>18627</text:p>
          </table:table-cell>
          <table:table-cell office:value-type="float" office:value="1735" table:style-name="ce1">
            <text:p>1735</text:p>
          </table:table-cell>
          <table:table-cell table:style-name="ce1"/>
          <table:table-cell office:value-type="float" office:value="1331" table:style-name="ce1">
            <text:p>1331</text:p>
          </table:table-cell>
          <table:table-cell office:value-type="float" office:value="23800" table:style-name="ce1">
            <text:p>23800</text:p>
          </table:table-cell>
          <table:table-cell office:value-type="float" office:value="3038" table:style-name="ce1">
            <text:p>3038</text:p>
          </table:table-cell>
          <table:table-cell table:style-name="ce1"/>
          <table:table-cell office:value-type="float" office:value="1247" table:style-name="ce1">
            <text:p>1247</text:p>
          </table:table-cell>
          <table:table-cell office:value-type="float" office:value="15930" table:style-name="ce1">
            <text:p>15930</text:p>
          </table:table-cell>
          <table:table-cell office:value-type="float" office:value="6531" table:style-name="ce1">
            <text:p>6531</text:p>
          </table:table-cell>
          <table:table-cell office:value-type="float" office:value="4372" table:style-name="ce1">
            <text:p>4372</text:p>
          </table:table-cell>
          <table:table-cell table:style-name="ce1"/>
          <table:table-cell office:value-type="float" office:value="15954" table:style-name="ce1">
            <text:p>15954</text:p>
          </table:table-cell>
          <table:table-cell office:value-type="float" office:value="3905" table:style-name="ce1">
            <text:p>3905</text:p>
          </table:table-cell>
          <table:table-cell office:value-type="float" office:value="2395" table:style-name="ce1">
            <text:p>2395</text:p>
          </table:table-cell>
          <table:table-cell table:style-name="ce1"/>
          <table:table-cell office:value-type="float" office:value="20937" table:style-name="ce1">
            <text:p>20937</text:p>
          </table:table-cell>
          <table:table-cell office:value-type="float" office:value="3827" table:style-name="ce1">
            <text:p>3827</text:p>
          </table:table-cell>
          <table:table-cell office:value-type="float" office:value="1910" table:style-name="ce1">
            <text:p>1910</text:p>
          </table:table-cell>
          <table:table-cell table:style-name="ce1"/>
          <table:table-cell office:value-type="float" office:value="21849" table:style-name="ce1">
            <text:p>21849</text:p>
          </table:table-cell>
          <table:table-cell office:value-type="float" office:value="2706" table:style-name="ce1">
            <text:p>2706</text:p>
          </table:table-cell>
          <table:table-cell office:value-type="float" office:value="2522" table:style-name="ce1">
            <text:p>2522</text:p>
          </table:table-cell>
          <table:table-cell table:style-name="ce1"/>
          <table:table-cell office:value-type="float" office:value="25646" table:style-name="ce1">
            <text:p>25646</text:p>
          </table:table-cell>
          <table:table-cell office:value-type="float" office:value="2701" table:style-name="ce1">
            <text:p>2701</text:p>
          </table:table-cell>
          <table:table-cell office:value-type="float" office:value="2982" table:style-name="ce1">
            <text:p>2982</text:p>
          </table:table-cell>
          <table:table-cell table:style-name="ce1"/>
          <table:table-cell office:value-type="float" office:value="26752" table:style-name="ce1">
            <text:p>26752</text:p>
          </table:table-cell>
          <table:table-cell office:value-type="float" office:value="1565" table:style-name="ce1">
            <text:p>1565</text:p>
          </table:table-cell>
          <table:table-cell office:value-type="float" office:value="1717" table:style-name="ce1">
            <text:p>1717</text:p>
          </table:table-cell>
          <table:table-cell table:style-name="ce1"/>
          <table:table-cell office:value-type="float" office:value="29153" table:style-name="ce1">
            <text:p>29153</text:p>
          </table:table-cell>
          <table:table-cell office:value-type="float" office:value="979" table:style-name="ce1">
            <text:p>979</text:p>
          </table:table-cell>
          <table:table-cell office:value-type="float" office:value="2191" table:style-name="ce1">
            <text:p>2191</text:p>
          </table:table-cell>
          <table:table-cell table:style-name="ce1"/>
          <table:table-cell office:value-type="float" office:value="33745" table:style-name="ce1">
            <text:p>33745</text:p>
          </table:table-cell>
          <table:table-cell office:value-type="float" office:value="1210" table:style-name="ce1">
            <text:p>1210</text:p>
          </table:table-cell>
          <table:table-cell office:value-type="float" office:value="1948" table:style-name="ce1">
            <text:p>1948</text:p>
          </table:table-cell>
          <table:table-cell table:style-name="ce1"/>
          <table:table-cell office:value-type="float" office:value="32194" table:style-name="ce1">
            <text:p>32194</text:p>
          </table:table-cell>
          <table:table-cell office:value-type="float" office:value="1835" table:style-name="ce1">
            <text:p>1835</text:p>
          </table:table-cell>
          <table:table-cell table:style-name="ce1"/>
          <table:table-cell office:value-type="float" office:value="5490" table:style-name="ce1">
            <text:p>5490</text:p>
          </table:table-cell>
          <table:table-cell office:value-type="float" office:value="17871" table:style-name="ce1">
            <text:p>17871</text:p>
          </table:table-cell>
          <table:table-cell office:value-type="float" office:value="1552" table:style-name="ce1">
            <text:p>1552</text:p>
          </table:table-cell>
          <table:table-cell table:style-name="ce1"/>
          <table:table-cell office:value-type="float" office:value="1292" table:style-name="ce1">
            <text:p>1292</text:p>
          </table:table-cell>
          <table:table-cell office:value-type="float" office:value="19731" table:style-name="ce1">
            <text:p>19731</text:p>
          </table:table-cell>
          <table:table-cell office:value-type="float" office:value="3736" table:style-name="ce1">
            <text:p>3736</text:p>
          </table:table-cell>
          <table:table-cell table:style-name="ce1"/>
          <table:table-cell office:value-type="float" office:value="1531" table:style-name="ce1">
            <text:p>1531</text:p>
          </table:table-cell>
          <table:table-cell office:value-type="float" office:value="52671" table:style-name="ce1">
            <text:p>52671</text:p>
          </table:table-cell>
          <table:table-cell office:value-type="float" office:value="569" table:style-name="ce1">
            <text:p>569</text:p>
          </table:table-cell>
          <table:table-cell table:style-name="ce1"/>
          <table:table-cell office:value-type="float" office:value="2314" table:style-name="ce1">
            <text:p>2314</text:p>
          </table:table-cell>
          <table:table-cell office:value-type="float" office:value="24970" table:style-name="ce1">
            <text:p>24970</text:p>
          </table:table-cell>
          <table:table-cell office:value-type="float" office:value="3378" table:style-name="ce1">
            <text:p>3378</text:p>
          </table:table-cell>
          <table:table-cell table:style-name="ce1"/>
          <table:table-cell office:value-type="float" office:value="1204" table:style-name="ce1">
            <text:p>1204</text:p>
          </table:table-cell>
          <table:table-cell office:value-type="float" office:value="19356" table:style-name="ce1">
            <text:p>19356</text:p>
          </table:table-cell>
          <table:table-cell office:value-type="float" office:value="4253" table:style-name="ce1">
            <text:p>4253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22343" table:style-name="ce1">
            <text:p>22343</text:p>
          </table:table-cell>
          <table:table-cell office:value-type="float" office:value="1919" table:style-name="ce1">
            <text:p>1919</text:p>
          </table:table-cell>
          <table:table-cell table:style-name="ce1"/>
          <table:table-cell office:value-type="float" office:value="1135" table:style-name="ce1">
            <text:p>1135</text:p>
          </table:table-cell>
          <table:table-cell office:value-type="float" office:value="13351" table:style-name="ce1">
            <text:p>13351</text:p>
          </table:table-cell>
          <table:table-cell office:value-type="float" office:value="3514" table:style-name="ce1">
            <text:p>3514</text:p>
          </table:table-cell>
          <table:table-cell table:style-name="ce1"/>
          <table:table-cell office:value-type="float" office:value="1965" table:style-name="ce1">
            <text:p>1965</text:p>
          </table:table-cell>
          <table:table-cell office:value-type="float" office:value="29607" table:style-name="ce1">
            <text:p>29607</text:p>
          </table:table-cell>
          <table:table-cell office:value-type="float" office:value="1124" table:style-name="ce1">
            <text:p>1124</text:p>
          </table:table-cell>
          <table:table-cell table:style-name="ce1"/>
          <table:table-cell office:value-type="float" office:value="2718" table:style-name="ce1">
            <text:p>2718</text:p>
          </table:table-cell>
          <table:table-cell office:value-type="float" office:value="28442" table:style-name="ce1">
            <text:p>28442</text:p>
          </table:table-cell>
          <table:table-cell office:value-type="float" office:value="1706" table:style-name="ce1">
            <text:p>1706</text:p>
          </table:table-cell>
          <table:table-cell table:style-name="ce1"/>
          <table:table-cell office:value-type="float" office:value="1812" table:style-name="ce1">
            <text:p>1812</text:p>
          </table:table-cell>
          <table:table-cell office:value-type="float" office:value="23115" table:style-name="ce1">
            <text:p>23115</text:p>
          </table:table-cell>
          <table:table-cell office:value-type="float" office:value="946" table:style-name="ce1">
            <text:p>946</text:p>
          </table:table-cell>
          <table:table-cell table:style-name="ce1"/>
          <table:table-cell office:value-type="float" office:value="7844" table:style-name="ce1">
            <text:p>7844</text:p>
          </table:table-cell>
          <table:table-cell office:value-type="float" office:value="22575" table:style-name="ce1">
            <text:p>22575</text:p>
          </table:table-cell>
          <table:table-cell office:value-type="float" office:value="4932" table:style-name="ce1">
            <text:p>4932</text:p>
          </table:table-cell>
          <table:table-cell office:value-type="float" office:value="3129" table:style-name="ce1">
            <text:p>3129</text:p>
          </table:table-cell>
          <table:table-cell table:style-name="ce1"/>
          <table:table-cell office:value-type="float" office:value="17419" table:style-name="ce1">
            <text:p>17419</text:p>
          </table:table-cell>
          <table:table-cell office:value-type="float" office:value="913" table:style-name="ce1">
            <text:p>913</text:p>
          </table:table-cell>
          <table:table-cell table:style-name="ce1"/>
          <table:table-cell office:value-type="float" office:value="1773" table:style-name="ce1">
            <text:p>1773</text:p>
          </table:table-cell>
          <table:table-cell office:value-type="float" office:value="17598" table:style-name="ce1">
            <text:p>17598</text:p>
          </table:table-cell>
          <table:table-cell office:value-type="float" office:value="5945" table:style-name="ce1">
            <text:p>5945</text:p>
          </table:table-cell>
          <table:table-cell table:style-name="ce1"/>
          <table:table-cell office:value-type="float" office:value="1172" table:style-name="ce1">
            <text:p>1172</text:p>
          </table:table-cell>
          <table:table-cell office:value-type="float" office:value="27898" table:style-name="ce1">
            <text:p>27898</text:p>
          </table:table-cell>
          <table:table-cell office:value-type="float" office:value="3114" table:style-name="ce1">
            <text:p>3114</text:p>
          </table:table-cell>
          <table:table-cell office:value-type="float" office:value="1751" table:style-name="ce1">
            <text:p>1751</text:p>
          </table:table-cell>
          <table:table-cell table:style-name="ce1"/>
          <table:table-cell office:value-type="float" office:value="24583" table:style-name="ce1">
            <text:p>24583</text:p>
          </table:table-cell>
          <table:table-cell office:value-type="float" office:value="437" table:style-name="ce1">
            <text:p>437</text:p>
          </table:table-cell>
          <table:table-cell table:style-name="ce1"/>
          <table:table-cell office:value-type="float" office:value="1602" table:style-name="ce1">
            <text:p>1602</text:p>
          </table:table-cell>
          <table:table-cell office:value-type="float" office:value="16375" table:style-name="ce1">
            <text:p>16375</text:p>
          </table:table-cell>
          <table:table-cell office:value-type="float" office:value="2294" table:style-name="ce1">
            <text:p>2294</text:p>
          </table:table-cell>
          <table:table-cell office:value-type="float" office:value="1575" table:style-name="ce1">
            <text:p>1575</text:p>
          </table:table-cell>
          <table:table-cell table:style-name="ce1"/>
          <table:table-cell office:value-type="float" office:value="19759" table:style-name="ce1">
            <text:p>19759</text:p>
          </table:table-cell>
          <table:table-cell office:value-type="float" office:value="757" table:style-name="ce1">
            <text:p>757</text:p>
          </table:table-cell>
          <table:table-cell table:style-name="ce1"/>
          <table:table-cell office:value-type="float" office:value="1198" table:style-name="ce1">
            <text:p>1198</text:p>
          </table:table-cell>
          <table:table-cell office:value-type="float" office:value="25186" table:style-name="ce1">
            <text:p>25186</text:p>
          </table:table-cell>
          <table:table-cell office:value-type="float" office:value="1944" table:style-name="ce1">
            <text:p>1944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29379" table:style-name="ce1">
            <text:p>29379</text:p>
          </table:table-cell>
          <table:table-cell office:value-type="float" office:value="2716" table:style-name="ce1">
            <text:p>2716</text:p>
          </table:table-cell>
          <table:table-cell office:value-type="float" office:value="1689" table:style-name="ce1">
            <text:p>1689</text:p>
          </table:table-cell>
          <table:table-cell table:style-name="ce1"/>
          <table:table-cell office:value-type="float" office:value="27372" table:style-name="ce1">
            <text:p>27372</text:p>
          </table:table-cell>
          <table:table-cell office:value-type="float" office:value="3586" table:style-name="ce1">
            <text:p>3586</text:p>
          </table:table-cell>
          <table:table-cell office:value-type="float" office:value="5030" table:style-name="ce1">
            <text:p>5030</text:p>
          </table:table-cell>
          <table:table-cell table:style-name="ce1"/>
          <table:table-cell office:value-type="float" office:value="14336" table:style-name="ce1">
            <text:p>14336</text:p>
          </table:table-cell>
          <table:table-cell office:value-type="float" office:value="6576" table:style-name="ce1">
            <text:p>6576</text:p>
          </table:table-cell>
          <table:table-cell office:value-type="float" office:value="4026" table:style-name="ce1">
            <text:p>4026</text:p>
          </table:table-cell>
          <table:table-cell table:style-name="ce1"/>
          <table:table-cell office:value-type="float" office:value="19200" table:style-name="ce1">
            <text:p>19200</text:p>
          </table:table-cell>
          <table:table-cell office:value-type="float" office:value="2068" table:style-name="ce1">
            <text:p>2068</text:p>
          </table:table-cell>
          <table:table-cell table:style-name="ce1"/>
          <table:table-cell office:value-type="float" office:value="1855" table:style-name="ce1">
            <text:p>1855</text:p>
          </table:table-cell>
          <table:table-cell office:value-type="float" office:value="32866" table:style-name="ce1">
            <text:p>32866</text:p>
          </table:table-cell>
          <table:table-cell office:value-type="float" office:value="2400" table:style-name="ce1">
            <text:p>2400</text:p>
          </table:table-cell>
          <table:table-cell table:style-name="ce1"/>
          <table:table-cell office:value-type="float" office:value="1770" table:style-name="ce1">
            <text:p>1770</text:p>
          </table:table-cell>
          <table:table-cell office:value-type="float" office:value="27228" table:style-name="ce1">
            <text:p>27228</text:p>
          </table:table-cell>
          <table:table-cell office:value-type="float" office:value="3007" table:style-name="ce1">
            <text:p>3007</text:p>
          </table:table-cell>
          <table:table-cell office:value-type="float" office:value="1830" table:style-name="ce1">
            <text:p>1830</text:p>
          </table:table-cell>
          <table:table-cell table:style-name="ce1"/>
          <table:table-cell office:value-type="float" office:value="24244" table:style-name="ce1">
            <text:p>24244</text:p>
          </table:table-cell>
          <table:table-cell office:value-type="float" office:value="1699" table:style-name="ce1">
            <text:p>1699</text:p>
          </table:table-cell>
          <table:table-cell office:value-type="float" office:value="2496" table:style-name="ce1">
            <text:p>2496</text:p>
          </table:table-cell>
          <table:table-cell table:style-name="ce1"/>
          <table:table-cell office:value-type="float" office:value="19848" table:style-name="ce1">
            <text:p>19848</text:p>
          </table:table-cell>
          <table:table-cell office:value-type="float" office:value="5212" table:style-name="ce1">
            <text:p>5212</text:p>
          </table:table-cell>
          <table:table-cell table:style-name="ce1"/>
          <table:table-cell office:value-type="float" office:value="1948" table:style-name="ce1">
            <text:p>1948</text:p>
          </table:table-cell>
          <table:table-cell office:value-type="float" office:value="20847" table:style-name="ce1">
            <text:p>20847</text:p>
          </table:table-cell>
          <table:table-cell office:value-type="float" office:value="6825" table:style-name="ce1">
            <text:p>6825</text:p>
          </table:table-cell>
          <table:table-cell office:value-type="float" office:value="3180" table:style-name="ce1">
            <text:p>3180</text:p>
          </table:table-cell>
          <table:table-cell table:style-name="ce1"/>
          <table:table-cell office:value-type="float" office:value="18728" table:style-name="ce1">
            <text:p>18728</text:p>
          </table:table-cell>
          <table:table-cell office:value-type="float" office:value="1590" table:style-name="ce1">
            <text:p>1590</text:p>
          </table:table-cell>
          <table:table-cell office:value-type="float" office:value="2035" table:style-name="ce1">
            <text:p>2035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3">
            <text:p>294929_201113_174337_M08284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3_17:13:08</text:p>
          </table:table-cell>
          <table:table-cell office:value-type="string" table:style-name="ce1">
            <text:p>2020-11-13_13:13: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8284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hEBP1xLvuKxYfAAh</text:p>
          </table:table-cell>
          <table:table-cell office:value-type="string" table:style-name="ce1">
            <text:p>https://www.testable.org/experiment/4303/294929/start?participant=M082846</text:p>
          </table:table-cell>
          <table:table-cell office:value-type="float" office:value="1831620" table:style-name="ce1">
            <text:p>1831620</text:p>
          </table:table-cell>
          <table:table-cell office:value-type="float" office:value="30.527000000000001" table:style-name="ce1">
            <text:p>30,527</text:p>
          </table:table-cell>
          <table:table-cell office:value-type="float" office:value="50522" table:style-name="ce1">
            <text:p>50522</text:p>
          </table:table-cell>
          <table:table-cell office:value-type="float" office:value="9310" table:style-name="ce1">
            <text:p>9310</text:p>
          </table:table-cell>
          <table:table-cell office:value-type="float" office:value="16681" table:style-name="ce1">
            <text:p>16681</text:p>
          </table:table-cell>
          <table:table-cell office:value-type="float" office:value="30041" table:style-name="ce1">
            <text:p>30041</text:p>
          </table:table-cell>
          <table:table-cell office:value-type="float" office:value="32194" table:style-name="ce1">
            <text:p>32194</text:p>
          </table:table-cell>
          <table:table-cell office:value-type="float" office:value="100404" table:style-name="ce1">
            <text:p>100404</text:p>
          </table:table-cell>
          <table:table-cell office:value-type="float" office:value="9237" table:style-name="ce1">
            <text:p>9237</text:p>
          </table:table-cell>
          <table:table-cell office:value-type="float" office:value="11286" table:style-name="ce1">
            <text:p>11286</text:p>
          </table:table-cell>
          <table:table-cell office:value-type="float" office:value="9884" table:style-name="ce1">
            <text:p>9884</text:p>
          </table:table-cell>
          <table:table-cell office:value-type="float" office:value="11307" table:style-name="ce1">
            <text:p>11307</text:p>
          </table:table-cell>
          <table:table-cell office:value-type="float" office:value="13469" table:style-name="ce1">
            <text:p>13469</text:p>
          </table:table-cell>
          <table:table-cell office:value-type="float" office:value="11494" table:style-name="ce1">
            <text:p>11494</text:p>
          </table:table-cell>
          <table:table-cell office:value-type="float" office:value="7367" table:style-name="ce1">
            <text:p>7367</text:p>
          </table:table-cell>
          <table:table-cell office:value-type="float" office:value="1030" table:style-name="ce1">
            <text:p>1030</text:p>
          </table:table-cell>
          <table:table-cell table:style-name="ce1"/>
          <table:table-cell office:value-type="float" office:value="1655" table:style-name="ce1">
            <text:p>1655</text:p>
          </table:table-cell>
          <table:table-cell office:value-type="float" office:value="5917" table:style-name="ce1">
            <text:p>5917</text:p>
          </table:table-cell>
          <table:table-cell office:value-type="float" office:value="724" table:style-name="ce1">
            <text:p>724</text:p>
          </table:table-cell>
          <table:table-cell table:style-name="ce1"/>
          <table:table-cell office:value-type="float" office:value="3215" table:style-name="ce1">
            <text:p>3215</text:p>
          </table:table-cell>
          <table:table-cell office:value-type="float" office:value="19713" table:style-name="ce1">
            <text:p>19713</text:p>
          </table:table-cell>
          <table:table-cell office:value-type="float" office:value="1939" table:style-name="ce1">
            <text:p>1939</text:p>
          </table:table-cell>
          <table:table-cell table:style-name="ce1"/>
          <table:table-cell office:value-type="float" office:value="1925" table:style-name="ce1">
            <text:p>1925</text:p>
          </table:table-cell>
          <table:table-cell office:value-type="float" office:value="9388" table:style-name="ce1">
            <text:p>9388</text:p>
          </table:table-cell>
          <table:table-cell office:value-type="float" office:value="837" table:style-name="ce1">
            <text:p>837</text:p>
          </table:table-cell>
          <table:table-cell table:style-name="ce1"/>
          <table:table-cell office:value-type="float" office:value="3311" table:style-name="ce1">
            <text:p>3311</text:p>
          </table:table-cell>
          <table:table-cell office:value-type="float" office:value="19502" table:style-name="ce1">
            <text:p>19502</text:p>
          </table:table-cell>
          <table:table-cell office:value-type="float" office:value="1624" table:style-name="ce1">
            <text:p>1624</text:p>
          </table:table-cell>
          <table:table-cell table:style-name="ce1"/>
          <table:table-cell office:value-type="float" office:value="2246" table:style-name="ce1">
            <text:p>2246</text:p>
          </table:table-cell>
          <table:table-cell office:value-type="float" office:value="8251" table:style-name="ce1">
            <text:p>8251</text:p>
          </table:table-cell>
          <table:table-cell office:value-type="float" office:value="605" table:style-name="ce1">
            <text:p>605</text:p>
          </table:table-cell>
          <table:table-cell table:style-name="ce1"/>
          <table:table-cell office:value-type="float" office:value="2703" table:style-name="ce1">
            <text:p>2703</text:p>
          </table:table-cell>
          <table:table-cell office:value-type="float" office:value="6691" table:style-name="ce1">
            <text:p>6691</text:p>
          </table:table-cell>
          <table:table-cell office:value-type="float" office:value="745" table:style-name="ce1">
            <text:p>745</text:p>
          </table:table-cell>
          <table:table-cell table:style-name="ce1"/>
          <table:table-cell office:value-type="float" office:value="4382" table:style-name="ce1">
            <text:p>4382</text:p>
          </table:table-cell>
          <table:table-cell office:value-type="float" office:value="9043" table:style-name="ce1">
            <text:p>9043</text:p>
          </table:table-cell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2221" table:style-name="ce1">
            <text:p>2221</text:p>
          </table:table-cell>
          <table:table-cell office:value-type="float" office:value="12737" table:style-name="ce1">
            <text:p>12737</text:p>
          </table:table-cell>
          <table:table-cell office:value-type="float" office:value="720" table:style-name="ce1">
            <text:p>720</text:p>
          </table:table-cell>
          <table:table-cell table:style-name="ce1"/>
          <table:table-cell office:value-type="float" office:value="1850" table:style-name="ce1">
            <text:p>1850</text:p>
          </table:table-cell>
          <table:table-cell office:value-type="float" office:value="7955" table:style-name="ce1">
            <text:p>7955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2569" table:style-name="ce1">
            <text:p>2569</text:p>
          </table:table-cell>
          <table:table-cell office:value-type="float" office:value="11130" table:style-name="ce1">
            <text:p>11130</text:p>
          </table:table-cell>
          <table:table-cell office:value-type="float" office:value="616" table:style-name="ce1">
            <text:p>616</text:p>
          </table:table-cell>
          <table:table-cell table:style-name="ce1"/>
          <table:table-cell office:value-type="float" office:value="2677" table:style-name="ce1">
            <text:p>2677</text:p>
          </table:table-cell>
          <table:table-cell office:value-type="float" office:value="6795" table:style-name="ce1">
            <text:p>6795</text:p>
          </table:table-cell>
          <table:table-cell office:value-type="float" office:value="583" table:style-name="ce1">
            <text:p>583</text:p>
          </table:table-cell>
          <table:table-cell table:style-name="ce1"/>
          <table:table-cell office:value-type="float" office:value="2493" table:style-name="ce1">
            <text:p>2493</text:p>
          </table:table-cell>
          <table:table-cell office:value-type="float" office:value="25511" table:style-name="ce1">
            <text:p>25511</text:p>
          </table:table-cell>
          <table:table-cell office:value-type="float" office:value="709" table:style-name="ce1">
            <text:p>709</text:p>
          </table:table-cell>
          <table:table-cell table:style-name="ce1"/>
          <table:table-cell office:value-type="float" office:value="2771" table:style-name="ce1">
            <text:p>2771</text:p>
          </table:table-cell>
          <table:table-cell office:value-type="float" office:value="17908" table:style-name="ce1">
            <text:p>17908</text:p>
          </table:table-cell>
          <table:table-cell office:value-type="float" office:value="694" table:style-name="ce1">
            <text:p>694</text:p>
          </table:table-cell>
          <table:table-cell table:style-name="ce1"/>
          <table:table-cell office:value-type="float" office:value="2440" table:style-name="ce1">
            <text:p>2440</text:p>
          </table:table-cell>
          <table:table-cell office:value-type="float" office:value="14595" table:style-name="ce1">
            <text:p>14595</text:p>
          </table:table-cell>
          <table:table-cell office:value-type="float" office:value="998" table:style-name="ce1">
            <text:p>998</text:p>
          </table:table-cell>
          <table:table-cell table:style-name="ce1"/>
          <table:table-cell office:value-type="float" office:value="1715" table:style-name="ce1">
            <text:p>1715</text:p>
          </table:table-cell>
          <table:table-cell office:value-type="float" office:value="9418" table:style-name="ce1">
            <text:p>9418</text:p>
          </table:table-cell>
          <table:table-cell office:value-type="float" office:value="738" table:style-name="ce1">
            <text:p>738</text:p>
          </table:table-cell>
          <table:table-cell table:style-name="ce1"/>
          <table:table-cell office:value-type="float" office:value="12067" table:style-name="ce1">
            <text:p>12067</text:p>
          </table:table-cell>
          <table:table-cell office:value-type="float" office:value="6700" table:style-name="ce1">
            <text:p>6700</text:p>
          </table:table-cell>
          <table:table-cell office:value-type="float" office:value="615" table:style-name="ce1">
            <text:p>615</text:p>
          </table:table-cell>
          <table:table-cell table:style-name="ce1"/>
          <table:table-cell office:value-type="float" office:value="2301" table:style-name="ce1">
            <text:p>2301</text:p>
          </table:table-cell>
          <table:table-cell office:value-type="float" office:value="5120" table:style-name="ce1">
            <text:p>5120</text:p>
          </table:table-cell>
          <table:table-cell office:value-type="float" office:value="607" table:style-name="ce1">
            <text:p>607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5422" table:style-name="ce1">
            <text:p>5422</text:p>
          </table:table-cell>
          <table:table-cell office:value-type="float" office:value="640" table:style-name="ce1">
            <text:p>640</text:p>
          </table:table-cell>
          <table:table-cell table:style-name="ce1"/>
          <table:table-cell office:value-type="float" office:value="3421" table:style-name="ce1">
            <text:p>3421</text:p>
          </table:table-cell>
          <table:table-cell office:value-type="float" office:value="9159" table:style-name="ce1">
            <text:p>9159</text:p>
          </table:table-cell>
          <table:table-cell office:value-type="float" office:value="591" table:style-name="ce1">
            <text:p>591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31470" table:style-name="ce1">
            <text:p>31470</text:p>
          </table:table-cell>
          <table:table-cell office:value-type="float" office:value="905" table:style-name="ce1">
            <text:p>905</text:p>
          </table:table-cell>
          <table:table-cell table:style-name="ce1"/>
          <table:table-cell office:value-type="float" office:value="1871" table:style-name="ce1">
            <text:p>1871</text:p>
          </table:table-cell>
          <table:table-cell office:value-type="float" office:value="3649" table:style-name="ce1">
            <text:p>3649</text:p>
          </table:table-cell>
          <table:table-cell office:value-type="float" office:value="781" table:style-name="ce1">
            <text:p>781</text:p>
          </table:table-cell>
          <table:table-cell table:style-name="ce1"/>
          <table:table-cell office:value-type="float" office:value="2438" table:style-name="ce1">
            <text:p>2438</text:p>
          </table:table-cell>
          <table:table-cell office:value-type="float" office:value="15490" table:style-name="ce1">
            <text:p>15490</text:p>
          </table:table-cell>
          <table:table-cell office:value-type="float" office:value="2283" table:style-name="ce1">
            <text:p>2283</text:p>
          </table:table-cell>
          <table:table-cell table:style-name="ce1"/>
          <table:table-cell office:value-type="float" office:value="1822" table:style-name="ce1">
            <text:p>1822</text:p>
          </table:table-cell>
          <table:table-cell office:value-type="float" office:value="8600" table:style-name="ce1">
            <text:p>8600</text:p>
          </table:table-cell>
          <table:table-cell office:value-type="float" office:value="830" table:style-name="ce1">
            <text:p>830</text:p>
          </table:table-cell>
          <table:table-cell table:style-name="ce1"/>
          <table:table-cell office:value-type="float" office:value="4295" table:style-name="ce1">
            <text:p>4295</text:p>
          </table:table-cell>
          <table:table-cell office:value-type="float" office:value="16699" table:style-name="ce1">
            <text:p>16699</text:p>
          </table:table-cell>
          <table:table-cell office:value-type="float" office:value="666" table:style-name="ce1">
            <text:p>666</text:p>
          </table:table-cell>
          <table:table-cell table:style-name="ce1"/>
          <table:table-cell office:value-type="float" office:value="2724" table:style-name="ce1">
            <text:p>2724</text:p>
          </table:table-cell>
          <table:table-cell office:value-type="float" office:value="18190" table:style-name="ce1">
            <text:p>18190</text:p>
          </table:table-cell>
          <table:table-cell office:value-type="float" office:value="2367" table:style-name="ce1">
            <text:p>2367</text:p>
          </table:table-cell>
          <table:table-cell table:style-name="ce1"/>
          <table:table-cell office:value-type="float" office:value="3917" table:style-name="ce1">
            <text:p>3917</text:p>
          </table:table-cell>
          <table:table-cell office:value-type="float" office:value="5390" table:style-name="ce1">
            <text:p>5390</text:p>
          </table:table-cell>
          <table:table-cell office:value-type="float" office:value="646" table:style-name="ce1">
            <text:p>646</text:p>
          </table:table-cell>
          <table:table-cell table:style-name="ce1"/>
          <table:table-cell office:value-type="float" office:value="2383" table:style-name="ce1">
            <text:p>2383</text:p>
          </table:table-cell>
          <table:table-cell office:value-type="float" office:value="32947" table:style-name="ce1">
            <text:p>32947</text:p>
          </table:table-cell>
          <table:table-cell office:value-type="float" office:value="977" table:style-name="ce1">
            <text:p>977</text:p>
          </table:table-cell>
          <table:table-cell table:style-name="ce1"/>
          <table:table-cell office:value-type="float" office:value="1964" table:style-name="ce1">
            <text:p>1964</text:p>
          </table:table-cell>
          <table:table-cell office:value-type="float" office:value="6007" table:style-name="ce1">
            <text:p>6007</text:p>
          </table:table-cell>
          <table:table-cell office:value-type="float" office:value="857" table:style-name="ce1">
            <text:p>857</text:p>
          </table:table-cell>
          <table:table-cell table:style-name="ce1"/>
          <table:table-cell office:value-type="float" office:value="2149" table:style-name="ce1">
            <text:p>2149</text:p>
          </table:table-cell>
          <table:table-cell office:value-type="float" office:value="5398" table:style-name="ce1">
            <text:p>5398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2216" table:style-name="ce1">
            <text:p>2216</text:p>
          </table:table-cell>
          <table:table-cell office:value-type="float" office:value="6488" table:style-name="ce1">
            <text:p>6488</text:p>
          </table:table-cell>
          <table:table-cell office:value-type="float" office:value="648" table:style-name="ce1">
            <text:p>648</text:p>
          </table:table-cell>
          <table:table-cell table:style-name="ce1"/>
          <table:table-cell office:value-type="float" office:value="2990" table:style-name="ce1">
            <text:p>2990</text:p>
          </table:table-cell>
          <table:table-cell office:value-type="float" office:value="6351" table:style-name="ce1">
            <text:p>6351</text:p>
          </table:table-cell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26138" table:style-name="ce1">
            <text:p>26138</text:p>
          </table:table-cell>
          <table:table-cell office:value-type="float" office:value="644" table:style-name="ce1">
            <text:p>644</text:p>
          </table:table-cell>
          <table:table-cell table:style-name="ce1"/>
          <table:table-cell office:value-type="float" office:value="3317" table:style-name="ce1">
            <text:p>3317</text:p>
          </table:table-cell>
          <table:table-cell office:value-type="float" office:value="7945" table:style-name="ce1">
            <text:p>7945</text:p>
          </table:table-cell>
          <table:table-cell office:value-type="float" office:value="704" table:style-name="ce1">
            <text:p>704</text:p>
          </table:table-cell>
          <table:table-cell table:style-name="ce1"/>
          <table:table-cell office:value-type="float" office:value="3622" table:style-name="ce1">
            <text:p>3622</text:p>
          </table:table-cell>
          <table:table-cell office:value-type="float" office:value="26287" table:style-name="ce1">
            <text:p>26287</text:p>
          </table:table-cell>
          <table:table-cell office:value-type="float" office:value="653" table:style-name="ce1">
            <text:p>653</text:p>
          </table:table-cell>
          <table:table-cell table:style-name="ce1"/>
          <table:table-cell office:value-type="float" office:value="2567" table:style-name="ce1">
            <text:p>2567</text:p>
          </table:table-cell>
          <table:table-cell office:value-type="float" office:value="8381" table:style-name="ce1">
            <text:p>8381</text:p>
          </table:table-cell>
          <table:table-cell office:value-type="float" office:value="695" table:style-name="ce1">
            <text:p>695</text:p>
          </table:table-cell>
          <table:table-cell table:style-name="ce1"/>
          <table:table-cell office:value-type="float" office:value="3989" table:style-name="ce1">
            <text:p>3989</text:p>
          </table:table-cell>
          <table:table-cell office:value-type="float" office:value="6577" table:style-name="ce1">
            <text:p>6577</text:p>
          </table:table-cell>
          <table:table-cell office:value-type="float" office:value="926" table:style-name="ce1">
            <text:p>926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4461" table:style-name="ce1">
            <text:p>4461</text:p>
          </table:table-cell>
          <table:table-cell office:value-type="float" office:value="616" table:style-name="ce1">
            <text:p>616</text:p>
          </table:table-cell>
          <table:table-cell table:style-name="ce1"/>
          <table:table-cell office:value-type="float" office:value="2702" table:style-name="ce1">
            <text:p>2702</text:p>
          </table:table-cell>
          <table:table-cell office:value-type="float" office:value="6705" table:style-name="ce1">
            <text:p>6705</text:p>
          </table:table-cell>
          <table:table-cell office:value-type="float" office:value="1016" table:style-name="ce1">
            <text:p>1016</text:p>
          </table:table-cell>
          <table:table-cell table:style-name="ce1"/>
          <table:table-cell office:value-type="float" office:value="1836" table:style-name="ce1">
            <text:p>1836</text:p>
          </table:table-cell>
          <table:table-cell office:value-type="float" office:value="19674" table:style-name="ce1">
            <text:p>19674</text:p>
          </table:table-cell>
          <table:table-cell office:value-type="float" office:value="1051" table:style-name="ce1">
            <text:p>1051</text:p>
          </table:table-cell>
          <table:table-cell table:style-name="ce1"/>
          <table:table-cell office:value-type="float" office:value="3704" table:style-name="ce1">
            <text:p>3704</text:p>
          </table:table-cell>
          <table:table-cell office:value-type="float" office:value="10216" table:style-name="ce1">
            <text:p>10216</text:p>
          </table:table-cell>
          <table:table-cell office:value-type="float" office:value="595" table:style-name="ce1">
            <text:p>595</text:p>
          </table:table-cell>
          <table:table-cell table:style-name="ce1"/>
          <table:table-cell office:value-type="float" office:value="3038" table:style-name="ce1">
            <text:p>3038</text:p>
          </table:table-cell>
          <table:table-cell office:value-type="float" office:value="19463" table:style-name="ce1">
            <text:p>19463</text:p>
          </table:table-cell>
          <table:table-cell office:value-type="float" office:value="886" table:style-name="ce1">
            <text:p>886</text:p>
          </table:table-cell>
          <table:table-cell table:style-name="ce1"/>
          <table:table-cell office:value-type="float" office:value="8400" table:style-name="ce1">
            <text:p>8400</text:p>
          </table:table-cell>
          <table:table-cell office:value-type="float" office:value="8201" table:style-name="ce1">
            <text:p>8201</text:p>
          </table:table-cell>
          <table:table-cell office:value-type="float" office:value="686" table:style-name="ce1">
            <text:p>686</text:p>
          </table:table-cell>
          <table:table-cell table:style-name="ce1"/>
          <table:table-cell office:value-type="float" office:value="2742" table:style-name="ce1">
            <text:p>2742</text:p>
          </table:table-cell>
          <table:table-cell office:value-type="float" office:value="6592" table:style-name="ce1">
            <text:p>6592</text:p>
          </table:table-cell>
          <table:table-cell office:value-type="float" office:value="783" table:style-name="ce1">
            <text:p>783</text:p>
          </table:table-cell>
          <table:table-cell table:style-name="ce1"/>
          <table:table-cell office:value-type="float" office:value="2878" table:style-name="ce1">
            <text:p>2878</text:p>
          </table:table-cell>
          <table:table-cell office:value-type="float" office:value="7820" table:style-name="ce1">
            <text:p>7820</text:p>
          </table:table-cell>
          <table:table-cell office:value-type="float" office:value="712" table:style-name="ce1">
            <text:p>712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float" office:value="19651" table:style-name="ce1">
            <text:p>19651</text:p>
          </table:table-cell>
          <table:table-cell office:value-type="float" office:value="1315" table:style-name="ce1">
            <text:p>1315</text:p>
          </table:table-cell>
          <table:table-cell table:style-name="ce1"/>
          <table:table-cell office:value-type="float" office:value="3654" table:style-name="ce1">
            <text:p>3654</text:p>
          </table:table-cell>
          <table:table-cell office:value-type="float" office:value="5818" table:style-name="ce1">
            <text:p>5818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2886" table:style-name="ce1">
            <text:p>2886</text:p>
          </table:table-cell>
          <table:table-cell office:value-type="float" office:value="19597" table:style-name="ce1">
            <text:p>19597</text:p>
          </table:table-cell>
          <table:table-cell office:value-type="float" office:value="736" table:style-name="ce1">
            <text:p>736</text:p>
          </table:table-cell>
          <table:table-cell table:style-name="ce1"/>
          <table:table-cell office:value-type="float" office:value="1637" table:style-name="ce1">
            <text:p>1637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4_223907_M08927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4_21:53:52</text:p>
          </table:table-cell>
          <table:table-cell office:value-type="string" table:style-name="ce1">
            <text:p>2020-11-14_22:53:52</text:p>
          </table:table-cell>
          <table:table-cell office:value-type="float" office:value="0.78" table:style-name="ce1">
            <text:p>0,78</text:p>
          </table:table-cell>
          <table:table-cell office:value-type="string" table:style-name="ce1">
            <text:p>M089275</text:p>
          </table:table-cell>
          <table:table-cell office:value-type="string" table:style-name="ce1">
            <text:p>M08927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3Id6pNfjMF1QBjIj</text:p>
          </table:table-cell>
          <table:table-cell office:value-type="string" table:style-name="ce1">
            <text:p>https://www.testable.org/experiment/4303/294929/start?participant=M089275</text:p>
          </table:table-cell>
          <table:table-cell office:value-type="float" office:value="2714350" table:style-name="ce1">
            <text:p>2714350</text:p>
          </table:table-cell>
          <table:table-cell office:value-type="float" office:value="45.239166666667003" table:style-name="ce1">
            <text:p>45,23916667</text:p>
          </table:table-cell>
          <table:table-cell office:value-type="float" office:value="51568" table:style-name="ce1">
            <text:p>51568</text:p>
          </table:table-cell>
          <table:table-cell office:value-type="float" office:value="45405" table:style-name="ce1">
            <text:p>45405</text:p>
          </table:table-cell>
          <table:table-cell office:value-type="float" office:value="53663" table:style-name="ce1">
            <text:p>53663</text:p>
          </table:table-cell>
          <table:table-cell office:value-type="float" office:value="62729" table:style-name="ce1">
            <text:p>62729</text:p>
          </table:table-cell>
          <table:table-cell office:value-type="float" office:value="39169" table:style-name="ce1">
            <text:p>39169</text:p>
          </table:table-cell>
          <table:table-cell office:value-type="float" office:value="38289" table:style-name="ce1">
            <text:p>38289</text:p>
          </table:table-cell>
          <table:table-cell office:value-type="float" office:value="71370" table:style-name="ce1">
            <text:p>71370</text:p>
          </table:table-cell>
          <table:table-cell office:value-type="float" office:value="51910" table:style-name="ce1">
            <text:p>51910</text:p>
          </table:table-cell>
          <table:table-cell office:value-type="float" office:value="67727" table:style-name="ce1">
            <text:p>67727</text:p>
          </table:table-cell>
          <table:table-cell office:value-type="float" office:value="56568" table:style-name="ce1">
            <text:p>56568</text:p>
          </table:table-cell>
          <table:table-cell office:value-type="float" office:value="61194" table:style-name="ce1">
            <text:p>61194</text:p>
          </table:table-cell>
          <table:table-cell office:value-type="float" office:value="45185" table:style-name="ce1">
            <text:p>45185</text:p>
          </table:table-cell>
          <table:table-cell office:value-type="float" office:value="9882" table:style-name="ce1">
            <text:p>9882</text:p>
          </table:table-cell>
          <table:table-cell office:value-type="float" office:value="2297" table:style-name="ce1">
            <text:p>2297</text:p>
          </table:table-cell>
          <table:table-cell table:style-name="ce1"/>
          <table:table-cell office:value-type="float" office:value="5880" table:style-name="ce1">
            <text:p>5880</text:p>
          </table:table-cell>
          <table:table-cell office:value-type="float" office:value="6198" table:style-name="ce1">
            <text:p>6198</text:p>
          </table:table-cell>
          <table:table-cell office:value-type="float" office:value="1287" table:style-name="ce1">
            <text:p>1287</text:p>
          </table:table-cell>
          <table:table-cell table:style-name="ce1"/>
          <table:table-cell office:value-type="float" office:value="2369" table:style-name="ce1">
            <text:p>2369</text:p>
          </table:table-cell>
          <table:table-cell office:value-type="float" office:value="7965" table:style-name="ce1">
            <text:p>7965</text:p>
          </table:table-cell>
          <table:table-cell office:value-type="float" office:value="1954" table:style-name="ce1">
            <text:p>1954</text:p>
          </table:table-cell>
          <table:table-cell table:style-name="ce1"/>
          <table:table-cell office:value-type="float" office:value="2435" table:style-name="ce1">
            <text:p>2435</text:p>
          </table:table-cell>
          <table:table-cell office:value-type="float" office:value="8827" table:style-name="ce1">
            <text:p>8827</text:p>
          </table:table-cell>
          <table:table-cell office:value-type="float" office:value="1519" table:style-name="ce1">
            <text:p>1519</text:p>
          </table:table-cell>
          <table:table-cell table:style-name="ce1"/>
          <table:table-cell office:value-type="float" office:value="2292" table:style-name="ce1">
            <text:p>2292</text:p>
          </table:table-cell>
          <table:table-cell office:value-type="float" office:value="4646" table:style-name="ce1">
            <text:p>4646</text:p>
          </table:table-cell>
          <table:table-cell office:value-type="float" office:value="1012" table:style-name="ce1">
            <text:p>1012</text:p>
          </table:table-cell>
          <table:table-cell table:style-name="ce1"/>
          <table:table-cell office:value-type="float" office:value="1628" table:style-name="ce1">
            <text:p>1628</text:p>
          </table:table-cell>
          <table:table-cell office:value-type="float" office:value="16083" table:style-name="ce1">
            <text:p>16083</text:p>
          </table:table-cell>
          <table:table-cell office:value-type="float" office:value="1686" table:style-name="ce1">
            <text:p>1686</text:p>
          </table:table-cell>
          <table:table-cell table:style-name="ce1"/>
          <table:table-cell office:value-type="float" office:value="3902" table:style-name="ce1">
            <text:p>3902</text:p>
          </table:table-cell>
          <table:table-cell office:value-type="float" office:value="10310" table:style-name="ce1">
            <text:p>10310</text:p>
          </table:table-cell>
          <table:table-cell office:value-type="float" office:value="2388" table:style-name="ce1">
            <text:p>2388</text:p>
          </table:table-cell>
          <table:table-cell table:style-name="ce1"/>
          <table:table-cell office:value-type="float" office:value="2222" table:style-name="ce1">
            <text:p>2222</text:p>
          </table:table-cell>
          <table:table-cell office:value-type="float" office:value="9647" table:style-name="ce1">
            <text:p>9647</text:p>
          </table:table-cell>
          <table:table-cell office:value-type="float" office:value="1139" table:style-name="ce1">
            <text:p>1139</text:p>
          </table:table-cell>
          <table:table-cell table:style-name="ce1"/>
          <table:table-cell office:value-type="float" office:value="5183" table:style-name="ce1">
            <text:p>5183</text:p>
          </table:table-cell>
          <table:table-cell office:value-type="float" office:value="13146" table:style-name="ce1">
            <text:p>13146</text:p>
          </table:table-cell>
          <table:table-cell office:value-type="float" office:value="3797" table:style-name="ce1">
            <text:p>3797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float" office:value="14039" table:style-name="ce1">
            <text:p>14039</text:p>
          </table:table-cell>
          <table:table-cell office:value-type="float" office:value="860" table:style-name="ce1">
            <text:p>860</text:p>
          </table:table-cell>
          <table:table-cell table:style-name="ce1"/>
          <table:table-cell office:value-type="float" office:value="2298" table:style-name="ce1">
            <text:p>2298</text:p>
          </table:table-cell>
          <table:table-cell office:value-type="float" office:value="12113" table:style-name="ce1">
            <text:p>12113</text:p>
          </table:table-cell>
          <table:table-cell office:value-type="float" office:value="1718" table:style-name="ce1">
            <text:p>1718</text:p>
          </table:table-cell>
          <table:table-cell table:style-name="ce1"/>
          <table:table-cell office:value-type="float" office:value="2905" table:style-name="ce1">
            <text:p>2905</text:p>
          </table:table-cell>
          <table:table-cell office:value-type="float" office:value="10405" table:style-name="ce1">
            <text:p>10405</text:p>
          </table:table-cell>
          <table:table-cell office:value-type="float" office:value="13548" table:style-name="ce1">
            <text:p>13548</text:p>
          </table:table-cell>
          <table:table-cell table:style-name="ce1"/>
          <table:table-cell office:value-type="float" office:value="1973" table:style-name="ce1">
            <text:p>1973</text:p>
          </table:table-cell>
          <table:table-cell office:value-type="float" office:value="11091" table:style-name="ce1">
            <text:p>11091</text:p>
          </table:table-cell>
          <table:table-cell office:value-type="float" office:value="8023" table:style-name="ce1">
            <text:p>8023</text:p>
          </table:table-cell>
          <table:table-cell table:style-name="ce1"/>
          <table:table-cell office:value-type="float" office:value="2049" table:style-name="ce1">
            <text:p>2049</text:p>
          </table:table-cell>
          <table:table-cell office:value-type="float" office:value="13263" table:style-name="ce1">
            <text:p>13263</text:p>
          </table:table-cell>
          <table:table-cell office:value-type="float" office:value="2386" table:style-name="ce1">
            <text:p>2386</text:p>
          </table:table-cell>
          <table:table-cell table:style-name="ce1"/>
          <table:table-cell office:value-type="float" office:value="2990" table:style-name="ce1">
            <text:p>2990</text:p>
          </table:table-cell>
          <table:table-cell office:value-type="float" office:value="7760" table:style-name="ce1">
            <text:p>7760</text:p>
          </table:table-cell>
          <table:table-cell office:value-type="float" office:value="1699" table:style-name="ce1">
            <text:p>1699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9288" table:style-name="ce1">
            <text:p>9288</text:p>
          </table:table-cell>
          <table:table-cell office:value-type="float" office:value="1828" table:style-name="ce1">
            <text:p>1828</text:p>
          </table:table-cell>
          <table:table-cell office:value-type="float" office:value="3218" table:style-name="ce1">
            <text:p>3218</text:p>
          </table:table-cell>
          <table:table-cell table:style-name="ce1"/>
          <table:table-cell office:value-type="float" office:value="6306" table:style-name="ce1">
            <text:p>6306</text:p>
          </table:table-cell>
          <table:table-cell office:value-type="float" office:value="1581" table:style-name="ce1">
            <text:p>1581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float" office:value="5856" table:style-name="ce1">
            <text:p>5856</text:p>
          </table:table-cell>
          <table:table-cell office:value-type="float" office:value="1950" table:style-name="ce1">
            <text:p>1950</text:p>
          </table:table-cell>
          <table:table-cell office:value-type="float" office:value="2843" table:style-name="ce1">
            <text:p>2843</text:p>
          </table:table-cell>
          <table:table-cell table:style-name="ce1"/>
          <table:table-cell office:value-type="float" office:value="9448" table:style-name="ce1">
            <text:p>9448</text:p>
          </table:table-cell>
          <table:table-cell office:value-type="float" office:value="1661" table:style-name="ce1">
            <text:p>1661</text:p>
          </table:table-cell>
          <table:table-cell table:style-name="ce1"/>
          <table:table-cell office:value-type="float" office:value="2471" table:style-name="ce1">
            <text:p>2471</text:p>
          </table:table-cell>
          <table:table-cell office:value-type="float" office:value="12637" table:style-name="ce1">
            <text:p>12637</text:p>
          </table:table-cell>
          <table:table-cell office:value-type="float" office:value="999" table:style-name="ce1">
            <text:p>999</text:p>
          </table:table-cell>
          <table:table-cell table:style-name="ce1"/>
          <table:table-cell office:value-type="float" office:value="5711" table:style-name="ce1">
            <text:p>5711</text:p>
          </table:table-cell>
          <table:table-cell office:value-type="float" office:value="8068" table:style-name="ce1">
            <text:p>8068</text:p>
          </table:table-cell>
          <table:table-cell office:value-type="float" office:value="1771" table:style-name="ce1">
            <text:p>1771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office:value-type="float" office:value="11942" table:style-name="ce1">
            <text:p>11942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5274" table:style-name="ce1">
            <text:p>5274</text:p>
          </table:table-cell>
          <table:table-cell office:value-type="float" office:value="10883" table:style-name="ce1">
            <text:p>10883</text:p>
          </table:table-cell>
          <table:table-cell office:value-type="float" office:value="1499" table:style-name="ce1">
            <text:p>1499</text:p>
          </table:table-cell>
          <table:table-cell office:value-type="float" office:value="2698" table:style-name="ce1">
            <text:p>2698</text:p>
          </table:table-cell>
          <table:table-cell table:style-name="ce1"/>
          <table:table-cell office:value-type="float" office:value="13777" table:style-name="ce1">
            <text:p>13777</text:p>
          </table:table-cell>
          <table:table-cell office:value-type="float" office:value="2962" table:style-name="ce1">
            <text:p>2962</text:p>
          </table:table-cell>
          <table:table-cell table:style-name="ce1"/>
          <table:table-cell office:value-type="float" office:value="2503" table:style-name="ce1">
            <text:p>2503</text:p>
          </table:table-cell>
          <table:table-cell office:value-type="float" office:value="4912" table:style-name="ce1">
            <text:p>4912</text:p>
          </table:table-cell>
          <table:table-cell office:value-type="float" office:value="2900" table:style-name="ce1">
            <text:p>2900</text:p>
          </table:table-cell>
          <table:table-cell table:style-name="ce1"/>
          <table:table-cell office:value-type="float" office:value="2622" table:style-name="ce1">
            <text:p>2622</text:p>
          </table:table-cell>
          <table:table-cell office:value-type="float" office:value="9205" table:style-name="ce1">
            <text:p>9205</text:p>
          </table:table-cell>
          <table:table-cell office:value-type="float" office:value="2574" table:style-name="ce1">
            <text:p>2574</text:p>
          </table:table-cell>
          <table:table-cell table:style-name="ce1"/>
          <table:table-cell office:value-type="float" office:value="1603" table:style-name="ce1">
            <text:p>1603</text:p>
          </table:table-cell>
          <table:table-cell office:value-type="float" office:value="43568" table:style-name="ce1">
            <text:p>43568</text:p>
          </table:table-cell>
          <table:table-cell office:value-type="float" office:value="1704" table:style-name="ce1">
            <text:p>1704</text:p>
          </table:table-cell>
          <table:table-cell table:style-name="ce1"/>
          <table:table-cell office:value-type="float" office:value="2646" table:style-name="ce1">
            <text:p>2646</text:p>
          </table:table-cell>
          <table:table-cell office:value-type="float" office:value="7895" table:style-name="ce1">
            <text:p>7895</text:p>
          </table:table-cell>
          <table:table-cell office:value-type="float" office:value="1107" table:style-name="ce1">
            <text:p>1107</text:p>
          </table:table-cell>
          <table:table-cell table:style-name="ce1"/>
          <table:table-cell office:value-type="float" office:value="1905" table:style-name="ce1">
            <text:p>1905</text:p>
          </table:table-cell>
          <table:table-cell office:value-type="float" office:value="11330" table:style-name="ce1">
            <text:p>11330</text:p>
          </table:table-cell>
          <table:table-cell office:value-type="float" office:value="1207" table:style-name="ce1">
            <text:p>1207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7139" table:style-name="ce1">
            <text:p>7139</text:p>
          </table:table-cell>
          <table:table-cell office:value-type="float" office:value="3031" table:style-name="ce1">
            <text:p>3031</text:p>
          </table:table-cell>
          <table:table-cell table:style-name="ce1"/>
          <table:table-cell office:value-type="float" office:value="3382" table:style-name="ce1">
            <text:p>3382</text:p>
          </table:table-cell>
          <table:table-cell office:value-type="float" office:value="9645" table:style-name="ce1">
            <text:p>9645</text:p>
          </table:table-cell>
          <table:table-cell office:value-type="float" office:value="3353" table:style-name="ce1">
            <text:p>3353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37708" table:style-name="ce1">
            <text:p>37708</text:p>
          </table:table-cell>
          <table:table-cell office:value-type="float" office:value="8482" table:style-name="ce1">
            <text:p>8482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27460" table:style-name="ce1">
            <text:p>27460</text:p>
          </table:table-cell>
          <table:table-cell office:value-type="float" office:value="1261" table:style-name="ce1">
            <text:p>1261</text:p>
          </table:table-cell>
          <table:table-cell table:style-name="ce1"/>
          <table:table-cell office:value-type="float" office:value="2264" table:style-name="ce1">
            <text:p>2264</text:p>
          </table:table-cell>
          <table:table-cell office:value-type="float" office:value="12386" table:style-name="ce1">
            <text:p>12386</text:p>
          </table:table-cell>
          <table:table-cell office:value-type="float" office:value="1206" table:style-name="ce1">
            <text:p>1206</text:p>
          </table:table-cell>
          <table:table-cell table:style-name="ce1"/>
          <table:table-cell office:value-type="float" office:value="1953" table:style-name="ce1">
            <text:p>1953</text:p>
          </table:table-cell>
          <table:table-cell office:value-type="float" office:value="11139" table:style-name="ce1">
            <text:p>11139</text:p>
          </table:table-cell>
          <table:table-cell office:value-type="float" office:value="956" table:style-name="ce1">
            <text:p>956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7269" table:style-name="ce1">
            <text:p>7269</text:p>
          </table:table-cell>
          <table:table-cell office:value-type="float" office:value="1126" table:style-name="ce1">
            <text:p>1126</text:p>
          </table:table-cell>
          <table:table-cell table:style-name="ce1"/>
          <table:table-cell office:value-type="float" office:value="2714" table:style-name="ce1">
            <text:p>2714</text:p>
          </table:table-cell>
          <table:table-cell office:value-type="float" office:value="7752" table:style-name="ce1">
            <text:p>7752</text:p>
          </table:table-cell>
          <table:table-cell office:value-type="float" office:value="1188" table:style-name="ce1">
            <text:p>1188</text:p>
          </table:table-cell>
          <table:table-cell table:style-name="ce1"/>
          <table:table-cell office:value-type="float" office:value="1709" table:style-name="ce1">
            <text:p>1709</text:p>
          </table:table-cell>
          <table:table-cell office:value-type="float" office:value="7305" table:style-name="ce1">
            <text:p>7305</text:p>
          </table:table-cell>
          <table:table-cell office:value-type="float" office:value="1892" table:style-name="ce1">
            <text:p>1892</text:p>
          </table:table-cell>
          <table:table-cell table:style-name="ce1"/>
          <table:table-cell office:value-type="float" office:value="2713" table:style-name="ce1">
            <text:p>2713</text:p>
          </table:table-cell>
          <table:table-cell office:value-type="float" office:value="7845" table:style-name="ce1">
            <text:p>7845</text:p>
          </table:table-cell>
          <table:table-cell office:value-type="float" office:value="1437" table:style-name="ce1">
            <text:p>1437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17970" table:style-name="ce1">
            <text:p>17970</text:p>
          </table:table-cell>
          <table:table-cell office:value-type="float" office:value="5749" table:style-name="ce1">
            <text:p>5749</text:p>
          </table:table-cell>
          <table:table-cell table:style-name="ce1"/>
          <table:table-cell office:value-type="float" office:value="2489" table:style-name="ce1">
            <text:p>2489</text:p>
          </table:table-cell>
          <table:table-cell office:value-type="float" office:value="6791" table:style-name="ce1">
            <text:p>6791</text:p>
          </table:table-cell>
          <table:table-cell office:value-type="float" office:value="2182" table:style-name="ce1">
            <text:p>2182</text:p>
          </table:table-cell>
          <table:table-cell office:value-type="float" office:value="1707" table:style-name="ce1">
            <text:p>1707</text:p>
          </table:table-cell>
          <table:table-cell table:style-name="ce1"/>
          <table:table-cell office:value-type="float" office:value="6014" table:style-name="ce1">
            <text:p>6014</text:p>
          </table:table-cell>
          <table:table-cell office:value-type="float" office:value="2296" table:style-name="ce1">
            <text:p>2296</text:p>
          </table:table-cell>
          <table:table-cell office:value-type="float" office:value="1706" table:style-name="ce1">
            <text:p>1706</text:p>
          </table:table-cell>
          <table:table-cell table:style-name="ce1"/>
          <table:table-cell office:value-type="float" office:value="20934" table:style-name="ce1">
            <text:p>20934</text:p>
          </table:table-cell>
          <table:table-cell office:value-type="float" office:value="64641" table:style-name="ce1">
            <text:p>64641</text:p>
          </table:table-cell>
          <table:table-cell office:value-type="float" office:value="2415" table:style-name="ce1">
            <text:p>2415</text:p>
          </table:table-cell>
          <table:table-cell table:style-name="ce1"/>
          <table:table-cell office:value-type="float" office:value="9496" table:style-name="ce1">
            <text:p>9496</text:p>
          </table:table-cell>
          <table:table-cell office:value-type="float" office:value="628" table:style-name="ce1">
            <text:p>628</text:p>
          </table:table-cell>
          <table:table-cell table:style-name="ce1"/>
          <table:table-cell office:value-type="float" office:value="1950" table:style-name="ce1">
            <text:p>1950</text:p>
          </table:table-cell>
          <table:table-cell office:value-type="float" office:value="5494" table:style-name="ce1">
            <text:p>5494</text:p>
          </table:table-cell>
          <table:table-cell office:value-type="float" office:value="3328" table:style-name="ce1">
            <text:p>3328</text:p>
          </table:table-cell>
          <table:table-cell office:value-type="float" office:value="3308" table:style-name="ce1">
            <text:p>3308</text:p>
          </table:table-cell>
          <table:table-cell table:style-name="ce1"/>
          <table:table-cell office:value-type="float" office:value="14151" table:style-name="ce1">
            <text:p>14151</text:p>
          </table:table-cell>
          <table:table-cell office:value-type="float" office:value="1288" table:style-name="ce1">
            <text:p>1288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8316" table:style-name="ce1">
            <text:p>8316</text:p>
          </table:table-cell>
          <table:table-cell office:value-type="float" office:value="4823" table:style-name="ce1">
            <text:p>4823</text:p>
          </table:table-cell>
          <table:table-cell office:value-type="float" office:value="2996" table:style-name="ce1">
            <text:p>2996</text:p>
          </table:table-cell>
          <table:table-cell table:style-name="ce1"/>
          <table:table-cell office:value-type="float" office:value="8211" table:style-name="ce1">
            <text:p>8211</text:p>
          </table:table-cell>
          <table:table-cell office:value-type="float" office:value="938" table:style-name="ce1">
            <text:p>938</text:p>
          </table:table-cell>
          <table:table-cell table:style-name="ce1"/>
          <table:table-cell office:value-type="float" office:value="2741" table:style-name="ce1">
            <text:p>2741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6_212417_M068026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6_20:25:52</text:p>
          </table:table-cell>
          <table:table-cell office:value-type="string" table:style-name="ce1">
            <text:p>2020-11-16_21:25:52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Sam Desobe</text:p>
          </table:table-cell>
          <table:table-cell office:value-type="string" table:style-name="ce1">
            <text:p>M06802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PFecUq15gdv2lC8Z</text:p>
          </table:table-cell>
          <table:table-cell office:value-type="string" table:style-name="ce1">
            <text:p>https://www.testable.org/experiment/4303/294929/start?participant=M068026</text:p>
          </table:table-cell>
          <table:table-cell office:value-type="float" office:value="3505396" table:style-name="ce1">
            <text:p>3505396</text:p>
          </table:table-cell>
          <table:table-cell office:value-type="float" office:value="58.423266666666997" table:style-name="ce1">
            <text:p>58,42326667</text:p>
          </table:table-cell>
          <table:table-cell office:value-type="float" office:value="66686" table:style-name="ce1">
            <text:p>66686</text:p>
          </table:table-cell>
          <table:table-cell office:value-type="float" office:value="92036" table:style-name="ce1">
            <text:p>92036</text:p>
          </table:table-cell>
          <table:table-cell office:value-type="float" office:value="91633" table:style-name="ce1">
            <text:p>91633</text:p>
          </table:table-cell>
          <table:table-cell office:value-type="float" office:value="103002" table:style-name="ce1">
            <text:p>103002</text:p>
          </table:table-cell>
          <table:table-cell office:value-type="float" office:value="70940" table:style-name="ce1">
            <text:p>70940</text:p>
          </table:table-cell>
          <table:table-cell office:value-type="float" office:value="86709" table:style-name="ce1">
            <text:p>86709</text:p>
          </table:table-cell>
          <table:table-cell office:value-type="float" office:value="96609" table:style-name="ce1">
            <text:p>96609</text:p>
          </table:table-cell>
          <table:table-cell office:value-type="float" office:value="121688" table:style-name="ce1">
            <text:p>121688</text:p>
          </table:table-cell>
          <table:table-cell office:value-type="float" office:value="46390" table:style-name="ce1">
            <text:p>46390</text:p>
          </table:table-cell>
          <table:table-cell office:value-type="float" office:value="82001" table:style-name="ce1">
            <text:p>82001</text:p>
          </table:table-cell>
          <table:table-cell office:value-type="float" office:value="54039" table:style-name="ce1">
            <text:p>54039</text:p>
          </table:table-cell>
          <table:table-cell office:value-type="float" office:value="73245" table:style-name="ce1">
            <text:p>73245</text:p>
          </table:table-cell>
          <table:table-cell table:number-columns-repeated="192" table:style-name="ce1"/>
          <table:table-cell office:value-type="float" office:value="15877" table:style-name="ce1">
            <text:p>15877</text:p>
          </table:table-cell>
          <table:table-cell office:value-type="float" office:value="1277" table:style-name="ce1">
            <text:p>1277</text:p>
          </table:table-cell>
          <table:table-cell office:value-type="float" office:value="3003" table:style-name="ce1">
            <text:p>3003</text:p>
          </table:table-cell>
          <table:table-cell table:style-name="ce1"/>
          <table:table-cell office:value-type="float" office:value="11842" table:style-name="ce1">
            <text:p>11842</text:p>
          </table:table-cell>
          <table:table-cell office:value-type="float" office:value="5471" table:style-name="ce1">
            <text:p>5471</text:p>
          </table:table-cell>
          <table:table-cell table:style-name="ce1"/>
          <table:table-cell office:value-type="float" office:value="3593" table:style-name="ce1">
            <text:p>3593</text:p>
          </table:table-cell>
          <table:table-cell office:value-type="float" office:value="15122" table:style-name="ce1">
            <text:p>15122</text:p>
          </table:table-cell>
          <table:table-cell office:value-type="float" office:value="1572" table:style-name="ce1">
            <text:p>1572</text:p>
          </table:table-cell>
          <table:table-cell table:style-name="ce1"/>
          <table:table-cell office:value-type="float" office:value="2391" table:style-name="ce1">
            <text:p>2391</text:p>
          </table:table-cell>
          <table:table-cell office:value-type="float" office:value="15795" table:style-name="ce1">
            <text:p>15795</text:p>
          </table:table-cell>
          <table:table-cell office:value-type="float" office:value="1613" table:style-name="ce1">
            <text:p>1613</text:p>
          </table:table-cell>
          <table:table-cell office:value-type="float" office:value="2199" table:style-name="ce1">
            <text:p>2199</text:p>
          </table:table-cell>
          <table:table-cell table:style-name="ce1"/>
          <table:table-cell office:value-type="float" office:value="11980" table:style-name="ce1">
            <text:p>11980</text:p>
          </table:table-cell>
          <table:table-cell office:value-type="float" office:value="1309" table:style-name="ce1">
            <text:p>1309</text:p>
          </table:table-cell>
          <table:table-cell table:style-name="ce1"/>
          <table:table-cell office:value-type="float" office:value="2822" table:style-name="ce1">
            <text:p>2822</text:p>
          </table:table-cell>
          <table:table-cell office:value-type="float" office:value="38214" table:style-name="ce1">
            <text:p>38214</text:p>
          </table:table-cell>
          <table:table-cell office:value-type="float" office:value="1162" table:style-name="ce1">
            <text:p>1162</text:p>
          </table:table-cell>
          <table:table-cell office:value-type="float" office:value="1888" table:style-name="ce1">
            <text:p>1888</text:p>
          </table:table-cell>
          <table:table-cell table:style-name="ce1"/>
          <table:table-cell office:value-type="float" office:value="29406" table:style-name="ce1">
            <text:p>29406</text:p>
          </table:table-cell>
          <table:table-cell office:value-type="float" office:value="1238" table:style-name="ce1">
            <text:p>1238</text:p>
          </table:table-cell>
          <table:table-cell office:value-type="float" office:value="5055" table:style-name="ce1">
            <text:p>5055</text:p>
          </table:table-cell>
          <table:table-cell table:style-name="ce1"/>
          <table:table-cell office:value-type="float" office:value="15075" table:style-name="ce1">
            <text:p>15075</text:p>
          </table:table-cell>
          <table:table-cell office:value-type="float" office:value="810" table:style-name="ce1">
            <text:p>810</text:p>
          </table:table-cell>
          <table:table-cell office:value-type="float" office:value="2826" table:style-name="ce1">
            <text:p>2826</text:p>
          </table:table-cell>
          <table:table-cell table:style-name="ce1"/>
          <table:table-cell office:value-type="float" office:value="12096" table:style-name="ce1">
            <text:p>12096</text:p>
          </table:table-cell>
          <table:table-cell office:value-type="float" office:value="1095" table:style-name="ce1">
            <text:p>1095</text:p>
          </table:table-cell>
          <table:table-cell office:value-type="float" office:value="2955" table:style-name="ce1">
            <text:p>2955</text:p>
          </table:table-cell>
          <table:table-cell table:style-name="ce1"/>
          <table:table-cell office:value-type="float" office:value="17969" table:style-name="ce1">
            <text:p>17969</text:p>
          </table:table-cell>
          <table:table-cell office:value-type="float" office:value="1227" table:style-name="ce1">
            <text:p>1227</text:p>
          </table:table-cell>
          <table:table-cell office:value-type="float" office:value="3477" table:style-name="ce1">
            <text:p>3477</text:p>
          </table:table-cell>
          <table:table-cell table:style-name="ce1"/>
          <table:table-cell office:value-type="float" office:value="59813" table:style-name="ce1">
            <text:p>59813</text:p>
          </table:table-cell>
          <table:table-cell office:value-type="float" office:value="1222" table:style-name="ce1">
            <text:p>1222</text:p>
          </table:table-cell>
          <table:table-cell table:style-name="ce1"/>
          <table:table-cell office:value-type="float" office:value="2672" table:style-name="ce1">
            <text:p>2672</text:p>
          </table:table-cell>
          <table:table-cell office:value-type="float" office:value="18746" table:style-name="ce1">
            <text:p>18746</text:p>
          </table:table-cell>
          <table:table-cell office:value-type="float" office:value="1111" table:style-name="ce1">
            <text:p>1111</text:p>
          </table:table-cell>
          <table:table-cell table:style-name="ce1"/>
          <table:table-cell office:value-type="float" office:value="2659" table:style-name="ce1">
            <text:p>2659</text:p>
          </table:table-cell>
          <table:table-cell office:value-type="float" office:value="12957" table:style-name="ce1">
            <text:p>12957</text:p>
          </table:table-cell>
          <table:table-cell office:value-type="float" office:value="1418" table:style-name="ce1">
            <text:p>1418</text:p>
          </table:table-cell>
          <table:table-cell office:value-type="float" office:value="2249" table:style-name="ce1">
            <text:p>2249</text:p>
          </table:table-cell>
          <table:table-cell table:style-name="ce1"/>
          <table:table-cell office:value-type="float" office:value="11580" table:style-name="ce1">
            <text:p>11580</text:p>
          </table:table-cell>
          <table:table-cell office:value-type="float" office:value="2365" table:style-name="ce1">
            <text:p>2365</text:p>
          </table:table-cell>
          <table:table-cell office:value-type="float" office:value="2921" table:style-name="ce1">
            <text:p>2921</text:p>
          </table:table-cell>
          <table:table-cell table:style-name="ce1"/>
          <table:table-cell office:value-type="float" office:value="28904" table:style-name="ce1">
            <text:p>28904</text:p>
          </table:table-cell>
          <table:table-cell office:value-type="float" office:value="1525" table:style-name="ce1">
            <text:p>1525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25561" table:style-name="ce1">
            <text:p>25561</text:p>
          </table:table-cell>
          <table:table-cell office:value-type="float" office:value="1397" table:style-name="ce1">
            <text:p>1397</text:p>
          </table:table-cell>
          <table:table-cell office:value-type="float" office:value="5016" table:style-name="ce1">
            <text:p>5016</text:p>
          </table:table-cell>
          <table:table-cell table:style-name="ce1"/>
          <table:table-cell office:value-type="float" office:value="10201" table:style-name="ce1">
            <text:p>10201</text:p>
          </table:table-cell>
          <table:table-cell office:value-type="float" office:value="785" table:style-name="ce1">
            <text:p>785</text:p>
          </table:table-cell>
          <table:table-cell office:value-type="float" office:value="1681" table:style-name="ce1">
            <text:p>1681</text:p>
          </table:table-cell>
          <table:table-cell table:style-name="ce1"/>
          <table:table-cell office:value-type="float" office:value="10292" table:style-name="ce1">
            <text:p>10292</text:p>
          </table:table-cell>
          <table:table-cell office:value-type="float" office:value="752" table:style-name="ce1">
            <text:p>752</text:p>
          </table:table-cell>
          <table:table-cell office:value-type="float" office:value="3062" table:style-name="ce1">
            <text:p>3062</text:p>
          </table:table-cell>
          <table:table-cell table:style-name="ce1"/>
          <table:table-cell office:value-type="float" office:value="10950" table:style-name="ce1">
            <text:p>10950</text:p>
          </table:table-cell>
          <table:table-cell office:value-type="float" office:value="1163" table:style-name="ce1">
            <text:p>1163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29706" table:style-name="ce1">
            <text:p>29706</text:p>
          </table:table-cell>
          <table:table-cell office:value-type="float" office:value="3067" table:style-name="ce1">
            <text:p>3067</text:p>
          </table:table-cell>
          <table:table-cell office:value-type="float" office:value="2930" table:style-name="ce1">
            <text:p>2930</text:p>
          </table:table-cell>
          <table:table-cell table:style-name="ce1"/>
          <table:table-cell office:value-type="float" office:value="10027" table:style-name="ce1">
            <text:p>10027</text:p>
          </table:table-cell>
          <table:table-cell office:value-type="float" office:value="865" table:style-name="ce1">
            <text:p>865</text:p>
          </table:table-cell>
          <table:table-cell office:value-type="float" office:value="1657" table:style-name="ce1">
            <text:p>1657</text:p>
          </table:table-cell>
          <table:table-cell table:style-name="ce1"/>
          <table:table-cell office:value-type="float" office:value="10090" table:style-name="ce1">
            <text:p>10090</text:p>
          </table:table-cell>
          <table:table-cell office:value-type="float" office:value="1982" table:style-name="ce1">
            <text:p>1982</text:p>
          </table:table-cell>
          <table:table-cell table:style-name="ce1"/>
          <table:table-cell office:value-type="float" office:value="2427" table:style-name="ce1">
            <text:p>2427</text:p>
          </table:table-cell>
          <table:table-cell office:value-type="float" office:value="23611" table:style-name="ce1">
            <text:p>23611</text:p>
          </table:table-cell>
          <table:table-cell office:value-type="float" office:value="1360" table:style-name="ce1">
            <text:p>1360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17086" table:style-name="ce1">
            <text:p>17086</text:p>
          </table:table-cell>
          <table:table-cell office:value-type="float" office:value="3412" table:style-name="ce1">
            <text:p>3412</text:p>
          </table:table-cell>
          <table:table-cell table:style-name="ce1"/>
          <table:table-cell office:value-type="float" office:value="2686" table:style-name="ce1">
            <text:p>2686</text:p>
          </table:table-cell>
          <table:table-cell office:value-type="float" office:value="36622" table:style-name="ce1">
            <text:p>36622</text:p>
          </table:table-cell>
          <table:table-cell office:value-type="float" office:value="1065" table:style-name="ce1">
            <text:p>1065</text:p>
          </table:table-cell>
          <table:table-cell office:value-type="float" office:value="2021" table:style-name="ce1">
            <text:p>2021</text:p>
          </table:table-cell>
          <table:table-cell table:style-name="ce1"/>
          <table:table-cell office:value-type="float" office:value="9388" table:style-name="ce1">
            <text:p>9388</text:p>
          </table:table-cell>
          <table:table-cell office:value-type="float" office:value="4105" table:style-name="ce1">
            <text:p>4105</text:p>
          </table:table-cell>
          <table:table-cell office:value-type="float" office:value="2617" table:style-name="ce1">
            <text:p>2617</text:p>
          </table:table-cell>
          <table:table-cell table:style-name="ce1"/>
          <table:table-cell office:value-type="float" office:value="10053" table:style-name="ce1">
            <text:p>10053</text:p>
          </table:table-cell>
          <table:table-cell office:value-type="float" office:value="1251" table:style-name="ce1">
            <text:p>1251</text:p>
          </table:table-cell>
          <table:table-cell table:style-name="ce1"/>
          <table:table-cell office:value-type="float" office:value="5897" table:style-name="ce1">
            <text:p>5897</text:p>
          </table:table-cell>
          <table:table-cell office:value-type="float" office:value="19125" table:style-name="ce1">
            <text:p>19125</text:p>
          </table:table-cell>
          <table:table-cell office:value-type="float" office:value="2159" table:style-name="ce1">
            <text:p>2159</text:p>
          </table:table-cell>
          <table:table-cell office:value-type="float" office:value="3831" table:style-name="ce1">
            <text:p>3831</text:p>
          </table:table-cell>
          <table:table-cell table:style-name="ce1"/>
          <table:table-cell office:value-type="float" office:value="20290" table:style-name="ce1">
            <text:p>20290</text:p>
          </table:table-cell>
          <table:table-cell office:value-type="float" office:value="858" table:style-name="ce1">
            <text:p>858</text:p>
          </table:table-cell>
          <table:table-cell table:style-name="ce1"/>
          <table:table-cell office:value-type="float" office:value="1629" table:style-name="ce1">
            <text:p>1629</text:p>
          </table:table-cell>
          <table:table-cell office:value-type="float" office:value="12177" table:style-name="ce1">
            <text:p>12177</text:p>
          </table:table-cell>
          <table:table-cell office:value-type="float" office:value="1209" table:style-name="ce1">
            <text:p>1209</text:p>
          </table:table-cell>
          <table:table-cell table:style-name="ce1"/>
          <table:table-cell office:value-type="float" office:value="2565" table:style-name="ce1">
            <text:p>2565</text:p>
          </table:table-cell>
          <table:table-cell office:value-type="float" office:value="23528" table:style-name="ce1">
            <text:p>23528</text:p>
          </table:table-cell>
          <table:table-cell office:value-type="float" office:value="2778" table:style-name="ce1">
            <text:p>2778</text:p>
          </table:table-cell>
          <table:table-cell table:style-name="ce1"/>
          <table:table-cell office:value-type="float" office:value="3042" table:style-name="ce1">
            <text:p>3042</text:p>
          </table:table-cell>
          <table:table-cell office:value-type="float" office:value="7108" table:style-name="ce1">
            <text:p>7108</text:p>
          </table:table-cell>
          <table:table-cell office:value-type="float" office:value="1191" table:style-name="ce1">
            <text:p>1191</text:p>
          </table:table-cell>
          <table:table-cell table:style-name="ce1"/>
          <table:table-cell office:value-type="float" office:value="2783" table:style-name="ce1">
            <text:p>2783</text:p>
          </table:table-cell>
          <table:table-cell office:value-type="float" office:value="13216" table:style-name="ce1">
            <text:p>13216</text:p>
          </table:table-cell>
          <table:table-cell office:value-type="float" office:value="1321" table:style-name="ce1">
            <text:p>1321</text:p>
          </table:table-cell>
          <table:table-cell table:style-name="ce1"/>
          <table:table-cell office:value-type="float" office:value="2427" table:style-name="ce1">
            <text:p>2427</text:p>
          </table:table-cell>
          <table:table-cell office:value-type="float" office:value="86786" table:style-name="ce1">
            <text:p>86786</text:p>
          </table:table-cell>
          <table:table-cell office:value-type="float" office:value="1455" table:style-name="ce1">
            <text:p>1455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21682" table:style-name="ce1">
            <text:p>21682</text:p>
          </table:table-cell>
          <table:table-cell office:value-type="float" office:value="3439" table:style-name="ce1">
            <text:p>3439</text:p>
          </table:table-cell>
          <table:table-cell office:value-type="float" office:value="2514" table:style-name="ce1">
            <text:p>2514</text:p>
          </table:table-cell>
          <table:table-cell table:style-name="ce1"/>
          <table:table-cell office:value-type="float" office:value="26481" table:style-name="ce1">
            <text:p>26481</text:p>
          </table:table-cell>
          <table:table-cell office:value-type="float" office:value="2409" table:style-name="ce1">
            <text:p>2409</text:p>
          </table:table-cell>
          <table:table-cell table:style-name="ce1"/>
          <table:table-cell office:value-type="float" office:value="2725" table:style-name="ce1">
            <text:p>2725</text:p>
          </table:table-cell>
          <table:table-cell office:value-type="float" office:value="23390" table:style-name="ce1">
            <text:p>23390</text:p>
          </table:table-cell>
          <table:table-cell office:value-type="float" office:value="1064" table:style-name="ce1">
            <text:p>1064</text:p>
          </table:table-cell>
          <table:table-cell table:style-name="ce1"/>
          <table:table-cell office:value-type="float" office:value="3696" table:style-name="ce1">
            <text:p>3696</text:p>
          </table:table-cell>
          <table:table-cell office:value-type="float" office:value="8740" table:style-name="ce1">
            <text:p>8740</text:p>
          </table:table-cell>
          <table:table-cell office:value-type="float" office:value="947" table:style-name="ce1">
            <text:p>947</text:p>
          </table:table-cell>
          <table:table-cell office:value-type="float" office:value="4865" table:style-name="ce1">
            <text:p>4865</text:p>
          </table:table-cell>
          <table:table-cell table:style-name="ce1"/>
          <table:table-cell office:value-type="float" office:value="17073" table:style-name="ce1">
            <text:p>17073</text:p>
          </table:table-cell>
          <table:table-cell office:value-type="float" office:value="1494" table:style-name="ce1">
            <text:p>1494</text:p>
          </table:table-cell>
          <table:table-cell table:style-name="ce1"/>
          <table:table-cell office:value-type="float" office:value="3202" table:style-name="ce1">
            <text:p>3202</text:p>
          </table:table-cell>
          <table:table-cell office:value-type="float" office:value="17379" table:style-name="ce1">
            <text:p>17379</text:p>
          </table:table-cell>
          <table:table-cell office:value-type="float" office:value="1011" table:style-name="ce1">
            <text:p>1011</text:p>
          </table:table-cell>
          <table:table-cell office:value-type="float" office:value="1791" table:style-name="ce1">
            <text:p>1791</text:p>
          </table:table-cell>
          <table:table-cell table:style-name="ce1"/>
          <table:table-cell office:value-type="float" office:value="11991" table:style-name="ce1">
            <text:p>11991</text:p>
          </table:table-cell>
          <table:table-cell office:value-type="float" office:value="940" table:style-name="ce1">
            <text:p>940</text:p>
          </table:table-cell>
          <table:table-cell office:value-type="float" office:value="2929" table:style-name="ce1">
            <text:p>2929</text:p>
          </table:table-cell>
          <table:table-cell table:style-name="ce1"/>
          <table:table-cell office:value-type="float" office:value="9945" table:style-name="ce1">
            <text:p>9945</text:p>
          </table:table-cell>
          <table:table-cell office:value-type="float" office:value="1269" table:style-name="ce1">
            <text:p>1269</text:p>
          </table:table-cell>
          <table:table-cell office:value-type="float" office:value="2688" table:style-name="ce1">
            <text:p>2688</text:p>
          </table:table-cell>
          <table:table-cell table:style-name="ce1"/>
          <table:table-cell office:value-type="float" office:value="34856" table:style-name="ce1">
            <text:p>34856</text:p>
          </table:table-cell>
          <table:table-cell office:value-type="float" office:value="971" table:style-name="ce1">
            <text:p>971</text:p>
          </table:table-cell>
          <table:table-cell office:value-type="float" office:value="3265" table:style-name="ce1">
            <text:p>3265</text:p>
          </table:table-cell>
          <table:table-cell table:style-name="ce1"/>
          <table:table-cell office:value-type="float" office:value="26036" table:style-name="ce1">
            <text:p>26036</text:p>
          </table:table-cell>
          <table:table-cell office:value-type="float" office:value="1382" table:style-name="ce1">
            <text:p>1382</text:p>
          </table:table-cell>
          <table:table-cell office:value-type="float" office:value="2382" table:style-name="ce1">
            <text:p>2382</text:p>
          </table:table-cell>
          <table:table-cell table:style-name="ce1"/>
          <table:table-cell office:value-type="float" office:value="29598" table:style-name="ce1">
            <text:p>29598</text:p>
          </table:table-cell>
          <table:table-cell office:value-type="float" office:value="2608" table:style-name="ce1">
            <text:p>2608</text:p>
          </table:table-cell>
          <table:table-cell table:style-name="ce1"/>
          <table:table-cell office:value-type="float" office:value="13808" table:style-name="ce1">
            <text:p>13808</text:p>
          </table:table-cell>
          <table:table-cell office:value-type="float" office:value="17198" table:style-name="ce1">
            <text:p>17198</text:p>
          </table:table-cell>
          <table:table-cell office:value-type="float" office:value="1070" table:style-name="ce1">
            <text:p>1070</text:p>
          </table:table-cell>
          <table:table-cell table:style-name="ce1"/>
          <table:table-cell office:value-type="float" office:value="5510" table:style-name="ce1">
            <text:p>5510</text:p>
          </table:table-cell>
          <table:table-cell office:value-type="float" office:value="19450" table:style-name="ce1">
            <text:p>19450</text:p>
          </table:table-cell>
          <table:table-cell office:value-type="float" office:value="2386" table:style-name="ce1">
            <text:p>2386</text:p>
          </table:table-cell>
          <table:table-cell table:style-name="ce1"/>
          <table:table-cell office:value-type="float" office:value="1791" table:style-name="ce1">
            <text:p>1791</text:p>
          </table:table-cell>
          <table:table-cell office:value-type="float" office:value="17272" table:style-name="ce1">
            <text:p>17272</text:p>
          </table:table-cell>
          <table:table-cell office:value-type="float" office:value="3527" table:style-name="ce1">
            <text:p>3527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142632_M02311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13:42:09</text:p>
          </table:table-cell>
          <table:table-cell office:value-type="string" table:style-name="ce1">
            <text:p>2020-11-17_14:42:09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Isabella</text:p>
          </table:table-cell>
          <table:table-cell office:value-type="string" table:style-name="ce1">
            <text:p>M0231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WAQ5QMOeUGT6IJ5K</text:p>
          </table:table-cell>
          <table:table-cell office:value-type="string" table:style-name="ce1">
            <text:p>https://www.testable.org/experiment/4303/294929/start?participant=M023115</text:p>
          </table:table-cell>
          <table:table-cell office:value-type="float" office:value="2666436" table:style-name="ce1">
            <text:p>2666436</text:p>
          </table:table-cell>
          <table:table-cell office:value-type="float" office:value="44.440600000000003" table:style-name="ce1">
            <text:p>44,4406</text:p>
          </table:table-cell>
          <table:table-cell office:value-type="float" office:value="68058" table:style-name="ce1">
            <text:p>68058</text:p>
          </table:table-cell>
          <table:table-cell office:value-type="float" office:value="53248" table:style-name="ce1">
            <text:p>53248</text:p>
          </table:table-cell>
          <table:table-cell office:value-type="float" office:value="74036" table:style-name="ce1">
            <text:p>74036</text:p>
          </table:table-cell>
          <table:table-cell office:value-type="float" office:value="65078" table:style-name="ce1">
            <text:p>65078</text:p>
          </table:table-cell>
          <table:table-cell office:value-type="float" office:value="41594" table:style-name="ce1">
            <text:p>41594</text:p>
          </table:table-cell>
          <table:table-cell office:value-type="float" office:value="48974" table:style-name="ce1">
            <text:p>48974</text:p>
          </table:table-cell>
          <table:table-cell office:value-type="float" office:value="95550" table:style-name="ce1">
            <text:p>95550</text:p>
          </table:table-cell>
          <table:table-cell office:value-type="float" office:value="73516" table:style-name="ce1">
            <text:p>73516</text:p>
          </table:table-cell>
          <table:table-cell office:value-type="float" office:value="75706" table:style-name="ce1">
            <text:p>75706</text:p>
          </table:table-cell>
          <table:table-cell office:value-type="float" office:value="94620" table:style-name="ce1">
            <text:p>94620</text:p>
          </table:table-cell>
          <table:table-cell office:value-type="float" office:value="66350" table:style-name="ce1">
            <text:p>66350</text:p>
          </table:table-cell>
          <table:table-cell office:value-type="float" office:value="65741" table:style-name="ce1">
            <text:p>65741</text:p>
          </table:table-cell>
          <table:table-cell table:number-columns-repeated="192" table:style-name="ce1"/>
          <table:table-cell office:value-type="float" office:value="48099" table:style-name="ce1">
            <text:p>48099</text:p>
          </table:table-cell>
          <table:table-cell office:value-type="float" office:value="1260" table:style-name="ce1">
            <text:p>1260</text:p>
          </table:table-cell>
          <table:table-cell office:value-type="float" office:value="2402" table:style-name="ce1">
            <text:p>2402</text:p>
          </table:table-cell>
          <table:table-cell table:style-name="ce1"/>
          <table:table-cell office:value-type="float" office:value="10569" table:style-name="ce1">
            <text:p>10569</text:p>
          </table:table-cell>
          <table:table-cell office:value-type="float" office:value="882" table:style-name="ce1">
            <text:p>882</text:p>
          </table:table-cell>
          <table:table-cell office:value-type="float" office:value="2492" table:style-name="ce1">
            <text:p>2492</text:p>
          </table:table-cell>
          <table:table-cell table:style-name="ce1"/>
          <table:table-cell office:value-type="float" office:value="9911" table:style-name="ce1">
            <text:p>9911</text:p>
          </table:table-cell>
          <table:table-cell office:value-type="float" office:value="1327" table:style-name="ce1">
            <text:p>1327</text:p>
          </table:table-cell>
          <table:table-cell office:value-type="float" office:value="2305" table:style-name="ce1">
            <text:p>2305</text:p>
          </table:table-cell>
          <table:table-cell table:style-name="ce1"/>
          <table:table-cell office:value-type="float" office:value="13091" table:style-name="ce1">
            <text:p>13091</text:p>
          </table:table-cell>
          <table:table-cell office:value-type="float" office:value="785" table:style-name="ce1">
            <text:p>785</text:p>
          </table:table-cell>
          <table:table-cell office:value-type="float" office:value="5148" table:style-name="ce1">
            <text:p>5148</text:p>
          </table:table-cell>
          <table:table-cell table:style-name="ce1"/>
          <table:table-cell office:value-type="float" office:value="19037" table:style-name="ce1">
            <text:p>19037</text:p>
          </table:table-cell>
          <table:table-cell office:value-type="float" office:value="724" table:style-name="ce1">
            <text:p>724</text:p>
          </table:table-cell>
          <table:table-cell office:value-type="float" office:value="5171" table:style-name="ce1">
            <text:p>5171</text:p>
          </table:table-cell>
          <table:table-cell table:style-name="ce1"/>
          <table:table-cell office:value-type="float" office:value="30869" table:style-name="ce1">
            <text:p>30869</text:p>
          </table:table-cell>
          <table:table-cell office:value-type="float" office:value="762" table:style-name="ce1">
            <text:p>762</text:p>
          </table:table-cell>
          <table:table-cell office:value-type="float" office:value="4153" table:style-name="ce1">
            <text:p>4153</text:p>
          </table:table-cell>
          <table:table-cell table:style-name="ce1"/>
          <table:table-cell office:value-type="float" office:value="18004" table:style-name="ce1">
            <text:p>18004</text:p>
          </table:table-cell>
          <table:table-cell office:value-type="float" office:value="1097" table:style-name="ce1">
            <text:p>1097</text:p>
          </table:table-cell>
          <table:table-cell office:value-type="float" office:value="2281" table:style-name="ce1">
            <text:p>2281</text:p>
          </table:table-cell>
          <table:table-cell table:style-name="ce1"/>
          <table:table-cell office:value-type="float" office:value="9526" table:style-name="ce1">
            <text:p>9526</text:p>
          </table:table-cell>
          <table:table-cell office:value-type="float" office:value="551" table:style-name="ce1">
            <text:p>551</text:p>
          </table:table-cell>
          <table:table-cell office:value-type="float" office:value="1559" table:style-name="ce1">
            <text:p>1559</text:p>
          </table:table-cell>
          <table:table-cell table:style-name="ce1"/>
          <table:table-cell office:value-type="float" office:value="9715" table:style-name="ce1">
            <text:p>9715</text:p>
          </table:table-cell>
          <table:table-cell office:value-type="float" office:value="798" table:style-name="ce1">
            <text:p>798</text:p>
          </table:table-cell>
          <table:table-cell office:value-type="float" office:value="4694" table:style-name="ce1">
            <text:p>4694</text:p>
          </table:table-cell>
          <table:table-cell table:style-name="ce1"/>
          <table:table-cell office:value-type="float" office:value="23228" table:style-name="ce1">
            <text:p>23228</text:p>
          </table:table-cell>
          <table:table-cell office:value-type="float" office:value="1091" table:style-name="ce1">
            <text:p>1091</text:p>
          </table:table-cell>
          <table:table-cell office:value-type="float" office:value="2557" table:style-name="ce1">
            <text:p>2557</text:p>
          </table:table-cell>
          <table:table-cell table:style-name="ce1"/>
          <table:table-cell office:value-type="float" office:value="13527" table:style-name="ce1">
            <text:p>13527</text:p>
          </table:table-cell>
          <table:table-cell office:value-type="float" office:value="809" table:style-name="ce1">
            <text:p>809</text:p>
          </table:table-cell>
          <table:table-cell office:value-type="float" office:value="2451" table:style-name="ce1">
            <text:p>2451</text:p>
          </table:table-cell>
          <table:table-cell table:style-name="ce1"/>
          <table:table-cell office:value-type="float" office:value="8003" table:style-name="ce1">
            <text:p>8003</text:p>
          </table:table-cell>
          <table:table-cell office:value-type="float" office:value="790" table:style-name="ce1">
            <text:p>790</text:p>
          </table:table-cell>
          <table:table-cell office:value-type="float" office:value="2240" table:style-name="ce1">
            <text:p>2240</text:p>
          </table:table-cell>
          <table:table-cell table:style-name="ce1"/>
          <table:table-cell office:value-type="float" office:value="9275" table:style-name="ce1">
            <text:p>9275</text:p>
          </table:table-cell>
          <table:table-cell office:value-type="float" office:value="976" table:style-name="ce1">
            <text:p>976</text:p>
          </table:table-cell>
          <table:table-cell table:style-name="ce1"/>
          <table:table-cell office:value-type="float" office:value="2770" table:style-name="ce1">
            <text:p>2770</text:p>
          </table:table-cell>
          <table:table-cell office:value-type="float" office:value="7554" table:style-name="ce1">
            <text:p>7554</text:p>
          </table:table-cell>
          <table:table-cell office:value-type="float" office:value="946" table:style-name="ce1">
            <text:p>946</text:p>
          </table:table-cell>
          <table:table-cell office:value-type="float" office:value="2281" table:style-name="ce1">
            <text:p>2281</text:p>
          </table:table-cell>
          <table:table-cell table:style-name="ce1"/>
          <table:table-cell office:value-type="float" office:value="14255" table:style-name="ce1">
            <text:p>14255</text:p>
          </table:table-cell>
          <table:table-cell office:value-type="float" office:value="682" table:style-name="ce1">
            <text:p>682</text:p>
          </table:table-cell>
          <table:table-cell office:value-type="float" office:value="2457" table:style-name="ce1">
            <text:p>2457</text:p>
          </table:table-cell>
          <table:table-cell table:style-name="ce1"/>
          <table:table-cell office:value-type="float" office:value="13996" table:style-name="ce1">
            <text:p>13996</text:p>
          </table:table-cell>
          <table:table-cell office:value-type="float" office:value="811" table:style-name="ce1">
            <text:p>811</text:p>
          </table:table-cell>
          <table:table-cell office:value-type="float" office:value="2895" table:style-name="ce1">
            <text:p>2895</text:p>
          </table:table-cell>
          <table:table-cell table:style-name="ce1"/>
          <table:table-cell office:value-type="float" office:value="18144" table:style-name="ce1">
            <text:p>18144</text:p>
          </table:table-cell>
          <table:table-cell office:value-type="float" office:value="537" table:style-name="ce1">
            <text:p>537</text:p>
          </table:table-cell>
          <table:table-cell office:value-type="float" office:value="4605" table:style-name="ce1">
            <text:p>4605</text:p>
          </table:table-cell>
          <table:table-cell table:style-name="ce1"/>
          <table:table-cell office:value-type="float" office:value="12061" table:style-name="ce1">
            <text:p>12061</text:p>
          </table:table-cell>
          <table:table-cell office:value-type="float" office:value="562" table:style-name="ce1">
            <text:p>562</text:p>
          </table:table-cell>
          <table:table-cell office:value-type="float" office:value="5430" table:style-name="ce1">
            <text:p>5430</text:p>
          </table:table-cell>
          <table:table-cell table:style-name="ce1"/>
          <table:table-cell office:value-type="float" office:value="13046" table:style-name="ce1">
            <text:p>13046</text:p>
          </table:table-cell>
          <table:table-cell office:value-type="float" office:value="744" table:style-name="ce1">
            <text:p>744</text:p>
          </table:table-cell>
          <table:table-cell office:value-type="float" office:value="2180" table:style-name="ce1">
            <text:p>2180</text:p>
          </table:table-cell>
          <table:table-cell table:style-name="ce1"/>
          <table:table-cell office:value-type="float" office:value="10788" table:style-name="ce1">
            <text:p>10788</text:p>
          </table:table-cell>
          <table:table-cell office:value-type="float" office:value="971" table:style-name="ce1">
            <text:p>971</text:p>
          </table:table-cell>
          <table:table-cell office:value-type="float" office:value="2593" table:style-name="ce1">
            <text:p>2593</text:p>
          </table:table-cell>
          <table:table-cell table:style-name="ce1"/>
          <table:table-cell office:value-type="float" office:value="13155" table:style-name="ce1">
            <text:p>13155</text:p>
          </table:table-cell>
          <table:table-cell office:value-type="float" office:value="568" table:style-name="ce1">
            <text:p>568</text:p>
          </table:table-cell>
          <table:table-cell office:value-type="float" office:value="2533" table:style-name="ce1">
            <text:p>2533</text:p>
          </table:table-cell>
          <table:table-cell table:style-name="ce1"/>
          <table:table-cell office:value-type="float" office:value="10197" table:style-name="ce1">
            <text:p>10197</text:p>
          </table:table-cell>
          <table:table-cell office:value-type="float" office:value="751" table:style-name="ce1">
            <text:p>751</text:p>
          </table:table-cell>
          <table:table-cell office:value-type="float" office:value="5000" table:style-name="ce1">
            <text:p>5000</text:p>
          </table:table-cell>
          <table:table-cell table:style-name="ce1"/>
          <table:table-cell office:value-type="float" office:value="30741" table:style-name="ce1">
            <text:p>30741</text:p>
          </table:table-cell>
          <table:table-cell office:value-type="float" office:value="882" table:style-name="ce1">
            <text:p>882</text:p>
          </table:table-cell>
          <table:table-cell office:value-type="float" office:value="2235" table:style-name="ce1">
            <text:p>2235</text:p>
          </table:table-cell>
          <table:table-cell table:style-name="ce1"/>
          <table:table-cell office:value-type="float" office:value="13259" table:style-name="ce1">
            <text:p>13259</text:p>
          </table:table-cell>
          <table:table-cell office:value-type="float" office:value="3488" table:style-name="ce1">
            <text:p>3488</text:p>
          </table:table-cell>
          <table:table-cell office:value-type="float" office:value="3079" table:style-name="ce1">
            <text:p>3079</text:p>
          </table:table-cell>
          <table:table-cell table:style-name="ce1"/>
          <table:table-cell office:value-type="float" office:value="14655" table:style-name="ce1">
            <text:p>14655</text:p>
          </table:table-cell>
          <table:table-cell office:value-type="float" office:value="865" table:style-name="ce1">
            <text:p>865</text:p>
          </table:table-cell>
          <table:table-cell office:value-type="float" office:value="2676" table:style-name="ce1">
            <text:p>2676</text:p>
          </table:table-cell>
          <table:table-cell table:style-name="ce1"/>
          <table:table-cell office:value-type="float" office:value="8778" table:style-name="ce1">
            <text:p>8778</text:p>
          </table:table-cell>
          <table:table-cell office:value-type="float" office:value="463" table:style-name="ce1">
            <text:p>463</text:p>
          </table:table-cell>
          <table:table-cell office:value-type="float" office:value="2919" table:style-name="ce1">
            <text:p>2919</text:p>
          </table:table-cell>
          <table:table-cell table:style-name="ce1"/>
          <table:table-cell office:value-type="float" office:value="15709" table:style-name="ce1">
            <text:p>15709</text:p>
          </table:table-cell>
          <table:table-cell office:value-type="float" office:value="492" table:style-name="ce1">
            <text:p>492</text:p>
          </table:table-cell>
          <table:table-cell office:value-type="float" office:value="2238" table:style-name="ce1">
            <text:p>2238</text:p>
          </table:table-cell>
          <table:table-cell table:style-name="ce1"/>
          <table:table-cell office:value-type="float" office:value="15645" table:style-name="ce1">
            <text:p>15645</text:p>
          </table:table-cell>
          <table:table-cell office:value-type="float" office:value="1032" table:style-name="ce1">
            <text:p>1032</text:p>
          </table:table-cell>
          <table:table-cell office:value-type="float" office:value="2878" table:style-name="ce1">
            <text:p>2878</text:p>
          </table:table-cell>
          <table:table-cell table:style-name="ce1"/>
          <table:table-cell office:value-type="float" office:value="22131" table:style-name="ce1">
            <text:p>22131</text:p>
          </table:table-cell>
          <table:table-cell office:value-type="float" office:value="694" table:style-name="ce1">
            <text:p>694</text:p>
          </table:table-cell>
          <table:table-cell office:value-type="float" office:value="3739" table:style-name="ce1">
            <text:p>3739</text:p>
          </table:table-cell>
          <table:table-cell table:style-name="ce1"/>
          <table:table-cell office:value-type="float" office:value="25350" table:style-name="ce1">
            <text:p>25350</text:p>
          </table:table-cell>
          <table:table-cell office:value-type="float" office:value="1433" table:style-name="ce1">
            <text:p>1433</text:p>
          </table:table-cell>
          <table:table-cell office:value-type="float" office:value="3217" table:style-name="ce1">
            <text:p>3217</text:p>
          </table:table-cell>
          <table:table-cell table:style-name="ce1"/>
          <table:table-cell office:value-type="float" office:value="13734" table:style-name="ce1">
            <text:p>13734</text:p>
          </table:table-cell>
          <table:table-cell office:value-type="float" office:value="1521" table:style-name="ce1">
            <text:p>1521</text:p>
          </table:table-cell>
          <table:table-cell office:value-type="float" office:value="2861" table:style-name="ce1">
            <text:p>2861</text:p>
          </table:table-cell>
          <table:table-cell table:style-name="ce1"/>
          <table:table-cell office:value-type="float" office:value="12555" table:style-name="ce1">
            <text:p>12555</text:p>
          </table:table-cell>
          <table:table-cell office:value-type="float" office:value="774" table:style-name="ce1">
            <text:p>774</text:p>
          </table:table-cell>
          <table:table-cell office:value-type="float" office:value="2833" table:style-name="ce1">
            <text:p>2833</text:p>
          </table:table-cell>
          <table:table-cell table:style-name="ce1"/>
          <table:table-cell office:value-type="float" office:value="11272" table:style-name="ce1">
            <text:p>11272</text:p>
          </table:table-cell>
          <table:table-cell office:value-type="float" office:value="439" table:style-name="ce1">
            <text:p>439</text:p>
          </table:table-cell>
          <table:table-cell office:value-type="float" office:value="2661" table:style-name="ce1">
            <text:p>2661</text:p>
          </table:table-cell>
          <table:table-cell table:style-name="ce1"/>
          <table:table-cell office:value-type="float" office:value="13008" table:style-name="ce1">
            <text:p>13008</text:p>
          </table:table-cell>
          <table:table-cell office:value-type="float" office:value="759" table:style-name="ce1">
            <text:p>759</text:p>
          </table:table-cell>
          <table:table-cell office:value-type="float" office:value="4127" table:style-name="ce1">
            <text:p>4127</text:p>
          </table:table-cell>
          <table:table-cell table:style-name="ce1"/>
          <table:table-cell office:value-type="float" office:value="13874" table:style-name="ce1">
            <text:p>13874</text:p>
          </table:table-cell>
          <table:table-cell office:value-type="float" office:value="697" table:style-name="ce1">
            <text:p>697</text:p>
          </table:table-cell>
          <table:table-cell office:value-type="float" office:value="1586" table:style-name="ce1">
            <text:p>1586</text:p>
          </table:table-cell>
          <table:table-cell table:style-name="ce1"/>
          <table:table-cell office:value-type="float" office:value="33475" table:style-name="ce1">
            <text:p>33475</text:p>
          </table:table-cell>
          <table:table-cell office:value-type="float" office:value="805" table:style-name="ce1">
            <text:p>805</text:p>
          </table:table-cell>
          <table:table-cell office:value-type="float" office:value="3134" table:style-name="ce1">
            <text:p>3134</text:p>
          </table:table-cell>
          <table:table-cell table:style-name="ce1"/>
          <table:table-cell office:value-type="float" office:value="14226" table:style-name="ce1">
            <text:p>14226</text:p>
          </table:table-cell>
          <table:table-cell office:value-type="float" office:value="543" table:style-name="ce1">
            <text:p>543</text:p>
          </table:table-cell>
          <table:table-cell office:value-type="float" office:value="3307" table:style-name="ce1">
            <text:p>3307</text:p>
          </table:table-cell>
          <table:table-cell table:style-name="ce1"/>
          <table:table-cell office:value-type="float" office:value="6236" table:style-name="ce1">
            <text:p>6236</text:p>
          </table:table-cell>
          <table:table-cell office:value-type="float" office:value="1397" table:style-name="ce1">
            <text:p>1397</text:p>
          </table:table-cell>
          <table:table-cell office:value-type="float" office:value="4318" table:style-name="ce1">
            <text:p>4318</text:p>
          </table:table-cell>
          <table:table-cell table:style-name="ce1"/>
          <table:table-cell office:value-type="float" office:value="16603" table:style-name="ce1">
            <text:p>16603</text:p>
          </table:table-cell>
          <table:table-cell office:value-type="float" office:value="707" table:style-name="ce1">
            <text:p>707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float" office:value="10945" table:style-name="ce1">
            <text:p>10945</text:p>
          </table:table-cell>
          <table:table-cell office:value-type="float" office:value="801" table:style-name="ce1">
            <text:p>801</text:p>
          </table:table-cell>
          <table:table-cell office:value-type="float" office:value="2841" table:style-name="ce1">
            <text:p>2841</text:p>
          </table:table-cell>
          <table:table-cell table:style-name="ce1"/>
          <table:table-cell office:value-type="float" office:value="11125" table:style-name="ce1">
            <text:p>11125</text:p>
          </table:table-cell>
          <table:table-cell office:value-type="float" office:value="838" table:style-name="ce1">
            <text:p>838</text:p>
          </table:table-cell>
          <table:table-cell office:value-type="float" office:value="5242" table:style-name="ce1">
            <text:p>5242</text:p>
          </table:table-cell>
          <table:table-cell table:style-name="ce1"/>
          <table:table-cell office:value-type="float" office:value="8547" table:style-name="ce1">
            <text:p>8547</text:p>
          </table:table-cell>
          <table:table-cell office:value-type="float" office:value="806" table:style-name="ce1">
            <text:p>806</text:p>
          </table:table-cell>
          <table:table-cell office:value-type="float" office:value="2974" table:style-name="ce1">
            <text:p>2974</text:p>
          </table:table-cell>
          <table:table-cell table:style-name="ce1"/>
          <table:table-cell office:value-type="float" office:value="22494" table:style-name="ce1">
            <text:p>22494</text:p>
          </table:table-cell>
          <table:table-cell office:value-type="float" office:value="2229" table:style-name="ce1">
            <text:p>2229</text:p>
          </table:table-cell>
          <table:table-cell office:value-type="float" office:value="3200" table:style-name="ce1">
            <text:p>3200</text:p>
          </table:table-cell>
          <table:table-cell table:style-name="ce1"/>
          <table:table-cell office:value-type="float" office:value="14027" table:style-name="ce1">
            <text:p>14027</text:p>
          </table:table-cell>
          <table:table-cell office:value-type="float" office:value="874" table:style-name="ce1">
            <text:p>874</text:p>
          </table:table-cell>
          <table:table-cell office:value-type="float" office:value="2280" table:style-name="ce1">
            <text:p>2280</text:p>
          </table:table-cell>
          <table:table-cell table:style-name="ce1"/>
          <table:table-cell office:value-type="float" office:value="21953" table:style-name="ce1">
            <text:p>21953</text:p>
          </table:table-cell>
          <table:table-cell office:value-type="float" office:value="848" table:style-name="ce1">
            <text:p>848</text:p>
          </table:table-cell>
          <table:table-cell office:value-type="float" office:value="3681" table:style-name="ce1">
            <text:p>3681</text:p>
          </table:table-cell>
          <table:table-cell table:style-name="ce1"/>
          <table:table-cell office:value-type="float" office:value="10433" table:style-name="ce1">
            <text:p>10433</text:p>
          </table:table-cell>
          <table:table-cell office:value-type="float" office:value="831" table:style-name="ce1">
            <text:p>831</text:p>
          </table:table-cell>
          <table:table-cell office:value-type="float" office:value="2823" table:style-name="ce1">
            <text:p>2823</text:p>
          </table:table-cell>
          <table:table-cell table:style-name="ce1"/>
          <table:table-cell office:value-type="float" office:value="18281" table:style-name="ce1">
            <text:p>18281</text:p>
          </table:table-cell>
          <table:table-cell office:value-type="float" office:value="620" table:style-name="ce1">
            <text:p>620</text:p>
          </table:table-cell>
          <table:table-cell office:value-type="float" office:value="2046" table:style-name="ce1">
            <text:p>2046</text:p>
          </table:table-cell>
          <table:table-cell table:style-name="ce1"/>
          <table:table-cell office:value-type="float" office:value="10999" table:style-name="ce1">
            <text:p>10999</text:p>
          </table:table-cell>
          <table:table-cell office:value-type="float" office:value="614" table:style-name="ce1">
            <text:p>614</text:p>
          </table:table-cell>
          <table:table-cell office:value-type="float" office:value="2240" table:style-name="ce1">
            <text:p>2240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7_151623_M06581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14:33:30</text:p>
          </table:table-cell>
          <table:table-cell office:value-type="string" table:style-name="ce1">
            <text:p>2020-11-17_15:33: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iane Fag</text:p>
          </table:table-cell>
          <table:table-cell office:value-type="string" table:style-name="ce1">
            <text:p>M0658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SMSjiWo7efgmQAD</text:p>
          </table:table-cell>
          <table:table-cell office:value-type="string" table:style-name="ce1">
            <text:p>https://www.testable.org/experiment/4303/294929/start?participant=M065810</text:p>
          </table:table-cell>
          <table:table-cell office:value-type="float" office:value="2576462" table:style-name="ce1">
            <text:p>2576462</text:p>
          </table:table-cell>
          <table:table-cell office:value-type="float" office:value="42.941033333333003" table:style-name="ce1">
            <text:p>42,94103333</text:p>
          </table:table-cell>
          <table:table-cell office:value-type="float" office:value="58316" table:style-name="ce1">
            <text:p>58316</text:p>
          </table:table-cell>
          <table:table-cell office:value-type="float" office:value="76157" table:style-name="ce1">
            <text:p>76157</text:p>
          </table:table-cell>
          <table:table-cell office:value-type="float" office:value="41840" table:style-name="ce1">
            <text:p>41840</text:p>
          </table:table-cell>
          <table:table-cell office:value-type="float" office:value="56239" table:style-name="ce1">
            <text:p>56239</text:p>
          </table:table-cell>
          <table:table-cell office:value-type="float" office:value="43320" table:style-name="ce1">
            <text:p>43320</text:p>
          </table:table-cell>
          <table:table-cell office:value-type="float" office:value="69186" table:style-name="ce1">
            <text:p>69186</text:p>
          </table:table-cell>
          <table:table-cell office:value-type="float" office:value="80507" table:style-name="ce1">
            <text:p>80507</text:p>
          </table:table-cell>
          <table:table-cell office:value-type="float" office:value="99424" table:style-name="ce1">
            <text:p>99424</text:p>
          </table:table-cell>
          <table:table-cell office:value-type="float" office:value="63682" table:style-name="ce1">
            <text:p>63682</text:p>
          </table:table-cell>
          <table:table-cell office:value-type="float" office:value="84887" table:style-name="ce1">
            <text:p>84887</text:p>
          </table:table-cell>
          <table:table-cell office:value-type="float" office:value="79681" table:style-name="ce1">
            <text:p>79681</text:p>
          </table:table-cell>
          <table:table-cell office:value-type="float" office:value="77576" table:style-name="ce1">
            <text:p>77576</text:p>
          </table:table-cell>
          <table:table-cell office:value-type="float" office:value="8157" table:style-name="ce1">
            <text:p>8157</text:p>
          </table:table-cell>
          <table:table-cell office:value-type="float" office:value="1001" table:style-name="ce1">
            <text:p>1001</text:p>
          </table:table-cell>
          <table:table-cell table:style-name="ce1"/>
          <table:table-cell office:value-type="float" office:value="9779" table:style-name="ce1">
            <text:p>9779</text:p>
          </table:table-cell>
          <table:table-cell office:value-type="float" office:value="7313" table:style-name="ce1">
            <text:p>7313</text:p>
          </table:table-cell>
          <table:table-cell office:value-type="float" office:value="577" table:style-name="ce1">
            <text:p>577</text:p>
          </table:table-cell>
          <table:table-cell table:style-name="ce1"/>
          <table:table-cell office:value-type="float" office:value="2382" table:style-name="ce1">
            <text:p>2382</text:p>
          </table:table-cell>
          <table:table-cell office:value-type="float" office:value="11577" table:style-name="ce1">
            <text:p>11577</text:p>
          </table:table-cell>
          <table:table-cell office:value-type="float" office:value="626" table:style-name="ce1">
            <text:p>626</text:p>
          </table:table-cell>
          <table:table-cell table:style-name="ce1"/>
          <table:table-cell office:value-type="float" office:value="3969" table:style-name="ce1">
            <text:p>3969</text:p>
          </table:table-cell>
          <table:table-cell office:value-type="float" office:value="12220" table:style-name="ce1">
            <text:p>12220</text:p>
          </table:table-cell>
          <table:table-cell office:value-type="float" office:value="771" table:style-name="ce1">
            <text:p>771</text:p>
          </table:table-cell>
          <table:table-cell table:style-name="ce1"/>
          <table:table-cell office:value-type="float" office:value="2898" table:style-name="ce1">
            <text:p>2898</text:p>
          </table:table-cell>
          <table:table-cell office:value-type="float" office:value="8652" table:style-name="ce1">
            <text:p>8652</text:p>
          </table:table-cell>
          <table:table-cell office:value-type="float" office:value="666" table:style-name="ce1">
            <text:p>666</text:p>
          </table:table-cell>
          <table:table-cell table:style-name="ce1"/>
          <table:table-cell office:value-type="float" office:value="2797" table:style-name="ce1">
            <text:p>2797</text:p>
          </table:table-cell>
          <table:table-cell office:value-type="float" office:value="12121" table:style-name="ce1">
            <text:p>12121</text:p>
          </table:table-cell>
          <table:table-cell office:value-type="float" office:value="1154" table:style-name="ce1">
            <text:p>1154</text:p>
          </table:table-cell>
          <table:table-cell table:style-name="ce1"/>
          <table:table-cell office:value-type="float" office:value="3459" table:style-name="ce1">
            <text:p>3459</text:p>
          </table:table-cell>
          <table:table-cell office:value-type="float" office:value="12005" table:style-name="ce1">
            <text:p>12005</text:p>
          </table:table-cell>
          <table:table-cell office:value-type="float" office:value="679" table:style-name="ce1">
            <text:p>679</text:p>
          </table:table-cell>
          <table:table-cell table:style-name="ce1"/>
          <table:table-cell office:value-type="float" office:value="3193" table:style-name="ce1">
            <text:p>3193</text:p>
          </table:table-cell>
          <table:table-cell office:value-type="float" office:value="8409" table:style-name="ce1">
            <text:p>8409</text:p>
          </table:table-cell>
          <table:table-cell office:value-type="float" office:value="691" table:style-name="ce1">
            <text:p>691</text:p>
          </table:table-cell>
          <table:table-cell table:style-name="ce1"/>
          <table:table-cell office:value-type="float" office:value="3889" table:style-name="ce1">
            <text:p>3889</text:p>
          </table:table-cell>
          <table:table-cell office:value-type="float" office:value="7363" table:style-name="ce1">
            <text:p>7363</text:p>
          </table:table-cell>
          <table:table-cell office:value-type="float" office:value="776" table:style-name="ce1">
            <text:p>776</text:p>
          </table:table-cell>
          <table:table-cell table:style-name="ce1"/>
          <table:table-cell office:value-type="float" office:value="4513" table:style-name="ce1">
            <text:p>4513</text:p>
          </table:table-cell>
          <table:table-cell office:value-type="float" office:value="10960" table:style-name="ce1">
            <text:p>10960</text:p>
          </table:table-cell>
          <table:table-cell office:value-type="float" office:value="487" table:style-name="ce1">
            <text:p>487</text:p>
          </table:table-cell>
          <table:table-cell table:style-name="ce1"/>
          <table:table-cell office:value-type="float" office:value="1909" table:style-name="ce1">
            <text:p>1909</text:p>
          </table:table-cell>
          <table:table-cell office:value-type="float" office:value="23047" table:style-name="ce1">
            <text:p>23047</text:p>
          </table:table-cell>
          <table:table-cell office:value-type="float" office:value="1696" table:style-name="ce1">
            <text:p>1696</text:p>
          </table:table-cell>
          <table:table-cell table:style-name="ce1"/>
          <table:table-cell office:value-type="float" office:value="2391" table:style-name="ce1">
            <text:p>2391</text:p>
          </table:table-cell>
          <table:table-cell office:value-type="float" office:value="6505" table:style-name="ce1">
            <text:p>6505</text:p>
          </table:table-cell>
          <table:table-cell office:value-type="float" office:value="1558" table:style-name="ce1">
            <text:p>1558</text:p>
          </table:table-cell>
          <table:table-cell table:style-name="ce1"/>
          <table:table-cell office:value-type="float" office:value="3391" table:style-name="ce1">
            <text:p>3391</text:p>
          </table:table-cell>
          <table:table-cell office:value-type="float" office:value="12842" table:style-name="ce1">
            <text:p>12842</text:p>
          </table:table-cell>
          <table:table-cell office:value-type="float" office:value="529" table:style-name="ce1">
            <text:p>529</text:p>
          </table:table-cell>
          <table:table-cell table:style-name="ce1"/>
          <table:table-cell office:value-type="float" office:value="2433" table:style-name="ce1">
            <text:p>2433</text:p>
          </table:table-cell>
          <table:table-cell office:value-type="float" office:value="17050" table:style-name="ce1">
            <text:p>17050</text:p>
          </table:table-cell>
          <table:table-cell office:value-type="float" office:value="1229" table:style-name="ce1">
            <text:p>1229</text:p>
          </table:table-cell>
          <table:table-cell table:style-name="ce1"/>
          <table:table-cell office:value-type="float" office:value="2611" table:style-name="ce1">
            <text:p>2611</text:p>
          </table:table-cell>
          <table:table-cell office:value-type="float" office:value="15775" table:style-name="ce1">
            <text:p>15775</text:p>
          </table:table-cell>
          <table:table-cell office:value-type="float" office:value="817" table:style-name="ce1">
            <text:p>817</text:p>
          </table:table-cell>
          <table:table-cell table:style-name="ce1"/>
          <table:table-cell office:value-type="float" office:value="2845" table:style-name="ce1">
            <text:p>2845</text:p>
          </table:table-cell>
          <table:table-cell office:value-type="float" office:value="19450" table:style-name="ce1">
            <text:p>19450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float" office:value="2688" table:style-name="ce1">
            <text:p>2688</text:p>
          </table:table-cell>
          <table:table-cell office:value-type="float" office:value="9580" table:style-name="ce1">
            <text:p>9580</text:p>
          </table:table-cell>
          <table:table-cell office:value-type="float" office:value="791" table:style-name="ce1">
            <text:p>791</text:p>
          </table:table-cell>
          <table:table-cell table:style-name="ce1"/>
          <table:table-cell office:value-type="float" office:value="2930" table:style-name="ce1">
            <text:p>2930</text:p>
          </table:table-cell>
          <table:table-cell office:value-type="float" office:value="12776" table:style-name="ce1">
            <text:p>12776</text:p>
          </table:table-cell>
          <table:table-cell office:value-type="float" office:value="1155" table:style-name="ce1">
            <text:p>1155</text:p>
          </table:table-cell>
          <table:table-cell table:style-name="ce1"/>
          <table:table-cell office:value-type="float" office:value="2494" table:style-name="ce1">
            <text:p>2494</text:p>
          </table:table-cell>
          <table:table-cell office:value-type="float" office:value="20207" table:style-name="ce1">
            <text:p>20207</text:p>
          </table:table-cell>
          <table:table-cell office:value-type="float" office:value="929" table:style-name="ce1">
            <text:p>929</text:p>
          </table:table-cell>
          <table:table-cell table:style-name="ce1"/>
          <table:table-cell office:value-type="float" office:value="2633" table:style-name="ce1">
            <text:p>2633</text:p>
          </table:table-cell>
          <table:table-cell office:value-type="float" office:value="36894" table:style-name="ce1">
            <text:p>36894</text:p>
          </table:table-cell>
          <table:table-cell office:value-type="float" office:value="742" table:style-name="ce1">
            <text:p>742</text:p>
          </table:table-cell>
          <table:table-cell table:style-name="ce1"/>
          <table:table-cell office:value-type="float" office:value="3069" table:style-name="ce1">
            <text:p>3069</text:p>
          </table:table-cell>
          <table:table-cell office:value-type="float" office:value="8842" table:style-name="ce1">
            <text:p>8842</text:p>
          </table:table-cell>
          <table:table-cell office:value-type="float" office:value="545" table:style-name="ce1">
            <text:p>545</text:p>
          </table:table-cell>
          <table:table-cell table:style-name="ce1"/>
          <table:table-cell office:value-type="float" office:value="3113" table:style-name="ce1">
            <text:p>3113</text:p>
          </table:table-cell>
          <table:table-cell office:value-type="float" office:value="6437" table:style-name="ce1">
            <text:p>6437</text:p>
          </table:table-cell>
          <table:table-cell office:value-type="float" office:value="1182" table:style-name="ce1">
            <text:p>1182</text:p>
          </table:table-cell>
          <table:table-cell table:style-name="ce1"/>
          <table:table-cell office:value-type="float" office:value="2517" table:style-name="ce1">
            <text:p>2517</text:p>
          </table:table-cell>
          <table:table-cell office:value-type="float" office:value="7631" table:style-name="ce1">
            <text:p>7631</text:p>
          </table:table-cell>
          <table:table-cell office:value-type="float" office:value="583" table:style-name="ce1">
            <text:p>583</text:p>
          </table:table-cell>
          <table:table-cell table:style-name="ce1"/>
          <table:table-cell office:value-type="float" office:value="3760" table:style-name="ce1">
            <text:p>3760</text:p>
          </table:table-cell>
          <table:table-cell office:value-type="float" office:value="28242" table:style-name="ce1">
            <text:p>28242</text:p>
          </table:table-cell>
          <table:table-cell office:value-type="float" office:value="772" table:style-name="ce1">
            <text:p>772</text:p>
          </table:table-cell>
          <table:table-cell table:style-name="ce1"/>
          <table:table-cell office:value-type="float" office:value="3691" table:style-name="ce1">
            <text:p>3691</text:p>
          </table:table-cell>
          <table:table-cell office:value-type="float" office:value="7841" table:style-name="ce1">
            <text:p>7841</text:p>
          </table:table-cell>
          <table:table-cell office:value-type="float" office:value="572" table:style-name="ce1">
            <text:p>572</text:p>
          </table:table-cell>
          <table:table-cell table:style-name="ce1"/>
          <table:table-cell office:value-type="float" office:value="2360" table:style-name="ce1">
            <text:p>2360</text:p>
          </table:table-cell>
          <table:table-cell office:value-type="float" office:value="18256" table:style-name="ce1">
            <text:p>18256</text:p>
          </table:table-cell>
          <table:table-cell office:value-type="float" office:value="527" table:style-name="ce1">
            <text:p>527</text:p>
          </table:table-cell>
          <table:table-cell table:style-name="ce1"/>
          <table:table-cell office:value-type="float" office:value="2341" table:style-name="ce1">
            <text:p>2341</text:p>
          </table:table-cell>
          <table:table-cell office:value-type="float" office:value="8414" table:style-name="ce1">
            <text:p>8414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3214" table:style-name="ce1">
            <text:p>3214</text:p>
          </table:table-cell>
          <table:table-cell office:value-type="float" office:value="9993" table:style-name="ce1">
            <text:p>9993</text:p>
          </table:table-cell>
          <table:table-cell office:value-type="float" office:value="642" table:style-name="ce1">
            <text:p>642</text:p>
          </table:table-cell>
          <table:table-cell table:style-name="ce1"/>
          <table:table-cell office:value-type="float" office:value="4639" table:style-name="ce1">
            <text:p>4639</text:p>
          </table:table-cell>
          <table:table-cell office:value-type="float" office:value="21013" table:style-name="ce1">
            <text:p>21013</text:p>
          </table:table-cell>
          <table:table-cell office:value-type="float" office:value="865" table:style-name="ce1">
            <text:p>865</text:p>
          </table:table-cell>
          <table:table-cell table:style-name="ce1"/>
          <table:table-cell office:value-type="float" office:value="2685" table:style-name="ce1">
            <text:p>2685</text:p>
          </table:table-cell>
          <table:table-cell office:value-type="float" office:value="6860" table:style-name="ce1">
            <text:p>6860</text:p>
          </table:table-cell>
          <table:table-cell office:value-type="float" office:value="748" table:style-name="ce1">
            <text:p>748</text:p>
          </table:table-cell>
          <table:table-cell table:style-name="ce1"/>
          <table:table-cell office:value-type="float" office:value="3176" table:style-name="ce1">
            <text:p>3176</text:p>
          </table:table-cell>
          <table:table-cell office:value-type="float" office:value="17413" table:style-name="ce1">
            <text:p>17413</text:p>
          </table:table-cell>
          <table:table-cell office:value-type="float" office:value="881" table:style-name="ce1">
            <text:p>881</text:p>
          </table:table-cell>
          <table:table-cell table:style-name="ce1"/>
          <table:table-cell office:value-type="float" office:value="2581" table:style-name="ce1">
            <text:p>2581</text:p>
          </table:table-cell>
          <table:table-cell office:value-type="float" office:value="10779" table:style-name="ce1">
            <text:p>10779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4079" table:style-name="ce1">
            <text:p>4079</text:p>
          </table:table-cell>
          <table:table-cell office:value-type="float" office:value="12904" table:style-name="ce1">
            <text:p>12904</text:p>
          </table:table-cell>
          <table:table-cell office:value-type="float" office:value="688" table:style-name="ce1">
            <text:p>688</text:p>
          </table:table-cell>
          <table:table-cell table:style-name="ce1"/>
          <table:table-cell office:value-type="float" office:value="2399" table:style-name="ce1">
            <text:p>2399</text:p>
          </table:table-cell>
          <table:table-cell office:value-type="float" office:value="13333" table:style-name="ce1">
            <text:p>13333</text:p>
          </table:table-cell>
          <table:table-cell office:value-type="float" office:value="1030" table:style-name="ce1">
            <text:p>1030</text:p>
          </table:table-cell>
          <table:table-cell table:style-name="ce1"/>
          <table:table-cell office:value-type="float" office:value="2891" table:style-name="ce1">
            <text:p>2891</text:p>
          </table:table-cell>
          <table:table-cell office:value-type="float" office:value="6865" table:style-name="ce1">
            <text:p>6865</text:p>
          </table:table-cell>
          <table:table-cell office:value-type="float" office:value="506" table:style-name="ce1">
            <text:p>506</text:p>
          </table:table-cell>
          <table:table-cell table:style-name="ce1"/>
          <table:table-cell office:value-type="float" office:value="2303" table:style-name="ce1">
            <text:p>2303</text:p>
          </table:table-cell>
          <table:table-cell office:value-type="float" office:value="12181" table:style-name="ce1">
            <text:p>12181</text:p>
          </table:table-cell>
          <table:table-cell office:value-type="float" office:value="620" table:style-name="ce1">
            <text:p>620</text:p>
          </table:table-cell>
          <table:table-cell table:style-name="ce1"/>
          <table:table-cell office:value-type="float" office:value="2545" table:style-name="ce1">
            <text:p>2545</text:p>
          </table:table-cell>
          <table:table-cell office:value-type="float" office:value="11243" table:style-name="ce1">
            <text:p>11243</text:p>
          </table:table-cell>
          <table:table-cell office:value-type="float" office:value="1062" table:style-name="ce1">
            <text:p>1062</text:p>
          </table:table-cell>
          <table:table-cell table:style-name="ce1"/>
          <table:table-cell office:value-type="float" office:value="3044" table:style-name="ce1">
            <text:p>3044</text:p>
          </table:table-cell>
          <table:table-cell office:value-type="float" office:value="6619" table:style-name="ce1">
            <text:p>6619</text:p>
          </table:table-cell>
          <table:table-cell office:value-type="float" office:value="978" table:style-name="ce1">
            <text:p>978</text:p>
          </table:table-cell>
          <table:table-cell table:style-name="ce1"/>
          <table:table-cell office:value-type="float" office:value="3341" table:style-name="ce1">
            <text:p>3341</text:p>
          </table:table-cell>
          <table:table-cell office:value-type="float" office:value="7815" table:style-name="ce1">
            <text:p>7815</text:p>
          </table:table-cell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2918" table:style-name="ce1">
            <text:p>2918</text:p>
          </table:table-cell>
          <table:table-cell office:value-type="float" office:value="9446" table:style-name="ce1">
            <text:p>9446</text:p>
          </table:table-cell>
          <table:table-cell office:value-type="float" office:value="507" table:style-name="ce1">
            <text:p>507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25245" table:style-name="ce1">
            <text:p>25245</text:p>
          </table:table-cell>
          <table:table-cell office:value-type="float" office:value="1184" table:style-name="ce1">
            <text:p>1184</text:p>
          </table:table-cell>
          <table:table-cell table:style-name="ce1"/>
          <table:table-cell office:value-type="float" office:value="3249" table:style-name="ce1">
            <text:p>3249</text:p>
          </table:table-cell>
          <table:table-cell office:value-type="float" office:value="11553" table:style-name="ce1">
            <text:p>11553</text:p>
          </table:table-cell>
          <table:table-cell office:value-type="float" office:value="465" table:style-name="ce1">
            <text:p>465</text:p>
          </table:table-cell>
          <table:table-cell table:style-name="ce1"/>
          <table:table-cell office:value-type="float" office:value="2519" table:style-name="ce1">
            <text:p>2519</text:p>
          </table:table-cell>
          <table:table-cell office:value-type="float" office:value="15710" table:style-name="ce1">
            <text:p>15710</text:p>
          </table:table-cell>
          <table:table-cell office:value-type="float" office:value="479" table:style-name="ce1">
            <text:p>479</text:p>
          </table:table-cell>
          <table:table-cell table:style-name="ce1"/>
          <table:table-cell office:value-type="float" office:value="2419" table:style-name="ce1">
            <text:p>2419</text:p>
          </table:table-cell>
          <table:table-cell office:value-type="float" office:value="18283" table:style-name="ce1">
            <text:p>18283</text:p>
          </table:table-cell>
          <table:table-cell office:value-type="float" office:value="618" table:style-name="ce1">
            <text:p>618</text:p>
          </table:table-cell>
          <table:table-cell table:style-name="ce1"/>
          <table:table-cell office:value-type="float" office:value="4282" table:style-name="ce1">
            <text:p>4282</text:p>
          </table:table-cell>
          <table:table-cell office:value-type="float" office:value="12910" table:style-name="ce1">
            <text:p>12910</text:p>
          </table:table-cell>
          <table:table-cell office:value-type="float" office:value="728" table:style-name="ce1">
            <text:p>728</text:p>
          </table:table-cell>
          <table:table-cell table:style-name="ce1"/>
          <table:table-cell office:value-type="float" office:value="2949" table:style-name="ce1">
            <text:p>2949</text:p>
          </table:table-cell>
          <table:table-cell office:value-type="float" office:value="11032" table:style-name="ce1">
            <text:p>11032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float" office:value="2909" table:style-name="ce1">
            <text:p>2909</text:p>
          </table:table-cell>
          <table:table-cell office:value-type="float" office:value="13266" table:style-name="ce1">
            <text:p>13266</text:p>
          </table:table-cell>
          <table:table-cell office:value-type="float" office:value="632" table:style-name="ce1">
            <text:p>632</text:p>
          </table:table-cell>
          <table:table-cell table:style-name="ce1"/>
          <table:table-cell office:value-type="float" office:value="3555" table:style-name="ce1">
            <text:p>3555</text:p>
          </table:table-cell>
          <table:table-cell office:value-type="float" office:value="14952" table:style-name="ce1">
            <text:p>14952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8924" table:style-name="ce1">
            <text:p>8924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7_201058_M03550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19:42:45</text:p>
          </table:table-cell>
          <table:table-cell office:value-type="string" table:style-name="ce1">
            <text:p>2020-11-17_20:42: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otilde</text:p>
          </table:table-cell>
          <table:table-cell office:value-type="string" table:style-name="ce1">
            <text:p>M0355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B4v4UldVL4goTHyu</text:p>
          </table:table-cell>
          <table:table-cell office:value-type="string" table:style-name="ce1">
            <text:p>https://www.testable.org/experiment/4303/294929/start?participant=M035500</text:p>
          </table:table-cell>
          <table:table-cell office:value-type="float" office:value="1693932" table:style-name="ce1">
            <text:p>1693932</text:p>
          </table:table-cell>
          <table:table-cell office:value-type="float" office:value="28.232199999999999" table:style-name="ce1">
            <text:p>28,2322</text:p>
          </table:table-cell>
          <table:table-cell office:value-type="float" office:value="19340" table:style-name="ce1">
            <text:p>19340</text:p>
          </table:table-cell>
          <table:table-cell office:value-type="float" office:value="17663" table:style-name="ce1">
            <text:p>17663</text:p>
          </table:table-cell>
          <table:table-cell office:value-type="float" office:value="21380" table:style-name="ce1">
            <text:p>21380</text:p>
          </table:table-cell>
          <table:table-cell office:value-type="float" office:value="16218" table:style-name="ce1">
            <text:p>16218</text:p>
          </table:table-cell>
          <table:table-cell office:value-type="float" office:value="13900" table:style-name="ce1">
            <text:p>13900</text:p>
          </table:table-cell>
          <table:table-cell office:value-type="float" office:value="26567" table:style-name="ce1">
            <text:p>26567</text:p>
          </table:table-cell>
          <table:table-cell office:value-type="float" office:value="35226" table:style-name="ce1">
            <text:p>35226</text:p>
          </table:table-cell>
          <table:table-cell office:value-type="float" office:value="44600" table:style-name="ce1">
            <text:p>44600</text:p>
          </table:table-cell>
          <table:table-cell office:value-type="float" office:value="33791" table:style-name="ce1">
            <text:p>33791</text:p>
          </table:table-cell>
          <table:table-cell office:value-type="float" office:value="22677" table:style-name="ce1">
            <text:p>22677</text:p>
          </table:table-cell>
          <table:table-cell office:value-type="float" office:value="18146" table:style-name="ce1">
            <text:p>18146</text:p>
          </table:table-cell>
          <table:table-cell office:value-type="float" office:value="26163" table:style-name="ce1">
            <text:p>26163</text:p>
          </table:table-cell>
          <table:table-cell table:number-columns-repeated="192" table:style-name="ce1"/>
          <table:table-cell office:value-type="float" office:value="19185" table:style-name="ce1">
            <text:p>19185</text:p>
          </table:table-cell>
          <table:table-cell office:value-type="float" office:value="658" table:style-name="ce1">
            <text:p>658</text:p>
          </table:table-cell>
          <table:table-cell office:value-type="float" office:value="2137" table:style-name="ce1">
            <text:p>2137</text:p>
          </table:table-cell>
          <table:table-cell table:style-name="ce1"/>
          <table:table-cell office:value-type="float" office:value="5798" table:style-name="ce1">
            <text:p>5798</text:p>
          </table:table-cell>
          <table:table-cell office:value-type="float" office:value="789" table:style-name="ce1">
            <text:p>789</text:p>
          </table:table-cell>
          <table:table-cell office:value-type="float" office:value="1851" table:style-name="ce1">
            <text:p>1851</text:p>
          </table:table-cell>
          <table:table-cell table:style-name="ce1"/>
          <table:table-cell office:value-type="float" office:value="4095" table:style-name="ce1">
            <text:p>4095</text:p>
          </table:table-cell>
          <table:table-cell office:value-type="float" office:value="959" table:style-name="ce1">
            <text:p>959</text:p>
          </table:table-cell>
          <table:table-cell table:style-name="ce1"/>
          <table:table-cell office:value-type="float" office:value="1265" table:style-name="ce1">
            <text:p>1265</text:p>
          </table:table-cell>
          <table:table-cell office:value-type="float" office:value="6527" table:style-name="ce1">
            <text:p>6527</text:p>
          </table:table-cell>
          <table:table-cell office:value-type="float" office:value="1063" table:style-name="ce1">
            <text:p>1063</text:p>
          </table:table-cell>
          <table:table-cell table:style-name="ce1"/>
          <table:table-cell office:value-type="float" office:value="1585" table:style-name="ce1">
            <text:p>1585</text:p>
          </table:table-cell>
          <table:table-cell office:value-type="float" office:value="12402" table:style-name="ce1">
            <text:p>12402</text:p>
          </table:table-cell>
          <table:table-cell office:value-type="float" office:value="911" table:style-name="ce1">
            <text:p>911</text:p>
          </table:table-cell>
          <table:table-cell office:value-type="float" office:value="1666" table:style-name="ce1">
            <text:p>1666</text:p>
          </table:table-cell>
          <table:table-cell table:style-name="ce1"/>
          <table:table-cell office:value-type="float" office:value="11558" table:style-name="ce1">
            <text:p>11558</text:p>
          </table:table-cell>
          <table:table-cell office:value-type="float" office:value="427" table:style-name="ce1">
            <text:p>427</text:p>
          </table:table-cell>
          <table:table-cell table:style-name="ce1"/>
          <table:table-cell office:value-type="float" office:value="1931" table:style-name="ce1">
            <text:p>1931</text:p>
          </table:table-cell>
          <table:table-cell office:value-type="float" office:value="6188" table:style-name="ce1">
            <text:p>6188</text:p>
          </table:table-cell>
          <table:table-cell office:value-type="float" office:value="861" table:style-name="ce1">
            <text:p>861</text:p>
          </table:table-cell>
          <table:table-cell office:value-type="float" office:value="2483" table:style-name="ce1">
            <text:p>2483</text:p>
          </table:table-cell>
          <table:table-cell table:style-name="ce1"/>
          <table:table-cell office:value-type="float" office:value="13299" table:style-name="ce1">
            <text:p>13299</text:p>
          </table:table-cell>
          <table:table-cell office:value-type="float" office:value="735" table:style-name="ce1">
            <text:p>735</text:p>
          </table:table-cell>
          <table:table-cell office:value-type="float" office:value="1650" table:style-name="ce1">
            <text:p>1650</text:p>
          </table:table-cell>
          <table:table-cell table:style-name="ce1"/>
          <table:table-cell office:value-type="float" office:value="5795" table:style-name="ce1">
            <text:p>5795</text:p>
          </table:table-cell>
          <table:table-cell office:value-type="float" office:value="509" table:style-name="ce1">
            <text:p>509</text:p>
          </table:table-cell>
          <table:table-cell office:value-type="float" office:value="1634" table:style-name="ce1">
            <text:p>1634</text:p>
          </table:table-cell>
          <table:table-cell table:style-name="ce1"/>
          <table:table-cell office:value-type="float" office:value="9733" table:style-name="ce1">
            <text:p>9733</text:p>
          </table:table-cell>
          <table:table-cell office:value-type="float" office:value="3940" table:style-name="ce1">
            <text:p>3940</text:p>
          </table:table-cell>
          <table:table-cell table:style-name="ce1"/>
          <table:table-cell office:value-type="float" office:value="1937" table:style-name="ce1">
            <text:p>1937</text:p>
          </table:table-cell>
          <table:table-cell office:value-type="float" office:value="9714" table:style-name="ce1">
            <text:p>9714</text:p>
          </table:table-cell>
          <table:table-cell office:value-type="float" office:value="460" table:style-name="ce1">
            <text:p>460</text:p>
          </table:table-cell>
          <table:table-cell office:value-type="float" office:value="1338" table:style-name="ce1">
            <text:p>1338</text:p>
          </table:table-cell>
          <table:table-cell table:style-name="ce1"/>
          <table:table-cell office:value-type="float" office:value="8565" table:style-name="ce1">
            <text:p>8565</text:p>
          </table:table-cell>
          <table:table-cell office:value-type="float" office:value="751" table:style-name="ce1">
            <text:p>751</text:p>
          </table:table-cell>
          <table:table-cell office:value-type="float" office:value="1542" table:style-name="ce1">
            <text:p>1542</text:p>
          </table:table-cell>
          <table:table-cell table:style-name="ce1"/>
          <table:table-cell office:value-type="float" office:value="21446" table:style-name="ce1">
            <text:p>21446</text:p>
          </table:table-cell>
          <table:table-cell office:value-type="float" office:value="693" table:style-name="ce1">
            <text:p>693</text:p>
          </table:table-cell>
          <table:table-cell table:style-name="ce1"/>
          <table:table-cell office:value-type="float" office:value="2229" table:style-name="ce1">
            <text:p>2229</text:p>
          </table:table-cell>
          <table:table-cell office:value-type="float" office:value="4908" table:style-name="ce1">
            <text:p>4908</text:p>
          </table:table-cell>
          <table:table-cell office:value-type="float" office:value="555" table:style-name="ce1">
            <text:p>555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float" office:value="9483" table:style-name="ce1">
            <text:p>9483</text:p>
          </table:table-cell>
          <table:table-cell office:value-type="float" office:value="959" table:style-name="ce1">
            <text:p>959</text:p>
          </table:table-cell>
          <table:table-cell office:value-type="float" office:value="2139" table:style-name="ce1">
            <text:p>2139</text:p>
          </table:table-cell>
          <table:table-cell table:style-name="ce1"/>
          <table:table-cell office:value-type="float" office:value="7739" table:style-name="ce1">
            <text:p>7739</text:p>
          </table:table-cell>
          <table:table-cell office:value-type="float" office:value="1665" table:style-name="ce1">
            <text:p>1665</text:p>
          </table:table-cell>
          <table:table-cell table:style-name="ce1"/>
          <table:table-cell office:value-type="float" office:value="1290" table:style-name="ce1">
            <text:p>1290</text:p>
          </table:table-cell>
          <table:table-cell office:value-type="float" office:value="6867" table:style-name="ce1">
            <text:p>6867</text:p>
          </table:table-cell>
          <table:table-cell office:value-type="float" office:value="690" table:style-name="ce1">
            <text:p>690</text:p>
          </table:table-cell>
          <table:table-cell office:value-type="float" office:value="3284" table:style-name="ce1">
            <text:p>3284</text:p>
          </table:table-cell>
          <table:table-cell table:style-name="ce1"/>
          <table:table-cell office:value-type="float" office:value="9880" table:style-name="ce1">
            <text:p>9880</text:p>
          </table:table-cell>
          <table:table-cell office:value-type="float" office:value="445" table:style-name="ce1">
            <text:p>445</text:p>
          </table:table-cell>
          <table:table-cell office:value-type="float" office:value="2266" table:style-name="ce1">
            <text:p>2266</text:p>
          </table:table-cell>
          <table:table-cell table:style-name="ce1"/>
          <table:table-cell office:value-type="float" office:value="11361" table:style-name="ce1">
            <text:p>11361</text:p>
          </table:table-cell>
          <table:table-cell office:value-type="float" office:value="902" table:style-name="ce1">
            <text:p>902</text:p>
          </table:table-cell>
          <table:table-cell office:value-type="float" office:value="1241" table:style-name="ce1">
            <text:p>1241</text:p>
          </table:table-cell>
          <table:table-cell table:style-name="ce1"/>
          <table:table-cell office:value-type="float" office:value="7354" table:style-name="ce1">
            <text:p>7354</text:p>
          </table:table-cell>
          <table:table-cell office:value-type="float" office:value="893" table:style-name="ce1">
            <text:p>893</text:p>
          </table:table-cell>
          <table:table-cell table:style-name="ce1"/>
          <table:table-cell office:value-type="float" office:value="2603" table:style-name="ce1">
            <text:p>2603</text:p>
          </table:table-cell>
          <table:table-cell office:value-type="float" office:value="5723" table:style-name="ce1">
            <text:p>5723</text:p>
          </table:table-cell>
          <table:table-cell office:value-type="float" office:value="1407" table:style-name="ce1">
            <text:p>1407</text:p>
          </table:table-cell>
          <table:table-cell office:value-type="float" office:value="2512" table:style-name="ce1">
            <text:p>2512</text:p>
          </table:table-cell>
          <table:table-cell table:style-name="ce1"/>
          <table:table-cell office:value-type="float" office:value="7300" table:style-name="ce1">
            <text:p>7300</text:p>
          </table:table-cell>
          <table:table-cell office:value-type="float" office:value="1091" table:style-name="ce1">
            <text:p>1091</text:p>
          </table:table-cell>
          <table:table-cell office:value-type="float" office:value="1457" table:style-name="ce1">
            <text:p>1457</text:p>
          </table:table-cell>
          <table:table-cell table:style-name="ce1"/>
          <table:table-cell office:value-type="float" office:value="10519" table:style-name="ce1">
            <text:p>10519</text:p>
          </table:table-cell>
          <table:table-cell office:value-type="float" office:value="1199" table:style-name="ce1">
            <text:p>1199</text:p>
          </table:table-cell>
          <table:table-cell office:value-type="float" office:value="1539" table:style-name="ce1">
            <text:p>1539</text:p>
          </table:table-cell>
          <table:table-cell table:style-name="ce1"/>
          <table:table-cell office:value-type="float" office:value="9126" table:style-name="ce1">
            <text:p>9126</text:p>
          </table:table-cell>
          <table:table-cell office:value-type="float" office:value="1472" table:style-name="ce1">
            <text:p>1472</text:p>
          </table:table-cell>
          <table:table-cell office:value-type="float" office:value="1361" table:style-name="ce1">
            <text:p>1361</text:p>
          </table:table-cell>
          <table:table-cell table:style-name="ce1"/>
          <table:table-cell office:value-type="float" office:value="5616" table:style-name="ce1">
            <text:p>5616</text:p>
          </table:table-cell>
          <table:table-cell office:value-type="float" office:value="1851" table:style-name="ce1">
            <text:p>1851</text:p>
          </table:table-cell>
          <table:table-cell table:style-name="ce1"/>
          <table:table-cell office:value-type="float" office:value="1969" table:style-name="ce1">
            <text:p>1969</text:p>
          </table:table-cell>
          <table:table-cell office:value-type="float" office:value="6692" table:style-name="ce1">
            <text:p>6692</text:p>
          </table:table-cell>
          <table:table-cell office:value-type="float" office:value="1158" table:style-name="ce1">
            <text:p>1158</text:p>
          </table:table-cell>
          <table:table-cell table:style-name="ce1"/>
          <table:table-cell office:value-type="float" office:value="1965" table:style-name="ce1">
            <text:p>1965</text:p>
          </table:table-cell>
          <table:table-cell office:value-type="float" office:value="12013" table:style-name="ce1">
            <text:p>12013</text:p>
          </table:table-cell>
          <table:table-cell office:value-type="float" office:value="850" table:style-name="ce1">
            <text:p>850</text:p>
          </table:table-cell>
          <table:table-cell office:value-type="float" office:value="1305" table:style-name="ce1">
            <text:p>1305</text:p>
          </table:table-cell>
          <table:table-cell table:style-name="ce1"/>
          <table:table-cell office:value-type="float" office:value="12165" table:style-name="ce1">
            <text:p>12165</text:p>
          </table:table-cell>
          <table:table-cell office:value-type="float" office:value="542" table:style-name="ce1">
            <text:p>542</text:p>
          </table:table-cell>
          <table:table-cell office:value-type="float" office:value="2555" table:style-name="ce1">
            <text:p>2555</text:p>
          </table:table-cell>
          <table:table-cell table:style-name="ce1"/>
          <table:table-cell office:value-type="float" office:value="11297" table:style-name="ce1">
            <text:p>11297</text:p>
          </table:table-cell>
          <table:table-cell office:value-type="float" office:value="635" table:style-name="ce1">
            <text:p>635</text:p>
          </table:table-cell>
          <table:table-cell table:style-name="ce1"/>
          <table:table-cell office:value-type="float" office:value="1594" table:style-name="ce1">
            <text:p>1594</text:p>
          </table:table-cell>
          <table:table-cell office:value-type="float" office:value="6616" table:style-name="ce1">
            <text:p>6616</text:p>
          </table:table-cell>
          <table:table-cell office:value-type="float" office:value="1458" table:style-name="ce1">
            <text:p>1458</text:p>
          </table:table-cell>
          <table:table-cell office:value-type="float" office:value="2646" table:style-name="ce1">
            <text:p>2646</text:p>
          </table:table-cell>
          <table:table-cell table:style-name="ce1"/>
          <table:table-cell office:value-type="float" office:value="6472" table:style-name="ce1">
            <text:p>6472</text:p>
          </table:table-cell>
          <table:table-cell office:value-type="float" office:value="612" table:style-name="ce1">
            <text:p>612</text:p>
          </table:table-cell>
          <table:table-cell office:value-type="float" office:value="1290" table:style-name="ce1">
            <text:p>1290</text:p>
          </table:table-cell>
          <table:table-cell table:style-name="ce1"/>
          <table:table-cell office:value-type="float" office:value="10714" table:style-name="ce1">
            <text:p>10714</text:p>
          </table:table-cell>
          <table:table-cell office:value-type="float" office:value="653" table:style-name="ce1">
            <text:p>653</text:p>
          </table:table-cell>
          <table:table-cell office:value-type="float" office:value="1449" table:style-name="ce1">
            <text:p>1449</text:p>
          </table:table-cell>
          <table:table-cell table:style-name="ce1"/>
          <table:table-cell office:value-type="float" office:value="7656" table:style-name="ce1">
            <text:p>7656</text:p>
          </table:table-cell>
          <table:table-cell office:value-type="float" office:value="753" table:style-name="ce1">
            <text:p>753</text:p>
          </table:table-cell>
          <table:table-cell office:value-type="float" office:value="1821" table:style-name="ce1">
            <text:p>1821</text:p>
          </table:table-cell>
          <table:table-cell table:style-name="ce1"/>
          <table:table-cell office:value-type="float" office:value="12440" table:style-name="ce1">
            <text:p>12440</text:p>
          </table:table-cell>
          <table:table-cell office:value-type="float" office:value="474" table:style-name="ce1">
            <text:p>474</text:p>
          </table:table-cell>
          <table:table-cell office:value-type="float" office:value="2557" table:style-name="ce1">
            <text:p>2557</text:p>
          </table:table-cell>
          <table:table-cell table:style-name="ce1"/>
          <table:table-cell office:value-type="float" office:value="6090" table:style-name="ce1">
            <text:p>6090</text:p>
          </table:table-cell>
          <table:table-cell office:value-type="float" office:value="670" table:style-name="ce1">
            <text:p>670</text:p>
          </table:table-cell>
          <table:table-cell table:style-name="ce1"/>
          <table:table-cell office:value-type="float" office:value="1899" table:style-name="ce1">
            <text:p>1899</text:p>
          </table:table-cell>
          <table:table-cell office:value-type="float" office:value="7960" table:style-name="ce1">
            <text:p>7960</text:p>
          </table:table-cell>
          <table:table-cell office:value-type="float" office:value="549" table:style-name="ce1">
            <text:p>549</text:p>
          </table:table-cell>
          <table:table-cell office:value-type="float" office:value="1817" table:style-name="ce1">
            <text:p>1817</text:p>
          </table:table-cell>
          <table:table-cell table:style-name="ce1"/>
          <table:table-cell office:value-type="float" office:value="9404" table:style-name="ce1">
            <text:p>9404</text:p>
          </table:table-cell>
          <table:table-cell office:value-type="float" office:value="1308" table:style-name="ce1">
            <text:p>1308</text:p>
          </table:table-cell>
          <table:table-cell office:value-type="float" office:value="1673" table:style-name="ce1">
            <text:p>1673</text:p>
          </table:table-cell>
          <table:table-cell table:style-name="ce1"/>
          <table:table-cell office:value-type="float" office:value="5509" table:style-name="ce1">
            <text:p>5509</text:p>
          </table:table-cell>
          <table:table-cell office:value-type="float" office:value="789" table:style-name="ce1">
            <text:p>789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8145" table:style-name="ce1">
            <text:p>8145</text:p>
          </table:table-cell>
          <table:table-cell office:value-type="float" office:value="741" table:style-name="ce1">
            <text:p>741</text:p>
          </table:table-cell>
          <table:table-cell office:value-type="float" office:value="1610" table:style-name="ce1">
            <text:p>1610</text:p>
          </table:table-cell>
          <table:table-cell table:style-name="ce1"/>
          <table:table-cell office:value-type="float" office:value="10594" table:style-name="ce1">
            <text:p>10594</text:p>
          </table:table-cell>
          <table:table-cell office:value-type="float" office:value="517" table:style-name="ce1">
            <text:p>517</text:p>
          </table:table-cell>
          <table:table-cell office:value-type="float" office:value="1671" table:style-name="ce1">
            <text:p>1671</text:p>
          </table:table-cell>
          <table:table-cell table:style-name="ce1"/>
          <table:table-cell office:value-type="float" office:value="5560" table:style-name="ce1">
            <text:p>5560</text:p>
          </table:table-cell>
          <table:table-cell office:value-type="float" office:value="540" table:style-name="ce1">
            <text:p>540</text:p>
          </table:table-cell>
          <table:table-cell office:value-type="float" office:value="1145" table:style-name="ce1">
            <text:p>1145</text:p>
          </table:table-cell>
          <table:table-cell table:style-name="ce1"/>
          <table:table-cell office:value-type="float" office:value="6948" table:style-name="ce1">
            <text:p>6948</text:p>
          </table:table-cell>
          <table:table-cell office:value-type="float" office:value="412" table:style-name="ce1">
            <text:p>412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8579" table:style-name="ce1">
            <text:p>8579</text:p>
          </table:table-cell>
          <table:table-cell office:value-type="float" office:value="822" table:style-name="ce1">
            <text:p>822</text:p>
          </table:table-cell>
          <table:table-cell office:value-type="float" office:value="1746" table:style-name="ce1">
            <text:p>1746</text:p>
          </table:table-cell>
          <table:table-cell table:style-name="ce1"/>
          <table:table-cell office:value-type="float" office:value="7935" table:style-name="ce1">
            <text:p>7935</text:p>
          </table:table-cell>
          <table:table-cell office:value-type="float" office:value="726" table:style-name="ce1">
            <text:p>726</text:p>
          </table:table-cell>
          <table:table-cell office:value-type="float" office:value="1264" table:style-name="ce1">
            <text:p>1264</text:p>
          </table:table-cell>
          <table:table-cell table:style-name="ce1"/>
          <table:table-cell office:value-type="float" office:value="7311" table:style-name="ce1">
            <text:p>7311</text:p>
          </table:table-cell>
          <table:table-cell office:value-type="float" office:value="453" table:style-name="ce1">
            <text:p>453</text:p>
          </table:table-cell>
          <table:table-cell office:value-type="float" office:value="2191" table:style-name="ce1">
            <text:p>2191</text:p>
          </table:table-cell>
          <table:table-cell table:style-name="ce1"/>
          <table:table-cell office:value-type="float" office:value="6669" table:style-name="ce1">
            <text:p>6669</text:p>
          </table:table-cell>
          <table:table-cell office:value-type="float" office:value="759" table:style-name="ce1">
            <text:p>759</text:p>
          </table:table-cell>
          <table:table-cell table:style-name="ce1"/>
          <table:table-cell office:value-type="float" office:value="1331" table:style-name="ce1">
            <text:p>1331</text:p>
          </table:table-cell>
          <table:table-cell office:value-type="float" office:value="6849" table:style-name="ce1">
            <text:p>6849</text:p>
          </table:table-cell>
          <table:table-cell office:value-type="float" office:value="542" table:style-name="ce1">
            <text:p>542</text:p>
          </table:table-cell>
          <table:table-cell table:style-name="ce1"/>
          <table:table-cell office:value-type="float" office:value="1168" table:style-name="ce1">
            <text:p>1168</text:p>
          </table:table-cell>
          <table:table-cell office:value-type="float" office:value="6147" table:style-name="ce1">
            <text:p>6147</text:p>
          </table:table-cell>
          <table:table-cell office:value-type="float" office:value="918" table:style-name="ce1">
            <text:p>918</text:p>
          </table:table-cell>
          <table:table-cell table:style-name="ce1"/>
          <table:table-cell office:value-type="float" office:value="4895" table:style-name="ce1">
            <text:p>4895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02637_M03439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19:51:09</text:p>
          </table:table-cell>
          <table:table-cell office:value-type="string" table:style-name="ce1">
            <text:p>2020-11-17_20:51: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yssa</text:p>
          </table:table-cell>
          <table:table-cell office:value-type="string" table:style-name="ce1">
            <text:p>M03439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zYic9YH7EmV68O2</text:p>
          </table:table-cell>
          <table:table-cell office:value-type="string" table:style-name="ce1">
            <text:p>https://www.testable.org/experiment/4303/294929/start?participant=M034392</text:p>
          </table:table-cell>
          <table:table-cell office:value-type="float" office:value="2127933" table:style-name="ce1">
            <text:p>2127933</text:p>
          </table:table-cell>
          <table:table-cell office:value-type="float" office:value="35.46555" table:style-name="ce1">
            <text:p>35,46555</text:p>
          </table:table-cell>
          <table:table-cell office:value-type="float" office:value="18088" table:style-name="ce1">
            <text:p>18088</text:p>
          </table:table-cell>
          <table:table-cell office:value-type="float" office:value="80923" table:style-name="ce1">
            <text:p>80923</text:p>
          </table:table-cell>
          <table:table-cell office:value-type="float" office:value="40400" table:style-name="ce1">
            <text:p>40400</text:p>
          </table:table-cell>
          <table:table-cell office:value-type="float" office:value="24683" table:style-name="ce1">
            <text:p>24683</text:p>
          </table:table-cell>
          <table:table-cell office:value-type="float" office:value="58708" table:style-name="ce1">
            <text:p>58708</text:p>
          </table:table-cell>
          <table:table-cell office:value-type="float" office:value="76894" table:style-name="ce1">
            <text:p>76894</text:p>
          </table:table-cell>
          <table:table-cell office:value-type="float" office:value="27537" table:style-name="ce1">
            <text:p>27537</text:p>
          </table:table-cell>
          <table:table-cell office:value-type="float" office:value="42635" table:style-name="ce1">
            <text:p>42635</text:p>
          </table:table-cell>
          <table:table-cell office:value-type="float" office:value="168356" table:style-name="ce1">
            <text:p>168356</text:p>
          </table:table-cell>
          <table:table-cell office:value-type="float" office:value="18584" table:style-name="ce1">
            <text:p>18584</text:p>
          </table:table-cell>
          <table:table-cell office:value-type="float" office:value="78390" table:style-name="ce1">
            <text:p>78390</text:p>
          </table:table-cell>
          <table:table-cell office:value-type="float" office:value="114808" table:style-name="ce1">
            <text:p>114808</text:p>
          </table:table-cell>
          <table:table-cell table:number-columns-repeated="192" table:style-name="ce1"/>
          <table:table-cell office:value-type="float" office:value="3690" table:style-name="ce1">
            <text:p>3690</text:p>
          </table:table-cell>
          <table:table-cell office:value-type="float" office:value="1106" table:style-name="ce1">
            <text:p>1106</text:p>
          </table:table-cell>
          <table:table-cell office:value-type="float" office:value="2104" table:style-name="ce1">
            <text:p>2104</text:p>
          </table:table-cell>
          <table:table-cell table:style-name="ce1"/>
          <table:table-cell office:value-type="float" office:value="4669" table:style-name="ce1">
            <text:p>4669</text:p>
          </table:table-cell>
          <table:table-cell office:value-type="float" office:value="1661" table:style-name="ce1">
            <text:p>1661</text:p>
          </table:table-cell>
          <table:table-cell office:value-type="float" office:value="2121" table:style-name="ce1">
            <text:p>2121</text:p>
          </table:table-cell>
          <table:table-cell table:style-name="ce1"/>
          <table:table-cell office:value-type="float" office:value="4930" table:style-name="ce1">
            <text:p>4930</text:p>
          </table:table-cell>
          <table:table-cell office:value-type="float" office:value="1143" table:style-name="ce1">
            <text:p>1143</text:p>
          </table:table-cell>
          <table:table-cell office:value-type="float" office:value="2164" table:style-name="ce1">
            <text:p>2164</text:p>
          </table:table-cell>
          <table:table-cell table:style-name="ce1"/>
          <table:table-cell office:value-type="float" office:value="4964" table:style-name="ce1">
            <text:p>4964</text:p>
          </table:table-cell>
          <table:table-cell office:value-type="float" office:value="1661" table:style-name="ce1">
            <text:p>1661</text:p>
          </table:table-cell>
          <table:table-cell table:style-name="ce1"/>
          <table:table-cell office:value-type="float" office:value="2669" table:style-name="ce1">
            <text:p>2669</text:p>
          </table:table-cell>
          <table:table-cell office:value-type="float" office:value="4297" table:style-name="ce1">
            <text:p>4297</text:p>
          </table:table-cell>
          <table:table-cell office:value-type="float" office:value="649" table:style-name="ce1">
            <text:p>649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office:value-type="float" office:value="5831" table:style-name="ce1">
            <text:p>5831</text:p>
          </table:table-cell>
          <table:table-cell office:value-type="float" office:value="1514" table:style-name="ce1">
            <text:p>1514</text:p>
          </table:table-cell>
          <table:table-cell table:style-name="ce1"/>
          <table:table-cell office:value-type="float" office:value="4899" table:style-name="ce1">
            <text:p>4899</text:p>
          </table:table-cell>
          <table:table-cell office:value-type="float" office:value="8303" table:style-name="ce1">
            <text:p>8303</text:p>
          </table:table-cell>
          <table:table-cell office:value-type="float" office:value="922" table:style-name="ce1">
            <text:p>922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office:value-type="float" office:value="5737" table:style-name="ce1">
            <text:p>5737</text:p>
          </table:table-cell>
          <table:table-cell office:value-type="float" office:value="973" table:style-name="ce1">
            <text:p>973</text:p>
          </table:table-cell>
          <table:table-cell table:style-name="ce1"/>
          <table:table-cell office:value-type="float" office:value="3656" table:style-name="ce1">
            <text:p>3656</text:p>
          </table:table-cell>
          <table:table-cell office:value-type="float" office:value="5334" table:style-name="ce1">
            <text:p>5334</text:p>
          </table:table-cell>
          <table:table-cell office:value-type="float" office:value="1066" table:style-name="ce1">
            <text:p>1066</text:p>
          </table:table-cell>
          <table:table-cell table:style-name="ce1"/>
          <table:table-cell office:value-type="float" office:value="3417" table:style-name="ce1">
            <text:p>3417</text:p>
          </table:table-cell>
          <table:table-cell office:value-type="float" office:value="6274" table:style-name="ce1">
            <text:p>6274</text:p>
          </table:table-cell>
          <table:table-cell office:value-type="float" office:value="1373" table:style-name="ce1">
            <text:p>1373</text:p>
          </table:table-cell>
          <table:table-cell table:style-name="ce1"/>
          <table:table-cell office:value-type="float" office:value="3327" table:style-name="ce1">
            <text:p>3327</text:p>
          </table:table-cell>
          <table:table-cell office:value-type="float" office:value="5317" table:style-name="ce1">
            <text:p>5317</text:p>
          </table:table-cell>
          <table:table-cell office:value-type="float" office:value="1112" table:style-name="ce1">
            <text:p>1112</text:p>
          </table:table-cell>
          <table:table-cell table:style-name="ce1"/>
          <table:table-cell office:value-type="float" office:value="3246" table:style-name="ce1">
            <text:p>3246</text:p>
          </table:table-cell>
          <table:table-cell office:value-type="float" office:value="7006" table:style-name="ce1">
            <text:p>7006</text:p>
          </table:table-cell>
          <table:table-cell office:value-type="float" office:value="1200" table:style-name="ce1">
            <text:p>1200</text:p>
          </table:table-cell>
          <table:table-cell table:style-name="ce1"/>
          <table:table-cell office:value-type="float" office:value="2748" table:style-name="ce1">
            <text:p>2748</text:p>
          </table:table-cell>
          <table:table-cell office:value-type="float" office:value="7552" table:style-name="ce1">
            <text:p>7552</text:p>
          </table:table-cell>
          <table:table-cell office:value-type="float" office:value="5803" table:style-name="ce1">
            <text:p>5803</text:p>
          </table:table-cell>
          <table:table-cell table:style-name="ce1"/>
          <table:table-cell office:value-type="float" office:value="4341" table:style-name="ce1">
            <text:p>4341</text:p>
          </table:table-cell>
          <table:table-cell office:value-type="float" office:value="6863" table:style-name="ce1">
            <text:p>6863</text:p>
          </table:table-cell>
          <table:table-cell office:value-type="float" office:value="2294" table:style-name="ce1">
            <text:p>2294</text:p>
          </table:table-cell>
          <table:table-cell table:style-name="ce1"/>
          <table:table-cell office:value-type="float" office:value="2699" table:style-name="ce1">
            <text:p>2699</text:p>
          </table:table-cell>
          <table:table-cell office:value-type="float" office:value="11621" table:style-name="ce1">
            <text:p>11621</text:p>
          </table:table-cell>
          <table:table-cell office:value-type="float" office:value="1577" table:style-name="ce1">
            <text:p>1577</text:p>
          </table:table-cell>
          <table:table-cell table:style-name="ce1"/>
          <table:table-cell office:value-type="float" office:value="3309" table:style-name="ce1">
            <text:p>3309</text:p>
          </table:table-cell>
          <table:table-cell office:value-type="float" office:value="6130" table:style-name="ce1">
            <text:p>6130</text:p>
          </table:table-cell>
          <table:table-cell office:value-type="float" office:value="1020" table:style-name="ce1">
            <text:p>1020</text:p>
          </table:table-cell>
          <table:table-cell table:style-name="ce1"/>
          <table:table-cell office:value-type="float" office:value="2180" table:style-name="ce1">
            <text:p>2180</text:p>
          </table:table-cell>
          <table:table-cell office:value-type="float" office:value="8405" table:style-name="ce1">
            <text:p>8405</text:p>
          </table:table-cell>
          <table:table-cell office:value-type="float" office:value="1188" table:style-name="ce1">
            <text:p>1188</text:p>
          </table:table-cell>
          <table:table-cell table:style-name="ce1"/>
          <table:table-cell office:value-type="float" office:value="3388" table:style-name="ce1">
            <text:p>3388</text:p>
          </table:table-cell>
          <table:table-cell office:value-type="float" office:value="6054" table:style-name="ce1">
            <text:p>6054</text:p>
          </table:table-cell>
          <table:table-cell office:value-type="float" office:value="1799" table:style-name="ce1">
            <text:p>1799</text:p>
          </table:table-cell>
          <table:table-cell table:style-name="ce1"/>
          <table:table-cell office:value-type="float" office:value="2427" table:style-name="ce1">
            <text:p>2427</text:p>
          </table:table-cell>
          <table:table-cell office:value-type="float" office:value="7229" table:style-name="ce1">
            <text:p>7229</text:p>
          </table:table-cell>
          <table:table-cell office:value-type="float" office:value="2884" table:style-name="ce1">
            <text:p>2884</text:p>
          </table:table-cell>
          <table:table-cell office:value-type="float" office:value="2292" table:style-name="ce1">
            <text:p>2292</text:p>
          </table:table-cell>
          <table:table-cell table:style-name="ce1"/>
          <table:table-cell office:value-type="float" office:value="5308" table:style-name="ce1">
            <text:p>5308</text:p>
          </table:table-cell>
          <table:table-cell office:value-type="float" office:value="1053" table:style-name="ce1">
            <text:p>1053</text:p>
          </table:table-cell>
          <table:table-cell table:style-name="ce1"/>
          <table:table-cell office:value-type="float" office:value="3068" table:style-name="ce1">
            <text:p>3068</text:p>
          </table:table-cell>
          <table:table-cell office:value-type="float" office:value="5238" table:style-name="ce1">
            <text:p>5238</text:p>
          </table:table-cell>
          <table:table-cell office:value-type="float" office:value="1042" table:style-name="ce1">
            <text:p>1042</text:p>
          </table:table-cell>
          <table:table-cell table:style-name="ce1"/>
          <table:table-cell office:value-type="float" office:value="2600" table:style-name="ce1">
            <text:p>2600</text:p>
          </table:table-cell>
          <table:table-cell office:value-type="float" office:value="6219" table:style-name="ce1">
            <text:p>6219</text:p>
          </table:table-cell>
          <table:table-cell office:value-type="float" office:value="1254" table:style-name="ce1">
            <text:p>1254</text:p>
          </table:table-cell>
          <table:table-cell table:style-name="ce1"/>
          <table:table-cell office:value-type="float" office:value="3836" table:style-name="ce1">
            <text:p>3836</text:p>
          </table:table-cell>
          <table:table-cell office:value-type="float" office:value="4570" table:style-name="ce1">
            <text:p>4570</text:p>
          </table:table-cell>
          <table:table-cell office:value-type="float" office:value="1073" table:style-name="ce1">
            <text:p>1073</text:p>
          </table:table-cell>
          <table:table-cell table:style-name="ce1"/>
          <table:table-cell office:value-type="float" office:value="3150" table:style-name="ce1">
            <text:p>3150</text:p>
          </table:table-cell>
          <table:table-cell office:value-type="float" office:value="6584" table:style-name="ce1">
            <text:p>6584</text:p>
          </table:table-cell>
          <table:table-cell office:value-type="float" office:value="818" table:style-name="ce1">
            <text:p>818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8689" table:style-name="ce1">
            <text:p>8689</text:p>
          </table:table-cell>
          <table:table-cell office:value-type="float" office:value="1057" table:style-name="ce1">
            <text:p>1057</text:p>
          </table:table-cell>
          <table:table-cell table:style-name="ce1"/>
          <table:table-cell office:value-type="float" office:value="2401" table:style-name="ce1">
            <text:p>2401</text:p>
          </table:table-cell>
          <table:table-cell office:value-type="float" office:value="8402" table:style-name="ce1">
            <text:p>8402</text:p>
          </table:table-cell>
          <table:table-cell office:value-type="float" office:value="1707" table:style-name="ce1">
            <text:p>1707</text:p>
          </table:table-cell>
          <table:table-cell table:style-name="ce1"/>
          <table:table-cell office:value-type="float" office:value="2530" table:style-name="ce1">
            <text:p>2530</text:p>
          </table:table-cell>
          <table:table-cell office:value-type="float" office:value="6768" table:style-name="ce1">
            <text:p>6768</text:p>
          </table:table-cell>
          <table:table-cell office:value-type="float" office:value="1522" table:style-name="ce1">
            <text:p>1522</text:p>
          </table:table-cell>
          <table:table-cell table:style-name="ce1"/>
          <table:table-cell office:value-type="float" office:value="3906" table:style-name="ce1">
            <text:p>3906</text:p>
          </table:table-cell>
          <table:table-cell office:value-type="float" office:value="5256" table:style-name="ce1">
            <text:p>5256</text:p>
          </table:table-cell>
          <table:table-cell office:value-type="float" office:value="992" table:style-name="ce1">
            <text:p>992</text:p>
          </table:table-cell>
          <table:table-cell table:style-name="ce1"/>
          <table:table-cell office:value-type="float" office:value="1921" table:style-name="ce1">
            <text:p>1921</text:p>
          </table:table-cell>
          <table:table-cell office:value-type="float" office:value="2038" table:style-name="ce1">
            <text:p>2038</text:p>
          </table:table-cell>
          <table:table-cell office:value-type="float" office:value="699" table:style-name="ce1">
            <text:p>699</text:p>
          </table:table-cell>
          <table:table-cell office:value-type="float" office:value="1881" table:style-name="ce1">
            <text:p>1881</text:p>
          </table:table-cell>
          <table:table-cell table:style-name="ce1"/>
          <table:table-cell office:value-type="float" office:value="5920" table:style-name="ce1">
            <text:p>5920</text:p>
          </table:table-cell>
          <table:table-cell office:value-type="float" office:value="1119" table:style-name="ce1">
            <text:p>1119</text:p>
          </table:table-cell>
          <table:table-cell table:style-name="ce1"/>
          <table:table-cell office:value-type="float" office:value="1839" table:style-name="ce1">
            <text:p>1839</text:p>
          </table:table-cell>
          <table:table-cell office:value-type="float" office:value="6438" table:style-name="ce1">
            <text:p>6438</text:p>
          </table:table-cell>
          <table:table-cell office:value-type="float" office:value="1036" table:style-name="ce1">
            <text:p>1036</text:p>
          </table:table-cell>
          <table:table-cell office:value-type="float" office:value="2737" table:style-name="ce1">
            <text:p>2737</text:p>
          </table:table-cell>
          <table:table-cell table:style-name="ce1"/>
          <table:table-cell office:value-type="float" office:value="6424" table:style-name="ce1">
            <text:p>6424</text:p>
          </table:table-cell>
          <table:table-cell office:value-type="float" office:value="1433" table:style-name="ce1">
            <text:p>1433</text:p>
          </table:table-cell>
          <table:table-cell table:style-name="ce1"/>
          <table:table-cell office:value-type="float" office:value="4074" table:style-name="ce1">
            <text:p>4074</text:p>
          </table:table-cell>
          <table:table-cell office:value-type="float" office:value="7151" table:style-name="ce1">
            <text:p>7151</text:p>
          </table:table-cell>
          <table:table-cell office:value-type="float" office:value="2870" table:style-name="ce1">
            <text:p>2870</text:p>
          </table:table-cell>
          <table:table-cell office:value-type="float" office:value="3286" table:style-name="ce1">
            <text:p>3286</text:p>
          </table:table-cell>
          <table:table-cell table:style-name="ce1"/>
          <table:table-cell office:value-type="float" office:value="2619" table:style-name="ce1">
            <text:p>2619</text:p>
          </table:table-cell>
          <table:table-cell office:value-type="float" office:value="881" table:style-name="ce1">
            <text:p>881</text:p>
          </table:table-cell>
          <table:table-cell office:value-type="float" office:value="1763" table:style-name="ce1">
            <text:p>1763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23" table:style-name="ce1">
            <text:p>3223</text:p>
          </table:table-cell>
          <table:table-cell office:value-type="float" office:value="4041" table:style-name="ce1">
            <text:p>4041</text:p>
          </table:table-cell>
          <table:table-cell table:style-name="ce1"/>
          <table:table-cell office:value-type="float" office:value="8177" table:style-name="ce1">
            <text:p>8177</text:p>
          </table:table-cell>
          <table:table-cell office:value-type="float" office:value="786" table:style-name="ce1">
            <text:p>786</text:p>
          </table:table-cell>
          <table:table-cell table:style-name="ce1"/>
          <table:table-cell office:value-type="float" office:value="2849" table:style-name="ce1">
            <text:p>2849</text:p>
          </table:table-cell>
          <table:table-cell office:value-type="float" office:value="5803" table:style-name="ce1">
            <text:p>5803</text:p>
          </table:table-cell>
          <table:table-cell office:value-type="float" office:value="2263" table:style-name="ce1">
            <text:p>2263</text:p>
          </table:table-cell>
          <table:table-cell table:style-name="ce1"/>
          <table:table-cell office:value-type="float" office:value="2554" table:style-name="ce1">
            <text:p>2554</text:p>
          </table:table-cell>
          <table:table-cell office:value-type="float" office:value="6027" table:style-name="ce1">
            <text:p>6027</text:p>
          </table:table-cell>
          <table:table-cell office:value-type="float" office:value="1096" table:style-name="ce1">
            <text:p>1096</text:p>
          </table:table-cell>
          <table:table-cell table:style-name="ce1"/>
          <table:table-cell office:value-type="float" office:value="2597" table:style-name="ce1">
            <text:p>2597</text:p>
          </table:table-cell>
          <table:table-cell office:value-type="float" office:value="5318" table:style-name="ce1">
            <text:p>5318</text:p>
          </table:table-cell>
          <table:table-cell office:value-type="float" office:value="1033" table:style-name="ce1">
            <text:p>1033</text:p>
          </table:table-cell>
          <table:table-cell table:style-name="ce1"/>
          <table:table-cell office:value-type="float" office:value="2798" table:style-name="ce1">
            <text:p>2798</text:p>
          </table:table-cell>
          <table:table-cell office:value-type="float" office:value="7371" table:style-name="ce1">
            <text:p>7371</text:p>
          </table:table-cell>
          <table:table-cell office:value-type="float" office:value="730" table:style-name="ce1">
            <text:p>730</text:p>
          </table:table-cell>
          <table:table-cell table:style-name="ce1"/>
          <table:table-cell office:value-type="float" office:value="2639" table:style-name="ce1">
            <text:p>2639</text:p>
          </table:table-cell>
          <table:table-cell office:value-type="float" office:value="6788" table:style-name="ce1">
            <text:p>6788</text:p>
          </table:table-cell>
          <table:table-cell office:value-type="float" office:value="1355" table:style-name="ce1">
            <text:p>1355</text:p>
          </table:table-cell>
          <table:table-cell table:style-name="ce1"/>
          <table:table-cell office:value-type="float" office:value="2276" table:style-name="ce1">
            <text:p>2276</text:p>
          </table:table-cell>
          <table:table-cell office:value-type="float" office:value="4602" table:style-name="ce1">
            <text:p>4602</text:p>
          </table:table-cell>
          <table:table-cell office:value-type="float" office:value="1774" table:style-name="ce1">
            <text:p>1774</text:p>
          </table:table-cell>
          <table:table-cell table:style-name="ce1"/>
          <table:table-cell office:value-type="float" office:value="4470" table:style-name="ce1">
            <text:p>4470</text:p>
          </table:table-cell>
          <table:table-cell office:value-type="float" office:value="4424" table:style-name="ce1">
            <text:p>4424</text:p>
          </table:table-cell>
          <table:table-cell office:value-type="float" office:value="1221" table:style-name="ce1">
            <text:p>1221</text:p>
          </table:table-cell>
          <table:table-cell office:value-type="float" office:value="2716" table:style-name="ce1">
            <text:p>2716</text:p>
          </table:table-cell>
          <table:table-cell table:style-name="ce1"/>
          <table:table-cell office:value-type="float" office:value="9070" table:style-name="ce1">
            <text:p>9070</text:p>
          </table:table-cell>
          <table:table-cell office:value-type="float" office:value="1337" table:style-name="ce1">
            <text:p>1337</text:p>
          </table:table-cell>
          <table:table-cell table:style-name="ce1"/>
          <table:table-cell office:value-type="float" office:value="2878" table:style-name="ce1">
            <text:p>2878</text:p>
          </table:table-cell>
          <table:table-cell office:value-type="float" office:value="5792" table:style-name="ce1">
            <text:p>5792</text:p>
          </table:table-cell>
          <table:table-cell office:value-type="float" office:value="2605" table:style-name="ce1">
            <text:p>2605</text:p>
          </table:table-cell>
          <table:table-cell table:style-name="ce1"/>
          <table:table-cell office:value-type="float" office:value="3409" table:style-name="ce1">
            <text:p>3409</text:p>
          </table:table-cell>
          <table:table-cell office:value-type="float" office:value="7580" table:style-name="ce1">
            <text:p>7580</text:p>
          </table:table-cell>
          <table:table-cell office:value-type="float" office:value="2367" table:style-name="ce1">
            <text:p>2367</text:p>
          </table:table-cell>
          <table:table-cell table:style-name="ce1"/>
          <table:table-cell office:value-type="float" office:value="2533" table:style-name="ce1">
            <text:p>2533</text:p>
          </table:table-cell>
          <table:table-cell office:value-type="float" office:value="9499" table:style-name="ce1">
            <text:p>9499</text:p>
          </table:table-cell>
          <table:table-cell office:value-type="float" office:value="1091" table:style-name="ce1">
            <text:p>1091</text:p>
          </table:table-cell>
          <table:table-cell table:style-name="ce1"/>
          <table:table-cell office:value-type="float" office:value="2687" table:style-name="ce1">
            <text:p>2687</text:p>
          </table:table-cell>
          <table:table-cell office:value-type="float" office:value="5919" table:style-name="ce1">
            <text:p>5919</text:p>
          </table:table-cell>
          <table:table-cell office:value-type="float" office:value="1572" table:style-name="ce1">
            <text:p>1572</text:p>
          </table:table-cell>
          <table:table-cell table:style-name="ce1"/>
          <table:table-cell office:value-type="float" office:value="2266" table:style-name="ce1">
            <text:p>2266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10059_M06248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19:59:58</text:p>
          </table:table-cell>
          <table:table-cell office:value-type="string" table:style-name="ce1">
            <text:p>2020-11-17_20:59:58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nicolasdes</text:p>
          </table:table-cell>
          <table:table-cell office:value-type="string" table:style-name="ce1">
            <text:p>M06248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6WZUVGw1tEzwNkc</text:p>
          </table:table-cell>
          <table:table-cell office:value-type="string" table:style-name="ce1">
            <text:p>https://www.testable.org/experiment/4303/294929/start?participant=M062486</text:p>
          </table:table-cell>
          <table:table-cell office:value-type="float" office:value="3658602" table:style-name="ce1">
            <text:p>3658602</text:p>
          </table:table-cell>
          <table:table-cell office:value-type="float" office:value="60.976700000000001" table:style-name="ce1">
            <text:p>60,9767</text:p>
          </table:table-cell>
          <table:table-cell office:value-type="float" office:value="65371" table:style-name="ce1">
            <text:p>65371</text:p>
          </table:table-cell>
          <table:table-cell office:value-type="float" office:value="77968" table:style-name="ce1">
            <text:p>77968</text:p>
          </table:table-cell>
          <table:table-cell office:value-type="float" office:value="83647" table:style-name="ce1">
            <text:p>83647</text:p>
          </table:table-cell>
          <table:table-cell office:value-type="float" office:value="119047" table:style-name="ce1">
            <text:p>119047</text:p>
          </table:table-cell>
          <table:table-cell office:value-type="float" office:value="76209" table:style-name="ce1">
            <text:p>76209</text:p>
          </table:table-cell>
          <table:table-cell office:value-type="float" office:value="103207" table:style-name="ce1">
            <text:p>103207</text:p>
          </table:table-cell>
          <table:table-cell office:value-type="float" office:value="108828" table:style-name="ce1">
            <text:p>108828</text:p>
          </table:table-cell>
          <table:table-cell office:value-type="float" office:value="72001" table:style-name="ce1">
            <text:p>72001</text:p>
          </table:table-cell>
          <table:table-cell office:value-type="float" office:value="136864" table:style-name="ce1">
            <text:p>136864</text:p>
          </table:table-cell>
          <table:table-cell office:value-type="float" office:value="83882" table:style-name="ce1">
            <text:p>83882</text:p>
          </table:table-cell>
          <table:table-cell office:value-type="float" office:value="133905" table:style-name="ce1">
            <text:p>133905</text:p>
          </table:table-cell>
          <table:table-cell office:value-type="float" office:value="112945" table:style-name="ce1">
            <text:p>112945</text:p>
          </table:table-cell>
          <table:table-cell office:value-type="float" office:value="9114" table:style-name="ce1">
            <text:p>9114</text:p>
          </table:table-cell>
          <table:table-cell office:value-type="float" office:value="1446" table:style-name="ce1">
            <text:p>1446</text:p>
          </table:table-cell>
          <table:table-cell office:value-type="float" office:value="2474" table:style-name="ce1">
            <text:p>2474</text:p>
          </table:table-cell>
          <table:table-cell table:style-name="ce1"/>
          <table:table-cell office:value-type="float" office:value="5214" table:style-name="ce1">
            <text:p>5214</text:p>
          </table:table-cell>
          <table:table-cell office:value-type="float" office:value="1252" table:style-name="ce1">
            <text:p>1252</text:p>
          </table:table-cell>
          <table:table-cell table:style-name="ce1"/>
          <table:table-cell office:value-type="float" office:value="3170" table:style-name="ce1">
            <text:p>3170</text:p>
          </table:table-cell>
          <table:table-cell office:value-type="float" office:value="8880" table:style-name="ce1">
            <text:p>8880</text:p>
          </table:table-cell>
          <table:table-cell office:value-type="float" office:value="1112" table:style-name="ce1">
            <text:p>1112</text:p>
          </table:table-cell>
          <table:table-cell office:value-type="float" office:value="2007" table:style-name="ce1">
            <text:p>2007</text:p>
          </table:table-cell>
          <table:table-cell table:style-name="ce1"/>
          <table:table-cell office:value-type="float" office:value="10752" table:style-name="ce1">
            <text:p>10752</text:p>
          </table:table-cell>
          <table:table-cell office:value-type="float" office:value="1517" table:style-name="ce1">
            <text:p>1517</text:p>
          </table:table-cell>
          <table:table-cell office:value-type="float" office:value="1961" table:style-name="ce1">
            <text:p>1961</text:p>
          </table:table-cell>
          <table:table-cell table:style-name="ce1"/>
          <table:table-cell office:value-type="float" office:value="8871" table:style-name="ce1">
            <text:p>8871</text:p>
          </table:table-cell>
          <table:table-cell office:value-type="float" office:value="3572" table:style-name="ce1">
            <text:p>3572</text:p>
          </table:table-cell>
          <table:table-cell office:value-type="float" office:value="2213" table:style-name="ce1">
            <text:p>2213</text:p>
          </table:table-cell>
          <table:table-cell table:style-name="ce1"/>
          <table:table-cell office:value-type="float" office:value="17630" table:style-name="ce1">
            <text:p>17630</text:p>
          </table:table-cell>
          <table:table-cell office:value-type="float" office:value="1249" table:style-name="ce1">
            <text:p>1249</text:p>
          </table:table-cell>
          <table:table-cell table:style-name="ce1"/>
          <table:table-cell office:value-type="float" office:value="1703" table:style-name="ce1">
            <text:p>1703</text:p>
          </table:table-cell>
          <table:table-cell office:value-type="float" office:value="15977" table:style-name="ce1">
            <text:p>15977</text:p>
          </table:table-cell>
          <table:table-cell office:value-type="float" office:value="508" table:style-name="ce1">
            <text:p>508</text:p>
          </table:table-cell>
          <table:table-cell table:style-name="ce1"/>
          <table:table-cell office:value-type="float" office:value="3339" table:style-name="ce1">
            <text:p>3339</text:p>
          </table:table-cell>
          <table:table-cell office:value-type="float" office:value="13338" table:style-name="ce1">
            <text:p>13338</text:p>
          </table:table-cell>
          <table:table-cell office:value-type="float" office:value="662" table:style-name="ce1">
            <text:p>662</text:p>
          </table:table-cell>
          <table:table-cell office:value-type="float" office:value="1755" table:style-name="ce1">
            <text:p>1755</text:p>
          </table:table-cell>
          <table:table-cell table:style-name="ce1"/>
          <table:table-cell office:value-type="float" office:value="9467" table:style-name="ce1">
            <text:p>9467</text:p>
          </table:table-cell>
          <table:table-cell office:value-type="float" office:value="1132" table:style-name="ce1">
            <text:p>1132</text:p>
          </table:table-cell>
          <table:table-cell office:value-type="float" office:value="3999" table:style-name="ce1">
            <text:p>3999</text:p>
          </table:table-cell>
          <table:table-cell table:style-name="ce1"/>
          <table:table-cell office:value-type="float" office:value="15967" table:style-name="ce1">
            <text:p>15967</text:p>
          </table:table-cell>
          <table:table-cell office:value-type="float" office:value="803" table:style-name="ce1">
            <text:p>803</text:p>
          </table:table-cell>
          <table:table-cell office:value-type="float" office:value="1600" table:style-name="ce1">
            <text:p>1600</text:p>
          </table:table-cell>
          <table:table-cell table:style-name="ce1"/>
          <table:table-cell office:value-type="float" office:value="8953" table:style-name="ce1">
            <text:p>8953</text:p>
          </table:table-cell>
          <table:table-cell office:value-type="float" office:value="1647" table:style-name="ce1">
            <text:p>1647</text:p>
          </table:table-cell>
          <table:table-cell table:style-name="ce1"/>
          <table:table-cell office:value-type="float" office:value="1600" table:style-name="ce1">
            <text:p>1600</text:p>
          </table:table-cell>
          <table:table-cell office:value-type="float" office:value="9497" table:style-name="ce1">
            <text:p>9497</text:p>
          </table:table-cell>
          <table:table-cell office:value-type="float" office:value="877" table:style-name="ce1">
            <text:p>877</text:p>
          </table:table-cell>
          <table:table-cell table:style-name="ce1"/>
          <table:table-cell office:value-type="float" office:value="1649" table:style-name="ce1">
            <text:p>1649</text:p>
          </table:table-cell>
          <table:table-cell office:value-type="float" office:value="13831" table:style-name="ce1">
            <text:p>13831</text:p>
          </table:table-cell>
          <table:table-cell office:value-type="float" office:value="5313" table:style-name="ce1">
            <text:p>5313</text:p>
          </table:table-cell>
          <table:table-cell office:value-type="float" office:value="2664" table:style-name="ce1">
            <text:p>2664</text:p>
          </table:table-cell>
          <table:table-cell table:style-name="ce1"/>
          <table:table-cell office:value-type="float" office:value="8270" table:style-name="ce1">
            <text:p>8270</text:p>
          </table:table-cell>
          <table:table-cell office:value-type="float" office:value="1070" table:style-name="ce1">
            <text:p>1070</text:p>
          </table:table-cell>
          <table:table-cell office:value-type="float" office:value="3497" table:style-name="ce1">
            <text:p>3497</text:p>
          </table:table-cell>
          <table:table-cell table:style-name="ce1"/>
          <table:table-cell office:value-type="float" office:value="14046" table:style-name="ce1">
            <text:p>14046</text:p>
          </table:table-cell>
          <table:table-cell office:value-type="float" office:value="1869" table:style-name="ce1">
            <text:p>1869</text:p>
          </table:table-cell>
          <table:table-cell office:value-type="float" office:value="2482" table:style-name="ce1">
            <text:p>2482</text:p>
          </table:table-cell>
          <table:table-cell table:style-name="ce1"/>
          <table:table-cell office:value-type="float" office:value="10148" table:style-name="ce1">
            <text:p>10148</text:p>
          </table:table-cell>
          <table:table-cell office:value-type="float" office:value="1673" table:style-name="ce1">
            <text:p>1673</text:p>
          </table:table-cell>
          <table:table-cell table:style-name="ce1"/>
          <table:table-cell office:value-type="float" office:value="1910" table:style-name="ce1">
            <text:p>1910</text:p>
          </table:table-cell>
          <table:table-cell office:value-type="float" office:value="8401" table:style-name="ce1">
            <text:p>8401</text:p>
          </table:table-cell>
          <table:table-cell office:value-type="float" office:value="2832" table:style-name="ce1">
            <text:p>2832</text:p>
          </table:table-cell>
          <table:table-cell table:style-name="ce1"/>
          <table:table-cell office:value-type="float" office:value="1805" table:style-name="ce1">
            <text:p>1805</text:p>
          </table:table-cell>
          <table:table-cell office:value-type="float" office:value="8836" table:style-name="ce1">
            <text:p>8836</text:p>
          </table:table-cell>
          <table:table-cell office:value-type="float" office:value="3773" table:style-name="ce1">
            <text:p>3773</text:p>
          </table:table-cell>
          <table:table-cell table:style-name="ce1"/>
          <table:table-cell office:value-type="float" office:value="3333" table:style-name="ce1">
            <text:p>3333</text:p>
          </table:table-cell>
          <table:table-cell office:value-type="float" office:value="6836" table:style-name="ce1">
            <text:p>6836</text:p>
          </table:table-cell>
          <table:table-cell office:value-type="float" office:value="521" table:style-name="ce1">
            <text:p>521</text:p>
          </table:table-cell>
          <table:table-cell office:value-type="float" office:value="1618" table:style-name="ce1">
            <text:p>1618</text:p>
          </table:table-cell>
          <table:table-cell table:style-name="ce1"/>
          <table:table-cell office:value-type="float" office:value="13561" table:style-name="ce1">
            <text:p>13561</text:p>
          </table:table-cell>
          <table:table-cell office:value-type="float" office:value="944" table:style-name="ce1">
            <text:p>944</text:p>
          </table:table-cell>
          <table:table-cell office:value-type="float" office:value="1437" table:style-name="ce1">
            <text:p>1437</text:p>
          </table:table-cell>
          <table:table-cell table:style-name="ce1"/>
          <table:table-cell office:value-type="float" office:value="9335" table:style-name="ce1">
            <text:p>9335</text:p>
          </table:table-cell>
          <table:table-cell office:value-type="float" office:value="1411" table:style-name="ce1">
            <text:p>1411</text:p>
          </table:table-cell>
          <table:table-cell office:value-type="float" office:value="1587" table:style-name="ce1">
            <text:p>1587</text:p>
          </table:table-cell>
          <table:table-cell table:style-name="ce1"/>
          <table:table-cell office:value-type="float" office:value="15545" table:style-name="ce1">
            <text:p>15545</text:p>
          </table:table-cell>
          <table:table-cell office:value-type="float" office:value="1230" table:style-name="ce1">
            <text:p>1230</text:p>
          </table:table-cell>
          <table:table-cell table:style-name="ce1"/>
          <table:table-cell office:value-type="float" office:value="3732" table:style-name="ce1">
            <text:p>3732</text:p>
          </table:table-cell>
          <table:table-cell office:value-type="float" office:value="16672" table:style-name="ce1">
            <text:p>16672</text:p>
          </table:table-cell>
          <table:table-cell office:value-type="float" office:value="4589" table:style-name="ce1">
            <text:p>4589</text:p>
          </table:table-cell>
          <table:table-cell table:style-name="ce1"/>
          <table:table-cell office:value-type="float" office:value="2039" table:style-name="ce1">
            <text:p>2039</text:p>
          </table:table-cell>
          <table:table-cell office:value-type="float" office:value="10145" table:style-name="ce1">
            <text:p>10145</text:p>
          </table:table-cell>
          <table:table-cell office:value-type="float" office:value="928" table:style-name="ce1">
            <text:p>928</text:p>
          </table:table-cell>
          <table:table-cell office:value-type="float" office:value="1526" table:style-name="ce1">
            <text:p>1526</text:p>
          </table:table-cell>
          <table:table-cell table:style-name="ce1"/>
          <table:table-cell office:value-type="float" office:value="8156" table:style-name="ce1">
            <text:p>8156</text:p>
          </table:table-cell>
          <table:table-cell office:value-type="float" office:value="971" table:style-name="ce1">
            <text:p>971</text:p>
          </table:table-cell>
          <table:table-cell office:value-type="float" office:value="1705" table:style-name="ce1">
            <text:p>1705</text:p>
          </table:table-cell>
          <table:table-cell table:style-name="ce1"/>
          <table:table-cell office:value-type="float" office:value="15043" table:style-name="ce1">
            <text:p>15043</text:p>
          </table:table-cell>
          <table:table-cell office:value-type="float" office:value="1195" table:style-name="ce1">
            <text:p>1195</text:p>
          </table:table-cell>
          <table:table-cell office:value-type="float" office:value="2946" table:style-name="ce1">
            <text:p>2946</text:p>
          </table:table-cell>
          <table:table-cell table:style-name="ce1"/>
          <table:table-cell office:value-type="float" office:value="7758" table:style-name="ce1">
            <text:p>7758</text:p>
          </table:table-cell>
          <table:table-cell office:value-type="float" office:value="1135" table:style-name="ce1">
            <text:p>1135</text:p>
          </table:table-cell>
          <table:table-cell office:value-type="float" office:value="1562" table:style-name="ce1">
            <text:p>1562</text:p>
          </table:table-cell>
          <table:table-cell table:style-name="ce1"/>
          <table:table-cell office:value-type="float" office:value="17315" table:style-name="ce1">
            <text:p>17315</text:p>
          </table:table-cell>
          <table:table-cell office:value-type="float" office:value="2900" table:style-name="ce1">
            <text:p>2900</text:p>
          </table:table-cell>
          <table:table-cell office:value-type="float" office:value="1548" table:style-name="ce1">
            <text:p>1548</text:p>
          </table:table-cell>
          <table:table-cell table:style-name="ce1"/>
          <table:table-cell office:value-type="float" office:value="13970" table:style-name="ce1">
            <text:p>13970</text:p>
          </table:table-cell>
          <table:table-cell office:value-type="float" office:value="596" table:style-name="ce1">
            <text:p>596</text:p>
          </table:table-cell>
          <table:table-cell office:value-type="float" office:value="1611" table:style-name="ce1">
            <text:p>1611</text:p>
          </table:table-cell>
          <table:table-cell table:style-name="ce1"/>
          <table:table-cell office:value-type="float" office:value="5703" table:style-name="ce1">
            <text:p>5703</text:p>
          </table:table-cell>
          <table:table-cell office:value-type="float" office:value="1483" table:style-name="ce1">
            <text:p>1483</text:p>
          </table:table-cell>
          <table:table-cell office:value-type="float" office:value="1777" table:style-name="ce1">
            <text:p>1777</text:p>
          </table:table-cell>
          <table:table-cell table:style-name="ce1"/>
          <table:table-cell office:value-type="float" office:value="10213" table:style-name="ce1">
            <text:p>10213</text:p>
          </table:table-cell>
          <table:table-cell office:value-type="float" office:value="1077" table:style-name="ce1">
            <text:p>1077</text:p>
          </table:table-cell>
          <table:table-cell office:value-type="float" office:value="2872" table:style-name="ce1">
            <text:p>2872</text:p>
          </table:table-cell>
          <table:table-cell table:style-name="ce1"/>
          <table:table-cell office:value-type="float" office:value="9268" table:style-name="ce1">
            <text:p>9268</text:p>
          </table:table-cell>
          <table:table-cell office:value-type="float" office:value="1654" table:style-name="ce1">
            <text:p>1654</text:p>
          </table:table-cell>
          <table:table-cell office:value-type="float" office:value="3250" table:style-name="ce1">
            <text:p>3250</text:p>
          </table:table-cell>
          <table:table-cell table:style-name="ce1"/>
          <table:table-cell office:value-type="float" office:value="29584" table:style-name="ce1">
            <text:p>29584</text:p>
          </table:table-cell>
          <table:table-cell office:value-type="float" office:value="3546" table:style-name="ce1">
            <text:p>3546</text:p>
          </table:table-cell>
          <table:table-cell office:value-type="float" office:value="2508" table:style-name="ce1">
            <text:p>2508</text:p>
          </table:table-cell>
          <table:table-cell table:style-name="ce1"/>
          <table:table-cell office:value-type="float" office:value="9362" table:style-name="ce1">
            <text:p>9362</text:p>
          </table:table-cell>
          <table:table-cell office:value-type="float" office:value="1359" table:style-name="ce1">
            <text:p>1359</text:p>
          </table:table-cell>
          <table:table-cell office:value-type="float" office:value="1433" table:style-name="ce1">
            <text:p>1433</text:p>
          </table:table-cell>
          <table:table-cell table:style-name="ce1"/>
          <table:table-cell office:value-type="float" office:value="10803" table:style-name="ce1">
            <text:p>10803</text:p>
          </table:table-cell>
          <table:table-cell office:value-type="float" office:value="718" table:style-name="ce1">
            <text:p>718</text:p>
          </table:table-cell>
          <table:table-cell office:value-type="float" office:value="2561" table:style-name="ce1">
            <text:p>2561</text:p>
          </table:table-cell>
          <table:table-cell table:style-name="ce1"/>
          <table:table-cell office:value-type="float" office:value="12583" table:style-name="ce1">
            <text:p>12583</text:p>
          </table:table-cell>
          <table:table-cell office:value-type="float" office:value="1224" table:style-name="ce1">
            <text:p>1224</text:p>
          </table:table-cell>
          <table:table-cell office:value-type="float" office:value="3129" table:style-name="ce1">
            <text:p>3129</text:p>
          </table:table-cell>
          <table:table-cell table:style-name="ce1"/>
          <table:table-cell office:value-type="float" office:value="12318" table:style-name="ce1">
            <text:p>12318</text:p>
          </table:table-cell>
          <table:table-cell office:value-type="float" office:value="2191" table:style-name="ce1">
            <text:p>2191</text:p>
          </table:table-cell>
          <table:table-cell office:value-type="float" office:value="1720" table:style-name="ce1">
            <text:p>1720</text:p>
          </table:table-cell>
          <table:table-cell table:style-name="ce1"/>
          <table:table-cell office:value-type="float" office:value="9111" table:style-name="ce1">
            <text:p>9111</text:p>
          </table:table-cell>
          <table:table-cell office:value-type="float" office:value="1326" table:style-name="ce1">
            <text:p>1326</text:p>
          </table:table-cell>
          <table:table-cell table:style-name="ce1"/>
          <table:table-cell office:value-type="float" office:value="1742" table:style-name="ce1">
            <text:p>1742</text:p>
          </table:table-cell>
          <table:table-cell office:value-type="float" office:value="9652" table:style-name="ce1">
            <text:p>9652</text:p>
          </table:table-cell>
          <table:table-cell office:value-type="float" office:value="1005" table:style-name="ce1">
            <text:p>1005</text:p>
          </table:table-cell>
          <table:table-cell office:value-type="float" office:value="2450" table:style-name="ce1">
            <text:p>2450</text:p>
          </table:table-cell>
          <table:table-cell table:style-name="ce1"/>
          <table:table-cell office:value-type="float" office:value="7944" table:style-name="ce1">
            <text:p>7944</text:p>
          </table:table-cell>
          <table:table-cell office:value-type="float" office:value="1271" table:style-name="ce1">
            <text:p>1271</text:p>
          </table:table-cell>
          <table:table-cell office:value-type="float" office:value="2548" table:style-name="ce1">
            <text:p>2548</text:p>
          </table:table-cell>
          <table:table-cell table:style-name="ce1"/>
          <table:table-cell office:value-type="float" office:value="10281" table:style-name="ce1">
            <text:p>10281</text:p>
          </table:table-cell>
          <table:table-cell office:value-type="float" office:value="520" table:style-name="ce1">
            <text:p>520</text:p>
          </table:table-cell>
          <table:table-cell table:style-name="ce1"/>
          <table:table-cell office:value-type="float" office:value="3366" table:style-name="ce1">
            <text:p>3366</text:p>
          </table:table-cell>
          <table:table-cell office:value-type="float" office:value="8983" table:style-name="ce1">
            <text:p>8983</text:p>
          </table:table-cell>
          <table:table-cell office:value-type="float" office:value="1579" table:style-name="ce1">
            <text:p>1579</text:p>
          </table:table-cell>
          <table:table-cell table:style-name="ce1"/>
          <table:table-cell office:value-type="float" office:value="2458" table:style-name="ce1">
            <text:p>2458</text:p>
          </table:table-cell>
          <table:table-cell office:value-type="float" office:value="15873" table:style-name="ce1">
            <text:p>15873</text:p>
          </table:table-cell>
          <table:table-cell office:value-type="float" office:value="1087" table:style-name="ce1">
            <text:p>1087</text:p>
          </table:table-cell>
          <table:table-cell table:style-name="ce1"/>
          <table:table-cell office:value-type="float" office:value="1503" table:style-name="ce1">
            <text:p>1503</text:p>
          </table:table-cell>
          <table:table-cell office:value-type="float" office:value="11337" table:style-name="ce1">
            <text:p>11337</text:p>
          </table:table-cell>
          <table:table-cell office:value-type="float" office:value="1258" table:style-name="ce1">
            <text:p>1258</text:p>
          </table:table-cell>
          <table:table-cell office:value-type="float" office:value="1454" table:style-name="ce1">
            <text:p>1454</text:p>
          </table:table-cell>
          <table:table-cell table:style-name="ce1"/>
          <table:table-cell office:value-type="float" office:value="9259" table:style-name="ce1">
            <text:p>9259</text:p>
          </table:table-cell>
          <table:table-cell office:value-type="float" office:value="1730" table:style-name="ce1">
            <text:p>1730</text:p>
          </table:table-cell>
          <table:table-cell office:value-type="float" office:value="2576" table:style-name="ce1">
            <text:p>2576</text:p>
          </table:table-cell>
          <table:table-cell table:style-name="ce1"/>
          <table:table-cell office:value-type="float" office:value="10904" table:style-name="ce1">
            <text:p>10904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1819" table:style-name="ce1">
            <text:p>1819</text:p>
          </table:table-cell>
          <table:table-cell office:value-type="float" office:value="11788" table:style-name="ce1">
            <text:p>11788</text:p>
          </table:table-cell>
          <table:table-cell office:value-type="float" office:value="624" table:style-name="ce1">
            <text:p>624</text:p>
          </table:table-cell>
          <table:table-cell office:value-type="float" office:value="2971" table:style-name="ce1">
            <text:p>2971</text:p>
          </table:table-cell>
          <table:table-cell table:style-name="ce1"/>
          <table:table-cell office:value-type="float" office:value="8953" table:style-name="ce1">
            <text:p>8953</text:p>
          </table:table-cell>
          <table:table-cell office:value-type="float" office:value="718" table:style-name="ce1">
            <text:p>718</text:p>
          </table:table-cell>
          <table:table-cell office:value-type="float" office:value="1534" table:style-name="ce1">
            <text:p>1534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7_210723_M077087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18:57</text:p>
          </table:table-cell>
          <table:table-cell office:value-type="string" table:style-name="ce1">
            <text:p>2020-11-17_21:18:57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Lohann Dao</text:p>
          </table:table-cell>
          <table:table-cell office:value-type="string" table:style-name="ce1">
            <text:p>M07708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4OW6nRp4iWYOiQXw</text:p>
          </table:table-cell>
          <table:table-cell office:value-type="string" table:style-name="ce1">
            <text:p>https://www.testable.org/experiment/4303/294929/start?participant=M077087</text:p>
          </table:table-cell>
          <table:table-cell office:value-type="float" office:value="2908551" table:style-name="ce1">
            <text:p>2908551</text:p>
          </table:table-cell>
          <table:table-cell office:value-type="float" office:value="48.475850000000001" table:style-name="ce1">
            <text:p>48,47585</text:p>
          </table:table-cell>
          <table:table-cell office:value-type="float" office:value="58435" table:style-name="ce1">
            <text:p>58435</text:p>
          </table:table-cell>
          <table:table-cell office:value-type="float" office:value="60393" table:style-name="ce1">
            <text:p>60393</text:p>
          </table:table-cell>
          <table:table-cell office:value-type="float" office:value="59378" table:style-name="ce1">
            <text:p>59378</text:p>
          </table:table-cell>
          <table:table-cell office:value-type="float" office:value="64106" table:style-name="ce1">
            <text:p>64106</text:p>
          </table:table-cell>
          <table:table-cell office:value-type="float" office:value="39653" table:style-name="ce1">
            <text:p>39653</text:p>
          </table:table-cell>
          <table:table-cell office:value-type="float" office:value="55709" table:style-name="ce1">
            <text:p>55709</text:p>
          </table:table-cell>
          <table:table-cell office:value-type="float" office:value="59052" table:style-name="ce1">
            <text:p>59052</text:p>
          </table:table-cell>
          <table:table-cell office:value-type="float" office:value="61917" table:style-name="ce1">
            <text:p>61917</text:p>
          </table:table-cell>
          <table:table-cell office:value-type="float" office:value="57581" table:style-name="ce1">
            <text:p>57581</text:p>
          </table:table-cell>
          <table:table-cell office:value-type="float" office:value="84796" table:style-name="ce1">
            <text:p>84796</text:p>
          </table:table-cell>
          <table:table-cell office:value-type="float" office:value="104773" table:style-name="ce1">
            <text:p>104773</text:p>
          </table:table-cell>
          <table:table-cell office:value-type="float" office:value="70977" table:style-name="ce1">
            <text:p>70977</text:p>
          </table:table-cell>
          <table:table-cell table:number-columns-repeated="192" table:style-name="ce1"/>
          <table:table-cell office:value-type="float" office:value="14321" table:style-name="ce1">
            <text:p>14321</text:p>
          </table:table-cell>
          <table:table-cell office:value-type="float" office:value="1231" table:style-name="ce1">
            <text:p>1231</text:p>
          </table:table-cell>
          <table:table-cell table:style-name="ce1"/>
          <table:table-cell office:value-type="float" office:value="2854" table:style-name="ce1">
            <text:p>2854</text:p>
          </table:table-cell>
          <table:table-cell office:value-type="float" office:value="11994" table:style-name="ce1">
            <text:p>11994</text:p>
          </table:table-cell>
          <table:table-cell office:value-type="float" office:value="1191" table:style-name="ce1">
            <text:p>1191</text:p>
          </table:table-cell>
          <table:table-cell table:style-name="ce1"/>
          <table:table-cell office:value-type="float" office:value="3979" table:style-name="ce1">
            <text:p>3979</text:p>
          </table:table-cell>
          <table:table-cell office:value-type="float" office:value="10557" table:style-name="ce1">
            <text:p>10557</text:p>
          </table:table-cell>
          <table:table-cell office:value-type="float" office:value="2429" table:style-name="ce1">
            <text:p>2429</text:p>
          </table:table-cell>
          <table:table-cell table:style-name="ce1"/>
          <table:table-cell office:value-type="float" office:value="3524" table:style-name="ce1">
            <text:p>3524</text:p>
          </table:table-cell>
          <table:table-cell office:value-type="float" office:value="15023" table:style-name="ce1">
            <text:p>15023</text:p>
          </table:table-cell>
          <table:table-cell office:value-type="float" office:value="2183" table:style-name="ce1">
            <text:p>2183</text:p>
          </table:table-cell>
          <table:table-cell office:value-type="float" office:value="2451" table:style-name="ce1">
            <text:p>2451</text:p>
          </table:table-cell>
          <table:table-cell table:style-name="ce1"/>
          <table:table-cell office:value-type="float" office:value="17806" table:style-name="ce1">
            <text:p>17806</text:p>
          </table:table-cell>
          <table:table-cell office:value-type="float" office:value="6701" table:style-name="ce1">
            <text:p>6701</text:p>
          </table:table-cell>
          <table:table-cell table:style-name="ce1"/>
          <table:table-cell office:value-type="float" office:value="4327" table:style-name="ce1">
            <text:p>4327</text:p>
          </table:table-cell>
          <table:table-cell office:value-type="float" office:value="16402" table:style-name="ce1">
            <text:p>16402</text:p>
          </table:table-cell>
          <table:table-cell office:value-type="float" office:value="2591" table:style-name="ce1">
            <text:p>2591</text:p>
          </table:table-cell>
          <table:table-cell table:style-name="ce1"/>
          <table:table-cell office:value-type="float" office:value="6064" table:style-name="ce1">
            <text:p>6064</text:p>
          </table:table-cell>
          <table:table-cell office:value-type="float" office:value="7827" table:style-name="ce1">
            <text:p>7827</text:p>
          </table:table-cell>
          <table:table-cell office:value-type="float" office:value="3308" table:style-name="ce1">
            <text:p>3308</text:p>
          </table:table-cell>
          <table:table-cell table:style-name="ce1"/>
          <table:table-cell office:value-type="float" office:value="3151" table:style-name="ce1">
            <text:p>3151</text:p>
          </table:table-cell>
          <table:table-cell office:value-type="float" office:value="12942" table:style-name="ce1">
            <text:p>12942</text:p>
          </table:table-cell>
          <table:table-cell office:value-type="float" office:value="1092" table:style-name="ce1">
            <text:p>1092</text:p>
          </table:table-cell>
          <table:table-cell table:style-name="ce1"/>
          <table:table-cell office:value-type="float" office:value="2783" table:style-name="ce1">
            <text:p>2783</text:p>
          </table:table-cell>
          <table:table-cell office:value-type="float" office:value="9632" table:style-name="ce1">
            <text:p>9632</text:p>
          </table:table-cell>
          <table:table-cell office:value-type="float" office:value="1941" table:style-name="ce1">
            <text:p>1941</text:p>
          </table:table-cell>
          <table:table-cell office:value-type="float" office:value="2073" table:style-name="ce1">
            <text:p>2073</text:p>
          </table:table-cell>
          <table:table-cell table:style-name="ce1"/>
          <table:table-cell office:value-type="float" office:value="11065" table:style-name="ce1">
            <text:p>11065</text:p>
          </table:table-cell>
          <table:table-cell office:value-type="float" office:value="2032" table:style-name="ce1">
            <text:p>2032</text:p>
          </table:table-cell>
          <table:table-cell office:value-type="float" office:value="2125" table:style-name="ce1">
            <text:p>2125</text:p>
          </table:table-cell>
          <table:table-cell table:style-name="ce1"/>
          <table:table-cell office:value-type="float" office:value="8857" table:style-name="ce1">
            <text:p>8857</text:p>
          </table:table-cell>
          <table:table-cell office:value-type="float" office:value="817" table:style-name="ce1">
            <text:p>817</text:p>
          </table:table-cell>
          <table:table-cell office:value-type="float" office:value="2230" table:style-name="ce1">
            <text:p>2230</text:p>
          </table:table-cell>
          <table:table-cell table:style-name="ce1"/>
          <table:table-cell office:value-type="float" office:value="20879" table:style-name="ce1">
            <text:p>20879</text:p>
          </table:table-cell>
          <table:table-cell office:value-type="float" office:value="670" table:style-name="ce1">
            <text:p>670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16937" table:style-name="ce1">
            <text:p>16937</text:p>
          </table:table-cell>
          <table:table-cell office:value-type="float" office:value="921" table:style-name="ce1">
            <text:p>921</text:p>
          </table:table-cell>
          <table:table-cell table:style-name="ce1"/>
          <table:table-cell office:value-type="float" office:value="2320" table:style-name="ce1">
            <text:p>2320</text:p>
          </table:table-cell>
          <table:table-cell office:value-type="float" office:value="8496" table:style-name="ce1">
            <text:p>8496</text:p>
          </table:table-cell>
          <table:table-cell office:value-type="float" office:value="2008" table:style-name="ce1">
            <text:p>2008</text:p>
          </table:table-cell>
          <table:table-cell office:value-type="float" office:value="4751" table:style-name="ce1">
            <text:p>4751</text:p>
          </table:table-cell>
          <table:table-cell table:style-name="ce1"/>
          <table:table-cell office:value-type="float" office:value="15502" table:style-name="ce1">
            <text:p>15502</text:p>
          </table:table-cell>
          <table:table-cell office:value-type="float" office:value="2904" table:style-name="ce1">
            <text:p>2904</text:p>
          </table:table-cell>
          <table:table-cell office:value-type="float" office:value="4108" table:style-name="ce1">
            <text:p>4108</text:p>
          </table:table-cell>
          <table:table-cell table:style-name="ce1"/>
          <table:table-cell office:value-type="float" office:value="14357" table:style-name="ce1">
            <text:p>14357</text:p>
          </table:table-cell>
          <table:table-cell office:value-type="float" office:value="927" table:style-name="ce1">
            <text:p>927</text:p>
          </table:table-cell>
          <table:table-cell table:style-name="ce1"/>
          <table:table-cell office:value-type="float" office:value="3756" table:style-name="ce1">
            <text:p>3756</text:p>
          </table:table-cell>
          <table:table-cell office:value-type="float" office:value="19460" table:style-name="ce1">
            <text:p>19460</text:p>
          </table:table-cell>
          <table:table-cell office:value-type="float" office:value="1247" table:style-name="ce1">
            <text:p>1247</text:p>
          </table:table-cell>
          <table:table-cell table:style-name="ce1"/>
          <table:table-cell office:value-type="float" office:value="3664" table:style-name="ce1">
            <text:p>3664</text:p>
          </table:table-cell>
          <table:table-cell office:value-type="float" office:value="11785" table:style-name="ce1">
            <text:p>11785</text:p>
          </table:table-cell>
          <table:table-cell office:value-type="float" office:value="1264" table:style-name="ce1">
            <text:p>1264</text:p>
          </table:table-cell>
          <table:table-cell table:style-name="ce1"/>
          <table:table-cell office:value-type="float" office:value="2297" table:style-name="ce1">
            <text:p>2297</text:p>
          </table:table-cell>
          <table:table-cell office:value-type="float" office:value="14875" table:style-name="ce1">
            <text:p>14875</text:p>
          </table:table-cell>
          <table:table-cell office:value-type="float" office:value="1555" table:style-name="ce1">
            <text:p>1555</text:p>
          </table:table-cell>
          <table:table-cell office:value-type="float" office:value="3269" table:style-name="ce1">
            <text:p>3269</text:p>
          </table:table-cell>
          <table:table-cell table:style-name="ce1"/>
          <table:table-cell office:value-type="float" office:value="28463" table:style-name="ce1">
            <text:p>28463</text:p>
          </table:table-cell>
          <table:table-cell office:value-type="float" office:value="863" table:style-name="ce1">
            <text:p>863</text:p>
          </table:table-cell>
          <table:table-cell table:style-name="ce1"/>
          <table:table-cell office:value-type="float" office:value="1797" table:style-name="ce1">
            <text:p>1797</text:p>
          </table:table-cell>
          <table:table-cell office:value-type="float" office:value="8396" table:style-name="ce1">
            <text:p>8396</text:p>
          </table:table-cell>
          <table:table-cell office:value-type="float" office:value="2480" table:style-name="ce1">
            <text:p>2480</text:p>
          </table:table-cell>
          <table:table-cell table:style-name="ce1"/>
          <table:table-cell office:value-type="float" office:value="2654" table:style-name="ce1">
            <text:p>2654</text:p>
          </table:table-cell>
          <table:table-cell office:value-type="float" office:value="9684" table:style-name="ce1">
            <text:p>9684</text:p>
          </table:table-cell>
          <table:table-cell office:value-type="float" office:value="2265" table:style-name="ce1">
            <text:p>2265</text:p>
          </table:table-cell>
          <table:table-cell office:value-type="float" office:value="2886" table:style-name="ce1">
            <text:p>2886</text:p>
          </table:table-cell>
          <table:table-cell table:style-name="ce1"/>
          <table:table-cell office:value-type="float" office:value="11712" table:style-name="ce1">
            <text:p>11712</text:p>
          </table:table-cell>
          <table:table-cell office:value-type="float" office:value="1647" table:style-name="ce1">
            <text:p>1647</text:p>
          </table:table-cell>
          <table:table-cell office:value-type="float" office:value="2647" table:style-name="ce1">
            <text:p>2647</text:p>
          </table:table-cell>
          <table:table-cell table:style-name="ce1"/>
          <table:table-cell office:value-type="float" office:value="12800" table:style-name="ce1">
            <text:p>12800</text:p>
          </table:table-cell>
          <table:table-cell office:value-type="float" office:value="1197" table:style-name="ce1">
            <text:p>1197</text:p>
          </table:table-cell>
          <table:table-cell office:value-type="float" office:value="3041" table:style-name="ce1">
            <text:p>3041</text:p>
          </table:table-cell>
          <table:table-cell table:style-name="ce1"/>
          <table:table-cell office:value-type="float" office:value="8625" table:style-name="ce1">
            <text:p>8625</text:p>
          </table:table-cell>
          <table:table-cell office:value-type="float" office:value="1362" table:style-name="ce1">
            <text:p>1362</text:p>
          </table:table-cell>
          <table:table-cell table:style-name="ce1"/>
          <table:table-cell office:value-type="float" office:value="2485" table:style-name="ce1">
            <text:p>2485</text:p>
          </table:table-cell>
          <table:table-cell office:value-type="float" office:value="7820" table:style-name="ce1">
            <text:p>7820</text:p>
          </table:table-cell>
          <table:table-cell office:value-type="float" office:value="1067" table:style-name="ce1">
            <text:p>1067</text:p>
          </table:table-cell>
          <table:table-cell table:style-name="ce1"/>
          <table:table-cell office:value-type="float" office:value="2111" table:style-name="ce1">
            <text:p>2111</text:p>
          </table:table-cell>
          <table:table-cell office:value-type="float" office:value="10087" table:style-name="ce1">
            <text:p>10087</text:p>
          </table:table-cell>
          <table:table-cell office:value-type="float" office:value="1303" table:style-name="ce1">
            <text:p>1303</text:p>
          </table:table-cell>
          <table:table-cell table:style-name="ce1"/>
          <table:table-cell office:value-type="float" office:value="2503" table:style-name="ce1">
            <text:p>2503</text:p>
          </table:table-cell>
          <table:table-cell office:value-type="float" office:value="11753" table:style-name="ce1">
            <text:p>11753</text:p>
          </table:table-cell>
          <table:table-cell office:value-type="float" office:value="1192" table:style-name="ce1">
            <text:p>1192</text:p>
          </table:table-cell>
          <table:table-cell table:style-name="ce1"/>
          <table:table-cell office:value-type="float" office:value="2893" table:style-name="ce1">
            <text:p>2893</text:p>
          </table:table-cell>
          <table:table-cell office:value-type="float" office:value="7551" table:style-name="ce1">
            <text:p>7551</text:p>
          </table:table-cell>
          <table:table-cell office:value-type="float" office:value="1246" table:style-name="ce1">
            <text:p>1246</text:p>
          </table:table-cell>
          <table:table-cell table:style-name="ce1"/>
          <table:table-cell office:value-type="float" office:value="2260" table:style-name="ce1">
            <text:p>2260</text:p>
          </table:table-cell>
          <table:table-cell office:value-type="float" office:value="23452" table:style-name="ce1">
            <text:p>23452</text:p>
          </table:table-cell>
          <table:table-cell office:value-type="float" office:value="652" table:style-name="ce1">
            <text:p>652</text:p>
          </table:table-cell>
          <table:table-cell table:style-name="ce1"/>
          <table:table-cell office:value-type="float" office:value="2829" table:style-name="ce1">
            <text:p>2829</text:p>
          </table:table-cell>
          <table:table-cell office:value-type="float" office:value="9154" table:style-name="ce1">
            <text:p>9154</text:p>
          </table:table-cell>
          <table:table-cell office:value-type="float" office:value="674" table:style-name="ce1">
            <text:p>674</text:p>
          </table:table-cell>
          <table:table-cell table:style-name="ce1"/>
          <table:table-cell office:value-type="float" office:value="2405" table:style-name="ce1">
            <text:p>2405</text:p>
          </table:table-cell>
          <table:table-cell office:value-type="float" office:value="9818" table:style-name="ce1">
            <text:p>9818</text:p>
          </table:table-cell>
          <table:table-cell office:value-type="float" office:value="1042" table:style-name="ce1">
            <text:p>1042</text:p>
          </table:table-cell>
          <table:table-cell table:style-name="ce1"/>
          <table:table-cell office:value-type="float" office:value="2142" table:style-name="ce1">
            <text:p>2142</text:p>
          </table:table-cell>
          <table:table-cell office:value-type="float" office:value="14907" table:style-name="ce1">
            <text:p>14907</text:p>
          </table:table-cell>
          <table:table-cell office:value-type="float" office:value="2636" table:style-name="ce1">
            <text:p>2636</text:p>
          </table:table-cell>
          <table:table-cell table:style-name="ce1"/>
          <table:table-cell office:value-type="float" office:value="4357" table:style-name="ce1">
            <text:p>4357</text:p>
          </table:table-cell>
          <table:table-cell office:value-type="float" office:value="15615" table:style-name="ce1">
            <text:p>15615</text:p>
          </table:table-cell>
          <table:table-cell office:value-type="float" office:value="961" table:style-name="ce1">
            <text:p>961</text:p>
          </table:table-cell>
          <table:table-cell table:style-name="ce1"/>
          <table:table-cell office:value-type="float" office:value="2476" table:style-name="ce1">
            <text:p>2476</text:p>
          </table:table-cell>
          <table:table-cell office:value-type="float" office:value="11052" table:style-name="ce1">
            <text:p>11052</text:p>
          </table:table-cell>
          <table:table-cell office:value-type="float" office:value="1647" table:style-name="ce1">
            <text:p>1647</text:p>
          </table:table-cell>
          <table:table-cell table:style-name="ce1"/>
          <table:table-cell office:value-type="float" office:value="3882" table:style-name="ce1">
            <text:p>3882</text:p>
          </table:table-cell>
          <table:table-cell office:value-type="float" office:value="12778" table:style-name="ce1">
            <text:p>12778</text:p>
          </table:table-cell>
          <table:table-cell office:value-type="float" office:value="638" table:style-name="ce1">
            <text:p>638</text:p>
          </table:table-cell>
          <table:table-cell office:value-type="float" office:value="4546" table:style-name="ce1">
            <text:p>4546</text:p>
          </table:table-cell>
          <table:table-cell table:style-name="ce1"/>
          <table:table-cell office:value-type="float" office:value="17109" table:style-name="ce1">
            <text:p>17109</text:p>
          </table:table-cell>
          <table:table-cell office:value-type="float" office:value="1128" table:style-name="ce1">
            <text:p>1128</text:p>
          </table:table-cell>
          <table:table-cell table:style-name="ce1"/>
          <table:table-cell office:value-type="float" office:value="4107" table:style-name="ce1">
            <text:p>4107</text:p>
          </table:table-cell>
          <table:table-cell office:value-type="float" office:value="10546" table:style-name="ce1">
            <text:p>10546</text:p>
          </table:table-cell>
          <table:table-cell office:value-type="float" office:value="1347" table:style-name="ce1">
            <text:p>1347</text:p>
          </table:table-cell>
          <table:table-cell office:value-type="float" office:value="2307" table:style-name="ce1">
            <text:p>2307</text:p>
          </table:table-cell>
          <table:table-cell table:style-name="ce1"/>
          <table:table-cell office:value-type="float" office:value="9801" table:style-name="ce1">
            <text:p>9801</text:p>
          </table:table-cell>
          <table:table-cell office:value-type="float" office:value="857" table:style-name="ce1">
            <text:p>857</text:p>
          </table:table-cell>
          <table:table-cell table:style-name="ce1"/>
          <table:table-cell office:value-type="float" office:value="4444" table:style-name="ce1">
            <text:p>4444</text:p>
          </table:table-cell>
          <table:table-cell office:value-type="float" office:value="10403" table:style-name="ce1">
            <text:p>10403</text:p>
          </table:table-cell>
          <table:table-cell office:value-type="float" office:value="973" table:style-name="ce1">
            <text:p>973</text:p>
          </table:table-cell>
          <table:table-cell office:value-type="float" office:value="3401" table:style-name="ce1">
            <text:p>3401</text:p>
          </table:table-cell>
          <table:table-cell table:style-name="ce1"/>
          <table:table-cell office:value-type="float" office:value="8956" table:style-name="ce1">
            <text:p>8956</text:p>
          </table:table-cell>
          <table:table-cell office:value-type="float" office:value="1453" table:style-name="ce1">
            <text:p>1453</text:p>
          </table:table-cell>
          <table:table-cell office:value-type="float" office:value="2269" table:style-name="ce1">
            <text:p>2269</text:p>
          </table:table-cell>
          <table:table-cell table:style-name="ce1"/>
          <table:table-cell office:value-type="float" office:value="13017" table:style-name="ce1">
            <text:p>13017</text:p>
          </table:table-cell>
          <table:table-cell office:value-type="float" office:value="1208" table:style-name="ce1">
            <text:p>1208</text:p>
          </table:table-cell>
          <table:table-cell table:style-name="ce1"/>
          <table:table-cell office:value-type="float" office:value="3012" table:style-name="ce1">
            <text:p>3012</text:p>
          </table:table-cell>
          <table:table-cell office:value-type="float" office:value="17075" table:style-name="ce1">
            <text:p>17075</text:p>
          </table:table-cell>
          <table:table-cell office:value-type="float" office:value="8030" table:style-name="ce1">
            <text:p>8030</text:p>
          </table:table-cell>
          <table:table-cell office:value-type="float" office:value="8768" table:style-name="ce1">
            <text:p>8768</text:p>
          </table:table-cell>
          <table:table-cell table:style-name="ce1"/>
          <table:table-cell office:value-type="float" office:value="11328" table:style-name="ce1">
            <text:p>11328</text:p>
          </table:table-cell>
          <table:table-cell office:value-type="float" office:value="1550" table:style-name="ce1">
            <text:p>1550</text:p>
          </table:table-cell>
          <table:table-cell table:style-name="ce1"/>
          <table:table-cell office:value-type="float" office:value="2228" table:style-name="ce1">
            <text:p>2228</text:p>
          </table:table-cell>
          <table:table-cell office:value-type="float" office:value="25692" table:style-name="ce1">
            <text:p>25692</text:p>
          </table:table-cell>
          <table:table-cell office:value-type="float" office:value="1122" table:style-name="ce1">
            <text:p>1122</text:p>
          </table:table-cell>
          <table:table-cell table:style-name="ce1"/>
          <table:table-cell office:value-type="float" office:value="3766" table:style-name="ce1">
            <text:p>3766</text:p>
          </table:table-cell>
          <table:table-cell office:value-type="float" office:value="8804" table:style-name="ce1">
            <text:p>8804</text:p>
          </table:table-cell>
          <table:table-cell office:value-type="float" office:value="1106" table:style-name="ce1">
            <text:p>1106</text:p>
          </table:table-cell>
          <table:table-cell table:style-name="ce1"/>
          <table:table-cell office:value-type="float" office:value="7671" table:style-name="ce1">
            <text:p>7671</text:p>
          </table:table-cell>
          <table:table-cell office:value-type="float" office:value="11803" table:style-name="ce1">
            <text:p>11803</text:p>
          </table:table-cell>
          <table:table-cell office:value-type="float" office:value="1255" table:style-name="ce1">
            <text:p>1255</text:p>
          </table:table-cell>
          <table:table-cell table:style-name="ce1"/>
          <table:table-cell office:value-type="float" office:value="5263" table:style-name="ce1">
            <text:p>5263</text:p>
          </table:table-cell>
          <table:table-cell office:value-type="float" office:value="8786" table:style-name="ce1">
            <text:p>8786</text:p>
          </table:table-cell>
          <table:table-cell office:value-type="float" office:value="691" table:style-name="ce1">
            <text:p>691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11229_M01757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35:13</text:p>
          </table:table-cell>
          <table:table-cell office:value-type="string" table:style-name="ce1">
            <text:p>2020-11-17_21:35:13</text:p>
          </table:table-cell>
          <table:table-cell office:value-type="float" office:value="0.87" table:style-name="ce1">
            <text:p>0,87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M01757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 + Canadien</text:p>
          </table:table-cell>
          <table:table-cell office:value-type="string" table:style-name="ce1">
            <text:p>n5TcpOF9UaRkcHIA</text:p>
          </table:table-cell>
          <table:table-cell office:value-type="string" table:style-name="ce1">
            <text:p>https://www.testable.org/experiment/4303/294929/start?participant=M017575</text:p>
          </table:table-cell>
          <table:table-cell office:value-type="float" office:value="2237134" table:style-name="ce1">
            <text:p>2237134</text:p>
          </table:table-cell>
          <table:table-cell office:value-type="float" office:value="37.285566666667002" table:style-name="ce1">
            <text:p>37,28556667</text:p>
          </table:table-cell>
          <table:table-cell office:value-type="float" office:value="76056" table:style-name="ce1">
            <text:p>76056</text:p>
          </table:table-cell>
          <table:table-cell office:value-type="float" office:value="58372" table:style-name="ce1">
            <text:p>58372</text:p>
          </table:table-cell>
          <table:table-cell office:value-type="float" office:value="36516" table:style-name="ce1">
            <text:p>36516</text:p>
          </table:table-cell>
          <table:table-cell office:value-type="float" office:value="36538" table:style-name="ce1">
            <text:p>36538</text:p>
          </table:table-cell>
          <table:table-cell office:value-type="float" office:value="33475" table:style-name="ce1">
            <text:p>33475</text:p>
          </table:table-cell>
          <table:table-cell office:value-type="float" office:value="39571" table:style-name="ce1">
            <text:p>39571</text:p>
          </table:table-cell>
          <table:table-cell office:value-type="float" office:value="63398" table:style-name="ce1">
            <text:p>63398</text:p>
          </table:table-cell>
          <table:table-cell office:value-type="float" office:value="50007" table:style-name="ce1">
            <text:p>50007</text:p>
          </table:table-cell>
          <table:table-cell office:value-type="float" office:value="37829" table:style-name="ce1">
            <text:p>37829</text:p>
          </table:table-cell>
          <table:table-cell office:value-type="float" office:value="50820" table:style-name="ce1">
            <text:p>50820</text:p>
          </table:table-cell>
          <table:table-cell office:value-type="float" office:value="33870" table:style-name="ce1">
            <text:p>33870</text:p>
          </table:table-cell>
          <table:table-cell office:value-type="float" office:value="44438" table:style-name="ce1">
            <text:p>44438</text:p>
          </table:table-cell>
          <table:table-cell table:number-columns-repeated="192" table:style-name="ce1"/>
          <table:table-cell office:value-type="float" office:value="7332" table:style-name="ce1">
            <text:p>7332</text:p>
          </table:table-cell>
          <table:table-cell office:value-type="float" office:value="840" table:style-name="ce1">
            <text:p>840</text:p>
          </table:table-cell>
          <table:table-cell table:style-name="ce1"/>
          <table:table-cell office:value-type="float" office:value="3216" table:style-name="ce1">
            <text:p>3216</text:p>
          </table:table-cell>
          <table:table-cell office:value-type="float" office:value="21313" table:style-name="ce1">
            <text:p>21313</text:p>
          </table:table-cell>
          <table:table-cell office:value-type="float" office:value="638" table:style-name="ce1">
            <text:p>638</text:p>
          </table:table-cell>
          <table:table-cell table:style-name="ce1"/>
          <table:table-cell office:value-type="float" office:value="2589" table:style-name="ce1">
            <text:p>2589</text:p>
          </table:table-cell>
          <table:table-cell office:value-type="float" office:value="8264" table:style-name="ce1">
            <text:p>8264</text:p>
          </table:table-cell>
          <table:table-cell office:value-type="float" office:value="1328" table:style-name="ce1">
            <text:p>132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11479" table:style-name="ce1">
            <text:p>11479</text:p>
          </table:table-cell>
          <table:table-cell office:value-type="float" office:value="1923" table:style-name="ce1">
            <text:p>1923</text:p>
          </table:table-cell>
          <table:table-cell table:style-name="ce1"/>
          <table:table-cell office:value-type="float" office:value="3080" table:style-name="ce1">
            <text:p>3080</text:p>
          </table:table-cell>
          <table:table-cell office:value-type="float" office:value="9921" table:style-name="ce1">
            <text:p>9921</text:p>
          </table:table-cell>
          <table:table-cell office:value-type="float" office:value="852" table:style-name="ce1">
            <text:p>852</text:p>
          </table:table-cell>
          <table:table-cell table:style-name="ce1"/>
          <table:table-cell office:value-type="float" office:value="1685" table:style-name="ce1">
            <text:p>1685</text:p>
          </table:table-cell>
          <table:table-cell office:value-type="float" office:value="17158" table:style-name="ce1">
            <text:p>17158</text:p>
          </table:table-cell>
          <table:table-cell office:value-type="float" office:value="1086" table:style-name="ce1">
            <text:p>1086</text:p>
          </table:table-cell>
          <table:table-cell table:style-name="ce1"/>
          <table:table-cell office:value-type="float" office:value="1832" table:style-name="ce1">
            <text:p>1832</text:p>
          </table:table-cell>
          <table:table-cell office:value-type="float" office:value="19370" table:style-name="ce1">
            <text:p>19370</text:p>
          </table:table-cell>
          <table:table-cell office:value-type="float" office:value="1231" table:style-name="ce1">
            <text:p>1231</text:p>
          </table:table-cell>
          <table:table-cell table:style-name="ce1"/>
          <table:table-cell office:value-type="float" office:value="4561" table:style-name="ce1">
            <text:p>4561</text:p>
          </table:table-cell>
          <table:table-cell office:value-type="float" office:value="9237" table:style-name="ce1">
            <text:p>9237</text:p>
          </table:table-cell>
          <table:table-cell office:value-type="float" office:value="1202" table:style-name="ce1">
            <text:p>1202</text:p>
          </table:table-cell>
          <table:table-cell table:style-name="ce1"/>
          <table:table-cell office:value-type="float" office:value="1560" table:style-name="ce1">
            <text:p>1560</text:p>
          </table:table-cell>
          <table:table-cell office:value-type="float" office:value="5170" table:style-name="ce1">
            <text:p>5170</text:p>
          </table:table-cell>
          <table:table-cell office:value-type="float" office:value="989" table:style-name="ce1">
            <text:p>989</text:p>
          </table:table-cell>
          <table:table-cell table:style-name="ce1"/>
          <table:table-cell office:value-type="float" office:value="1823" table:style-name="ce1">
            <text:p>1823</text:p>
          </table:table-cell>
          <table:table-cell office:value-type="float" office:value="16952" table:style-name="ce1">
            <text:p>16952</text:p>
          </table:table-cell>
          <table:table-cell office:value-type="float" office:value="1463" table:style-name="ce1">
            <text:p>1463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float" office:value="16351" table:style-name="ce1">
            <text:p>16351</text:p>
          </table:table-cell>
          <table:table-cell office:value-type="float" office:value="647" table:style-name="ce1">
            <text:p>647</text:p>
          </table:table-cell>
          <table:table-cell table:style-name="ce1"/>
          <table:table-cell office:value-type="float" office:value="1644" table:style-name="ce1">
            <text:p>1644</text:p>
          </table:table-cell>
          <table:table-cell office:value-type="float" office:value="11005" table:style-name="ce1">
            <text:p>11005</text:p>
          </table:table-cell>
          <table:table-cell office:value-type="float" office:value="1636" table:style-name="ce1">
            <text:p>1636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float" office:value="12343" table:style-name="ce1">
            <text:p>12343</text:p>
          </table:table-cell>
          <table:table-cell office:value-type="float" office:value="1818" table:style-name="ce1">
            <text:p>1818</text:p>
          </table:table-cell>
          <table:table-cell table:style-name="ce1"/>
          <table:table-cell office:value-type="float" office:value="1614" table:style-name="ce1">
            <text:p>1614</text:p>
          </table:table-cell>
          <table:table-cell office:value-type="float" office:value="7061" table:style-name="ce1">
            <text:p>7061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1341" table:style-name="ce1">
            <text:p>1341</text:p>
          </table:table-cell>
          <table:table-cell office:value-type="float" office:value="7932" table:style-name="ce1">
            <text:p>7932</text:p>
          </table:table-cell>
          <table:table-cell office:value-type="float" office:value="636" table:style-name="ce1">
            <text:p>636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15571" table:style-name="ce1">
            <text:p>15571</text:p>
          </table:table-cell>
          <table:table-cell office:value-type="float" office:value="1562" table:style-name="ce1">
            <text:p>1562</text:p>
          </table:table-cell>
          <table:table-cell table:style-name="ce1"/>
          <table:table-cell office:value-type="float" office:value="1759" table:style-name="ce1">
            <text:p>1759</text:p>
          </table:table-cell>
          <table:table-cell office:value-type="float" office:value="11719" table:style-name="ce1">
            <text:p>11719</text:p>
          </table:table-cell>
          <table:table-cell office:value-type="float" office:value="1823" table:style-name="ce1">
            <text:p>1823</text:p>
          </table:table-cell>
          <table:table-cell table:style-name="ce1"/>
          <table:table-cell office:value-type="float" office:value="2283" table:style-name="ce1">
            <text:p>2283</text:p>
          </table:table-cell>
          <table:table-cell office:value-type="float" office:value="16344" table:style-name="ce1">
            <text:p>16344</text:p>
          </table:table-cell>
          <table:table-cell office:value-type="float" office:value="1573" table:style-name="ce1">
            <text:p>1573</text:p>
          </table:table-cell>
          <table:table-cell table:style-name="ce1"/>
          <table:table-cell office:value-type="float" office:value="1681" table:style-name="ce1">
            <text:p>1681</text:p>
          </table:table-cell>
          <table:table-cell office:value-type="float" office:value="9736" table:style-name="ce1">
            <text:p>9736</text:p>
          </table:table-cell>
          <table:table-cell office:value-type="float" office:value="1131" table:style-name="ce1">
            <text:p>1131</text:p>
          </table:table-cell>
          <table:table-cell table:style-name="ce1"/>
          <table:table-cell office:value-type="float" office:value="1569" table:style-name="ce1">
            <text:p>1569</text:p>
          </table:table-cell>
          <table:table-cell office:value-type="float" office:value="10397" table:style-name="ce1">
            <text:p>10397</text:p>
          </table:table-cell>
          <table:table-cell office:value-type="float" office:value="731" table:style-name="ce1">
            <text:p>731</text:p>
          </table:table-cell>
          <table:table-cell table:style-name="ce1"/>
          <table:table-cell office:value-type="float" office:value="1633" table:style-name="ce1">
            <text:p>1633</text:p>
          </table:table-cell>
          <table:table-cell office:value-type="float" office:value="8790" table:style-name="ce1">
            <text:p>8790</text:p>
          </table:table-cell>
          <table:table-cell office:value-type="float" office:value="822" table:style-name="ce1">
            <text:p>822</text:p>
          </table:table-cell>
          <table:table-cell table:style-name="ce1"/>
          <table:table-cell office:value-type="float" office:value="1956" table:style-name="ce1">
            <text:p>1956</text:p>
          </table:table-cell>
          <table:table-cell office:value-type="float" office:value="14372" table:style-name="ce1">
            <text:p>14372</text:p>
          </table:table-cell>
          <table:table-cell office:value-type="float" office:value="1538" table:style-name="ce1">
            <text:p>1538</text:p>
          </table:table-cell>
          <table:table-cell table:style-name="ce1"/>
          <table:table-cell office:value-type="float" office:value="2269" table:style-name="ce1">
            <text:p>2269</text:p>
          </table:table-cell>
          <table:table-cell office:value-type="float" office:value="11899" table:style-name="ce1">
            <text:p>11899</text:p>
          </table:table-cell>
          <table:table-cell office:value-type="float" office:value="2242" table:style-name="ce1">
            <text:p>2242</text:p>
          </table:table-cell>
          <table:table-cell table:style-name="ce1"/>
          <table:table-cell office:value-type="float" office:value="1519" table:style-name="ce1">
            <text:p>1519</text:p>
          </table:table-cell>
          <table:table-cell office:value-type="float" office:value="17790" table:style-name="ce1">
            <text:p>17790</text:p>
          </table:table-cell>
          <table:table-cell office:value-type="float" office:value="700" table:style-name="ce1">
            <text:p>700</text:p>
          </table:table-cell>
          <table:table-cell table:style-name="ce1"/>
          <table:table-cell office:value-type="float" office:value="2650" table:style-name="ce1">
            <text:p>2650</text:p>
          </table:table-cell>
          <table:table-cell office:value-type="float" office:value="12345" table:style-name="ce1">
            <text:p>12345</text:p>
          </table:table-cell>
          <table:table-cell office:value-type="float" office:value="1201" table:style-name="ce1">
            <text:p>1201</text:p>
          </table:table-cell>
          <table:table-cell table:style-name="ce1"/>
          <table:table-cell office:value-type="float" office:value="3153" table:style-name="ce1">
            <text:p>3153</text:p>
          </table:table-cell>
          <table:table-cell office:value-type="float" office:value="11162" table:style-name="ce1">
            <text:p>11162</text:p>
          </table:table-cell>
          <table:table-cell office:value-type="float" office:value="1122" table:style-name="ce1">
            <text:p>1122</text:p>
          </table:table-cell>
          <table:table-cell table:style-name="ce1"/>
          <table:table-cell office:value-type="float" office:value="2438" table:style-name="ce1">
            <text:p>2438</text:p>
          </table:table-cell>
          <table:table-cell office:value-type="float" office:value="9845" table:style-name="ce1">
            <text:p>9845</text:p>
          </table:table-cell>
          <table:table-cell office:value-type="float" office:value="1029" table:style-name="ce1">
            <text:p>1029</text:p>
          </table:table-cell>
          <table:table-cell table:style-name="ce1"/>
          <table:table-cell office:value-type="float" office:value="1297" table:style-name="ce1">
            <text:p>1297</text:p>
          </table:table-cell>
          <table:table-cell office:value-type="float" office:value="10012" table:style-name="ce1">
            <text:p>10012</text:p>
          </table:table-cell>
          <table:table-cell office:value-type="float" office:value="1170" table:style-name="ce1">
            <text:p>1170</text:p>
          </table:table-cell>
          <table:table-cell table:style-name="ce1"/>
          <table:table-cell office:value-type="float" office:value="1517" table:style-name="ce1">
            <text:p>1517</text:p>
          </table:table-cell>
          <table:table-cell office:value-type="float" office:value="11029" table:style-name="ce1">
            <text:p>11029</text:p>
          </table:table-cell>
          <table:table-cell office:value-type="float" office:value="708" table:style-name="ce1">
            <text:p>708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25270" table:style-name="ce1">
            <text:p>25270</text:p>
          </table:table-cell>
          <table:table-cell office:value-type="float" office:value="3275" table:style-name="ce1">
            <text:p>3275</text:p>
          </table:table-cell>
          <table:table-cell table:style-name="ce1"/>
          <table:table-cell office:value-type="float" office:value="1708" table:style-name="ce1">
            <text:p>1708</text:p>
          </table:table-cell>
          <table:table-cell office:value-type="float" office:value="11137" table:style-name="ce1">
            <text:p>11137</text:p>
          </table:table-cell>
          <table:table-cell office:value-type="float" office:value="1627" table:style-name="ce1">
            <text:p>1627</text:p>
          </table:table-cell>
          <table:table-cell table:style-name="ce1"/>
          <table:table-cell office:value-type="float" office:value="2421" table:style-name="ce1">
            <text:p>2421</text:p>
          </table:table-cell>
          <table:table-cell office:value-type="float" office:value="16601" table:style-name="ce1">
            <text:p>16601</text:p>
          </table:table-cell>
          <table:table-cell office:value-type="float" office:value="871" table:style-name="ce1">
            <text:p>871</text:p>
          </table:table-cell>
          <table:table-cell table:style-name="ce1"/>
          <table:table-cell office:value-type="float" office:value="1383" table:style-name="ce1">
            <text:p>1383</text:p>
          </table:table-cell>
          <table:table-cell office:value-type="float" office:value="3988" table:style-name="ce1">
            <text:p>3988</text:p>
          </table:table-cell>
          <table:table-cell office:value-type="float" office:value="647" table:style-name="ce1">
            <text:p>647</text:p>
          </table:table-cell>
          <table:table-cell table:style-name="ce1"/>
          <table:table-cell office:value-type="float" office:value="1457" table:style-name="ce1">
            <text:p>1457</text:p>
          </table:table-cell>
          <table:table-cell office:value-type="float" office:value="9295" table:style-name="ce1">
            <text:p>9295</text:p>
          </table:table-cell>
          <table:table-cell office:value-type="float" office:value="665" table:style-name="ce1">
            <text:p>665</text:p>
          </table:table-cell>
          <table:table-cell table:style-name="ce1"/>
          <table:table-cell office:value-type="float" office:value="2501" table:style-name="ce1">
            <text:p>2501</text:p>
          </table:table-cell>
          <table:table-cell office:value-type="float" office:value="11681" table:style-name="ce1">
            <text:p>11681</text:p>
          </table:table-cell>
          <table:table-cell office:value-type="float" office:value="936" table:style-name="ce1">
            <text:p>936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office:value-type="float" office:value="8426" table:style-name="ce1">
            <text:p>8426</text:p>
          </table:table-cell>
          <table:table-cell office:value-type="float" office:value="2068" table:style-name="ce1">
            <text:p>2068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12008" table:style-name="ce1">
            <text:p>12008</text:p>
          </table:table-cell>
          <table:table-cell office:value-type="float" office:value="848" table:style-name="ce1">
            <text:p>848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6009" table:style-name="ce1">
            <text:p>6009</text:p>
          </table:table-cell>
          <table:table-cell office:value-type="float" office:value="1494" table:style-name="ce1">
            <text:p>1494</text:p>
          </table:table-cell>
          <table:table-cell table:style-name="ce1"/>
          <table:table-cell office:value-type="float" office:value="2351" table:style-name="ce1">
            <text:p>2351</text:p>
          </table:table-cell>
          <table:table-cell office:value-type="float" office:value="11094" table:style-name="ce1">
            <text:p>11094</text:p>
          </table:table-cell>
          <table:table-cell office:value-type="float" office:value="1874" table:style-name="ce1">
            <text:p>1874</text:p>
          </table:table-cell>
          <table:table-cell table:style-name="ce1"/>
          <table:table-cell office:value-type="float" office:value="2907" table:style-name="ce1">
            <text:p>2907</text:p>
          </table:table-cell>
          <table:table-cell office:value-type="float" office:value="14406" table:style-name="ce1">
            <text:p>14406</text:p>
          </table:table-cell>
          <table:table-cell office:value-type="float" office:value="1477" table:style-name="ce1">
            <text:p>1477</text:p>
          </table:table-cell>
          <table:table-cell table:style-name="ce1"/>
          <table:table-cell office:value-type="float" office:value="2396" table:style-name="ce1">
            <text:p>2396</text:p>
          </table:table-cell>
          <table:table-cell office:value-type="float" office:value="8816" table:style-name="ce1">
            <text:p>8816</text:p>
          </table:table-cell>
          <table:table-cell office:value-type="float" office:value="527" table:style-name="ce1">
            <text:p>527</text:p>
          </table:table-cell>
          <table:table-cell table:style-name="ce1"/>
          <table:table-cell office:value-type="float" office:value="2459" table:style-name="ce1">
            <text:p>2459</text:p>
          </table:table-cell>
          <table:table-cell office:value-type="float" office:value="8219" table:style-name="ce1">
            <text:p>8219</text:p>
          </table:table-cell>
          <table:table-cell office:value-type="float" office:value="1973" table:style-name="ce1">
            <text:p>1973</text:p>
          </table:table-cell>
          <table:table-cell table:style-name="ce1"/>
          <table:table-cell office:value-type="float" office:value="3461" table:style-name="ce1">
            <text:p>3461</text:p>
          </table:table-cell>
          <table:table-cell office:value-type="float" office:value="8209" table:style-name="ce1">
            <text:p>8209</text:p>
          </table:table-cell>
          <table:table-cell office:value-type="float" office:value="1135" table:style-name="ce1">
            <text:p>1135</text:p>
          </table:table-cell>
          <table:table-cell table:style-name="ce1"/>
          <table:table-cell office:value-type="float" office:value="1538" table:style-name="ce1">
            <text:p>1538</text:p>
          </table:table-cell>
          <table:table-cell office:value-type="float" office:value="24587" table:style-name="ce1">
            <text:p>24587</text:p>
          </table:table-cell>
          <table:table-cell office:value-type="float" office:value="1374" table:style-name="ce1">
            <text:p>1374</text:p>
          </table:table-cell>
          <table:table-cell table:style-name="ce1"/>
          <table:table-cell office:value-type="float" office:value="3221" table:style-name="ce1">
            <text:p>3221</text:p>
          </table:table-cell>
          <table:table-cell office:value-type="float" office:value="11878" table:style-name="ce1">
            <text:p>11878</text:p>
          </table:table-cell>
          <table:table-cell office:value-type="float" office:value="1696" table:style-name="ce1">
            <text:p>1696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9064" table:style-name="ce1">
            <text:p>9064</text:p>
          </table:table-cell>
          <table:table-cell office:value-type="float" office:value="738" table:style-name="ce1">
            <text:p>738</text:p>
          </table:table-cell>
          <table:table-cell table:style-name="ce1"/>
          <table:table-cell office:value-type="float" office:value="1631" table:style-name="ce1">
            <text:p>1631</text:p>
          </table:table-cell>
          <table:table-cell office:value-type="float" office:value="12035" table:style-name="ce1">
            <text:p>12035</text:p>
          </table:table-cell>
          <table:table-cell office:value-type="float" office:value="1802" table:style-name="ce1">
            <text:p>1802</text:p>
          </table:table-cell>
          <table:table-cell table:style-name="ce1"/>
          <table:table-cell office:value-type="float" office:value="3325" table:style-name="ce1">
            <text:p>3325</text:p>
          </table:table-cell>
          <table:table-cell office:value-type="float" office:value="8426" table:style-name="ce1">
            <text:p>8426</text:p>
          </table:table-cell>
          <table:table-cell office:value-type="float" office:value="1057" table:style-name="ce1">
            <text:p>1057</text:p>
          </table:table-cell>
          <table:table-cell table:style-name="ce1"/>
          <table:table-cell office:value-type="float" office:value="1928" table:style-name="ce1">
            <text:p>1928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11513_M03328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28:11</text:p>
          </table:table-cell>
          <table:table-cell office:value-type="string" table:style-name="ce1">
            <text:p>2020-11-17_21:28:11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033284</text:p>
          </table:table-cell>
          <table:table-cell office:value-type="string" table:style-name="ce1">
            <text:p>M03328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vvw77gWSJPIgIT8l</text:p>
          </table:table-cell>
          <table:table-cell office:value-type="string" table:style-name="ce1">
            <text:p>https://www.testable.org/experiment/4303/294929/start?participant=M033284</text:p>
          </table:table-cell>
          <table:table-cell office:value-type="float" office:value="2823126" table:style-name="ce1">
            <text:p>2823126</text:p>
          </table:table-cell>
          <table:table-cell office:value-type="float" office:value="47.052100000000003" table:style-name="ce1">
            <text:p>47,0521</text:p>
          </table:table-cell>
          <table:table-cell office:value-type="float" office:value="60731" table:style-name="ce1">
            <text:p>60731</text:p>
          </table:table-cell>
          <table:table-cell office:value-type="float" office:value="53108" table:style-name="ce1">
            <text:p>53108</text:p>
          </table:table-cell>
          <table:table-cell office:value-type="float" office:value="83497" table:style-name="ce1">
            <text:p>83497</text:p>
          </table:table-cell>
          <table:table-cell office:value-type="float" office:value="45845" table:style-name="ce1">
            <text:p>45845</text:p>
          </table:table-cell>
          <table:table-cell office:value-type="float" office:value="54054" table:style-name="ce1">
            <text:p>54054</text:p>
          </table:table-cell>
          <table:table-cell office:value-type="float" office:value="67729" table:style-name="ce1">
            <text:p>67729</text:p>
          </table:table-cell>
          <table:table-cell office:value-type="float" office:value="75364" table:style-name="ce1">
            <text:p>75364</text:p>
          </table:table-cell>
          <table:table-cell office:value-type="float" office:value="99059" table:style-name="ce1">
            <text:p>99059</text:p>
          </table:table-cell>
          <table:table-cell office:value-type="float" office:value="71033" table:style-name="ce1">
            <text:p>71033</text:p>
          </table:table-cell>
          <table:table-cell office:value-type="float" office:value="60886" table:style-name="ce1">
            <text:p>60886</text:p>
          </table:table-cell>
          <table:table-cell office:value-type="float" office:value="77708" table:style-name="ce1">
            <text:p>77708</text:p>
          </table:table-cell>
          <table:table-cell office:value-type="float" office:value="83657" table:style-name="ce1">
            <text:p>83657</text:p>
          </table:table-cell>
          <table:table-cell table:number-columns-repeated="192" table:style-name="ce1"/>
          <table:table-cell office:value-type="float" office:value="9383" table:style-name="ce1">
            <text:p>9383</text:p>
          </table:table-cell>
          <table:table-cell office:value-type="float" office:value="1068" table:style-name="ce1">
            <text:p>1068</text:p>
          </table:table-cell>
          <table:table-cell table:style-name="ce1"/>
          <table:table-cell office:value-type="float" office:value="2629" table:style-name="ce1">
            <text:p>2629</text:p>
          </table:table-cell>
          <table:table-cell office:value-type="float" office:value="9705" table:style-name="ce1">
            <text:p>9705</text:p>
          </table:table-cell>
          <table:table-cell office:value-type="float" office:value="796" table:style-name="ce1">
            <text:p>796</text:p>
          </table:table-cell>
          <table:table-cell table:style-name="ce1"/>
          <table:table-cell office:value-type="float" office:value="3162" table:style-name="ce1">
            <text:p>3162</text:p>
          </table:table-cell>
          <table:table-cell office:value-type="float" office:value="4933" table:style-name="ce1">
            <text:p>4933</text:p>
          </table:table-cell>
          <table:table-cell office:value-type="float" office:value="4210" table:style-name="ce1">
            <text:p>4210</text:p>
          </table:table-cell>
          <table:table-cell table:style-name="ce1"/>
          <table:table-cell office:value-type="float" office:value="3004" table:style-name="ce1">
            <text:p>3004</text:p>
          </table:table-cell>
          <table:table-cell office:value-type="float" office:value="11567" table:style-name="ce1">
            <text:p>11567</text:p>
          </table:table-cell>
          <table:table-cell office:value-type="float" office:value="1261" table:style-name="ce1">
            <text:p>1261</text:p>
          </table:table-cell>
          <table:table-cell office:value-type="float" office:value="2595" table:style-name="ce1">
            <text:p>2595</text:p>
          </table:table-cell>
          <table:table-cell table:style-name="ce1"/>
          <table:table-cell office:value-type="float" office:value="9696" table:style-name="ce1">
            <text:p>9696</text:p>
          </table:table-cell>
          <table:table-cell office:value-type="float" office:value="895" table:style-name="ce1">
            <text:p>895</text:p>
          </table:table-cell>
          <table:table-cell office:value-type="float" office:value="2390" table:style-name="ce1">
            <text:p>2390</text:p>
          </table:table-cell>
          <table:table-cell table:style-name="ce1"/>
          <table:table-cell office:value-type="float" office:value="8995" table:style-name="ce1">
            <text:p>8995</text:p>
          </table:table-cell>
          <table:table-cell office:value-type="float" office:value="1887" table:style-name="ce1">
            <text:p>1887</text:p>
          </table:table-cell>
          <table:table-cell table:style-name="ce1"/>
          <table:table-cell office:value-type="float" office:value="2320" table:style-name="ce1">
            <text:p>2320</text:p>
          </table:table-cell>
          <table:table-cell office:value-type="float" office:value="13162" table:style-name="ce1">
            <text:p>13162</text:p>
          </table:table-cell>
          <table:table-cell office:value-type="float" office:value="1211" table:style-name="ce1">
            <text:p>1211</text:p>
          </table:table-cell>
          <table:table-cell office:value-type="float" office:value="3407" table:style-name="ce1">
            <text:p>3407</text:p>
          </table:table-cell>
          <table:table-cell table:style-name="ce1"/>
          <table:table-cell office:value-type="float" office:value="10012" table:style-name="ce1">
            <text:p>10012</text:p>
          </table:table-cell>
          <table:table-cell office:value-type="float" office:value="1037" table:style-name="ce1">
            <text:p>1037</text:p>
          </table:table-cell>
          <table:table-cell office:value-type="float" office:value="3076" table:style-name="ce1">
            <text:p>3076</text:p>
          </table:table-cell>
          <table:table-cell table:style-name="ce1"/>
          <table:table-cell office:value-type="float" office:value="6708" table:style-name="ce1">
            <text:p>6708</text:p>
          </table:table-cell>
          <table:table-cell office:value-type="float" office:value="1157" table:style-name="ce1">
            <text:p>1157</text:p>
          </table:table-cell>
          <table:table-cell office:value-type="float" office:value="3171" table:style-name="ce1">
            <text:p>3171</text:p>
          </table:table-cell>
          <table:table-cell table:style-name="ce1"/>
          <table:table-cell office:value-type="float" office:value="14118" table:style-name="ce1">
            <text:p>14118</text:p>
          </table:table-cell>
          <table:table-cell office:value-type="float" office:value="906" table:style-name="ce1">
            <text:p>906</text:p>
          </table:table-cell>
          <table:table-cell table:style-name="ce1"/>
          <table:table-cell office:value-type="float" office:value="2393" table:style-name="ce1">
            <text:p>2393</text:p>
          </table:table-cell>
          <table:table-cell office:value-type="float" office:value="10222" table:style-name="ce1">
            <text:p>10222</text:p>
          </table:table-cell>
          <table:table-cell office:value-type="float" office:value="2951" table:style-name="ce1">
            <text:p>2951</text:p>
          </table:table-cell>
          <table:table-cell table:style-name="ce1"/>
          <table:table-cell office:value-type="float" office:value="2811" table:style-name="ce1">
            <text:p>2811</text:p>
          </table:table-cell>
          <table:table-cell office:value-type="float" office:value="15632" table:style-name="ce1">
            <text:p>15632</text:p>
          </table:table-cell>
          <table:table-cell office:value-type="float" office:value="1133" table:style-name="ce1">
            <text:p>1133</text:p>
          </table:table-cell>
          <table:table-cell table:style-name="ce1"/>
          <table:table-cell office:value-type="float" office:value="2871" table:style-name="ce1">
            <text:p>2871</text:p>
          </table:table-cell>
          <table:table-cell office:value-type="float" office:value="9945" table:style-name="ce1">
            <text:p>9945</text:p>
          </table:table-cell>
          <table:table-cell office:value-type="float" office:value="1217" table:style-name="ce1">
            <text:p>1217</text:p>
          </table:table-cell>
          <table:table-cell table:style-name="ce1"/>
          <table:table-cell office:value-type="float" office:value="2685" table:style-name="ce1">
            <text:p>2685</text:p>
          </table:table-cell>
          <table:table-cell office:value-type="float" office:value="8272" table:style-name="ce1">
            <text:p>8272</text:p>
          </table:table-cell>
          <table:table-cell office:value-type="float" office:value="1834" table:style-name="ce1">
            <text:p>1834</text:p>
          </table:table-cell>
          <table:table-cell table:style-name="ce1"/>
          <table:table-cell office:value-type="float" office:value="2695" table:style-name="ce1">
            <text:p>2695</text:p>
          </table:table-cell>
          <table:table-cell office:value-type="float" office:value="12767" table:style-name="ce1">
            <text:p>12767</text:p>
          </table:table-cell>
          <table:table-cell office:value-type="float" office:value="1444" table:style-name="ce1">
            <text:p>1444</text:p>
          </table:table-cell>
          <table:table-cell office:value-type="float" office:value="2960" table:style-name="ce1">
            <text:p>2960</text:p>
          </table:table-cell>
          <table:table-cell table:style-name="ce1"/>
          <table:table-cell office:value-type="float" office:value="8463" table:style-name="ce1">
            <text:p>8463</text:p>
          </table:table-cell>
          <table:table-cell office:value-type="float" office:value="1060" table:style-name="ce1">
            <text:p>1060</text:p>
          </table:table-cell>
          <table:table-cell office:value-type="float" office:value="4969" table:style-name="ce1">
            <text:p>4969</text:p>
          </table:table-cell>
          <table:table-cell table:style-name="ce1"/>
          <table:table-cell office:value-type="float" office:value="10284" table:style-name="ce1">
            <text:p>10284</text:p>
          </table:table-cell>
          <table:table-cell office:value-type="float" office:value="1082" table:style-name="ce1">
            <text:p>1082</text:p>
          </table:table-cell>
          <table:table-cell table:style-name="ce1"/>
          <table:table-cell office:value-type="float" office:value="3013" table:style-name="ce1">
            <text:p>3013</text:p>
          </table:table-cell>
          <table:table-cell office:value-type="float" office:value="8289" table:style-name="ce1">
            <text:p>8289</text:p>
          </table:table-cell>
          <table:table-cell office:value-type="float" office:value="2914" table:style-name="ce1">
            <text:p>2914</text:p>
          </table:table-cell>
          <table:table-cell table:style-name="ce1"/>
          <table:table-cell office:value-type="float" office:value="2318" table:style-name="ce1">
            <text:p>2318</text:p>
          </table:table-cell>
          <table:table-cell office:value-type="float" office:value="11035" table:style-name="ce1">
            <text:p>11035</text:p>
          </table:table-cell>
          <table:table-cell office:value-type="float" office:value="971" table:style-name="ce1">
            <text:p>971</text:p>
          </table:table-cell>
          <table:table-cell table:style-name="ce1"/>
          <table:table-cell office:value-type="float" office:value="3327" table:style-name="ce1">
            <text:p>3327</text:p>
          </table:table-cell>
          <table:table-cell office:value-type="float" office:value="11453" table:style-name="ce1">
            <text:p>11453</text:p>
          </table:table-cell>
          <table:table-cell office:value-type="float" office:value="1144" table:style-name="ce1">
            <text:p>1144</text:p>
          </table:table-cell>
          <table:table-cell office:value-type="float" office:value="2670" table:style-name="ce1">
            <text:p>2670</text:p>
          </table:table-cell>
          <table:table-cell table:style-name="ce1"/>
          <table:table-cell office:value-type="float" office:value="17833" table:style-name="ce1">
            <text:p>17833</text:p>
          </table:table-cell>
          <table:table-cell office:value-type="float" office:value="1491" table:style-name="ce1">
            <text:p>1491</text:p>
          </table:table-cell>
          <table:table-cell table:style-name="ce1"/>
          <table:table-cell office:value-type="float" office:value="5623" table:style-name="ce1">
            <text:p>5623</text:p>
          </table:table-cell>
          <table:table-cell office:value-type="float" office:value="16259" table:style-name="ce1">
            <text:p>16259</text:p>
          </table:table-cell>
          <table:table-cell office:value-type="float" office:value="867" table:style-name="ce1">
            <text:p>867</text:p>
          </table:table-cell>
          <table:table-cell table:style-name="ce1"/>
          <table:table-cell office:value-type="float" office:value="4024" table:style-name="ce1">
            <text:p>4024</text:p>
          </table:table-cell>
          <table:table-cell office:value-type="float" office:value="13485" table:style-name="ce1">
            <text:p>13485</text:p>
          </table:table-cell>
          <table:table-cell office:value-type="float" office:value="1182" table:style-name="ce1">
            <text:p>1182</text:p>
          </table:table-cell>
          <table:table-cell table:style-name="ce1"/>
          <table:table-cell office:value-type="float" office:value="2539" table:style-name="ce1">
            <text:p>2539</text:p>
          </table:table-cell>
          <table:table-cell office:value-type="float" office:value="11176" table:style-name="ce1">
            <text:p>11176</text:p>
          </table:table-cell>
          <table:table-cell office:value-type="float" office:value="1253" table:style-name="ce1">
            <text:p>1253</text:p>
          </table:table-cell>
          <table:table-cell table:style-name="ce1"/>
          <table:table-cell office:value-type="float" office:value="2491" table:style-name="ce1">
            <text:p>2491</text:p>
          </table:table-cell>
          <table:table-cell office:value-type="float" office:value="11338" table:style-name="ce1">
            <text:p>11338</text:p>
          </table:table-cell>
          <table:table-cell office:value-type="float" office:value="2584" table:style-name="ce1">
            <text:p>2584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8456" table:style-name="ce1">
            <text:p>18456</text:p>
          </table:table-cell>
          <table:table-cell office:value-type="float" office:value="869" table:style-name="ce1">
            <text:p>869</text:p>
          </table:table-cell>
          <table:table-cell office:value-type="float" office:value="2664" table:style-name="ce1">
            <text:p>2664</text:p>
          </table:table-cell>
          <table:table-cell table:style-name="ce1"/>
          <table:table-cell office:value-type="float" office:value="10262" table:style-name="ce1">
            <text:p>10262</text:p>
          </table:table-cell>
          <table:table-cell office:value-type="float" office:value="1357" table:style-name="ce1">
            <text:p>1357</text:p>
          </table:table-cell>
          <table:table-cell office:value-type="float" office:value="3754" table:style-name="ce1">
            <text:p>3754</text:p>
          </table:table-cell>
          <table:table-cell table:style-name="ce1"/>
          <table:table-cell office:value-type="float" office:value="11532" table:style-name="ce1">
            <text:p>11532</text:p>
          </table:table-cell>
          <table:table-cell office:value-type="float" office:value="943" table:style-name="ce1">
            <text:p>943</text:p>
          </table:table-cell>
          <table:table-cell office:value-type="float" office:value="2188" table:style-name="ce1">
            <text:p>2188</text:p>
          </table:table-cell>
          <table:table-cell table:style-name="ce1"/>
          <table:table-cell office:value-type="float" office:value="13416" table:style-name="ce1">
            <text:p>13416</text:p>
          </table:table-cell>
          <table:table-cell office:value-type="float" office:value="994" table:style-name="ce1">
            <text:p>994</text:p>
          </table:table-cell>
          <table:table-cell office:value-type="float" office:value="3348" table:style-name="ce1">
            <text:p>3348</text:p>
          </table:table-cell>
          <table:table-cell table:style-name="ce1"/>
          <table:table-cell office:value-type="float" office:value="9650" table:style-name="ce1">
            <text:p>9650</text:p>
          </table:table-cell>
          <table:table-cell office:value-type="float" office:value="991" table:style-name="ce1">
            <text:p>991</text:p>
          </table:table-cell>
          <table:table-cell office:value-type="float" office:value="3155" table:style-name="ce1">
            <text:p>3155</text:p>
          </table:table-cell>
          <table:table-cell table:style-name="ce1"/>
          <table:table-cell office:value-type="float" office:value="10544" table:style-name="ce1">
            <text:p>10544</text:p>
          </table:table-cell>
          <table:table-cell office:value-type="float" office:value="823" table:style-name="ce1">
            <text:p>823</text:p>
          </table:table-cell>
          <table:table-cell office:value-type="float" office:value="3258" table:style-name="ce1">
            <text:p>3258</text:p>
          </table:table-cell>
          <table:table-cell table:style-name="ce1"/>
          <table:table-cell office:value-type="float" office:value="15533" table:style-name="ce1">
            <text:p>15533</text:p>
          </table:table-cell>
          <table:table-cell office:value-type="float" office:value="2031" table:style-name="ce1">
            <text:p>2031</text:p>
          </table:table-cell>
          <table:table-cell office:value-type="float" office:value="3346" table:style-name="ce1">
            <text:p>3346</text:p>
          </table:table-cell>
          <table:table-cell table:style-name="ce1"/>
          <table:table-cell office:value-type="float" office:value="9708" table:style-name="ce1">
            <text:p>9708</text:p>
          </table:table-cell>
          <table:table-cell office:value-type="float" office:value="1193" table:style-name="ce1">
            <text:p>1193</text:p>
          </table:table-cell>
          <table:table-cell office:value-type="float" office:value="2694" table:style-name="ce1">
            <text:p>2694</text:p>
          </table:table-cell>
          <table:table-cell table:style-name="ce1"/>
          <table:table-cell office:value-type="float" office:value="14003" table:style-name="ce1">
            <text:p>14003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float" office:value="3228" table:style-name="ce1">
            <text:p>3228</text:p>
          </table:table-cell>
          <table:table-cell office:value-type="float" office:value="9171" table:style-name="ce1">
            <text:p>9171</text:p>
          </table:table-cell>
          <table:table-cell office:value-type="float" office:value="557" table:style-name="ce1">
            <text:p>557</text:p>
          </table:table-cell>
          <table:table-cell office:value-type="float" office:value="2522" table:style-name="ce1">
            <text:p>2522</text:p>
          </table:table-cell>
          <table:table-cell table:style-name="ce1"/>
          <table:table-cell office:value-type="float" office:value="21066" table:style-name="ce1">
            <text:p>21066</text:p>
          </table:table-cell>
          <table:table-cell office:value-type="float" office:value="1033" table:style-name="ce1">
            <text:p>1033</text:p>
          </table:table-cell>
          <table:table-cell office:value-type="float" office:value="2586" table:style-name="ce1">
            <text:p>2586</text:p>
          </table:table-cell>
          <table:table-cell table:style-name="ce1"/>
          <table:table-cell office:value-type="float" office:value="15499" table:style-name="ce1">
            <text:p>15499</text:p>
          </table:table-cell>
          <table:table-cell office:value-type="float" office:value="1277" table:style-name="ce1">
            <text:p>1277</text:p>
          </table:table-cell>
          <table:table-cell table:style-name="ce1"/>
          <table:table-cell office:value-type="float" office:value="2608" table:style-name="ce1">
            <text:p>2608</text:p>
          </table:table-cell>
          <table:table-cell office:value-type="float" office:value="12891" table:style-name="ce1">
            <text:p>12891</text:p>
          </table:table-cell>
          <table:table-cell office:value-type="float" office:value="571" table:style-name="ce1">
            <text:p>571</text:p>
          </table:table-cell>
          <table:table-cell table:style-name="ce1"/>
          <table:table-cell office:value-type="float" office:value="3163" table:style-name="ce1">
            <text:p>3163</text:p>
          </table:table-cell>
          <table:table-cell office:value-type="float" office:value="17275" table:style-name="ce1">
            <text:p>17275</text:p>
          </table:table-cell>
          <table:table-cell office:value-type="float" office:value="2653" table:style-name="ce1">
            <text:p>2653</text:p>
          </table:table-cell>
          <table:table-cell office:value-type="float" office:value="2901" table:style-name="ce1">
            <text:p>2901</text:p>
          </table:table-cell>
          <table:table-cell table:style-name="ce1"/>
          <table:table-cell office:value-type="float" office:value="10751" table:style-name="ce1">
            <text:p>10751</text:p>
          </table:table-cell>
          <table:table-cell office:value-type="float" office:value="1043" table:style-name="ce1">
            <text:p>1043</text:p>
          </table:table-cell>
          <table:table-cell office:value-type="float" office:value="3845" table:style-name="ce1">
            <text:p>3845</text:p>
          </table:table-cell>
          <table:table-cell table:style-name="ce1"/>
          <table:table-cell office:value-type="float" office:value="8569" table:style-name="ce1">
            <text:p>8569</text:p>
          </table:table-cell>
          <table:table-cell office:value-type="float" office:value="1559" table:style-name="ce1">
            <text:p>1559</text:p>
          </table:table-cell>
          <table:table-cell table:style-name="ce1"/>
          <table:table-cell office:value-type="float" office:value="3200" table:style-name="ce1">
            <text:p>3200</text:p>
          </table:table-cell>
          <table:table-cell office:value-type="float" office:value="14266" table:style-name="ce1">
            <text:p>14266</text:p>
          </table:table-cell>
          <table:table-cell office:value-type="float" office:value="1453" table:style-name="ce1">
            <text:p>1453</text:p>
          </table:table-cell>
          <table:table-cell table:style-name="ce1"/>
          <table:table-cell office:value-type="float" office:value="3052" table:style-name="ce1">
            <text:p>3052</text:p>
          </table:table-cell>
          <table:table-cell office:value-type="float" office:value="14274" table:style-name="ce1">
            <text:p>14274</text:p>
          </table:table-cell>
          <table:table-cell office:value-type="float" office:value="2149" table:style-name="ce1">
            <text:p>2149</text:p>
          </table:table-cell>
          <table:table-cell table:style-name="ce1"/>
          <table:table-cell office:value-type="float" office:value="2592" table:style-name="ce1">
            <text:p>2592</text:p>
          </table:table-cell>
          <table:table-cell office:value-type="float" office:value="9945" table:style-name="ce1">
            <text:p>9945</text:p>
          </table:table-cell>
          <table:table-cell office:value-type="float" office:value="837" table:style-name="ce1">
            <text:p>837</text:p>
          </table:table-cell>
          <table:table-cell office:value-type="float" office:value="3794" table:style-name="ce1">
            <text:p>3794</text:p>
          </table:table-cell>
          <table:table-cell table:style-name="ce1"/>
          <table:table-cell office:value-type="float" office:value="10350" table:style-name="ce1">
            <text:p>10350</text:p>
          </table:table-cell>
          <table:table-cell office:value-type="float" office:value="896" table:style-name="ce1">
            <text:p>896</text:p>
          </table:table-cell>
          <table:table-cell table:style-name="ce1"/>
          <table:table-cell office:value-type="float" office:value="2675" table:style-name="ce1">
            <text:p>2675</text:p>
          </table:table-cell>
          <table:table-cell office:value-type="float" office:value="15950" table:style-name="ce1">
            <text:p>15950</text:p>
          </table:table-cell>
          <table:table-cell office:value-type="float" office:value="1089" table:style-name="ce1">
            <text:p>1089</text:p>
          </table:table-cell>
          <table:table-cell office:value-type="float" office:value="2597" table:style-name="ce1">
            <text:p>2597</text:p>
          </table:table-cell>
          <table:table-cell table:style-name="ce1"/>
          <table:table-cell office:value-type="float" office:value="9175" table:style-name="ce1">
            <text:p>9175</text:p>
          </table:table-cell>
          <table:table-cell office:value-type="float" office:value="1461" table:style-name="ce1">
            <text:p>1461</text:p>
          </table:table-cell>
          <table:table-cell office:value-type="float" office:value="2538" table:style-name="ce1">
            <text:p>2538</text:p>
          </table:table-cell>
          <table:table-cell table:style-name="ce1"/>
          <table:table-cell office:value-type="float" office:value="11827" table:style-name="ce1">
            <text:p>11827</text:p>
          </table:table-cell>
          <table:table-cell office:value-type="float" office:value="612" table:style-name="ce1">
            <text:p>612</text:p>
          </table:table-cell>
          <table:table-cell office:value-type="float" office:value="2679" table:style-name="ce1">
            <text:p>2679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7_212208_M04788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14:13</text:p>
          </table:table-cell>
          <table:table-cell office:value-type="string" table:style-name="ce1">
            <text:p>2020-11-17_21:14:13</text:p>
          </table:table-cell>
          <table:table-cell office:value-type="float" office:value="0.87" table:style-name="ce1">
            <text:p>0,87</text:p>
          </table:table-cell>
          <table:table-cell office:value-type="string" table:style-name="ce1">
            <text:p>M047885</text:p>
          </table:table-cell>
          <table:table-cell office:value-type="string" table:style-name="ce1">
            <text:p>M04788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TxANh4gabuVH3P5o</text:p>
          </table:table-cell>
          <table:table-cell office:value-type="string" table:style-name="ce1">
            <text:p>https://www.testable.org/experiment/4303/294929/start?participant=M047885</text:p>
          </table:table-cell>
          <table:table-cell office:value-type="float" office:value="4077000" table:style-name="ce1">
            <text:p>4077000</text:p>
          </table:table-cell>
          <table:table-cell office:value-type="float" office:value="67.95" table:style-name="ce1">
            <text:p>67,95</text:p>
          </table:table-cell>
          <table:table-cell office:value-type="float" office:value="71015" table:style-name="ce1">
            <text:p>71015</text:p>
          </table:table-cell>
          <table:table-cell office:value-type="float" office:value="102587" table:style-name="ce1">
            <text:p>102587</text:p>
          </table:table-cell>
          <table:table-cell office:value-type="float" office:value="104313" table:style-name="ce1">
            <text:p>104313</text:p>
          </table:table-cell>
          <table:table-cell office:value-type="float" office:value="92098" table:style-name="ce1">
            <text:p>92098</text:p>
          </table:table-cell>
          <table:table-cell office:value-type="float" office:value="78729" table:style-name="ce1">
            <text:p>78729</text:p>
          </table:table-cell>
          <table:table-cell office:value-type="float" office:value="68877" table:style-name="ce1">
            <text:p>68877</text:p>
          </table:table-cell>
          <table:table-cell office:value-type="float" office:value="66543" table:style-name="ce1">
            <text:p>66543</text:p>
          </table:table-cell>
          <table:table-cell office:value-type="float" office:value="91608" table:style-name="ce1">
            <text:p>91608</text:p>
          </table:table-cell>
          <table:table-cell office:value-type="float" office:value="57130" table:style-name="ce1">
            <text:p>57130</text:p>
          </table:table-cell>
          <table:table-cell office:value-type="float" office:value="75862" table:style-name="ce1">
            <text:p>75862</text:p>
          </table:table-cell>
          <table:table-cell office:value-type="float" office:value="120452" table:style-name="ce1">
            <text:p>120452</text:p>
          </table:table-cell>
          <table:table-cell office:value-type="float" office:value="69038" table:style-name="ce1">
            <text:p>69038</text:p>
          </table:table-cell>
          <table:table-cell office:value-type="float" office:value="15425" table:style-name="ce1">
            <text:p>15425</text:p>
          </table:table-cell>
          <table:table-cell office:value-type="float" office:value="1022" table:style-name="ce1">
            <text:p>1022</text:p>
          </table:table-cell>
          <table:table-cell table:style-name="ce1"/>
          <table:table-cell office:value-type="float" office:value="3068" table:style-name="ce1">
            <text:p>3068</text:p>
          </table:table-cell>
          <table:table-cell office:value-type="float" office:value="6815" table:style-name="ce1">
            <text:p>6815</text:p>
          </table:table-cell>
          <table:table-cell office:value-type="float" office:value="1947" table:style-name="ce1">
            <text:p>1947</text:p>
          </table:table-cell>
          <table:table-cell office:value-type="float" office:value="2356" table:style-name="ce1">
            <text:p>2356</text:p>
          </table:table-cell>
          <table:table-cell table:style-name="ce1"/>
          <table:table-cell office:value-type="float" office:value="7283" table:style-name="ce1">
            <text:p>7283</text:p>
          </table:table-cell>
          <table:table-cell office:value-type="float" office:value="2457" table:style-name="ce1">
            <text:p>2457</text:p>
          </table:table-cell>
          <table:table-cell office:value-type="float" office:value="2205" table:style-name="ce1">
            <text:p>2205</text:p>
          </table:table-cell>
          <table:table-cell table:style-name="ce1"/>
          <table:table-cell office:value-type="float" office:value="19163" table:style-name="ce1">
            <text:p>19163</text:p>
          </table:table-cell>
          <table:table-cell office:value-type="float" office:value="1950" table:style-name="ce1">
            <text:p>1950</text:p>
          </table:table-cell>
          <table:table-cell office:value-type="float" office:value="2412" table:style-name="ce1">
            <text:p>2412</text:p>
          </table:table-cell>
          <table:table-cell table:style-name="ce1"/>
          <table:table-cell office:value-type="float" office:value="19604" table:style-name="ce1">
            <text:p>19604</text:p>
          </table:table-cell>
          <table:table-cell office:value-type="float" office:value="3918" table:style-name="ce1">
            <text:p>3918</text:p>
          </table:table-cell>
          <table:table-cell office:value-type="float" office:value="2005" table:style-name="ce1">
            <text:p>2005</text:p>
          </table:table-cell>
          <table:table-cell table:style-name="ce1"/>
          <table:table-cell office:value-type="float" office:value="8493" table:style-name="ce1">
            <text:p>8493</text:p>
          </table:table-cell>
          <table:table-cell office:value-type="float" office:value="2238" table:style-name="ce1">
            <text:p>2238</text:p>
          </table:table-cell>
          <table:table-cell office:value-type="float" office:value="2107" table:style-name="ce1">
            <text:p>2107</text:p>
          </table:table-cell>
          <table:table-cell table:style-name="ce1"/>
          <table:table-cell office:value-type="float" office:value="7820" table:style-name="ce1">
            <text:p>7820</text:p>
          </table:table-cell>
          <table:table-cell office:value-type="float" office:value="1714" table:style-name="ce1">
            <text:p>1714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10027" table:style-name="ce1">
            <text:p>10027</text:p>
          </table:table-cell>
          <table:table-cell office:value-type="float" office:value="2714" table:style-name="ce1">
            <text:p>2714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19796" table:style-name="ce1">
            <text:p>19796</text:p>
          </table:table-cell>
          <table:table-cell office:value-type="float" office:value="2149" table:style-name="ce1">
            <text:p>2149</text:p>
          </table:table-cell>
          <table:table-cell office:value-type="float" office:value="2360" table:style-name="ce1">
            <text:p>2360</text:p>
          </table:table-cell>
          <table:table-cell table:style-name="ce1"/>
          <table:table-cell office:value-type="float" office:value="8070" table:style-name="ce1">
            <text:p>8070</text:p>
          </table:table-cell>
          <table:table-cell office:value-type="float" office:value="859" table:style-name="ce1">
            <text:p>859</text:p>
          </table:table-cell>
          <table:table-cell office:value-type="float" office:value="2364" table:style-name="ce1">
            <text:p>2364</text:p>
          </table:table-cell>
          <table:table-cell table:style-name="ce1"/>
          <table:table-cell office:value-type="float" office:value="15627" table:style-name="ce1">
            <text:p>15627</text:p>
          </table:table-cell>
          <table:table-cell office:value-type="float" office:value="2774" table:style-name="ce1">
            <text:p>2774</text:p>
          </table:table-cell>
          <table:table-cell table:style-name="ce1"/>
          <table:table-cell office:value-type="float" office:value="2506" table:style-name="ce1">
            <text:p>2506</text:p>
          </table:table-cell>
          <table:table-cell office:value-type="float" office:value="7610" table:style-name="ce1">
            <text:p>7610</text:p>
          </table:table-cell>
          <table:table-cell office:value-type="float" office:value="1617" table:style-name="ce1">
            <text:p>1617</text:p>
          </table:table-cell>
          <table:table-cell table:style-name="ce1"/>
          <table:table-cell office:value-type="float" office:value="3496" table:style-name="ce1">
            <text:p>3496</text:p>
          </table:table-cell>
          <table:table-cell office:value-type="float" office:value="15018" table:style-name="ce1">
            <text:p>15018</text:p>
          </table:table-cell>
          <table:table-cell office:value-type="float" office:value="2311" table:style-name="ce1">
            <text:p>2311</text:p>
          </table:table-cell>
          <table:table-cell office:value-type="float" office:value="3527" table:style-name="ce1">
            <text:p>3527</text:p>
          </table:table-cell>
          <table:table-cell table:style-name="ce1"/>
          <table:table-cell office:value-type="float" office:value="8946" table:style-name="ce1">
            <text:p>8946</text:p>
          </table:table-cell>
          <table:table-cell office:value-type="float" office:value="3251" table:style-name="ce1">
            <text:p>3251</text:p>
          </table:table-cell>
          <table:table-cell table:style-name="ce1"/>
          <table:table-cell office:value-type="float" office:value="2155" table:style-name="ce1">
            <text:p>2155</text:p>
          </table:table-cell>
          <table:table-cell office:value-type="float" office:value="8423" table:style-name="ce1">
            <text:p>8423</text:p>
          </table:table-cell>
          <table:table-cell office:value-type="float" office:value="2121" table:style-name="ce1">
            <text:p>2121</text:p>
          </table:table-cell>
          <table:table-cell office:value-type="float" office:value="2915" table:style-name="ce1">
            <text:p>2915</text:p>
          </table:table-cell>
          <table:table-cell table:style-name="ce1"/>
          <table:table-cell office:value-type="float" office:value="8315" table:style-name="ce1">
            <text:p>8315</text:p>
          </table:table-cell>
          <table:table-cell office:value-type="float" office:value="6670" table:style-name="ce1">
            <text:p>6670</text:p>
          </table:table-cell>
          <table:table-cell table:style-name="ce1"/>
          <table:table-cell office:value-type="float" office:value="2490" table:style-name="ce1">
            <text:p>2490</text:p>
          </table:table-cell>
          <table:table-cell office:value-type="float" office:value="6371" table:style-name="ce1">
            <text:p>6371</text:p>
          </table:table-cell>
          <table:table-cell office:value-type="float" office:value="2452" table:style-name="ce1">
            <text:p>2452</text:p>
          </table:table-cell>
          <table:table-cell office:value-type="float" office:value="2843" table:style-name="ce1">
            <text:p>2843</text:p>
          </table:table-cell>
          <table:table-cell table:style-name="ce1"/>
          <table:table-cell office:value-type="float" office:value="6633" table:style-name="ce1">
            <text:p>6633</text:p>
          </table:table-cell>
          <table:table-cell office:value-type="float" office:value="3374" table:style-name="ce1">
            <text:p>3374</text:p>
          </table:table-cell>
          <table:table-cell office:value-type="float" office:value="3130" table:style-name="ce1">
            <text:p>3130</text:p>
          </table:table-cell>
          <table:table-cell table:style-name="ce1"/>
          <table:table-cell office:value-type="float" office:value="11620" table:style-name="ce1">
            <text:p>11620</text:p>
          </table:table-cell>
          <table:table-cell office:value-type="float" office:value="2387" table:style-name="ce1">
            <text:p>2387</text:p>
          </table:table-cell>
          <table:table-cell table:style-name="ce1"/>
          <table:table-cell office:value-type="float" office:value="2668" table:style-name="ce1">
            <text:p>2668</text:p>
          </table:table-cell>
          <table:table-cell office:value-type="float" office:value="18262" table:style-name="ce1">
            <text:p>18262</text:p>
          </table:table-cell>
          <table:table-cell office:value-type="float" office:value="3307" table:style-name="ce1">
            <text:p>3307</text:p>
          </table:table-cell>
          <table:table-cell table:style-name="ce1"/>
          <table:table-cell office:value-type="float" office:value="3199" table:style-name="ce1">
            <text:p>3199</text:p>
          </table:table-cell>
          <table:table-cell office:value-type="float" office:value="8604" table:style-name="ce1">
            <text:p>8604</text:p>
          </table:table-cell>
          <table:table-cell office:value-type="float" office:value="1388" table:style-name="ce1">
            <text:p>1388</text:p>
          </table:table-cell>
          <table:table-cell office:value-type="float" office:value="2812" table:style-name="ce1">
            <text:p>2812</text:p>
          </table:table-cell>
          <table:table-cell table:style-name="ce1"/>
          <table:table-cell office:value-type="float" office:value="10971" table:style-name="ce1">
            <text:p>10971</text:p>
          </table:table-cell>
          <table:table-cell office:value-type="float" office:value="2546" table:style-name="ce1">
            <text:p>2546</text:p>
          </table:table-cell>
          <table:table-cell table:style-name="ce1"/>
          <table:table-cell office:value-type="float" office:value="2210" table:style-name="ce1">
            <text:p>2210</text:p>
          </table:table-cell>
          <table:table-cell office:value-type="float" office:value="7356" table:style-name="ce1">
            <text:p>7356</text:p>
          </table:table-cell>
          <table:table-cell office:value-type="float" office:value="1715" table:style-name="ce1">
            <text:p>1715</text:p>
          </table:table-cell>
          <table:table-cell table:style-name="ce1"/>
          <table:table-cell office:value-type="float" office:value="2284" table:style-name="ce1">
            <text:p>2284</text:p>
          </table:table-cell>
          <table:table-cell office:value-type="float" office:value="10870" table:style-name="ce1">
            <text:p>10870</text:p>
          </table:table-cell>
          <table:table-cell office:value-type="float" office:value="660" table:style-name="ce1">
            <text:p>660</text:p>
          </table:table-cell>
          <table:table-cell office:value-type="float" office:value="2627" table:style-name="ce1">
            <text:p>2627</text:p>
          </table:table-cell>
          <table:table-cell table:style-name="ce1"/>
          <table:table-cell office:value-type="float" office:value="11887" table:style-name="ce1">
            <text:p>11887</text:p>
          </table:table-cell>
          <table:table-cell office:value-type="float" office:value="7093" table:style-name="ce1">
            <text:p>7093</text:p>
          </table:table-cell>
          <table:table-cell office:value-type="float" office:value="3498" table:style-name="ce1">
            <text:p>3498</text:p>
          </table:table-cell>
          <table:table-cell table:style-name="ce1"/>
          <table:table-cell office:value-type="float" office:value="11291" table:style-name="ce1">
            <text:p>11291</text:p>
          </table:table-cell>
          <table:table-cell office:value-type="float" office:value="4887" table:style-name="ce1">
            <text:p>4887</text:p>
          </table:table-cell>
          <table:table-cell table:style-name="ce1"/>
          <table:table-cell office:value-type="float" office:value="2277" table:style-name="ce1">
            <text:p>2277</text:p>
          </table:table-cell>
          <table:table-cell office:value-type="float" office:value="6522" table:style-name="ce1">
            <text:p>6522</text:p>
          </table:table-cell>
          <table:table-cell office:value-type="float" office:value="4940" table:style-name="ce1">
            <text:p>4940</text:p>
          </table:table-cell>
          <table:table-cell office:value-type="float" office:value="3760" table:style-name="ce1">
            <text:p>3760</text:p>
          </table:table-cell>
          <table:table-cell table:style-name="ce1"/>
          <table:table-cell office:value-type="float" office:value="12279" table:style-name="ce1">
            <text:p>12279</text:p>
          </table:table-cell>
          <table:table-cell office:value-type="float" office:value="1657" table:style-name="ce1">
            <text:p>1657</text:p>
          </table:table-cell>
          <table:table-cell office:value-type="float" office:value="1968" table:style-name="ce1">
            <text:p>1968</text:p>
          </table:table-cell>
          <table:table-cell table:style-name="ce1"/>
          <table:table-cell office:value-type="float" office:value="10216" table:style-name="ce1">
            <text:p>10216</text:p>
          </table:table-cell>
          <table:table-cell office:value-type="float" office:value="2306" table:style-name="ce1">
            <text:p>2306</text:p>
          </table:table-cell>
          <table:table-cell table:style-name="ce1"/>
          <table:table-cell office:value-type="float" office:value="5224" table:style-name="ce1">
            <text:p>5224</text:p>
          </table:table-cell>
          <table:table-cell office:value-type="float" office:value="12496" table:style-name="ce1">
            <text:p>12496</text:p>
          </table:table-cell>
          <table:table-cell office:value-type="float" office:value="2685" table:style-name="ce1">
            <text:p>2685</text:p>
          </table:table-cell>
          <table:table-cell table:style-name="ce1"/>
          <table:table-cell office:value-type="float" office:value="2340" table:style-name="ce1">
            <text:p>2340</text:p>
          </table:table-cell>
          <table:table-cell office:value-type="float" office:value="9745" table:style-name="ce1">
            <text:p>9745</text:p>
          </table:table-cell>
          <table:table-cell office:value-type="float" office:value="4311" table:style-name="ce1">
            <text:p>4311</text:p>
          </table:table-cell>
          <table:table-cell office:value-type="float" office:value="1901" table:style-name="ce1">
            <text:p>1901</text:p>
          </table:table-cell>
          <table:table-cell table:style-name="ce1"/>
          <table:table-cell office:value-type="float" office:value="6430" table:style-name="ce1">
            <text:p>6430</text:p>
          </table:table-cell>
          <table:table-cell office:value-type="float" office:value="1451" table:style-name="ce1">
            <text:p>1451</text:p>
          </table:table-cell>
          <table:table-cell office:value-type="float" office:value="2128" table:style-name="ce1">
            <text:p>2128</text:p>
          </table:table-cell>
          <table:table-cell table:style-name="ce1"/>
          <table:table-cell office:value-type="float" office:value="10770" table:style-name="ce1">
            <text:p>10770</text:p>
          </table:table-cell>
          <table:table-cell office:value-type="float" office:value="2883" table:style-name="ce1">
            <text:p>2883</text:p>
          </table:table-cell>
          <table:table-cell office:value-type="float" office:value="3485" table:style-name="ce1">
            <text:p>3485</text:p>
          </table:table-cell>
          <table:table-cell table:style-name="ce1"/>
          <table:table-cell office:value-type="float" office:value="10186" table:style-name="ce1">
            <text:p>10186</text:p>
          </table:table-cell>
          <table:table-cell office:value-type="float" office:value="2028" table:style-name="ce1">
            <text:p>2028</text:p>
          </table:table-cell>
          <table:table-cell table:style-name="ce1"/>
          <table:table-cell office:value-type="float" office:value="2228" table:style-name="ce1">
            <text:p>2228</text:p>
          </table:table-cell>
          <table:table-cell office:value-type="float" office:value="9783" table:style-name="ce1">
            <text:p>9783</text:p>
          </table:table-cell>
          <table:table-cell office:value-type="float" office:value="3955" table:style-name="ce1">
            <text:p>3955</text:p>
          </table:table-cell>
          <table:table-cell office:value-type="float" office:value="2923" table:style-name="ce1">
            <text:p>2923</text:p>
          </table:table-cell>
          <table:table-cell table:style-name="ce1"/>
          <table:table-cell office:value-type="float" office:value="8842" table:style-name="ce1">
            <text:p>8842</text:p>
          </table:table-cell>
          <table:table-cell office:value-type="float" office:value="2795" table:style-name="ce1">
            <text:p>2795</text:p>
          </table:table-cell>
          <table:table-cell office:value-type="float" office:value="2289" table:style-name="ce1">
            <text:p>2289</text:p>
          </table:table-cell>
          <table:table-cell table:style-name="ce1"/>
          <table:table-cell office:value-type="float" office:value="39132" table:style-name="ce1">
            <text:p>39132</text:p>
          </table:table-cell>
          <table:table-cell office:value-type="float" office:value="1991" table:style-name="ce1">
            <text:p>1991</text:p>
          </table:table-cell>
          <table:table-cell office:value-type="float" office:value="4626" table:style-name="ce1">
            <text:p>4626</text:p>
          </table:table-cell>
          <table:table-cell table:style-name="ce1"/>
          <table:table-cell office:value-type="float" office:value="9357" table:style-name="ce1">
            <text:p>9357</text:p>
          </table:table-cell>
          <table:table-cell office:value-type="float" office:value="1042" table:style-name="ce1">
            <text:p>1042</text:p>
          </table:table-cell>
          <table:table-cell office:value-type="float" office:value="2423" table:style-name="ce1">
            <text:p>2423</text:p>
          </table:table-cell>
          <table:table-cell table:style-name="ce1"/>
          <table:table-cell office:value-type="float" office:value="21885" table:style-name="ce1">
            <text:p>21885</text:p>
          </table:table-cell>
          <table:table-cell office:value-type="float" office:value="5134" table:style-name="ce1">
            <text:p>5134</text:p>
          </table:table-cell>
          <table:table-cell office:value-type="float" office:value="3640" table:style-name="ce1">
            <text:p>3640</text:p>
          </table:table-cell>
          <table:table-cell table:style-name="ce1"/>
          <table:table-cell office:value-type="float" office:value="27521" table:style-name="ce1">
            <text:p>27521</text:p>
          </table:table-cell>
          <table:table-cell office:value-type="float" office:value="1962" table:style-name="ce1">
            <text:p>1962</text:p>
          </table:table-cell>
          <table:table-cell office:value-type="float" office:value="3076" table:style-name="ce1">
            <text:p>3076</text:p>
          </table:table-cell>
          <table:table-cell table:style-name="ce1"/>
          <table:table-cell office:value-type="float" office:value="9022" table:style-name="ce1">
            <text:p>9022</text:p>
          </table:table-cell>
          <table:table-cell office:value-type="float" office:value="1132" table:style-name="ce1">
            <text:p>1132</text:p>
          </table:table-cell>
          <table:table-cell table:style-name="ce1"/>
          <table:table-cell office:value-type="float" office:value="2821" table:style-name="ce1">
            <text:p>2821</text:p>
          </table:table-cell>
          <table:table-cell office:value-type="float" office:value="10089" table:style-name="ce1">
            <text:p>10089</text:p>
          </table:table-cell>
          <table:table-cell office:value-type="float" office:value="1432" table:style-name="ce1">
            <text:p>1432</text:p>
          </table:table-cell>
          <table:table-cell office:value-type="float" office:value="2465" table:style-name="ce1">
            <text:p>2465</text:p>
          </table:table-cell>
          <table:table-cell table:style-name="ce1"/>
          <table:table-cell office:value-type="float" office:value="21724" table:style-name="ce1">
            <text:p>21724</text:p>
          </table:table-cell>
          <table:table-cell office:value-type="float" office:value="6641" table:style-name="ce1">
            <text:p>6641</text:p>
          </table:table-cell>
          <table:table-cell table:style-name="ce1"/>
          <table:table-cell office:value-type="float" office:value="3592" table:style-name="ce1">
            <text:p>3592</text:p>
          </table:table-cell>
          <table:table-cell office:value-type="float" office:value="7428" table:style-name="ce1">
            <text:p>7428</text:p>
          </table:table-cell>
          <table:table-cell office:value-type="float" office:value="916" table:style-name="ce1">
            <text:p>916</text:p>
          </table:table-cell>
          <table:table-cell table:style-name="ce1"/>
          <table:table-cell office:value-type="float" office:value="2820" table:style-name="ce1">
            <text:p>2820</text:p>
          </table:table-cell>
          <table:table-cell office:value-type="float" office:value="14481" table:style-name="ce1">
            <text:p>14481</text:p>
          </table:table-cell>
          <table:table-cell office:value-type="float" office:value="2016" table:style-name="ce1">
            <text:p>2016</text:p>
          </table:table-cell>
          <table:table-cell office:value-type="float" office:value="2215" table:style-name="ce1">
            <text:p>2215</text:p>
          </table:table-cell>
          <table:table-cell table:style-name="ce1"/>
          <table:table-cell office:value-type="float" office:value="9010" table:style-name="ce1">
            <text:p>9010</text:p>
          </table:table-cell>
          <table:table-cell office:value-type="float" office:value="1244" table:style-name="ce1">
            <text:p>1244</text:p>
          </table:table-cell>
          <table:table-cell office:value-type="float" office:value="2187" table:style-name="ce1">
            <text:p>2187</text:p>
          </table:table-cell>
          <table:table-cell table:style-name="ce1"/>
          <table:table-cell office:value-type="float" office:value="7521" table:style-name="ce1">
            <text:p>7521</text:p>
          </table:table-cell>
          <table:table-cell office:value-type="float" office:value="624" table:style-name="ce1">
            <text:p>624</text:p>
          </table:table-cell>
          <table:table-cell office:value-type="float" office:value="3259" table:style-name="ce1">
            <text:p>3259</text:p>
          </table:table-cell>
          <table:table-cell table:style-name="ce1"/>
          <table:table-cell office:value-type="float" office:value="14032" table:style-name="ce1">
            <text:p>14032</text:p>
          </table:table-cell>
          <table:table-cell office:value-type="float" office:value="1754" table:style-name="ce1">
            <text:p>1754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7_212423_M04677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36:48</text:p>
          </table:table-cell>
          <table:table-cell office:value-type="string" table:style-name="ce1">
            <text:p>2020-11-17_21:36: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46777</text:p>
          </table:table-cell>
          <table:table-cell office:value-type="string" table:style-name="ce1">
            <text:p>M04677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WYnvyAxXp7X81h8U</text:p>
          </table:table-cell>
          <table:table-cell office:value-type="string" table:style-name="ce1">
            <text:p>https://www.testable.org/experiment/4303/294929/start?participant=M046777</text:p>
          </table:table-cell>
          <table:table-cell office:value-type="float" office:value="2855558" table:style-name="ce1">
            <text:p>2855558</text:p>
          </table:table-cell>
          <table:table-cell office:value-type="float" office:value="47.592633333332998" table:style-name="ce1">
            <text:p>47,59263333</text:p>
          </table:table-cell>
          <table:table-cell office:value-type="float" office:value="94262" table:style-name="ce1">
            <text:p>94262</text:p>
          </table:table-cell>
          <table:table-cell office:value-type="float" office:value="41292" table:style-name="ce1">
            <text:p>41292</text:p>
          </table:table-cell>
          <table:table-cell office:value-type="float" office:value="90285" table:style-name="ce1">
            <text:p>90285</text:p>
          </table:table-cell>
          <table:table-cell office:value-type="float" office:value="48904" table:style-name="ce1">
            <text:p>48904</text:p>
          </table:table-cell>
          <table:table-cell office:value-type="float" office:value="74996" table:style-name="ce1">
            <text:p>74996</text:p>
          </table:table-cell>
          <table:table-cell office:value-type="float" office:value="32438" table:style-name="ce1">
            <text:p>32438</text:p>
          </table:table-cell>
          <table:table-cell office:value-type="float" office:value="57771" table:style-name="ce1">
            <text:p>57771</text:p>
          </table:table-cell>
          <table:table-cell office:value-type="float" office:value="145998" table:style-name="ce1">
            <text:p>145998</text:p>
          </table:table-cell>
          <table:table-cell office:value-type="float" office:value="62186" table:style-name="ce1">
            <text:p>62186</text:p>
          </table:table-cell>
          <table:table-cell office:value-type="float" office:value="97813" table:style-name="ce1">
            <text:p>97813</text:p>
          </table:table-cell>
          <table:table-cell office:value-type="float" office:value="45577" table:style-name="ce1">
            <text:p>45577</text:p>
          </table:table-cell>
          <table:table-cell office:value-type="float" office:value="33544" table:style-name="ce1">
            <text:p>33544</text:p>
          </table:table-cell>
          <table:table-cell office:value-type="float" office:value="21642" table:style-name="ce1">
            <text:p>21642</text:p>
          </table:table-cell>
          <table:table-cell office:value-type="float" office:value="1029" table:style-name="ce1">
            <text:p>1029</text:p>
          </table:table-cell>
          <table:table-cell office:value-type="float" office:value="1912" table:style-name="ce1">
            <text:p>1912</text:p>
          </table:table-cell>
          <table:table-cell table:style-name="ce1"/>
          <table:table-cell office:value-type="float" office:value="6178" table:style-name="ce1">
            <text:p>6178</text:p>
          </table:table-cell>
          <table:table-cell office:value-type="float" office:value="1759" table:style-name="ce1">
            <text:p>1759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21902" table:style-name="ce1">
            <text:p>21902</text:p>
          </table:table-cell>
          <table:table-cell office:value-type="float" office:value="1165" table:style-name="ce1">
            <text:p>1165</text:p>
          </table:table-cell>
          <table:table-cell office:value-type="float" office:value="3090" table:style-name="ce1">
            <text:p>3090</text:p>
          </table:table-cell>
          <table:table-cell table:style-name="ce1"/>
          <table:table-cell office:value-type="float" office:value="10884" table:style-name="ce1">
            <text:p>10884</text:p>
          </table:table-cell>
          <table:table-cell office:value-type="float" office:value="917" table:style-name="ce1">
            <text:p>917</text:p>
          </table:table-cell>
          <table:table-cell table:style-name="ce1"/>
          <table:table-cell office:value-type="float" office:value="2545" table:style-name="ce1">
            <text:p>2545</text:p>
          </table:table-cell>
          <table:table-cell office:value-type="float" office:value="8391" table:style-name="ce1">
            <text:p>8391</text:p>
          </table:table-cell>
          <table:table-cell office:value-type="float" office:value="539" table:style-name="ce1">
            <text:p>539</text:p>
          </table:table-cell>
          <table:table-cell office:value-type="float" office:value="1663" table:style-name="ce1">
            <text:p>1663</text:p>
          </table:table-cell>
          <table:table-cell table:style-name="ce1"/>
          <table:table-cell office:value-type="float" office:value="5224" table:style-name="ce1">
            <text:p>5224</text:p>
          </table:table-cell>
          <table:table-cell office:value-type="float" office:value="977" table:style-name="ce1">
            <text:p>977</text:p>
          </table:table-cell>
          <table:table-cell table:style-name="ce1"/>
          <table:table-cell office:value-type="float" office:value="2529" table:style-name="ce1">
            <text:p>2529</text:p>
          </table:table-cell>
          <table:table-cell office:value-type="float" office:value="8269" table:style-name="ce1">
            <text:p>8269</text:p>
          </table:table-cell>
          <table:table-cell office:value-type="float" office:value="2778" table:style-name="ce1">
            <text:p>2778</text:p>
          </table:table-cell>
          <table:table-cell office:value-type="float" office:value="3610" table:style-name="ce1">
            <text:p>3610</text:p>
          </table:table-cell>
          <table:table-cell table:style-name="ce1"/>
          <table:table-cell office:value-type="float" office:value="14322" table:style-name="ce1">
            <text:p>14322</text:p>
          </table:table-cell>
          <table:table-cell office:value-type="float" office:value="2055" table:style-name="ce1">
            <text:p>2055</text:p>
          </table:table-cell>
          <table:table-cell table:style-name="ce1"/>
          <table:table-cell office:value-type="float" office:value="4979" table:style-name="ce1">
            <text:p>4979</text:p>
          </table:table-cell>
          <table:table-cell office:value-type="float" office:value="8958" table:style-name="ce1">
            <text:p>8958</text:p>
          </table:table-cell>
          <table:table-cell office:value-type="float" office:value="1733" table:style-name="ce1">
            <text:p>1733</text:p>
          </table:table-cell>
          <table:table-cell table:style-name="ce1"/>
          <table:table-cell office:value-type="float" office:value="3123" table:style-name="ce1">
            <text:p>3123</text:p>
          </table:table-cell>
          <table:table-cell office:value-type="float" office:value="16694" table:style-name="ce1">
            <text:p>16694</text:p>
          </table:table-cell>
          <table:table-cell office:value-type="float" office:value="1091" table:style-name="ce1">
            <text:p>1091</text:p>
          </table:table-cell>
          <table:table-cell table:style-name="ce1"/>
          <table:table-cell office:value-type="float" office:value="2678" table:style-name="ce1">
            <text:p>2678</text:p>
          </table:table-cell>
          <table:table-cell office:value-type="float" office:value="10146" table:style-name="ce1">
            <text:p>10146</text:p>
          </table:table-cell>
          <table:table-cell office:value-type="float" office:value="7144" table:style-name="ce1">
            <text:p>7144</text:p>
          </table:table-cell>
          <table:table-cell office:value-type="float" office:value="2207" table:style-name="ce1">
            <text:p>2207</text:p>
          </table:table-cell>
          <table:table-cell table:style-name="ce1"/>
          <table:table-cell office:value-type="float" office:value="12533" table:style-name="ce1">
            <text:p>12533</text:p>
          </table:table-cell>
          <table:table-cell office:value-type="float" office:value="1923" table:style-name="ce1">
            <text:p>1923</text:p>
          </table:table-cell>
          <table:table-cell table:style-name="ce1"/>
          <table:table-cell office:value-type="float" office:value="1673" table:style-name="ce1">
            <text:p>1673</text:p>
          </table:table-cell>
          <table:table-cell office:value-type="float" office:value="13729" table:style-name="ce1">
            <text:p>13729</text:p>
          </table:table-cell>
          <table:table-cell office:value-type="float" office:value="602" table:style-name="ce1">
            <text:p>602</text:p>
          </table:table-cell>
          <table:table-cell office:value-type="float" office:value="2160" table:style-name="ce1">
            <text:p>2160</text:p>
          </table:table-cell>
          <table:table-cell table:style-name="ce1"/>
          <table:table-cell office:value-type="float" office:value="10160" table:style-name="ce1">
            <text:p>10160</text:p>
          </table:table-cell>
          <table:table-cell office:value-type="float" office:value="2090" table:style-name="ce1">
            <text:p>2090</text:p>
          </table:table-cell>
          <table:table-cell table:style-name="ce1"/>
          <table:table-cell office:value-type="float" office:value="2345" table:style-name="ce1">
            <text:p>2345</text:p>
          </table:table-cell>
          <table:table-cell office:value-type="float" office:value="8786" table:style-name="ce1">
            <text:p>8786</text:p>
          </table:table-cell>
          <table:table-cell office:value-type="float" office:value="1349" table:style-name="ce1">
            <text:p>1349</text:p>
          </table:table-cell>
          <table:table-cell office:value-type="float" office:value="2064" table:style-name="ce1">
            <text:p>2064</text:p>
          </table:table-cell>
          <table:table-cell table:style-name="ce1"/>
          <table:table-cell office:value-type="float" office:value="9519" table:style-name="ce1">
            <text:p>9519</text:p>
          </table:table-cell>
          <table:table-cell office:value-type="float" office:value="896" table:style-name="ce1">
            <text:p>896</text:p>
          </table:table-cell>
          <table:table-cell office:value-type="float" office:value="2136" table:style-name="ce1">
            <text:p>2136</text:p>
          </table:table-cell>
          <table:table-cell table:style-name="ce1"/>
          <table:table-cell office:value-type="float" office:value="7082" table:style-name="ce1">
            <text:p>7082</text:p>
          </table:table-cell>
          <table:table-cell office:value-type="float" office:value="1063" table:style-name="ce1">
            <text:p>1063</text:p>
          </table:table-cell>
          <table:table-cell office:value-type="float" office:value="4399" table:style-name="ce1">
            <text:p>4399</text:p>
          </table:table-cell>
          <table:table-cell table:style-name="ce1"/>
          <table:table-cell office:value-type="float" office:value="8099" table:style-name="ce1">
            <text:p>8099</text:p>
          </table:table-cell>
          <table:table-cell office:value-type="float" office:value="2677" table:style-name="ce1">
            <text:p>2677</text:p>
          </table:table-cell>
          <table:table-cell table:style-name="ce1"/>
          <table:table-cell office:value-type="float" office:value="2448" table:style-name="ce1">
            <text:p>2448</text:p>
          </table:table-cell>
          <table:table-cell office:value-type="float" office:value="14805" table:style-name="ce1">
            <text:p>14805</text:p>
          </table:table-cell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675" table:style-name="ce1">
            <text:p>2675</text:p>
          </table:table-cell>
          <table:table-cell office:value-type="float" office:value="9263" table:style-name="ce1">
            <text:p>9263</text:p>
          </table:table-cell>
          <table:table-cell office:value-type="float" office:value="701" table:style-name="ce1">
            <text:p>701</text:p>
          </table:table-cell>
          <table:table-cell table:style-name="ce1"/>
          <table:table-cell office:value-type="float" office:value="2447" table:style-name="ce1">
            <text:p>2447</text:p>
          </table:table-cell>
          <table:table-cell office:value-type="float" office:value="17395" table:style-name="ce1">
            <text:p>17395</text:p>
          </table:table-cell>
          <table:table-cell office:value-type="float" office:value="904" table:style-name="ce1">
            <text:p>904</text:p>
          </table:table-cell>
          <table:table-cell office:value-type="float" office:value="1895" table:style-name="ce1">
            <text:p>1895</text:p>
          </table:table-cell>
          <table:table-cell table:style-name="ce1"/>
          <table:table-cell office:value-type="float" office:value="8664" table:style-name="ce1">
            <text:p>8664</text:p>
          </table:table-cell>
          <table:table-cell office:value-type="float" office:value="4087" table:style-name="ce1">
            <text:p>4087</text:p>
          </table:table-cell>
          <table:table-cell office:value-type="float" office:value="3057" table:style-name="ce1">
            <text:p>3057</text:p>
          </table:table-cell>
          <table:table-cell table:style-name="ce1"/>
          <table:table-cell office:value-type="float" office:value="12849" table:style-name="ce1">
            <text:p>12849</text:p>
          </table:table-cell>
          <table:table-cell office:value-type="float" office:value="817" table:style-name="ce1">
            <text:p>817</text:p>
          </table:table-cell>
          <table:table-cell office:value-type="float" office:value="4657" table:style-name="ce1">
            <text:p>4657</text:p>
          </table:table-cell>
          <table:table-cell table:style-name="ce1"/>
          <table:table-cell office:value-type="float" office:value="12546" table:style-name="ce1">
            <text:p>12546</text:p>
          </table:table-cell>
          <table:table-cell office:value-type="float" office:value="696" table:style-name="ce1">
            <text:p>696</text:p>
          </table:table-cell>
          <table:table-cell table:style-name="ce1"/>
          <table:table-cell office:value-type="float" office:value="4015" table:style-name="ce1">
            <text:p>4015</text:p>
          </table:table-cell>
          <table:table-cell office:value-type="float" office:value="7905" table:style-name="ce1">
            <text:p>7905</text:p>
          </table:table-cell>
          <table:table-cell office:value-type="float" office:value="785" table:style-name="ce1">
            <text:p>785</text:p>
          </table:table-cell>
          <table:table-cell office:value-type="float" office:value="7583" table:style-name="ce1">
            <text:p>7583</text:p>
          </table:table-cell>
          <table:table-cell table:style-name="ce1"/>
          <table:table-cell office:value-type="float" office:value="29457" table:style-name="ce1">
            <text:p>29457</text:p>
          </table:table-cell>
          <table:table-cell office:value-type="float" office:value="739" table:style-name="ce1">
            <text:p>739</text:p>
          </table:table-cell>
          <table:table-cell table:style-name="ce1"/>
          <table:table-cell office:value-type="float" office:value="2708" table:style-name="ce1">
            <text:p>2708</text:p>
          </table:table-cell>
          <table:table-cell office:value-type="float" office:value="11306" table:style-name="ce1">
            <text:p>11306</text:p>
          </table:table-cell>
          <table:table-cell office:value-type="float" office:value="758" table:style-name="ce1">
            <text:p>758</text:p>
          </table:table-cell>
          <table:table-cell table:style-name="ce1"/>
          <table:table-cell office:value-type="float" office:value="2754" table:style-name="ce1">
            <text:p>2754</text:p>
          </table:table-cell>
          <table:table-cell office:value-type="float" office:value="18256" table:style-name="ce1">
            <text:p>18256</text:p>
          </table:table-cell>
          <table:table-cell office:value-type="float" office:value="950" table:style-name="ce1">
            <text:p>950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16990" table:style-name="ce1">
            <text:p>16990</text:p>
          </table:table-cell>
          <table:table-cell office:value-type="float" office:value="1582" table:style-name="ce1">
            <text:p>1582</text:p>
          </table:table-cell>
          <table:table-cell table:style-name="ce1"/>
          <table:table-cell office:value-type="float" office:value="2960" table:style-name="ce1">
            <text:p>2960</text:p>
          </table:table-cell>
          <table:table-cell office:value-type="float" office:value="12973" table:style-name="ce1">
            <text:p>12973</text:p>
          </table:table-cell>
          <table:table-cell office:value-type="float" office:value="718" table:style-name="ce1">
            <text:p>718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36394" table:style-name="ce1">
            <text:p>36394</text:p>
          </table:table-cell>
          <table:table-cell office:value-type="float" office:value="642" table:style-name="ce1">
            <text:p>642</text:p>
          </table:table-cell>
          <table:table-cell table:style-name="ce1"/>
          <table:table-cell office:value-type="float" office:value="2005" table:style-name="ce1">
            <text:p>2005</text:p>
          </table:table-cell>
          <table:table-cell office:value-type="float" office:value="16921" table:style-name="ce1">
            <text:p>16921</text:p>
          </table:table-cell>
          <table:table-cell office:value-type="float" office:value="2521" table:style-name="ce1">
            <text:p>2521</text:p>
          </table:table-cell>
          <table:table-cell table:style-name="ce1"/>
          <table:table-cell office:value-type="float" office:value="1687" table:style-name="ce1">
            <text:p>1687</text:p>
          </table:table-cell>
          <table:table-cell office:value-type="float" office:value="9632" table:style-name="ce1">
            <text:p>9632</text:p>
          </table:table-cell>
          <table:table-cell office:value-type="float" office:value="5812" table:style-name="ce1">
            <text:p>5812</text:p>
          </table:table-cell>
          <table:table-cell table:style-name="ce1"/>
          <table:table-cell office:value-type="float" office:value="4459" table:style-name="ce1">
            <text:p>4459</text:p>
          </table:table-cell>
          <table:table-cell office:value-type="float" office:value="12392" table:style-name="ce1">
            <text:p>12392</text:p>
          </table:table-cell>
          <table:table-cell office:value-type="float" office:value="1160" table:style-name="ce1">
            <text:p>1160</text:p>
          </table:table-cell>
          <table:table-cell table:style-name="ce1"/>
          <table:table-cell office:value-type="float" office:value="2237" table:style-name="ce1">
            <text:p>2237</text:p>
          </table:table-cell>
          <table:table-cell office:value-type="float" office:value="8552" table:style-name="ce1">
            <text:p>8552</text:p>
          </table:table-cell>
          <table:table-cell office:value-type="float" office:value="1011" table:style-name="ce1">
            <text:p>1011</text:p>
          </table:table-cell>
          <table:table-cell table:style-name="ce1"/>
          <table:table-cell office:value-type="float" office:value="1993" table:style-name="ce1">
            <text:p>1993</text:p>
          </table:table-cell>
          <table:table-cell office:value-type="float" office:value="11044" table:style-name="ce1">
            <text:p>11044</text:p>
          </table:table-cell>
          <table:table-cell office:value-type="float" office:value="1039" table:style-name="ce1">
            <text:p>1039</text:p>
          </table:table-cell>
          <table:table-cell table:style-name="ce1"/>
          <table:table-cell office:value-type="float" office:value="2170" table:style-name="ce1">
            <text:p>2170</text:p>
          </table:table-cell>
          <table:table-cell office:value-type="float" office:value="7776" table:style-name="ce1">
            <text:p>7776</text:p>
          </table:table-cell>
          <table:table-cell office:value-type="float" office:value="1636" table:style-name="ce1">
            <text:p>1636</text:p>
          </table:table-cell>
          <table:table-cell table:style-name="ce1"/>
          <table:table-cell office:value-type="float" office:value="3640" table:style-name="ce1">
            <text:p>3640</text:p>
          </table:table-cell>
          <table:table-cell office:value-type="float" office:value="11354" table:style-name="ce1">
            <text:p>11354</text:p>
          </table:table-cell>
          <table:table-cell office:value-type="float" office:value="1189" table:style-name="ce1">
            <text:p>1189</text:p>
          </table:table-cell>
          <table:table-cell office:value-type="float" office:value="2987" table:style-name="ce1">
            <text:p>2987</text:p>
          </table:table-cell>
          <table:table-cell table:style-name="ce1"/>
          <table:table-cell office:value-type="float" office:value="21994" table:style-name="ce1">
            <text:p>21994</text:p>
          </table:table-cell>
          <table:table-cell office:value-type="float" office:value="1601" table:style-name="ce1">
            <text:p>1601</text:p>
          </table:table-cell>
          <table:table-cell office:value-type="float" office:value="2565" table:style-name="ce1">
            <text:p>2565</text:p>
          </table:table-cell>
          <table:table-cell table:style-name="ce1"/>
          <table:table-cell office:value-type="float" office:value="11720" table:style-name="ce1">
            <text:p>11720</text:p>
          </table:table-cell>
          <table:table-cell office:value-type="float" office:value="3366" table:style-name="ce1">
            <text:p>3366</text:p>
          </table:table-cell>
          <table:table-cell office:value-type="float" office:value="3081" table:style-name="ce1">
            <text:p>3081</text:p>
          </table:table-cell>
          <table:table-cell table:style-name="ce1"/>
          <table:table-cell office:value-type="float" office:value="7804" table:style-name="ce1">
            <text:p>7804</text:p>
          </table:table-cell>
          <table:table-cell office:value-type="float" office:value="660" table:style-name="ce1">
            <text:p>660</text:p>
          </table:table-cell>
          <table:table-cell office:value-type="float" office:value="2523" table:style-name="ce1">
            <text:p>2523</text:p>
          </table:table-cell>
          <table:table-cell table:style-name="ce1"/>
          <table:table-cell office:value-type="float" office:value="10203" table:style-name="ce1">
            <text:p>10203</text:p>
          </table:table-cell>
          <table:table-cell office:value-type="float" office:value="1224" table:style-name="ce1">
            <text:p>1224</text:p>
          </table:table-cell>
          <table:table-cell office:value-type="float" office:value="2495" table:style-name="ce1">
            <text:p>2495</text:p>
          </table:table-cell>
          <table:table-cell table:style-name="ce1"/>
          <table:table-cell office:value-type="float" office:value="13548" table:style-name="ce1">
            <text:p>13548</text:p>
          </table:table-cell>
          <table:table-cell office:value-type="float" office:value="1908" table:style-name="ce1">
            <text:p>1908</text:p>
          </table:table-cell>
          <table:table-cell office:value-type="float" office:value="2432" table:style-name="ce1">
            <text:p>2432</text:p>
          </table:table-cell>
          <table:table-cell table:style-name="ce1"/>
          <table:table-cell office:value-type="float" office:value="31306" table:style-name="ce1">
            <text:p>31306</text:p>
          </table:table-cell>
          <table:table-cell office:value-type="float" office:value="1771" table:style-name="ce1">
            <text:p>1771</text:p>
          </table:table-cell>
          <table:table-cell office:value-type="float" office:value="3281" table:style-name="ce1">
            <text:p>3281</text:p>
          </table:table-cell>
          <table:table-cell table:style-name="ce1"/>
          <table:table-cell office:value-type="float" office:value="11274" table:style-name="ce1">
            <text:p>11274</text:p>
          </table:table-cell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6421" table:style-name="ce1">
            <text:p>6421</text:p>
          </table:table-cell>
          <table:table-cell office:value-type="float" office:value="16052" table:style-name="ce1">
            <text:p>16052</text:p>
          </table:table-cell>
          <table:table-cell office:value-type="float" office:value="1697" table:style-name="ce1">
            <text:p>1697</text:p>
          </table:table-cell>
          <table:table-cell table:style-name="ce1"/>
          <table:table-cell office:value-type="float" office:value="3975" table:style-name="ce1">
            <text:p>3975</text:p>
          </table:table-cell>
          <table:table-cell office:value-type="float" office:value="12826" table:style-name="ce1">
            <text:p>12826</text:p>
          </table:table-cell>
          <table:table-cell office:value-type="float" office:value="1548" table:style-name="ce1">
            <text:p>1548</text:p>
          </table:table-cell>
          <table:table-cell table:style-name="ce1"/>
          <table:table-cell office:value-type="float" office:value="2331" table:style-name="ce1">
            <text:p>2331</text:p>
          </table:table-cell>
          <table:table-cell office:value-type="float" office:value="19940" table:style-name="ce1">
            <text:p>19940</text:p>
          </table:table-cell>
          <table:table-cell office:value-type="float" office:value="2277" table:style-name="ce1">
            <text:p>2277</text:p>
          </table:table-cell>
          <table:table-cell table:style-name="ce1"/>
          <table:table-cell office:value-type="float" office:value="2669" table:style-name="ce1">
            <text:p>2669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7_212852_M004082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32:40</text:p>
          </table:table-cell>
          <table:table-cell office:value-type="string" table:style-name="ce1">
            <text:p>2020-11-17_21:32: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04082</text:p>
          </table:table-cell>
          <table:table-cell office:value-type="string" table:style-name="ce1">
            <text:p>M00408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ss than High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PhmNiEml36iSWVwL</text:p>
          </table:table-cell>
          <table:table-cell office:value-type="string" table:style-name="ce1">
            <text:p>https://www.testable.org/experiment/4303/294929/start?participant=M004082</text:p>
          </table:table-cell>
          <table:table-cell office:value-type="float" office:value="3372940" table:style-name="ce1">
            <text:p>3372940</text:p>
          </table:table-cell>
          <table:table-cell office:value-type="float" office:value="56.215666666666998" table:style-name="ce1">
            <text:p>56,21566667</text:p>
          </table:table-cell>
          <table:table-cell office:value-type="float" office:value="37681" table:style-name="ce1">
            <text:p>37681</text:p>
          </table:table-cell>
          <table:table-cell office:value-type="float" office:value="46452" table:style-name="ce1">
            <text:p>46452</text:p>
          </table:table-cell>
          <table:table-cell office:value-type="float" office:value="94125" table:style-name="ce1">
            <text:p>94125</text:p>
          </table:table-cell>
          <table:table-cell office:value-type="float" office:value="45618" table:style-name="ce1">
            <text:p>45618</text:p>
          </table:table-cell>
          <table:table-cell office:value-type="float" office:value="100999" table:style-name="ce1">
            <text:p>100999</text:p>
          </table:table-cell>
          <table:table-cell office:value-type="float" office:value="18311" table:style-name="ce1">
            <text:p>18311</text:p>
          </table:table-cell>
          <table:table-cell office:value-type="float" office:value="54659" table:style-name="ce1">
            <text:p>54659</text:p>
          </table:table-cell>
          <table:table-cell office:value-type="float" office:value="168558" table:style-name="ce1">
            <text:p>168558</text:p>
          </table:table-cell>
          <table:table-cell office:value-type="float" office:value="106288" table:style-name="ce1">
            <text:p>106288</text:p>
          </table:table-cell>
          <table:table-cell office:value-type="float" office:value="91846" table:style-name="ce1">
            <text:p>91846</text:p>
          </table:table-cell>
          <table:table-cell office:value-type="float" office:value="128573" table:style-name="ce1">
            <text:p>128573</text:p>
          </table:table-cell>
          <table:table-cell office:value-type="float" office:value="118086" table:style-name="ce1">
            <text:p>118086</text:p>
          </table:table-cell>
          <table:table-cell office:value-type="float" office:value="10206" table:style-name="ce1">
            <text:p>10206</text:p>
          </table:table-cell>
          <table:table-cell office:value-type="float" office:value="3246" table:style-name="ce1">
            <text:p>3246</text:p>
          </table:table-cell>
          <table:table-cell office:value-type="float" office:value="4394" table:style-name="ce1">
            <text:p>4394</text:p>
          </table:table-cell>
          <table:table-cell table:style-name="ce1"/>
          <table:table-cell office:value-type="float" office:value="7911" table:style-name="ce1">
            <text:p>7911</text:p>
          </table:table-cell>
          <table:table-cell office:value-type="float" office:value="1668" table:style-name="ce1">
            <text:p>1668</text:p>
          </table:table-cell>
          <table:table-cell table:style-name="ce1"/>
          <table:table-cell office:value-type="float" office:value="3396" table:style-name="ce1">
            <text:p>3396</text:p>
          </table:table-cell>
          <table:table-cell office:value-type="float" office:value="14739" table:style-name="ce1">
            <text:p>14739</text:p>
          </table:table-cell>
          <table:table-cell office:value-type="float" office:value="4085" table:style-name="ce1">
            <text:p>4085</text:p>
          </table:table-cell>
          <table:table-cell office:value-type="float" office:value="3303" table:style-name="ce1">
            <text:p>3303</text:p>
          </table:table-cell>
          <table:table-cell table:style-name="ce1"/>
          <table:table-cell office:value-type="float" office:value="22467" table:style-name="ce1">
            <text:p>22467</text:p>
          </table:table-cell>
          <table:table-cell office:value-type="float" office:value="562" table:style-name="ce1">
            <text:p>562</text:p>
          </table:table-cell>
          <table:table-cell table:style-name="ce1"/>
          <table:table-cell office:value-type="float" office:value="3582" table:style-name="ce1">
            <text:p>3582</text:p>
          </table:table-cell>
          <table:table-cell office:value-type="float" office:value="5296" table:style-name="ce1">
            <text:p>5296</text:p>
          </table:table-cell>
          <table:table-cell office:value-type="float" office:value="4902" table:style-name="ce1">
            <text:p>4902</text:p>
          </table:table-cell>
          <table:table-cell office:value-type="float" office:value="3007" table:style-name="ce1">
            <text:p>3007</text:p>
          </table:table-cell>
          <table:table-cell table:style-name="ce1"/>
          <table:table-cell office:value-type="float" office:value="9212" table:style-name="ce1">
            <text:p>9212</text:p>
          </table:table-cell>
          <table:table-cell office:value-type="float" office:value="2578" table:style-name="ce1">
            <text:p>2578</text:p>
          </table:table-cell>
          <table:table-cell table:style-name="ce1"/>
          <table:table-cell office:value-type="float" office:value="2656" table:style-name="ce1">
            <text:p>2656</text:p>
          </table:table-cell>
          <table:table-cell office:value-type="float" office:value="25098" table:style-name="ce1">
            <text:p>25098</text:p>
          </table:table-cell>
          <table:table-cell office:value-type="float" office:value="1927" table:style-name="ce1">
            <text:p>1927</text:p>
          </table:table-cell>
          <table:table-cell table:style-name="ce1"/>
          <table:table-cell office:value-type="float" office:value="16547" table:style-name="ce1">
            <text:p>16547</text:p>
          </table:table-cell>
          <table:table-cell office:value-type="float" office:value="21573" table:style-name="ce1">
            <text:p>21573</text:p>
          </table:table-cell>
          <table:table-cell office:value-type="float" office:value="5101" table:style-name="ce1">
            <text:p>5101</text:p>
          </table:table-cell>
          <table:table-cell office:value-type="float" office:value="5136" table:style-name="ce1">
            <text:p>5136</text:p>
          </table:table-cell>
          <table:table-cell table:style-name="ce1"/>
          <table:table-cell office:value-type="float" office:value="16431" table:style-name="ce1">
            <text:p>16431</text:p>
          </table:table-cell>
          <table:table-cell office:value-type="float" office:value="7995" table:style-name="ce1">
            <text:p>7995</text:p>
          </table:table-cell>
          <table:table-cell office:value-type="float" office:value="8989" table:style-name="ce1">
            <text:p>8989</text:p>
          </table:table-cell>
          <table:table-cell table:style-name="ce1"/>
          <table:table-cell office:value-type="float" office:value="12324" table:style-name="ce1">
            <text:p>12324</text:p>
          </table:table-cell>
          <table:table-cell office:value-type="float" office:value="1057" table:style-name="ce1">
            <text:p>1057</text:p>
          </table:table-cell>
          <table:table-cell table:style-name="ce1"/>
          <table:table-cell office:value-type="float" office:value="2784" table:style-name="ce1">
            <text:p>2784</text:p>
          </table:table-cell>
          <table:table-cell office:value-type="float" office:value="14122" table:style-name="ce1">
            <text:p>14122</text:p>
          </table:table-cell>
          <table:table-cell office:value-type="float" office:value="2127" table:style-name="ce1">
            <text:p>2127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11052" table:style-name="ce1">
            <text:p>11052</text:p>
          </table:table-cell>
          <table:table-cell office:value-type="float" office:value="852" table:style-name="ce1">
            <text:p>852</text:p>
          </table:table-cell>
          <table:table-cell table:style-name="ce1"/>
          <table:table-cell office:value-type="float" office:value="1631" table:style-name="ce1">
            <text:p>1631</text:p>
          </table:table-cell>
          <table:table-cell office:value-type="float" office:value="18129" table:style-name="ce1">
            <text:p>18129</text:p>
          </table:table-cell>
          <table:table-cell office:value-type="float" office:value="3418" table:style-name="ce1">
            <text:p>3418</text:p>
          </table:table-cell>
          <table:table-cell office:value-type="float" office:value="1606" table:style-name="ce1">
            <text:p>1606</text:p>
          </table:table-cell>
          <table:table-cell table:style-name="ce1"/>
          <table:table-cell office:value-type="float" office:value="35243" table:style-name="ce1">
            <text:p>35243</text:p>
          </table:table-cell>
          <table:table-cell office:value-type="float" office:value="1237" table:style-name="ce1">
            <text:p>1237</text:p>
          </table:table-cell>
          <table:table-cell table:style-name="ce1"/>
          <table:table-cell office:value-type="float" office:value="3893" table:style-name="ce1">
            <text:p>3893</text:p>
          </table:table-cell>
          <table:table-cell office:value-type="float" office:value="17699" table:style-name="ce1">
            <text:p>17699</text:p>
          </table:table-cell>
          <table:table-cell office:value-type="float" office:value="1022" table:style-name="ce1">
            <text:p>1022</text:p>
          </table:table-cell>
          <table:table-cell table:style-name="ce1"/>
          <table:table-cell office:value-type="float" office:value="3265" table:style-name="ce1">
            <text:p>3265</text:p>
          </table:table-cell>
          <table:table-cell office:value-type="float" office:value="20784" table:style-name="ce1">
            <text:p>20784</text:p>
          </table:table-cell>
          <table:table-cell office:value-type="float" office:value="7527" table:style-name="ce1">
            <text:p>7527</text:p>
          </table:table-cell>
          <table:table-cell office:value-type="float" office:value="7311" table:style-name="ce1">
            <text:p>7311</text:p>
          </table:table-cell>
          <table:table-cell table:style-name="ce1"/>
          <table:table-cell office:value-type="float" office:value="12866" table:style-name="ce1">
            <text:p>12866</text:p>
          </table:table-cell>
          <table:table-cell office:value-type="float" office:value="1311" table:style-name="ce1">
            <text:p>1311</text:p>
          </table:table-cell>
          <table:table-cell table:style-name="ce1"/>
          <table:table-cell office:value-type="float" office:value="5035" table:style-name="ce1">
            <text:p>5035</text:p>
          </table:table-cell>
          <table:table-cell office:value-type="float" office:value="8146" table:style-name="ce1">
            <text:p>8146</text:p>
          </table:table-cell>
          <table:table-cell office:value-type="float" office:value="1667" table:style-name="ce1">
            <text:p>1667</text:p>
          </table:table-cell>
          <table:table-cell table:style-name="ce1"/>
          <table:table-cell office:value-type="float" office:value="2232" table:style-name="ce1">
            <text:p>2232</text:p>
          </table:table-cell>
          <table:table-cell office:value-type="float" office:value="20315" table:style-name="ce1">
            <text:p>20315</text:p>
          </table:table-cell>
          <table:table-cell office:value-type="float" office:value="10007" table:style-name="ce1">
            <text:p>10007</text:p>
          </table:table-cell>
          <table:table-cell office:value-type="float" office:value="5031" table:style-name="ce1">
            <text:p>5031</text:p>
          </table:table-cell>
          <table:table-cell table:style-name="ce1"/>
          <table:table-cell office:value-type="float" office:value="21571" table:style-name="ce1">
            <text:p>21571</text:p>
          </table:table-cell>
          <table:table-cell office:value-type="float" office:value="2708" table:style-name="ce1">
            <text:p>2708</text:p>
          </table:table-cell>
          <table:table-cell table:style-name="ce1"/>
          <table:table-cell office:value-type="float" office:value="3092" table:style-name="ce1">
            <text:p>3092</text:p>
          </table:table-cell>
          <table:table-cell office:value-type="float" office:value="11615" table:style-name="ce1">
            <text:p>11615</text:p>
          </table:table-cell>
          <table:table-cell office:value-type="float" office:value="797" table:style-name="ce1">
            <text:p>797</text:p>
          </table:table-cell>
          <table:table-cell table:style-name="ce1"/>
          <table:table-cell office:value-type="float" office:value="4140" table:style-name="ce1">
            <text:p>4140</text:p>
          </table:table-cell>
          <table:table-cell office:value-type="float" office:value="11707" table:style-name="ce1">
            <text:p>11707</text:p>
          </table:table-cell>
          <table:table-cell office:value-type="float" office:value="4430" table:style-name="ce1">
            <text:p>4430</text:p>
          </table:table-cell>
          <table:table-cell table:style-name="ce1"/>
          <table:table-cell office:value-type="float" office:value="2052" table:style-name="ce1">
            <text:p>2052</text:p>
          </table:table-cell>
          <table:table-cell office:value-type="float" office:value="23608" table:style-name="ce1">
            <text:p>23608</text:p>
          </table:table-cell>
          <table:table-cell office:value-type="float" office:value="2040" table:style-name="ce1">
            <text:p>2040</text:p>
          </table:table-cell>
          <table:table-cell table:style-name="ce1"/>
          <table:table-cell office:value-type="float" office:value="3174" table:style-name="ce1">
            <text:p>3174</text:p>
          </table:table-cell>
          <table:table-cell office:value-type="float" office:value="7750" table:style-name="ce1">
            <text:p>7750</text:p>
          </table:table-cell>
          <table:table-cell office:value-type="float" office:value="1293" table:style-name="ce1">
            <text:p>1293</text:p>
          </table:table-cell>
          <table:table-cell table:style-name="ce1"/>
          <table:table-cell office:value-type="float" office:value="1575" table:style-name="ce1">
            <text:p>1575</text:p>
          </table:table-cell>
          <table:table-cell office:value-type="float" office:value="5842" table:style-name="ce1">
            <text:p>5842</text:p>
          </table:table-cell>
          <table:table-cell office:value-type="float" office:value="1056" table:style-name="ce1">
            <text:p>1056</text:p>
          </table:table-cell>
          <table:table-cell table:style-name="ce1"/>
          <table:table-cell office:value-type="float" office:value="1952" table:style-name="ce1">
            <text:p>1952</text:p>
          </table:table-cell>
          <table:table-cell office:value-type="float" office:value="13470" table:style-name="ce1">
            <text:p>13470</text:p>
          </table:table-cell>
          <table:table-cell office:value-type="float" office:value="813" table:style-name="ce1">
            <text:p>813</text:p>
          </table:table-cell>
          <table:table-cell table:style-name="ce1"/>
          <table:table-cell office:value-type="float" office:value="2788" table:style-name="ce1">
            <text:p>2788</text:p>
          </table:table-cell>
          <table:table-cell office:value-type="float" office:value="10776" table:style-name="ce1">
            <text:p>10776</text:p>
          </table:table-cell>
          <table:table-cell office:value-type="float" office:value="9504" table:style-name="ce1">
            <text:p>9504</text:p>
          </table:table-cell>
          <table:table-cell table:style-name="ce1"/>
          <table:table-cell office:value-type="float" office:value="3048" table:style-name="ce1">
            <text:p>3048</text:p>
          </table:table-cell>
          <table:table-cell office:value-type="float" office:value="31790" table:style-name="ce1">
            <text:p>31790</text:p>
          </table:table-cell>
          <table:table-cell office:value-type="float" office:value="1884" table:style-name="ce1">
            <text:p>1884</text:p>
          </table:table-cell>
          <table:table-cell table:style-name="ce1"/>
          <table:table-cell office:value-type="float" office:value="3195" table:style-name="ce1">
            <text:p>3195</text:p>
          </table:table-cell>
          <table:table-cell office:value-type="float" office:value="36093" table:style-name="ce1">
            <text:p>36093</text:p>
          </table:table-cell>
          <table:table-cell office:value-type="float" office:value="4939" table:style-name="ce1">
            <text:p>4939</text:p>
          </table:table-cell>
          <table:table-cell table:style-name="ce1"/>
          <table:table-cell office:value-type="float" office:value="5541" table:style-name="ce1">
            <text:p>5541</text:p>
          </table:table-cell>
          <table:table-cell office:value-type="float" office:value="18467" table:style-name="ce1">
            <text:p>18467</text:p>
          </table:table-cell>
          <table:table-cell office:value-type="float" office:value="1091" table:style-name="ce1">
            <text:p>1091</text:p>
          </table:table-cell>
          <table:table-cell table:style-name="ce1"/>
          <table:table-cell office:value-type="float" office:value="3097" table:style-name="ce1">
            <text:p>3097</text:p>
          </table:table-cell>
          <table:table-cell office:value-type="float" office:value="10725" table:style-name="ce1">
            <text:p>10725</text:p>
          </table:table-cell>
          <table:table-cell office:value-type="float" office:value="9092" table:style-name="ce1">
            <text:p>9092</text:p>
          </table:table-cell>
          <table:table-cell table:style-name="ce1"/>
          <table:table-cell office:value-type="float" office:value="4925" table:style-name="ce1">
            <text:p>4925</text:p>
          </table:table-cell>
          <table:table-cell office:value-type="float" office:value="13715" table:style-name="ce1">
            <text:p>13715</text:p>
          </table:table-cell>
          <table:table-cell office:value-type="float" office:value="4497" table:style-name="ce1">
            <text:p>4497</text:p>
          </table:table-cell>
          <table:table-cell table:style-name="ce1"/>
          <table:table-cell office:value-type="float" office:value="17592" table:style-name="ce1">
            <text:p>17592</text:p>
          </table:table-cell>
          <table:table-cell office:value-type="float" office:value="15952" table:style-name="ce1">
            <text:p>15952</text:p>
          </table:table-cell>
          <table:table-cell office:value-type="float" office:value="1802" table:style-name="ce1">
            <text:p>1802</text:p>
          </table:table-cell>
          <table:table-cell table:style-name="ce1"/>
          <table:table-cell office:value-type="float" office:value="7527" table:style-name="ce1">
            <text:p>7527</text:p>
          </table:table-cell>
          <table:table-cell office:value-type="float" office:value="11322" table:style-name="ce1">
            <text:p>11322</text:p>
          </table:table-cell>
          <table:table-cell office:value-type="float" office:value="2359" table:style-name="ce1">
            <text:p>2359</text:p>
          </table:table-cell>
          <table:table-cell table:style-name="ce1"/>
          <table:table-cell office:value-type="float" office:value="2885" table:style-name="ce1">
            <text:p>2885</text:p>
          </table:table-cell>
          <table:table-cell office:value-type="float" office:value="7055" table:style-name="ce1">
            <text:p>7055</text:p>
          </table:table-cell>
          <table:table-cell office:value-type="float" office:value="1421" table:style-name="ce1">
            <text:p>1421</text:p>
          </table:table-cell>
          <table:table-cell table:style-name="ce1"/>
          <table:table-cell office:value-type="float" office:value="2610" table:style-name="ce1">
            <text:p>2610</text:p>
          </table:table-cell>
          <table:table-cell office:value-type="float" office:value="10756" table:style-name="ce1">
            <text:p>10756</text:p>
          </table:table-cell>
          <table:table-cell office:value-type="float" office:value="1334" table:style-name="ce1">
            <text:p>1334</text:p>
          </table:table-cell>
          <table:table-cell table:style-name="ce1"/>
          <table:table-cell office:value-type="float" office:value="1994" table:style-name="ce1">
            <text:p>1994</text:p>
          </table:table-cell>
          <table:table-cell office:value-type="float" office:value="42891" table:style-name="ce1">
            <text:p>42891</text:p>
          </table:table-cell>
          <table:table-cell office:value-type="float" office:value="51138" table:style-name="ce1">
            <text:p>51138</text:p>
          </table:table-cell>
          <table:table-cell table:style-name="ce1"/>
          <table:table-cell office:value-type="float" office:value="3267" table:style-name="ce1">
            <text:p>3267</text:p>
          </table:table-cell>
          <table:table-cell office:value-type="float" office:value="8459" table:style-name="ce1">
            <text:p>8459</text:p>
          </table:table-cell>
          <table:table-cell office:value-type="float" office:value="2094" table:style-name="ce1">
            <text:p>2094</text:p>
          </table:table-cell>
          <table:table-cell table:style-name="ce1"/>
          <table:table-cell office:value-type="float" office:value="1629" table:style-name="ce1">
            <text:p>1629</text:p>
          </table:table-cell>
          <table:table-cell office:value-type="float" office:value="8714" table:style-name="ce1">
            <text:p>8714</text:p>
          </table:table-cell>
          <table:table-cell office:value-type="float" office:value="1273" table:style-name="ce1">
            <text:p>1273</text:p>
          </table:table-cell>
          <table:table-cell table:style-name="ce1"/>
          <table:table-cell office:value-type="float" office:value="3042" table:style-name="ce1">
            <text:p>3042</text:p>
          </table:table-cell>
          <table:table-cell office:value-type="float" office:value="13355" table:style-name="ce1">
            <text:p>13355</text:p>
          </table:table-cell>
          <table:table-cell office:value-type="float" office:value="1186" table:style-name="ce1">
            <text:p>1186</text:p>
          </table:table-cell>
          <table:table-cell table:style-name="ce1"/>
          <table:table-cell office:value-type="float" office:value="2418" table:style-name="ce1">
            <text:p>2418</text:p>
          </table:table-cell>
          <table:table-cell office:value-type="float" office:value="11531" table:style-name="ce1">
            <text:p>11531</text:p>
          </table:table-cell>
          <table:table-cell office:value-type="float" office:value="4164" table:style-name="ce1">
            <text:p>4164</text:p>
          </table:table-cell>
          <table:table-cell table:style-name="ce1"/>
          <table:table-cell office:value-type="float" office:value="2660" table:style-name="ce1">
            <text:p>2660</text:p>
          </table:table-cell>
          <table:table-cell office:value-type="float" office:value="15505" table:style-name="ce1">
            <text:p>15505</text:p>
          </table:table-cell>
          <table:table-cell office:value-type="float" office:value="1341" table:style-name="ce1">
            <text:p>1341</text:p>
          </table:table-cell>
          <table:table-cell table:style-name="ce1"/>
          <table:table-cell office:value-type="float" office:value="1925" table:style-name="ce1">
            <text:p>1925</text:p>
          </table:table-cell>
          <table:table-cell office:value-type="float" office:value="7221" table:style-name="ce1">
            <text:p>7221</text:p>
          </table:table-cell>
          <table:table-cell office:value-type="float" office:value="1143" table:style-name="ce1">
            <text:p>1143</text:p>
          </table:table-cell>
          <table:table-cell office:value-type="float" office:value="2538" table:style-name="ce1">
            <text:p>2538</text:p>
          </table:table-cell>
          <table:table-cell table:style-name="ce1"/>
          <table:table-cell office:value-type="float" office:value="10961" table:style-name="ce1">
            <text:p>10961</text:p>
          </table:table-cell>
          <table:table-cell office:value-type="float" office:value="5260" table:style-name="ce1">
            <text:p>5260</text:p>
          </table:table-cell>
          <table:table-cell table:style-name="ce1"/>
          <table:table-cell office:value-type="float" office:value="4178" table:style-name="ce1">
            <text:p>4178</text:p>
          </table:table-cell>
          <table:table-cell office:value-type="float" office:value="8794" table:style-name="ce1">
            <text:p>8794</text:p>
          </table:table-cell>
          <table:table-cell office:value-type="float" office:value="3562" table:style-name="ce1">
            <text:p>3562</text:p>
          </table:table-cell>
          <table:table-cell office:value-type="float" office:value="11126" table:style-name="ce1">
            <text:p>11126</text:p>
          </table:table-cell>
          <table:table-cell table:style-name="ce1"/>
          <table:table-cell office:value-type="float" office:value="12206" table:style-name="ce1">
            <text:p>12206</text:p>
          </table:table-cell>
          <table:table-cell office:value-type="float" office:value="915" table:style-name="ce1">
            <text:p>915</text:p>
          </table:table-cell>
          <table:table-cell table:style-name="ce1"/>
          <table:table-cell office:value-type="float" office:value="6350" table:style-name="ce1">
            <text:p>6350</text:p>
          </table:table-cell>
          <table:table-cell office:value-type="float" office:value="8334" table:style-name="ce1">
            <text:p>8334</text:p>
          </table:table-cell>
          <table:table-cell office:value-type="float" office:value="1487" table:style-name="ce1">
            <text:p>1487</text:p>
          </table:table-cell>
          <table:table-cell table:style-name="ce1"/>
          <table:table-cell office:value-type="float" office:value="1630" table:style-name="ce1">
            <text:p>1630</text:p>
          </table:table-cell>
          <table:table-cell office:value-type="float" office:value="43650" table:style-name="ce1">
            <text:p>43650</text:p>
          </table:table-cell>
          <table:table-cell office:value-type="float" office:value="1228" table:style-name="ce1">
            <text:p>1228</text:p>
          </table:table-cell>
          <table:table-cell table:style-name="ce1"/>
          <table:table-cell office:value-type="float" office:value="2492" table:style-name="ce1">
            <text:p>2492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7_213713_M07376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47:30</text:p>
          </table:table-cell>
          <table:table-cell office:value-type="string" table:style-name="ce1">
            <text:p>2020-11-17_21:47:30</text:p>
          </table:table-cell>
          <table:table-cell office:value-type="float" office:value="0.96" table:style-name="ce1">
            <text:p>0,96</text:p>
          </table:table-cell>
          <table:table-cell office:value-type="string" table:style-name="ce1">
            <text:p>Mélissa</text:p>
          </table:table-cell>
          <table:table-cell office:value-type="string" table:style-name="ce1">
            <text:p>M07376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84zP1ceMAPM1eiIz</text:p>
          </table:table-cell>
          <table:table-cell office:value-type="string" table:style-name="ce1">
            <text:p>https://www.testable.org/experiment/4303/294929/start?participant=M073763</text:p>
          </table:table-cell>
          <table:table-cell office:value-type="float" office:value="2983677" table:style-name="ce1">
            <text:p>2983677</text:p>
          </table:table-cell>
          <table:table-cell office:value-type="float" office:value="49.72795" table:style-name="ce1">
            <text:p>49,72795</text:p>
          </table:table-cell>
          <table:table-cell office:value-type="float" office:value="55117" table:style-name="ce1">
            <text:p>55117</text:p>
          </table:table-cell>
          <table:table-cell office:value-type="float" office:value="68500" table:style-name="ce1">
            <text:p>68500</text:p>
          </table:table-cell>
          <table:table-cell office:value-type="float" office:value="90794" table:style-name="ce1">
            <text:p>90794</text:p>
          </table:table-cell>
          <table:table-cell office:value-type="float" office:value="70588" table:style-name="ce1">
            <text:p>70588</text:p>
          </table:table-cell>
          <table:table-cell office:value-type="float" office:value="53259" table:style-name="ce1">
            <text:p>53259</text:p>
          </table:table-cell>
          <table:table-cell office:value-type="float" office:value="41697" table:style-name="ce1">
            <text:p>41697</text:p>
          </table:table-cell>
          <table:table-cell office:value-type="float" office:value="79708" table:style-name="ce1">
            <text:p>79708</text:p>
          </table:table-cell>
          <table:table-cell office:value-type="float" office:value="78369" table:style-name="ce1">
            <text:p>78369</text:p>
          </table:table-cell>
          <table:table-cell office:value-type="float" office:value="59670" table:style-name="ce1">
            <text:p>59670</text:p>
          </table:table-cell>
          <table:table-cell office:value-type="float" office:value="98822" table:style-name="ce1">
            <text:p>98822</text:p>
          </table:table-cell>
          <table:table-cell office:value-type="float" office:value="109093" table:style-name="ce1">
            <text:p>109093</text:p>
          </table:table-cell>
          <table:table-cell office:value-type="float" office:value="111073" table:style-name="ce1">
            <text:p>111073</text:p>
          </table:table-cell>
          <table:table-cell office:value-type="float" office:value="8155" table:style-name="ce1">
            <text:p>8155</text:p>
          </table:table-cell>
          <table:table-cell office:value-type="float" office:value="523" table:style-name="ce1">
            <text:p>523</text:p>
          </table:table-cell>
          <table:table-cell office:value-type="float" office:value="3501" table:style-name="ce1">
            <text:p>3501</text:p>
          </table:table-cell>
          <table:table-cell table:style-name="ce1"/>
          <table:table-cell office:value-type="float" office:value="9761" table:style-name="ce1">
            <text:p>9761</text:p>
          </table:table-cell>
          <table:table-cell office:value-type="float" office:value="514" table:style-name="ce1">
            <text:p>514</text:p>
          </table:table-cell>
          <table:table-cell office:value-type="float" office:value="1772" table:style-name="ce1">
            <text:p>1772</text:p>
          </table:table-cell>
          <table:table-cell table:style-name="ce1"/>
          <table:table-cell office:value-type="float" office:value="13475" table:style-name="ce1">
            <text:p>13475</text:p>
          </table:table-cell>
          <table:table-cell office:value-type="float" office:value="711" table:style-name="ce1">
            <text:p>711</text:p>
          </table:table-cell>
          <table:table-cell office:value-type="float" office:value="2764" table:style-name="ce1">
            <text:p>2764</text:p>
          </table:table-cell>
          <table:table-cell table:style-name="ce1"/>
          <table:table-cell office:value-type="float" office:value="22592" table:style-name="ce1">
            <text:p>22592</text:p>
          </table:table-cell>
          <table:table-cell office:value-type="float" office:value="2719" table:style-name="ce1">
            <text:p>2719</text:p>
          </table:table-cell>
          <table:table-cell office:value-type="float" office:value="1587" table:style-name="ce1">
            <text:p>1587</text:p>
          </table:table-cell>
          <table:table-cell table:style-name="ce1"/>
          <table:table-cell office:value-type="float" office:value="4928" table:style-name="ce1">
            <text:p>4928</text:p>
          </table:table-cell>
          <table:table-cell office:value-type="float" office:value="577" table:style-name="ce1">
            <text:p>577</text:p>
          </table:table-cell>
          <table:table-cell office:value-type="float" office:value="1883" table:style-name="ce1">
            <text:p>1883</text:p>
          </table:table-cell>
          <table:table-cell table:style-name="ce1"/>
          <table:table-cell office:value-type="float" office:value="15375" table:style-name="ce1">
            <text:p>15375</text:p>
          </table:table-cell>
          <table:table-cell office:value-type="float" office:value="1942" table:style-name="ce1">
            <text:p>1942</text:p>
          </table:table-cell>
          <table:table-cell office:value-type="float" office:value="8270" table:style-name="ce1">
            <text:p>8270</text:p>
          </table:table-cell>
          <table:table-cell table:style-name="ce1"/>
          <table:table-cell office:value-type="float" office:value="48726" table:style-name="ce1">
            <text:p>48726</text:p>
          </table:table-cell>
          <table:table-cell office:value-type="float" office:value="1010" table:style-name="ce1">
            <text:p>1010</text:p>
          </table:table-cell>
          <table:table-cell office:value-type="float" office:value="2896" table:style-name="ce1">
            <text:p>2896</text:p>
          </table:table-cell>
          <table:table-cell table:style-name="ce1"/>
          <table:table-cell office:value-type="float" office:value="7071" table:style-name="ce1">
            <text:p>7071</text:p>
          </table:table-cell>
          <table:table-cell office:value-type="float" office:value="630" table:style-name="ce1">
            <text:p>630</text:p>
          </table:table-cell>
          <table:table-cell office:value-type="float" office:value="3049" table:style-name="ce1">
            <text:p>3049</text:p>
          </table:table-cell>
          <table:table-cell table:style-name="ce1"/>
          <table:table-cell office:value-type="float" office:value="7619" table:style-name="ce1">
            <text:p>7619</text:p>
          </table:table-cell>
          <table:table-cell office:value-type="float" office:value="648" table:style-name="ce1">
            <text:p>648</text:p>
          </table:table-cell>
          <table:table-cell office:value-type="float" office:value="2451" table:style-name="ce1">
            <text:p>2451</text:p>
          </table:table-cell>
          <table:table-cell table:style-name="ce1"/>
          <table:table-cell office:value-type="float" office:value="30157" table:style-name="ce1">
            <text:p>30157</text:p>
          </table:table-cell>
          <table:table-cell office:value-type="float" office:value="764" table:style-name="ce1">
            <text:p>764</text:p>
          </table:table-cell>
          <table:table-cell office:value-type="float" office:value="6003" table:style-name="ce1">
            <text:p>6003</text:p>
          </table:table-cell>
          <table:table-cell table:style-name="ce1"/>
          <table:table-cell office:value-type="float" office:value="10532" table:style-name="ce1">
            <text:p>10532</text:p>
          </table:table-cell>
          <table:table-cell office:value-type="float" office:value="2072" table:style-name="ce1">
            <text:p>2072</text:p>
          </table:table-cell>
          <table:table-cell table:style-name="ce1"/>
          <table:table-cell office:value-type="float" office:value="4127" table:style-name="ce1">
            <text:p>4127</text:p>
          </table:table-cell>
          <table:table-cell office:value-type="float" office:value="9538" table:style-name="ce1">
            <text:p>9538</text:p>
          </table:table-cell>
          <table:table-cell office:value-type="float" office:value="2394" table:style-name="ce1">
            <text:p>2394</text:p>
          </table:table-cell>
          <table:table-cell office:value-type="float" office:value="2200" table:style-name="ce1">
            <text:p>2200</text:p>
          </table:table-cell>
          <table:table-cell table:style-name="ce1"/>
          <table:table-cell office:value-type="float" office:value="13534" table:style-name="ce1">
            <text:p>13534</text:p>
          </table:table-cell>
          <table:table-cell office:value-type="float" office:value="1088" table:style-name="ce1">
            <text:p>1088</text:p>
          </table:table-cell>
          <table:table-cell office:value-type="float" office:value="1656" table:style-name="ce1">
            <text:p>1656</text:p>
          </table:table-cell>
          <table:table-cell table:style-name="ce1"/>
          <table:table-cell office:value-type="float" office:value="13597" table:style-name="ce1">
            <text:p>13597</text:p>
          </table:table-cell>
          <table:table-cell office:value-type="float" office:value="1290" table:style-name="ce1">
            <text:p>1290</text:p>
          </table:table-cell>
          <table:table-cell office:value-type="float" office:value="1800" table:style-name="ce1">
            <text:p>1800</text:p>
          </table:table-cell>
          <table:table-cell table:style-name="ce1"/>
          <table:table-cell office:value-type="float" office:value="19103" table:style-name="ce1">
            <text:p>19103</text:p>
          </table:table-cell>
          <table:table-cell office:value-type="float" office:value="921" table:style-name="ce1">
            <text:p>921</text:p>
          </table:table-cell>
          <table:table-cell office:value-type="float" office:value="2990" table:style-name="ce1">
            <text:p>2990</text:p>
          </table:table-cell>
          <table:table-cell table:style-name="ce1"/>
          <table:table-cell office:value-type="float" office:value="13418" table:style-name="ce1">
            <text:p>13418</text:p>
          </table:table-cell>
          <table:table-cell office:value-type="float" office:value="517" table:style-name="ce1">
            <text:p>517</text:p>
          </table:table-cell>
          <table:table-cell office:value-type="float" office:value="1598" table:style-name="ce1">
            <text:p>1598</text:p>
          </table:table-cell>
          <table:table-cell table:style-name="ce1"/>
          <table:table-cell office:value-type="float" office:value="7990" table:style-name="ce1">
            <text:p>7990</text:p>
          </table:table-cell>
          <table:table-cell office:value-type="float" office:value="954" table:style-name="ce1">
            <text:p>954</text:p>
          </table:table-cell>
          <table:table-cell office:value-type="float" office:value="2040" table:style-name="ce1">
            <text:p>2040</text:p>
          </table:table-cell>
          <table:table-cell table:style-name="ce1"/>
          <table:table-cell office:value-type="float" office:value="6808" table:style-name="ce1">
            <text:p>6808</text:p>
          </table:table-cell>
          <table:table-cell office:value-type="float" office:value="882" table:style-name="ce1">
            <text:p>882</text:p>
          </table:table-cell>
          <table:table-cell office:value-type="float" office:value="2189" table:style-name="ce1">
            <text:p>2189</text:p>
          </table:table-cell>
          <table:table-cell table:style-name="ce1"/>
          <table:table-cell office:value-type="float" office:value="10974" table:style-name="ce1">
            <text:p>10974</text:p>
          </table:table-cell>
          <table:table-cell office:value-type="float" office:value="1106" table:style-name="ce1">
            <text:p>1106</text:p>
          </table:table-cell>
          <table:table-cell office:value-type="float" office:value="2028" table:style-name="ce1">
            <text:p>2028</text:p>
          </table:table-cell>
          <table:table-cell table:style-name="ce1"/>
          <table:table-cell office:value-type="float" office:value="12674" table:style-name="ce1">
            <text:p>12674</text:p>
          </table:table-cell>
          <table:table-cell office:value-type="float" office:value="1058" table:style-name="ce1">
            <text:p>1058</text:p>
          </table:table-cell>
          <table:table-cell office:value-type="float" office:value="1638" table:style-name="ce1">
            <text:p>1638</text:p>
          </table:table-cell>
          <table:table-cell table:style-name="ce1"/>
          <table:table-cell office:value-type="float" office:value="7855" table:style-name="ce1">
            <text:p>7855</text:p>
          </table:table-cell>
          <table:table-cell office:value-type="float" office:value="1181" table:style-name="ce1">
            <text:p>1181</text:p>
          </table:table-cell>
          <table:table-cell office:value-type="float" office:value="1822" table:style-name="ce1">
            <text:p>1822</text:p>
          </table:table-cell>
          <table:table-cell table:style-name="ce1"/>
          <table:table-cell office:value-type="float" office:value="9390" table:style-name="ce1">
            <text:p>9390</text:p>
          </table:table-cell>
          <table:table-cell office:value-type="float" office:value="3865" table:style-name="ce1">
            <text:p>3865</text:p>
          </table:table-cell>
          <table:table-cell office:value-type="float" office:value="2645" table:style-name="ce1">
            <text:p>2645</text:p>
          </table:table-cell>
          <table:table-cell table:style-name="ce1"/>
          <table:table-cell office:value-type="float" office:value="8224" table:style-name="ce1">
            <text:p>8224</text:p>
          </table:table-cell>
          <table:table-cell office:value-type="float" office:value="549" table:style-name="ce1">
            <text:p>549</text:p>
          </table:table-cell>
          <table:table-cell office:value-type="float" office:value="1923" table:style-name="ce1">
            <text:p>1923</text:p>
          </table:table-cell>
          <table:table-cell table:style-name="ce1"/>
          <table:table-cell office:value-type="float" office:value="12691" table:style-name="ce1">
            <text:p>12691</text:p>
          </table:table-cell>
          <table:table-cell office:value-type="float" office:value="1351" table:style-name="ce1">
            <text:p>1351</text:p>
          </table:table-cell>
          <table:table-cell table:style-name="ce1"/>
          <table:table-cell office:value-type="float" office:value="5641" table:style-name="ce1">
            <text:p>5641</text:p>
          </table:table-cell>
          <table:table-cell office:value-type="float" office:value="7045" table:style-name="ce1">
            <text:p>7045</text:p>
          </table:table-cell>
          <table:table-cell office:value-type="float" office:value="1255" table:style-name="ce1">
            <text:p>1255</text:p>
          </table:table-cell>
          <table:table-cell office:value-type="float" office:value="3844" table:style-name="ce1">
            <text:p>3844</text:p>
          </table:table-cell>
          <table:table-cell table:style-name="ce1"/>
          <table:table-cell office:value-type="float" office:value="6423" table:style-name="ce1">
            <text:p>6423</text:p>
          </table:table-cell>
          <table:table-cell office:value-type="float" office:value="1179" table:style-name="ce1">
            <text:p>1179</text:p>
          </table:table-cell>
          <table:table-cell office:value-type="float" office:value="5303" table:style-name="ce1">
            <text:p>5303</text:p>
          </table:table-cell>
          <table:table-cell table:style-name="ce1"/>
          <table:table-cell office:value-type="float" office:value="10333" table:style-name="ce1">
            <text:p>10333</text:p>
          </table:table-cell>
          <table:table-cell office:value-type="float" office:value="785" table:style-name="ce1">
            <text:p>785</text:p>
          </table:table-cell>
          <table:table-cell office:value-type="float" office:value="2906" table:style-name="ce1">
            <text:p>2906</text:p>
          </table:table-cell>
          <table:table-cell table:style-name="ce1"/>
          <table:table-cell office:value-type="float" office:value="13288" table:style-name="ce1">
            <text:p>13288</text:p>
          </table:table-cell>
          <table:table-cell office:value-type="float" office:value="512" table:style-name="ce1">
            <text:p>512</text:p>
          </table:table-cell>
          <table:table-cell office:value-type="float" office:value="1879" table:style-name="ce1">
            <text:p>1879</text:p>
          </table:table-cell>
          <table:table-cell table:style-name="ce1"/>
          <table:table-cell office:value-type="float" office:value="11340" table:style-name="ce1">
            <text:p>11340</text:p>
          </table:table-cell>
          <table:table-cell office:value-type="float" office:value="423" table:style-name="ce1">
            <text:p>423</text:p>
          </table:table-cell>
          <table:table-cell office:value-type="float" office:value="1516" table:style-name="ce1">
            <text:p>1516</text:p>
          </table:table-cell>
          <table:table-cell table:style-name="ce1"/>
          <table:table-cell office:value-type="float" office:value="7841" table:style-name="ce1">
            <text:p>7841</text:p>
          </table:table-cell>
          <table:table-cell office:value-type="float" office:value="1129" table:style-name="ce1">
            <text:p>1129</text:p>
          </table:table-cell>
          <table:table-cell table:style-name="ce1"/>
          <table:table-cell office:value-type="float" office:value="5913" table:style-name="ce1">
            <text:p>5913</text:p>
          </table:table-cell>
          <table:table-cell office:value-type="float" office:value="22604" table:style-name="ce1">
            <text:p>22604</text:p>
          </table:table-cell>
          <table:table-cell office:value-type="float" office:value="2469" table:style-name="ce1">
            <text:p>2469</text:p>
          </table:table-cell>
          <table:table-cell office:value-type="float" office:value="1675" table:style-name="ce1">
            <text:p>1675</text:p>
          </table:table-cell>
          <table:table-cell table:style-name="ce1"/>
          <table:table-cell office:value-type="float" office:value="7495" table:style-name="ce1">
            <text:p>7495</text:p>
          </table:table-cell>
          <table:table-cell office:value-type="float" office:value="830" table:style-name="ce1">
            <text:p>830</text:p>
          </table:table-cell>
          <table:table-cell table:style-name="ce1"/>
          <table:table-cell office:value-type="float" office:value="1806" table:style-name="ce1">
            <text:p>1806</text:p>
          </table:table-cell>
          <table:table-cell office:value-type="float" office:value="6142" table:style-name="ce1">
            <text:p>6142</text:p>
          </table:table-cell>
          <table:table-cell office:value-type="float" office:value="476" table:style-name="ce1">
            <text:p>476</text:p>
          </table:table-cell>
          <table:table-cell office:value-type="float" office:value="6426" table:style-name="ce1">
            <text:p>6426</text:p>
          </table:table-cell>
          <table:table-cell table:style-name="ce1"/>
          <table:table-cell office:value-type="float" office:value="15548" table:style-name="ce1">
            <text:p>15548</text:p>
          </table:table-cell>
          <table:table-cell office:value-type="float" office:value="1151" table:style-name="ce1">
            <text:p>1151</text:p>
          </table:table-cell>
          <table:table-cell office:value-type="float" office:value="2286" table:style-name="ce1">
            <text:p>2286</text:p>
          </table:table-cell>
          <table:table-cell table:style-name="ce1"/>
          <table:table-cell office:value-type="float" office:value="9242" table:style-name="ce1">
            <text:p>9242</text:p>
          </table:table-cell>
          <table:table-cell office:value-type="float" office:value="501" table:style-name="ce1">
            <text:p>501</text:p>
          </table:table-cell>
          <table:table-cell office:value-type="float" office:value="1495" table:style-name="ce1">
            <text:p>1495</text:p>
          </table:table-cell>
          <table:table-cell table:style-name="ce1"/>
          <table:table-cell office:value-type="float" office:value="20739" table:style-name="ce1">
            <text:p>20739</text:p>
          </table:table-cell>
          <table:table-cell office:value-type="float" office:value="834" table:style-name="ce1">
            <text:p>834</text:p>
          </table:table-cell>
          <table:table-cell office:value-type="float" office:value="6281" table:style-name="ce1">
            <text:p>6281</text:p>
          </table:table-cell>
          <table:table-cell table:style-name="ce1"/>
          <table:table-cell office:value-type="float" office:value="6741" table:style-name="ce1">
            <text:p>6741</text:p>
          </table:table-cell>
          <table:table-cell office:value-type="float" office:value="888" table:style-name="ce1">
            <text:p>888</text:p>
          </table:table-cell>
          <table:table-cell office:value-type="float" office:value="2073" table:style-name="ce1">
            <text:p>2073</text:p>
          </table:table-cell>
          <table:table-cell table:style-name="ce1"/>
          <table:table-cell office:value-type="float" office:value="9455" table:style-name="ce1">
            <text:p>9455</text:p>
          </table:table-cell>
          <table:table-cell office:value-type="float" office:value="1455" table:style-name="ce1">
            <text:p>1455</text:p>
          </table:table-cell>
          <table:table-cell table:style-name="ce1"/>
          <table:table-cell office:value-type="float" office:value="7007" table:style-name="ce1">
            <text:p>7007</text:p>
          </table:table-cell>
          <table:table-cell office:value-type="float" office:value="8735" table:style-name="ce1">
            <text:p>8735</text:p>
          </table:table-cell>
          <table:table-cell office:value-type="float" office:value="1518" table:style-name="ce1">
            <text:p>1518</text:p>
          </table:table-cell>
          <table:table-cell office:value-type="float" office:value="4655" table:style-name="ce1">
            <text:p>4655</text:p>
          </table:table-cell>
          <table:table-cell table:style-name="ce1"/>
          <table:table-cell office:value-type="float" office:value="8368" table:style-name="ce1">
            <text:p>8368</text:p>
          </table:table-cell>
          <table:table-cell office:value-type="float" office:value="815" table:style-name="ce1">
            <text:p>815</text:p>
          </table:table-cell>
          <table:table-cell office:value-type="float" office:value="1614" table:style-name="ce1">
            <text:p>1614</text:p>
          </table:table-cell>
          <table:table-cell table:style-name="ce1"/>
          <table:table-cell office:value-type="float" office:value="7321" table:style-name="ce1">
            <text:p>7321</text:p>
          </table:table-cell>
          <table:table-cell office:value-type="float" office:value="512" table:style-name="ce1">
            <text:p>512</text:p>
          </table:table-cell>
          <table:table-cell office:value-type="float" office:value="2175" table:style-name="ce1">
            <text:p>2175</text:p>
          </table:table-cell>
          <table:table-cell table:style-name="ce1"/>
          <table:table-cell office:value-type="float" office:value="8554" table:style-name="ce1">
            <text:p>8554</text:p>
          </table:table-cell>
          <table:table-cell office:value-type="float" office:value="495" table:style-name="ce1">
            <text:p>495</text:p>
          </table:table-cell>
          <table:table-cell office:value-type="float" office:value="2881" table:style-name="ce1">
            <text:p>2881</text:p>
          </table:table-cell>
          <table:table-cell table:style-name="ce1"/>
          <table:table-cell office:value-type="float" office:value="9043" table:style-name="ce1">
            <text:p>9043</text:p>
          </table:table-cell>
          <table:table-cell office:value-type="float" office:value="444" table:style-name="ce1">
            <text:p>444</text:p>
          </table:table-cell>
          <table:table-cell office:value-type="float" office:value="1815" table:style-name="ce1">
            <text:p>1815</text:p>
          </table:table-cell>
          <table:table-cell table:style-name="ce1"/>
          <table:table-cell office:value-type="float" office:value="11537" table:style-name="ce1">
            <text:p>11537</text:p>
          </table:table-cell>
          <table:table-cell office:value-type="float" office:value="816" table:style-name="ce1">
            <text:p>816</text:p>
          </table:table-cell>
          <table:table-cell office:value-type="float" office:value="1636" table:style-name="ce1">
            <text:p>1636</text:p>
          </table:table-cell>
          <table:table-cell table:style-name="ce1"/>
          <table:table-cell office:value-type="float" office:value="12400" table:style-name="ce1">
            <text:p>12400</text:p>
          </table:table-cell>
          <table:table-cell office:value-type="float" office:value="3535" table:style-name="ce1">
            <text:p>3535</text:p>
          </table:table-cell>
          <table:table-cell table:style-name="ce1"/>
          <table:table-cell office:value-type="float" office:value="5732" table:style-name="ce1">
            <text:p>5732</text:p>
          </table:table-cell>
          <table:table-cell office:value-type="float" office:value="9366" table:style-name="ce1">
            <text:p>9366</text:p>
          </table:table-cell>
          <table:table-cell office:value-type="float" office:value="679" table:style-name="ce1">
            <text:p>679</text:p>
          </table:table-cell>
          <table:table-cell office:value-type="float" office:value="1543" table:style-name="ce1">
            <text:p>1543</text:p>
          </table:table-cell>
          <table:table-cell table:style-name="ce1"/>
          <table:table-cell office:value-type="float" office:value="7977" table:style-name="ce1">
            <text:p>7977</text:p>
          </table:table-cell>
          <table:table-cell office:value-type="float" office:value="656" table:style-name="ce1">
            <text:p>656</text:p>
          </table:table-cell>
          <table:table-cell office:value-type="float" office:value="1884" table:style-name="ce1">
            <text:p>1884</text:p>
          </table:table-cell>
          <table:table-cell table:style-name="ce1"/>
          <table:table-cell office:value-type="float" office:value="17110" table:style-name="ce1">
            <text:p>17110</text:p>
          </table:table-cell>
          <table:table-cell office:value-type="float" office:value="696" table:style-name="ce1">
            <text:p>696</text:p>
          </table:table-cell>
          <table:table-cell office:value-type="float" office:value="3586" table:style-name="ce1">
            <text:p>3586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3">
            <text:p>294929_201117_214808_M020899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19:35:38</text:p>
          </table:table-cell>
          <table:table-cell office:value-type="string" table:style-name="ce1">
            <text:p>2020-11-17_20:35:38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Aurélien B</text:p>
          </table:table-cell>
          <table:table-cell office:value-type="string" table:style-name="ce1">
            <text:p>M02089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qU0YdNQeaigLzkkQ</text:p>
          </table:table-cell>
          <table:table-cell office:value-type="string" table:style-name="ce1">
            <text:p>https://www.testable.org/experiment/4303/294929/start?participant=M020899</text:p>
          </table:table-cell>
          <table:table-cell office:value-type="float" office:value="7953897" table:style-name="ce1">
            <text:p>7953897</text:p>
          </table:table-cell>
          <table:table-cell office:value-type="float" office:value="132.56495000000001" table:style-name="ce1">
            <text:p>132,56495</text:p>
          </table:table-cell>
          <table:table-cell office:value-type="float" office:value="34993" table:style-name="ce1">
            <text:p>34993</text:p>
          </table:table-cell>
          <table:table-cell office:value-type="float" office:value="23469" table:style-name="ce1">
            <text:p>23469</text:p>
          </table:table-cell>
          <table:table-cell office:value-type="float" office:value="39419" table:style-name="ce1">
            <text:p>39419</text:p>
          </table:table-cell>
          <table:table-cell office:value-type="float" office:value="29372" table:style-name="ce1">
            <text:p>29372</text:p>
          </table:table-cell>
          <table:table-cell office:value-type="float" office:value="37764" table:style-name="ce1">
            <text:p>37764</text:p>
          </table:table-cell>
          <table:table-cell office:value-type="float" office:value="24947" table:style-name="ce1">
            <text:p>24947</text:p>
          </table:table-cell>
          <table:table-cell office:value-type="float" office:value="41566" table:style-name="ce1">
            <text:p>41566</text:p>
          </table:table-cell>
          <table:table-cell office:value-type="float" office:value="69225" table:style-name="ce1">
            <text:p>69225</text:p>
          </table:table-cell>
          <table:table-cell office:value-type="float" office:value="114495" table:style-name="ce1">
            <text:p>114495</text:p>
          </table:table-cell>
          <table:table-cell office:value-type="float" office:value="44429" table:style-name="ce1">
            <text:p>44429</text:p>
          </table:table-cell>
          <table:table-cell office:value-type="float" office:value="40618" table:style-name="ce1">
            <text:p>40618</text:p>
          </table:table-cell>
          <table:table-cell office:value-type="float" office:value="76361" table:style-name="ce1">
            <text:p>76361</text:p>
          </table:table-cell>
          <table:table-cell office:value-type="float" office:value="8125" table:style-name="ce1">
            <text:p>8125</text:p>
          </table:table-cell>
          <table:table-cell office:value-type="float" office:value="517" table:style-name="ce1">
            <text:p>517</text:p>
          </table:table-cell>
          <table:table-cell office:value-type="float" office:value="2028" table:style-name="ce1">
            <text:p>2028</text:p>
          </table:table-cell>
          <table:table-cell table:style-name="ce1"/>
          <table:table-cell office:value-type="float" office:value="37924" table:style-name="ce1">
            <text:p>37924</text:p>
          </table:table-cell>
          <table:table-cell office:value-type="float" office:value="702" table:style-name="ce1">
            <text:p>702</text:p>
          </table:table-cell>
          <table:table-cell office:value-type="float" office:value="2175" table:style-name="ce1">
            <text:p>2175</text:p>
          </table:table-cell>
          <table:table-cell table:style-name="ce1"/>
          <table:table-cell office:value-type="float" office:value="42049" table:style-name="ce1">
            <text:p>42049</text:p>
          </table:table-cell>
          <table:table-cell office:value-type="float" office:value="844" table:style-name="ce1">
            <text:p>844</text:p>
          </table:table-cell>
          <table:table-cell office:value-type="float" office:value="3314" table:style-name="ce1">
            <text:p>3314</text:p>
          </table:table-cell>
          <table:table-cell table:style-name="ce1"/>
          <table:table-cell office:value-type="float" office:value="46696" table:style-name="ce1">
            <text:p>46696</text:p>
          </table:table-cell>
          <table:table-cell office:value-type="float" office:value="769" table:style-name="ce1">
            <text:p>769</text:p>
          </table:table-cell>
          <table:table-cell office:value-type="float" office:value="2446" table:style-name="ce1">
            <text:p>2446</text:p>
          </table:table-cell>
          <table:table-cell table:style-name="ce1"/>
          <table:table-cell office:value-type="float" office:value="36065" table:style-name="ce1">
            <text:p>36065</text:p>
          </table:table-cell>
          <table:table-cell office:value-type="float" office:value="681" table:style-name="ce1">
            <text:p>681</text:p>
          </table:table-cell>
          <table:table-cell office:value-type="float" office:value="4346" table:style-name="ce1">
            <text:p>4346</text:p>
          </table:table-cell>
          <table:table-cell table:style-name="ce1"/>
          <table:table-cell office:value-type="float" office:value="23805" table:style-name="ce1">
            <text:p>23805</text:p>
          </table:table-cell>
          <table:table-cell office:value-type="float" office:value="721" table:style-name="ce1">
            <text:p>721</text:p>
          </table:table-cell>
          <table:table-cell office:value-type="float" office:value="2652" table:style-name="ce1">
            <text:p>2652</text:p>
          </table:table-cell>
          <table:table-cell table:style-name="ce1"/>
          <table:table-cell office:value-type="float" office:value="46292" table:style-name="ce1">
            <text:p>46292</text:p>
          </table:table-cell>
          <table:table-cell office:value-type="float" office:value="734" table:style-name="ce1">
            <text:p>734</text:p>
          </table:table-cell>
          <table:table-cell office:value-type="float" office:value="3058" table:style-name="ce1">
            <text:p>3058</text:p>
          </table:table-cell>
          <table:table-cell table:style-name="ce1"/>
          <table:table-cell office:value-type="float" office:value="29799" table:style-name="ce1">
            <text:p>29799</text:p>
          </table:table-cell>
          <table:table-cell office:value-type="float" office:value="790" table:style-name="ce1">
            <text:p>790</text:p>
          </table:table-cell>
          <table:table-cell office:value-type="float" office:value="2252" table:style-name="ce1">
            <text:p>2252</text:p>
          </table:table-cell>
          <table:table-cell table:style-name="ce1"/>
          <table:table-cell office:value-type="float" office:value="18078" table:style-name="ce1">
            <text:p>18078</text:p>
          </table:table-cell>
          <table:table-cell office:value-type="float" office:value="622" table:style-name="ce1">
            <text:p>622</text:p>
          </table:table-cell>
          <table:table-cell office:value-type="float" office:value="2494" table:style-name="ce1">
            <text:p>2494</text:p>
          </table:table-cell>
          <table:table-cell table:style-name="ce1"/>
          <table:table-cell office:value-type="float" office:value="74209" table:style-name="ce1">
            <text:p>74209</text:p>
          </table:table-cell>
          <table:table-cell office:value-type="float" office:value="6713" table:style-name="ce1">
            <text:p>6713</text:p>
          </table:table-cell>
          <table:table-cell office:value-type="float" office:value="2232" table:style-name="ce1">
            <text:p>2232</text:p>
          </table:table-cell>
          <table:table-cell table:style-name="ce1"/>
          <table:table-cell office:value-type="float" office:value="34682" table:style-name="ce1">
            <text:p>34682</text:p>
          </table:table-cell>
          <table:table-cell office:value-type="float" office:value="831" table:style-name="ce1">
            <text:p>831</text:p>
          </table:table-cell>
          <table:table-cell office:value-type="float" office:value="2310" table:style-name="ce1">
            <text:p>2310</text:p>
          </table:table-cell>
          <table:table-cell table:style-name="ce1"/>
          <table:table-cell office:value-type="float" office:value="55173" table:style-name="ce1">
            <text:p>55173</text:p>
          </table:table-cell>
          <table:table-cell office:value-type="float" office:value="4275" table:style-name="ce1">
            <text:p>4275</text:p>
          </table:table-cell>
          <table:table-cell office:value-type="float" office:value="4969" table:style-name="ce1">
            <text:p>4969</text:p>
          </table:table-cell>
          <table:table-cell table:style-name="ce1"/>
          <table:table-cell office:value-type="float" office:value="34547" table:style-name="ce1">
            <text:p>34547</text:p>
          </table:table-cell>
          <table:table-cell office:value-type="float" office:value="731" table:style-name="ce1">
            <text:p>731</text:p>
          </table:table-cell>
          <table:table-cell office:value-type="float" office:value="2702" table:style-name="ce1">
            <text:p>2702</text:p>
          </table:table-cell>
          <table:table-cell table:style-name="ce1"/>
          <table:table-cell office:value-type="float" office:value="22758" table:style-name="ce1">
            <text:p>22758</text:p>
          </table:table-cell>
          <table:table-cell office:value-type="float" office:value="692" table:style-name="ce1">
            <text:p>692</text:p>
          </table:table-cell>
          <table:table-cell office:value-type="float" office:value="2290" table:style-name="ce1">
            <text:p>2290</text:p>
          </table:table-cell>
          <table:table-cell table:style-name="ce1"/>
          <table:table-cell office:value-type="float" office:value="19834" table:style-name="ce1">
            <text:p>19834</text:p>
          </table:table-cell>
          <table:table-cell office:value-type="float" office:value="906" table:style-name="ce1">
            <text:p>906</text:p>
          </table:table-cell>
          <table:table-cell office:value-type="float" office:value="1618" table:style-name="ce1">
            <text:p>1618</text:p>
          </table:table-cell>
          <table:table-cell table:style-name="ce1"/>
          <table:table-cell office:value-type="float" office:value="10040" table:style-name="ce1">
            <text:p>10040</text:p>
          </table:table-cell>
          <table:table-cell office:value-type="float" office:value="693" table:style-name="ce1">
            <text:p>693</text:p>
          </table:table-cell>
          <table:table-cell office:value-type="float" office:value="3708" table:style-name="ce1">
            <text:p>3708</text:p>
          </table:table-cell>
          <table:table-cell table:style-name="ce1"/>
          <table:table-cell office:value-type="float" office:value="20403" table:style-name="ce1">
            <text:p>20403</text:p>
          </table:table-cell>
          <table:table-cell office:value-type="float" office:value="750" table:style-name="ce1">
            <text:p>750</text:p>
          </table:table-cell>
          <table:table-cell office:value-type="float" office:value="1687" table:style-name="ce1">
            <text:p>1687</text:p>
          </table:table-cell>
          <table:table-cell table:style-name="ce1"/>
          <table:table-cell office:value-type="float" office:value="4852" table:style-name="ce1">
            <text:p>4852</text:p>
          </table:table-cell>
          <table:table-cell office:value-type="float" office:value="624" table:style-name="ce1">
            <text:p>624</text:p>
          </table:table-cell>
          <table:table-cell office:value-type="float" office:value="2678" table:style-name="ce1">
            <text:p>2678</text:p>
          </table:table-cell>
          <table:table-cell table:style-name="ce1"/>
          <table:table-cell office:value-type="float" office:value="24110" table:style-name="ce1">
            <text:p>24110</text:p>
          </table:table-cell>
          <table:table-cell office:value-type="float" office:value="1062" table:style-name="ce1">
            <text:p>1062</text:p>
          </table:table-cell>
          <table:table-cell office:value-type="float" office:value="2685" table:style-name="ce1">
            <text:p>2685</text:p>
          </table:table-cell>
          <table:table-cell table:style-name="ce1"/>
          <table:table-cell office:value-type="float" office:value="15593" table:style-name="ce1">
            <text:p>15593</text:p>
          </table:table-cell>
          <table:table-cell office:value-type="float" office:value="630" table:style-name="ce1">
            <text:p>630</text:p>
          </table:table-cell>
          <table:table-cell office:value-type="float" office:value="1832" table:style-name="ce1">
            <text:p>1832</text:p>
          </table:table-cell>
          <table:table-cell table:style-name="ce1"/>
          <table:table-cell office:value-type="float" office:value="18276" table:style-name="ce1">
            <text:p>18276</text:p>
          </table:table-cell>
          <table:table-cell office:value-type="float" office:value="717" table:style-name="ce1">
            <text:p>717</text:p>
          </table:table-cell>
          <table:table-cell office:value-type="float" office:value="2448" table:style-name="ce1">
            <text:p>2448</text:p>
          </table:table-cell>
          <table:table-cell table:style-name="ce1"/>
          <table:table-cell office:value-type="float" office:value="8276" table:style-name="ce1">
            <text:p>8276</text:p>
          </table:table-cell>
          <table:table-cell office:value-type="float" office:value="877" table:style-name="ce1">
            <text:p>877</text:p>
          </table:table-cell>
          <table:table-cell office:value-type="float" office:value="2261" table:style-name="ce1">
            <text:p>2261</text:p>
          </table:table-cell>
          <table:table-cell table:style-name="ce1"/>
          <table:table-cell office:value-type="float" office:value="53291" table:style-name="ce1">
            <text:p>53291</text:p>
          </table:table-cell>
          <table:table-cell office:value-type="float" office:value="1238" table:style-name="ce1">
            <text:p>1238</text:p>
          </table:table-cell>
          <table:table-cell office:value-type="float" office:value="2568" table:style-name="ce1">
            <text:p>2568</text:p>
          </table:table-cell>
          <table:table-cell table:style-name="ce1"/>
          <table:table-cell office:value-type="float" office:value="32728" table:style-name="ce1">
            <text:p>32728</text:p>
          </table:table-cell>
          <table:table-cell office:value-type="float" office:value="636" table:style-name="ce1">
            <text:p>636</text:p>
          </table:table-cell>
          <table:table-cell office:value-type="float" office:value="2279" table:style-name="ce1">
            <text:p>2279</text:p>
          </table:table-cell>
          <table:table-cell table:style-name="ce1"/>
          <table:table-cell office:value-type="float" office:value="27563" table:style-name="ce1">
            <text:p>27563</text:p>
          </table:table-cell>
          <table:table-cell office:value-type="float" office:value="916" table:style-name="ce1">
            <text:p>916</text:p>
          </table:table-cell>
          <table:table-cell office:value-type="float" office:value="1722" table:style-name="ce1">
            <text:p>1722</text:p>
          </table:table-cell>
          <table:table-cell table:style-name="ce1"/>
          <table:table-cell office:value-type="float" office:value="34838" table:style-name="ce1">
            <text:p>34838</text:p>
          </table:table-cell>
          <table:table-cell office:value-type="float" office:value="3011" table:style-name="ce1">
            <text:p>3011</text:p>
          </table:table-cell>
          <table:table-cell office:value-type="float" office:value="3022" table:style-name="ce1">
            <text:p>3022</text:p>
          </table:table-cell>
          <table:table-cell table:style-name="ce1"/>
          <table:table-cell office:value-type="float" office:value="57252" table:style-name="ce1">
            <text:p>57252</text:p>
          </table:table-cell>
          <table:table-cell office:value-type="float" office:value="1306" table:style-name="ce1">
            <text:p>1306</text:p>
          </table:table-cell>
          <table:table-cell office:value-type="float" office:value="1823" table:style-name="ce1">
            <text:p>1823</text:p>
          </table:table-cell>
          <table:table-cell table:style-name="ce1"/>
          <table:table-cell office:value-type="float" office:value="13250" table:style-name="ce1">
            <text:p>13250</text:p>
          </table:table-cell>
          <table:table-cell office:value-type="float" office:value="572" table:style-name="ce1">
            <text:p>572</text:p>
          </table:table-cell>
          <table:table-cell office:value-type="float" office:value="2231" table:style-name="ce1">
            <text:p>2231</text:p>
          </table:table-cell>
          <table:table-cell table:style-name="ce1"/>
          <table:table-cell office:value-type="float" office:value="21079" table:style-name="ce1">
            <text:p>21079</text:p>
          </table:table-cell>
          <table:table-cell office:value-type="float" office:value="2053" table:style-name="ce1">
            <text:p>2053</text:p>
          </table:table-cell>
          <table:table-cell office:value-type="float" office:value="2118" table:style-name="ce1">
            <text:p>2118</text:p>
          </table:table-cell>
          <table:table-cell table:style-name="ce1"/>
          <table:table-cell office:value-type="float" office:value="18194" table:style-name="ce1">
            <text:p>18194</text:p>
          </table:table-cell>
          <table:table-cell office:value-type="float" office:value="916" table:style-name="ce1">
            <text:p>916</text:p>
          </table:table-cell>
          <table:table-cell office:value-type="float" office:value="2348" table:style-name="ce1">
            <text:p>2348</text:p>
          </table:table-cell>
          <table:table-cell table:style-name="ce1"/>
          <table:table-cell office:value-type="float" office:value="13772" table:style-name="ce1">
            <text:p>13772</text:p>
          </table:table-cell>
          <table:table-cell office:value-type="float" office:value="595" table:style-name="ce1">
            <text:p>595</text:p>
          </table:table-cell>
          <table:table-cell office:value-type="float" office:value="1676" table:style-name="ce1">
            <text:p>1676</text:p>
          </table:table-cell>
          <table:table-cell table:style-name="ce1"/>
          <table:table-cell office:value-type="float" office:value="39453" table:style-name="ce1">
            <text:p>39453</text:p>
          </table:table-cell>
          <table:table-cell office:value-type="float" office:value="880" table:style-name="ce1">
            <text:p>880</text:p>
          </table:table-cell>
          <table:table-cell office:value-type="float" office:value="2991" table:style-name="ce1">
            <text:p>2991</text:p>
          </table:table-cell>
          <table:table-cell table:style-name="ce1"/>
          <table:table-cell office:value-type="float" office:value="34346" table:style-name="ce1">
            <text:p>34346</text:p>
          </table:table-cell>
          <table:table-cell office:value-type="float" office:value="1155" table:style-name="ce1">
            <text:p>1155</text:p>
          </table:table-cell>
          <table:table-cell office:value-type="float" office:value="2022" table:style-name="ce1">
            <text:p>2022</text:p>
          </table:table-cell>
          <table:table-cell table:style-name="ce1"/>
          <table:table-cell office:value-type="float" office:value="40679" table:style-name="ce1">
            <text:p>40679</text:p>
          </table:table-cell>
          <table:table-cell office:value-type="float" office:value="770" table:style-name="ce1">
            <text:p>770</text:p>
          </table:table-cell>
          <table:table-cell office:value-type="float" office:value="2418" table:style-name="ce1">
            <text:p>2418</text:p>
          </table:table-cell>
          <table:table-cell table:style-name="ce1"/>
          <table:table-cell office:value-type="float" office:value="40780" table:style-name="ce1">
            <text:p>40780</text:p>
          </table:table-cell>
          <table:table-cell office:value-type="float" office:value="713" table:style-name="ce1">
            <text:p>713</text:p>
          </table:table-cell>
          <table:table-cell office:value-type="float" office:value="2973" table:style-name="ce1">
            <text:p>2973</text:p>
          </table:table-cell>
          <table:table-cell table:style-name="ce1"/>
          <table:table-cell office:value-type="float" office:value="14798" table:style-name="ce1">
            <text:p>14798</text:p>
          </table:table-cell>
          <table:table-cell office:value-type="float" office:value="841" table:style-name="ce1">
            <text:p>841</text:p>
          </table:table-cell>
          <table:table-cell office:value-type="float" office:value="2592" table:style-name="ce1">
            <text:p>2592</text:p>
          </table:table-cell>
          <table:table-cell table:style-name="ce1"/>
          <table:table-cell office:value-type="float" office:value="36986" table:style-name="ce1">
            <text:p>36986</text:p>
          </table:table-cell>
          <table:table-cell office:value-type="float" office:value="1617" table:style-name="ce1">
            <text:p>1617</text:p>
          </table:table-cell>
          <table:table-cell office:value-type="float" office:value="2095" table:style-name="ce1">
            <text:p>2095</text:p>
          </table:table-cell>
          <table:table-cell table:style-name="ce1"/>
          <table:table-cell office:value-type="float" office:value="34104" table:style-name="ce1">
            <text:p>34104</text:p>
          </table:table-cell>
          <table:table-cell office:value-type="float" office:value="1305" table:style-name="ce1">
            <text:p>1305</text:p>
          </table:table-cell>
          <table:table-cell office:value-type="float" office:value="2769" table:style-name="ce1">
            <text:p>2769</text:p>
          </table:table-cell>
          <table:table-cell table:style-name="ce1"/>
          <table:table-cell office:value-type="float" office:value="76084" table:style-name="ce1">
            <text:p>76084</text:p>
          </table:table-cell>
          <table:table-cell office:value-type="float" office:value="945" table:style-name="ce1">
            <text:p>945</text:p>
          </table:table-cell>
          <table:table-cell office:value-type="float" office:value="1746" table:style-name="ce1">
            <text:p>1746</text:p>
          </table:table-cell>
          <table:table-cell table:style-name="ce1"/>
          <table:table-cell office:value-type="float" office:value="56895" table:style-name="ce1">
            <text:p>56895</text:p>
          </table:table-cell>
          <table:table-cell office:value-type="float" office:value="663" table:style-name="ce1">
            <text:p>663</text:p>
          </table:table-cell>
          <table:table-cell office:value-type="float" office:value="2037" table:style-name="ce1">
            <text:p>2037</text:p>
          </table:table-cell>
          <table:table-cell table:style-name="ce1"/>
          <table:table-cell office:value-type="float" office:value="42235" table:style-name="ce1">
            <text:p>42235</text:p>
          </table:table-cell>
          <table:table-cell office:value-type="float" office:value="882" table:style-name="ce1">
            <text:p>882</text:p>
          </table:table-cell>
          <table:table-cell office:value-type="float" office:value="2655" table:style-name="ce1">
            <text:p>2655</text:p>
          </table:table-cell>
          <table:table-cell table:style-name="ce1"/>
          <table:table-cell office:value-type="float" office:value="49788" table:style-name="ce1">
            <text:p>49788</text:p>
          </table:table-cell>
          <table:table-cell office:value-type="float" office:value="840" table:style-name="ce1">
            <text:p>840</text:p>
          </table:table-cell>
          <table:table-cell office:value-type="float" office:value="2816" table:style-name="ce1">
            <text:p>2816</text:p>
          </table:table-cell>
          <table:table-cell table:style-name="ce1"/>
          <table:table-cell office:value-type="float" office:value="40088" table:style-name="ce1">
            <text:p>40088</text:p>
          </table:table-cell>
          <table:table-cell office:value-type="float" office:value="857" table:style-name="ce1">
            <text:p>857</text:p>
          </table:table-cell>
          <table:table-cell office:value-type="float" office:value="2541" table:style-name="ce1">
            <text:p>2541</text:p>
          </table:table-cell>
          <table:table-cell table:style-name="ce1"/>
          <table:table-cell office:value-type="float" office:value="25239" table:style-name="ce1">
            <text:p>25239</text:p>
          </table:table-cell>
          <table:table-cell office:value-type="float" office:value="681" table:style-name="ce1">
            <text:p>681</text:p>
          </table:table-cell>
          <table:table-cell office:value-type="float" office:value="3801" table:style-name="ce1">
            <text:p>3801</text:p>
          </table:table-cell>
          <table:table-cell table:style-name="ce1"/>
          <table:table-cell office:value-type="float" office:value="55411" table:style-name="ce1">
            <text:p>55411</text:p>
          </table:table-cell>
          <table:table-cell office:value-type="float" office:value="737" table:style-name="ce1">
            <text:p>737</text:p>
          </table:table-cell>
          <table:table-cell office:value-type="float" office:value="1853" table:style-name="ce1">
            <text:p>1853</text:p>
          </table:table-cell>
          <table:table-cell table:style-name="ce1"/>
          <table:table-cell office:value-type="float" office:value="46178" table:style-name="ce1">
            <text:p>46178</text:p>
          </table:table-cell>
          <table:table-cell office:value-type="float" office:value="1108" table:style-name="ce1">
            <text:p>1108</text:p>
          </table:table-cell>
          <table:table-cell office:value-type="float" office:value="2744" table:style-name="ce1">
            <text:p>2744</text:p>
          </table:table-cell>
          <table:table-cell table:style-name="ce1"/>
          <table:table-cell office:value-type="float" office:value="38770" table:style-name="ce1">
            <text:p>38770</text:p>
          </table:table-cell>
          <table:table-cell office:value-type="float" office:value="812" table:style-name="ce1">
            <text:p>812</text:p>
          </table:table-cell>
          <table:table-cell office:value-type="float" office:value="3469" table:style-name="ce1">
            <text:p>3469</text:p>
          </table:table-cell>
          <table:table-cell table:style-name="ce1"/>
          <table:table-cell office:value-type="float" office:value="43805" table:style-name="ce1">
            <text:p>43805</text:p>
          </table:table-cell>
          <table:table-cell office:value-type="float" office:value="759" table:style-name="ce1">
            <text:p>759</text:p>
          </table:table-cell>
          <table:table-cell office:value-type="float" office:value="3098" table:style-name="ce1">
            <text:p>3098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7_214858_M031068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58:46</text:p>
          </table:table-cell>
          <table:table-cell office:value-type="string" table:style-name="ce1">
            <text:p>2020-11-17_21:58:46</text:p>
          </table:table-cell>
          <table:table-cell office:value-type="float" office:value="0.96" table:style-name="ce1">
            <text:p>0,96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M03106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KjubTVmo5fBTEbtB</text:p>
          </table:table-cell>
          <table:table-cell office:value-type="string" table:style-name="ce1">
            <text:p>https://www.testable.org/experiment/4303/294929/start?participant=M031068</text:p>
          </table:table-cell>
          <table:table-cell office:value-type="float" office:value="3013186" table:style-name="ce1">
            <text:p>3013186</text:p>
          </table:table-cell>
          <table:table-cell office:value-type="float" office:value="50.219766666666999" table:style-name="ce1">
            <text:p>50,21976667</text:p>
          </table:table-cell>
          <table:table-cell office:value-type="float" office:value="41055" table:style-name="ce1">
            <text:p>41055</text:p>
          </table:table-cell>
          <table:table-cell office:value-type="float" office:value="47919" table:style-name="ce1">
            <text:p>47919</text:p>
          </table:table-cell>
          <table:table-cell office:value-type="float" office:value="59275" table:style-name="ce1">
            <text:p>59275</text:p>
          </table:table-cell>
          <table:table-cell office:value-type="float" office:value="79780" table:style-name="ce1">
            <text:p>79780</text:p>
          </table:table-cell>
          <table:table-cell office:value-type="float" office:value="46405" table:style-name="ce1">
            <text:p>46405</text:p>
          </table:table-cell>
          <table:table-cell office:value-type="float" office:value="32455" table:style-name="ce1">
            <text:p>32455</text:p>
          </table:table-cell>
          <table:table-cell office:value-type="float" office:value="59725" table:style-name="ce1">
            <text:p>59725</text:p>
          </table:table-cell>
          <table:table-cell office:value-type="float" office:value="75746" table:style-name="ce1">
            <text:p>75746</text:p>
          </table:table-cell>
          <table:table-cell office:value-type="float" office:value="50566" table:style-name="ce1">
            <text:p>50566</text:p>
          </table:table-cell>
          <table:table-cell office:value-type="float" office:value="44841" table:style-name="ce1">
            <text:p>44841</text:p>
          </table:table-cell>
          <table:table-cell office:value-type="float" office:value="66156" table:style-name="ce1">
            <text:p>66156</text:p>
          </table:table-cell>
          <table:table-cell office:value-type="float" office:value="56156" table:style-name="ce1">
            <text:p>56156</text:p>
          </table:table-cell>
          <table:table-cell table:number-columns-repeated="192" table:style-name="ce1"/>
          <table:table-cell office:value-type="float" office:value="11154" table:style-name="ce1">
            <text:p>11154</text:p>
          </table:table-cell>
          <table:table-cell office:value-type="float" office:value="1441" table:style-name="ce1">
            <text:p>1441</text:p>
          </table:table-cell>
          <table:table-cell office:value-type="float" office:value="3897" table:style-name="ce1">
            <text:p>3897</text:p>
          </table:table-cell>
          <table:table-cell table:style-name="ce1"/>
          <table:table-cell office:value-type="float" office:value="7100" table:style-name="ce1">
            <text:p>7100</text:p>
          </table:table-cell>
          <table:table-cell office:value-type="float" office:value="1561" table:style-name="ce1">
            <text:p>1561</text:p>
          </table:table-cell>
          <table:table-cell office:value-type="float" office:value="3399" table:style-name="ce1">
            <text:p>3399</text:p>
          </table:table-cell>
          <table:table-cell table:style-name="ce1"/>
          <table:table-cell office:value-type="float" office:value="10539" table:style-name="ce1">
            <text:p>10539</text:p>
          </table:table-cell>
          <table:table-cell office:value-type="float" office:value="1175" table:style-name="ce1">
            <text:p>1175</text:p>
          </table:table-cell>
          <table:table-cell office:value-type="float" office:value="2395" table:style-name="ce1">
            <text:p>2395</text:p>
          </table:table-cell>
          <table:table-cell table:style-name="ce1"/>
          <table:table-cell office:value-type="float" office:value="10086" table:style-name="ce1">
            <text:p>10086</text:p>
          </table:table-cell>
          <table:table-cell office:value-type="float" office:value="1143" table:style-name="ce1">
            <text:p>1143</text:p>
          </table:table-cell>
          <table:table-cell office:value-type="float" office:value="7430" table:style-name="ce1">
            <text:p>7430</text:p>
          </table:table-cell>
          <table:table-cell table:style-name="ce1"/>
          <table:table-cell office:value-type="float" office:value="25061" table:style-name="ce1">
            <text:p>25061</text:p>
          </table:table-cell>
          <table:table-cell office:value-type="float" office:value="3629" table:style-name="ce1">
            <text:p>3629</text:p>
          </table:table-cell>
          <table:table-cell table:style-name="ce1"/>
          <table:table-cell office:value-type="float" office:value="3270" table:style-name="ce1">
            <text:p>3270</text:p>
          </table:table-cell>
          <table:table-cell office:value-type="float" office:value="9556" table:style-name="ce1">
            <text:p>9556</text:p>
          </table:table-cell>
          <table:table-cell office:value-type="float" office:value="1067" table:style-name="ce1">
            <text:p>1067</text:p>
          </table:table-cell>
          <table:table-cell office:value-type="float" office:value="3494" table:style-name="ce1">
            <text:p>3494</text:p>
          </table:table-cell>
          <table:table-cell table:style-name="ce1"/>
          <table:table-cell office:value-type="float" office:value="20835" table:style-name="ce1">
            <text:p>20835</text:p>
          </table:table-cell>
          <table:table-cell office:value-type="float" office:value="2558" table:style-name="ce1">
            <text:p>2558</text:p>
          </table:table-cell>
          <table:table-cell table:style-name="ce1"/>
          <table:table-cell office:value-type="float" office:value="3729" table:style-name="ce1">
            <text:p>3729</text:p>
          </table:table-cell>
          <table:table-cell office:value-type="float" office:value="12914" table:style-name="ce1">
            <text:p>12914</text:p>
          </table:table-cell>
          <table:table-cell office:value-type="float" office:value="1444" table:style-name="ce1">
            <text:p>1444</text:p>
          </table:table-cell>
          <table:table-cell office:value-type="float" office:value="4930" table:style-name="ce1">
            <text:p>4930</text:p>
          </table:table-cell>
          <table:table-cell table:style-name="ce1"/>
          <table:table-cell office:value-type="float" office:value="14807" table:style-name="ce1">
            <text:p>14807</text:p>
          </table:table-cell>
          <table:table-cell office:value-type="float" office:value="1865" table:style-name="ce1">
            <text:p>1865</text:p>
          </table:table-cell>
          <table:table-cell office:value-type="float" office:value="4943" table:style-name="ce1">
            <text:p>4943</text:p>
          </table:table-cell>
          <table:table-cell table:style-name="ce1"/>
          <table:table-cell office:value-type="float" office:value="10391" table:style-name="ce1">
            <text:p>10391</text:p>
          </table:table-cell>
          <table:table-cell office:value-type="float" office:value="5391" table:style-name="ce1">
            <text:p>5391</text:p>
          </table:table-cell>
          <table:table-cell table:style-name="ce1"/>
          <table:table-cell office:value-type="float" office:value="2238" table:style-name="ce1">
            <text:p>2238</text:p>
          </table:table-cell>
          <table:table-cell office:value-type="float" office:value="9914" table:style-name="ce1">
            <text:p>9914</text:p>
          </table:table-cell>
          <table:table-cell office:value-type="float" office:value="1834" table:style-name="ce1">
            <text:p>1834</text:p>
          </table:table-cell>
          <table:table-cell table:style-name="ce1"/>
          <table:table-cell office:value-type="float" office:value="3666" table:style-name="ce1">
            <text:p>3666</text:p>
          </table:table-cell>
          <table:table-cell office:value-type="float" office:value="8845" table:style-name="ce1">
            <text:p>8845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3143" table:style-name="ce1">
            <text:p>3143</text:p>
          </table:table-cell>
          <table:table-cell office:value-type="float" office:value="8748" table:style-name="ce1">
            <text:p>8748</text:p>
          </table:table-cell>
          <table:table-cell office:value-type="float" office:value="1588" table:style-name="ce1">
            <text:p>1588</text:p>
          </table:table-cell>
          <table:table-cell table:style-name="ce1"/>
          <table:table-cell office:value-type="float" office:value="2525" table:style-name="ce1">
            <text:p>2525</text:p>
          </table:table-cell>
          <table:table-cell office:value-type="float" office:value="7484" table:style-name="ce1">
            <text:p>7484</text:p>
          </table:table-cell>
          <table:table-cell office:value-type="float" office:value="1639" table:style-name="ce1">
            <text:p>1639</text:p>
          </table:table-cell>
          <table:table-cell table:style-name="ce1"/>
          <table:table-cell office:value-type="float" office:value="5657" table:style-name="ce1">
            <text:p>5657</text:p>
          </table:table-cell>
          <table:table-cell office:value-type="float" office:value="10751" table:style-name="ce1">
            <text:p>10751</text:p>
          </table:table-cell>
          <table:table-cell office:value-type="float" office:value="2818" table:style-name="ce1">
            <text:p>2818</text:p>
          </table:table-cell>
          <table:table-cell table:style-name="ce1"/>
          <table:table-cell office:value-type="float" office:value="3794" table:style-name="ce1">
            <text:p>3794</text:p>
          </table:table-cell>
          <table:table-cell office:value-type="float" office:value="15583" table:style-name="ce1">
            <text:p>15583</text:p>
          </table:table-cell>
          <table:table-cell office:value-type="float" office:value="1674" table:style-name="ce1">
            <text:p>1674</text:p>
          </table:table-cell>
          <table:table-cell table:style-name="ce1"/>
          <table:table-cell office:value-type="float" office:value="3419" table:style-name="ce1">
            <text:p>3419</text:p>
          </table:table-cell>
          <table:table-cell office:value-type="float" office:value="49495" table:style-name="ce1">
            <text:p>49495</text:p>
          </table:table-cell>
          <table:table-cell office:value-type="float" office:value="1307" table:style-name="ce1">
            <text:p>1307</text:p>
          </table:table-cell>
          <table:table-cell table:style-name="ce1"/>
          <table:table-cell office:value-type="float" office:value="2791" table:style-name="ce1">
            <text:p>2791</text:p>
          </table:table-cell>
          <table:table-cell office:value-type="float" office:value="15139" table:style-name="ce1">
            <text:p>15139</text:p>
          </table:table-cell>
          <table:table-cell office:value-type="float" office:value="923" table:style-name="ce1">
            <text:p>923</text:p>
          </table:table-cell>
          <table:table-cell table:style-name="ce1"/>
          <table:table-cell office:value-type="float" office:value="3052" table:style-name="ce1">
            <text:p>3052</text:p>
          </table:table-cell>
          <table:table-cell office:value-type="float" office:value="10932" table:style-name="ce1">
            <text:p>10932</text:p>
          </table:table-cell>
          <table:table-cell office:value-type="float" office:value="649" table:style-name="ce1">
            <text:p>649</text:p>
          </table:table-cell>
          <table:table-cell office:value-type="float" office:value="3439" table:style-name="ce1">
            <text:p>3439</text:p>
          </table:table-cell>
          <table:table-cell table:style-name="ce1"/>
          <table:table-cell office:value-type="float" office:value="13830" table:style-name="ce1">
            <text:p>13830</text:p>
          </table:table-cell>
          <table:table-cell office:value-type="float" office:value="965" table:style-name="ce1">
            <text:p>965</text:p>
          </table:table-cell>
          <table:table-cell table:style-name="ce1"/>
          <table:table-cell office:value-type="float" office:value="5125" table:style-name="ce1">
            <text:p>5125</text:p>
          </table:table-cell>
          <table:table-cell office:value-type="float" office:value="11325" table:style-name="ce1">
            <text:p>11325</text:p>
          </table:table-cell>
          <table:table-cell office:value-type="float" office:value="1119" table:style-name="ce1">
            <text:p>1119</text:p>
          </table:table-cell>
          <table:table-cell office:value-type="float" office:value="2214" table:style-name="ce1">
            <text:p>2214</text:p>
          </table:table-cell>
          <table:table-cell table:style-name="ce1"/>
          <table:table-cell office:value-type="float" office:value="9596" table:style-name="ce1">
            <text:p>9596</text:p>
          </table:table-cell>
          <table:table-cell office:value-type="float" office:value="503" table:style-name="ce1">
            <text:p>503</text:p>
          </table:table-cell>
          <table:table-cell office:value-type="float" office:value="2867" table:style-name="ce1">
            <text:p>2867</text:p>
          </table:table-cell>
          <table:table-cell table:style-name="ce1"/>
          <table:table-cell office:value-type="float" office:value="24662" table:style-name="ce1">
            <text:p>24662</text:p>
          </table:table-cell>
          <table:table-cell office:value-type="float" office:value="957" table:style-name="ce1">
            <text:p>957</text:p>
          </table:table-cell>
          <table:table-cell office:value-type="float" office:value="3074" table:style-name="ce1">
            <text:p>3074</text:p>
          </table:table-cell>
          <table:table-cell table:style-name="ce1"/>
          <table:table-cell office:value-type="float" office:value="16330" table:style-name="ce1">
            <text:p>16330</text:p>
          </table:table-cell>
          <table:table-cell office:value-type="float" office:value="1136" table:style-name="ce1">
            <text:p>1136</text:p>
          </table:table-cell>
          <table:table-cell office:value-type="float" office:value="2908" table:style-name="ce1">
            <text:p>2908</text:p>
          </table:table-cell>
          <table:table-cell table:style-name="ce1"/>
          <table:table-cell office:value-type="float" office:value="10013" table:style-name="ce1">
            <text:p>10013</text:p>
          </table:table-cell>
          <table:table-cell office:value-type="float" office:value="2963" table:style-name="ce1">
            <text:p>2963</text:p>
          </table:table-cell>
          <table:table-cell office:value-type="float" office:value="2391" table:style-name="ce1">
            <text:p>2391</text:p>
          </table:table-cell>
          <table:table-cell table:style-name="ce1"/>
          <table:table-cell office:value-type="float" office:value="14344" table:style-name="ce1">
            <text:p>14344</text:p>
          </table:table-cell>
          <table:table-cell office:value-type="float" office:value="1578" table:style-name="ce1">
            <text:p>1578</text:p>
          </table:table-cell>
          <table:table-cell table:style-name="ce1"/>
          <table:table-cell office:value-type="float" office:value="3224" table:style-name="ce1">
            <text:p>3224</text:p>
          </table:table-cell>
          <table:table-cell office:value-type="float" office:value="79339" table:style-name="ce1">
            <text:p>79339</text:p>
          </table:table-cell>
          <table:table-cell office:value-type="float" office:value="1550" table:style-name="ce1">
            <text:p>1550</text:p>
          </table:table-cell>
          <table:table-cell office:value-type="float" office:value="3859" table:style-name="ce1">
            <text:p>3859</text:p>
          </table:table-cell>
          <table:table-cell table:style-name="ce1"/>
          <table:table-cell office:value-type="float" office:value="8724" table:style-name="ce1">
            <text:p>8724</text:p>
          </table:table-cell>
          <table:table-cell office:value-type="float" office:value="1063" table:style-name="ce1">
            <text:p>1063</text:p>
          </table:table-cell>
          <table:table-cell office:value-type="float" office:value="2103" table:style-name="ce1">
            <text:p>2103</text:p>
          </table:table-cell>
          <table:table-cell table:style-name="ce1"/>
          <table:table-cell office:value-type="float" office:value="23874" table:style-name="ce1">
            <text:p>23874</text:p>
          </table:table-cell>
          <table:table-cell office:value-type="float" office:value="1459" table:style-name="ce1">
            <text:p>1459</text:p>
          </table:table-cell>
          <table:table-cell office:value-type="float" office:value="3235" table:style-name="ce1">
            <text:p>3235</text:p>
          </table:table-cell>
          <table:table-cell table:style-name="ce1"/>
          <table:table-cell office:value-type="float" office:value="15785" table:style-name="ce1">
            <text:p>15785</text:p>
          </table:table-cell>
          <table:table-cell office:value-type="float" office:value="2922" table:style-name="ce1">
            <text:p>2922</text:p>
          </table:table-cell>
          <table:table-cell office:value-type="float" office:value="4381" table:style-name="ce1">
            <text:p>4381</text:p>
          </table:table-cell>
          <table:table-cell table:style-name="ce1"/>
          <table:table-cell office:value-type="float" office:value="8650" table:style-name="ce1">
            <text:p>8650</text:p>
          </table:table-cell>
          <table:table-cell office:value-type="float" office:value="3889" table:style-name="ce1">
            <text:p>3889</text:p>
          </table:table-cell>
          <table:table-cell office:value-type="float" office:value="3026" table:style-name="ce1">
            <text:p>3026</text:p>
          </table:table-cell>
          <table:table-cell table:style-name="ce1"/>
          <table:table-cell office:value-type="float" office:value="10072" table:style-name="ce1">
            <text:p>10072</text:p>
          </table:table-cell>
          <table:table-cell office:value-type="float" office:value="1112" table:style-name="ce1">
            <text:p>1112</text:p>
          </table:table-cell>
          <table:table-cell office:value-type="float" office:value="2950" table:style-name="ce1">
            <text:p>2950</text:p>
          </table:table-cell>
          <table:table-cell table:style-name="ce1"/>
          <table:table-cell office:value-type="float" office:value="8599" table:style-name="ce1">
            <text:p>8599</text:p>
          </table:table-cell>
          <table:table-cell office:value-type="float" office:value="1259" table:style-name="ce1">
            <text:p>1259</text:p>
          </table:table-cell>
          <table:table-cell office:value-type="float" office:value="3400" table:style-name="ce1">
            <text:p>3400</text:p>
          </table:table-cell>
          <table:table-cell table:style-name="ce1"/>
          <table:table-cell office:value-type="float" office:value="17535" table:style-name="ce1">
            <text:p>17535</text:p>
          </table:table-cell>
          <table:table-cell office:value-type="float" office:value="802" table:style-name="ce1">
            <text:p>802</text:p>
          </table:table-cell>
          <table:table-cell office:value-type="float" office:value="2941" table:style-name="ce1">
            <text:p>2941</text:p>
          </table:table-cell>
          <table:table-cell table:style-name="ce1"/>
          <table:table-cell office:value-type="float" office:value="17624" table:style-name="ce1">
            <text:p>17624</text:p>
          </table:table-cell>
          <table:table-cell office:value-type="float" office:value="1049" table:style-name="ce1">
            <text:p>1049</text:p>
          </table:table-cell>
          <table:table-cell office:value-type="float" office:value="5104" table:style-name="ce1">
            <text:p>5104</text:p>
          </table:table-cell>
          <table:table-cell table:style-name="ce1"/>
          <table:table-cell office:value-type="float" office:value="13586" table:style-name="ce1">
            <text:p>13586</text:p>
          </table:table-cell>
          <table:table-cell office:value-type="float" office:value="1396" table:style-name="ce1">
            <text:p>1396</text:p>
          </table:table-cell>
          <table:table-cell table:style-name="ce1"/>
          <table:table-cell office:value-type="float" office:value="8665" table:style-name="ce1">
            <text:p>8665</text:p>
          </table:table-cell>
          <table:table-cell office:value-type="float" office:value="13818" table:style-name="ce1">
            <text:p>13818</text:p>
          </table:table-cell>
          <table:table-cell office:value-type="float" office:value="3078" table:style-name="ce1">
            <text:p>3078</text:p>
          </table:table-cell>
          <table:table-cell table:style-name="ce1"/>
          <table:table-cell office:value-type="float" office:value="3094" table:style-name="ce1">
            <text:p>3094</text:p>
          </table:table-cell>
          <table:table-cell office:value-type="float" office:value="65293" table:style-name="ce1">
            <text:p>65293</text:p>
          </table:table-cell>
          <table:table-cell office:value-type="float" office:value="1622" table:style-name="ce1">
            <text:p>1622</text:p>
          </table:table-cell>
          <table:table-cell office:value-type="float" office:value="4703" table:style-name="ce1">
            <text:p>4703</text:p>
          </table:table-cell>
          <table:table-cell table:style-name="ce1"/>
          <table:table-cell office:value-type="float" office:value="13324" table:style-name="ce1">
            <text:p>13324</text:p>
          </table:table-cell>
          <table:table-cell office:value-type="float" office:value="1291" table:style-name="ce1">
            <text:p>1291</text:p>
          </table:table-cell>
          <table:table-cell office:value-type="float" office:value="2614" table:style-name="ce1">
            <text:p>2614</text:p>
          </table:table-cell>
          <table:table-cell table:style-name="ce1"/>
          <table:table-cell office:value-type="float" office:value="9501" table:style-name="ce1">
            <text:p>9501</text:p>
          </table:table-cell>
          <table:table-cell office:value-type="float" office:value="645" table:style-name="ce1">
            <text:p>645</text:p>
          </table:table-cell>
          <table:table-cell office:value-type="float" office:value="3529" table:style-name="ce1">
            <text:p>3529</text:p>
          </table:table-cell>
          <table:table-cell table:style-name="ce1"/>
          <table:table-cell office:value-type="float" office:value="10223" table:style-name="ce1">
            <text:p>10223</text:p>
          </table:table-cell>
          <table:table-cell office:value-type="float" office:value="1583" table:style-name="ce1">
            <text:p>1583</text:p>
          </table:table-cell>
          <table:table-cell office:value-type="float" office:value="2689" table:style-name="ce1">
            <text:p>2689</text:p>
          </table:table-cell>
          <table:table-cell table:style-name="ce1"/>
          <table:table-cell office:value-type="float" office:value="12763" table:style-name="ce1">
            <text:p>12763</text:p>
          </table:table-cell>
          <table:table-cell office:value-type="float" office:value="1070" table:style-name="ce1">
            <text:p>1070</text:p>
          </table:table-cell>
          <table:table-cell office:value-type="float" office:value="7500" table:style-name="ce1">
            <text:p>7500</text:p>
          </table:table-cell>
          <table:table-cell table:style-name="ce1"/>
          <table:table-cell office:value-type="float" office:value="14424" table:style-name="ce1">
            <text:p>14424</text:p>
          </table:table-cell>
          <table:table-cell office:value-type="float" office:value="1387" table:style-name="ce1">
            <text:p>1387</text:p>
          </table:table-cell>
          <table:table-cell office:value-type="float" office:value="2415" table:style-name="ce1">
            <text:p>2415</text:p>
          </table:table-cell>
          <table:table-cell table:style-name="ce1"/>
          <table:table-cell office:value-type="float" office:value="50742" table:style-name="ce1">
            <text:p>50742</text:p>
          </table:table-cell>
          <table:table-cell office:value-type="float" office:value="4633" table:style-name="ce1">
            <text:p>4633</text:p>
          </table:table-cell>
          <table:table-cell table:style-name="ce1"/>
          <table:table-cell office:value-type="float" office:value="5205" table:style-name="ce1">
            <text:p>5205</text:p>
          </table:table-cell>
          <table:table-cell office:value-type="float" office:value="31769" table:style-name="ce1">
            <text:p>31769</text:p>
          </table:table-cell>
          <table:table-cell office:value-type="float" office:value="3998" table:style-name="ce1">
            <text:p>3998</text:p>
          </table:table-cell>
          <table:table-cell table:style-name="ce1"/>
          <table:table-cell office:value-type="float" office:value="3680" table:style-name="ce1">
            <text:p>3680</text:p>
          </table:table-cell>
          <table:table-cell office:value-type="float" office:value="10539" table:style-name="ce1">
            <text:p>10539</text:p>
          </table:table-cell>
          <table:table-cell office:value-type="float" office:value="940" table:style-name="ce1">
            <text:p>940</text:p>
          </table:table-cell>
          <table:table-cell table:style-name="ce1"/>
          <table:table-cell office:value-type="float" office:value="4299" table:style-name="ce1">
            <text:p>4299</text:p>
          </table:table-cell>
          <table:table-cell office:value-type="float" office:value="8661" table:style-name="ce1">
            <text:p>8661</text:p>
          </table:table-cell>
          <table:table-cell office:value-type="float" office:value="1387" table:style-name="ce1">
            <text:p>1387</text:p>
          </table:table-cell>
          <table:table-cell office:value-type="float" office:value="3156" table:style-name="ce1">
            <text:p>3156</text:p>
          </table:table-cell>
          <table:table-cell table:style-name="ce1"/>
          <table:table-cell office:value-type="float" office:value="10804" table:style-name="ce1">
            <text:p>10804</text:p>
          </table:table-cell>
          <table:table-cell office:value-type="float" office:value="2362" table:style-name="ce1">
            <text:p>2362</text:p>
          </table:table-cell>
          <table:table-cell table:style-name="ce1"/>
          <table:table-cell office:value-type="float" office:value="4356" table:style-name="ce1">
            <text:p>4356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14935_M02996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1:05:15</text:p>
          </table:table-cell>
          <table:table-cell office:value-type="string" table:style-name="ce1">
            <text:p>2020-11-17_22:05:15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Thibaut</text:p>
          </table:table-cell>
          <table:table-cell office:value-type="string" table:style-name="ce1">
            <text:p>M02996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RgVX7cIw9qmD6Vq</text:p>
          </table:table-cell>
          <table:table-cell office:value-type="string" table:style-name="ce1">
            <text:p>https://www.testable.org/experiment/4303/294929/start?participant=M029960</text:p>
          </table:table-cell>
          <table:table-cell office:value-type="float" office:value="2661260" table:style-name="ce1">
            <text:p>2661260</text:p>
          </table:table-cell>
          <table:table-cell office:value-type="float" office:value="44.354333333333003" table:style-name="ce1">
            <text:p>44,35433333</text:p>
          </table:table-cell>
          <table:table-cell office:value-type="float" office:value="26083" table:style-name="ce1">
            <text:p>26083</text:p>
          </table:table-cell>
          <table:table-cell office:value-type="float" office:value="35804" table:style-name="ce1">
            <text:p>35804</text:p>
          </table:table-cell>
          <table:table-cell office:value-type="float" office:value="10784" table:style-name="ce1">
            <text:p>10784</text:p>
          </table:table-cell>
          <table:table-cell office:value-type="float" office:value="32401" table:style-name="ce1">
            <text:p>32401</text:p>
          </table:table-cell>
          <table:table-cell office:value-type="float" office:value="16541" table:style-name="ce1">
            <text:p>16541</text:p>
          </table:table-cell>
          <table:table-cell office:value-type="float" office:value="59198" table:style-name="ce1">
            <text:p>59198</text:p>
          </table:table-cell>
          <table:table-cell office:value-type="float" office:value="63183" table:style-name="ce1">
            <text:p>63183</text:p>
          </table:table-cell>
          <table:table-cell office:value-type="float" office:value="56891" table:style-name="ce1">
            <text:p>56891</text:p>
          </table:table-cell>
          <table:table-cell office:value-type="float" office:value="52618" table:style-name="ce1">
            <text:p>52618</text:p>
          </table:table-cell>
          <table:table-cell office:value-type="float" office:value="79405" table:style-name="ce1">
            <text:p>79405</text:p>
          </table:table-cell>
          <table:table-cell office:value-type="float" office:value="75311" table:style-name="ce1">
            <text:p>75311</text:p>
          </table:table-cell>
          <table:table-cell office:value-type="float" office:value="35593" table:style-name="ce1">
            <text:p>35593</text:p>
          </table:table-cell>
          <table:table-cell table:number-columns-repeated="192" table:style-name="ce1"/>
          <table:table-cell office:value-type="float" office:value="8722" table:style-name="ce1">
            <text:p>8722</text:p>
          </table:table-cell>
          <table:table-cell office:value-type="float" office:value="1356" table:style-name="ce1">
            <text:p>1356</text:p>
          </table:table-cell>
          <table:table-cell table:style-name="ce1"/>
          <table:table-cell office:value-type="float" office:value="1690" table:style-name="ce1">
            <text:p>1690</text:p>
          </table:table-cell>
          <table:table-cell office:value-type="float" office:value="16141" table:style-name="ce1">
            <text:p>16141</text:p>
          </table:table-cell>
          <table:table-cell office:value-type="float" office:value="1898" table:style-name="ce1">
            <text:p>1898</text:p>
          </table:table-cell>
          <table:table-cell office:value-type="float" office:value="1273" table:style-name="ce1">
            <text:p>1273</text:p>
          </table:table-cell>
          <table:table-cell table:style-name="ce1"/>
          <table:table-cell office:value-type="float" office:value="7359" table:style-name="ce1">
            <text:p>7359</text:p>
          </table:table-cell>
          <table:table-cell office:value-type="float" office:value="828" table:style-name="ce1">
            <text:p>828</text:p>
          </table:table-cell>
          <table:table-cell office:value-type="float" office:value="3520" table:style-name="ce1">
            <text:p>3520</text:p>
          </table:table-cell>
          <table:table-cell table:style-name="ce1"/>
          <table:table-cell office:value-type="float" office:value="4718" table:style-name="ce1">
            <text:p>4718</text:p>
          </table:table-cell>
          <table:table-cell office:value-type="float" office:value="1233" table:style-name="ce1">
            <text:p>1233</text:p>
          </table:table-cell>
          <table:table-cell office:value-type="float" office:value="1118" table:style-name="ce1">
            <text:p>1118</text:p>
          </table:table-cell>
          <table:table-cell table:style-name="ce1"/>
          <table:table-cell office:value-type="float" office:value="11832" table:style-name="ce1">
            <text:p>11832</text:p>
          </table:table-cell>
          <table:table-cell office:value-type="float" office:value="1293" table:style-name="ce1">
            <text:p>1293</text:p>
          </table:table-cell>
          <table:table-cell office:value-type="float" office:value="1490" table:style-name="ce1">
            <text:p>1490</text:p>
          </table:table-cell>
          <table:table-cell table:style-name="ce1"/>
          <table:table-cell office:value-type="float" office:value="20676" table:style-name="ce1">
            <text:p>20676</text:p>
          </table:table-cell>
          <table:table-cell office:value-type="float" office:value="1259" table:style-name="ce1">
            <text:p>1259</text:p>
          </table:table-cell>
          <table:table-cell table:style-name="ce1"/>
          <table:table-cell office:value-type="float" office:value="1616" table:style-name="ce1">
            <text:p>1616</text:p>
          </table:table-cell>
          <table:table-cell office:value-type="float" office:value="13047" table:style-name="ce1">
            <text:p>13047</text:p>
          </table:table-cell>
          <table:table-cell office:value-type="float" office:value="750" table:style-name="ce1">
            <text:p>750</text:p>
          </table:table-cell>
          <table:table-cell table:style-name="ce1"/>
          <table:table-cell office:value-type="float" office:value="2779" table:style-name="ce1">
            <text:p>2779</text:p>
          </table:table-cell>
          <table:table-cell office:value-type="float" office:value="6400" table:style-name="ce1">
            <text:p>6400</text:p>
          </table:table-cell>
          <table:table-cell office:value-type="float" office:value="1114" table:style-name="ce1">
            <text:p>1114</text:p>
          </table:table-cell>
          <table:table-cell office:value-type="float" office:value="2204" table:style-name="ce1">
            <text:p>2204</text:p>
          </table:table-cell>
          <table:table-cell table:style-name="ce1"/>
          <table:table-cell office:value-type="float" office:value="11545" table:style-name="ce1">
            <text:p>11545</text:p>
          </table:table-cell>
          <table:table-cell office:value-type="float" office:value="928" table:style-name="ce1">
            <text:p>928</text:p>
          </table:table-cell>
          <table:table-cell table:style-name="ce1"/>
          <table:table-cell office:value-type="float" office:value="2583" table:style-name="ce1">
            <text:p>2583</text:p>
          </table:table-cell>
          <table:table-cell office:value-type="float" office:value="7957" table:style-name="ce1">
            <text:p>7957</text:p>
          </table:table-cell>
          <table:table-cell office:value-type="float" office:value="1515" table:style-name="ce1">
            <text:p>1515</text:p>
          </table:table-cell>
          <table:table-cell table:style-name="ce1"/>
          <table:table-cell office:value-type="float" office:value="2279" table:style-name="ce1">
            <text:p>2279</text:p>
          </table:table-cell>
          <table:table-cell office:value-type="float" office:value="7381" table:style-name="ce1">
            <text:p>7381</text:p>
          </table:table-cell>
          <table:table-cell office:value-type="float" office:value="1052" table:style-name="ce1">
            <text:p>1052</text:p>
          </table:table-cell>
          <table:table-cell table:style-name="ce1"/>
          <table:table-cell office:value-type="float" office:value="1110" table:style-name="ce1">
            <text:p>1110</text:p>
          </table:table-cell>
          <table:table-cell office:value-type="float" office:value="14343" table:style-name="ce1">
            <text:p>14343</text:p>
          </table:table-cell>
          <table:table-cell office:value-type="float" office:value="1865" table:style-name="ce1">
            <text:p>1865</text:p>
          </table:table-cell>
          <table:table-cell office:value-type="float" office:value="1034" table:style-name="ce1">
            <text:p>1034</text:p>
          </table:table-cell>
          <table:table-cell table:style-name="ce1"/>
          <table:table-cell office:value-type="float" office:value="17664" table:style-name="ce1">
            <text:p>17664</text:p>
          </table:table-cell>
          <table:table-cell office:value-type="float" office:value="3070" table:style-name="ce1">
            <text:p>3070</text:p>
          </table:table-cell>
          <table:table-cell table:style-name="ce1"/>
          <table:table-cell office:value-type="float" office:value="1962" table:style-name="ce1">
            <text:p>1962</text:p>
          </table:table-cell>
          <table:table-cell office:value-type="float" office:value="4312" table:style-name="ce1">
            <text:p>4312</text:p>
          </table:table-cell>
          <table:table-cell office:value-type="float" office:value="795" table:style-name="ce1">
            <text:p>795</text:p>
          </table:table-cell>
          <table:table-cell table:style-name="ce1"/>
          <table:table-cell office:value-type="float" office:value="1654" table:style-name="ce1">
            <text:p>1654</text:p>
          </table:table-cell>
          <table:table-cell office:value-type="float" office:value="15784" table:style-name="ce1">
            <text:p>15784</text:p>
          </table:table-cell>
          <table:table-cell office:value-type="float" office:value="1609" table:style-name="ce1">
            <text:p>1609</text:p>
          </table:table-cell>
          <table:table-cell table:style-name="ce1"/>
          <table:table-cell office:value-type="float" office:value="1724" table:style-name="ce1">
            <text:p>1724</text:p>
          </table:table-cell>
          <table:table-cell office:value-type="float" office:value="25140" table:style-name="ce1">
            <text:p>25140</text:p>
          </table:table-cell>
          <table:table-cell office:value-type="float" office:value="3469" table:style-name="ce1">
            <text:p>3469</text:p>
          </table:table-cell>
          <table:table-cell table:style-name="ce1"/>
          <table:table-cell office:value-type="float" office:value="1829" table:style-name="ce1">
            <text:p>1829</text:p>
          </table:table-cell>
          <table:table-cell office:value-type="float" office:value="11017" table:style-name="ce1">
            <text:p>11017</text:p>
          </table:table-cell>
          <table:table-cell office:value-type="float" office:value="982" table:style-name="ce1">
            <text:p>982</text:p>
          </table:table-cell>
          <table:table-cell office:value-type="float" office:value="2483" table:style-name="ce1">
            <text:p>2483</text:p>
          </table:table-cell>
          <table:table-cell table:style-name="ce1"/>
          <table:table-cell office:value-type="float" office:value="26633" table:style-name="ce1">
            <text:p>26633</text:p>
          </table:table-cell>
          <table:table-cell office:value-type="float" office:value="2721" table:style-name="ce1">
            <text:p>2721</text:p>
          </table:table-cell>
          <table:table-cell table:style-name="ce1"/>
          <table:table-cell office:value-type="float" office:value="4321" table:style-name="ce1">
            <text:p>4321</text:p>
          </table:table-cell>
          <table:table-cell office:value-type="float" office:value="9297" table:style-name="ce1">
            <text:p>9297</text:p>
          </table:table-cell>
          <table:table-cell office:value-type="float" office:value="1415" table:style-name="ce1">
            <text:p>1415</text:p>
          </table:table-cell>
          <table:table-cell office:value-type="float" office:value="1468" table:style-name="ce1">
            <text:p>1468</text:p>
          </table:table-cell>
          <table:table-cell table:style-name="ce1"/>
          <table:table-cell office:value-type="float" office:value="15826" table:style-name="ce1">
            <text:p>15826</text:p>
          </table:table-cell>
          <table:table-cell office:value-type="float" office:value="704" table:style-name="ce1">
            <text:p>704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office:value-type="float" office:value="9952" table:style-name="ce1">
            <text:p>9952</text:p>
          </table:table-cell>
          <table:table-cell office:value-type="float" office:value="594" table:style-name="ce1">
            <text:p>594</text:p>
          </table:table-cell>
          <table:table-cell office:value-type="float" office:value="1267" table:style-name="ce1">
            <text:p>1267</text:p>
          </table:table-cell>
          <table:table-cell table:style-name="ce1"/>
          <table:table-cell office:value-type="float" office:value="7007" table:style-name="ce1">
            <text:p>7007</text:p>
          </table:table-cell>
          <table:table-cell office:value-type="float" office:value="874" table:style-name="ce1">
            <text:p>874</text:p>
          </table:table-cell>
          <table:table-cell table:style-name="ce1"/>
          <table:table-cell office:value-type="float" office:value="1809" table:style-name="ce1">
            <text:p>1809</text:p>
          </table:table-cell>
          <table:table-cell office:value-type="float" office:value="37270" table:style-name="ce1">
            <text:p>37270</text:p>
          </table:table-cell>
          <table:table-cell office:value-type="float" office:value="1065" table:style-name="ce1">
            <text:p>1065</text:p>
          </table:table-cell>
          <table:table-cell table:style-name="ce1"/>
          <table:table-cell office:value-type="float" office:value="2073" table:style-name="ce1">
            <text:p>2073</text:p>
          </table:table-cell>
          <table:table-cell office:value-type="float" office:value="18412" table:style-name="ce1">
            <text:p>18412</text:p>
          </table:table-cell>
          <table:table-cell office:value-type="float" office:value="1270" table:style-name="ce1">
            <text:p>1270</text:p>
          </table:table-cell>
          <table:table-cell office:value-type="float" office:value="2288" table:style-name="ce1">
            <text:p>2288</text:p>
          </table:table-cell>
          <table:table-cell table:style-name="ce1"/>
          <table:table-cell office:value-type="float" office:value="4237" table:style-name="ce1">
            <text:p>4237</text:p>
          </table:table-cell>
          <table:table-cell office:value-type="float" office:value="1370" table:style-name="ce1">
            <text:p>1370</text:p>
          </table:table-cell>
          <table:table-cell table:style-name="ce1"/>
          <table:table-cell office:value-type="float" office:value="1716" table:style-name="ce1">
            <text:p>1716</text:p>
          </table:table-cell>
          <table:table-cell office:value-type="float" office:value="7903" table:style-name="ce1">
            <text:p>7903</text:p>
          </table:table-cell>
          <table:table-cell office:value-type="float" office:value="1275" table:style-name="ce1">
            <text:p>1275</text:p>
          </table:table-cell>
          <table:table-cell table:style-name="ce1"/>
          <table:table-cell office:value-type="float" office:value="4145" table:style-name="ce1">
            <text:p>4145</text:p>
          </table:table-cell>
          <table:table-cell office:value-type="float" office:value="12157" table:style-name="ce1">
            <text:p>12157</text:p>
          </table:table-cell>
          <table:table-cell office:value-type="float" office:value="2944" table:style-name="ce1">
            <text:p>2944</text:p>
          </table:table-cell>
          <table:table-cell table:style-name="ce1"/>
          <table:table-cell office:value-type="float" office:value="2328" table:style-name="ce1">
            <text:p>2328</text:p>
          </table:table-cell>
          <table:table-cell office:value-type="float" office:value="14505" table:style-name="ce1">
            <text:p>14505</text:p>
          </table:table-cell>
          <table:table-cell office:value-type="float" office:value="2960" table:style-name="ce1">
            <text:p>2960</text:p>
          </table:table-cell>
          <table:table-cell table:style-name="ce1"/>
          <table:table-cell office:value-type="float" office:value="2150" table:style-name="ce1">
            <text:p>2150</text:p>
          </table:table-cell>
          <table:table-cell office:value-type="float" office:value="24192" table:style-name="ce1">
            <text:p>24192</text:p>
          </table:table-cell>
          <table:table-cell office:value-type="float" office:value="851" table:style-name="ce1">
            <text:p>851</text:p>
          </table:table-cell>
          <table:table-cell table:style-name="ce1"/>
          <table:table-cell office:value-type="float" office:value="2033" table:style-name="ce1">
            <text:p>2033</text:p>
          </table:table-cell>
          <table:table-cell office:value-type="float" office:value="18118" table:style-name="ce1">
            <text:p>18118</text:p>
          </table:table-cell>
          <table:table-cell office:value-type="float" office:value="1788" table:style-name="ce1">
            <text:p>1788</text:p>
          </table:table-cell>
          <table:table-cell table:style-name="ce1"/>
          <table:table-cell office:value-type="float" office:value="1932" table:style-name="ce1">
            <text:p>1932</text:p>
          </table:table-cell>
          <table:table-cell office:value-type="float" office:value="12437" table:style-name="ce1">
            <text:p>12437</text:p>
          </table:table-cell>
          <table:table-cell office:value-type="float" office:value="735" table:style-name="ce1">
            <text:p>735</text:p>
          </table:table-cell>
          <table:table-cell table:style-name="ce1"/>
          <table:table-cell office:value-type="float" office:value="1629" table:style-name="ce1">
            <text:p>1629</text:p>
          </table:table-cell>
          <table:table-cell office:value-type="float" office:value="16646" table:style-name="ce1">
            <text:p>16646</text:p>
          </table:table-cell>
          <table:table-cell office:value-type="float" office:value="1270" table:style-name="ce1">
            <text:p>1270</text:p>
          </table:table-cell>
          <table:table-cell table:style-name="ce1"/>
          <table:table-cell office:value-type="float" office:value="3075" table:style-name="ce1">
            <text:p>3075</text:p>
          </table:table-cell>
          <table:table-cell office:value-type="float" office:value="15550" table:style-name="ce1">
            <text:p>15550</text:p>
          </table:table-cell>
          <table:table-cell office:value-type="float" office:value="1362" table:style-name="ce1">
            <text:p>1362</text:p>
          </table:table-cell>
          <table:table-cell table:style-name="ce1"/>
          <table:table-cell office:value-type="float" office:value="1444" table:style-name="ce1">
            <text:p>1444</text:p>
          </table:table-cell>
          <table:table-cell office:value-type="float" office:value="10464" table:style-name="ce1">
            <text:p>10464</text:p>
          </table:table-cell>
          <table:table-cell office:value-type="float" office:value="716" table:style-name="ce1">
            <text:p>716</text:p>
          </table:table-cell>
          <table:table-cell table:style-name="ce1"/>
          <table:table-cell office:value-type="float" office:value="2865" table:style-name="ce1">
            <text:p>2865</text:p>
          </table:table-cell>
          <table:table-cell office:value-type="float" office:value="22559" table:style-name="ce1">
            <text:p>22559</text:p>
          </table:table-cell>
          <table:table-cell office:value-type="float" office:value="1331" table:style-name="ce1">
            <text:p>1331</text:p>
          </table:table-cell>
          <table:table-cell office:value-type="float" office:value="5945" table:style-name="ce1">
            <text:p>5945</text:p>
          </table:table-cell>
          <table:table-cell table:style-name="ce1"/>
          <table:table-cell office:value-type="float" office:value="16961" table:style-name="ce1">
            <text:p>16961</text:p>
          </table:table-cell>
          <table:table-cell office:value-type="float" office:value="1238" table:style-name="ce1">
            <text:p>1238</text:p>
          </table:table-cell>
          <table:table-cell office:value-type="float" office:value="4074" table:style-name="ce1">
            <text:p>4074</text:p>
          </table:table-cell>
          <table:table-cell table:style-name="ce1"/>
          <table:table-cell office:value-type="float" office:value="17270" table:style-name="ce1">
            <text:p>17270</text:p>
          </table:table-cell>
          <table:table-cell office:value-type="float" office:value="951" table:style-name="ce1">
            <text:p>951</text:p>
          </table:table-cell>
          <table:table-cell table:style-name="ce1"/>
          <table:table-cell office:value-type="float" office:value="1947" table:style-name="ce1">
            <text:p>1947</text:p>
          </table:table-cell>
          <table:table-cell office:value-type="float" office:value="12865" table:style-name="ce1">
            <text:p>12865</text:p>
          </table:table-cell>
          <table:table-cell office:value-type="float" office:value="943" table:style-name="ce1">
            <text:p>943</text:p>
          </table:table-cell>
          <table:table-cell table:style-name="ce1"/>
          <table:table-cell office:value-type="float" office:value="3516" table:style-name="ce1">
            <text:p>3516</text:p>
          </table:table-cell>
          <table:table-cell office:value-type="float" office:value="11760" table:style-name="ce1">
            <text:p>11760</text:p>
          </table:table-cell>
          <table:table-cell office:value-type="float" office:value="828" table:style-name="ce1">
            <text:p>828</text:p>
          </table:table-cell>
          <table:table-cell table:style-name="ce1"/>
          <table:table-cell office:value-type="float" office:value="1342" table:style-name="ce1">
            <text:p>1342</text:p>
          </table:table-cell>
          <table:table-cell office:value-type="float" office:value="11380" table:style-name="ce1">
            <text:p>11380</text:p>
          </table:table-cell>
          <table:table-cell office:value-type="float" office:value="1230" table:style-name="ce1">
            <text:p>1230</text:p>
          </table:table-cell>
          <table:table-cell table:style-name="ce1"/>
          <table:table-cell office:value-type="float" office:value="6074" table:style-name="ce1">
            <text:p>6074</text:p>
          </table:table-cell>
          <table:table-cell office:value-type="float" office:value="15795" table:style-name="ce1">
            <text:p>15795</text:p>
          </table:table-cell>
          <table:table-cell office:value-type="float" office:value="1130" table:style-name="ce1">
            <text:p>1130</text:p>
          </table:table-cell>
          <table:table-cell table:style-name="ce1"/>
          <table:table-cell office:value-type="float" office:value="1529" table:style-name="ce1">
            <text:p>1529</text:p>
          </table:table-cell>
          <table:table-cell office:value-type="float" office:value="9278" table:style-name="ce1">
            <text:p>9278</text:p>
          </table:table-cell>
          <table:table-cell office:value-type="float" office:value="1262" table:style-name="ce1">
            <text:p>1262</text:p>
          </table:table-cell>
          <table:table-cell table:style-name="ce1"/>
          <table:table-cell office:value-type="float" office:value="3833" table:style-name="ce1">
            <text:p>3833</text:p>
          </table:table-cell>
          <table:table-cell office:value-type="float" office:value="14001" table:style-name="ce1">
            <text:p>14001</text:p>
          </table:table-cell>
          <table:table-cell office:value-type="float" office:value="711" table:style-name="ce1">
            <text:p>711</text:p>
          </table:table-cell>
          <table:table-cell table:style-name="ce1"/>
          <table:table-cell office:value-type="float" office:value="1681" table:style-name="ce1">
            <text:p>1681</text:p>
          </table:table-cell>
          <table:table-cell office:value-type="float" office:value="24459" table:style-name="ce1">
            <text:p>24459</text:p>
          </table:table-cell>
          <table:table-cell office:value-type="float" office:value="2783" table:style-name="ce1">
            <text:p>2783</text:p>
          </table:table-cell>
          <table:table-cell office:value-type="float" office:value="1448" table:style-name="ce1">
            <text:p>1448</text:p>
          </table:table-cell>
          <table:table-cell table:style-name="ce1"/>
          <table:table-cell office:value-type="float" office:value="10639" table:style-name="ce1">
            <text:p>10639</text:p>
          </table:table-cell>
          <table:table-cell office:value-type="float" office:value="1278" table:style-name="ce1">
            <text:p>1278</text:p>
          </table:table-cell>
          <table:table-cell office:value-type="float" office:value="1581" table:style-name="ce1">
            <text:p>1581</text:p>
          </table:table-cell>
          <table:table-cell table:style-name="ce1"/>
          <table:table-cell office:value-type="float" office:value="42430" table:style-name="ce1">
            <text:p>42430</text:p>
          </table:table-cell>
          <table:table-cell office:value-type="float" office:value="2677" table:style-name="ce1">
            <text:p>2677</text:p>
          </table:table-cell>
          <table:table-cell office:value-type="float" office:value="2156" table:style-name="ce1">
            <text:p>2156</text:p>
          </table:table-cell>
          <table:table-cell table:style-name="ce1"/>
          <table:table-cell office:value-type="float" office:value="9194" table:style-name="ce1">
            <text:p>9194</text:p>
          </table:table-cell>
          <table:table-cell office:value-type="float" office:value="1153" table:style-name="ce1">
            <text:p>1153</text:p>
          </table:table-cell>
          <table:table-cell office:value-type="float" office:value="1117" table:style-name="ce1">
            <text:p>1117</text:p>
          </table:table-cell>
          <table:table-cell table:style-name="ce1"/>
          <table:table-cell office:value-type="float" office:value="29045" table:style-name="ce1">
            <text:p>29045</text:p>
          </table:table-cell>
          <table:table-cell office:value-type="float" office:value="1456" table:style-name="ce1">
            <text:p>1456</text:p>
          </table:table-cell>
          <table:table-cell table:style-name="ce1"/>
          <table:table-cell office:value-type="float" office:value="5532" table:style-name="ce1">
            <text:p>5532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15304_M08614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1:13:26</text:p>
          </table:table-cell>
          <table:table-cell office:value-type="string" table:style-name="ce1">
            <text:p>2020-11-17_22:13:26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08614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GwbfS91F2jbZPgqj</text:p>
          </table:table-cell>
          <table:table-cell office:value-type="string" table:style-name="ce1">
            <text:p>https://www.testable.org/experiment/4303/294929/start?participant=M086148</text:p>
          </table:table-cell>
          <table:table-cell office:value-type="float" office:value="2379834" table:style-name="ce1">
            <text:p>2379834</text:p>
          </table:table-cell>
          <table:table-cell office:value-type="float" office:value="39.663899999999998" table:style-name="ce1">
            <text:p>39,6639</text:p>
          </table:table-cell>
          <table:table-cell office:value-type="float" office:value="42254" table:style-name="ce1">
            <text:p>42254</text:p>
          </table:table-cell>
          <table:table-cell office:value-type="float" office:value="37994" table:style-name="ce1">
            <text:p>37994</text:p>
          </table:table-cell>
          <table:table-cell office:value-type="float" office:value="39829" table:style-name="ce1">
            <text:p>39829</text:p>
          </table:table-cell>
          <table:table-cell office:value-type="float" office:value="40456" table:style-name="ce1">
            <text:p>40456</text:p>
          </table:table-cell>
          <table:table-cell office:value-type="float" office:value="49958" table:style-name="ce1">
            <text:p>49958</text:p>
          </table:table-cell>
          <table:table-cell office:value-type="float" office:value="53387" table:style-name="ce1">
            <text:p>53387</text:p>
          </table:table-cell>
          <table:table-cell office:value-type="float" office:value="42950" table:style-name="ce1">
            <text:p>42950</text:p>
          </table:table-cell>
          <table:table-cell office:value-type="float" office:value="34893" table:style-name="ce1">
            <text:p>34893</text:p>
          </table:table-cell>
          <table:table-cell office:value-type="float" office:value="35760" table:style-name="ce1">
            <text:p>35760</text:p>
          </table:table-cell>
          <table:table-cell office:value-type="float" office:value="55554" table:style-name="ce1">
            <text:p>55554</text:p>
          </table:table-cell>
          <table:table-cell office:value-type="float" office:value="50628" table:style-name="ce1">
            <text:p>50628</text:p>
          </table:table-cell>
          <table:table-cell office:value-type="float" office:value="49571" table:style-name="ce1">
            <text:p>49571</text:p>
          </table:table-cell>
          <table:table-cell office:value-type="float" office:value="10321" table:style-name="ce1">
            <text:p>10321</text:p>
          </table:table-cell>
          <table:table-cell office:value-type="float" office:value="2372" table:style-name="ce1">
            <text:p>2372</text:p>
          </table:table-cell>
          <table:table-cell table:style-name="ce1"/>
          <table:table-cell office:value-type="float" office:value="2915" table:style-name="ce1">
            <text:p>2915</text:p>
          </table:table-cell>
          <table:table-cell office:value-type="float" office:value="5237" table:style-name="ce1">
            <text:p>5237</text:p>
          </table:table-cell>
          <table:table-cell office:value-type="float" office:value="838" table:style-name="ce1">
            <text:p>838</text:p>
          </table:table-cell>
          <table:table-cell office:value-type="float" office:value="2787" table:style-name="ce1">
            <text:p>2787</text:p>
          </table:table-cell>
          <table:table-cell table:style-name="ce1"/>
          <table:table-cell office:value-type="float" office:value="8543" table:style-name="ce1">
            <text:p>8543</text:p>
          </table:table-cell>
          <table:table-cell office:value-type="float" office:value="948" table:style-name="ce1">
            <text:p>948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1996" table:style-name="ce1">
            <text:p>11996</text:p>
          </table:table-cell>
          <table:table-cell office:value-type="float" office:value="1181" table:style-name="ce1">
            <text:p>1181</text:p>
          </table:table-cell>
          <table:table-cell office:value-type="float" office:value="2049" table:style-name="ce1">
            <text:p>2049</text:p>
          </table:table-cell>
          <table:table-cell table:style-name="ce1"/>
          <table:table-cell office:value-type="float" office:value="14782" table:style-name="ce1">
            <text:p>14782</text:p>
          </table:table-cell>
          <table:table-cell office:value-type="float" office:value="1726" table:style-name="ce1">
            <text:p>1726</text:p>
          </table:table-cell>
          <table:table-cell office:value-type="float" office:value="1962" table:style-name="ce1">
            <text:p>1962</text:p>
          </table:table-cell>
          <table:table-cell table:style-name="ce1"/>
          <table:table-cell office:value-type="float" office:value="6989" table:style-name="ce1">
            <text:p>6989</text:p>
          </table:table-cell>
          <table:table-cell office:value-type="float" office:value="766" table:style-name="ce1">
            <text:p>766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float" office:value="13218" table:style-name="ce1">
            <text:p>13218</text:p>
          </table:table-cell>
          <table:table-cell office:value-type="float" office:value="3143" table:style-name="ce1">
            <text:p>3143</text:p>
          </table:table-cell>
          <table:table-cell table:style-name="ce1"/>
          <table:table-cell office:value-type="float" office:value="2910" table:style-name="ce1">
            <text:p>2910</text:p>
          </table:table-cell>
          <table:table-cell office:value-type="float" office:value="13738" table:style-name="ce1">
            <text:p>13738</text:p>
          </table:table-cell>
          <table:table-cell office:value-type="float" office:value="1568" table:style-name="ce1">
            <text:p>1568</text:p>
          </table:table-cell>
          <table:table-cell table:style-name="ce1"/>
          <table:table-cell office:value-type="float" office:value="2774" table:style-name="ce1">
            <text:p>2774</text:p>
          </table:table-cell>
          <table:table-cell office:value-type="float" office:value="10692" table:style-name="ce1">
            <text:p>10692</text:p>
          </table:table-cell>
          <table:table-cell office:value-type="float" office:value="2961" table:style-name="ce1">
            <text:p>2961</text:p>
          </table:table-cell>
          <table:table-cell table:style-name="ce1"/>
          <table:table-cell office:value-type="float" office:value="2546" table:style-name="ce1">
            <text:p>2546</text:p>
          </table:table-cell>
          <table:table-cell office:value-type="float" office:value="6209" table:style-name="ce1">
            <text:p>6209</text:p>
          </table:table-cell>
          <table:table-cell office:value-type="float" office:value="961" table:style-name="ce1">
            <text:p>961</text:p>
          </table:table-cell>
          <table:table-cell table:style-name="ce1"/>
          <table:table-cell office:value-type="float" office:value="3405" table:style-name="ce1">
            <text:p>3405</text:p>
          </table:table-cell>
          <table:table-cell office:value-type="float" office:value="10146" table:style-name="ce1">
            <text:p>10146</text:p>
          </table:table-cell>
          <table:table-cell office:value-type="float" office:value="1106" table:style-name="ce1">
            <text:p>1106</text:p>
          </table:table-cell>
          <table:table-cell office:value-type="float" office:value="1978" table:style-name="ce1">
            <text:p>1978</text:p>
          </table:table-cell>
          <table:table-cell table:style-name="ce1"/>
          <table:table-cell office:value-type="float" office:value="11584" table:style-name="ce1">
            <text:p>11584</text:p>
          </table:table-cell>
          <table:table-cell office:value-type="float" office:value="1665" table:style-name="ce1">
            <text:p>1665</text:p>
          </table:table-cell>
          <table:table-cell table:style-name="ce1"/>
          <table:table-cell office:value-type="float" office:value="2764" table:style-name="ce1">
            <text:p>2764</text:p>
          </table:table-cell>
          <table:table-cell office:value-type="float" office:value="13123" table:style-name="ce1">
            <text:p>13123</text:p>
          </table:table-cell>
          <table:table-cell office:value-type="float" office:value="990" table:style-name="ce1">
            <text:p>990</text:p>
          </table:table-cell>
          <table:table-cell office:value-type="float" office:value="2958" table:style-name="ce1">
            <text:p>2958</text:p>
          </table:table-cell>
          <table:table-cell table:style-name="ce1"/>
          <table:table-cell office:value-type="float" office:value="5559" table:style-name="ce1">
            <text:p>5559</text:p>
          </table:table-cell>
          <table:table-cell office:value-type="float" office:value="910" table:style-name="ce1">
            <text:p>910</text:p>
          </table:table-cell>
          <table:table-cell office:value-type="float" office:value="1656" table:style-name="ce1">
            <text:p>1656</text:p>
          </table:table-cell>
          <table:table-cell table:style-name="ce1"/>
          <table:table-cell office:value-type="float" office:value="7660" table:style-name="ce1">
            <text:p>7660</text:p>
          </table:table-cell>
          <table:table-cell office:value-type="float" office:value="667" table:style-name="ce1">
            <text:p>667</text:p>
          </table:table-cell>
          <table:table-cell office:value-type="float" office:value="1874" table:style-name="ce1">
            <text:p>1874</text:p>
          </table:table-cell>
          <table:table-cell table:style-name="ce1"/>
          <table:table-cell office:value-type="float" office:value="18147" table:style-name="ce1">
            <text:p>18147</text:p>
          </table:table-cell>
          <table:table-cell office:value-type="float" office:value="2076" table:style-name="ce1">
            <text:p>2076</text:p>
          </table:table-cell>
          <table:table-cell office:value-type="float" office:value="4309" table:style-name="ce1">
            <text:p>4309</text:p>
          </table:table-cell>
          <table:table-cell table:style-name="ce1"/>
          <table:table-cell office:value-type="float" office:value="5728" table:style-name="ce1">
            <text:p>5728</text:p>
          </table:table-cell>
          <table:table-cell office:value-type="float" office:value="1087" table:style-name="ce1">
            <text:p>1087</text:p>
          </table:table-cell>
          <table:table-cell office:value-type="float" office:value="2002" table:style-name="ce1">
            <text:p>2002</text:p>
          </table:table-cell>
          <table:table-cell table:style-name="ce1"/>
          <table:table-cell office:value-type="float" office:value="4560" table:style-name="ce1">
            <text:p>4560</text:p>
          </table:table-cell>
          <table:table-cell office:value-type="float" office:value="1707" table:style-name="ce1">
            <text:p>1707</text:p>
          </table:table-cell>
          <table:table-cell office:value-type="float" office:value="2176" table:style-name="ce1">
            <text:p>2176</text:p>
          </table:table-cell>
          <table:table-cell table:style-name="ce1"/>
          <table:table-cell office:value-type="float" office:value="9678" table:style-name="ce1">
            <text:p>9678</text:p>
          </table:table-cell>
          <table:table-cell office:value-type="float" office:value="648" table:style-name="ce1">
            <text:p>648</text:p>
          </table:table-cell>
          <table:table-cell office:value-type="float" office:value="2315" table:style-name="ce1">
            <text:p>2315</text:p>
          </table:table-cell>
          <table:table-cell table:style-name="ce1"/>
          <table:table-cell office:value-type="float" office:value="6270" table:style-name="ce1">
            <text:p>6270</text:p>
          </table:table-cell>
          <table:table-cell office:value-type="float" office:value="1055" table:style-name="ce1">
            <text:p>1055</text:p>
          </table:table-cell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10394" table:style-name="ce1">
            <text:p>10394</text:p>
          </table:table-cell>
          <table:table-cell office:value-type="float" office:value="672" table:style-name="ce1">
            <text:p>672</text:p>
          </table:table-cell>
          <table:table-cell office:value-type="float" office:value="1937" table:style-name="ce1">
            <text:p>1937</text:p>
          </table:table-cell>
          <table:table-cell table:style-name="ce1"/>
          <table:table-cell office:value-type="float" office:value="4992" table:style-name="ce1">
            <text:p>4992</text:p>
          </table:table-cell>
          <table:table-cell office:value-type="float" office:value="2313" table:style-name="ce1">
            <text:p>2313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4385" table:style-name="ce1">
            <text:p>4385</text:p>
          </table:table-cell>
          <table:table-cell office:value-type="float" office:value="1771" table:style-name="ce1">
            <text:p>1771</text:p>
          </table:table-cell>
          <table:table-cell office:value-type="float" office:value="1789" table:style-name="ce1">
            <text:p>1789</text:p>
          </table:table-cell>
          <table:table-cell table:style-name="ce1"/>
          <table:table-cell office:value-type="float" office:value="41181" table:style-name="ce1">
            <text:p>41181</text:p>
          </table:table-cell>
          <table:table-cell office:value-type="float" office:value="2156" table:style-name="ce1">
            <text:p>2156</text:p>
          </table:table-cell>
          <table:table-cell table:style-name="ce1"/>
          <table:table-cell office:value-type="float" office:value="4155" table:style-name="ce1">
            <text:p>4155</text:p>
          </table:table-cell>
          <table:table-cell office:value-type="float" office:value="4985" table:style-name="ce1">
            <text:p>4985</text:p>
          </table:table-cell>
          <table:table-cell office:value-type="float" office:value="1722" table:style-name="ce1">
            <text:p>1722</text:p>
          </table:table-cell>
          <table:table-cell office:value-type="float" office:value="2184" table:style-name="ce1">
            <text:p>2184</text:p>
          </table:table-cell>
          <table:table-cell table:style-name="ce1"/>
          <table:table-cell office:value-type="float" office:value="5705" table:style-name="ce1">
            <text:p>5705</text:p>
          </table:table-cell>
          <table:table-cell office:value-type="float" office:value="13904" table:style-name="ce1">
            <text:p>13904</text:p>
          </table:table-cell>
          <table:table-cell office:value-type="float" office:value="2696" table:style-name="ce1">
            <text:p>2696</text:p>
          </table:table-cell>
          <table:table-cell table:style-name="ce1"/>
          <table:table-cell office:value-type="float" office:value="11312" table:style-name="ce1">
            <text:p>11312</text:p>
          </table:table-cell>
          <table:table-cell office:value-type="float" office:value="3090" table:style-name="ce1">
            <text:p>3090</text:p>
          </table:table-cell>
          <table:table-cell office:value-type="float" office:value="2355" table:style-name="ce1">
            <text:p>2355</text:p>
          </table:table-cell>
          <table:table-cell table:style-name="ce1"/>
          <table:table-cell office:value-type="float" office:value="4749" table:style-name="ce1">
            <text:p>4749</text:p>
          </table:table-cell>
          <table:table-cell office:value-type="float" office:value="855" table:style-name="ce1">
            <text:p>855</text:p>
          </table:table-cell>
          <table:table-cell office:value-type="float" office:value="1722" table:style-name="ce1">
            <text:p>1722</text:p>
          </table:table-cell>
          <table:table-cell table:style-name="ce1"/>
          <table:table-cell office:value-type="float" office:value="49602" table:style-name="ce1">
            <text:p>49602</text:p>
          </table:table-cell>
          <table:table-cell office:value-type="float" office:value="1480" table:style-name="ce1">
            <text:p>1480</text:p>
          </table:table-cell>
          <table:table-cell office:value-type="float" office:value="2417" table:style-name="ce1">
            <text:p>2417</text:p>
          </table:table-cell>
          <table:table-cell table:style-name="ce1"/>
          <table:table-cell office:value-type="float" office:value="19672" table:style-name="ce1">
            <text:p>19672</text:p>
          </table:table-cell>
          <table:table-cell office:value-type="float" office:value="1560" table:style-name="ce1">
            <text:p>1560</text:p>
          </table:table-cell>
          <table:table-cell table:style-name="ce1"/>
          <table:table-cell office:value-type="float" office:value="4528" table:style-name="ce1">
            <text:p>4528</text:p>
          </table:table-cell>
          <table:table-cell office:value-type="float" office:value="4989" table:style-name="ce1">
            <text:p>4989</text:p>
          </table:table-cell>
          <table:table-cell office:value-type="float" office:value="1063" table:style-name="ce1">
            <text:p>1063</text:p>
          </table:table-cell>
          <table:table-cell table:style-name="ce1"/>
          <table:table-cell office:value-type="float" office:value="1835" table:style-name="ce1">
            <text:p>1835</text:p>
          </table:table-cell>
          <table:table-cell office:value-type="float" office:value="5636" table:style-name="ce1">
            <text:p>5636</text:p>
          </table:table-cell>
          <table:table-cell office:value-type="float" office:value="1591" table:style-name="ce1">
            <text:p>1591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9282" table:style-name="ce1">
            <text:p>9282</text:p>
          </table:table-cell>
          <table:table-cell office:value-type="float" office:value="1810" table:style-name="ce1">
            <text:p>1810</text:p>
          </table:table-cell>
          <table:table-cell office:value-type="float" office:value="2107" table:style-name="ce1">
            <text:p>2107</text:p>
          </table:table-cell>
          <table:table-cell table:style-name="ce1"/>
          <table:table-cell office:value-type="float" office:value="6545" table:style-name="ce1">
            <text:p>6545</text:p>
          </table:table-cell>
          <table:table-cell office:value-type="float" office:value="1244" table:style-name="ce1">
            <text:p>1244</text:p>
          </table:table-cell>
          <table:table-cell office:value-type="float" office:value="2683" table:style-name="ce1">
            <text:p>2683</text:p>
          </table:table-cell>
          <table:table-cell table:style-name="ce1"/>
          <table:table-cell office:value-type="float" office:value="7430" table:style-name="ce1">
            <text:p>7430</text:p>
          </table:table-cell>
          <table:table-cell office:value-type="float" office:value="1535" table:style-name="ce1">
            <text:p>1535</text:p>
          </table:table-cell>
          <table:table-cell office:value-type="float" office:value="2435" table:style-name="ce1">
            <text:p>2435</text:p>
          </table:table-cell>
          <table:table-cell table:style-name="ce1"/>
          <table:table-cell office:value-type="float" office:value="13993" table:style-name="ce1">
            <text:p>13993</text:p>
          </table:table-cell>
          <table:table-cell office:value-type="float" office:value="3474" table:style-name="ce1">
            <text:p>3474</text:p>
          </table:table-cell>
          <table:table-cell office:value-type="float" office:value="1657" table:style-name="ce1">
            <text:p>1657</text:p>
          </table:table-cell>
          <table:table-cell table:style-name="ce1"/>
          <table:table-cell office:value-type="float" office:value="6807" table:style-name="ce1">
            <text:p>6807</text:p>
          </table:table-cell>
          <table:table-cell office:value-type="float" office:value="2303" table:style-name="ce1">
            <text:p>2303</text:p>
          </table:table-cell>
          <table:table-cell table:style-name="ce1"/>
          <table:table-cell office:value-type="float" office:value="4144" table:style-name="ce1">
            <text:p>4144</text:p>
          </table:table-cell>
          <table:table-cell office:value-type="float" office:value="5434" table:style-name="ce1">
            <text:p>5434</text:p>
          </table:table-cell>
          <table:table-cell office:value-type="float" office:value="1061" table:style-name="ce1">
            <text:p>1061</text:p>
          </table:table-cell>
          <table:table-cell table:style-name="ce1"/>
          <table:table-cell office:value-type="float" office:value="2251" table:style-name="ce1">
            <text:p>2251</text:p>
          </table:table-cell>
          <table:table-cell office:value-type="float" office:value="19791" table:style-name="ce1">
            <text:p>19791</text:p>
          </table:table-cell>
          <table:table-cell office:value-type="float" office:value="2194" table:style-name="ce1">
            <text:p>2194</text:p>
          </table:table-cell>
          <table:table-cell table:style-name="ce1"/>
          <table:table-cell office:value-type="float" office:value="4885" table:style-name="ce1">
            <text:p>4885</text:p>
          </table:table-cell>
          <table:table-cell office:value-type="float" office:value="6213" table:style-name="ce1">
            <text:p>6213</text:p>
          </table:table-cell>
          <table:table-cell office:value-type="float" office:value="732" table:style-name="ce1">
            <text:p>732</text:p>
          </table:table-cell>
          <table:table-cell office:value-type="float" office:value="1899" table:style-name="ce1">
            <text:p>1899</text:p>
          </table:table-cell>
          <table:table-cell table:style-name="ce1"/>
          <table:table-cell office:value-type="float" office:value="12102" table:style-name="ce1">
            <text:p>12102</text:p>
          </table:table-cell>
          <table:table-cell office:value-type="float" office:value="1042" table:style-name="ce1">
            <text:p>1042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float" office:value="7706" table:style-name="ce1">
            <text:p>7706</text:p>
          </table:table-cell>
          <table:table-cell office:value-type="float" office:value="879" table:style-name="ce1">
            <text:p>879</text:p>
          </table:table-cell>
          <table:table-cell office:value-type="float" office:value="2283" table:style-name="ce1">
            <text:p>2283</text:p>
          </table:table-cell>
          <table:table-cell table:style-name="ce1"/>
          <table:table-cell office:value-type="float" office:value="23459" table:style-name="ce1">
            <text:p>23459</text:p>
          </table:table-cell>
          <table:table-cell office:value-type="float" office:value="1072" table:style-name="ce1">
            <text:p>1072</text:p>
          </table:table-cell>
          <table:table-cell office:value-type="float" office:value="2513" table:style-name="ce1">
            <text:p>2513</text:p>
          </table:table-cell>
          <table:table-cell table:style-name="ce1"/>
          <table:table-cell office:value-type="float" office:value="10096" table:style-name="ce1">
            <text:p>10096</text:p>
          </table:table-cell>
          <table:table-cell office:value-type="float" office:value="2480" table:style-name="ce1">
            <text:p>2480</text:p>
          </table:table-cell>
          <table:table-cell table:style-name="ce1"/>
          <table:table-cell office:value-type="float" office:value="4809" table:style-name="ce1">
            <text:p>4809</text:p>
          </table:table-cell>
          <table:table-cell office:value-type="float" office:value="4186" table:style-name="ce1">
            <text:p>4186</text:p>
          </table:table-cell>
          <table:table-cell office:value-type="float" office:value="1328" table:style-name="ce1">
            <text:p>1328</text:p>
          </table:table-cell>
          <table:table-cell office:value-type="float" office:value="1682" table:style-name="ce1">
            <text:p>1682</text:p>
          </table:table-cell>
          <table:table-cell table:style-name="ce1"/>
          <table:table-cell office:value-type="float" office:value="13821" table:style-name="ce1">
            <text:p>13821</text:p>
          </table:table-cell>
          <table:table-cell office:value-type="float" office:value="4330" table:style-name="ce1">
            <text:p>4330</text:p>
          </table:table-cell>
          <table:table-cell table:style-name="ce1"/>
          <table:table-cell office:value-type="float" office:value="1775" table:style-name="ce1">
            <text:p>1775</text:p>
          </table:table-cell>
          <table:table-cell office:value-type="float" office:value="5417" table:style-name="ce1">
            <text:p>5417</text:p>
          </table:table-cell>
          <table:table-cell office:value-type="float" office:value="2020" table:style-name="ce1">
            <text:p>2020</text:p>
          </table:table-cell>
          <table:table-cell office:value-type="float" office:value="1840" table:style-name="ce1">
            <text:p>1840</text:p>
          </table:table-cell>
          <table:table-cell table:style-name="ce1"/>
          <table:table-cell office:value-type="float" office:value="4216" table:style-name="ce1">
            <text:p>4216</text:p>
          </table:table-cell>
          <table:table-cell office:value-type="float" office:value="959" table:style-name="ce1">
            <text:p>959</text:p>
          </table:table-cell>
          <table:table-cell office:value-type="float" office:value="2246" table:style-name="ce1">
            <text:p>2246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7_215817_M02885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1:21:27</text:p>
          </table:table-cell>
          <table:table-cell office:value-type="string" table:style-name="ce1">
            <text:p>2020-11-17_22:21: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ERRE WYS</text:p>
          </table:table-cell>
          <table:table-cell office:value-type="string" table:style-name="ce1">
            <text:p>M02885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I77UCU4HDt72K4w8</text:p>
          </table:table-cell>
          <table:table-cell office:value-type="string" table:style-name="ce1">
            <text:p>https://www.testable.org/experiment/4303/294929/start?participant=M028852</text:p>
          </table:table-cell>
          <table:table-cell office:value-type="float" office:value="2210548" table:style-name="ce1">
            <text:p>2210548</text:p>
          </table:table-cell>
          <table:table-cell office:value-type="float" office:value="36.842466666667001" table:style-name="ce1">
            <text:p>36,84246667</text:p>
          </table:table-cell>
          <table:table-cell office:value-type="float" office:value="20177" table:style-name="ce1">
            <text:p>20177</text:p>
          </table:table-cell>
          <table:table-cell office:value-type="float" office:value="26307" table:style-name="ce1">
            <text:p>26307</text:p>
          </table:table-cell>
          <table:table-cell office:value-type="float" office:value="23376" table:style-name="ce1">
            <text:p>23376</text:p>
          </table:table-cell>
          <table:table-cell office:value-type="float" office:value="26480" table:style-name="ce1">
            <text:p>26480</text:p>
          </table:table-cell>
          <table:table-cell office:value-type="float" office:value="21620" table:style-name="ce1">
            <text:p>21620</text:p>
          </table:table-cell>
          <table:table-cell office:value-type="float" office:value="25640" table:style-name="ce1">
            <text:p>25640</text:p>
          </table:table-cell>
          <table:table-cell office:value-type="float" office:value="24457" table:style-name="ce1">
            <text:p>24457</text:p>
          </table:table-cell>
          <table:table-cell office:value-type="float" office:value="22671" table:style-name="ce1">
            <text:p>22671</text:p>
          </table:table-cell>
          <table:table-cell office:value-type="float" office:value="29642" table:style-name="ce1">
            <text:p>29642</text:p>
          </table:table-cell>
          <table:table-cell office:value-type="float" office:value="63421" table:style-name="ce1">
            <text:p>63421</text:p>
          </table:table-cell>
          <table:table-cell office:value-type="float" office:value="26054" table:style-name="ce1">
            <text:p>26054</text:p>
          </table:table-cell>
          <table:table-cell office:value-type="float" office:value="63468" table:style-name="ce1">
            <text:p>63468</text:p>
          </table:table-cell>
          <table:table-cell table:number-columns-repeated="192" table:style-name="ce1"/>
          <table:table-cell office:value-type="float" office:value="15724" table:style-name="ce1">
            <text:p>15724</text:p>
          </table:table-cell>
          <table:table-cell office:value-type="float" office:value="722" table:style-name="ce1">
            <text:p>722</text:p>
          </table:table-cell>
          <table:table-cell table:style-name="ce1"/>
          <table:table-cell office:value-type="float" office:value="2625" table:style-name="ce1">
            <text:p>2625</text:p>
          </table:table-cell>
          <table:table-cell office:value-type="float" office:value="9643" table:style-name="ce1">
            <text:p>9643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float" office:value="13417" table:style-name="ce1">
            <text:p>13417</text:p>
          </table:table-cell>
          <table:table-cell office:value-type="float" office:value="622" table:style-name="ce1">
            <text:p>622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float" office:value="7337" table:style-name="ce1">
            <text:p>7337</text:p>
          </table:table-cell>
          <table:table-cell office:value-type="float" office:value="1061" table:style-name="ce1">
            <text:p>1061</text:p>
          </table:table-cell>
          <table:table-cell table:style-name="ce1"/>
          <table:table-cell office:value-type="float" office:value="2352" table:style-name="ce1">
            <text:p>2352</text:p>
          </table:table-cell>
          <table:table-cell office:value-type="float" office:value="19206" table:style-name="ce1">
            <text:p>19206</text:p>
          </table:table-cell>
          <table:table-cell office:value-type="float" office:value="636" table:style-name="ce1">
            <text:p>636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13192" table:style-name="ce1">
            <text:p>13192</text:p>
          </table:table-cell>
          <table:table-cell office:value-type="float" office:value="543" table:style-name="ce1">
            <text:p>543</text:p>
          </table:table-cell>
          <table:table-cell table:style-name="ce1"/>
          <table:table-cell office:value-type="float" office:value="1920" table:style-name="ce1">
            <text:p>1920</text:p>
          </table:table-cell>
          <table:table-cell office:value-type="float" office:value="19948" table:style-name="ce1">
            <text:p>19948</text:p>
          </table:table-cell>
          <table:table-cell office:value-type="float" office:value="591" table:style-name="ce1">
            <text:p>591</text:p>
          </table:table-cell>
          <table:table-cell table:style-name="ce1"/>
          <table:table-cell office:value-type="float" office:value="2517" table:style-name="ce1">
            <text:p>2517</text:p>
          </table:table-cell>
          <table:table-cell office:value-type="float" office:value="7606" table:style-name="ce1">
            <text:p>7606</text:p>
          </table:table-cell>
          <table:table-cell office:value-type="float" office:value="477" table:style-name="ce1">
            <text:p>477</text:p>
          </table:table-cell>
          <table:table-cell table:style-name="ce1"/>
          <table:table-cell office:value-type="float" office:value="1734" table:style-name="ce1">
            <text:p>1734</text:p>
          </table:table-cell>
          <table:table-cell office:value-type="float" office:value="6320" table:style-name="ce1">
            <text:p>6320</text:p>
          </table:table-cell>
          <table:table-cell office:value-type="float" office:value="836" table:style-name="ce1">
            <text:p>836</text:p>
          </table:table-cell>
          <table:table-cell table:style-name="ce1"/>
          <table:table-cell office:value-type="float" office:value="1603" table:style-name="ce1">
            <text:p>1603</text:p>
          </table:table-cell>
          <table:table-cell office:value-type="float" office:value="12185" table:style-name="ce1">
            <text:p>12185</text:p>
          </table:table-cell>
          <table:table-cell office:value-type="float" office:value="579" table:style-name="ce1">
            <text:p>579</text:p>
          </table:table-cell>
          <table:table-cell table:style-name="ce1"/>
          <table:table-cell office:value-type="float" office:value="1919" table:style-name="ce1">
            <text:p>1919</text:p>
          </table:table-cell>
          <table:table-cell office:value-type="float" office:value="10074" table:style-name="ce1">
            <text:p>10074</text:p>
          </table:table-cell>
          <table:table-cell office:value-type="float" office:value="762" table:style-name="ce1">
            <text:p>762</text:p>
          </table:table-cell>
          <table:table-cell table:style-name="ce1"/>
          <table:table-cell office:value-type="float" office:value="2309" table:style-name="ce1">
            <text:p>2309</text:p>
          </table:table-cell>
          <table:table-cell office:value-type="float" office:value="14921" table:style-name="ce1">
            <text:p>14921</text:p>
          </table:table-cell>
          <table:table-cell office:value-type="float" office:value="628" table:style-name="ce1">
            <text:p>628</text:p>
          </table:table-cell>
          <table:table-cell table:style-name="ce1"/>
          <table:table-cell office:value-type="float" office:value="1675" table:style-name="ce1">
            <text:p>1675</text:p>
          </table:table-cell>
          <table:table-cell office:value-type="float" office:value="11573" table:style-name="ce1">
            <text:p>11573</text:p>
          </table:table-cell>
          <table:table-cell office:value-type="float" office:value="1828" table:style-name="ce1">
            <text:p>1828</text:p>
          </table:table-cell>
          <table:table-cell table:style-name="ce1"/>
          <table:table-cell office:value-type="float" office:value="1950" table:style-name="ce1">
            <text:p>1950</text:p>
          </table:table-cell>
          <table:table-cell office:value-type="float" office:value="4609" table:style-name="ce1">
            <text:p>4609</text:p>
          </table:table-cell>
          <table:table-cell office:value-type="float" office:value="694" table:style-name="ce1">
            <text:p>694</text:p>
          </table:table-cell>
          <table:table-cell table:style-name="ce1"/>
          <table:table-cell office:value-type="float" office:value="1741" table:style-name="ce1">
            <text:p>1741</text:p>
          </table:table-cell>
          <table:table-cell office:value-type="float" office:value="12623" table:style-name="ce1">
            <text:p>12623</text:p>
          </table:table-cell>
          <table:table-cell office:value-type="float" office:value="670" table:style-name="ce1">
            <text:p>670</text:p>
          </table:table-cell>
          <table:table-cell table:style-name="ce1"/>
          <table:table-cell office:value-type="float" office:value="1475" table:style-name="ce1">
            <text:p>1475</text:p>
          </table:table-cell>
          <table:table-cell office:value-type="float" office:value="8008" table:style-name="ce1">
            <text:p>8008</text:p>
          </table:table-cell>
          <table:table-cell office:value-type="float" office:value="787" table:style-name="ce1">
            <text:p>787</text:p>
          </table:table-cell>
          <table:table-cell table:style-name="ce1"/>
          <table:table-cell office:value-type="float" office:value="5699" table:style-name="ce1">
            <text:p>5699</text:p>
          </table:table-cell>
          <table:table-cell office:value-type="float" office:value="14571" table:style-name="ce1">
            <text:p>14571</text:p>
          </table:table-cell>
          <table:table-cell office:value-type="float" office:value="557" table:style-name="ce1">
            <text:p>557</text:p>
          </table:table-cell>
          <table:table-cell table:style-name="ce1"/>
          <table:table-cell office:value-type="float" office:value="1806" table:style-name="ce1">
            <text:p>1806</text:p>
          </table:table-cell>
          <table:table-cell office:value-type="float" office:value="17143" table:style-name="ce1">
            <text:p>17143</text:p>
          </table:table-cell>
          <table:table-cell office:value-type="float" office:value="2564" table:style-name="ce1">
            <text:p>2564</text:p>
          </table:table-cell>
          <table:table-cell table:style-name="ce1"/>
          <table:table-cell office:value-type="float" office:value="1751" table:style-name="ce1">
            <text:p>1751</text:p>
          </table:table-cell>
          <table:table-cell office:value-type="float" office:value="10844" table:style-name="ce1">
            <text:p>10844</text:p>
          </table:table-cell>
          <table:table-cell office:value-type="float" office:value="3619" table:style-name="ce1">
            <text:p>3619</text:p>
          </table:table-cell>
          <table:table-cell table:style-name="ce1"/>
          <table:table-cell office:value-type="float" office:value="1945" table:style-name="ce1">
            <text:p>1945</text:p>
          </table:table-cell>
          <table:table-cell office:value-type="float" office:value="19854" table:style-name="ce1">
            <text:p>19854</text:p>
          </table:table-cell>
          <table:table-cell office:value-type="float" office:value="772" table:style-name="ce1">
            <text:p>772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9090" table:style-name="ce1">
            <text:p>9090</text:p>
          </table:table-cell>
          <table:table-cell office:value-type="float" office:value="1412" table:style-name="ce1">
            <text:p>1412</text:p>
          </table:table-cell>
          <table:table-cell table:style-name="ce1"/>
          <table:table-cell office:value-type="float" office:value="3295" table:style-name="ce1">
            <text:p>3295</text:p>
          </table:table-cell>
          <table:table-cell office:value-type="float" office:value="15801" table:style-name="ce1">
            <text:p>15801</text:p>
          </table:table-cell>
          <table:table-cell office:value-type="float" office:value="1972" table:style-name="ce1">
            <text:p>1972</text:p>
          </table:table-cell>
          <table:table-cell table:style-name="ce1"/>
          <table:table-cell office:value-type="float" office:value="2322" table:style-name="ce1">
            <text:p>2322</text:p>
          </table:table-cell>
          <table:table-cell office:value-type="float" office:value="15221" table:style-name="ce1">
            <text:p>15221</text:p>
          </table:table-cell>
          <table:table-cell office:value-type="float" office:value="881" table:style-name="ce1">
            <text:p>881</text:p>
          </table:table-cell>
          <table:table-cell table:style-name="ce1"/>
          <table:table-cell office:value-type="float" office:value="3400" table:style-name="ce1">
            <text:p>3400</text:p>
          </table:table-cell>
          <table:table-cell office:value-type="float" office:value="14163" table:style-name="ce1">
            <text:p>14163</text:p>
          </table:table-cell>
          <table:table-cell office:value-type="float" office:value="971" table:style-name="ce1">
            <text:p>971</text:p>
          </table:table-cell>
          <table:table-cell table:style-name="ce1"/>
          <table:table-cell office:value-type="float" office:value="4056" table:style-name="ce1">
            <text:p>4056</text:p>
          </table:table-cell>
          <table:table-cell office:value-type="float" office:value="13104" table:style-name="ce1">
            <text:p>13104</text:p>
          </table:table-cell>
          <table:table-cell office:value-type="float" office:value="2088" table:style-name="ce1">
            <text:p>2088</text:p>
          </table:table-cell>
          <table:table-cell table:style-name="ce1"/>
          <table:table-cell office:value-type="float" office:value="1942" table:style-name="ce1">
            <text:p>1942</text:p>
          </table:table-cell>
          <table:table-cell office:value-type="float" office:value="8512" table:style-name="ce1">
            <text:p>8512</text:p>
          </table:table-cell>
          <table:table-cell office:value-type="float" office:value="527" table:style-name="ce1">
            <text:p>527</text:p>
          </table:table-cell>
          <table:table-cell table:style-name="ce1"/>
          <table:table-cell office:value-type="float" office:value="1597" table:style-name="ce1">
            <text:p>1597</text:p>
          </table:table-cell>
          <table:table-cell office:value-type="float" office:value="16108" table:style-name="ce1">
            <text:p>16108</text:p>
          </table:table-cell>
          <table:table-cell office:value-type="float" office:value="578" table:style-name="ce1">
            <text:p>578</text:p>
          </table:table-cell>
          <table:table-cell table:style-name="ce1"/>
          <table:table-cell office:value-type="float" office:value="1882" table:style-name="ce1">
            <text:p>1882</text:p>
          </table:table-cell>
          <table:table-cell office:value-type="float" office:value="8359" table:style-name="ce1">
            <text:p>8359</text:p>
          </table:table-cell>
          <table:table-cell office:value-type="float" office:value="1066" table:style-name="ce1">
            <text:p>1066</text:p>
          </table:table-cell>
          <table:table-cell table:style-name="ce1"/>
          <table:table-cell office:value-type="float" office:value="2453" table:style-name="ce1">
            <text:p>2453</text:p>
          </table:table-cell>
          <table:table-cell office:value-type="float" office:value="8264" table:style-name="ce1">
            <text:p>8264</text:p>
          </table:table-cell>
          <table:table-cell office:value-type="float" office:value="600" table:style-name="ce1">
            <text:p>600</text:p>
          </table:table-cell>
          <table:table-cell table:style-name="ce1"/>
          <table:table-cell office:value-type="float" office:value="1863" table:style-name="ce1">
            <text:p>1863</text:p>
          </table:table-cell>
          <table:table-cell office:value-type="float" office:value="9848" table:style-name="ce1">
            <text:p>9848</text:p>
          </table:table-cell>
          <table:table-cell office:value-type="float" office:value="781" table:style-name="ce1">
            <text:p>781</text:p>
          </table:table-cell>
          <table:table-cell table:style-name="ce1"/>
          <table:table-cell office:value-type="float" office:value="3796" table:style-name="ce1">
            <text:p>3796</text:p>
          </table:table-cell>
          <table:table-cell office:value-type="float" office:value="6349" table:style-name="ce1">
            <text:p>6349</text:p>
          </table:table-cell>
          <table:table-cell office:value-type="float" office:value="989" table:style-name="ce1">
            <text:p>989</text:p>
          </table:table-cell>
          <table:table-cell table:style-name="ce1"/>
          <table:table-cell office:value-type="float" office:value="2171" table:style-name="ce1">
            <text:p>2171</text:p>
          </table:table-cell>
          <table:table-cell office:value-type="float" office:value="7073" table:style-name="ce1">
            <text:p>7073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float" office:value="2437" table:style-name="ce1">
            <text:p>2437</text:p>
          </table:table-cell>
          <table:table-cell office:value-type="float" office:value="13072" table:style-name="ce1">
            <text:p>13072</text:p>
          </table:table-cell>
          <table:table-cell office:value-type="float" office:value="568" table:style-name="ce1">
            <text:p>568</text:p>
          </table:table-cell>
          <table:table-cell table:style-name="ce1"/>
          <table:table-cell office:value-type="float" office:value="2069" table:style-name="ce1">
            <text:p>2069</text:p>
          </table:table-cell>
          <table:table-cell office:value-type="float" office:value="17939" table:style-name="ce1">
            <text:p>17939</text:p>
          </table:table-cell>
          <table:table-cell office:value-type="float" office:value="976" table:style-name="ce1">
            <text:p>976</text:p>
          </table:table-cell>
          <table:table-cell table:style-name="ce1"/>
          <table:table-cell office:value-type="float" office:value="1640" table:style-name="ce1">
            <text:p>1640</text:p>
          </table:table-cell>
          <table:table-cell office:value-type="float" office:value="16796" table:style-name="ce1">
            <text:p>16796</text:p>
          </table:table-cell>
          <table:table-cell office:value-type="float" office:value="730" table:style-name="ce1">
            <text:p>730</text:p>
          </table:table-cell>
          <table:table-cell table:style-name="ce1"/>
          <table:table-cell office:value-type="float" office:value="3242" table:style-name="ce1">
            <text:p>3242</text:p>
          </table:table-cell>
          <table:table-cell office:value-type="float" office:value="10780" table:style-name="ce1">
            <text:p>10780</text:p>
          </table:table-cell>
          <table:table-cell office:value-type="float" office:value="744" table:style-name="ce1">
            <text:p>744</text:p>
          </table:table-cell>
          <table:table-cell table:style-name="ce1"/>
          <table:table-cell office:value-type="float" office:value="3086" table:style-name="ce1">
            <text:p>3086</text:p>
          </table:table-cell>
          <table:table-cell office:value-type="float" office:value="12864" table:style-name="ce1">
            <text:p>12864</text:p>
          </table:table-cell>
          <table:table-cell office:value-type="float" office:value="565" table:style-name="ce1">
            <text:p>565</text:p>
          </table:table-cell>
          <table:table-cell table:style-name="ce1"/>
          <table:table-cell office:value-type="float" office:value="4592" table:style-name="ce1">
            <text:p>4592</text:p>
          </table:table-cell>
          <table:table-cell office:value-type="float" office:value="9317" table:style-name="ce1">
            <text:p>9317</text:p>
          </table:table-cell>
          <table:table-cell office:value-type="float" office:value="686" table:style-name="ce1">
            <text:p>686</text:p>
          </table:table-cell>
          <table:table-cell table:style-name="ce1"/>
          <table:table-cell office:value-type="float" office:value="4360" table:style-name="ce1">
            <text:p>4360</text:p>
          </table:table-cell>
          <table:table-cell office:value-type="float" office:value="20740" table:style-name="ce1">
            <text:p>20740</text:p>
          </table:table-cell>
          <table:table-cell office:value-type="float" office:value="506" table:style-name="ce1">
            <text:p>506</text:p>
          </table:table-cell>
          <table:table-cell table:style-name="ce1"/>
          <table:table-cell office:value-type="float" office:value="2028" table:style-name="ce1">
            <text:p>2028</text:p>
          </table:table-cell>
          <table:table-cell office:value-type="float" office:value="16216" table:style-name="ce1">
            <text:p>16216</text:p>
          </table:table-cell>
          <table:table-cell office:value-type="float" office:value="987" table:style-name="ce1">
            <text:p>987</text:p>
          </table:table-cell>
          <table:table-cell table:style-name="ce1"/>
          <table:table-cell office:value-type="float" office:value="2696" table:style-name="ce1">
            <text:p>2696</text:p>
          </table:table-cell>
          <table:table-cell office:value-type="float" office:value="6216" table:style-name="ce1">
            <text:p>6216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2977" table:style-name="ce1">
            <text:p>2977</text:p>
          </table:table-cell>
          <table:table-cell office:value-type="float" office:value="12475" table:style-name="ce1">
            <text:p>12475</text:p>
          </table:table-cell>
          <table:table-cell office:value-type="float" office:value="722" table:style-name="ce1">
            <text:p>722</text:p>
          </table:table-cell>
          <table:table-cell table:style-name="ce1"/>
          <table:table-cell office:value-type="float" office:value="1811" table:style-name="ce1">
            <text:p>1811</text:p>
          </table:table-cell>
          <table:table-cell office:value-type="float" office:value="14296" table:style-name="ce1">
            <text:p>14296</text:p>
          </table:table-cell>
          <table:table-cell office:value-type="float" office:value="1030" table:style-name="ce1">
            <text:p>1030</text:p>
          </table:table-cell>
          <table:table-cell table:style-name="ce1"/>
          <table:table-cell office:value-type="float" office:value="1941" table:style-name="ce1">
            <text:p>1941</text:p>
          </table:table-cell>
          <table:table-cell office:value-type="float" office:value="19746" table:style-name="ce1">
            <text:p>19746</text:p>
          </table:table-cell>
          <table:table-cell office:value-type="float" office:value="672" table:style-name="ce1">
            <text:p>672</text:p>
          </table:table-cell>
          <table:table-cell table:style-name="ce1"/>
          <table:table-cell office:value-type="float" office:value="1747" table:style-name="ce1">
            <text:p>1747</text:p>
          </table:table-cell>
          <table:table-cell office:value-type="float" office:value="8426" table:style-name="ce1">
            <text:p>8426</text:p>
          </table:table-cell>
          <table:table-cell office:value-type="float" office:value="716" table:style-name="ce1">
            <text:p>716</text:p>
          </table:table-cell>
          <table:table-cell table:style-name="ce1"/>
          <table:table-cell office:value-type="float" office:value="2660" table:style-name="ce1">
            <text:p>2660</text:p>
          </table:table-cell>
          <table:table-cell office:value-type="float" office:value="8026" table:style-name="ce1">
            <text:p>8026</text:p>
          </table:table-cell>
          <table:table-cell office:value-type="float" office:value="595" table:style-name="ce1">
            <text:p>595</text:p>
          </table:table-cell>
          <table:table-cell table:style-name="ce1"/>
          <table:table-cell office:value-type="float" office:value="2071" table:style-name="ce1">
            <text:p>2071</text:p>
          </table:table-cell>
          <table:table-cell office:value-type="float" office:value="7925" table:style-name="ce1">
            <text:p>7925</text:p>
          </table:table-cell>
          <table:table-cell office:value-type="float" office:value="606" table:style-name="ce1">
            <text:p>606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12137" table:style-name="ce1">
            <text:p>12137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2697" table:style-name="ce1">
            <text:p>2697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22633_M09058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1:33:34</text:p>
          </table:table-cell>
          <table:table-cell office:value-type="string" table:style-name="ce1">
            <text:p>2020-11-17_22:33:34</text:p>
          </table:table-cell>
          <table:table-cell office:value-type="float" office:value="0.77" table:style-name="ce1">
            <text:p>0,77</text:p>
          </table:table-cell>
          <table:table-cell office:value-type="string" table:style-name="ce1">
            <text:p>Thomas Jac</text:p>
          </table:table-cell>
          <table:table-cell office:value-type="string" table:style-name="ce1">
            <text:p>M09058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V5wJJ03c6STtDEA</text:p>
          </table:table-cell>
          <table:table-cell office:value-type="string" table:style-name="ce1">
            <text:p>https://www.testable.org/experiment/4303/294929/start?participant=M090580</text:p>
          </table:table-cell>
          <table:table-cell office:value-type="float" office:value="3180699" table:style-name="ce1">
            <text:p>3180699</text:p>
          </table:table-cell>
          <table:table-cell office:value-type="float" office:value="53.011650000000003" table:style-name="ce1">
            <text:p>53,01165</text:p>
          </table:table-cell>
          <table:table-cell office:value-type="float" office:value="42096" table:style-name="ce1">
            <text:p>42096</text:p>
          </table:table-cell>
          <table:table-cell office:value-type="float" office:value="55996" table:style-name="ce1">
            <text:p>55996</text:p>
          </table:table-cell>
          <table:table-cell office:value-type="float" office:value="77426" table:style-name="ce1">
            <text:p>77426</text:p>
          </table:table-cell>
          <table:table-cell office:value-type="float" office:value="105195" table:style-name="ce1">
            <text:p>105195</text:p>
          </table:table-cell>
          <table:table-cell office:value-type="float" office:value="34601" table:style-name="ce1">
            <text:p>34601</text:p>
          </table:table-cell>
          <table:table-cell office:value-type="float" office:value="49159" table:style-name="ce1">
            <text:p>49159</text:p>
          </table:table-cell>
          <table:table-cell office:value-type="float" office:value="91790" table:style-name="ce1">
            <text:p>91790</text:p>
          </table:table-cell>
          <table:table-cell office:value-type="float" office:value="59910" table:style-name="ce1">
            <text:p>59910</text:p>
          </table:table-cell>
          <table:table-cell office:value-type="float" office:value="66011" table:style-name="ce1">
            <text:p>66011</text:p>
          </table:table-cell>
          <table:table-cell office:value-type="float" office:value="58818" table:style-name="ce1">
            <text:p>58818</text:p>
          </table:table-cell>
          <table:table-cell office:value-type="float" office:value="42909" table:style-name="ce1">
            <text:p>42909</text:p>
          </table:table-cell>
          <table:table-cell office:value-type="float" office:value="59132" table:style-name="ce1">
            <text:p>59132</text:p>
          </table:table-cell>
          <table:table-cell office:value-type="float" office:value="13952" table:style-name="ce1">
            <text:p>13952</text:p>
          </table:table-cell>
          <table:table-cell office:value-type="float" office:value="2150" table:style-name="ce1">
            <text:p>2150</text:p>
          </table:table-cell>
          <table:table-cell table:style-name="ce1"/>
          <table:table-cell office:value-type="float" office:value="2136" table:style-name="ce1">
            <text:p>2136</text:p>
          </table:table-cell>
          <table:table-cell office:value-type="float" office:value="8695" table:style-name="ce1">
            <text:p>8695</text:p>
          </table:table-cell>
          <table:table-cell office:value-type="float" office:value="867" table:style-name="ce1">
            <text:p>867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5532" table:style-name="ce1">
            <text:p>25532</text:p>
          </table:table-cell>
          <table:table-cell office:value-type="float" office:value="903" table:style-name="ce1">
            <text:p>903</text:p>
          </table:table-cell>
          <table:table-cell table:style-name="ce1"/>
          <table:table-cell office:value-type="float" office:value="3268" table:style-name="ce1">
            <text:p>3268</text:p>
          </table:table-cell>
          <table:table-cell office:value-type="float" office:value="27833" table:style-name="ce1">
            <text:p>27833</text:p>
          </table:table-cell>
          <table:table-cell office:value-type="float" office:value="957" table:style-name="ce1">
            <text:p>957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11586" table:style-name="ce1">
            <text:p>11586</text:p>
          </table:table-cell>
          <table:table-cell office:value-type="float" office:value="1147" table:style-name="ce1">
            <text:p>1147</text:p>
          </table:table-cell>
          <table:table-cell table:style-name="ce1"/>
          <table:table-cell office:value-type="float" office:value="3378" table:style-name="ce1">
            <text:p>3378</text:p>
          </table:table-cell>
          <table:table-cell office:value-type="float" office:value="23467" table:style-name="ce1">
            <text:p>23467</text:p>
          </table:table-cell>
          <table:table-cell office:value-type="float" office:value="3161" table:style-name="ce1">
            <text:p>3161</text:p>
          </table:table-cell>
          <table:table-cell table:style-name="ce1"/>
          <table:table-cell office:value-type="float" office:value="4631" table:style-name="ce1">
            <text:p>4631</text:p>
          </table:table-cell>
          <table:table-cell office:value-type="float" office:value="9539" table:style-name="ce1">
            <text:p>9539</text:p>
          </table:table-cell>
          <table:table-cell office:value-type="float" office:value="872" table:style-name="ce1">
            <text:p>872</text:p>
          </table:table-cell>
          <table:table-cell table:style-name="ce1"/>
          <table:table-cell office:value-type="float" office:value="2165" table:style-name="ce1">
            <text:p>2165</text:p>
          </table:table-cell>
          <table:table-cell office:value-type="float" office:value="12389" table:style-name="ce1">
            <text:p>12389</text:p>
          </table:table-cell>
          <table:table-cell office:value-type="float" office:value="703" table:style-name="ce1">
            <text:p>703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10696" table:style-name="ce1">
            <text:p>10696</text:p>
          </table:table-cell>
          <table:table-cell office:value-type="float" office:value="1224" table:style-name="ce1">
            <text:p>1224</text:p>
          </table:table-cell>
          <table:table-cell table:style-name="ce1"/>
          <table:table-cell office:value-type="float" office:value="2456" table:style-name="ce1">
            <text:p>2456</text:p>
          </table:table-cell>
          <table:table-cell office:value-type="float" office:value="18702" table:style-name="ce1">
            <text:p>18702</text:p>
          </table:table-cell>
          <table:table-cell office:value-type="float" office:value="1129" table:style-name="ce1">
            <text:p>1129</text:p>
          </table:table-cell>
          <table:table-cell table:style-name="ce1"/>
          <table:table-cell office:value-type="float" office:value="5583" table:style-name="ce1">
            <text:p>5583</text:p>
          </table:table-cell>
          <table:table-cell office:value-type="float" office:value="26838" table:style-name="ce1">
            <text:p>26838</text:p>
          </table:table-cell>
          <table:table-cell office:value-type="float" office:value="792" table:style-name="ce1">
            <text:p>792</text:p>
          </table:table-cell>
          <table:table-cell table:style-name="ce1"/>
          <table:table-cell office:value-type="float" office:value="2224" table:style-name="ce1">
            <text:p>2224</text:p>
          </table:table-cell>
          <table:table-cell office:value-type="float" office:value="16451" table:style-name="ce1">
            <text:p>16451</text:p>
          </table:table-cell>
          <table:table-cell office:value-type="float" office:value="1107" table:style-name="ce1">
            <text:p>1107</text:p>
          </table:table-cell>
          <table:table-cell table:style-name="ce1"/>
          <table:table-cell office:value-type="float" office:value="2706" table:style-name="ce1">
            <text:p>2706</text:p>
          </table:table-cell>
          <table:table-cell office:value-type="float" office:value="11660" table:style-name="ce1">
            <text:p>11660</text:p>
          </table:table-cell>
          <table:table-cell office:value-type="float" office:value="807" table:style-name="ce1">
            <text:p>807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office:value-type="float" office:value="13751" table:style-name="ce1">
            <text:p>13751</text:p>
          </table:table-cell>
          <table:table-cell office:value-type="float" office:value="1269" table:style-name="ce1">
            <text:p>1269</text:p>
          </table:table-cell>
          <table:table-cell table:style-name="ce1"/>
          <table:table-cell office:value-type="float" office:value="2135" table:style-name="ce1">
            <text:p>2135</text:p>
          </table:table-cell>
          <table:table-cell office:value-type="float" office:value="13931" table:style-name="ce1">
            <text:p>13931</text:p>
          </table:table-cell>
          <table:table-cell office:value-type="float" office:value="826" table:style-name="ce1">
            <text:p>826</text:p>
          </table:table-cell>
          <table:table-cell table:style-name="ce1"/>
          <table:table-cell office:value-type="float" office:value="5422" table:style-name="ce1">
            <text:p>5422</text:p>
          </table:table-cell>
          <table:table-cell office:value-type="float" office:value="9120" table:style-name="ce1">
            <text:p>9120</text:p>
          </table:table-cell>
          <table:table-cell office:value-type="float" office:value="1444" table:style-name="ce1">
            <text:p>1444</text:p>
          </table:table-cell>
          <table:table-cell table:style-name="ce1"/>
          <table:table-cell office:value-type="float" office:value="2465" table:style-name="ce1">
            <text:p>2465</text:p>
          </table:table-cell>
          <table:table-cell office:value-type="float" office:value="10569" table:style-name="ce1">
            <text:p>10569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2205" table:style-name="ce1">
            <text:p>2205</text:p>
          </table:table-cell>
          <table:table-cell office:value-type="float" office:value="17028" table:style-name="ce1">
            <text:p>17028</text:p>
          </table:table-cell>
          <table:table-cell office:value-type="float" office:value="1016" table:style-name="ce1">
            <text:p>1016</text:p>
          </table:table-cell>
          <table:table-cell table:style-name="ce1"/>
          <table:table-cell office:value-type="float" office:value="3630" table:style-name="ce1">
            <text:p>3630</text:p>
          </table:table-cell>
          <table:table-cell office:value-type="float" office:value="12839" table:style-name="ce1">
            <text:p>12839</text:p>
          </table:table-cell>
          <table:table-cell office:value-type="float" office:value="952" table:style-name="ce1">
            <text:p>952</text:p>
          </table:table-cell>
          <table:table-cell table:style-name="ce1"/>
          <table:table-cell office:value-type="float" office:value="2666" table:style-name="ce1">
            <text:p>2666</text:p>
          </table:table-cell>
          <table:table-cell office:value-type="float" office:value="19940" table:style-name="ce1">
            <text:p>19940</text:p>
          </table:table-cell>
          <table:table-cell office:value-type="float" office:value="1293" table:style-name="ce1">
            <text:p>1293</text:p>
          </table:table-cell>
          <table:table-cell table:style-name="ce1"/>
          <table:table-cell office:value-type="float" office:value="2224" table:style-name="ce1">
            <text:p>2224</text:p>
          </table:table-cell>
          <table:table-cell office:value-type="float" office:value="15441" table:style-name="ce1">
            <text:p>15441</text:p>
          </table:table-cell>
          <table:table-cell office:value-type="float" office:value="707" table:style-name="ce1">
            <text:p>707</text:p>
          </table:table-cell>
          <table:table-cell table:style-name="ce1"/>
          <table:table-cell office:value-type="float" office:value="2436" table:style-name="ce1">
            <text:p>2436</text:p>
          </table:table-cell>
          <table:table-cell office:value-type="float" office:value="39803" table:style-name="ce1">
            <text:p>39803</text:p>
          </table:table-cell>
          <table:table-cell office:value-type="float" office:value="1129" table:style-name="ce1">
            <text:p>1129</text:p>
          </table:table-cell>
          <table:table-cell table:style-name="ce1"/>
          <table:table-cell office:value-type="float" office:value="1965" table:style-name="ce1">
            <text:p>1965</text:p>
          </table:table-cell>
          <table:table-cell office:value-type="float" office:value="12342" table:style-name="ce1">
            <text:p>12342</text:p>
          </table:table-cell>
          <table:table-cell office:value-type="float" office:value="678" table:style-name="ce1">
            <text:p>678</text:p>
          </table:table-cell>
          <table:table-cell table:style-name="ce1"/>
          <table:table-cell office:value-type="float" office:value="1942" table:style-name="ce1">
            <text:p>1942</text:p>
          </table:table-cell>
          <table:table-cell office:value-type="float" office:value="13874" table:style-name="ce1">
            <text:p>13874</text:p>
          </table:table-cell>
          <table:table-cell office:value-type="float" office:value="1258" table:style-name="ce1">
            <text:p>1258</text:p>
          </table:table-cell>
          <table:table-cell table:style-name="ce1"/>
          <table:table-cell office:value-type="float" office:value="2175" table:style-name="ce1">
            <text:p>2175</text:p>
          </table:table-cell>
          <table:table-cell office:value-type="float" office:value="12658" table:style-name="ce1">
            <text:p>12658</text:p>
          </table:table-cell>
          <table:table-cell office:value-type="float" office:value="629" table:style-name="ce1">
            <text:p>629</text:p>
          </table:table-cell>
          <table:table-cell table:style-name="ce1"/>
          <table:table-cell office:value-type="float" office:value="3046" table:style-name="ce1">
            <text:p>3046</text:p>
          </table:table-cell>
          <table:table-cell office:value-type="float" office:value="14098" table:style-name="ce1">
            <text:p>14098</text:p>
          </table:table-cell>
          <table:table-cell office:value-type="float" office:value="653" table:style-name="ce1">
            <text:p>653</text:p>
          </table:table-cell>
          <table:table-cell table:style-name="ce1"/>
          <table:table-cell office:value-type="float" office:value="1754" table:style-name="ce1">
            <text:p>1754</text:p>
          </table:table-cell>
          <table:table-cell office:value-type="float" office:value="9208" table:style-name="ce1">
            <text:p>9208</text:p>
          </table:table-cell>
          <table:table-cell office:value-type="float" office:value="728" table:style-name="ce1">
            <text:p>728</text:p>
          </table:table-cell>
          <table:table-cell table:style-name="ce1"/>
          <table:table-cell office:value-type="float" office:value="2014" table:style-name="ce1">
            <text:p>2014</text:p>
          </table:table-cell>
          <table:table-cell office:value-type="float" office:value="13076" table:style-name="ce1">
            <text:p>13076</text:p>
          </table:table-cell>
          <table:table-cell office:value-type="float" office:value="1127" table:style-name="ce1">
            <text:p>1127</text:p>
          </table:table-cell>
          <table:table-cell table:style-name="ce1"/>
          <table:table-cell office:value-type="float" office:value="6557" table:style-name="ce1">
            <text:p>6557</text:p>
          </table:table-cell>
          <table:table-cell office:value-type="float" office:value="16832" table:style-name="ce1">
            <text:p>16832</text:p>
          </table:table-cell>
          <table:table-cell office:value-type="float" office:value="688" table:style-name="ce1">
            <text:p>688</text:p>
          </table:table-cell>
          <table:table-cell table:style-name="ce1"/>
          <table:table-cell office:value-type="float" office:value="1974" table:style-name="ce1">
            <text:p>1974</text:p>
          </table:table-cell>
          <table:table-cell office:value-type="float" office:value="9693" table:style-name="ce1">
            <text:p>9693</text:p>
          </table:table-cell>
          <table:table-cell office:value-type="float" office:value="668" table:style-name="ce1">
            <text:p>668</text:p>
          </table:table-cell>
          <table:table-cell table:style-name="ce1"/>
          <table:table-cell office:value-type="float" office:value="2686" table:style-name="ce1">
            <text:p>2686</text:p>
          </table:table-cell>
          <table:table-cell office:value-type="float" office:value="15159" table:style-name="ce1">
            <text:p>15159</text:p>
          </table:table-cell>
          <table:table-cell office:value-type="float" office:value="973" table:style-name="ce1">
            <text:p>973</text:p>
          </table:table-cell>
          <table:table-cell table:style-name="ce1"/>
          <table:table-cell office:value-type="float" office:value="2065" table:style-name="ce1">
            <text:p>2065</text:p>
          </table:table-cell>
          <table:table-cell office:value-type="float" office:value="13851" table:style-name="ce1">
            <text:p>13851</text:p>
          </table:table-cell>
          <table:table-cell office:value-type="float" office:value="1940" table:style-name="ce1">
            <text:p>1940</text:p>
          </table:table-cell>
          <table:table-cell table:style-name="ce1"/>
          <table:table-cell office:value-type="float" office:value="2236" table:style-name="ce1">
            <text:p>2236</text:p>
          </table:table-cell>
          <table:table-cell office:value-type="float" office:value="17201" table:style-name="ce1">
            <text:p>17201</text:p>
          </table:table-cell>
          <table:table-cell office:value-type="float" office:value="1424" table:style-name="ce1">
            <text:p>1424</text:p>
          </table:table-cell>
          <table:table-cell table:style-name="ce1"/>
          <table:table-cell office:value-type="float" office:value="2845" table:style-name="ce1">
            <text:p>2845</text:p>
          </table:table-cell>
          <table:table-cell office:value-type="float" office:value="17677" table:style-name="ce1">
            <text:p>17677</text:p>
          </table:table-cell>
          <table:table-cell office:value-type="float" office:value="877" table:style-name="ce1">
            <text:p>877</text:p>
          </table:table-cell>
          <table:table-cell table:style-name="ce1"/>
          <table:table-cell office:value-type="float" office:value="1733" table:style-name="ce1">
            <text:p>1733</text:p>
          </table:table-cell>
          <table:table-cell office:value-type="float" office:value="12087" table:style-name="ce1">
            <text:p>12087</text:p>
          </table:table-cell>
          <table:table-cell office:value-type="float" office:value="670" table:style-name="ce1">
            <text:p>670</text:p>
          </table:table-cell>
          <table:table-cell table:style-name="ce1"/>
          <table:table-cell office:value-type="float" office:value="2686" table:style-name="ce1">
            <text:p>2686</text:p>
          </table:table-cell>
          <table:table-cell office:value-type="float" office:value="23956" table:style-name="ce1">
            <text:p>23956</text:p>
          </table:table-cell>
          <table:table-cell office:value-type="float" office:value="703" table:style-name="ce1">
            <text:p>703</text:p>
          </table:table-cell>
          <table:table-cell table:style-name="ce1"/>
          <table:table-cell office:value-type="float" office:value="2526" table:style-name="ce1">
            <text:p>2526</text:p>
          </table:table-cell>
          <table:table-cell office:value-type="float" office:value="46097" table:style-name="ce1">
            <text:p>46097</text:p>
          </table:table-cell>
          <table:table-cell office:value-type="float" office:value="777" table:style-name="ce1">
            <text:p>777</text:p>
          </table:table-cell>
          <table:table-cell table:style-name="ce1"/>
          <table:table-cell office:value-type="float" office:value="1915" table:style-name="ce1">
            <text:p>1915</text:p>
          </table:table-cell>
          <table:table-cell office:value-type="float" office:value="8433" table:style-name="ce1">
            <text:p>8433</text:p>
          </table:table-cell>
          <table:table-cell office:value-type="float" office:value="1596" table:style-name="ce1">
            <text:p>1596</text:p>
          </table:table-cell>
          <table:table-cell table:style-name="ce1"/>
          <table:table-cell office:value-type="float" office:value="2545" table:style-name="ce1">
            <text:p>2545</text:p>
          </table:table-cell>
          <table:table-cell office:value-type="float" office:value="10196" table:style-name="ce1">
            <text:p>10196</text:p>
          </table:table-cell>
          <table:table-cell office:value-type="float" office:value="776" table:style-name="ce1">
            <text:p>776</text:p>
          </table:table-cell>
          <table:table-cell table:style-name="ce1"/>
          <table:table-cell office:value-type="float" office:value="2334" table:style-name="ce1">
            <text:p>2334</text:p>
          </table:table-cell>
          <table:table-cell office:value-type="float" office:value="15720" table:style-name="ce1">
            <text:p>15720</text:p>
          </table:table-cell>
          <table:table-cell office:value-type="float" office:value="677" table:style-name="ce1">
            <text:p>677</text:p>
          </table:table-cell>
          <table:table-cell table:style-name="ce1"/>
          <table:table-cell office:value-type="float" office:value="2245" table:style-name="ce1">
            <text:p>2245</text:p>
          </table:table-cell>
          <table:table-cell office:value-type="float" office:value="13079" table:style-name="ce1">
            <text:p>13079</text:p>
          </table:table-cell>
          <table:table-cell office:value-type="float" office:value="883" table:style-name="ce1">
            <text:p>883</text:p>
          </table:table-cell>
          <table:table-cell table:style-name="ce1"/>
          <table:table-cell office:value-type="float" office:value="1995" table:style-name="ce1">
            <text:p>1995</text:p>
          </table:table-cell>
          <table:table-cell office:value-type="float" office:value="10679" table:style-name="ce1">
            <text:p>10679</text:p>
          </table:table-cell>
          <table:table-cell office:value-type="float" office:value="641" table:style-name="ce1">
            <text:p>641</text:p>
          </table:table-cell>
          <table:table-cell table:style-name="ce1"/>
          <table:table-cell office:value-type="float" office:value="2386" table:style-name="ce1">
            <text:p>2386</text:p>
          </table:table-cell>
          <table:table-cell office:value-type="float" office:value="11839" table:style-name="ce1">
            <text:p>11839</text:p>
          </table:table-cell>
          <table:table-cell office:value-type="float" office:value="566" table:style-name="ce1">
            <text:p>566</text:p>
          </table:table-cell>
          <table:table-cell table:style-name="ce1"/>
          <table:table-cell office:value-type="float" office:value="1843" table:style-name="ce1">
            <text:p>1843</text:p>
          </table:table-cell>
          <table:table-cell office:value-type="float" office:value="36285" table:style-name="ce1">
            <text:p>36285</text:p>
          </table:table-cell>
          <table:table-cell office:value-type="float" office:value="1233" table:style-name="ce1">
            <text:p>1233</text:p>
          </table:table-cell>
          <table:table-cell table:style-name="ce1"/>
          <table:table-cell office:value-type="float" office:value="3178" table:style-name="ce1">
            <text:p>3178</text:p>
          </table:table-cell>
          <table:table-cell office:value-type="float" office:value="14396" table:style-name="ce1">
            <text:p>14396</text:p>
          </table:table-cell>
          <table:table-cell office:value-type="float" office:value="916" table:style-name="ce1">
            <text:p>916</text:p>
          </table:table-cell>
          <table:table-cell table:style-name="ce1"/>
          <table:table-cell office:value-type="float" office:value="2094" table:style-name="ce1">
            <text:p>2094</text:p>
          </table:table-cell>
          <table:table-cell office:value-type="float" office:value="8945" table:style-name="ce1">
            <text:p>8945</text:p>
          </table:table-cell>
          <table:table-cell office:value-type="float" office:value="852" table:style-name="ce1">
            <text:p>852</text:p>
          </table:table-cell>
          <table:table-cell table:style-name="ce1"/>
          <table:table-cell office:value-type="float" office:value="1954" table:style-name="ce1">
            <text:p>1954</text:p>
          </table:table-cell>
          <table:table-cell office:value-type="float" office:value="12363" table:style-name="ce1">
            <text:p>12363</text:p>
          </table:table-cell>
          <table:table-cell office:value-type="float" office:value="759" table:style-name="ce1">
            <text:p>759</text:p>
          </table:table-cell>
          <table:table-cell table:style-name="ce1"/>
          <table:table-cell office:value-type="float" office:value="2095" table:style-name="ce1">
            <text:p>2095</text:p>
          </table:table-cell>
          <table:table-cell office:value-type="float" office:value="16081" table:style-name="ce1">
            <text:p>16081</text:p>
          </table:table-cell>
          <table:table-cell office:value-type="float" office:value="638" table:style-name="ce1">
            <text:p>638</text:p>
          </table:table-cell>
          <table:table-cell table:style-name="ce1"/>
          <table:table-cell office:value-type="float" office:value="2105" table:style-name="ce1">
            <text:p>2105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7_223422_M043453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1:42:12</text:p>
          </table:table-cell>
          <table:table-cell office:value-type="string" table:style-name="ce1">
            <text:p>2020-11-17_22:42: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NARD</text:p>
          </table:table-cell>
          <table:table-cell office:value-type="string" table:style-name="ce1">
            <text:p>M04345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I2axSAcveJhnC5uR</text:p>
          </table:table-cell>
          <table:table-cell office:value-type="string" table:style-name="ce1">
            <text:p>https://www.testable.org/experiment/4303/294929/start?participant=M043453</text:p>
          </table:table-cell>
          <table:table-cell office:value-type="float" office:value="3131151" table:style-name="ce1">
            <text:p>3131151</text:p>
          </table:table-cell>
          <table:table-cell office:value-type="float" office:value="52.185850000000002" table:style-name="ce1">
            <text:p>52,18585</text:p>
          </table:table-cell>
          <table:table-cell office:value-type="float" office:value="54277" table:style-name="ce1">
            <text:p>54277</text:p>
          </table:table-cell>
          <table:table-cell office:value-type="float" office:value="79773" table:style-name="ce1">
            <text:p>79773</text:p>
          </table:table-cell>
          <table:table-cell office:value-type="float" office:value="71900" table:style-name="ce1">
            <text:p>71900</text:p>
          </table:table-cell>
          <table:table-cell office:value-type="float" office:value="81289" table:style-name="ce1">
            <text:p>81289</text:p>
          </table:table-cell>
          <table:table-cell office:value-type="float" office:value="88373" table:style-name="ce1">
            <text:p>88373</text:p>
          </table:table-cell>
          <table:table-cell office:value-type="float" office:value="62816" table:style-name="ce1">
            <text:p>62816</text:p>
          </table:table-cell>
          <table:table-cell office:value-type="float" office:value="69342" table:style-name="ce1">
            <text:p>69342</text:p>
          </table:table-cell>
          <table:table-cell office:value-type="float" office:value="58019" table:style-name="ce1">
            <text:p>58019</text:p>
          </table:table-cell>
          <table:table-cell office:value-type="float" office:value="67070" table:style-name="ce1">
            <text:p>67070</text:p>
          </table:table-cell>
          <table:table-cell office:value-type="float" office:value="52298" table:style-name="ce1">
            <text:p>52298</text:p>
          </table:table-cell>
          <table:table-cell office:value-type="float" office:value="72340" table:style-name="ce1">
            <text:p>72340</text:p>
          </table:table-cell>
          <table:table-cell office:value-type="float" office:value="88291" table:style-name="ce1">
            <text:p>88291</text:p>
          </table:table-cell>
          <table:table-cell table:number-columns-repeated="192" table:style-name="ce1"/>
          <table:table-cell office:value-type="float" office:value="23769" table:style-name="ce1">
            <text:p>23769</text:p>
          </table:table-cell>
          <table:table-cell office:value-type="float" office:value="6753" table:style-name="ce1">
            <text:p>6753</text:p>
          </table:table-cell>
          <table:table-cell office:value-type="float" office:value="5339" table:style-name="ce1">
            <text:p>5339</text:p>
          </table:table-cell>
          <table:table-cell table:style-name="ce1"/>
          <table:table-cell office:value-type="float" office:value="24185" table:style-name="ce1">
            <text:p>24185</text:p>
          </table:table-cell>
          <table:table-cell office:value-type="float" office:value="2346" table:style-name="ce1">
            <text:p>2346</text:p>
          </table:table-cell>
          <table:table-cell table:style-name="ce1"/>
          <table:table-cell office:value-type="float" office:value="17634" table:style-name="ce1">
            <text:p>17634</text:p>
          </table:table-cell>
          <table:table-cell office:value-type="float" office:value="5917" table:style-name="ce1">
            <text:p>5917</text:p>
          </table:table-cell>
          <table:table-cell office:value-type="float" office:value="2755" table:style-name="ce1">
            <text:p>2755</text:p>
          </table:table-cell>
          <table:table-cell office:value-type="float" office:value="2244" table:style-name="ce1">
            <text:p>2244</text:p>
          </table:table-cell>
          <table:table-cell table:style-name="ce1"/>
          <table:table-cell office:value-type="float" office:value="10429" table:style-name="ce1">
            <text:p>10429</text:p>
          </table:table-cell>
          <table:table-cell office:value-type="float" office:value="1807" table:style-name="ce1">
            <text:p>1807</text:p>
          </table:table-cell>
          <table:table-cell office:value-type="float" office:value="2004" table:style-name="ce1">
            <text:p>2004</text:p>
          </table:table-cell>
          <table:table-cell table:style-name="ce1"/>
          <table:table-cell office:value-type="float" office:value="18276" table:style-name="ce1">
            <text:p>18276</text:p>
          </table:table-cell>
          <table:table-cell office:value-type="float" office:value="849" table:style-name="ce1">
            <text:p>849</text:p>
          </table:table-cell>
          <table:table-cell table:style-name="ce1"/>
          <table:table-cell office:value-type="float" office:value="4039" table:style-name="ce1">
            <text:p>4039</text:p>
          </table:table-cell>
          <table:table-cell office:value-type="float" office:value="11231" table:style-name="ce1">
            <text:p>11231</text:p>
          </table:table-cell>
          <table:table-cell office:value-type="float" office:value="1066" table:style-name="ce1">
            <text:p>1066</text:p>
          </table:table-cell>
          <table:table-cell office:value-type="float" office:value="3109" table:style-name="ce1">
            <text:p>3109</text:p>
          </table:table-cell>
          <table:table-cell table:style-name="ce1"/>
          <table:table-cell office:value-type="float" office:value="38743" table:style-name="ce1">
            <text:p>38743</text:p>
          </table:table-cell>
          <table:table-cell office:value-type="float" office:value="935" table:style-name="ce1">
            <text:p>935</text:p>
          </table:table-cell>
          <table:table-cell office:value-type="float" office:value="6503" table:style-name="ce1">
            <text:p>6503</text:p>
          </table:table-cell>
          <table:table-cell table:style-name="ce1"/>
          <table:table-cell office:value-type="float" office:value="7781" table:style-name="ce1">
            <text:p>7781</text:p>
          </table:table-cell>
          <table:table-cell office:value-type="float" office:value="3673" table:style-name="ce1">
            <text:p>3673</text:p>
          </table:table-cell>
          <table:table-cell table:style-name="ce1"/>
          <table:table-cell office:value-type="float" office:value="4537" table:style-name="ce1">
            <text:p>4537</text:p>
          </table:table-cell>
          <table:table-cell office:value-type="float" office:value="24924" table:style-name="ce1">
            <text:p>24924</text:p>
          </table:table-cell>
          <table:table-cell office:value-type="float" office:value="945" table:style-name="ce1">
            <text:p>945</text:p>
          </table:table-cell>
          <table:table-cell office:value-type="float" office:value="5063" table:style-name="ce1">
            <text:p>5063</text:p>
          </table:table-cell>
          <table:table-cell table:style-name="ce1"/>
          <table:table-cell office:value-type="float" office:value="12686" table:style-name="ce1">
            <text:p>12686</text:p>
          </table:table-cell>
          <table:table-cell office:value-type="float" office:value="1022" table:style-name="ce1">
            <text:p>1022</text:p>
          </table:table-cell>
          <table:table-cell table:style-name="ce1"/>
          <table:table-cell office:value-type="float" office:value="1859" table:style-name="ce1">
            <text:p>1859</text:p>
          </table:table-cell>
          <table:table-cell office:value-type="float" office:value="9332" table:style-name="ce1">
            <text:p>9332</text:p>
          </table:table-cell>
          <table:table-cell office:value-type="float" office:value="1732" table:style-name="ce1">
            <text:p>1732</text:p>
          </table:table-cell>
          <table:table-cell table:style-name="ce1"/>
          <table:table-cell office:value-type="float" office:value="3151" table:style-name="ce1">
            <text:p>3151</text:p>
          </table:table-cell>
          <table:table-cell office:value-type="float" office:value="7848" table:style-name="ce1">
            <text:p>7848</text:p>
          </table:table-cell>
          <table:table-cell office:value-type="float" office:value="1978" table:style-name="ce1">
            <text:p>1978</text:p>
          </table:table-cell>
          <table:table-cell table:style-name="ce1"/>
          <table:table-cell office:value-type="float" office:value="2434" table:style-name="ce1">
            <text:p>2434</text:p>
          </table:table-cell>
          <table:table-cell office:value-type="float" office:value="35183" table:style-name="ce1">
            <text:p>35183</text:p>
          </table:table-cell>
          <table:table-cell office:value-type="float" office:value="2285" table:style-name="ce1">
            <text:p>2285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16417" table:style-name="ce1">
            <text:p>16417</text:p>
          </table:table-cell>
          <table:table-cell office:value-type="float" office:value="1844" table:style-name="ce1">
            <text:p>1844</text:p>
          </table:table-cell>
          <table:table-cell table:style-name="ce1"/>
          <table:table-cell office:value-type="float" office:value="3584" table:style-name="ce1">
            <text:p>3584</text:p>
          </table:table-cell>
          <table:table-cell office:value-type="float" office:value="17674" table:style-name="ce1">
            <text:p>17674</text:p>
          </table:table-cell>
          <table:table-cell office:value-type="float" office:value="1228" table:style-name="ce1">
            <text:p>1228</text:p>
          </table:table-cell>
          <table:table-cell office:value-type="float" office:value="4969" table:style-name="ce1">
            <text:p>4969</text:p>
          </table:table-cell>
          <table:table-cell table:style-name="ce1"/>
          <table:table-cell office:value-type="float" office:value="12954" table:style-name="ce1">
            <text:p>12954</text:p>
          </table:table-cell>
          <table:table-cell office:value-type="float" office:value="1441" table:style-name="ce1">
            <text:p>1441</text:p>
          </table:table-cell>
          <table:table-cell table:style-name="ce1"/>
          <table:table-cell office:value-type="float" office:value="2558" table:style-name="ce1">
            <text:p>2558</text:p>
          </table:table-cell>
          <table:table-cell office:value-type="float" office:value="8555" table:style-name="ce1">
            <text:p>8555</text:p>
          </table:table-cell>
          <table:table-cell office:value-type="float" office:value="1559" table:style-name="ce1">
            <text:p>1559</text:p>
          </table:table-cell>
          <table:table-cell table:style-name="ce1"/>
          <table:table-cell office:value-type="float" office:value="8516" table:style-name="ce1">
            <text:p>8516</text:p>
          </table:table-cell>
          <table:table-cell office:value-type="float" office:value="8959" table:style-name="ce1">
            <text:p>8959</text:p>
          </table:table-cell>
          <table:table-cell office:value-type="float" office:value="1651" table:style-name="ce1">
            <text:p>1651</text:p>
          </table:table-cell>
          <table:table-cell office:value-type="float" office:value="5286" table:style-name="ce1">
            <text:p>5286</text:p>
          </table:table-cell>
          <table:table-cell table:style-name="ce1"/>
          <table:table-cell office:value-type="float" office:value="39876" table:style-name="ce1">
            <text:p>39876</text:p>
          </table:table-cell>
          <table:table-cell office:value-type="float" office:value="1567" table:style-name="ce1">
            <text:p>1567</text:p>
          </table:table-cell>
          <table:table-cell table:style-name="ce1"/>
          <table:table-cell office:value-type="float" office:value="3457" table:style-name="ce1">
            <text:p>3457</text:p>
          </table:table-cell>
          <table:table-cell office:value-type="float" office:value="15708" table:style-name="ce1">
            <text:p>15708</text:p>
          </table:table-cell>
          <table:table-cell office:value-type="float" office:value="1866" table:style-name="ce1">
            <text:p>1866</text:p>
          </table:table-cell>
          <table:table-cell table:style-name="ce1"/>
          <table:table-cell office:value-type="float" office:value="4243" table:style-name="ce1">
            <text:p>4243</text:p>
          </table:table-cell>
          <table:table-cell office:value-type="float" office:value="9324" table:style-name="ce1">
            <text:p>9324</text:p>
          </table:table-cell>
          <table:table-cell office:value-type="float" office:value="1172" table:style-name="ce1">
            <text:p>1172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19419" table:style-name="ce1">
            <text:p>19419</text:p>
          </table:table-cell>
          <table:table-cell office:value-type="float" office:value="4325" table:style-name="ce1">
            <text:p>4325</text:p>
          </table:table-cell>
          <table:table-cell office:value-type="float" office:value="4874" table:style-name="ce1">
            <text:p>4874</text:p>
          </table:table-cell>
          <table:table-cell table:style-name="ce1"/>
          <table:table-cell office:value-type="float" office:value="11954" table:style-name="ce1">
            <text:p>11954</text:p>
          </table:table-cell>
          <table:table-cell office:value-type="float" office:value="1056" table:style-name="ce1">
            <text:p>1056</text:p>
          </table:table-cell>
          <table:table-cell office:value-type="float" office:value="2788" table:style-name="ce1">
            <text:p>2788</text:p>
          </table:table-cell>
          <table:table-cell table:style-name="ce1"/>
          <table:table-cell office:value-type="float" office:value="7744" table:style-name="ce1">
            <text:p>7744</text:p>
          </table:table-cell>
          <table:table-cell office:value-type="float" office:value="979" table:style-name="ce1">
            <text:p>979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4136" table:style-name="ce1">
            <text:p>14136</text:p>
          </table:table-cell>
          <table:table-cell office:value-type="float" office:value="4417" table:style-name="ce1">
            <text:p>4417</text:p>
          </table:table-cell>
          <table:table-cell table:style-name="ce1"/>
          <table:table-cell office:value-type="float" office:value="2600" table:style-name="ce1">
            <text:p>2600</text:p>
          </table:table-cell>
          <table:table-cell office:value-type="float" office:value="5972" table:style-name="ce1">
            <text:p>5972</text:p>
          </table:table-cell>
          <table:table-cell office:value-type="float" office:value="1178" table:style-name="ce1">
            <text:p>1178</text:p>
          </table:table-cell>
          <table:table-cell table:style-name="ce1"/>
          <table:table-cell office:value-type="float" office:value="5614" table:style-name="ce1">
            <text:p>5614</text:p>
          </table:table-cell>
          <table:table-cell office:value-type="float" office:value="6777" table:style-name="ce1">
            <text:p>6777</text:p>
          </table:table-cell>
          <table:table-cell office:value-type="float" office:value="1017" table:style-name="ce1">
            <text:p>1017</text:p>
          </table:table-cell>
          <table:table-cell table:style-name="ce1"/>
          <table:table-cell office:value-type="float" office:value="2689" table:style-name="ce1">
            <text:p>2689</text:p>
          </table:table-cell>
          <table:table-cell office:value-type="float" office:value="12048" table:style-name="ce1">
            <text:p>12048</text:p>
          </table:table-cell>
          <table:table-cell office:value-type="float" office:value="2021" table:style-name="ce1">
            <text:p>2021</text:p>
          </table:table-cell>
          <table:table-cell table:style-name="ce1"/>
          <table:table-cell office:value-type="float" office:value="2871" table:style-name="ce1">
            <text:p>2871</text:p>
          </table:table-cell>
          <table:table-cell office:value-type="float" office:value="11778" table:style-name="ce1">
            <text:p>11778</text:p>
          </table:table-cell>
          <table:table-cell office:value-type="float" office:value="763" table:style-name="ce1">
            <text:p>763</text:p>
          </table:table-cell>
          <table:table-cell table:style-name="ce1"/>
          <table:table-cell office:value-type="float" office:value="5153" table:style-name="ce1">
            <text:p>5153</text:p>
          </table:table-cell>
          <table:table-cell office:value-type="float" office:value="15871" table:style-name="ce1">
            <text:p>15871</text:p>
          </table:table-cell>
          <table:table-cell office:value-type="float" office:value="1327" table:style-name="ce1">
            <text:p>1327</text:p>
          </table:table-cell>
          <table:table-cell table:style-name="ce1"/>
          <table:table-cell office:value-type="float" office:value="3519" table:style-name="ce1">
            <text:p>3519</text:p>
          </table:table-cell>
          <table:table-cell office:value-type="float" office:value="6329" table:style-name="ce1">
            <text:p>6329</text:p>
          </table:table-cell>
          <table:table-cell office:value-type="float" office:value="1785" table:style-name="ce1">
            <text:p>1785</text:p>
          </table:table-cell>
          <table:table-cell table:style-name="ce1"/>
          <table:table-cell office:value-type="float" office:value="1844" table:style-name="ce1">
            <text:p>1844</text:p>
          </table:table-cell>
          <table:table-cell office:value-type="float" office:value="7664" table:style-name="ce1">
            <text:p>7664</text:p>
          </table:table-cell>
          <table:table-cell office:value-type="float" office:value="1020" table:style-name="ce1">
            <text:p>1020</text:p>
          </table:table-cell>
          <table:table-cell table:style-name="ce1"/>
          <table:table-cell office:value-type="float" office:value="2057" table:style-name="ce1">
            <text:p>2057</text:p>
          </table:table-cell>
          <table:table-cell office:value-type="float" office:value="25987" table:style-name="ce1">
            <text:p>25987</text:p>
          </table:table-cell>
          <table:table-cell office:value-type="float" office:value="2283" table:style-name="ce1">
            <text:p>2283</text:p>
          </table:table-cell>
          <table:table-cell office:value-type="float" office:value="6533" table:style-name="ce1">
            <text:p>6533</text:p>
          </table:table-cell>
          <table:table-cell table:style-name="ce1"/>
          <table:table-cell office:value-type="float" office:value="10822" table:style-name="ce1">
            <text:p>10822</text:p>
          </table:table-cell>
          <table:table-cell office:value-type="float" office:value="1595" table:style-name="ce1">
            <text:p>1595</text:p>
          </table:table-cell>
          <table:table-cell office:value-type="float" office:value="5254" table:style-name="ce1">
            <text:p>5254</text:p>
          </table:table-cell>
          <table:table-cell table:style-name="ce1"/>
          <table:table-cell office:value-type="float" office:value="14177" table:style-name="ce1">
            <text:p>14177</text:p>
          </table:table-cell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5648" table:style-name="ce1">
            <text:p>5648</text:p>
          </table:table-cell>
          <table:table-cell office:value-type="float" office:value="13143" table:style-name="ce1">
            <text:p>13143</text:p>
          </table:table-cell>
          <table:table-cell office:value-type="float" office:value="1612" table:style-name="ce1">
            <text:p>1612</text:p>
          </table:table-cell>
          <table:table-cell office:value-type="float" office:value="4507" table:style-name="ce1">
            <text:p>4507</text:p>
          </table:table-cell>
          <table:table-cell table:style-name="ce1"/>
          <table:table-cell office:value-type="float" office:value="19604" table:style-name="ce1">
            <text:p>19604</text:p>
          </table:table-cell>
          <table:table-cell office:value-type="float" office:value="974" table:style-name="ce1">
            <text:p>974</text:p>
          </table:table-cell>
          <table:table-cell table:style-name="ce1"/>
          <table:table-cell office:value-type="float" office:value="2469" table:style-name="ce1">
            <text:p>2469</text:p>
          </table:table-cell>
          <table:table-cell office:value-type="float" office:value="10918" table:style-name="ce1">
            <text:p>10918</text:p>
          </table:table-cell>
          <table:table-cell office:value-type="float" office:value="4153" table:style-name="ce1">
            <text:p>4153</text:p>
          </table:table-cell>
          <table:table-cell office:value-type="float" office:value="2635" table:style-name="ce1">
            <text:p>2635</text:p>
          </table:table-cell>
          <table:table-cell table:style-name="ce1"/>
          <table:table-cell office:value-type="float" office:value="9970" table:style-name="ce1">
            <text:p>9970</text:p>
          </table:table-cell>
          <table:table-cell office:value-type="float" office:value="1573" table:style-name="ce1">
            <text:p>1573</text:p>
          </table:table-cell>
          <table:table-cell table:style-name="ce1"/>
          <table:table-cell office:value-type="float" office:value="1901" table:style-name="ce1">
            <text:p>1901</text:p>
          </table:table-cell>
          <table:table-cell office:value-type="float" office:value="8559" table:style-name="ce1">
            <text:p>8559</text:p>
          </table:table-cell>
          <table:table-cell office:value-type="float" office:value="1468" table:style-name="ce1">
            <text:p>1468</text:p>
          </table:table-cell>
          <table:table-cell table:style-name="ce1"/>
          <table:table-cell office:value-type="float" office:value="5119" table:style-name="ce1">
            <text:p>5119</text:p>
          </table:table-cell>
          <table:table-cell office:value-type="float" office:value="9612" table:style-name="ce1">
            <text:p>9612</text:p>
          </table:table-cell>
          <table:table-cell office:value-type="float" office:value="1361" table:style-name="ce1">
            <text:p>1361</text:p>
          </table:table-cell>
          <table:table-cell office:value-type="float" office:value="7239" table:style-name="ce1">
            <text:p>7239</text:p>
          </table:table-cell>
          <table:table-cell table:style-name="ce1"/>
          <table:table-cell office:value-type="float" office:value="17223" table:style-name="ce1">
            <text:p>17223</text:p>
          </table:table-cell>
          <table:table-cell office:value-type="float" office:value="936" table:style-name="ce1">
            <text:p>936</text:p>
          </table:table-cell>
          <table:table-cell table:style-name="ce1"/>
          <table:table-cell office:value-type="float" office:value="3236" table:style-name="ce1">
            <text:p>3236</text:p>
          </table:table-cell>
          <table:table-cell office:value-type="float" office:value="25793" table:style-name="ce1">
            <text:p>25793</text:p>
          </table:table-cell>
          <table:table-cell office:value-type="float" office:value="1505" table:style-name="ce1">
            <text:p>1505</text:p>
          </table:table-cell>
          <table:table-cell table:style-name="ce1"/>
          <table:table-cell office:value-type="float" office:value="5022" table:style-name="ce1">
            <text:p>5022</text:p>
          </table:table-cell>
          <table:table-cell office:value-type="float" office:value="7455" table:style-name="ce1">
            <text:p>7455</text:p>
          </table:table-cell>
          <table:table-cell office:value-type="float" office:value="1145" table:style-name="ce1">
            <text:p>1145</text:p>
          </table:table-cell>
          <table:table-cell table:style-name="ce1"/>
          <table:table-cell office:value-type="float" office:value="2594" table:style-name="ce1">
            <text:p>2594</text:p>
          </table:table-cell>
          <table:table-cell office:value-type="float" office:value="16851" table:style-name="ce1">
            <text:p>16851</text:p>
          </table:table-cell>
          <table:table-cell office:value-type="float" office:value="2129" table:style-name="ce1">
            <text:p>2129</text:p>
          </table:table-cell>
          <table:table-cell table:style-name="ce1"/>
          <table:table-cell office:value-type="float" office:value="3327" table:style-name="ce1">
            <text:p>3327</text:p>
          </table:table-cell>
          <table:table-cell office:value-type="float" office:value="14437" table:style-name="ce1">
            <text:p>14437</text:p>
          </table:table-cell>
          <table:table-cell office:value-type="float" office:value="2016" table:style-name="ce1">
            <text:p>2016</text:p>
          </table:table-cell>
          <table:table-cell office:value-type="float" office:value="5505" table:style-name="ce1">
            <text:p>5505</text:p>
          </table:table-cell>
          <table:table-cell table:style-name="ce1"/>
          <table:table-cell office:value-type="float" office:value="9256" table:style-name="ce1">
            <text:p>9256</text:p>
          </table:table-cell>
          <table:table-cell office:value-type="float" office:value="786" table:style-name="ce1">
            <text:p>786</text:p>
          </table:table-cell>
          <table:table-cell table:style-name="ce1"/>
          <table:table-cell office:value-type="float" office:value="2992" table:style-name="ce1">
            <text:p>2992</text:p>
          </table:table-cell>
          <table:table-cell office:value-type="float" office:value="19553" table:style-name="ce1">
            <text:p>19553</text:p>
          </table:table-cell>
          <table:table-cell office:value-type="float" office:value="1446" table:style-name="ce1">
            <text:p>1446</text:p>
          </table:table-cell>
          <table:table-cell office:value-type="float" office:value="2038" table:style-name="ce1">
            <text:p>2038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7_224503_M05694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1:40:56</text:p>
          </table:table-cell>
          <table:table-cell office:value-type="string" table:style-name="ce1">
            <text:p>2020-11-17_22:40:56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Sylvie Jia</text:p>
          </table:table-cell>
          <table:table-cell office:value-type="string" table:style-name="ce1">
            <text:p>M05694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jeFAXQJ4FkNJNn6a</text:p>
          </table:table-cell>
          <table:table-cell office:value-type="string" table:style-name="ce1">
            <text:p>https://www.testable.org/experiment/4303/294929/start?participant=M056946</text:p>
          </table:table-cell>
          <table:table-cell office:value-type="float" office:value="3849660" table:style-name="ce1">
            <text:p>3849660</text:p>
          </table:table-cell>
          <table:table-cell office:value-type="float" office:value="64.161000000000001" table:style-name="ce1">
            <text:p>64,161</text:p>
          </table:table-cell>
          <table:table-cell office:value-type="float" office:value="64957" table:style-name="ce1">
            <text:p>64957</text:p>
          </table:table-cell>
          <table:table-cell office:value-type="float" office:value="216533" table:style-name="ce1">
            <text:p>216533</text:p>
          </table:table-cell>
          <table:table-cell office:value-type="float" office:value="104629" table:style-name="ce1">
            <text:p>104629</text:p>
          </table:table-cell>
          <table:table-cell office:value-type="float" office:value="90902" table:style-name="ce1">
            <text:p>90902</text:p>
          </table:table-cell>
          <table:table-cell office:value-type="float" office:value="44595" table:style-name="ce1">
            <text:p>44595</text:p>
          </table:table-cell>
          <table:table-cell office:value-type="float" office:value="38602" table:style-name="ce1">
            <text:p>38602</text:p>
          </table:table-cell>
          <table:table-cell office:value-type="float" office:value="125362" table:style-name="ce1">
            <text:p>125362</text:p>
          </table:table-cell>
          <table:table-cell office:value-type="float" office:value="128218" table:style-name="ce1">
            <text:p>128218</text:p>
          </table:table-cell>
          <table:table-cell office:value-type="float" office:value="126779" table:style-name="ce1">
            <text:p>126779</text:p>
          </table:table-cell>
          <table:table-cell office:value-type="float" office:value="109707" table:style-name="ce1">
            <text:p>109707</text:p>
          </table:table-cell>
          <table:table-cell office:value-type="float" office:value="121645" table:style-name="ce1">
            <text:p>121645</text:p>
          </table:table-cell>
          <table:table-cell office:value-type="float" office:value="84967" table:style-name="ce1">
            <text:p>84967</text:p>
          </table:table-cell>
          <table:table-cell office:value-type="float" office:value="8133" table:style-name="ce1">
            <text:p>8133</text:p>
          </table:table-cell>
          <table:table-cell office:value-type="float" office:value="1516" table:style-name="ce1">
            <text:p>1516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13880" table:style-name="ce1">
            <text:p>13880</text:p>
          </table:table-cell>
          <table:table-cell office:value-type="float" office:value="1452" table:style-name="ce1">
            <text:p>1452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30128" table:style-name="ce1">
            <text:p>30128</text:p>
          </table:table-cell>
          <table:table-cell office:value-type="float" office:value="1244" table:style-name="ce1">
            <text:p>1244</text:p>
          </table:table-cell>
          <table:table-cell table:style-name="ce1"/>
          <table:table-cell office:value-type="float" office:value="1930" table:style-name="ce1">
            <text:p>1930</text:p>
          </table:table-cell>
          <table:table-cell office:value-type="float" office:value="26412" table:style-name="ce1">
            <text:p>26412</text:p>
          </table:table-cell>
          <table:table-cell office:value-type="float" office:value="1804" table:style-name="ce1">
            <text:p>1804</text:p>
          </table:table-cell>
          <table:table-cell table:style-name="ce1"/>
          <table:table-cell office:value-type="float" office:value="2772" table:style-name="ce1">
            <text:p>2772</text:p>
          </table:table-cell>
          <table:table-cell office:value-type="float" office:value="6288" table:style-name="ce1">
            <text:p>6288</text:p>
          </table:table-cell>
          <table:table-cell office:value-type="float" office:value="923" table:style-name="ce1">
            <text:p>923</text:p>
          </table:table-cell>
          <table:table-cell table:style-name="ce1"/>
          <table:table-cell office:value-type="float" office:value="1690" table:style-name="ce1">
            <text:p>1690</text:p>
          </table:table-cell>
          <table:table-cell office:value-type="float" office:value="11759" table:style-name="ce1">
            <text:p>11759</text:p>
          </table:table-cell>
          <table:table-cell office:value-type="float" office:value="621" table:style-name="ce1">
            <text:p>621</text:p>
          </table:table-cell>
          <table:table-cell table:style-name="ce1"/>
          <table:table-cell office:value-type="float" office:value="2348" table:style-name="ce1">
            <text:p>2348</text:p>
          </table:table-cell>
          <table:table-cell office:value-type="float" office:value="7124" table:style-name="ce1">
            <text:p>7124</text:p>
          </table:table-cell>
          <table:table-cell office:value-type="float" office:value="1979" table:style-name="ce1">
            <text:p>1979</text:p>
          </table:table-cell>
          <table:table-cell table:style-name="ce1"/>
          <table:table-cell office:value-type="float" office:value="2851" table:style-name="ce1">
            <text:p>2851</text:p>
          </table:table-cell>
          <table:table-cell office:value-type="float" office:value="24287" table:style-name="ce1">
            <text:p>24287</text:p>
          </table:table-cell>
          <table:table-cell office:value-type="float" office:value="1314" table:style-name="ce1">
            <text:p>1314</text:p>
          </table:table-cell>
          <table:table-cell table:style-name="ce1"/>
          <table:table-cell office:value-type="float" office:value="2585" table:style-name="ce1">
            <text:p>2585</text:p>
          </table:table-cell>
          <table:table-cell office:value-type="float" office:value="9039" table:style-name="ce1">
            <text:p>9039</text:p>
          </table:table-cell>
          <table:table-cell office:value-type="float" office:value="1299" table:style-name="ce1">
            <text:p>1299</text:p>
          </table:table-cell>
          <table:table-cell table:style-name="ce1"/>
          <table:table-cell office:value-type="float" office:value="2555" table:style-name="ce1">
            <text:p>2555</text:p>
          </table:table-cell>
          <table:table-cell office:value-type="float" office:value="19373" table:style-name="ce1">
            <text:p>19373</text:p>
          </table:table-cell>
          <table:table-cell office:value-type="float" office:value="3823" table:style-name="ce1">
            <text:p>3823</text:p>
          </table:table-cell>
          <table:table-cell table:style-name="ce1"/>
          <table:table-cell office:value-type="float" office:value="4266" table:style-name="ce1">
            <text:p>4266</text:p>
          </table:table-cell>
          <table:table-cell office:value-type="float" office:value="16384" table:style-name="ce1">
            <text:p>16384</text:p>
          </table:table-cell>
          <table:table-cell office:value-type="float" office:value="1629" table:style-name="ce1">
            <text:p>1629</text:p>
          </table:table-cell>
          <table:table-cell table:style-name="ce1"/>
          <table:table-cell office:value-type="float" office:value="1899" table:style-name="ce1">
            <text:p>1899</text:p>
          </table:table-cell>
          <table:table-cell office:value-type="float" office:value="7066" table:style-name="ce1">
            <text:p>7066</text:p>
          </table:table-cell>
          <table:table-cell office:value-type="float" office:value="579" table:style-name="ce1">
            <text:p>579</text:p>
          </table:table-cell>
          <table:table-cell table:style-name="ce1"/>
          <table:table-cell office:value-type="float" office:value="4104" table:style-name="ce1">
            <text:p>4104</text:p>
          </table:table-cell>
          <table:table-cell office:value-type="float" office:value="6254" table:style-name="ce1">
            <text:p>6254</text:p>
          </table:table-cell>
          <table:table-cell office:value-type="float" office:value="929" table:style-name="ce1">
            <text:p>929</text:p>
          </table:table-cell>
          <table:table-cell table:style-name="ce1"/>
          <table:table-cell office:value-type="float" office:value="2867" table:style-name="ce1">
            <text:p>2867</text:p>
          </table:table-cell>
          <table:table-cell office:value-type="float" office:value="14896" table:style-name="ce1">
            <text:p>14896</text:p>
          </table:table-cell>
          <table:table-cell office:value-type="float" office:value="747" table:style-name="ce1">
            <text:p>747</text:p>
          </table:table-cell>
          <table:table-cell table:style-name="ce1"/>
          <table:table-cell office:value-type="float" office:value="2265" table:style-name="ce1">
            <text:p>2265</text:p>
          </table:table-cell>
          <table:table-cell office:value-type="float" office:value="18004" table:style-name="ce1">
            <text:p>18004</text:p>
          </table:table-cell>
          <table:table-cell office:value-type="float" office:value="1763" table:style-name="ce1">
            <text:p>1763</text:p>
          </table:table-cell>
          <table:table-cell table:style-name="ce1"/>
          <table:table-cell office:value-type="float" office:value="2393" table:style-name="ce1">
            <text:p>2393</text:p>
          </table:table-cell>
          <table:table-cell office:value-type="float" office:value="9805" table:style-name="ce1">
            <text:p>9805</text:p>
          </table:table-cell>
          <table:table-cell office:value-type="float" office:value="603" table:style-name="ce1">
            <text:p>603</text:p>
          </table:table-cell>
          <table:table-cell table:style-name="ce1"/>
          <table:table-cell office:value-type="float" office:value="4707" table:style-name="ce1">
            <text:p>4707</text:p>
          </table:table-cell>
          <table:table-cell office:value-type="float" office:value="4198" table:style-name="ce1">
            <text:p>4198</text:p>
          </table:table-cell>
          <table:table-cell office:value-type="float" office:value="1300" table:style-name="ce1">
            <text:p>1300</text:p>
          </table:table-cell>
          <table:table-cell table:style-name="ce1"/>
          <table:table-cell office:value-type="float" office:value="2267" table:style-name="ce1">
            <text:p>2267</text:p>
          </table:table-cell>
          <table:table-cell office:value-type="float" office:value="11164" table:style-name="ce1">
            <text:p>11164</text:p>
          </table:table-cell>
          <table:table-cell office:value-type="float" office:value="5011" table:style-name="ce1">
            <text:p>5011</text:p>
          </table:table-cell>
          <table:table-cell table:style-name="ce1"/>
          <table:table-cell office:value-type="float" office:value="2869" table:style-name="ce1">
            <text:p>2869</text:p>
          </table:table-cell>
          <table:table-cell office:value-type="float" office:value="6667" table:style-name="ce1">
            <text:p>6667</text:p>
          </table:table-cell>
          <table:table-cell office:value-type="float" office:value="1017" table:style-name="ce1">
            <text:p>1017</text:p>
          </table:table-cell>
          <table:table-cell table:style-name="ce1"/>
          <table:table-cell office:value-type="float" office:value="2397" table:style-name="ce1">
            <text:p>2397</text:p>
          </table:table-cell>
          <table:table-cell office:value-type="float" office:value="10456" table:style-name="ce1">
            <text:p>10456</text:p>
          </table:table-cell>
          <table:table-cell office:value-type="float" office:value="3150" table:style-name="ce1">
            <text:p>3150</text:p>
          </table:table-cell>
          <table:table-cell table:style-name="ce1"/>
          <table:table-cell office:value-type="float" office:value="1778" table:style-name="ce1">
            <text:p>1778</text:p>
          </table:table-cell>
          <table:table-cell office:value-type="float" office:value="11999" table:style-name="ce1">
            <text:p>11999</text:p>
          </table:table-cell>
          <table:table-cell office:value-type="float" office:value="1211" table:style-name="ce1">
            <text:p>1211</text:p>
          </table:table-cell>
          <table:table-cell table:style-name="ce1"/>
          <table:table-cell office:value-type="float" office:value="1771" table:style-name="ce1">
            <text:p>1771</text:p>
          </table:table-cell>
          <table:table-cell office:value-type="float" office:value="8377" table:style-name="ce1">
            <text:p>8377</text:p>
          </table:table-cell>
          <table:table-cell office:value-type="float" office:value="986" table:style-name="ce1">
            <text:p>986</text:p>
          </table:table-cell>
          <table:table-cell table:style-name="ce1"/>
          <table:table-cell office:value-type="float" office:value="2345" table:style-name="ce1">
            <text:p>2345</text:p>
          </table:table-cell>
          <table:table-cell office:value-type="float" office:value="7424" table:style-name="ce1">
            <text:p>7424</text:p>
          </table:table-cell>
          <table:table-cell office:value-type="float" office:value="1444" table:style-name="ce1">
            <text:p>1444</text:p>
          </table:table-cell>
          <table:table-cell table:style-name="ce1"/>
          <table:table-cell office:value-type="float" office:value="5108" table:style-name="ce1">
            <text:p>5108</text:p>
          </table:table-cell>
          <table:table-cell office:value-type="float" office:value="10246" table:style-name="ce1">
            <text:p>10246</text:p>
          </table:table-cell>
          <table:table-cell office:value-type="float" office:value="3835" table:style-name="ce1">
            <text:p>3835</text:p>
          </table:table-cell>
          <table:table-cell table:style-name="ce1"/>
          <table:table-cell office:value-type="float" office:value="4324" table:style-name="ce1">
            <text:p>4324</text:p>
          </table:table-cell>
          <table:table-cell office:value-type="float" office:value="19775" table:style-name="ce1">
            <text:p>19775</text:p>
          </table:table-cell>
          <table:table-cell office:value-type="float" office:value="535" table:style-name="ce1">
            <text:p>535</text:p>
          </table:table-cell>
          <table:table-cell table:style-name="ce1"/>
          <table:table-cell office:value-type="float" office:value="3561" table:style-name="ce1">
            <text:p>3561</text:p>
          </table:table-cell>
          <table:table-cell office:value-type="float" office:value="9964" table:style-name="ce1">
            <text:p>9964</text:p>
          </table:table-cell>
          <table:table-cell office:value-type="float" office:value="1862" table:style-name="ce1">
            <text:p>1862</text:p>
          </table:table-cell>
          <table:table-cell office:value-type="float" office:value="8841" table:style-name="ce1">
            <text:p>8841</text:p>
          </table:table-cell>
          <table:table-cell table:style-name="ce1"/>
          <table:table-cell office:value-type="float" office:value="7708" table:style-name="ce1">
            <text:p>7708</text:p>
          </table:table-cell>
          <table:table-cell office:value-type="float" office:value="592" table:style-name="ce1">
            <text:p>592</text:p>
          </table:table-cell>
          <table:table-cell table:style-name="ce1"/>
          <table:table-cell office:value-type="float" office:value="1323" table:style-name="ce1">
            <text:p>1323</text:p>
          </table:table-cell>
          <table:table-cell office:value-type="float" office:value="6423" table:style-name="ce1">
            <text:p>6423</text:p>
          </table:table-cell>
          <table:table-cell office:value-type="float" office:value="523" table:style-name="ce1">
            <text:p>523</text:p>
          </table:table-cell>
          <table:table-cell table:style-name="ce1"/>
          <table:table-cell office:value-type="float" office:value="4195" table:style-name="ce1">
            <text:p>4195</text:p>
          </table:table-cell>
          <table:table-cell office:value-type="float" office:value="19599" table:style-name="ce1">
            <text:p>19599</text:p>
          </table:table-cell>
          <table:table-cell office:value-type="float" office:value="1322" table:style-name="ce1">
            <text:p>1322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office:value-type="float" office:value="4859" table:style-name="ce1">
            <text:p>4859</text:p>
          </table:table-cell>
          <table:table-cell office:value-type="float" office:value="771" table:style-name="ce1">
            <text:p>771</text:p>
          </table:table-cell>
          <table:table-cell table:style-name="ce1"/>
          <table:table-cell office:value-type="float" office:value="1699" table:style-name="ce1">
            <text:p>1699</text:p>
          </table:table-cell>
          <table:table-cell office:value-type="float" office:value="19767" table:style-name="ce1">
            <text:p>19767</text:p>
          </table:table-cell>
          <table:table-cell office:value-type="float" office:value="849" table:style-name="ce1">
            <text:p>849</text:p>
          </table:table-cell>
          <table:table-cell table:style-name="ce1"/>
          <table:table-cell office:value-type="float" office:value="4978" table:style-name="ce1">
            <text:p>4978</text:p>
          </table:table-cell>
          <table:table-cell office:value-type="float" office:value="39214" table:style-name="ce1">
            <text:p>39214</text:p>
          </table:table-cell>
          <table:table-cell office:value-type="float" office:value="995" table:style-name="ce1">
            <text:p>995</text:p>
          </table:table-cell>
          <table:table-cell table:style-name="ce1"/>
          <table:table-cell office:value-type="float" office:value="2619" table:style-name="ce1">
            <text:p>2619</text:p>
          </table:table-cell>
          <table:table-cell office:value-type="float" office:value="6201" table:style-name="ce1">
            <text:p>6201</text:p>
          </table:table-cell>
          <table:table-cell office:value-type="float" office:value="499" table:style-name="ce1">
            <text:p>499</text:p>
          </table:table-cell>
          <table:table-cell table:style-name="ce1"/>
          <table:table-cell office:value-type="float" office:value="1411" table:style-name="ce1">
            <text:p>1411</text:p>
          </table:table-cell>
          <table:table-cell office:value-type="float" office:value="7308" table:style-name="ce1">
            <text:p>7308</text:p>
          </table:table-cell>
          <table:table-cell office:value-type="float" office:value="1060" table:style-name="ce1">
            <text:p>1060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3726" table:style-name="ce1">
            <text:p>3726</text:p>
          </table:table-cell>
          <table:table-cell office:value-type="float" office:value="650" table:style-name="ce1">
            <text:p>650</text:p>
          </table:table-cell>
          <table:table-cell table:style-name="ce1"/>
          <table:table-cell office:value-type="float" office:value="1643" table:style-name="ce1">
            <text:p>1643</text:p>
          </table:table-cell>
          <table:table-cell office:value-type="float" office:value="10592" table:style-name="ce1">
            <text:p>10592</text:p>
          </table:table-cell>
          <table:table-cell office:value-type="float" office:value="2228" table:style-name="ce1">
            <text:p>2228</text:p>
          </table:table-cell>
          <table:table-cell table:style-name="ce1"/>
          <table:table-cell office:value-type="float" office:value="3604" table:style-name="ce1">
            <text:p>3604</text:p>
          </table:table-cell>
          <table:table-cell office:value-type="float" office:value="26652" table:style-name="ce1">
            <text:p>26652</text:p>
          </table:table-cell>
          <table:table-cell office:value-type="float" office:value="1115" table:style-name="ce1">
            <text:p>1115</text:p>
          </table:table-cell>
          <table:table-cell table:style-name="ce1"/>
          <table:table-cell office:value-type="float" office:value="4603" table:style-name="ce1">
            <text:p>4603</text:p>
          </table:table-cell>
          <table:table-cell office:value-type="float" office:value="62802" table:style-name="ce1">
            <text:p>62802</text:p>
          </table:table-cell>
          <table:table-cell office:value-type="float" office:value="2509" table:style-name="ce1">
            <text:p>2509</text:p>
          </table:table-cell>
          <table:table-cell office:value-type="float" office:value="2408" table:style-name="ce1">
            <text:p>2408</text:p>
          </table:table-cell>
          <table:table-cell table:style-name="ce1"/>
          <table:table-cell office:value-type="float" office:value="9185" table:style-name="ce1">
            <text:p>9185</text:p>
          </table:table-cell>
          <table:table-cell office:value-type="float" office:value="5839" table:style-name="ce1">
            <text:p>5839</text:p>
          </table:table-cell>
          <table:table-cell table:style-name="ce1"/>
          <table:table-cell office:value-type="float" office:value="1834" table:style-name="ce1">
            <text:p>1834</text:p>
          </table:table-cell>
          <table:table-cell office:value-type="float" office:value="12003" table:style-name="ce1">
            <text:p>12003</text:p>
          </table:table-cell>
          <table:table-cell office:value-type="float" office:value="8923" table:style-name="ce1">
            <text:p>8923</text:p>
          </table:table-cell>
          <table:table-cell table:style-name="ce1"/>
          <table:table-cell office:value-type="float" office:value="2842" table:style-name="ce1">
            <text:p>2842</text:p>
          </table:table-cell>
          <table:table-cell office:value-type="float" office:value="6739" table:style-name="ce1">
            <text:p>6739</text:p>
          </table:table-cell>
          <table:table-cell office:value-type="float" office:value="2276" table:style-name="ce1">
            <text:p>2276</text:p>
          </table:table-cell>
          <table:table-cell table:style-name="ce1"/>
          <table:table-cell office:value-type="float" office:value="3387" table:style-name="ce1">
            <text:p>3387</text:p>
          </table:table-cell>
          <table:table-cell office:value-type="float" office:value="8234" table:style-name="ce1">
            <text:p>8234</text:p>
          </table:table-cell>
          <table:table-cell office:value-type="float" office:value="2272" table:style-name="ce1">
            <text:p>2272</text:p>
          </table:table-cell>
          <table:table-cell table:style-name="ce1"/>
          <table:table-cell office:value-type="float" office:value="2211" table:style-name="ce1">
            <text:p>2211</text:p>
          </table:table-cell>
          <table:table-cell office:value-type="float" office:value="16925" table:style-name="ce1">
            <text:p>16925</text:p>
          </table:table-cell>
          <table:table-cell office:value-type="float" office:value="1939" table:style-name="ce1">
            <text:p>1939</text:p>
          </table:table-cell>
          <table:table-cell table:style-name="ce1"/>
          <table:table-cell office:value-type="float" office:value="2433" table:style-name="ce1">
            <text:p>2433</text:p>
          </table:table-cell>
          <table:table-cell office:value-type="float" office:value="8822" table:style-name="ce1">
            <text:p>8822</text:p>
          </table:table-cell>
          <table:table-cell office:value-type="float" office:value="936" table:style-name="ce1">
            <text:p>936</text:p>
          </table:table-cell>
          <table:table-cell table:style-name="ce1"/>
          <table:table-cell office:value-type="float" office:value="3079" table:style-name="ce1">
            <text:p>3079</text:p>
          </table:table-cell>
          <table:table-cell office:value-type="float" office:value="24938" table:style-name="ce1">
            <text:p>24938</text:p>
          </table:table-cell>
          <table:table-cell office:value-type="float" office:value="1300" table:style-name="ce1">
            <text:p>1300</text:p>
          </table:table-cell>
          <table:table-cell table:style-name="ce1"/>
          <table:table-cell office:value-type="float" office:value="2316" table:style-name="ce1">
            <text:p>2316</text:p>
          </table:table-cell>
          <table:table-cell office:value-type="float" office:value="9005" table:style-name="ce1">
            <text:p>9005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2739" table:style-name="ce1">
            <text:p>2739</text:p>
          </table:table-cell>
          <table:table-cell office:value-type="float" office:value="11625" table:style-name="ce1">
            <text:p>11625</text:p>
          </table:table-cell>
          <table:table-cell office:value-type="float" office:value="980" table:style-name="ce1">
            <text:p>980</text:p>
          </table:table-cell>
          <table:table-cell table:style-name="ce1"/>
          <table:table-cell office:value-type="float" office:value="1940" table:style-name="ce1">
            <text:p>1940</text:p>
          </table:table-cell>
          <table:table-cell office:value-type="float" office:value="43837" table:style-name="ce1">
            <text:p>43837</text:p>
          </table:table-cell>
          <table:table-cell office:value-type="float" office:value="753" table:style-name="ce1">
            <text:p>753</text:p>
          </table:table-cell>
          <table:table-cell table:style-name="ce1"/>
          <table:table-cell office:value-type="float" office:value="5964" table:style-name="ce1">
            <text:p>5964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7_224525_M08504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2:03:10</text:p>
          </table:table-cell>
          <table:table-cell office:value-type="string" table:style-name="ce1">
            <text:p>2020-11-17_23:03:10</text:p>
          </table:table-cell>
          <table:table-cell office:value-type="float" office:value="0.81" table:style-name="ce1">
            <text:p>0,81</text:p>
          </table:table-cell>
          <table:table-cell office:value-type="string" table:style-name="ce1">
            <text:p>Martin Bou</text:p>
          </table:table-cell>
          <table:table-cell office:value-type="string" table:style-name="ce1">
            <text:p>M08504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w5FmKeY1OkxT9wGz</text:p>
          </table:table-cell>
          <table:table-cell office:value-type="string" table:style-name="ce1">
            <text:p>https://www.testable.org/experiment/4303/294929/start?participant=M085040</text:p>
          </table:table-cell>
          <table:table-cell office:value-type="float" office:value="2537226" table:style-name="ce1">
            <text:p>2537226</text:p>
          </table:table-cell>
          <table:table-cell office:value-type="float" office:value="42.287100000000002" table:style-name="ce1">
            <text:p>42,2871</text:p>
          </table:table-cell>
          <table:table-cell office:value-type="float" office:value="35225" table:style-name="ce1">
            <text:p>35225</text:p>
          </table:table-cell>
          <table:table-cell office:value-type="float" office:value="30778" table:style-name="ce1">
            <text:p>30778</text:p>
          </table:table-cell>
          <table:table-cell office:value-type="float" office:value="27178" table:style-name="ce1">
            <text:p>27178</text:p>
          </table:table-cell>
          <table:table-cell office:value-type="float" office:value="20592" table:style-name="ce1">
            <text:p>20592</text:p>
          </table:table-cell>
          <table:table-cell office:value-type="float" office:value="39444" table:style-name="ce1">
            <text:p>39444</text:p>
          </table:table-cell>
          <table:table-cell office:value-type="float" office:value="25702" table:style-name="ce1">
            <text:p>25702</text:p>
          </table:table-cell>
          <table:table-cell office:value-type="float" office:value="74015" table:style-name="ce1">
            <text:p>74015</text:p>
          </table:table-cell>
          <table:table-cell office:value-type="float" office:value="44860" table:style-name="ce1">
            <text:p>44860</text:p>
          </table:table-cell>
          <table:table-cell office:value-type="float" office:value="45703" table:style-name="ce1">
            <text:p>45703</text:p>
          </table:table-cell>
          <table:table-cell office:value-type="float" office:value="66823" table:style-name="ce1">
            <text:p>66823</text:p>
          </table:table-cell>
          <table:table-cell office:value-type="float" office:value="41084" table:style-name="ce1">
            <text:p>41084</text:p>
          </table:table-cell>
          <table:table-cell office:value-type="float" office:value="59902" table:style-name="ce1">
            <text:p>59902</text:p>
          </table:table-cell>
          <table:table-cell table:number-columns-repeated="192" table:style-name="ce1"/>
          <table:table-cell office:value-type="float" office:value="11161" table:style-name="ce1">
            <text:p>11161</text:p>
          </table:table-cell>
          <table:table-cell office:value-type="float" office:value="3669" table:style-name="ce1">
            <text:p>3669</text:p>
          </table:table-cell>
          <table:table-cell table:style-name="ce1"/>
          <table:table-cell office:value-type="float" office:value="4155" table:style-name="ce1">
            <text:p>4155</text:p>
          </table:table-cell>
          <table:table-cell office:value-type="float" office:value="7469" table:style-name="ce1">
            <text:p>7469</text:p>
          </table:table-cell>
          <table:table-cell office:value-type="float" office:value="1390" table:style-name="ce1">
            <text:p>1390</text:p>
          </table:table-cell>
          <table:table-cell table:style-name="ce1"/>
          <table:table-cell office:value-type="float" office:value="2682" table:style-name="ce1">
            <text:p>2682</text:p>
          </table:table-cell>
          <table:table-cell office:value-type="float" office:value="7490" table:style-name="ce1">
            <text:p>7490</text:p>
          </table:table-cell>
          <table:table-cell office:value-type="float" office:value="2567" table:style-name="ce1">
            <text:p>2567</text:p>
          </table:table-cell>
          <table:table-cell table:style-name="ce1"/>
          <table:table-cell office:value-type="float" office:value="3249" table:style-name="ce1">
            <text:p>3249</text:p>
          </table:table-cell>
          <table:table-cell office:value-type="float" office:value="7302" table:style-name="ce1">
            <text:p>7302</text:p>
          </table:table-cell>
          <table:table-cell office:value-type="float" office:value="1428" table:style-name="ce1">
            <text:p>1428</text:p>
          </table:table-cell>
          <table:table-cell office:value-type="float" office:value="4161" table:style-name="ce1">
            <text:p>4161</text:p>
          </table:table-cell>
          <table:table-cell table:style-name="ce1"/>
          <table:table-cell office:value-type="float" office:value="14453" table:style-name="ce1">
            <text:p>14453</text:p>
          </table:table-cell>
          <table:table-cell office:value-type="float" office:value="2285" table:style-name="ce1">
            <text:p>2285</text:p>
          </table:table-cell>
          <table:table-cell table:style-name="ce1"/>
          <table:table-cell office:value-type="float" office:value="3086" table:style-name="ce1">
            <text:p>3086</text:p>
          </table:table-cell>
          <table:table-cell office:value-type="float" office:value="10647" table:style-name="ce1">
            <text:p>10647</text:p>
          </table:table-cell>
          <table:table-cell office:value-type="float" office:value="1205" table:style-name="ce1">
            <text:p>1205</text:p>
          </table:table-cell>
          <table:table-cell office:value-type="float" office:value="2683" table:style-name="ce1">
            <text:p>2683</text:p>
          </table:table-cell>
          <table:table-cell table:style-name="ce1"/>
          <table:table-cell office:value-type="float" office:value="7506" table:style-name="ce1">
            <text:p>7506</text:p>
          </table:table-cell>
          <table:table-cell office:value-type="float" office:value="1337" table:style-name="ce1">
            <text:p>1337</text:p>
          </table:table-cell>
          <table:table-cell office:value-type="float" office:value="4026" table:style-name="ce1">
            <text:p>4026</text:p>
          </table:table-cell>
          <table:table-cell table:style-name="ce1"/>
          <table:table-cell office:value-type="float" office:value="9288" table:style-name="ce1">
            <text:p>9288</text:p>
          </table:table-cell>
          <table:table-cell office:value-type="float" office:value="2191" table:style-name="ce1">
            <text:p>2191</text:p>
          </table:table-cell>
          <table:table-cell table:style-name="ce1"/>
          <table:table-cell office:value-type="float" office:value="3171" table:style-name="ce1">
            <text:p>3171</text:p>
          </table:table-cell>
          <table:table-cell office:value-type="float" office:value="9791" table:style-name="ce1">
            <text:p>9791</text:p>
          </table:table-cell>
          <table:table-cell office:value-type="float" office:value="1722" table:style-name="ce1">
            <text:p>1722</text:p>
          </table:table-cell>
          <table:table-cell office:value-type="float" office:value="2596" table:style-name="ce1">
            <text:p>2596</text:p>
          </table:table-cell>
          <table:table-cell table:style-name="ce1"/>
          <table:table-cell office:value-type="float" office:value="9130" table:style-name="ce1">
            <text:p>9130</text:p>
          </table:table-cell>
          <table:table-cell office:value-type="float" office:value="1662" table:style-name="ce1">
            <text:p>1662</text:p>
          </table:table-cell>
          <table:table-cell table:style-name="ce1"/>
          <table:table-cell office:value-type="float" office:value="2404" table:style-name="ce1">
            <text:p>2404</text:p>
          </table:table-cell>
          <table:table-cell office:value-type="float" office:value="8399" table:style-name="ce1">
            <text:p>8399</text:p>
          </table:table-cell>
          <table:table-cell office:value-type="float" office:value="1619" table:style-name="ce1">
            <text:p>1619</text:p>
          </table:table-cell>
          <table:table-cell table:style-name="ce1"/>
          <table:table-cell office:value-type="float" office:value="2842" table:style-name="ce1">
            <text:p>2842</text:p>
          </table:table-cell>
          <table:table-cell office:value-type="float" office:value="11449" table:style-name="ce1">
            <text:p>11449</text:p>
          </table:table-cell>
          <table:table-cell office:value-type="float" office:value="2574" table:style-name="ce1">
            <text:p>2574</text:p>
          </table:table-cell>
          <table:table-cell table:style-name="ce1"/>
          <table:table-cell office:value-type="float" office:value="2950" table:style-name="ce1">
            <text:p>2950</text:p>
          </table:table-cell>
          <table:table-cell office:value-type="float" office:value="8758" table:style-name="ce1">
            <text:p>8758</text:p>
          </table:table-cell>
          <table:table-cell office:value-type="float" office:value="2931" table:style-name="ce1">
            <text:p>2931</text:p>
          </table:table-cell>
          <table:table-cell table:style-name="ce1"/>
          <table:table-cell office:value-type="float" office:value="2668" table:style-name="ce1">
            <text:p>2668</text:p>
          </table:table-cell>
          <table:table-cell office:value-type="float" office:value="14173" table:style-name="ce1">
            <text:p>14173</text:p>
          </table:table-cell>
          <table:table-cell office:value-type="float" office:value="1363" table:style-name="ce1">
            <text:p>1363</text:p>
          </table:table-cell>
          <table:table-cell office:value-type="float" office:value="5678" table:style-name="ce1">
            <text:p>5678</text:p>
          </table:table-cell>
          <table:table-cell table:style-name="ce1"/>
          <table:table-cell office:value-type="float" office:value="12945" table:style-name="ce1">
            <text:p>12945</text:p>
          </table:table-cell>
          <table:table-cell office:value-type="float" office:value="1803" table:style-name="ce1">
            <text:p>1803</text:p>
          </table:table-cell>
          <table:table-cell office:value-type="float" office:value="3535" table:style-name="ce1">
            <text:p>3535</text:p>
          </table:table-cell>
          <table:table-cell table:style-name="ce1"/>
          <table:table-cell office:value-type="float" office:value="11481" table:style-name="ce1">
            <text:p>11481</text:p>
          </table:table-cell>
          <table:table-cell office:value-type="float" office:value="1796" table:style-name="ce1">
            <text:p>1796</text:p>
          </table:table-cell>
          <table:table-cell office:value-type="float" office:value="6777" table:style-name="ce1">
            <text:p>6777</text:p>
          </table:table-cell>
          <table:table-cell table:style-name="ce1"/>
          <table:table-cell office:value-type="float" office:value="14474" table:style-name="ce1">
            <text:p>14474</text:p>
          </table:table-cell>
          <table:table-cell office:value-type="float" office:value="1619" table:style-name="ce1">
            <text:p>1619</text:p>
          </table:table-cell>
          <table:table-cell table:style-name="ce1"/>
          <table:table-cell office:value-type="float" office:value="2798" table:style-name="ce1">
            <text:p>2798</text:p>
          </table:table-cell>
          <table:table-cell office:value-type="float" office:value="15267" table:style-name="ce1">
            <text:p>15267</text:p>
          </table:table-cell>
          <table:table-cell office:value-type="float" office:value="2322" table:style-name="ce1">
            <text:p>2322</text:p>
          </table:table-cell>
          <table:table-cell office:value-type="float" office:value="5568" table:style-name="ce1">
            <text:p>5568</text:p>
          </table:table-cell>
          <table:table-cell table:style-name="ce1"/>
          <table:table-cell office:value-type="float" office:value="8862" table:style-name="ce1">
            <text:p>8862</text:p>
          </table:table-cell>
          <table:table-cell office:value-type="float" office:value="2670" table:style-name="ce1">
            <text:p>2670</text:p>
          </table:table-cell>
          <table:table-cell office:value-type="float" office:value="2534" table:style-name="ce1">
            <text:p>2534</text:p>
          </table:table-cell>
          <table:table-cell table:style-name="ce1"/>
          <table:table-cell office:value-type="float" office:value="18468" table:style-name="ce1">
            <text:p>18468</text:p>
          </table:table-cell>
          <table:table-cell office:value-type="float" office:value="4911" table:style-name="ce1">
            <text:p>4911</text:p>
          </table:table-cell>
          <table:table-cell table:style-name="ce1"/>
          <table:table-cell office:value-type="float" office:value="3405" table:style-name="ce1">
            <text:p>3405</text:p>
          </table:table-cell>
          <table:table-cell office:value-type="float" office:value="9153" table:style-name="ce1">
            <text:p>9153</text:p>
          </table:table-cell>
          <table:table-cell office:value-type="float" office:value="2611" table:style-name="ce1">
            <text:p>2611</text:p>
          </table:table-cell>
          <table:table-cell table:style-name="ce1"/>
          <table:table-cell office:value-type="float" office:value="3289" table:style-name="ce1">
            <text:p>3289</text:p>
          </table:table-cell>
          <table:table-cell office:value-type="float" office:value="9929" table:style-name="ce1">
            <text:p>9929</text:p>
          </table:table-cell>
          <table:table-cell office:value-type="float" office:value="3691" table:style-name="ce1">
            <text:p>3691</text:p>
          </table:table-cell>
          <table:table-cell office:value-type="float" office:value="3671" table:style-name="ce1">
            <text:p>3671</text:p>
          </table:table-cell>
          <table:table-cell table:style-name="ce1"/>
          <table:table-cell office:value-type="float" office:value="16668" table:style-name="ce1">
            <text:p>16668</text:p>
          </table:table-cell>
          <table:table-cell office:value-type="float" office:value="1814" table:style-name="ce1">
            <text:p>1814</text:p>
          </table:table-cell>
          <table:table-cell table:style-name="ce1"/>
          <table:table-cell office:value-type="float" office:value="2977" table:style-name="ce1">
            <text:p>2977</text:p>
          </table:table-cell>
          <table:table-cell office:value-type="float" office:value="74334" table:style-name="ce1">
            <text:p>74334</text:p>
          </table:table-cell>
          <table:table-cell office:value-type="float" office:value="1956" table:style-name="ce1">
            <text:p>1956</text:p>
          </table:table-cell>
          <table:table-cell office:value-type="float" office:value="4417" table:style-name="ce1">
            <text:p>4417</text:p>
          </table:table-cell>
          <table:table-cell table:style-name="ce1"/>
          <table:table-cell office:value-type="float" office:value="6658" table:style-name="ce1">
            <text:p>6658</text:p>
          </table:table-cell>
          <table:table-cell office:value-type="float" office:value="2131" table:style-name="ce1">
            <text:p>2131</text:p>
          </table:table-cell>
          <table:table-cell table:style-name="ce1"/>
          <table:table-cell office:value-type="float" office:value="5146" table:style-name="ce1">
            <text:p>5146</text:p>
          </table:table-cell>
          <table:table-cell office:value-type="float" office:value="8223" table:style-name="ce1">
            <text:p>8223</text:p>
          </table:table-cell>
          <table:table-cell office:value-type="float" office:value="1642" table:style-name="ce1">
            <text:p>1642</text:p>
          </table:table-cell>
          <table:table-cell office:value-type="float" office:value="2410" table:style-name="ce1">
            <text:p>2410</text:p>
          </table:table-cell>
          <table:table-cell table:style-name="ce1"/>
          <table:table-cell office:value-type="float" office:value="11615" table:style-name="ce1">
            <text:p>11615</text:p>
          </table:table-cell>
          <table:table-cell office:value-type="float" office:value="1203" table:style-name="ce1">
            <text:p>1203</text:p>
          </table:table-cell>
          <table:table-cell table:style-name="ce1"/>
          <table:table-cell office:value-type="float" office:value="4611" table:style-name="ce1">
            <text:p>4611</text:p>
          </table:table-cell>
          <table:table-cell office:value-type="float" office:value="25469" table:style-name="ce1">
            <text:p>25469</text:p>
          </table:table-cell>
          <table:table-cell office:value-type="float" office:value="1796" table:style-name="ce1">
            <text:p>1796</text:p>
          </table:table-cell>
          <table:table-cell table:style-name="ce1"/>
          <table:table-cell office:value-type="float" office:value="11294" table:style-name="ce1">
            <text:p>11294</text:p>
          </table:table-cell>
          <table:table-cell office:value-type="float" office:value="12627" table:style-name="ce1">
            <text:p>12627</text:p>
          </table:table-cell>
          <table:table-cell office:value-type="float" office:value="1508" table:style-name="ce1">
            <text:p>1508</text:p>
          </table:table-cell>
          <table:table-cell table:style-name="ce1"/>
          <table:table-cell office:value-type="float" office:value="7605" table:style-name="ce1">
            <text:p>7605</text:p>
          </table:table-cell>
          <table:table-cell office:value-type="float" office:value="12856" table:style-name="ce1">
            <text:p>12856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2568" table:style-name="ce1">
            <text:p>2568</text:p>
          </table:table-cell>
          <table:table-cell office:value-type="float" office:value="9361" table:style-name="ce1">
            <text:p>9361</text:p>
          </table:table-cell>
          <table:table-cell office:value-type="float" office:value="1993" table:style-name="ce1">
            <text:p>1993</text:p>
          </table:table-cell>
          <table:table-cell office:value-type="float" office:value="3676" table:style-name="ce1">
            <text:p>3676</text:p>
          </table:table-cell>
          <table:table-cell table:style-name="ce1"/>
          <table:table-cell office:value-type="float" office:value="12384" table:style-name="ce1">
            <text:p>12384</text:p>
          </table:table-cell>
          <table:table-cell office:value-type="float" office:value="1621" table:style-name="ce1">
            <text:p>1621</text:p>
          </table:table-cell>
          <table:table-cell office:value-type="float" office:value="2795" table:style-name="ce1">
            <text:p>2795</text:p>
          </table:table-cell>
          <table:table-cell table:style-name="ce1"/>
          <table:table-cell office:value-type="float" office:value="7001" table:style-name="ce1">
            <text:p>7001</text:p>
          </table:table-cell>
          <table:table-cell office:value-type="float" office:value="3083" table:style-name="ce1">
            <text:p>3083</text:p>
          </table:table-cell>
          <table:table-cell office:value-type="float" office:value="2720" table:style-name="ce1">
            <text:p>2720</text:p>
          </table:table-cell>
          <table:table-cell table:style-name="ce1"/>
          <table:table-cell office:value-type="float" office:value="11918" table:style-name="ce1">
            <text:p>11918</text:p>
          </table:table-cell>
          <table:table-cell office:value-type="float" office:value="1991" table:style-name="ce1">
            <text:p>1991</text:p>
          </table:table-cell>
          <table:table-cell table:style-name="ce1"/>
          <table:table-cell office:value-type="float" office:value="3615" table:style-name="ce1">
            <text:p>3615</text:p>
          </table:table-cell>
          <table:table-cell office:value-type="float" office:value="13154" table:style-name="ce1">
            <text:p>13154</text:p>
          </table:table-cell>
          <table:table-cell office:value-type="float" office:value="1888" table:style-name="ce1">
            <text:p>1888</text:p>
          </table:table-cell>
          <table:table-cell office:value-type="float" office:value="3293" table:style-name="ce1">
            <text:p>3293</text:p>
          </table:table-cell>
          <table:table-cell table:style-name="ce1"/>
          <table:table-cell office:value-type="float" office:value="12302" table:style-name="ce1">
            <text:p>12302</text:p>
          </table:table-cell>
          <table:table-cell office:value-type="float" office:value="1667" table:style-name="ce1">
            <text:p>1667</text:p>
          </table:table-cell>
          <table:table-cell office:value-type="float" office:value="2724" table:style-name="ce1">
            <text:p>2724</text:p>
          </table:table-cell>
          <table:table-cell table:style-name="ce1"/>
          <table:table-cell office:value-type="float" office:value="11153" table:style-name="ce1">
            <text:p>11153</text:p>
          </table:table-cell>
          <table:table-cell office:value-type="float" office:value="1675" table:style-name="ce1">
            <text:p>1675</text:p>
          </table:table-cell>
          <table:table-cell office:value-type="float" office:value="4037" table:style-name="ce1">
            <text:p>4037</text:p>
          </table:table-cell>
          <table:table-cell table:style-name="ce1"/>
          <table:table-cell office:value-type="float" office:value="9362" table:style-name="ce1">
            <text:p>9362</text:p>
          </table:table-cell>
          <table:table-cell office:value-type="float" office:value="2408" table:style-name="ce1">
            <text:p>2408</text:p>
          </table:table-cell>
          <table:table-cell table:style-name="ce1"/>
          <table:table-cell office:value-type="float" office:value="6193" table:style-name="ce1">
            <text:p>6193</text:p>
          </table:table-cell>
          <table:table-cell office:value-type="float" office:value="21652" table:style-name="ce1">
            <text:p>21652</text:p>
          </table:table-cell>
          <table:table-cell office:value-type="float" office:value="1880" table:style-name="ce1">
            <text:p>1880</text:p>
          </table:table-cell>
          <table:table-cell table:style-name="ce1"/>
          <table:table-cell office:value-type="float" office:value="3301" table:style-name="ce1">
            <text:p>3301</text:p>
          </table:table-cell>
          <table:table-cell office:value-type="float" office:value="9315" table:style-name="ce1">
            <text:p>9315</text:p>
          </table:table-cell>
          <table:table-cell office:value-type="float" office:value="1773" table:style-name="ce1">
            <text:p>1773</text:p>
          </table:table-cell>
          <table:table-cell table:style-name="ce1"/>
          <table:table-cell office:value-type="float" office:value="6837" table:style-name="ce1">
            <text:p>6837</text:p>
          </table:table-cell>
          <table:table-cell office:value-type="float" office:value="8339" table:style-name="ce1">
            <text:p>8339</text:p>
          </table:table-cell>
          <table:table-cell office:value-type="float" office:value="1943" table:style-name="ce1">
            <text:p>1943</text:p>
          </table:table-cell>
          <table:table-cell table:style-name="ce1"/>
          <table:table-cell office:value-type="float" office:value="2755" table:style-name="ce1">
            <text:p>2755</text:p>
          </table:table-cell>
          <table:table-cell office:value-type="float" office:value="12942" table:style-name="ce1">
            <text:p>12942</text:p>
          </table:table-cell>
          <table:table-cell office:value-type="float" office:value="2030" table:style-name="ce1">
            <text:p>2030</text:p>
          </table:table-cell>
          <table:table-cell table:style-name="ce1"/>
          <table:table-cell office:value-type="float" office:value="4975" table:style-name="ce1">
            <text:p>4975</text:p>
          </table:table-cell>
          <table:table-cell office:value-type="float" office:value="15789" table:style-name="ce1">
            <text:p>15789</text:p>
          </table:table-cell>
          <table:table-cell office:value-type="float" office:value="1964" table:style-name="ce1">
            <text:p>1964</text:p>
          </table:table-cell>
          <table:table-cell office:value-type="float" office:value="2466" table:style-name="ce1">
            <text:p>2466</text:p>
          </table:table-cell>
          <table:table-cell table:style-name="ce1"/>
          <table:table-cell office:value-type="float" office:value="36858" table:style-name="ce1">
            <text:p>36858</text:p>
          </table:table-cell>
          <table:table-cell office:value-type="float" office:value="1429" table:style-name="ce1">
            <text:p>1429</text:p>
          </table:table-cell>
          <table:table-cell office:value-type="float" office:value="2736" table:style-name="ce1">
            <text:p>2736</text:p>
          </table:table-cell>
          <table:table-cell table:style-name="ce1"/>
          <table:table-cell office:value-type="float" office:value="15319" table:style-name="ce1">
            <text:p>15319</text:p>
          </table:table-cell>
          <table:table-cell office:value-type="float" office:value="1397" table:style-name="ce1">
            <text:p>1397</text:p>
          </table:table-cell>
          <table:table-cell table:style-name="ce1"/>
          <table:table-cell office:value-type="float" office:value="3912" table:style-name="ce1">
            <text:p>3912</text:p>
          </table:table-cell>
          <table:table-cell office:value-type="float" office:value="8020" table:style-name="ce1">
            <text:p>8020</text:p>
          </table:table-cell>
          <table:table-cell office:value-type="float" office:value="1469" table:style-name="ce1">
            <text:p>1469</text:p>
          </table:table-cell>
          <table:table-cell table:style-name="ce1"/>
          <table:table-cell office:value-type="float" office:value="2918" table:style-name="ce1">
            <text:p>2918</text:p>
          </table:table-cell>
          <table:table-cell office:value-type="float" office:value="15626" table:style-name="ce1">
            <text:p>15626</text:p>
          </table:table-cell>
          <table:table-cell office:value-type="float" office:value="2170" table:style-name="ce1">
            <text:p>2170</text:p>
          </table:table-cell>
          <table:table-cell table:style-name="ce1"/>
          <table:table-cell office:value-type="float" office:value="3846" table:style-name="ce1">
            <text:p>3846</text:p>
          </table:table-cell>
          <table:table-cell office:value-type="float" office:value="9043" table:style-name="ce1">
            <text:p>9043</text:p>
          </table:table-cell>
          <table:table-cell office:value-type="float" office:value="1807" table:style-name="ce1">
            <text:p>1807</text:p>
          </table:table-cell>
          <table:table-cell table:style-name="ce1"/>
          <table:table-cell office:value-type="float" office:value="2522" table:style-name="ce1">
            <text:p>2522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31309_M08836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2:38:03</text:p>
          </table:table-cell>
          <table:table-cell office:value-type="string" table:style-name="ce1">
            <text:p>2020-11-17_23:38: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88364</text:p>
          </table:table-cell>
          <table:table-cell office:value-type="string" table:style-name="ce1">
            <text:p>M0883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ss than High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ench</text:p>
          </table:table-cell>
          <table:table-cell office:value-type="string" table:style-name="ce1">
            <text:p>ZoiFLFAFTUmKcq4m</text:p>
          </table:table-cell>
          <table:table-cell office:value-type="string" table:style-name="ce1">
            <text:p>https://www.testable.org/experiment/4303/294929/start?participant=M088364</text:p>
          </table:table-cell>
          <table:table-cell office:value-type="float" office:value="2105300" table:style-name="ce1">
            <text:p>2105300</text:p>
          </table:table-cell>
          <table:table-cell office:value-type="float" office:value="35.088333333332997" table:style-name="ce1">
            <text:p>35,08833333</text:p>
          </table:table-cell>
          <table:table-cell office:value-type="float" office:value="43597" table:style-name="ce1">
            <text:p>43597</text:p>
          </table:table-cell>
          <table:table-cell office:value-type="float" office:value="24251" table:style-name="ce1">
            <text:p>24251</text:p>
          </table:table-cell>
          <table:table-cell office:value-type="float" office:value="55282" table:style-name="ce1">
            <text:p>55282</text:p>
          </table:table-cell>
          <table:table-cell office:value-type="float" office:value="26345" table:style-name="ce1">
            <text:p>26345</text:p>
          </table:table-cell>
          <table:table-cell office:value-type="float" office:value="27142" table:style-name="ce1">
            <text:p>27142</text:p>
          </table:table-cell>
          <table:table-cell office:value-type="float" office:value="31560" table:style-name="ce1">
            <text:p>31560</text:p>
          </table:table-cell>
          <table:table-cell office:value-type="float" office:value="50888" table:style-name="ce1">
            <text:p>50888</text:p>
          </table:table-cell>
          <table:table-cell office:value-type="float" office:value="92809" table:style-name="ce1">
            <text:p>92809</text:p>
          </table:table-cell>
          <table:table-cell office:value-type="float" office:value="78971" table:style-name="ce1">
            <text:p>78971</text:p>
          </table:table-cell>
          <table:table-cell office:value-type="float" office:value="56663" table:style-name="ce1">
            <text:p>56663</text:p>
          </table:table-cell>
          <table:table-cell office:value-type="float" office:value="29211" table:style-name="ce1">
            <text:p>29211</text:p>
          </table:table-cell>
          <table:table-cell office:value-type="float" office:value="99189" table:style-name="ce1">
            <text:p>99189</text:p>
          </table:table-cell>
          <table:table-cell table:number-columns-repeated="192" table:style-name="ce1"/>
          <table:table-cell office:value-type="float" office:value="11631" table:style-name="ce1">
            <text:p>11631</text:p>
          </table:table-cell>
          <table:table-cell office:value-type="float" office:value="1059" table:style-name="ce1">
            <text:p>1059</text:p>
          </table:table-cell>
          <table:table-cell office:value-type="float" office:value="1235" table:style-name="ce1">
            <text:p>1235</text:p>
          </table:table-cell>
          <table:table-cell table:style-name="ce1"/>
          <table:table-cell office:value-type="float" office:value="12572" table:style-name="ce1">
            <text:p>12572</text:p>
          </table:table-cell>
          <table:table-cell office:value-type="float" office:value="1228" table:style-name="ce1">
            <text:p>1228</text:p>
          </table:table-cell>
          <table:table-cell office:value-type="float" office:value="1757" table:style-name="ce1">
            <text:p>1757</text:p>
          </table:table-cell>
          <table:table-cell table:style-name="ce1"/>
          <table:table-cell office:value-type="float" office:value="3886" table:style-name="ce1">
            <text:p>3886</text:p>
          </table:table-cell>
          <table:table-cell office:value-type="float" office:value="1192" table:style-name="ce1">
            <text:p>1192</text:p>
          </table:table-cell>
          <table:table-cell office:value-type="float" office:value="1193" table:style-name="ce1">
            <text:p>1193</text:p>
          </table:table-cell>
          <table:table-cell table:style-name="ce1"/>
          <table:table-cell office:value-type="float" office:value="6471" table:style-name="ce1">
            <text:p>6471</text:p>
          </table:table-cell>
          <table:table-cell office:value-type="float" office:value="1597" table:style-name="ce1">
            <text:p>1597</text:p>
          </table:table-cell>
          <table:table-cell office:value-type="float" office:value="2294" table:style-name="ce1">
            <text:p>2294</text:p>
          </table:table-cell>
          <table:table-cell table:style-name="ce1"/>
          <table:table-cell office:value-type="float" office:value="6115" table:style-name="ce1">
            <text:p>6115</text:p>
          </table:table-cell>
          <table:table-cell office:value-type="float" office:value="1772" table:style-name="ce1">
            <text:p>1772</text:p>
          </table:table-cell>
          <table:table-cell office:value-type="float" office:value="2259" table:style-name="ce1">
            <text:p>2259</text:p>
          </table:table-cell>
          <table:table-cell table:style-name="ce1"/>
          <table:table-cell office:value-type="float" office:value="12148" table:style-name="ce1">
            <text:p>12148</text:p>
          </table:table-cell>
          <table:table-cell office:value-type="float" office:value="2619" table:style-name="ce1">
            <text:p>2619</text:p>
          </table:table-cell>
          <table:table-cell office:value-type="float" office:value="1462" table:style-name="ce1">
            <text:p>1462</text:p>
          </table:table-cell>
          <table:table-cell table:style-name="ce1"/>
          <table:table-cell office:value-type="float" office:value="17314" table:style-name="ce1">
            <text:p>17314</text:p>
          </table:table-cell>
          <table:table-cell office:value-type="float" office:value="1693" table:style-name="ce1">
            <text:p>1693</text:p>
          </table:table-cell>
          <table:table-cell office:value-type="float" office:value="1280" table:style-name="ce1">
            <text:p>1280</text:p>
          </table:table-cell>
          <table:table-cell table:style-name="ce1"/>
          <table:table-cell office:value-type="float" office:value="24784" table:style-name="ce1">
            <text:p>24784</text:p>
          </table:table-cell>
          <table:table-cell office:value-type="float" office:value="1014" table:style-name="ce1">
            <text:p>1014</text:p>
          </table:table-cell>
          <table:table-cell office:value-type="float" office:value="2344" table:style-name="ce1">
            <text:p>2344</text:p>
          </table:table-cell>
          <table:table-cell table:style-name="ce1"/>
          <table:table-cell office:value-type="float" office:value="5319" table:style-name="ce1">
            <text:p>5319</text:p>
          </table:table-cell>
          <table:table-cell office:value-type="float" office:value="2692" table:style-name="ce1">
            <text:p>2692</text:p>
          </table:table-cell>
          <table:table-cell office:value-type="float" office:value="1794" table:style-name="ce1">
            <text:p>1794</text:p>
          </table:table-cell>
          <table:table-cell table:style-name="ce1"/>
          <table:table-cell office:value-type="float" office:value="10597" table:style-name="ce1">
            <text:p>10597</text:p>
          </table:table-cell>
          <table:table-cell office:value-type="float" office:value="2236" table:style-name="ce1">
            <text:p>2236</text:p>
          </table:table-cell>
          <table:table-cell table:style-name="ce1"/>
          <table:table-cell office:value-type="float" office:value="1492" table:style-name="ce1">
            <text:p>1492</text:p>
          </table:table-cell>
          <table:table-cell office:value-type="float" office:value="5959" table:style-name="ce1">
            <text:p>5959</text:p>
          </table:table-cell>
          <table:table-cell office:value-type="float" office:value="1718" table:style-name="ce1">
            <text:p>1718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float" office:value="9934" table:style-name="ce1">
            <text:p>9934</text:p>
          </table:table-cell>
          <table:table-cell office:value-type="float" office:value="698" table:style-name="ce1">
            <text:p>698</text:p>
          </table:table-cell>
          <table:table-cell office:value-type="float" office:value="4212" table:style-name="ce1">
            <text:p>4212</text:p>
          </table:table-cell>
          <table:table-cell table:style-name="ce1"/>
          <table:table-cell office:value-type="float" office:value="7361" table:style-name="ce1">
            <text:p>7361</text:p>
          </table:table-cell>
          <table:table-cell office:value-type="float" office:value="896" table:style-name="ce1">
            <text:p>896</text:p>
          </table:table-cell>
          <table:table-cell office:value-type="float" office:value="1554" table:style-name="ce1">
            <text:p>1554</text:p>
          </table:table-cell>
          <table:table-cell table:style-name="ce1"/>
          <table:table-cell office:value-type="float" office:value="21425" table:style-name="ce1">
            <text:p>21425</text:p>
          </table:table-cell>
          <table:table-cell office:value-type="float" office:value="10118" table:style-name="ce1">
            <text:p>10118</text:p>
          </table:table-cell>
          <table:table-cell table:style-name="ce1"/>
          <table:table-cell office:value-type="float" office:value="2613" table:style-name="ce1">
            <text:p>2613</text:p>
          </table:table-cell>
          <table:table-cell office:value-type="float" office:value="11821" table:style-name="ce1">
            <text:p>11821</text:p>
          </table:table-cell>
          <table:table-cell office:value-type="float" office:value="1344" table:style-name="ce1">
            <text:p>1344</text:p>
          </table:table-cell>
          <table:table-cell table:style-name="ce1"/>
          <table:table-cell office:value-type="float" office:value="2453" table:style-name="ce1">
            <text:p>2453</text:p>
          </table:table-cell>
          <table:table-cell office:value-type="float" office:value="12094" table:style-name="ce1">
            <text:p>12094</text:p>
          </table:table-cell>
          <table:table-cell office:value-type="float" office:value="1933" table:style-name="ce1">
            <text:p>1933</text:p>
          </table:table-cell>
          <table:table-cell office:value-type="float" office:value="1433" table:style-name="ce1">
            <text:p>1433</text:p>
          </table:table-cell>
          <table:table-cell table:style-name="ce1"/>
          <table:table-cell office:value-type="float" office:value="7889" table:style-name="ce1">
            <text:p>7889</text:p>
          </table:table-cell>
          <table:table-cell office:value-type="float" office:value="1573" table:style-name="ce1">
            <text:p>1573</text:p>
          </table:table-cell>
          <table:table-cell table:style-name="ce1"/>
          <table:table-cell office:value-type="float" office:value="1490" table:style-name="ce1">
            <text:p>1490</text:p>
          </table:table-cell>
          <table:table-cell office:value-type="float" office:value="8945" table:style-name="ce1">
            <text:p>8945</text:p>
          </table:table-cell>
          <table:table-cell office:value-type="float" office:value="1132" table:style-name="ce1">
            <text:p>1132</text:p>
          </table:table-cell>
          <table:table-cell office:value-type="float" office:value="1148" table:style-name="ce1">
            <text:p>1148</text:p>
          </table:table-cell>
          <table:table-cell table:style-name="ce1"/>
          <table:table-cell office:value-type="float" office:value="14471" table:style-name="ce1">
            <text:p>14471</text:p>
          </table:table-cell>
          <table:table-cell office:value-type="float" office:value="565" table:style-name="ce1">
            <text:p>565</text:p>
          </table:table-cell>
          <table:table-cell office:value-type="float" office:value="1999" table:style-name="ce1">
            <text:p>1999</text:p>
          </table:table-cell>
          <table:table-cell table:style-name="ce1"/>
          <table:table-cell office:value-type="float" office:value="8271" table:style-name="ce1">
            <text:p>8271</text:p>
          </table:table-cell>
          <table:table-cell office:value-type="float" office:value="1087" table:style-name="ce1">
            <text:p>1087</text:p>
          </table:table-cell>
          <table:table-cell office:value-type="float" office:value="1194" table:style-name="ce1">
            <text:p>1194</text:p>
          </table:table-cell>
          <table:table-cell table:style-name="ce1"/>
          <table:table-cell office:value-type="float" office:value="6876" table:style-name="ce1">
            <text:p>6876</text:p>
          </table:table-cell>
          <table:table-cell office:value-type="float" office:value="1012" table:style-name="ce1">
            <text:p>1012</text:p>
          </table:table-cell>
          <table:table-cell office:value-type="float" office:value="2284" table:style-name="ce1">
            <text:p>2284</text:p>
          </table:table-cell>
          <table:table-cell table:style-name="ce1"/>
          <table:table-cell office:value-type="float" office:value="7977" table:style-name="ce1">
            <text:p>7977</text:p>
          </table:table-cell>
          <table:table-cell office:value-type="float" office:value="1223" table:style-name="ce1">
            <text:p>1223</text:p>
          </table:table-cell>
          <table:table-cell office:value-type="float" office:value="1244" table:style-name="ce1">
            <text:p>1244</text:p>
          </table:table-cell>
          <table:table-cell table:style-name="ce1"/>
          <table:table-cell office:value-type="float" office:value="15918" table:style-name="ce1">
            <text:p>15918</text:p>
          </table:table-cell>
          <table:table-cell office:value-type="float" office:value="1605" table:style-name="ce1">
            <text:p>1605</text:p>
          </table:table-cell>
          <table:table-cell office:value-type="float" office:value="2339" table:style-name="ce1">
            <text:p>2339</text:p>
          </table:table-cell>
          <table:table-cell table:style-name="ce1"/>
          <table:table-cell office:value-type="float" office:value="8016" table:style-name="ce1">
            <text:p>8016</text:p>
          </table:table-cell>
          <table:table-cell office:value-type="float" office:value="6734" table:style-name="ce1">
            <text:p>6734</text:p>
          </table:table-cell>
          <table:table-cell table:style-name="ce1"/>
          <table:table-cell office:value-type="float" office:value="1726" table:style-name="ce1">
            <text:p>1726</text:p>
          </table:table-cell>
          <table:table-cell office:value-type="float" office:value="7470" table:style-name="ce1">
            <text:p>7470</text:p>
          </table:table-cell>
          <table:table-cell office:value-type="float" office:value="1534" table:style-name="ce1">
            <text:p>1534</text:p>
          </table:table-cell>
          <table:table-cell office:value-type="float" office:value="1669" table:style-name="ce1">
            <text:p>1669</text:p>
          </table:table-cell>
          <table:table-cell table:style-name="ce1"/>
          <table:table-cell office:value-type="float" office:value="6527" table:style-name="ce1">
            <text:p>6527</text:p>
          </table:table-cell>
          <table:table-cell office:value-type="float" office:value="1246" table:style-name="ce1">
            <text:p>1246</text:p>
          </table:table-cell>
          <table:table-cell office:value-type="float" office:value="2651" table:style-name="ce1">
            <text:p>2651</text:p>
          </table:table-cell>
          <table:table-cell table:style-name="ce1"/>
          <table:table-cell office:value-type="float" office:value="9256" table:style-name="ce1">
            <text:p>9256</text:p>
          </table:table-cell>
          <table:table-cell office:value-type="float" office:value="3195" table:style-name="ce1">
            <text:p>3195</text:p>
          </table:table-cell>
          <table:table-cell table:style-name="ce1"/>
          <table:table-cell office:value-type="float" office:value="3075" table:style-name="ce1">
            <text:p>3075</text:p>
          </table:table-cell>
          <table:table-cell office:value-type="float" office:value="8347" table:style-name="ce1">
            <text:p>8347</text:p>
          </table:table-cell>
          <table:table-cell office:value-type="float" office:value="838" table:style-name="ce1">
            <text:p>838</text:p>
          </table:table-cell>
          <table:table-cell office:value-type="float" office:value="1088" table:style-name="ce1">
            <text:p>1088</text:p>
          </table:table-cell>
          <table:table-cell table:style-name="ce1"/>
          <table:table-cell office:value-type="float" office:value="7855" table:style-name="ce1">
            <text:p>7855</text:p>
          </table:table-cell>
          <table:table-cell office:value-type="float" office:value="1412" table:style-name="ce1">
            <text:p>1412</text:p>
          </table:table-cell>
          <table:table-cell office:value-type="float" office:value="1552" table:style-name="ce1">
            <text:p>1552</text:p>
          </table:table-cell>
          <table:table-cell table:style-name="ce1"/>
          <table:table-cell office:value-type="float" office:value="9491" table:style-name="ce1">
            <text:p>9491</text:p>
          </table:table-cell>
          <table:table-cell office:value-type="float" office:value="2175" table:style-name="ce1">
            <text:p>2175</text:p>
          </table:table-cell>
          <table:table-cell table:style-name="ce1"/>
          <table:table-cell office:value-type="float" office:value="2525" table:style-name="ce1">
            <text:p>2525</text:p>
          </table:table-cell>
          <table:table-cell office:value-type="float" office:value="5583" table:style-name="ce1">
            <text:p>5583</text:p>
          </table:table-cell>
          <table:table-cell office:value-type="float" office:value="595" table:style-name="ce1">
            <text:p>595</text:p>
          </table:table-cell>
          <table:table-cell office:value-type="float" office:value="1657" table:style-name="ce1">
            <text:p>1657</text:p>
          </table:table-cell>
          <table:table-cell table:style-name="ce1"/>
          <table:table-cell office:value-type="float" office:value="9314" table:style-name="ce1">
            <text:p>9314</text:p>
          </table:table-cell>
          <table:table-cell office:value-type="float" office:value="1492" table:style-name="ce1">
            <text:p>1492</text:p>
          </table:table-cell>
          <table:table-cell table:style-name="ce1"/>
          <table:table-cell office:value-type="float" office:value="1164" table:style-name="ce1">
            <text:p>1164</text:p>
          </table:table-cell>
          <table:table-cell office:value-type="float" office:value="5831" table:style-name="ce1">
            <text:p>5831</text:p>
          </table:table-cell>
          <table:table-cell office:value-type="float" office:value="1185" table:style-name="ce1">
            <text:p>1185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11241" table:style-name="ce1">
            <text:p>11241</text:p>
          </table:table-cell>
          <table:table-cell office:value-type="float" office:value="3267" table:style-name="ce1">
            <text:p>3267</text:p>
          </table:table-cell>
          <table:table-cell office:value-type="float" office:value="987" table:style-name="ce1">
            <text:p>987</text:p>
          </table:table-cell>
          <table:table-cell table:style-name="ce1"/>
          <table:table-cell office:value-type="float" office:value="7105" table:style-name="ce1">
            <text:p>7105</text:p>
          </table:table-cell>
          <table:table-cell office:value-type="float" office:value="902" table:style-name="ce1">
            <text:p>902</text:p>
          </table:table-cell>
          <table:table-cell office:value-type="float" office:value="1431" table:style-name="ce1">
            <text:p>1431</text:p>
          </table:table-cell>
          <table:table-cell table:style-name="ce1"/>
          <table:table-cell office:value-type="float" office:value="18526" table:style-name="ce1">
            <text:p>18526</text:p>
          </table:table-cell>
          <table:table-cell office:value-type="float" office:value="1106" table:style-name="ce1">
            <text:p>1106</text:p>
          </table:table-cell>
          <table:table-cell table:style-name="ce1"/>
          <table:table-cell office:value-type="float" office:value="4926" table:style-name="ce1">
            <text:p>4926</text:p>
          </table:table-cell>
          <table:table-cell office:value-type="float" office:value="12630" table:style-name="ce1">
            <text:p>12630</text:p>
          </table:table-cell>
          <table:table-cell office:value-type="float" office:value="631" table:style-name="ce1">
            <text:p>631</text:p>
          </table:table-cell>
          <table:table-cell office:value-type="float" office:value="2384" table:style-name="ce1">
            <text:p>2384</text:p>
          </table:table-cell>
          <table:table-cell table:style-name="ce1"/>
          <table:table-cell office:value-type="float" office:value="5383" table:style-name="ce1">
            <text:p>5383</text:p>
          </table:table-cell>
          <table:table-cell office:value-type="float" office:value="1822" table:style-name="ce1">
            <text:p>1822</text:p>
          </table:table-cell>
          <table:table-cell office:value-type="float" office:value="3188" table:style-name="ce1">
            <text:p>3188</text:p>
          </table:table-cell>
          <table:table-cell table:style-name="ce1"/>
          <table:table-cell office:value-type="float" office:value="11359" table:style-name="ce1">
            <text:p>11359</text:p>
          </table:table-cell>
          <table:table-cell office:value-type="float" office:value="791" table:style-name="ce1">
            <text:p>791</text:p>
          </table:table-cell>
          <table:table-cell office:value-type="float" office:value="1341" table:style-name="ce1">
            <text:p>1341</text:p>
          </table:table-cell>
          <table:table-cell table:style-name="ce1"/>
          <table:table-cell office:value-type="float" office:value="5447" table:style-name="ce1">
            <text:p>5447</text:p>
          </table:table-cell>
          <table:table-cell office:value-type="float" office:value="900" table:style-name="ce1">
            <text:p>900</text:p>
          </table:table-cell>
          <table:table-cell table:style-name="ce1"/>
          <table:table-cell office:value-type="float" office:value="2418" table:style-name="ce1">
            <text:p>2418</text:p>
          </table:table-cell>
          <table:table-cell office:value-type="float" office:value="6615" table:style-name="ce1">
            <text:p>6615</text:p>
          </table:table-cell>
          <table:table-cell office:value-type="float" office:value="825" table:style-name="ce1">
            <text:p>825</text:p>
          </table:table-cell>
          <table:table-cell office:value-type="float" office:value="2840" table:style-name="ce1">
            <text:p>2840</text:p>
          </table:table-cell>
          <table:table-cell table:style-name="ce1"/>
          <table:table-cell office:value-type="float" office:value="8544" table:style-name="ce1">
            <text:p>8544</text:p>
          </table:table-cell>
          <table:table-cell office:value-type="float" office:value="841" table:style-name="ce1">
            <text:p>841</text:p>
          </table:table-cell>
          <table:table-cell office:value-type="float" office:value="1160" table:style-name="ce1">
            <text:p>1160</text:p>
          </table:table-cell>
          <table:table-cell table:style-name="ce1"/>
          <table:table-cell office:value-type="float" office:value="5825" table:style-name="ce1">
            <text:p>5825</text:p>
          </table:table-cell>
          <table:table-cell office:value-type="float" office:value="1100" table:style-name="ce1">
            <text:p>1100</text:p>
          </table:table-cell>
          <table:table-cell office:value-type="float" office:value="1118" table:style-name="ce1">
            <text:p>1118</text:p>
          </table:table-cell>
          <table:table-cell table:style-name="ce1"/>
          <table:table-cell office:value-type="float" office:value="12143" table:style-name="ce1">
            <text:p>12143</text:p>
          </table:table-cell>
          <table:table-cell office:value-type="float" office:value="1277" table:style-name="ce1">
            <text:p>1277</text:p>
          </table:table-cell>
          <table:table-cell office:value-type="float" office:value="4189" table:style-name="ce1">
            <text:p>4189</text:p>
          </table:table-cell>
          <table:table-cell table:style-name="ce1"/>
          <table:table-cell office:value-type="float" office:value="7979" table:style-name="ce1">
            <text:p>7979</text:p>
          </table:table-cell>
          <table:table-cell office:value-type="float" office:value="1160" table:style-name="ce1">
            <text:p>1160</text:p>
          </table:table-cell>
          <table:table-cell office:value-type="float" office:value="1539" table:style-name="ce1">
            <text:p>1539</text:p>
          </table:table-cell>
          <table:table-cell table:style-name="ce1"/>
          <table:table-cell office:value-type="float" office:value="6031" table:style-name="ce1">
            <text:p>6031</text:p>
          </table:table-cell>
          <table:table-cell office:value-type="float" office:value="1707" table:style-name="ce1">
            <text:p>1707</text:p>
          </table:table-cell>
          <table:table-cell office:value-type="float" office:value="1696" table:style-name="ce1">
            <text:p>1696</text:p>
          </table:table-cell>
          <table:table-cell table:style-name="ce1"/>
          <table:table-cell office:value-type="float" office:value="9531" table:style-name="ce1">
            <text:p>9531</text:p>
          </table:table-cell>
          <table:table-cell office:value-type="float" office:value="1969" table:style-name="ce1">
            <text:p>1969</text:p>
          </table:table-cell>
          <table:table-cell table:style-name="ce1"/>
          <table:table-cell office:value-type="float" office:value="2531" table:style-name="ce1">
            <text:p>2531</text:p>
          </table:table-cell>
          <table:table-cell office:value-type="float" office:value="6990" table:style-name="ce1">
            <text:p>6990</text:p>
          </table:table-cell>
          <table:table-cell office:value-type="float" office:value="1828" table:style-name="ce1">
            <text:p>1828</text:p>
          </table:table-cell>
          <table:table-cell table:style-name="ce1"/>
          <table:table-cell office:value-type="float" office:value="1218" table:style-name="ce1">
            <text:p>1218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31607_M01314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2:19:33</text:p>
          </table:table-cell>
          <table:table-cell office:value-type="string" table:style-name="ce1">
            <text:p>2020-11-17_23:19:33</text:p>
          </table:table-cell>
          <table:table-cell office:value-type="float" office:value="0.89" table:style-name="ce1">
            <text:p>0,89</text:p>
          </table:table-cell>
          <table:table-cell office:value-type="string" table:style-name="ce1">
            <text:p>cv</text:p>
          </table:table-cell>
          <table:table-cell office:value-type="string" table:style-name="ce1">
            <text:p>M0131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2jm3wKoqEah3TXek</text:p>
          </table:table-cell>
          <table:table-cell office:value-type="string" table:style-name="ce1">
            <text:p>https://www.testable.org/experiment/4303/294929/start?participant=M013143</text:p>
          </table:table-cell>
          <table:table-cell office:value-type="float" office:value="3394425" table:style-name="ce1">
            <text:p>3394425</text:p>
          </table:table-cell>
          <table:table-cell office:value-type="float" office:value="56.573749999999997" table:style-name="ce1">
            <text:p>56,57375</text:p>
          </table:table-cell>
          <table:table-cell office:value-type="float" office:value="62050" table:style-name="ce1">
            <text:p>62050</text:p>
          </table:table-cell>
          <table:table-cell office:value-type="float" office:value="29199" table:style-name="ce1">
            <text:p>29199</text:p>
          </table:table-cell>
          <table:table-cell office:value-type="float" office:value="96794" table:style-name="ce1">
            <text:p>96794</text:p>
          </table:table-cell>
          <table:table-cell office:value-type="float" office:value="113057" table:style-name="ce1">
            <text:p>113057</text:p>
          </table:table-cell>
          <table:table-cell office:value-type="float" office:value="74564" table:style-name="ce1">
            <text:p>74564</text:p>
          </table:table-cell>
          <table:table-cell office:value-type="float" office:value="90289" table:style-name="ce1">
            <text:p>90289</text:p>
          </table:table-cell>
          <table:table-cell office:value-type="float" office:value="77587" table:style-name="ce1">
            <text:p>77587</text:p>
          </table:table-cell>
          <table:table-cell office:value-type="float" office:value="72309" table:style-name="ce1">
            <text:p>72309</text:p>
          </table:table-cell>
          <table:table-cell office:value-type="float" office:value="107140" table:style-name="ce1">
            <text:p>107140</text:p>
          </table:table-cell>
          <table:table-cell office:value-type="float" office:value="110825" table:style-name="ce1">
            <text:p>110825</text:p>
          </table:table-cell>
          <table:table-cell office:value-type="float" office:value="78627" table:style-name="ce1">
            <text:p>78627</text:p>
          </table:table-cell>
          <table:table-cell office:value-type="float" office:value="106914" table:style-name="ce1">
            <text:p>106914</text:p>
          </table:table-cell>
          <table:table-cell office:value-type="float" office:value="13558" table:style-name="ce1">
            <text:p>13558</text:p>
          </table:table-cell>
          <table:table-cell office:value-type="float" office:value="4245" table:style-name="ce1">
            <text:p>4245</text:p>
          </table:table-cell>
          <table:table-cell table:style-name="ce1"/>
          <table:table-cell office:value-type="float" office:value="2641" table:style-name="ce1">
            <text:p>2641</text:p>
          </table:table-cell>
          <table:table-cell office:value-type="float" office:value="7161" table:style-name="ce1">
            <text:p>7161</text:p>
          </table:table-cell>
          <table:table-cell office:value-type="float" office:value="838" table:style-name="ce1">
            <text:p>838</text:p>
          </table:table-cell>
          <table:table-cell table:style-name="ce1"/>
          <table:table-cell office:value-type="float" office:value="2404" table:style-name="ce1">
            <text:p>2404</text:p>
          </table:table-cell>
          <table:table-cell office:value-type="float" office:value="15839" table:style-name="ce1">
            <text:p>15839</text:p>
          </table:table-cell>
          <table:table-cell office:value-type="float" office:value="2133" table:style-name="ce1">
            <text:p>2133</text:p>
          </table:table-cell>
          <table:table-cell office:value-type="float" office:value="4242" table:style-name="ce1">
            <text:p>4242</text:p>
          </table:table-cell>
          <table:table-cell table:style-name="ce1"/>
          <table:table-cell office:value-type="float" office:value="17528" table:style-name="ce1">
            <text:p>17528</text:p>
          </table:table-cell>
          <table:table-cell office:value-type="float" office:value="2696" table:style-name="ce1">
            <text:p>2696</text:p>
          </table:table-cell>
          <table:table-cell office:value-type="float" office:value="1954" table:style-name="ce1">
            <text:p>1954</text:p>
          </table:table-cell>
          <table:table-cell table:style-name="ce1"/>
          <table:table-cell office:value-type="float" office:value="17621" table:style-name="ce1">
            <text:p>17621</text:p>
          </table:table-cell>
          <table:table-cell office:value-type="float" office:value="3156" table:style-name="ce1">
            <text:p>3156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float" office:value="17227" table:style-name="ce1">
            <text:p>17227</text:p>
          </table:table-cell>
          <table:table-cell office:value-type="float" office:value="1438" table:style-name="ce1">
            <text:p>1438</text:p>
          </table:table-cell>
          <table:table-cell table:style-name="ce1"/>
          <table:table-cell office:value-type="float" office:value="7131" table:style-name="ce1">
            <text:p>7131</text:p>
          </table:table-cell>
          <table:table-cell office:value-type="float" office:value="10414" table:style-name="ce1">
            <text:p>10414</text:p>
          </table:table-cell>
          <table:table-cell office:value-type="float" office:value="1391" table:style-name="ce1">
            <text:p>1391</text:p>
          </table:table-cell>
          <table:table-cell office:value-type="float" office:value="2215" table:style-name="ce1">
            <text:p>2215</text:p>
          </table:table-cell>
          <table:table-cell table:style-name="ce1"/>
          <table:table-cell office:value-type="float" office:value="12351" table:style-name="ce1">
            <text:p>12351</text:p>
          </table:table-cell>
          <table:table-cell office:value-type="float" office:value="1028" table:style-name="ce1">
            <text:p>1028</text:p>
          </table:table-cell>
          <table:table-cell table:style-name="ce1"/>
          <table:table-cell office:value-type="float" office:value="3412" table:style-name="ce1">
            <text:p>3412</text:p>
          </table:table-cell>
          <table:table-cell office:value-type="float" office:value="15893" table:style-name="ce1">
            <text:p>15893</text:p>
          </table:table-cell>
          <table:table-cell office:value-type="float" office:value="7109" table:style-name="ce1">
            <text:p>7109</text:p>
          </table:table-cell>
          <table:table-cell office:value-type="float" office:value="6978" table:style-name="ce1">
            <text:p>6978</text:p>
          </table:table-cell>
          <table:table-cell table:style-name="ce1"/>
          <table:table-cell office:value-type="float" office:value="13039" table:style-name="ce1">
            <text:p>13039</text:p>
          </table:table-cell>
          <table:table-cell office:value-type="float" office:value="930" table:style-name="ce1">
            <text:p>930</text:p>
          </table:table-cell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45130" table:style-name="ce1">
            <text:p>45130</text:p>
          </table:table-cell>
          <table:table-cell office:value-type="float" office:value="1493" table:style-name="ce1">
            <text:p>1493</text:p>
          </table:table-cell>
          <table:table-cell table:style-name="ce1"/>
          <table:table-cell office:value-type="float" office:value="5172" table:style-name="ce1">
            <text:p>5172</text:p>
          </table:table-cell>
          <table:table-cell office:value-type="float" office:value="23003" table:style-name="ce1">
            <text:p>23003</text:p>
          </table:table-cell>
          <table:table-cell office:value-type="float" office:value="957" table:style-name="ce1">
            <text:p>957</text:p>
          </table:table-cell>
          <table:table-cell table:style-name="ce1"/>
          <table:table-cell office:value-type="float" office:value="2616" table:style-name="ce1">
            <text:p>2616</text:p>
          </table:table-cell>
          <table:table-cell office:value-type="float" office:value="29027" table:style-name="ce1">
            <text:p>29027</text:p>
          </table:table-cell>
          <table:table-cell office:value-type="float" office:value="1559" table:style-name="ce1">
            <text:p>1559</text:p>
          </table:table-cell>
          <table:table-cell table:style-name="ce1"/>
          <table:table-cell office:value-type="float" office:value="6459" table:style-name="ce1">
            <text:p>6459</text:p>
          </table:table-cell>
          <table:table-cell office:value-type="float" office:value="17049" table:style-name="ce1">
            <text:p>17049</text:p>
          </table:table-cell>
          <table:table-cell office:value-type="float" office:value="2444" table:style-name="ce1">
            <text:p>2444</text:p>
          </table:table-cell>
          <table:table-cell table:style-name="ce1"/>
          <table:table-cell office:value-type="float" office:value="1671" table:style-name="ce1">
            <text:p>1671</text:p>
          </table:table-cell>
          <table:table-cell office:value-type="float" office:value="11318" table:style-name="ce1">
            <text:p>11318</text:p>
          </table:table-cell>
          <table:table-cell office:value-type="float" office:value="1114" table:style-name="ce1">
            <text:p>1114</text:p>
          </table:table-cell>
          <table:table-cell table:style-name="ce1"/>
          <table:table-cell office:value-type="float" office:value="2023" table:style-name="ce1">
            <text:p>2023</text:p>
          </table:table-cell>
          <table:table-cell office:value-type="float" office:value="9553" table:style-name="ce1">
            <text:p>9553</text:p>
          </table:table-cell>
          <table:table-cell office:value-type="float" office:value="1968" table:style-name="ce1">
            <text:p>1968</text:p>
          </table:table-cell>
          <table:table-cell table:style-name="ce1"/>
          <table:table-cell office:value-type="float" office:value="1791" table:style-name="ce1">
            <text:p>1791</text:p>
          </table:table-cell>
          <table:table-cell office:value-type="float" office:value="6738" table:style-name="ce1">
            <text:p>6738</text:p>
          </table:table-cell>
          <table:table-cell office:value-type="float" office:value="1596" table:style-name="ce1">
            <text:p>1596</text:p>
          </table:table-cell>
          <table:table-cell table:style-name="ce1"/>
          <table:table-cell office:value-type="float" office:value="1540" table:style-name="ce1">
            <text:p>1540</text:p>
          </table:table-cell>
          <table:table-cell office:value-type="float" office:value="5285" table:style-name="ce1">
            <text:p>5285</text:p>
          </table:table-cell>
          <table:table-cell office:value-type="float" office:value="938" table:style-name="ce1">
            <text:p>938</text:p>
          </table:table-cell>
          <table:table-cell office:value-type="float" office:value="2616" table:style-name="ce1">
            <text:p>2616</text:p>
          </table:table-cell>
          <table:table-cell table:style-name="ce1"/>
          <table:table-cell office:value-type="float" office:value="11116" table:style-name="ce1">
            <text:p>11116</text:p>
          </table:table-cell>
          <table:table-cell office:value-type="float" office:value="2073" table:style-name="ce1">
            <text:p>2073</text:p>
          </table:table-cell>
          <table:table-cell office:value-type="float" office:value="5287" table:style-name="ce1">
            <text:p>5287</text:p>
          </table:table-cell>
          <table:table-cell table:style-name="ce1"/>
          <table:table-cell office:value-type="float" office:value="18094" table:style-name="ce1">
            <text:p>18094</text:p>
          </table:table-cell>
          <table:table-cell office:value-type="float" office:value="1068" table:style-name="ce1">
            <text:p>1068</text:p>
          </table:table-cell>
          <table:table-cell office:value-type="float" office:value="1866" table:style-name="ce1">
            <text:p>1866</text:p>
          </table:table-cell>
          <table:table-cell table:style-name="ce1"/>
          <table:table-cell office:value-type="float" office:value="14566" table:style-name="ce1">
            <text:p>14566</text:p>
          </table:table-cell>
          <table:table-cell office:value-type="float" office:value="5415" table:style-name="ce1">
            <text:p>5415</text:p>
          </table:table-cell>
          <table:table-cell table:style-name="ce1"/>
          <table:table-cell office:value-type="float" office:value="4177" table:style-name="ce1">
            <text:p>4177</text:p>
          </table:table-cell>
          <table:table-cell office:value-type="float" office:value="8481" table:style-name="ce1">
            <text:p>8481</text:p>
          </table:table-cell>
          <table:table-cell office:value-type="float" office:value="1264" table:style-name="ce1">
            <text:p>1264</text:p>
          </table:table-cell>
          <table:table-cell table:style-name="ce1"/>
          <table:table-cell office:value-type="float" office:value="2424" table:style-name="ce1">
            <text:p>2424</text:p>
          </table:table-cell>
          <table:table-cell office:value-type="float" office:value="11412" table:style-name="ce1">
            <text:p>11412</text:p>
          </table:table-cell>
          <table:table-cell office:value-type="float" office:value="1383" table:style-name="ce1">
            <text:p>1383</text:p>
          </table:table-cell>
          <table:table-cell table:style-name="ce1"/>
          <table:table-cell office:value-type="float" office:value="1564" table:style-name="ce1">
            <text:p>1564</text:p>
          </table:table-cell>
          <table:table-cell office:value-type="float" office:value="16043" table:style-name="ce1">
            <text:p>16043</text:p>
          </table:table-cell>
          <table:table-cell office:value-type="float" office:value="1357" table:style-name="ce1">
            <text:p>1357</text:p>
          </table:table-cell>
          <table:table-cell table:style-name="ce1"/>
          <table:table-cell office:value-type="float" office:value="11465" table:style-name="ce1">
            <text:p>11465</text:p>
          </table:table-cell>
          <table:table-cell office:value-type="float" office:value="7777" table:style-name="ce1">
            <text:p>7777</text:p>
          </table:table-cell>
          <table:table-cell office:value-type="float" office:value="1377" table:style-name="ce1">
            <text:p>1377</text:p>
          </table:table-cell>
          <table:table-cell table:style-name="ce1"/>
          <table:table-cell office:value-type="float" office:value="2525" table:style-name="ce1">
            <text:p>2525</text:p>
          </table:table-cell>
          <table:table-cell office:value-type="float" office:value="10664" table:style-name="ce1">
            <text:p>10664</text:p>
          </table:table-cell>
          <table:table-cell office:value-type="float" office:value="1016" table:style-name="ce1">
            <text:p>1016</text:p>
          </table:table-cell>
          <table:table-cell table:style-name="ce1"/>
          <table:table-cell office:value-type="float" office:value="2803" table:style-name="ce1">
            <text:p>2803</text:p>
          </table:table-cell>
          <table:table-cell office:value-type="float" office:value="11160" table:style-name="ce1">
            <text:p>11160</text:p>
          </table:table-cell>
          <table:table-cell office:value-type="float" office:value="1420" table:style-name="ce1">
            <text:p>1420</text:p>
          </table:table-cell>
          <table:table-cell table:style-name="ce1"/>
          <table:table-cell office:value-type="float" office:value="2465" table:style-name="ce1">
            <text:p>2465</text:p>
          </table:table-cell>
          <table:table-cell office:value-type="float" office:value="17955" table:style-name="ce1">
            <text:p>17955</text:p>
          </table:table-cell>
          <table:table-cell office:value-type="float" office:value="1649" table:style-name="ce1">
            <text:p>1649</text:p>
          </table:table-cell>
          <table:table-cell table:style-name="ce1"/>
          <table:table-cell office:value-type="float" office:value="3110" table:style-name="ce1">
            <text:p>3110</text:p>
          </table:table-cell>
          <table:table-cell office:value-type="float" office:value="16047" table:style-name="ce1">
            <text:p>16047</text:p>
          </table:table-cell>
          <table:table-cell office:value-type="float" office:value="1549" table:style-name="ce1">
            <text:p>1549</text:p>
          </table:table-cell>
          <table:table-cell office:value-type="float" office:value="1664" table:style-name="ce1">
            <text:p>1664</text:p>
          </table:table-cell>
          <table:table-cell table:style-name="ce1"/>
          <table:table-cell office:value-type="float" office:value="9016" table:style-name="ce1">
            <text:p>9016</text:p>
          </table:table-cell>
          <table:table-cell office:value-type="float" office:value="2396" table:style-name="ce1">
            <text:p>2396</text:p>
          </table:table-cell>
          <table:table-cell table:style-name="ce1"/>
          <table:table-cell office:value-type="float" office:value="2557" table:style-name="ce1">
            <text:p>2557</text:p>
          </table:table-cell>
          <table:table-cell office:value-type="float" office:value="21884" table:style-name="ce1">
            <text:p>21884</text:p>
          </table:table-cell>
          <table:table-cell office:value-type="float" office:value="1243" table:style-name="ce1">
            <text:p>1243</text:p>
          </table:table-cell>
          <table:table-cell office:value-type="float" office:value="2850" table:style-name="ce1">
            <text:p>2850</text:p>
          </table:table-cell>
          <table:table-cell table:style-name="ce1"/>
          <table:table-cell office:value-type="float" office:value="6480" table:style-name="ce1">
            <text:p>6480</text:p>
          </table:table-cell>
          <table:table-cell office:value-type="float" office:value="1426" table:style-name="ce1">
            <text:p>1426</text:p>
          </table:table-cell>
          <table:table-cell office:value-type="float" office:value="1870" table:style-name="ce1">
            <text:p>1870</text:p>
          </table:table-cell>
          <table:table-cell table:style-name="ce1"/>
          <table:table-cell office:value-type="float" office:value="10333" table:style-name="ce1">
            <text:p>10333</text:p>
          </table:table-cell>
          <table:table-cell office:value-type="float" office:value="1541" table:style-name="ce1">
            <text:p>1541</text:p>
          </table:table-cell>
          <table:table-cell office:value-type="float" office:value="1631" table:style-name="ce1">
            <text:p>1631</text:p>
          </table:table-cell>
          <table:table-cell table:style-name="ce1"/>
          <table:table-cell office:value-type="float" office:value="27154" table:style-name="ce1">
            <text:p>27154</text:p>
          </table:table-cell>
          <table:table-cell office:value-type="float" office:value="1095" table:style-name="ce1">
            <text:p>1095</text:p>
          </table:table-cell>
          <table:table-cell table:style-name="ce1"/>
          <table:table-cell office:value-type="float" office:value="1634" table:style-name="ce1">
            <text:p>1634</text:p>
          </table:table-cell>
          <table:table-cell office:value-type="float" office:value="12764" table:style-name="ce1">
            <text:p>12764</text:p>
          </table:table-cell>
          <table:table-cell office:value-type="float" office:value="1280" table:style-name="ce1">
            <text:p>1280</text:p>
          </table:table-cell>
          <table:table-cell office:value-type="float" office:value="1985" table:style-name="ce1">
            <text:p>1985</text:p>
          </table:table-cell>
          <table:table-cell table:style-name="ce1"/>
          <table:table-cell office:value-type="float" office:value="12631" table:style-name="ce1">
            <text:p>12631</text:p>
          </table:table-cell>
          <table:table-cell office:value-type="float" office:value="923" table:style-name="ce1">
            <text:p>923</text:p>
          </table:table-cell>
          <table:table-cell table:style-name="ce1"/>
          <table:table-cell office:value-type="float" office:value="2100" table:style-name="ce1">
            <text:p>2100</text:p>
          </table:table-cell>
          <table:table-cell office:value-type="float" office:value="19825" table:style-name="ce1">
            <text:p>19825</text:p>
          </table:table-cell>
          <table:table-cell office:value-type="float" office:value="575" table:style-name="ce1">
            <text:p>575</text:p>
          </table:table-cell>
          <table:table-cell table:style-name="ce1"/>
          <table:table-cell office:value-type="float" office:value="9294" table:style-name="ce1">
            <text:p>9294</text:p>
          </table:table-cell>
          <table:table-cell office:value-type="float" office:value="18744" table:style-name="ce1">
            <text:p>18744</text:p>
          </table:table-cell>
          <table:table-cell office:value-type="float" office:value="4528" table:style-name="ce1">
            <text:p>4528</text:p>
          </table:table-cell>
          <table:table-cell table:style-name="ce1"/>
          <table:table-cell office:value-type="float" office:value="3998" table:style-name="ce1">
            <text:p>3998</text:p>
          </table:table-cell>
          <table:table-cell office:value-type="float" office:value="22018" table:style-name="ce1">
            <text:p>22018</text:p>
          </table:table-cell>
          <table:table-cell office:value-type="float" office:value="2472" table:style-name="ce1">
            <text:p>2472</text:p>
          </table:table-cell>
          <table:table-cell office:value-type="float" office:value="3803" table:style-name="ce1">
            <text:p>3803</text:p>
          </table:table-cell>
          <table:table-cell table:style-name="ce1"/>
          <table:table-cell office:value-type="float" office:value="10746" table:style-name="ce1">
            <text:p>10746</text:p>
          </table:table-cell>
          <table:table-cell office:value-type="float" office:value="1011" table:style-name="ce1">
            <text:p>1011</text:p>
          </table:table-cell>
          <table:table-cell office:value-type="float" office:value="1649" table:style-name="ce1">
            <text:p>1649</text:p>
          </table:table-cell>
          <table:table-cell table:style-name="ce1"/>
          <table:table-cell office:value-type="float" office:value="10252" table:style-name="ce1">
            <text:p>10252</text:p>
          </table:table-cell>
          <table:table-cell office:value-type="float" office:value="1213" table:style-name="ce1">
            <text:p>1213</text:p>
          </table:table-cell>
          <table:table-cell table:style-name="ce1"/>
          <table:table-cell office:value-type="float" office:value="2829" table:style-name="ce1">
            <text:p>2829</text:p>
          </table:table-cell>
          <table:table-cell office:value-type="float" office:value="10368" table:style-name="ce1">
            <text:p>10368</text:p>
          </table:table-cell>
          <table:table-cell office:value-type="float" office:value="1933" table:style-name="ce1">
            <text:p>1933</text:p>
          </table:table-cell>
          <table:table-cell office:value-type="float" office:value="1983" table:style-name="ce1">
            <text:p>1983</text:p>
          </table:table-cell>
          <table:table-cell table:style-name="ce1"/>
          <table:table-cell office:value-type="float" office:value="11353" table:style-name="ce1">
            <text:p>11353</text:p>
          </table:table-cell>
          <table:table-cell office:value-type="float" office:value="886" table:style-name="ce1">
            <text:p>886</text:p>
          </table:table-cell>
          <table:table-cell table:style-name="ce1"/>
          <table:table-cell office:value-type="float" office:value="1902" table:style-name="ce1">
            <text:p>1902</text:p>
          </table:table-cell>
          <table:table-cell office:value-type="float" office:value="17126" table:style-name="ce1">
            <text:p>17126</text:p>
          </table:table-cell>
          <table:table-cell office:value-type="float" office:value="1755" table:style-name="ce1">
            <text:p>1755</text:p>
          </table:table-cell>
          <table:table-cell table:style-name="ce1"/>
          <table:table-cell office:value-type="float" office:value="2026" table:style-name="ce1">
            <text:p>2026</text:p>
          </table:table-cell>
          <table:table-cell office:value-type="float" office:value="8498" table:style-name="ce1">
            <text:p>8498</text:p>
          </table:table-cell>
          <table:table-cell office:value-type="float" office:value="1545" table:style-name="ce1">
            <text:p>1545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office:value-type="float" office:value="18376" table:style-name="ce1">
            <text:p>18376</text:p>
          </table:table-cell>
          <table:table-cell office:value-type="float" office:value="1812" table:style-name="ce1">
            <text:p>1812</text:p>
          </table:table-cell>
          <table:table-cell table:style-name="ce1"/>
          <table:table-cell office:value-type="float" office:value="2843" table:style-name="ce1">
            <text:p>2843</text:p>
          </table:table-cell>
          <table:table-cell office:value-type="float" office:value="12981" table:style-name="ce1">
            <text:p>12981</text:p>
          </table:table-cell>
          <table:table-cell office:value-type="float" office:value="2489" table:style-name="ce1">
            <text:p>2489</text:p>
          </table:table-cell>
          <table:table-cell office:value-type="float" office:value="3074" table:style-name="ce1">
            <text:p>3074</text:p>
          </table:table-cell>
          <table:table-cell table:style-name="ce1"/>
          <table:table-cell office:value-type="float" office:value="27300" table:style-name="ce1">
            <text:p>27300</text:p>
          </table:table-cell>
          <table:table-cell office:value-type="float" office:value="1517" table:style-name="ce1">
            <text:p>1517</text:p>
          </table:table-cell>
          <table:table-cell office:value-type="float" office:value="2191" table:style-name="ce1">
            <text:p>2191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000804_M01203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3:31:33</text:p>
          </table:table-cell>
          <table:table-cell office:value-type="string" table:style-name="ce1">
            <text:p>2020-11-18_00:31:33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M012035</text:p>
          </table:table-cell>
          <table:table-cell office:value-type="string" table:style-name="ce1">
            <text:p>M01203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vszQfRhsBpLy3f2n</text:p>
          </table:table-cell>
          <table:table-cell office:value-type="string" table:style-name="ce1">
            <text:p>https://www.testable.org/experiment/4303/294929/start?participant=M012035</text:p>
          </table:table-cell>
          <table:table-cell office:value-type="float" office:value="2194445" table:style-name="ce1">
            <text:p>2194445</text:p>
          </table:table-cell>
          <table:table-cell office:value-type="float" office:value="36.574083333333" table:style-name="ce1">
            <text:p>36,57408333</text:p>
          </table:table-cell>
          <table:table-cell office:value-type="float" office:value="37598" table:style-name="ce1">
            <text:p>37598</text:p>
          </table:table-cell>
          <table:table-cell office:value-type="float" office:value="19996" table:style-name="ce1">
            <text:p>19996</text:p>
          </table:table-cell>
          <table:table-cell office:value-type="float" office:value="24127" table:style-name="ce1">
            <text:p>24127</text:p>
          </table:table-cell>
          <table:table-cell office:value-type="float" office:value="17289" table:style-name="ce1">
            <text:p>17289</text:p>
          </table:table-cell>
          <table:table-cell office:value-type="float" office:value="17991" table:style-name="ce1">
            <text:p>17991</text:p>
          </table:table-cell>
          <table:table-cell office:value-type="float" office:value="14934" table:style-name="ce1">
            <text:p>14934</text:p>
          </table:table-cell>
          <table:table-cell office:value-type="float" office:value="17517" table:style-name="ce1">
            <text:p>17517</text:p>
          </table:table-cell>
          <table:table-cell office:value-type="float" office:value="72098" table:style-name="ce1">
            <text:p>72098</text:p>
          </table:table-cell>
          <table:table-cell office:value-type="float" office:value="26642" table:style-name="ce1">
            <text:p>26642</text:p>
          </table:table-cell>
          <table:table-cell office:value-type="float" office:value="22459" table:style-name="ce1">
            <text:p>22459</text:p>
          </table:table-cell>
          <table:table-cell office:value-type="float" office:value="25887" table:style-name="ce1">
            <text:p>25887</text:p>
          </table:table-cell>
          <table:table-cell office:value-type="float" office:value="21376" table:style-name="ce1">
            <text:p>21376</text:p>
          </table:table-cell>
          <table:table-cell office:value-type="float" office:value="7439" table:style-name="ce1">
            <text:p>7439</text:p>
          </table:table-cell>
          <table:table-cell office:value-type="float" office:value="1189" table:style-name="ce1">
            <text:p>1189</text:p>
          </table:table-cell>
          <table:table-cell office:value-type="float" office:value="2140" table:style-name="ce1">
            <text:p>2140</text:p>
          </table:table-cell>
          <table:table-cell table:style-name="ce1"/>
          <table:table-cell office:value-type="float" office:value="8752" table:style-name="ce1">
            <text:p>8752</text:p>
          </table:table-cell>
          <table:table-cell office:value-type="float" office:value="1209" table:style-name="ce1">
            <text:p>1209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1569" table:style-name="ce1">
            <text:p>11569</text:p>
          </table:table-cell>
          <table:table-cell office:value-type="float" office:value="988" table:style-name="ce1">
            <text:p>988</text:p>
          </table:table-cell>
          <table:table-cell table:style-name="ce1"/>
          <table:table-cell office:value-type="float" office:value="2723" table:style-name="ce1">
            <text:p>2723</text:p>
          </table:table-cell>
          <table:table-cell office:value-type="float" office:value="8212" table:style-name="ce1">
            <text:p>8212</text:p>
          </table:table-cell>
          <table:table-cell office:value-type="float" office:value="943" table:style-name="ce1">
            <text:p>943</text:p>
          </table:table-cell>
          <table:table-cell office:value-type="float" office:value="2249" table:style-name="ce1">
            <text:p>2249</text:p>
          </table:table-cell>
          <table:table-cell table:style-name="ce1"/>
          <table:table-cell office:value-type="float" office:value="5481" table:style-name="ce1">
            <text:p>5481</text:p>
          </table:table-cell>
          <table:table-cell office:value-type="float" office:value="944" table:style-name="ce1">
            <text:p>944</text:p>
          </table:table-cell>
          <table:table-cell office:value-type="float" office:value="3961" table:style-name="ce1">
            <text:p>3961</text:p>
          </table:table-cell>
          <table:table-cell table:style-name="ce1"/>
          <table:table-cell office:value-type="float" office:value="11315" table:style-name="ce1">
            <text:p>11315</text:p>
          </table:table-cell>
          <table:table-cell office:value-type="float" office:value="1081" table:style-name="ce1">
            <text:p>1081</text:p>
          </table:table-cell>
          <table:table-cell office:value-type="float" office:value="1979" table:style-name="ce1">
            <text:p>1979</text:p>
          </table:table-cell>
          <table:table-cell table:style-name="ce1"/>
          <table:table-cell office:value-type="float" office:value="8787" table:style-name="ce1">
            <text:p>8787</text:p>
          </table:table-cell>
          <table:table-cell office:value-type="float" office:value="1110" table:style-name="ce1">
            <text:p>1110</text:p>
          </table:table-cell>
          <table:table-cell table:style-name="ce1"/>
          <table:table-cell office:value-type="float" office:value="3261" table:style-name="ce1">
            <text:p>3261</text:p>
          </table:table-cell>
          <table:table-cell office:value-type="float" office:value="7286" table:style-name="ce1">
            <text:p>7286</text:p>
          </table:table-cell>
          <table:table-cell office:value-type="float" office:value="1842" table:style-name="ce1">
            <text:p>1842</text:p>
          </table:table-cell>
          <table:table-cell table:style-name="ce1"/>
          <table:table-cell office:value-type="float" office:value="2370" table:style-name="ce1">
            <text:p>2370</text:p>
          </table:table-cell>
          <table:table-cell office:value-type="float" office:value="7378" table:style-name="ce1">
            <text:p>7378</text:p>
          </table:table-cell>
          <table:table-cell office:value-type="float" office:value="1690" table:style-name="ce1">
            <text:p>1690</text:p>
          </table:table-cell>
          <table:table-cell office:value-type="float" office:value="3484" table:style-name="ce1">
            <text:p>3484</text:p>
          </table:table-cell>
          <table:table-cell table:style-name="ce1"/>
          <table:table-cell office:value-type="float" office:value="10420" table:style-name="ce1">
            <text:p>10420</text:p>
          </table:table-cell>
          <table:table-cell office:value-type="float" office:value="929" table:style-name="ce1">
            <text:p>929</text:p>
          </table:table-cell>
          <table:table-cell office:value-type="float" office:value="3433" table:style-name="ce1">
            <text:p>3433</text:p>
          </table:table-cell>
          <table:table-cell table:style-name="ce1"/>
          <table:table-cell office:value-type="float" office:value="11348" table:style-name="ce1">
            <text:p>11348</text:p>
          </table:table-cell>
          <table:table-cell office:value-type="float" office:value="1061" table:style-name="ce1">
            <text:p>1061</text:p>
          </table:table-cell>
          <table:table-cell office:value-type="float" office:value="1994" table:style-name="ce1">
            <text:p>1994</text:p>
          </table:table-cell>
          <table:table-cell table:style-name="ce1"/>
          <table:table-cell office:value-type="float" office:value="13938" table:style-name="ce1">
            <text:p>13938</text:p>
          </table:table-cell>
          <table:table-cell office:value-type="float" office:value="1473" table:style-name="ce1">
            <text:p>1473</text:p>
          </table:table-cell>
          <table:table-cell office:value-type="float" office:value="2950" table:style-name="ce1">
            <text:p>2950</text:p>
          </table:table-cell>
          <table:table-cell table:style-name="ce1"/>
          <table:table-cell office:value-type="float" office:value="7675" table:style-name="ce1">
            <text:p>7675</text:p>
          </table:table-cell>
          <table:table-cell office:value-type="float" office:value="1083" table:style-name="ce1">
            <text:p>1083</text:p>
          </table:table-cell>
          <table:table-cell table:style-name="ce1"/>
          <table:table-cell office:value-type="float" office:value="4301" table:style-name="ce1">
            <text:p>4301</text:p>
          </table:table-cell>
          <table:table-cell office:value-type="float" office:value="7178" table:style-name="ce1">
            <text:p>7178</text:p>
          </table:table-cell>
          <table:table-cell office:value-type="float" office:value="1563" table:style-name="ce1">
            <text:p>1563</text:p>
          </table:table-cell>
          <table:table-cell office:value-type="float" office:value="3522" table:style-name="ce1">
            <text:p>3522</text:p>
          </table:table-cell>
          <table:table-cell table:style-name="ce1"/>
          <table:table-cell office:value-type="float" office:value="8909" table:style-name="ce1">
            <text:p>8909</text:p>
          </table:table-cell>
          <table:table-cell office:value-type="float" office:value="1123" table:style-name="ce1">
            <text:p>1123</text:p>
          </table:table-cell>
          <table:table-cell office:value-type="float" office:value="2800" table:style-name="ce1">
            <text:p>2800</text:p>
          </table:table-cell>
          <table:table-cell table:style-name="ce1"/>
          <table:table-cell office:value-type="float" office:value="6316" table:style-name="ce1">
            <text:p>6316</text:p>
          </table:table-cell>
          <table:table-cell office:value-type="float" office:value="1937" table:style-name="ce1">
            <text:p>1937</text:p>
          </table:table-cell>
          <table:table-cell table:style-name="ce1"/>
          <table:table-cell office:value-type="float" office:value="4011" table:style-name="ce1">
            <text:p>4011</text:p>
          </table:table-cell>
          <table:table-cell office:value-type="float" office:value="6380" table:style-name="ce1">
            <text:p>6380</text:p>
          </table:table-cell>
          <table:table-cell office:value-type="float" office:value="955" table:style-name="ce1">
            <text:p>955</text:p>
          </table:table-cell>
          <table:table-cell office:value-type="float" office:value="2385" table:style-name="ce1">
            <text:p>2385</text:p>
          </table:table-cell>
          <table:table-cell table:style-name="ce1"/>
          <table:table-cell office:value-type="float" office:value="5018" table:style-name="ce1">
            <text:p>5018</text:p>
          </table:table-cell>
          <table:table-cell office:value-type="float" office:value="1205" table:style-name="ce1">
            <text:p>1205</text:p>
          </table:table-cell>
          <table:table-cell office:value-type="float" office:value="6235" table:style-name="ce1">
            <text:p>6235</text:p>
          </table:table-cell>
          <table:table-cell table:style-name="ce1"/>
          <table:table-cell office:value-type="float" office:value="10153" table:style-name="ce1">
            <text:p>10153</text:p>
          </table:table-cell>
          <table:table-cell office:value-type="float" office:value="1716" table:style-name="ce1">
            <text:p>1716</text:p>
          </table:table-cell>
          <table:table-cell office:value-type="float" office:value="2059" table:style-name="ce1">
            <text:p>2059</text:p>
          </table:table-cell>
          <table:table-cell table:style-name="ce1"/>
          <table:table-cell office:value-type="float" office:value="11347" table:style-name="ce1">
            <text:p>11347</text:p>
          </table:table-cell>
          <table:table-cell office:value-type="float" office:value="1112" table:style-name="ce1">
            <text:p>1112</text:p>
          </table:table-cell>
          <table:table-cell office:value-type="float" office:value="5350" table:style-name="ce1">
            <text:p>5350</text:p>
          </table:table-cell>
          <table:table-cell table:style-name="ce1"/>
          <table:table-cell office:value-type="float" office:value="6525" table:style-name="ce1">
            <text:p>6525</text:p>
          </table:table-cell>
          <table:table-cell office:value-type="float" office:value="1047" table:style-name="ce1">
            <text:p>1047</text:p>
          </table:table-cell>
          <table:table-cell office:value-type="float" office:value="3768" table:style-name="ce1">
            <text:p>3768</text:p>
          </table:table-cell>
          <table:table-cell table:style-name="ce1"/>
          <table:table-cell office:value-type="float" office:value="15821" table:style-name="ce1">
            <text:p>15821</text:p>
          </table:table-cell>
          <table:table-cell office:value-type="float" office:value="1673" table:style-name="ce1">
            <text:p>1673</text:p>
          </table:table-cell>
          <table:table-cell table:style-name="ce1"/>
          <table:table-cell office:value-type="float" office:value="6242" table:style-name="ce1">
            <text:p>6242</text:p>
          </table:table-cell>
          <table:table-cell office:value-type="float" office:value="11985" table:style-name="ce1">
            <text:p>11985</text:p>
          </table:table-cell>
          <table:table-cell office:value-type="float" office:value="2423" table:style-name="ce1">
            <text:p>2423</text:p>
          </table:table-cell>
          <table:table-cell table:style-name="ce1"/>
          <table:table-cell office:value-type="float" office:value="3761" table:style-name="ce1">
            <text:p>3761</text:p>
          </table:table-cell>
          <table:table-cell office:value-type="float" office:value="6448" table:style-name="ce1">
            <text:p>6448</text:p>
          </table:table-cell>
          <table:table-cell office:value-type="float" office:value="3587" table:style-name="ce1">
            <text:p>3587</text:p>
          </table:table-cell>
          <table:table-cell office:value-type="float" office:value="2576" table:style-name="ce1">
            <text:p>2576</text:p>
          </table:table-cell>
          <table:table-cell table:style-name="ce1"/>
          <table:table-cell office:value-type="float" office:value="5091" table:style-name="ce1">
            <text:p>5091</text:p>
          </table:table-cell>
          <table:table-cell office:value-type="float" office:value="864" table:style-name="ce1">
            <text:p>864</text:p>
          </table:table-cell>
          <table:table-cell office:value-type="float" office:value="2281" table:style-name="ce1">
            <text:p>2281</text:p>
          </table:table-cell>
          <table:table-cell table:style-name="ce1"/>
          <table:table-cell office:value-type="float" office:value="14810" table:style-name="ce1">
            <text:p>14810</text:p>
          </table:table-cell>
          <table:table-cell office:value-type="float" office:value="1176" table:style-name="ce1">
            <text:p>1176</text:p>
          </table:table-cell>
          <table:table-cell table:style-name="ce1"/>
          <table:table-cell office:value-type="float" office:value="4844" table:style-name="ce1">
            <text:p>4844</text:p>
          </table:table-cell>
          <table:table-cell office:value-type="float" office:value="6321" table:style-name="ce1">
            <text:p>6321</text:p>
          </table:table-cell>
          <table:table-cell office:value-type="float" office:value="814" table:style-name="ce1">
            <text:p>814</text:p>
          </table:table-cell>
          <table:table-cell office:value-type="float" office:value="3875" table:style-name="ce1">
            <text:p>3875</text:p>
          </table:table-cell>
          <table:table-cell table:style-name="ce1"/>
          <table:table-cell office:value-type="float" office:value="8171" table:style-name="ce1">
            <text:p>8171</text:p>
          </table:table-cell>
          <table:table-cell office:value-type="float" office:value="1421" table:style-name="ce1">
            <text:p>1421</text:p>
          </table:table-cell>
          <table:table-cell office:value-type="float" office:value="2478" table:style-name="ce1">
            <text:p>2478</text:p>
          </table:table-cell>
          <table:table-cell table:style-name="ce1"/>
          <table:table-cell office:value-type="float" office:value="18012" table:style-name="ce1">
            <text:p>18012</text:p>
          </table:table-cell>
          <table:table-cell office:value-type="float" office:value="1005" table:style-name="ce1">
            <text:p>1005</text:p>
          </table:table-cell>
          <table:table-cell office:value-type="float" office:value="2215" table:style-name="ce1">
            <text:p>2215</text:p>
          </table:table-cell>
          <table:table-cell table:style-name="ce1"/>
          <table:table-cell office:value-type="float" office:value="16765" table:style-name="ce1">
            <text:p>16765</text:p>
          </table:table-cell>
          <table:table-cell office:value-type="float" office:value="1080" table:style-name="ce1">
            <text:p>1080</text:p>
          </table:table-cell>
          <table:table-cell table:style-name="ce1"/>
          <table:table-cell office:value-type="float" office:value="2687" table:style-name="ce1">
            <text:p>2687</text:p>
          </table:table-cell>
          <table:table-cell office:value-type="float" office:value="8575" table:style-name="ce1">
            <text:p>8575</text:p>
          </table:table-cell>
          <table:table-cell office:value-type="float" office:value="1847" table:style-name="ce1">
            <text:p>1847</text:p>
          </table:table-cell>
          <table:table-cell office:value-type="float" office:value="3727" table:style-name="ce1">
            <text:p>3727</text:p>
          </table:table-cell>
          <table:table-cell table:style-name="ce1"/>
          <table:table-cell office:value-type="float" office:value="12943" table:style-name="ce1">
            <text:p>12943</text:p>
          </table:table-cell>
          <table:table-cell office:value-type="float" office:value="1424" table:style-name="ce1">
            <text:p>1424</text:p>
          </table:table-cell>
          <table:table-cell office:value-type="float" office:value="3535" table:style-name="ce1">
            <text:p>3535</text:p>
          </table:table-cell>
          <table:table-cell table:style-name="ce1"/>
          <table:table-cell office:value-type="float" office:value="7896" table:style-name="ce1">
            <text:p>7896</text:p>
          </table:table-cell>
          <table:table-cell office:value-type="float" office:value="1411" table:style-name="ce1">
            <text:p>1411</text:p>
          </table:table-cell>
          <table:table-cell office:value-type="float" office:value="2534" table:style-name="ce1">
            <text:p>2534</text:p>
          </table:table-cell>
          <table:table-cell table:style-name="ce1"/>
          <table:table-cell office:value-type="float" office:value="19625" table:style-name="ce1">
            <text:p>19625</text:p>
          </table:table-cell>
          <table:table-cell office:value-type="float" office:value="1130" table:style-name="ce1">
            <text:p>1130</text:p>
          </table:table-cell>
          <table:table-cell office:value-type="float" office:value="4425" table:style-name="ce1">
            <text:p>4425</text:p>
          </table:table-cell>
          <table:table-cell table:style-name="ce1"/>
          <table:table-cell office:value-type="float" office:value="6184" table:style-name="ce1">
            <text:p>6184</text:p>
          </table:table-cell>
          <table:table-cell office:value-type="float" office:value="922" table:style-name="ce1">
            <text:p>922</text:p>
          </table:table-cell>
          <table:table-cell office:value-type="float" office:value="3278" table:style-name="ce1">
            <text:p>3278</text:p>
          </table:table-cell>
          <table:table-cell table:style-name="ce1"/>
          <table:table-cell office:value-type="float" office:value="24869" table:style-name="ce1">
            <text:p>24869</text:p>
          </table:table-cell>
          <table:table-cell office:value-type="float" office:value="2247" table:style-name="ce1">
            <text:p>2247</text:p>
          </table:table-cell>
          <table:table-cell table:style-name="ce1"/>
          <table:table-cell office:value-type="float" office:value="2596" table:style-name="ce1">
            <text:p>2596</text:p>
          </table:table-cell>
          <table:table-cell office:value-type="float" office:value="7216" table:style-name="ce1">
            <text:p>7216</text:p>
          </table:table-cell>
          <table:table-cell office:value-type="float" office:value="924" table:style-name="ce1">
            <text:p>924</text:p>
          </table:table-cell>
          <table:table-cell office:value-type="float" office:value="2384" table:style-name="ce1">
            <text:p>2384</text:p>
          </table:table-cell>
          <table:table-cell table:style-name="ce1"/>
          <table:table-cell office:value-type="float" office:value="8099" table:style-name="ce1">
            <text:p>8099</text:p>
          </table:table-cell>
          <table:table-cell office:value-type="float" office:value="1255" table:style-name="ce1">
            <text:p>1255</text:p>
          </table:table-cell>
          <table:table-cell office:value-type="float" office:value="2308" table:style-name="ce1">
            <text:p>2308</text:p>
          </table:table-cell>
          <table:table-cell table:style-name="ce1"/>
          <table:table-cell office:value-type="float" office:value="18937" table:style-name="ce1">
            <text:p>18937</text:p>
          </table:table-cell>
          <table:table-cell office:value-type="float" office:value="181" table:style-name="ce1">
            <text:p>181</text:p>
          </table:table-cell>
          <table:table-cell office:value-type="float" office:value="13487" table:style-name="ce1">
            <text:p>13487</text:p>
          </table:table-cell>
          <table:table-cell table:style-name="ce1"/>
          <table:table-cell office:value-type="float" office:value="9248" table:style-name="ce1">
            <text:p>9248</text:p>
          </table:table-cell>
          <table:table-cell office:value-type="float" office:value="7610" table:style-name="ce1">
            <text:p>7610</text:p>
          </table:table-cell>
          <table:table-cell table:style-name="ce1"/>
          <table:table-cell office:value-type="float" office:value="2598" table:style-name="ce1">
            <text:p>2598</text:p>
          </table:table-cell>
          <table:table-cell office:value-type="float" office:value="7436" table:style-name="ce1">
            <text:p>7436</text:p>
          </table:table-cell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2620" table:style-name="ce1">
            <text:p>2620</text:p>
          </table:table-cell>
          <table:table-cell office:value-type="float" office:value="14293" table:style-name="ce1">
            <text:p>14293</text:p>
          </table:table-cell>
          <table:table-cell office:value-type="float" office:value="1187" table:style-name="ce1">
            <text:p>1187</text:p>
          </table:table-cell>
          <table:table-cell office:value-type="float" office:value="2646" table:style-name="ce1">
            <text:p>2646</text:p>
          </table:table-cell>
          <table:table-cell table:style-name="ce1"/>
          <table:table-cell office:value-type="float" office:value="24097" table:style-name="ce1">
            <text:p>24097</text:p>
          </table:table-cell>
          <table:table-cell office:value-type="float" office:value="1581" table:style-name="ce1">
            <text:p>1581</text:p>
          </table:table-cell>
          <table:table-cell table:style-name="ce1"/>
          <table:table-cell office:value-type="float" office:value="3590" table:style-name="ce1">
            <text:p>3590</text:p>
          </table:table-cell>
          <table:table-cell office:value-type="float" office:value="12422" table:style-name="ce1">
            <text:p>12422</text:p>
          </table:table-cell>
          <table:table-cell office:value-type="float" office:value="1004" table:style-name="ce1">
            <text:p>1004</text:p>
          </table:table-cell>
          <table:table-cell table:style-name="ce1"/>
          <table:table-cell office:value-type="float" office:value="2931" table:style-name="ce1">
            <text:p>2931</text:p>
          </table:table-cell>
          <table:table-cell office:value-type="float" office:value="5278" table:style-name="ce1">
            <text:p>5278</text:p>
          </table:table-cell>
          <table:table-cell office:value-type="float" office:value="1022" table:style-name="ce1">
            <text:p>1022</text:p>
          </table:table-cell>
          <table:table-cell office:value-type="float" office:value="3517" table:style-name="ce1">
            <text:p>3517</text:p>
          </table:table-cell>
          <table:table-cell table:style-name="ce1"/>
          <table:table-cell office:value-type="float" office:value="13244" table:style-name="ce1">
            <text:p>13244</text:p>
          </table:table-cell>
          <table:table-cell office:value-type="float" office:value="1054" table:style-name="ce1">
            <text:p>1054</text:p>
          </table:table-cell>
          <table:table-cell office:value-type="float" office:value="2572" table:style-name="ce1">
            <text:p>2572</text:p>
          </table:table-cell>
          <table:table-cell table:style-name="ce1"/>
          <table:table-cell office:value-type="float" office:value="16211" table:style-name="ce1">
            <text:p>16211</text:p>
          </table:table-cell>
          <table:table-cell office:value-type="float" office:value="2045" table:style-name="ce1">
            <text:p>2045</text:p>
          </table:table-cell>
          <table:table-cell table:style-name="ce1"/>
          <table:table-cell office:value-type="float" office:value="2725" table:style-name="ce1">
            <text:p>2725</text:p>
          </table:table-cell>
          <table:table-cell office:value-type="float" office:value="8935" table:style-name="ce1">
            <text:p>8935</text:p>
          </table:table-cell>
          <table:table-cell office:value-type="float" office:value="1019" table:style-name="ce1">
            <text:p>1019</text:p>
          </table:table-cell>
          <table:table-cell office:value-type="float" office:value="4028" table:style-name="ce1">
            <text:p>4028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004924_M09853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3:38:24</text:p>
          </table:table-cell>
          <table:table-cell office:value-type="string" table:style-name="ce1">
            <text:p>2020-11-18_00:38:24</text:p>
          </table:table-cell>
          <table:table-cell office:value-type="float" office:value="0.69" table:style-name="ce1">
            <text:p>0,69</text:p>
          </table:table-cell>
          <table:table-cell office:value-type="string" table:style-name="ce1">
            <text:p>Charles La</text:p>
          </table:table-cell>
          <table:table-cell office:value-type="string" table:style-name="ce1">
            <text:p>M09853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7YsEpp2MNeZKrzIc</text:p>
          </table:table-cell>
          <table:table-cell office:value-type="string" table:style-name="ce1">
            <text:p>https://www.testable.org/experiment/4303/294929/start?participant=M098533</text:p>
          </table:table-cell>
          <table:table-cell office:value-type="float" office:value="4263623" table:style-name="ce1">
            <text:p>4263623</text:p>
          </table:table-cell>
          <table:table-cell office:value-type="float" office:value="71.060383333332993" table:style-name="ce1">
            <text:p>71,06038333</text:p>
          </table:table-cell>
          <table:table-cell office:value-type="float" office:value="102668" table:style-name="ce1">
            <text:p>102668</text:p>
          </table:table-cell>
          <table:table-cell office:value-type="float" office:value="81251" table:style-name="ce1">
            <text:p>81251</text:p>
          </table:table-cell>
          <table:table-cell office:value-type="float" office:value="88591" table:style-name="ce1">
            <text:p>88591</text:p>
          </table:table-cell>
          <table:table-cell office:value-type="float" office:value="88847" table:style-name="ce1">
            <text:p>88847</text:p>
          </table:table-cell>
          <table:table-cell office:value-type="float" office:value="120443" table:style-name="ce1">
            <text:p>120443</text:p>
          </table:table-cell>
          <table:table-cell office:value-type="float" office:value="88570" table:style-name="ce1">
            <text:p>88570</text:p>
          </table:table-cell>
          <table:table-cell office:value-type="float" office:value="137319" table:style-name="ce1">
            <text:p>137319</text:p>
          </table:table-cell>
          <table:table-cell office:value-type="float" office:value="114145" table:style-name="ce1">
            <text:p>114145</text:p>
          </table:table-cell>
          <table:table-cell office:value-type="float" office:value="148442" table:style-name="ce1">
            <text:p>148442</text:p>
          </table:table-cell>
          <table:table-cell office:value-type="float" office:value="99894" table:style-name="ce1">
            <text:p>99894</text:p>
          </table:table-cell>
          <table:table-cell office:value-type="float" office:value="95441" table:style-name="ce1">
            <text:p>95441</text:p>
          </table:table-cell>
          <table:table-cell office:value-type="float" office:value="100018" table:style-name="ce1">
            <text:p>100018</text:p>
          </table:table-cell>
          <table:table-cell office:value-type="float" office:value="11978" table:style-name="ce1">
            <text:p>11978</text:p>
          </table:table-cell>
          <table:table-cell office:value-type="float" office:value="2695" table:style-name="ce1">
            <text:p>2695</text:p>
          </table:table-cell>
          <table:table-cell office:value-type="float" office:value="2757" table:style-name="ce1">
            <text:p>2757</text:p>
          </table:table-cell>
          <table:table-cell table:style-name="ce1"/>
          <table:table-cell office:value-type="float" office:value="29015" table:style-name="ce1">
            <text:p>29015</text:p>
          </table:table-cell>
          <table:table-cell office:value-type="float" office:value="1260" table:style-name="ce1">
            <text:p>1260</text:p>
          </table:table-cell>
          <table:table-cell office:value-type="float" office:value="4364" table:style-name="ce1">
            <text:p>4364</text:p>
          </table:table-cell>
          <table:table-cell table:style-name="ce1"/>
          <table:table-cell office:value-type="float" office:value="9852" table:style-name="ce1">
            <text:p>9852</text:p>
          </table:table-cell>
          <table:table-cell office:value-type="float" office:value="698" table:style-name="ce1">
            <text:p>698</text:p>
          </table:table-cell>
          <table:table-cell office:value-type="float" office:value="3832" table:style-name="ce1">
            <text:p>3832</text:p>
          </table:table-cell>
          <table:table-cell table:style-name="ce1"/>
          <table:table-cell office:value-type="float" office:value="13005" table:style-name="ce1">
            <text:p>13005</text:p>
          </table:table-cell>
          <table:table-cell office:value-type="float" office:value="1419" table:style-name="ce1">
            <text:p>1419</text:p>
          </table:table-cell>
          <table:table-cell office:value-type="float" office:value="2879" table:style-name="ce1">
            <text:p>2879</text:p>
          </table:table-cell>
          <table:table-cell table:style-name="ce1"/>
          <table:table-cell office:value-type="float" office:value="11660" table:style-name="ce1">
            <text:p>11660</text:p>
          </table:table-cell>
          <table:table-cell office:value-type="float" office:value="1633" table:style-name="ce1">
            <text:p>1633</text:p>
          </table:table-cell>
          <table:table-cell office:value-type="float" office:value="1909" table:style-name="ce1">
            <text:p>1909</text:p>
          </table:table-cell>
          <table:table-cell table:style-name="ce1"/>
          <table:table-cell office:value-type="float" office:value="23137" table:style-name="ce1">
            <text:p>23137</text:p>
          </table:table-cell>
          <table:table-cell office:value-type="float" office:value="932" table:style-name="ce1">
            <text:p>932</text:p>
          </table:table-cell>
          <table:table-cell office:value-type="float" office:value="2542" table:style-name="ce1">
            <text:p>2542</text:p>
          </table:table-cell>
          <table:table-cell table:style-name="ce1"/>
          <table:table-cell office:value-type="float" office:value="16082" table:style-name="ce1">
            <text:p>16082</text:p>
          </table:table-cell>
          <table:table-cell office:value-type="float" office:value="974" table:style-name="ce1">
            <text:p>974</text:p>
          </table:table-cell>
          <table:table-cell office:value-type="float" office:value="2303" table:style-name="ce1">
            <text:p>2303</text:p>
          </table:table-cell>
          <table:table-cell table:style-name="ce1"/>
          <table:table-cell office:value-type="float" office:value="14903" table:style-name="ce1">
            <text:p>14903</text:p>
          </table:table-cell>
          <table:table-cell office:value-type="float" office:value="2406" table:style-name="ce1">
            <text:p>2406</text:p>
          </table:table-cell>
          <table:table-cell table:style-name="ce1"/>
          <table:table-cell office:value-type="float" office:value="5261" table:style-name="ce1">
            <text:p>5261</text:p>
          </table:table-cell>
          <table:table-cell office:value-type="float" office:value="32750" table:style-name="ce1">
            <text:p>32750</text:p>
          </table:table-cell>
          <table:table-cell office:value-type="float" office:value="1922" table:style-name="ce1">
            <text:p>1922</text:p>
          </table:table-cell>
          <table:table-cell office:value-type="float" office:value="3104" table:style-name="ce1">
            <text:p>3104</text:p>
          </table:table-cell>
          <table:table-cell table:style-name="ce1"/>
          <table:table-cell office:value-type="float" office:value="12691" table:style-name="ce1">
            <text:p>12691</text:p>
          </table:table-cell>
          <table:table-cell office:value-type="float" office:value="803" table:style-name="ce1">
            <text:p>803</text:p>
          </table:table-cell>
          <table:table-cell office:value-type="float" office:value="3158" table:style-name="ce1">
            <text:p>3158</text:p>
          </table:table-cell>
          <table:table-cell table:style-name="ce1"/>
          <table:table-cell office:value-type="float" office:value="13579" table:style-name="ce1">
            <text:p>13579</text:p>
          </table:table-cell>
          <table:table-cell office:value-type="float" office:value="603" table:style-name="ce1">
            <text:p>603</text:p>
          </table:table-cell>
          <table:table-cell office:value-type="float" office:value="2655" table:style-name="ce1">
            <text:p>2655</text:p>
          </table:table-cell>
          <table:table-cell table:style-name="ce1"/>
          <table:table-cell office:value-type="float" office:value="10088" table:style-name="ce1">
            <text:p>10088</text:p>
          </table:table-cell>
          <table:table-cell office:value-type="float" office:value="1677" table:style-name="ce1">
            <text:p>1677</text:p>
          </table:table-cell>
          <table:table-cell table:style-name="ce1"/>
          <table:table-cell office:value-type="float" office:value="7869" table:style-name="ce1">
            <text:p>7869</text:p>
          </table:table-cell>
          <table:table-cell office:value-type="float" office:value="14696" table:style-name="ce1">
            <text:p>14696</text:p>
          </table:table-cell>
          <table:table-cell office:value-type="float" office:value="851" table:style-name="ce1">
            <text:p>851</text:p>
          </table:table-cell>
          <table:table-cell office:value-type="float" office:value="3183" table:style-name="ce1">
            <text:p>3183</text:p>
          </table:table-cell>
          <table:table-cell table:style-name="ce1"/>
          <table:table-cell office:value-type="float" office:value="12804" table:style-name="ce1">
            <text:p>12804</text:p>
          </table:table-cell>
          <table:table-cell office:value-type="float" office:value="1676" table:style-name="ce1">
            <text:p>1676</text:p>
          </table:table-cell>
          <table:table-cell office:value-type="float" office:value="2470" table:style-name="ce1">
            <text:p>2470</text:p>
          </table:table-cell>
          <table:table-cell table:style-name="ce1"/>
          <table:table-cell office:value-type="float" office:value="14786" table:style-name="ce1">
            <text:p>14786</text:p>
          </table:table-cell>
          <table:table-cell office:value-type="float" office:value="803" table:style-name="ce1">
            <text:p>803</text:p>
          </table:table-cell>
          <table:table-cell office:value-type="float" office:value="2235" table:style-name="ce1">
            <text:p>2235</text:p>
          </table:table-cell>
          <table:table-cell table:style-name="ce1"/>
          <table:table-cell office:value-type="float" office:value="13480" table:style-name="ce1">
            <text:p>13480</text:p>
          </table:table-cell>
          <table:table-cell office:value-type="float" office:value="821" table:style-name="ce1">
            <text:p>821</text:p>
          </table:table-cell>
          <table:table-cell office:value-type="float" office:value="3525" table:style-name="ce1">
            <text:p>3525</text:p>
          </table:table-cell>
          <table:table-cell table:style-name="ce1"/>
          <table:table-cell office:value-type="float" office:value="14079" table:style-name="ce1">
            <text:p>14079</text:p>
          </table:table-cell>
          <table:table-cell office:value-type="float" office:value="6947" table:style-name="ce1">
            <text:p>6947</text:p>
          </table:table-cell>
          <table:table-cell office:value-type="float" office:value="2535" table:style-name="ce1">
            <text:p>2535</text:p>
          </table:table-cell>
          <table:table-cell table:style-name="ce1"/>
          <table:table-cell office:value-type="float" office:value="9351" table:style-name="ce1">
            <text:p>9351</text:p>
          </table:table-cell>
          <table:table-cell office:value-type="float" office:value="877" table:style-name="ce1">
            <text:p>877</text:p>
          </table:table-cell>
          <table:table-cell office:value-type="float" office:value="3406" table:style-name="ce1">
            <text:p>3406</text:p>
          </table:table-cell>
          <table:table-cell table:style-name="ce1"/>
          <table:table-cell office:value-type="float" office:value="22559" table:style-name="ce1">
            <text:p>22559</text:p>
          </table:table-cell>
          <table:table-cell office:value-type="float" office:value="1097" table:style-name="ce1">
            <text:p>1097</text:p>
          </table:table-cell>
          <table:table-cell office:value-type="float" office:value="3676" table:style-name="ce1">
            <text:p>3676</text:p>
          </table:table-cell>
          <table:table-cell table:style-name="ce1"/>
          <table:table-cell office:value-type="float" office:value="31689" table:style-name="ce1">
            <text:p>31689</text:p>
          </table:table-cell>
          <table:table-cell office:value-type="float" office:value="2291" table:style-name="ce1">
            <text:p>2291</text:p>
          </table:table-cell>
          <table:table-cell office:value-type="float" office:value="2245" table:style-name="ce1">
            <text:p>2245</text:p>
          </table:table-cell>
          <table:table-cell table:style-name="ce1"/>
          <table:table-cell office:value-type="float" office:value="9181" table:style-name="ce1">
            <text:p>9181</text:p>
          </table:table-cell>
          <table:table-cell office:value-type="float" office:value="731" table:style-name="ce1">
            <text:p>731</text:p>
          </table:table-cell>
          <table:table-cell office:value-type="float" office:value="1879" table:style-name="ce1">
            <text:p>1879</text:p>
          </table:table-cell>
          <table:table-cell table:style-name="ce1"/>
          <table:table-cell office:value-type="float" office:value="22617" table:style-name="ce1">
            <text:p>22617</text:p>
          </table:table-cell>
          <table:table-cell office:value-type="float" office:value="3913" table:style-name="ce1">
            <text:p>3913</text:p>
          </table:table-cell>
          <table:table-cell office:value-type="float" office:value="6159" table:style-name="ce1">
            <text:p>6159</text:p>
          </table:table-cell>
          <table:table-cell table:style-name="ce1"/>
          <table:table-cell office:value-type="float" office:value="12503" table:style-name="ce1">
            <text:p>12503</text:p>
          </table:table-cell>
          <table:table-cell office:value-type="float" office:value="1575" table:style-name="ce1">
            <text:p>1575</text:p>
          </table:table-cell>
          <table:table-cell office:value-type="float" office:value="3054" table:style-name="ce1">
            <text:p>3054</text:p>
          </table:table-cell>
          <table:table-cell table:style-name="ce1"/>
          <table:table-cell office:value-type="float" office:value="18917" table:style-name="ce1">
            <text:p>18917</text:p>
          </table:table-cell>
          <table:table-cell office:value-type="float" office:value="5958" table:style-name="ce1">
            <text:p>5958</text:p>
          </table:table-cell>
          <table:table-cell table:style-name="ce1"/>
          <table:table-cell office:value-type="float" office:value="11925" table:style-name="ce1">
            <text:p>11925</text:p>
          </table:table-cell>
          <table:table-cell office:value-type="float" office:value="13058" table:style-name="ce1">
            <text:p>13058</text:p>
          </table:table-cell>
          <table:table-cell office:value-type="float" office:value="1828" table:style-name="ce1">
            <text:p>1828</text:p>
          </table:table-cell>
          <table:table-cell office:value-type="float" office:value="7118" table:style-name="ce1">
            <text:p>7118</text:p>
          </table:table-cell>
          <table:table-cell table:style-name="ce1"/>
          <table:table-cell office:value-type="float" office:value="20899" table:style-name="ce1">
            <text:p>20899</text:p>
          </table:table-cell>
          <table:table-cell office:value-type="float" office:value="1512" table:style-name="ce1">
            <text:p>1512</text:p>
          </table:table-cell>
          <table:table-cell office:value-type="float" office:value="1455" table:style-name="ce1">
            <text:p>1455</text:p>
          </table:table-cell>
          <table:table-cell table:style-name="ce1"/>
          <table:table-cell office:value-type="float" office:value="14839" table:style-name="ce1">
            <text:p>14839</text:p>
          </table:table-cell>
          <table:table-cell office:value-type="float" office:value="1305" table:style-name="ce1">
            <text:p>1305</text:p>
          </table:table-cell>
          <table:table-cell office:value-type="float" office:value="3310" table:style-name="ce1">
            <text:p>3310</text:p>
          </table:table-cell>
          <table:table-cell table:style-name="ce1"/>
          <table:table-cell office:value-type="float" office:value="22898" table:style-name="ce1">
            <text:p>22898</text:p>
          </table:table-cell>
          <table:table-cell office:value-type="float" office:value="1923" table:style-name="ce1">
            <text:p>1923</text:p>
          </table:table-cell>
          <table:table-cell table:style-name="ce1"/>
          <table:table-cell office:value-type="float" office:value="4676" table:style-name="ce1">
            <text:p>4676</text:p>
          </table:table-cell>
          <table:table-cell office:value-type="float" office:value="30008" table:style-name="ce1">
            <text:p>30008</text:p>
          </table:table-cell>
          <table:table-cell office:value-type="float" office:value="2374" table:style-name="ce1">
            <text:p>2374</text:p>
          </table:table-cell>
          <table:table-cell office:value-type="float" office:value="2268" table:style-name="ce1">
            <text:p>2268</text:p>
          </table:table-cell>
          <table:table-cell table:style-name="ce1"/>
          <table:table-cell office:value-type="float" office:value="11373" table:style-name="ce1">
            <text:p>11373</text:p>
          </table:table-cell>
          <table:table-cell office:value-type="float" office:value="2946" table:style-name="ce1">
            <text:p>2946</text:p>
          </table:table-cell>
          <table:table-cell office:value-type="float" office:value="5096" table:style-name="ce1">
            <text:p>5096</text:p>
          </table:table-cell>
          <table:table-cell table:style-name="ce1"/>
          <table:table-cell office:value-type="float" office:value="23994" table:style-name="ce1">
            <text:p>23994</text:p>
          </table:table-cell>
          <table:table-cell office:value-type="float" office:value="8586" table:style-name="ce1">
            <text:p>8586</text:p>
          </table:table-cell>
          <table:table-cell office:value-type="float" office:value="2693" table:style-name="ce1">
            <text:p>2693</text:p>
          </table:table-cell>
          <table:table-cell table:style-name="ce1"/>
          <table:table-cell office:value-type="float" office:value="12938" table:style-name="ce1">
            <text:p>12938</text:p>
          </table:table-cell>
          <table:table-cell office:value-type="float" office:value="1205" table:style-name="ce1">
            <text:p>1205</text:p>
          </table:table-cell>
          <table:table-cell office:value-type="float" office:value="1780" table:style-name="ce1">
            <text:p>1780</text:p>
          </table:table-cell>
          <table:table-cell table:style-name="ce1"/>
          <table:table-cell office:value-type="float" office:value="19261" table:style-name="ce1">
            <text:p>19261</text:p>
          </table:table-cell>
          <table:table-cell office:value-type="float" office:value="1288" table:style-name="ce1">
            <text:p>1288</text:p>
          </table:table-cell>
          <table:table-cell office:value-type="float" office:value="7662" table:style-name="ce1">
            <text:p>7662</text:p>
          </table:table-cell>
          <table:table-cell table:style-name="ce1"/>
          <table:table-cell office:value-type="float" office:value="10071" table:style-name="ce1">
            <text:p>10071</text:p>
          </table:table-cell>
          <table:table-cell office:value-type="float" office:value="1757" table:style-name="ce1">
            <text:p>1757</text:p>
          </table:table-cell>
          <table:table-cell table:style-name="ce1"/>
          <table:table-cell office:value-type="float" office:value="4077" table:style-name="ce1">
            <text:p>4077</text:p>
          </table:table-cell>
          <table:table-cell office:value-type="float" office:value="9560" table:style-name="ce1">
            <text:p>9560</text:p>
          </table:table-cell>
          <table:table-cell office:value-type="float" office:value="3236" table:style-name="ce1">
            <text:p>3236</text:p>
          </table:table-cell>
          <table:table-cell office:value-type="float" office:value="1681" table:style-name="ce1">
            <text:p>1681</text:p>
          </table:table-cell>
          <table:table-cell table:style-name="ce1"/>
          <table:table-cell office:value-type="float" office:value="10995" table:style-name="ce1">
            <text:p>10995</text:p>
          </table:table-cell>
          <table:table-cell office:value-type="float" office:value="1869" table:style-name="ce1">
            <text:p>1869</text:p>
          </table:table-cell>
          <table:table-cell office:value-type="float" office:value="2045" table:style-name="ce1">
            <text:p>2045</text:p>
          </table:table-cell>
          <table:table-cell table:style-name="ce1"/>
          <table:table-cell office:value-type="float" office:value="9781" table:style-name="ce1">
            <text:p>9781</text:p>
          </table:table-cell>
          <table:table-cell office:value-type="float" office:value="540" table:style-name="ce1">
            <text:p>540</text:p>
          </table:table-cell>
          <table:table-cell office:value-type="float" office:value="4190" table:style-name="ce1">
            <text:p>4190</text:p>
          </table:table-cell>
          <table:table-cell table:style-name="ce1"/>
          <table:table-cell office:value-type="float" office:value="8372" table:style-name="ce1">
            <text:p>8372</text:p>
          </table:table-cell>
          <table:table-cell office:value-type="float" office:value="2294" table:style-name="ce1">
            <text:p>2294</text:p>
          </table:table-cell>
          <table:table-cell office:value-type="float" office:value="2527" table:style-name="ce1">
            <text:p>2527</text:p>
          </table:table-cell>
          <table:table-cell table:style-name="ce1"/>
          <table:table-cell office:value-type="float" office:value="18981" table:style-name="ce1">
            <text:p>18981</text:p>
          </table:table-cell>
          <table:table-cell office:value-type="float" office:value="1050" table:style-name="ce1">
            <text:p>1050</text:p>
          </table:table-cell>
          <table:table-cell office:value-type="float" office:value="1478" table:style-name="ce1">
            <text:p>1478</text:p>
          </table:table-cell>
          <table:table-cell table:style-name="ce1"/>
          <table:table-cell office:value-type="float" office:value="70624" table:style-name="ce1">
            <text:p>70624</text:p>
          </table:table-cell>
          <table:table-cell office:value-type="float" office:value="3583" table:style-name="ce1">
            <text:p>3583</text:p>
          </table:table-cell>
          <table:table-cell office:value-type="float" office:value="1749" table:style-name="ce1">
            <text:p>1749</text:p>
          </table:table-cell>
          <table:table-cell table:style-name="ce1"/>
          <table:table-cell office:value-type="float" office:value="8934" table:style-name="ce1">
            <text:p>8934</text:p>
          </table:table-cell>
          <table:table-cell office:value-type="float" office:value="819" table:style-name="ce1">
            <text:p>819</text:p>
          </table:table-cell>
          <table:table-cell office:value-type="float" office:value="2296" table:style-name="ce1">
            <text:p>2296</text:p>
          </table:table-cell>
          <table:table-cell table:style-name="ce1"/>
          <table:table-cell office:value-type="float" office:value="23084" table:style-name="ce1">
            <text:p>23084</text:p>
          </table:table-cell>
          <table:table-cell office:value-type="float" office:value="5540" table:style-name="ce1">
            <text:p>5540</text:p>
          </table:table-cell>
          <table:table-cell office:value-type="float" office:value="1765" table:style-name="ce1">
            <text:p>1765</text:p>
          </table:table-cell>
          <table:table-cell table:style-name="ce1"/>
          <table:table-cell office:value-type="float" office:value="27310" table:style-name="ce1">
            <text:p>27310</text:p>
          </table:table-cell>
          <table:table-cell office:value-type="float" office:value="8822" table:style-name="ce1">
            <text:p>8822</text:p>
          </table:table-cell>
          <table:table-cell office:value-type="float" office:value="3063" table:style-name="ce1">
            <text:p>3063</text:p>
          </table:table-cell>
          <table:table-cell table:style-name="ce1"/>
          <table:table-cell office:value-type="float" office:value="18647" table:style-name="ce1">
            <text:p>18647</text:p>
          </table:table-cell>
          <table:table-cell office:value-type="float" office:value="514" table:style-name="ce1">
            <text:p>514</text:p>
          </table:table-cell>
          <table:table-cell office:value-type="float" office:value="1940" table:style-name="ce1">
            <text:p>1940</text:p>
          </table:table-cell>
          <table:table-cell table:style-name="ce1"/>
          <table:table-cell office:value-type="float" office:value="19572" table:style-name="ce1">
            <text:p>19572</text:p>
          </table:table-cell>
          <table:table-cell office:value-type="float" office:value="5733" table:style-name="ce1">
            <text:p>5733</text:p>
          </table:table-cell>
          <table:table-cell office:value-type="float" office:value="2691" table:style-name="ce1">
            <text:p>2691</text:p>
          </table:table-cell>
          <table:table-cell table:style-name="ce1"/>
          <table:table-cell office:value-type="float" office:value="11531" table:style-name="ce1">
            <text:p>11531</text:p>
          </table:table-cell>
          <table:table-cell office:value-type="float" office:value="1492" table:style-name="ce1">
            <text:p>1492</text:p>
          </table:table-cell>
          <table:table-cell office:value-type="float" office:value="3089" table:style-name="ce1">
            <text:p>3089</text:p>
          </table:table-cell>
          <table:table-cell table:style-name="ce1"/>
          <table:table-cell office:value-type="float" office:value="21305" table:style-name="ce1">
            <text:p>21305</text:p>
          </table:table-cell>
          <table:table-cell office:value-type="float" office:value="4756" table:style-name="ce1">
            <text:p>4756</text:p>
          </table:table-cell>
          <table:table-cell office:value-type="float" office:value="2558" table:style-name="ce1">
            <text:p>2558</text:p>
          </table:table-cell>
          <table:table-cell table:style-name="ce1"/>
          <table:table-cell office:value-type="float" office:value="16899" table:style-name="ce1">
            <text:p>16899</text:p>
          </table:table-cell>
          <table:table-cell office:value-type="float" office:value="1184" table:style-name="ce1">
            <text:p>1184</text:p>
          </table:table-cell>
          <table:table-cell office:value-type="float" office:value="4245" table:style-name="ce1">
            <text:p>4245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080355_M02442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7:19:11</text:p>
          </table:table-cell>
          <table:table-cell office:value-type="string" table:style-name="ce1">
            <text:p>2020-11-18_08:19:11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024420</text:p>
          </table:table-cell>
          <table:table-cell office:value-type="string" table:style-name="ce1">
            <text:p>M0244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fwMCnLAjJpkridcZ</text:p>
          </table:table-cell>
          <table:table-cell office:value-type="string" table:style-name="ce1">
            <text:p>https://www.testable.org/experiment/4303/294929/start?participant=M024420</text:p>
          </table:table-cell>
          <table:table-cell office:value-type="float" office:value="2681031" table:style-name="ce1">
            <text:p>2681031</text:p>
          </table:table-cell>
          <table:table-cell office:value-type="float" office:value="44.68385" table:style-name="ce1">
            <text:p>44,68385</text:p>
          </table:table-cell>
          <table:table-cell office:value-type="float" office:value="46173" table:style-name="ce1">
            <text:p>46173</text:p>
          </table:table-cell>
          <table:table-cell office:value-type="float" office:value="50615" table:style-name="ce1">
            <text:p>50615</text:p>
          </table:table-cell>
          <table:table-cell office:value-type="float" office:value="56748" table:style-name="ce1">
            <text:p>56748</text:p>
          </table:table-cell>
          <table:table-cell office:value-type="float" office:value="61134" table:style-name="ce1">
            <text:p>61134</text:p>
          </table:table-cell>
          <table:table-cell office:value-type="float" office:value="19093" table:style-name="ce1">
            <text:p>19093</text:p>
          </table:table-cell>
          <table:table-cell office:value-type="float" office:value="26648" table:style-name="ce1">
            <text:p>26648</text:p>
          </table:table-cell>
          <table:table-cell office:value-type="float" office:value="72015" table:style-name="ce1">
            <text:p>72015</text:p>
          </table:table-cell>
          <table:table-cell office:value-type="float" office:value="87861" table:style-name="ce1">
            <text:p>87861</text:p>
          </table:table-cell>
          <table:table-cell office:value-type="float" office:value="63797" table:style-name="ce1">
            <text:p>63797</text:p>
          </table:table-cell>
          <table:table-cell office:value-type="float" office:value="61120" table:style-name="ce1">
            <text:p>61120</text:p>
          </table:table-cell>
          <table:table-cell office:value-type="float" office:value="57708" table:style-name="ce1">
            <text:p>57708</text:p>
          </table:table-cell>
          <table:table-cell office:value-type="float" office:value="76930" table:style-name="ce1">
            <text:p>76930</text:p>
          </table:table-cell>
          <table:table-cell table:number-columns-repeated="192" table:style-name="ce1"/>
          <table:table-cell office:value-type="float" office:value="14817" table:style-name="ce1">
            <text:p>14817</text:p>
          </table:table-cell>
          <table:table-cell office:value-type="float" office:value="1344" table:style-name="ce1">
            <text:p>1344</text:p>
          </table:table-cell>
          <table:table-cell table:style-name="ce1"/>
          <table:table-cell office:value-type="float" office:value="3237" table:style-name="ce1">
            <text:p>3237</text:p>
          </table:table-cell>
          <table:table-cell office:value-type="float" office:value="8099" table:style-name="ce1">
            <text:p>8099</text:p>
          </table:table-cell>
          <table:table-cell office:value-type="float" office:value="949" table:style-name="ce1">
            <text:p>949</text:p>
          </table:table-cell>
          <table:table-cell table:style-name="ce1"/>
          <table:table-cell office:value-type="float" office:value="2993" table:style-name="ce1">
            <text:p>2993</text:p>
          </table:table-cell>
          <table:table-cell office:value-type="float" office:value="4998" table:style-name="ce1">
            <text:p>4998</text:p>
          </table:table-cell>
          <table:table-cell office:value-type="float" office:value="1621" table:style-name="ce1">
            <text:p>1621</text:p>
          </table:table-cell>
          <table:table-cell table:style-name="ce1"/>
          <table:table-cell office:value-type="float" office:value="2046" table:style-name="ce1">
            <text:p>2046</text:p>
          </table:table-cell>
          <table:table-cell office:value-type="float" office:value="4549" table:style-name="ce1">
            <text:p>4549</text:p>
          </table:table-cell>
          <table:table-cell office:value-type="float" office:value="981" table:style-name="ce1">
            <text:p>981</text:p>
          </table:table-cell>
          <table:table-cell table:style-name="ce1"/>
          <table:table-cell office:value-type="float" office:value="2843" table:style-name="ce1">
            <text:p>2843</text:p>
          </table:table-cell>
          <table:table-cell office:value-type="float" office:value="20017" table:style-name="ce1">
            <text:p>20017</text:p>
          </table:table-cell>
          <table:table-cell office:value-type="float" office:value="1041" table:style-name="ce1">
            <text:p>1041</text:p>
          </table:table-cell>
          <table:table-cell table:style-name="ce1"/>
          <table:table-cell office:value-type="float" office:value="3179" table:style-name="ce1">
            <text:p>3179</text:p>
          </table:table-cell>
          <table:table-cell office:value-type="float" office:value="9389" table:style-name="ce1">
            <text:p>9389</text:p>
          </table:table-cell>
          <table:table-cell office:value-type="float" office:value="836" table:style-name="ce1">
            <text:p>836</text:p>
          </table:table-cell>
          <table:table-cell table:style-name="ce1"/>
          <table:table-cell office:value-type="float" office:value="2163" table:style-name="ce1">
            <text:p>2163</text:p>
          </table:table-cell>
          <table:table-cell office:value-type="float" office:value="17813" table:style-name="ce1">
            <text:p>17813</text:p>
          </table:table-cell>
          <table:table-cell office:value-type="float" office:value="1804" table:style-name="ce1">
            <text:p>1804</text:p>
          </table:table-cell>
          <table:table-cell table:style-name="ce1"/>
          <table:table-cell office:value-type="float" office:value="4076" table:style-name="ce1">
            <text:p>4076</text:p>
          </table:table-cell>
          <table:table-cell office:value-type="float" office:value="8744" table:style-name="ce1">
            <text:p>8744</text:p>
          </table:table-cell>
          <table:table-cell office:value-type="float" office:value="1550" table:style-name="ce1">
            <text:p>1550</text:p>
          </table:table-cell>
          <table:table-cell table:style-name="ce1"/>
          <table:table-cell office:value-type="float" office:value="2515" table:style-name="ce1">
            <text:p>2515</text:p>
          </table:table-cell>
          <table:table-cell office:value-type="float" office:value="5848" table:style-name="ce1">
            <text:p>5848</text:p>
          </table:table-cell>
          <table:table-cell office:value-type="float" office:value="2134" table:style-name="ce1">
            <text:p>2134</text:p>
          </table:table-cell>
          <table:table-cell table:style-name="ce1"/>
          <table:table-cell office:value-type="float" office:value="3404" table:style-name="ce1">
            <text:p>3404</text:p>
          </table:table-cell>
          <table:table-cell office:value-type="float" office:value="8132" table:style-name="ce1">
            <text:p>8132</text:p>
          </table:table-cell>
          <table:table-cell office:value-type="float" office:value="907" table:style-name="ce1">
            <text:p>907</text:p>
          </table:table-cell>
          <table:table-cell table:style-name="ce1"/>
          <table:table-cell office:value-type="float" office:value="2489" table:style-name="ce1">
            <text:p>2489</text:p>
          </table:table-cell>
          <table:table-cell office:value-type="float" office:value="10958" table:style-name="ce1">
            <text:p>10958</text:p>
          </table:table-cell>
          <table:table-cell office:value-type="float" office:value="951" table:style-name="ce1">
            <text:p>951</text:p>
          </table:table-cell>
          <table:table-cell table:style-name="ce1"/>
          <table:table-cell office:value-type="float" office:value="3351" table:style-name="ce1">
            <text:p>3351</text:p>
          </table:table-cell>
          <table:table-cell office:value-type="float" office:value="13979" table:style-name="ce1">
            <text:p>13979</text:p>
          </table:table-cell>
          <table:table-cell office:value-type="float" office:value="880" table:style-name="ce1">
            <text:p>880</text:p>
          </table:table-cell>
          <table:table-cell table:style-name="ce1"/>
          <table:table-cell office:value-type="float" office:value="2959" table:style-name="ce1">
            <text:p>2959</text:p>
          </table:table-cell>
          <table:table-cell office:value-type="float" office:value="8203" table:style-name="ce1">
            <text:p>8203</text:p>
          </table:table-cell>
          <table:table-cell office:value-type="float" office:value="953" table:style-name="ce1">
            <text:p>953</text:p>
          </table:table-cell>
          <table:table-cell table:style-name="ce1"/>
          <table:table-cell office:value-type="float" office:value="3228" table:style-name="ce1">
            <text:p>3228</text:p>
          </table:table-cell>
          <table:table-cell office:value-type="float" office:value="6432" table:style-name="ce1">
            <text:p>6432</text:p>
          </table:table-cell>
          <table:table-cell office:value-type="float" office:value="1896" table:style-name="ce1">
            <text:p>1896</text:p>
          </table:table-cell>
          <table:table-cell table:style-name="ce1"/>
          <table:table-cell office:value-type="float" office:value="4793" table:style-name="ce1">
            <text:p>4793</text:p>
          </table:table-cell>
          <table:table-cell office:value-type="float" office:value="12850" table:style-name="ce1">
            <text:p>12850</text:p>
          </table:table-cell>
          <table:table-cell office:value-type="float" office:value="1606" table:style-name="ce1">
            <text:p>1606</text:p>
          </table:table-cell>
          <table:table-cell table:style-name="ce1"/>
          <table:table-cell office:value-type="float" office:value="5664" table:style-name="ce1">
            <text:p>5664</text:p>
          </table:table-cell>
          <table:table-cell office:value-type="float" office:value="14269" table:style-name="ce1">
            <text:p>14269</text:p>
          </table:table-cell>
          <table:table-cell office:value-type="float" office:value="1104" table:style-name="ce1">
            <text:p>1104</text:p>
          </table:table-cell>
          <table:table-cell table:style-name="ce1"/>
          <table:table-cell office:value-type="float" office:value="2409" table:style-name="ce1">
            <text:p>2409</text:p>
          </table:table-cell>
          <table:table-cell office:value-type="float" office:value="11584" table:style-name="ce1">
            <text:p>11584</text:p>
          </table:table-cell>
          <table:table-cell office:value-type="float" office:value="1109" table:style-name="ce1">
            <text:p>1109</text:p>
          </table:table-cell>
          <table:table-cell table:style-name="ce1"/>
          <table:table-cell office:value-type="float" office:value="2315" table:style-name="ce1">
            <text:p>2315</text:p>
          </table:table-cell>
          <table:table-cell office:value-type="float" office:value="8680" table:style-name="ce1">
            <text:p>8680</text:p>
          </table:table-cell>
          <table:table-cell office:value-type="float" office:value="994" table:style-name="ce1">
            <text:p>994</text:p>
          </table:table-cell>
          <table:table-cell table:style-name="ce1"/>
          <table:table-cell office:value-type="float" office:value="2912" table:style-name="ce1">
            <text:p>2912</text:p>
          </table:table-cell>
          <table:table-cell office:value-type="float" office:value="11765" table:style-name="ce1">
            <text:p>11765</text:p>
          </table:table-cell>
          <table:table-cell office:value-type="float" office:value="726" table:style-name="ce1">
            <text:p>726</text:p>
          </table:table-cell>
          <table:table-cell table:style-name="ce1"/>
          <table:table-cell office:value-type="float" office:value="1821" table:style-name="ce1">
            <text:p>1821</text:p>
          </table:table-cell>
          <table:table-cell office:value-type="float" office:value="14512" table:style-name="ce1">
            <text:p>14512</text:p>
          </table:table-cell>
          <table:table-cell office:value-type="float" office:value="1393" table:style-name="ce1">
            <text:p>1393</text:p>
          </table:table-cell>
          <table:table-cell table:style-name="ce1"/>
          <table:table-cell office:value-type="float" office:value="3310" table:style-name="ce1">
            <text:p>3310</text:p>
          </table:table-cell>
          <table:table-cell office:value-type="float" office:value="10197" table:style-name="ce1">
            <text:p>10197</text:p>
          </table:table-cell>
          <table:table-cell office:value-type="float" office:value="4260" table:style-name="ce1">
            <text:p>4260</text:p>
          </table:table-cell>
          <table:table-cell office:value-type="float" office:value="3832" table:style-name="ce1">
            <text:p>3832</text:p>
          </table:table-cell>
          <table:table-cell table:style-name="ce1"/>
          <table:table-cell office:value-type="float" office:value="9177" table:style-name="ce1">
            <text:p>9177</text:p>
          </table:table-cell>
          <table:table-cell office:value-type="float" office:value="1262" table:style-name="ce1">
            <text:p>1262</text:p>
          </table:table-cell>
          <table:table-cell table:style-name="ce1"/>
          <table:table-cell office:value-type="float" office:value="2790" table:style-name="ce1">
            <text:p>2790</text:p>
          </table:table-cell>
          <table:table-cell office:value-type="float" office:value="13954" table:style-name="ce1">
            <text:p>13954</text:p>
          </table:table-cell>
          <table:table-cell office:value-type="float" office:value="876" table:style-name="ce1">
            <text:p>876</text:p>
          </table:table-cell>
          <table:table-cell table:style-name="ce1"/>
          <table:table-cell office:value-type="float" office:value="1761" table:style-name="ce1">
            <text:p>1761</text:p>
          </table:table-cell>
          <table:table-cell office:value-type="float" office:value="18440" table:style-name="ce1">
            <text:p>18440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2732" table:style-name="ce1">
            <text:p>2732</text:p>
          </table:table-cell>
          <table:table-cell office:value-type="float" office:value="7146" table:style-name="ce1">
            <text:p>7146</text:p>
          </table:table-cell>
          <table:table-cell office:value-type="float" office:value="844" table:style-name="ce1">
            <text:p>844</text:p>
          </table:table-cell>
          <table:table-cell table:style-name="ce1"/>
          <table:table-cell office:value-type="float" office:value="2775" table:style-name="ce1">
            <text:p>2775</text:p>
          </table:table-cell>
          <table:table-cell office:value-type="float" office:value="13367" table:style-name="ce1">
            <text:p>13367</text:p>
          </table:table-cell>
          <table:table-cell office:value-type="float" office:value="999" table:style-name="ce1">
            <text:p>999</text:p>
          </table:table-cell>
          <table:table-cell table:style-name="ce1"/>
          <table:table-cell office:value-type="float" office:value="2992" table:style-name="ce1">
            <text:p>2992</text:p>
          </table:table-cell>
          <table:table-cell office:value-type="float" office:value="10851" table:style-name="ce1">
            <text:p>10851</text:p>
          </table:table-cell>
          <table:table-cell office:value-type="float" office:value="1089" table:style-name="ce1">
            <text:p>1089</text:p>
          </table:table-cell>
          <table:table-cell table:style-name="ce1"/>
          <table:table-cell office:value-type="float" office:value="2949" table:style-name="ce1">
            <text:p>2949</text:p>
          </table:table-cell>
          <table:table-cell office:value-type="float" office:value="17614" table:style-name="ce1">
            <text:p>17614</text:p>
          </table:table-cell>
          <table:table-cell office:value-type="float" office:value="1662" table:style-name="ce1">
            <text:p>1662</text:p>
          </table:table-cell>
          <table:table-cell table:style-name="ce1"/>
          <table:table-cell office:value-type="float" office:value="3194" table:style-name="ce1">
            <text:p>3194</text:p>
          </table:table-cell>
          <table:table-cell office:value-type="float" office:value="15451" table:style-name="ce1">
            <text:p>15451</text:p>
          </table:table-cell>
          <table:table-cell office:value-type="float" office:value="2395" table:style-name="ce1">
            <text:p>2395</text:p>
          </table:table-cell>
          <table:table-cell table:style-name="ce1"/>
          <table:table-cell office:value-type="float" office:value="3914" table:style-name="ce1">
            <text:p>3914</text:p>
          </table:table-cell>
          <table:table-cell office:value-type="float" office:value="6662" table:style-name="ce1">
            <text:p>6662</text:p>
          </table:table-cell>
          <table:table-cell office:value-type="float" office:value="1093" table:style-name="ce1">
            <text:p>1093</text:p>
          </table:table-cell>
          <table:table-cell table:style-name="ce1"/>
          <table:table-cell office:value-type="float" office:value="2243" table:style-name="ce1">
            <text:p>2243</text:p>
          </table:table-cell>
          <table:table-cell office:value-type="float" office:value="8085" table:style-name="ce1">
            <text:p>8085</text:p>
          </table:table-cell>
          <table:table-cell office:value-type="float" office:value="1021" table:style-name="ce1">
            <text:p>1021</text:p>
          </table:table-cell>
          <table:table-cell table:style-name="ce1"/>
          <table:table-cell office:value-type="float" office:value="2838" table:style-name="ce1">
            <text:p>2838</text:p>
          </table:table-cell>
          <table:table-cell office:value-type="float" office:value="22301" table:style-name="ce1">
            <text:p>22301</text:p>
          </table:table-cell>
          <table:table-cell office:value-type="float" office:value="1605" table:style-name="ce1">
            <text:p>1605</text:p>
          </table:table-cell>
          <table:table-cell table:style-name="ce1"/>
          <table:table-cell office:value-type="float" office:value="3031" table:style-name="ce1">
            <text:p>3031</text:p>
          </table:table-cell>
          <table:table-cell office:value-type="float" office:value="15345" table:style-name="ce1">
            <text:p>15345</text:p>
          </table:table-cell>
          <table:table-cell office:value-type="float" office:value="584" table:style-name="ce1">
            <text:p>584</text:p>
          </table:table-cell>
          <table:table-cell table:style-name="ce1"/>
          <table:table-cell office:value-type="float" office:value="2457" table:style-name="ce1">
            <text:p>2457</text:p>
          </table:table-cell>
          <table:table-cell office:value-type="float" office:value="9225" table:style-name="ce1">
            <text:p>9225</text:p>
          </table:table-cell>
          <table:table-cell office:value-type="float" office:value="1180" table:style-name="ce1">
            <text:p>1180</text:p>
          </table:table-cell>
          <table:table-cell table:style-name="ce1"/>
          <table:table-cell office:value-type="float" office:value="4262" table:style-name="ce1">
            <text:p>4262</text:p>
          </table:table-cell>
          <table:table-cell office:value-type="float" office:value="6121" table:style-name="ce1">
            <text:p>6121</text:p>
          </table:table-cell>
          <table:table-cell office:value-type="float" office:value="754" table:style-name="ce1">
            <text:p>754</text:p>
          </table:table-cell>
          <table:table-cell table:style-name="ce1"/>
          <table:table-cell office:value-type="float" office:value="3266" table:style-name="ce1">
            <text:p>3266</text:p>
          </table:table-cell>
          <table:table-cell office:value-type="float" office:value="12206" table:style-name="ce1">
            <text:p>12206</text:p>
          </table:table-cell>
          <table:table-cell office:value-type="float" office:value="1211" table:style-name="ce1">
            <text:p>1211</text:p>
          </table:table-cell>
          <table:table-cell table:style-name="ce1"/>
          <table:table-cell office:value-type="float" office:value="2700" table:style-name="ce1">
            <text:p>2700</text:p>
          </table:table-cell>
          <table:table-cell office:value-type="float" office:value="11953" table:style-name="ce1">
            <text:p>11953</text:p>
          </table:table-cell>
          <table:table-cell office:value-type="float" office:value="1395" table:style-name="ce1">
            <text:p>1395</text:p>
          </table:table-cell>
          <table:table-cell table:style-name="ce1"/>
          <table:table-cell office:value-type="float" office:value="3841" table:style-name="ce1">
            <text:p>3841</text:p>
          </table:table-cell>
          <table:table-cell office:value-type="float" office:value="8609" table:style-name="ce1">
            <text:p>8609</text:p>
          </table:table-cell>
          <table:table-cell office:value-type="float" office:value="1683" table:style-name="ce1">
            <text:p>1683</text:p>
          </table:table-cell>
          <table:table-cell table:style-name="ce1"/>
          <table:table-cell office:value-type="float" office:value="7357" table:style-name="ce1">
            <text:p>7357</text:p>
          </table:table-cell>
          <table:table-cell office:value-type="float" office:value="29018" table:style-name="ce1">
            <text:p>29018</text:p>
          </table:table-cell>
          <table:table-cell office:value-type="float" office:value="1491" table:style-name="ce1">
            <text:p>1491</text:p>
          </table:table-cell>
          <table:table-cell table:style-name="ce1"/>
          <table:table-cell office:value-type="float" office:value="3563" table:style-name="ce1">
            <text:p>3563</text:p>
          </table:table-cell>
          <table:table-cell office:value-type="float" office:value="9426" table:style-name="ce1">
            <text:p>9426</text:p>
          </table:table-cell>
          <table:table-cell office:value-type="float" office:value="785" table:style-name="ce1">
            <text:p>785</text:p>
          </table:table-cell>
          <table:table-cell table:style-name="ce1"/>
          <table:table-cell office:value-type="float" office:value="2476" table:style-name="ce1">
            <text:p>2476</text:p>
          </table:table-cell>
          <table:table-cell office:value-type="float" office:value="8825" table:style-name="ce1">
            <text:p>8825</text:p>
          </table:table-cell>
          <table:table-cell office:value-type="float" office:value="2081" table:style-name="ce1">
            <text:p>2081</text:p>
          </table:table-cell>
          <table:table-cell table:style-name="ce1"/>
          <table:table-cell office:value-type="float" office:value="4740" table:style-name="ce1">
            <text:p>4740</text:p>
          </table:table-cell>
          <table:table-cell office:value-type="float" office:value="14278" table:style-name="ce1">
            <text:p>14278</text:p>
          </table:table-cell>
          <table:table-cell office:value-type="float" office:value="1143" table:style-name="ce1">
            <text:p>1143</text:p>
          </table:table-cell>
          <table:table-cell table:style-name="ce1"/>
          <table:table-cell office:value-type="float" office:value="3467" table:style-name="ce1">
            <text:p>3467</text:p>
          </table:table-cell>
          <table:table-cell office:value-type="float" office:value="11904" table:style-name="ce1">
            <text:p>11904</text:p>
          </table:table-cell>
          <table:table-cell office:value-type="float" office:value="733" table:style-name="ce1">
            <text:p>733</text:p>
          </table:table-cell>
          <table:table-cell table:style-name="ce1"/>
          <table:table-cell office:value-type="float" office:value="2499" table:style-name="ce1">
            <text:p>2499</text:p>
          </table:table-cell>
          <table:table-cell office:value-type="float" office:value="14425" table:style-name="ce1">
            <text:p>14425</text:p>
          </table:table-cell>
          <table:table-cell office:value-type="float" office:value="1301" table:style-name="ce1">
            <text:p>1301</text:p>
          </table:table-cell>
          <table:table-cell table:style-name="ce1"/>
          <table:table-cell office:value-type="float" office:value="3034" table:style-name="ce1">
            <text:p>3034</text:p>
          </table:table-cell>
          <table:table-cell office:value-type="float" office:value="8987" table:style-name="ce1">
            <text:p>8987</text:p>
          </table:table-cell>
          <table:table-cell office:value-type="float" office:value="778" table:style-name="ce1">
            <text:p>778</text:p>
          </table:table-cell>
          <table:table-cell table:style-name="ce1"/>
          <table:table-cell office:value-type="float" office:value="2553" table:style-name="ce1">
            <text:p>2553</text:p>
          </table:table-cell>
          <table:table-cell office:value-type="float" office:value="7235" table:style-name="ce1">
            <text:p>7235</text:p>
          </table:table-cell>
          <table:table-cell office:value-type="float" office:value="874" table:style-name="ce1">
            <text:p>874</text:p>
          </table:table-cell>
          <table:table-cell table:style-name="ce1"/>
          <table:table-cell office:value-type="float" office:value="3904" table:style-name="ce1">
            <text:p>3904</text:p>
          </table:table-cell>
          <table:table-cell office:value-type="float" office:value="7532" table:style-name="ce1">
            <text:p>7532</text:p>
          </table:table-cell>
          <table:table-cell office:value-type="float" office:value="951" table:style-name="ce1">
            <text:p>951</text:p>
          </table:table-cell>
          <table:table-cell table:style-name="ce1"/>
          <table:table-cell office:value-type="float" office:value="3114" table:style-name="ce1">
            <text:p>3114</text:p>
          </table:table-cell>
          <table:table-cell office:value-type="float" office:value="9756" table:style-name="ce1">
            <text:p>9756</text:p>
          </table:table-cell>
          <table:table-cell office:value-type="float" office:value="870" table:style-name="ce1">
            <text:p>870</text:p>
          </table:table-cell>
          <table:table-cell table:style-name="ce1"/>
          <table:table-cell office:value-type="float" office:value="2772" table:style-name="ce1">
            <text:p>2772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081205_M09631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7:34:11</text:p>
          </table:table-cell>
          <table:table-cell office:value-type="string" table:style-name="ce1">
            <text:p>2020-11-18_08:34:11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nathan.rou</text:p>
          </table:table-cell>
          <table:table-cell office:value-type="string" table:style-name="ce1">
            <text:p>M0963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IrGqpCl27C3zEbK</text:p>
          </table:table-cell>
          <table:table-cell office:value-type="string" table:style-name="ce1">
            <text:p>https://www.testable.org/experiment/4303/294929/start?participant=M096317</text:p>
          </table:table-cell>
          <table:table-cell office:value-type="float" office:value="2274726" table:style-name="ce1">
            <text:p>2274726</text:p>
          </table:table-cell>
          <table:table-cell office:value-type="float" office:value="37.912100000000002" table:style-name="ce1">
            <text:p>37,9121</text:p>
          </table:table-cell>
          <table:table-cell office:value-type="float" office:value="46555" table:style-name="ce1">
            <text:p>46555</text:p>
          </table:table-cell>
          <table:table-cell office:value-type="float" office:value="56906" table:style-name="ce1">
            <text:p>56906</text:p>
          </table:table-cell>
          <table:table-cell office:value-type="float" office:value="57321" table:style-name="ce1">
            <text:p>57321</text:p>
          </table:table-cell>
          <table:table-cell office:value-type="float" office:value="59601" table:style-name="ce1">
            <text:p>59601</text:p>
          </table:table-cell>
          <table:table-cell office:value-type="float" office:value="57165" table:style-name="ce1">
            <text:p>57165</text:p>
          </table:table-cell>
          <table:table-cell office:value-type="float" office:value="48991" table:style-name="ce1">
            <text:p>48991</text:p>
          </table:table-cell>
          <table:table-cell office:value-type="float" office:value="88484" table:style-name="ce1">
            <text:p>88484</text:p>
          </table:table-cell>
          <table:table-cell office:value-type="float" office:value="45696" table:style-name="ce1">
            <text:p>45696</text:p>
          </table:table-cell>
          <table:table-cell office:value-type="float" office:value="74063" table:style-name="ce1">
            <text:p>74063</text:p>
          </table:table-cell>
          <table:table-cell office:value-type="float" office:value="61945" table:style-name="ce1">
            <text:p>61945</text:p>
          </table:table-cell>
          <table:table-cell office:value-type="float" office:value="67713" table:style-name="ce1">
            <text:p>67713</text:p>
          </table:table-cell>
          <table:table-cell office:value-type="float" office:value="54827" table:style-name="ce1">
            <text:p>54827</text:p>
          </table:table-cell>
          <table:table-cell office:value-type="float" office:value="7335" table:style-name="ce1">
            <text:p>7335</text:p>
          </table:table-cell>
          <table:table-cell office:value-type="float" office:value="696" table:style-name="ce1">
            <text:p>696</text:p>
          </table:table-cell>
          <table:table-cell office:value-type="float" office:value="1830" table:style-name="ce1">
            <text:p>1830</text:p>
          </table:table-cell>
          <table:table-cell table:style-name="ce1"/>
          <table:table-cell office:value-type="float" office:value="5846" table:style-name="ce1">
            <text:p>5846</text:p>
          </table:table-cell>
          <table:table-cell office:value-type="float" office:value="1176" table:style-name="ce1">
            <text:p>1176</text:p>
          </table:table-cell>
          <table:table-cell office:value-type="float" office:value="2687" table:style-name="ce1">
            <text:p>2687</text:p>
          </table:table-cell>
          <table:table-cell table:style-name="ce1"/>
          <table:table-cell office:value-type="float" office:value="11607" table:style-name="ce1">
            <text:p>11607</text:p>
          </table:table-cell>
          <table:table-cell office:value-type="float" office:value="748" table:style-name="ce1">
            <text:p>748</text:p>
          </table:table-cell>
          <table:table-cell office:value-type="float" office:value="5556" table:style-name="ce1">
            <text:p>5556</text:p>
          </table:table-cell>
          <table:table-cell table:style-name="ce1"/>
          <table:table-cell office:value-type="float" office:value="8841" table:style-name="ce1">
            <text:p>8841</text:p>
          </table:table-cell>
          <table:table-cell office:value-type="float" office:value="2021" table:style-name="ce1">
            <text:p>2021</text:p>
          </table:table-cell>
          <table:table-cell office:value-type="float" office:value="2210" table:style-name="ce1">
            <text:p>2210</text:p>
          </table:table-cell>
          <table:table-cell table:style-name="ce1"/>
          <table:table-cell office:value-type="float" office:value="3424" table:style-name="ce1">
            <text:p>3424</text:p>
          </table:table-cell>
          <table:table-cell office:value-type="float" office:value="546" table:style-name="ce1">
            <text:p>546</text:p>
          </table:table-cell>
          <table:table-cell office:value-type="float" office:value="1750" table:style-name="ce1">
            <text:p>1750</text:p>
          </table:table-cell>
          <table:table-cell table:style-name="ce1"/>
          <table:table-cell office:value-type="float" office:value="14757" table:style-name="ce1">
            <text:p>14757</text:p>
          </table:table-cell>
          <table:table-cell office:value-type="float" office:value="876" table:style-name="ce1">
            <text:p>876</text:p>
          </table:table-cell>
          <table:table-cell office:value-type="float" office:value="1871" table:style-name="ce1">
            <text:p>1871</text:p>
          </table:table-cell>
          <table:table-cell table:style-name="ce1"/>
          <table:table-cell office:value-type="float" office:value="9074" table:style-name="ce1">
            <text:p>9074</text:p>
          </table:table-cell>
          <table:table-cell office:value-type="float" office:value="829" table:style-name="ce1">
            <text:p>829</text:p>
          </table:table-cell>
          <table:table-cell office:value-type="float" office:value="1937" table:style-name="ce1">
            <text:p>1937</text:p>
          </table:table-cell>
          <table:table-cell table:style-name="ce1"/>
          <table:table-cell office:value-type="float" office:value="17483" table:style-name="ce1">
            <text:p>17483</text:p>
          </table:table-cell>
          <table:table-cell office:value-type="float" office:value="1985" table:style-name="ce1">
            <text:p>1985</text:p>
          </table:table-cell>
          <table:table-cell office:value-type="float" office:value="2144" table:style-name="ce1">
            <text:p>2144</text:p>
          </table:table-cell>
          <table:table-cell table:style-name="ce1"/>
          <table:table-cell office:value-type="float" office:value="8849" table:style-name="ce1">
            <text:p>8849</text:p>
          </table:table-cell>
          <table:table-cell office:value-type="float" office:value="517" table:style-name="ce1">
            <text:p>517</text:p>
          </table:table-cell>
          <table:table-cell office:value-type="float" office:value="2022" table:style-name="ce1">
            <text:p>2022</text:p>
          </table:table-cell>
          <table:table-cell table:style-name="ce1"/>
          <table:table-cell office:value-type="float" office:value="9766" table:style-name="ce1">
            <text:p>9766</text:p>
          </table:table-cell>
          <table:table-cell office:value-type="float" office:value="468" table:style-name="ce1">
            <text:p>468</text:p>
          </table:table-cell>
          <table:table-cell office:value-type="float" office:value="2422" table:style-name="ce1">
            <text:p>2422</text:p>
          </table:table-cell>
          <table:table-cell table:style-name="ce1"/>
          <table:table-cell office:value-type="float" office:value="6956" table:style-name="ce1">
            <text:p>6956</text:p>
          </table:table-cell>
          <table:table-cell office:value-type="float" office:value="1259" table:style-name="ce1">
            <text:p>1259</text:p>
          </table:table-cell>
          <table:table-cell table:style-name="ce1"/>
          <table:table-cell office:value-type="float" office:value="1227" table:style-name="ce1">
            <text:p>1227</text:p>
          </table:table-cell>
          <table:table-cell office:value-type="float" office:value="5621" table:style-name="ce1">
            <text:p>5621</text:p>
          </table:table-cell>
          <table:table-cell office:value-type="float" office:value="755" table:style-name="ce1">
            <text:p>755</text:p>
          </table:table-cell>
          <table:table-cell table:style-name="ce1"/>
          <table:table-cell office:value-type="float" office:value="4597" table:style-name="ce1">
            <text:p>4597</text:p>
          </table:table-cell>
          <table:table-cell office:value-type="float" office:value="11296" table:style-name="ce1">
            <text:p>11296</text:p>
          </table:table-cell>
          <table:table-cell office:value-type="float" office:value="1396" table:style-name="ce1">
            <text:p>1396</text:p>
          </table:table-cell>
          <table:table-cell table:style-name="ce1"/>
          <table:table-cell office:value-type="float" office:value="3672" table:style-name="ce1">
            <text:p>3672</text:p>
          </table:table-cell>
          <table:table-cell office:value-type="float" office:value="8692" table:style-name="ce1">
            <text:p>8692</text:p>
          </table:table-cell>
          <table:table-cell office:value-type="float" office:value="1365" table:style-name="ce1">
            <text:p>1365</text:p>
          </table:table-cell>
          <table:table-cell table:style-name="ce1"/>
          <table:table-cell office:value-type="float" office:value="2610" table:style-name="ce1">
            <text:p>2610</text:p>
          </table:table-cell>
          <table:table-cell office:value-type="float" office:value="8190" table:style-name="ce1">
            <text:p>8190</text:p>
          </table:table-cell>
          <table:table-cell office:value-type="float" office:value="1653" table:style-name="ce1">
            <text:p>1653</text:p>
          </table:table-cell>
          <table:table-cell office:value-type="float" office:value="1606" table:style-name="ce1">
            <text:p>1606</text:p>
          </table:table-cell>
          <table:table-cell table:style-name="ce1"/>
          <table:table-cell office:value-type="float" office:value="8581" table:style-name="ce1">
            <text:p>8581</text:p>
          </table:table-cell>
          <table:table-cell office:value-type="float" office:value="1746" table:style-name="ce1">
            <text:p>1746</text:p>
          </table:table-cell>
          <table:table-cell table:style-name="ce1"/>
          <table:table-cell office:value-type="float" office:value="2137" table:style-name="ce1">
            <text:p>2137</text:p>
          </table:table-cell>
          <table:table-cell office:value-type="float" office:value="5633" table:style-name="ce1">
            <text:p>5633</text:p>
          </table:table-cell>
          <table:table-cell office:value-type="float" office:value="658" table:style-name="ce1">
            <text:p>658</text:p>
          </table:table-cell>
          <table:table-cell table:style-name="ce1"/>
          <table:table-cell office:value-type="float" office:value="2353" table:style-name="ce1">
            <text:p>2353</text:p>
          </table:table-cell>
          <table:table-cell office:value-type="float" office:value="5274" table:style-name="ce1">
            <text:p>5274</text:p>
          </table:table-cell>
          <table:table-cell office:value-type="float" office:value="485" table:style-name="ce1">
            <text:p>485</text:p>
          </table:table-cell>
          <table:table-cell office:value-type="float" office:value="2144" table:style-name="ce1">
            <text:p>2144</text:p>
          </table:table-cell>
          <table:table-cell table:style-name="ce1"/>
          <table:table-cell office:value-type="float" office:value="8731" table:style-name="ce1">
            <text:p>8731</text:p>
          </table:table-cell>
          <table:table-cell office:value-type="float" office:value="1084" table:style-name="ce1">
            <text:p>1084</text:p>
          </table:table-cell>
          <table:table-cell office:value-type="float" office:value="1585" table:style-name="ce1">
            <text:p>1585</text:p>
          </table:table-cell>
          <table:table-cell table:style-name="ce1"/>
          <table:table-cell office:value-type="float" office:value="9762" table:style-name="ce1">
            <text:p>9762</text:p>
          </table:table-cell>
          <table:table-cell office:value-type="float" office:value="1139" table:style-name="ce1">
            <text:p>1139</text:p>
          </table:table-cell>
          <table:table-cell table:style-name="ce1"/>
          <table:table-cell office:value-type="float" office:value="2043" table:style-name="ce1">
            <text:p>2043</text:p>
          </table:table-cell>
          <table:table-cell office:value-type="float" office:value="9718" table:style-name="ce1">
            <text:p>9718</text:p>
          </table:table-cell>
          <table:table-cell office:value-type="float" office:value="1300" table:style-name="ce1">
            <text:p>1300</text:p>
          </table:table-cell>
          <table:table-cell office:value-type="float" office:value="2801" table:style-name="ce1">
            <text:p>2801</text:p>
          </table:table-cell>
          <table:table-cell table:style-name="ce1"/>
          <table:table-cell office:value-type="float" office:value="7148" table:style-name="ce1">
            <text:p>7148</text:p>
          </table:table-cell>
          <table:table-cell office:value-type="float" office:value="854" table:style-name="ce1">
            <text:p>854</text:p>
          </table:table-cell>
          <table:table-cell office:value-type="float" office:value="1856" table:style-name="ce1">
            <text:p>1856</text:p>
          </table:table-cell>
          <table:table-cell table:style-name="ce1"/>
          <table:table-cell office:value-type="float" office:value="5759" table:style-name="ce1">
            <text:p>5759</text:p>
          </table:table-cell>
          <table:table-cell office:value-type="float" office:value="1435" table:style-name="ce1">
            <text:p>1435</text:p>
          </table:table-cell>
          <table:table-cell table:style-name="ce1"/>
          <table:table-cell office:value-type="float" office:value="1555" table:style-name="ce1">
            <text:p>1555</text:p>
          </table:table-cell>
          <table:table-cell office:value-type="float" office:value="8527" table:style-name="ce1">
            <text:p>8527</text:p>
          </table:table-cell>
          <table:table-cell office:value-type="float" office:value="1935" table:style-name="ce1">
            <text:p>1935</text:p>
          </table:table-cell>
          <table:table-cell office:value-type="float" office:value="1521" table:style-name="ce1">
            <text:p>1521</text:p>
          </table:table-cell>
          <table:table-cell table:style-name="ce1"/>
          <table:table-cell office:value-type="float" office:value="8728" table:style-name="ce1">
            <text:p>8728</text:p>
          </table:table-cell>
          <table:table-cell office:value-type="float" office:value="995" table:style-name="ce1">
            <text:p>995</text:p>
          </table:table-cell>
          <table:table-cell office:value-type="float" office:value="1944" table:style-name="ce1">
            <text:p>1944</text:p>
          </table:table-cell>
          <table:table-cell table:style-name="ce1"/>
          <table:table-cell office:value-type="float" office:value="8886" table:style-name="ce1">
            <text:p>8886</text:p>
          </table:table-cell>
          <table:table-cell office:value-type="float" office:value="1168" table:style-name="ce1">
            <text:p>1168</text:p>
          </table:table-cell>
          <table:table-cell table:style-name="ce1"/>
          <table:table-cell office:value-type="float" office:value="1588" table:style-name="ce1">
            <text:p>1588</text:p>
          </table:table-cell>
          <table:table-cell office:value-type="float" office:value="7568" table:style-name="ce1">
            <text:p>7568</text:p>
          </table:table-cell>
          <table:table-cell office:value-type="float" office:value="1129" table:style-name="ce1">
            <text:p>1129</text:p>
          </table:table-cell>
          <table:table-cell office:value-type="float" office:value="2742" table:style-name="ce1">
            <text:p>2742</text:p>
          </table:table-cell>
          <table:table-cell table:style-name="ce1"/>
          <table:table-cell office:value-type="float" office:value="10233" table:style-name="ce1">
            <text:p>10233</text:p>
          </table:table-cell>
          <table:table-cell office:value-type="float" office:value="728" table:style-name="ce1">
            <text:p>728</text:p>
          </table:table-cell>
          <table:table-cell table:style-name="ce1"/>
          <table:table-cell office:value-type="float" office:value="1826" table:style-name="ce1">
            <text:p>1826</text:p>
          </table:table-cell>
          <table:table-cell office:value-type="float" office:value="12918" table:style-name="ce1">
            <text:p>12918</text:p>
          </table:table-cell>
          <table:table-cell office:value-type="float" office:value="1341" table:style-name="ce1">
            <text:p>1341</text:p>
          </table:table-cell>
          <table:table-cell office:value-type="float" office:value="2124" table:style-name="ce1">
            <text:p>2124</text:p>
          </table:table-cell>
          <table:table-cell table:style-name="ce1"/>
          <table:table-cell office:value-type="float" office:value="8483" table:style-name="ce1">
            <text:p>8483</text:p>
          </table:table-cell>
          <table:table-cell office:value-type="float" office:value="2177" table:style-name="ce1">
            <text:p>2177</text:p>
          </table:table-cell>
          <table:table-cell table:style-name="ce1"/>
          <table:table-cell office:value-type="float" office:value="3754" table:style-name="ce1">
            <text:p>3754</text:p>
          </table:table-cell>
          <table:table-cell office:value-type="float" office:value="12063" table:style-name="ce1">
            <text:p>12063</text:p>
          </table:table-cell>
          <table:table-cell office:value-type="float" office:value="517" table:style-name="ce1">
            <text:p>517</text:p>
          </table:table-cell>
          <table:table-cell office:value-type="float" office:value="2325" table:style-name="ce1">
            <text:p>2325</text:p>
          </table:table-cell>
          <table:table-cell table:style-name="ce1"/>
          <table:table-cell office:value-type="float" office:value="9704" table:style-name="ce1">
            <text:p>9704</text:p>
          </table:table-cell>
          <table:table-cell office:value-type="float" office:value="708" table:style-name="ce1">
            <text:p>708</text:p>
          </table:table-cell>
          <table:table-cell office:value-type="float" office:value="1437" table:style-name="ce1">
            <text:p>1437</text:p>
          </table:table-cell>
          <table:table-cell table:style-name="ce1"/>
          <table:table-cell office:value-type="float" office:value="9506" table:style-name="ce1">
            <text:p>9506</text:p>
          </table:table-cell>
          <table:table-cell office:value-type="float" office:value="652" table:style-name="ce1">
            <text:p>652</text:p>
          </table:table-cell>
          <table:table-cell table:style-name="ce1"/>
          <table:table-cell office:value-type="float" office:value="2535" table:style-name="ce1">
            <text:p>2535</text:p>
          </table:table-cell>
          <table:table-cell office:value-type="float" office:value="12088" table:style-name="ce1">
            <text:p>12088</text:p>
          </table:table-cell>
          <table:table-cell office:value-type="float" office:value="573" table:style-name="ce1">
            <text:p>573</text:p>
          </table:table-cell>
          <table:table-cell table:style-name="ce1"/>
          <table:table-cell office:value-type="float" office:value="4609" table:style-name="ce1">
            <text:p>4609</text:p>
          </table:table-cell>
          <table:table-cell office:value-type="float" office:value="4867" table:style-name="ce1">
            <text:p>4867</text:p>
          </table:table-cell>
          <table:table-cell office:value-type="float" office:value="1289" table:style-name="ce1">
            <text:p>1289</text:p>
          </table:table-cell>
          <table:table-cell table:style-name="ce1"/>
          <table:table-cell office:value-type="float" office:value="2393" table:style-name="ce1">
            <text:p>2393</text:p>
          </table:table-cell>
          <table:table-cell office:value-type="float" office:value="7063" table:style-name="ce1">
            <text:p>7063</text:p>
          </table:table-cell>
          <table:table-cell office:value-type="float" office:value="818" table:style-name="ce1">
            <text:p>818</text:p>
          </table:table-cell>
          <table:table-cell office:value-type="float" office:value="1489" table:style-name="ce1">
            <text:p>1489</text:p>
          </table:table-cell>
          <table:table-cell table:style-name="ce1"/>
          <table:table-cell office:value-type="float" office:value="12648" table:style-name="ce1">
            <text:p>12648</text:p>
          </table:table-cell>
          <table:table-cell office:value-type="float" office:value="986" table:style-name="ce1">
            <text:p>986</text:p>
          </table:table-cell>
          <table:table-cell table:style-name="ce1"/>
          <table:table-cell office:value-type="float" office:value="2735" table:style-name="ce1">
            <text:p>2735</text:p>
          </table:table-cell>
          <table:table-cell office:value-type="float" office:value="8593" table:style-name="ce1">
            <text:p>8593</text:p>
          </table:table-cell>
          <table:table-cell office:value-type="float" office:value="1283" table:style-name="ce1">
            <text:p>1283</text:p>
          </table:table-cell>
          <table:table-cell office:value-type="float" office:value="1584" table:style-name="ce1">
            <text:p>1584</text:p>
          </table:table-cell>
          <table:table-cell table:style-name="ce1"/>
          <table:table-cell office:value-type="float" office:value="7754" table:style-name="ce1">
            <text:p>7754</text:p>
          </table:table-cell>
          <table:table-cell office:value-type="float" office:value="1467" table:style-name="ce1">
            <text:p>1467</text:p>
          </table:table-cell>
          <table:table-cell office:value-type="float" office:value="1823" table:style-name="ce1">
            <text:p>1823</text:p>
          </table:table-cell>
          <table:table-cell table:style-name="ce1"/>
          <table:table-cell office:value-type="float" office:value="8244" table:style-name="ce1">
            <text:p>8244</text:p>
          </table:table-cell>
          <table:table-cell office:value-type="float" office:value="1210" table:style-name="ce1">
            <text:p>1210</text:p>
          </table:table-cell>
          <table:table-cell office:value-type="float" office:value="2480" table:style-name="ce1">
            <text:p>2480</text:p>
          </table:table-cell>
          <table:table-cell table:style-name="ce1"/>
          <table:table-cell office:value-type="float" office:value="8599" table:style-name="ce1">
            <text:p>8599</text:p>
          </table:table-cell>
          <table:table-cell office:value-type="float" office:value="557" table:style-name="ce1">
            <text:p>557</text:p>
          </table:table-cell>
          <table:table-cell office:value-type="float" office:value="3021" table:style-name="ce1">
            <text:p>3021</text:p>
          </table:table-cell>
          <table:table-cell table:style-name="ce1"/>
          <table:table-cell office:value-type="float" office:value="6956" table:style-name="ce1">
            <text:p>6956</text:p>
          </table:table-cell>
          <table:table-cell office:value-type="float" office:value="917" table:style-name="ce1">
            <text:p>917</text:p>
          </table:table-cell>
          <table:table-cell office:value-type="float" office:value="1523" table:style-name="ce1">
            <text:p>1523</text:p>
          </table:table-cell>
          <table:table-cell table:style-name="ce1"/>
          <table:table-cell office:value-type="float" office:value="10367" table:style-name="ce1">
            <text:p>10367</text:p>
          </table:table-cell>
          <table:table-cell office:value-type="float" office:value="2829" table:style-name="ce1">
            <text:p>2829</text:p>
          </table:table-cell>
          <table:table-cell office:value-type="float" office:value="2002" table:style-name="ce1">
            <text:p>2002</text:p>
          </table:table-cell>
          <table:table-cell table:style-name="ce1"/>
          <table:table-cell office:value-type="float" office:value="9275" table:style-name="ce1">
            <text:p>9275</text:p>
          </table:table-cell>
          <table:table-cell office:value-type="float" office:value="1462" table:style-name="ce1">
            <text:p>1462</text:p>
          </table:table-cell>
          <table:table-cell office:value-type="float" office:value="2475" table:style-name="ce1">
            <text:p>2475</text:p>
          </table:table-cell>
          <table:table-cell table:style-name="ce1"/>
          <table:table-cell office:value-type="float" office:value="5185" table:style-name="ce1">
            <text:p>5185</text:p>
          </table:table-cell>
          <table:table-cell office:value-type="float" office:value="1187" table:style-name="ce1">
            <text:p>1187</text:p>
          </table:table-cell>
          <table:table-cell table:style-name="ce1"/>
          <table:table-cell office:value-type="float" office:value="3974" table:style-name="ce1">
            <text:p>3974</text:p>
          </table:table-cell>
          <table:table-cell office:value-type="float" office:value="7690" table:style-name="ce1">
            <text:p>7690</text:p>
          </table:table-cell>
          <table:table-cell office:value-type="float" office:value="749" table:style-name="ce1">
            <text:p>749</text:p>
          </table:table-cell>
          <table:table-cell office:value-type="float" office:value="1615" table:style-name="ce1">
            <text:p>1615</text:p>
          </table:table-cell>
          <table:table-cell table:style-name="ce1"/>
          <table:table-cell office:value-type="float" office:value="5812" table:style-name="ce1">
            <text:p>5812</text:p>
          </table:table-cell>
          <table:table-cell office:value-type="float" office:value="1038" table:style-name="ce1">
            <text:p>1038</text:p>
          </table:table-cell>
          <table:table-cell table:style-name="ce1"/>
          <table:table-cell office:value-type="float" office:value="1938" table:style-name="ce1">
            <text:p>1938</text:p>
          </table:table-cell>
          <table:table-cell office:value-type="float" office:value="8858" table:style-name="ce1">
            <text:p>8858</text:p>
          </table:table-cell>
          <table:table-cell office:value-type="float" office:value="1117" table:style-name="ce1">
            <text:p>1117</text:p>
          </table:table-cell>
          <table:table-cell office:value-type="float" office:value="2986" table:style-name="ce1">
            <text:p>2986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082215_M06711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7:14:52</text:p>
          </table:table-cell>
          <table:table-cell office:value-type="string" table:style-name="ce1">
            <text:p>2020-11-18_08:14:52</text:p>
          </table:table-cell>
          <table:table-cell office:value-type="float" office:value="0.7" table:style-name="ce1">
            <text:p>0,7</text:p>
          </table:table-cell>
          <table:table-cell office:value-type="string" table:style-name="ce1">
            <text:p>M067115</text:p>
          </table:table-cell>
          <table:table-cell office:value-type="string" table:style-name="ce1">
            <text:p>M0671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BznDLtC9s33pj5xo</text:p>
          </table:table-cell>
          <table:table-cell office:value-type="string" table:style-name="ce1">
            <text:p>https://www.testable.org/experiment/4303/294929/start?participant=M067115</text:p>
          </table:table-cell>
          <table:table-cell office:value-type="float" office:value="4044735" table:style-name="ce1">
            <text:p>4044735</text:p>
          </table:table-cell>
          <table:table-cell office:value-type="float" office:value="67.41225" table:style-name="ce1">
            <text:p>67,41225</text:p>
          </table:table-cell>
          <table:table-cell office:value-type="float" office:value="92938" table:style-name="ce1">
            <text:p>92938</text:p>
          </table:table-cell>
          <table:table-cell office:value-type="float" office:value="32878" table:style-name="ce1">
            <text:p>32878</text:p>
          </table:table-cell>
          <table:table-cell office:value-type="float" office:value="49354" table:style-name="ce1">
            <text:p>49354</text:p>
          </table:table-cell>
          <table:table-cell office:value-type="float" office:value="104995" table:style-name="ce1">
            <text:p>104995</text:p>
          </table:table-cell>
          <table:table-cell office:value-type="float" office:value="34747" table:style-name="ce1">
            <text:p>34747</text:p>
          </table:table-cell>
          <table:table-cell office:value-type="float" office:value="85366" table:style-name="ce1">
            <text:p>85366</text:p>
          </table:table-cell>
          <table:table-cell office:value-type="float" office:value="162896" table:style-name="ce1">
            <text:p>162896</text:p>
          </table:table-cell>
          <table:table-cell office:value-type="float" office:value="52880" table:style-name="ce1">
            <text:p>52880</text:p>
          </table:table-cell>
          <table:table-cell office:value-type="float" office:value="46690" table:style-name="ce1">
            <text:p>46690</text:p>
          </table:table-cell>
          <table:table-cell office:value-type="float" office:value="82380" table:style-name="ce1">
            <text:p>82380</text:p>
          </table:table-cell>
          <table:table-cell office:value-type="float" office:value="18365" table:style-name="ce1">
            <text:p>18365</text:p>
          </table:table-cell>
          <table:table-cell office:value-type="float" office:value="53426" table:style-name="ce1">
            <text:p>53426</text:p>
          </table:table-cell>
          <table:table-cell table:number-columns-repeated="192" table:style-name="ce1"/>
          <table:table-cell office:value-type="float" office:value="47624" table:style-name="ce1">
            <text:p>47624</text:p>
          </table:table-cell>
          <table:table-cell office:value-type="float" office:value="2185" table:style-name="ce1">
            <text:p>2185</text:p>
          </table:table-cell>
          <table:table-cell table:style-name="ce1"/>
          <table:table-cell office:value-type="float" office:value="25607" table:style-name="ce1">
            <text:p>25607</text:p>
          </table:table-cell>
          <table:table-cell office:value-type="float" office:value="33520" table:style-name="ce1">
            <text:p>33520</text:p>
          </table:table-cell>
          <table:table-cell office:value-type="float" office:value="2136" table:style-name="ce1">
            <text:p>2136</text:p>
          </table:table-cell>
          <table:table-cell office:value-type="float" office:value="3921" table:style-name="ce1">
            <text:p>3921</text:p>
          </table:table-cell>
          <table:table-cell table:style-name="ce1"/>
          <table:table-cell office:value-type="float" office:value="9583" table:style-name="ce1">
            <text:p>9583</text:p>
          </table:table-cell>
          <table:table-cell office:value-type="float" office:value="2172" table:style-name="ce1">
            <text:p>2172</text:p>
          </table:table-cell>
          <table:table-cell office:value-type="float" office:value="2513" table:style-name="ce1">
            <text:p>2513</text:p>
          </table:table-cell>
          <table:table-cell table:style-name="ce1"/>
          <table:table-cell office:value-type="float" office:value="8813" table:style-name="ce1">
            <text:p>8813</text:p>
          </table:table-cell>
          <table:table-cell office:value-type="float" office:value="1575" table:style-name="ce1">
            <text:p>1575</text:p>
          </table:table-cell>
          <table:table-cell office:value-type="float" office:value="2530" table:style-name="ce1">
            <text:p>2530</text:p>
          </table:table-cell>
          <table:table-cell table:style-name="ce1"/>
          <table:table-cell office:value-type="float" office:value="23183" table:style-name="ce1">
            <text:p>23183</text:p>
          </table:table-cell>
          <table:table-cell office:value-type="float" office:value="761" table:style-name="ce1">
            <text:p>761</text:p>
          </table:table-cell>
          <table:table-cell office:value-type="float" office:value="3704" table:style-name="ce1">
            <text:p>3704</text:p>
          </table:table-cell>
          <table:table-cell table:style-name="ce1"/>
          <table:table-cell office:value-type="float" office:value="27590" table:style-name="ce1">
            <text:p>27590</text:p>
          </table:table-cell>
          <table:table-cell office:value-type="float" office:value="2876" table:style-name="ce1">
            <text:p>2876</text:p>
          </table:table-cell>
          <table:table-cell office:value-type="float" office:value="2767" table:style-name="ce1">
            <text:p>2767</text:p>
          </table:table-cell>
          <table:table-cell table:style-name="ce1"/>
          <table:table-cell office:value-type="float" office:value="34895" table:style-name="ce1">
            <text:p>34895</text:p>
          </table:table-cell>
          <table:table-cell office:value-type="float" office:value="722" table:style-name="ce1">
            <text:p>722</text:p>
          </table:table-cell>
          <table:table-cell office:value-type="float" office:value="4323" table:style-name="ce1">
            <text:p>4323</text:p>
          </table:table-cell>
          <table:table-cell table:style-name="ce1"/>
          <table:table-cell office:value-type="float" office:value="44747" table:style-name="ce1">
            <text:p>44747</text:p>
          </table:table-cell>
          <table:table-cell office:value-type="float" office:value="1123" table:style-name="ce1">
            <text:p>1123</text:p>
          </table:table-cell>
          <table:table-cell office:value-type="float" office:value="12865" table:style-name="ce1">
            <text:p>12865</text:p>
          </table:table-cell>
          <table:table-cell table:style-name="ce1"/>
          <table:table-cell office:value-type="float" office:value="11489" table:style-name="ce1">
            <text:p>11489</text:p>
          </table:table-cell>
          <table:table-cell office:value-type="float" office:value="1489" table:style-name="ce1">
            <text:p>1489</text:p>
          </table:table-cell>
          <table:table-cell office:value-type="float" office:value="4250" table:style-name="ce1">
            <text:p>4250</text:p>
          </table:table-cell>
          <table:table-cell table:style-name="ce1"/>
          <table:table-cell office:value-type="float" office:value="21197" table:style-name="ce1">
            <text:p>21197</text:p>
          </table:table-cell>
          <table:table-cell office:value-type="float" office:value="1288" table:style-name="ce1">
            <text:p>1288</text:p>
          </table:table-cell>
          <table:table-cell office:value-type="float" office:value="3879" table:style-name="ce1">
            <text:p>3879</text:p>
          </table:table-cell>
          <table:table-cell table:style-name="ce1"/>
          <table:table-cell office:value-type="float" office:value="23599" table:style-name="ce1">
            <text:p>23599</text:p>
          </table:table-cell>
          <table:table-cell office:value-type="float" office:value="1368" table:style-name="ce1">
            <text:p>1368</text:p>
          </table:table-cell>
          <table:table-cell office:value-type="float" office:value="3353" table:style-name="ce1">
            <text:p>3353</text:p>
          </table:table-cell>
          <table:table-cell table:style-name="ce1"/>
          <table:table-cell office:value-type="float" office:value="20829" table:style-name="ce1">
            <text:p>20829</text:p>
          </table:table-cell>
          <table:table-cell office:value-type="float" office:value="1171" table:style-name="ce1">
            <text:p>1171</text:p>
          </table:table-cell>
          <table:table-cell office:value-type="float" office:value="2902" table:style-name="ce1">
            <text:p>2902</text:p>
          </table:table-cell>
          <table:table-cell table:style-name="ce1"/>
          <table:table-cell office:value-type="float" office:value="14685" table:style-name="ce1">
            <text:p>14685</text:p>
          </table:table-cell>
          <table:table-cell office:value-type="float" office:value="2988" table:style-name="ce1">
            <text:p>2988</text:p>
          </table:table-cell>
          <table:table-cell office:value-type="float" office:value="3417" table:style-name="ce1">
            <text:p>3417</text:p>
          </table:table-cell>
          <table:table-cell table:style-name="ce1"/>
          <table:table-cell office:value-type="float" office:value="27333" table:style-name="ce1">
            <text:p>27333</text:p>
          </table:table-cell>
          <table:table-cell office:value-type="float" office:value="2409" table:style-name="ce1">
            <text:p>2409</text:p>
          </table:table-cell>
          <table:table-cell office:value-type="float" office:value="6859" table:style-name="ce1">
            <text:p>6859</text:p>
          </table:table-cell>
          <table:table-cell table:style-name="ce1"/>
          <table:table-cell office:value-type="float" office:value="48659" table:style-name="ce1">
            <text:p>48659</text:p>
          </table:table-cell>
          <table:table-cell office:value-type="float" office:value="1062" table:style-name="ce1">
            <text:p>1062</text:p>
          </table:table-cell>
          <table:table-cell office:value-type="float" office:value="2912" table:style-name="ce1">
            <text:p>2912</text:p>
          </table:table-cell>
          <table:table-cell table:style-name="ce1"/>
          <table:table-cell office:value-type="float" office:value="22745" table:style-name="ce1">
            <text:p>22745</text:p>
          </table:table-cell>
          <table:table-cell office:value-type="float" office:value="1842" table:style-name="ce1">
            <text:p>1842</text:p>
          </table:table-cell>
          <table:table-cell office:value-type="float" office:value="4401" table:style-name="ce1">
            <text:p>4401</text:p>
          </table:table-cell>
          <table:table-cell table:style-name="ce1"/>
          <table:table-cell office:value-type="float" office:value="23743" table:style-name="ce1">
            <text:p>23743</text:p>
          </table:table-cell>
          <table:table-cell office:value-type="float" office:value="754" table:style-name="ce1">
            <text:p>754</text:p>
          </table:table-cell>
          <table:table-cell office:value-type="float" office:value="3890" table:style-name="ce1">
            <text:p>3890</text:p>
          </table:table-cell>
          <table:table-cell table:style-name="ce1"/>
          <table:table-cell office:value-type="float" office:value="10842" table:style-name="ce1">
            <text:p>10842</text:p>
          </table:table-cell>
          <table:table-cell office:value-type="float" office:value="2668" table:style-name="ce1">
            <text:p>2668</text:p>
          </table:table-cell>
          <table:table-cell office:value-type="float" office:value="2755" table:style-name="ce1">
            <text:p>2755</text:p>
          </table:table-cell>
          <table:table-cell table:style-name="ce1"/>
          <table:table-cell office:value-type="float" office:value="34249" table:style-name="ce1">
            <text:p>34249</text:p>
          </table:table-cell>
          <table:table-cell office:value-type="float" office:value="857" table:style-name="ce1">
            <text:p>857</text:p>
          </table:table-cell>
          <table:table-cell office:value-type="float" office:value="3005" table:style-name="ce1">
            <text:p>3005</text:p>
          </table:table-cell>
          <table:table-cell table:style-name="ce1"/>
          <table:table-cell office:value-type="float" office:value="17953" table:style-name="ce1">
            <text:p>17953</text:p>
          </table:table-cell>
          <table:table-cell office:value-type="float" office:value="1219" table:style-name="ce1">
            <text:p>1219</text:p>
          </table:table-cell>
          <table:table-cell office:value-type="float" office:value="3449" table:style-name="ce1">
            <text:p>3449</text:p>
          </table:table-cell>
          <table:table-cell table:style-name="ce1"/>
          <table:table-cell office:value-type="float" office:value="19402" table:style-name="ce1">
            <text:p>19402</text:p>
          </table:table-cell>
          <table:table-cell office:value-type="float" office:value="727" table:style-name="ce1">
            <text:p>727</text:p>
          </table:table-cell>
          <table:table-cell office:value-type="float" office:value="4023" table:style-name="ce1">
            <text:p>4023</text:p>
          </table:table-cell>
          <table:table-cell table:style-name="ce1"/>
          <table:table-cell office:value-type="float" office:value="20462" table:style-name="ce1">
            <text:p>20462</text:p>
          </table:table-cell>
          <table:table-cell office:value-type="float" office:value="872" table:style-name="ce1">
            <text:p>872</text:p>
          </table:table-cell>
          <table:table-cell office:value-type="float" office:value="3525" table:style-name="ce1">
            <text:p>3525</text:p>
          </table:table-cell>
          <table:table-cell table:style-name="ce1"/>
          <table:table-cell office:value-type="float" office:value="24061" table:style-name="ce1">
            <text:p>24061</text:p>
          </table:table-cell>
          <table:table-cell office:value-type="float" office:value="2803" table:style-name="ce1">
            <text:p>2803</text:p>
          </table:table-cell>
          <table:table-cell office:value-type="float" office:value="5789" table:style-name="ce1">
            <text:p>5789</text:p>
          </table:table-cell>
          <table:table-cell table:style-name="ce1"/>
          <table:table-cell office:value-type="float" office:value="65911" table:style-name="ce1">
            <text:p>65911</text:p>
          </table:table-cell>
          <table:table-cell office:value-type="float" office:value="7231" table:style-name="ce1">
            <text:p>7231</text:p>
          </table:table-cell>
          <table:table-cell office:value-type="float" office:value="3764" table:style-name="ce1">
            <text:p>3764</text:p>
          </table:table-cell>
          <table:table-cell table:style-name="ce1"/>
          <table:table-cell office:value-type="float" office:value="15610" table:style-name="ce1">
            <text:p>15610</text:p>
          </table:table-cell>
          <table:table-cell office:value-type="float" office:value="1081" table:style-name="ce1">
            <text:p>1081</text:p>
          </table:table-cell>
          <table:table-cell office:value-type="float" office:value="2729" table:style-name="ce1">
            <text:p>2729</text:p>
          </table:table-cell>
          <table:table-cell table:style-name="ce1"/>
          <table:table-cell office:value-type="float" office:value="21014" table:style-name="ce1">
            <text:p>21014</text:p>
          </table:table-cell>
          <table:table-cell office:value-type="float" office:value="1334" table:style-name="ce1">
            <text:p>1334</text:p>
          </table:table-cell>
          <table:table-cell office:value-type="float" office:value="3429" table:style-name="ce1">
            <text:p>3429</text:p>
          </table:table-cell>
          <table:table-cell table:style-name="ce1"/>
          <table:table-cell office:value-type="float" office:value="41831" table:style-name="ce1">
            <text:p>41831</text:p>
          </table:table-cell>
          <table:table-cell office:value-type="float" office:value="1925" table:style-name="ce1">
            <text:p>1925</text:p>
          </table:table-cell>
          <table:table-cell office:value-type="float" office:value="5138" table:style-name="ce1">
            <text:p>5138</text:p>
          </table:table-cell>
          <table:table-cell table:style-name="ce1"/>
          <table:table-cell office:value-type="float" office:value="25559" table:style-name="ce1">
            <text:p>25559</text:p>
          </table:table-cell>
          <table:table-cell office:value-type="float" office:value="4543" table:style-name="ce1">
            <text:p>4543</text:p>
          </table:table-cell>
          <table:table-cell office:value-type="float" office:value="5881" table:style-name="ce1">
            <text:p>5881</text:p>
          </table:table-cell>
          <table:table-cell table:style-name="ce1"/>
          <table:table-cell office:value-type="float" office:value="15222" table:style-name="ce1">
            <text:p>15222</text:p>
          </table:table-cell>
          <table:table-cell office:value-type="float" office:value="1172" table:style-name="ce1">
            <text:p>1172</text:p>
          </table:table-cell>
          <table:table-cell office:value-type="float" office:value="3133" table:style-name="ce1">
            <text:p>3133</text:p>
          </table:table-cell>
          <table:table-cell table:style-name="ce1"/>
          <table:table-cell office:value-type="float" office:value="18130" table:style-name="ce1">
            <text:p>18130</text:p>
          </table:table-cell>
          <table:table-cell office:value-type="float" office:value="1340" table:style-name="ce1">
            <text:p>1340</text:p>
          </table:table-cell>
          <table:table-cell office:value-type="float" office:value="3700" table:style-name="ce1">
            <text:p>3700</text:p>
          </table:table-cell>
          <table:table-cell table:style-name="ce1"/>
          <table:table-cell office:value-type="float" office:value="48282" table:style-name="ce1">
            <text:p>48282</text:p>
          </table:table-cell>
          <table:table-cell office:value-type="float" office:value="2655" table:style-name="ce1">
            <text:p>2655</text:p>
          </table:table-cell>
          <table:table-cell office:value-type="float" office:value="3406" table:style-name="ce1">
            <text:p>3406</text:p>
          </table:table-cell>
          <table:table-cell table:style-name="ce1"/>
          <table:table-cell office:value-type="float" office:value="24225" table:style-name="ce1">
            <text:p>24225</text:p>
          </table:table-cell>
          <table:table-cell office:value-type="float" office:value="1347" table:style-name="ce1">
            <text:p>1347</text:p>
          </table:table-cell>
          <table:table-cell office:value-type="float" office:value="3703" table:style-name="ce1">
            <text:p>3703</text:p>
          </table:table-cell>
          <table:table-cell table:style-name="ce1"/>
          <table:table-cell office:value-type="float" office:value="14508" table:style-name="ce1">
            <text:p>14508</text:p>
          </table:table-cell>
          <table:table-cell office:value-type="float" office:value="1111" table:style-name="ce1">
            <text:p>1111</text:p>
          </table:table-cell>
          <table:table-cell office:value-type="float" office:value="4366" table:style-name="ce1">
            <text:p>4366</text:p>
          </table:table-cell>
          <table:table-cell table:style-name="ce1"/>
          <table:table-cell office:value-type="float" office:value="61962" table:style-name="ce1">
            <text:p>61962</text:p>
          </table:table-cell>
          <table:table-cell office:value-type="float" office:value="891" table:style-name="ce1">
            <text:p>891</text:p>
          </table:table-cell>
          <table:table-cell office:value-type="float" office:value="3053" table:style-name="ce1">
            <text:p>3053</text:p>
          </table:table-cell>
          <table:table-cell table:style-name="ce1"/>
          <table:table-cell office:value-type="float" office:value="18045" table:style-name="ce1">
            <text:p>18045</text:p>
          </table:table-cell>
          <table:table-cell office:value-type="float" office:value="1071" table:style-name="ce1">
            <text:p>1071</text:p>
          </table:table-cell>
          <table:table-cell office:value-type="float" office:value="4800" table:style-name="ce1">
            <text:p>4800</text:p>
          </table:table-cell>
          <table:table-cell table:style-name="ce1"/>
          <table:table-cell office:value-type="float" office:value="55820" table:style-name="ce1">
            <text:p>55820</text:p>
          </table:table-cell>
          <table:table-cell office:value-type="float" office:value="1188" table:style-name="ce1">
            <text:p>1188</text:p>
          </table:table-cell>
          <table:table-cell office:value-type="float" office:value="7766" table:style-name="ce1">
            <text:p>7766</text:p>
          </table:table-cell>
          <table:table-cell table:style-name="ce1"/>
          <table:table-cell office:value-type="float" office:value="24364" table:style-name="ce1">
            <text:p>24364</text:p>
          </table:table-cell>
          <table:table-cell office:value-type="float" office:value="1191" table:style-name="ce1">
            <text:p>1191</text:p>
          </table:table-cell>
          <table:table-cell office:value-type="float" office:value="5001" table:style-name="ce1">
            <text:p>5001</text:p>
          </table:table-cell>
          <table:table-cell table:style-name="ce1"/>
          <table:table-cell office:value-type="float" office:value="36404" table:style-name="ce1">
            <text:p>36404</text:p>
          </table:table-cell>
          <table:table-cell office:value-type="float" office:value="2085" table:style-name="ce1">
            <text:p>2085</text:p>
          </table:table-cell>
          <table:table-cell office:value-type="float" office:value="3346" table:style-name="ce1">
            <text:p>3346</text:p>
          </table:table-cell>
          <table:table-cell table:style-name="ce1"/>
          <table:table-cell office:value-type="float" office:value="39371" table:style-name="ce1">
            <text:p>39371</text:p>
          </table:table-cell>
          <table:table-cell office:value-type="float" office:value="1142" table:style-name="ce1">
            <text:p>1142</text:p>
          </table:table-cell>
          <table:table-cell office:value-type="float" office:value="3468" table:style-name="ce1">
            <text:p>3468</text:p>
          </table:table-cell>
          <table:table-cell table:style-name="ce1"/>
          <table:table-cell office:value-type="float" office:value="24945" table:style-name="ce1">
            <text:p>24945</text:p>
          </table:table-cell>
          <table:table-cell office:value-type="float" office:value="1178" table:style-name="ce1">
            <text:p>1178</text:p>
          </table:table-cell>
          <table:table-cell office:value-type="float" office:value="5658" table:style-name="ce1">
            <text:p>5658</text:p>
          </table:table-cell>
          <table:table-cell table:style-name="ce1"/>
          <table:table-cell office:value-type="float" office:value="12453" table:style-name="ce1">
            <text:p>12453</text:p>
          </table:table-cell>
          <table:table-cell office:value-type="float" office:value="2328" table:style-name="ce1">
            <text:p>2328</text:p>
          </table:table-cell>
          <table:table-cell office:value-type="float" office:value="4373" table:style-name="ce1">
            <text:p>4373</text:p>
          </table:table-cell>
          <table:table-cell table:style-name="ce1"/>
          <table:table-cell office:value-type="float" office:value="22157" table:style-name="ce1">
            <text:p>22157</text:p>
          </table:table-cell>
          <table:table-cell office:value-type="float" office:value="1610" table:style-name="ce1">
            <text:p>1610</text:p>
          </table:table-cell>
          <table:table-cell office:value-type="float" office:value="5076" table:style-name="ce1">
            <text:p>5076</text:p>
          </table:table-cell>
          <table:table-cell table:style-name="ce1"/>
          <table:table-cell office:value-type="float" office:value="33674" table:style-name="ce1">
            <text:p>33674</text:p>
          </table:table-cell>
          <table:table-cell office:value-type="float" office:value="4180" table:style-name="ce1">
            <text:p>4180</text:p>
          </table:table-cell>
          <table:table-cell office:value-type="float" office:value="2773" table:style-name="ce1">
            <text:p>2773</text:p>
          </table:table-cell>
          <table:table-cell table:style-name="ce1"/>
          <table:table-cell office:value-type="float" office:value="36049" table:style-name="ce1">
            <text:p>36049</text:p>
          </table:table-cell>
          <table:table-cell office:value-type="float" office:value="1218" table:style-name="ce1">
            <text:p>1218</text:p>
          </table:table-cell>
          <table:table-cell office:value-type="float" office:value="2768" table:style-name="ce1">
            <text:p>2768</text:p>
          </table:table-cell>
          <table:table-cell table:style-name="ce1"/>
          <table:table-cell office:value-type="float" office:value="31751" table:style-name="ce1">
            <text:p>31751</text:p>
          </table:table-cell>
          <table:table-cell office:value-type="float" office:value="794" table:style-name="ce1">
            <text:p>794</text:p>
          </table:table-cell>
          <table:table-cell office:value-type="float" office:value="10087" table:style-name="ce1">
            <text:p>10087</text:p>
          </table:table-cell>
          <table:table-cell table:style-name="ce1"/>
          <table:table-cell office:value-type="float" office:value="21341" table:style-name="ce1">
            <text:p>21341</text:p>
          </table:table-cell>
          <table:table-cell office:value-type="float" office:value="3332" table:style-name="ce1">
            <text:p>3332</text:p>
          </table:table-cell>
          <table:table-cell office:value-type="float" office:value="4322" table:style-name="ce1">
            <text:p>4322</text:p>
          </table:table-cell>
          <table:table-cell table:style-name="ce1"/>
          <table:table-cell office:value-type="float" office:value="21778" table:style-name="ce1">
            <text:p>21778</text:p>
          </table:table-cell>
          <table:table-cell office:value-type="float" office:value="1633" table:style-name="ce1">
            <text:p>1633</text:p>
          </table:table-cell>
          <table:table-cell office:value-type="float" office:value="3433" table:style-name="ce1">
            <text:p>3433</text:p>
          </table:table-cell>
          <table:table-cell table:style-name="ce1"/>
          <table:table-cell office:value-type="float" office:value="92230" table:style-name="ce1">
            <text:p>92230</text:p>
          </table:table-cell>
          <table:table-cell office:value-type="float" office:value="1031" table:style-name="ce1">
            <text:p>1031</text:p>
          </table:table-cell>
          <table:table-cell office:value-type="float" office:value="2748" table:style-name="ce1">
            <text:p>2748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091722_M05140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8:37:14</text:p>
          </table:table-cell>
          <table:table-cell office:value-type="string" table:style-name="ce1">
            <text:p>2020-11-18_09:37:14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Camille Na</text:p>
          </table:table-cell>
          <table:table-cell office:value-type="string" table:style-name="ce1">
            <text:p>M05140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LT7PHvYoFWMa6S8R</text:p>
          </table:table-cell>
          <table:table-cell office:value-type="string" table:style-name="ce1">
            <text:p>https://www.testable.org/experiment/4303/294929/start?participant=M051406</text:p>
          </table:table-cell>
          <table:table-cell office:value-type="float" office:value="2414513" table:style-name="ce1">
            <text:p>2414513</text:p>
          </table:table-cell>
          <table:table-cell office:value-type="float" office:value="40.241883333333" table:style-name="ce1">
            <text:p>40,24188333</text:p>
          </table:table-cell>
          <table:table-cell office:value-type="float" office:value="31853" table:style-name="ce1">
            <text:p>31853</text:p>
          </table:table-cell>
          <table:table-cell office:value-type="float" office:value="22170" table:style-name="ce1">
            <text:p>22170</text:p>
          </table:table-cell>
          <table:table-cell office:value-type="float" office:value="54312" table:style-name="ce1">
            <text:p>54312</text:p>
          </table:table-cell>
          <table:table-cell office:value-type="float" office:value="28427" table:style-name="ce1">
            <text:p>28427</text:p>
          </table:table-cell>
          <table:table-cell office:value-type="float" office:value="41815" table:style-name="ce1">
            <text:p>41815</text:p>
          </table:table-cell>
          <table:table-cell office:value-type="float" office:value="50784" table:style-name="ce1">
            <text:p>50784</text:p>
          </table:table-cell>
          <table:table-cell office:value-type="float" office:value="147332" table:style-name="ce1">
            <text:p>147332</text:p>
          </table:table-cell>
          <table:table-cell office:value-type="float" office:value="129330" table:style-name="ce1">
            <text:p>129330</text:p>
          </table:table-cell>
          <table:table-cell office:value-type="float" office:value="40148" table:style-name="ce1">
            <text:p>40148</text:p>
          </table:table-cell>
          <table:table-cell office:value-type="float" office:value="31533" table:style-name="ce1">
            <text:p>31533</text:p>
          </table:table-cell>
          <table:table-cell office:value-type="float" office:value="19039" table:style-name="ce1">
            <text:p>19039</text:p>
          </table:table-cell>
          <table:table-cell office:value-type="float" office:value="28281" table:style-name="ce1">
            <text:p>28281</text:p>
          </table:table-cell>
          <table:table-cell office:value-type="float" office:value="12238" table:style-name="ce1">
            <text:p>12238</text:p>
          </table:table-cell>
          <table:table-cell office:value-type="float" office:value="703" table:style-name="ce1">
            <text:p>703</text:p>
          </table:table-cell>
          <table:table-cell table:style-name="ce1"/>
          <table:table-cell office:value-type="float" office:value="4780" table:style-name="ce1">
            <text:p>4780</text:p>
          </table:table-cell>
          <table:table-cell office:value-type="float" office:value="9050" table:style-name="ce1">
            <text:p>9050</text:p>
          </table:table-cell>
          <table:table-cell office:value-type="float" office:value="723" table:style-name="ce1">
            <text:p>723</text:p>
          </table:table-cell>
          <table:table-cell table:style-name="ce1"/>
          <table:table-cell office:value-type="float" office:value="3237" table:style-name="ce1">
            <text:p>3237</text:p>
          </table:table-cell>
          <table:table-cell office:value-type="float" office:value="10243" table:style-name="ce1">
            <text:p>10243</text:p>
          </table:table-cell>
          <table:table-cell office:value-type="float" office:value="1565" table:style-name="ce1">
            <text:p>1565</text:p>
          </table:table-cell>
          <table:table-cell table:style-name="ce1"/>
          <table:table-cell office:value-type="float" office:value="3525" table:style-name="ce1">
            <text:p>3525</text:p>
          </table:table-cell>
          <table:table-cell office:value-type="float" office:value="10791" table:style-name="ce1">
            <text:p>10791</text:p>
          </table:table-cell>
          <table:table-cell office:value-type="float" office:value="983" table:style-name="ce1">
            <text:p>983</text:p>
          </table:table-cell>
          <table:table-cell table:style-name="ce1"/>
          <table:table-cell office:value-type="float" office:value="2327" table:style-name="ce1">
            <text:p>2327</text:p>
          </table:table-cell>
          <table:table-cell office:value-type="float" office:value="11290" table:style-name="ce1">
            <text:p>11290</text:p>
          </table:table-cell>
          <table:table-cell office:value-type="float" office:value="1872" table:style-name="ce1">
            <text:p>1872</text:p>
          </table:table-cell>
          <table:table-cell table:style-name="ce1"/>
          <table:table-cell office:value-type="float" office:value="2712" table:style-name="ce1">
            <text:p>2712</text:p>
          </table:table-cell>
          <table:table-cell office:value-type="float" office:value="8649" table:style-name="ce1">
            <text:p>8649</text:p>
          </table:table-cell>
          <table:table-cell office:value-type="float" office:value="785" table:style-name="ce1">
            <text:p>785</text:p>
          </table:table-cell>
          <table:table-cell table:style-name="ce1"/>
          <table:table-cell office:value-type="float" office:value="2440" table:style-name="ce1">
            <text:p>2440</text:p>
          </table:table-cell>
          <table:table-cell office:value-type="float" office:value="21464" table:style-name="ce1">
            <text:p>21464</text:p>
          </table:table-cell>
          <table:table-cell office:value-type="float" office:value="1229" table:style-name="ce1">
            <text:p>1229</text:p>
          </table:table-cell>
          <table:table-cell table:style-name="ce1"/>
          <table:table-cell office:value-type="float" office:value="2673" table:style-name="ce1">
            <text:p>2673</text:p>
          </table:table-cell>
          <table:table-cell office:value-type="float" office:value="12198" table:style-name="ce1">
            <text:p>12198</text:p>
          </table:table-cell>
          <table:table-cell office:value-type="float" office:value="586" table:style-name="ce1">
            <text:p>586</text:p>
          </table:table-cell>
          <table:table-cell table:style-name="ce1"/>
          <table:table-cell office:value-type="float" office:value="2694" table:style-name="ce1">
            <text:p>2694</text:p>
          </table:table-cell>
          <table:table-cell office:value-type="float" office:value="11945" table:style-name="ce1">
            <text:p>11945</text:p>
          </table:table-cell>
          <table:table-cell office:value-type="float" office:value="3245" table:style-name="ce1">
            <text:p>3245</text:p>
          </table:table-cell>
          <table:table-cell table:style-name="ce1"/>
          <table:table-cell office:value-type="float" office:value="3290" table:style-name="ce1">
            <text:p>3290</text:p>
          </table:table-cell>
          <table:table-cell office:value-type="float" office:value="10705" table:style-name="ce1">
            <text:p>10705</text:p>
          </table:table-cell>
          <table:table-cell office:value-type="float" office:value="900" table:style-name="ce1">
            <text:p>900</text:p>
          </table:table-cell>
          <table:table-cell table:style-name="ce1"/>
          <table:table-cell office:value-type="float" office:value="4467" table:style-name="ce1">
            <text:p>4467</text:p>
          </table:table-cell>
          <table:table-cell office:value-type="float" office:value="10276" table:style-name="ce1">
            <text:p>10276</text:p>
          </table:table-cell>
          <table:table-cell office:value-type="float" office:value="1152" table:style-name="ce1">
            <text:p>1152</text:p>
          </table:table-cell>
          <table:table-cell table:style-name="ce1"/>
          <table:table-cell office:value-type="float" office:value="7731" table:style-name="ce1">
            <text:p>7731</text:p>
          </table:table-cell>
          <table:table-cell office:value-type="float" office:value="8222" table:style-name="ce1">
            <text:p>8222</text:p>
          </table:table-cell>
          <table:table-cell office:value-type="float" office:value="891" table:style-name="ce1">
            <text:p>891</text:p>
          </table:table-cell>
          <table:table-cell table:style-name="ce1"/>
          <table:table-cell office:value-type="float" office:value="2728" table:style-name="ce1">
            <text:p>2728</text:p>
          </table:table-cell>
          <table:table-cell office:value-type="float" office:value="18129" table:style-name="ce1">
            <text:p>18129</text:p>
          </table:table-cell>
          <table:table-cell office:value-type="float" office:value="1141" table:style-name="ce1">
            <text:p>1141</text:p>
          </table:table-cell>
          <table:table-cell table:style-name="ce1"/>
          <table:table-cell office:value-type="float" office:value="2453" table:style-name="ce1">
            <text:p>2453</text:p>
          </table:table-cell>
          <table:table-cell office:value-type="float" office:value="24191" table:style-name="ce1">
            <text:p>24191</text:p>
          </table:table-cell>
          <table:table-cell office:value-type="float" office:value="1129" table:style-name="ce1">
            <text:p>1129</text:p>
          </table:table-cell>
          <table:table-cell table:style-name="ce1"/>
          <table:table-cell office:value-type="float" office:value="6633" table:style-name="ce1">
            <text:p>6633</text:p>
          </table:table-cell>
          <table:table-cell office:value-type="float" office:value="8189" table:style-name="ce1">
            <text:p>8189</text:p>
          </table:table-cell>
          <table:table-cell office:value-type="float" office:value="1090" table:style-name="ce1">
            <text:p>1090</text:p>
          </table:table-cell>
          <table:table-cell table:style-name="ce1"/>
          <table:table-cell office:value-type="float" office:value="1987" table:style-name="ce1">
            <text:p>1987</text:p>
          </table:table-cell>
          <table:table-cell office:value-type="float" office:value="9912" table:style-name="ce1">
            <text:p>9912</text:p>
          </table:table-cell>
          <table:table-cell office:value-type="float" office:value="1332" table:style-name="ce1">
            <text:p>1332</text:p>
          </table:table-cell>
          <table:table-cell table:style-name="ce1"/>
          <table:table-cell office:value-type="float" office:value="3489" table:style-name="ce1">
            <text:p>3489</text:p>
          </table:table-cell>
          <table:table-cell office:value-type="float" office:value="15864" table:style-name="ce1">
            <text:p>15864</text:p>
          </table:table-cell>
          <table:table-cell office:value-type="float" office:value="2995" table:style-name="ce1">
            <text:p>2995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8770" table:style-name="ce1">
            <text:p>8770</text:p>
          </table:table-cell>
          <table:table-cell office:value-type="float" office:value="1604" table:style-name="ce1">
            <text:p>1604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office:value-type="float" office:value="11318" table:style-name="ce1">
            <text:p>11318</text:p>
          </table:table-cell>
          <table:table-cell office:value-type="float" office:value="863" table:style-name="ce1">
            <text:p>863</text:p>
          </table:table-cell>
          <table:table-cell table:style-name="ce1"/>
          <table:table-cell office:value-type="float" office:value="3975" table:style-name="ce1">
            <text:p>3975</text:p>
          </table:table-cell>
          <table:table-cell office:value-type="float" office:value="12238" table:style-name="ce1">
            <text:p>12238</text:p>
          </table:table-cell>
          <table:table-cell office:value-type="float" office:value="1268" table:style-name="ce1">
            <text:p>1268</text:p>
          </table:table-cell>
          <table:table-cell table:style-name="ce1"/>
          <table:table-cell office:value-type="float" office:value="2339" table:style-name="ce1">
            <text:p>2339</text:p>
          </table:table-cell>
          <table:table-cell office:value-type="float" office:value="12381" table:style-name="ce1">
            <text:p>12381</text:p>
          </table:table-cell>
          <table:table-cell office:value-type="float" office:value="1557" table:style-name="ce1">
            <text:p>1557</text:p>
          </table:table-cell>
          <table:table-cell office:value-type="float" office:value="2366" table:style-name="ce1">
            <text:p>2366</text:p>
          </table:table-cell>
          <table:table-cell table:style-name="ce1"/>
          <table:table-cell office:value-type="float" office:value="6226" table:style-name="ce1">
            <text:p>6226</text:p>
          </table:table-cell>
          <table:table-cell office:value-type="float" office:value="1282" table:style-name="ce1">
            <text:p>1282</text:p>
          </table:table-cell>
          <table:table-cell table:style-name="ce1"/>
          <table:table-cell office:value-type="float" office:value="2262" table:style-name="ce1">
            <text:p>2262</text:p>
          </table:table-cell>
          <table:table-cell office:value-type="float" office:value="6518" table:style-name="ce1">
            <text:p>6518</text:p>
          </table:table-cell>
          <table:table-cell office:value-type="float" office:value="2284" table:style-name="ce1">
            <text:p>2284</text:p>
          </table:table-cell>
          <table:table-cell office:value-type="float" office:value="2388" table:style-name="ce1">
            <text:p>2388</text:p>
          </table:table-cell>
          <table:table-cell table:style-name="ce1"/>
          <table:table-cell office:value-type="float" office:value="14320" table:style-name="ce1">
            <text:p>14320</text:p>
          </table:table-cell>
          <table:table-cell office:value-type="float" office:value="2475" table:style-name="ce1">
            <text:p>2475</text:p>
          </table:table-cell>
          <table:table-cell table:style-name="ce1"/>
          <table:table-cell office:value-type="float" office:value="2356" table:style-name="ce1">
            <text:p>2356</text:p>
          </table:table-cell>
          <table:table-cell office:value-type="float" office:value="8640" table:style-name="ce1">
            <text:p>8640</text:p>
          </table:table-cell>
          <table:table-cell office:value-type="float" office:value="1722" table:style-name="ce1">
            <text:p>1722</text:p>
          </table:table-cell>
          <table:table-cell table:style-name="ce1"/>
          <table:table-cell office:value-type="float" office:value="3149" table:style-name="ce1">
            <text:p>3149</text:p>
          </table:table-cell>
          <table:table-cell office:value-type="float" office:value="6161" table:style-name="ce1">
            <text:p>6161</text:p>
          </table:table-cell>
          <table:table-cell office:value-type="float" office:value="858" table:style-name="ce1">
            <text:p>858</text:p>
          </table:table-cell>
          <table:table-cell table:style-name="ce1"/>
          <table:table-cell office:value-type="float" office:value="1802" table:style-name="ce1">
            <text:p>1802</text:p>
          </table:table-cell>
          <table:table-cell office:value-type="float" office:value="8858" table:style-name="ce1">
            <text:p>8858</text:p>
          </table:table-cell>
          <table:table-cell office:value-type="float" office:value="1978" table:style-name="ce1">
            <text:p>1978</text:p>
          </table:table-cell>
          <table:table-cell table:style-name="ce1"/>
          <table:table-cell office:value-type="float" office:value="2003" table:style-name="ce1">
            <text:p>2003</text:p>
          </table:table-cell>
          <table:table-cell office:value-type="float" office:value="28994" table:style-name="ce1">
            <text:p>28994</text:p>
          </table:table-cell>
          <table:table-cell office:value-type="float" office:value="1621" table:style-name="ce1">
            <text:p>1621</text:p>
          </table:table-cell>
          <table:table-cell table:style-name="ce1"/>
          <table:table-cell office:value-type="float" office:value="2604" table:style-name="ce1">
            <text:p>2604</text:p>
          </table:table-cell>
          <table:table-cell office:value-type="float" office:value="10428" table:style-name="ce1">
            <text:p>10428</text:p>
          </table:table-cell>
          <table:table-cell office:value-type="float" office:value="925" table:style-name="ce1">
            <text:p>925</text:p>
          </table:table-cell>
          <table:table-cell table:style-name="ce1"/>
          <table:table-cell office:value-type="float" office:value="1919" table:style-name="ce1">
            <text:p>1919</text:p>
          </table:table-cell>
          <table:table-cell office:value-type="float" office:value="10160" table:style-name="ce1">
            <text:p>10160</text:p>
          </table:table-cell>
          <table:table-cell office:value-type="float" office:value="1695" table:style-name="ce1">
            <text:p>1695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13552" table:style-name="ce1">
            <text:p>13552</text:p>
          </table:table-cell>
          <table:table-cell office:value-type="float" office:value="1278" table:style-name="ce1">
            <text:p>1278</text:p>
          </table:table-cell>
          <table:table-cell table:style-name="ce1"/>
          <table:table-cell office:value-type="float" office:value="1616" table:style-name="ce1">
            <text:p>1616</text:p>
          </table:table-cell>
          <table:table-cell office:value-type="float" office:value="11560" table:style-name="ce1">
            <text:p>11560</text:p>
          </table:table-cell>
          <table:table-cell office:value-type="float" office:value="2005" table:style-name="ce1">
            <text:p>2005</text:p>
          </table:table-cell>
          <table:table-cell table:style-name="ce1"/>
          <table:table-cell office:value-type="float" office:value="3757" table:style-name="ce1">
            <text:p>3757</text:p>
          </table:table-cell>
          <table:table-cell office:value-type="float" office:value="13985" table:style-name="ce1">
            <text:p>13985</text:p>
          </table:table-cell>
          <table:table-cell office:value-type="float" office:value="827" table:style-name="ce1">
            <text:p>827</text:p>
          </table:table-cell>
          <table:table-cell table:style-name="ce1"/>
          <table:table-cell office:value-type="float" office:value="3444" table:style-name="ce1">
            <text:p>3444</text:p>
          </table:table-cell>
          <table:table-cell office:value-type="float" office:value="18399" table:style-name="ce1">
            <text:p>18399</text:p>
          </table:table-cell>
          <table:table-cell office:value-type="float" office:value="1034" table:style-name="ce1">
            <text:p>1034</text:p>
          </table:table-cell>
          <table:table-cell table:style-name="ce1"/>
          <table:table-cell office:value-type="float" office:value="2413" table:style-name="ce1">
            <text:p>2413</text:p>
          </table:table-cell>
          <table:table-cell office:value-type="float" office:value="7825" table:style-name="ce1">
            <text:p>7825</text:p>
          </table:table-cell>
          <table:table-cell office:value-type="float" office:value="1036" table:style-name="ce1">
            <text:p>1036</text:p>
          </table:table-cell>
          <table:table-cell table:style-name="ce1"/>
          <table:table-cell office:value-type="float" office:value="2355" table:style-name="ce1">
            <text:p>2355</text:p>
          </table:table-cell>
          <table:table-cell office:value-type="float" office:value="7026" table:style-name="ce1">
            <text:p>7026</text:p>
          </table:table-cell>
          <table:table-cell office:value-type="float" office:value="886" table:style-name="ce1">
            <text:p>886</text:p>
          </table:table-cell>
          <table:table-cell table:style-name="ce1"/>
          <table:table-cell office:value-type="float" office:value="2472" table:style-name="ce1">
            <text:p>2472</text:p>
          </table:table-cell>
          <table:table-cell office:value-type="float" office:value="8263" table:style-name="ce1">
            <text:p>8263</text:p>
          </table:table-cell>
          <table:table-cell office:value-type="float" office:value="1051" table:style-name="ce1">
            <text:p>1051</text:p>
          </table:table-cell>
          <table:table-cell table:style-name="ce1"/>
          <table:table-cell office:value-type="float" office:value="2321" table:style-name="ce1">
            <text:p>2321</text:p>
          </table:table-cell>
          <table:table-cell office:value-type="float" office:value="7702" table:style-name="ce1">
            <text:p>7702</text:p>
          </table:table-cell>
          <table:table-cell office:value-type="float" office:value="1049" table:style-name="ce1">
            <text:p>1049</text:p>
          </table:table-cell>
          <table:table-cell table:style-name="ce1"/>
          <table:table-cell office:value-type="float" office:value="3288" table:style-name="ce1">
            <text:p>3288</text:p>
          </table:table-cell>
          <table:table-cell office:value-type="float" office:value="10140" table:style-name="ce1">
            <text:p>10140</text:p>
          </table:table-cell>
          <table:table-cell office:value-type="float" office:value="1066" table:style-name="ce1">
            <text:p>1066</text:p>
          </table:table-cell>
          <table:table-cell table:style-name="ce1"/>
          <table:table-cell office:value-type="float" office:value="2851" table:style-name="ce1">
            <text:p>2851</text:p>
          </table:table-cell>
          <table:table-cell office:value-type="float" office:value="12899" table:style-name="ce1">
            <text:p>12899</text:p>
          </table:table-cell>
          <table:table-cell office:value-type="float" office:value="1177" table:style-name="ce1">
            <text:p>1177</text:p>
          </table:table-cell>
          <table:table-cell table:style-name="ce1"/>
          <table:table-cell office:value-type="float" office:value="2585" table:style-name="ce1">
            <text:p>2585</text:p>
          </table:table-cell>
          <table:table-cell office:value-type="float" office:value="5689" table:style-name="ce1">
            <text:p>5689</text:p>
          </table:table-cell>
          <table:table-cell office:value-type="float" office:value="789" table:style-name="ce1">
            <text:p>789</text:p>
          </table:table-cell>
          <table:table-cell table:style-name="ce1"/>
          <table:table-cell office:value-type="float" office:value="2546" table:style-name="ce1">
            <text:p>2546</text:p>
          </table:table-cell>
          <table:table-cell office:value-type="float" office:value="9340" table:style-name="ce1">
            <text:p>9340</text:p>
          </table:table-cell>
          <table:table-cell office:value-type="float" office:value="724" table:style-name="ce1">
            <text:p>724</text:p>
          </table:table-cell>
          <table:table-cell table:style-name="ce1"/>
          <table:table-cell office:value-type="float" office:value="2360" table:style-name="ce1">
            <text:p>2360</text:p>
          </table:table-cell>
          <table:table-cell office:value-type="float" office:value="18295" table:style-name="ce1">
            <text:p>18295</text:p>
          </table:table-cell>
          <table:table-cell office:value-type="float" office:value="908" table:style-name="ce1">
            <text:p>908</text:p>
          </table:table-cell>
          <table:table-cell office:value-type="float" office:value="2181" table:style-name="ce1">
            <text:p>2181</text:p>
          </table:table-cell>
          <table:table-cell table:style-name="ce1"/>
          <table:table-cell office:value-type="float" office:value="7022" table:style-name="ce1">
            <text:p>7022</text:p>
          </table:table-cell>
          <table:table-cell office:value-type="float" office:value="737" table:style-name="ce1">
            <text:p>737</text:p>
          </table:table-cell>
          <table:table-cell table:style-name="ce1"/>
          <table:table-cell office:value-type="float" office:value="2717" table:style-name="ce1">
            <text:p>2717</text:p>
          </table:table-cell>
          <table:table-cell office:value-type="float" office:value="14652" table:style-name="ce1">
            <text:p>14652</text:p>
          </table:table-cell>
          <table:table-cell office:value-type="float" office:value="2315" table:style-name="ce1">
            <text:p>2315</text:p>
          </table:table-cell>
          <table:table-cell office:value-type="float" office:value="2173" table:style-name="ce1">
            <text:p>2173</text:p>
          </table:table-cell>
          <table:table-cell table:style-name="ce1"/>
          <table:table-cell office:value-type="float" office:value="9001" table:style-name="ce1">
            <text:p>9001</text:p>
          </table:table-cell>
          <table:table-cell office:value-type="float" office:value="1504" table:style-name="ce1">
            <text:p>1504</text:p>
          </table:table-cell>
          <table:table-cell table:style-name="ce1"/>
          <table:table-cell office:value-type="float" office:value="2315" table:style-name="ce1">
            <text:p>2315</text:p>
          </table:table-cell>
          <table:table-cell office:value-type="float" office:value="8562" table:style-name="ce1">
            <text:p>8562</text:p>
          </table:table-cell>
          <table:table-cell office:value-type="float" office:value="987" table:style-name="ce1">
            <text:p>987</text:p>
          </table:table-cell>
          <table:table-cell table:style-name="ce1"/>
          <table:table-cell office:value-type="float" office:value="5339" table:style-name="ce1">
            <text:p>5339</text:p>
          </table:table-cell>
          <table:table-cell office:value-type="float" office:value="9520" table:style-name="ce1">
            <text:p>9520</text:p>
          </table:table-cell>
          <table:table-cell office:value-type="float" office:value="1008" table:style-name="ce1">
            <text:p>1008</text:p>
          </table:table-cell>
          <table:table-cell table:style-name="ce1"/>
          <table:table-cell office:value-type="float" office:value="2332" table:style-name="ce1">
            <text:p>2332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093601_M00871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8:18:20</text:p>
          </table:table-cell>
          <table:table-cell office:value-type="string" table:style-name="ce1">
            <text:p>2020-11-18_09:18:20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M008711</text:p>
          </table:table-cell>
          <table:table-cell office:value-type="string" table:style-name="ce1">
            <text:p>M0087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Tu6fBWAse4Z3j46</text:p>
          </table:table-cell>
          <table:table-cell office:value-type="string" table:style-name="ce1">
            <text:p>https://www.testable.org/experiment/4303/294929/start?participant=M008711</text:p>
          </table:table-cell>
          <table:table-cell office:value-type="float" office:value="4659094" table:style-name="ce1">
            <text:p>4659094</text:p>
          </table:table-cell>
          <table:table-cell office:value-type="float" office:value="77.651566666666994" table:style-name="ce1">
            <text:p>77,65156667</text:p>
          </table:table-cell>
          <table:table-cell office:value-type="float" office:value="40241" table:style-name="ce1">
            <text:p>40241</text:p>
          </table:table-cell>
          <table:table-cell office:value-type="float" office:value="85125" table:style-name="ce1">
            <text:p>85125</text:p>
          </table:table-cell>
          <table:table-cell office:value-type="float" office:value="78979" table:style-name="ce1">
            <text:p>78979</text:p>
          </table:table-cell>
          <table:table-cell office:value-type="float" office:value="20757" table:style-name="ce1">
            <text:p>20757</text:p>
          </table:table-cell>
          <table:table-cell office:value-type="float" office:value="116656" table:style-name="ce1">
            <text:p>116656</text:p>
          </table:table-cell>
          <table:table-cell office:value-type="float" office:value="125644" table:style-name="ce1">
            <text:p>125644</text:p>
          </table:table-cell>
          <table:table-cell office:value-type="float" office:value="69057" table:style-name="ce1">
            <text:p>69057</text:p>
          </table:table-cell>
          <table:table-cell office:value-type="float" office:value="67833" table:style-name="ce1">
            <text:p>67833</text:p>
          </table:table-cell>
          <table:table-cell office:value-type="float" office:value="68136" table:style-name="ce1">
            <text:p>68136</text:p>
          </table:table-cell>
          <table:table-cell office:value-type="float" office:value="70265" table:style-name="ce1">
            <text:p>70265</text:p>
          </table:table-cell>
          <table:table-cell office:value-type="float" office:value="78449" table:style-name="ce1">
            <text:p>78449</text:p>
          </table:table-cell>
          <table:table-cell office:value-type="float" office:value="75389" table:style-name="ce1">
            <text:p>75389</text:p>
          </table:table-cell>
          <table:table-cell table:number-columns-repeated="192" table:style-name="ce1"/>
          <table:table-cell office:value-type="float" office:value="46347" table:style-name="ce1">
            <text:p>46347</text:p>
          </table:table-cell>
          <table:table-cell office:value-type="float" office:value="4933" table:style-name="ce1">
            <text:p>4933</text:p>
          </table:table-cell>
          <table:table-cell table:style-name="ce1"/>
          <table:table-cell office:value-type="float" office:value="1820" table:style-name="ce1">
            <text:p>1820</text:p>
          </table:table-cell>
          <table:table-cell office:value-type="float" office:value="22165" table:style-name="ce1">
            <text:p>22165</text:p>
          </table:table-cell>
          <table:table-cell office:value-type="float" office:value="2341" table:style-name="ce1">
            <text:p>2341</text:p>
          </table:table-cell>
          <table:table-cell office:value-type="float" office:value="2798" table:style-name="ce1">
            <text:p>2798</text:p>
          </table:table-cell>
          <table:table-cell table:style-name="ce1"/>
          <table:table-cell office:value-type="float" office:value="7879" table:style-name="ce1">
            <text:p>7879</text:p>
          </table:table-cell>
          <table:table-cell office:value-type="float" office:value="2155" table:style-name="ce1">
            <text:p>2155</text:p>
          </table:table-cell>
          <table:table-cell table:style-name="ce1"/>
          <table:table-cell office:value-type="float" office:value="1749" table:style-name="ce1">
            <text:p>1749</text:p>
          </table:table-cell>
          <table:table-cell office:value-type="float" office:value="9036" table:style-name="ce1">
            <text:p>9036</text:p>
          </table:table-cell>
          <table:table-cell office:value-type="float" office:value="1130" table:style-name="ce1">
            <text:p>1130</text:p>
          </table:table-cell>
          <table:table-cell office:value-type="float" office:value="2503" table:style-name="ce1">
            <text:p>2503</text:p>
          </table:table-cell>
          <table:table-cell table:style-name="ce1"/>
          <table:table-cell office:value-type="float" office:value="14682" table:style-name="ce1">
            <text:p>14682</text:p>
          </table:table-cell>
          <table:table-cell office:value-type="float" office:value="1725" table:style-name="ce1">
            <text:p>1725</text:p>
          </table:table-cell>
          <table:table-cell office:value-type="float" office:value="2059" table:style-name="ce1">
            <text:p>2059</text:p>
          </table:table-cell>
          <table:table-cell table:style-name="ce1"/>
          <table:table-cell office:value-type="float" office:value="23054" table:style-name="ce1">
            <text:p>23054</text:p>
          </table:table-cell>
          <table:table-cell office:value-type="float" office:value="5959" table:style-name="ce1">
            <text:p>5959</text:p>
          </table:table-cell>
          <table:table-cell table:style-name="ce1"/>
          <table:table-cell office:value-type="float" office:value="2054" table:style-name="ce1">
            <text:p>2054</text:p>
          </table:table-cell>
          <table:table-cell office:value-type="float" office:value="32987" table:style-name="ce1">
            <text:p>32987</text:p>
          </table:table-cell>
          <table:table-cell office:value-type="float" office:value="1673" table:style-name="ce1">
            <text:p>1673</text:p>
          </table:table-cell>
          <table:table-cell office:value-type="float" office:value="1933" table:style-name="ce1">
            <text:p>1933</text:p>
          </table:table-cell>
          <table:table-cell table:style-name="ce1"/>
          <table:table-cell office:value-type="float" office:value="30883" table:style-name="ce1">
            <text:p>30883</text:p>
          </table:table-cell>
          <table:table-cell office:value-type="float" office:value="103756" table:style-name="ce1">
            <text:p>103756</text:p>
          </table:table-cell>
          <table:table-cell office:value-type="float" office:value="3270" table:style-name="ce1">
            <text:p>3270</text:p>
          </table:table-cell>
          <table:table-cell table:style-name="ce1"/>
          <table:table-cell office:value-type="float" office:value="14582" table:style-name="ce1">
            <text:p>14582</text:p>
          </table:table-cell>
          <table:table-cell office:value-type="float" office:value="1478" table:style-name="ce1">
            <text:p>1478</text:p>
          </table:table-cell>
          <table:table-cell office:value-type="float" office:value="2158" table:style-name="ce1">
            <text:p>2158</text:p>
          </table:table-cell>
          <table:table-cell table:style-name="ce1"/>
          <table:table-cell office:value-type="float" office:value="12232" table:style-name="ce1">
            <text:p>12232</text:p>
          </table:table-cell>
          <table:table-cell office:value-type="float" office:value="1183" table:style-name="ce1">
            <text:p>1183</text:p>
          </table:table-cell>
          <table:table-cell office:value-type="float" office:value="1939" table:style-name="ce1">
            <text:p>1939</text:p>
          </table:table-cell>
          <table:table-cell table:style-name="ce1"/>
          <table:table-cell office:value-type="float" office:value="11962" table:style-name="ce1">
            <text:p>11962</text:p>
          </table:table-cell>
          <table:table-cell office:value-type="float" office:value="1336" table:style-name="ce1">
            <text:p>1336</text:p>
          </table:table-cell>
          <table:table-cell office:value-type="float" office:value="2896" table:style-name="ce1">
            <text:p>2896</text:p>
          </table:table-cell>
          <table:table-cell table:style-name="ce1"/>
          <table:table-cell office:value-type="float" office:value="19131" table:style-name="ce1">
            <text:p>19131</text:p>
          </table:table-cell>
          <table:table-cell office:value-type="float" office:value="1534" table:style-name="ce1">
            <text:p>1534</text:p>
          </table:table-cell>
          <table:table-cell office:value-type="float" office:value="2503" table:style-name="ce1">
            <text:p>2503</text:p>
          </table:table-cell>
          <table:table-cell table:style-name="ce1"/>
          <table:table-cell office:value-type="float" office:value="31621" table:style-name="ce1">
            <text:p>31621</text:p>
          </table:table-cell>
          <table:table-cell office:value-type="float" office:value="4468" table:style-name="ce1">
            <text:p>4468</text:p>
          </table:table-cell>
          <table:table-cell office:value-type="float" office:value="4654" table:style-name="ce1">
            <text:p>4654</text:p>
          </table:table-cell>
          <table:table-cell table:style-name="ce1"/>
          <table:table-cell office:value-type="float" office:value="6237" table:style-name="ce1">
            <text:p>6237</text:p>
          </table:table-cell>
          <table:table-cell office:value-type="float" office:value="2272" table:style-name="ce1">
            <text:p>2272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office:value-type="float" office:value="20114" table:style-name="ce1">
            <text:p>20114</text:p>
          </table:table-cell>
          <table:table-cell office:value-type="float" office:value="2320" table:style-name="ce1">
            <text:p>2320</text:p>
          </table:table-cell>
          <table:table-cell table:style-name="ce1"/>
          <table:table-cell office:value-type="float" office:value="3349" table:style-name="ce1">
            <text:p>3349</text:p>
          </table:table-cell>
          <table:table-cell office:value-type="float" office:value="25364" table:style-name="ce1">
            <text:p>25364</text:p>
          </table:table-cell>
          <table:table-cell office:value-type="float" office:value="23624" table:style-name="ce1">
            <text:p>23624</text:p>
          </table:table-cell>
          <table:table-cell office:value-type="float" office:value="2267" table:style-name="ce1">
            <text:p>2267</text:p>
          </table:table-cell>
          <table:table-cell table:style-name="ce1"/>
          <table:table-cell office:value-type="float" office:value="13729" table:style-name="ce1">
            <text:p>13729</text:p>
          </table:table-cell>
          <table:table-cell office:value-type="float" office:value="873" table:style-name="ce1">
            <text:p>873</text:p>
          </table:table-cell>
          <table:table-cell office:value-type="float" office:value="3139" table:style-name="ce1">
            <text:p>3139</text:p>
          </table:table-cell>
          <table:table-cell table:style-name="ce1"/>
          <table:table-cell office:value-type="float" office:value="13795" table:style-name="ce1">
            <text:p>13795</text:p>
          </table:table-cell>
          <table:table-cell office:value-type="float" office:value="1564" table:style-name="ce1">
            <text:p>1564</text:p>
          </table:table-cell>
          <table:table-cell office:value-type="float" office:value="1990" table:style-name="ce1">
            <text:p>1990</text:p>
          </table:table-cell>
          <table:table-cell table:style-name="ce1"/>
          <table:table-cell office:value-type="float" office:value="19651" table:style-name="ce1">
            <text:p>19651</text:p>
          </table:table-cell>
          <table:table-cell office:value-type="float" office:value="3423" table:style-name="ce1">
            <text:p>3423</text:p>
          </table:table-cell>
          <table:table-cell table:style-name="ce1"/>
          <table:table-cell office:value-type="float" office:value="2348" table:style-name="ce1">
            <text:p>2348</text:p>
          </table:table-cell>
          <table:table-cell office:value-type="float" office:value="16621" table:style-name="ce1">
            <text:p>16621</text:p>
          </table:table-cell>
          <table:table-cell office:value-type="float" office:value="1479" table:style-name="ce1">
            <text:p>1479</text:p>
          </table:table-cell>
          <table:table-cell office:value-type="float" office:value="3904" table:style-name="ce1">
            <text:p>3904</text:p>
          </table:table-cell>
          <table:table-cell table:style-name="ce1"/>
          <table:table-cell office:value-type="float" office:value="37429" table:style-name="ce1">
            <text:p>37429</text:p>
          </table:table-cell>
          <table:table-cell office:value-type="float" office:value="1878" table:style-name="ce1">
            <text:p>1878</text:p>
          </table:table-cell>
          <table:table-cell office:value-type="float" office:value="3199" table:style-name="ce1">
            <text:p>3199</text:p>
          </table:table-cell>
          <table:table-cell table:style-name="ce1"/>
          <table:table-cell office:value-type="float" office:value="10503" table:style-name="ce1">
            <text:p>10503</text:p>
          </table:table-cell>
          <table:table-cell office:value-type="float" office:value="1074" table:style-name="ce1">
            <text:p>1074</text:p>
          </table:table-cell>
          <table:table-cell office:value-type="float" office:value="1744" table:style-name="ce1">
            <text:p>1744</text:p>
          </table:table-cell>
          <table:table-cell table:style-name="ce1"/>
          <table:table-cell office:value-type="float" office:value="29436" table:style-name="ce1">
            <text:p>29436</text:p>
          </table:table-cell>
          <table:table-cell office:value-type="float" office:value="22532" table:style-name="ce1">
            <text:p>22532</text:p>
          </table:table-cell>
          <table:table-cell office:value-type="float" office:value="3079" table:style-name="ce1">
            <text:p>3079</text:p>
          </table:table-cell>
          <table:table-cell table:style-name="ce1"/>
          <table:table-cell office:value-type="float" office:value="12487" table:style-name="ce1">
            <text:p>12487</text:p>
          </table:table-cell>
          <table:table-cell office:value-type="float" office:value="895" table:style-name="ce1">
            <text:p>895</text:p>
          </table:table-cell>
          <table:table-cell office:value-type="float" office:value="1471" table:style-name="ce1">
            <text:p>1471</text:p>
          </table:table-cell>
          <table:table-cell table:style-name="ce1"/>
          <table:table-cell office:value-type="float" office:value="24666" table:style-name="ce1">
            <text:p>24666</text:p>
          </table:table-cell>
          <table:table-cell office:value-type="float" office:value="1163" table:style-name="ce1">
            <text:p>1163</text:p>
          </table:table-cell>
          <table:table-cell table:style-name="ce1"/>
          <table:table-cell office:value-type="float" office:value="3717" table:style-name="ce1">
            <text:p>3717</text:p>
          </table:table-cell>
          <table:table-cell office:value-type="float" office:value="9320" table:style-name="ce1">
            <text:p>9320</text:p>
          </table:table-cell>
          <table:table-cell office:value-type="float" office:value="1321" table:style-name="ce1">
            <text:p>1321</text:p>
          </table:table-cell>
          <table:table-cell table:style-name="ce1"/>
          <table:table-cell office:value-type="float" office:value="1758" table:style-name="ce1">
            <text:p>1758</text:p>
          </table:table-cell>
          <table:table-cell office:value-type="float" office:value="10882" table:style-name="ce1">
            <text:p>10882</text:p>
          </table:table-cell>
          <table:table-cell office:value-type="float" office:value="969" table:style-name="ce1">
            <text:p>969</text:p>
          </table:table-cell>
          <table:table-cell table:style-name="ce1"/>
          <table:table-cell office:value-type="float" office:value="3577" table:style-name="ce1">
            <text:p>3577</text:p>
          </table:table-cell>
          <table:table-cell office:value-type="float" office:value="15931" table:style-name="ce1">
            <text:p>15931</text:p>
          </table:table-cell>
          <table:table-cell office:value-type="float" office:value="75816" table:style-name="ce1">
            <text:p>75816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13819" table:style-name="ce1">
            <text:p>13819</text:p>
          </table:table-cell>
          <table:table-cell office:value-type="float" office:value="1679" table:style-name="ce1">
            <text:p>1679</text:p>
          </table:table-cell>
          <table:table-cell office:value-type="float" office:value="2931" table:style-name="ce1">
            <text:p>2931</text:p>
          </table:table-cell>
          <table:table-cell table:style-name="ce1"/>
          <table:table-cell office:value-type="float" office:value="15448" table:style-name="ce1">
            <text:p>15448</text:p>
          </table:table-cell>
          <table:table-cell office:value-type="float" office:value="987" table:style-name="ce1">
            <text:p>987</text:p>
          </table:table-cell>
          <table:table-cell office:value-type="float" office:value="1925" table:style-name="ce1">
            <text:p>1925</text:p>
          </table:table-cell>
          <table:table-cell table:style-name="ce1"/>
          <table:table-cell office:value-type="float" office:value="10299" table:style-name="ce1">
            <text:p>10299</text:p>
          </table:table-cell>
          <table:table-cell office:value-type="float" office:value="894" table:style-name="ce1">
            <text:p>894</text:p>
          </table:table-cell>
          <table:table-cell office:value-type="float" office:value="3325" table:style-name="ce1">
            <text:p>3325</text:p>
          </table:table-cell>
          <table:table-cell table:style-name="ce1"/>
          <table:table-cell office:value-type="float" office:value="22858" table:style-name="ce1">
            <text:p>22858</text:p>
          </table:table-cell>
          <table:table-cell office:value-type="float" office:value="1951" table:style-name="ce1">
            <text:p>1951</text:p>
          </table:table-cell>
          <table:table-cell office:value-type="float" office:value="2125" table:style-name="ce1">
            <text:p>2125</text:p>
          </table:table-cell>
          <table:table-cell table:style-name="ce1"/>
          <table:table-cell office:value-type="float" office:value="12411" table:style-name="ce1">
            <text:p>12411</text:p>
          </table:table-cell>
          <table:table-cell office:value-type="float" office:value="1789" table:style-name="ce1">
            <text:p>1789</text:p>
          </table:table-cell>
          <table:table-cell table:style-name="ce1"/>
          <table:table-cell office:value-type="float" office:value="2720" table:style-name="ce1">
            <text:p>2720</text:p>
          </table:table-cell>
          <table:table-cell office:value-type="float" office:value="21410" table:style-name="ce1">
            <text:p>21410</text:p>
          </table:table-cell>
          <table:table-cell office:value-type="float" office:value="955" table:style-name="ce1">
            <text:p>955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23177" table:style-name="ce1">
            <text:p>23177</text:p>
          </table:table-cell>
          <table:table-cell office:value-type="float" office:value="10838" table:style-name="ce1">
            <text:p>10838</text:p>
          </table:table-cell>
          <table:table-cell office:value-type="float" office:value="4845" table:style-name="ce1">
            <text:p>4845</text:p>
          </table:table-cell>
          <table:table-cell table:style-name="ce1"/>
          <table:table-cell office:value-type="float" office:value="17837" table:style-name="ce1">
            <text:p>17837</text:p>
          </table:table-cell>
          <table:table-cell office:value-type="float" office:value="21855" table:style-name="ce1">
            <text:p>21855</text:p>
          </table:table-cell>
          <table:table-cell table:style-name="ce1"/>
          <table:table-cell office:value-type="float" office:value="13243" table:style-name="ce1">
            <text:p>13243</text:p>
          </table:table-cell>
          <table:table-cell office:value-type="float" office:value="14586" table:style-name="ce1">
            <text:p>14586</text:p>
          </table:table-cell>
          <table:table-cell office:value-type="float" office:value="1334" table:style-name="ce1">
            <text:p>1334</text:p>
          </table:table-cell>
          <table:table-cell office:value-type="float" office:value="1716" table:style-name="ce1">
            <text:p>1716</text:p>
          </table:table-cell>
          <table:table-cell table:style-name="ce1"/>
          <table:table-cell office:value-type="float" office:value="8261" table:style-name="ce1">
            <text:p>8261</text:p>
          </table:table-cell>
          <table:table-cell office:value-type="float" office:value="2697" table:style-name="ce1">
            <text:p>2697</text:p>
          </table:table-cell>
          <table:table-cell office:value-type="float" office:value="3124" table:style-name="ce1">
            <text:p>3124</text:p>
          </table:table-cell>
          <table:table-cell table:style-name="ce1"/>
          <table:table-cell office:value-type="float" office:value="40373" table:style-name="ce1">
            <text:p>40373</text:p>
          </table:table-cell>
          <table:table-cell office:value-type="float" office:value="23776" table:style-name="ce1">
            <text:p>23776</text:p>
          </table:table-cell>
          <table:table-cell office:value-type="float" office:value="2058" table:style-name="ce1">
            <text:p>2058</text:p>
          </table:table-cell>
          <table:table-cell table:style-name="ce1"/>
          <table:table-cell office:value-type="float" office:value="9230" table:style-name="ce1">
            <text:p>9230</text:p>
          </table:table-cell>
          <table:table-cell office:value-type="float" office:value="2131" table:style-name="ce1">
            <text:p>2131</text:p>
          </table:table-cell>
          <table:table-cell office:value-type="float" office:value="4932" table:style-name="ce1">
            <text:p>4932</text:p>
          </table:table-cell>
          <table:table-cell table:style-name="ce1"/>
          <table:table-cell office:value-type="float" office:value="15109" table:style-name="ce1">
            <text:p>15109</text:p>
          </table:table-cell>
          <table:table-cell office:value-type="float" office:value="848" table:style-name="ce1">
            <text:p>848</text:p>
          </table:table-cell>
          <table:table-cell office:value-type="float" office:value="1815" table:style-name="ce1">
            <text:p>1815</text:p>
          </table:table-cell>
          <table:table-cell table:style-name="ce1"/>
          <table:table-cell office:value-type="float" office:value="11739" table:style-name="ce1">
            <text:p>11739</text:p>
          </table:table-cell>
          <table:table-cell office:value-type="float" office:value="1805" table:style-name="ce1">
            <text:p>1805</text:p>
          </table:table-cell>
          <table:table-cell office:value-type="float" office:value="2287" table:style-name="ce1">
            <text:p>2287</text:p>
          </table:table-cell>
          <table:table-cell table:style-name="ce1"/>
          <table:table-cell office:value-type="float" office:value="15922" table:style-name="ce1">
            <text:p>1592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2308" table:style-name="ce1">
            <text:p>2308</text:p>
          </table:table-cell>
          <table:table-cell office:value-type="float" office:value="15881" table:style-name="ce1">
            <text:p>15881</text:p>
          </table:table-cell>
          <table:table-cell office:value-type="float" office:value="1853" table:style-name="ce1">
            <text:p>1853</text:p>
          </table:table-cell>
          <table:table-cell table:style-name="ce1"/>
          <table:table-cell office:value-type="float" office:value="2128" table:style-name="ce1">
            <text:p>2128</text:p>
          </table:table-cell>
          <table:table-cell office:value-type="float" office:value="13935" table:style-name="ce1">
            <text:p>13935</text:p>
          </table:table-cell>
          <table:table-cell office:value-type="float" office:value="1007" table:style-name="ce1">
            <text:p>1007</text:p>
          </table:table-cell>
          <table:table-cell office:value-type="float" office:value="1687" table:style-name="ce1">
            <text:p>1687</text:p>
          </table:table-cell>
          <table:table-cell table:style-name="ce1"/>
          <table:table-cell office:value-type="float" office:value="11218" table:style-name="ce1">
            <text:p>11218</text:p>
          </table:table-cell>
          <table:table-cell office:value-type="float" office:value="1433" table:style-name="ce1">
            <text:p>1433</text:p>
          </table:table-cell>
          <table:table-cell table:style-name="ce1"/>
          <table:table-cell office:value-type="float" office:value="3637" table:style-name="ce1">
            <text:p>3637</text:p>
          </table:table-cell>
          <table:table-cell office:value-type="float" office:value="12202" table:style-name="ce1">
            <text:p>12202</text:p>
          </table:table-cell>
          <table:table-cell office:value-type="float" office:value="1359" table:style-name="ce1">
            <text:p>1359</text:p>
          </table:table-cell>
          <table:table-cell office:value-type="float" office:value="1847" table:style-name="ce1">
            <text:p>1847</text:p>
          </table:table-cell>
          <table:table-cell table:style-name="ce1"/>
          <table:table-cell office:value-type="float" office:value="10157" table:style-name="ce1">
            <text:p>10157</text:p>
          </table:table-cell>
          <table:table-cell office:value-type="float" office:value="912" table:style-name="ce1">
            <text:p>912</text:p>
          </table:table-cell>
          <table:table-cell office:value-type="float" office:value="2927" table:style-name="ce1">
            <text:p>2927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093908_M08060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8:49:09</text:p>
          </table:table-cell>
          <table:table-cell office:value-type="string" table:style-name="ce1">
            <text:p>2020-11-18_09:49:09</text:p>
          </table:table-cell>
          <table:table-cell office:value-type="float" office:value="0.85" table:style-name="ce1">
            <text:p>0,85</text:p>
          </table:table-cell>
          <table:table-cell office:value-type="string" table:style-name="ce1">
            <text:p>Paul J-E</text:p>
          </table:table-cell>
          <table:table-cell office:value-type="string" table:style-name="ce1">
            <text:p>M08060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nxOeELooG5rrsCn</text:p>
          </table:table-cell>
          <table:table-cell office:value-type="string" table:style-name="ce1">
            <text:p>https://www.testable.org/experiment/4303/294929/start?participant=M080608</text:p>
          </table:table-cell>
          <table:table-cell office:value-type="float" office:value="3006107" table:style-name="ce1">
            <text:p>3006107</text:p>
          </table:table-cell>
          <table:table-cell office:value-type="float" office:value="50.101783333333003" table:style-name="ce1">
            <text:p>50,10178333</text:p>
          </table:table-cell>
          <table:table-cell office:value-type="float" office:value="46889" table:style-name="ce1">
            <text:p>46889</text:p>
          </table:table-cell>
          <table:table-cell office:value-type="float" office:value="52292" table:style-name="ce1">
            <text:p>52292</text:p>
          </table:table-cell>
          <table:table-cell office:value-type="float" office:value="35721" table:style-name="ce1">
            <text:p>35721</text:p>
          </table:table-cell>
          <table:table-cell office:value-type="float" office:value="43472" table:style-name="ce1">
            <text:p>43472</text:p>
          </table:table-cell>
          <table:table-cell office:value-type="float" office:value="33340" table:style-name="ce1">
            <text:p>33340</text:p>
          </table:table-cell>
          <table:table-cell office:value-type="float" office:value="40149" table:style-name="ce1">
            <text:p>40149</text:p>
          </table:table-cell>
          <table:table-cell office:value-type="float" office:value="52148" table:style-name="ce1">
            <text:p>52148</text:p>
          </table:table-cell>
          <table:table-cell office:value-type="float" office:value="64830" table:style-name="ce1">
            <text:p>64830</text:p>
          </table:table-cell>
          <table:table-cell office:value-type="float" office:value="40679" table:style-name="ce1">
            <text:p>40679</text:p>
          </table:table-cell>
          <table:table-cell office:value-type="float" office:value="45350" table:style-name="ce1">
            <text:p>45350</text:p>
          </table:table-cell>
          <table:table-cell office:value-type="float" office:value="48624" table:style-name="ce1">
            <text:p>48624</text:p>
          </table:table-cell>
          <table:table-cell office:value-type="float" office:value="108367" table:style-name="ce1">
            <text:p>108367</text:p>
          </table:table-cell>
          <table:table-cell office:value-type="float" office:value="16206" table:style-name="ce1">
            <text:p>16206</text:p>
          </table:table-cell>
          <table:table-cell office:value-type="float" office:value="1754" table:style-name="ce1">
            <text:p>1754</text:p>
          </table:table-cell>
          <table:table-cell table:style-name="ce1"/>
          <table:table-cell office:value-type="float" office:value="1972" table:style-name="ce1">
            <text:p>1972</text:p>
          </table:table-cell>
          <table:table-cell office:value-type="float" office:value="13245" table:style-name="ce1">
            <text:p>13245</text:p>
          </table:table-cell>
          <table:table-cell office:value-type="float" office:value="3631" table:style-name="ce1">
            <text:p>3631</text:p>
          </table:table-cell>
          <table:table-cell office:value-type="float" office:value="1616" table:style-name="ce1">
            <text:p>1616</text:p>
          </table:table-cell>
          <table:table-cell table:style-name="ce1"/>
          <table:table-cell office:value-type="float" office:value="11957" table:style-name="ce1">
            <text:p>11957</text:p>
          </table:table-cell>
          <table:table-cell office:value-type="float" office:value="1342" table:style-name="ce1">
            <text:p>1342</text:p>
          </table:table-cell>
          <table:table-cell office:value-type="float" office:value="3283" table:style-name="ce1">
            <text:p>3283</text:p>
          </table:table-cell>
          <table:table-cell table:style-name="ce1"/>
          <table:table-cell office:value-type="float" office:value="13023" table:style-name="ce1">
            <text:p>13023</text:p>
          </table:table-cell>
          <table:table-cell office:value-type="float" office:value="902" table:style-name="ce1">
            <text:p>902</text:p>
          </table:table-cell>
          <table:table-cell office:value-type="float" office:value="3574" table:style-name="ce1">
            <text:p>3574</text:p>
          </table:table-cell>
          <table:table-cell table:style-name="ce1"/>
          <table:table-cell office:value-type="float" office:value="8907" table:style-name="ce1">
            <text:p>8907</text:p>
          </table:table-cell>
          <table:table-cell office:value-type="float" office:value="1128" table:style-name="ce1">
            <text:p>1128</text:p>
          </table:table-cell>
          <table:table-cell office:value-type="float" office:value="1308" table:style-name="ce1">
            <text:p>1308</text:p>
          </table:table-cell>
          <table:table-cell table:style-name="ce1"/>
          <table:table-cell office:value-type="float" office:value="10400" table:style-name="ce1">
            <text:p>10400</text:p>
          </table:table-cell>
          <table:table-cell office:value-type="float" office:value="1083" table:style-name="ce1">
            <text:p>1083</text:p>
          </table:table-cell>
          <table:table-cell table:style-name="ce1"/>
          <table:table-cell office:value-type="float" office:value="4059" table:style-name="ce1">
            <text:p>4059</text:p>
          </table:table-cell>
          <table:table-cell office:value-type="float" office:value="21455" table:style-name="ce1">
            <text:p>21455</text:p>
          </table:table-cell>
          <table:table-cell office:value-type="float" office:value="962" table:style-name="ce1">
            <text:p>962</text:p>
          </table:table-cell>
          <table:table-cell office:value-type="float" office:value="2559" table:style-name="ce1">
            <text:p>2559</text:p>
          </table:table-cell>
          <table:table-cell table:style-name="ce1"/>
          <table:table-cell office:value-type="float" office:value="23814" table:style-name="ce1">
            <text:p>23814</text:p>
          </table:table-cell>
          <table:table-cell office:value-type="float" office:value="4426" table:style-name="ce1">
            <text:p>4426</text:p>
          </table:table-cell>
          <table:table-cell table:style-name="ce1"/>
          <table:table-cell office:value-type="float" office:value="2252" table:style-name="ce1">
            <text:p>2252</text:p>
          </table:table-cell>
          <table:table-cell office:value-type="float" office:value="14495" table:style-name="ce1">
            <text:p>14495</text:p>
          </table:table-cell>
          <table:table-cell office:value-type="float" office:value="1978" table:style-name="ce1">
            <text:p>1978</text:p>
          </table:table-cell>
          <table:table-cell office:value-type="float" office:value="5974" table:style-name="ce1">
            <text:p>5974</text:p>
          </table:table-cell>
          <table:table-cell table:style-name="ce1"/>
          <table:table-cell office:value-type="float" office:value="33120" table:style-name="ce1">
            <text:p>33120</text:p>
          </table:table-cell>
          <table:table-cell office:value-type="float" office:value="2201" table:style-name="ce1">
            <text:p>2201</text:p>
          </table:table-cell>
          <table:table-cell office:value-type="float" office:value="2277" table:style-name="ce1">
            <text:p>2277</text:p>
          </table:table-cell>
          <table:table-cell table:style-name="ce1"/>
          <table:table-cell office:value-type="float" office:value="32283" table:style-name="ce1">
            <text:p>32283</text:p>
          </table:table-cell>
          <table:table-cell office:value-type="float" office:value="5155" table:style-name="ce1">
            <text:p>5155</text:p>
          </table:table-cell>
          <table:table-cell table:style-name="ce1"/>
          <table:table-cell office:value-type="float" office:value="9115" table:style-name="ce1">
            <text:p>9115</text:p>
          </table:table-cell>
          <table:table-cell office:value-type="float" office:value="14362" table:style-name="ce1">
            <text:p>14362</text:p>
          </table:table-cell>
          <table:table-cell office:value-type="float" office:value="1233" table:style-name="ce1">
            <text:p>1233</text:p>
          </table:table-cell>
          <table:table-cell office:value-type="float" office:value="6148" table:style-name="ce1">
            <text:p>6148</text:p>
          </table:table-cell>
          <table:table-cell table:style-name="ce1"/>
          <table:table-cell office:value-type="float" office:value="27564" table:style-name="ce1">
            <text:p>27564</text:p>
          </table:table-cell>
          <table:table-cell office:value-type="float" office:value="2318" table:style-name="ce1">
            <text:p>2318</text:p>
          </table:table-cell>
          <table:table-cell office:value-type="float" office:value="12319" table:style-name="ce1">
            <text:p>12319</text:p>
          </table:table-cell>
          <table:table-cell table:style-name="ce1"/>
          <table:table-cell office:value-type="float" office:value="12760" table:style-name="ce1">
            <text:p>12760</text:p>
          </table:table-cell>
          <table:table-cell office:value-type="float" office:value="8923" table:style-name="ce1">
            <text:p>8923</text:p>
          </table:table-cell>
          <table:table-cell office:value-type="float" office:value="4014" table:style-name="ce1">
            <text:p>4014</text:p>
          </table:table-cell>
          <table:table-cell table:style-name="ce1"/>
          <table:table-cell office:value-type="float" office:value="19194" table:style-name="ce1">
            <text:p>19194</text:p>
          </table:table-cell>
          <table:table-cell office:value-type="float" office:value="5933" table:style-name="ce1">
            <text:p>5933</text:p>
          </table:table-cell>
          <table:table-cell table:style-name="ce1"/>
          <table:table-cell office:value-type="float" office:value="7379" table:style-name="ce1">
            <text:p>7379</text:p>
          </table:table-cell>
          <table:table-cell office:value-type="float" office:value="13205" table:style-name="ce1">
            <text:p>13205</text:p>
          </table:table-cell>
          <table:table-cell office:value-type="float" office:value="1140" table:style-name="ce1">
            <text:p>1140</text:p>
          </table:table-cell>
          <table:table-cell office:value-type="float" office:value="5800" table:style-name="ce1">
            <text:p>5800</text:p>
          </table:table-cell>
          <table:table-cell table:style-name="ce1"/>
          <table:table-cell office:value-type="float" office:value="8609" table:style-name="ce1">
            <text:p>8609</text:p>
          </table:table-cell>
          <table:table-cell office:value-type="float" office:value="935" table:style-name="ce1">
            <text:p>935</text:p>
          </table:table-cell>
          <table:table-cell office:value-type="float" office:value="3467" table:style-name="ce1">
            <text:p>3467</text:p>
          </table:table-cell>
          <table:table-cell table:style-name="ce1"/>
          <table:table-cell office:value-type="float" office:value="12326" table:style-name="ce1">
            <text:p>12326</text:p>
          </table:table-cell>
          <table:table-cell office:value-type="float" office:value="3818" table:style-name="ce1">
            <text:p>3818</text:p>
          </table:table-cell>
          <table:table-cell office:value-type="float" office:value="3582" table:style-name="ce1">
            <text:p>3582</text:p>
          </table:table-cell>
          <table:table-cell table:style-name="ce1"/>
          <table:table-cell office:value-type="float" office:value="15247" table:style-name="ce1">
            <text:p>15247</text:p>
          </table:table-cell>
          <table:table-cell office:value-type="float" office:value="1864" table:style-name="ce1">
            <text:p>1864</text:p>
          </table:table-cell>
          <table:table-cell table:style-name="ce1"/>
          <table:table-cell office:value-type="float" office:value="8121" table:style-name="ce1">
            <text:p>8121</text:p>
          </table:table-cell>
          <table:table-cell office:value-type="float" office:value="17626" table:style-name="ce1">
            <text:p>17626</text:p>
          </table:table-cell>
          <table:table-cell office:value-type="float" office:value="905" table:style-name="ce1">
            <text:p>905</text:p>
          </table:table-cell>
          <table:table-cell office:value-type="float" office:value="3396" table:style-name="ce1">
            <text:p>3396</text:p>
          </table:table-cell>
          <table:table-cell table:style-name="ce1"/>
          <table:table-cell office:value-type="float" office:value="15123" table:style-name="ce1">
            <text:p>15123</text:p>
          </table:table-cell>
          <table:table-cell office:value-type="float" office:value="3906" table:style-name="ce1">
            <text:p>3906</text:p>
          </table:table-cell>
          <table:table-cell office:value-type="float" office:value="2426" table:style-name="ce1">
            <text:p>2426</text:p>
          </table:table-cell>
          <table:table-cell table:style-name="ce1"/>
          <table:table-cell office:value-type="float" office:value="11091" table:style-name="ce1">
            <text:p>11091</text:p>
          </table:table-cell>
          <table:table-cell office:value-type="float" office:value="1290" table:style-name="ce1">
            <text:p>1290</text:p>
          </table:table-cell>
          <table:table-cell office:value-type="float" office:value="4550" table:style-name="ce1">
            <text:p>4550</text:p>
          </table:table-cell>
          <table:table-cell table:style-name="ce1"/>
          <table:table-cell office:value-type="float" office:value="13097" table:style-name="ce1">
            <text:p>13097</text:p>
          </table:table-cell>
          <table:table-cell office:value-type="float" office:value="1238" table:style-name="ce1">
            <text:p>1238</text:p>
          </table:table-cell>
          <table:table-cell table:style-name="ce1"/>
          <table:table-cell office:value-type="float" office:value="1630" table:style-name="ce1">
            <text:p>1630</text:p>
          </table:table-cell>
          <table:table-cell office:value-type="float" office:value="14087" table:style-name="ce1">
            <text:p>14087</text:p>
          </table:table-cell>
          <table:table-cell office:value-type="float" office:value="548" table:style-name="ce1">
            <text:p>548</text:p>
          </table:table-cell>
          <table:table-cell office:value-type="float" office:value="9262" table:style-name="ce1">
            <text:p>9262</text:p>
          </table:table-cell>
          <table:table-cell table:style-name="ce1"/>
          <table:table-cell office:value-type="float" office:value="14760" table:style-name="ce1">
            <text:p>14760</text:p>
          </table:table-cell>
          <table:table-cell office:value-type="float" office:value="2792" table:style-name="ce1">
            <text:p>2792</text:p>
          </table:table-cell>
          <table:table-cell office:value-type="float" office:value="5870" table:style-name="ce1">
            <text:p>5870</text:p>
          </table:table-cell>
          <table:table-cell table:style-name="ce1"/>
          <table:table-cell office:value-type="float" office:value="18393" table:style-name="ce1">
            <text:p>18393</text:p>
          </table:table-cell>
          <table:table-cell office:value-type="float" office:value="1294" table:style-name="ce1">
            <text:p>1294</text:p>
          </table:table-cell>
          <table:table-cell office:value-type="float" office:value="2075" table:style-name="ce1">
            <text:p>2075</text:p>
          </table:table-cell>
          <table:table-cell table:style-name="ce1"/>
          <table:table-cell office:value-type="float" office:value="6215" table:style-name="ce1">
            <text:p>6215</text:p>
          </table:table-cell>
          <table:table-cell office:value-type="float" office:value="3157" table:style-name="ce1">
            <text:p>3157</text:p>
          </table:table-cell>
          <table:table-cell office:value-type="float" office:value="1871" table:style-name="ce1">
            <text:p>1871</text:p>
          </table:table-cell>
          <table:table-cell table:style-name="ce1"/>
          <table:table-cell office:value-type="float" office:value="29306" table:style-name="ce1">
            <text:p>29306</text:p>
          </table:table-cell>
          <table:table-cell office:value-type="float" office:value="1261" table:style-name="ce1">
            <text:p>1261</text:p>
          </table:table-cell>
          <table:table-cell office:value-type="float" office:value="6083" table:style-name="ce1">
            <text:p>6083</text:p>
          </table:table-cell>
          <table:table-cell table:style-name="ce1"/>
          <table:table-cell office:value-type="float" office:value="21207" table:style-name="ce1">
            <text:p>21207</text:p>
          </table:table-cell>
          <table:table-cell office:value-type="float" office:value="1544" table:style-name="ce1">
            <text:p>1544</text:p>
          </table:table-cell>
          <table:table-cell office:value-type="float" office:value="7078" table:style-name="ce1">
            <text:p>7078</text:p>
          </table:table-cell>
          <table:table-cell table:style-name="ce1"/>
          <table:table-cell office:value-type="float" office:value="14436" table:style-name="ce1">
            <text:p>14436</text:p>
          </table:table-cell>
          <table:table-cell office:value-type="float" office:value="460" table:style-name="ce1">
            <text:p>460</text:p>
          </table:table-cell>
          <table:table-cell office:value-type="float" office:value="2730" table:style-name="ce1">
            <text:p>2730</text:p>
          </table:table-cell>
          <table:table-cell table:style-name="ce1"/>
          <table:table-cell office:value-type="float" office:value="7331" table:style-name="ce1">
            <text:p>7331</text:p>
          </table:table-cell>
          <table:table-cell office:value-type="float" office:value="1059" table:style-name="ce1">
            <text:p>1059</text:p>
          </table:table-cell>
          <table:table-cell office:value-type="float" office:value="2117" table:style-name="ce1">
            <text:p>2117</text:p>
          </table:table-cell>
          <table:table-cell table:style-name="ce1"/>
          <table:table-cell office:value-type="float" office:value="15516" table:style-name="ce1">
            <text:p>15516</text:p>
          </table:table-cell>
          <table:table-cell office:value-type="float" office:value="1086" table:style-name="ce1">
            <text:p>1086</text:p>
          </table:table-cell>
          <table:table-cell office:value-type="float" office:value="3979" table:style-name="ce1">
            <text:p>3979</text:p>
          </table:table-cell>
          <table:table-cell table:style-name="ce1"/>
          <table:table-cell office:value-type="float" office:value="15698" table:style-name="ce1">
            <text:p>15698</text:p>
          </table:table-cell>
          <table:table-cell office:value-type="float" office:value="1932" table:style-name="ce1">
            <text:p>1932</text:p>
          </table:table-cell>
          <table:table-cell office:value-type="float" office:value="3275" table:style-name="ce1">
            <text:p>3275</text:p>
          </table:table-cell>
          <table:table-cell table:style-name="ce1"/>
          <table:table-cell office:value-type="float" office:value="17526" table:style-name="ce1">
            <text:p>17526</text:p>
          </table:table-cell>
          <table:table-cell office:value-type="float" office:value="3801" table:style-name="ce1">
            <text:p>3801</text:p>
          </table:table-cell>
          <table:table-cell office:value-type="float" office:value="6414" table:style-name="ce1">
            <text:p>6414</text:p>
          </table:table-cell>
          <table:table-cell table:style-name="ce1"/>
          <table:table-cell office:value-type="float" office:value="12148" table:style-name="ce1">
            <text:p>12148</text:p>
          </table:table-cell>
          <table:table-cell office:value-type="float" office:value="728" table:style-name="ce1">
            <text:p>728</text:p>
          </table:table-cell>
          <table:table-cell office:value-type="float" office:value="1468" table:style-name="ce1">
            <text:p>1468</text:p>
          </table:table-cell>
          <table:table-cell table:style-name="ce1"/>
          <table:table-cell office:value-type="float" office:value="12880" table:style-name="ce1">
            <text:p>12880</text:p>
          </table:table-cell>
          <table:table-cell office:value-type="float" office:value="1381" table:style-name="ce1">
            <text:p>1381</text:p>
          </table:table-cell>
          <table:table-cell office:value-type="float" office:value="1700" table:style-name="ce1">
            <text:p>1700</text:p>
          </table:table-cell>
          <table:table-cell table:style-name="ce1"/>
          <table:table-cell office:value-type="float" office:value="11481" table:style-name="ce1">
            <text:p>11481</text:p>
          </table:table-cell>
          <table:table-cell office:value-type="float" office:value="841" table:style-name="ce1">
            <text:p>841</text:p>
          </table:table-cell>
          <table:table-cell office:value-type="float" office:value="2459" table:style-name="ce1">
            <text:p>2459</text:p>
          </table:table-cell>
          <table:table-cell table:style-name="ce1"/>
          <table:table-cell office:value-type="float" office:value="23810" table:style-name="ce1">
            <text:p>23810</text:p>
          </table:table-cell>
          <table:table-cell office:value-type="float" office:value="1548" table:style-name="ce1">
            <text:p>1548</text:p>
          </table:table-cell>
          <table:table-cell office:value-type="float" office:value="2628" table:style-name="ce1">
            <text:p>2628</text:p>
          </table:table-cell>
          <table:table-cell table:style-name="ce1"/>
          <table:table-cell office:value-type="float" office:value="18262" table:style-name="ce1">
            <text:p>18262</text:p>
          </table:table-cell>
          <table:table-cell office:value-type="float" office:value="1721" table:style-name="ce1">
            <text:p>1721</text:p>
          </table:table-cell>
          <table:table-cell office:value-type="float" office:value="3261" table:style-name="ce1">
            <text:p>3261</text:p>
          </table:table-cell>
          <table:table-cell table:style-name="ce1"/>
          <table:table-cell office:value-type="float" office:value="22302" table:style-name="ce1">
            <text:p>22302</text:p>
          </table:table-cell>
          <table:table-cell office:value-type="float" office:value="2743" table:style-name="ce1">
            <text:p>2743</text:p>
          </table:table-cell>
          <table:table-cell office:value-type="float" office:value="5116" table:style-name="ce1">
            <text:p>5116</text:p>
          </table:table-cell>
          <table:table-cell table:style-name="ce1"/>
          <table:table-cell office:value-type="float" office:value="19671" table:style-name="ce1">
            <text:p>19671</text:p>
          </table:table-cell>
          <table:table-cell office:value-type="float" office:value="2467" table:style-name="ce1">
            <text:p>2467</text:p>
          </table:table-cell>
          <table:table-cell office:value-type="float" office:value="2094" table:style-name="ce1">
            <text:p>2094</text:p>
          </table:table-cell>
          <table:table-cell table:style-name="ce1"/>
          <table:table-cell office:value-type="float" office:value="31106" table:style-name="ce1">
            <text:p>31106</text:p>
          </table:table-cell>
          <table:table-cell office:value-type="float" office:value="4022" table:style-name="ce1">
            <text:p>4022</text:p>
          </table:table-cell>
          <table:table-cell office:value-type="float" office:value="2434" table:style-name="ce1">
            <text:p>2434</text:p>
          </table:table-cell>
          <table:table-cell table:style-name="ce1"/>
          <table:table-cell office:value-type="float" office:value="14490" table:style-name="ce1">
            <text:p>14490</text:p>
          </table:table-cell>
          <table:table-cell office:value-type="float" office:value="1301" table:style-name="ce1">
            <text:p>1301</text:p>
          </table:table-cell>
          <table:table-cell office:value-type="float" office:value="1341" table:style-name="ce1">
            <text:p>1341</text:p>
          </table:table-cell>
          <table:table-cell table:style-name="ce1"/>
          <table:table-cell office:value-type="float" office:value="12780" table:style-name="ce1">
            <text:p>12780</text:p>
          </table:table-cell>
          <table:table-cell office:value-type="float" office:value="6239" table:style-name="ce1">
            <text:p>6239</text:p>
          </table:table-cell>
          <table:table-cell office:value-type="float" office:value="2803" table:style-name="ce1">
            <text:p>2803</text:p>
          </table:table-cell>
          <table:table-cell table:style-name="ce1"/>
          <table:table-cell office:value-type="float" office:value="14670" table:style-name="ce1">
            <text:p>14670</text:p>
          </table:table-cell>
          <table:table-cell office:value-type="float" office:value="2999" table:style-name="ce1">
            <text:p>2999</text:p>
          </table:table-cell>
          <table:table-cell office:value-type="float" office:value="3169" table:style-name="ce1">
            <text:p>3169</text:p>
          </table:table-cell>
          <table:table-cell table:style-name="ce1"/>
          <table:table-cell office:value-type="float" office:value="15646" table:style-name="ce1">
            <text:p>15646</text:p>
          </table:table-cell>
          <table:table-cell office:value-type="float" office:value="1806" table:style-name="ce1">
            <text:p>1806</text:p>
          </table:table-cell>
          <table:table-cell office:value-type="float" office:value="1982" table:style-name="ce1">
            <text:p>1982</text:p>
          </table:table-cell>
          <table:table-cell table:style-name="ce1"/>
          <table:table-cell office:value-type="float" office:value="14409" table:style-name="ce1">
            <text:p>14409</text:p>
          </table:table-cell>
          <table:table-cell office:value-type="float" office:value="665" table:style-name="ce1">
            <text:p>665</text:p>
          </table:table-cell>
          <table:table-cell office:value-type="float" office:value="3178" table:style-name="ce1">
            <text:p>3178</text:p>
          </table:table-cell>
          <table:table-cell table:style-name="ce1"/>
          <table:table-cell office:value-type="float" office:value="21952" table:style-name="ce1">
            <text:p>21952</text:p>
          </table:table-cell>
          <table:table-cell office:value-type="float" office:value="1479" table:style-name="ce1">
            <text:p>1479</text:p>
          </table:table-cell>
          <table:table-cell office:value-type="float" office:value="1752" table:style-name="ce1">
            <text:p>1752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094750_M00649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26:16</text:p>
          </table:table-cell>
          <table:table-cell office:value-type="string" table:style-name="ce1">
            <text:p>2020-11-18_10:26:16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aximilien</text:p>
          </table:table-cell>
          <table:table-cell office:value-type="string" table:style-name="ce1">
            <text:p>M00649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jVnUvWpqzbvC1PYc</text:p>
          </table:table-cell>
          <table:table-cell office:value-type="string" table:style-name="ce1">
            <text:p>https://www.testable.org/experiment/4303/294929/start?participant=M006495</text:p>
          </table:table-cell>
          <table:table-cell office:value-type="float" office:value="1295520" table:style-name="ce1">
            <text:p>1295520</text:p>
          </table:table-cell>
          <table:table-cell office:value-type="float" office:value="21.591999999999999" table:style-name="ce1">
            <text:p>21,592</text:p>
          </table:table-cell>
          <table:table-cell office:value-type="float" office:value="10572" table:style-name="ce1">
            <text:p>10572</text:p>
          </table:table-cell>
          <table:table-cell office:value-type="float" office:value="20655" table:style-name="ce1">
            <text:p>20655</text:p>
          </table:table-cell>
          <table:table-cell office:value-type="float" office:value="13857" table:style-name="ce1">
            <text:p>13857</text:p>
          </table:table-cell>
          <table:table-cell office:value-type="float" office:value="10383" table:style-name="ce1">
            <text:p>10383</text:p>
          </table:table-cell>
          <table:table-cell office:value-type="float" office:value="12403" table:style-name="ce1">
            <text:p>12403</text:p>
          </table:table-cell>
          <table:table-cell office:value-type="float" office:value="28877" table:style-name="ce1">
            <text:p>28877</text:p>
          </table:table-cell>
          <table:table-cell office:value-type="float" office:value="18879" table:style-name="ce1">
            <text:p>18879</text:p>
          </table:table-cell>
          <table:table-cell office:value-type="float" office:value="12121" table:style-name="ce1">
            <text:p>12121</text:p>
          </table:table-cell>
          <table:table-cell office:value-type="float" office:value="13621" table:style-name="ce1">
            <text:p>13621</text:p>
          </table:table-cell>
          <table:table-cell office:value-type="float" office:value="58509" table:style-name="ce1">
            <text:p>58509</text:p>
          </table:table-cell>
          <table:table-cell office:value-type="float" office:value="21278" table:style-name="ce1">
            <text:p>21278</text:p>
          </table:table-cell>
          <table:table-cell office:value-type="float" office:value="24850" table:style-name="ce1">
            <text:p>24850</text:p>
          </table:table-cell>
          <table:table-cell office:value-type="float" office:value="2212" table:style-name="ce1">
            <text:p>2212</text:p>
          </table:table-cell>
          <table:table-cell office:value-type="float" office:value="819" table:style-name="ce1">
            <text:p>819</text:p>
          </table:table-cell>
          <table:table-cell table:style-name="ce1"/>
          <table:table-cell office:value-type="float" office:value="2975" table:style-name="ce1">
            <text:p>2975</text:p>
          </table:table-cell>
          <table:table-cell office:value-type="float" office:value="5272" table:style-name="ce1">
            <text:p>5272</text:p>
          </table:table-cell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3216" table:style-name="ce1">
            <text:p>3216</text:p>
          </table:table-cell>
          <table:table-cell office:value-type="float" office:value="2062" table:style-name="ce1">
            <text:p>2062</text:p>
          </table:table-cell>
          <table:table-cell office:value-type="float" office:value="685" table:style-name="ce1">
            <text:p>685</text:p>
          </table:table-cell>
          <table:table-cell table:style-name="ce1"/>
          <table:table-cell office:value-type="float" office:value="2987" table:style-name="ce1">
            <text:p>2987</text:p>
          </table:table-cell>
          <table:table-cell office:value-type="float" office:value="1597" table:style-name="ce1">
            <text:p>1597</text:p>
          </table:table-cell>
          <table:table-cell office:value-type="float" office:value="579" table:style-name="ce1">
            <text:p>579</text:p>
          </table:table-cell>
          <table:table-cell table:style-name="ce1"/>
          <table:table-cell office:value-type="float" office:value="3230" table:style-name="ce1">
            <text:p>3230</text:p>
          </table:table-cell>
          <table:table-cell office:value-type="float" office:value="3517" table:style-name="ce1">
            <text:p>3517</text:p>
          </table:table-cell>
          <table:table-cell office:value-type="float" office:value="811" table:style-name="ce1">
            <text:p>811</text:p>
          </table:table-cell>
          <table:table-cell table:style-name="ce1"/>
          <table:table-cell office:value-type="float" office:value="2707" table:style-name="ce1">
            <text:p>2707</text:p>
          </table:table-cell>
          <table:table-cell office:value-type="float" office:value="3706" table:style-name="ce1">
            <text:p>3706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3236" table:style-name="ce1">
            <text:p>3236</text:p>
          </table:table-cell>
          <table:table-cell office:value-type="float" office:value="3671" table:style-name="ce1">
            <text:p>3671</text:p>
          </table:table-cell>
          <table:table-cell office:value-type="float" office:value="815" table:style-name="ce1">
            <text:p>815</text:p>
          </table:table-cell>
          <table:table-cell table:style-name="ce1"/>
          <table:table-cell office:value-type="float" office:value="4170" table:style-name="ce1">
            <text:p>4170</text:p>
          </table:table-cell>
          <table:table-cell office:value-type="float" office:value="2249" table:style-name="ce1">
            <text:p>2249</text:p>
          </table:table-cell>
          <table:table-cell office:value-type="float" office:value="854" table:style-name="ce1">
            <text:p>854</text:p>
          </table:table-cell>
          <table:table-cell table:style-name="ce1"/>
          <table:table-cell office:value-type="float" office:value="3865" table:style-name="ce1">
            <text:p>3865</text:p>
          </table:table-cell>
          <table:table-cell office:value-type="float" office:value="3655" table:style-name="ce1">
            <text:p>3655</text:p>
          </table:table-cell>
          <table:table-cell office:value-type="float" office:value="799" table:style-name="ce1">
            <text:p>799</text:p>
          </table:table-cell>
          <table:table-cell table:style-name="ce1"/>
          <table:table-cell office:value-type="float" office:value="4225" table:style-name="ce1">
            <text:p>4225</text:p>
          </table:table-cell>
          <table:table-cell office:value-type="float" office:value="2253" table:style-name="ce1">
            <text:p>2253</text:p>
          </table:table-cell>
          <table:table-cell office:value-type="float" office:value="876" table:style-name="ce1">
            <text:p>876</text:p>
          </table:table-cell>
          <table:table-cell table:style-name="ce1"/>
          <table:table-cell office:value-type="float" office:value="2783" table:style-name="ce1">
            <text:p>2783</text:p>
          </table:table-cell>
          <table:table-cell office:value-type="float" office:value="8321" table:style-name="ce1">
            <text:p>8321</text:p>
          </table:table-cell>
          <table:table-cell office:value-type="float" office:value="1038" table:style-name="ce1">
            <text:p>1038</text:p>
          </table:table-cell>
          <table:table-cell table:style-name="ce1"/>
          <table:table-cell office:value-type="float" office:value="2925" table:style-name="ce1">
            <text:p>2925</text:p>
          </table:table-cell>
          <table:table-cell office:value-type="float" office:value="1698" table:style-name="ce1">
            <text:p>1698</text:p>
          </table:table-cell>
          <table:table-cell office:value-type="float" office:value="789" table:style-name="ce1">
            <text:p>789</text:p>
          </table:table-cell>
          <table:table-cell table:style-name="ce1"/>
          <table:table-cell office:value-type="float" office:value="3715" table:style-name="ce1">
            <text:p>3715</text:p>
          </table:table-cell>
          <table:table-cell office:value-type="float" office:value="3634" table:style-name="ce1">
            <text:p>3634</text:p>
          </table:table-cell>
          <table:table-cell office:value-type="float" office:value="718" table:style-name="ce1">
            <text:p>718</text:p>
          </table:table-cell>
          <table:table-cell table:style-name="ce1"/>
          <table:table-cell office:value-type="float" office:value="3807" table:style-name="ce1">
            <text:p>3807</text:p>
          </table:table-cell>
          <table:table-cell office:value-type="float" office:value="1673" table:style-name="ce1">
            <text:p>1673</text:p>
          </table:table-cell>
          <table:table-cell office:value-type="float" office:value="757" table:style-name="ce1">
            <text:p>757</text:p>
          </table:table-cell>
          <table:table-cell table:style-name="ce1"/>
          <table:table-cell office:value-type="float" office:value="2935" table:style-name="ce1">
            <text:p>2935</text:p>
          </table:table-cell>
          <table:table-cell office:value-type="float" office:value="2255" table:style-name="ce1">
            <text:p>2255</text:p>
          </table:table-cell>
          <table:table-cell office:value-type="float" office:value="689" table:style-name="ce1">
            <text:p>689</text:p>
          </table:table-cell>
          <table:table-cell table:style-name="ce1"/>
          <table:table-cell office:value-type="float" office:value="3250" table:style-name="ce1">
            <text:p>3250</text:p>
          </table:table-cell>
          <table:table-cell office:value-type="float" office:value="2443" table:style-name="ce1">
            <text:p>2443</text:p>
          </table:table-cell>
          <table:table-cell office:value-type="float" office:value="807" table:style-name="ce1">
            <text:p>807</text:p>
          </table:table-cell>
          <table:table-cell table:style-name="ce1"/>
          <table:table-cell office:value-type="float" office:value="4009" table:style-name="ce1">
            <text:p>4009</text:p>
          </table:table-cell>
          <table:table-cell office:value-type="float" office:value="5259" table:style-name="ce1">
            <text:p>5259</text:p>
          </table:table-cell>
          <table:table-cell office:value-type="float" office:value="637" table:style-name="ce1">
            <text:p>637</text:p>
          </table:table-cell>
          <table:table-cell table:style-name="ce1"/>
          <table:table-cell office:value-type="float" office:value="4108" table:style-name="ce1">
            <text:p>4108</text:p>
          </table:table-cell>
          <table:table-cell office:value-type="float" office:value="5080" table:style-name="ce1">
            <text:p>5080</text:p>
          </table:table-cell>
          <table:table-cell office:value-type="float" office:value="750" table:style-name="ce1">
            <text:p>750</text:p>
          </table:table-cell>
          <table:table-cell table:style-name="ce1"/>
          <table:table-cell office:value-type="float" office:value="3145" table:style-name="ce1">
            <text:p>3145</text:p>
          </table:table-cell>
          <table:table-cell office:value-type="float" office:value="3224" table:style-name="ce1">
            <text:p>3224</text:p>
          </table:table-cell>
          <table:table-cell office:value-type="float" office:value="769" table:style-name="ce1">
            <text:p>769</text:p>
          </table:table-cell>
          <table:table-cell table:style-name="ce1"/>
          <table:table-cell office:value-type="float" office:value="2931" table:style-name="ce1">
            <text:p>2931</text:p>
          </table:table-cell>
          <table:table-cell office:value-type="float" office:value="20193" table:style-name="ce1">
            <text:p>20193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4040" table:style-name="ce1">
            <text:p>4040</text:p>
          </table:table-cell>
          <table:table-cell office:value-type="float" office:value="2408" table:style-name="ce1">
            <text:p>2408</text:p>
          </table:table-cell>
          <table:table-cell office:value-type="float" office:value="763" table:style-name="ce1">
            <text:p>763</text:p>
          </table:table-cell>
          <table:table-cell table:style-name="ce1"/>
          <table:table-cell office:value-type="float" office:value="3184" table:style-name="ce1">
            <text:p>3184</text:p>
          </table:table-cell>
          <table:table-cell office:value-type="float" office:value="2511" table:style-name="ce1">
            <text:p>2511</text:p>
          </table:table-cell>
          <table:table-cell office:value-type="float" office:value="753" table:style-name="ce1">
            <text:p>753</text:p>
          </table:table-cell>
          <table:table-cell table:style-name="ce1"/>
          <table:table-cell office:value-type="float" office:value="3926" table:style-name="ce1">
            <text:p>3926</text:p>
          </table:table-cell>
          <table:table-cell office:value-type="float" office:value="7515" table:style-name="ce1">
            <text:p>7515</text:p>
          </table:table-cell>
          <table:table-cell office:value-type="float" office:value="929" table:style-name="ce1">
            <text:p>929</text:p>
          </table:table-cell>
          <table:table-cell table:style-name="ce1"/>
          <table:table-cell office:value-type="float" office:value="4300" table:style-name="ce1">
            <text:p>4300</text:p>
          </table:table-cell>
          <table:table-cell office:value-type="float" office:value="2394" table:style-name="ce1">
            <text:p>2394</text:p>
          </table:table-cell>
          <table:table-cell office:value-type="float" office:value="766" table:style-name="ce1">
            <text:p>766</text:p>
          </table:table-cell>
          <table:table-cell table:style-name="ce1"/>
          <table:table-cell office:value-type="float" office:value="3957" table:style-name="ce1">
            <text:p>3957</text:p>
          </table:table-cell>
          <table:table-cell office:value-type="float" office:value="6232" table:style-name="ce1">
            <text:p>6232</text:p>
          </table:table-cell>
          <table:table-cell office:value-type="float" office:value="861" table:style-name="ce1">
            <text:p>861</text:p>
          </table:table-cell>
          <table:table-cell table:style-name="ce1"/>
          <table:table-cell office:value-type="float" office:value="3080" table:style-name="ce1">
            <text:p>3080</text:p>
          </table:table-cell>
          <table:table-cell office:value-type="float" office:value="8429" table:style-name="ce1">
            <text:p>8429</text:p>
          </table:table-cell>
          <table:table-cell office:value-type="float" office:value="1264" table:style-name="ce1">
            <text:p>1264</text:p>
          </table:table-cell>
          <table:table-cell table:style-name="ce1"/>
          <table:table-cell office:value-type="float" office:value="3888" table:style-name="ce1">
            <text:p>3888</text:p>
          </table:table-cell>
          <table:table-cell office:value-type="float" office:value="5728" table:style-name="ce1">
            <text:p>5728</text:p>
          </table:table-cell>
          <table:table-cell office:value-type="float" office:value="828" table:style-name="ce1">
            <text:p>828</text:p>
          </table:table-cell>
          <table:table-cell table:style-name="ce1"/>
          <table:table-cell office:value-type="float" office:value="3820" table:style-name="ce1">
            <text:p>3820</text:p>
          </table:table-cell>
          <table:table-cell office:value-type="float" office:value="2843" table:style-name="ce1">
            <text:p>2843</text:p>
          </table:table-cell>
          <table:table-cell office:value-type="float" office:value="805" table:style-name="ce1">
            <text:p>805</text:p>
          </table:table-cell>
          <table:table-cell table:style-name="ce1"/>
          <table:table-cell office:value-type="float" office:value="2944" table:style-name="ce1">
            <text:p>2944</text:p>
          </table:table-cell>
          <table:table-cell office:value-type="float" office:value="9160" table:style-name="ce1">
            <text:p>9160</text:p>
          </table:table-cell>
          <table:table-cell office:value-type="float" office:value="858" table:style-name="ce1">
            <text:p>858</text:p>
          </table:table-cell>
          <table:table-cell table:style-name="ce1"/>
          <table:table-cell office:value-type="float" office:value="3445" table:style-name="ce1">
            <text:p>3445</text:p>
          </table:table-cell>
          <table:table-cell office:value-type="float" office:value="1592" table:style-name="ce1">
            <text:p>1592</text:p>
          </table:table-cell>
          <table:table-cell office:value-type="float" office:value="545" table:style-name="ce1">
            <text:p>545</text:p>
          </table:table-cell>
          <table:table-cell table:style-name="ce1"/>
          <table:table-cell office:value-type="float" office:value="2961" table:style-name="ce1">
            <text:p>2961</text:p>
          </table:table-cell>
          <table:table-cell office:value-type="float" office:value="6177" table:style-name="ce1">
            <text:p>6177</text:p>
          </table:table-cell>
          <table:table-cell office:value-type="float" office:value="718" table:style-name="ce1">
            <text:p>718</text:p>
          </table:table-cell>
          <table:table-cell table:style-name="ce1"/>
          <table:table-cell office:value-type="float" office:value="4434" table:style-name="ce1">
            <text:p>4434</text:p>
          </table:table-cell>
          <table:table-cell office:value-type="float" office:value="2664" table:style-name="ce1">
            <text:p>2664</text:p>
          </table:table-cell>
          <table:table-cell office:value-type="float" office:value="734" table:style-name="ce1">
            <text:p>734</text:p>
          </table:table-cell>
          <table:table-cell table:style-name="ce1"/>
          <table:table-cell office:value-type="float" office:value="4732" table:style-name="ce1">
            <text:p>4732</text:p>
          </table:table-cell>
          <table:table-cell office:value-type="float" office:value="2048" table:style-name="ce1">
            <text:p>2048</text:p>
          </table:table-cell>
          <table:table-cell office:value-type="float" office:value="741" table:style-name="ce1">
            <text:p>741</text:p>
          </table:table-cell>
          <table:table-cell table:style-name="ce1"/>
          <table:table-cell office:value-type="float" office:value="3040" table:style-name="ce1">
            <text:p>3040</text:p>
          </table:table-cell>
          <table:table-cell office:value-type="float" office:value="5689" table:style-name="ce1">
            <text:p>5689</text:p>
          </table:table-cell>
          <table:table-cell office:value-type="float" office:value="968" table:style-name="ce1">
            <text:p>968</text:p>
          </table:table-cell>
          <table:table-cell table:style-name="ce1"/>
          <table:table-cell office:value-type="float" office:value="4280" table:style-name="ce1">
            <text:p>4280</text:p>
          </table:table-cell>
          <table:table-cell office:value-type="float" office:value="3562" table:style-name="ce1">
            <text:p>3562</text:p>
          </table:table-cell>
          <table:table-cell office:value-type="float" office:value="675" table:style-name="ce1">
            <text:p>675</text:p>
          </table:table-cell>
          <table:table-cell table:style-name="ce1"/>
          <table:table-cell office:value-type="float" office:value="2761" table:style-name="ce1">
            <text:p>2761</text:p>
          </table:table-cell>
          <table:table-cell office:value-type="float" office:value="2310" table:style-name="ce1">
            <text:p>2310</text:p>
          </table:table-cell>
          <table:table-cell office:value-type="float" office:value="849" table:style-name="ce1">
            <text:p>849</text:p>
          </table:table-cell>
          <table:table-cell table:style-name="ce1"/>
          <table:table-cell office:value-type="float" office:value="4440" table:style-name="ce1">
            <text:p>4440</text:p>
          </table:table-cell>
          <table:table-cell office:value-type="float" office:value="2223" table:style-name="ce1">
            <text:p>2223</text:p>
          </table:table-cell>
          <table:table-cell office:value-type="float" office:value="719" table:style-name="ce1">
            <text:p>719</text:p>
          </table:table-cell>
          <table:table-cell table:style-name="ce1"/>
          <table:table-cell office:value-type="float" office:value="2590" table:style-name="ce1">
            <text:p>2590</text:p>
          </table:table-cell>
          <table:table-cell office:value-type="float" office:value="2417" table:style-name="ce1">
            <text:p>2417</text:p>
          </table:table-cell>
          <table:table-cell office:value-type="float" office:value="684" table:style-name="ce1">
            <text:p>684</text:p>
          </table:table-cell>
          <table:table-cell table:style-name="ce1"/>
          <table:table-cell office:value-type="float" office:value="2729" table:style-name="ce1">
            <text:p>2729</text:p>
          </table:table-cell>
          <table:table-cell office:value-type="float" office:value="6342" table:style-name="ce1">
            <text:p>6342</text:p>
          </table:table-cell>
          <table:table-cell office:value-type="float" office:value="526" table:style-name="ce1">
            <text:p>526</text:p>
          </table:table-cell>
          <table:table-cell table:style-name="ce1"/>
          <table:table-cell office:value-type="float" office:value="4125" table:style-name="ce1">
            <text:p>4125</text:p>
          </table:table-cell>
          <table:table-cell office:value-type="float" office:value="3077" table:style-name="ce1">
            <text:p>3077</text:p>
          </table:table-cell>
          <table:table-cell office:value-type="float" office:value="718" table:style-name="ce1">
            <text:p>718</text:p>
          </table:table-cell>
          <table:table-cell table:style-name="ce1"/>
          <table:table-cell office:value-type="float" office:value="3235" table:style-name="ce1">
            <text:p>3235</text:p>
          </table:table-cell>
          <table:table-cell office:value-type="float" office:value="2302" table:style-name="ce1">
            <text:p>2302</text:p>
          </table:table-cell>
          <table:table-cell office:value-type="float" office:value="726" table:style-name="ce1">
            <text:p>726</text:p>
          </table:table-cell>
          <table:table-cell table:style-name="ce1"/>
          <table:table-cell office:value-type="float" office:value="3301" table:style-name="ce1">
            <text:p>3301</text:p>
          </table:table-cell>
          <table:table-cell office:value-type="float" office:value="2645" table:style-name="ce1">
            <text:p>2645</text:p>
          </table:table-cell>
          <table:table-cell office:value-type="float" office:value="791" table:style-name="ce1">
            <text:p>791</text:p>
          </table:table-cell>
          <table:table-cell table:style-name="ce1"/>
          <table:table-cell office:value-type="float" office:value="4168" table:style-name="ce1">
            <text:p>4168</text:p>
          </table:table-cell>
          <table:table-cell office:value-type="float" office:value="3842" table:style-name="ce1">
            <text:p>3842</text:p>
          </table:table-cell>
          <table:table-cell office:value-type="float" office:value="1074" table:style-name="ce1">
            <text:p>1074</text:p>
          </table:table-cell>
          <table:table-cell table:style-name="ce1"/>
          <table:table-cell office:value-type="float" office:value="2735" table:style-name="ce1">
            <text:p>2735</text:p>
          </table:table-cell>
          <table:table-cell office:value-type="float" office:value="2334" table:style-name="ce1">
            <text:p>2334</text:p>
          </table:table-cell>
          <table:table-cell office:value-type="float" office:value="877" table:style-name="ce1">
            <text:p>877</text:p>
          </table:table-cell>
          <table:table-cell table:style-name="ce1"/>
          <table:table-cell office:value-type="float" office:value="5054" table:style-name="ce1">
            <text:p>5054</text:p>
          </table:table-cell>
          <table:table-cell office:value-type="float" office:value="2110" table:style-name="ce1">
            <text:p>2110</text:p>
          </table:table-cell>
          <table:table-cell office:value-type="float" office:value="637" table:style-name="ce1">
            <text:p>637</text:p>
          </table:table-cell>
          <table:table-cell table:style-name="ce1"/>
          <table:table-cell office:value-type="float" office:value="3253" table:style-name="ce1">
            <text:p>3253</text:p>
          </table:table-cell>
          <table:table-cell office:value-type="float" office:value="6960" table:style-name="ce1">
            <text:p>6960</text:p>
          </table:table-cell>
          <table:table-cell office:value-type="float" office:value="878" table:style-name="ce1">
            <text:p>878</text:p>
          </table:table-cell>
          <table:table-cell table:style-name="ce1"/>
          <table:table-cell office:value-type="float" office:value="4005" table:style-name="ce1">
            <text:p>4005</text:p>
          </table:table-cell>
          <table:table-cell office:value-type="float" office:value="3322" table:style-name="ce1">
            <text:p>3322</text:p>
          </table:table-cell>
          <table:table-cell office:value-type="float" office:value="775" table:style-name="ce1">
            <text:p>775</text:p>
          </table:table-cell>
          <table:table-cell table:style-name="ce1"/>
          <table:table-cell office:value-type="float" office:value="5740" table:style-name="ce1">
            <text:p>5740</text:p>
          </table:table-cell>
          <table:table-cell office:value-type="float" office:value="2097" table:style-name="ce1">
            <text:p>2097</text:p>
          </table:table-cell>
          <table:table-cell office:value-type="float" office:value="660" table:style-name="ce1">
            <text:p>660</text:p>
          </table:table-cell>
          <table:table-cell table:style-name="ce1"/>
          <table:table-cell office:value-type="float" office:value="3307" table:style-name="ce1">
            <text:p>3307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094800_M06489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8:57:20</text:p>
          </table:table-cell>
          <table:table-cell office:value-type="string" table:style-name="ce1">
            <text:p>2020-11-18_09:57:20</text:p>
          </table:table-cell>
          <table:table-cell office:value-type="float" office:value="0.78" table:style-name="ce1">
            <text:p>0,78</text:p>
          </table:table-cell>
          <table:table-cell office:value-type="string" table:style-name="ce1">
            <text:p>Anaïs</text:p>
          </table:table-cell>
          <table:table-cell office:value-type="string" table:style-name="ce1">
            <text:p>M06489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Qar48oDW7eXXDne</text:p>
          </table:table-cell>
          <table:table-cell office:value-type="string" table:style-name="ce1">
            <text:p>https://www.testable.org/experiment/4303/294929/start?participant=M064899</text:p>
          </table:table-cell>
          <table:table-cell office:value-type="float" office:value="3040994" table:style-name="ce1">
            <text:p>3040994</text:p>
          </table:table-cell>
          <table:table-cell office:value-type="float" office:value="50.683233333333" table:style-name="ce1">
            <text:p>50,68323333</text:p>
          </table:table-cell>
          <table:table-cell office:value-type="float" office:value="47633" table:style-name="ce1">
            <text:p>47633</text:p>
          </table:table-cell>
          <table:table-cell office:value-type="float" office:value="67739" table:style-name="ce1">
            <text:p>67739</text:p>
          </table:table-cell>
          <table:table-cell office:value-type="float" office:value="40417" table:style-name="ce1">
            <text:p>40417</text:p>
          </table:table-cell>
          <table:table-cell office:value-type="float" office:value="45100" table:style-name="ce1">
            <text:p>45100</text:p>
          </table:table-cell>
          <table:table-cell office:value-type="float" office:value="69401" table:style-name="ce1">
            <text:p>69401</text:p>
          </table:table-cell>
          <table:table-cell office:value-type="float" office:value="49793" table:style-name="ce1">
            <text:p>49793</text:p>
          </table:table-cell>
          <table:table-cell office:value-type="float" office:value="52504" table:style-name="ce1">
            <text:p>52504</text:p>
          </table:table-cell>
          <table:table-cell office:value-type="float" office:value="96115" table:style-name="ce1">
            <text:p>96115</text:p>
          </table:table-cell>
          <table:table-cell office:value-type="float" office:value="137240" table:style-name="ce1">
            <text:p>137240</text:p>
          </table:table-cell>
          <table:table-cell office:value-type="float" office:value="124521" table:style-name="ce1">
            <text:p>124521</text:p>
          </table:table-cell>
          <table:table-cell office:value-type="float" office:value="54983" table:style-name="ce1">
            <text:p>54983</text:p>
          </table:table-cell>
          <table:table-cell office:value-type="float" office:value="70781" table:style-name="ce1">
            <text:p>70781</text:p>
          </table:table-cell>
          <table:table-cell table:number-columns-repeated="192" table:style-name="ce1"/>
          <table:table-cell office:value-type="float" office:value="11526" table:style-name="ce1">
            <text:p>11526</text:p>
          </table:table-cell>
          <table:table-cell office:value-type="float" office:value="2427" table:style-name="ce1">
            <text:p>2427</text:p>
          </table:table-cell>
          <table:table-cell office:value-type="float" office:value="2501" table:style-name="ce1">
            <text:p>2501</text:p>
          </table:table-cell>
          <table:table-cell table:style-name="ce1"/>
          <table:table-cell office:value-type="float" office:value="15106" table:style-name="ce1">
            <text:p>15106</text:p>
          </table:table-cell>
          <table:table-cell office:value-type="float" office:value="1156" table:style-name="ce1">
            <text:p>1156</text:p>
          </table:table-cell>
          <table:table-cell office:value-type="float" office:value="2795" table:style-name="ce1">
            <text:p>2795</text:p>
          </table:table-cell>
          <table:table-cell table:style-name="ce1"/>
          <table:table-cell office:value-type="float" office:value="11646" table:style-name="ce1">
            <text:p>11646</text:p>
          </table:table-cell>
          <table:table-cell office:value-type="float" office:value="1893" table:style-name="ce1">
            <text:p>1893</text:p>
          </table:table-cell>
          <table:table-cell office:value-type="float" office:value="2165" table:style-name="ce1">
            <text:p>2165</text:p>
          </table:table-cell>
          <table:table-cell table:style-name="ce1"/>
          <table:table-cell office:value-type="float" office:value="8730" table:style-name="ce1">
            <text:p>8730</text:p>
          </table:table-cell>
          <table:table-cell office:value-type="float" office:value="598" table:style-name="ce1">
            <text:p>598</text:p>
          </table:table-cell>
          <table:table-cell office:value-type="float" office:value="2597" table:style-name="ce1">
            <text:p>2597</text:p>
          </table:table-cell>
          <table:table-cell table:style-name="ce1"/>
          <table:table-cell office:value-type="float" office:value="18112" table:style-name="ce1">
            <text:p>18112</text:p>
          </table:table-cell>
          <table:table-cell office:value-type="float" office:value="1823" table:style-name="ce1">
            <text:p>1823</text:p>
          </table:table-cell>
          <table:table-cell office:value-type="float" office:value="1954" table:style-name="ce1">
            <text:p>1954</text:p>
          </table:table-cell>
          <table:table-cell table:style-name="ce1"/>
          <table:table-cell office:value-type="float" office:value="12797" table:style-name="ce1">
            <text:p>12797</text:p>
          </table:table-cell>
          <table:table-cell office:value-type="float" office:value="5394" table:style-name="ce1">
            <text:p>5394</text:p>
          </table:table-cell>
          <table:table-cell office:value-type="float" office:value="2571" table:style-name="ce1">
            <text:p>2571</text:p>
          </table:table-cell>
          <table:table-cell table:style-name="ce1"/>
          <table:table-cell office:value-type="float" office:value="17844" table:style-name="ce1">
            <text:p>17844</text:p>
          </table:table-cell>
          <table:table-cell office:value-type="float" office:value="1304" table:style-name="ce1">
            <text:p>1304</text:p>
          </table:table-cell>
          <table:table-cell office:value-type="float" office:value="1425" table:style-name="ce1">
            <text:p>1425</text:p>
          </table:table-cell>
          <table:table-cell table:style-name="ce1"/>
          <table:table-cell office:value-type="float" office:value="5974" table:style-name="ce1">
            <text:p>5974</text:p>
          </table:table-cell>
          <table:table-cell office:value-type="float" office:value="2398" table:style-name="ce1">
            <text:p>2398</text:p>
          </table:table-cell>
          <table:table-cell office:value-type="float" office:value="1576" table:style-name="ce1">
            <text:p>1576</text:p>
          </table:table-cell>
          <table:table-cell table:style-name="ce1"/>
          <table:table-cell office:value-type="float" office:value="16945" table:style-name="ce1">
            <text:p>16945</text:p>
          </table:table-cell>
          <table:table-cell office:value-type="float" office:value="619" table:style-name="ce1">
            <text:p>619</text:p>
          </table:table-cell>
          <table:table-cell office:value-type="float" office:value="2763" table:style-name="ce1">
            <text:p>2763</text:p>
          </table:table-cell>
          <table:table-cell table:style-name="ce1"/>
          <table:table-cell office:value-type="float" office:value="20017" table:style-name="ce1">
            <text:p>20017</text:p>
          </table:table-cell>
          <table:table-cell office:value-type="float" office:value="1054" table:style-name="ce1">
            <text:p>1054</text:p>
          </table:table-cell>
          <table:table-cell office:value-type="float" office:value="4408" table:style-name="ce1">
            <text:p>4408</text:p>
          </table:table-cell>
          <table:table-cell table:style-name="ce1"/>
          <table:table-cell office:value-type="float" office:value="13936" table:style-name="ce1">
            <text:p>13936</text:p>
          </table:table-cell>
          <table:table-cell office:value-type="float" office:value="2173" table:style-name="ce1">
            <text:p>2173</text:p>
          </table:table-cell>
          <table:table-cell office:value-type="float" office:value="1801" table:style-name="ce1">
            <text:p>1801</text:p>
          </table:table-cell>
          <table:table-cell table:style-name="ce1"/>
          <table:table-cell office:value-type="float" office:value="12473" table:style-name="ce1">
            <text:p>12473</text:p>
          </table:table-cell>
          <table:table-cell office:value-type="float" office:value="681" table:style-name="ce1">
            <text:p>681</text:p>
          </table:table-cell>
          <table:table-cell table:style-name="ce1"/>
          <table:table-cell office:value-type="float" office:value="2239" table:style-name="ce1">
            <text:p>2239</text:p>
          </table:table-cell>
          <table:table-cell office:value-type="float" office:value="11258" table:style-name="ce1">
            <text:p>11258</text:p>
          </table:table-cell>
          <table:table-cell office:value-type="float" office:value="1529" table:style-name="ce1">
            <text:p>1529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office:value-type="float" office:value="11592" table:style-name="ce1">
            <text:p>11592</text:p>
          </table:table-cell>
          <table:table-cell office:value-type="float" office:value="3281" table:style-name="ce1">
            <text:p>3281</text:p>
          </table:table-cell>
          <table:table-cell office:value-type="float" office:value="2477" table:style-name="ce1">
            <text:p>2477</text:p>
          </table:table-cell>
          <table:table-cell table:style-name="ce1"/>
          <table:table-cell office:value-type="float" office:value="11527" table:style-name="ce1">
            <text:p>11527</text:p>
          </table:table-cell>
          <table:table-cell office:value-type="float" office:value="1202" table:style-name="ce1">
            <text:p>1202</text:p>
          </table:table-cell>
          <table:table-cell office:value-type="float" office:value="2536" table:style-name="ce1">
            <text:p>2536</text:p>
          </table:table-cell>
          <table:table-cell table:style-name="ce1"/>
          <table:table-cell office:value-type="float" office:value="15985" table:style-name="ce1">
            <text:p>15985</text:p>
          </table:table-cell>
          <table:table-cell office:value-type="float" office:value="2375" table:style-name="ce1">
            <text:p>2375</text:p>
          </table:table-cell>
          <table:table-cell office:value-type="float" office:value="2064" table:style-name="ce1">
            <text:p>2064</text:p>
          </table:table-cell>
          <table:table-cell table:style-name="ce1"/>
          <table:table-cell office:value-type="float" office:value="13435" table:style-name="ce1">
            <text:p>13435</text:p>
          </table:table-cell>
          <table:table-cell office:value-type="float" office:value="581" table:style-name="ce1">
            <text:p>581</text:p>
          </table:table-cell>
          <table:table-cell office:value-type="float" office:value="2003" table:style-name="ce1">
            <text:p>2003</text:p>
          </table:table-cell>
          <table:table-cell table:style-name="ce1"/>
          <table:table-cell office:value-type="float" office:value="27948" table:style-name="ce1">
            <text:p>27948</text:p>
          </table:table-cell>
          <table:table-cell office:value-type="float" office:value="2745" table:style-name="ce1">
            <text:p>2745</text:p>
          </table:table-cell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9995" table:style-name="ce1">
            <text:p>9995</text:p>
          </table:table-cell>
          <table:table-cell office:value-type="float" office:value="2195" table:style-name="ce1">
            <text:p>2195</text:p>
          </table:table-cell>
          <table:table-cell office:value-type="float" office:value="1739" table:style-name="ce1">
            <text:p>1739</text:p>
          </table:table-cell>
          <table:table-cell table:style-name="ce1"/>
          <table:table-cell office:value-type="float" office:value="17954" table:style-name="ce1">
            <text:p>17954</text:p>
          </table:table-cell>
          <table:table-cell office:value-type="float" office:value="1209" table:style-name="ce1">
            <text:p>1209</text:p>
          </table:table-cell>
          <table:table-cell office:value-type="float" office:value="2229" table:style-name="ce1">
            <text:p>2229</text:p>
          </table:table-cell>
          <table:table-cell table:style-name="ce1"/>
          <table:table-cell office:value-type="float" office:value="15480" table:style-name="ce1">
            <text:p>15480</text:p>
          </table:table-cell>
          <table:table-cell office:value-type="float" office:value="907" table:style-name="ce1">
            <text:p>907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6960" table:style-name="ce1">
            <text:p>16960</text:p>
          </table:table-cell>
          <table:table-cell office:value-type="float" office:value="3491" table:style-name="ce1">
            <text:p>3491</text:p>
          </table:table-cell>
          <table:table-cell table:style-name="ce1"/>
          <table:table-cell office:value-type="float" office:value="1790" table:style-name="ce1">
            <text:p>1790</text:p>
          </table:table-cell>
          <table:table-cell office:value-type="float" office:value="22525" table:style-name="ce1">
            <text:p>22525</text:p>
          </table:table-cell>
          <table:table-cell office:value-type="float" office:value="859" table:style-name="ce1">
            <text:p>859</text:p>
          </table:table-cell>
          <table:table-cell office:value-type="float" office:value="1771" table:style-name="ce1">
            <text:p>1771</text:p>
          </table:table-cell>
          <table:table-cell table:style-name="ce1"/>
          <table:table-cell office:value-type="float" office:value="10861" table:style-name="ce1">
            <text:p>10861</text:p>
          </table:table-cell>
          <table:table-cell office:value-type="float" office:value="985" table:style-name="ce1">
            <text:p>985</text:p>
          </table:table-cell>
          <table:table-cell office:value-type="float" office:value="1792" table:style-name="ce1">
            <text:p>1792</text:p>
          </table:table-cell>
          <table:table-cell table:style-name="ce1"/>
          <table:table-cell office:value-type="float" office:value="9031" table:style-name="ce1">
            <text:p>9031</text:p>
          </table:table-cell>
          <table:table-cell office:value-type="float" office:value="589" table:style-name="ce1">
            <text:p>589</text:p>
          </table:table-cell>
          <table:table-cell office:value-type="float" office:value="1863" table:style-name="ce1">
            <text:p>1863</text:p>
          </table:table-cell>
          <table:table-cell table:style-name="ce1"/>
          <table:table-cell office:value-type="float" office:value="8226" table:style-name="ce1">
            <text:p>8226</text:p>
          </table:table-cell>
          <table:table-cell office:value-type="float" office:value="1528" table:style-name="ce1">
            <text:p>1528</text:p>
          </table:table-cell>
          <table:table-cell office:value-type="float" office:value="1545" table:style-name="ce1">
            <text:p>1545</text:p>
          </table:table-cell>
          <table:table-cell table:style-name="ce1"/>
          <table:table-cell office:value-type="float" office:value="15309" table:style-name="ce1">
            <text:p>15309</text:p>
          </table:table-cell>
          <table:table-cell office:value-type="float" office:value="1131" table:style-name="ce1">
            <text:p>1131</text:p>
          </table:table-cell>
          <table:table-cell office:value-type="float" office:value="1932" table:style-name="ce1">
            <text:p>1932</text:p>
          </table:table-cell>
          <table:table-cell table:style-name="ce1"/>
          <table:table-cell office:value-type="float" office:value="11036" table:style-name="ce1">
            <text:p>11036</text:p>
          </table:table-cell>
          <table:table-cell office:value-type="float" office:value="1988" table:style-name="ce1">
            <text:p>1988</text:p>
          </table:table-cell>
          <table:table-cell table:style-name="ce1"/>
          <table:table-cell office:value-type="float" office:value="2218" table:style-name="ce1">
            <text:p>2218</text:p>
          </table:table-cell>
          <table:table-cell office:value-type="float" office:value="12490" table:style-name="ce1">
            <text:p>12490</text:p>
          </table:table-cell>
          <table:table-cell office:value-type="float" office:value="905" table:style-name="ce1">
            <text:p>905</text:p>
          </table:table-cell>
          <table:table-cell office:value-type="float" office:value="4875" table:style-name="ce1">
            <text:p>4875</text:p>
          </table:table-cell>
          <table:table-cell table:style-name="ce1"/>
          <table:table-cell office:value-type="float" office:value="10029" table:style-name="ce1">
            <text:p>10029</text:p>
          </table:table-cell>
          <table:table-cell office:value-type="float" office:value="583" table:style-name="ce1">
            <text:p>583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float" office:value="9432" table:style-name="ce1">
            <text:p>9432</text:p>
          </table:table-cell>
          <table:table-cell office:value-type="float" office:value="643" table:style-name="ce1">
            <text:p>643</text:p>
          </table:table-cell>
          <table:table-cell office:value-type="float" office:value="2374" table:style-name="ce1">
            <text:p>2374</text:p>
          </table:table-cell>
          <table:table-cell table:style-name="ce1"/>
          <table:table-cell office:value-type="float" office:value="18637" table:style-name="ce1">
            <text:p>18637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1654" table:style-name="ce1">
            <text:p>1654</text:p>
          </table:table-cell>
          <table:table-cell office:value-type="float" office:value="13497" table:style-name="ce1">
            <text:p>13497</text:p>
          </table:table-cell>
          <table:table-cell office:value-type="float" office:value="643" table:style-name="ce1">
            <text:p>643</text:p>
          </table:table-cell>
          <table:table-cell office:value-type="float" office:value="1466" table:style-name="ce1">
            <text:p>1466</text:p>
          </table:table-cell>
          <table:table-cell table:style-name="ce1"/>
          <table:table-cell office:value-type="float" office:value="10183" table:style-name="ce1">
            <text:p>10183</text:p>
          </table:table-cell>
          <table:table-cell office:value-type="float" office:value="495" table:style-name="ce1">
            <text:p>495</text:p>
          </table:table-cell>
          <table:table-cell office:value-type="float" office:value="1892" table:style-name="ce1">
            <text:p>1892</text:p>
          </table:table-cell>
          <table:table-cell table:style-name="ce1"/>
          <table:table-cell office:value-type="float" office:value="15641" table:style-name="ce1">
            <text:p>15641</text:p>
          </table:table-cell>
          <table:table-cell office:value-type="float" office:value="1157" table:style-name="ce1">
            <text:p>1157</text:p>
          </table:table-cell>
          <table:table-cell table:style-name="ce1"/>
          <table:table-cell office:value-type="float" office:value="1885" table:style-name="ce1">
            <text:p>1885</text:p>
          </table:table-cell>
          <table:table-cell office:value-type="float" office:value="14175" table:style-name="ce1">
            <text:p>14175</text:p>
          </table:table-cell>
          <table:table-cell office:value-type="float" office:value="1320" table:style-name="ce1">
            <text:p>1320</text:p>
          </table:table-cell>
          <table:table-cell office:value-type="float" office:value="1854" table:style-name="ce1">
            <text:p>1854</text:p>
          </table:table-cell>
          <table:table-cell table:style-name="ce1"/>
          <table:table-cell office:value-type="float" office:value="8841" table:style-name="ce1">
            <text:p>8841</text:p>
          </table:table-cell>
          <table:table-cell office:value-type="float" office:value="554" table:style-name="ce1">
            <text:p>554</text:p>
          </table:table-cell>
          <table:table-cell office:value-type="float" office:value="1715" table:style-name="ce1">
            <text:p>1715</text:p>
          </table:table-cell>
          <table:table-cell table:style-name="ce1"/>
          <table:table-cell office:value-type="float" office:value="8664" table:style-name="ce1">
            <text:p>8664</text:p>
          </table:table-cell>
          <table:table-cell office:value-type="float" office:value="798" table:style-name="ce1">
            <text:p>798</text:p>
          </table:table-cell>
          <table:table-cell office:value-type="float" office:value="2786" table:style-name="ce1">
            <text:p>2786</text:p>
          </table:table-cell>
          <table:table-cell table:style-name="ce1"/>
          <table:table-cell office:value-type="float" office:value="11921" table:style-name="ce1">
            <text:p>11921</text:p>
          </table:table-cell>
          <table:table-cell office:value-type="float" office:value="975" table:style-name="ce1">
            <text:p>975</text:p>
          </table:table-cell>
          <table:table-cell table:style-name="ce1"/>
          <table:table-cell office:value-type="float" office:value="2035" table:style-name="ce1">
            <text:p>2035</text:p>
          </table:table-cell>
          <table:table-cell office:value-type="float" office:value="7633" table:style-name="ce1">
            <text:p>7633</text:p>
          </table:table-cell>
          <table:table-cell office:value-type="float" office:value="713" table:style-name="ce1">
            <text:p>713</text:p>
          </table:table-cell>
          <table:table-cell office:value-type="float" office:value="1948" table:style-name="ce1">
            <text:p>1948</text:p>
          </table:table-cell>
          <table:table-cell table:style-name="ce1"/>
          <table:table-cell office:value-type="float" office:value="11320" table:style-name="ce1">
            <text:p>11320</text:p>
          </table:table-cell>
          <table:table-cell office:value-type="float" office:value="1271" table:style-name="ce1">
            <text:p>1271</text:p>
          </table:table-cell>
          <table:table-cell office:value-type="float" office:value="1847" table:style-name="ce1">
            <text:p>1847</text:p>
          </table:table-cell>
          <table:table-cell table:style-name="ce1"/>
          <table:table-cell office:value-type="float" office:value="8764" table:style-name="ce1">
            <text:p>8764</text:p>
          </table:table-cell>
          <table:table-cell office:value-type="float" office:value="497" table:style-name="ce1">
            <text:p>497</text:p>
          </table:table-cell>
          <table:table-cell office:value-type="float" office:value="1900" table:style-name="ce1">
            <text:p>1900</text:p>
          </table:table-cell>
          <table:table-cell table:style-name="ce1"/>
          <table:table-cell office:value-type="float" office:value="13219" table:style-name="ce1">
            <text:p>13219</text:p>
          </table:table-cell>
          <table:table-cell office:value-type="float" office:value="2101" table:style-name="ce1">
            <text:p>2101</text:p>
          </table:table-cell>
          <table:table-cell office:value-type="float" office:value="3010" table:style-name="ce1">
            <text:p>3010</text:p>
          </table:table-cell>
          <table:table-cell table:style-name="ce1"/>
          <table:table-cell office:value-type="float" office:value="9324" table:style-name="ce1">
            <text:p>9324</text:p>
          </table:table-cell>
          <table:table-cell office:value-type="float" office:value="2063" table:style-name="ce1">
            <text:p>2063</text:p>
          </table:table-cell>
          <table:table-cell office:value-type="float" office:value="2059" table:style-name="ce1">
            <text:p>2059</text:p>
          </table:table-cell>
          <table:table-cell table:style-name="ce1"/>
          <table:table-cell office:value-type="float" office:value="15412" table:style-name="ce1">
            <text:p>15412</text:p>
          </table:table-cell>
          <table:table-cell office:value-type="float" office:value="3329" table:style-name="ce1">
            <text:p>3329</text:p>
          </table:table-cell>
          <table:table-cell office:value-type="float" office:value="3414" table:style-name="ce1">
            <text:p>3414</text:p>
          </table:table-cell>
          <table:table-cell table:style-name="ce1"/>
          <table:table-cell office:value-type="float" office:value="9244" table:style-name="ce1">
            <text:p>9244</text:p>
          </table:table-cell>
          <table:table-cell office:value-type="float" office:value="3879" table:style-name="ce1">
            <text:p>3879</text:p>
          </table:table-cell>
          <table:table-cell table:style-name="ce1"/>
          <table:table-cell office:value-type="float" office:value="1669" table:style-name="ce1">
            <text:p>1669</text:p>
          </table:table-cell>
          <table:table-cell office:value-type="float" office:value="10460" table:style-name="ce1">
            <text:p>10460</text:p>
          </table:table-cell>
          <table:table-cell office:value-type="float" office:value="551" table:style-name="ce1">
            <text:p>551</text:p>
          </table:table-cell>
          <table:table-cell office:value-type="float" office:value="2003" table:style-name="ce1">
            <text:p>2003</text:p>
          </table:table-cell>
          <table:table-cell table:style-name="ce1"/>
          <table:table-cell office:value-type="float" office:value="12166" table:style-name="ce1">
            <text:p>12166</text:p>
          </table:table-cell>
          <table:table-cell office:value-type="float" office:value="689" table:style-name="ce1">
            <text:p>689</text:p>
          </table:table-cell>
          <table:table-cell office:value-type="float" office:value="2879" table:style-name="ce1">
            <text:p>2879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095049_M00981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06:40</text:p>
          </table:table-cell>
          <table:table-cell office:value-type="string" table:style-name="ce1">
            <text:p>2020-11-18_10:06:40</text:p>
          </table:table-cell>
          <table:table-cell office:value-type="float" office:value="1.1000000000000001" table:style-name="ce1">
            <text:p>1,1</text:p>
          </table:table-cell>
          <table:table-cell office:value-type="string" table:style-name="ce1">
            <text:p>Valentin</text:p>
          </table:table-cell>
          <table:table-cell office:value-type="string" table:style-name="ce1">
            <text:p>M0098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yPfuAoeAbktvyVvp</text:p>
          </table:table-cell>
          <table:table-cell office:value-type="string" table:style-name="ce1">
            <text:p>https://www.testable.org/experiment/4303/294929/start?participant=M009819</text:p>
          </table:table-cell>
          <table:table-cell office:value-type="float" office:value="2651222" table:style-name="ce1">
            <text:p>2651222</text:p>
          </table:table-cell>
          <table:table-cell office:value-type="float" office:value="44.187033333332998" table:style-name="ce1">
            <text:p>44,18703333</text:p>
          </table:table-cell>
          <table:table-cell office:value-type="float" office:value="37533" table:style-name="ce1">
            <text:p>37533</text:p>
          </table:table-cell>
          <table:table-cell office:value-type="float" office:value="51773" table:style-name="ce1">
            <text:p>51773</text:p>
          </table:table-cell>
          <table:table-cell office:value-type="float" office:value="69204" table:style-name="ce1">
            <text:p>69204</text:p>
          </table:table-cell>
          <table:table-cell office:value-type="float" office:value="36061" table:style-name="ce1">
            <text:p>36061</text:p>
          </table:table-cell>
          <table:table-cell office:value-type="float" office:value="25284" table:style-name="ce1">
            <text:p>25284</text:p>
          </table:table-cell>
          <table:table-cell office:value-type="float" office:value="22078" table:style-name="ce1">
            <text:p>22078</text:p>
          </table:table-cell>
          <table:table-cell office:value-type="float" office:value="63355" table:style-name="ce1">
            <text:p>63355</text:p>
          </table:table-cell>
          <table:table-cell office:value-type="float" office:value="50481" table:style-name="ce1">
            <text:p>50481</text:p>
          </table:table-cell>
          <table:table-cell office:value-type="float" office:value="46877" table:style-name="ce1">
            <text:p>46877</text:p>
          </table:table-cell>
          <table:table-cell office:value-type="float" office:value="45323" table:style-name="ce1">
            <text:p>45323</text:p>
          </table:table-cell>
          <table:table-cell office:value-type="float" office:value="84790" table:style-name="ce1">
            <text:p>84790</text:p>
          </table:table-cell>
          <table:table-cell office:value-type="float" office:value="36006" table:style-name="ce1">
            <text:p>36006</text:p>
          </table:table-cell>
          <table:table-cell table:number-columns-repeated="192" table:style-name="ce1"/>
          <table:table-cell office:value-type="float" office:value="11395" table:style-name="ce1">
            <text:p>11395</text:p>
          </table:table-cell>
          <table:table-cell office:value-type="float" office:value="1456" table:style-name="ce1">
            <text:p>1456</text:p>
          </table:table-cell>
          <table:table-cell office:value-type="float" office:value="3769" table:style-name="ce1">
            <text:p>3769</text:p>
          </table:table-cell>
          <table:table-cell table:style-name="ce1"/>
          <table:table-cell office:value-type="float" office:value="7603" table:style-name="ce1">
            <text:p>7603</text:p>
          </table:table-cell>
          <table:table-cell office:value-type="float" office:value="3328" table:style-name="ce1">
            <text:p>3328</text:p>
          </table:table-cell>
          <table:table-cell office:value-type="float" office:value="1993" table:style-name="ce1">
            <text:p>1993</text:p>
          </table:table-cell>
          <table:table-cell table:style-name="ce1"/>
          <table:table-cell office:value-type="float" office:value="7655" table:style-name="ce1">
            <text:p>7655</text:p>
          </table:table-cell>
          <table:table-cell office:value-type="float" office:value="3015" table:style-name="ce1">
            <text:p>3015</text:p>
          </table:table-cell>
          <table:table-cell office:value-type="float" office:value="2248" table:style-name="ce1">
            <text:p>2248</text:p>
          </table:table-cell>
          <table:table-cell table:style-name="ce1"/>
          <table:table-cell office:value-type="float" office:value="7103" table:style-name="ce1">
            <text:p>7103</text:p>
          </table:table-cell>
          <table:table-cell office:value-type="float" office:value="1673" table:style-name="ce1">
            <text:p>1673</text:p>
          </table:table-cell>
          <table:table-cell table:style-name="ce1"/>
          <table:table-cell office:value-type="float" office:value="3391" table:style-name="ce1">
            <text:p>3391</text:p>
          </table:table-cell>
          <table:table-cell office:value-type="float" office:value="15975" table:style-name="ce1">
            <text:p>15975</text:p>
          </table:table-cell>
          <table:table-cell office:value-type="float" office:value="2133" table:style-name="ce1">
            <text:p>2133</text:p>
          </table:table-cell>
          <table:table-cell office:value-type="float" office:value="5288" table:style-name="ce1">
            <text:p>5288</text:p>
          </table:table-cell>
          <table:table-cell table:style-name="ce1"/>
          <table:table-cell office:value-type="float" office:value="11155" table:style-name="ce1">
            <text:p>11155</text:p>
          </table:table-cell>
          <table:table-cell office:value-type="float" office:value="2703" table:style-name="ce1">
            <text:p>2703</text:p>
          </table:table-cell>
          <table:table-cell table:style-name="ce1"/>
          <table:table-cell office:value-type="float" office:value="4407" table:style-name="ce1">
            <text:p>4407</text:p>
          </table:table-cell>
          <table:table-cell office:value-type="float" office:value="12126" table:style-name="ce1">
            <text:p>12126</text:p>
          </table:table-cell>
          <table:table-cell office:value-type="float" office:value="4464" table:style-name="ce1">
            <text:p>4464</text:p>
          </table:table-cell>
          <table:table-cell table:style-name="ce1"/>
          <table:table-cell office:value-type="float" office:value="2327" table:style-name="ce1">
            <text:p>2327</text:p>
          </table:table-cell>
          <table:table-cell office:value-type="float" office:value="9098" table:style-name="ce1">
            <text:p>9098</text:p>
          </table:table-cell>
          <table:table-cell office:value-type="float" office:value="2511" table:style-name="ce1">
            <text:p>2511</text:p>
          </table:table-cell>
          <table:table-cell office:value-type="float" office:value="2874" table:style-name="ce1">
            <text:p>2874</text:p>
          </table:table-cell>
          <table:table-cell table:style-name="ce1"/>
          <table:table-cell office:value-type="float" office:value="9150" table:style-name="ce1">
            <text:p>9150</text:p>
          </table:table-cell>
          <table:table-cell office:value-type="float" office:value="1727" table:style-name="ce1">
            <text:p>1727</text:p>
          </table:table-cell>
          <table:table-cell table:style-name="ce1"/>
          <table:table-cell office:value-type="float" office:value="1889" table:style-name="ce1">
            <text:p>1889</text:p>
          </table:table-cell>
          <table:table-cell office:value-type="float" office:value="8336" table:style-name="ce1">
            <text:p>8336</text:p>
          </table:table-cell>
          <table:table-cell office:value-type="float" office:value="5112" table:style-name="ce1">
            <text:p>5112</text:p>
          </table:table-cell>
          <table:table-cell table:style-name="ce1"/>
          <table:table-cell office:value-type="float" office:value="2865" table:style-name="ce1">
            <text:p>2865</text:p>
          </table:table-cell>
          <table:table-cell office:value-type="float" office:value="13489" table:style-name="ce1">
            <text:p>13489</text:p>
          </table:table-cell>
          <table:table-cell office:value-type="float" office:value="5256" table:style-name="ce1">
            <text:p>5256</text:p>
          </table:table-cell>
          <table:table-cell table:style-name="ce1"/>
          <table:table-cell office:value-type="float" office:value="11344" table:style-name="ce1">
            <text:p>11344</text:p>
          </table:table-cell>
          <table:table-cell office:value-type="float" office:value="9270" table:style-name="ce1">
            <text:p>9270</text:p>
          </table:table-cell>
          <table:table-cell office:value-type="float" office:value="2943" table:style-name="ce1">
            <text:p>2943</text:p>
          </table:table-cell>
          <table:table-cell table:style-name="ce1"/>
          <table:table-cell office:value-type="float" office:value="1905" table:style-name="ce1">
            <text:p>1905</text:p>
          </table:table-cell>
          <table:table-cell office:value-type="float" office:value="10411" table:style-name="ce1">
            <text:p>10411</text:p>
          </table:table-cell>
          <table:table-cell office:value-type="float" office:value="2009" table:style-name="ce1">
            <text:p>2009</text:p>
          </table:table-cell>
          <table:table-cell office:value-type="float" office:value="1822" table:style-name="ce1">
            <text:p>1822</text:p>
          </table:table-cell>
          <table:table-cell table:style-name="ce1"/>
          <table:table-cell office:value-type="float" office:value="7561" table:style-name="ce1">
            <text:p>7561</text:p>
          </table:table-cell>
          <table:table-cell office:value-type="float" office:value="3672" table:style-name="ce1">
            <text:p>3672</text:p>
          </table:table-cell>
          <table:table-cell office:value-type="float" office:value="3112" table:style-name="ce1">
            <text:p>3112</text:p>
          </table:table-cell>
          <table:table-cell table:style-name="ce1"/>
          <table:table-cell office:value-type="float" office:value="15467" table:style-name="ce1">
            <text:p>15467</text:p>
          </table:table-cell>
          <table:table-cell office:value-type="float" office:value="1336" table:style-name="ce1">
            <text:p>1336</text:p>
          </table:table-cell>
          <table:table-cell office:value-type="float" office:value="6161" table:style-name="ce1">
            <text:p>6161</text:p>
          </table:table-cell>
          <table:table-cell table:style-name="ce1"/>
          <table:table-cell office:value-type="float" office:value="24273" table:style-name="ce1">
            <text:p>24273</text:p>
          </table:table-cell>
          <table:table-cell office:value-type="float" office:value="1583" table:style-name="ce1">
            <text:p>1583</text:p>
          </table:table-cell>
          <table:table-cell office:value-type="float" office:value="2641" table:style-name="ce1">
            <text:p>2641</text:p>
          </table:table-cell>
          <table:table-cell table:style-name="ce1"/>
          <table:table-cell office:value-type="float" office:value="11864" table:style-name="ce1">
            <text:p>11864</text:p>
          </table:table-cell>
          <table:table-cell office:value-type="float" office:value="2199" table:style-name="ce1">
            <text:p>2199</text:p>
          </table:table-cell>
          <table:table-cell table:style-name="ce1"/>
          <table:table-cell office:value-type="float" office:value="3265" table:style-name="ce1">
            <text:p>3265</text:p>
          </table:table-cell>
          <table:table-cell office:value-type="float" office:value="17643" table:style-name="ce1">
            <text:p>17643</text:p>
          </table:table-cell>
          <table:table-cell office:value-type="float" office:value="2640" table:style-name="ce1">
            <text:p>2640</text:p>
          </table:table-cell>
          <table:table-cell office:value-type="float" office:value="2433" table:style-name="ce1">
            <text:p>2433</text:p>
          </table:table-cell>
          <table:table-cell table:style-name="ce1"/>
          <table:table-cell office:value-type="float" office:value="6193" table:style-name="ce1">
            <text:p>6193</text:p>
          </table:table-cell>
          <table:table-cell office:value-type="float" office:value="1159" table:style-name="ce1">
            <text:p>1159</text:p>
          </table:table-cell>
          <table:table-cell table:style-name="ce1"/>
          <table:table-cell office:value-type="float" office:value="3233" table:style-name="ce1">
            <text:p>3233</text:p>
          </table:table-cell>
          <table:table-cell office:value-type="float" office:value="15654" table:style-name="ce1">
            <text:p>15654</text:p>
          </table:table-cell>
          <table:table-cell office:value-type="float" office:value="1407" table:style-name="ce1">
            <text:p>1407</text:p>
          </table:table-cell>
          <table:table-cell office:value-type="float" office:value="4087" table:style-name="ce1">
            <text:p>4087</text:p>
          </table:table-cell>
          <table:table-cell table:style-name="ce1"/>
          <table:table-cell office:value-type="float" office:value="10312" table:style-name="ce1">
            <text:p>10312</text:p>
          </table:table-cell>
          <table:table-cell office:value-type="float" office:value="1320" table:style-name="ce1">
            <text:p>1320</text:p>
          </table:table-cell>
          <table:table-cell office:value-type="float" office:value="3377" table:style-name="ce1">
            <text:p>3377</text:p>
          </table:table-cell>
          <table:table-cell table:style-name="ce1"/>
          <table:table-cell office:value-type="float" office:value="6577" table:style-name="ce1">
            <text:p>6577</text:p>
          </table:table-cell>
          <table:table-cell office:value-type="float" office:value="3943" table:style-name="ce1">
            <text:p>3943</text:p>
          </table:table-cell>
          <table:table-cell office:value-type="float" office:value="2081" table:style-name="ce1">
            <text:p>2081</text:p>
          </table:table-cell>
          <table:table-cell table:style-name="ce1"/>
          <table:table-cell office:value-type="float" office:value="23745" table:style-name="ce1">
            <text:p>23745</text:p>
          </table:table-cell>
          <table:table-cell office:value-type="float" office:value="3817" table:style-name="ce1">
            <text:p>3817</text:p>
          </table:table-cell>
          <table:table-cell office:value-type="float" office:value="2873" table:style-name="ce1">
            <text:p>2873</text:p>
          </table:table-cell>
          <table:table-cell table:style-name="ce1"/>
          <table:table-cell office:value-type="float" office:value="12749" table:style-name="ce1">
            <text:p>12749</text:p>
          </table:table-cell>
          <table:table-cell office:value-type="float" office:value="2576" table:style-name="ce1">
            <text:p>2576</text:p>
          </table:table-cell>
          <table:table-cell office:value-type="float" office:value="3898" table:style-name="ce1">
            <text:p>3898</text:p>
          </table:table-cell>
          <table:table-cell table:style-name="ce1"/>
          <table:table-cell office:value-type="float" office:value="9242" table:style-name="ce1">
            <text:p>9242</text:p>
          </table:table-cell>
          <table:table-cell office:value-type="float" office:value="1944" table:style-name="ce1">
            <text:p>1944</text:p>
          </table:table-cell>
          <table:table-cell table:style-name="ce1"/>
          <table:table-cell office:value-type="float" office:value="2745" table:style-name="ce1">
            <text:p>2745</text:p>
          </table:table-cell>
          <table:table-cell office:value-type="float" office:value="10150" table:style-name="ce1">
            <text:p>10150</text:p>
          </table:table-cell>
          <table:table-cell office:value-type="float" office:value="1279" table:style-name="ce1">
            <text:p>1279</text:p>
          </table:table-cell>
          <table:table-cell table:style-name="ce1"/>
          <table:table-cell office:value-type="float" office:value="2122" table:style-name="ce1">
            <text:p>2122</text:p>
          </table:table-cell>
          <table:table-cell office:value-type="float" office:value="9976" table:style-name="ce1">
            <text:p>9976</text:p>
          </table:table-cell>
          <table:table-cell office:value-type="float" office:value="2287" table:style-name="ce1">
            <text:p>2287</text:p>
          </table:table-cell>
          <table:table-cell office:value-type="float" office:value="1329" table:style-name="ce1">
            <text:p>1329</text:p>
          </table:table-cell>
          <table:table-cell table:style-name="ce1"/>
          <table:table-cell office:value-type="float" office:value="9099" table:style-name="ce1">
            <text:p>9099</text:p>
          </table:table-cell>
          <table:table-cell office:value-type="float" office:value="1112" table:style-name="ce1">
            <text:p>1112</text:p>
          </table:table-cell>
          <table:table-cell office:value-type="float" office:value="2049" table:style-name="ce1">
            <text:p>2049</text:p>
          </table:table-cell>
          <table:table-cell table:style-name="ce1"/>
          <table:table-cell office:value-type="float" office:value="11435" table:style-name="ce1">
            <text:p>11435</text:p>
          </table:table-cell>
          <table:table-cell office:value-type="float" office:value="1032" table:style-name="ce1">
            <text:p>1032</text:p>
          </table:table-cell>
          <table:table-cell office:value-type="float" office:value="3768" table:style-name="ce1">
            <text:p>3768</text:p>
          </table:table-cell>
          <table:table-cell table:style-name="ce1"/>
          <table:table-cell office:value-type="float" office:value="13952" table:style-name="ce1">
            <text:p>13952</text:p>
          </table:table-cell>
          <table:table-cell office:value-type="float" office:value="1304" table:style-name="ce1">
            <text:p>1304</text:p>
          </table:table-cell>
          <table:table-cell table:style-name="ce1"/>
          <table:table-cell office:value-type="float" office:value="2809" table:style-name="ce1">
            <text:p>2809</text:p>
          </table:table-cell>
          <table:table-cell office:value-type="float" office:value="6180" table:style-name="ce1">
            <text:p>6180</text:p>
          </table:table-cell>
          <table:table-cell office:value-type="float" office:value="3095" table:style-name="ce1">
            <text:p>3095</text:p>
          </table:table-cell>
          <table:table-cell office:value-type="float" office:value="1785" table:style-name="ce1">
            <text:p>1785</text:p>
          </table:table-cell>
          <table:table-cell table:style-name="ce1"/>
          <table:table-cell office:value-type="float" office:value="15178" table:style-name="ce1">
            <text:p>15178</text:p>
          </table:table-cell>
          <table:table-cell office:value-type="float" office:value="1385" table:style-name="ce1">
            <text:p>1385</text:p>
          </table:table-cell>
          <table:table-cell table:style-name="ce1"/>
          <table:table-cell office:value-type="float" office:value="4574" table:style-name="ce1">
            <text:p>4574</text:p>
          </table:table-cell>
          <table:table-cell office:value-type="float" office:value="18534" table:style-name="ce1">
            <text:p>18534</text:p>
          </table:table-cell>
          <table:table-cell office:value-type="float" office:value="2941" table:style-name="ce1">
            <text:p>2941</text:p>
          </table:table-cell>
          <table:table-cell office:value-type="float" office:value="4481" table:style-name="ce1">
            <text:p>4481</text:p>
          </table:table-cell>
          <table:table-cell table:style-name="ce1"/>
          <table:table-cell office:value-type="float" office:value="27373" table:style-name="ce1">
            <text:p>27373</text:p>
          </table:table-cell>
          <table:table-cell office:value-type="float" office:value="1976" table:style-name="ce1">
            <text:p>1976</text:p>
          </table:table-cell>
          <table:table-cell table:style-name="ce1"/>
          <table:table-cell office:value-type="float" office:value="1999" table:style-name="ce1">
            <text:p>1999</text:p>
          </table:table-cell>
          <table:table-cell office:value-type="float" office:value="8800" table:style-name="ce1">
            <text:p>8800</text:p>
          </table:table-cell>
          <table:table-cell office:value-type="float" office:value="2568" table:style-name="ce1">
            <text:p>2568</text:p>
          </table:table-cell>
          <table:table-cell office:value-type="float" office:value="1680" table:style-name="ce1">
            <text:p>1680</text:p>
          </table:table-cell>
          <table:table-cell table:style-name="ce1"/>
          <table:table-cell office:value-type="float" office:value="13202" table:style-name="ce1">
            <text:p>13202</text:p>
          </table:table-cell>
          <table:table-cell office:value-type="float" office:value="1359" table:style-name="ce1">
            <text:p>1359</text:p>
          </table:table-cell>
          <table:table-cell office:value-type="float" office:value="3873" table:style-name="ce1">
            <text:p>3873</text:p>
          </table:table-cell>
          <table:table-cell table:style-name="ce1"/>
          <table:table-cell office:value-type="float" office:value="8372" table:style-name="ce1">
            <text:p>8372</text:p>
          </table:table-cell>
          <table:table-cell office:value-type="float" office:value="1888" table:style-name="ce1">
            <text:p>1888</text:p>
          </table:table-cell>
          <table:table-cell office:value-type="float" office:value="2186" table:style-name="ce1">
            <text:p>2186</text:p>
          </table:table-cell>
          <table:table-cell table:style-name="ce1"/>
          <table:table-cell office:value-type="float" office:value="12084" table:style-name="ce1">
            <text:p>12084</text:p>
          </table:table-cell>
          <table:table-cell office:value-type="float" office:value="1591" table:style-name="ce1">
            <text:p>1591</text:p>
          </table:table-cell>
          <table:table-cell office:value-type="float" office:value="2656" table:style-name="ce1">
            <text:p>2656</text:p>
          </table:table-cell>
          <table:table-cell table:style-name="ce1"/>
          <table:table-cell office:value-type="float" office:value="19781" table:style-name="ce1">
            <text:p>19781</text:p>
          </table:table-cell>
          <table:table-cell office:value-type="float" office:value="1720" table:style-name="ce1">
            <text:p>1720</text:p>
          </table:table-cell>
          <table:table-cell office:value-type="float" office:value="4129" table:style-name="ce1">
            <text:p>4129</text:p>
          </table:table-cell>
          <table:table-cell table:style-name="ce1"/>
          <table:table-cell office:value-type="float" office:value="9078" table:style-name="ce1">
            <text:p>9078</text:p>
          </table:table-cell>
          <table:table-cell office:value-type="float" office:value="3096" table:style-name="ce1">
            <text:p>3096</text:p>
          </table:table-cell>
          <table:table-cell office:value-type="float" office:value="2472" table:style-name="ce1">
            <text:p>2472</text:p>
          </table:table-cell>
          <table:table-cell table:style-name="ce1"/>
          <table:table-cell office:value-type="float" office:value="7466" table:style-name="ce1">
            <text:p>7466</text:p>
          </table:table-cell>
          <table:table-cell office:value-type="float" office:value="1300" table:style-name="ce1">
            <text:p>1300</text:p>
          </table:table-cell>
          <table:table-cell office:value-type="float" office:value="3289" table:style-name="ce1">
            <text:p>3289</text:p>
          </table:table-cell>
          <table:table-cell table:style-name="ce1"/>
          <table:table-cell office:value-type="float" office:value="10696" table:style-name="ce1">
            <text:p>10696</text:p>
          </table:table-cell>
          <table:table-cell office:value-type="float" office:value="897" table:style-name="ce1">
            <text:p>897</text:p>
          </table:table-cell>
          <table:table-cell office:value-type="float" office:value="3225" table:style-name="ce1">
            <text:p>3225</text:p>
          </table:table-cell>
          <table:table-cell table:style-name="ce1"/>
          <table:table-cell office:value-type="float" office:value="7953" table:style-name="ce1">
            <text:p>7953</text:p>
          </table:table-cell>
          <table:table-cell office:value-type="float" office:value="5807" table:style-name="ce1">
            <text:p>5807</text:p>
          </table:table-cell>
          <table:table-cell office:value-type="float" office:value="1705" table:style-name="ce1">
            <text:p>1705</text:p>
          </table:table-cell>
          <table:table-cell table:style-name="ce1"/>
          <table:table-cell office:value-type="float" office:value="11283" table:style-name="ce1">
            <text:p>11283</text:p>
          </table:table-cell>
          <table:table-cell office:value-type="float" office:value="1743" table:style-name="ce1">
            <text:p>1743</text:p>
          </table:table-cell>
          <table:table-cell office:value-type="float" office:value="4528" table:style-name="ce1">
            <text:p>4528</text:p>
          </table:table-cell>
          <table:table-cell table:style-name="ce1"/>
          <table:table-cell office:value-type="float" office:value="14159" table:style-name="ce1">
            <text:p>14159</text:p>
          </table:table-cell>
          <table:table-cell office:value-type="float" office:value="1368" table:style-name="ce1">
            <text:p>1368</text:p>
          </table:table-cell>
          <table:table-cell office:value-type="float" office:value="2369" table:style-name="ce1">
            <text:p>2369</text:p>
          </table:table-cell>
          <table:table-cell table:style-name="ce1"/>
          <table:table-cell office:value-type="float" office:value="10015" table:style-name="ce1">
            <text:p>10015</text:p>
          </table:table-cell>
          <table:table-cell office:value-type="float" office:value="2560" table:style-name="ce1">
            <text:p>2560</text:p>
          </table:table-cell>
          <table:table-cell office:value-type="float" office:value="1810" table:style-name="ce1">
            <text:p>1810</text:p>
          </table:table-cell>
          <table:table-cell table:style-name="ce1"/>
          <table:table-cell office:value-type="float" office:value="11410" table:style-name="ce1">
            <text:p>11410</text:p>
          </table:table-cell>
          <table:table-cell office:value-type="float" office:value="6406" table:style-name="ce1">
            <text:p>6406</text:p>
          </table:table-cell>
          <table:table-cell table:style-name="ce1"/>
          <table:table-cell office:value-type="float" office:value="4689" table:style-name="ce1">
            <text:p>4689</text:p>
          </table:table-cell>
          <table:table-cell office:value-type="float" office:value="12428" table:style-name="ce1">
            <text:p>12428</text:p>
          </table:table-cell>
          <table:table-cell office:value-type="float" office:value="1968" table:style-name="ce1">
            <text:p>1968</text:p>
          </table:table-cell>
          <table:table-cell office:value-type="float" office:value="4104" table:style-name="ce1">
            <text:p>4104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095914_M01425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16:29</text:p>
          </table:table-cell>
          <table:table-cell office:value-type="string" table:style-name="ce1">
            <text:p>2020-11-18_10:16: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M01425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UFNOtGqfHmI8TL4N</text:p>
          </table:table-cell>
          <table:table-cell office:value-type="string" table:style-name="ce1">
            <text:p>https://www.testable.org/experiment/4303/294929/start?participant=M014251</text:p>
          </table:table-cell>
          <table:table-cell office:value-type="float" office:value="2523536" table:style-name="ce1">
            <text:p>2523536</text:p>
          </table:table-cell>
          <table:table-cell office:value-type="float" office:value="42.058933333333002" table:style-name="ce1">
            <text:p>42,05893333</text:p>
          </table:table-cell>
          <table:table-cell office:value-type="float" office:value="31048" table:style-name="ce1">
            <text:p>31048</text:p>
          </table:table-cell>
          <table:table-cell office:value-type="float" office:value="22331" table:style-name="ce1">
            <text:p>22331</text:p>
          </table:table-cell>
          <table:table-cell office:value-type="float" office:value="21124" table:style-name="ce1">
            <text:p>21124</text:p>
          </table:table-cell>
          <table:table-cell office:value-type="float" office:value="36592" table:style-name="ce1">
            <text:p>36592</text:p>
          </table:table-cell>
          <table:table-cell office:value-type="float" office:value="18217" table:style-name="ce1">
            <text:p>18217</text:p>
          </table:table-cell>
          <table:table-cell office:value-type="float" office:value="24301" table:style-name="ce1">
            <text:p>24301</text:p>
          </table:table-cell>
          <table:table-cell office:value-type="float" office:value="49129" table:style-name="ce1">
            <text:p>49129</text:p>
          </table:table-cell>
          <table:table-cell office:value-type="float" office:value="73035" table:style-name="ce1">
            <text:p>73035</text:p>
          </table:table-cell>
          <table:table-cell office:value-type="float" office:value="36677" table:style-name="ce1">
            <text:p>36677</text:p>
          </table:table-cell>
          <table:table-cell office:value-type="float" office:value="31704" table:style-name="ce1">
            <text:p>31704</text:p>
          </table:table-cell>
          <table:table-cell office:value-type="float" office:value="32008" table:style-name="ce1">
            <text:p>32008</text:p>
          </table:table-cell>
          <table:table-cell office:value-type="float" office:value="25049" table:style-name="ce1">
            <text:p>25049</text:p>
          </table:table-cell>
          <table:table-cell office:value-type="float" office:value="10923" table:style-name="ce1">
            <text:p>10923</text:p>
          </table:table-cell>
          <table:table-cell office:value-type="float" office:value="623" table:style-name="ce1">
            <text:p>623</text:p>
          </table:table-cell>
          <table:table-cell table:style-name="ce1"/>
          <table:table-cell office:value-type="float" office:value="2518" table:style-name="ce1">
            <text:p>2518</text:p>
          </table:table-cell>
          <table:table-cell office:value-type="float" office:value="5497" table:style-name="ce1">
            <text:p>5497</text:p>
          </table:table-cell>
          <table:table-cell office:value-type="float" office:value="696" table:style-name="ce1">
            <text:p>696</text:p>
          </table:table-cell>
          <table:table-cell table:style-name="ce1"/>
          <table:table-cell office:value-type="float" office:value="1557" table:style-name="ce1">
            <text:p>1557</text:p>
          </table:table-cell>
          <table:table-cell office:value-type="float" office:value="10195" table:style-name="ce1">
            <text:p>10195</text:p>
          </table:table-cell>
          <table:table-cell office:value-type="float" office:value="599" table:style-name="ce1">
            <text:p>599</text:p>
          </table:table-cell>
          <table:table-cell table:style-name="ce1"/>
          <table:table-cell office:value-type="float" office:value="1844" table:style-name="ce1">
            <text:p>1844</text:p>
          </table:table-cell>
          <table:table-cell office:value-type="float" office:value="9678" table:style-name="ce1">
            <text:p>9678</text:p>
          </table:table-cell>
          <table:table-cell office:value-type="float" office:value="447" table:style-name="ce1">
            <text:p>447</text:p>
          </table:table-cell>
          <table:table-cell table:style-name="ce1"/>
          <table:table-cell office:value-type="float" office:value="1748" table:style-name="ce1">
            <text:p>1748</text:p>
          </table:table-cell>
          <table:table-cell office:value-type="float" office:value="5577" table:style-name="ce1">
            <text:p>5577</text:p>
          </table:table-cell>
          <table:table-cell office:value-type="float" office:value="937" table:style-name="ce1">
            <text:p>937</text:p>
          </table:table-cell>
          <table:table-cell table:style-name="ce1"/>
          <table:table-cell office:value-type="float" office:value="1571" table:style-name="ce1">
            <text:p>1571</text:p>
          </table:table-cell>
          <table:table-cell office:value-type="float" office:value="12416" table:style-name="ce1">
            <text:p>12416</text:p>
          </table:table-cell>
          <table:table-cell office:value-type="float" office:value="689" table:style-name="ce1">
            <text:p>689</text:p>
          </table:table-cell>
          <table:table-cell table:style-name="ce1"/>
          <table:table-cell office:value-type="float" office:value="5029" table:style-name="ce1">
            <text:p>5029</text:p>
          </table:table-cell>
          <table:table-cell office:value-type="float" office:value="6899" table:style-name="ce1">
            <text:p>6899</text:p>
          </table:table-cell>
          <table:table-cell office:value-type="float" office:value="431" table:style-name="ce1">
            <text:p>431</text:p>
          </table:table-cell>
          <table:table-cell table:style-name="ce1"/>
          <table:table-cell office:value-type="float" office:value="1435" table:style-name="ce1">
            <text:p>1435</text:p>
          </table:table-cell>
          <table:table-cell office:value-type="float" office:value="13209" table:style-name="ce1">
            <text:p>13209</text:p>
          </table:table-cell>
          <table:table-cell office:value-type="float" office:value="5180" table:style-name="ce1">
            <text:p>5180</text:p>
          </table:table-cell>
          <table:table-cell table:style-name="ce1"/>
          <table:table-cell office:value-type="float" office:value="1580" table:style-name="ce1">
            <text:p>1580</text:p>
          </table:table-cell>
          <table:table-cell office:value-type="float" office:value="8956" table:style-name="ce1">
            <text:p>8956</text:p>
          </table:table-cell>
          <table:table-cell office:value-type="float" office:value="2538" table:style-name="ce1">
            <text:p>2538</text:p>
          </table:table-cell>
          <table:table-cell table:style-name="ce1"/>
          <table:table-cell office:value-type="float" office:value="1367" table:style-name="ce1">
            <text:p>1367</text:p>
          </table:table-cell>
          <table:table-cell office:value-type="float" office:value="11914" table:style-name="ce1">
            <text:p>11914</text:p>
          </table:table-cell>
          <table:table-cell office:value-type="float" office:value="575" table:style-name="ce1">
            <text:p>575</text:p>
          </table:table-cell>
          <table:table-cell table:style-name="ce1"/>
          <table:table-cell office:value-type="float" office:value="2070" table:style-name="ce1">
            <text:p>2070</text:p>
          </table:table-cell>
          <table:table-cell office:value-type="float" office:value="15309" table:style-name="ce1">
            <text:p>15309</text:p>
          </table:table-cell>
          <table:table-cell office:value-type="float" office:value="479" table:style-name="ce1">
            <text:p>479</text:p>
          </table:table-cell>
          <table:table-cell table:style-name="ce1"/>
          <table:table-cell office:value-type="float" office:value="1595" table:style-name="ce1">
            <text:p>1595</text:p>
          </table:table-cell>
          <table:table-cell office:value-type="float" office:value="8806" table:style-name="ce1">
            <text:p>8806</text:p>
          </table:table-cell>
          <table:table-cell office:value-type="float" office:value="459" table:style-name="ce1">
            <text:p>459</text:p>
          </table:table-cell>
          <table:table-cell table:style-name="ce1"/>
          <table:table-cell office:value-type="float" office:value="1346" table:style-name="ce1">
            <text:p>1346</text:p>
          </table:table-cell>
          <table:table-cell office:value-type="float" office:value="9376" table:style-name="ce1">
            <text:p>9376</text:p>
          </table:table-cell>
          <table:table-cell office:value-type="float" office:value="1156" table:style-name="ce1">
            <text:p>1156</text:p>
          </table:table-cell>
          <table:table-cell table:style-name="ce1"/>
          <table:table-cell office:value-type="float" office:value="1622" table:style-name="ce1">
            <text:p>1622</text:p>
          </table:table-cell>
          <table:table-cell office:value-type="float" office:value="8778" table:style-name="ce1">
            <text:p>8778</text:p>
          </table:table-cell>
          <table:table-cell office:value-type="float" office:value="776" table:style-name="ce1">
            <text:p>776</text:p>
          </table:table-cell>
          <table:table-cell table:style-name="ce1"/>
          <table:table-cell office:value-type="float" office:value="1546" table:style-name="ce1">
            <text:p>1546</text:p>
          </table:table-cell>
          <table:table-cell office:value-type="float" office:value="12254" table:style-name="ce1">
            <text:p>12254</text:p>
          </table:table-cell>
          <table:table-cell office:value-type="float" office:value="1352" table:style-name="ce1">
            <text:p>1352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float" office:value="7315" table:style-name="ce1">
            <text:p>7315</text:p>
          </table:table-cell>
          <table:table-cell office:value-type="float" office:value="361" table:style-name="ce1">
            <text:p>361</text:p>
          </table:table-cell>
          <table:table-cell table:style-name="ce1"/>
          <table:table-cell office:value-type="float" office:value="1751" table:style-name="ce1">
            <text:p>1751</text:p>
          </table:table-cell>
          <table:table-cell office:value-type="float" office:value="5747" table:style-name="ce1">
            <text:p>5747</text:p>
          </table:table-cell>
          <table:table-cell office:value-type="float" office:value="310" table:style-name="ce1">
            <text:p>310</text:p>
          </table:table-cell>
          <table:table-cell table:style-name="ce1"/>
          <table:table-cell office:value-type="float" office:value="1644" table:style-name="ce1">
            <text:p>1644</text:p>
          </table:table-cell>
          <table:table-cell office:value-type="float" office:value="5219" table:style-name="ce1">
            <text:p>5219</text:p>
          </table:table-cell>
          <table:table-cell office:value-type="float" office:value="473" table:style-name="ce1">
            <text:p>473</text:p>
          </table:table-cell>
          <table:table-cell table:style-name="ce1"/>
          <table:table-cell office:value-type="float" office:value="1524" table:style-name="ce1">
            <text:p>1524</text:p>
          </table:table-cell>
          <table:table-cell office:value-type="float" office:value="16433" table:style-name="ce1">
            <text:p>16433</text:p>
          </table:table-cell>
          <table:table-cell office:value-type="float" office:value="501" table:style-name="ce1">
            <text:p>501</text:p>
          </table:table-cell>
          <table:table-cell table:style-name="ce1"/>
          <table:table-cell office:value-type="float" office:value="1701" table:style-name="ce1">
            <text:p>1701</text:p>
          </table:table-cell>
          <table:table-cell office:value-type="float" office:value="8856" table:style-name="ce1">
            <text:p>8856</text:p>
          </table:table-cell>
          <table:table-cell office:value-type="float" office:value="496" table:style-name="ce1">
            <text:p>496</text:p>
          </table:table-cell>
          <table:table-cell table:style-name="ce1"/>
          <table:table-cell office:value-type="float" office:value="1677" table:style-name="ce1">
            <text:p>1677</text:p>
          </table:table-cell>
          <table:table-cell office:value-type="float" office:value="7306" table:style-name="ce1">
            <text:p>7306</text:p>
          </table:table-cell>
          <table:table-cell office:value-type="float" office:value="743" table:style-name="ce1">
            <text:p>743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9610" table:style-name="ce1">
            <text:p>9610</text:p>
          </table:table-cell>
          <table:table-cell office:value-type="float" office:value="747" table:style-name="ce1">
            <text:p>747</text:p>
          </table:table-cell>
          <table:table-cell table:style-name="ce1"/>
          <table:table-cell office:value-type="float" office:value="3276" table:style-name="ce1">
            <text:p>3276</text:p>
          </table:table-cell>
          <table:table-cell office:value-type="float" office:value="10904" table:style-name="ce1">
            <text:p>10904</text:p>
          </table:table-cell>
          <table:table-cell office:value-type="float" office:value="489" table:style-name="ce1">
            <text:p>489</text:p>
          </table:table-cell>
          <table:table-cell table:style-name="ce1"/>
          <table:table-cell office:value-type="float" office:value="3585" table:style-name="ce1">
            <text:p>3585</text:p>
          </table:table-cell>
          <table:table-cell office:value-type="float" office:value="9223" table:style-name="ce1">
            <text:p>9223</text:p>
          </table:table-cell>
          <table:table-cell office:value-type="float" office:value="922" table:style-name="ce1">
            <text:p>922</text:p>
          </table:table-cell>
          <table:table-cell table:style-name="ce1"/>
          <table:table-cell office:value-type="float" office:value="5388" table:style-name="ce1">
            <text:p>5388</text:p>
          </table:table-cell>
          <table:table-cell office:value-type="float" office:value="12955" table:style-name="ce1">
            <text:p>12955</text:p>
          </table:table-cell>
          <table:table-cell office:value-type="float" office:value="670" table:style-name="ce1">
            <text:p>670</text:p>
          </table:table-cell>
          <table:table-cell table:style-name="ce1"/>
          <table:table-cell office:value-type="float" office:value="1418" table:style-name="ce1">
            <text:p>1418</text:p>
          </table:table-cell>
          <table:table-cell office:value-type="float" office:value="6881" table:style-name="ce1">
            <text:p>6881</text:p>
          </table:table-cell>
          <table:table-cell office:value-type="float" office:value="759" table:style-name="ce1">
            <text:p>759</text:p>
          </table:table-cell>
          <table:table-cell table:style-name="ce1"/>
          <table:table-cell office:value-type="float" office:value="1496" table:style-name="ce1">
            <text:p>1496</text:p>
          </table:table-cell>
          <table:table-cell office:value-type="float" office:value="5657" table:style-name="ce1">
            <text:p>5657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1950" table:style-name="ce1">
            <text:p>1950</text:p>
          </table:table-cell>
          <table:table-cell office:value-type="float" office:value="6445" table:style-name="ce1">
            <text:p>6445</text:p>
          </table:table-cell>
          <table:table-cell office:value-type="float" office:value="2567" table:style-name="ce1">
            <text:p>2567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10521" table:style-name="ce1">
            <text:p>10521</text:p>
          </table:table-cell>
          <table:table-cell office:value-type="float" office:value="478" table:style-name="ce1">
            <text:p>478</text:p>
          </table:table-cell>
          <table:table-cell table:style-name="ce1"/>
          <table:table-cell office:value-type="float" office:value="1391" table:style-name="ce1">
            <text:p>1391</text:p>
          </table:table-cell>
          <table:table-cell office:value-type="float" office:value="7384" table:style-name="ce1">
            <text:p>7384</text:p>
          </table:table-cell>
          <table:table-cell office:value-type="float" office:value="1491" table:style-name="ce1">
            <text:p>1491</text:p>
          </table:table-cell>
          <table:table-cell table:style-name="ce1"/>
          <table:table-cell office:value-type="float" office:value="1771" table:style-name="ce1">
            <text:p>1771</text:p>
          </table:table-cell>
          <table:table-cell office:value-type="float" office:value="9065" table:style-name="ce1">
            <text:p>9065</text:p>
          </table:table-cell>
          <table:table-cell office:value-type="float" office:value="1291" table:style-name="ce1">
            <text:p>1291</text:p>
          </table:table-cell>
          <table:table-cell table:style-name="ce1"/>
          <table:table-cell office:value-type="float" office:value="1844" table:style-name="ce1">
            <text:p>1844</text:p>
          </table:table-cell>
          <table:table-cell office:value-type="float" office:value="8302" table:style-name="ce1">
            <text:p>8302</text:p>
          </table:table-cell>
          <table:table-cell office:value-type="float" office:value="503" table:style-name="ce1">
            <text:p>503</text:p>
          </table:table-cell>
          <table:table-cell table:style-name="ce1"/>
          <table:table-cell office:value-type="float" office:value="1545" table:style-name="ce1">
            <text:p>1545</text:p>
          </table:table-cell>
          <table:table-cell office:value-type="float" office:value="8469" table:style-name="ce1">
            <text:p>8469</text:p>
          </table:table-cell>
          <table:table-cell office:value-type="float" office:value="547" table:style-name="ce1">
            <text:p>547</text:p>
          </table:table-cell>
          <table:table-cell table:style-name="ce1"/>
          <table:table-cell office:value-type="float" office:value="1891" table:style-name="ce1">
            <text:p>1891</text:p>
          </table:table-cell>
          <table:table-cell office:value-type="float" office:value="4856" table:style-name="ce1">
            <text:p>4856</text:p>
          </table:table-cell>
          <table:table-cell office:value-type="float" office:value="686" table:style-name="ce1">
            <text:p>686</text:p>
          </table:table-cell>
          <table:table-cell table:style-name="ce1"/>
          <table:table-cell office:value-type="float" office:value="1709" table:style-name="ce1">
            <text:p>1709</text:p>
          </table:table-cell>
          <table:table-cell office:value-type="float" office:value="6673" table:style-name="ce1">
            <text:p>6673</text:p>
          </table:table-cell>
          <table:table-cell office:value-type="float" office:value="929" table:style-name="ce1">
            <text:p>929</text:p>
          </table:table-cell>
          <table:table-cell office:value-type="float" office:value="2509" table:style-name="ce1">
            <text:p>2509</text:p>
          </table:table-cell>
          <table:table-cell table:style-name="ce1"/>
          <table:table-cell office:value-type="float" office:value="6944" table:style-name="ce1">
            <text:p>6944</text:p>
          </table:table-cell>
          <table:table-cell office:value-type="float" office:value="1236" table:style-name="ce1">
            <text:p>1236</text:p>
          </table:table-cell>
          <table:table-cell table:style-name="ce1"/>
          <table:table-cell office:value-type="float" office:value="1621" table:style-name="ce1">
            <text:p>1621</text:p>
          </table:table-cell>
          <table:table-cell office:value-type="float" office:value="6556" table:style-name="ce1">
            <text:p>6556</text:p>
          </table:table-cell>
          <table:table-cell office:value-type="float" office:value="1649" table:style-name="ce1">
            <text:p>1649</text:p>
          </table:table-cell>
          <table:table-cell table:style-name="ce1"/>
          <table:table-cell office:value-type="float" office:value="4873" table:style-name="ce1">
            <text:p>4873</text:p>
          </table:table-cell>
          <table:table-cell office:value-type="float" office:value="20498" table:style-name="ce1">
            <text:p>20498</text:p>
          </table:table-cell>
          <table:table-cell office:value-type="float" office:value="647" table:style-name="ce1">
            <text:p>647</text:p>
          </table:table-cell>
          <table:table-cell table:style-name="ce1"/>
          <table:table-cell office:value-type="float" office:value="1948" table:style-name="ce1">
            <text:p>1948</text:p>
          </table:table-cell>
          <table:table-cell office:value-type="float" office:value="5908" table:style-name="ce1">
            <text:p>5908</text:p>
          </table:table-cell>
          <table:table-cell office:value-type="float" office:value="448" table:style-name="ce1">
            <text:p>448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7369" table:style-name="ce1">
            <text:p>7369</text:p>
          </table:table-cell>
          <table:table-cell office:value-type="float" office:value="488" table:style-name="ce1">
            <text:p>488</text:p>
          </table:table-cell>
          <table:table-cell table:style-name="ce1"/>
          <table:table-cell office:value-type="float" office:value="1628" table:style-name="ce1">
            <text:p>1628</text:p>
          </table:table-cell>
          <table:table-cell office:value-type="float" office:value="8466" table:style-name="ce1">
            <text:p>8466</text:p>
          </table:table-cell>
          <table:table-cell office:value-type="float" office:value="1112" table:style-name="ce1">
            <text:p>1112</text:p>
          </table:table-cell>
          <table:table-cell table:style-name="ce1"/>
          <table:table-cell office:value-type="float" office:value="1901" table:style-name="ce1">
            <text:p>1901</text:p>
          </table:table-cell>
          <table:table-cell office:value-type="float" office:value="7275" table:style-name="ce1">
            <text:p>7275</text:p>
          </table:table-cell>
          <table:table-cell office:value-type="float" office:value="577" table:style-name="ce1">
            <text:p>577</text:p>
          </table:table-cell>
          <table:table-cell table:style-name="ce1"/>
          <table:table-cell office:value-type="float" office:value="1219" table:style-name="ce1">
            <text:p>1219</text:p>
          </table:table-cell>
          <table:table-cell office:value-type="float" office:value="9595" table:style-name="ce1">
            <text:p>9595</text:p>
          </table:table-cell>
          <table:table-cell office:value-type="float" office:value="673" table:style-name="ce1">
            <text:p>673</text:p>
          </table:table-cell>
          <table:table-cell table:style-name="ce1"/>
          <table:table-cell office:value-type="float" office:value="1461" table:style-name="ce1">
            <text:p>1461</text:p>
          </table:table-cell>
          <table:table-cell office:value-type="float" office:value="14034" table:style-name="ce1">
            <text:p>14034</text:p>
          </table:table-cell>
          <table:table-cell office:value-type="float" office:value="2155" table:style-name="ce1">
            <text:p>2155</text:p>
          </table:table-cell>
          <table:table-cell office:value-type="float" office:value="2304" table:style-name="ce1">
            <text:p>2304</text:p>
          </table:table-cell>
          <table:table-cell table:style-name="ce1"/>
          <table:table-cell office:value-type="float" office:value="7927" table:style-name="ce1">
            <text:p>7927</text:p>
          </table:table-cell>
          <table:table-cell office:value-type="float" office:value="1384" table:style-name="ce1">
            <text:p>1384</text:p>
          </table:table-cell>
          <table:table-cell table:style-name="ce1"/>
          <table:table-cell office:value-type="float" office:value="1498" table:style-name="ce1">
            <text:p>1498</text:p>
          </table:table-cell>
          <table:table-cell office:value-type="float" office:value="7540" table:style-name="ce1">
            <text:p>7540</text:p>
          </table:table-cell>
          <table:table-cell office:value-type="float" office:value="429" table:style-name="ce1">
            <text:p>429</text:p>
          </table:table-cell>
          <table:table-cell table:style-name="ce1"/>
          <table:table-cell office:value-type="float" office:value="1394" table:style-name="ce1">
            <text:p>1394</text:p>
          </table:table-cell>
          <table:table-cell office:value-type="float" office:value="8001" table:style-name="ce1">
            <text:p>8001</text:p>
          </table:table-cell>
          <table:table-cell office:value-type="float" office:value="752" table:style-name="ce1">
            <text:p>752</text:p>
          </table:table-cell>
          <table:table-cell table:style-name="ce1"/>
          <table:table-cell office:value-type="float" office:value="1757" table:style-name="ce1">
            <text:p>1757</text:p>
          </table:table-cell>
          <table:table-cell office:value-type="float" office:value="8765" table:style-name="ce1">
            <text:p>8765</text:p>
          </table:table-cell>
          <table:table-cell office:value-type="float" office:value="534" table:style-name="ce1">
            <text:p>534</text:p>
          </table:table-cell>
          <table:table-cell table:style-name="ce1"/>
          <table:table-cell office:value-type="float" office:value="2532" table:style-name="ce1">
            <text:p>2532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095926_M07950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05:13</text:p>
          </table:table-cell>
          <table:table-cell office:value-type="string" table:style-name="ce1">
            <text:p>2020-11-18_10:05:13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oublié de</text:p>
          </table:table-cell>
          <table:table-cell office:value-type="string" table:style-name="ce1">
            <text:p>M07950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UnYuorj6a35D2QWF</text:p>
          </table:table-cell>
          <table:table-cell office:value-type="string" table:style-name="ce1">
            <text:p>https://www.testable.org/experiment/4303/294929/start?participant=M079500</text:p>
          </table:table-cell>
          <table:table-cell office:value-type="float" office:value="3254628" table:style-name="ce1">
            <text:p>3254628</text:p>
          </table:table-cell>
          <table:table-cell office:value-type="float" office:value="54.2438" table:style-name="ce1">
            <text:p>54,2438</text:p>
          </table:table-cell>
          <table:table-cell office:value-type="float" office:value="25315" table:style-name="ce1">
            <text:p>25315</text:p>
          </table:table-cell>
          <table:table-cell office:value-type="float" office:value="38904" table:style-name="ce1">
            <text:p>38904</text:p>
          </table:table-cell>
          <table:table-cell office:value-type="float" office:value="14958" table:style-name="ce1">
            <text:p>14958</text:p>
          </table:table-cell>
          <table:table-cell office:value-type="float" office:value="63298" table:style-name="ce1">
            <text:p>63298</text:p>
          </table:table-cell>
          <table:table-cell office:value-type="float" office:value="20275" table:style-name="ce1">
            <text:p>20275</text:p>
          </table:table-cell>
          <table:table-cell office:value-type="float" office:value="12206" table:style-name="ce1">
            <text:p>12206</text:p>
          </table:table-cell>
          <table:table-cell office:value-type="float" office:value="113185" table:style-name="ce1">
            <text:p>113185</text:p>
          </table:table-cell>
          <table:table-cell office:value-type="float" office:value="55884" table:style-name="ce1">
            <text:p>55884</text:p>
          </table:table-cell>
          <table:table-cell office:value-type="float" office:value="50524" table:style-name="ce1">
            <text:p>50524</text:p>
          </table:table-cell>
          <table:table-cell office:value-type="float" office:value="105757" table:style-name="ce1">
            <text:p>105757</text:p>
          </table:table-cell>
          <table:table-cell office:value-type="float" office:value="50926" table:style-name="ce1">
            <text:p>50926</text:p>
          </table:table-cell>
          <table:table-cell office:value-type="float" office:value="52771" table:style-name="ce1">
            <text:p>52771</text:p>
          </table:table-cell>
          <table:table-cell office:value-type="float" office:value="7206" table:style-name="ce1">
            <text:p>7206</text:p>
          </table:table-cell>
          <table:table-cell office:value-type="float" office:value="964" table:style-name="ce1">
            <text:p>964</text:p>
          </table:table-cell>
          <table:table-cell office:value-type="float" office:value="1463" table:style-name="ce1">
            <text:p>1463</text:p>
          </table:table-cell>
          <table:table-cell table:style-name="ce1"/>
          <table:table-cell office:value-type="float" office:value="6393" table:style-name="ce1">
            <text:p>6393</text:p>
          </table:table-cell>
          <table:table-cell office:value-type="float" office:value="998" table:style-name="ce1">
            <text:p>998</text:p>
          </table:table-cell>
          <table:table-cell office:value-type="float" office:value="958" table:style-name="ce1">
            <text:p>958</text:p>
          </table:table-cell>
          <table:table-cell table:style-name="ce1"/>
          <table:table-cell office:value-type="float" office:value="16648" table:style-name="ce1">
            <text:p>16648</text:p>
          </table:table-cell>
          <table:table-cell office:value-type="float" office:value="1378" table:style-name="ce1">
            <text:p>1378</text:p>
          </table:table-cell>
          <table:table-cell table:style-name="ce1"/>
          <table:table-cell office:value-type="float" office:value="3269" table:style-name="ce1">
            <text:p>3269</text:p>
          </table:table-cell>
          <table:table-cell office:value-type="float" office:value="43985" table:style-name="ce1">
            <text:p>43985</text:p>
          </table:table-cell>
          <table:table-cell office:value-type="float" office:value="2179" table:style-name="ce1">
            <text:p>2179</text:p>
          </table:table-cell>
          <table:table-cell office:value-type="float" office:value="2508" table:style-name="ce1">
            <text:p>2508</text:p>
          </table:table-cell>
          <table:table-cell table:style-name="ce1"/>
          <table:table-cell office:value-type="float" office:value="11284" table:style-name="ce1">
            <text:p>11284</text:p>
          </table:table-cell>
          <table:table-cell office:value-type="float" office:value="1447" table:style-name="ce1">
            <text:p>1447</text:p>
          </table:table-cell>
          <table:table-cell table:style-name="ce1"/>
          <table:table-cell office:value-type="float" office:value="1701" table:style-name="ce1">
            <text:p>1701</text:p>
          </table:table-cell>
          <table:table-cell office:value-type="float" office:value="10428" table:style-name="ce1">
            <text:p>10428</text:p>
          </table:table-cell>
          <table:table-cell office:value-type="float" office:value="698" table:style-name="ce1">
            <text:p>698</text:p>
          </table:table-cell>
          <table:table-cell table:style-name="ce1"/>
          <table:table-cell office:value-type="float" office:value="1389" table:style-name="ce1">
            <text:p>1389</text:p>
          </table:table-cell>
          <table:table-cell office:value-type="float" office:value="8530" table:style-name="ce1">
            <text:p>8530</text:p>
          </table:table-cell>
          <table:table-cell office:value-type="float" office:value="1569" table:style-name="ce1">
            <text:p>1569</text:p>
          </table:table-cell>
          <table:table-cell office:value-type="float" office:value="2390" table:style-name="ce1">
            <text:p>2390</text:p>
          </table:table-cell>
          <table:table-cell table:style-name="ce1"/>
          <table:table-cell office:value-type="float" office:value="28557" table:style-name="ce1">
            <text:p>28557</text:p>
          </table:table-cell>
          <table:table-cell office:value-type="float" office:value="1044" table:style-name="ce1">
            <text:p>1044</text:p>
          </table:table-cell>
          <table:table-cell office:value-type="float" office:value="1134" table:style-name="ce1">
            <text:p>1134</text:p>
          </table:table-cell>
          <table:table-cell table:style-name="ce1"/>
          <table:table-cell office:value-type="float" office:value="8042" table:style-name="ce1">
            <text:p>8042</text:p>
          </table:table-cell>
          <table:table-cell office:value-type="float" office:value="460" table:style-name="ce1">
            <text:p>460</text:p>
          </table:table-cell>
          <table:table-cell table:style-name="ce1"/>
          <table:table-cell office:value-type="float" office:value="1020" table:style-name="ce1">
            <text:p>1020</text:p>
          </table:table-cell>
          <table:table-cell office:value-type="float" office:value="16882" table:style-name="ce1">
            <text:p>16882</text:p>
          </table:table-cell>
          <table:table-cell office:value-type="float" office:value="764" table:style-name="ce1">
            <text:p>764</text:p>
          </table:table-cell>
          <table:table-cell table:style-name="ce1"/>
          <table:table-cell office:value-type="float" office:value="1542" table:style-name="ce1">
            <text:p>1542</text:p>
          </table:table-cell>
          <table:table-cell office:value-type="float" office:value="9918" table:style-name="ce1">
            <text:p>9918</text:p>
          </table:table-cell>
          <table:table-cell office:value-type="float" office:value="529" table:style-name="ce1">
            <text:p>529</text:p>
          </table:table-cell>
          <table:table-cell table:style-name="ce1"/>
          <table:table-cell office:value-type="float" office:value="1070" table:style-name="ce1">
            <text:p>1070</text:p>
          </table:table-cell>
          <table:table-cell office:value-type="float" office:value="6907" table:style-name="ce1">
            <text:p>6907</text:p>
          </table:table-cell>
          <table:table-cell office:value-type="float" office:value="2972" table:style-name="ce1">
            <text:p>2972</text:p>
          </table:table-cell>
          <table:table-cell table:style-name="ce1"/>
          <table:table-cell office:value-type="float" office:value="3598" table:style-name="ce1">
            <text:p>3598</text:p>
          </table:table-cell>
          <table:table-cell office:value-type="float" office:value="10193" table:style-name="ce1">
            <text:p>10193</text:p>
          </table:table-cell>
          <table:table-cell office:value-type="float" office:value="1123" table:style-name="ce1">
            <text:p>1123</text:p>
          </table:table-cell>
          <table:table-cell table:style-name="ce1"/>
          <table:table-cell office:value-type="float" office:value="1038" table:style-name="ce1">
            <text:p>1038</text:p>
          </table:table-cell>
          <table:table-cell office:value-type="float" office:value="45723" table:style-name="ce1">
            <text:p>45723</text:p>
          </table:table-cell>
          <table:table-cell office:value-type="float" office:value="3579" table:style-name="ce1">
            <text:p>3579</text:p>
          </table:table-cell>
          <table:table-cell table:style-name="ce1"/>
          <table:table-cell office:value-type="float" office:value="2038" table:style-name="ce1">
            <text:p>2038</text:p>
          </table:table-cell>
          <table:table-cell office:value-type="float" office:value="48214" table:style-name="ce1">
            <text:p>48214</text:p>
          </table:table-cell>
          <table:table-cell office:value-type="float" office:value="3707" table:style-name="ce1">
            <text:p>3707</text:p>
          </table:table-cell>
          <table:table-cell office:value-type="float" office:value="1734" table:style-name="ce1">
            <text:p>1734</text:p>
          </table:table-cell>
          <table:table-cell table:style-name="ce1"/>
          <table:table-cell office:value-type="float" office:value="27410" table:style-name="ce1">
            <text:p>27410</text:p>
          </table:table-cell>
          <table:table-cell office:value-type="float" office:value="2500" table:style-name="ce1">
            <text:p>2500</text:p>
          </table:table-cell>
          <table:table-cell office:value-type="float" office:value="1213" table:style-name="ce1">
            <text:p>1213</text:p>
          </table:table-cell>
          <table:table-cell table:style-name="ce1"/>
          <table:table-cell office:value-type="float" office:value="34551" table:style-name="ce1">
            <text:p>34551</text:p>
          </table:table-cell>
          <table:table-cell office:value-type="float" office:value="2083" table:style-name="ce1">
            <text:p>2083</text:p>
          </table:table-cell>
          <table:table-cell table:style-name="ce1"/>
          <table:table-cell office:value-type="float" office:value="1470" table:style-name="ce1">
            <text:p>1470</text:p>
          </table:table-cell>
          <table:table-cell office:value-type="float" office:value="4615" table:style-name="ce1">
            <text:p>4615</text:p>
          </table:table-cell>
          <table:table-cell office:value-type="float" office:value="396" table:style-name="ce1">
            <text:p>396</text:p>
          </table:table-cell>
          <table:table-cell office:value-type="float" office:value="1333" table:style-name="ce1">
            <text:p>1333</text:p>
          </table:table-cell>
          <table:table-cell table:style-name="ce1"/>
          <table:table-cell office:value-type="float" office:value="7831" table:style-name="ce1">
            <text:p>7831</text:p>
          </table:table-cell>
          <table:table-cell office:value-type="float" office:value="781" table:style-name="ce1">
            <text:p>781</text:p>
          </table:table-cell>
          <table:table-cell office:value-type="float" office:value="1957" table:style-name="ce1">
            <text:p>1957</text:p>
          </table:table-cell>
          <table:table-cell table:style-name="ce1"/>
          <table:table-cell office:value-type="float" office:value="9892" table:style-name="ce1">
            <text:p>9892</text:p>
          </table:table-cell>
          <table:table-cell office:value-type="float" office:value="1530" table:style-name="ce1">
            <text:p>1530</text:p>
          </table:table-cell>
          <table:table-cell table:style-name="ce1"/>
          <table:table-cell office:value-type="float" office:value="1335" table:style-name="ce1">
            <text:p>1335</text:p>
          </table:table-cell>
          <table:table-cell office:value-type="float" office:value="28653" table:style-name="ce1">
            <text:p>28653</text:p>
          </table:table-cell>
          <table:table-cell office:value-type="float" office:value="1995" table:style-name="ce1">
            <text:p>1995</text:p>
          </table:table-cell>
          <table:table-cell table:style-name="ce1"/>
          <table:table-cell office:value-type="float" office:value="2947" table:style-name="ce1">
            <text:p>2947</text:p>
          </table:table-cell>
          <table:table-cell office:value-type="float" office:value="41257" table:style-name="ce1">
            <text:p>41257</text:p>
          </table:table-cell>
          <table:table-cell office:value-type="float" office:value="2068" table:style-name="ce1">
            <text:p>2068</text:p>
          </table:table-cell>
          <table:table-cell office:value-type="float" office:value="2068" table:style-name="ce1">
            <text:p>2068</text:p>
          </table:table-cell>
          <table:table-cell table:style-name="ce1"/>
          <table:table-cell office:value-type="float" office:value="7153" table:style-name="ce1">
            <text:p>7153</text:p>
          </table:table-cell>
          <table:table-cell office:value-type="float" office:value="940" table:style-name="ce1">
            <text:p>940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float" office:value="37711" table:style-name="ce1">
            <text:p>37711</text:p>
          </table:table-cell>
          <table:table-cell office:value-type="float" office:value="1163" table:style-name="ce1">
            <text:p>1163</text:p>
          </table:table-cell>
          <table:table-cell table:style-name="ce1"/>
          <table:table-cell office:value-type="float" office:value="2173" table:style-name="ce1">
            <text:p>2173</text:p>
          </table:table-cell>
          <table:table-cell office:value-type="float" office:value="7834" table:style-name="ce1">
            <text:p>7834</text:p>
          </table:table-cell>
          <table:table-cell office:value-type="float" office:value="612" table:style-name="ce1">
            <text:p>612</text:p>
          </table:table-cell>
          <table:table-cell table:style-name="ce1"/>
          <table:table-cell office:value-type="float" office:value="1469" table:style-name="ce1">
            <text:p>1469</text:p>
          </table:table-cell>
          <table:table-cell office:value-type="float" office:value="45294" table:style-name="ce1">
            <text:p>45294</text:p>
          </table:table-cell>
          <table:table-cell office:value-type="float" office:value="2331" table:style-name="ce1">
            <text:p>2331</text:p>
          </table:table-cell>
          <table:table-cell office:value-type="float" office:value="1387" table:style-name="ce1">
            <text:p>1387</text:p>
          </table:table-cell>
          <table:table-cell table:style-name="ce1"/>
          <table:table-cell office:value-type="float" office:value="11262" table:style-name="ce1">
            <text:p>11262</text:p>
          </table:table-cell>
          <table:table-cell office:value-type="float" office:value="1875" table:style-name="ce1">
            <text:p>1875</text:p>
          </table:table-cell>
          <table:table-cell table:style-name="ce1"/>
          <table:table-cell office:value-type="float" office:value="1637" table:style-name="ce1">
            <text:p>1637</text:p>
          </table:table-cell>
          <table:table-cell office:value-type="float" office:value="8759" table:style-name="ce1">
            <text:p>8759</text:p>
          </table:table-cell>
          <table:table-cell office:value-type="float" office:value="3286" table:style-name="ce1">
            <text:p>3286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9456" table:style-name="ce1">
            <text:p>9456</text:p>
          </table:table-cell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1774" table:style-name="ce1">
            <text:p>1774</text:p>
          </table:table-cell>
          <table:table-cell office:value-type="float" office:value="5224" table:style-name="ce1">
            <text:p>5224</text:p>
          </table:table-cell>
          <table:table-cell office:value-type="float" office:value="4084" table:style-name="ce1">
            <text:p>4084</text:p>
          </table:table-cell>
          <table:table-cell table:style-name="ce1"/>
          <table:table-cell office:value-type="float" office:value="1798" table:style-name="ce1">
            <text:p>1798</text:p>
          </table:table-cell>
          <table:table-cell office:value-type="float" office:value="50165" table:style-name="ce1">
            <text:p>50165</text:p>
          </table:table-cell>
          <table:table-cell office:value-type="float" office:value="2021" table:style-name="ce1">
            <text:p>2021</text:p>
          </table:table-cell>
          <table:table-cell table:style-name="ce1"/>
          <table:table-cell office:value-type="float" office:value="1149" table:style-name="ce1">
            <text:p>1149</text:p>
          </table:table-cell>
          <table:table-cell office:value-type="float" office:value="39725" table:style-name="ce1">
            <text:p>39725</text:p>
          </table:table-cell>
          <table:table-cell office:value-type="float" office:value="2461" table:style-name="ce1">
            <text:p>2461</text:p>
          </table:table-cell>
          <table:table-cell table:style-name="ce1"/>
          <table:table-cell office:value-type="float" office:value="1653" table:style-name="ce1">
            <text:p>1653</text:p>
          </table:table-cell>
          <table:table-cell office:value-type="float" office:value="31355" table:style-name="ce1">
            <text:p>31355</text:p>
          </table:table-cell>
          <table:table-cell office:value-type="float" office:value="1937" table:style-name="ce1">
            <text:p>1937</text:p>
          </table:table-cell>
          <table:table-cell table:style-name="ce1"/>
          <table:table-cell office:value-type="float" office:value="2050" table:style-name="ce1">
            <text:p>2050</text:p>
          </table:table-cell>
          <table:table-cell office:value-type="float" office:value="8325" table:style-name="ce1">
            <text:p>8325</text:p>
          </table:table-cell>
          <table:table-cell office:value-type="float" office:value="843" table:style-name="ce1">
            <text:p>843</text:p>
          </table:table-cell>
          <table:table-cell office:value-type="float" office:value="1557" table:style-name="ce1">
            <text:p>1557</text:p>
          </table:table-cell>
          <table:table-cell table:style-name="ce1"/>
          <table:table-cell office:value-type="float" office:value="17258" table:style-name="ce1">
            <text:p>17258</text:p>
          </table:table-cell>
          <table:table-cell office:value-type="float" office:value="1283" table:style-name="ce1">
            <text:p>1283</text:p>
          </table:table-cell>
          <table:table-cell office:value-type="float" office:value="4972" table:style-name="ce1">
            <text:p>4972</text:p>
          </table:table-cell>
          <table:table-cell table:style-name="ce1"/>
          <table:table-cell office:value-type="float" office:value="41653" table:style-name="ce1">
            <text:p>41653</text:p>
          </table:table-cell>
          <table:table-cell office:value-type="float" office:value="1388" table:style-name="ce1">
            <text:p>1388</text:p>
          </table:table-cell>
          <table:table-cell office:value-type="float" office:value="1275" table:style-name="ce1">
            <text:p>1275</text:p>
          </table:table-cell>
          <table:table-cell table:style-name="ce1"/>
          <table:table-cell office:value-type="float" office:value="5809" table:style-name="ce1">
            <text:p>5809</text:p>
          </table:table-cell>
          <table:table-cell office:value-type="float" office:value="628" table:style-name="ce1">
            <text:p>628</text:p>
          </table:table-cell>
          <table:table-cell office:value-type="float" office:value="1666" table:style-name="ce1">
            <text:p>1666</text:p>
          </table:table-cell>
          <table:table-cell table:style-name="ce1"/>
          <table:table-cell office:value-type="float" office:value="8828" table:style-name="ce1">
            <text:p>8828</text:p>
          </table:table-cell>
          <table:table-cell office:value-type="float" office:value="1046" table:style-name="ce1">
            <text:p>1046</text:p>
          </table:table-cell>
          <table:table-cell table:style-name="ce1"/>
          <table:table-cell office:value-type="float" office:value="1173" table:style-name="ce1">
            <text:p>1173</text:p>
          </table:table-cell>
          <table:table-cell office:value-type="float" office:value="11399" table:style-name="ce1">
            <text:p>11399</text:p>
          </table:table-cell>
          <table:table-cell office:value-type="float" office:value="1499" table:style-name="ce1">
            <text:p>1499</text:p>
          </table:table-cell>
          <table:table-cell table:style-name="ce1"/>
          <table:table-cell office:value-type="float" office:value="2102" table:style-name="ce1">
            <text:p>2102</text:p>
          </table:table-cell>
          <table:table-cell office:value-type="float" office:value="29892" table:style-name="ce1">
            <text:p>29892</text:p>
          </table:table-cell>
          <table:table-cell office:value-type="float" office:value="660" table:style-name="ce1">
            <text:p>660</text:p>
          </table:table-cell>
          <table:table-cell table:style-name="ce1"/>
          <table:table-cell office:value-type="float" office:value="1029" table:style-name="ce1">
            <text:p>1029</text:p>
          </table:table-cell>
          <table:table-cell office:value-type="float" office:value="27778" table:style-name="ce1">
            <text:p>27778</text:p>
          </table:table-cell>
          <table:table-cell office:value-type="float" office:value="1507" table:style-name="ce1">
            <text:p>1507</text:p>
          </table:table-cell>
          <table:table-cell office:value-type="float" office:value="1453" table:style-name="ce1">
            <text:p>1453</text:p>
          </table:table-cell>
          <table:table-cell table:style-name="ce1"/>
          <table:table-cell office:value-type="float" office:value="12170" table:style-name="ce1">
            <text:p>12170</text:p>
          </table:table-cell>
          <table:table-cell office:value-type="float" office:value="829" table:style-name="ce1">
            <text:p>829</text:p>
          </table:table-cell>
          <table:table-cell table:style-name="ce1"/>
          <table:table-cell office:value-type="float" office:value="1300" table:style-name="ce1">
            <text:p>1300</text:p>
          </table:table-cell>
          <table:table-cell office:value-type="float" office:value="12552" table:style-name="ce1">
            <text:p>12552</text:p>
          </table:table-cell>
          <table:table-cell office:value-type="float" office:value="1306" table:style-name="ce1">
            <text:p>1306</text:p>
          </table:table-cell>
          <table:table-cell office:value-type="float" office:value="2021" table:style-name="ce1">
            <text:p>2021</text:p>
          </table:table-cell>
          <table:table-cell table:style-name="ce1"/>
          <table:table-cell office:value-type="float" office:value="41669" table:style-name="ce1">
            <text:p>41669</text:p>
          </table:table-cell>
          <table:table-cell office:value-type="float" office:value="3780" table:style-name="ce1">
            <text:p>3780</text:p>
          </table:table-cell>
          <table:table-cell table:style-name="ce1"/>
          <table:table-cell office:value-type="float" office:value="1822" table:style-name="ce1">
            <text:p>1822</text:p>
          </table:table-cell>
          <table:table-cell office:value-type="float" office:value="37376" table:style-name="ce1">
            <text:p>37376</text:p>
          </table:table-cell>
          <table:table-cell office:value-type="float" office:value="2069" table:style-name="ce1">
            <text:p>2069</text:p>
          </table:table-cell>
          <table:table-cell office:value-type="float" office:value="7341" table:style-name="ce1">
            <text:p>7341</text:p>
          </table:table-cell>
          <table:table-cell table:style-name="ce1"/>
          <table:table-cell office:value-type="float" office:value="11675" table:style-name="ce1">
            <text:p>11675</text:p>
          </table:table-cell>
          <table:table-cell office:value-type="float" office:value="12436" table:style-name="ce1">
            <text:p>12436</text:p>
          </table:table-cell>
          <table:table-cell office:value-type="float" office:value="2525" table:style-name="ce1">
            <text:p>2525</text:p>
          </table:table-cell>
          <table:table-cell table:style-name="ce1"/>
          <table:table-cell office:value-type="float" office:value="21084" table:style-name="ce1">
            <text:p>21084</text:p>
          </table:table-cell>
          <table:table-cell office:value-type="float" office:value="1266" table:style-name="ce1">
            <text:p>1266</text:p>
          </table:table-cell>
          <table:table-cell office:value-type="float" office:value="1974" table:style-name="ce1">
            <text:p>1974</text:p>
          </table:table-cell>
          <table:table-cell table:style-name="ce1"/>
          <table:table-cell office:value-type="float" office:value="16023" table:style-name="ce1">
            <text:p>16023</text:p>
          </table:table-cell>
          <table:table-cell office:value-type="float" office:value="990" table:style-name="ce1">
            <text:p>990</text:p>
          </table:table-cell>
          <table:table-cell office:value-type="float" office:value="1339" table:style-name="ce1">
            <text:p>1339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095932_M06600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09:53</text:p>
          </table:table-cell>
          <table:table-cell office:value-type="string" table:style-name="ce1">
            <text:p>2020-11-18_10:09:53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M066007</text:p>
          </table:table-cell>
          <table:table-cell office:value-type="string" table:style-name="ce1">
            <text:p>M06600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hxvoV5RYVP3jVrP</text:p>
          </table:table-cell>
          <table:table-cell office:value-type="string" table:style-name="ce1">
            <text:p>https://www.testable.org/experiment/4303/294929/start?participant=M066007</text:p>
          </table:table-cell>
          <table:table-cell office:value-type="float" office:value="2982285" table:style-name="ce1">
            <text:p>2982285</text:p>
          </table:table-cell>
          <table:table-cell office:value-type="float" office:value="49.704749999999997" table:style-name="ce1">
            <text:p>49,70475</text:p>
          </table:table-cell>
          <table:table-cell office:value-type="float" office:value="56020" table:style-name="ce1">
            <text:p>56020</text:p>
          </table:table-cell>
          <table:table-cell office:value-type="float" office:value="58178" table:style-name="ce1">
            <text:p>58178</text:p>
          </table:table-cell>
          <table:table-cell office:value-type="float" office:value="68610" table:style-name="ce1">
            <text:p>68610</text:p>
          </table:table-cell>
          <table:table-cell office:value-type="float" office:value="61429" table:style-name="ce1">
            <text:p>61429</text:p>
          </table:table-cell>
          <table:table-cell office:value-type="float" office:value="74840" table:style-name="ce1">
            <text:p>74840</text:p>
          </table:table-cell>
          <table:table-cell office:value-type="float" office:value="62900" table:style-name="ce1">
            <text:p>62900</text:p>
          </table:table-cell>
          <table:table-cell office:value-type="float" office:value="85419" table:style-name="ce1">
            <text:p>85419</text:p>
          </table:table-cell>
          <table:table-cell office:value-type="float" office:value="78844" table:style-name="ce1">
            <text:p>78844</text:p>
          </table:table-cell>
          <table:table-cell office:value-type="float" office:value="65996" table:style-name="ce1">
            <text:p>65996</text:p>
          </table:table-cell>
          <table:table-cell office:value-type="float" office:value="92829" table:style-name="ce1">
            <text:p>92829</text:p>
          </table:table-cell>
          <table:table-cell office:value-type="float" office:value="91999" table:style-name="ce1">
            <text:p>91999</text:p>
          </table:table-cell>
          <table:table-cell office:value-type="float" office:value="57799" table:style-name="ce1">
            <text:p>57799</text:p>
          </table:table-cell>
          <table:table-cell office:value-type="float" office:value="11752" table:style-name="ce1">
            <text:p>11752</text:p>
          </table:table-cell>
          <table:table-cell office:value-type="float" office:value="1281" table:style-name="ce1">
            <text:p>1281</text:p>
          </table:table-cell>
          <table:table-cell office:value-type="float" office:value="7068" table:style-name="ce1">
            <text:p>7068</text:p>
          </table:table-cell>
          <table:table-cell table:style-name="ce1"/>
          <table:table-cell office:value-type="float" office:value="9741" table:style-name="ce1">
            <text:p>9741</text:p>
          </table:table-cell>
          <table:table-cell office:value-type="float" office:value="1365" table:style-name="ce1">
            <text:p>1365</text:p>
          </table:table-cell>
          <table:table-cell office:value-type="float" office:value="3179" table:style-name="ce1">
            <text:p>3179</text:p>
          </table:table-cell>
          <table:table-cell table:style-name="ce1"/>
          <table:table-cell office:value-type="float" office:value="7964" table:style-name="ce1">
            <text:p>7964</text:p>
          </table:table-cell>
          <table:table-cell office:value-type="float" office:value="1414" table:style-name="ce1">
            <text:p>1414</text:p>
          </table:table-cell>
          <table:table-cell office:value-type="float" office:value="2859" table:style-name="ce1">
            <text:p>2859</text:p>
          </table:table-cell>
          <table:table-cell table:style-name="ce1"/>
          <table:table-cell office:value-type="float" office:value="9755" table:style-name="ce1">
            <text:p>9755</text:p>
          </table:table-cell>
          <table:table-cell office:value-type="float" office:value="1236" table:style-name="ce1">
            <text:p>1236</text:p>
          </table:table-cell>
          <table:table-cell office:value-type="float" office:value="3744" table:style-name="ce1">
            <text:p>3744</text:p>
          </table:table-cell>
          <table:table-cell table:style-name="ce1"/>
          <table:table-cell office:value-type="float" office:value="10696" table:style-name="ce1">
            <text:p>10696</text:p>
          </table:table-cell>
          <table:table-cell office:value-type="float" office:value="3181" table:style-name="ce1">
            <text:p>3181</text:p>
          </table:table-cell>
          <table:table-cell table:style-name="ce1"/>
          <table:table-cell office:value-type="float" office:value="10144" table:style-name="ce1">
            <text:p>10144</text:p>
          </table:table-cell>
          <table:table-cell office:value-type="float" office:value="11737" table:style-name="ce1">
            <text:p>11737</text:p>
          </table:table-cell>
          <table:table-cell office:value-type="float" office:value="1793" table:style-name="ce1">
            <text:p>1793</text:p>
          </table:table-cell>
          <table:table-cell office:value-type="float" office:value="2690" table:style-name="ce1">
            <text:p>2690</text:p>
          </table:table-cell>
          <table:table-cell table:style-name="ce1"/>
          <table:table-cell office:value-type="float" office:value="15556" table:style-name="ce1">
            <text:p>15556</text:p>
          </table:table-cell>
          <table:table-cell office:value-type="float" office:value="2266" table:style-name="ce1">
            <text:p>2266</text:p>
          </table:table-cell>
          <table:table-cell office:value-type="float" office:value="5330" table:style-name="ce1">
            <text:p>5330</text:p>
          </table:table-cell>
          <table:table-cell table:style-name="ce1"/>
          <table:table-cell office:value-type="float" office:value="20936" table:style-name="ce1">
            <text:p>20936</text:p>
          </table:table-cell>
          <table:table-cell office:value-type="float" office:value="1763" table:style-name="ce1">
            <text:p>1763</text:p>
          </table:table-cell>
          <table:table-cell office:value-type="float" office:value="8201" table:style-name="ce1">
            <text:p>8201</text:p>
          </table:table-cell>
          <table:table-cell table:style-name="ce1"/>
          <table:table-cell office:value-type="float" office:value="23516" table:style-name="ce1">
            <text:p>23516</text:p>
          </table:table-cell>
          <table:table-cell office:value-type="float" office:value="1281" table:style-name="ce1">
            <text:p>1281</text:p>
          </table:table-cell>
          <table:table-cell office:value-type="float" office:value="3705" table:style-name="ce1">
            <text:p>3705</text:p>
          </table:table-cell>
          <table:table-cell table:style-name="ce1"/>
          <table:table-cell office:value-type="float" office:value="12172" table:style-name="ce1">
            <text:p>12172</text:p>
          </table:table-cell>
          <table:table-cell office:value-type="float" office:value="9965" table:style-name="ce1">
            <text:p>9965</text:p>
          </table:table-cell>
          <table:table-cell office:value-type="float" office:value="5846" table:style-name="ce1">
            <text:p>5846</text:p>
          </table:table-cell>
          <table:table-cell table:style-name="ce1"/>
          <table:table-cell office:value-type="float" office:value="23703" table:style-name="ce1">
            <text:p>23703</text:p>
          </table:table-cell>
          <table:table-cell office:value-type="float" office:value="2629" table:style-name="ce1">
            <text:p>2629</text:p>
          </table:table-cell>
          <table:table-cell table:style-name="ce1"/>
          <table:table-cell office:value-type="float" office:value="3913" table:style-name="ce1">
            <text:p>3913</text:p>
          </table:table-cell>
          <table:table-cell office:value-type="float" office:value="8098" table:style-name="ce1">
            <text:p>8098</text:p>
          </table:table-cell>
          <table:table-cell office:value-type="float" office:value="3838" table:style-name="ce1">
            <text:p>3838</text:p>
          </table:table-cell>
          <table:table-cell table:style-name="ce1"/>
          <table:table-cell office:value-type="float" office:value="3559" table:style-name="ce1">
            <text:p>3559</text:p>
          </table:table-cell>
          <table:table-cell office:value-type="float" office:value="8872" table:style-name="ce1">
            <text:p>8872</text:p>
          </table:table-cell>
          <table:table-cell office:value-type="float" office:value="1149" table:style-name="ce1">
            <text:p>1149</text:p>
          </table:table-cell>
          <table:table-cell office:value-type="float" office:value="5918" table:style-name="ce1">
            <text:p>5918</text:p>
          </table:table-cell>
          <table:table-cell table:style-name="ce1"/>
          <table:table-cell office:value-type="float" office:value="16102" table:style-name="ce1">
            <text:p>16102</text:p>
          </table:table-cell>
          <table:table-cell office:value-type="float" office:value="5856" table:style-name="ce1">
            <text:p>5856</text:p>
          </table:table-cell>
          <table:table-cell table:style-name="ce1"/>
          <table:table-cell office:value-type="float" office:value="3640" table:style-name="ce1">
            <text:p>3640</text:p>
          </table:table-cell>
          <table:table-cell office:value-type="float" office:value="17177" table:style-name="ce1">
            <text:p>17177</text:p>
          </table:table-cell>
          <table:table-cell office:value-type="float" office:value="4704" table:style-name="ce1">
            <text:p>4704</text:p>
          </table:table-cell>
          <table:table-cell office:value-type="float" office:value="7413" table:style-name="ce1">
            <text:p>7413</text:p>
          </table:table-cell>
          <table:table-cell table:style-name="ce1"/>
          <table:table-cell office:value-type="float" office:value="15341" table:style-name="ce1">
            <text:p>15341</text:p>
          </table:table-cell>
          <table:table-cell office:value-type="float" office:value="1731" table:style-name="ce1">
            <text:p>1731</text:p>
          </table:table-cell>
          <table:table-cell table:style-name="ce1"/>
          <table:table-cell office:value-type="float" office:value="6166" table:style-name="ce1">
            <text:p>6166</text:p>
          </table:table-cell>
          <table:table-cell office:value-type="float" office:value="9864" table:style-name="ce1">
            <text:p>9864</text:p>
          </table:table-cell>
          <table:table-cell office:value-type="float" office:value="2784" table:style-name="ce1">
            <text:p>2784</text:p>
          </table:table-cell>
          <table:table-cell table:style-name="ce1"/>
          <table:table-cell office:value-type="float" office:value="3159" table:style-name="ce1">
            <text:p>3159</text:p>
          </table:table-cell>
          <table:table-cell office:value-type="float" office:value="8881" table:style-name="ce1">
            <text:p>8881</text:p>
          </table:table-cell>
          <table:table-cell office:value-type="float" office:value="1017" table:style-name="ce1">
            <text:p>1017</text:p>
          </table:table-cell>
          <table:table-cell office:value-type="float" office:value="5265" table:style-name="ce1">
            <text:p>5265</text:p>
          </table:table-cell>
          <table:table-cell table:style-name="ce1"/>
          <table:table-cell office:value-type="float" office:value="9077" table:style-name="ce1">
            <text:p>9077</text:p>
          </table:table-cell>
          <table:table-cell office:value-type="float" office:value="897" table:style-name="ce1">
            <text:p>897</text:p>
          </table:table-cell>
          <table:table-cell office:value-type="float" office:value="4849" table:style-name="ce1">
            <text:p>4849</text:p>
          </table:table-cell>
          <table:table-cell table:style-name="ce1"/>
          <table:table-cell office:value-type="float" office:value="20530" table:style-name="ce1">
            <text:p>20530</text:p>
          </table:table-cell>
          <table:table-cell office:value-type="float" office:value="1769" table:style-name="ce1">
            <text:p>1769</text:p>
          </table:table-cell>
          <table:table-cell office:value-type="float" office:value="6744" table:style-name="ce1">
            <text:p>6744</text:p>
          </table:table-cell>
          <table:table-cell table:style-name="ce1"/>
          <table:table-cell office:value-type="float" office:value="20985" table:style-name="ce1">
            <text:p>20985</text:p>
          </table:table-cell>
          <table:table-cell office:value-type="float" office:value="2426" table:style-name="ce1">
            <text:p>2426</text:p>
          </table:table-cell>
          <table:table-cell office:value-type="float" office:value="4413" table:style-name="ce1">
            <text:p>4413</text:p>
          </table:table-cell>
          <table:table-cell table:style-name="ce1"/>
          <table:table-cell office:value-type="float" office:value="11615" table:style-name="ce1">
            <text:p>11615</text:p>
          </table:table-cell>
          <table:table-cell office:value-type="float" office:value="3672" table:style-name="ce1">
            <text:p>3672</text:p>
          </table:table-cell>
          <table:table-cell office:value-type="float" office:value="3675" table:style-name="ce1">
            <text:p>3675</text:p>
          </table:table-cell>
          <table:table-cell table:style-name="ce1"/>
          <table:table-cell office:value-type="float" office:value="9302" table:style-name="ce1">
            <text:p>9302</text:p>
          </table:table-cell>
          <table:table-cell office:value-type="float" office:value="3248" table:style-name="ce1">
            <text:p>3248</text:p>
          </table:table-cell>
          <table:table-cell office:value-type="float" office:value="3580" table:style-name="ce1">
            <text:p>3580</text:p>
          </table:table-cell>
          <table:table-cell table:style-name="ce1"/>
          <table:table-cell office:value-type="float" office:value="8083" table:style-name="ce1">
            <text:p>8083</text:p>
          </table:table-cell>
          <table:table-cell office:value-type="float" office:value="1995" table:style-name="ce1">
            <text:p>1995</text:p>
          </table:table-cell>
          <table:table-cell table:style-name="ce1"/>
          <table:table-cell office:value-type="float" office:value="5849" table:style-name="ce1">
            <text:p>5849</text:p>
          </table:table-cell>
          <table:table-cell office:value-type="float" office:value="6163" table:style-name="ce1">
            <text:p>6163</text:p>
          </table:table-cell>
          <table:table-cell office:value-type="float" office:value="2296" table:style-name="ce1">
            <text:p>2296</text:p>
          </table:table-cell>
          <table:table-cell table:style-name="ce1"/>
          <table:table-cell office:value-type="float" office:value="8074" table:style-name="ce1">
            <text:p>8074</text:p>
          </table:table-cell>
          <table:table-cell office:value-type="float" office:value="10968" table:style-name="ce1">
            <text:p>10968</text:p>
          </table:table-cell>
          <table:table-cell office:value-type="float" office:value="5703" table:style-name="ce1">
            <text:p>5703</text:p>
          </table:table-cell>
          <table:table-cell table:style-name="ce1"/>
          <table:table-cell office:value-type="float" office:value="6433" table:style-name="ce1">
            <text:p>6433</text:p>
          </table:table-cell>
          <table:table-cell office:value-type="float" office:value="6723" table:style-name="ce1">
            <text:p>6723</text:p>
          </table:table-cell>
          <table:table-cell office:value-type="float" office:value="2751" table:style-name="ce1">
            <text:p>2751</text:p>
          </table:table-cell>
          <table:table-cell office:value-type="float" office:value="4446" table:style-name="ce1">
            <text:p>4446</text:p>
          </table:table-cell>
          <table:table-cell table:style-name="ce1"/>
          <table:table-cell office:value-type="float" office:value="9855" table:style-name="ce1">
            <text:p>9855</text:p>
          </table:table-cell>
          <table:table-cell office:value-type="float" office:value="1852" table:style-name="ce1">
            <text:p>1852</text:p>
          </table:table-cell>
          <table:table-cell office:value-type="float" office:value="4610" table:style-name="ce1">
            <text:p>4610</text:p>
          </table:table-cell>
          <table:table-cell table:style-name="ce1"/>
          <table:table-cell office:value-type="float" office:value="17353" table:style-name="ce1">
            <text:p>17353</text:p>
          </table:table-cell>
          <table:table-cell office:value-type="float" office:value="1314" table:style-name="ce1">
            <text:p>1314</text:p>
          </table:table-cell>
          <table:table-cell office:value-type="float" office:value="8319" table:style-name="ce1">
            <text:p>8319</text:p>
          </table:table-cell>
          <table:table-cell table:style-name="ce1"/>
          <table:table-cell office:value-type="float" office:value="10370" table:style-name="ce1">
            <text:p>10370</text:p>
          </table:table-cell>
          <table:table-cell office:value-type="float" office:value="1534" table:style-name="ce1">
            <text:p>1534</text:p>
          </table:table-cell>
          <table:table-cell office:value-type="float" office:value="5643" table:style-name="ce1">
            <text:p>5643</text:p>
          </table:table-cell>
          <table:table-cell table:style-name="ce1"/>
          <table:table-cell office:value-type="float" office:value="11341" table:style-name="ce1">
            <text:p>11341</text:p>
          </table:table-cell>
          <table:table-cell office:value-type="float" office:value="1248" table:style-name="ce1">
            <text:p>1248</text:p>
          </table:table-cell>
          <table:table-cell office:value-type="float" office:value="7236" table:style-name="ce1">
            <text:p>7236</text:p>
          </table:table-cell>
          <table:table-cell table:style-name="ce1"/>
          <table:table-cell office:value-type="float" office:value="10298" table:style-name="ce1">
            <text:p>10298</text:p>
          </table:table-cell>
          <table:table-cell office:value-type="float" office:value="2606" table:style-name="ce1">
            <text:p>2606</text:p>
          </table:table-cell>
          <table:table-cell table:style-name="ce1"/>
          <table:table-cell office:value-type="float" office:value="3675" table:style-name="ce1">
            <text:p>3675</text:p>
          </table:table-cell>
          <table:table-cell office:value-type="float" office:value="7500" table:style-name="ce1">
            <text:p>7500</text:p>
          </table:table-cell>
          <table:table-cell office:value-type="float" office:value="1147" table:style-name="ce1">
            <text:p>1147</text:p>
          </table:table-cell>
          <table:table-cell office:value-type="float" office:value="7987" table:style-name="ce1">
            <text:p>7987</text:p>
          </table:table-cell>
          <table:table-cell table:style-name="ce1"/>
          <table:table-cell office:value-type="float" office:value="8814" table:style-name="ce1">
            <text:p>8814</text:p>
          </table:table-cell>
          <table:table-cell office:value-type="float" office:value="2265" table:style-name="ce1">
            <text:p>2265</text:p>
          </table:table-cell>
          <table:table-cell office:value-type="float" office:value="2729" table:style-name="ce1">
            <text:p>2729</text:p>
          </table:table-cell>
          <table:table-cell table:style-name="ce1"/>
          <table:table-cell office:value-type="float" office:value="8808" table:style-name="ce1">
            <text:p>8808</text:p>
          </table:table-cell>
          <table:table-cell office:value-type="float" office:value="3552" table:style-name="ce1">
            <text:p>3552</text:p>
          </table:table-cell>
          <table:table-cell office:value-type="float" office:value="7618" table:style-name="ce1">
            <text:p>7618</text:p>
          </table:table-cell>
          <table:table-cell table:style-name="ce1"/>
          <table:table-cell office:value-type="float" office:value="8530" table:style-name="ce1">
            <text:p>8530</text:p>
          </table:table-cell>
          <table:table-cell office:value-type="float" office:value="1545" table:style-name="ce1">
            <text:p>1545</text:p>
          </table:table-cell>
          <table:table-cell table:style-name="ce1"/>
          <table:table-cell office:value-type="float" office:value="3714" table:style-name="ce1">
            <text:p>3714</text:p>
          </table:table-cell>
          <table:table-cell office:value-type="float" office:value="20903" table:style-name="ce1">
            <text:p>20903</text:p>
          </table:table-cell>
          <table:table-cell office:value-type="float" office:value="2185" table:style-name="ce1">
            <text:p>2185</text:p>
          </table:table-cell>
          <table:table-cell office:value-type="float" office:value="7244" table:style-name="ce1">
            <text:p>7244</text:p>
          </table:table-cell>
          <table:table-cell table:style-name="ce1"/>
          <table:table-cell office:value-type="float" office:value="17268" table:style-name="ce1">
            <text:p>17268</text:p>
          </table:table-cell>
          <table:table-cell office:value-type="float" office:value="1203" table:style-name="ce1">
            <text:p>1203</text:p>
          </table:table-cell>
          <table:table-cell office:value-type="float" office:value="7366" table:style-name="ce1">
            <text:p>7366</text:p>
          </table:table-cell>
          <table:table-cell table:style-name="ce1"/>
          <table:table-cell office:value-type="float" office:value="12054" table:style-name="ce1">
            <text:p>12054</text:p>
          </table:table-cell>
          <table:table-cell office:value-type="float" office:value="2079" table:style-name="ce1">
            <text:p>2079</text:p>
          </table:table-cell>
          <table:table-cell office:value-type="float" office:value="4009" table:style-name="ce1">
            <text:p>4009</text:p>
          </table:table-cell>
          <table:table-cell table:style-name="ce1"/>
          <table:table-cell office:value-type="float" office:value="17946" table:style-name="ce1">
            <text:p>17946</text:p>
          </table:table-cell>
          <table:table-cell office:value-type="float" office:value="7206" table:style-name="ce1">
            <text:p>7206</text:p>
          </table:table-cell>
          <table:table-cell table:style-name="ce1"/>
          <table:table-cell office:value-type="float" office:value="3391" table:style-name="ce1">
            <text:p>3391</text:p>
          </table:table-cell>
          <table:table-cell office:value-type="float" office:value="12789" table:style-name="ce1">
            <text:p>12789</text:p>
          </table:table-cell>
          <table:table-cell office:value-type="float" office:value="930" table:style-name="ce1">
            <text:p>930</text:p>
          </table:table-cell>
          <table:table-cell office:value-type="float" office:value="4760" table:style-name="ce1">
            <text:p>4760</text:p>
          </table:table-cell>
          <table:table-cell table:style-name="ce1"/>
          <table:table-cell office:value-type="float" office:value="14481" table:style-name="ce1">
            <text:p>14481</text:p>
          </table:table-cell>
          <table:table-cell office:value-type="float" office:value="1866" table:style-name="ce1">
            <text:p>1866</text:p>
          </table:table-cell>
          <table:table-cell office:value-type="float" office:value="5409" table:style-name="ce1">
            <text:p>5409</text:p>
          </table:table-cell>
          <table:table-cell table:style-name="ce1"/>
          <table:table-cell office:value-type="float" office:value="20468" table:style-name="ce1">
            <text:p>20468</text:p>
          </table:table-cell>
          <table:table-cell office:value-type="float" office:value="1100" table:style-name="ce1">
            <text:p>1100</text:p>
          </table:table-cell>
          <table:table-cell office:value-type="float" office:value="3993" table:style-name="ce1">
            <text:p>3993</text:p>
          </table:table-cell>
          <table:table-cell table:style-name="ce1"/>
          <table:table-cell office:value-type="float" office:value="12333" table:style-name="ce1">
            <text:p>12333</text:p>
          </table:table-cell>
          <table:table-cell office:value-type="float" office:value="4299" table:style-name="ce1">
            <text:p>4299</text:p>
          </table:table-cell>
          <table:table-cell table:style-name="ce1"/>
          <table:table-cell office:value-type="float" office:value="4136" table:style-name="ce1">
            <text:p>4136</text:p>
          </table:table-cell>
          <table:table-cell office:value-type="float" office:value="16686" table:style-name="ce1">
            <text:p>16686</text:p>
          </table:table-cell>
          <table:table-cell office:value-type="float" office:value="1448" table:style-name="ce1">
            <text:p>1448</text:p>
          </table:table-cell>
          <table:table-cell office:value-type="float" office:value="4090" table:style-name="ce1">
            <text:p>4090</text:p>
          </table:table-cell>
          <table:table-cell table:style-name="ce1"/>
          <table:table-cell office:value-type="float" office:value="12129" table:style-name="ce1">
            <text:p>12129</text:p>
          </table:table-cell>
          <table:table-cell office:value-type="float" office:value="1050" table:style-name="ce1">
            <text:p>1050</text:p>
          </table:table-cell>
          <table:table-cell office:value-type="float" office:value="4122" table:style-name="ce1">
            <text:p>4122</text:p>
          </table:table-cell>
          <table:table-cell table:style-name="ce1"/>
          <table:table-cell office:value-type="float" office:value="7702" table:style-name="ce1">
            <text:p>7702</text:p>
          </table:table-cell>
          <table:table-cell office:value-type="float" office:value="1893" table:style-name="ce1">
            <text:p>1893</text:p>
          </table:table-cell>
          <table:table-cell office:value-type="float" office:value="4243" table:style-name="ce1">
            <text:p>4243</text:p>
          </table:table-cell>
          <table:table-cell table:style-name="ce1"/>
          <table:table-cell office:value-type="float" office:value="15547" table:style-name="ce1">
            <text:p>15547</text:p>
          </table:table-cell>
          <table:table-cell office:value-type="float" office:value="1049" table:style-name="ce1">
            <text:p>1049</text:p>
          </table:table-cell>
          <table:table-cell office:value-type="float" office:value="6276" table:style-name="ce1">
            <text:p>6276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100003_M06379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16:34</text:p>
          </table:table-cell>
          <table:table-cell office:value-type="string" table:style-name="ce1">
            <text:p>2020-11-18_10:16:34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Adèle</text:p>
          </table:table-cell>
          <table:table-cell office:value-type="string" table:style-name="ce1">
            <text:p>M06379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3BqP7GxXlpeUcTke</text:p>
          </table:table-cell>
          <table:table-cell office:value-type="string" table:style-name="ce1">
            <text:p>https://www.testable.org/experiment/4303/294929/start?participant=M063791</text:p>
          </table:table-cell>
          <table:table-cell office:value-type="float" office:value="2609774" table:style-name="ce1">
            <text:p>2609774</text:p>
          </table:table-cell>
          <table:table-cell office:value-type="float" office:value="43.496233333333002" table:style-name="ce1">
            <text:p>43,49623333</text:p>
          </table:table-cell>
          <table:table-cell office:value-type="float" office:value="41155" table:style-name="ce1">
            <text:p>41155</text:p>
          </table:table-cell>
          <table:table-cell office:value-type="float" office:value="35325" table:style-name="ce1">
            <text:p>35325</text:p>
          </table:table-cell>
          <table:table-cell office:value-type="float" office:value="60801" table:style-name="ce1">
            <text:p>60801</text:p>
          </table:table-cell>
          <table:table-cell office:value-type="float" office:value="31835" table:style-name="ce1">
            <text:p>31835</text:p>
          </table:table-cell>
          <table:table-cell office:value-type="float" office:value="92995" table:style-name="ce1">
            <text:p>92995</text:p>
          </table:table-cell>
          <table:table-cell office:value-type="float" office:value="48662" table:style-name="ce1">
            <text:p>48662</text:p>
          </table:table-cell>
          <table:table-cell office:value-type="float" office:value="59760" table:style-name="ce1">
            <text:p>59760</text:p>
          </table:table-cell>
          <table:table-cell office:value-type="float" office:value="89648" table:style-name="ce1">
            <text:p>89648</text:p>
          </table:table-cell>
          <table:table-cell office:value-type="float" office:value="44529" table:style-name="ce1">
            <text:p>44529</text:p>
          </table:table-cell>
          <table:table-cell office:value-type="float" office:value="28052" table:style-name="ce1">
            <text:p>28052</text:p>
          </table:table-cell>
          <table:table-cell office:value-type="float" office:value="23985" table:style-name="ce1">
            <text:p>23985</text:p>
          </table:table-cell>
          <table:table-cell office:value-type="float" office:value="44197" table:style-name="ce1">
            <text:p>44197</text:p>
          </table:table-cell>
          <table:table-cell table:number-columns-repeated="192" table:style-name="ce1"/>
          <table:table-cell office:value-type="float" office:value="6733" table:style-name="ce1">
            <text:p>6733</text:p>
          </table:table-cell>
          <table:table-cell office:value-type="float" office:value="676" table:style-name="ce1">
            <text:p>676</text:p>
          </table:table-cell>
          <table:table-cell table:style-name="ce1"/>
          <table:table-cell office:value-type="float" office:value="2606" table:style-name="ce1">
            <text:p>2606</text:p>
          </table:table-cell>
          <table:table-cell office:value-type="float" office:value="20692" table:style-name="ce1">
            <text:p>20692</text:p>
          </table:table-cell>
          <table:table-cell office:value-type="float" office:value="912" table:style-name="ce1">
            <text:p>912</text:p>
          </table:table-cell>
          <table:table-cell table:style-name="ce1"/>
          <table:table-cell office:value-type="float" office:value="4244" table:style-name="ce1">
            <text:p>4244</text:p>
          </table:table-cell>
          <table:table-cell office:value-type="float" office:value="7764" table:style-name="ce1">
            <text:p>7764</text:p>
          </table:table-cell>
          <table:table-cell office:value-type="float" office:value="685" table:style-name="ce1">
            <text:p>685</text:p>
          </table:table-cell>
          <table:table-cell table:style-name="ce1"/>
          <table:table-cell office:value-type="float" office:value="2853" table:style-name="ce1">
            <text:p>2853</text:p>
          </table:table-cell>
          <table:table-cell office:value-type="float" office:value="8166" table:style-name="ce1">
            <text:p>8166</text:p>
          </table:table-cell>
          <table:table-cell office:value-type="float" office:value="646" table:style-name="ce1">
            <text:p>646</text:p>
          </table:table-cell>
          <table:table-cell table:style-name="ce1"/>
          <table:table-cell office:value-type="float" office:value="3027" table:style-name="ce1">
            <text:p>3027</text:p>
          </table:table-cell>
          <table:table-cell office:value-type="float" office:value="10242" table:style-name="ce1">
            <text:p>10242</text:p>
          </table:table-cell>
          <table:table-cell office:value-type="float" office:value="834" table:style-name="ce1">
            <text:p>834</text:p>
          </table:table-cell>
          <table:table-cell table:style-name="ce1"/>
          <table:table-cell office:value-type="float" office:value="2269" table:style-name="ce1">
            <text:p>2269</text:p>
          </table:table-cell>
          <table:table-cell office:value-type="float" office:value="10193" table:style-name="ce1">
            <text:p>10193</text:p>
          </table:table-cell>
          <table:table-cell office:value-type="float" office:value="878" table:style-name="ce1">
            <text:p>878</text:p>
          </table:table-cell>
          <table:table-cell table:style-name="ce1"/>
          <table:table-cell office:value-type="float" office:value="1764" table:style-name="ce1">
            <text:p>1764</text:p>
          </table:table-cell>
          <table:table-cell office:value-type="float" office:value="8706" table:style-name="ce1">
            <text:p>8706</text:p>
          </table:table-cell>
          <table:table-cell office:value-type="float" office:value="714" table:style-name="ce1">
            <text:p>714</text:p>
          </table:table-cell>
          <table:table-cell table:style-name="ce1"/>
          <table:table-cell office:value-type="float" office:value="2632" table:style-name="ce1">
            <text:p>2632</text:p>
          </table:table-cell>
          <table:table-cell office:value-type="float" office:value="9130" table:style-name="ce1">
            <text:p>9130</text:p>
          </table:table-cell>
          <table:table-cell office:value-type="float" office:value="2234" table:style-name="ce1">
            <text:p>2234</text:p>
          </table:table-cell>
          <table:table-cell table:style-name="ce1"/>
          <table:table-cell office:value-type="float" office:value="3399" table:style-name="ce1">
            <text:p>3399</text:p>
          </table:table-cell>
          <table:table-cell office:value-type="float" office:value="4084" table:style-name="ce1">
            <text:p>4084</text:p>
          </table:table-cell>
          <table:table-cell office:value-type="float" office:value="588" table:style-name="ce1">
            <text:p>588</text:p>
          </table:table-cell>
          <table:table-cell table:style-name="ce1"/>
          <table:table-cell office:value-type="float" office:value="2108" table:style-name="ce1">
            <text:p>2108</text:p>
          </table:table-cell>
          <table:table-cell office:value-type="float" office:value="6229" table:style-name="ce1">
            <text:p>6229</text:p>
          </table:table-cell>
          <table:table-cell office:value-type="float" office:value="679" table:style-name="ce1">
            <text:p>679</text:p>
          </table:table-cell>
          <table:table-cell table:style-name="ce1"/>
          <table:table-cell office:value-type="float" office:value="2398" table:style-name="ce1">
            <text:p>2398</text:p>
          </table:table-cell>
          <table:table-cell office:value-type="float" office:value="12926" table:style-name="ce1">
            <text:p>12926</text:p>
          </table:table-cell>
          <table:table-cell office:value-type="float" office:value="592" table:style-name="ce1">
            <text:p>592</text:p>
          </table:table-cell>
          <table:table-cell table:style-name="ce1"/>
          <table:table-cell office:value-type="float" office:value="1986" table:style-name="ce1">
            <text:p>1986</text:p>
          </table:table-cell>
          <table:table-cell office:value-type="float" office:value="11649" table:style-name="ce1">
            <text:p>11649</text:p>
          </table:table-cell>
          <table:table-cell office:value-type="float" office:value="956" table:style-name="ce1">
            <text:p>956</text:p>
          </table:table-cell>
          <table:table-cell table:style-name="ce1"/>
          <table:table-cell office:value-type="float" office:value="2074" table:style-name="ce1">
            <text:p>2074</text:p>
          </table:table-cell>
          <table:table-cell office:value-type="float" office:value="9017" table:style-name="ce1">
            <text:p>9017</text:p>
          </table:table-cell>
          <table:table-cell office:value-type="float" office:value="775" table:style-name="ce1">
            <text:p>775</text:p>
          </table:table-cell>
          <table:table-cell table:style-name="ce1"/>
          <table:table-cell office:value-type="float" office:value="2735" table:style-name="ce1">
            <text:p>2735</text:p>
          </table:table-cell>
          <table:table-cell office:value-type="float" office:value="5015" table:style-name="ce1">
            <text:p>5015</text:p>
          </table:table-cell>
          <table:table-cell office:value-type="float" office:value="686" table:style-name="ce1">
            <text:p>686</text:p>
          </table:table-cell>
          <table:table-cell table:style-name="ce1"/>
          <table:table-cell office:value-type="float" office:value="2424" table:style-name="ce1">
            <text:p>2424</text:p>
          </table:table-cell>
          <table:table-cell office:value-type="float" office:value="6800" table:style-name="ce1">
            <text:p>6800</text:p>
          </table:table-cell>
          <table:table-cell office:value-type="float" office:value="676" table:style-name="ce1">
            <text:p>676</text:p>
          </table:table-cell>
          <table:table-cell table:style-name="ce1"/>
          <table:table-cell office:value-type="float" office:value="1755" table:style-name="ce1">
            <text:p>1755</text:p>
          </table:table-cell>
          <table:table-cell office:value-type="float" office:value="7447" table:style-name="ce1">
            <text:p>7447</text:p>
          </table:table-cell>
          <table:table-cell office:value-type="float" office:value="636" table:style-name="ce1">
            <text:p>636</text:p>
          </table:table-cell>
          <table:table-cell table:style-name="ce1"/>
          <table:table-cell office:value-type="float" office:value="3168" table:style-name="ce1">
            <text:p>3168</text:p>
          </table:table-cell>
          <table:table-cell office:value-type="float" office:value="8407" table:style-name="ce1">
            <text:p>8407</text:p>
          </table:table-cell>
          <table:table-cell office:value-type="float" office:value="637" table:style-name="ce1">
            <text:p>637</text:p>
          </table:table-cell>
          <table:table-cell table:style-name="ce1"/>
          <table:table-cell office:value-type="float" office:value="4376" table:style-name="ce1">
            <text:p>4376</text:p>
          </table:table-cell>
          <table:table-cell office:value-type="float" office:value="7497" table:style-name="ce1">
            <text:p>7497</text:p>
          </table:table-cell>
          <table:table-cell office:value-type="float" office:value="954" table:style-name="ce1">
            <text:p>954</text:p>
          </table:table-cell>
          <table:table-cell table:style-name="ce1"/>
          <table:table-cell office:value-type="float" office:value="4385" table:style-name="ce1">
            <text:p>4385</text:p>
          </table:table-cell>
          <table:table-cell office:value-type="float" office:value="7945" table:style-name="ce1">
            <text:p>7945</text:p>
          </table:table-cell>
          <table:table-cell office:value-type="float" office:value="677" table:style-name="ce1">
            <text:p>677</text:p>
          </table:table-cell>
          <table:table-cell table:style-name="ce1"/>
          <table:table-cell office:value-type="float" office:value="2550" table:style-name="ce1">
            <text:p>2550</text:p>
          </table:table-cell>
          <table:table-cell office:value-type="float" office:value="10562" table:style-name="ce1">
            <text:p>10562</text:p>
          </table:table-cell>
          <table:table-cell office:value-type="float" office:value="1074" table:style-name="ce1">
            <text:p>1074</text:p>
          </table:table-cell>
          <table:table-cell table:style-name="ce1"/>
          <table:table-cell office:value-type="float" office:value="2679" table:style-name="ce1">
            <text:p>2679</text:p>
          </table:table-cell>
          <table:table-cell office:value-type="float" office:value="9376" table:style-name="ce1">
            <text:p>9376</text:p>
          </table:table-cell>
          <table:table-cell office:value-type="float" office:value="654" table:style-name="ce1">
            <text:p>654</text:p>
          </table:table-cell>
          <table:table-cell table:style-name="ce1"/>
          <table:table-cell office:value-type="float" office:value="2133" table:style-name="ce1">
            <text:p>2133</text:p>
          </table:table-cell>
          <table:table-cell office:value-type="float" office:value="11370" table:style-name="ce1">
            <text:p>11370</text:p>
          </table:table-cell>
          <table:table-cell office:value-type="float" office:value="893" table:style-name="ce1">
            <text:p>893</text:p>
          </table:table-cell>
          <table:table-cell table:style-name="ce1"/>
          <table:table-cell office:value-type="float" office:value="3324" table:style-name="ce1">
            <text:p>3324</text:p>
          </table:table-cell>
          <table:table-cell office:value-type="float" office:value="12653" table:style-name="ce1">
            <text:p>12653</text:p>
          </table:table-cell>
          <table:table-cell office:value-type="float" office:value="841" table:style-name="ce1">
            <text:p>841</text:p>
          </table:table-cell>
          <table:table-cell table:style-name="ce1"/>
          <table:table-cell office:value-type="float" office:value="1742" table:style-name="ce1">
            <text:p>1742</text:p>
          </table:table-cell>
          <table:table-cell office:value-type="float" office:value="17906" table:style-name="ce1">
            <text:p>17906</text:p>
          </table:table-cell>
          <table:table-cell office:value-type="float" office:value="932" table:style-name="ce1">
            <text:p>932</text:p>
          </table:table-cell>
          <table:table-cell table:style-name="ce1"/>
          <table:table-cell office:value-type="float" office:value="3926" table:style-name="ce1">
            <text:p>3926</text:p>
          </table:table-cell>
          <table:table-cell office:value-type="float" office:value="10605" table:style-name="ce1">
            <text:p>10605</text:p>
          </table:table-cell>
          <table:table-cell office:value-type="float" office:value="696" table:style-name="ce1">
            <text:p>696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12893" table:style-name="ce1">
            <text:p>12893</text:p>
          </table:table-cell>
          <table:table-cell office:value-type="float" office:value="823" table:style-name="ce1">
            <text:p>823</text:p>
          </table:table-cell>
          <table:table-cell table:style-name="ce1"/>
          <table:table-cell office:value-type="float" office:value="1705" table:style-name="ce1">
            <text:p>1705</text:p>
          </table:table-cell>
          <table:table-cell office:value-type="float" office:value="9508" table:style-name="ce1">
            <text:p>9508</text:p>
          </table:table-cell>
          <table:table-cell office:value-type="float" office:value="711" table:style-name="ce1">
            <text:p>711</text:p>
          </table:table-cell>
          <table:table-cell table:style-name="ce1"/>
          <table:table-cell office:value-type="float" office:value="2379" table:style-name="ce1">
            <text:p>2379</text:p>
          </table:table-cell>
          <table:table-cell office:value-type="float" office:value="7443" table:style-name="ce1">
            <text:p>7443</text:p>
          </table:table-cell>
          <table:table-cell office:value-type="float" office:value="1058" table:style-name="ce1">
            <text:p>1058</text:p>
          </table:table-cell>
          <table:table-cell table:style-name="ce1"/>
          <table:table-cell office:value-type="float" office:value="1836" table:style-name="ce1">
            <text:p>1836</text:p>
          </table:table-cell>
          <table:table-cell office:value-type="float" office:value="9293" table:style-name="ce1">
            <text:p>9293</text:p>
          </table:table-cell>
          <table:table-cell office:value-type="float" office:value="627" table:style-name="ce1">
            <text:p>627</text:p>
          </table:table-cell>
          <table:table-cell table:style-name="ce1"/>
          <table:table-cell office:value-type="float" office:value="1651" table:style-name="ce1">
            <text:p>1651</text:p>
          </table:table-cell>
          <table:table-cell office:value-type="float" office:value="11913" table:style-name="ce1">
            <text:p>11913</text:p>
          </table:table-cell>
          <table:table-cell office:value-type="float" office:value="680" table:style-name="ce1">
            <text:p>680</text:p>
          </table:table-cell>
          <table:table-cell table:style-name="ce1"/>
          <table:table-cell office:value-type="float" office:value="1749" table:style-name="ce1">
            <text:p>1749</text:p>
          </table:table-cell>
          <table:table-cell office:value-type="float" office:value="7143" table:style-name="ce1">
            <text:p>7143</text:p>
          </table:table-cell>
          <table:table-cell office:value-type="float" office:value="828" table:style-name="ce1">
            <text:p>828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13747" table:style-name="ce1">
            <text:p>13747</text:p>
          </table:table-cell>
          <table:table-cell office:value-type="float" office:value="799" table:style-name="ce1">
            <text:p>799</text:p>
          </table:table-cell>
          <table:table-cell table:style-name="ce1"/>
          <table:table-cell office:value-type="float" office:value="2645" table:style-name="ce1">
            <text:p>2645</text:p>
          </table:table-cell>
          <table:table-cell office:value-type="float" office:value="7096" table:style-name="ce1">
            <text:p>7096</text:p>
          </table:table-cell>
          <table:table-cell office:value-type="float" office:value="672" table:style-name="ce1">
            <text:p>672</text:p>
          </table:table-cell>
          <table:table-cell table:style-name="ce1"/>
          <table:table-cell office:value-type="float" office:value="1782" table:style-name="ce1">
            <text:p>1782</text:p>
          </table:table-cell>
          <table:table-cell office:value-type="float" office:value="8335" table:style-name="ce1">
            <text:p>8335</text:p>
          </table:table-cell>
          <table:table-cell office:value-type="float" office:value="597" table:style-name="ce1">
            <text:p>597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10403" table:style-name="ce1">
            <text:p>10403</text:p>
          </table:table-cell>
          <table:table-cell office:value-type="float" office:value="956" table:style-name="ce1">
            <text:p>956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10616" table:style-name="ce1">
            <text:p>10616</text:p>
          </table:table-cell>
          <table:table-cell office:value-type="float" office:value="822" table:style-name="ce1">
            <text:p>822</text:p>
          </table:table-cell>
          <table:table-cell table:style-name="ce1"/>
          <table:table-cell office:value-type="float" office:value="2218" table:style-name="ce1">
            <text:p>2218</text:p>
          </table:table-cell>
          <table:table-cell office:value-type="float" office:value="12904" table:style-name="ce1">
            <text:p>12904</text:p>
          </table:table-cell>
          <table:table-cell office:value-type="float" office:value="1093" table:style-name="ce1">
            <text:p>1093</text:p>
          </table:table-cell>
          <table:table-cell table:style-name="ce1"/>
          <table:table-cell office:value-type="float" office:value="2498" table:style-name="ce1">
            <text:p>2498</text:p>
          </table:table-cell>
          <table:table-cell office:value-type="float" office:value="13055" table:style-name="ce1">
            <text:p>13055</text:p>
          </table:table-cell>
          <table:table-cell office:value-type="float" office:value="1097" table:style-name="ce1">
            <text:p>1097</text:p>
          </table:table-cell>
          <table:table-cell table:style-name="ce1"/>
          <table:table-cell office:value-type="float" office:value="2040" table:style-name="ce1">
            <text:p>2040</text:p>
          </table:table-cell>
          <table:table-cell office:value-type="float" office:value="19828" table:style-name="ce1">
            <text:p>19828</text:p>
          </table:table-cell>
          <table:table-cell office:value-type="float" office:value="1472" table:style-name="ce1">
            <text:p>1472</text:p>
          </table:table-cell>
          <table:table-cell table:style-name="ce1"/>
          <table:table-cell office:value-type="float" office:value="2116" table:style-name="ce1">
            <text:p>2116</text:p>
          </table:table-cell>
          <table:table-cell office:value-type="float" office:value="14079" table:style-name="ce1">
            <text:p>14079</text:p>
          </table:table-cell>
          <table:table-cell office:value-type="float" office:value="1022" table:style-name="ce1">
            <text:p>1022</text:p>
          </table:table-cell>
          <table:table-cell table:style-name="ce1"/>
          <table:table-cell office:value-type="float" office:value="2317" table:style-name="ce1">
            <text:p>2317</text:p>
          </table:table-cell>
          <table:table-cell office:value-type="float" office:value="9982" table:style-name="ce1">
            <text:p>9982</text:p>
          </table:table-cell>
          <table:table-cell office:value-type="float" office:value="1169" table:style-name="ce1">
            <text:p>1169</text:p>
          </table:table-cell>
          <table:table-cell table:style-name="ce1"/>
          <table:table-cell office:value-type="float" office:value="2284" table:style-name="ce1">
            <text:p>2284</text:p>
          </table:table-cell>
          <table:table-cell office:value-type="float" office:value="6189" table:style-name="ce1">
            <text:p>6189</text:p>
          </table:table-cell>
          <table:table-cell office:value-type="float" office:value="950" table:style-name="ce1">
            <text:p>950</text:p>
          </table:table-cell>
          <table:table-cell table:style-name="ce1"/>
          <table:table-cell office:value-type="float" office:value="1691" table:style-name="ce1">
            <text:p>1691</text:p>
          </table:table-cell>
          <table:table-cell office:value-type="float" office:value="19340" table:style-name="ce1">
            <text:p>19340</text:p>
          </table:table-cell>
          <table:table-cell office:value-type="float" office:value="753" table:style-name="ce1">
            <text:p>753</text:p>
          </table:table-cell>
          <table:table-cell table:style-name="ce1"/>
          <table:table-cell office:value-type="float" office:value="1761" table:style-name="ce1">
            <text:p>1761</text:p>
          </table:table-cell>
          <table:table-cell office:value-type="float" office:value="7533" table:style-name="ce1">
            <text:p>7533</text:p>
          </table:table-cell>
          <table:table-cell office:value-type="float" office:value="804" table:style-name="ce1">
            <text:p>804</text:p>
          </table:table-cell>
          <table:table-cell table:style-name="ce1"/>
          <table:table-cell office:value-type="float" office:value="4533" table:style-name="ce1">
            <text:p>4533</text:p>
          </table:table-cell>
          <table:table-cell office:value-type="float" office:value="22799" table:style-name="ce1">
            <text:p>22799</text:p>
          </table:table-cell>
          <table:table-cell office:value-type="float" office:value="791" table:style-name="ce1">
            <text:p>791</text:p>
          </table:table-cell>
          <table:table-cell table:style-name="ce1"/>
          <table:table-cell office:value-type="float" office:value="2786" table:style-name="ce1">
            <text:p>2786</text:p>
          </table:table-cell>
          <table:table-cell office:value-type="float" office:value="7732" table:style-name="ce1">
            <text:p>7732</text:p>
          </table:table-cell>
          <table:table-cell office:value-type="float" office:value="1172" table:style-name="ce1">
            <text:p>1172</text:p>
          </table:table-cell>
          <table:table-cell table:style-name="ce1"/>
          <table:table-cell office:value-type="float" office:value="2114" table:style-name="ce1">
            <text:p>2114</text:p>
          </table:table-cell>
          <table:table-cell office:value-type="float" office:value="21260" table:style-name="ce1">
            <text:p>21260</text:p>
          </table:table-cell>
          <table:table-cell office:value-type="float" office:value="1176" table:style-name="ce1">
            <text:p>1176</text:p>
          </table:table-cell>
          <table:table-cell table:style-name="ce1"/>
          <table:table-cell office:value-type="float" office:value="1826" table:style-name="ce1">
            <text:p>1826</text:p>
          </table:table-cell>
          <table:table-cell office:value-type="float" office:value="7296" table:style-name="ce1">
            <text:p>7296</text:p>
          </table:table-cell>
          <table:table-cell office:value-type="float" office:value="889" table:style-name="ce1">
            <text:p>889</text:p>
          </table:table-cell>
          <table:table-cell table:style-name="ce1"/>
          <table:table-cell office:value-type="float" office:value="2214" table:style-name="ce1">
            <text:p>2214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00721_M07839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26:43</text:p>
          </table:table-cell>
          <table:table-cell office:value-type="string" table:style-name="ce1">
            <text:p>2020-11-18_10:26:43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svallet</text:p>
          </table:table-cell>
          <table:table-cell office:value-type="string" table:style-name="ce1">
            <text:p>M07839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rdouz61ynYJd2H3c</text:p>
          </table:table-cell>
          <table:table-cell office:value-type="string" table:style-name="ce1">
            <text:p>https://www.testable.org/experiment/4303/294929/start?participant=M078392</text:p>
          </table:table-cell>
          <table:table-cell office:value-type="float" office:value="2440336" table:style-name="ce1">
            <text:p>2440336</text:p>
          </table:table-cell>
          <table:table-cell office:value-type="float" office:value="40.672266666666999" table:style-name="ce1">
            <text:p>40,67226667</text:p>
          </table:table-cell>
          <table:table-cell office:value-type="float" office:value="32603" table:style-name="ce1">
            <text:p>32603</text:p>
          </table:table-cell>
          <table:table-cell office:value-type="float" office:value="34518" table:style-name="ce1">
            <text:p>34518</text:p>
          </table:table-cell>
          <table:table-cell office:value-type="float" office:value="33051" table:style-name="ce1">
            <text:p>33051</text:p>
          </table:table-cell>
          <table:table-cell office:value-type="float" office:value="23217" table:style-name="ce1">
            <text:p>23217</text:p>
          </table:table-cell>
          <table:table-cell office:value-type="float" office:value="30383" table:style-name="ce1">
            <text:p>30383</text:p>
          </table:table-cell>
          <table:table-cell office:value-type="float" office:value="21556" table:style-name="ce1">
            <text:p>21556</text:p>
          </table:table-cell>
          <table:table-cell office:value-type="float" office:value="47795" table:style-name="ce1">
            <text:p>47795</text:p>
          </table:table-cell>
          <table:table-cell office:value-type="float" office:value="73988" table:style-name="ce1">
            <text:p>73988</text:p>
          </table:table-cell>
          <table:table-cell office:value-type="float" office:value="56647" table:style-name="ce1">
            <text:p>56647</text:p>
          </table:table-cell>
          <table:table-cell office:value-type="float" office:value="39503" table:style-name="ce1">
            <text:p>39503</text:p>
          </table:table-cell>
          <table:table-cell office:value-type="float" office:value="52183" table:style-name="ce1">
            <text:p>52183</text:p>
          </table:table-cell>
          <table:table-cell office:value-type="float" office:value="140002" table:style-name="ce1">
            <text:p>140002</text:p>
          </table:table-cell>
          <table:table-cell table:number-columns-repeated="192" table:style-name="ce1"/>
          <table:table-cell office:value-type="float" office:value="10524" table:style-name="ce1">
            <text:p>10524</text:p>
          </table:table-cell>
          <table:table-cell office:value-type="float" office:value="1466" table:style-name="ce1">
            <text:p>1466</text:p>
          </table:table-cell>
          <table:table-cell office:value-type="float" office:value="2565" table:style-name="ce1">
            <text:p>2565</text:p>
          </table:table-cell>
          <table:table-cell table:style-name="ce1"/>
          <table:table-cell office:value-type="float" office:value="14571" table:style-name="ce1">
            <text:p>14571</text:p>
          </table:table-cell>
          <table:table-cell office:value-type="float" office:value="1715" table:style-name="ce1">
            <text:p>1715</text:p>
          </table:table-cell>
          <table:table-cell table:style-name="ce1"/>
          <table:table-cell office:value-type="float" office:value="1636" table:style-name="ce1">
            <text:p>1636</text:p>
          </table:table-cell>
          <table:table-cell office:value-type="float" office:value="4995" table:style-name="ce1">
            <text:p>4995</text:p>
          </table:table-cell>
          <table:table-cell office:value-type="float" office:value="1045" table:style-name="ce1">
            <text:p>1045</text:p>
          </table:table-cell>
          <table:table-cell table:style-name="ce1"/>
          <table:table-cell office:value-type="float" office:value="1987" table:style-name="ce1">
            <text:p>1987</text:p>
          </table:table-cell>
          <table:table-cell office:value-type="float" office:value="7056" table:style-name="ce1">
            <text:p>7056</text:p>
          </table:table-cell>
          <table:table-cell office:value-type="float" office:value="2582" table:style-name="ce1">
            <text:p>2582</text:p>
          </table:table-cell>
          <table:table-cell table:style-name="ce1"/>
          <table:table-cell office:value-type="float" office:value="3887" table:style-name="ce1">
            <text:p>3887</text:p>
          </table:table-cell>
          <table:table-cell office:value-type="float" office:value="11262" table:style-name="ce1">
            <text:p>11262</text:p>
          </table:table-cell>
          <table:table-cell office:value-type="float" office:value="1075" table:style-name="ce1">
            <text:p>1075</text:p>
          </table:table-cell>
          <table:table-cell office:value-type="float" office:value="3304" table:style-name="ce1">
            <text:p>3304</text:p>
          </table:table-cell>
          <table:table-cell table:style-name="ce1"/>
          <table:table-cell office:value-type="float" office:value="9364" table:style-name="ce1">
            <text:p>9364</text:p>
          </table:table-cell>
          <table:table-cell office:value-type="float" office:value="1344" table:style-name="ce1">
            <text:p>1344</text:p>
          </table:table-cell>
          <table:table-cell table:style-name="ce1"/>
          <table:table-cell office:value-type="float" office:value="6756" table:style-name="ce1">
            <text:p>6756</text:p>
          </table:table-cell>
          <table:table-cell office:value-type="float" office:value="8198" table:style-name="ce1">
            <text:p>8198</text:p>
          </table:table-cell>
          <table:table-cell office:value-type="float" office:value="1606" table:style-name="ce1">
            <text:p>1606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10106" table:style-name="ce1">
            <text:p>10106</text:p>
          </table:table-cell>
          <table:table-cell office:value-type="float" office:value="1514" table:style-name="ce1">
            <text:p>1514</text:p>
          </table:table-cell>
          <table:table-cell table:style-name="ce1"/>
          <table:table-cell office:value-type="float" office:value="5611" table:style-name="ce1">
            <text:p>5611</text:p>
          </table:table-cell>
          <table:table-cell office:value-type="float" office:value="11159" table:style-name="ce1">
            <text:p>11159</text:p>
          </table:table-cell>
          <table:table-cell office:value-type="float" office:value="2896" table:style-name="ce1">
            <text:p>2896</text:p>
          </table:table-cell>
          <table:table-cell office:value-type="float" office:value="5563" table:style-name="ce1">
            <text:p>5563</text:p>
          </table:table-cell>
          <table:table-cell table:style-name="ce1"/>
          <table:table-cell office:value-type="float" office:value="11333" table:style-name="ce1">
            <text:p>11333</text:p>
          </table:table-cell>
          <table:table-cell office:value-type="float" office:value="1784" table:style-name="ce1">
            <text:p>1784</text:p>
          </table:table-cell>
          <table:table-cell table:style-name="ce1"/>
          <table:table-cell office:value-type="float" office:value="1641" table:style-name="ce1">
            <text:p>1641</text:p>
          </table:table-cell>
          <table:table-cell office:value-type="float" office:value="6908" table:style-name="ce1">
            <text:p>6908</text:p>
          </table:table-cell>
          <table:table-cell office:value-type="float" office:value="1268" table:style-name="ce1">
            <text:p>1268</text:p>
          </table:table-cell>
          <table:table-cell office:value-type="float" office:value="4136" table:style-name="ce1">
            <text:p>4136</text:p>
          </table:table-cell>
          <table:table-cell table:style-name="ce1"/>
          <table:table-cell office:value-type="float" office:value="7326" table:style-name="ce1">
            <text:p>7326</text:p>
          </table:table-cell>
          <table:table-cell office:value-type="float" office:value="1354" table:style-name="ce1">
            <text:p>1354</text:p>
          </table:table-cell>
          <table:table-cell table:style-name="ce1"/>
          <table:table-cell office:value-type="float" office:value="5396" table:style-name="ce1">
            <text:p>5396</text:p>
          </table:table-cell>
          <table:table-cell office:value-type="float" office:value="7728" table:style-name="ce1">
            <text:p>7728</text:p>
          </table:table-cell>
          <table:table-cell office:value-type="float" office:value="2212" table:style-name="ce1">
            <text:p>2212</text:p>
          </table:table-cell>
          <table:table-cell table:style-name="ce1"/>
          <table:table-cell office:value-type="float" office:value="2653" table:style-name="ce1">
            <text:p>2653</text:p>
          </table:table-cell>
          <table:table-cell office:value-type="float" office:value="6086" table:style-name="ce1">
            <text:p>6086</text:p>
          </table:table-cell>
          <table:table-cell office:value-type="float" office:value="3025" table:style-name="ce1">
            <text:p>3025</text:p>
          </table:table-cell>
          <table:table-cell table:style-name="ce1"/>
          <table:table-cell office:value-type="float" office:value="2672" table:style-name="ce1">
            <text:p>2672</text:p>
          </table:table-cell>
          <table:table-cell office:value-type="float" office:value="9007" table:style-name="ce1">
            <text:p>9007</text:p>
          </table:table-cell>
          <table:table-cell office:value-type="float" office:value="1894" table:style-name="ce1">
            <text:p>1894</text:p>
          </table:table-cell>
          <table:table-cell table:style-name="ce1"/>
          <table:table-cell office:value-type="float" office:value="2299" table:style-name="ce1">
            <text:p>2299</text:p>
          </table:table-cell>
          <table:table-cell office:value-type="float" office:value="10805" table:style-name="ce1">
            <text:p>10805</text:p>
          </table:table-cell>
          <table:table-cell office:value-type="float" office:value="692" table:style-name="ce1">
            <text:p>692</text:p>
          </table:table-cell>
          <table:table-cell office:value-type="float" office:value="3109" table:style-name="ce1">
            <text:p>3109</text:p>
          </table:table-cell>
          <table:table-cell table:style-name="ce1"/>
          <table:table-cell office:value-type="float" office:value="20063" table:style-name="ce1">
            <text:p>20063</text:p>
          </table:table-cell>
          <table:table-cell office:value-type="float" office:value="1393" table:style-name="ce1">
            <text:p>1393</text:p>
          </table:table-cell>
          <table:table-cell table:style-name="ce1"/>
          <table:table-cell office:value-type="float" office:value="2455" table:style-name="ce1">
            <text:p>2455</text:p>
          </table:table-cell>
          <table:table-cell office:value-type="float" office:value="15957" table:style-name="ce1">
            <text:p>15957</text:p>
          </table:table-cell>
          <table:table-cell office:value-type="float" office:value="1079" table:style-name="ce1">
            <text:p>1079</text:p>
          </table:table-cell>
          <table:table-cell office:value-type="float" office:value="4247" table:style-name="ce1">
            <text:p>4247</text:p>
          </table:table-cell>
          <table:table-cell table:style-name="ce1"/>
          <table:table-cell office:value-type="float" office:value="7427" table:style-name="ce1">
            <text:p>7427</text:p>
          </table:table-cell>
          <table:table-cell office:value-type="float" office:value="446" table:style-name="ce1">
            <text:p>446</text:p>
          </table:table-cell>
          <table:table-cell table:style-name="ce1"/>
          <table:table-cell office:value-type="float" office:value="2790" table:style-name="ce1">
            <text:p>2790</text:p>
          </table:table-cell>
          <table:table-cell office:value-type="float" office:value="9745" table:style-name="ce1">
            <text:p>9745</text:p>
          </table:table-cell>
          <table:table-cell office:value-type="float" office:value="1296" table:style-name="ce1">
            <text:p>1296</text:p>
          </table:table-cell>
          <table:table-cell office:value-type="float" office:value="4541" table:style-name="ce1">
            <text:p>4541</text:p>
          </table:table-cell>
          <table:table-cell table:style-name="ce1"/>
          <table:table-cell office:value-type="float" office:value="8346" table:style-name="ce1">
            <text:p>8346</text:p>
          </table:table-cell>
          <table:table-cell office:value-type="float" office:value="1556" table:style-name="ce1">
            <text:p>1556</text:p>
          </table:table-cell>
          <table:table-cell office:value-type="float" office:value="1961" table:style-name="ce1">
            <text:p>1961</text:p>
          </table:table-cell>
          <table:table-cell table:style-name="ce1"/>
          <table:table-cell office:value-type="float" office:value="6684" table:style-name="ce1">
            <text:p>6684</text:p>
          </table:table-cell>
          <table:table-cell office:value-type="float" office:value="903" table:style-name="ce1">
            <text:p>903</text:p>
          </table:table-cell>
          <table:table-cell office:value-type="float" office:value="1609" table:style-name="ce1">
            <text:p>1609</text:p>
          </table:table-cell>
          <table:table-cell table:style-name="ce1"/>
          <table:table-cell office:value-type="float" office:value="11399" table:style-name="ce1">
            <text:p>11399</text:p>
          </table:table-cell>
          <table:table-cell office:value-type="float" office:value="1509" table:style-name="ce1">
            <text:p>1509</text:p>
          </table:table-cell>
          <table:table-cell table:style-name="ce1"/>
          <table:table-cell office:value-type="float" office:value="2608" table:style-name="ce1">
            <text:p>2608</text:p>
          </table:table-cell>
          <table:table-cell office:value-type="float" office:value="19137" table:style-name="ce1">
            <text:p>19137</text:p>
          </table:table-cell>
          <table:table-cell office:value-type="float" office:value="2790" table:style-name="ce1">
            <text:p>2790</text:p>
          </table:table-cell>
          <table:table-cell table:style-name="ce1"/>
          <table:table-cell office:value-type="float" office:value="4941" table:style-name="ce1">
            <text:p>4941</text:p>
          </table:table-cell>
          <table:table-cell office:value-type="float" office:value="7902" table:style-name="ce1">
            <text:p>7902</text:p>
          </table:table-cell>
          <table:table-cell office:value-type="float" office:value="1694" table:style-name="ce1">
            <text:p>1694</text:p>
          </table:table-cell>
          <table:table-cell table:style-name="ce1"/>
          <table:table-cell office:value-type="float" office:value="2762" table:style-name="ce1">
            <text:p>2762</text:p>
          </table:table-cell>
          <table:table-cell office:value-type="float" office:value="9934" table:style-name="ce1">
            <text:p>9934</text:p>
          </table:table-cell>
          <table:table-cell office:value-type="float" office:value="1101" table:style-name="ce1">
            <text:p>1101</text:p>
          </table:table-cell>
          <table:table-cell office:value-type="float" office:value="3038" table:style-name="ce1">
            <text:p>3038</text:p>
          </table:table-cell>
          <table:table-cell table:style-name="ce1"/>
          <table:table-cell office:value-type="float" office:value="11145" table:style-name="ce1">
            <text:p>11145</text:p>
          </table:table-cell>
          <table:table-cell office:value-type="float" office:value="1569" table:style-name="ce1">
            <text:p>1569</text:p>
          </table:table-cell>
          <table:table-cell office:value-type="float" office:value="2685" table:style-name="ce1">
            <text:p>2685</text:p>
          </table:table-cell>
          <table:table-cell table:style-name="ce1"/>
          <table:table-cell office:value-type="float" office:value="13612" table:style-name="ce1">
            <text:p>13612</text:p>
          </table:table-cell>
          <table:table-cell office:value-type="float" office:value="1259" table:style-name="ce1">
            <text:p>1259</text:p>
          </table:table-cell>
          <table:table-cell table:style-name="ce1"/>
          <table:table-cell office:value-type="float" office:value="2470" table:style-name="ce1">
            <text:p>2470</text:p>
          </table:table-cell>
          <table:table-cell office:value-type="float" office:value="9951" table:style-name="ce1">
            <text:p>9951</text:p>
          </table:table-cell>
          <table:table-cell office:value-type="float" office:value="2052" table:style-name="ce1">
            <text:p>2052</text:p>
          </table:table-cell>
          <table:table-cell office:value-type="float" office:value="3017" table:style-name="ce1">
            <text:p>3017</text:p>
          </table:table-cell>
          <table:table-cell table:style-name="ce1"/>
          <table:table-cell office:value-type="float" office:value="13649" table:style-name="ce1">
            <text:p>13649</text:p>
          </table:table-cell>
          <table:table-cell office:value-type="float" office:value="1030" table:style-name="ce1">
            <text:p>1030</text:p>
          </table:table-cell>
          <table:table-cell table:style-name="ce1"/>
          <table:table-cell office:value-type="float" office:value="4910" table:style-name="ce1">
            <text:p>4910</text:p>
          </table:table-cell>
          <table:table-cell office:value-type="float" office:value="5449" table:style-name="ce1">
            <text:p>5449</text:p>
          </table:table-cell>
          <table:table-cell office:value-type="float" office:value="1162" table:style-name="ce1">
            <text:p>1162</text:p>
          </table:table-cell>
          <table:table-cell table:style-name="ce1"/>
          <table:table-cell office:value-type="float" office:value="1671" table:style-name="ce1">
            <text:p>1671</text:p>
          </table:table-cell>
          <table:table-cell office:value-type="float" office:value="15474" table:style-name="ce1">
            <text:p>15474</text:p>
          </table:table-cell>
          <table:table-cell office:value-type="float" office:value="1246" table:style-name="ce1">
            <text:p>1246</text:p>
          </table:table-cell>
          <table:table-cell office:value-type="float" office:value="1964" table:style-name="ce1">
            <text:p>1964</text:p>
          </table:table-cell>
          <table:table-cell table:style-name="ce1"/>
          <table:table-cell office:value-type="float" office:value="6100" table:style-name="ce1">
            <text:p>6100</text:p>
          </table:table-cell>
          <table:table-cell office:value-type="float" office:value="1973" table:style-name="ce1">
            <text:p>1973</text:p>
          </table:table-cell>
          <table:table-cell table:style-name="ce1"/>
          <table:table-cell office:value-type="float" office:value="3140" table:style-name="ce1">
            <text:p>3140</text:p>
          </table:table-cell>
          <table:table-cell office:value-type="float" office:value="12453" table:style-name="ce1">
            <text:p>12453</text:p>
          </table:table-cell>
          <table:table-cell office:value-type="float" office:value="657" table:style-name="ce1">
            <text:p>657</text:p>
          </table:table-cell>
          <table:table-cell office:value-type="float" office:value="2247" table:style-name="ce1">
            <text:p>2247</text:p>
          </table:table-cell>
          <table:table-cell table:style-name="ce1"/>
          <table:table-cell office:value-type="float" office:value="12619" table:style-name="ce1">
            <text:p>12619</text:p>
          </table:table-cell>
          <table:table-cell office:value-type="float" office:value="1365" table:style-name="ce1">
            <text:p>1365</text:p>
          </table:table-cell>
          <table:table-cell office:value-type="float" office:value="4569" table:style-name="ce1">
            <text:p>4569</text:p>
          </table:table-cell>
          <table:table-cell table:style-name="ce1"/>
          <table:table-cell office:value-type="float" office:value="8877" table:style-name="ce1">
            <text:p>8877</text:p>
          </table:table-cell>
          <table:table-cell office:value-type="float" office:value="1315" table:style-name="ce1">
            <text:p>1315</text:p>
          </table:table-cell>
          <table:table-cell table:style-name="ce1"/>
          <table:table-cell office:value-type="float" office:value="3419" table:style-name="ce1">
            <text:p>3419</text:p>
          </table:table-cell>
          <table:table-cell office:value-type="float" office:value="10915" table:style-name="ce1">
            <text:p>10915</text:p>
          </table:table-cell>
          <table:table-cell office:value-type="float" office:value="2004" table:style-name="ce1">
            <text:p>2004</text:p>
          </table:table-cell>
          <table:table-cell office:value-type="float" office:value="2928" table:style-name="ce1">
            <text:p>2928</text:p>
          </table:table-cell>
          <table:table-cell table:style-name="ce1"/>
          <table:table-cell office:value-type="float" office:value="10625" table:style-name="ce1">
            <text:p>10625</text:p>
          </table:table-cell>
          <table:table-cell office:value-type="float" office:value="1577" table:style-name="ce1">
            <text:p>1577</text:p>
          </table:table-cell>
          <table:table-cell office:value-type="float" office:value="3763" table:style-name="ce1">
            <text:p>3763</text:p>
          </table:table-cell>
          <table:table-cell table:style-name="ce1"/>
          <table:table-cell office:value-type="float" office:value="12526" table:style-name="ce1">
            <text:p>12526</text:p>
          </table:table-cell>
          <table:table-cell office:value-type="float" office:value="1506" table:style-name="ce1">
            <text:p>1506</text:p>
          </table:table-cell>
          <table:table-cell office:value-type="float" office:value="3492" table:style-name="ce1">
            <text:p>3492</text:p>
          </table:table-cell>
          <table:table-cell table:style-name="ce1"/>
          <table:table-cell office:value-type="float" office:value="15493" table:style-name="ce1">
            <text:p>15493</text:p>
          </table:table-cell>
          <table:table-cell office:value-type="float" office:value="1305" table:style-name="ce1">
            <text:p>1305</text:p>
          </table:table-cell>
          <table:table-cell table:style-name="ce1"/>
          <table:table-cell office:value-type="float" office:value="5721" table:style-name="ce1">
            <text:p>5721</text:p>
          </table:table-cell>
          <table:table-cell office:value-type="float" office:value="8261" table:style-name="ce1">
            <text:p>8261</text:p>
          </table:table-cell>
          <table:table-cell office:value-type="float" office:value="603" table:style-name="ce1">
            <text:p>603</text:p>
          </table:table-cell>
          <table:table-cell office:value-type="float" office:value="1998" table:style-name="ce1">
            <text:p>1998</text:p>
          </table:table-cell>
          <table:table-cell table:style-name="ce1"/>
          <table:table-cell office:value-type="float" office:value="9756" table:style-name="ce1">
            <text:p>9756</text:p>
          </table:table-cell>
          <table:table-cell office:value-type="float" office:value="3375" table:style-name="ce1">
            <text:p>3375</text:p>
          </table:table-cell>
          <table:table-cell office:value-type="float" office:value="2794" table:style-name="ce1">
            <text:p>2794</text:p>
          </table:table-cell>
          <table:table-cell table:style-name="ce1"/>
          <table:table-cell office:value-type="float" office:value="10825" table:style-name="ce1">
            <text:p>10825</text:p>
          </table:table-cell>
          <table:table-cell office:value-type="float" office:value="1070" table:style-name="ce1">
            <text:p>1070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16565" table:style-name="ce1">
            <text:p>16565</text:p>
          </table:table-cell>
          <table:table-cell office:value-type="float" office:value="2189" table:style-name="ce1">
            <text:p>2189</text:p>
          </table:table-cell>
          <table:table-cell office:value-type="float" office:value="4928" table:style-name="ce1">
            <text:p>4928</text:p>
          </table:table-cell>
          <table:table-cell table:style-name="ce1"/>
          <table:table-cell office:value-type="float" office:value="10466" table:style-name="ce1">
            <text:p>10466</text:p>
          </table:table-cell>
          <table:table-cell office:value-type="float" office:value="1245" table:style-name="ce1">
            <text:p>1245</text:p>
          </table:table-cell>
          <table:table-cell office:value-type="float" office:value="1697" table:style-name="ce1">
            <text:p>1697</text:p>
          </table:table-cell>
          <table:table-cell table:style-name="ce1"/>
          <table:table-cell office:value-type="float" office:value="8580" table:style-name="ce1">
            <text:p>8580</text:p>
          </table:table-cell>
          <table:table-cell office:value-type="float" office:value="1574" table:style-name="ce1">
            <text:p>1574</text:p>
          </table:table-cell>
          <table:table-cell office:value-type="float" office:value="3394" table:style-name="ce1">
            <text:p>3394</text:p>
          </table:table-cell>
          <table:table-cell table:style-name="ce1"/>
          <table:table-cell office:value-type="float" office:value="7442" table:style-name="ce1">
            <text:p>7442</text:p>
          </table:table-cell>
          <table:table-cell office:value-type="float" office:value="1736" table:style-name="ce1">
            <text:p>1736</text:p>
          </table:table-cell>
          <table:table-cell table:style-name="ce1"/>
          <table:table-cell office:value-type="float" office:value="3629" table:style-name="ce1">
            <text:p>3629</text:p>
          </table:table-cell>
          <table:table-cell office:value-type="float" office:value="8714" table:style-name="ce1">
            <text:p>8714</text:p>
          </table:table-cell>
          <table:table-cell office:value-type="float" office:value="1116" table:style-name="ce1">
            <text:p>1116</text:p>
          </table:table-cell>
          <table:table-cell office:value-type="float" office:value="1634" table:style-name="ce1">
            <text:p>1634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100933_M09410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19:09</text:p>
          </table:table-cell>
          <table:table-cell office:value-type="string" table:style-name="ce1">
            <text:p>2020-11-18_10:19:09</text:p>
          </table:table-cell>
          <table:table-cell office:value-type="float" office:value="0.89" table:style-name="ce1">
            <text:p>0,89</text:p>
          </table:table-cell>
          <table:table-cell office:value-type="string" table:style-name="ce1">
            <text:p>M094101</text:p>
          </table:table-cell>
          <table:table-cell office:value-type="string" table:style-name="ce1">
            <text:p>M09410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fyjEDOvL4c8RgzVO</text:p>
          </table:table-cell>
          <table:table-cell office:value-type="string" table:style-name="ce1">
            <text:p>https://www.testable.org/experiment/4303/294929/start?participant=M094101</text:p>
          </table:table-cell>
          <table:table-cell office:value-type="float" office:value="3025890" table:style-name="ce1">
            <text:p>3025890</text:p>
          </table:table-cell>
          <table:table-cell office:value-type="float" office:value="50.4315" table:style-name="ce1">
            <text:p>50,4315</text:p>
          </table:table-cell>
          <table:table-cell office:value-type="float" office:value="31431" table:style-name="ce1">
            <text:p>31431</text:p>
          </table:table-cell>
          <table:table-cell office:value-type="float" office:value="61069" table:style-name="ce1">
            <text:p>61069</text:p>
          </table:table-cell>
          <table:table-cell office:value-type="float" office:value="41629" table:style-name="ce1">
            <text:p>41629</text:p>
          </table:table-cell>
          <table:table-cell office:value-type="float" office:value="53237" table:style-name="ce1">
            <text:p>53237</text:p>
          </table:table-cell>
          <table:table-cell office:value-type="float" office:value="38105" table:style-name="ce1">
            <text:p>38105</text:p>
          </table:table-cell>
          <table:table-cell office:value-type="float" office:value="25454" table:style-name="ce1">
            <text:p>25454</text:p>
          </table:table-cell>
          <table:table-cell office:value-type="float" office:value="57186" table:style-name="ce1">
            <text:p>57186</text:p>
          </table:table-cell>
          <table:table-cell office:value-type="float" office:value="93407" table:style-name="ce1">
            <text:p>93407</text:p>
          </table:table-cell>
          <table:table-cell office:value-type="float" office:value="62114" table:style-name="ce1">
            <text:p>62114</text:p>
          </table:table-cell>
          <table:table-cell office:value-type="float" office:value="98442" table:style-name="ce1">
            <text:p>98442</text:p>
          </table:table-cell>
          <table:table-cell office:value-type="float" office:value="56943" table:style-name="ce1">
            <text:p>56943</text:p>
          </table:table-cell>
          <table:table-cell office:value-type="float" office:value="45869" table:style-name="ce1">
            <text:p>45869</text:p>
          </table:table-cell>
          <table:table-cell table:number-columns-repeated="192" table:style-name="ce1"/>
          <table:table-cell office:value-type="float" office:value="10715" table:style-name="ce1">
            <text:p>10715</text:p>
          </table:table-cell>
          <table:table-cell office:value-type="float" office:value="876" table:style-name="ce1">
            <text:p>876</text:p>
          </table:table-cell>
          <table:table-cell table:style-name="ce1"/>
          <table:table-cell office:value-type="float" office:value="1845" table:style-name="ce1">
            <text:p>1845</text:p>
          </table:table-cell>
          <table:table-cell office:value-type="float" office:value="11318" table:style-name="ce1">
            <text:p>11318</text:p>
          </table:table-cell>
          <table:table-cell office:value-type="float" office:value="650" table:style-name="ce1">
            <text:p>650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office:value-type="float" office:value="5866" table:style-name="ce1">
            <text:p>5866</text:p>
          </table:table-cell>
          <table:table-cell office:value-type="float" office:value="614" table:style-name="ce1">
            <text:p>614</text:p>
          </table:table-cell>
          <table:table-cell table:style-name="ce1"/>
          <table:table-cell office:value-type="float" office:value="1563" table:style-name="ce1">
            <text:p>1563</text:p>
          </table:table-cell>
          <table:table-cell office:value-type="float" office:value="7213" table:style-name="ce1">
            <text:p>7213</text:p>
          </table:table-cell>
          <table:table-cell office:value-type="float" office:value="582" table:style-name="ce1">
            <text:p>582</text:p>
          </table:table-cell>
          <table:table-cell table:style-name="ce1"/>
          <table:table-cell office:value-type="float" office:value="2434" table:style-name="ce1">
            <text:p>2434</text:p>
          </table:table-cell>
          <table:table-cell office:value-type="float" office:value="10469" table:style-name="ce1">
            <text:p>10469</text:p>
          </table:table-cell>
          <table:table-cell office:value-type="float" office:value="868" table:style-name="ce1">
            <text:p>868</text:p>
          </table:table-cell>
          <table:table-cell table:style-name="ce1"/>
          <table:table-cell office:value-type="float" office:value="1829" table:style-name="ce1">
            <text:p>1829</text:p>
          </table:table-cell>
          <table:table-cell office:value-type="float" office:value="13719" table:style-name="ce1">
            <text:p>13719</text:p>
          </table:table-cell>
          <table:table-cell office:value-type="float" office:value="821" table:style-name="ce1">
            <text:p>821</text:p>
          </table:table-cell>
          <table:table-cell table:style-name="ce1"/>
          <table:table-cell office:value-type="float" office:value="1771" table:style-name="ce1">
            <text:p>1771</text:p>
          </table:table-cell>
          <table:table-cell office:value-type="float" office:value="12158" table:style-name="ce1">
            <text:p>12158</text:p>
          </table:table-cell>
          <table:table-cell office:value-type="float" office:value="470" table:style-name="ce1">
            <text:p>470</text:p>
          </table:table-cell>
          <table:table-cell table:style-name="ce1"/>
          <table:table-cell office:value-type="float" office:value="2451" table:style-name="ce1">
            <text:p>2451</text:p>
          </table:table-cell>
          <table:table-cell office:value-type="float" office:value="10096" table:style-name="ce1">
            <text:p>10096</text:p>
          </table:table-cell>
          <table:table-cell office:value-type="float" office:value="470" table:style-name="ce1">
            <text:p>470</text:p>
          </table:table-cell>
          <table:table-cell table:style-name="ce1"/>
          <table:table-cell office:value-type="float" office:value="1491" table:style-name="ce1">
            <text:p>1491</text:p>
          </table:table-cell>
          <table:table-cell office:value-type="float" office:value="7353" table:style-name="ce1">
            <text:p>7353</text:p>
          </table:table-cell>
          <table:table-cell office:value-type="float" office:value="757" table:style-name="ce1">
            <text:p>757</text:p>
          </table:table-cell>
          <table:table-cell table:style-name="ce1"/>
          <table:table-cell office:value-type="float" office:value="1676" table:style-name="ce1">
            <text:p>1676</text:p>
          </table:table-cell>
          <table:table-cell office:value-type="float" office:value="9773" table:style-name="ce1">
            <text:p>9773</text:p>
          </table:table-cell>
          <table:table-cell office:value-type="float" office:value="1246" table:style-name="ce1">
            <text:p>1246</text:p>
          </table:table-cell>
          <table:table-cell table:style-name="ce1"/>
          <table:table-cell office:value-type="float" office:value="2083" table:style-name="ce1">
            <text:p>2083</text:p>
          </table:table-cell>
          <table:table-cell office:value-type="float" office:value="11052" table:style-name="ce1">
            <text:p>11052</text:p>
          </table:table-cell>
          <table:table-cell office:value-type="float" office:value="4126" table:style-name="ce1">
            <text:p>4126</text:p>
          </table:table-cell>
          <table:table-cell table:style-name="ce1"/>
          <table:table-cell office:value-type="float" office:value="1701" table:style-name="ce1">
            <text:p>1701</text:p>
          </table:table-cell>
          <table:table-cell office:value-type="float" office:value="13845" table:style-name="ce1">
            <text:p>13845</text:p>
          </table:table-cell>
          <table:table-cell office:value-type="float" office:value="766" table:style-name="ce1">
            <text:p>766</text:p>
          </table:table-cell>
          <table:table-cell table:style-name="ce1"/>
          <table:table-cell office:value-type="float" office:value="4189" table:style-name="ce1">
            <text:p>4189</text:p>
          </table:table-cell>
          <table:table-cell office:value-type="float" office:value="19925" table:style-name="ce1">
            <text:p>19925</text:p>
          </table:table-cell>
          <table:table-cell office:value-type="float" office:value="419" table:style-name="ce1">
            <text:p>419</text:p>
          </table:table-cell>
          <table:table-cell table:style-name="ce1"/>
          <table:table-cell office:value-type="float" office:value="1530" table:style-name="ce1">
            <text:p>1530</text:p>
          </table:table-cell>
          <table:table-cell office:value-type="float" office:value="9369" table:style-name="ce1">
            <text:p>9369</text:p>
          </table:table-cell>
          <table:table-cell office:value-type="float" office:value="534" table:style-name="ce1">
            <text:p>534</text:p>
          </table:table-cell>
          <table:table-cell table:style-name="ce1"/>
          <table:table-cell office:value-type="float" office:value="1605" table:style-name="ce1">
            <text:p>1605</text:p>
          </table:table-cell>
          <table:table-cell office:value-type="float" office:value="9312" table:style-name="ce1">
            <text:p>9312</text:p>
          </table:table-cell>
          <table:table-cell office:value-type="float" office:value="606" table:style-name="ce1">
            <text:p>606</text:p>
          </table:table-cell>
          <table:table-cell table:style-name="ce1"/>
          <table:table-cell office:value-type="float" office:value="1771" table:style-name="ce1">
            <text:p>1771</text:p>
          </table:table-cell>
          <table:table-cell office:value-type="float" office:value="13031" table:style-name="ce1">
            <text:p>13031</text:p>
          </table:table-cell>
          <table:table-cell office:value-type="float" office:value="684" table:style-name="ce1">
            <text:p>684</text:p>
          </table:table-cell>
          <table:table-cell table:style-name="ce1"/>
          <table:table-cell office:value-type="float" office:value="1436" table:style-name="ce1">
            <text:p>1436</text:p>
          </table:table-cell>
          <table:table-cell office:value-type="float" office:value="8827" table:style-name="ce1">
            <text:p>8827</text:p>
          </table:table-cell>
          <table:table-cell office:value-type="float" office:value="723" table:style-name="ce1">
            <text:p>723</text:p>
          </table:table-cell>
          <table:table-cell table:style-name="ce1"/>
          <table:table-cell office:value-type="float" office:value="1475" table:style-name="ce1">
            <text:p>1475</text:p>
          </table:table-cell>
          <table:table-cell office:value-type="float" office:value="19262" table:style-name="ce1">
            <text:p>19262</text:p>
          </table:table-cell>
          <table:table-cell office:value-type="float" office:value="1611" table:style-name="ce1">
            <text:p>1611</text:p>
          </table:table-cell>
          <table:table-cell table:style-name="ce1"/>
          <table:table-cell office:value-type="float" office:value="1562" table:style-name="ce1">
            <text:p>1562</text:p>
          </table:table-cell>
          <table:table-cell office:value-type="float" office:value="10012" table:style-name="ce1">
            <text:p>10012</text:p>
          </table:table-cell>
          <table:table-cell office:value-type="float" office:value="662" table:style-name="ce1">
            <text:p>662</text:p>
          </table:table-cell>
          <table:table-cell table:style-name="ce1"/>
          <table:table-cell office:value-type="float" office:value="2493" table:style-name="ce1">
            <text:p>2493</text:p>
          </table:table-cell>
          <table:table-cell office:value-type="float" office:value="14183" table:style-name="ce1">
            <text:p>14183</text:p>
          </table:table-cell>
          <table:table-cell office:value-type="float" office:value="1893" table:style-name="ce1">
            <text:p>1893</text:p>
          </table:table-cell>
          <table:table-cell table:style-name="ce1"/>
          <table:table-cell office:value-type="float" office:value="1829" table:style-name="ce1">
            <text:p>1829</text:p>
          </table:table-cell>
          <table:table-cell office:value-type="float" office:value="8941" table:style-name="ce1">
            <text:p>8941</text:p>
          </table:table-cell>
          <table:table-cell office:value-type="float" office:value="657" table:style-name="ce1">
            <text:p>657</text:p>
          </table:table-cell>
          <table:table-cell table:style-name="ce1"/>
          <table:table-cell office:value-type="float" office:value="3116" table:style-name="ce1">
            <text:p>3116</text:p>
          </table:table-cell>
          <table:table-cell office:value-type="float" office:value="11837" table:style-name="ce1">
            <text:p>11837</text:p>
          </table:table-cell>
          <table:table-cell office:value-type="float" office:value="822" table:style-name="ce1">
            <text:p>822</text:p>
          </table:table-cell>
          <table:table-cell table:style-name="ce1"/>
          <table:table-cell office:value-type="float" office:value="1748" table:style-name="ce1">
            <text:p>1748</text:p>
          </table:table-cell>
          <table:table-cell office:value-type="float" office:value="12698" table:style-name="ce1">
            <text:p>12698</text:p>
          </table:table-cell>
          <table:table-cell office:value-type="float" office:value="750" table:style-name="ce1">
            <text:p>750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10880" table:style-name="ce1">
            <text:p>10880</text:p>
          </table:table-cell>
          <table:table-cell office:value-type="float" office:value="1029" table:style-name="ce1">
            <text:p>1029</text:p>
          </table:table-cell>
          <table:table-cell table:style-name="ce1"/>
          <table:table-cell office:value-type="float" office:value="4962" table:style-name="ce1">
            <text:p>4962</text:p>
          </table:table-cell>
          <table:table-cell office:value-type="float" office:value="8415" table:style-name="ce1">
            <text:p>8415</text:p>
          </table:table-cell>
          <table:table-cell office:value-type="float" office:value="801" table:style-name="ce1">
            <text:p>801</text:p>
          </table:table-cell>
          <table:table-cell table:style-name="ce1"/>
          <table:table-cell office:value-type="float" office:value="1781" table:style-name="ce1">
            <text:p>1781</text:p>
          </table:table-cell>
          <table:table-cell office:value-type="float" office:value="6567" table:style-name="ce1">
            <text:p>6567</text:p>
          </table:table-cell>
          <table:table-cell office:value-type="float" office:value="1149" table:style-name="ce1">
            <text:p>1149</text:p>
          </table:table-cell>
          <table:table-cell table:style-name="ce1"/>
          <table:table-cell office:value-type="float" office:value="1805" table:style-name="ce1">
            <text:p>1805</text:p>
          </table:table-cell>
          <table:table-cell office:value-type="float" office:value="13600" table:style-name="ce1">
            <text:p>13600</text:p>
          </table:table-cell>
          <table:table-cell office:value-type="float" office:value="789" table:style-name="ce1">
            <text:p>789</text:p>
          </table:table-cell>
          <table:table-cell table:style-name="ce1"/>
          <table:table-cell office:value-type="float" office:value="1372" table:style-name="ce1">
            <text:p>1372</text:p>
          </table:table-cell>
          <table:table-cell office:value-type="float" office:value="9183" table:style-name="ce1">
            <text:p>9183</text:p>
          </table:table-cell>
          <table:table-cell office:value-type="float" office:value="1421" table:style-name="ce1">
            <text:p>1421</text:p>
          </table:table-cell>
          <table:table-cell table:style-name="ce1"/>
          <table:table-cell office:value-type="float" office:value="1693" table:style-name="ce1">
            <text:p>1693</text:p>
          </table:table-cell>
          <table:table-cell office:value-type="float" office:value="10990" table:style-name="ce1">
            <text:p>10990</text:p>
          </table:table-cell>
          <table:table-cell office:value-type="float" office:value="548" table:style-name="ce1">
            <text:p>548</text:p>
          </table:table-cell>
          <table:table-cell table:style-name="ce1"/>
          <table:table-cell office:value-type="float" office:value="1548" table:style-name="ce1">
            <text:p>1548</text:p>
          </table:table-cell>
          <table:table-cell office:value-type="float" office:value="35729" table:style-name="ce1">
            <text:p>35729</text:p>
          </table:table-cell>
          <table:table-cell office:value-type="float" office:value="1389" table:style-name="ce1">
            <text:p>1389</text:p>
          </table:table-cell>
          <table:table-cell table:style-name="ce1"/>
          <table:table-cell office:value-type="float" office:value="1595" table:style-name="ce1">
            <text:p>1595</text:p>
          </table:table-cell>
          <table:table-cell office:value-type="float" office:value="12602" table:style-name="ce1">
            <text:p>12602</text:p>
          </table:table-cell>
          <table:table-cell office:value-type="float" office:value="622" table:style-name="ce1">
            <text:p>622</text:p>
          </table:table-cell>
          <table:table-cell table:style-name="ce1"/>
          <table:table-cell office:value-type="float" office:value="2428" table:style-name="ce1">
            <text:p>2428</text:p>
          </table:table-cell>
          <table:table-cell office:value-type="float" office:value="13652" table:style-name="ce1">
            <text:p>13652</text:p>
          </table:table-cell>
          <table:table-cell office:value-type="float" office:value="773" table:style-name="ce1">
            <text:p>773</text:p>
          </table:table-cell>
          <table:table-cell table:style-name="ce1"/>
          <table:table-cell office:value-type="float" office:value="1748" table:style-name="ce1">
            <text:p>1748</text:p>
          </table:table-cell>
          <table:table-cell office:value-type="float" office:value="10086" table:style-name="ce1">
            <text:p>10086</text:p>
          </table:table-cell>
          <table:table-cell office:value-type="float" office:value="1071" table:style-name="ce1">
            <text:p>1071</text:p>
          </table:table-cell>
          <table:table-cell table:style-name="ce1"/>
          <table:table-cell office:value-type="float" office:value="1668" table:style-name="ce1">
            <text:p>1668</text:p>
          </table:table-cell>
          <table:table-cell office:value-type="float" office:value="11076" table:style-name="ce1">
            <text:p>11076</text:p>
          </table:table-cell>
          <table:table-cell office:value-type="float" office:value="2285" table:style-name="ce1">
            <text:p>2285</text:p>
          </table:table-cell>
          <table:table-cell table:style-name="ce1"/>
          <table:table-cell office:value-type="float" office:value="1924" table:style-name="ce1">
            <text:p>1924</text:p>
          </table:table-cell>
          <table:table-cell office:value-type="float" office:value="14050" table:style-name="ce1">
            <text:p>14050</text:p>
          </table:table-cell>
          <table:table-cell office:value-type="float" office:value="564" table:style-name="ce1">
            <text:p>564</text:p>
          </table:table-cell>
          <table:table-cell table:style-name="ce1"/>
          <table:table-cell office:value-type="float" office:value="1828" table:style-name="ce1">
            <text:p>1828</text:p>
          </table:table-cell>
          <table:table-cell office:value-type="float" office:value="11308" table:style-name="ce1">
            <text:p>11308</text:p>
          </table:table-cell>
          <table:table-cell office:value-type="float" office:value="555" table:style-name="ce1">
            <text:p>555</text:p>
          </table:table-cell>
          <table:table-cell table:style-name="ce1"/>
          <table:table-cell office:value-type="float" office:value="1467" table:style-name="ce1">
            <text:p>1467</text:p>
          </table:table-cell>
          <table:table-cell office:value-type="float" office:value="10516" table:style-name="ce1">
            <text:p>10516</text:p>
          </table:table-cell>
          <table:table-cell office:value-type="float" office:value="508" table:style-name="ce1">
            <text:p>508</text:p>
          </table:table-cell>
          <table:table-cell table:style-name="ce1"/>
          <table:table-cell office:value-type="float" office:value="1677" table:style-name="ce1">
            <text:p>1677</text:p>
          </table:table-cell>
          <table:table-cell office:value-type="float" office:value="7403" table:style-name="ce1">
            <text:p>7403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float" office:value="1659" table:style-name="ce1">
            <text:p>1659</text:p>
          </table:table-cell>
          <table:table-cell office:value-type="float" office:value="9831" table:style-name="ce1">
            <text:p>9831</text:p>
          </table:table-cell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1453" table:style-name="ce1">
            <text:p>1453</text:p>
          </table:table-cell>
          <table:table-cell office:value-type="float" office:value="16093" table:style-name="ce1">
            <text:p>16093</text:p>
          </table:table-cell>
          <table:table-cell office:value-type="float" office:value="1025" table:style-name="ce1">
            <text:p>1025</text:p>
          </table:table-cell>
          <table:table-cell table:style-name="ce1"/>
          <table:table-cell office:value-type="float" office:value="2445" table:style-name="ce1">
            <text:p>2445</text:p>
          </table:table-cell>
          <table:table-cell office:value-type="float" office:value="9392" table:style-name="ce1">
            <text:p>9392</text:p>
          </table:table-cell>
          <table:table-cell office:value-type="float" office:value="1190" table:style-name="ce1">
            <text:p>1190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8392" table:style-name="ce1">
            <text:p>8392</text:p>
          </table:table-cell>
          <table:table-cell office:value-type="float" office:value="622" table:style-name="ce1">
            <text:p>622</text:p>
          </table:table-cell>
          <table:table-cell table:style-name="ce1"/>
          <table:table-cell office:value-type="float" office:value="1396" table:style-name="ce1">
            <text:p>1396</text:p>
          </table:table-cell>
          <table:table-cell office:value-type="float" office:value="7889" table:style-name="ce1">
            <text:p>7889</text:p>
          </table:table-cell>
          <table:table-cell office:value-type="float" office:value="1725" table:style-name="ce1">
            <text:p>1725</text:p>
          </table:table-cell>
          <table:table-cell table:style-name="ce1"/>
          <table:table-cell office:value-type="float" office:value="2276" table:style-name="ce1">
            <text:p>2276</text:p>
          </table:table-cell>
          <table:table-cell office:value-type="float" office:value="27821" table:style-name="ce1">
            <text:p>27821</text:p>
          </table:table-cell>
          <table:table-cell office:value-type="float" office:value="798" table:style-name="ce1">
            <text:p>798</text:p>
          </table:table-cell>
          <table:table-cell table:style-name="ce1"/>
          <table:table-cell office:value-type="float" office:value="1388" table:style-name="ce1">
            <text:p>1388</text:p>
          </table:table-cell>
          <table:table-cell office:value-type="float" office:value="9473" table:style-name="ce1">
            <text:p>9473</text:p>
          </table:table-cell>
          <table:table-cell office:value-type="float" office:value="1732" table:style-name="ce1">
            <text:p>1732</text:p>
          </table:table-cell>
          <table:table-cell table:style-name="ce1"/>
          <table:table-cell office:value-type="float" office:value="5029" table:style-name="ce1">
            <text:p>5029</text:p>
          </table:table-cell>
          <table:table-cell office:value-type="float" office:value="6755" table:style-name="ce1">
            <text:p>6755</text:p>
          </table:table-cell>
          <table:table-cell office:value-type="float" office:value="662" table:style-name="ce1">
            <text:p>662</text:p>
          </table:table-cell>
          <table:table-cell table:style-name="ce1"/>
          <table:table-cell office:value-type="float" office:value="1510" table:style-name="ce1">
            <text:p>1510</text:p>
          </table:table-cell>
          <table:table-cell office:value-type="float" office:value="23013" table:style-name="ce1">
            <text:p>23013</text:p>
          </table:table-cell>
          <table:table-cell office:value-type="float" office:value="782" table:style-name="ce1">
            <text:p>782</text:p>
          </table:table-cell>
          <table:table-cell table:style-name="ce1"/>
          <table:table-cell office:value-type="float" office:value="1682" table:style-name="ce1">
            <text:p>1682</text:p>
          </table:table-cell>
          <table:table-cell office:value-type="float" office:value="11952" table:style-name="ce1">
            <text:p>11952</text:p>
          </table:table-cell>
          <table:table-cell office:value-type="float" office:value="1112" table:style-name="ce1">
            <text:p>1112</text:p>
          </table:table-cell>
          <table:table-cell table:style-name="ce1"/>
          <table:table-cell office:value-type="float" office:value="5644" table:style-name="ce1">
            <text:p>5644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01355_M09188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31:45</text:p>
          </table:table-cell>
          <table:table-cell office:value-type="string" table:style-name="ce1">
            <text:p>2020-11-18_10:31:45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091885</text:p>
          </table:table-cell>
          <table:table-cell office:value-type="string" table:style-name="ce1">
            <text:p>M09188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xqSNzYfCIEx92JhN</text:p>
          </table:table-cell>
          <table:table-cell office:value-type="string" table:style-name="ce1">
            <text:p>https://www.testable.org/experiment/4303/294929/start?participant=M091885</text:p>
          </table:table-cell>
          <table:table-cell office:value-type="float" office:value="2532918" table:style-name="ce1">
            <text:p>2532918</text:p>
          </table:table-cell>
          <table:table-cell office:value-type="float" office:value="42.215299999999999" table:style-name="ce1">
            <text:p>42,2153</text:p>
          </table:table-cell>
          <table:table-cell office:value-type="float" office:value="42483" table:style-name="ce1">
            <text:p>42483</text:p>
          </table:table-cell>
          <table:table-cell office:value-type="float" office:value="33682" table:style-name="ce1">
            <text:p>33682</text:p>
          </table:table-cell>
          <table:table-cell office:value-type="float" office:value="43685" table:style-name="ce1">
            <text:p>43685</text:p>
          </table:table-cell>
          <table:table-cell office:value-type="float" office:value="60507" table:style-name="ce1">
            <text:p>60507</text:p>
          </table:table-cell>
          <table:table-cell office:value-type="float" office:value="48328" table:style-name="ce1">
            <text:p>48328</text:p>
          </table:table-cell>
          <table:table-cell office:value-type="float" office:value="30417" table:style-name="ce1">
            <text:p>30417</text:p>
          </table:table-cell>
          <table:table-cell office:value-type="float" office:value="59137" table:style-name="ce1">
            <text:p>59137</text:p>
          </table:table-cell>
          <table:table-cell office:value-type="float" office:value="48271" table:style-name="ce1">
            <text:p>48271</text:p>
          </table:table-cell>
          <table:table-cell office:value-type="float" office:value="59121" table:style-name="ce1">
            <text:p>59121</text:p>
          </table:table-cell>
          <table:table-cell office:value-type="float" office:value="79917" table:style-name="ce1">
            <text:p>79917</text:p>
          </table:table-cell>
          <table:table-cell office:value-type="float" office:value="79919" table:style-name="ce1">
            <text:p>79919</text:p>
          </table:table-cell>
          <table:table-cell office:value-type="float" office:value="49448" table:style-name="ce1">
            <text:p>49448</text:p>
          </table:table-cell>
          <table:table-cell office:value-type="float" office:value="10710" table:style-name="ce1">
            <text:p>10710</text:p>
          </table:table-cell>
          <table:table-cell office:value-type="float" office:value="2430" table:style-name="ce1">
            <text:p>2430</text:p>
          </table:table-cell>
          <table:table-cell table:style-name="ce1"/>
          <table:table-cell office:value-type="float" office:value="3004" table:style-name="ce1">
            <text:p>3004</text:p>
          </table:table-cell>
          <table:table-cell office:value-type="float" office:value="5796" table:style-name="ce1">
            <text:p>5796</text:p>
          </table:table-cell>
          <table:table-cell office:value-type="float" office:value="1449" table:style-name="ce1">
            <text:p>1449</text:p>
          </table:table-cell>
          <table:table-cell office:value-type="float" office:value="2962" table:style-name="ce1">
            <text:p>2962</text:p>
          </table:table-cell>
          <table:table-cell table:style-name="ce1"/>
          <table:table-cell office:value-type="float" office:value="17751" table:style-name="ce1">
            <text:p>17751</text:p>
          </table:table-cell>
          <table:table-cell office:value-type="float" office:value="2025" table:style-name="ce1">
            <text:p>2025</text:p>
          </table:table-cell>
          <table:table-cell office:value-type="float" office:value="2671" table:style-name="ce1">
            <text:p>2671</text:p>
          </table:table-cell>
          <table:table-cell table:style-name="ce1"/>
          <table:table-cell office:value-type="float" office:value="8623" table:style-name="ce1">
            <text:p>8623</text:p>
          </table:table-cell>
          <table:table-cell office:value-type="float" office:value="1641" table:style-name="ce1">
            <text:p>1641</text:p>
          </table:table-cell>
          <table:table-cell office:value-type="float" office:value="2287" table:style-name="ce1">
            <text:p>2287</text:p>
          </table:table-cell>
          <table:table-cell table:style-name="ce1"/>
          <table:table-cell office:value-type="float" office:value="5199" table:style-name="ce1">
            <text:p>5199</text:p>
          </table:table-cell>
          <table:table-cell office:value-type="float" office:value="704" table:style-name="ce1">
            <text:p>704</text:p>
          </table:table-cell>
          <table:table-cell office:value-type="float" office:value="2601" table:style-name="ce1">
            <text:p>2601</text:p>
          </table:table-cell>
          <table:table-cell table:style-name="ce1"/>
          <table:table-cell office:value-type="float" office:value="10309" table:style-name="ce1">
            <text:p>10309</text:p>
          </table:table-cell>
          <table:table-cell office:value-type="float" office:value="4495" table:style-name="ce1">
            <text:p>4495</text:p>
          </table:table-cell>
          <table:table-cell office:value-type="float" office:value="4230" table:style-name="ce1">
            <text:p>4230</text:p>
          </table:table-cell>
          <table:table-cell table:style-name="ce1"/>
          <table:table-cell office:value-type="float" office:value="6315" table:style-name="ce1">
            <text:p>6315</text:p>
          </table:table-cell>
          <table:table-cell office:value-type="float" office:value="2374" table:style-name="ce1">
            <text:p>2374</text:p>
          </table:table-cell>
          <table:table-cell office:value-type="float" office:value="2615" table:style-name="ce1">
            <text:p>2615</text:p>
          </table:table-cell>
          <table:table-cell table:style-name="ce1"/>
          <table:table-cell office:value-type="float" office:value="12983" table:style-name="ce1">
            <text:p>12983</text:p>
          </table:table-cell>
          <table:table-cell office:value-type="float" office:value="2260" table:style-name="ce1">
            <text:p>2260</text:p>
          </table:table-cell>
          <table:table-cell office:value-type="float" office:value="3130" table:style-name="ce1">
            <text:p>3130</text:p>
          </table:table-cell>
          <table:table-cell table:style-name="ce1"/>
          <table:table-cell office:value-type="float" office:value="9599" table:style-name="ce1">
            <text:p>9599</text:p>
          </table:table-cell>
          <table:table-cell office:value-type="float" office:value="1342" table:style-name="ce1">
            <text:p>1342</text:p>
          </table:table-cell>
          <table:table-cell office:value-type="float" office:value="2558" table:style-name="ce1">
            <text:p>2558</text:p>
          </table:table-cell>
          <table:table-cell table:style-name="ce1"/>
          <table:table-cell office:value-type="float" office:value="13606" table:style-name="ce1">
            <text:p>13606</text:p>
          </table:table-cell>
          <table:table-cell office:value-type="float" office:value="2911" table:style-name="ce1">
            <text:p>2911</text:p>
          </table:table-cell>
          <table:table-cell office:value-type="float" office:value="5494" table:style-name="ce1">
            <text:p>5494</text:p>
          </table:table-cell>
          <table:table-cell table:style-name="ce1"/>
          <table:table-cell office:value-type="float" office:value="8114" table:style-name="ce1">
            <text:p>8114</text:p>
          </table:table-cell>
          <table:table-cell office:value-type="float" office:value="1782" table:style-name="ce1">
            <text:p>1782</text:p>
          </table:table-cell>
          <table:table-cell table:style-name="ce1"/>
          <table:table-cell office:value-type="float" office:value="3065" table:style-name="ce1">
            <text:p>3065</text:p>
          </table:table-cell>
          <table:table-cell office:value-type="float" office:value="10798" table:style-name="ce1">
            <text:p>10798</text:p>
          </table:table-cell>
          <table:table-cell office:value-type="float" office:value="1446" table:style-name="ce1">
            <text:p>1446</text:p>
          </table:table-cell>
          <table:table-cell table:style-name="ce1"/>
          <table:table-cell office:value-type="float" office:value="3497" table:style-name="ce1">
            <text:p>3497</text:p>
          </table:table-cell>
          <table:table-cell office:value-type="float" office:value="17487" table:style-name="ce1">
            <text:p>17487</text:p>
          </table:table-cell>
          <table:table-cell office:value-type="float" office:value="1974" table:style-name="ce1">
            <text:p>1974</text:p>
          </table:table-cell>
          <table:table-cell office:value-type="float" office:value="3320" table:style-name="ce1">
            <text:p>3320</text:p>
          </table:table-cell>
          <table:table-cell table:style-name="ce1"/>
          <table:table-cell office:value-type="float" office:value="6700" table:style-name="ce1">
            <text:p>6700</text:p>
          </table:table-cell>
          <table:table-cell office:value-type="float" office:value="1642" table:style-name="ce1">
            <text:p>1642</text:p>
          </table:table-cell>
          <table:table-cell office:value-type="float" office:value="2202" table:style-name="ce1">
            <text:p>2202</text:p>
          </table:table-cell>
          <table:table-cell table:style-name="ce1"/>
          <table:table-cell office:value-type="float" office:value="7868" table:style-name="ce1">
            <text:p>7868</text:p>
          </table:table-cell>
          <table:table-cell office:value-type="float" office:value="1471" table:style-name="ce1">
            <text:p>1471</text:p>
          </table:table-cell>
          <table:table-cell office:value-type="float" office:value="2506" table:style-name="ce1">
            <text:p>2506</text:p>
          </table:table-cell>
          <table:table-cell table:style-name="ce1"/>
          <table:table-cell office:value-type="float" office:value="7045" table:style-name="ce1">
            <text:p>7045</text:p>
          </table:table-cell>
          <table:table-cell office:value-type="float" office:value="1447" table:style-name="ce1">
            <text:p>1447</text:p>
          </table:table-cell>
          <table:table-cell office:value-type="float" office:value="3669" table:style-name="ce1">
            <text:p>3669</text:p>
          </table:table-cell>
          <table:table-cell table:style-name="ce1"/>
          <table:table-cell office:value-type="float" office:value="4300" table:style-name="ce1">
            <text:p>4300</text:p>
          </table:table-cell>
          <table:table-cell office:value-type="float" office:value="1324" table:style-name="ce1">
            <text:p>1324</text:p>
          </table:table-cell>
          <table:table-cell office:value-type="float" office:value="2136" table:style-name="ce1">
            <text:p>2136</text:p>
          </table:table-cell>
          <table:table-cell table:style-name="ce1"/>
          <table:table-cell office:value-type="float" office:value="4786" table:style-name="ce1">
            <text:p>4786</text:p>
          </table:table-cell>
          <table:table-cell office:value-type="float" office:value="1145" table:style-name="ce1">
            <text:p>1145</text:p>
          </table:table-cell>
          <table:table-cell office:value-type="float" office:value="2149" table:style-name="ce1">
            <text:p>2149</text:p>
          </table:table-cell>
          <table:table-cell table:style-name="ce1"/>
          <table:table-cell office:value-type="float" office:value="8998" table:style-name="ce1">
            <text:p>8998</text:p>
          </table:table-cell>
          <table:table-cell office:value-type="float" office:value="1712" table:style-name="ce1">
            <text:p>1712</text:p>
          </table:table-cell>
          <table:table-cell table:style-name="ce1"/>
          <table:table-cell office:value-type="float" office:value="2602" table:style-name="ce1">
            <text:p>2602</text:p>
          </table:table-cell>
          <table:table-cell office:value-type="float" office:value="11165" table:style-name="ce1">
            <text:p>11165</text:p>
          </table:table-cell>
          <table:table-cell office:value-type="float" office:value="2217" table:style-name="ce1">
            <text:p>2217</text:p>
          </table:table-cell>
          <table:table-cell office:value-type="float" office:value="2953" table:style-name="ce1">
            <text:p>2953</text:p>
          </table:table-cell>
          <table:table-cell table:style-name="ce1"/>
          <table:table-cell office:value-type="float" office:value="15393" table:style-name="ce1">
            <text:p>15393</text:p>
          </table:table-cell>
          <table:table-cell office:value-type="float" office:value="2315" table:style-name="ce1">
            <text:p>2315</text:p>
          </table:table-cell>
          <table:table-cell office:value-type="float" office:value="4381" table:style-name="ce1">
            <text:p>4381</text:p>
          </table:table-cell>
          <table:table-cell table:style-name="ce1"/>
          <table:table-cell office:value-type="float" office:value="9676" table:style-name="ce1">
            <text:p>9676</text:p>
          </table:table-cell>
          <table:table-cell office:value-type="float" office:value="2603" table:style-name="ce1">
            <text:p>2603</text:p>
          </table:table-cell>
          <table:table-cell table:style-name="ce1"/>
          <table:table-cell office:value-type="float" office:value="3658" table:style-name="ce1">
            <text:p>3658</text:p>
          </table:table-cell>
          <table:table-cell office:value-type="float" office:value="12292" table:style-name="ce1">
            <text:p>12292</text:p>
          </table:table-cell>
          <table:table-cell office:value-type="float" office:value="3177" table:style-name="ce1">
            <text:p>3177</text:p>
          </table:table-cell>
          <table:table-cell table:style-name="ce1"/>
          <table:table-cell office:value-type="float" office:value="3474" table:style-name="ce1">
            <text:p>3474</text:p>
          </table:table-cell>
          <table:table-cell office:value-type="float" office:value="16196" table:style-name="ce1">
            <text:p>16196</text:p>
          </table:table-cell>
          <table:table-cell office:value-type="float" office:value="880" table:style-name="ce1">
            <text:p>880</text:p>
          </table:table-cell>
          <table:table-cell table:style-name="ce1"/>
          <table:table-cell office:value-type="float" office:value="3833" table:style-name="ce1">
            <text:p>3833</text:p>
          </table:table-cell>
          <table:table-cell office:value-type="float" office:value="5484" table:style-name="ce1">
            <text:p>5484</text:p>
          </table:table-cell>
          <table:table-cell office:value-type="float" office:value="1992" table:style-name="ce1">
            <text:p>1992</text:p>
          </table:table-cell>
          <table:table-cell table:style-name="ce1"/>
          <table:table-cell office:value-type="float" office:value="3021" table:style-name="ce1">
            <text:p>3021</text:p>
          </table:table-cell>
          <table:table-cell office:value-type="float" office:value="8387" table:style-name="ce1">
            <text:p>8387</text:p>
          </table:table-cell>
          <table:table-cell office:value-type="float" office:value="9967" table:style-name="ce1">
            <text:p>9967</text:p>
          </table:table-cell>
          <table:table-cell table:style-name="ce1"/>
          <table:table-cell office:value-type="float" office:value="3484" table:style-name="ce1">
            <text:p>3484</text:p>
          </table:table-cell>
          <table:table-cell office:value-type="float" office:value="9506" table:style-name="ce1">
            <text:p>9506</text:p>
          </table:table-cell>
          <table:table-cell office:value-type="float" office:value="1717" table:style-name="ce1">
            <text:p>1717</text:p>
          </table:table-cell>
          <table:table-cell table:style-name="ce1"/>
          <table:table-cell office:value-type="float" office:value="2971" table:style-name="ce1">
            <text:p>2971</text:p>
          </table:table-cell>
          <table:table-cell office:value-type="float" office:value="9106" table:style-name="ce1">
            <text:p>9106</text:p>
          </table:table-cell>
          <table:table-cell office:value-type="float" office:value="1312" table:style-name="ce1">
            <text:p>1312</text:p>
          </table:table-cell>
          <table:table-cell office:value-type="float" office:value="2937" table:style-name="ce1">
            <text:p>2937</text:p>
          </table:table-cell>
          <table:table-cell table:style-name="ce1"/>
          <table:table-cell office:value-type="float" office:value="9473" table:style-name="ce1">
            <text:p>9473</text:p>
          </table:table-cell>
          <table:table-cell office:value-type="float" office:value="3693" table:style-name="ce1">
            <text:p>3693</text:p>
          </table:table-cell>
          <table:table-cell table:style-name="ce1"/>
          <table:table-cell office:value-type="float" office:value="2987" table:style-name="ce1">
            <text:p>2987</text:p>
          </table:table-cell>
          <table:table-cell office:value-type="float" office:value="10964" table:style-name="ce1">
            <text:p>10964</text:p>
          </table:table-cell>
          <table:table-cell office:value-type="float" office:value="3192" table:style-name="ce1">
            <text:p>3192</text:p>
          </table:table-cell>
          <table:table-cell office:value-type="float" office:value="3098" table:style-name="ce1">
            <text:p>3098</text:p>
          </table:table-cell>
          <table:table-cell table:style-name="ce1"/>
          <table:table-cell office:value-type="float" office:value="11074" table:style-name="ce1">
            <text:p>11074</text:p>
          </table:table-cell>
          <table:table-cell office:value-type="float" office:value="3304" table:style-name="ce1">
            <text:p>3304</text:p>
          </table:table-cell>
          <table:table-cell office:value-type="float" office:value="2623" table:style-name="ce1">
            <text:p>2623</text:p>
          </table:table-cell>
          <table:table-cell table:style-name="ce1"/>
          <table:table-cell office:value-type="float" office:value="11812" table:style-name="ce1">
            <text:p>11812</text:p>
          </table:table-cell>
          <table:table-cell office:value-type="float" office:value="1863" table:style-name="ce1">
            <text:p>1863</text:p>
          </table:table-cell>
          <table:table-cell office:value-type="float" office:value="3727" table:style-name="ce1">
            <text:p>3727</text:p>
          </table:table-cell>
          <table:table-cell table:style-name="ce1"/>
          <table:table-cell office:value-type="float" office:value="7673" table:style-name="ce1">
            <text:p>7673</text:p>
          </table:table-cell>
          <table:table-cell office:value-type="float" office:value="3325" table:style-name="ce1">
            <text:p>3325</text:p>
          </table:table-cell>
          <table:table-cell office:value-type="float" office:value="3097" table:style-name="ce1">
            <text:p>3097</text:p>
          </table:table-cell>
          <table:table-cell table:style-name="ce1"/>
          <table:table-cell office:value-type="float" office:value="5993" table:style-name="ce1">
            <text:p>5993</text:p>
          </table:table-cell>
          <table:table-cell office:value-type="float" office:value="1438" table:style-name="ce1">
            <text:p>1438</text:p>
          </table:table-cell>
          <table:table-cell table:style-name="ce1"/>
          <table:table-cell office:value-type="float" office:value="2701" table:style-name="ce1">
            <text:p>2701</text:p>
          </table:table-cell>
          <table:table-cell office:value-type="float" office:value="10319" table:style-name="ce1">
            <text:p>10319</text:p>
          </table:table-cell>
          <table:table-cell office:value-type="float" office:value="2020" table:style-name="ce1">
            <text:p>2020</text:p>
          </table:table-cell>
          <table:table-cell table:style-name="ce1"/>
          <table:table-cell office:value-type="float" office:value="2452" table:style-name="ce1">
            <text:p>2452</text:p>
          </table:table-cell>
          <table:table-cell office:value-type="float" office:value="8807" table:style-name="ce1">
            <text:p>8807</text:p>
          </table:table-cell>
          <table:table-cell office:value-type="float" office:value="1742" table:style-name="ce1">
            <text:p>1742</text:p>
          </table:table-cell>
          <table:table-cell table:style-name="ce1"/>
          <table:table-cell office:value-type="float" office:value="3203" table:style-name="ce1">
            <text:p>3203</text:p>
          </table:table-cell>
          <table:table-cell office:value-type="float" office:value="10769" table:style-name="ce1">
            <text:p>10769</text:p>
          </table:table-cell>
          <table:table-cell office:value-type="float" office:value="3914" table:style-name="ce1">
            <text:p>3914</text:p>
          </table:table-cell>
          <table:table-cell table:style-name="ce1"/>
          <table:table-cell office:value-type="float" office:value="2999" table:style-name="ce1">
            <text:p>2999</text:p>
          </table:table-cell>
          <table:table-cell office:value-type="float" office:value="11659" table:style-name="ce1">
            <text:p>11659</text:p>
          </table:table-cell>
          <table:table-cell office:value-type="float" office:value="14064" table:style-name="ce1">
            <text:p>14064</text:p>
          </table:table-cell>
          <table:table-cell office:value-type="float" office:value="7142" table:style-name="ce1">
            <text:p>7142</text:p>
          </table:table-cell>
          <table:table-cell table:style-name="ce1"/>
          <table:table-cell office:value-type="float" office:value="7612" table:style-name="ce1">
            <text:p>7612</text:p>
          </table:table-cell>
          <table:table-cell office:value-type="float" office:value="1436" table:style-name="ce1">
            <text:p>1436</text:p>
          </table:table-cell>
          <table:table-cell table:style-name="ce1"/>
          <table:table-cell office:value-type="float" office:value="2339" table:style-name="ce1">
            <text:p>2339</text:p>
          </table:table-cell>
          <table:table-cell office:value-type="float" office:value="13508" table:style-name="ce1">
            <text:p>13508</text:p>
          </table:table-cell>
          <table:table-cell office:value-type="float" office:value="2051" table:style-name="ce1">
            <text:p>2051</text:p>
          </table:table-cell>
          <table:table-cell table:style-name="ce1"/>
          <table:table-cell office:value-type="float" office:value="7226" table:style-name="ce1">
            <text:p>7226</text:p>
          </table:table-cell>
          <table:table-cell office:value-type="float" office:value="7326" table:style-name="ce1">
            <text:p>7326</text:p>
          </table:table-cell>
          <table:table-cell office:value-type="float" office:value="2012" table:style-name="ce1">
            <text:p>2012</text:p>
          </table:table-cell>
          <table:table-cell office:value-type="float" office:value="5621" table:style-name="ce1">
            <text:p>5621</text:p>
          </table:table-cell>
          <table:table-cell table:style-name="ce1"/>
          <table:table-cell office:value-type="float" office:value="14366" table:style-name="ce1">
            <text:p>14366</text:p>
          </table:table-cell>
          <table:table-cell office:value-type="float" office:value="1711" table:style-name="ce1">
            <text:p>1711</text:p>
          </table:table-cell>
          <table:table-cell office:value-type="float" office:value="2643" table:style-name="ce1">
            <text:p>2643</text:p>
          </table:table-cell>
          <table:table-cell table:style-name="ce1"/>
          <table:table-cell office:value-type="float" office:value="14001" table:style-name="ce1">
            <text:p>14001</text:p>
          </table:table-cell>
          <table:table-cell office:value-type="float" office:value="3127" table:style-name="ce1">
            <text:p>3127</text:p>
          </table:table-cell>
          <table:table-cell table:style-name="ce1"/>
          <table:table-cell office:value-type="float" office:value="2608" table:style-name="ce1">
            <text:p>2608</text:p>
          </table:table-cell>
          <table:table-cell office:value-type="float" office:value="13082" table:style-name="ce1">
            <text:p>13082</text:p>
          </table:table-cell>
          <table:table-cell office:value-type="float" office:value="1158" table:style-name="ce1">
            <text:p>1158</text:p>
          </table:table-cell>
          <table:table-cell office:value-type="float" office:value="3100" table:style-name="ce1">
            <text:p>3100</text:p>
          </table:table-cell>
          <table:table-cell table:style-name="ce1"/>
          <table:table-cell office:value-type="float" office:value="6009" table:style-name="ce1">
            <text:p>6009</text:p>
          </table:table-cell>
          <table:table-cell office:value-type="float" office:value="1610" table:style-name="ce1">
            <text:p>1610</text:p>
          </table:table-cell>
          <table:table-cell office:value-type="float" office:value="4588" table:style-name="ce1">
            <text:p>4588</text:p>
          </table:table-cell>
          <table:table-cell table:style-name="ce1"/>
          <table:table-cell office:value-type="float" office:value="7213" table:style-name="ce1">
            <text:p>7213</text:p>
          </table:table-cell>
          <table:table-cell office:value-type="float" office:value="1575" table:style-name="ce1">
            <text:p>1575</text:p>
          </table:table-cell>
          <table:table-cell office:value-type="float" office:value="2785" table:style-name="ce1">
            <text:p>2785</text:p>
          </table:table-cell>
          <table:table-cell table:style-name="ce1"/>
          <table:table-cell office:value-type="float" office:value="10199" table:style-name="ce1">
            <text:p>10199</text:p>
          </table:table-cell>
          <table:table-cell office:value-type="float" office:value="3953" table:style-name="ce1">
            <text:p>3953</text:p>
          </table:table-cell>
          <table:table-cell office:value-type="float" office:value="2941" table:style-name="ce1">
            <text:p>2941</text:p>
          </table:table-cell>
          <table:table-cell table:style-name="ce1"/>
          <table:table-cell office:value-type="float" office:value="15625" table:style-name="ce1">
            <text:p>15625</text:p>
          </table:table-cell>
          <table:table-cell office:value-type="float" office:value="1629" table:style-name="ce1">
            <text:p>1629</text:p>
          </table:table-cell>
          <table:table-cell table:style-name="ce1"/>
          <table:table-cell office:value-type="float" office:value="2802" table:style-name="ce1">
            <text:p>2802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02753_M002974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39:35</text:p>
          </table:table-cell>
          <table:table-cell office:value-type="string" table:style-name="ce1">
            <text:p>2020-11-18_10:39:35</text:p>
          </table:table-cell>
          <table:table-cell office:value-type="float" office:value="0.99" table:style-name="ce1">
            <text:p>0,99</text:p>
          </table:table-cell>
          <table:table-cell office:value-type="string" table:style-name="ce1">
            <text:p>mfrey</text:p>
          </table:table-cell>
          <table:table-cell office:value-type="string" table:style-name="ce1">
            <text:p>M00297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99D7YyNXHmF4ndmM</text:p>
          </table:table-cell>
          <table:table-cell office:value-type="string" table:style-name="ce1">
            <text:p>https://www.testable.org/experiment/4303/294929/start?participant=M002974</text:p>
          </table:table-cell>
          <table:table-cell office:value-type="float" office:value="2900208" table:style-name="ce1">
            <text:p>2900208</text:p>
          </table:table-cell>
          <table:table-cell office:value-type="float" office:value="48.336799999999997" table:style-name="ce1">
            <text:p>48,3368</text:p>
          </table:table-cell>
          <table:table-cell office:value-type="float" office:value="18873" table:style-name="ce1">
            <text:p>18873</text:p>
          </table:table-cell>
          <table:table-cell office:value-type="float" office:value="20626" table:style-name="ce1">
            <text:p>20626</text:p>
          </table:table-cell>
          <table:table-cell office:value-type="float" office:value="26271" table:style-name="ce1">
            <text:p>26271</text:p>
          </table:table-cell>
          <table:table-cell office:value-type="float" office:value="20249" table:style-name="ce1">
            <text:p>20249</text:p>
          </table:table-cell>
          <table:table-cell office:value-type="float" office:value="21096" table:style-name="ce1">
            <text:p>21096</text:p>
          </table:table-cell>
          <table:table-cell office:value-type="float" office:value="22245" table:style-name="ce1">
            <text:p>22245</text:p>
          </table:table-cell>
          <table:table-cell office:value-type="float" office:value="25985" table:style-name="ce1">
            <text:p>25985</text:p>
          </table:table-cell>
          <table:table-cell office:value-type="float" office:value="19943" table:style-name="ce1">
            <text:p>19943</text:p>
          </table:table-cell>
          <table:table-cell office:value-type="float" office:value="14198" table:style-name="ce1">
            <text:p>14198</text:p>
          </table:table-cell>
          <table:table-cell office:value-type="float" office:value="23351" table:style-name="ce1">
            <text:p>23351</text:p>
          </table:table-cell>
          <table:table-cell office:value-type="float" office:value="12154" table:style-name="ce1">
            <text:p>12154</text:p>
          </table:table-cell>
          <table:table-cell office:value-type="float" office:value="38262" table:style-name="ce1">
            <text:p>38262</text:p>
          </table:table-cell>
          <table:table-cell office:value-type="float" office:value="31713" table:style-name="ce1">
            <text:p>31713</text:p>
          </table:table-cell>
          <table:table-cell office:value-type="float" office:value="1586" table:style-name="ce1">
            <text:p>1586</text:p>
          </table:table-cell>
          <table:table-cell table:style-name="ce1"/>
          <table:table-cell office:value-type="float" office:value="3027" table:style-name="ce1">
            <text:p>3027</text:p>
          </table:table-cell>
          <table:table-cell office:value-type="float" office:value="5048" table:style-name="ce1">
            <text:p>5048</text:p>
          </table:table-cell>
          <table:table-cell office:value-type="float" office:value="1036" table:style-name="ce1">
            <text:p>1036</text:p>
          </table:table-cell>
          <table:table-cell table:style-name="ce1"/>
          <table:table-cell office:value-type="float" office:value="2004" table:style-name="ce1">
            <text:p>2004</text:p>
          </table:table-cell>
          <table:table-cell office:value-type="float" office:value="29846" table:style-name="ce1">
            <text:p>29846</text:p>
          </table:table-cell>
          <table:table-cell office:value-type="float" office:value="909" table:style-name="ce1">
            <text:p>909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28536" table:style-name="ce1">
            <text:p>28536</text:p>
          </table:table-cell>
          <table:table-cell office:value-type="float" office:value="1949" table:style-name="ce1">
            <text:p>1949</text:p>
          </table:table-cell>
          <table:table-cell table:style-name="ce1"/>
          <table:table-cell office:value-type="float" office:value="4065" table:style-name="ce1">
            <text:p>4065</text:p>
          </table:table-cell>
          <table:table-cell office:value-type="float" office:value="18004" table:style-name="ce1">
            <text:p>18004</text:p>
          </table:table-cell>
          <table:table-cell office:value-type="float" office:value="1433" table:style-name="ce1">
            <text:p>1433</text:p>
          </table:table-cell>
          <table:table-cell table:style-name="ce1"/>
          <table:table-cell office:value-type="float" office:value="1861" table:style-name="ce1">
            <text:p>1861</text:p>
          </table:table-cell>
          <table:table-cell office:value-type="float" office:value="7371" table:style-name="ce1">
            <text:p>7371</text:p>
          </table:table-cell>
          <table:table-cell office:value-type="float" office:value="6556" table:style-name="ce1">
            <text:p>6556</text:p>
          </table:table-cell>
          <table:table-cell table:style-name="ce1"/>
          <table:table-cell office:value-type="float" office:value="1999" table:style-name="ce1">
            <text:p>1999</text:p>
          </table:table-cell>
          <table:table-cell office:value-type="float" office:value="17376" table:style-name="ce1">
            <text:p>17376</text:p>
          </table:table-cell>
          <table:table-cell office:value-type="float" office:value="975" table:style-name="ce1">
            <text:p>975</text:p>
          </table:table-cell>
          <table:table-cell table:style-name="ce1"/>
          <table:table-cell office:value-type="float" office:value="2013" table:style-name="ce1">
            <text:p>2013</text:p>
          </table:table-cell>
          <table:table-cell office:value-type="float" office:value="42504" table:style-name="ce1">
            <text:p>42504</text:p>
          </table:table-cell>
          <table:table-cell office:value-type="float" office:value="1105" table:style-name="ce1">
            <text:p>1105</text:p>
          </table:table-cell>
          <table:table-cell table:style-name="ce1"/>
          <table:table-cell office:value-type="float" office:value="2622" table:style-name="ce1">
            <text:p>2622</text:p>
          </table:table-cell>
          <table:table-cell office:value-type="float" office:value="8119" table:style-name="ce1">
            <text:p>8119</text:p>
          </table:table-cell>
          <table:table-cell office:value-type="float" office:value="850" table:style-name="ce1">
            <text:p>850</text:p>
          </table:table-cell>
          <table:table-cell table:style-name="ce1"/>
          <table:table-cell office:value-type="float" office:value="1785" table:style-name="ce1">
            <text:p>1785</text:p>
          </table:table-cell>
          <table:table-cell office:value-type="float" office:value="29782" table:style-name="ce1">
            <text:p>29782</text:p>
          </table:table-cell>
          <table:table-cell office:value-type="float" office:value="1072" table:style-name="ce1">
            <text:p>1072</text:p>
          </table:table-cell>
          <table:table-cell table:style-name="ce1"/>
          <table:table-cell office:value-type="float" office:value="1761" table:style-name="ce1">
            <text:p>1761</text:p>
          </table:table-cell>
          <table:table-cell office:value-type="float" office:value="30090" table:style-name="ce1">
            <text:p>30090</text:p>
          </table:table-cell>
          <table:table-cell office:value-type="float" office:value="1307" table:style-name="ce1">
            <text:p>1307</text:p>
          </table:table-cell>
          <table:table-cell table:style-name="ce1"/>
          <table:table-cell office:value-type="float" office:value="3085" table:style-name="ce1">
            <text:p>3085</text:p>
          </table:table-cell>
          <table:table-cell office:value-type="float" office:value="53360" table:style-name="ce1">
            <text:p>53360</text:p>
          </table:table-cell>
          <table:table-cell office:value-type="float" office:value="1070" table:style-name="ce1">
            <text:p>1070</text:p>
          </table:table-cell>
          <table:table-cell table:style-name="ce1"/>
          <table:table-cell office:value-type="float" office:value="2015" table:style-name="ce1">
            <text:p>2015</text:p>
          </table:table-cell>
          <table:table-cell office:value-type="float" office:value="24191" table:style-name="ce1">
            <text:p>24191</text:p>
          </table:table-cell>
          <table:table-cell office:value-type="float" office:value="3339" table:style-name="ce1">
            <text:p>3339</text:p>
          </table:table-cell>
          <table:table-cell table:style-name="ce1"/>
          <table:table-cell office:value-type="float" office:value="1861" table:style-name="ce1">
            <text:p>1861</text:p>
          </table:table-cell>
          <table:table-cell office:value-type="float" office:value="45940" table:style-name="ce1">
            <text:p>45940</text:p>
          </table:table-cell>
          <table:table-cell office:value-type="float" office:value="1281" table:style-name="ce1">
            <text:p>1281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33936" table:style-name="ce1">
            <text:p>33936</text:p>
          </table:table-cell>
          <table:table-cell office:value-type="float" office:value="1137" table:style-name="ce1">
            <text:p>1137</text:p>
          </table:table-cell>
          <table:table-cell table:style-name="ce1"/>
          <table:table-cell office:value-type="float" office:value="1658" table:style-name="ce1">
            <text:p>1658</text:p>
          </table:table-cell>
          <table:table-cell office:value-type="float" office:value="17725" table:style-name="ce1">
            <text:p>17725</text:p>
          </table:table-cell>
          <table:table-cell office:value-type="float" office:value="1290" table:style-name="ce1">
            <text:p>1290</text:p>
          </table:table-cell>
          <table:table-cell table:style-name="ce1"/>
          <table:table-cell office:value-type="float" office:value="2075" table:style-name="ce1">
            <text:p>2075</text:p>
          </table:table-cell>
          <table:table-cell office:value-type="float" office:value="19175" table:style-name="ce1">
            <text:p>19175</text:p>
          </table:table-cell>
          <table:table-cell office:value-type="float" office:value="1097" table:style-name="ce1">
            <text:p>1097</text:p>
          </table:table-cell>
          <table:table-cell table:style-name="ce1"/>
          <table:table-cell office:value-type="float" office:value="1936" table:style-name="ce1">
            <text:p>1936</text:p>
          </table:table-cell>
          <table:table-cell office:value-type="float" office:value="22699" table:style-name="ce1">
            <text:p>22699</text:p>
          </table:table-cell>
          <table:table-cell office:value-type="float" office:value="781" table:style-name="ce1">
            <text:p>781</text:p>
          </table:table-cell>
          <table:table-cell table:style-name="ce1"/>
          <table:table-cell office:value-type="float" office:value="2036" table:style-name="ce1">
            <text:p>2036</text:p>
          </table:table-cell>
          <table:table-cell office:value-type="float" office:value="25549" table:style-name="ce1">
            <text:p>25549</text:p>
          </table:table-cell>
          <table:table-cell office:value-type="float" office:value="1002" table:style-name="ce1">
            <text:p>1002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38578" table:style-name="ce1">
            <text:p>38578</text:p>
          </table:table-cell>
          <table:table-cell office:value-type="float" office:value="1487" table:style-name="ce1">
            <text:p>1487</text:p>
          </table:table-cell>
          <table:table-cell table:style-name="ce1"/>
          <table:table-cell office:value-type="float" office:value="2041" table:style-name="ce1">
            <text:p>2041</text:p>
          </table:table-cell>
          <table:table-cell office:value-type="float" office:value="90226" table:style-name="ce1">
            <text:p>90226</text:p>
          </table:table-cell>
          <table:table-cell office:value-type="float" office:value="1755" table:style-name="ce1">
            <text:p>1755</text:p>
          </table:table-cell>
          <table:table-cell table:style-name="ce1"/>
          <table:table-cell office:value-type="float" office:value="2229" table:style-name="ce1">
            <text:p>2229</text:p>
          </table:table-cell>
          <table:table-cell office:value-type="float" office:value="5203" table:style-name="ce1">
            <text:p>5203</text:p>
          </table:table-cell>
          <table:table-cell office:value-type="float" office:value="854" table:style-name="ce1">
            <text:p>854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20383" table:style-name="ce1">
            <text:p>20383</text:p>
          </table:table-cell>
          <table:table-cell office:value-type="float" office:value="1295" table:style-name="ce1">
            <text:p>1295</text:p>
          </table:table-cell>
          <table:table-cell table:style-name="ce1"/>
          <table:table-cell office:value-type="float" office:value="2695" table:style-name="ce1">
            <text:p>2695</text:p>
          </table:table-cell>
          <table:table-cell office:value-type="float" office:value="49604" table:style-name="ce1">
            <text:p>49604</text:p>
          </table:table-cell>
          <table:table-cell office:value-type="float" office:value="2792" table:style-name="ce1">
            <text:p>2792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17469" table:style-name="ce1">
            <text:p>17469</text:p>
          </table:table-cell>
          <table:table-cell office:value-type="float" office:value="917" table:style-name="ce1">
            <text:p>917</text:p>
          </table:table-cell>
          <table:table-cell table:style-name="ce1"/>
          <table:table-cell office:value-type="float" office:value="2237" table:style-name="ce1">
            <text:p>2237</text:p>
          </table:table-cell>
          <table:table-cell office:value-type="float" office:value="50190" table:style-name="ce1">
            <text:p>50190</text:p>
          </table:table-cell>
          <table:table-cell office:value-type="float" office:value="1310" table:style-name="ce1">
            <text:p>1310</text:p>
          </table:table-cell>
          <table:table-cell table:style-name="ce1"/>
          <table:table-cell office:value-type="float" office:value="2927" table:style-name="ce1">
            <text:p>2927</text:p>
          </table:table-cell>
          <table:table-cell office:value-type="float" office:value="45502" table:style-name="ce1">
            <text:p>45502</text:p>
          </table:table-cell>
          <table:table-cell office:value-type="float" office:value="934" table:style-name="ce1">
            <text:p>934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27484" table:style-name="ce1">
            <text:p>27484</text:p>
          </table:table-cell>
          <table:table-cell office:value-type="float" office:value="1430" table:style-name="ce1">
            <text:p>1430</text:p>
          </table:table-cell>
          <table:table-cell table:style-name="ce1"/>
          <table:table-cell office:value-type="float" office:value="2624" table:style-name="ce1">
            <text:p>2624</text:p>
          </table:table-cell>
          <table:table-cell office:value-type="float" office:value="27164" table:style-name="ce1">
            <text:p>27164</text:p>
          </table:table-cell>
          <table:table-cell office:value-type="float" office:value="1436" table:style-name="ce1">
            <text:p>1436</text:p>
          </table:table-cell>
          <table:table-cell table:style-name="ce1"/>
          <table:table-cell office:value-type="float" office:value="1768" table:style-name="ce1">
            <text:p>1768</text:p>
          </table:table-cell>
          <table:table-cell office:value-type="float" office:value="20693" table:style-name="ce1">
            <text:p>20693</text:p>
          </table:table-cell>
          <table:table-cell office:value-type="float" office:value="1311" table:style-name="ce1">
            <text:p>1311</text:p>
          </table:table-cell>
          <table:table-cell table:style-name="ce1"/>
          <table:table-cell office:value-type="float" office:value="1831" table:style-name="ce1">
            <text:p>1831</text:p>
          </table:table-cell>
          <table:table-cell office:value-type="float" office:value="29247" table:style-name="ce1">
            <text:p>29247</text:p>
          </table:table-cell>
          <table:table-cell office:value-type="float" office:value="2448" table:style-name="ce1">
            <text:p>2448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25116" table:style-name="ce1">
            <text:p>25116</text:p>
          </table:table-cell>
          <table:table-cell office:value-type="float" office:value="1482" table:style-name="ce1">
            <text:p>1482</text:p>
          </table:table-cell>
          <table:table-cell table:style-name="ce1"/>
          <table:table-cell office:value-type="float" office:value="1875" table:style-name="ce1">
            <text:p>1875</text:p>
          </table:table-cell>
          <table:table-cell office:value-type="float" office:value="20713" table:style-name="ce1">
            <text:p>20713</text:p>
          </table:table-cell>
          <table:table-cell office:value-type="float" office:value="868" table:style-name="ce1">
            <text:p>868</text:p>
          </table:table-cell>
          <table:table-cell table:style-name="ce1"/>
          <table:table-cell office:value-type="float" office:value="3598" table:style-name="ce1">
            <text:p>3598</text:p>
          </table:table-cell>
          <table:table-cell office:value-type="float" office:value="22102" table:style-name="ce1">
            <text:p>22102</text:p>
          </table:table-cell>
          <table:table-cell office:value-type="float" office:value="761" table:style-name="ce1">
            <text:p>761</text:p>
          </table:table-cell>
          <table:table-cell table:style-name="ce1"/>
          <table:table-cell office:value-type="float" office:value="2538" table:style-name="ce1">
            <text:p>2538</text:p>
          </table:table-cell>
          <table:table-cell office:value-type="float" office:value="33570" table:style-name="ce1">
            <text:p>33570</text:p>
          </table:table-cell>
          <table:table-cell office:value-type="float" office:value="880" table:style-name="ce1">
            <text:p>880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office:value-type="float" office:value="25004" table:style-name="ce1">
            <text:p>25004</text:p>
          </table:table-cell>
          <table:table-cell office:value-type="float" office:value="944" table:style-name="ce1">
            <text:p>944</text:p>
          </table:table-cell>
          <table:table-cell table:style-name="ce1"/>
          <table:table-cell office:value-type="float" office:value="1807" table:style-name="ce1">
            <text:p>1807</text:p>
          </table:table-cell>
          <table:table-cell office:value-type="float" office:value="35619" table:style-name="ce1">
            <text:p>35619</text:p>
          </table:table-cell>
          <table:table-cell office:value-type="float" office:value="998" table:style-name="ce1">
            <text:p>998</text:p>
          </table:table-cell>
          <table:table-cell table:style-name="ce1"/>
          <table:table-cell office:value-type="float" office:value="1779" table:style-name="ce1">
            <text:p>1779</text:p>
          </table:table-cell>
          <table:table-cell office:value-type="float" office:value="42928" table:style-name="ce1">
            <text:p>42928</text:p>
          </table:table-cell>
          <table:table-cell office:value-type="float" office:value="1295" table:style-name="ce1">
            <text:p>1295</text:p>
          </table:table-cell>
          <table:table-cell table:style-name="ce1"/>
          <table:table-cell office:value-type="float" office:value="2609" table:style-name="ce1">
            <text:p>2609</text:p>
          </table:table-cell>
          <table:table-cell office:value-type="float" office:value="40214" table:style-name="ce1">
            <text:p>40214</text:p>
          </table:table-cell>
          <table:table-cell office:value-type="float" office:value="725" table:style-name="ce1">
            <text:p>725</text:p>
          </table:table-cell>
          <table:table-cell table:style-name="ce1"/>
          <table:table-cell office:value-type="float" office:value="1787" table:style-name="ce1">
            <text:p>1787</text:p>
          </table:table-cell>
          <table:table-cell office:value-type="float" office:value="56893" table:style-name="ce1">
            <text:p>56893</text:p>
          </table:table-cell>
          <table:table-cell office:value-type="float" office:value="1492" table:style-name="ce1">
            <text:p>1492</text:p>
          </table:table-cell>
          <table:table-cell table:style-name="ce1"/>
          <table:table-cell office:value-type="float" office:value="1778" table:style-name="ce1">
            <text:p>1778</text:p>
          </table:table-cell>
          <table:table-cell office:value-type="float" office:value="30722" table:style-name="ce1">
            <text:p>30722</text:p>
          </table:table-cell>
          <table:table-cell office:value-type="float" office:value="853" table:style-name="ce1">
            <text:p>85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31774" table:style-name="ce1">
            <text:p>31774</text:p>
          </table:table-cell>
          <table:table-cell office:value-type="float" office:value="683" table:style-name="ce1">
            <text:p>683</text:p>
          </table:table-cell>
          <table:table-cell office:value-type="float" office:value="2523" table:style-name="ce1">
            <text:p>2523</text:p>
          </table:table-cell>
          <table:table-cell table:style-name="ce1"/>
          <table:table-cell office:value-type="float" office:value="60474" table:style-name="ce1">
            <text:p>60474</text:p>
          </table:table-cell>
          <table:table-cell office:value-type="float" office:value="3440" table:style-name="ce1">
            <text:p>3440</text:p>
          </table:table-cell>
          <table:table-cell table:style-name="ce1"/>
          <table:table-cell office:value-type="float" office:value="2383" table:style-name="ce1">
            <text:p>2383</text:p>
          </table:table-cell>
          <table:table-cell office:value-type="float" office:value="24409" table:style-name="ce1">
            <text:p>24409</text:p>
          </table:table-cell>
          <table:table-cell office:value-type="float" office:value="1168" table:style-name="ce1">
            <text:p>1168</text:p>
          </table:table-cell>
          <table:table-cell table:style-name="ce1"/>
          <table:table-cell office:value-type="float" office:value="2316" table:style-name="ce1">
            <text:p>2316</text:p>
          </table:table-cell>
          <table:table-cell office:value-type="float" office:value="35492" table:style-name="ce1">
            <text:p>35492</text:p>
          </table:table-cell>
          <table:table-cell office:value-type="float" office:value="1112" table:style-name="ce1">
            <text:p>1112</text:p>
          </table:table-cell>
          <table:table-cell table:style-name="ce1"/>
          <table:table-cell office:value-type="float" office:value="2853" table:style-name="ce1">
            <text:p>2853</text:p>
          </table:table-cell>
          <table:table-cell office:value-type="float" office:value="23007" table:style-name="ce1">
            <text:p>23007</text:p>
          </table:table-cell>
          <table:table-cell office:value-type="float" office:value="805" table:style-name="ce1">
            <text:p>805</text:p>
          </table:table-cell>
          <table:table-cell table:style-name="ce1"/>
          <table:table-cell office:value-type="float" office:value="5831" table:style-name="ce1">
            <text:p>5831</text:p>
          </table:table-cell>
          <table:table-cell office:value-type="float" office:value="30190" table:style-name="ce1">
            <text:p>30190</text:p>
          </table:table-cell>
          <table:table-cell office:value-type="float" office:value="781" table:style-name="ce1">
            <text:p>781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39217" table:style-name="ce1">
            <text:p>39217</text:p>
          </table:table-cell>
          <table:table-cell office:value-type="float" office:value="1822" table:style-name="ce1">
            <text:p>1822</text:p>
          </table:table-cell>
          <table:table-cell table:style-name="ce1"/>
          <table:table-cell office:value-type="float" office:value="2265" table:style-name="ce1">
            <text:p>2265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03319_M04919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35:59</text:p>
          </table:table-cell>
          <table:table-cell office:value-type="string" table:style-name="ce1">
            <text:p>2020-11-18_10:35:59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049190</text:p>
          </table:table-cell>
          <table:table-cell office:value-type="string" table:style-name="ce1">
            <text:p>M04919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3W8oIUbUijtYaGpG</text:p>
          </table:table-cell>
          <table:table-cell office:value-type="string" table:style-name="ce1">
            <text:p>https://www.testable.org/experiment/4303/294929/start?participant=M049190</text:p>
          </table:table-cell>
          <table:table-cell office:value-type="float" office:value="3441873" table:style-name="ce1">
            <text:p>3441873</text:p>
          </table:table-cell>
          <table:table-cell office:value-type="float" office:value="57.364550000000001" table:style-name="ce1">
            <text:p>57,36455</text:p>
          </table:table-cell>
          <table:table-cell office:value-type="float" office:value="39056" table:style-name="ce1">
            <text:p>39056</text:p>
          </table:table-cell>
          <table:table-cell office:value-type="float" office:value="61900" table:style-name="ce1">
            <text:p>61900</text:p>
          </table:table-cell>
          <table:table-cell office:value-type="float" office:value="60668" table:style-name="ce1">
            <text:p>60668</text:p>
          </table:table-cell>
          <table:table-cell office:value-type="float" office:value="24728" table:style-name="ce1">
            <text:p>24728</text:p>
          </table:table-cell>
          <table:table-cell office:value-type="float" office:value="52012" table:style-name="ce1">
            <text:p>52012</text:p>
          </table:table-cell>
          <table:table-cell office:value-type="float" office:value="40502" table:style-name="ce1">
            <text:p>40502</text:p>
          </table:table-cell>
          <table:table-cell office:value-type="float" office:value="80813" table:style-name="ce1">
            <text:p>80813</text:p>
          </table:table-cell>
          <table:table-cell office:value-type="float" office:value="78526" table:style-name="ce1">
            <text:p>78526</text:p>
          </table:table-cell>
          <table:table-cell office:value-type="float" office:value="57612" table:style-name="ce1">
            <text:p>57612</text:p>
          </table:table-cell>
          <table:table-cell office:value-type="float" office:value="50674" table:style-name="ce1">
            <text:p>50674</text:p>
          </table:table-cell>
          <table:table-cell office:value-type="float" office:value="110129" table:style-name="ce1">
            <text:p>110129</text:p>
          </table:table-cell>
          <table:table-cell office:value-type="float" office:value="45468" table:style-name="ce1">
            <text:p>45468</text:p>
          </table:table-cell>
          <table:table-cell table:number-columns-repeated="192" table:style-name="ce1"/>
          <table:table-cell office:value-type="float" office:value="10958" table:style-name="ce1">
            <text:p>10958</text:p>
          </table:table-cell>
          <table:table-cell office:value-type="float" office:value="547" table:style-name="ce1">
            <text:p>547</text:p>
          </table:table-cell>
          <table:table-cell table:style-name="ce1"/>
          <table:table-cell office:value-type="float" office:value="1866" table:style-name="ce1">
            <text:p>1866</text:p>
          </table:table-cell>
          <table:table-cell office:value-type="float" office:value="10999" table:style-name="ce1">
            <text:p>10999</text:p>
          </table:table-cell>
          <table:table-cell office:value-type="float" office:value="719" table:style-name="ce1">
            <text:p>71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7030" table:style-name="ce1">
            <text:p>17030</text:p>
          </table:table-cell>
          <table:table-cell office:value-type="float" office:value="3642" table:style-name="ce1">
            <text:p>3642</text:p>
          </table:table-cell>
          <table:table-cell table:style-name="ce1"/>
          <table:table-cell office:value-type="float" office:value="2139" table:style-name="ce1">
            <text:p>2139</text:p>
          </table:table-cell>
          <table:table-cell office:value-type="float" office:value="27860" table:style-name="ce1">
            <text:p>27860</text:p>
          </table:table-cell>
          <table:table-cell office:value-type="float" office:value="779" table:style-name="ce1">
            <text:p>779</text:p>
          </table:table-cell>
          <table:table-cell table:style-name="ce1"/>
          <table:table-cell office:value-type="float" office:value="2402" table:style-name="ce1">
            <text:p>2402</text:p>
          </table:table-cell>
          <table:table-cell office:value-type="float" office:value="16133" table:style-name="ce1">
            <text:p>16133</text:p>
          </table:table-cell>
          <table:table-cell office:value-type="float" office:value="810" table:style-name="ce1">
            <text:p>810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14556" table:style-name="ce1">
            <text:p>14556</text:p>
          </table:table-cell>
          <table:table-cell office:value-type="float" office:value="2135" table:style-name="ce1">
            <text:p>2135</text:p>
          </table:table-cell>
          <table:table-cell office:value-type="float" office:value="1826" table:style-name="ce1">
            <text:p>1826</text:p>
          </table:table-cell>
          <table:table-cell table:style-name="ce1"/>
          <table:table-cell office:value-type="float" office:value="17970" table:style-name="ce1">
            <text:p>17970</text:p>
          </table:table-cell>
          <table:table-cell office:value-type="float" office:value="930" table:style-name="ce1">
            <text:p>930</text:p>
          </table:table-cell>
          <table:table-cell table:style-name="ce1"/>
          <table:table-cell office:value-type="float" office:value="1896" table:style-name="ce1">
            <text:p>1896</text:p>
          </table:table-cell>
          <table:table-cell office:value-type="float" office:value="12379" table:style-name="ce1">
            <text:p>12379</text:p>
          </table:table-cell>
          <table:table-cell office:value-type="float" office:value="650" table:style-name="ce1">
            <text:p>650</text:p>
          </table:table-cell>
          <table:table-cell table:style-name="ce1"/>
          <table:table-cell office:value-type="float" office:value="1988" table:style-name="ce1">
            <text:p>1988</text:p>
          </table:table-cell>
          <table:table-cell office:value-type="float" office:value="10903" table:style-name="ce1">
            <text:p>10903</text:p>
          </table:table-cell>
          <table:table-cell office:value-type="float" office:value="777" table:style-name="ce1">
            <text:p>777</text:p>
          </table:table-cell>
          <table:table-cell table:style-name="ce1"/>
          <table:table-cell office:value-type="float" office:value="2219" table:style-name="ce1">
            <text:p>2219</text:p>
          </table:table-cell>
          <table:table-cell office:value-type="float" office:value="58434" table:style-name="ce1">
            <text:p>58434</text:p>
          </table:table-cell>
          <table:table-cell office:value-type="float" office:value="1131" table:style-name="ce1">
            <text:p>1131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12592" table:style-name="ce1">
            <text:p>12592</text:p>
          </table:table-cell>
          <table:table-cell office:value-type="float" office:value="709" table:style-name="ce1">
            <text:p>709</text:p>
          </table:table-cell>
          <table:table-cell table:style-name="ce1"/>
          <table:table-cell office:value-type="float" office:value="2301" table:style-name="ce1">
            <text:p>2301</text:p>
          </table:table-cell>
          <table:table-cell office:value-type="float" office:value="16824" table:style-name="ce1">
            <text:p>16824</text:p>
          </table:table-cell>
          <table:table-cell office:value-type="float" office:value="689" table:style-name="ce1">
            <text:p>689</text:p>
          </table:table-cell>
          <table:table-cell table:style-name="ce1"/>
          <table:table-cell office:value-type="float" office:value="2341" table:style-name="ce1">
            <text:p>2341</text:p>
          </table:table-cell>
          <table:table-cell office:value-type="float" office:value="26536" table:style-name="ce1">
            <text:p>26536</text:p>
          </table:table-cell>
          <table:table-cell office:value-type="float" office:value="2453" table:style-name="ce1">
            <text:p>2453</text:p>
          </table:table-cell>
          <table:table-cell office:value-type="float" office:value="5826" table:style-name="ce1">
            <text:p>5826</text:p>
          </table:table-cell>
          <table:table-cell table:style-name="ce1"/>
          <table:table-cell office:value-type="float" office:value="22849" table:style-name="ce1">
            <text:p>22849</text:p>
          </table:table-cell>
          <table:table-cell office:value-type="float" office:value="920" table:style-name="ce1">
            <text:p>920</text:p>
          </table:table-cell>
          <table:table-cell table:style-name="ce1"/>
          <table:table-cell office:value-type="float" office:value="2120" table:style-name="ce1">
            <text:p>2120</text:p>
          </table:table-cell>
          <table:table-cell office:value-type="float" office:value="92840" table:style-name="ce1">
            <text:p>92840</text:p>
          </table:table-cell>
          <table:table-cell office:value-type="float" office:value="880" table:style-name="ce1">
            <text:p>880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17746" table:style-name="ce1">
            <text:p>17746</text:p>
          </table:table-cell>
          <table:table-cell office:value-type="float" office:value="627" table:style-name="ce1">
            <text:p>627</text:p>
          </table:table-cell>
          <table:table-cell table:style-name="ce1"/>
          <table:table-cell office:value-type="float" office:value="2485" table:style-name="ce1">
            <text:p>2485</text:p>
          </table:table-cell>
          <table:table-cell office:value-type="float" office:value="18880" table:style-name="ce1">
            <text:p>18880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6672" table:style-name="ce1">
            <text:p>6672</text:p>
          </table:table-cell>
          <table:table-cell office:value-type="float" office:value="24637" table:style-name="ce1">
            <text:p>24637</text:p>
          </table:table-cell>
          <table:table-cell office:value-type="float" office:value="838" table:style-name="ce1">
            <text:p>838</text:p>
          </table:table-cell>
          <table:table-cell table:style-name="ce1"/>
          <table:table-cell office:value-type="float" office:value="2420" table:style-name="ce1">
            <text:p>2420</text:p>
          </table:table-cell>
          <table:table-cell office:value-type="float" office:value="17535" table:style-name="ce1">
            <text:p>17535</text:p>
          </table:table-cell>
          <table:table-cell office:value-type="float" office:value="859" table:style-name="ce1">
            <text:p>859</text:p>
          </table:table-cell>
          <table:table-cell table:style-name="ce1"/>
          <table:table-cell office:value-type="float" office:value="2925" table:style-name="ce1">
            <text:p>2925</text:p>
          </table:table-cell>
          <table:table-cell office:value-type="float" office:value="15962" table:style-name="ce1">
            <text:p>15962</text:p>
          </table:table-cell>
          <table:table-cell office:value-type="float" office:value="2955" table:style-name="ce1">
            <text:p>2955</text:p>
          </table:table-cell>
          <table:table-cell table:style-name="ce1"/>
          <table:table-cell office:value-type="float" office:value="2591" table:style-name="ce1">
            <text:p>2591</text:p>
          </table:table-cell>
          <table:table-cell office:value-type="float" office:value="17957" table:style-name="ce1">
            <text:p>17957</text:p>
          </table:table-cell>
          <table:table-cell office:value-type="float" office:value="4186" table:style-name="ce1">
            <text:p>4186</text:p>
          </table:table-cell>
          <table:table-cell table:style-name="ce1"/>
          <table:table-cell office:value-type="float" office:value="2287" table:style-name="ce1">
            <text:p>2287</text:p>
          </table:table-cell>
          <table:table-cell office:value-type="float" office:value="37094" table:style-name="ce1">
            <text:p>37094</text:p>
          </table:table-cell>
          <table:table-cell office:value-type="float" office:value="757" table:style-name="ce1">
            <text:p>757</text:p>
          </table:table-cell>
          <table:table-cell table:style-name="ce1"/>
          <table:table-cell office:value-type="float" office:value="1867" table:style-name="ce1">
            <text:p>1867</text:p>
          </table:table-cell>
          <table:table-cell office:value-type="float" office:value="28636" table:style-name="ce1">
            <text:p>28636</text:p>
          </table:table-cell>
          <table:table-cell office:value-type="float" office:value="2269" table:style-name="ce1">
            <text:p>2269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18403" table:style-name="ce1">
            <text:p>18403</text:p>
          </table:table-cell>
          <table:table-cell office:value-type="float" office:value="748" table:style-name="ce1">
            <text:p>748</text:p>
          </table:table-cell>
          <table:table-cell table:style-name="ce1"/>
          <table:table-cell office:value-type="float" office:value="2308" table:style-name="ce1">
            <text:p>2308</text:p>
          </table:table-cell>
          <table:table-cell office:value-type="float" office:value="18649" table:style-name="ce1">
            <text:p>18649</text:p>
          </table:table-cell>
          <table:table-cell office:value-type="float" office:value="3242" table:style-name="ce1">
            <text:p>3242</text:p>
          </table:table-cell>
          <table:table-cell office:value-type="float" office:value="2974" table:style-name="ce1">
            <text:p>2974</text:p>
          </table:table-cell>
          <table:table-cell table:style-name="ce1"/>
          <table:table-cell office:value-type="float" office:value="12812" table:style-name="ce1">
            <text:p>12812</text:p>
          </table:table-cell>
          <table:table-cell office:value-type="float" office:value="709" table:style-name="ce1">
            <text:p>709</text:p>
          </table:table-cell>
          <table:table-cell table:style-name="ce1"/>
          <table:table-cell office:value-type="float" office:value="2500" table:style-name="ce1">
            <text:p>2500</text:p>
          </table:table-cell>
          <table:table-cell office:value-type="float" office:value="93599" table:style-name="ce1">
            <text:p>93599</text:p>
          </table:table-cell>
          <table:table-cell office:value-type="float" office:value="1787" table:style-name="ce1">
            <text:p>1787</text:p>
          </table:table-cell>
          <table:table-cell table:style-name="ce1"/>
          <table:table-cell office:value-type="float" office:value="2498" table:style-name="ce1">
            <text:p>2498</text:p>
          </table:table-cell>
          <table:table-cell office:value-type="float" office:value="17304" table:style-name="ce1">
            <text:p>17304</text:p>
          </table:table-cell>
          <table:table-cell office:value-type="float" office:value="872" table:style-name="ce1">
            <text:p>872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10788" table:style-name="ce1">
            <text:p>10788</text:p>
          </table:table-cell>
          <table:table-cell office:value-type="float" office:value="2432" table:style-name="ce1">
            <text:p>2432</text:p>
          </table:table-cell>
          <table:table-cell table:style-name="ce1"/>
          <table:table-cell office:value-type="float" office:value="2856" table:style-name="ce1">
            <text:p>2856</text:p>
          </table:table-cell>
          <table:table-cell office:value-type="float" office:value="34851" table:style-name="ce1">
            <text:p>34851</text:p>
          </table:table-cell>
          <table:table-cell office:value-type="float" office:value="1536" table:style-name="ce1">
            <text:p>1536</text:p>
          </table:table-cell>
          <table:table-cell table:style-name="ce1"/>
          <table:table-cell office:value-type="float" office:value="10313" table:style-name="ce1">
            <text:p>10313</text:p>
          </table:table-cell>
          <table:table-cell office:value-type="float" office:value="24793" table:style-name="ce1">
            <text:p>24793</text:p>
          </table:table-cell>
          <table:table-cell office:value-type="float" office:value="1403" table:style-name="ce1">
            <text:p>1403</text:p>
          </table:table-cell>
          <table:table-cell table:style-name="ce1"/>
          <table:table-cell office:value-type="float" office:value="2059" table:style-name="ce1">
            <text:p>2059</text:p>
          </table:table-cell>
          <table:table-cell office:value-type="float" office:value="14426" table:style-name="ce1">
            <text:p>14426</text:p>
          </table:table-cell>
          <table:table-cell office:value-type="float" office:value="681" table:style-name="ce1">
            <text:p>681</text:p>
          </table:table-cell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13658" table:style-name="ce1">
            <text:p>13658</text:p>
          </table:table-cell>
          <table:table-cell office:value-type="float" office:value="692" table:style-name="ce1">
            <text:p>692</text:p>
          </table:table-cell>
          <table:table-cell table:style-name="ce1"/>
          <table:table-cell office:value-type="float" office:value="2087" table:style-name="ce1">
            <text:p>2087</text:p>
          </table:table-cell>
          <table:table-cell office:value-type="float" office:value="41403" table:style-name="ce1">
            <text:p>41403</text:p>
          </table:table-cell>
          <table:table-cell office:value-type="float" office:value="860" table:style-name="ce1">
            <text:p>860</text:p>
          </table:table-cell>
          <table:table-cell table:style-name="ce1"/>
          <table:table-cell office:value-type="float" office:value="2552" table:style-name="ce1">
            <text:p>2552</text:p>
          </table:table-cell>
          <table:table-cell office:value-type="float" office:value="21623" table:style-name="ce1">
            <text:p>21623</text:p>
          </table:table-cell>
          <table:table-cell office:value-type="float" office:value="931" table:style-name="ce1">
            <text:p>931</text:p>
          </table:table-cell>
          <table:table-cell table:style-name="ce1"/>
          <table:table-cell office:value-type="float" office:value="2228" table:style-name="ce1">
            <text:p>2228</text:p>
          </table:table-cell>
          <table:table-cell office:value-type="float" office:value="45428" table:style-name="ce1">
            <text:p>45428</text:p>
          </table:table-cell>
          <table:table-cell office:value-type="float" office:value="1072" table:style-name="ce1">
            <text:p>1072</text:p>
          </table:table-cell>
          <table:table-cell table:style-name="ce1"/>
          <table:table-cell office:value-type="float" office:value="3396" table:style-name="ce1">
            <text:p>3396</text:p>
          </table:table-cell>
          <table:table-cell office:value-type="float" office:value="24316" table:style-name="ce1">
            <text:p>24316</text:p>
          </table:table-cell>
          <table:table-cell office:value-type="float" office:value="1895" table:style-name="ce1">
            <text:p>1895</text:p>
          </table:table-cell>
          <table:table-cell table:style-name="ce1"/>
          <table:table-cell office:value-type="float" office:value="4643" table:style-name="ce1">
            <text:p>4643</text:p>
          </table:table-cell>
          <table:table-cell office:value-type="float" office:value="21232" table:style-name="ce1">
            <text:p>21232</text:p>
          </table:table-cell>
          <table:table-cell office:value-type="float" office:value="950" table:style-name="ce1">
            <text:p>950</text:p>
          </table:table-cell>
          <table:table-cell table:style-name="ce1"/>
          <table:table-cell office:value-type="float" office:value="2208" table:style-name="ce1">
            <text:p>2208</text:p>
          </table:table-cell>
          <table:table-cell office:value-type="float" office:value="41887" table:style-name="ce1">
            <text:p>41887</text:p>
          </table:table-cell>
          <table:table-cell office:value-type="float" office:value="919" table:style-name="ce1">
            <text:p>919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38437" table:style-name="ce1">
            <text:p>38437</text:p>
          </table:table-cell>
          <table:table-cell office:value-type="float" office:value="795" table:style-name="ce1">
            <text:p>795</text:p>
          </table:table-cell>
          <table:table-cell table:style-name="ce1"/>
          <table:table-cell office:value-type="float" office:value="2001" table:style-name="ce1">
            <text:p>2001</text:p>
          </table:table-cell>
          <table:table-cell office:value-type="float" office:value="14512" table:style-name="ce1">
            <text:p>14512</text:p>
          </table:table-cell>
          <table:table-cell office:value-type="float" office:value="677" table:style-name="ce1">
            <text:p>677</text:p>
          </table:table-cell>
          <table:table-cell table:style-name="ce1"/>
          <table:table-cell office:value-type="float" office:value="1948" table:style-name="ce1">
            <text:p>1948</text:p>
          </table:table-cell>
          <table:table-cell office:value-type="float" office:value="11420" table:style-name="ce1">
            <text:p>11420</text:p>
          </table:table-cell>
          <table:table-cell office:value-type="float" office:value="1001" table:style-name="ce1">
            <text:p>1001</text:p>
          </table:table-cell>
          <table:table-cell table:style-name="ce1"/>
          <table:table-cell office:value-type="float" office:value="2673" table:style-name="ce1">
            <text:p>2673</text:p>
          </table:table-cell>
          <table:table-cell office:value-type="float" office:value="15609" table:style-name="ce1">
            <text:p>15609</text:p>
          </table:table-cell>
          <table:table-cell office:value-type="float" office:value="807" table:style-name="ce1">
            <text:p>807</text:p>
          </table:table-cell>
          <table:table-cell table:style-name="ce1"/>
          <table:table-cell office:value-type="float" office:value="8786" table:style-name="ce1">
            <text:p>8786</text:p>
          </table:table-cell>
          <table:table-cell office:value-type="float" office:value="19083" table:style-name="ce1">
            <text:p>19083</text:p>
          </table:table-cell>
          <table:table-cell office:value-type="float" office:value="869" table:style-name="ce1">
            <text:p>869</text:p>
          </table:table-cell>
          <table:table-cell table:style-name="ce1"/>
          <table:table-cell office:value-type="float" office:value="2656" table:style-name="ce1">
            <text:p>2656</text:p>
          </table:table-cell>
          <table:table-cell office:value-type="float" office:value="15148" table:style-name="ce1">
            <text:p>15148</text:p>
          </table:table-cell>
          <table:table-cell office:value-type="float" office:value="2227" table:style-name="ce1">
            <text:p>2227</text:p>
          </table:table-cell>
          <table:table-cell table:style-name="ce1"/>
          <table:table-cell office:value-type="float" office:value="3386" table:style-name="ce1">
            <text:p>3386</text:p>
          </table:table-cell>
          <table:table-cell office:value-type="float" office:value="11571" table:style-name="ce1">
            <text:p>11571</text:p>
          </table:table-cell>
          <table:table-cell office:value-type="float" office:value="981" table:style-name="ce1">
            <text:p>981</text:p>
          </table:table-cell>
          <table:table-cell table:style-name="ce1"/>
          <table:table-cell office:value-type="float" office:value="3157" table:style-name="ce1">
            <text:p>3157</text:p>
          </table:table-cell>
          <table:table-cell office:value-type="float" office:value="17575" table:style-name="ce1">
            <text:p>17575</text:p>
          </table:table-cell>
          <table:table-cell office:value-type="float" office:value="828" table:style-name="ce1">
            <text:p>828</text:p>
          </table:table-cell>
          <table:table-cell table:style-name="ce1"/>
          <table:table-cell office:value-type="float" office:value="2270" table:style-name="ce1">
            <text:p>2270</text:p>
          </table:table-cell>
          <table:table-cell office:value-type="float" office:value="32400" table:style-name="ce1">
            <text:p>32400</text:p>
          </table:table-cell>
          <table:table-cell office:value-type="float" office:value="823" table:style-name="ce1">
            <text:p>823</text:p>
          </table:table-cell>
          <table:table-cell table:style-name="ce1"/>
          <table:table-cell office:value-type="float" office:value="2286" table:style-name="ce1">
            <text:p>2286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04038_M058054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22:09</text:p>
          </table:table-cell>
          <table:table-cell office:value-type="string" table:style-name="ce1">
            <text:p>2020-11-18_10:22:09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aurel.mrt</text:p>
          </table:table-cell>
          <table:table-cell office:value-type="string" table:style-name="ce1">
            <text:p>M05805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LUJTxhWx2zuSjoC</text:p>
          </table:table-cell>
          <table:table-cell office:value-type="string" table:style-name="ce1">
            <text:p>https://www.testable.org/experiment/4303/294929/start?participant=M058054</text:p>
          </table:table-cell>
          <table:table-cell office:value-type="float" office:value="4712662" table:style-name="ce1">
            <text:p>4712662</text:p>
          </table:table-cell>
          <table:table-cell office:value-type="float" office:value="78.544366666667003" table:style-name="ce1">
            <text:p>78,54436667</text:p>
          </table:table-cell>
          <table:table-cell office:value-type="float" office:value="136935" table:style-name="ce1">
            <text:p>136935</text:p>
          </table:table-cell>
          <table:table-cell office:value-type="float" office:value="96446" table:style-name="ce1">
            <text:p>96446</text:p>
          </table:table-cell>
          <table:table-cell office:value-type="float" office:value="184528" table:style-name="ce1">
            <text:p>184528</text:p>
          </table:table-cell>
          <table:table-cell office:value-type="float" office:value="236690" table:style-name="ce1">
            <text:p>236690</text:p>
          </table:table-cell>
          <table:table-cell office:value-type="float" office:value="160977" table:style-name="ce1">
            <text:p>160977</text:p>
          </table:table-cell>
          <table:table-cell office:value-type="float" office:value="175575" table:style-name="ce1">
            <text:p>175575</text:p>
          </table:table-cell>
          <table:table-cell office:value-type="float" office:value="89993" table:style-name="ce1">
            <text:p>89993</text:p>
          </table:table-cell>
          <table:table-cell office:value-type="float" office:value="145828" table:style-name="ce1">
            <text:p>145828</text:p>
          </table:table-cell>
          <table:table-cell office:value-type="float" office:value="158807" table:style-name="ce1">
            <text:p>158807</text:p>
          </table:table-cell>
          <table:table-cell office:value-type="float" office:value="156892" table:style-name="ce1">
            <text:p>156892</text:p>
          </table:table-cell>
          <table:table-cell office:value-type="float" office:value="189675" table:style-name="ce1">
            <text:p>189675</text:p>
          </table:table-cell>
          <table:table-cell office:value-type="float" office:value="146594" table:style-name="ce1">
            <text:p>146594</text:p>
          </table:table-cell>
          <table:table-cell office:value-type="float" office:value="18551" table:style-name="ce1">
            <text:p>18551</text:p>
          </table:table-cell>
          <table:table-cell office:value-type="float" office:value="2040" table:style-name="ce1">
            <text:p>2040</text:p>
          </table:table-cell>
          <table:table-cell office:value-type="float" office:value="4747" table:style-name="ce1">
            <text:p>4747</text:p>
          </table:table-cell>
          <table:table-cell table:style-name="ce1"/>
          <table:table-cell office:value-type="float" office:value="7544" table:style-name="ce1">
            <text:p>7544</text:p>
          </table:table-cell>
          <table:table-cell office:value-type="float" office:value="469" table:style-name="ce1">
            <text:p>469</text:p>
          </table:table-cell>
          <table:table-cell table:style-name="ce1"/>
          <table:table-cell office:value-type="float" office:value="3193" table:style-name="ce1">
            <text:p>3193</text:p>
          </table:table-cell>
          <table:table-cell office:value-type="float" office:value="26767" table:style-name="ce1">
            <text:p>26767</text:p>
          </table:table-cell>
          <table:table-cell office:value-type="float" office:value="1431" table:style-name="ce1">
            <text:p>1431</text:p>
          </table:table-cell>
          <table:table-cell office:value-type="float" office:value="4005" table:style-name="ce1">
            <text:p>4005</text:p>
          </table:table-cell>
          <table:table-cell table:style-name="ce1"/>
          <table:table-cell office:value-type="float" office:value="18148" table:style-name="ce1">
            <text:p>18148</text:p>
          </table:table-cell>
          <table:table-cell office:value-type="float" office:value="1605" table:style-name="ce1">
            <text:p>1605</text:p>
          </table:table-cell>
          <table:table-cell office:value-type="float" office:value="8399" table:style-name="ce1">
            <text:p>8399</text:p>
          </table:table-cell>
          <table:table-cell table:style-name="ce1"/>
          <table:table-cell office:value-type="float" office:value="32695" table:style-name="ce1">
            <text:p>32695</text:p>
          </table:table-cell>
          <table:table-cell office:value-type="float" office:value="1554" table:style-name="ce1">
            <text:p>1554</text:p>
          </table:table-cell>
          <table:table-cell office:value-type="float" office:value="3225" table:style-name="ce1">
            <text:p>3225</text:p>
          </table:table-cell>
          <table:table-cell table:style-name="ce1"/>
          <table:table-cell office:value-type="float" office:value="14562" table:style-name="ce1">
            <text:p>14562</text:p>
          </table:table-cell>
          <table:table-cell office:value-type="float" office:value="3224" table:style-name="ce1">
            <text:p>3224</text:p>
          </table:table-cell>
          <table:table-cell table:style-name="ce1"/>
          <table:table-cell office:value-type="float" office:value="2272" table:style-name="ce1">
            <text:p>2272</text:p>
          </table:table-cell>
          <table:table-cell office:value-type="float" office:value="13277" table:style-name="ce1">
            <text:p>13277</text:p>
          </table:table-cell>
          <table:table-cell office:value-type="float" office:value="1544" table:style-name="ce1">
            <text:p>1544</text:p>
          </table:table-cell>
          <table:table-cell table:style-name="ce1"/>
          <table:table-cell office:value-type="float" office:value="4149" table:style-name="ce1">
            <text:p>4149</text:p>
          </table:table-cell>
          <table:table-cell office:value-type="float" office:value="13178" table:style-name="ce1">
            <text:p>13178</text:p>
          </table:table-cell>
          <table:table-cell office:value-type="float" office:value="2297" table:style-name="ce1">
            <text:p>2297</text:p>
          </table:table-cell>
          <table:table-cell table:style-name="ce1"/>
          <table:table-cell office:value-type="float" office:value="2533" table:style-name="ce1">
            <text:p>2533</text:p>
          </table:table-cell>
          <table:table-cell office:value-type="float" office:value="52086" table:style-name="ce1">
            <text:p>52086</text:p>
          </table:table-cell>
          <table:table-cell office:value-type="float" office:value="4154" table:style-name="ce1">
            <text:p>4154</text:p>
          </table:table-cell>
          <table:table-cell office:value-type="float" office:value="8748" table:style-name="ce1">
            <text:p>8748</text:p>
          </table:table-cell>
          <table:table-cell table:style-name="ce1"/>
          <table:table-cell office:value-type="float" office:value="18822" table:style-name="ce1">
            <text:p>18822</text:p>
          </table:table-cell>
          <table:table-cell office:value-type="float" office:value="1746" table:style-name="ce1">
            <text:p>1746</text:p>
          </table:table-cell>
          <table:table-cell office:value-type="float" office:value="2279" table:style-name="ce1">
            <text:p>2279</text:p>
          </table:table-cell>
          <table:table-cell table:style-name="ce1"/>
          <table:table-cell office:value-type="float" office:value="18781" table:style-name="ce1">
            <text:p>18781</text:p>
          </table:table-cell>
          <table:table-cell office:value-type="float" office:value="635" table:style-name="ce1">
            <text:p>635</text:p>
          </table:table-cell>
          <table:table-cell table:style-name="ce1"/>
          <table:table-cell office:value-type="float" office:value="5686" table:style-name="ce1">
            <text:p>5686</text:p>
          </table:table-cell>
          <table:table-cell office:value-type="float" office:value="10973" table:style-name="ce1">
            <text:p>10973</text:p>
          </table:table-cell>
          <table:table-cell office:value-type="float" office:value="468" table:style-name="ce1">
            <text:p>468</text:p>
          </table:table-cell>
          <table:table-cell office:value-type="float" office:value="2777" table:style-name="ce1">
            <text:p>2777</text:p>
          </table:table-cell>
          <table:table-cell table:style-name="ce1"/>
          <table:table-cell office:value-type="float" office:value="12376" table:style-name="ce1">
            <text:p>12376</text:p>
          </table:table-cell>
          <table:table-cell office:value-type="float" office:value="2053" table:style-name="ce1">
            <text:p>2053</text:p>
          </table:table-cell>
          <table:table-cell office:value-type="float" office:value="6769" table:style-name="ce1">
            <text:p>6769</text:p>
          </table:table-cell>
          <table:table-cell table:style-name="ce1"/>
          <table:table-cell office:value-type="float" office:value="11235" table:style-name="ce1">
            <text:p>11235</text:p>
          </table:table-cell>
          <table:table-cell office:value-type="float" office:value="2507" table:style-name="ce1">
            <text:p>2507</text:p>
          </table:table-cell>
          <table:table-cell table:style-name="ce1"/>
          <table:table-cell office:value-type="float" office:value="2284" table:style-name="ce1">
            <text:p>2284</text:p>
          </table:table-cell>
          <table:table-cell office:value-type="float" office:value="12620" table:style-name="ce1">
            <text:p>12620</text:p>
          </table:table-cell>
          <table:table-cell office:value-type="float" office:value="1011" table:style-name="ce1">
            <text:p>1011</text:p>
          </table:table-cell>
          <table:table-cell office:value-type="float" office:value="5574" table:style-name="ce1">
            <text:p>5574</text:p>
          </table:table-cell>
          <table:table-cell table:style-name="ce1"/>
          <table:table-cell office:value-type="float" office:value="15419" table:style-name="ce1">
            <text:p>15419</text:p>
          </table:table-cell>
          <table:table-cell office:value-type="float" office:value="2625" table:style-name="ce1">
            <text:p>2625</text:p>
          </table:table-cell>
          <table:table-cell table:style-name="ce1"/>
          <table:table-cell office:value-type="float" office:value="10645" table:style-name="ce1">
            <text:p>10645</text:p>
          </table:table-cell>
          <table:table-cell office:value-type="float" office:value="10799" table:style-name="ce1">
            <text:p>10799</text:p>
          </table:table-cell>
          <table:table-cell office:value-type="float" office:value="3278" table:style-name="ce1">
            <text:p>3278</text:p>
          </table:table-cell>
          <table:table-cell office:value-type="float" office:value="3441" table:style-name="ce1">
            <text:p>3441</text:p>
          </table:table-cell>
          <table:table-cell table:style-name="ce1"/>
          <table:table-cell office:value-type="float" office:value="14484" table:style-name="ce1">
            <text:p>14484</text:p>
          </table:table-cell>
          <table:table-cell office:value-type="float" office:value="1162" table:style-name="ce1">
            <text:p>1162</text:p>
          </table:table-cell>
          <table:table-cell table:style-name="ce1"/>
          <table:table-cell office:value-type="float" office:value="20142" table:style-name="ce1">
            <text:p>20142</text:p>
          </table:table-cell>
          <table:table-cell office:value-type="float" office:value="8347" table:style-name="ce1">
            <text:p>8347</text:p>
          </table:table-cell>
          <table:table-cell office:value-type="float" office:value="1941" table:style-name="ce1">
            <text:p>1941</text:p>
          </table:table-cell>
          <table:table-cell table:style-name="ce1"/>
          <table:table-cell office:value-type="float" office:value="2219" table:style-name="ce1">
            <text:p>2219</text:p>
          </table:table-cell>
          <table:table-cell office:value-type="float" office:value="12182" table:style-name="ce1">
            <text:p>12182</text:p>
          </table:table-cell>
          <table:table-cell office:value-type="float" office:value="3119" table:style-name="ce1">
            <text:p>3119</text:p>
          </table:table-cell>
          <table:table-cell table:style-name="ce1"/>
          <table:table-cell office:value-type="float" office:value="3938" table:style-name="ce1">
            <text:p>3938</text:p>
          </table:table-cell>
          <table:table-cell office:value-type="float" office:value="15228" table:style-name="ce1">
            <text:p>15228</text:p>
          </table:table-cell>
          <table:table-cell office:value-type="float" office:value="2919" table:style-name="ce1">
            <text:p>2919</text:p>
          </table:table-cell>
          <table:table-cell office:value-type="float" office:value="2277" table:style-name="ce1">
            <text:p>2277</text:p>
          </table:table-cell>
          <table:table-cell table:style-name="ce1"/>
          <table:table-cell office:value-type="float" office:value="12511" table:style-name="ce1">
            <text:p>12511</text:p>
          </table:table-cell>
          <table:table-cell office:value-type="float" office:value="761" table:style-name="ce1">
            <text:p>761</text:p>
          </table:table-cell>
          <table:table-cell office:value-type="float" office:value="4402" table:style-name="ce1">
            <text:p>4402</text:p>
          </table:table-cell>
          <table:table-cell table:style-name="ce1"/>
          <table:table-cell office:value-type="float" office:value="53183" table:style-name="ce1">
            <text:p>53183</text:p>
          </table:table-cell>
          <table:table-cell office:value-type="float" office:value="8881" table:style-name="ce1">
            <text:p>8881</text:p>
          </table:table-cell>
          <table:table-cell table:style-name="ce1"/>
          <table:table-cell office:value-type="float" office:value="2439" table:style-name="ce1">
            <text:p>2439</text:p>
          </table:table-cell>
          <table:table-cell office:value-type="float" office:value="33532" table:style-name="ce1">
            <text:p>33532</text:p>
          </table:table-cell>
          <table:table-cell office:value-type="float" office:value="3060" table:style-name="ce1">
            <text:p>3060</text:p>
          </table:table-cell>
          <table:table-cell office:value-type="float" office:value="4257" table:style-name="ce1">
            <text:p>4257</text:p>
          </table:table-cell>
          <table:table-cell table:style-name="ce1"/>
          <table:table-cell office:value-type="float" office:value="25565" table:style-name="ce1">
            <text:p>25565</text:p>
          </table:table-cell>
          <table:table-cell office:value-type="float" office:value="515" table:style-name="ce1">
            <text:p>515</text:p>
          </table:table-cell>
          <table:table-cell office:value-type="float" office:value="3613" table:style-name="ce1">
            <text:p>3613</text:p>
          </table:table-cell>
          <table:table-cell table:style-name="ce1"/>
          <table:table-cell office:value-type="float" office:value="9064" table:style-name="ce1">
            <text:p>9064</text:p>
          </table:table-cell>
          <table:table-cell office:value-type="float" office:value="3096" table:style-name="ce1">
            <text:p>3096</text:p>
          </table:table-cell>
          <table:table-cell office:value-type="float" office:value="2566" table:style-name="ce1">
            <text:p>2566</text:p>
          </table:table-cell>
          <table:table-cell table:style-name="ce1"/>
          <table:table-cell office:value-type="float" office:value="14276" table:style-name="ce1">
            <text:p>14276</text:p>
          </table:table-cell>
          <table:table-cell office:value-type="float" office:value="2026" table:style-name="ce1">
            <text:p>2026</text:p>
          </table:table-cell>
          <table:table-cell table:style-name="ce1"/>
          <table:table-cell office:value-type="float" office:value="3616" table:style-name="ce1">
            <text:p>3616</text:p>
          </table:table-cell>
          <table:table-cell office:value-type="float" office:value="26825" table:style-name="ce1">
            <text:p>26825</text:p>
          </table:table-cell>
          <table:table-cell office:value-type="float" office:value="379" table:style-name="ce1">
            <text:p>379</text:p>
          </table:table-cell>
          <table:table-cell office:value-type="float" office:value="6681" table:style-name="ce1">
            <text:p>6681</text:p>
          </table:table-cell>
          <table:table-cell table:style-name="ce1"/>
          <table:table-cell office:value-type="float" office:value="16177" table:style-name="ce1">
            <text:p>16177</text:p>
          </table:table-cell>
          <table:table-cell office:value-type="float" office:value="693" table:style-name="ce1">
            <text:p>693</text:p>
          </table:table-cell>
          <table:table-cell office:value-type="float" office:value="2711" table:style-name="ce1">
            <text:p>2711</text:p>
          </table:table-cell>
          <table:table-cell table:style-name="ce1"/>
          <table:table-cell office:value-type="float" office:value="12420" table:style-name="ce1">
            <text:p>12420</text:p>
          </table:table-cell>
          <table:table-cell office:value-type="float" office:value="1663" table:style-name="ce1">
            <text:p>1663</text:p>
          </table:table-cell>
          <table:table-cell office:value-type="float" office:value="2359" table:style-name="ce1">
            <text:p>2359</text:p>
          </table:table-cell>
          <table:table-cell table:style-name="ce1"/>
          <table:table-cell office:value-type="float" office:value="14007" table:style-name="ce1">
            <text:p>14007</text:p>
          </table:table-cell>
          <table:table-cell office:value-type="float" office:value="2428" table:style-name="ce1">
            <text:p>2428</text:p>
          </table:table-cell>
          <table:table-cell table:style-name="ce1"/>
          <table:table-cell office:value-type="float" office:value="4229" table:style-name="ce1">
            <text:p>4229</text:p>
          </table:table-cell>
          <table:table-cell office:value-type="float" office:value="29599" table:style-name="ce1">
            <text:p>29599</text:p>
          </table:table-cell>
          <table:table-cell office:value-type="float" office:value="5263" table:style-name="ce1">
            <text:p>5263</text:p>
          </table:table-cell>
          <table:table-cell table:style-name="ce1"/>
          <table:table-cell office:value-type="float" office:value="2737" table:style-name="ce1">
            <text:p>2737</text:p>
          </table:table-cell>
          <table:table-cell office:value-type="float" office:value="10049" table:style-name="ce1">
            <text:p>10049</text:p>
          </table:table-cell>
          <table:table-cell office:value-type="float" office:value="607" table:style-name="ce1">
            <text:p>607</text:p>
          </table:table-cell>
          <table:table-cell table:style-name="ce1"/>
          <table:table-cell office:value-type="float" office:value="2848" table:style-name="ce1">
            <text:p>2848</text:p>
          </table:table-cell>
          <table:table-cell office:value-type="float" office:value="25978" table:style-name="ce1">
            <text:p>25978</text:p>
          </table:table-cell>
          <table:table-cell office:value-type="float" office:value="1224" table:style-name="ce1">
            <text:p>1224</text:p>
          </table:table-cell>
          <table:table-cell office:value-type="float" office:value="8023" table:style-name="ce1">
            <text:p>8023</text:p>
          </table:table-cell>
          <table:table-cell table:style-name="ce1"/>
          <table:table-cell office:value-type="float" office:value="11510" table:style-name="ce1">
            <text:p>11510</text:p>
          </table:table-cell>
          <table:table-cell office:value-type="float" office:value="2479" table:style-name="ce1">
            <text:p>2479</text:p>
          </table:table-cell>
          <table:table-cell office:value-type="float" office:value="3005" table:style-name="ce1">
            <text:p>3005</text:p>
          </table:table-cell>
          <table:table-cell table:style-name="ce1"/>
          <table:table-cell office:value-type="float" office:value="11751" table:style-name="ce1">
            <text:p>11751</text:p>
          </table:table-cell>
          <table:table-cell office:value-type="float" office:value="1517" table:style-name="ce1">
            <text:p>1517</text:p>
          </table:table-cell>
          <table:table-cell office:value-type="float" office:value="2906" table:style-name="ce1">
            <text:p>2906</text:p>
          </table:table-cell>
          <table:table-cell table:style-name="ce1"/>
          <table:table-cell office:value-type="float" office:value="37640" table:style-name="ce1">
            <text:p>37640</text:p>
          </table:table-cell>
          <table:table-cell office:value-type="float" office:value="1645" table:style-name="ce1">
            <text:p>1645</text:p>
          </table:table-cell>
          <table:table-cell office:value-type="float" office:value="2409" table:style-name="ce1">
            <text:p>2409</text:p>
          </table:table-cell>
          <table:table-cell table:style-name="ce1"/>
          <table:table-cell office:value-type="float" office:value="19966" table:style-name="ce1">
            <text:p>19966</text:p>
          </table:table-cell>
          <table:table-cell office:value-type="float" office:value="1436" table:style-name="ce1">
            <text:p>1436</text:p>
          </table:table-cell>
          <table:table-cell office:value-type="float" office:value="2202" table:style-name="ce1">
            <text:p>2202</text:p>
          </table:table-cell>
          <table:table-cell table:style-name="ce1"/>
          <table:table-cell office:value-type="float" office:value="11019" table:style-name="ce1">
            <text:p>11019</text:p>
          </table:table-cell>
          <table:table-cell office:value-type="float" office:value="3642" table:style-name="ce1">
            <text:p>3642</text:p>
          </table:table-cell>
          <table:table-cell table:style-name="ce1"/>
          <table:table-cell office:value-type="float" office:value="2654" table:style-name="ce1">
            <text:p>2654</text:p>
          </table:table-cell>
          <table:table-cell office:value-type="float" office:value="18844" table:style-name="ce1">
            <text:p>18844</text:p>
          </table:table-cell>
          <table:table-cell office:value-type="float" office:value="901" table:style-name="ce1">
            <text:p>901</text:p>
          </table:table-cell>
          <table:table-cell office:value-type="float" office:value="11978" table:style-name="ce1">
            <text:p>11978</text:p>
          </table:table-cell>
          <table:table-cell table:style-name="ce1"/>
          <table:table-cell office:value-type="float" office:value="11189" table:style-name="ce1">
            <text:p>11189</text:p>
          </table:table-cell>
          <table:table-cell office:value-type="float" office:value="3806" table:style-name="ce1">
            <text:p>3806</text:p>
          </table:table-cell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18374" table:style-name="ce1">
            <text:p>18374</text:p>
          </table:table-cell>
          <table:table-cell office:value-type="float" office:value="2326" table:style-name="ce1">
            <text:p>2326</text:p>
          </table:table-cell>
          <table:table-cell office:value-type="float" office:value="3124" table:style-name="ce1">
            <text:p>3124</text:p>
          </table:table-cell>
          <table:table-cell table:style-name="ce1"/>
          <table:table-cell office:value-type="float" office:value="13769" table:style-name="ce1">
            <text:p>13769</text:p>
          </table:table-cell>
          <table:table-cell office:value-type="float" office:value="3458" table:style-name="ce1">
            <text:p>3458</text:p>
          </table:table-cell>
          <table:table-cell table:style-name="ce1"/>
          <table:table-cell office:value-type="float" office:value="2222" table:style-name="ce1">
            <text:p>2222</text:p>
          </table:table-cell>
          <table:table-cell office:value-type="float" office:value="9101" table:style-name="ce1">
            <text:p>9101</text:p>
          </table:table-cell>
          <table:table-cell office:value-type="float" office:value="1340" table:style-name="ce1">
            <text:p>1340</text:p>
          </table:table-cell>
          <table:table-cell office:value-type="float" office:value="3616" table:style-name="ce1">
            <text:p>3616</text:p>
          </table:table-cell>
          <table:table-cell table:style-name="ce1"/>
          <table:table-cell office:value-type="float" office:value="16812" table:style-name="ce1">
            <text:p>16812</text:p>
          </table:table-cell>
          <table:table-cell office:value-type="float" office:value="2072" table:style-name="ce1">
            <text:p>2072</text:p>
          </table:table-cell>
          <table:table-cell table:style-name="ce1"/>
          <table:table-cell office:value-type="float" office:value="4301" table:style-name="ce1">
            <text:p>4301</text:p>
          </table:table-cell>
          <table:table-cell office:value-type="float" office:value="21636" table:style-name="ce1">
            <text:p>21636</text:p>
          </table:table-cell>
          <table:table-cell office:value-type="float" office:value="643" table:style-name="ce1">
            <text:p>643</text:p>
          </table:table-cell>
          <table:table-cell office:value-type="float" office:value="2739" table:style-name="ce1">
            <text:p>2739</text:p>
          </table:table-cell>
          <table:table-cell table:style-name="ce1"/>
          <table:table-cell office:value-type="float" office:value="50710" table:style-name="ce1">
            <text:p>50710</text:p>
          </table:table-cell>
          <table:table-cell office:value-type="float" office:value="2174" table:style-name="ce1">
            <text:p>2174</text:p>
          </table:table-cell>
          <table:table-cell office:value-type="float" office:value="4358" table:style-name="ce1">
            <text:p>4358</text:p>
          </table:table-cell>
          <table:table-cell table:style-name="ce1"/>
          <table:table-cell office:value-type="float" office:value="15339" table:style-name="ce1">
            <text:p>15339</text:p>
          </table:table-cell>
          <table:table-cell office:value-type="float" office:value="2251" table:style-name="ce1">
            <text:p>2251</text:p>
          </table:table-cell>
          <table:table-cell office:value-type="float" office:value="4106" table:style-name="ce1">
            <text:p>4106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104615_M01998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0:03:38</text:p>
          </table:table-cell>
          <table:table-cell office:value-type="string" table:style-name="ce1">
            <text:p>2020-11-18_11:03:38</text:p>
          </table:table-cell>
          <table:table-cell office:value-type="float" office:value="1.03" table:style-name="ce1">
            <text:p>1,03</text:p>
          </table:table-cell>
          <table:table-cell office:value-type="string" table:style-name="ce1">
            <text:p>Romain Hil</text:p>
          </table:table-cell>
          <table:table-cell office:value-type="string" table:style-name="ce1">
            <text:p>M019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8mwFuGR8zV3bMlrs</text:p>
          </table:table-cell>
          <table:table-cell office:value-type="string" table:style-name="ce1">
            <text:p>https://www.testable.org/experiment/4303/294929/start?participant=M019988</text:p>
          </table:table-cell>
          <table:table-cell office:value-type="float" office:value="2557881" table:style-name="ce1">
            <text:p>2557881</text:p>
          </table:table-cell>
          <table:table-cell office:value-type="float" office:value="42.631349999999998" table:style-name="ce1">
            <text:p>42,63135</text:p>
          </table:table-cell>
          <table:table-cell office:value-type="float" office:value="46933" table:style-name="ce1">
            <text:p>46933</text:p>
          </table:table-cell>
          <table:table-cell office:value-type="float" office:value="37303" table:style-name="ce1">
            <text:p>37303</text:p>
          </table:table-cell>
          <table:table-cell office:value-type="float" office:value="54233" table:style-name="ce1">
            <text:p>54233</text:p>
          </table:table-cell>
          <table:table-cell office:value-type="float" office:value="79091" table:style-name="ce1">
            <text:p>79091</text:p>
          </table:table-cell>
          <table:table-cell office:value-type="float" office:value="58952" table:style-name="ce1">
            <text:p>58952</text:p>
          </table:table-cell>
          <table:table-cell office:value-type="float" office:value="29431" table:style-name="ce1">
            <text:p>29431</text:p>
          </table:table-cell>
          <table:table-cell office:value-type="float" office:value="75591" table:style-name="ce1">
            <text:p>75591</text:p>
          </table:table-cell>
          <table:table-cell office:value-type="float" office:value="100530" table:style-name="ce1">
            <text:p>100530</text:p>
          </table:table-cell>
          <table:table-cell office:value-type="float" office:value="51410" table:style-name="ce1">
            <text:p>51410</text:p>
          </table:table-cell>
          <table:table-cell office:value-type="float" office:value="39974" table:style-name="ce1">
            <text:p>39974</text:p>
          </table:table-cell>
          <table:table-cell office:value-type="float" office:value="59136" table:style-name="ce1">
            <text:p>59136</text:p>
          </table:table-cell>
          <table:table-cell office:value-type="float" office:value="49066" table:style-name="ce1">
            <text:p>49066</text:p>
          </table:table-cell>
          <table:table-cell office:value-type="float" office:value="14238" table:style-name="ce1">
            <text:p>14238</text:p>
          </table:table-cell>
          <table:table-cell office:value-type="float" office:value="973" table:style-name="ce1">
            <text:p>973</text:p>
          </table:table-cell>
          <table:table-cell table:style-name="ce1"/>
          <table:table-cell office:value-type="float" office:value="3855" table:style-name="ce1">
            <text:p>3855</text:p>
          </table:table-cell>
          <table:table-cell office:value-type="float" office:value="9630" table:style-name="ce1">
            <text:p>9630</text:p>
          </table:table-cell>
          <table:table-cell office:value-type="float" office:value="562" table:style-name="ce1">
            <text:p>562</text:p>
          </table:table-cell>
          <table:table-cell table:style-name="ce1"/>
          <table:table-cell office:value-type="float" office:value="2680" table:style-name="ce1">
            <text:p>2680</text:p>
          </table:table-cell>
          <table:table-cell office:value-type="float" office:value="7353" table:style-name="ce1">
            <text:p>7353</text:p>
          </table:table-cell>
          <table:table-cell office:value-type="float" office:value="578" table:style-name="ce1">
            <text:p>578</text:p>
          </table:table-cell>
          <table:table-cell table:style-name="ce1"/>
          <table:table-cell office:value-type="float" office:value="2941" table:style-name="ce1">
            <text:p>2941</text:p>
          </table:table-cell>
          <table:table-cell office:value-type="float" office:value="8447" table:style-name="ce1">
            <text:p>8447</text:p>
          </table:table-cell>
          <table:table-cell office:value-type="float" office:value="465" table:style-name="ce1">
            <text:p>465</text:p>
          </table:table-cell>
          <table:table-cell table:style-name="ce1"/>
          <table:table-cell office:value-type="float" office:value="2314" table:style-name="ce1">
            <text:p>2314</text:p>
          </table:table-cell>
          <table:table-cell office:value-type="float" office:value="5985" table:style-name="ce1">
            <text:p>5985</text:p>
          </table:table-cell>
          <table:table-cell office:value-type="float" office:value="364" table:style-name="ce1">
            <text:p>364</text:p>
          </table:table-cell>
          <table:table-cell table:style-name="ce1"/>
          <table:table-cell office:value-type="float" office:value="2795" table:style-name="ce1">
            <text:p>2795</text:p>
          </table:table-cell>
          <table:table-cell office:value-type="float" office:value="7014" table:style-name="ce1">
            <text:p>7014</text:p>
          </table:table-cell>
          <table:table-cell office:value-type="float" office:value="395" table:style-name="ce1">
            <text:p>395</text:p>
          </table:table-cell>
          <table:table-cell table:style-name="ce1"/>
          <table:table-cell office:value-type="float" office:value="3448" table:style-name="ce1">
            <text:p>3448</text:p>
          </table:table-cell>
          <table:table-cell office:value-type="float" office:value="9119" table:style-name="ce1">
            <text:p>9119</text:p>
          </table:table-cell>
          <table:table-cell office:value-type="float" office:value="485" table:style-name="ce1">
            <text:p>485</text:p>
          </table:table-cell>
          <table:table-cell table:style-name="ce1"/>
          <table:table-cell office:value-type="float" office:value="1955" table:style-name="ce1">
            <text:p>1955</text:p>
          </table:table-cell>
          <table:table-cell office:value-type="float" office:value="10014" table:style-name="ce1">
            <text:p>10014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2688" table:style-name="ce1">
            <text:p>2688</text:p>
          </table:table-cell>
          <table:table-cell office:value-type="float" office:value="11801" table:style-name="ce1">
            <text:p>11801</text:p>
          </table:table-cell>
          <table:table-cell office:value-type="float" office:value="465" table:style-name="ce1">
            <text:p>465</text:p>
          </table:table-cell>
          <table:table-cell table:style-name="ce1"/>
          <table:table-cell office:value-type="float" office:value="1840" table:style-name="ce1">
            <text:p>1840</text:p>
          </table:table-cell>
          <table:table-cell office:value-type="float" office:value="18712" table:style-name="ce1">
            <text:p>18712</text:p>
          </table:table-cell>
          <table:table-cell office:value-type="float" office:value="447" table:style-name="ce1">
            <text:p>447</text:p>
          </table:table-cell>
          <table:table-cell table:style-name="ce1"/>
          <table:table-cell office:value-type="float" office:value="1592" table:style-name="ce1">
            <text:p>1592</text:p>
          </table:table-cell>
          <table:table-cell office:value-type="float" office:value="20322" table:style-name="ce1">
            <text:p>20322</text:p>
          </table:table-cell>
          <table:table-cell office:value-type="float" office:value="410" table:style-name="ce1">
            <text:p>410</text:p>
          </table:table-cell>
          <table:table-cell table:style-name="ce1"/>
          <table:table-cell office:value-type="float" office:value="2220" table:style-name="ce1">
            <text:p>2220</text:p>
          </table:table-cell>
          <table:table-cell office:value-type="float" office:value="17664" table:style-name="ce1">
            <text:p>17664</text:p>
          </table:table-cell>
          <table:table-cell office:value-type="float" office:value="945" table:style-name="ce1">
            <text:p>945</text:p>
          </table:table-cell>
          <table:table-cell table:style-name="ce1"/>
          <table:table-cell office:value-type="float" office:value="3309" table:style-name="ce1">
            <text:p>3309</text:p>
          </table:table-cell>
          <table:table-cell office:value-type="float" office:value="9151" table:style-name="ce1">
            <text:p>9151</text:p>
          </table:table-cell>
          <table:table-cell office:value-type="float" office:value="455" table:style-name="ce1">
            <text:p>455</text:p>
          </table:table-cell>
          <table:table-cell table:style-name="ce1"/>
          <table:table-cell office:value-type="float" office:value="1711" table:style-name="ce1">
            <text:p>1711</text:p>
          </table:table-cell>
          <table:table-cell office:value-type="float" office:value="17274" table:style-name="ce1">
            <text:p>17274</text:p>
          </table:table-cell>
          <table:table-cell office:value-type="float" office:value="1074" table:style-name="ce1">
            <text:p>1074</text:p>
          </table:table-cell>
          <table:table-cell table:style-name="ce1"/>
          <table:table-cell office:value-type="float" office:value="3183" table:style-name="ce1">
            <text:p>3183</text:p>
          </table:table-cell>
          <table:table-cell office:value-type="float" office:value="14317" table:style-name="ce1">
            <text:p>14317</text:p>
          </table:table-cell>
          <table:table-cell office:value-type="float" office:value="464" table:style-name="ce1">
            <text:p>464</text:p>
          </table:table-cell>
          <table:table-cell table:style-name="ce1"/>
          <table:table-cell office:value-type="float" office:value="1648" table:style-name="ce1">
            <text:p>1648</text:p>
          </table:table-cell>
          <table:table-cell office:value-type="float" office:value="5734" table:style-name="ce1">
            <text:p>5734</text:p>
          </table:table-cell>
          <table:table-cell office:value-type="float" office:value="404" table:style-name="ce1">
            <text:p>404</text:p>
          </table:table-cell>
          <table:table-cell table:style-name="ce1"/>
          <table:table-cell office:value-type="float" office:value="3895" table:style-name="ce1">
            <text:p>3895</text:p>
          </table:table-cell>
          <table:table-cell office:value-type="float" office:value="7026" table:style-name="ce1">
            <text:p>7026</text:p>
          </table:table-cell>
          <table:table-cell office:value-type="float" office:value="403" table:style-name="ce1">
            <text:p>403</text:p>
          </table:table-cell>
          <table:table-cell table:style-name="ce1"/>
          <table:table-cell office:value-type="float" office:value="2567" table:style-name="ce1">
            <text:p>2567</text:p>
          </table:table-cell>
          <table:table-cell office:value-type="float" office:value="5644" table:style-name="ce1">
            <text:p>5644</text:p>
          </table:table-cell>
          <table:table-cell office:value-type="float" office:value="471" table:style-name="ce1">
            <text:p>471</text:p>
          </table:table-cell>
          <table:table-cell table:style-name="ce1"/>
          <table:table-cell office:value-type="float" office:value="2674" table:style-name="ce1">
            <text:p>2674</text:p>
          </table:table-cell>
          <table:table-cell office:value-type="float" office:value="7729" table:style-name="ce1">
            <text:p>7729</text:p>
          </table:table-cell>
          <table:table-cell office:value-type="float" office:value="906" table:style-name="ce1">
            <text:p>906</text:p>
          </table:table-cell>
          <table:table-cell table:style-name="ce1"/>
          <table:table-cell office:value-type="float" office:value="2670" table:style-name="ce1">
            <text:p>2670</text:p>
          </table:table-cell>
          <table:table-cell office:value-type="float" office:value="18259" table:style-name="ce1">
            <text:p>18259</text:p>
          </table:table-cell>
          <table:table-cell office:value-type="float" office:value="433" table:style-name="ce1">
            <text:p>433</text:p>
          </table:table-cell>
          <table:table-cell table:style-name="ce1"/>
          <table:table-cell office:value-type="float" office:value="2340" table:style-name="ce1">
            <text:p>2340</text:p>
          </table:table-cell>
          <table:table-cell office:value-type="float" office:value="15350" table:style-name="ce1">
            <text:p>15350</text:p>
          </table:table-cell>
          <table:table-cell office:value-type="float" office:value="1199" table:style-name="ce1">
            <text:p>1199</text:p>
          </table:table-cell>
          <table:table-cell table:style-name="ce1"/>
          <table:table-cell office:value-type="float" office:value="3275" table:style-name="ce1">
            <text:p>3275</text:p>
          </table:table-cell>
          <table:table-cell office:value-type="float" office:value="9588" table:style-name="ce1">
            <text:p>9588</text:p>
          </table:table-cell>
          <table:table-cell office:value-type="float" office:value="1350" table:style-name="ce1">
            <text:p>1350</text:p>
          </table:table-cell>
          <table:table-cell table:style-name="ce1"/>
          <table:table-cell office:value-type="float" office:value="2251" table:style-name="ce1">
            <text:p>2251</text:p>
          </table:table-cell>
          <table:table-cell office:value-type="float" office:value="5008" table:style-name="ce1">
            <text:p>5008</text:p>
          </table:table-cell>
          <table:table-cell office:value-type="float" office:value="471" table:style-name="ce1">
            <text:p>471</text:p>
          </table:table-cell>
          <table:table-cell table:style-name="ce1"/>
          <table:table-cell office:value-type="float" office:value="4154" table:style-name="ce1">
            <text:p>4154</text:p>
          </table:table-cell>
          <table:table-cell office:value-type="float" office:value="12403" table:style-name="ce1">
            <text:p>12403</text:p>
          </table:table-cell>
          <table:table-cell office:value-type="float" office:value="411" table:style-name="ce1">
            <text:p>411</text:p>
          </table:table-cell>
          <table:table-cell table:style-name="ce1"/>
          <table:table-cell office:value-type="float" office:value="1590" table:style-name="ce1">
            <text:p>1590</text:p>
          </table:table-cell>
          <table:table-cell office:value-type="float" office:value="5920" table:style-name="ce1">
            <text:p>5920</text:p>
          </table:table-cell>
          <table:table-cell office:value-type="float" office:value="1426" table:style-name="ce1">
            <text:p>1426</text:p>
          </table:table-cell>
          <table:table-cell table:style-name="ce1"/>
          <table:table-cell office:value-type="float" office:value="5268" table:style-name="ce1">
            <text:p>5268</text:p>
          </table:table-cell>
          <table:table-cell office:value-type="float" office:value="12152" table:style-name="ce1">
            <text:p>12152</text:p>
          </table:table-cell>
          <table:table-cell office:value-type="float" office:value="386" table:style-name="ce1">
            <text:p>386</text:p>
          </table:table-cell>
          <table:table-cell table:style-name="ce1"/>
          <table:table-cell office:value-type="float" office:value="1710" table:style-name="ce1">
            <text:p>1710</text:p>
          </table:table-cell>
          <table:table-cell office:value-type="float" office:value="8845" table:style-name="ce1">
            <text:p>8845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2675" table:style-name="ce1">
            <text:p>2675</text:p>
          </table:table-cell>
          <table:table-cell office:value-type="float" office:value="30396" table:style-name="ce1">
            <text:p>30396</text:p>
          </table:table-cell>
          <table:table-cell office:value-type="float" office:value="5491" table:style-name="ce1">
            <text:p>5491</text:p>
          </table:table-cell>
          <table:table-cell table:style-name="ce1"/>
          <table:table-cell office:value-type="float" office:value="2734" table:style-name="ce1">
            <text:p>2734</text:p>
          </table:table-cell>
          <table:table-cell office:value-type="float" office:value="8382" table:style-name="ce1">
            <text:p>8382</text:p>
          </table:table-cell>
          <table:table-cell office:value-type="float" office:value="602" table:style-name="ce1">
            <text:p>602</text:p>
          </table:table-cell>
          <table:table-cell table:style-name="ce1"/>
          <table:table-cell office:value-type="float" office:value="1709" table:style-name="ce1">
            <text:p>1709</text:p>
          </table:table-cell>
          <table:table-cell office:value-type="float" office:value="6770" table:style-name="ce1">
            <text:p>6770</text:p>
          </table:table-cell>
          <table:table-cell office:value-type="float" office:value="563" table:style-name="ce1">
            <text:p>563</text:p>
          </table:table-cell>
          <table:table-cell table:style-name="ce1"/>
          <table:table-cell office:value-type="float" office:value="1931" table:style-name="ce1">
            <text:p>1931</text:p>
          </table:table-cell>
          <table:table-cell office:value-type="float" office:value="7959" table:style-name="ce1">
            <text:p>7959</text:p>
          </table:table-cell>
          <table:table-cell office:value-type="float" office:value="557" table:style-name="ce1">
            <text:p>557</text:p>
          </table:table-cell>
          <table:table-cell table:style-name="ce1"/>
          <table:table-cell office:value-type="float" office:value="1684" table:style-name="ce1">
            <text:p>1684</text:p>
          </table:table-cell>
          <table:table-cell office:value-type="float" office:value="10444" table:style-name="ce1">
            <text:p>10444</text:p>
          </table:table-cell>
          <table:table-cell office:value-type="float" office:value="486" table:style-name="ce1">
            <text:p>486</text:p>
          </table:table-cell>
          <table:table-cell table:style-name="ce1"/>
          <table:table-cell office:value-type="float" office:value="1847" table:style-name="ce1">
            <text:p>1847</text:p>
          </table:table-cell>
          <table:table-cell office:value-type="float" office:value="11277" table:style-name="ce1">
            <text:p>11277</text:p>
          </table:table-cell>
          <table:table-cell office:value-type="float" office:value="538" table:style-name="ce1">
            <text:p>538</text:p>
          </table:table-cell>
          <table:table-cell table:style-name="ce1"/>
          <table:table-cell office:value-type="float" office:value="2426" table:style-name="ce1">
            <text:p>2426</text:p>
          </table:table-cell>
          <table:table-cell office:value-type="float" office:value="12465" table:style-name="ce1">
            <text:p>12465</text:p>
          </table:table-cell>
          <table:table-cell office:value-type="float" office:value="456" table:style-name="ce1">
            <text:p>456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13970" table:style-name="ce1">
            <text:p>13970</text:p>
          </table:table-cell>
          <table:table-cell office:value-type="float" office:value="1334" table:style-name="ce1">
            <text:p>1334</text:p>
          </table:table-cell>
          <table:table-cell table:style-name="ce1"/>
          <table:table-cell office:value-type="float" office:value="2945" table:style-name="ce1">
            <text:p>2945</text:p>
          </table:table-cell>
          <table:table-cell office:value-type="float" office:value="10633" table:style-name="ce1">
            <text:p>10633</text:p>
          </table:table-cell>
          <table:table-cell office:value-type="float" office:value="701" table:style-name="ce1">
            <text:p>701</text:p>
          </table:table-cell>
          <table:table-cell table:style-name="ce1"/>
          <table:table-cell office:value-type="float" office:value="2091" table:style-name="ce1">
            <text:p>2091</text:p>
          </table:table-cell>
          <table:table-cell office:value-type="float" office:value="4949" table:style-name="ce1">
            <text:p>4949</text:p>
          </table:table-cell>
          <table:table-cell office:value-type="float" office:value="417" table:style-name="ce1">
            <text:p>417</text:p>
          </table:table-cell>
          <table:table-cell table:style-name="ce1"/>
          <table:table-cell office:value-type="float" office:value="1649" table:style-name="ce1">
            <text:p>1649</text:p>
          </table:table-cell>
          <table:table-cell office:value-type="float" office:value="10285" table:style-name="ce1">
            <text:p>10285</text:p>
          </table:table-cell>
          <table:table-cell office:value-type="float" office:value="411" table:style-name="ce1">
            <text:p>411</text:p>
          </table:table-cell>
          <table:table-cell table:style-name="ce1"/>
          <table:table-cell office:value-type="float" office:value="3176" table:style-name="ce1">
            <text:p>3176</text:p>
          </table:table-cell>
          <table:table-cell office:value-type="float" office:value="4526" table:style-name="ce1">
            <text:p>4526</text:p>
          </table:table-cell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2961" table:style-name="ce1">
            <text:p>2961</text:p>
          </table:table-cell>
          <table:table-cell office:value-type="float" office:value="7195" table:style-name="ce1">
            <text:p>7195</text:p>
          </table:table-cell>
          <table:table-cell office:value-type="float" office:value="441" table:style-name="ce1">
            <text:p>441</text:p>
          </table:table-cell>
          <table:table-cell table:style-name="ce1"/>
          <table:table-cell office:value-type="float" office:value="2343" table:style-name="ce1">
            <text:p>2343</text:p>
          </table:table-cell>
          <table:table-cell office:value-type="float" office:value="7164" table:style-name="ce1">
            <text:p>7164</text:p>
          </table:table-cell>
          <table:table-cell office:value-type="float" office:value="677" table:style-name="ce1">
            <text:p>677</text:p>
          </table:table-cell>
          <table:table-cell table:style-name="ce1"/>
          <table:table-cell office:value-type="float" office:value="6027" table:style-name="ce1">
            <text:p>6027</text:p>
          </table:table-cell>
          <table:table-cell office:value-type="float" office:value="13225" table:style-name="ce1">
            <text:p>13225</text:p>
          </table:table-cell>
          <table:table-cell office:value-type="float" office:value="486" table:style-name="ce1">
            <text:p>486</text:p>
          </table:table-cell>
          <table:table-cell table:style-name="ce1"/>
          <table:table-cell office:value-type="float" office:value="2550" table:style-name="ce1">
            <text:p>2550</text:p>
          </table:table-cell>
          <table:table-cell office:value-type="float" office:value="10117" table:style-name="ce1">
            <text:p>10117</text:p>
          </table:table-cell>
          <table:table-cell office:value-type="float" office:value="439" table:style-name="ce1">
            <text:p>439</text:p>
          </table:table-cell>
          <table:table-cell table:style-name="ce1"/>
          <table:table-cell office:value-type="float" office:value="1802" table:style-name="ce1">
            <text:p>1802</text:p>
          </table:table-cell>
          <table:table-cell office:value-type="float" office:value="12776" table:style-name="ce1">
            <text:p>12776</text:p>
          </table:table-cell>
          <table:table-cell office:value-type="float" office:value="736" table:style-name="ce1">
            <text:p>736</text:p>
          </table:table-cell>
          <table:table-cell table:style-name="ce1"/>
          <table:table-cell office:value-type="float" office:value="2098" table:style-name="ce1">
            <text:p>2098</text:p>
          </table:table-cell>
          <table:table-cell office:value-type="float" office:value="5895" table:style-name="ce1">
            <text:p>5895</text:p>
          </table:table-cell>
          <table:table-cell office:value-type="float" office:value="401" table:style-name="ce1">
            <text:p>401</text:p>
          </table:table-cell>
          <table:table-cell table:style-name="ce1"/>
          <table:table-cell office:value-type="float" office:value="1617" table:style-name="ce1">
            <text:p>1617</text:p>
          </table:table-cell>
          <table:table-cell office:value-type="float" office:value="7361" table:style-name="ce1">
            <text:p>7361</text:p>
          </table:table-cell>
          <table:table-cell office:value-type="float" office:value="540" table:style-name="ce1">
            <text:p>540</text:p>
          </table:table-cell>
          <table:table-cell table:style-name="ce1"/>
          <table:table-cell office:value-type="float" office:value="3032" table:style-name="ce1">
            <text:p>3032</text:p>
          </table:table-cell>
          <table:table-cell office:value-type="float" office:value="8065" table:style-name="ce1">
            <text:p>8065</text:p>
          </table:table-cell>
          <table:table-cell office:value-type="float" office:value="364" table:style-name="ce1">
            <text:p>364</text:p>
          </table:table-cell>
          <table:table-cell table:style-name="ce1"/>
          <table:table-cell office:value-type="float" office:value="1951" table:style-name="ce1">
            <text:p>1951</text:p>
          </table:table-cell>
          <table:table-cell office:value-type="float" office:value="12214" table:style-name="ce1">
            <text:p>12214</text:p>
          </table:table-cell>
          <table:table-cell office:value-type="float" office:value="403" table:style-name="ce1">
            <text:p>403</text:p>
          </table:table-cell>
          <table:table-cell table:style-name="ce1"/>
          <table:table-cell office:value-type="float" office:value="1777" table:style-name="ce1">
            <text:p>1777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04839_M062683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50:29</text:p>
          </table:table-cell>
          <table:table-cell office:value-type="string" table:style-name="ce1">
            <text:p>2020-11-18_10:50:29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Benjamin G</text:p>
          </table:table-cell>
          <table:table-cell office:value-type="string" table:style-name="ce1">
            <text:p>M06268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dAL5mepOrq4u2at3</text:p>
          </table:table-cell>
          <table:table-cell office:value-type="string" table:style-name="ce1">
            <text:p>https://www.testable.org/experiment/4303/294929/start?participant=M062683</text:p>
          </table:table-cell>
          <table:table-cell office:value-type="float" office:value="3491853" table:style-name="ce1">
            <text:p>3491853</text:p>
          </table:table-cell>
          <table:table-cell office:value-type="float" office:value="58.19755" table:style-name="ce1">
            <text:p>58,19755</text:p>
          </table:table-cell>
          <table:table-cell office:value-type="float" office:value="74663" table:style-name="ce1">
            <text:p>74663</text:p>
          </table:table-cell>
          <table:table-cell office:value-type="float" office:value="40395" table:style-name="ce1">
            <text:p>40395</text:p>
          </table:table-cell>
          <table:table-cell office:value-type="float" office:value="73531" table:style-name="ce1">
            <text:p>73531</text:p>
          </table:table-cell>
          <table:table-cell office:value-type="float" office:value="114458" table:style-name="ce1">
            <text:p>114458</text:p>
          </table:table-cell>
          <table:table-cell office:value-type="float" office:value="31003" table:style-name="ce1">
            <text:p>31003</text:p>
          </table:table-cell>
          <table:table-cell office:value-type="float" office:value="63020" table:style-name="ce1">
            <text:p>63020</text:p>
          </table:table-cell>
          <table:table-cell office:value-type="float" office:value="74792" table:style-name="ce1">
            <text:p>74792</text:p>
          </table:table-cell>
          <table:table-cell office:value-type="float" office:value="140809" table:style-name="ce1">
            <text:p>140809</text:p>
          </table:table-cell>
          <table:table-cell office:value-type="float" office:value="59141" table:style-name="ce1">
            <text:p>59141</text:p>
          </table:table-cell>
          <table:table-cell office:value-type="float" office:value="41222" table:style-name="ce1">
            <text:p>41222</text:p>
          </table:table-cell>
          <table:table-cell office:value-type="float" office:value="25398" table:style-name="ce1">
            <text:p>25398</text:p>
          </table:table-cell>
          <table:table-cell office:value-type="float" office:value="101107" table:style-name="ce1">
            <text:p>101107</text:p>
          </table:table-cell>
          <table:table-cell table:number-columns-repeated="192" table:style-name="ce1"/>
          <table:table-cell office:value-type="float" office:value="16374" table:style-name="ce1">
            <text:p>16374</text:p>
          </table:table-cell>
          <table:table-cell office:value-type="float" office:value="781" table:style-name="ce1">
            <text:p>781</text:p>
          </table:table-cell>
          <table:table-cell table:style-name="ce1"/>
          <table:table-cell office:value-type="float" office:value="3936" table:style-name="ce1">
            <text:p>3936</text:p>
          </table:table-cell>
          <table:table-cell office:value-type="float" office:value="5894" table:style-name="ce1">
            <text:p>5894</text:p>
          </table:table-cell>
          <table:table-cell office:value-type="float" office:value="709" table:style-name="ce1">
            <text:p>709</text:p>
          </table:table-cell>
          <table:table-cell table:style-name="ce1"/>
          <table:table-cell office:value-type="float" office:value="3443" table:style-name="ce1">
            <text:p>3443</text:p>
          </table:table-cell>
          <table:table-cell office:value-type="float" office:value="16643" table:style-name="ce1">
            <text:p>16643</text:p>
          </table:table-cell>
          <table:table-cell office:value-type="float" office:value="2262" table:style-name="ce1">
            <text:p>2262</text:p>
          </table:table-cell>
          <table:table-cell table:style-name="ce1"/>
          <table:table-cell office:value-type="float" office:value="4829" table:style-name="ce1">
            <text:p>4829</text:p>
          </table:table-cell>
          <table:table-cell office:value-type="float" office:value="10607" table:style-name="ce1">
            <text:p>10607</text:p>
          </table:table-cell>
          <table:table-cell office:value-type="float" office:value="978" table:style-name="ce1">
            <text:p>978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17005" table:style-name="ce1">
            <text:p>17005</text:p>
          </table:table-cell>
          <table:table-cell office:value-type="float" office:value="934" table:style-name="ce1">
            <text:p>934</text:p>
          </table:table-cell>
          <table:table-cell table:style-name="ce1"/>
          <table:table-cell office:value-type="float" office:value="2253" table:style-name="ce1">
            <text:p>2253</text:p>
          </table:table-cell>
          <table:table-cell office:value-type="float" office:value="8169" table:style-name="ce1">
            <text:p>8169</text:p>
          </table:table-cell>
          <table:table-cell office:value-type="float" office:value="681" table:style-name="ce1">
            <text:p>681</text:p>
          </table:table-cell>
          <table:table-cell table:style-name="ce1"/>
          <table:table-cell office:value-type="float" office:value="2088" table:style-name="ce1">
            <text:p>2088</text:p>
          </table:table-cell>
          <table:table-cell office:value-type="float" office:value="15882" table:style-name="ce1">
            <text:p>15882</text:p>
          </table:table-cell>
          <table:table-cell office:value-type="float" office:value="754" table:style-name="ce1">
            <text:p>754</text:p>
          </table:table-cell>
          <table:table-cell table:style-name="ce1"/>
          <table:table-cell office:value-type="float" office:value="3150" table:style-name="ce1">
            <text:p>3150</text:p>
          </table:table-cell>
          <table:table-cell office:value-type="float" office:value="8036" table:style-name="ce1">
            <text:p>8036</text:p>
          </table:table-cell>
          <table:table-cell office:value-type="float" office:value="734" table:style-name="ce1">
            <text:p>734</text:p>
          </table:table-cell>
          <table:table-cell table:style-name="ce1"/>
          <table:table-cell office:value-type="float" office:value="2789" table:style-name="ce1">
            <text:p>2789</text:p>
          </table:table-cell>
          <table:table-cell office:value-type="float" office:value="6104" table:style-name="ce1">
            <text:p>6104</text:p>
          </table:table-cell>
          <table:table-cell office:value-type="float" office:value="1675" table:style-name="ce1">
            <text:p>1675</text:p>
          </table:table-cell>
          <table:table-cell table:style-name="ce1"/>
          <table:table-cell office:value-type="float" office:value="4168" table:style-name="ce1">
            <text:p>4168</text:p>
          </table:table-cell>
          <table:table-cell office:value-type="float" office:value="6516" table:style-name="ce1">
            <text:p>6516</text:p>
          </table:table-cell>
          <table:table-cell office:value-type="float" office:value="989" table:style-name="ce1">
            <text:p>989</text:p>
          </table:table-cell>
          <table:table-cell table:style-name="ce1"/>
          <table:table-cell office:value-type="float" office:value="3167" table:style-name="ce1">
            <text:p>3167</text:p>
          </table:table-cell>
          <table:table-cell office:value-type="float" office:value="7549" table:style-name="ce1">
            <text:p>7549</text:p>
          </table:table-cell>
          <table:table-cell office:value-type="float" office:value="1517" table:style-name="ce1">
            <text:p>1517</text:p>
          </table:table-cell>
          <table:table-cell table:style-name="ce1"/>
          <table:table-cell office:value-type="float" office:value="3187" table:style-name="ce1">
            <text:p>3187</text:p>
          </table:table-cell>
          <table:table-cell office:value-type="float" office:value="10169" table:style-name="ce1">
            <text:p>10169</text:p>
          </table:table-cell>
          <table:table-cell office:value-type="float" office:value="1029" table:style-name="ce1">
            <text:p>1029</text:p>
          </table:table-cell>
          <table:table-cell table:style-name="ce1"/>
          <table:table-cell office:value-type="float" office:value="4109" table:style-name="ce1">
            <text:p>4109</text:p>
          </table:table-cell>
          <table:table-cell office:value-type="float" office:value="9076" table:style-name="ce1">
            <text:p>9076</text:p>
          </table:table-cell>
          <table:table-cell office:value-type="float" office:value="758" table:style-name="ce1">
            <text:p>758</text:p>
          </table:table-cell>
          <table:table-cell table:style-name="ce1"/>
          <table:table-cell office:value-type="float" office:value="2568" table:style-name="ce1">
            <text:p>2568</text:p>
          </table:table-cell>
          <table:table-cell office:value-type="float" office:value="12777" table:style-name="ce1">
            <text:p>12777</text:p>
          </table:table-cell>
          <table:table-cell office:value-type="float" office:value="811" table:style-name="ce1">
            <text:p>811</text:p>
          </table:table-cell>
          <table:table-cell table:style-name="ce1"/>
          <table:table-cell office:value-type="float" office:value="1931" table:style-name="ce1">
            <text:p>1931</text:p>
          </table:table-cell>
          <table:table-cell office:value-type="float" office:value="12696" table:style-name="ce1">
            <text:p>12696</text:p>
          </table:table-cell>
          <table:table-cell office:value-type="float" office:value="900" table:style-name="ce1">
            <text:p>900</text:p>
          </table:table-cell>
          <table:table-cell table:style-name="ce1"/>
          <table:table-cell office:value-type="float" office:value="2988" table:style-name="ce1">
            <text:p>2988</text:p>
          </table:table-cell>
          <table:table-cell office:value-type="float" office:value="13687" table:style-name="ce1">
            <text:p>13687</text:p>
          </table:table-cell>
          <table:table-cell office:value-type="float" office:value="1969" table:style-name="ce1">
            <text:p>1969</text:p>
          </table:table-cell>
          <table:table-cell table:style-name="ce1"/>
          <table:table-cell office:value-type="float" office:value="2226" table:style-name="ce1">
            <text:p>2226</text:p>
          </table:table-cell>
          <table:table-cell office:value-type="float" office:value="12858" table:style-name="ce1">
            <text:p>12858</text:p>
          </table:table-cell>
          <table:table-cell office:value-type="float" office:value="665" table:style-name="ce1">
            <text:p>665</text:p>
          </table:table-cell>
          <table:table-cell table:style-name="ce1"/>
          <table:table-cell office:value-type="float" office:value="3684" table:style-name="ce1">
            <text:p>3684</text:p>
          </table:table-cell>
          <table:table-cell office:value-type="float" office:value="7029" table:style-name="ce1">
            <text:p>7029</text:p>
          </table:table-cell>
          <table:table-cell office:value-type="float" office:value="635" table:style-name="ce1">
            <text:p>635</text:p>
          </table:table-cell>
          <table:table-cell table:style-name="ce1"/>
          <table:table-cell office:value-type="float" office:value="3335" table:style-name="ce1">
            <text:p>3335</text:p>
          </table:table-cell>
          <table:table-cell office:value-type="float" office:value="24721" table:style-name="ce1">
            <text:p>24721</text:p>
          </table:table-cell>
          <table:table-cell office:value-type="float" office:value="1486" table:style-name="ce1">
            <text:p>1486</text:p>
          </table:table-cell>
          <table:table-cell table:style-name="ce1"/>
          <table:table-cell office:value-type="float" office:value="5972" table:style-name="ce1">
            <text:p>5972</text:p>
          </table:table-cell>
          <table:table-cell office:value-type="float" office:value="14256" table:style-name="ce1">
            <text:p>14256</text:p>
          </table:table-cell>
          <table:table-cell office:value-type="float" office:value="1020" table:style-name="ce1">
            <text:p>1020</text:p>
          </table:table-cell>
          <table:table-cell table:style-name="ce1"/>
          <table:table-cell office:value-type="float" office:value="3243" table:style-name="ce1">
            <text:p>3243</text:p>
          </table:table-cell>
          <table:table-cell office:value-type="float" office:value="10182" table:style-name="ce1">
            <text:p>10182</text:p>
          </table:table-cell>
          <table:table-cell office:value-type="float" office:value="807" table:style-name="ce1">
            <text:p>807</text:p>
          </table:table-cell>
          <table:table-cell table:style-name="ce1"/>
          <table:table-cell office:value-type="float" office:value="3263" table:style-name="ce1">
            <text:p>3263</text:p>
          </table:table-cell>
          <table:table-cell office:value-type="float" office:value="6771" table:style-name="ce1">
            <text:p>6771</text:p>
          </table:table-cell>
          <table:table-cell office:value-type="float" office:value="847" table:style-name="ce1">
            <text:p>847</text:p>
          </table:table-cell>
          <table:table-cell table:style-name="ce1"/>
          <table:table-cell office:value-type="float" office:value="4331" table:style-name="ce1">
            <text:p>4331</text:p>
          </table:table-cell>
          <table:table-cell office:value-type="float" office:value="11067" table:style-name="ce1">
            <text:p>11067</text:p>
          </table:table-cell>
          <table:table-cell office:value-type="float" office:value="730" table:style-name="ce1">
            <text:p>730</text:p>
          </table:table-cell>
          <table:table-cell table:style-name="ce1"/>
          <table:table-cell office:value-type="float" office:value="2432" table:style-name="ce1">
            <text:p>2432</text:p>
          </table:table-cell>
          <table:table-cell office:value-type="float" office:value="11812" table:style-name="ce1">
            <text:p>11812</text:p>
          </table:table-cell>
          <table:table-cell office:value-type="float" office:value="614" table:style-name="ce1">
            <text:p>614</text:p>
          </table:table-cell>
          <table:table-cell table:style-name="ce1"/>
          <table:table-cell office:value-type="float" office:value="2609" table:style-name="ce1">
            <text:p>2609</text:p>
          </table:table-cell>
          <table:table-cell office:value-type="float" office:value="30646" table:style-name="ce1">
            <text:p>30646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3929" table:style-name="ce1">
            <text:p>3929</text:p>
          </table:table-cell>
          <table:table-cell office:value-type="float" office:value="36146" table:style-name="ce1">
            <text:p>36146</text:p>
          </table:table-cell>
          <table:table-cell office:value-type="float" office:value="997" table:style-name="ce1">
            <text:p>997</text:p>
          </table:table-cell>
          <table:table-cell table:style-name="ce1"/>
          <table:table-cell office:value-type="float" office:value="3232" table:style-name="ce1">
            <text:p>3232</text:p>
          </table:table-cell>
          <table:table-cell office:value-type="float" office:value="22753" table:style-name="ce1">
            <text:p>22753</text:p>
          </table:table-cell>
          <table:table-cell office:value-type="float" office:value="839" table:style-name="ce1">
            <text:p>839</text:p>
          </table:table-cell>
          <table:table-cell table:style-name="ce1"/>
          <table:table-cell office:value-type="float" office:value="3511" table:style-name="ce1">
            <text:p>3511</text:p>
          </table:table-cell>
          <table:table-cell office:value-type="float" office:value="7237" table:style-name="ce1">
            <text:p>7237</text:p>
          </table:table-cell>
          <table:table-cell office:value-type="float" office:value="793" table:style-name="ce1">
            <text:p>793</text:p>
          </table:table-cell>
          <table:table-cell table:style-name="ce1"/>
          <table:table-cell office:value-type="float" office:value="2478" table:style-name="ce1">
            <text:p>2478</text:p>
          </table:table-cell>
          <table:table-cell office:value-type="float" office:value="11244" table:style-name="ce1">
            <text:p>11244</text:p>
          </table:table-cell>
          <table:table-cell office:value-type="float" office:value="1219" table:style-name="ce1">
            <text:p>1219</text:p>
          </table:table-cell>
          <table:table-cell table:style-name="ce1"/>
          <table:table-cell office:value-type="float" office:value="2382" table:style-name="ce1">
            <text:p>2382</text:p>
          </table:table-cell>
          <table:table-cell office:value-type="float" office:value="10386" table:style-name="ce1">
            <text:p>10386</text:p>
          </table:table-cell>
          <table:table-cell office:value-type="float" office:value="1207" table:style-name="ce1">
            <text:p>1207</text:p>
          </table:table-cell>
          <table:table-cell table:style-name="ce1"/>
          <table:table-cell office:value-type="float" office:value="3167" table:style-name="ce1">
            <text:p>3167</text:p>
          </table:table-cell>
          <table:table-cell office:value-type="float" office:value="8201" table:style-name="ce1">
            <text:p>8201</text:p>
          </table:table-cell>
          <table:table-cell office:value-type="float" office:value="1606" table:style-name="ce1">
            <text:p>1606</text:p>
          </table:table-cell>
          <table:table-cell table:style-name="ce1"/>
          <table:table-cell office:value-type="float" office:value="3741" table:style-name="ce1">
            <text:p>3741</text:p>
          </table:table-cell>
          <table:table-cell office:value-type="float" office:value="10335" table:style-name="ce1">
            <text:p>10335</text:p>
          </table:table-cell>
          <table:table-cell office:value-type="float" office:value="601" table:style-name="ce1">
            <text:p>601</text:p>
          </table:table-cell>
          <table:table-cell table:style-name="ce1"/>
          <table:table-cell office:value-type="float" office:value="2636" table:style-name="ce1">
            <text:p>2636</text:p>
          </table:table-cell>
          <table:table-cell office:value-type="float" office:value="6622" table:style-name="ce1">
            <text:p>6622</text:p>
          </table:table-cell>
          <table:table-cell office:value-type="float" office:value="1110" table:style-name="ce1">
            <text:p>1110</text:p>
          </table:table-cell>
          <table:table-cell table:style-name="ce1"/>
          <table:table-cell office:value-type="float" office:value="1896" table:style-name="ce1">
            <text:p>1896</text:p>
          </table:table-cell>
          <table:table-cell office:value-type="float" office:value="19956" table:style-name="ce1">
            <text:p>19956</text:p>
          </table:table-cell>
          <table:table-cell office:value-type="float" office:value="656" table:style-name="ce1">
            <text:p>656</text:p>
          </table:table-cell>
          <table:table-cell table:style-name="ce1"/>
          <table:table-cell office:value-type="float" office:value="2548" table:style-name="ce1">
            <text:p>2548</text:p>
          </table:table-cell>
          <table:table-cell office:value-type="float" office:value="7870" table:style-name="ce1">
            <text:p>7870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5860" table:style-name="ce1">
            <text:p>5860</text:p>
          </table:table-cell>
          <table:table-cell office:value-type="float" office:value="16167" table:style-name="ce1">
            <text:p>16167</text:p>
          </table:table-cell>
          <table:table-cell office:value-type="float" office:value="813" table:style-name="ce1">
            <text:p>813</text:p>
          </table:table-cell>
          <table:table-cell table:style-name="ce1"/>
          <table:table-cell office:value-type="float" office:value="2907" table:style-name="ce1">
            <text:p>2907</text:p>
          </table:table-cell>
          <table:table-cell office:value-type="float" office:value="16539" table:style-name="ce1">
            <text:p>16539</text:p>
          </table:table-cell>
          <table:table-cell office:value-type="float" office:value="850" table:style-name="ce1">
            <text:p>850</text:p>
          </table:table-cell>
          <table:table-cell table:style-name="ce1"/>
          <table:table-cell office:value-type="float" office:value="1898" table:style-name="ce1">
            <text:p>1898</text:p>
          </table:table-cell>
          <table:table-cell office:value-type="float" office:value="4356" table:style-name="ce1">
            <text:p>4356</text:p>
          </table:table-cell>
          <table:table-cell office:value-type="float" office:value="571" table:style-name="ce1">
            <text:p>57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office:value-type="float" office:value="28984" table:style-name="ce1">
            <text:p>28984</text:p>
          </table:table-cell>
          <table:table-cell office:value-type="float" office:value="920" table:style-name="ce1">
            <text:p>920</text:p>
          </table:table-cell>
          <table:table-cell table:style-name="ce1"/>
          <table:table-cell office:value-type="float" office:value="2348" table:style-name="ce1">
            <text:p>2348</text:p>
          </table:table-cell>
          <table:table-cell office:value-type="float" office:value="16312" table:style-name="ce1">
            <text:p>16312</text:p>
          </table:table-cell>
          <table:table-cell office:value-type="float" office:value="836" table:style-name="ce1">
            <text:p>836</text:p>
          </table:table-cell>
          <table:table-cell table:style-name="ce1"/>
          <table:table-cell office:value-type="float" office:value="3428" table:style-name="ce1">
            <text:p>3428</text:p>
          </table:table-cell>
          <table:table-cell office:value-type="float" office:value="5302" table:style-name="ce1">
            <text:p>5302</text:p>
          </table:table-cell>
          <table:table-cell office:value-type="float" office:value="846" table:style-name="ce1">
            <text:p>846</text:p>
          </table:table-cell>
          <table:table-cell table:style-name="ce1"/>
          <table:table-cell office:value-type="float" office:value="1869" table:style-name="ce1">
            <text:p>1869</text:p>
          </table:table-cell>
          <table:table-cell office:value-type="float" office:value="6461" table:style-name="ce1">
            <text:p>6461</text:p>
          </table:table-cell>
          <table:table-cell office:value-type="float" office:value="866" table:style-name="ce1">
            <text:p>866</text:p>
          </table:table-cell>
          <table:table-cell table:style-name="ce1"/>
          <table:table-cell office:value-type="float" office:value="3053" table:style-name="ce1">
            <text:p>3053</text:p>
          </table:table-cell>
          <table:table-cell office:value-type="float" office:value="14051" table:style-name="ce1">
            <text:p>14051</text:p>
          </table:table-cell>
          <table:table-cell office:value-type="float" office:value="679" table:style-name="ce1">
            <text:p>679</text:p>
          </table:table-cell>
          <table:table-cell table:style-name="ce1"/>
          <table:table-cell office:value-type="float" office:value="2356" table:style-name="ce1">
            <text:p>2356</text:p>
          </table:table-cell>
          <table:table-cell office:value-type="float" office:value="10562" table:style-name="ce1">
            <text:p>10562</text:p>
          </table:table-cell>
          <table:table-cell office:value-type="float" office:value="1350" table:style-name="ce1">
            <text:p>1350</text:p>
          </table:table-cell>
          <table:table-cell table:style-name="ce1"/>
          <table:table-cell office:value-type="float" office:value="2639" table:style-name="ce1">
            <text:p>2639</text:p>
          </table:table-cell>
          <table:table-cell office:value-type="float" office:value="10779" table:style-name="ce1">
            <text:p>10779</text:p>
          </table:table-cell>
          <table:table-cell office:value-type="float" office:value="755" table:style-name="ce1">
            <text:p>755</text:p>
          </table:table-cell>
          <table:table-cell table:style-name="ce1"/>
          <table:table-cell office:value-type="float" office:value="2796" table:style-name="ce1">
            <text:p>2796</text:p>
          </table:table-cell>
          <table:table-cell office:value-type="float" office:value="7999" table:style-name="ce1">
            <text:p>7999</text:p>
          </table:table-cell>
          <table:table-cell office:value-type="float" office:value="1854" table:style-name="ce1">
            <text:p>1854</text:p>
          </table:table-cell>
          <table:table-cell table:style-name="ce1"/>
          <table:table-cell office:value-type="float" office:value="3671" table:style-name="ce1">
            <text:p>3671</text:p>
          </table:table-cell>
          <table:table-cell office:value-type="float" office:value="6829" table:style-name="ce1">
            <text:p>6829</text:p>
          </table:table-cell>
          <table:table-cell office:value-type="float" office:value="600" table:style-name="ce1">
            <text:p>600</text:p>
          </table:table-cell>
          <table:table-cell table:style-name="ce1"/>
          <table:table-cell office:value-type="float" office:value="2513" table:style-name="ce1">
            <text:p>2513</text:p>
          </table:table-cell>
          <table:table-cell office:value-type="float" office:value="13522" table:style-name="ce1">
            <text:p>13522</text:p>
          </table:table-cell>
          <table:table-cell office:value-type="float" office:value="853" table:style-name="ce1">
            <text:p>853</text:p>
          </table:table-cell>
          <table:table-cell table:style-name="ce1"/>
          <table:table-cell office:value-type="float" office:value="2561" table:style-name="ce1">
            <text:p>2561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11105_M01888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0:26:36</text:p>
          </table:table-cell>
          <table:table-cell office:value-type="string" table:style-name="ce1">
            <text:p>2020-11-18_11:26:36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M018880</text:p>
          </table:table-cell>
          <table:table-cell office:value-type="string" table:style-name="ce1">
            <text:p>M01888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MaqryXonjoXkQMKs</text:p>
          </table:table-cell>
          <table:table-cell office:value-type="string" table:style-name="ce1">
            <text:p>https://www.testable.org/experiment/4303/294929/start?participant=M018880</text:p>
          </table:table-cell>
          <table:table-cell office:value-type="float" office:value="2671092" table:style-name="ce1">
            <text:p>2671092</text:p>
          </table:table-cell>
          <table:table-cell office:value-type="float" office:value="44.5182" table:style-name="ce1">
            <text:p>44,5182</text:p>
          </table:table-cell>
          <table:table-cell office:value-type="float" office:value="84176" table:style-name="ce1">
            <text:p>84176</text:p>
          </table:table-cell>
          <table:table-cell office:value-type="float" office:value="63207" table:style-name="ce1">
            <text:p>63207</text:p>
          </table:table-cell>
          <table:table-cell office:value-type="float" office:value="71924" table:style-name="ce1">
            <text:p>71924</text:p>
          </table:table-cell>
          <table:table-cell office:value-type="float" office:value="58377" table:style-name="ce1">
            <text:p>58377</text:p>
          </table:table-cell>
          <table:table-cell office:value-type="float" office:value="23042" table:style-name="ce1">
            <text:p>23042</text:p>
          </table:table-cell>
          <table:table-cell office:value-type="float" office:value="41865" table:style-name="ce1">
            <text:p>41865</text:p>
          </table:table-cell>
          <table:table-cell office:value-type="float" office:value="67237" table:style-name="ce1">
            <text:p>67237</text:p>
          </table:table-cell>
          <table:table-cell office:value-type="float" office:value="60391" table:style-name="ce1">
            <text:p>60391</text:p>
          </table:table-cell>
          <table:table-cell office:value-type="float" office:value="62658" table:style-name="ce1">
            <text:p>62658</text:p>
          </table:table-cell>
          <table:table-cell office:value-type="float" office:value="67457" table:style-name="ce1">
            <text:p>67457</text:p>
          </table:table-cell>
          <table:table-cell office:value-type="float" office:value="54609" table:style-name="ce1">
            <text:p>54609</text:p>
          </table:table-cell>
          <table:table-cell office:value-type="float" office:value="99665" table:style-name="ce1">
            <text:p>99665</text:p>
          </table:table-cell>
          <table:table-cell table:number-columns-repeated="192" table:style-name="ce1"/>
          <table:table-cell office:value-type="float" office:value="12312" table:style-name="ce1">
            <text:p>12312</text:p>
          </table:table-cell>
          <table:table-cell office:value-type="float" office:value="1074" table:style-name="ce1">
            <text:p>1074</text:p>
          </table:table-cell>
          <table:table-cell office:value-type="float" office:value="2260" table:style-name="ce1">
            <text:p>2260</text:p>
          </table:table-cell>
          <table:table-cell table:style-name="ce1"/>
          <table:table-cell office:value-type="float" office:value="10776" table:style-name="ce1">
            <text:p>10776</text:p>
          </table:table-cell>
          <table:table-cell office:value-type="float" office:value="721" table:style-name="ce1">
            <text:p>721</text:p>
          </table:table-cell>
          <table:table-cell office:value-type="float" office:value="2524" table:style-name="ce1">
            <text:p>2524</text:p>
          </table:table-cell>
          <table:table-cell table:style-name="ce1"/>
          <table:table-cell office:value-type="float" office:value="13753" table:style-name="ce1">
            <text:p>13753</text:p>
          </table:table-cell>
          <table:table-cell office:value-type="float" office:value="3818" table:style-name="ce1">
            <text:p>3818</text:p>
          </table:table-cell>
          <table:table-cell office:value-type="float" office:value="2083" table:style-name="ce1">
            <text:p>2083</text:p>
          </table:table-cell>
          <table:table-cell table:style-name="ce1"/>
          <table:table-cell office:value-type="float" office:value="8525" table:style-name="ce1">
            <text:p>8525</text:p>
          </table:table-cell>
          <table:table-cell office:value-type="float" office:value="1672" table:style-name="ce1">
            <text:p>1672</text:p>
          </table:table-cell>
          <table:table-cell table:style-name="ce1"/>
          <table:table-cell office:value-type="float" office:value="3746" table:style-name="ce1">
            <text:p>3746</text:p>
          </table:table-cell>
          <table:table-cell office:value-type="float" office:value="16396" table:style-name="ce1">
            <text:p>16396</text:p>
          </table:table-cell>
          <table:table-cell office:value-type="float" office:value="785" table:style-name="ce1">
            <text:p>785</text:p>
          </table:table-cell>
          <table:table-cell office:value-type="float" office:value="1629" table:style-name="ce1">
            <text:p>1629</text:p>
          </table:table-cell>
          <table:table-cell table:style-name="ce1"/>
          <table:table-cell office:value-type="float" office:value="15207" table:style-name="ce1">
            <text:p>15207</text:p>
          </table:table-cell>
          <table:table-cell office:value-type="float" office:value="1393" table:style-name="ce1">
            <text:p>1393</text:p>
          </table:table-cell>
          <table:table-cell office:value-type="float" office:value="4105" table:style-name="ce1">
            <text:p>4105</text:p>
          </table:table-cell>
          <table:table-cell table:style-name="ce1"/>
          <table:table-cell office:value-type="float" office:value="15576" table:style-name="ce1">
            <text:p>15576</text:p>
          </table:table-cell>
          <table:table-cell office:value-type="float" office:value="1257" table:style-name="ce1">
            <text:p>1257</text:p>
          </table:table-cell>
          <table:table-cell office:value-type="float" office:value="2252" table:style-name="ce1">
            <text:p>2252</text:p>
          </table:table-cell>
          <table:table-cell table:style-name="ce1"/>
          <table:table-cell office:value-type="float" office:value="12625" table:style-name="ce1">
            <text:p>12625</text:p>
          </table:table-cell>
          <table:table-cell office:value-type="float" office:value="862" table:style-name="ce1">
            <text:p>862</text:p>
          </table:table-cell>
          <table:table-cell office:value-type="float" office:value="4970" table:style-name="ce1">
            <text:p>4970</text:p>
          </table:table-cell>
          <table:table-cell table:style-name="ce1"/>
          <table:table-cell office:value-type="float" office:value="10535" table:style-name="ce1">
            <text:p>10535</text:p>
          </table:table-cell>
          <table:table-cell office:value-type="float" office:value="2145" table:style-name="ce1">
            <text:p>2145</text:p>
          </table:table-cell>
          <table:table-cell office:value-type="float" office:value="2602" table:style-name="ce1">
            <text:p>2602</text:p>
          </table:table-cell>
          <table:table-cell table:style-name="ce1"/>
          <table:table-cell office:value-type="float" office:value="14098" table:style-name="ce1">
            <text:p>14098</text:p>
          </table:table-cell>
          <table:table-cell office:value-type="float" office:value="825" table:style-name="ce1">
            <text:p>825</text:p>
          </table:table-cell>
          <table:table-cell office:value-type="float" office:value="2040" table:style-name="ce1">
            <text:p>2040</text:p>
          </table:table-cell>
          <table:table-cell table:style-name="ce1"/>
          <table:table-cell office:value-type="float" office:value="14186" table:style-name="ce1">
            <text:p>14186</text:p>
          </table:table-cell>
          <table:table-cell office:value-type="float" office:value="1577" table:style-name="ce1">
            <text:p>1577</text:p>
          </table:table-cell>
          <table:table-cell table:style-name="ce1"/>
          <table:table-cell office:value-type="float" office:value="2602" table:style-name="ce1">
            <text:p>2602</text:p>
          </table:table-cell>
          <table:table-cell office:value-type="float" office:value="13976" table:style-name="ce1">
            <text:p>13976</text:p>
          </table:table-cell>
          <table:table-cell office:value-type="float" office:value="4121" table:style-name="ce1">
            <text:p>4121</text:p>
          </table:table-cell>
          <table:table-cell table:style-name="ce1"/>
          <table:table-cell office:value-type="float" office:value="1841" table:style-name="ce1">
            <text:p>1841</text:p>
          </table:table-cell>
          <table:table-cell office:value-type="float" office:value="20209" table:style-name="ce1">
            <text:p>20209</text:p>
          </table:table-cell>
          <table:table-cell office:value-type="float" office:value="825" table:style-name="ce1">
            <text:p>825</text:p>
          </table:table-cell>
          <table:table-cell office:value-type="float" office:value="3321" table:style-name="ce1">
            <text:p>3321</text:p>
          </table:table-cell>
          <table:table-cell table:style-name="ce1"/>
          <table:table-cell office:value-type="float" office:value="16750" table:style-name="ce1">
            <text:p>16750</text:p>
          </table:table-cell>
          <table:table-cell office:value-type="float" office:value="1495" table:style-name="ce1">
            <text:p>1495</text:p>
          </table:table-cell>
          <table:table-cell office:value-type="float" office:value="2128" table:style-name="ce1">
            <text:p>2128</text:p>
          </table:table-cell>
          <table:table-cell table:style-name="ce1"/>
          <table:table-cell office:value-type="float" office:value="13814" table:style-name="ce1">
            <text:p>13814</text:p>
          </table:table-cell>
          <table:table-cell office:value-type="float" office:value="1089" table:style-name="ce1">
            <text:p>1089</text:p>
          </table:table-cell>
          <table:table-cell table:style-name="ce1"/>
          <table:table-cell office:value-type="float" office:value="1596" table:style-name="ce1">
            <text:p>1596</text:p>
          </table:table-cell>
          <table:table-cell office:value-type="float" office:value="16184" table:style-name="ce1">
            <text:p>16184</text:p>
          </table:table-cell>
          <table:table-cell office:value-type="float" office:value="1658" table:style-name="ce1">
            <text:p>1658</text:p>
          </table:table-cell>
          <table:table-cell office:value-type="float" office:value="3466" table:style-name="ce1">
            <text:p>3466</text:p>
          </table:table-cell>
          <table:table-cell table:style-name="ce1"/>
          <table:table-cell office:value-type="float" office:value="12057" table:style-name="ce1">
            <text:p>12057</text:p>
          </table:table-cell>
          <table:table-cell office:value-type="float" office:value="833" table:style-name="ce1">
            <text:p>833</text:p>
          </table:table-cell>
          <table:table-cell office:value-type="float" office:value="2482" table:style-name="ce1">
            <text:p>2482</text:p>
          </table:table-cell>
          <table:table-cell table:style-name="ce1"/>
          <table:table-cell office:value-type="float" office:value="12873" table:style-name="ce1">
            <text:p>12873</text:p>
          </table:table-cell>
          <table:table-cell office:value-type="float" office:value="562" table:style-name="ce1">
            <text:p>562</text:p>
          </table:table-cell>
          <table:table-cell office:value-type="float" office:value="2594" table:style-name="ce1">
            <text:p>2594</text:p>
          </table:table-cell>
          <table:table-cell table:style-name="ce1"/>
          <table:table-cell office:value-type="float" office:value="12837" table:style-name="ce1">
            <text:p>12837</text:p>
          </table:table-cell>
          <table:table-cell office:value-type="float" office:value="809" table:style-name="ce1">
            <text:p>809</text:p>
          </table:table-cell>
          <table:table-cell table:style-name="ce1"/>
          <table:table-cell office:value-type="float" office:value="4193" table:style-name="ce1">
            <text:p>4193</text:p>
          </table:table-cell>
          <table:table-cell office:value-type="float" office:value="14662" table:style-name="ce1">
            <text:p>14662</text:p>
          </table:table-cell>
          <table:table-cell office:value-type="float" office:value="1359" table:style-name="ce1">
            <text:p>1359</text:p>
          </table:table-cell>
          <table:table-cell office:value-type="float" office:value="7058" table:style-name="ce1">
            <text:p>7058</text:p>
          </table:table-cell>
          <table:table-cell table:style-name="ce1"/>
          <table:table-cell office:value-type="float" office:value="9596" table:style-name="ce1">
            <text:p>9596</text:p>
          </table:table-cell>
          <table:table-cell office:value-type="float" office:value="873" table:style-name="ce1">
            <text:p>873</text:p>
          </table:table-cell>
          <table:table-cell office:value-type="float" office:value="2321" table:style-name="ce1">
            <text:p>2321</text:p>
          </table:table-cell>
          <table:table-cell table:style-name="ce1"/>
          <table:table-cell office:value-type="float" office:value="10222" table:style-name="ce1">
            <text:p>10222</text:p>
          </table:table-cell>
          <table:table-cell office:value-type="float" office:value="3815" table:style-name="ce1">
            <text:p>3815</text:p>
          </table:table-cell>
          <table:table-cell office:value-type="float" office:value="2528" table:style-name="ce1">
            <text:p>2528</text:p>
          </table:table-cell>
          <table:table-cell table:style-name="ce1"/>
          <table:table-cell office:value-type="float" office:value="16095" table:style-name="ce1">
            <text:p>16095</text:p>
          </table:table-cell>
          <table:table-cell office:value-type="float" office:value="1489" table:style-name="ce1">
            <text:p>1489</text:p>
          </table:table-cell>
          <table:table-cell table:style-name="ce1"/>
          <table:table-cell office:value-type="float" office:value="2177" table:style-name="ce1">
            <text:p>2177</text:p>
          </table:table-cell>
          <table:table-cell office:value-type="float" office:value="20789" table:style-name="ce1">
            <text:p>20789</text:p>
          </table:table-cell>
          <table:table-cell office:value-type="float" office:value="2302" table:style-name="ce1">
            <text:p>2302</text:p>
          </table:table-cell>
          <table:table-cell table:style-name="ce1"/>
          <table:table-cell office:value-type="float" office:value="3957" table:style-name="ce1">
            <text:p>3957</text:p>
          </table:table-cell>
          <table:table-cell office:value-type="float" office:value="13420" table:style-name="ce1">
            <text:p>13420</text:p>
          </table:table-cell>
          <table:table-cell office:value-type="float" office:value="2816" table:style-name="ce1">
            <text:p>2816</text:p>
          </table:table-cell>
          <table:table-cell office:value-type="float" office:value="1943" table:style-name="ce1">
            <text:p>1943</text:p>
          </table:table-cell>
          <table:table-cell table:style-name="ce1"/>
          <table:table-cell office:value-type="float" office:value="12560" table:style-name="ce1">
            <text:p>12560</text:p>
          </table:table-cell>
          <table:table-cell office:value-type="float" office:value="1007" table:style-name="ce1">
            <text:p>1007</text:p>
          </table:table-cell>
          <table:table-cell office:value-type="float" office:value="2606" table:style-name="ce1">
            <text:p>2606</text:p>
          </table:table-cell>
          <table:table-cell table:style-name="ce1"/>
          <table:table-cell office:value-type="float" office:value="9539" table:style-name="ce1">
            <text:p>9539</text:p>
          </table:table-cell>
          <table:table-cell office:value-type="float" office:value="697" table:style-name="ce1">
            <text:p>697</text:p>
          </table:table-cell>
          <table:table-cell office:value-type="float" office:value="2976" table:style-name="ce1">
            <text:p>2976</text:p>
          </table:table-cell>
          <table:table-cell table:style-name="ce1"/>
          <table:table-cell office:value-type="float" office:value="12977" table:style-name="ce1">
            <text:p>12977</text:p>
          </table:table-cell>
          <table:table-cell office:value-type="float" office:value="879" table:style-name="ce1">
            <text:p>879</text:p>
          </table:table-cell>
          <table:table-cell office:value-type="float" office:value="2037" table:style-name="ce1">
            <text:p>2037</text:p>
          </table:table-cell>
          <table:table-cell table:style-name="ce1"/>
          <table:table-cell office:value-type="float" office:value="17729" table:style-name="ce1">
            <text:p>17729</text:p>
          </table:table-cell>
          <table:table-cell office:value-type="float" office:value="856" table:style-name="ce1">
            <text:p>856</text:p>
          </table:table-cell>
          <table:table-cell office:value-type="float" office:value="2525" table:style-name="ce1">
            <text:p>2525</text:p>
          </table:table-cell>
          <table:table-cell table:style-name="ce1"/>
          <table:table-cell office:value-type="float" office:value="8261" table:style-name="ce1">
            <text:p>8261</text:p>
          </table:table-cell>
          <table:table-cell office:value-type="float" office:value="1524" table:style-name="ce1">
            <text:p>1524</text:p>
          </table:table-cell>
          <table:table-cell table:style-name="ce1"/>
          <table:table-cell office:value-type="float" office:value="4282" table:style-name="ce1">
            <text:p>4282</text:p>
          </table:table-cell>
          <table:table-cell office:value-type="float" office:value="9150" table:style-name="ce1">
            <text:p>9150</text:p>
          </table:table-cell>
          <table:table-cell office:value-type="float" office:value="1723" table:style-name="ce1">
            <text:p>1723</text:p>
          </table:table-cell>
          <table:table-cell table:style-name="ce1"/>
          <table:table-cell office:value-type="float" office:value="2695" table:style-name="ce1">
            <text:p>2695</text:p>
          </table:table-cell>
          <table:table-cell office:value-type="float" office:value="14969" table:style-name="ce1">
            <text:p>14969</text:p>
          </table:table-cell>
          <table:table-cell office:value-type="float" office:value="1185" table:style-name="ce1">
            <text:p>1185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float" office:value="9747" table:style-name="ce1">
            <text:p>9747</text:p>
          </table:table-cell>
          <table:table-cell office:value-type="float" office:value="761" table:style-name="ce1">
            <text:p>761</text:p>
          </table:table-cell>
          <table:table-cell office:value-type="float" office:value="1959" table:style-name="ce1">
            <text:p>1959</text:p>
          </table:table-cell>
          <table:table-cell table:style-name="ce1"/>
          <table:table-cell office:value-type="float" office:value="10453" table:style-name="ce1">
            <text:p>10453</text:p>
          </table:table-cell>
          <table:table-cell office:value-type="float" office:value="1395" table:style-name="ce1">
            <text:p>1395</text:p>
          </table:table-cell>
          <table:table-cell table:style-name="ce1"/>
          <table:table-cell office:value-type="float" office:value="1658" table:style-name="ce1">
            <text:p>1658</text:p>
          </table:table-cell>
          <table:table-cell office:value-type="float" office:value="8011" table:style-name="ce1">
            <text:p>8011</text:p>
          </table:table-cell>
          <table:table-cell office:value-type="float" office:value="441" table:style-name="ce1">
            <text:p>441</text:p>
          </table:table-cell>
          <table:table-cell office:value-type="float" office:value="2481" table:style-name="ce1">
            <text:p>2481</text:p>
          </table:table-cell>
          <table:table-cell table:style-name="ce1"/>
          <table:table-cell office:value-type="float" office:value="12631" table:style-name="ce1">
            <text:p>12631</text:p>
          </table:table-cell>
          <table:table-cell office:value-type="float" office:value="4387" table:style-name="ce1">
            <text:p>4387</text:p>
          </table:table-cell>
          <table:table-cell table:style-name="ce1"/>
          <table:table-cell office:value-type="float" office:value="3553" table:style-name="ce1">
            <text:p>3553</text:p>
          </table:table-cell>
          <table:table-cell office:value-type="float" office:value="11487" table:style-name="ce1">
            <text:p>11487</text:p>
          </table:table-cell>
          <table:table-cell office:value-type="float" office:value="1347" table:style-name="ce1">
            <text:p>1347</text:p>
          </table:table-cell>
          <table:table-cell office:value-type="float" office:value="4642" table:style-name="ce1">
            <text:p>4642</text:p>
          </table:table-cell>
          <table:table-cell table:style-name="ce1"/>
          <table:table-cell office:value-type="float" office:value="7889" table:style-name="ce1">
            <text:p>7889</text:p>
          </table:table-cell>
          <table:table-cell office:value-type="float" office:value="2603" table:style-name="ce1">
            <text:p>2603</text:p>
          </table:table-cell>
          <table:table-cell table:style-name="ce1"/>
          <table:table-cell office:value-type="float" office:value="1935" table:style-name="ce1">
            <text:p>1935</text:p>
          </table:table-cell>
          <table:table-cell office:value-type="float" office:value="10704" table:style-name="ce1">
            <text:p>10704</text:p>
          </table:table-cell>
          <table:table-cell office:value-type="float" office:value="1178" table:style-name="ce1">
            <text:p>1178</text:p>
          </table:table-cell>
          <table:table-cell office:value-type="float" office:value="2489" table:style-name="ce1">
            <text:p>2489</text:p>
          </table:table-cell>
          <table:table-cell table:style-name="ce1"/>
          <table:table-cell office:value-type="float" office:value="9135" table:style-name="ce1">
            <text:p>9135</text:p>
          </table:table-cell>
          <table:table-cell office:value-type="float" office:value="1085" table:style-name="ce1">
            <text:p>1085</text:p>
          </table:table-cell>
          <table:table-cell office:value-type="float" office:value="3964" table:style-name="ce1">
            <text:p>3964</text:p>
          </table:table-cell>
          <table:table-cell table:style-name="ce1"/>
          <table:table-cell office:value-type="float" office:value="15869" table:style-name="ce1">
            <text:p>15869</text:p>
          </table:table-cell>
          <table:table-cell office:value-type="float" office:value="1177" table:style-name="ce1">
            <text:p>1177</text:p>
          </table:table-cell>
          <table:table-cell office:value-type="float" office:value="3113" table:style-name="ce1">
            <text:p>3113</text:p>
          </table:table-cell>
          <table:table-cell table:style-name="ce1"/>
          <table:table-cell office:value-type="float" office:value="8790" table:style-name="ce1">
            <text:p>8790</text:p>
          </table:table-cell>
          <table:table-cell office:value-type="float" office:value="1249" table:style-name="ce1">
            <text:p>1249</text:p>
          </table:table-cell>
          <table:table-cell table:style-name="ce1"/>
          <table:table-cell office:value-type="float" office:value="1547" table:style-name="ce1">
            <text:p>1547</text:p>
          </table:table-cell>
          <table:table-cell office:value-type="float" office:value="11502" table:style-name="ce1">
            <text:p>11502</text:p>
          </table:table-cell>
          <table:table-cell office:value-type="float" office:value="1266" table:style-name="ce1">
            <text:p>1266</text:p>
          </table:table-cell>
          <table:table-cell table:style-name="ce1"/>
          <table:table-cell office:value-type="float" office:value="3825" table:style-name="ce1">
            <text:p>3825</text:p>
          </table:table-cell>
          <table:table-cell office:value-type="float" office:value="8623" table:style-name="ce1">
            <text:p>8623</text:p>
          </table:table-cell>
          <table:table-cell office:value-type="float" office:value="1163" table:style-name="ce1">
            <text:p>1163</text:p>
          </table:table-cell>
          <table:table-cell table:style-name="ce1"/>
          <table:table-cell office:value-type="float" office:value="2365" table:style-name="ce1">
            <text:p>2365</text:p>
          </table:table-cell>
          <table:table-cell office:value-type="float" office:value="12903" table:style-name="ce1">
            <text:p>12903</text:p>
          </table:table-cell>
          <table:table-cell office:value-type="float" office:value="2531" table:style-name="ce1">
            <text:p>2531</text:p>
          </table:table-cell>
          <table:table-cell office:value-type="float" office:value="2102" table:style-name="ce1">
            <text:p>2102</text:p>
          </table:table-cell>
          <table:table-cell table:style-name="ce1"/>
          <table:table-cell office:value-type="float" office:value="10654" table:style-name="ce1">
            <text:p>10654</text:p>
          </table:table-cell>
          <table:table-cell office:value-type="float" office:value="1145" table:style-name="ce1">
            <text:p>1145</text:p>
          </table:table-cell>
          <table:table-cell office:value-type="float" office:value="1364" table:style-name="ce1">
            <text:p>1364</text:p>
          </table:table-cell>
          <table:table-cell table:style-name="ce1"/>
          <table:table-cell office:value-type="float" office:value="13129" table:style-name="ce1">
            <text:p>13129</text:p>
          </table:table-cell>
          <table:table-cell office:value-type="float" office:value="1091" table:style-name="ce1">
            <text:p>1091</text:p>
          </table:table-cell>
          <table:table-cell office:value-type="float" office:value="3135" table:style-name="ce1">
            <text:p>3135</text:p>
          </table:table-cell>
          <table:table-cell table:style-name="ce1"/>
          <table:table-cell office:value-type="float" office:value="11045" table:style-name="ce1">
            <text:p>11045</text:p>
          </table:table-cell>
          <table:table-cell office:value-type="float" office:value="1249" table:style-name="ce1">
            <text:p>1249</text:p>
          </table:table-cell>
          <table:table-cell office:value-type="float" office:value="1765" table:style-name="ce1">
            <text:p>1765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115354_M060467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1:16:08</text:p>
          </table:table-cell>
          <table:table-cell office:value-type="string" table:style-name="ce1">
            <text:p>2020-11-18_12:16: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ctor cur</text:p>
          </table:table-cell>
          <table:table-cell office:value-type="string" table:style-name="ce1">
            <text:p>M06046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JBYotinumHrQ5Ko4</text:p>
          </table:table-cell>
          <table:table-cell office:value-type="string" table:style-name="ce1">
            <text:p>https://www.testable.org/experiment/4303/294929/start?participant=M060467</text:p>
          </table:table-cell>
          <table:table-cell office:value-type="float" office:value="2266072" table:style-name="ce1">
            <text:p>2266072</text:p>
          </table:table-cell>
          <table:table-cell office:value-type="float" office:value="37.767866666666997" table:style-name="ce1">
            <text:p>37,76786667</text:p>
          </table:table-cell>
          <table:table-cell office:value-type="float" office:value="25614" table:style-name="ce1">
            <text:p>25614</text:p>
          </table:table-cell>
          <table:table-cell office:value-type="float" office:value="32534" table:style-name="ce1">
            <text:p>32534</text:p>
          </table:table-cell>
          <table:table-cell office:value-type="float" office:value="38919" table:style-name="ce1">
            <text:p>38919</text:p>
          </table:table-cell>
          <table:table-cell office:value-type="float" office:value="32443" table:style-name="ce1">
            <text:p>32443</text:p>
          </table:table-cell>
          <table:table-cell office:value-type="float" office:value="53655" table:style-name="ce1">
            <text:p>53655</text:p>
          </table:table-cell>
          <table:table-cell office:value-type="float" office:value="18952" table:style-name="ce1">
            <text:p>18952</text:p>
          </table:table-cell>
          <table:table-cell office:value-type="float" office:value="25793" table:style-name="ce1">
            <text:p>25793</text:p>
          </table:table-cell>
          <table:table-cell office:value-type="float" office:value="68885" table:style-name="ce1">
            <text:p>68885</text:p>
          </table:table-cell>
          <table:table-cell office:value-type="float" office:value="49678" table:style-name="ce1">
            <text:p>49678</text:p>
          </table:table-cell>
          <table:table-cell office:value-type="float" office:value="34826" table:style-name="ce1">
            <text:p>34826</text:p>
          </table:table-cell>
          <table:table-cell office:value-type="float" office:value="30069" table:style-name="ce1">
            <text:p>30069</text:p>
          </table:table-cell>
          <table:table-cell office:value-type="float" office:value="34811" table:style-name="ce1">
            <text:p>34811</text:p>
          </table:table-cell>
          <table:table-cell table:number-columns-repeated="192" table:style-name="ce1"/>
          <table:table-cell office:value-type="float" office:value="8728" table:style-name="ce1">
            <text:p>8728</text:p>
          </table:table-cell>
          <table:table-cell office:value-type="float" office:value="929" table:style-name="ce1">
            <text:p>929</text:p>
          </table:table-cell>
          <table:table-cell table:style-name="ce1"/>
          <table:table-cell office:value-type="float" office:value="1583" table:style-name="ce1">
            <text:p>1583</text:p>
          </table:table-cell>
          <table:table-cell office:value-type="float" office:value="9089" table:style-name="ce1">
            <text:p>9089</text:p>
          </table:table-cell>
          <table:table-cell office:value-type="float" office:value="721" table:style-name="ce1">
            <text:p>721</text:p>
          </table:table-cell>
          <table:table-cell office:value-type="float" office:value="1201" table:style-name="ce1">
            <text:p>1201</text:p>
          </table:table-cell>
          <table:table-cell table:style-name="ce1"/>
          <table:table-cell office:value-type="float" office:value="4245" table:style-name="ce1">
            <text:p>4245</text:p>
          </table:table-cell>
          <table:table-cell office:value-type="float" office:value="929" table:style-name="ce1">
            <text:p>929</text:p>
          </table:table-cell>
          <table:table-cell table:style-name="ce1"/>
          <table:table-cell office:value-type="float" office:value="2066" table:style-name="ce1">
            <text:p>2066</text:p>
          </table:table-cell>
          <table:table-cell office:value-type="float" office:value="7619" table:style-name="ce1">
            <text:p>7619</text:p>
          </table:table-cell>
          <table:table-cell office:value-type="float" office:value="551" table:style-name="ce1">
            <text:p>551</text:p>
          </table:table-cell>
          <table:table-cell table:style-name="ce1"/>
          <table:table-cell office:value-type="float" office:value="2786" table:style-name="ce1">
            <text:p>2786</text:p>
          </table:table-cell>
          <table:table-cell office:value-type="float" office:value="11264" table:style-name="ce1">
            <text:p>11264</text:p>
          </table:table-cell>
          <table:table-cell office:value-type="float" office:value="919" table:style-name="ce1">
            <text:p>919</text:p>
          </table:table-cell>
          <table:table-cell office:value-type="float" office:value="1209" table:style-name="ce1">
            <text:p>1209</text:p>
          </table:table-cell>
          <table:table-cell table:style-name="ce1"/>
          <table:table-cell office:value-type="float" office:value="16236" table:style-name="ce1">
            <text:p>16236</text:p>
          </table:table-cell>
          <table:table-cell office:value-type="float" office:value="553" table:style-name="ce1">
            <text:p>553</text:p>
          </table:table-cell>
          <table:table-cell table:style-name="ce1"/>
          <table:table-cell office:value-type="float" office:value="3841" table:style-name="ce1">
            <text:p>3841</text:p>
          </table:table-cell>
          <table:table-cell office:value-type="float" office:value="37065" table:style-name="ce1">
            <text:p>37065</text:p>
          </table:table-cell>
          <table:table-cell office:value-type="float" office:value="589" table:style-name="ce1">
            <text:p>589</text:p>
          </table:table-cell>
          <table:table-cell office:value-type="float" office:value="2763" table:style-name="ce1">
            <text:p>2763</text:p>
          </table:table-cell>
          <table:table-cell table:style-name="ce1"/>
          <table:table-cell office:value-type="float" office:value="8685" table:style-name="ce1">
            <text:p>8685</text:p>
          </table:table-cell>
          <table:table-cell office:value-type="float" office:value="895" table:style-name="ce1">
            <text:p>895</text:p>
          </table:table-cell>
          <table:table-cell table:style-name="ce1"/>
          <table:table-cell office:value-type="float" office:value="2361" table:style-name="ce1">
            <text:p>2361</text:p>
          </table:table-cell>
          <table:table-cell office:value-type="float" office:value="12445" table:style-name="ce1">
            <text:p>12445</text:p>
          </table:table-cell>
          <table:table-cell office:value-type="float" office:value="1823" table:style-name="ce1">
            <text:p>1823</text:p>
          </table:table-cell>
          <table:table-cell table:style-name="ce1"/>
          <table:table-cell office:value-type="float" office:value="2860" table:style-name="ce1">
            <text:p>2860</text:p>
          </table:table-cell>
          <table:table-cell office:value-type="float" office:value="7884" table:style-name="ce1">
            <text:p>7884</text:p>
          </table:table-cell>
          <table:table-cell office:value-type="float" office:value="1148" table:style-name="ce1">
            <text:p>1148</text:p>
          </table:table-cell>
          <table:table-cell office:value-type="float" office:value="3378" table:style-name="ce1">
            <text:p>3378</text:p>
          </table:table-cell>
          <table:table-cell table:style-name="ce1"/>
          <table:table-cell office:value-type="float" office:value="10615" table:style-name="ce1">
            <text:p>10615</text:p>
          </table:table-cell>
          <table:table-cell office:value-type="float" office:value="932" table:style-name="ce1">
            <text:p>932</text:p>
          </table:table-cell>
          <table:table-cell table:style-name="ce1"/>
          <table:table-cell office:value-type="float" office:value="2570" table:style-name="ce1">
            <text:p>2570</text:p>
          </table:table-cell>
          <table:table-cell office:value-type="float" office:value="15214" table:style-name="ce1">
            <text:p>15214</text:p>
          </table:table-cell>
          <table:table-cell office:value-type="float" office:value="1081" table:style-name="ce1">
            <text:p>1081</text:p>
          </table:table-cell>
          <table:table-cell office:value-type="float" office:value="1231" table:style-name="ce1">
            <text:p>1231</text:p>
          </table:table-cell>
          <table:table-cell table:style-name="ce1"/>
          <table:table-cell office:value-type="float" office:value="27379" table:style-name="ce1">
            <text:p>27379</text:p>
          </table:table-cell>
          <table:table-cell office:value-type="float" office:value="545" table:style-name="ce1">
            <text:p>545</text:p>
          </table:table-cell>
          <table:table-cell table:style-name="ce1"/>
          <table:table-cell office:value-type="float" office:value="10417" table:style-name="ce1">
            <text:p>10417</text:p>
          </table:table-cell>
          <table:table-cell office:value-type="float" office:value="8121" table:style-name="ce1">
            <text:p>8121</text:p>
          </table:table-cell>
          <table:table-cell office:value-type="float" office:value="2270" table:style-name="ce1">
            <text:p>2270</text:p>
          </table:table-cell>
          <table:table-cell table:style-name="ce1"/>
          <table:table-cell office:value-type="float" office:value="3822" table:style-name="ce1">
            <text:p>3822</text:p>
          </table:table-cell>
          <table:table-cell office:value-type="float" office:value="16479" table:style-name="ce1">
            <text:p>16479</text:p>
          </table:table-cell>
          <table:table-cell office:value-type="float" office:value="424" table:style-name="ce1">
            <text:p>424</text:p>
          </table:table-cell>
          <table:table-cell office:value-type="float" office:value="1771" table:style-name="ce1">
            <text:p>1771</text:p>
          </table:table-cell>
          <table:table-cell table:style-name="ce1"/>
          <table:table-cell office:value-type="float" office:value="10997" table:style-name="ce1">
            <text:p>10997</text:p>
          </table:table-cell>
          <table:table-cell office:value-type="float" office:value="835" table:style-name="ce1">
            <text:p>835</text:p>
          </table:table-cell>
          <table:table-cell office:value-type="float" office:value="2255" table:style-name="ce1">
            <text:p>2255</text:p>
          </table:table-cell>
          <table:table-cell table:style-name="ce1"/>
          <table:table-cell office:value-type="float" office:value="7512" table:style-name="ce1">
            <text:p>7512</text:p>
          </table:table-cell>
          <table:table-cell office:value-type="float" office:value="956" table:style-name="ce1">
            <text:p>956</text:p>
          </table:table-cell>
          <table:table-cell table:style-name="ce1"/>
          <table:table-cell office:value-type="float" office:value="1983" table:style-name="ce1">
            <text:p>1983</text:p>
          </table:table-cell>
          <table:table-cell office:value-type="float" office:value="33752" table:style-name="ce1">
            <text:p>33752</text:p>
          </table:table-cell>
          <table:table-cell office:value-type="float" office:value="1009" table:style-name="ce1">
            <text:p>1009</text:p>
          </table:table-cell>
          <table:table-cell office:value-type="float" office:value="1808" table:style-name="ce1">
            <text:p>1808</text:p>
          </table:table-cell>
          <table:table-cell table:style-name="ce1"/>
          <table:table-cell office:value-type="float" office:value="15505" table:style-name="ce1">
            <text:p>15505</text:p>
          </table:table-cell>
          <table:table-cell office:value-type="float" office:value="1056" table:style-name="ce1">
            <text:p>1056</text:p>
          </table:table-cell>
          <table:table-cell table:style-name="ce1"/>
          <table:table-cell office:value-type="float" office:value="2616" table:style-name="ce1">
            <text:p>2616</text:p>
          </table:table-cell>
          <table:table-cell office:value-type="float" office:value="7426" table:style-name="ce1">
            <text:p>7426</text:p>
          </table:table-cell>
          <table:table-cell office:value-type="float" office:value="564" table:style-name="ce1">
            <text:p>564</text:p>
          </table:table-cell>
          <table:table-cell table:style-name="ce1"/>
          <table:table-cell office:value-type="float" office:value="1283" table:style-name="ce1">
            <text:p>1283</text:p>
          </table:table-cell>
          <table:table-cell office:value-type="float" office:value="11102" table:style-name="ce1">
            <text:p>11102</text:p>
          </table:table-cell>
          <table:table-cell office:value-type="float" office:value="1003" table:style-name="ce1">
            <text:p>1003</text:p>
          </table:table-cell>
          <table:table-cell table:style-name="ce1"/>
          <table:table-cell office:value-type="float" office:value="1561" table:style-name="ce1">
            <text:p>1561</text:p>
          </table:table-cell>
          <table:table-cell office:value-type="float" office:value="17236" table:style-name="ce1">
            <text:p>17236</text:p>
          </table:table-cell>
          <table:table-cell office:value-type="float" office:value="859" table:style-name="ce1">
            <text:p>859</text:p>
          </table:table-cell>
          <table:table-cell office:value-type="float" office:value="1333" table:style-name="ce1">
            <text:p>1333</text:p>
          </table:table-cell>
          <table:table-cell table:style-name="ce1"/>
          <table:table-cell office:value-type="float" office:value="18961" table:style-name="ce1">
            <text:p>18961</text:p>
          </table:table-cell>
          <table:table-cell office:value-type="float" office:value="1975" table:style-name="ce1">
            <text:p>1975</text:p>
          </table:table-cell>
          <table:table-cell table:style-name="ce1"/>
          <table:table-cell office:value-type="float" office:value="4387" table:style-name="ce1">
            <text:p>4387</text:p>
          </table:table-cell>
          <table:table-cell office:value-type="float" office:value="11822" table:style-name="ce1">
            <text:p>11822</text:p>
          </table:table-cell>
          <table:table-cell office:value-type="float" office:value="1242" table:style-name="ce1">
            <text:p>1242</text:p>
          </table:table-cell>
          <table:table-cell table:style-name="ce1"/>
          <table:table-cell office:value-type="float" office:value="1163" table:style-name="ce1">
            <text:p>1163</text:p>
          </table:table-cell>
          <table:table-cell office:value-type="float" office:value="9505" table:style-name="ce1">
            <text:p>9505</text:p>
          </table:table-cell>
          <table:table-cell office:value-type="float" office:value="892" table:style-name="ce1">
            <text:p>892</text:p>
          </table:table-cell>
          <table:table-cell table:style-name="ce1"/>
          <table:table-cell office:value-type="float" office:value="3208" table:style-name="ce1">
            <text:p>3208</text:p>
          </table:table-cell>
          <table:table-cell office:value-type="float" office:value="13585" table:style-name="ce1">
            <text:p>13585</text:p>
          </table:table-cell>
          <table:table-cell office:value-type="float" office:value="854" table:style-name="ce1">
            <text:p>854</text:p>
          </table:table-cell>
          <table:table-cell table:style-name="ce1"/>
          <table:table-cell office:value-type="float" office:value="2422" table:style-name="ce1">
            <text:p>2422</text:p>
          </table:table-cell>
          <table:table-cell office:value-type="float" office:value="11216" table:style-name="ce1">
            <text:p>11216</text:p>
          </table:table-cell>
          <table:table-cell office:value-type="float" office:value="1721" table:style-name="ce1">
            <text:p>1721</text:p>
          </table:table-cell>
          <table:table-cell table:style-name="ce1"/>
          <table:table-cell office:value-type="float" office:value="4944" table:style-name="ce1">
            <text:p>4944</text:p>
          </table:table-cell>
          <table:table-cell office:value-type="float" office:value="16699" table:style-name="ce1">
            <text:p>16699</text:p>
          </table:table-cell>
          <table:table-cell office:value-type="float" office:value="1161" table:style-name="ce1">
            <text:p>1161</text:p>
          </table:table-cell>
          <table:table-cell office:value-type="float" office:value="1853" table:style-name="ce1">
            <text:p>1853</text:p>
          </table:table-cell>
          <table:table-cell table:style-name="ce1"/>
          <table:table-cell office:value-type="float" office:value="8100" table:style-name="ce1">
            <text:p>8100</text:p>
          </table:table-cell>
          <table:table-cell office:value-type="float" office:value="968" table:style-name="ce1">
            <text:p>968</text:p>
          </table:table-cell>
          <table:table-cell office:value-type="float" office:value="1362" table:style-name="ce1">
            <text:p>1362</text:p>
          </table:table-cell>
          <table:table-cell table:style-name="ce1"/>
          <table:table-cell office:value-type="float" office:value="5774" table:style-name="ce1">
            <text:p>5774</text:p>
          </table:table-cell>
          <table:table-cell office:value-type="float" office:value="857" table:style-name="ce1">
            <text:p>857</text:p>
          </table:table-cell>
          <table:table-cell table:style-name="ce1"/>
          <table:table-cell office:value-type="float" office:value="2520" table:style-name="ce1">
            <text:p>2520</text:p>
          </table:table-cell>
          <table:table-cell office:value-type="float" office:value="9401" table:style-name="ce1">
            <text:p>9401</text:p>
          </table:table-cell>
          <table:table-cell office:value-type="float" office:value="726" table:style-name="ce1">
            <text:p>726</text:p>
          </table:table-cell>
          <table:table-cell table:style-name="ce1"/>
          <table:table-cell office:value-type="float" office:value="1351" table:style-name="ce1">
            <text:p>1351</text:p>
          </table:table-cell>
          <table:table-cell office:value-type="float" office:value="24618" table:style-name="ce1">
            <text:p>24618</text:p>
          </table:table-cell>
          <table:table-cell office:value-type="float" office:value="1210" table:style-name="ce1">
            <text:p>1210</text:p>
          </table:table-cell>
          <table:table-cell office:value-type="float" office:value="1302" table:style-name="ce1">
            <text:p>1302</text:p>
          </table:table-cell>
          <table:table-cell table:style-name="ce1"/>
          <table:table-cell office:value-type="float" office:value="6205" table:style-name="ce1">
            <text:p>6205</text:p>
          </table:table-cell>
          <table:table-cell office:value-type="float" office:value="472" table:style-name="ce1">
            <text:p>472</text:p>
          </table:table-cell>
          <table:table-cell table:style-name="ce1"/>
          <table:table-cell office:value-type="float" office:value="2900" table:style-name="ce1">
            <text:p>2900</text:p>
          </table:table-cell>
          <table:table-cell office:value-type="float" office:value="22945" table:style-name="ce1">
            <text:p>22945</text:p>
          </table:table-cell>
          <table:table-cell office:value-type="float" office:value="830" table:style-name="ce1">
            <text:p>830</text:p>
          </table:table-cell>
          <table:table-cell office:value-type="float" office:value="1951" table:style-name="ce1">
            <text:p>1951</text:p>
          </table:table-cell>
          <table:table-cell table:style-name="ce1"/>
          <table:table-cell office:value-type="float" office:value="19190" table:style-name="ce1">
            <text:p>19190</text:p>
          </table:table-cell>
          <table:table-cell office:value-type="float" office:value="848" table:style-name="ce1">
            <text:p>848</text:p>
          </table:table-cell>
          <table:table-cell office:value-type="float" office:value="3394" table:style-name="ce1">
            <text:p>3394</text:p>
          </table:table-cell>
          <table:table-cell table:style-name="ce1"/>
          <table:table-cell office:value-type="float" office:value="10897" table:style-name="ce1">
            <text:p>10897</text:p>
          </table:table-cell>
          <table:table-cell office:value-type="float" office:value="1354" table:style-name="ce1">
            <text:p>1354</text:p>
          </table:table-cell>
          <table:table-cell office:value-type="float" office:value="3160" table:style-name="ce1">
            <text:p>3160</text:p>
          </table:table-cell>
          <table:table-cell table:style-name="ce1"/>
          <table:table-cell office:value-type="float" office:value="10920" table:style-name="ce1">
            <text:p>10920</text:p>
          </table:table-cell>
          <table:table-cell office:value-type="float" office:value="1537" table:style-name="ce1">
            <text:p>1537</text:p>
          </table:table-cell>
          <table:table-cell table:style-name="ce1"/>
          <table:table-cell office:value-type="float" office:value="5123" table:style-name="ce1">
            <text:p>5123</text:p>
          </table:table-cell>
          <table:table-cell office:value-type="float" office:value="21118" table:style-name="ce1">
            <text:p>21118</text:p>
          </table:table-cell>
          <table:table-cell office:value-type="float" office:value="1311" table:style-name="ce1">
            <text:p>1311</text:p>
          </table:table-cell>
          <table:table-cell table:style-name="ce1"/>
          <table:table-cell office:value-type="float" office:value="2644" table:style-name="ce1">
            <text:p>2644</text:p>
          </table:table-cell>
          <table:table-cell office:value-type="float" office:value="10988" table:style-name="ce1">
            <text:p>10988</text:p>
          </table:table-cell>
          <table:table-cell office:value-type="float" office:value="632" table:style-name="ce1">
            <text:p>632</text:p>
          </table:table-cell>
          <table:table-cell table:style-name="ce1"/>
          <table:table-cell office:value-type="float" office:value="1251" table:style-name="ce1">
            <text:p>1251</text:p>
          </table:table-cell>
          <table:table-cell office:value-type="float" office:value="13318" table:style-name="ce1">
            <text:p>13318</text:p>
          </table:table-cell>
          <table:table-cell office:value-type="float" office:value="3091" table:style-name="ce1">
            <text:p>3091</text:p>
          </table:table-cell>
          <table:table-cell table:style-name="ce1"/>
          <table:table-cell office:value-type="float" office:value="3934" table:style-name="ce1">
            <text:p>3934</text:p>
          </table:table-cell>
          <table:table-cell office:value-type="float" office:value="6174" table:style-name="ce1">
            <text:p>6174</text:p>
          </table:table-cell>
          <table:table-cell office:value-type="float" office:value="1782" table:style-name="ce1">
            <text:p>1782</text:p>
          </table:table-cell>
          <table:table-cell table:style-name="ce1"/>
          <table:table-cell office:value-type="float" office:value="3490" table:style-name="ce1">
            <text:p>3490</text:p>
          </table:table-cell>
          <table:table-cell office:value-type="float" office:value="10010" table:style-name="ce1">
            <text:p>10010</text:p>
          </table:table-cell>
          <table:table-cell office:value-type="float" office:value="1515" table:style-name="ce1">
            <text:p>1515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float" office:value="13200" table:style-name="ce1">
            <text:p>13200</text:p>
          </table:table-cell>
          <table:table-cell office:value-type="float" office:value="549" table:style-name="ce1">
            <text:p>549</text:p>
          </table:table-cell>
          <table:table-cell table:style-name="ce1"/>
          <table:table-cell office:value-type="float" office:value="1609" table:style-name="ce1">
            <text:p>1609</text:p>
          </table:table-cell>
          <table:table-cell office:value-type="float" office:value="6962" table:style-name="ce1">
            <text:p>6962</text:p>
          </table:table-cell>
          <table:table-cell office:value-type="float" office:value="687" table:style-name="ce1">
            <text:p>687</text:p>
          </table:table-cell>
          <table:table-cell office:value-type="float" office:value="1229" table:style-name="ce1">
            <text:p>1229</text:p>
          </table:table-cell>
          <table:table-cell table:style-name="ce1"/>
          <table:table-cell office:value-type="float" office:value="8470" table:style-name="ce1">
            <text:p>8470</text:p>
          </table:table-cell>
          <table:table-cell office:value-type="float" office:value="1471" table:style-name="ce1">
            <text:p>1471</text:p>
          </table:table-cell>
          <table:table-cell table:style-name="ce1"/>
          <table:table-cell office:value-type="float" office:value="2674" table:style-name="ce1">
            <text:p>2674</text:p>
          </table:table-cell>
          <table:table-cell office:value-type="float" office:value="11413" table:style-name="ce1">
            <text:p>11413</text:p>
          </table:table-cell>
          <table:table-cell office:value-type="float" office:value="831" table:style-name="ce1">
            <text:p>831</text:p>
          </table:table-cell>
          <table:table-cell office:value-type="float" office:value="2725" table:style-name="ce1">
            <text:p>2725</text:p>
          </table:table-cell>
          <table:table-cell table:style-name="ce1"/>
          <table:table-cell office:value-type="float" office:value="7954" table:style-name="ce1">
            <text:p>7954</text:p>
          </table:table-cell>
          <table:table-cell office:value-type="float" office:value="693" table:style-name="ce1">
            <text:p>693</text:p>
          </table:table-cell>
          <table:table-cell table:style-name="ce1"/>
          <table:table-cell office:value-type="float" office:value="2513" table:style-name="ce1">
            <text:p>2513</text:p>
          </table:table-cell>
          <table:table-cell office:value-type="float" office:value="9149" table:style-name="ce1">
            <text:p>9149</text:p>
          </table:table-cell>
          <table:table-cell office:value-type="float" office:value="779" table:style-name="ce1">
            <text:p>779</text:p>
          </table:table-cell>
          <table:table-cell table:style-name="ce1"/>
          <table:table-cell office:value-type="float" office:value="1221" table:style-name="ce1">
            <text:p>1221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24249_M03348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1:52:49</text:p>
          </table:table-cell>
          <table:table-cell office:value-type="string" table:style-name="ce1">
            <text:p>2020-11-18_12:52:49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cyril.labo</text:p>
          </table:table-cell>
          <table:table-cell office:value-type="string" table:style-name="ce1">
            <text:p>M03348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XTw38E40WYWWvmac</text:p>
          </table:table-cell>
          <table:table-cell office:value-type="string" table:style-name="ce1">
            <text:p>https://www.testable.org/experiment/4303/294929/start?participant=M033481</text:p>
          </table:table-cell>
          <table:table-cell office:value-type="float" office:value="3000278" table:style-name="ce1">
            <text:p>3000278</text:p>
          </table:table-cell>
          <table:table-cell office:value-type="float" office:value="50.004633333332997" table:style-name="ce1">
            <text:p>50,00463333</text:p>
          </table:table-cell>
          <table:table-cell office:value-type="float" office:value="52184" table:style-name="ce1">
            <text:p>52184</text:p>
          </table:table-cell>
          <table:table-cell office:value-type="float" office:value="59284" table:style-name="ce1">
            <text:p>59284</text:p>
          </table:table-cell>
          <table:table-cell office:value-type="float" office:value="82585" table:style-name="ce1">
            <text:p>82585</text:p>
          </table:table-cell>
          <table:table-cell office:value-type="float" office:value="72590" table:style-name="ce1">
            <text:p>72590</text:p>
          </table:table-cell>
          <table:table-cell office:value-type="float" office:value="49747" table:style-name="ce1">
            <text:p>49747</text:p>
          </table:table-cell>
          <table:table-cell office:value-type="float" office:value="29844" table:style-name="ce1">
            <text:p>29844</text:p>
          </table:table-cell>
          <table:table-cell office:value-type="float" office:value="49137" table:style-name="ce1">
            <text:p>49137</text:p>
          </table:table-cell>
          <table:table-cell office:value-type="float" office:value="51390" table:style-name="ce1">
            <text:p>51390</text:p>
          </table:table-cell>
          <table:table-cell office:value-type="float" office:value="47031" table:style-name="ce1">
            <text:p>47031</text:p>
          </table:table-cell>
          <table:table-cell office:value-type="float" office:value="39893" table:style-name="ce1">
            <text:p>39893</text:p>
          </table:table-cell>
          <table:table-cell office:value-type="float" office:value="58535" table:style-name="ce1">
            <text:p>58535</text:p>
          </table:table-cell>
          <table:table-cell office:value-type="float" office:value="64477" table:style-name="ce1">
            <text:p>64477</text:p>
          </table:table-cell>
          <table:table-cell office:value-type="float" office:value="9799" table:style-name="ce1">
            <text:p>9799</text:p>
          </table:table-cell>
          <table:table-cell office:value-type="float" office:value="1864" table:style-name="ce1">
            <text:p>1864</text:p>
          </table:table-cell>
          <table:table-cell table:style-name="ce1"/>
          <table:table-cell office:value-type="float" office:value="3643" table:style-name="ce1">
            <text:p>3643</text:p>
          </table:table-cell>
          <table:table-cell office:value-type="float" office:value="9999" table:style-name="ce1">
            <text:p>9999</text:p>
          </table:table-cell>
          <table:table-cell office:value-type="float" office:value="1496" table:style-name="ce1">
            <text:p>1496</text:p>
          </table:table-cell>
          <table:table-cell table:style-name="ce1"/>
          <table:table-cell office:value-type="float" office:value="1925" table:style-name="ce1">
            <text:p>1925</text:p>
          </table:table-cell>
          <table:table-cell office:value-type="float" office:value="7872" table:style-name="ce1">
            <text:p>7872</text:p>
          </table:table-cell>
          <table:table-cell office:value-type="float" office:value="1097" table:style-name="ce1">
            <text:p>1097</text:p>
          </table:table-cell>
          <table:table-cell table:style-name="ce1"/>
          <table:table-cell office:value-type="float" office:value="1711" table:style-name="ce1">
            <text:p>1711</text:p>
          </table:table-cell>
          <table:table-cell office:value-type="float" office:value="11658" table:style-name="ce1">
            <text:p>11658</text:p>
          </table:table-cell>
          <table:table-cell office:value-type="float" office:value="963" table:style-name="ce1">
            <text:p>963</text:p>
          </table:table-cell>
          <table:table-cell table:style-name="ce1"/>
          <table:table-cell office:value-type="float" office:value="2681" table:style-name="ce1">
            <text:p>2681</text:p>
          </table:table-cell>
          <table:table-cell office:value-type="float" office:value="9509" table:style-name="ce1">
            <text:p>9509</text:p>
          </table:table-cell>
          <table:table-cell office:value-type="float" office:value="743" table:style-name="ce1">
            <text:p>743</text:p>
          </table:table-cell>
          <table:table-cell table:style-name="ce1"/>
          <table:table-cell office:value-type="float" office:value="5030" table:style-name="ce1">
            <text:p>5030</text:p>
          </table:table-cell>
          <table:table-cell office:value-type="float" office:value="14590" table:style-name="ce1">
            <text:p>14590</text:p>
          </table:table-cell>
          <table:table-cell office:value-type="float" office:value="918" table:style-name="ce1">
            <text:p>918</text:p>
          </table:table-cell>
          <table:table-cell table:style-name="ce1"/>
          <table:table-cell office:value-type="float" office:value="6025" table:style-name="ce1">
            <text:p>6025</text:p>
          </table:table-cell>
          <table:table-cell office:value-type="float" office:value="22223" table:style-name="ce1">
            <text:p>22223</text:p>
          </table:table-cell>
          <table:table-cell office:value-type="float" office:value="632" table:style-name="ce1">
            <text:p>632</text:p>
          </table:table-cell>
          <table:table-cell table:style-name="ce1"/>
          <table:table-cell office:value-type="float" office:value="7445" table:style-name="ce1">
            <text:p>7445</text:p>
          </table:table-cell>
          <table:table-cell office:value-type="float" office:value="41243" table:style-name="ce1">
            <text:p>41243</text:p>
          </table:table-cell>
          <table:table-cell office:value-type="float" office:value="8159" table:style-name="ce1">
            <text:p>8159</text:p>
          </table:table-cell>
          <table:table-cell table:style-name="ce1"/>
          <table:table-cell office:value-type="float" office:value="3425" table:style-name="ce1">
            <text:p>3425</text:p>
          </table:table-cell>
          <table:table-cell office:value-type="float" office:value="15080" table:style-name="ce1">
            <text:p>15080</text:p>
          </table:table-cell>
          <table:table-cell office:value-type="float" office:value="1491" table:style-name="ce1">
            <text:p>1491</text:p>
          </table:table-cell>
          <table:table-cell table:style-name="ce1"/>
          <table:table-cell office:value-type="float" office:value="2364" table:style-name="ce1">
            <text:p>2364</text:p>
          </table:table-cell>
          <table:table-cell office:value-type="float" office:value="18002" table:style-name="ce1">
            <text:p>18002</text:p>
          </table:table-cell>
          <table:table-cell office:value-type="float" office:value="1098" table:style-name="ce1">
            <text:p>1098</text:p>
          </table:table-cell>
          <table:table-cell office:value-type="float" office:value="2731" table:style-name="ce1">
            <text:p>2731</text:p>
          </table:table-cell>
          <table:table-cell table:style-name="ce1"/>
          <table:table-cell office:value-type="float" office:value="15636" table:style-name="ce1">
            <text:p>15636</text:p>
          </table:table-cell>
          <table:table-cell office:value-type="float" office:value="668" table:style-name="ce1">
            <text:p>668</text:p>
          </table:table-cell>
          <table:table-cell office:value-type="float" office:value="1769" table:style-name="ce1">
            <text:p>1769</text:p>
          </table:table-cell>
          <table:table-cell table:style-name="ce1"/>
          <table:table-cell office:value-type="float" office:value="8936" table:style-name="ce1">
            <text:p>8936</text:p>
          </table:table-cell>
          <table:table-cell office:value-type="float" office:value="1648" table:style-name="ce1">
            <text:p>1648</text:p>
          </table:table-cell>
          <table:table-cell table:style-name="ce1"/>
          <table:table-cell office:value-type="float" office:value="2990" table:style-name="ce1">
            <text:p>2990</text:p>
          </table:table-cell>
          <table:table-cell office:value-type="float" office:value="25256" table:style-name="ce1">
            <text:p>25256</text:p>
          </table:table-cell>
          <table:table-cell office:value-type="float" office:value="4048" table:style-name="ce1">
            <text:p>4048</text:p>
          </table:table-cell>
          <table:table-cell office:value-type="float" office:value="1817" table:style-name="ce1">
            <text:p>1817</text:p>
          </table:table-cell>
          <table:table-cell table:style-name="ce1"/>
          <table:table-cell office:value-type="float" office:value="18177" table:style-name="ce1">
            <text:p>18177</text:p>
          </table:table-cell>
          <table:table-cell office:value-type="float" office:value="2533" table:style-name="ce1">
            <text:p>2533</text:p>
          </table:table-cell>
          <table:table-cell table:style-name="ce1"/>
          <table:table-cell office:value-type="float" office:value="2337" table:style-name="ce1">
            <text:p>2337</text:p>
          </table:table-cell>
          <table:table-cell office:value-type="float" office:value="19590" table:style-name="ce1">
            <text:p>19590</text:p>
          </table:table-cell>
          <table:table-cell office:value-type="float" office:value="4577" table:style-name="ce1">
            <text:p>4577</text:p>
          </table:table-cell>
          <table:table-cell table:style-name="ce1"/>
          <table:table-cell office:value-type="float" office:value="2277" table:style-name="ce1">
            <text:p>2277</text:p>
          </table:table-cell>
          <table:table-cell office:value-type="float" office:value="17399" table:style-name="ce1">
            <text:p>17399</text:p>
          </table:table-cell>
          <table:table-cell office:value-type="float" office:value="934" table:style-name="ce1">
            <text:p>934</text:p>
          </table:table-cell>
          <table:table-cell table:style-name="ce1"/>
          <table:table-cell office:value-type="float" office:value="2476" table:style-name="ce1">
            <text:p>2476</text:p>
          </table:table-cell>
          <table:table-cell office:value-type="float" office:value="9490" table:style-name="ce1">
            <text:p>9490</text:p>
          </table:table-cell>
          <table:table-cell office:value-type="float" office:value="874" table:style-name="ce1">
            <text:p>874</text:p>
          </table:table-cell>
          <table:table-cell table:style-name="ce1"/>
          <table:table-cell office:value-type="float" office:value="2456" table:style-name="ce1">
            <text:p>2456</text:p>
          </table:table-cell>
          <table:table-cell office:value-type="float" office:value="9457" table:style-name="ce1">
            <text:p>9457</text:p>
          </table:table-cell>
          <table:table-cell office:value-type="float" office:value="821" table:style-name="ce1">
            <text:p>821</text:p>
          </table:table-cell>
          <table:table-cell table:style-name="ce1"/>
          <table:table-cell office:value-type="float" office:value="1848" table:style-name="ce1">
            <text:p>1848</text:p>
          </table:table-cell>
          <table:table-cell office:value-type="float" office:value="19382" table:style-name="ce1">
            <text:p>19382</text:p>
          </table:table-cell>
          <table:table-cell office:value-type="float" office:value="1544" table:style-name="ce1">
            <text:p>1544</text:p>
          </table:table-cell>
          <table:table-cell office:value-type="float" office:value="6055" table:style-name="ce1">
            <text:p>6055</text:p>
          </table:table-cell>
          <table:table-cell table:style-name="ce1"/>
          <table:table-cell office:value-type="float" office:value="15294" table:style-name="ce1">
            <text:p>15294</text:p>
          </table:table-cell>
          <table:table-cell office:value-type="float" office:value="1609" table:style-name="ce1">
            <text:p>1609</text:p>
          </table:table-cell>
          <table:table-cell table:style-name="ce1"/>
          <table:table-cell office:value-type="float" office:value="7945" table:style-name="ce1">
            <text:p>7945</text:p>
          </table:table-cell>
          <table:table-cell office:value-type="float" office:value="7756" table:style-name="ce1">
            <text:p>7756</text:p>
          </table:table-cell>
          <table:table-cell office:value-type="float" office:value="792" table:style-name="ce1">
            <text:p>792</text:p>
          </table:table-cell>
          <table:table-cell table:style-name="ce1"/>
          <table:table-cell office:value-type="float" office:value="4018" table:style-name="ce1">
            <text:p>4018</text:p>
          </table:table-cell>
          <table:table-cell office:value-type="float" office:value="12066" table:style-name="ce1">
            <text:p>12066</text:p>
          </table:table-cell>
          <table:table-cell office:value-type="float" office:value="1111" table:style-name="ce1">
            <text:p>1111</text:p>
          </table:table-cell>
          <table:table-cell table:style-name="ce1"/>
          <table:table-cell office:value-type="float" office:value="1764" table:style-name="ce1">
            <text:p>1764</text:p>
          </table:table-cell>
          <table:table-cell office:value-type="float" office:value="22502" table:style-name="ce1">
            <text:p>22502</text:p>
          </table:table-cell>
          <table:table-cell office:value-type="float" office:value="1128" table:style-name="ce1">
            <text:p>1128</text:p>
          </table:table-cell>
          <table:table-cell office:value-type="float" office:value="2110" table:style-name="ce1">
            <text:p>2110</text:p>
          </table:table-cell>
          <table:table-cell table:style-name="ce1"/>
          <table:table-cell office:value-type="float" office:value="13711" table:style-name="ce1">
            <text:p>13711</text:p>
          </table:table-cell>
          <table:table-cell office:value-type="float" office:value="1457" table:style-name="ce1">
            <text:p>1457</text:p>
          </table:table-cell>
          <table:table-cell table:style-name="ce1"/>
          <table:table-cell office:value-type="float" office:value="3749" table:style-name="ce1">
            <text:p>3749</text:p>
          </table:table-cell>
          <table:table-cell office:value-type="float" office:value="15008" table:style-name="ce1">
            <text:p>15008</text:p>
          </table:table-cell>
          <table:table-cell office:value-type="float" office:value="2980" table:style-name="ce1">
            <text:p>2980</text:p>
          </table:table-cell>
          <table:table-cell table:style-name="ce1"/>
          <table:table-cell office:value-type="float" office:value="3645" table:style-name="ce1">
            <text:p>3645</text:p>
          </table:table-cell>
          <table:table-cell office:value-type="float" office:value="12952" table:style-name="ce1">
            <text:p>12952</text:p>
          </table:table-cell>
          <table:table-cell office:value-type="float" office:value="1332" table:style-name="ce1">
            <text:p>1332</text:p>
          </table:table-cell>
          <table:table-cell office:value-type="float" office:value="3218" table:style-name="ce1">
            <text:p>3218</text:p>
          </table:table-cell>
          <table:table-cell table:style-name="ce1"/>
          <table:table-cell office:value-type="float" office:value="10496" table:style-name="ce1">
            <text:p>10496</text:p>
          </table:table-cell>
          <table:table-cell office:value-type="float" office:value="1700" table:style-name="ce1">
            <text:p>1700</text:p>
          </table:table-cell>
          <table:table-cell table:style-name="ce1"/>
          <table:table-cell office:value-type="float" office:value="2429" table:style-name="ce1">
            <text:p>2429</text:p>
          </table:table-cell>
          <table:table-cell office:value-type="float" office:value="32785" table:style-name="ce1">
            <text:p>32785</text:p>
          </table:table-cell>
          <table:table-cell office:value-type="float" office:value="1341" table:style-name="ce1">
            <text:p>1341</text:p>
          </table:table-cell>
          <table:table-cell table:style-name="ce1"/>
          <table:table-cell office:value-type="float" office:value="2983" table:style-name="ce1">
            <text:p>2983</text:p>
          </table:table-cell>
          <table:table-cell office:value-type="float" office:value="14088" table:style-name="ce1">
            <text:p>14088</text:p>
          </table:table-cell>
          <table:table-cell office:value-type="float" office:value="971" table:style-name="ce1">
            <text:p>971</text:p>
          </table:table-cell>
          <table:table-cell table:style-name="ce1"/>
          <table:table-cell office:value-type="float" office:value="3158" table:style-name="ce1">
            <text:p>3158</text:p>
          </table:table-cell>
          <table:table-cell office:value-type="float" office:value="10919" table:style-name="ce1">
            <text:p>10919</text:p>
          </table:table-cell>
          <table:table-cell office:value-type="float" office:value="1393" table:style-name="ce1">
            <text:p>1393</text:p>
          </table:table-cell>
          <table:table-cell table:style-name="ce1"/>
          <table:table-cell office:value-type="float" office:value="2994" table:style-name="ce1">
            <text:p>2994</text:p>
          </table:table-cell>
          <table:table-cell office:value-type="float" office:value="20616" table:style-name="ce1">
            <text:p>20616</text:p>
          </table:table-cell>
          <table:table-cell office:value-type="float" office:value="1002" table:style-name="ce1">
            <text:p>1002</text:p>
          </table:table-cell>
          <table:table-cell table:style-name="ce1"/>
          <table:table-cell office:value-type="float" office:value="1772" table:style-name="ce1">
            <text:p>1772</text:p>
          </table:table-cell>
          <table:table-cell office:value-type="float" office:value="14251" table:style-name="ce1">
            <text:p>14251</text:p>
          </table:table-cell>
          <table:table-cell office:value-type="float" office:value="2567" table:style-name="ce1">
            <text:p>2567</text:p>
          </table:table-cell>
          <table:table-cell table:style-name="ce1"/>
          <table:table-cell office:value-type="float" office:value="4429" table:style-name="ce1">
            <text:p>4429</text:p>
          </table:table-cell>
          <table:table-cell office:value-type="float" office:value="12059" table:style-name="ce1">
            <text:p>12059</text:p>
          </table:table-cell>
          <table:table-cell office:value-type="float" office:value="1892" table:style-name="ce1">
            <text:p>1892</text:p>
          </table:table-cell>
          <table:table-cell table:style-name="ce1"/>
          <table:table-cell office:value-type="float" office:value="3261" table:style-name="ce1">
            <text:p>3261</text:p>
          </table:table-cell>
          <table:table-cell office:value-type="float" office:value="12568" table:style-name="ce1">
            <text:p>12568</text:p>
          </table:table-cell>
          <table:table-cell office:value-type="float" office:value="880" table:style-name="ce1">
            <text:p>880</text:p>
          </table:table-cell>
          <table:table-cell table:style-name="ce1"/>
          <table:table-cell office:value-type="float" office:value="4655" table:style-name="ce1">
            <text:p>4655</text:p>
          </table:table-cell>
          <table:table-cell office:value-type="float" office:value="16650" table:style-name="ce1">
            <text:p>16650</text:p>
          </table:table-cell>
          <table:table-cell office:value-type="float" office:value="1719" table:style-name="ce1">
            <text:p>1719</text:p>
          </table:table-cell>
          <table:table-cell office:value-type="float" office:value="3975" table:style-name="ce1">
            <text:p>3975</text:p>
          </table:table-cell>
          <table:table-cell table:style-name="ce1"/>
          <table:table-cell office:value-type="float" office:value="18009" table:style-name="ce1">
            <text:p>18009</text:p>
          </table:table-cell>
          <table:table-cell office:value-type="float" office:value="4995" table:style-name="ce1">
            <text:p>4995</text:p>
          </table:table-cell>
          <table:table-cell office:value-type="float" office:value="3453" table:style-name="ce1">
            <text:p>3453</text:p>
          </table:table-cell>
          <table:table-cell table:style-name="ce1"/>
          <table:table-cell office:value-type="float" office:value="12049" table:style-name="ce1">
            <text:p>12049</text:p>
          </table:table-cell>
          <table:table-cell office:value-type="float" office:value="1346" table:style-name="ce1">
            <text:p>1346</text:p>
          </table:table-cell>
          <table:table-cell office:value-type="float" office:value="2108" table:style-name="ce1">
            <text:p>2108</text:p>
          </table:table-cell>
          <table:table-cell table:style-name="ce1"/>
          <table:table-cell office:value-type="float" office:value="12710" table:style-name="ce1">
            <text:p>12710</text:p>
          </table:table-cell>
          <table:table-cell office:value-type="float" office:value="4134" table:style-name="ce1">
            <text:p>4134</text:p>
          </table:table-cell>
          <table:table-cell table:style-name="ce1"/>
          <table:table-cell office:value-type="float" office:value="1842" table:style-name="ce1">
            <text:p>1842</text:p>
          </table:table-cell>
          <table:table-cell office:value-type="float" office:value="9853" table:style-name="ce1">
            <text:p>9853</text:p>
          </table:table-cell>
          <table:table-cell office:value-type="float" office:value="1313" table:style-name="ce1">
            <text:p>1313</text:p>
          </table:table-cell>
          <table:table-cell table:style-name="ce1"/>
          <table:table-cell office:value-type="float" office:value="2412" table:style-name="ce1">
            <text:p>2412</text:p>
          </table:table-cell>
          <table:table-cell office:value-type="float" office:value="29026" table:style-name="ce1">
            <text:p>29026</text:p>
          </table:table-cell>
          <table:table-cell office:value-type="float" office:value="2297" table:style-name="ce1">
            <text:p>2297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office:value-type="float" office:value="9380" table:style-name="ce1">
            <text:p>9380</text:p>
          </table:table-cell>
          <table:table-cell office:value-type="float" office:value="1154" table:style-name="ce1">
            <text:p>1154</text:p>
          </table:table-cell>
          <table:table-cell office:value-type="float" office:value="1735" table:style-name="ce1">
            <text:p>1735</text:p>
          </table:table-cell>
          <table:table-cell table:style-name="ce1"/>
          <table:table-cell office:value-type="float" office:value="21709" table:style-name="ce1">
            <text:p>21709</text:p>
          </table:table-cell>
          <table:table-cell office:value-type="float" office:value="1195" table:style-name="ce1">
            <text:p>1195</text:p>
          </table:table-cell>
          <table:table-cell office:value-type="float" office:value="4192" table:style-name="ce1">
            <text:p>4192</text:p>
          </table:table-cell>
          <table:table-cell table:style-name="ce1"/>
          <table:table-cell office:value-type="float" office:value="13035" table:style-name="ce1">
            <text:p>13035</text:p>
          </table:table-cell>
          <table:table-cell office:value-type="float" office:value="4240" table:style-name="ce1">
            <text:p>4240</text:p>
          </table:table-cell>
          <table:table-cell table:style-name="ce1"/>
          <table:table-cell office:value-type="float" office:value="2243" table:style-name="ce1">
            <text:p>2243</text:p>
          </table:table-cell>
          <table:table-cell office:value-type="float" office:value="17956" table:style-name="ce1">
            <text:p>17956</text:p>
          </table:table-cell>
          <table:table-cell office:value-type="float" office:value="949" table:style-name="ce1">
            <text:p>949</text:p>
          </table:table-cell>
          <table:table-cell office:value-type="float" office:value="2113" table:style-name="ce1">
            <text:p>2113</text:p>
          </table:table-cell>
          <table:table-cell table:style-name="ce1"/>
          <table:table-cell office:value-type="float" office:value="12443" table:style-name="ce1">
            <text:p>12443</text:p>
          </table:table-cell>
          <table:table-cell office:value-type="float" office:value="1120" table:style-name="ce1">
            <text:p>1120</text:p>
          </table:table-cell>
          <table:table-cell office:value-type="float" office:value="1768" table:style-name="ce1">
            <text:p>1768</text:p>
          </table:table-cell>
          <table:table-cell table:style-name="ce1"/>
          <table:table-cell office:value-type="float" office:value="10175" table:style-name="ce1">
            <text:p>10175</text:p>
          </table:table-cell>
          <table:table-cell office:value-type="float" office:value="1307" table:style-name="ce1">
            <text:p>1307</text:p>
          </table:table-cell>
          <table:table-cell table:style-name="ce1"/>
          <table:table-cell office:value-type="float" office:value="3635" table:style-name="ce1">
            <text:p>3635</text:p>
          </table:table-cell>
          <table:table-cell office:value-type="float" office:value="13303" table:style-name="ce1">
            <text:p>13303</text:p>
          </table:table-cell>
          <table:table-cell office:value-type="float" office:value="6685" table:style-name="ce1">
            <text:p>6685</text:p>
          </table:table-cell>
          <table:table-cell office:value-type="float" office:value="6086" table:style-name="ce1">
            <text:p>6086</text:p>
          </table:table-cell>
          <table:table-cell table:style-name="ce1"/>
          <table:table-cell office:value-type="float" office:value="39495" table:style-name="ce1">
            <text:p>39495</text:p>
          </table:table-cell>
          <table:table-cell office:value-type="float" office:value="1423" table:style-name="ce1">
            <text:p>1423</text:p>
          </table:table-cell>
          <table:table-cell office:value-type="float" office:value="3203" table:style-name="ce1">
            <text:p>3203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125053_M04586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2:03:15</text:p>
          </table:table-cell>
          <table:table-cell office:value-type="string" table:style-name="ce1">
            <text:p>2020-11-18_13:03:15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Etienne Go</text:p>
          </table:table-cell>
          <table:table-cell office:value-type="string" table:style-name="ce1">
            <text:p>M04586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9cLFbcPRLoeUnGoH</text:p>
          </table:table-cell>
          <table:table-cell office:value-type="string" table:style-name="ce1">
            <text:p>https://www.testable.org/experiment/4303/294929/start?participant=M045866</text:p>
          </table:table-cell>
          <table:table-cell office:value-type="float" office:value="2948149" table:style-name="ce1">
            <text:p>2948149</text:p>
          </table:table-cell>
          <table:table-cell office:value-type="float" office:value="49.135816666666997" table:style-name="ce1">
            <text:p>49,13581667</text:p>
          </table:table-cell>
          <table:table-cell office:value-type="float" office:value="28954" table:style-name="ce1">
            <text:p>28954</text:p>
          </table:table-cell>
          <table:table-cell office:value-type="float" office:value="31082" table:style-name="ce1">
            <text:p>31082</text:p>
          </table:table-cell>
          <table:table-cell office:value-type="float" office:value="23041" table:style-name="ce1">
            <text:p>23041</text:p>
          </table:table-cell>
          <table:table-cell office:value-type="float" office:value="39357" table:style-name="ce1">
            <text:p>39357</text:p>
          </table:table-cell>
          <table:table-cell office:value-type="float" office:value="22863" table:style-name="ce1">
            <text:p>22863</text:p>
          </table:table-cell>
          <table:table-cell office:value-type="float" office:value="21384" table:style-name="ce1">
            <text:p>21384</text:p>
          </table:table-cell>
          <table:table-cell office:value-type="float" office:value="20487" table:style-name="ce1">
            <text:p>20487</text:p>
          </table:table-cell>
          <table:table-cell office:value-type="float" office:value="31509" table:style-name="ce1">
            <text:p>31509</text:p>
          </table:table-cell>
          <table:table-cell office:value-type="float" office:value="11046" table:style-name="ce1">
            <text:p>11046</text:p>
          </table:table-cell>
          <table:table-cell office:value-type="float" office:value="35535" table:style-name="ce1">
            <text:p>35535</text:p>
          </table:table-cell>
          <table:table-cell office:value-type="float" office:value="11386" table:style-name="ce1">
            <text:p>11386</text:p>
          </table:table-cell>
          <table:table-cell office:value-type="float" office:value="32647" table:style-name="ce1">
            <text:p>32647</text:p>
          </table:table-cell>
          <table:table-cell office:value-type="float" office:value="12159" table:style-name="ce1">
            <text:p>12159</text:p>
          </table:table-cell>
          <table:table-cell office:value-type="float" office:value="7881" table:style-name="ce1">
            <text:p>7881</text:p>
          </table:table-cell>
          <table:table-cell office:value-type="float" office:value="2895" table:style-name="ce1">
            <text:p>2895</text:p>
          </table:table-cell>
          <table:table-cell table:style-name="ce1"/>
          <table:table-cell office:value-type="float" office:value="46091" table:style-name="ce1">
            <text:p>46091</text:p>
          </table:table-cell>
          <table:table-cell office:value-type="float" office:value="772" table:style-name="ce1">
            <text:p>772</text:p>
          </table:table-cell>
          <table:table-cell table:style-name="ce1"/>
          <table:table-cell office:value-type="float" office:value="2700" table:style-name="ce1">
            <text:p>2700</text:p>
          </table:table-cell>
          <table:table-cell office:value-type="float" office:value="52761" table:style-name="ce1">
            <text:p>52761</text:p>
          </table:table-cell>
          <table:table-cell office:value-type="float" office:value="751" table:style-name="ce1">
            <text:p>751</text:p>
          </table:table-cell>
          <table:table-cell office:value-type="float" office:value="7321" table:style-name="ce1">
            <text:p>7321</text:p>
          </table:table-cell>
          <table:table-cell table:style-name="ce1"/>
          <table:table-cell office:value-type="float" office:value="23331" table:style-name="ce1">
            <text:p>23331</text:p>
          </table:table-cell>
          <table:table-cell office:value-type="float" office:value="1024" table:style-name="ce1">
            <text:p>1024</text:p>
          </table:table-cell>
          <table:table-cell office:value-type="float" office:value="2609" table:style-name="ce1">
            <text:p>2609</text:p>
          </table:table-cell>
          <table:table-cell table:style-name="ce1"/>
          <table:table-cell office:value-type="float" office:value="26066" table:style-name="ce1">
            <text:p>26066</text:p>
          </table:table-cell>
          <table:table-cell office:value-type="float" office:value="838" table:style-name="ce1">
            <text:p>838</text:p>
          </table:table-cell>
          <table:table-cell table:style-name="ce1"/>
          <table:table-cell office:value-type="float" office:value="2686" table:style-name="ce1">
            <text:p>2686</text:p>
          </table:table-cell>
          <table:table-cell office:value-type="float" office:value="13231" table:style-name="ce1">
            <text:p>13231</text:p>
          </table:table-cell>
          <table:table-cell office:value-type="float" office:value="1109" table:style-name="ce1">
            <text:p>1109</text:p>
          </table:table-cell>
          <table:table-cell office:value-type="float" office:value="5371" table:style-name="ce1">
            <text:p>5371</text:p>
          </table:table-cell>
          <table:table-cell table:style-name="ce1"/>
          <table:table-cell office:value-type="float" office:value="35668" table:style-name="ce1">
            <text:p>35668</text:p>
          </table:table-cell>
          <table:table-cell office:value-type="float" office:value="1380" table:style-name="ce1">
            <text:p>1380</text:p>
          </table:table-cell>
          <table:table-cell office:value-type="float" office:value="4555" table:style-name="ce1">
            <text:p>4555</text:p>
          </table:table-cell>
          <table:table-cell table:style-name="ce1"/>
          <table:table-cell office:value-type="float" office:value="18846" table:style-name="ce1">
            <text:p>18846</text:p>
          </table:table-cell>
          <table:table-cell office:value-type="float" office:value="1156" table:style-name="ce1">
            <text:p>1156</text:p>
          </table:table-cell>
          <table:table-cell table:style-name="ce1"/>
          <table:table-cell office:value-type="float" office:value="4707" table:style-name="ce1">
            <text:p>4707</text:p>
          </table:table-cell>
          <table:table-cell office:value-type="float" office:value="9410" table:style-name="ce1">
            <text:p>9410</text:p>
          </table:table-cell>
          <table:table-cell office:value-type="float" office:value="2115" table:style-name="ce1">
            <text:p>2115</text:p>
          </table:table-cell>
          <table:table-cell office:value-type="float" office:value="3843" table:style-name="ce1">
            <text:p>3843</text:p>
          </table:table-cell>
          <table:table-cell table:style-name="ce1"/>
          <table:table-cell office:value-type="float" office:value="19191" table:style-name="ce1">
            <text:p>19191</text:p>
          </table:table-cell>
          <table:table-cell office:value-type="float" office:value="1363" table:style-name="ce1">
            <text:p>1363</text:p>
          </table:table-cell>
          <table:table-cell office:value-type="float" office:value="3569" table:style-name="ce1">
            <text:p>3569</text:p>
          </table:table-cell>
          <table:table-cell table:style-name="ce1"/>
          <table:table-cell office:value-type="float" office:value="14136" table:style-name="ce1">
            <text:p>14136</text:p>
          </table:table-cell>
          <table:table-cell office:value-type="float" office:value="2183" table:style-name="ce1">
            <text:p>2183</text:p>
          </table:table-cell>
          <table:table-cell office:value-type="float" office:value="3498" table:style-name="ce1">
            <text:p>3498</text:p>
          </table:table-cell>
          <table:table-cell table:style-name="ce1"/>
          <table:table-cell office:value-type="float" office:value="20804" table:style-name="ce1">
            <text:p>20804</text:p>
          </table:table-cell>
          <table:table-cell office:value-type="float" office:value="1360" table:style-name="ce1">
            <text:p>1360</text:p>
          </table:table-cell>
          <table:table-cell table:style-name="ce1"/>
          <table:table-cell office:value-type="float" office:value="3642" table:style-name="ce1">
            <text:p>3642</text:p>
          </table:table-cell>
          <table:table-cell office:value-type="float" office:value="43996" table:style-name="ce1">
            <text:p>43996</text:p>
          </table:table-cell>
          <table:table-cell office:value-type="float" office:value="876" table:style-name="ce1">
            <text:p>876</text:p>
          </table:table-cell>
          <table:table-cell table:style-name="ce1"/>
          <table:table-cell office:value-type="float" office:value="3516" table:style-name="ce1">
            <text:p>3516</text:p>
          </table:table-cell>
          <table:table-cell office:value-type="float" office:value="16188" table:style-name="ce1">
            <text:p>16188</text:p>
          </table:table-cell>
          <table:table-cell office:value-type="float" office:value="1110" table:style-name="ce1">
            <text:p>1110</text:p>
          </table:table-cell>
          <table:table-cell office:value-type="float" office:value="3014" table:style-name="ce1">
            <text:p>3014</text:p>
          </table:table-cell>
          <table:table-cell table:style-name="ce1"/>
          <table:table-cell office:value-type="float" office:value="13348" table:style-name="ce1">
            <text:p>13348</text:p>
          </table:table-cell>
          <table:table-cell office:value-type="float" office:value="1082" table:style-name="ce1">
            <text:p>1082</text:p>
          </table:table-cell>
          <table:table-cell table:style-name="ce1"/>
          <table:table-cell office:value-type="float" office:value="4154" table:style-name="ce1">
            <text:p>4154</text:p>
          </table:table-cell>
          <table:table-cell office:value-type="float" office:value="12220" table:style-name="ce1">
            <text:p>12220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4096" table:style-name="ce1">
            <text:p>4096</text:p>
          </table:table-cell>
          <table:table-cell office:value-type="float" office:value="60603" table:style-name="ce1">
            <text:p>60603</text:p>
          </table:table-cell>
          <table:table-cell office:value-type="float" office:value="1429" table:style-name="ce1">
            <text:p>1429</text:p>
          </table:table-cell>
          <table:table-cell office:value-type="float" office:value="2145" table:style-name="ce1">
            <text:p>2145</text:p>
          </table:table-cell>
          <table:table-cell table:style-name="ce1"/>
          <table:table-cell office:value-type="float" office:value="7231" table:style-name="ce1">
            <text:p>7231</text:p>
          </table:table-cell>
          <table:table-cell office:value-type="float" office:value="1016" table:style-name="ce1">
            <text:p>1016</text:p>
          </table:table-cell>
          <table:table-cell table:style-name="ce1"/>
          <table:table-cell office:value-type="float" office:value="6887" table:style-name="ce1">
            <text:p>6887</text:p>
          </table:table-cell>
          <table:table-cell office:value-type="float" office:value="9040" table:style-name="ce1">
            <text:p>9040</text:p>
          </table:table-cell>
          <table:table-cell office:value-type="float" office:value="1043" table:style-name="ce1">
            <text:p>1043</text:p>
          </table:table-cell>
          <table:table-cell office:value-type="float" office:value="3302" table:style-name="ce1">
            <text:p>3302</text:p>
          </table:table-cell>
          <table:table-cell table:style-name="ce1"/>
          <table:table-cell office:value-type="float" office:value="38005" table:style-name="ce1">
            <text:p>38005</text:p>
          </table:table-cell>
          <table:table-cell office:value-type="float" office:value="1486" table:style-name="ce1">
            <text:p>1486</text:p>
          </table:table-cell>
          <table:table-cell office:value-type="float" office:value="4450" table:style-name="ce1">
            <text:p>4450</text:p>
          </table:table-cell>
          <table:table-cell table:style-name="ce1"/>
          <table:table-cell office:value-type="float" office:value="18939" table:style-name="ce1">
            <text:p>18939</text:p>
          </table:table-cell>
          <table:table-cell office:value-type="float" office:value="988" table:style-name="ce1">
            <text:p>988</text:p>
          </table:table-cell>
          <table:table-cell table:style-name="ce1"/>
          <table:table-cell office:value-type="float" office:value="3628" table:style-name="ce1">
            <text:p>3628</text:p>
          </table:table-cell>
          <table:table-cell office:value-type="float" office:value="9994" table:style-name="ce1">
            <text:p>9994</text:p>
          </table:table-cell>
          <table:table-cell office:value-type="float" office:value="2642" table:style-name="ce1">
            <text:p>2642</text:p>
          </table:table-cell>
          <table:table-cell office:value-type="float" office:value="3245" table:style-name="ce1">
            <text:p>3245</text:p>
          </table:table-cell>
          <table:table-cell table:style-name="ce1"/>
          <table:table-cell office:value-type="float" office:value="36679" table:style-name="ce1">
            <text:p>36679</text:p>
          </table:table-cell>
          <table:table-cell office:value-type="float" office:value="2331" table:style-name="ce1">
            <text:p>2331</text:p>
          </table:table-cell>
          <table:table-cell office:value-type="float" office:value="2781" table:style-name="ce1">
            <text:p>2781</text:p>
          </table:table-cell>
          <table:table-cell table:style-name="ce1"/>
          <table:table-cell office:value-type="float" office:value="54864" table:style-name="ce1">
            <text:p>54864</text:p>
          </table:table-cell>
          <table:table-cell office:value-type="float" office:value="1222" table:style-name="ce1">
            <text:p>1222</text:p>
          </table:table-cell>
          <table:table-cell office:value-type="float" office:value="3102" table:style-name="ce1">
            <text:p>3102</text:p>
          </table:table-cell>
          <table:table-cell table:style-name="ce1"/>
          <table:table-cell office:value-type="float" office:value="6633" table:style-name="ce1">
            <text:p>6633</text:p>
          </table:table-cell>
          <table:table-cell office:value-type="float" office:value="1664" table:style-name="ce1">
            <text:p>1664</text:p>
          </table:table-cell>
          <table:table-cell table:style-name="ce1"/>
          <table:table-cell office:value-type="float" office:value="3346" table:style-name="ce1">
            <text:p>3346</text:p>
          </table:table-cell>
          <table:table-cell office:value-type="float" office:value="76105" table:style-name="ce1">
            <text:p>76105</text:p>
          </table:table-cell>
          <table:table-cell office:value-type="float" office:value="1120" table:style-name="ce1">
            <text:p>1120</text:p>
          </table:table-cell>
          <table:table-cell table:style-name="ce1"/>
          <table:table-cell office:value-type="float" office:value="3884" table:style-name="ce1">
            <text:p>3884</text:p>
          </table:table-cell>
          <table:table-cell office:value-type="float" office:value="5933" table:style-name="ce1">
            <text:p>5933</text:p>
          </table:table-cell>
          <table:table-cell office:value-type="float" office:value="1202" table:style-name="ce1">
            <text:p>1202</text:p>
          </table:table-cell>
          <table:table-cell office:value-type="float" office:value="2388" table:style-name="ce1">
            <text:p>2388</text:p>
          </table:table-cell>
          <table:table-cell table:style-name="ce1"/>
          <table:table-cell office:value-type="float" office:value="34518" table:style-name="ce1">
            <text:p>34518</text:p>
          </table:table-cell>
          <table:table-cell office:value-type="float" office:value="1142" table:style-name="ce1">
            <text:p>1142</text:p>
          </table:table-cell>
          <table:table-cell table:style-name="ce1"/>
          <table:table-cell office:value-type="float" office:value="3632" table:style-name="ce1">
            <text:p>3632</text:p>
          </table:table-cell>
          <table:table-cell office:value-type="float" office:value="78552" table:style-name="ce1">
            <text:p>78552</text:p>
          </table:table-cell>
          <table:table-cell office:value-type="float" office:value="647" table:style-name="ce1">
            <text:p>647</text:p>
          </table:table-cell>
          <table:table-cell office:value-type="float" office:value="90198" table:style-name="ce1">
            <text:p>90198</text:p>
          </table:table-cell>
          <table:table-cell table:style-name="ce1"/>
          <table:table-cell office:value-type="float" office:value="10777" table:style-name="ce1">
            <text:p>10777</text:p>
          </table:table-cell>
          <table:table-cell office:value-type="float" office:value="1294" table:style-name="ce1">
            <text:p>1294</text:p>
          </table:table-cell>
          <table:table-cell office:value-type="float" office:value="5809" table:style-name="ce1">
            <text:p>5809</text:p>
          </table:table-cell>
          <table:table-cell table:style-name="ce1"/>
          <table:table-cell office:value-type="float" office:value="21614" table:style-name="ce1">
            <text:p>21614</text:p>
          </table:table-cell>
          <table:table-cell office:value-type="float" office:value="1307" table:style-name="ce1">
            <text:p>1307</text:p>
          </table:table-cell>
          <table:table-cell office:value-type="float" office:value="4868" table:style-name="ce1">
            <text:p>4868</text:p>
          </table:table-cell>
          <table:table-cell table:style-name="ce1"/>
          <table:table-cell office:value-type="float" office:value="64572" table:style-name="ce1">
            <text:p>64572</text:p>
          </table:table-cell>
          <table:table-cell office:value-type="float" office:value="1374" table:style-name="ce1">
            <text:p>1374</text:p>
          </table:table-cell>
          <table:table-cell office:value-type="float" office:value="2949" table:style-name="ce1">
            <text:p>2949</text:p>
          </table:table-cell>
          <table:table-cell table:style-name="ce1"/>
          <table:table-cell office:value-type="float" office:value="19314" table:style-name="ce1">
            <text:p>19314</text:p>
          </table:table-cell>
          <table:table-cell office:value-type="float" office:value="1017" table:style-name="ce1">
            <text:p>1017</text:p>
          </table:table-cell>
          <table:table-cell office:value-type="float" office:value="6457" table:style-name="ce1">
            <text:p>6457</text:p>
          </table:table-cell>
          <table:table-cell table:style-name="ce1"/>
          <table:table-cell office:value-type="float" office:value="21042" table:style-name="ce1">
            <text:p>21042</text:p>
          </table:table-cell>
          <table:table-cell office:value-type="float" office:value="1072" table:style-name="ce1">
            <text:p>1072</text:p>
          </table:table-cell>
          <table:table-cell office:value-type="float" office:value="7601" table:style-name="ce1">
            <text:p>7601</text:p>
          </table:table-cell>
          <table:table-cell table:style-name="ce1"/>
          <table:table-cell office:value-type="float" office:value="7136" table:style-name="ce1">
            <text:p>7136</text:p>
          </table:table-cell>
          <table:table-cell office:value-type="float" office:value="895" table:style-name="ce1">
            <text:p>895</text:p>
          </table:table-cell>
          <table:table-cell table:style-name="ce1"/>
          <table:table-cell office:value-type="float" office:value="3499" table:style-name="ce1">
            <text:p>3499</text:p>
          </table:table-cell>
          <table:table-cell office:value-type="float" office:value="7844" table:style-name="ce1">
            <text:p>7844</text:p>
          </table:table-cell>
          <table:table-cell office:value-type="float" office:value="1247" table:style-name="ce1">
            <text:p>1247</text:p>
          </table:table-cell>
          <table:table-cell office:value-type="float" office:value="3244" table:style-name="ce1">
            <text:p>3244</text:p>
          </table:table-cell>
          <table:table-cell table:style-name="ce1"/>
          <table:table-cell office:value-type="float" office:value="50966" table:style-name="ce1">
            <text:p>50966</text:p>
          </table:table-cell>
          <table:table-cell office:value-type="float" office:value="1329" table:style-name="ce1">
            <text:p>1329</text:p>
          </table:table-cell>
          <table:table-cell office:value-type="float" office:value="5282" table:style-name="ce1">
            <text:p>5282</text:p>
          </table:table-cell>
          <table:table-cell table:style-name="ce1"/>
          <table:table-cell office:value-type="float" office:value="16964" table:style-name="ce1">
            <text:p>16964</text:p>
          </table:table-cell>
          <table:table-cell office:value-type="float" office:value="996" table:style-name="ce1">
            <text:p>996</text:p>
          </table:table-cell>
          <table:table-cell office:value-type="float" office:value="3656" table:style-name="ce1">
            <text:p>3656</text:p>
          </table:table-cell>
          <table:table-cell table:style-name="ce1"/>
          <table:table-cell office:value-type="float" office:value="30134" table:style-name="ce1">
            <text:p>30134</text:p>
          </table:table-cell>
          <table:table-cell office:value-type="float" office:value="1421" table:style-name="ce1">
            <text:p>1421</text:p>
          </table:table-cell>
          <table:table-cell table:style-name="ce1"/>
          <table:table-cell office:value-type="float" office:value="2846" table:style-name="ce1">
            <text:p>2846</text:p>
          </table:table-cell>
          <table:table-cell office:value-type="float" office:value="7805" table:style-name="ce1">
            <text:p>7805</text:p>
          </table:table-cell>
          <table:table-cell office:value-type="float" office:value="825" table:style-name="ce1">
            <text:p>825</text:p>
          </table:table-cell>
          <table:table-cell office:value-type="float" office:value="2945" table:style-name="ce1">
            <text:p>2945</text:p>
          </table:table-cell>
          <table:table-cell table:style-name="ce1"/>
          <table:table-cell office:value-type="float" office:value="12642" table:style-name="ce1">
            <text:p>12642</text:p>
          </table:table-cell>
          <table:table-cell office:value-type="float" office:value="1353" table:style-name="ce1">
            <text:p>1353</text:p>
          </table:table-cell>
          <table:table-cell office:value-type="float" office:value="2930" table:style-name="ce1">
            <text:p>2930</text:p>
          </table:table-cell>
          <table:table-cell table:style-name="ce1"/>
          <table:table-cell office:value-type="float" office:value="9181" table:style-name="ce1">
            <text:p>9181</text:p>
          </table:table-cell>
          <table:table-cell office:value-type="float" office:value="1248" table:style-name="ce1">
            <text:p>1248</text:p>
          </table:table-cell>
          <table:table-cell office:value-type="float" office:value="2528" table:style-name="ce1">
            <text:p>2528</text:p>
          </table:table-cell>
          <table:table-cell table:style-name="ce1"/>
          <table:table-cell office:value-type="float" office:value="25307" table:style-name="ce1">
            <text:p>25307</text:p>
          </table:table-cell>
          <table:table-cell office:value-type="float" office:value="1156" table:style-name="ce1">
            <text:p>1156</text:p>
          </table:table-cell>
          <table:table-cell table:style-name="ce1"/>
          <table:table-cell office:value-type="float" office:value="3362" table:style-name="ce1">
            <text:p>3362</text:p>
          </table:table-cell>
          <table:table-cell office:value-type="float" office:value="24304" table:style-name="ce1">
            <text:p>24304</text:p>
          </table:table-cell>
          <table:table-cell office:value-type="float" office:value="1219" table:style-name="ce1">
            <text:p>1219</text:p>
          </table:table-cell>
          <table:table-cell table:style-name="ce1"/>
          <table:table-cell office:value-type="float" office:value="2319" table:style-name="ce1">
            <text:p>2319</text:p>
          </table:table-cell>
          <table:table-cell office:value-type="float" office:value="85989" table:style-name="ce1">
            <text:p>85989</text:p>
          </table:table-cell>
          <table:table-cell office:value-type="float" office:value="2212" table:style-name="ce1">
            <text:p>2212</text:p>
          </table:table-cell>
          <table:table-cell office:value-type="float" office:value="3238" table:style-name="ce1">
            <text:p>3238</text:p>
          </table:table-cell>
          <table:table-cell table:style-name="ce1"/>
          <table:table-cell office:value-type="float" office:value="44351" table:style-name="ce1">
            <text:p>44351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3716" table:style-name="ce1">
            <text:p>3716</text:p>
          </table:table-cell>
          <table:table-cell office:value-type="float" office:value="23205" table:style-name="ce1">
            <text:p>23205</text:p>
          </table:table-cell>
          <table:table-cell office:value-type="float" office:value="997" table:style-name="ce1">
            <text:p>997</text:p>
          </table:table-cell>
          <table:table-cell office:value-type="float" office:value="3354" table:style-name="ce1">
            <text:p>3354</text:p>
          </table:table-cell>
          <table:table-cell table:style-name="ce1"/>
          <table:table-cell office:value-type="float" office:value="15662" table:style-name="ce1">
            <text:p>15662</text:p>
          </table:table-cell>
          <table:table-cell office:value-type="float" office:value="1081" table:style-name="ce1">
            <text:p>1081</text:p>
          </table:table-cell>
          <table:table-cell table:style-name="ce1"/>
          <table:table-cell office:value-type="float" office:value="2867" table:style-name="ce1">
            <text:p>2867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42902_M01666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3:41:27</text:p>
          </table:table-cell>
          <table:table-cell office:value-type="string" table:style-name="ce1">
            <text:p>2020-11-18_14:41:27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M01666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lbbeYKsiICeEbwDC</text:p>
          </table:table-cell>
          <table:table-cell office:value-type="string" table:style-name="ce1">
            <text:p>https://www.testable.org/experiment/4303/294929/start?participant=M016664</text:p>
          </table:table-cell>
          <table:table-cell office:value-type="float" office:value="2856921" table:style-name="ce1">
            <text:p>2856921</text:p>
          </table:table-cell>
          <table:table-cell office:value-type="float" office:value="47.615349999999999" table:style-name="ce1">
            <text:p>47,61535</text:p>
          </table:table-cell>
          <table:table-cell office:value-type="float" office:value="43070" table:style-name="ce1">
            <text:p>43070</text:p>
          </table:table-cell>
          <table:table-cell office:value-type="float" office:value="38360" table:style-name="ce1">
            <text:p>38360</text:p>
          </table:table-cell>
          <table:table-cell office:value-type="float" office:value="29913" table:style-name="ce1">
            <text:p>29913</text:p>
          </table:table-cell>
          <table:table-cell office:value-type="float" office:value="20826" table:style-name="ce1">
            <text:p>20826</text:p>
          </table:table-cell>
          <table:table-cell office:value-type="float" office:value="19714" table:style-name="ce1">
            <text:p>19714</text:p>
          </table:table-cell>
          <table:table-cell office:value-type="float" office:value="27500" table:style-name="ce1">
            <text:p>27500</text:p>
          </table:table-cell>
          <table:table-cell office:value-type="float" office:value="49111" table:style-name="ce1">
            <text:p>49111</text:p>
          </table:table-cell>
          <table:table-cell office:value-type="float" office:value="57365" table:style-name="ce1">
            <text:p>57365</text:p>
          </table:table-cell>
          <table:table-cell office:value-type="float" office:value="37340" table:style-name="ce1">
            <text:p>37340</text:p>
          </table:table-cell>
          <table:table-cell office:value-type="float" office:value="71785" table:style-name="ce1">
            <text:p>71785</text:p>
          </table:table-cell>
          <table:table-cell office:value-type="float" office:value="41482" table:style-name="ce1">
            <text:p>41482</text:p>
          </table:table-cell>
          <table:table-cell office:value-type="float" office:value="56357" table:style-name="ce1">
            <text:p>56357</text:p>
          </table:table-cell>
          <table:table-cell table:number-columns-repeated="192" table:style-name="ce1"/>
          <table:table-cell office:value-type="float" office:value="14130" table:style-name="ce1">
            <text:p>14130</text:p>
          </table:table-cell>
          <table:table-cell office:value-type="float" office:value="1563" table:style-name="ce1">
            <text:p>1563</text:p>
          </table:table-cell>
          <table:table-cell office:value-type="float" office:value="1818" table:style-name="ce1">
            <text:p>1818</text:p>
          </table:table-cell>
          <table:table-cell table:style-name="ce1"/>
          <table:table-cell office:value-type="float" office:value="12678" table:style-name="ce1">
            <text:p>12678</text:p>
          </table:table-cell>
          <table:table-cell office:value-type="float" office:value="2000" table:style-name="ce1">
            <text:p>2000</text:p>
          </table:table-cell>
          <table:table-cell office:value-type="float" office:value="2284" table:style-name="ce1">
            <text:p>2284</text:p>
          </table:table-cell>
          <table:table-cell table:style-name="ce1"/>
          <table:table-cell office:value-type="float" office:value="7808" table:style-name="ce1">
            <text:p>7808</text:p>
          </table:table-cell>
          <table:table-cell office:value-type="float" office:value="782" table:style-name="ce1">
            <text:p>782</text:p>
          </table:table-cell>
          <table:table-cell office:value-type="float" office:value="2356" table:style-name="ce1">
            <text:p>2356</text:p>
          </table:table-cell>
          <table:table-cell table:style-name="ce1"/>
          <table:table-cell office:value-type="float" office:value="9084" table:style-name="ce1">
            <text:p>9084</text:p>
          </table:table-cell>
          <table:table-cell office:value-type="float" office:value="1151" table:style-name="ce1">
            <text:p>1151</text:p>
          </table:table-cell>
          <table:table-cell office:value-type="float" office:value="2907" table:style-name="ce1">
            <text:p>2907</text:p>
          </table:table-cell>
          <table:table-cell table:style-name="ce1"/>
          <table:table-cell office:value-type="float" office:value="22156" table:style-name="ce1">
            <text:p>22156</text:p>
          </table:table-cell>
          <table:table-cell office:value-type="float" office:value="411" table:style-name="ce1">
            <text:p>411</text:p>
          </table:table-cell>
          <table:table-cell office:value-type="float" office:value="2123" table:style-name="ce1">
            <text:p>2123</text:p>
          </table:table-cell>
          <table:table-cell table:style-name="ce1"/>
          <table:table-cell office:value-type="float" office:value="13521" table:style-name="ce1">
            <text:p>13521</text:p>
          </table:table-cell>
          <table:table-cell office:value-type="float" office:value="1443" table:style-name="ce1">
            <text:p>1443</text:p>
          </table:table-cell>
          <table:table-cell office:value-type="float" office:value="2370" table:style-name="ce1">
            <text:p>2370</text:p>
          </table:table-cell>
          <table:table-cell table:style-name="ce1"/>
          <table:table-cell office:value-type="float" office:value="12320" table:style-name="ce1">
            <text:p>12320</text:p>
          </table:table-cell>
          <table:table-cell office:value-type="float" office:value="1010" table:style-name="ce1">
            <text:p>1010</text:p>
          </table:table-cell>
          <table:table-cell office:value-type="float" office:value="1973" table:style-name="ce1">
            <text:p>1973</text:p>
          </table:table-cell>
          <table:table-cell table:style-name="ce1"/>
          <table:table-cell office:value-type="float" office:value="11687" table:style-name="ce1">
            <text:p>11687</text:p>
          </table:table-cell>
          <table:table-cell office:value-type="float" office:value="3860" table:style-name="ce1">
            <text:p>3860</text:p>
          </table:table-cell>
          <table:table-cell office:value-type="float" office:value="1665" table:style-name="ce1">
            <text:p>1665</text:p>
          </table:table-cell>
          <table:table-cell table:style-name="ce1"/>
          <table:table-cell office:value-type="float" office:value="4612" table:style-name="ce1">
            <text:p>4612</text:p>
          </table:table-cell>
          <table:table-cell office:value-type="float" office:value="1794" table:style-name="ce1">
            <text:p>1794</text:p>
          </table:table-cell>
          <table:table-cell office:value-type="float" office:value="1851" table:style-name="ce1">
            <text:p>1851</text:p>
          </table:table-cell>
          <table:table-cell table:style-name="ce1"/>
          <table:table-cell office:value-type="float" office:value="12921" table:style-name="ce1">
            <text:p>12921</text:p>
          </table:table-cell>
          <table:table-cell office:value-type="float" office:value="917" table:style-name="ce1">
            <text:p>917</text:p>
          </table:table-cell>
          <table:table-cell office:value-type="float" office:value="2988" table:style-name="ce1">
            <text:p>2988</text:p>
          </table:table-cell>
          <table:table-cell table:style-name="ce1"/>
          <table:table-cell office:value-type="float" office:value="15332" table:style-name="ce1">
            <text:p>15332</text:p>
          </table:table-cell>
          <table:table-cell office:value-type="float" office:value="2198" table:style-name="ce1">
            <text:p>2198</text:p>
          </table:table-cell>
          <table:table-cell office:value-type="float" office:value="3857" table:style-name="ce1">
            <text:p>3857</text:p>
          </table:table-cell>
          <table:table-cell table:style-name="ce1"/>
          <table:table-cell office:value-type="float" office:value="22625" table:style-name="ce1">
            <text:p>22625</text:p>
          </table:table-cell>
          <table:table-cell office:value-type="float" office:value="414" table:style-name="ce1">
            <text:p>414</text:p>
          </table:table-cell>
          <table:table-cell office:value-type="float" office:value="3148" table:style-name="ce1">
            <text:p>3148</text:p>
          </table:table-cell>
          <table:table-cell table:style-name="ce1"/>
          <table:table-cell office:value-type="float" office:value="20961" table:style-name="ce1">
            <text:p>20961</text:p>
          </table:table-cell>
          <table:table-cell office:value-type="float" office:value="2150" table:style-name="ce1">
            <text:p>2150</text:p>
          </table:table-cell>
          <table:table-cell table:style-name="ce1"/>
          <table:table-cell office:value-type="float" office:value="2696" table:style-name="ce1">
            <text:p>2696</text:p>
          </table:table-cell>
          <table:table-cell office:value-type="float" office:value="5589" table:style-name="ce1">
            <text:p>5589</text:p>
          </table:table-cell>
          <table:table-cell office:value-type="float" office:value="1226" table:style-name="ce1">
            <text:p>1226</text:p>
          </table:table-cell>
          <table:table-cell office:value-type="float" office:value="10584" table:style-name="ce1">
            <text:p>10584</text:p>
          </table:table-cell>
          <table:table-cell table:style-name="ce1"/>
          <table:table-cell office:value-type="float" office:value="17440" table:style-name="ce1">
            <text:p>17440</text:p>
          </table:table-cell>
          <table:table-cell office:value-type="float" office:value="1306" table:style-name="ce1">
            <text:p>1306</text:p>
          </table:table-cell>
          <table:table-cell office:value-type="float" office:value="5778" table:style-name="ce1">
            <text:p>5778</text:p>
          </table:table-cell>
          <table:table-cell table:style-name="ce1"/>
          <table:table-cell office:value-type="float" office:value="15280" table:style-name="ce1">
            <text:p>15280</text:p>
          </table:table-cell>
          <table:table-cell office:value-type="float" office:value="872" table:style-name="ce1">
            <text:p>872</text:p>
          </table:table-cell>
          <table:table-cell office:value-type="float" office:value="2971" table:style-name="ce1">
            <text:p>2971</text:p>
          </table:table-cell>
          <table:table-cell table:style-name="ce1"/>
          <table:table-cell office:value-type="float" office:value="13359" table:style-name="ce1">
            <text:p>13359</text:p>
          </table:table-cell>
          <table:table-cell office:value-type="float" office:value="1277" table:style-name="ce1">
            <text:p>1277</text:p>
          </table:table-cell>
          <table:table-cell office:value-type="float" office:value="2891" table:style-name="ce1">
            <text:p>2891</text:p>
          </table:table-cell>
          <table:table-cell table:style-name="ce1"/>
          <table:table-cell office:value-type="float" office:value="10556" table:style-name="ce1">
            <text:p>10556</text:p>
          </table:table-cell>
          <table:table-cell office:value-type="float" office:value="3180" table:style-name="ce1">
            <text:p>3180</text:p>
          </table:table-cell>
          <table:table-cell office:value-type="float" office:value="2242" table:style-name="ce1">
            <text:p>2242</text:p>
          </table:table-cell>
          <table:table-cell table:style-name="ce1"/>
          <table:table-cell office:value-type="float" office:value="17609" table:style-name="ce1">
            <text:p>17609</text:p>
          </table:table-cell>
          <table:table-cell office:value-type="float" office:value="1034" table:style-name="ce1">
            <text:p>1034</text:p>
          </table:table-cell>
          <table:table-cell office:value-type="float" office:value="2003" table:style-name="ce1">
            <text:p>2003</text:p>
          </table:table-cell>
          <table:table-cell table:style-name="ce1"/>
          <table:table-cell office:value-type="float" office:value="31122" table:style-name="ce1">
            <text:p>31122</text:p>
          </table:table-cell>
          <table:table-cell office:value-type="float" office:value="2273" table:style-name="ce1">
            <text:p>2273</text:p>
          </table:table-cell>
          <table:table-cell office:value-type="float" office:value="2051" table:style-name="ce1">
            <text:p>2051</text:p>
          </table:table-cell>
          <table:table-cell table:style-name="ce1"/>
          <table:table-cell office:value-type="float" office:value="12092" table:style-name="ce1">
            <text:p>12092</text:p>
          </table:table-cell>
          <table:table-cell office:value-type="float" office:value="3068" table:style-name="ce1">
            <text:p>3068</text:p>
          </table:table-cell>
          <table:table-cell office:value-type="float" office:value="2615" table:style-name="ce1">
            <text:p>2615</text:p>
          </table:table-cell>
          <table:table-cell table:style-name="ce1"/>
          <table:table-cell office:value-type="float" office:value="8765" table:style-name="ce1">
            <text:p>8765</text:p>
          </table:table-cell>
          <table:table-cell office:value-type="float" office:value="861" table:style-name="ce1">
            <text:p>861</text:p>
          </table:table-cell>
          <table:table-cell office:value-type="float" office:value="2625" table:style-name="ce1">
            <text:p>2625</text:p>
          </table:table-cell>
          <table:table-cell table:style-name="ce1"/>
          <table:table-cell office:value-type="float" office:value="20359" table:style-name="ce1">
            <text:p>20359</text:p>
          </table:table-cell>
          <table:table-cell office:value-type="float" office:value="2583" table:style-name="ce1">
            <text:p>2583</text:p>
          </table:table-cell>
          <table:table-cell office:value-type="float" office:value="3603" table:style-name="ce1">
            <text:p>3603</text:p>
          </table:table-cell>
          <table:table-cell table:style-name="ce1"/>
          <table:table-cell office:value-type="float" office:value="21575" table:style-name="ce1">
            <text:p>21575</text:p>
          </table:table-cell>
          <table:table-cell office:value-type="float" office:value="668" table:style-name="ce1">
            <text:p>668</text:p>
          </table:table-cell>
          <table:table-cell office:value-type="float" office:value="3053" table:style-name="ce1">
            <text:p>3053</text:p>
          </table:table-cell>
          <table:table-cell table:style-name="ce1"/>
          <table:table-cell office:value-type="float" office:value="11630" table:style-name="ce1">
            <text:p>11630</text:p>
          </table:table-cell>
          <table:table-cell office:value-type="float" office:value="908" table:style-name="ce1">
            <text:p>908</text:p>
          </table:table-cell>
          <table:table-cell office:value-type="float" office:value="1601" table:style-name="ce1">
            <text:p>1601</text:p>
          </table:table-cell>
          <table:table-cell table:style-name="ce1"/>
          <table:table-cell office:value-type="float" office:value="9245" table:style-name="ce1">
            <text:p>9245</text:p>
          </table:table-cell>
          <table:table-cell office:value-type="float" office:value="1206" table:style-name="ce1">
            <text:p>1206</text:p>
          </table:table-cell>
          <table:table-cell table:style-name="ce1"/>
          <table:table-cell office:value-type="float" office:value="2405" table:style-name="ce1">
            <text:p>2405</text:p>
          </table:table-cell>
          <table:table-cell office:value-type="float" office:value="10741" table:style-name="ce1">
            <text:p>10741</text:p>
          </table:table-cell>
          <table:table-cell office:value-type="float" office:value="916" table:style-name="ce1">
            <text:p>916</text:p>
          </table:table-cell>
          <table:table-cell office:value-type="float" office:value="3728" table:style-name="ce1">
            <text:p>3728</text:p>
          </table:table-cell>
          <table:table-cell table:style-name="ce1"/>
          <table:table-cell office:value-type="float" office:value="31709" table:style-name="ce1">
            <text:p>31709</text:p>
          </table:table-cell>
          <table:table-cell office:value-type="float" office:value="3007" table:style-name="ce1">
            <text:p>3007</text:p>
          </table:table-cell>
          <table:table-cell office:value-type="float" office:value="2099" table:style-name="ce1">
            <text:p>2099</text:p>
          </table:table-cell>
          <table:table-cell table:style-name="ce1"/>
          <table:table-cell office:value-type="float" office:value="16909" table:style-name="ce1">
            <text:p>16909</text:p>
          </table:table-cell>
          <table:table-cell office:value-type="float" office:value="1403" table:style-name="ce1">
            <text:p>1403</text:p>
          </table:table-cell>
          <table:table-cell office:value-type="float" office:value="4313" table:style-name="ce1">
            <text:p>4313</text:p>
          </table:table-cell>
          <table:table-cell table:style-name="ce1"/>
          <table:table-cell office:value-type="float" office:value="13071" table:style-name="ce1">
            <text:p>13071</text:p>
          </table:table-cell>
          <table:table-cell office:value-type="float" office:value="1382" table:style-name="ce1">
            <text:p>1382</text:p>
          </table:table-cell>
          <table:table-cell table:style-name="ce1"/>
          <table:table-cell office:value-type="float" office:value="5670" table:style-name="ce1">
            <text:p>5670</text:p>
          </table:table-cell>
          <table:table-cell office:value-type="float" office:value="11925" table:style-name="ce1">
            <text:p>11925</text:p>
          </table:table-cell>
          <table:table-cell office:value-type="float" office:value="2190" table:style-name="ce1">
            <text:p>2190</text:p>
          </table:table-cell>
          <table:table-cell table:style-name="ce1"/>
          <table:table-cell office:value-type="float" office:value="4500" table:style-name="ce1">
            <text:p>4500</text:p>
          </table:table-cell>
          <table:table-cell office:value-type="float" office:value="24322" table:style-name="ce1">
            <text:p>24322</text:p>
          </table:table-cell>
          <table:table-cell office:value-type="float" office:value="1316" table:style-name="ce1">
            <text:p>1316</text:p>
          </table:table-cell>
          <table:table-cell office:value-type="float" office:value="1549" table:style-name="ce1">
            <text:p>1549</text:p>
          </table:table-cell>
          <table:table-cell table:style-name="ce1"/>
          <table:table-cell office:value-type="float" office:value="10154" table:style-name="ce1">
            <text:p>10154</text:p>
          </table:table-cell>
          <table:table-cell office:value-type="float" office:value="818" table:style-name="ce1">
            <text:p>818</text:p>
          </table:table-cell>
          <table:table-cell office:value-type="float" office:value="1685" table:style-name="ce1">
            <text:p>1685</text:p>
          </table:table-cell>
          <table:table-cell table:style-name="ce1"/>
          <table:table-cell office:value-type="float" office:value="14968" table:style-name="ce1">
            <text:p>14968</text:p>
          </table:table-cell>
          <table:table-cell office:value-type="float" office:value="1275" table:style-name="ce1">
            <text:p>1275</text:p>
          </table:table-cell>
          <table:table-cell office:value-type="float" office:value="2321" table:style-name="ce1">
            <text:p>2321</text:p>
          </table:table-cell>
          <table:table-cell table:style-name="ce1"/>
          <table:table-cell office:value-type="float" office:value="10749" table:style-name="ce1">
            <text:p>10749</text:p>
          </table:table-cell>
          <table:table-cell office:value-type="float" office:value="1124" table:style-name="ce1">
            <text:p>1124</text:p>
          </table:table-cell>
          <table:table-cell office:value-type="float" office:value="4226" table:style-name="ce1">
            <text:p>4226</text:p>
          </table:table-cell>
          <table:table-cell table:style-name="ce1"/>
          <table:table-cell office:value-type="float" office:value="27114" table:style-name="ce1">
            <text:p>27114</text:p>
          </table:table-cell>
          <table:table-cell office:value-type="float" office:value="1329" table:style-name="ce1">
            <text:p>1329</text:p>
          </table:table-cell>
          <table:table-cell office:value-type="float" office:value="3580" table:style-name="ce1">
            <text:p>3580</text:p>
          </table:table-cell>
          <table:table-cell table:style-name="ce1"/>
          <table:table-cell office:value-type="float" office:value="9120" table:style-name="ce1">
            <text:p>9120</text:p>
          </table:table-cell>
          <table:table-cell office:value-type="float" office:value="498" table:style-name="ce1">
            <text:p>498</text:p>
          </table:table-cell>
          <table:table-cell office:value-type="float" office:value="1640" table:style-name="ce1">
            <text:p>1640</text:p>
          </table:table-cell>
          <table:table-cell table:style-name="ce1"/>
          <table:table-cell office:value-type="float" office:value="24111" table:style-name="ce1">
            <text:p>24111</text:p>
          </table:table-cell>
          <table:table-cell office:value-type="float" office:value="2437" table:style-name="ce1">
            <text:p>2437</text:p>
          </table:table-cell>
          <table:table-cell office:value-type="float" office:value="1833" table:style-name="ce1">
            <text:p>1833</text:p>
          </table:table-cell>
          <table:table-cell table:style-name="ce1"/>
          <table:table-cell office:value-type="float" office:value="13731" table:style-name="ce1">
            <text:p>13731</text:p>
          </table:table-cell>
          <table:table-cell office:value-type="float" office:value="1168" table:style-name="ce1">
            <text:p>1168</text:p>
          </table:table-cell>
          <table:table-cell office:value-type="float" office:value="9155" table:style-name="ce1">
            <text:p>9155</text:p>
          </table:table-cell>
          <table:table-cell table:style-name="ce1"/>
          <table:table-cell office:value-type="float" office:value="6880" table:style-name="ce1">
            <text:p>6880</text:p>
          </table:table-cell>
          <table:table-cell office:value-type="float" office:value="1478" table:style-name="ce1">
            <text:p>1478</text:p>
          </table:table-cell>
          <table:table-cell office:value-type="float" office:value="1783" table:style-name="ce1">
            <text:p>1783</text:p>
          </table:table-cell>
          <table:table-cell table:style-name="ce1"/>
          <table:table-cell office:value-type="float" office:value="19923" table:style-name="ce1">
            <text:p>19923</text:p>
          </table:table-cell>
          <table:table-cell office:value-type="float" office:value="3205" table:style-name="ce1">
            <text:p>3205</text:p>
          </table:table-cell>
          <table:table-cell office:value-type="float" office:value="1798" table:style-name="ce1">
            <text:p>1798</text:p>
          </table:table-cell>
          <table:table-cell table:style-name="ce1"/>
          <table:table-cell office:value-type="float" office:value="18690" table:style-name="ce1">
            <text:p>18690</text:p>
          </table:table-cell>
          <table:table-cell office:value-type="float" office:value="1309" table:style-name="ce1">
            <text:p>1309</text:p>
          </table:table-cell>
          <table:table-cell office:value-type="float" office:value="2919" table:style-name="ce1">
            <text:p>2919</text:p>
          </table:table-cell>
          <table:table-cell table:style-name="ce1"/>
          <table:table-cell office:value-type="float" office:value="8800" table:style-name="ce1">
            <text:p>8800</text:p>
          </table:table-cell>
          <table:table-cell office:value-type="float" office:value="2512" table:style-name="ce1">
            <text:p>2512</text:p>
          </table:table-cell>
          <table:table-cell office:value-type="float" office:value="1357" table:style-name="ce1">
            <text:p>1357</text:p>
          </table:table-cell>
          <table:table-cell table:style-name="ce1"/>
          <table:table-cell office:value-type="float" office:value="12795" table:style-name="ce1">
            <text:p>12795</text:p>
          </table:table-cell>
          <table:table-cell office:value-type="float" office:value="1227" table:style-name="ce1">
            <text:p>1227</text:p>
          </table:table-cell>
          <table:table-cell office:value-type="float" office:value="2076" table:style-name="ce1">
            <text:p>2076</text:p>
          </table:table-cell>
          <table:table-cell table:style-name="ce1"/>
          <table:table-cell office:value-type="float" office:value="8481" table:style-name="ce1">
            <text:p>8481</text:p>
          </table:table-cell>
          <table:table-cell office:value-type="float" office:value="859" table:style-name="ce1">
            <text:p>859</text:p>
          </table:table-cell>
          <table:table-cell office:value-type="float" office:value="2075" table:style-name="ce1">
            <text:p>2075</text:p>
          </table:table-cell>
          <table:table-cell table:style-name="ce1"/>
          <table:table-cell office:value-type="float" office:value="12283" table:style-name="ce1">
            <text:p>12283</text:p>
          </table:table-cell>
          <table:table-cell office:value-type="float" office:value="468" table:style-name="ce1">
            <text:p>468</text:p>
          </table:table-cell>
          <table:table-cell office:value-type="float" office:value="1754" table:style-name="ce1">
            <text:p>1754</text:p>
          </table:table-cell>
          <table:table-cell table:style-name="ce1"/>
          <table:table-cell office:value-type="float" office:value="6933" table:style-name="ce1">
            <text:p>6933</text:p>
          </table:table-cell>
          <table:table-cell office:value-type="float" office:value="780" table:style-name="ce1">
            <text:p>780</text:p>
          </table:table-cell>
          <table:table-cell office:value-type="float" office:value="1895" table:style-name="ce1">
            <text:p>1895</text:p>
          </table:table-cell>
          <table:table-cell table:style-name="ce1"/>
          <table:table-cell office:value-type="float" office:value="25859" table:style-name="ce1">
            <text:p>25859</text:p>
          </table:table-cell>
          <table:table-cell office:value-type="float" office:value="818" table:style-name="ce1">
            <text:p>818</text:p>
          </table:table-cell>
          <table:table-cell office:value-type="float" office:value="2223" table:style-name="ce1">
            <text:p>2223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150048_M089472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4:04:21</text:p>
          </table:table-cell>
          <table:table-cell office:value-type="string" table:style-name="ce1">
            <text:p>2020-11-18_15:04:21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M0894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ambidextrous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xPm125JMGUiS1RJz</text:p>
          </table:table-cell>
          <table:table-cell office:value-type="string" table:style-name="ce1">
            <text:p>https://www.testable.org/experiment/4303/294929/start?participant=M089472</text:p>
          </table:table-cell>
          <table:table-cell office:value-type="float" office:value="3387374" table:style-name="ce1">
            <text:p>3387374</text:p>
          </table:table-cell>
          <table:table-cell office:value-type="float" office:value="56.456233333333003" table:style-name="ce1">
            <text:p>56,45623333</text:p>
          </table:table-cell>
          <table:table-cell office:value-type="float" office:value="72158" table:style-name="ce1">
            <text:p>72158</text:p>
          </table:table-cell>
          <table:table-cell office:value-type="float" office:value="73713" table:style-name="ce1">
            <text:p>73713</text:p>
          </table:table-cell>
          <table:table-cell office:value-type="float" office:value="73264" table:style-name="ce1">
            <text:p>73264</text:p>
          </table:table-cell>
          <table:table-cell office:value-type="float" office:value="96065" table:style-name="ce1">
            <text:p>96065</text:p>
          </table:table-cell>
          <table:table-cell office:value-type="float" office:value="142674" table:style-name="ce1">
            <text:p>142674</text:p>
          </table:table-cell>
          <table:table-cell office:value-type="float" office:value="70730" table:style-name="ce1">
            <text:p>70730</text:p>
          </table:table-cell>
          <table:table-cell office:value-type="float" office:value="67262" table:style-name="ce1">
            <text:p>67262</text:p>
          </table:table-cell>
          <table:table-cell office:value-type="float" office:value="115570" table:style-name="ce1">
            <text:p>115570</text:p>
          </table:table-cell>
          <table:table-cell office:value-type="float" office:value="94481" table:style-name="ce1">
            <text:p>94481</text:p>
          </table:table-cell>
          <table:table-cell office:value-type="float" office:value="89974" table:style-name="ce1">
            <text:p>89974</text:p>
          </table:table-cell>
          <table:table-cell office:value-type="float" office:value="135854" table:style-name="ce1">
            <text:p>135854</text:p>
          </table:table-cell>
          <table:table-cell office:value-type="float" office:value="128385" table:style-name="ce1">
            <text:p>128385</text:p>
          </table:table-cell>
          <table:table-cell office:value-type="float" office:value="7526" table:style-name="ce1">
            <text:p>7526</text:p>
          </table:table-cell>
          <table:table-cell office:value-type="float" office:value="670" table:style-name="ce1">
            <text:p>670</text:p>
          </table:table-cell>
          <table:table-cell table:style-name="ce1"/>
          <table:table-cell office:value-type="float" office:value="1587" table:style-name="ce1">
            <text:p>1587</text:p>
          </table:table-cell>
          <table:table-cell office:value-type="float" office:value="9130" table:style-name="ce1">
            <text:p>9130</text:p>
          </table:table-cell>
          <table:table-cell office:value-type="float" office:value="768" table:style-name="ce1">
            <text:p>768</text:p>
          </table:table-cell>
          <table:table-cell table:style-name="ce1"/>
          <table:table-cell office:value-type="float" office:value="2272" table:style-name="ce1">
            <text:p>2272</text:p>
          </table:table-cell>
          <table:table-cell office:value-type="float" office:value="7477" table:style-name="ce1">
            <text:p>7477</text:p>
          </table:table-cell>
          <table:table-cell office:value-type="float" office:value="686" table:style-name="ce1">
            <text:p>686</text:p>
          </table:table-cell>
          <table:table-cell table:style-name="ce1"/>
          <table:table-cell office:value-type="float" office:value="1660" table:style-name="ce1">
            <text:p>1660</text:p>
          </table:table-cell>
          <table:table-cell office:value-type="float" office:value="30049" table:style-name="ce1">
            <text:p>30049</text:p>
          </table:table-cell>
          <table:table-cell office:value-type="float" office:value="673" table:style-name="ce1">
            <text:p>673</text:p>
          </table:table-cell>
          <table:table-cell table:style-name="ce1"/>
          <table:table-cell office:value-type="float" office:value="2123" table:style-name="ce1">
            <text:p>2123</text:p>
          </table:table-cell>
          <table:table-cell office:value-type="float" office:value="11320" table:style-name="ce1">
            <text:p>11320</text:p>
          </table:table-cell>
          <table:table-cell office:value-type="float" office:value="869" table:style-name="ce1">
            <text:p>869</text:p>
          </table:table-cell>
          <table:table-cell table:style-name="ce1"/>
          <table:table-cell office:value-type="float" office:value="2228" table:style-name="ce1">
            <text:p>2228</text:p>
          </table:table-cell>
          <table:table-cell office:value-type="float" office:value="10445" table:style-name="ce1">
            <text:p>10445</text:p>
          </table:table-cell>
          <table:table-cell office:value-type="float" office:value="520" table:style-name="ce1">
            <text:p>520</text:p>
          </table:table-cell>
          <table:table-cell table:style-name="ce1"/>
          <table:table-cell office:value-type="float" office:value="1946" table:style-name="ce1">
            <text:p>1946</text:p>
          </table:table-cell>
          <table:table-cell office:value-type="float" office:value="10507" table:style-name="ce1">
            <text:p>10507</text:p>
          </table:table-cell>
          <table:table-cell office:value-type="float" office:value="593" table:style-name="ce1">
            <text:p>593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7079" table:style-name="ce1">
            <text:p>7079</text:p>
          </table:table-cell>
          <table:table-cell office:value-type="float" office:value="657" table:style-name="ce1">
            <text:p>657</text:p>
          </table:table-cell>
          <table:table-cell table:style-name="ce1"/>
          <table:table-cell office:value-type="float" office:value="1533" table:style-name="ce1">
            <text:p>1533</text:p>
          </table:table-cell>
          <table:table-cell office:value-type="float" office:value="7928" table:style-name="ce1">
            <text:p>7928</text:p>
          </table:table-cell>
          <table:table-cell office:value-type="float" office:value="717" table:style-name="ce1">
            <text:p>7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office:value-type="float" office:value="12113" table:style-name="ce1">
            <text:p>12113</text:p>
          </table:table-cell>
          <table:table-cell office:value-type="float" office:value="910" table:style-name="ce1">
            <text:p>910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10785" table:style-name="ce1">
            <text:p>10785</text:p>
          </table:table-cell>
          <table:table-cell office:value-type="float" office:value="5196" table:style-name="ce1">
            <text:p>5196</text:p>
          </table:table-cell>
          <table:table-cell table:style-name="ce1"/>
          <table:table-cell office:value-type="float" office:value="1854" table:style-name="ce1">
            <text:p>1854</text:p>
          </table:table-cell>
          <table:table-cell office:value-type="float" office:value="8539" table:style-name="ce1">
            <text:p>8539</text:p>
          </table:table-cell>
          <table:table-cell office:value-type="float" office:value="844" table:style-name="ce1">
            <text:p>844</text:p>
          </table:table-cell>
          <table:table-cell table:style-name="ce1"/>
          <table:table-cell office:value-type="float" office:value="2253" table:style-name="ce1">
            <text:p>2253</text:p>
          </table:table-cell>
          <table:table-cell office:value-type="float" office:value="11230" table:style-name="ce1">
            <text:p>11230</text:p>
          </table:table-cell>
          <table:table-cell office:value-type="float" office:value="580" table:style-name="ce1">
            <text:p>580</text:p>
          </table:table-cell>
          <table:table-cell table:style-name="ce1"/>
          <table:table-cell office:value-type="float" office:value="1803" table:style-name="ce1">
            <text:p>1803</text:p>
          </table:table-cell>
          <table:table-cell office:value-type="float" office:value="6140" table:style-name="ce1">
            <text:p>6140</text:p>
          </table:table-cell>
          <table:table-cell office:value-type="float" office:value="1702" table:style-name="ce1">
            <text:p>1702</text:p>
          </table:table-cell>
          <table:table-cell table:style-name="ce1"/>
          <table:table-cell office:value-type="float" office:value="2309" table:style-name="ce1">
            <text:p>2309</text:p>
          </table:table-cell>
          <table:table-cell office:value-type="float" office:value="7925" table:style-name="ce1">
            <text:p>7925</text:p>
          </table:table-cell>
          <table:table-cell office:value-type="float" office:value="668" table:style-name="ce1">
            <text:p>668</text:p>
          </table:table-cell>
          <table:table-cell table:style-name="ce1"/>
          <table:table-cell office:value-type="float" office:value="1593" table:style-name="ce1">
            <text:p>1593</text:p>
          </table:table-cell>
          <table:table-cell office:value-type="float" office:value="9364" table:style-name="ce1">
            <text:p>9364</text:p>
          </table:table-cell>
          <table:table-cell office:value-type="float" office:value="633" table:style-name="ce1">
            <text:p>633</text:p>
          </table:table-cell>
          <table:table-cell table:style-name="ce1"/>
          <table:table-cell office:value-type="float" office:value="2427" table:style-name="ce1">
            <text:p>2427</text:p>
          </table:table-cell>
          <table:table-cell office:value-type="float" office:value="9520" table:style-name="ce1">
            <text:p>9520</text:p>
          </table:table-cell>
          <table:table-cell office:value-type="float" office:value="574" table:style-name="ce1">
            <text:p>574</text:p>
          </table:table-cell>
          <table:table-cell table:style-name="ce1"/>
          <table:table-cell office:value-type="float" office:value="2671" table:style-name="ce1">
            <text:p>2671</text:p>
          </table:table-cell>
          <table:table-cell office:value-type="float" office:value="8186" table:style-name="ce1">
            <text:p>8186</text:p>
          </table:table-cell>
          <table:table-cell office:value-type="float" office:value="788" table:style-name="ce1">
            <text:p>788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52036" table:style-name="ce1">
            <text:p>52036</text:p>
          </table:table-cell>
          <table:table-cell office:value-type="float" office:value="625" table:style-name="ce1">
            <text:p>625</text:p>
          </table:table-cell>
          <table:table-cell table:style-name="ce1"/>
          <table:table-cell office:value-type="float" office:value="1511" table:style-name="ce1">
            <text:p>1511</text:p>
          </table:table-cell>
          <table:table-cell office:value-type="float" office:value="13049" table:style-name="ce1">
            <text:p>13049</text:p>
          </table:table-cell>
          <table:table-cell office:value-type="float" office:value="906" table:style-name="ce1">
            <text:p>906</text:p>
          </table:table-cell>
          <table:table-cell table:style-name="ce1"/>
          <table:table-cell office:value-type="float" office:value="3260" table:style-name="ce1">
            <text:p>3260</text:p>
          </table:table-cell>
          <table:table-cell office:value-type="float" office:value="13530" table:style-name="ce1">
            <text:p>13530</text:p>
          </table:table-cell>
          <table:table-cell office:value-type="float" office:value="869" table:style-name="ce1">
            <text:p>869</text:p>
          </table:table-cell>
          <table:table-cell table:style-name="ce1"/>
          <table:table-cell office:value-type="float" office:value="1884" table:style-name="ce1">
            <text:p>1884</text:p>
          </table:table-cell>
          <table:table-cell office:value-type="float" office:value="6854" table:style-name="ce1">
            <text:p>6854</text:p>
          </table:table-cell>
          <table:table-cell office:value-type="float" office:value="1782" table:style-name="ce1">
            <text:p>1782</text:p>
          </table:table-cell>
          <table:table-cell table:style-name="ce1"/>
          <table:table-cell office:value-type="float" office:value="1896" table:style-name="ce1">
            <text:p>1896</text:p>
          </table:table-cell>
          <table:table-cell office:value-type="float" office:value="5532" table:style-name="ce1">
            <text:p>5532</text:p>
          </table:table-cell>
          <table:table-cell office:value-type="float" office:value="770" table:style-name="ce1">
            <text:p>770</text:p>
          </table:table-cell>
          <table:table-cell table:style-name="ce1"/>
          <table:table-cell office:value-type="float" office:value="3449" table:style-name="ce1">
            <text:p>3449</text:p>
          </table:table-cell>
          <table:table-cell office:value-type="float" office:value="14009" table:style-name="ce1">
            <text:p>14009</text:p>
          </table:table-cell>
          <table:table-cell office:value-type="float" office:value="844" table:style-name="ce1">
            <text:p>844</text:p>
          </table:table-cell>
          <table:table-cell table:style-name="ce1"/>
          <table:table-cell office:value-type="float" office:value="2363" table:style-name="ce1">
            <text:p>2363</text:p>
          </table:table-cell>
          <table:table-cell office:value-type="float" office:value="7348" table:style-name="ce1">
            <text:p>7348</text:p>
          </table:table-cell>
          <table:table-cell office:value-type="float" office:value="819" table:style-name="ce1">
            <text:p>819</text:p>
          </table:table-cell>
          <table:table-cell table:style-name="ce1"/>
          <table:table-cell office:value-type="float" office:value="1460" table:style-name="ce1">
            <text:p>1460</text:p>
          </table:table-cell>
          <table:table-cell office:value-type="float" office:value="13681" table:style-name="ce1">
            <text:p>13681</text:p>
          </table:table-cell>
          <table:table-cell office:value-type="float" office:value="615" table:style-name="ce1">
            <text:p>615</text:p>
          </table:table-cell>
          <table:table-cell table:style-name="ce1"/>
          <table:table-cell office:value-type="float" office:value="2414" table:style-name="ce1">
            <text:p>2414</text:p>
          </table:table-cell>
          <table:table-cell office:value-type="float" office:value="10130" table:style-name="ce1">
            <text:p>10130</text:p>
          </table:table-cell>
          <table:table-cell office:value-type="float" office:value="732" table:style-name="ce1">
            <text:p>732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11426" table:style-name="ce1">
            <text:p>11426</text:p>
          </table:table-cell>
          <table:table-cell office:value-type="float" office:value="556" table:style-name="ce1">
            <text:p>556</text:p>
          </table:table-cell>
          <table:table-cell table:style-name="ce1"/>
          <table:table-cell office:value-type="float" office:value="1404" table:style-name="ce1">
            <text:p>1404</text:p>
          </table:table-cell>
          <table:table-cell office:value-type="float" office:value="19363" table:style-name="ce1">
            <text:p>19363</text:p>
          </table:table-cell>
          <table:table-cell office:value-type="float" office:value="606" table:style-name="ce1">
            <text:p>606</text:p>
          </table:table-cell>
          <table:table-cell table:style-name="ce1"/>
          <table:table-cell office:value-type="float" office:value="1358" table:style-name="ce1">
            <text:p>1358</text:p>
          </table:table-cell>
          <table:table-cell office:value-type="float" office:value="7606" table:style-name="ce1">
            <text:p>7606</text:p>
          </table:table-cell>
          <table:table-cell office:value-type="float" office:value="811" table:style-name="ce1">
            <text:p>811</text:p>
          </table:table-cell>
          <table:table-cell table:style-name="ce1"/>
          <table:table-cell office:value-type="float" office:value="1999" table:style-name="ce1">
            <text:p>1999</text:p>
          </table:table-cell>
          <table:table-cell office:value-type="float" office:value="13573" table:style-name="ce1">
            <text:p>13573</text:p>
          </table:table-cell>
          <table:table-cell office:value-type="float" office:value="736" table:style-name="ce1">
            <text:p>736</text:p>
          </table:table-cell>
          <table:table-cell table:style-name="ce1"/>
          <table:table-cell office:value-type="float" office:value="1597" table:style-name="ce1">
            <text:p>1597</text:p>
          </table:table-cell>
          <table:table-cell office:value-type="float" office:value="17208" table:style-name="ce1">
            <text:p>17208</text:p>
          </table:table-cell>
          <table:table-cell office:value-type="float" office:value="859" table:style-name="ce1">
            <text:p>859</text:p>
          </table:table-cell>
          <table:table-cell table:style-name="ce1"/>
          <table:table-cell office:value-type="float" office:value="2273" table:style-name="ce1">
            <text:p>2273</text:p>
          </table:table-cell>
          <table:table-cell office:value-type="float" office:value="14292" table:style-name="ce1">
            <text:p>14292</text:p>
          </table:table-cell>
          <table:table-cell office:value-type="float" office:value="857" table:style-name="ce1">
            <text:p>857</text:p>
          </table:table-cell>
          <table:table-cell table:style-name="ce1"/>
          <table:table-cell office:value-type="float" office:value="2127" table:style-name="ce1">
            <text:p>2127</text:p>
          </table:table-cell>
          <table:table-cell office:value-type="float" office:value="6647" table:style-name="ce1">
            <text:p>6647</text:p>
          </table:table-cell>
          <table:table-cell office:value-type="float" office:value="661" table:style-name="ce1">
            <text:p>661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20299" table:style-name="ce1">
            <text:p>20299</text:p>
          </table:table-cell>
          <table:table-cell office:value-type="float" office:value="643" table:style-name="ce1">
            <text:p>643</text:p>
          </table:table-cell>
          <table:table-cell table:style-name="ce1"/>
          <table:table-cell office:value-type="float" office:value="2007" table:style-name="ce1">
            <text:p>2007</text:p>
          </table:table-cell>
          <table:table-cell office:value-type="float" office:value="9448" table:style-name="ce1">
            <text:p>9448</text:p>
          </table:table-cell>
          <table:table-cell office:value-type="float" office:value="1176" table:style-name="ce1">
            <text:p>1176</text:p>
          </table:table-cell>
          <table:table-cell table:style-name="ce1"/>
          <table:table-cell office:value-type="float" office:value="1987" table:style-name="ce1">
            <text:p>1987</text:p>
          </table:table-cell>
          <table:table-cell office:value-type="float" office:value="6013" table:style-name="ce1">
            <text:p>6013</text:p>
          </table:table-cell>
          <table:table-cell office:value-type="float" office:value="634" table:style-name="ce1">
            <text:p>634</text:p>
          </table:table-cell>
          <table:table-cell table:style-name="ce1"/>
          <table:table-cell office:value-type="float" office:value="1544" table:style-name="ce1">
            <text:p>1544</text:p>
          </table:table-cell>
          <table:table-cell office:value-type="float" office:value="9685" table:style-name="ce1">
            <text:p>9685</text:p>
          </table:table-cell>
          <table:table-cell office:value-type="float" office:value="621" table:style-name="ce1">
            <text:p>621</text:p>
          </table:table-cell>
          <table:table-cell table:style-name="ce1"/>
          <table:table-cell office:value-type="float" office:value="1544" table:style-name="ce1">
            <text:p>1544</text:p>
          </table:table-cell>
          <table:table-cell office:value-type="float" office:value="6682" table:style-name="ce1">
            <text:p>6682</text:p>
          </table:table-cell>
          <table:table-cell office:value-type="float" office:value="736" table:style-name="ce1">
            <text:p>736</text:p>
          </table:table-cell>
          <table:table-cell table:style-name="ce1"/>
          <table:table-cell office:value-type="float" office:value="1580" table:style-name="ce1">
            <text:p>1580</text:p>
          </table:table-cell>
          <table:table-cell office:value-type="float" office:value="9477" table:style-name="ce1">
            <text:p>9477</text:p>
          </table:table-cell>
          <table:table-cell office:value-type="float" office:value="716" table:style-name="ce1">
            <text:p>716</text:p>
          </table:table-cell>
          <table:table-cell table:style-name="ce1"/>
          <table:table-cell office:value-type="float" office:value="1532" table:style-name="ce1">
            <text:p>1532</text:p>
          </table:table-cell>
          <table:table-cell office:value-type="float" office:value="15680" table:style-name="ce1">
            <text:p>15680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1488" table:style-name="ce1">
            <text:p>1488</text:p>
          </table:table-cell>
          <table:table-cell office:value-type="float" office:value="7040" table:style-name="ce1">
            <text:p>7040</text:p>
          </table:table-cell>
          <table:table-cell office:value-type="float" office:value="782" table:style-name="ce1">
            <text:p>782</text:p>
          </table:table-cell>
          <table:table-cell table:style-name="ce1"/>
          <table:table-cell office:value-type="float" office:value="1588" table:style-name="ce1">
            <text:p>1588</text:p>
          </table:table-cell>
          <table:table-cell office:value-type="float" office:value="13644" table:style-name="ce1">
            <text:p>13644</text:p>
          </table:table-cell>
          <table:table-cell office:value-type="float" office:value="1099" table:style-name="ce1">
            <text:p>109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4174" table:style-name="ce1">
            <text:p>14174</text:p>
          </table:table-cell>
          <table:table-cell office:value-type="float" office:value="856" table:style-name="ce1">
            <text:p>856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10112" table:style-name="ce1">
            <text:p>10112</text:p>
          </table:table-cell>
          <table:table-cell office:value-type="float" office:value="576" table:style-name="ce1">
            <text:p>576</text:p>
          </table:table-cell>
          <table:table-cell table:style-name="ce1"/>
          <table:table-cell office:value-type="float" office:value="1441" table:style-name="ce1">
            <text:p>1441</text:p>
          </table:table-cell>
          <table:table-cell office:value-type="float" office:value="7807" table:style-name="ce1">
            <text:p>7807</text:p>
          </table:table-cell>
          <table:table-cell office:value-type="float" office:value="629" table:style-name="ce1">
            <text:p>629</text:p>
          </table:table-cell>
          <table:table-cell table:style-name="ce1"/>
          <table:table-cell office:value-type="float" office:value="1555" table:style-name="ce1">
            <text:p>1555</text:p>
          </table:table-cell>
          <table:table-cell office:value-type="float" office:value="16875" table:style-name="ce1">
            <text:p>16875</text:p>
          </table:table-cell>
          <table:table-cell office:value-type="float" office:value="1542" table:style-name="ce1">
            <text:p>1542</text:p>
          </table:table-cell>
          <table:table-cell table:style-name="ce1"/>
          <table:table-cell office:value-type="float" office:value="3016" table:style-name="ce1">
            <text:p>3016</text:p>
          </table:table-cell>
          <table:table-cell office:value-type="float" office:value="10165" table:style-name="ce1">
            <text:p>10165</text:p>
          </table:table-cell>
          <table:table-cell office:value-type="float" office:value="648" table:style-name="ce1">
            <text:p>648</text:p>
          </table:table-cell>
          <table:table-cell table:style-name="ce1"/>
          <table:table-cell office:value-type="float" office:value="2010" table:style-name="ce1">
            <text:p>2010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50550_M08856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4:18:03</text:p>
          </table:table-cell>
          <table:table-cell office:value-type="string" table:style-name="ce1">
            <text:p>2020-11-18_15:18:03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M08856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A1kyuPksjZ4QxFyl</text:p>
          </table:table-cell>
          <table:table-cell office:value-type="string" table:style-name="ce1">
            <text:p>https://www.testable.org/experiment/4303/294929/start?participant=M088561</text:p>
          </table:table-cell>
          <table:table-cell office:value-type="float" office:value="2870145" table:style-name="ce1">
            <text:p>2870145</text:p>
          </table:table-cell>
          <table:table-cell office:value-type="float" office:value="47.835749999999997" table:style-name="ce1">
            <text:p>47,83575</text:p>
          </table:table-cell>
          <table:table-cell office:value-type="float" office:value="17659" table:style-name="ce1">
            <text:p>17659</text:p>
          </table:table-cell>
          <table:table-cell office:value-type="float" office:value="50164" table:style-name="ce1">
            <text:p>50164</text:p>
          </table:table-cell>
          <table:table-cell office:value-type="float" office:value="17515" table:style-name="ce1">
            <text:p>17515</text:p>
          </table:table-cell>
          <table:table-cell office:value-type="float" office:value="18682" table:style-name="ce1">
            <text:p>18682</text:p>
          </table:table-cell>
          <table:table-cell office:value-type="float" office:value="35513" table:style-name="ce1">
            <text:p>35513</text:p>
          </table:table-cell>
          <table:table-cell office:value-type="float" office:value="48417" table:style-name="ce1">
            <text:p>48417</text:p>
          </table:table-cell>
          <table:table-cell office:value-type="float" office:value="42882" table:style-name="ce1">
            <text:p>42882</text:p>
          </table:table-cell>
          <table:table-cell office:value-type="float" office:value="64349" table:style-name="ce1">
            <text:p>64349</text:p>
          </table:table-cell>
          <table:table-cell office:value-type="float" office:value="61493" table:style-name="ce1">
            <text:p>61493</text:p>
          </table:table-cell>
          <table:table-cell office:value-type="float" office:value="69186" table:style-name="ce1">
            <text:p>69186</text:p>
          </table:table-cell>
          <table:table-cell office:value-type="float" office:value="83130" table:style-name="ce1">
            <text:p>83130</text:p>
          </table:table-cell>
          <table:table-cell office:value-type="float" office:value="44725" table:style-name="ce1">
            <text:p>44725</text:p>
          </table:table-cell>
          <table:table-cell table:number-columns-repeated="192" table:style-name="ce1"/>
          <table:table-cell office:value-type="float" office:value="14673" table:style-name="ce1">
            <text:p>14673</text:p>
          </table:table-cell>
          <table:table-cell office:value-type="float" office:value="531" table:style-name="ce1">
            <text:p>531</text:p>
          </table:table-cell>
          <table:table-cell office:value-type="float" office:value="2364" table:style-name="ce1">
            <text:p>2364</text:p>
          </table:table-cell>
          <table:table-cell table:style-name="ce1"/>
          <table:table-cell office:value-type="float" office:value="12582" table:style-name="ce1">
            <text:p>12582</text:p>
          </table:table-cell>
          <table:table-cell office:value-type="float" office:value="2376" table:style-name="ce1">
            <text:p>2376</text:p>
          </table:table-cell>
          <table:table-cell office:value-type="float" office:value="2390" table:style-name="ce1">
            <text:p>2390</text:p>
          </table:table-cell>
          <table:table-cell table:style-name="ce1"/>
          <table:table-cell office:value-type="float" office:value="9320" table:style-name="ce1">
            <text:p>9320</text:p>
          </table:table-cell>
          <table:table-cell office:value-type="float" office:value="1094" table:style-name="ce1">
            <text:p>1094</text:p>
          </table:table-cell>
          <table:table-cell office:value-type="float" office:value="5108" table:style-name="ce1">
            <text:p>5108</text:p>
          </table:table-cell>
          <table:table-cell table:style-name="ce1"/>
          <table:table-cell office:value-type="float" office:value="7564" table:style-name="ce1">
            <text:p>7564</text:p>
          </table:table-cell>
          <table:table-cell office:value-type="float" office:value="543" table:style-name="ce1">
            <text:p>543</text:p>
          </table:table-cell>
          <table:table-cell office:value-type="float" office:value="1130" table:style-name="ce1">
            <text:p>1130</text:p>
          </table:table-cell>
          <table:table-cell table:style-name="ce1"/>
          <table:table-cell office:value-type="float" office:value="13140" table:style-name="ce1">
            <text:p>13140</text:p>
          </table:table-cell>
          <table:table-cell office:value-type="float" office:value="1770" table:style-name="ce1">
            <text:p>1770</text:p>
          </table:table-cell>
          <table:table-cell office:value-type="float" office:value="1779" table:style-name="ce1">
            <text:p>1779</text:p>
          </table:table-cell>
          <table:table-cell table:style-name="ce1"/>
          <table:table-cell office:value-type="float" office:value="21825" table:style-name="ce1">
            <text:p>21825</text:p>
          </table:table-cell>
          <table:table-cell office:value-type="float" office:value="1596" table:style-name="ce1">
            <text:p>1596</text:p>
          </table:table-cell>
          <table:table-cell office:value-type="float" office:value="4476" table:style-name="ce1">
            <text:p>4476</text:p>
          </table:table-cell>
          <table:table-cell table:style-name="ce1"/>
          <table:table-cell office:value-type="float" office:value="25041" table:style-name="ce1">
            <text:p>25041</text:p>
          </table:table-cell>
          <table:table-cell office:value-type="float" office:value="935" table:style-name="ce1">
            <text:p>935</text:p>
          </table:table-cell>
          <table:table-cell office:value-type="float" office:value="2968" table:style-name="ce1">
            <text:p>2968</text:p>
          </table:table-cell>
          <table:table-cell table:style-name="ce1"/>
          <table:table-cell office:value-type="float" office:value="16780" table:style-name="ce1">
            <text:p>16780</text:p>
          </table:table-cell>
          <table:table-cell office:value-type="float" office:value="3057" table:style-name="ce1">
            <text:p>3057</text:p>
          </table:table-cell>
          <table:table-cell office:value-type="float" office:value="2735" table:style-name="ce1">
            <text:p>2735</text:p>
          </table:table-cell>
          <table:table-cell table:style-name="ce1"/>
          <table:table-cell office:value-type="float" office:value="31131" table:style-name="ce1">
            <text:p>31131</text:p>
          </table:table-cell>
          <table:table-cell office:value-type="float" office:value="814" table:style-name="ce1">
            <text:p>814</text:p>
          </table:table-cell>
          <table:table-cell office:value-type="float" office:value="4030" table:style-name="ce1">
            <text:p>4030</text:p>
          </table:table-cell>
          <table:table-cell table:style-name="ce1"/>
          <table:table-cell office:value-type="float" office:value="13057" table:style-name="ce1">
            <text:p>13057</text:p>
          </table:table-cell>
          <table:table-cell office:value-type="float" office:value="1489" table:style-name="ce1">
            <text:p>1489</text:p>
          </table:table-cell>
          <table:table-cell office:value-type="float" office:value="4460" table:style-name="ce1">
            <text:p>4460</text:p>
          </table:table-cell>
          <table:table-cell table:style-name="ce1"/>
          <table:table-cell office:value-type="float" office:value="14837" table:style-name="ce1">
            <text:p>14837</text:p>
          </table:table-cell>
          <table:table-cell office:value-type="float" office:value="1967" table:style-name="ce1">
            <text:p>1967</text:p>
          </table:table-cell>
          <table:table-cell office:value-type="float" office:value="3241" table:style-name="ce1">
            <text:p>3241</text:p>
          </table:table-cell>
          <table:table-cell table:style-name="ce1"/>
          <table:table-cell office:value-type="float" office:value="10738" table:style-name="ce1">
            <text:p>10738</text:p>
          </table:table-cell>
          <table:table-cell office:value-type="float" office:value="1140" table:style-name="ce1">
            <text:p>1140</text:p>
          </table:table-cell>
          <table:table-cell office:value-type="float" office:value="2449" table:style-name="ce1">
            <text:p>2449</text:p>
          </table:table-cell>
          <table:table-cell table:style-name="ce1"/>
          <table:table-cell office:value-type="float" office:value="11213" table:style-name="ce1">
            <text:p>11213</text:p>
          </table:table-cell>
          <table:table-cell office:value-type="float" office:value="610" table:style-name="ce1">
            <text:p>610</text:p>
          </table:table-cell>
          <table:table-cell table:style-name="ce1"/>
          <table:table-cell office:value-type="float" office:value="1484" table:style-name="ce1">
            <text:p>1484</text:p>
          </table:table-cell>
          <table:table-cell office:value-type="float" office:value="41084" table:style-name="ce1">
            <text:p>41084</text:p>
          </table:table-cell>
          <table:table-cell office:value-type="float" office:value="2205" table:style-name="ce1">
            <text:p>2205</text:p>
          </table:table-cell>
          <table:table-cell table:style-name="ce1"/>
          <table:table-cell office:value-type="float" office:value="3578" table:style-name="ce1">
            <text:p>3578</text:p>
          </table:table-cell>
          <table:table-cell office:value-type="float" office:value="13396" table:style-name="ce1">
            <text:p>13396</text:p>
          </table:table-cell>
          <table:table-cell office:value-type="float" office:value="1080" table:style-name="ce1">
            <text:p>1080</text:p>
          </table:table-cell>
          <table:table-cell office:value-type="float" office:value="2934" table:style-name="ce1">
            <text:p>2934</text:p>
          </table:table-cell>
          <table:table-cell table:style-name="ce1"/>
          <table:table-cell office:value-type="float" office:value="11881" table:style-name="ce1">
            <text:p>11881</text:p>
          </table:table-cell>
          <table:table-cell office:value-type="float" office:value="4269" table:style-name="ce1">
            <text:p>4269</text:p>
          </table:table-cell>
          <table:table-cell office:value-type="float" office:value="2303" table:style-name="ce1">
            <text:p>2303</text:p>
          </table:table-cell>
          <table:table-cell table:style-name="ce1"/>
          <table:table-cell office:value-type="float" office:value="11354" table:style-name="ce1">
            <text:p>11354</text:p>
          </table:table-cell>
          <table:table-cell office:value-type="float" office:value="1498" table:style-name="ce1">
            <text:p>1498</text:p>
          </table:table-cell>
          <table:table-cell table:style-name="ce1"/>
          <table:table-cell office:value-type="float" office:value="3181" table:style-name="ce1">
            <text:p>3181</text:p>
          </table:table-cell>
          <table:table-cell office:value-type="float" office:value="14830" table:style-name="ce1">
            <text:p>14830</text:p>
          </table:table-cell>
          <table:table-cell office:value-type="float" office:value="1781" table:style-name="ce1">
            <text:p>1781</text:p>
          </table:table-cell>
          <table:table-cell office:value-type="float" office:value="2166" table:style-name="ce1">
            <text:p>2166</text:p>
          </table:table-cell>
          <table:table-cell table:style-name="ce1"/>
          <table:table-cell office:value-type="float" office:value="11801" table:style-name="ce1">
            <text:p>11801</text:p>
          </table:table-cell>
          <table:table-cell office:value-type="float" office:value="1071" table:style-name="ce1">
            <text:p>1071</text:p>
          </table:table-cell>
          <table:table-cell office:value-type="float" office:value="1680" table:style-name="ce1">
            <text:p>1680</text:p>
          </table:table-cell>
          <table:table-cell table:style-name="ce1"/>
          <table:table-cell office:value-type="float" office:value="28909" table:style-name="ce1">
            <text:p>28909</text:p>
          </table:table-cell>
          <table:table-cell office:value-type="float" office:value="1983" table:style-name="ce1">
            <text:p>1983</text:p>
          </table:table-cell>
          <table:table-cell office:value-type="float" office:value="1899" table:style-name="ce1">
            <text:p>1899</text:p>
          </table:table-cell>
          <table:table-cell table:style-name="ce1"/>
          <table:table-cell office:value-type="float" office:value="9397" table:style-name="ce1">
            <text:p>9397</text:p>
          </table:table-cell>
          <table:table-cell office:value-type="float" office:value="472" table:style-name="ce1">
            <text:p>472</text:p>
          </table:table-cell>
          <table:table-cell office:value-type="float" office:value="1904" table:style-name="ce1">
            <text:p>1904</text:p>
          </table:table-cell>
          <table:table-cell table:style-name="ce1"/>
          <table:table-cell office:value-type="float" office:value="23979" table:style-name="ce1">
            <text:p>23979</text:p>
          </table:table-cell>
          <table:table-cell office:value-type="float" office:value="1502" table:style-name="ce1">
            <text:p>1502</text:p>
          </table:table-cell>
          <table:table-cell table:style-name="ce1"/>
          <table:table-cell office:value-type="float" office:value="2408" table:style-name="ce1">
            <text:p>2408</text:p>
          </table:table-cell>
          <table:table-cell office:value-type="float" office:value="22202" table:style-name="ce1">
            <text:p>22202</text:p>
          </table:table-cell>
          <table:table-cell office:value-type="float" office:value="517" table:style-name="ce1">
            <text:p>517</text:p>
          </table:table-cell>
          <table:table-cell office:value-type="float" office:value="1504" table:style-name="ce1">
            <text:p>1504</text:p>
          </table:table-cell>
          <table:table-cell table:style-name="ce1"/>
          <table:table-cell office:value-type="float" office:value="19575" table:style-name="ce1">
            <text:p>19575</text:p>
          </table:table-cell>
          <table:table-cell office:value-type="float" office:value="1210" table:style-name="ce1">
            <text:p>1210</text:p>
          </table:table-cell>
          <table:table-cell office:value-type="float" office:value="4351" table:style-name="ce1">
            <text:p>4351</text:p>
          </table:table-cell>
          <table:table-cell table:style-name="ce1"/>
          <table:table-cell office:value-type="float" office:value="16446" table:style-name="ce1">
            <text:p>16446</text:p>
          </table:table-cell>
          <table:table-cell office:value-type="float" office:value="1115" table:style-name="ce1">
            <text:p>1115</text:p>
          </table:table-cell>
          <table:table-cell office:value-type="float" office:value="1576" table:style-name="ce1">
            <text:p>1576</text:p>
          </table:table-cell>
          <table:table-cell table:style-name="ce1"/>
          <table:table-cell office:value-type="float" office:value="16420" table:style-name="ce1">
            <text:p>16420</text:p>
          </table:table-cell>
          <table:table-cell office:value-type="float" office:value="1072" table:style-name="ce1">
            <text:p>1072</text:p>
          </table:table-cell>
          <table:table-cell office:value-type="float" office:value="2002" table:style-name="ce1">
            <text:p>2002</text:p>
          </table:table-cell>
          <table:table-cell table:style-name="ce1"/>
          <table:table-cell office:value-type="float" office:value="32206" table:style-name="ce1">
            <text:p>32206</text:p>
          </table:table-cell>
          <table:table-cell office:value-type="float" office:value="2442" table:style-name="ce1">
            <text:p>2442</text:p>
          </table:table-cell>
          <table:table-cell office:value-type="float" office:value="1581" table:style-name="ce1">
            <text:p>1581</text:p>
          </table:table-cell>
          <table:table-cell table:style-name="ce1"/>
          <table:table-cell office:value-type="float" office:value="10373" table:style-name="ce1">
            <text:p>10373</text:p>
          </table:table-cell>
          <table:table-cell office:value-type="float" office:value="944" table:style-name="ce1">
            <text:p>944</text:p>
          </table:table-cell>
          <table:table-cell office:value-type="float" office:value="1242" table:style-name="ce1">
            <text:p>1242</text:p>
          </table:table-cell>
          <table:table-cell table:style-name="ce1"/>
          <table:table-cell office:value-type="float" office:value="23968" table:style-name="ce1">
            <text:p>23968</text:p>
          </table:table-cell>
          <table:table-cell office:value-type="float" office:value="787" table:style-name="ce1">
            <text:p>787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4749" table:style-name="ce1">
            <text:p>14749</text:p>
          </table:table-cell>
          <table:table-cell office:value-type="float" office:value="595" table:style-name="ce1">
            <text:p>595</text:p>
          </table:table-cell>
          <table:table-cell office:value-type="float" office:value="1523" table:style-name="ce1">
            <text:p>1523</text:p>
          </table:table-cell>
          <table:table-cell table:style-name="ce1"/>
          <table:table-cell office:value-type="float" office:value="13677" table:style-name="ce1">
            <text:p>13677</text:p>
          </table:table-cell>
          <table:table-cell office:value-type="float" office:value="2195" table:style-name="ce1">
            <text:p>2195</text:p>
          </table:table-cell>
          <table:table-cell table:style-name="ce1"/>
          <table:table-cell office:value-type="float" office:value="2480" table:style-name="ce1">
            <text:p>2480</text:p>
          </table:table-cell>
          <table:table-cell office:value-type="float" office:value="22529" table:style-name="ce1">
            <text:p>22529</text:p>
          </table:table-cell>
          <table:table-cell office:value-type="float" office:value="1881" table:style-name="ce1">
            <text:p>1881</text:p>
          </table:table-cell>
          <table:table-cell table:style-name="ce1"/>
          <table:table-cell office:value-type="float" office:value="2006" table:style-name="ce1">
            <text:p>2006</text:p>
          </table:table-cell>
          <table:table-cell office:value-type="float" office:value="11958" table:style-name="ce1">
            <text:p>11958</text:p>
          </table:table-cell>
          <table:table-cell office:value-type="float" office:value="1136" table:style-name="ce1">
            <text:p>1136</text:p>
          </table:table-cell>
          <table:table-cell office:value-type="float" office:value="3435" table:style-name="ce1">
            <text:p>3435</text:p>
          </table:table-cell>
          <table:table-cell table:style-name="ce1"/>
          <table:table-cell office:value-type="float" office:value="22322" table:style-name="ce1">
            <text:p>22322</text:p>
          </table:table-cell>
          <table:table-cell office:value-type="float" office:value="3471" table:style-name="ce1">
            <text:p>3471</text:p>
          </table:table-cell>
          <table:table-cell office:value-type="float" office:value="6635" table:style-name="ce1">
            <text:p>6635</text:p>
          </table:table-cell>
          <table:table-cell table:style-name="ce1"/>
          <table:table-cell office:value-type="float" office:value="10697" table:style-name="ce1">
            <text:p>10697</text:p>
          </table:table-cell>
          <table:table-cell office:value-type="float" office:value="1300" table:style-name="ce1">
            <text:p>1300</text:p>
          </table:table-cell>
          <table:table-cell office:value-type="float" office:value="5209" table:style-name="ce1">
            <text:p>5209</text:p>
          </table:table-cell>
          <table:table-cell table:style-name="ce1"/>
          <table:table-cell office:value-type="float" office:value="11991" table:style-name="ce1">
            <text:p>11991</text:p>
          </table:table-cell>
          <table:table-cell office:value-type="float" office:value="763" table:style-name="ce1">
            <text:p>763</text:p>
          </table:table-cell>
          <table:table-cell office:value-type="float" office:value="1895" table:style-name="ce1">
            <text:p>1895</text:p>
          </table:table-cell>
          <table:table-cell table:style-name="ce1"/>
          <table:table-cell office:value-type="float" office:value="11228" table:style-name="ce1">
            <text:p>11228</text:p>
          </table:table-cell>
          <table:table-cell office:value-type="float" office:value="1317" table:style-name="ce1">
            <text:p>1317</text:p>
          </table:table-cell>
          <table:table-cell office:value-type="float" office:value="3784" table:style-name="ce1">
            <text:p>3784</text:p>
          </table:table-cell>
          <table:table-cell table:style-name="ce1"/>
          <table:table-cell office:value-type="float" office:value="7155" table:style-name="ce1">
            <text:p>7155</text:p>
          </table:table-cell>
          <table:table-cell office:value-type="float" office:value="568" table:style-name="ce1">
            <text:p>568</text:p>
          </table:table-cell>
          <table:table-cell office:value-type="float" office:value="2502" table:style-name="ce1">
            <text:p>2502</text:p>
          </table:table-cell>
          <table:table-cell table:style-name="ce1"/>
          <table:table-cell office:value-type="float" office:value="25739" table:style-name="ce1">
            <text:p>25739</text:p>
          </table:table-cell>
          <table:table-cell office:value-type="float" office:value="608" table:style-name="ce1">
            <text:p>608</text:p>
          </table:table-cell>
          <table:table-cell office:value-type="float" office:value="1811" table:style-name="ce1">
            <text:p>1811</text:p>
          </table:table-cell>
          <table:table-cell table:style-name="ce1"/>
          <table:table-cell office:value-type="float" office:value="11397" table:style-name="ce1">
            <text:p>11397</text:p>
          </table:table-cell>
          <table:table-cell office:value-type="float" office:value="820" table:style-name="ce1">
            <text:p>820</text:p>
          </table:table-cell>
          <table:table-cell office:value-type="float" office:value="4348" table:style-name="ce1">
            <text:p>4348</text:p>
          </table:table-cell>
          <table:table-cell table:style-name="ce1"/>
          <table:table-cell office:value-type="float" office:value="13536" table:style-name="ce1">
            <text:p>13536</text:p>
          </table:table-cell>
          <table:table-cell office:value-type="float" office:value="905" table:style-name="ce1">
            <text:p>905</text:p>
          </table:table-cell>
          <table:table-cell office:value-type="float" office:value="10919" table:style-name="ce1">
            <text:p>10919</text:p>
          </table:table-cell>
          <table:table-cell table:style-name="ce1"/>
          <table:table-cell office:value-type="float" office:value="15879" table:style-name="ce1">
            <text:p>15879</text:p>
          </table:table-cell>
          <table:table-cell office:value-type="float" office:value="2059" table:style-name="ce1">
            <text:p>2059</text:p>
          </table:table-cell>
          <table:table-cell office:value-type="float" office:value="2167" table:style-name="ce1">
            <text:p>2167</text:p>
          </table:table-cell>
          <table:table-cell table:style-name="ce1"/>
          <table:table-cell office:value-type="float" office:value="19207" table:style-name="ce1">
            <text:p>19207</text:p>
          </table:table-cell>
          <table:table-cell office:value-type="float" office:value="558" table:style-name="ce1">
            <text:p>558</text:p>
          </table:table-cell>
          <table:table-cell office:value-type="float" office:value="2577" table:style-name="ce1">
            <text:p>2577</text:p>
          </table:table-cell>
          <table:table-cell table:style-name="ce1"/>
          <table:table-cell office:value-type="float" office:value="11947" table:style-name="ce1">
            <text:p>11947</text:p>
          </table:table-cell>
          <table:table-cell office:value-type="float" office:value="1471" table:style-name="ce1">
            <text:p>1471</text:p>
          </table:table-cell>
          <table:table-cell office:value-type="float" office:value="1812" table:style-name="ce1">
            <text:p>1812</text:p>
          </table:table-cell>
          <table:table-cell table:style-name="ce1"/>
          <table:table-cell office:value-type="float" office:value="13985" table:style-name="ce1">
            <text:p>13985</text:p>
          </table:table-cell>
          <table:table-cell office:value-type="float" office:value="4363" table:style-name="ce1">
            <text:p>4363</text:p>
          </table:table-cell>
          <table:table-cell office:value-type="float" office:value="3268" table:style-name="ce1">
            <text:p>3268</text:p>
          </table:table-cell>
          <table:table-cell table:style-name="ce1"/>
          <table:table-cell office:value-type="float" office:value="15549" table:style-name="ce1">
            <text:p>15549</text:p>
          </table:table-cell>
          <table:table-cell office:value-type="float" office:value="574" table:style-name="ce1">
            <text:p>574</text:p>
          </table:table-cell>
          <table:table-cell office:value-type="float" office:value="1721" table:style-name="ce1">
            <text:p>1721</text:p>
          </table:table-cell>
          <table:table-cell table:style-name="ce1"/>
          <table:table-cell office:value-type="float" office:value="10501" table:style-name="ce1">
            <text:p>10501</text:p>
          </table:table-cell>
          <table:table-cell office:value-type="float" office:value="1023" table:style-name="ce1">
            <text:p>1023</text:p>
          </table:table-cell>
          <table:table-cell office:value-type="float" office:value="3072" table:style-name="ce1">
            <text:p>3072</text:p>
          </table:table-cell>
          <table:table-cell table:style-name="ce1"/>
          <table:table-cell office:value-type="float" office:value="13055" table:style-name="ce1">
            <text:p>13055</text:p>
          </table:table-cell>
          <table:table-cell office:value-type="float" office:value="2971" table:style-name="ce1">
            <text:p>2971</text:p>
          </table:table-cell>
          <table:table-cell office:value-type="float" office:value="2834" table:style-name="ce1">
            <text:p>2834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161255_M07285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5:39:34</text:p>
          </table:table-cell>
          <table:table-cell office:value-type="string" table:style-name="ce1">
            <text:p>2020-11-18_16:39:34</text:p>
          </table:table-cell>
          <table:table-cell office:value-type="float" office:value="1.03" table:style-name="ce1">
            <text:p>1,03</text:p>
          </table:table-cell>
          <table:table-cell office:value-type="string" table:style-name="ce1">
            <text:p>M072852</text:p>
          </table:table-cell>
          <table:table-cell office:value-type="string" table:style-name="ce1">
            <text:p>M07285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4P87xnNwgfCxNobt</text:p>
          </table:table-cell>
          <table:table-cell office:value-type="string" table:style-name="ce1">
            <text:p>https://www.testable.org/experiment/4303/294929/start?participant=M072852</text:p>
          </table:table-cell>
          <table:table-cell office:value-type="float" office:value="2000221" table:style-name="ce1">
            <text:p>2000221</text:p>
          </table:table-cell>
          <table:table-cell office:value-type="float" office:value="33.337016666666997" table:style-name="ce1">
            <text:p>33,33701667</text:p>
          </table:table-cell>
          <table:table-cell office:value-type="float" office:value="31570" table:style-name="ce1">
            <text:p>31570</text:p>
          </table:table-cell>
          <table:table-cell office:value-type="float" office:value="25949" table:style-name="ce1">
            <text:p>25949</text:p>
          </table:table-cell>
          <table:table-cell office:value-type="float" office:value="15723" table:style-name="ce1">
            <text:p>15723</text:p>
          </table:table-cell>
          <table:table-cell office:value-type="float" office:value="31044" table:style-name="ce1">
            <text:p>31044</text:p>
          </table:table-cell>
          <table:table-cell office:value-type="float" office:value="14221" table:style-name="ce1">
            <text:p>14221</text:p>
          </table:table-cell>
          <table:table-cell office:value-type="float" office:value="24160" table:style-name="ce1">
            <text:p>24160</text:p>
          </table:table-cell>
          <table:table-cell office:value-type="float" office:value="36564" table:style-name="ce1">
            <text:p>36564</text:p>
          </table:table-cell>
          <table:table-cell office:value-type="float" office:value="94808" table:style-name="ce1">
            <text:p>94808</text:p>
          </table:table-cell>
          <table:table-cell office:value-type="float" office:value="30326" table:style-name="ce1">
            <text:p>30326</text:p>
          </table:table-cell>
          <table:table-cell office:value-type="float" office:value="23719" table:style-name="ce1">
            <text:p>23719</text:p>
          </table:table-cell>
          <table:table-cell office:value-type="float" office:value="30123" table:style-name="ce1">
            <text:p>30123</text:p>
          </table:table-cell>
          <table:table-cell office:value-type="float" office:value="29784" table:style-name="ce1">
            <text:p>29784</text:p>
          </table:table-cell>
          <table:table-cell table:number-columns-repeated="192" table:style-name="ce1"/>
          <table:table-cell office:value-type="float" office:value="7629" table:style-name="ce1">
            <text:p>7629</text:p>
          </table:table-cell>
          <table:table-cell office:value-type="float" office:value="1379" table:style-name="ce1">
            <text:p>1379</text:p>
          </table:table-cell>
          <table:table-cell table:style-name="ce1"/>
          <table:table-cell office:value-type="float" office:value="2728" table:style-name="ce1">
            <text:p>2728</text:p>
          </table:table-cell>
          <table:table-cell office:value-type="float" office:value="9015" table:style-name="ce1">
            <text:p>9015</text:p>
          </table:table-cell>
          <table:table-cell office:value-type="float" office:value="1919" table:style-name="ce1">
            <text:p>1919</text:p>
          </table:table-cell>
          <table:table-cell office:value-type="float" office:value="2078" table:style-name="ce1">
            <text:p>2078</text:p>
          </table:table-cell>
          <table:table-cell table:style-name="ce1"/>
          <table:table-cell office:value-type="float" office:value="5669" table:style-name="ce1">
            <text:p>5669</text:p>
          </table:table-cell>
          <table:table-cell office:value-type="float" office:value="1495" table:style-name="ce1">
            <text:p>1495</text:p>
          </table:table-cell>
          <table:table-cell office:value-type="float" office:value="1674" table:style-name="ce1">
            <text:p>1674</text:p>
          </table:table-cell>
          <table:table-cell table:style-name="ce1"/>
          <table:table-cell office:value-type="float" office:value="6413" table:style-name="ce1">
            <text:p>6413</text:p>
          </table:table-cell>
          <table:table-cell office:value-type="float" office:value="1042" table:style-name="ce1">
            <text:p>1042</text:p>
          </table:table-cell>
          <table:table-cell office:value-type="float" office:value="2223" table:style-name="ce1">
            <text:p>2223</text:p>
          </table:table-cell>
          <table:table-cell table:style-name="ce1"/>
          <table:table-cell office:value-type="float" office:value="7591" table:style-name="ce1">
            <text:p>7591</text:p>
          </table:table-cell>
          <table:table-cell office:value-type="float" office:value="1675" table:style-name="ce1">
            <text:p>1675</text:p>
          </table:table-cell>
          <table:table-cell table:style-name="ce1"/>
          <table:table-cell office:value-type="float" office:value="2254" table:style-name="ce1">
            <text:p>2254</text:p>
          </table:table-cell>
          <table:table-cell office:value-type="float" office:value="9080" table:style-name="ce1">
            <text:p>9080</text:p>
          </table:table-cell>
          <table:table-cell office:value-type="float" office:value="1128" table:style-name="ce1">
            <text:p>1128</text:p>
          </table:table-cell>
          <table:table-cell office:value-type="float" office:value="5980" table:style-name="ce1">
            <text:p>5980</text:p>
          </table:table-cell>
          <table:table-cell table:style-name="ce1"/>
          <table:table-cell office:value-type="float" office:value="9375" table:style-name="ce1">
            <text:p>9375</text:p>
          </table:table-cell>
          <table:table-cell office:value-type="float" office:value="2052" table:style-name="ce1">
            <text:p>2052</text:p>
          </table:table-cell>
          <table:table-cell table:style-name="ce1"/>
          <table:table-cell office:value-type="float" office:value="3466" table:style-name="ce1">
            <text:p>3466</text:p>
          </table:table-cell>
          <table:table-cell office:value-type="float" office:value="8175" table:style-name="ce1">
            <text:p>8175</text:p>
          </table:table-cell>
          <table:table-cell office:value-type="float" office:value="2267" table:style-name="ce1">
            <text:p>2267</text:p>
          </table:table-cell>
          <table:table-cell office:value-type="float" office:value="2233" table:style-name="ce1">
            <text:p>2233</text:p>
          </table:table-cell>
          <table:table-cell table:style-name="ce1"/>
          <table:table-cell office:value-type="float" office:value="7709" table:style-name="ce1">
            <text:p>7709</text:p>
          </table:table-cell>
          <table:table-cell office:value-type="float" office:value="1940" table:style-name="ce1">
            <text:p>1940</text:p>
          </table:table-cell>
          <table:table-cell table:style-name="ce1"/>
          <table:table-cell office:value-type="float" office:value="2352" table:style-name="ce1">
            <text:p>2352</text:p>
          </table:table-cell>
          <table:table-cell office:value-type="float" office:value="8444" table:style-name="ce1">
            <text:p>8444</text:p>
          </table:table-cell>
          <table:table-cell office:value-type="float" office:value="1596" table:style-name="ce1">
            <text:p>1596</text:p>
          </table:table-cell>
          <table:table-cell office:value-type="float" office:value="1527" table:style-name="ce1">
            <text:p>1527</text:p>
          </table:table-cell>
          <table:table-cell table:style-name="ce1"/>
          <table:table-cell office:value-type="float" office:value="11900" table:style-name="ce1">
            <text:p>11900</text:p>
          </table:table-cell>
          <table:table-cell office:value-type="float" office:value="1148" table:style-name="ce1">
            <text:p>1148</text:p>
          </table:table-cell>
          <table:table-cell office:value-type="float" office:value="1678" table:style-name="ce1">
            <text:p>1678</text:p>
          </table:table-cell>
          <table:table-cell table:style-name="ce1"/>
          <table:table-cell office:value-type="float" office:value="7944" table:style-name="ce1">
            <text:p>7944</text:p>
          </table:table-cell>
          <table:table-cell office:value-type="float" office:value="1121" table:style-name="ce1">
            <text:p>1121</text:p>
          </table:table-cell>
          <table:table-cell office:value-type="float" office:value="1633" table:style-name="ce1">
            <text:p>1633</text:p>
          </table:table-cell>
          <table:table-cell table:style-name="ce1"/>
          <table:table-cell office:value-type="float" office:value="8676" table:style-name="ce1">
            <text:p>8676</text:p>
          </table:table-cell>
          <table:table-cell office:value-type="float" office:value="1119" table:style-name="ce1">
            <text:p>1119</text:p>
          </table:table-cell>
          <table:table-cell office:value-type="float" office:value="1967" table:style-name="ce1">
            <text:p>1967</text:p>
          </table:table-cell>
          <table:table-cell table:style-name="ce1"/>
          <table:table-cell office:value-type="float" office:value="6060" table:style-name="ce1">
            <text:p>6060</text:p>
          </table:table-cell>
          <table:table-cell office:value-type="float" office:value="5099" table:style-name="ce1">
            <text:p>5099</text:p>
          </table:table-cell>
          <table:table-cell office:value-type="float" office:value="2874" table:style-name="ce1">
            <text:p>2874</text:p>
          </table:table-cell>
          <table:table-cell table:style-name="ce1"/>
          <table:table-cell office:value-type="float" office:value="11359" table:style-name="ce1">
            <text:p>11359</text:p>
          </table:table-cell>
          <table:table-cell office:value-type="float" office:value="860" table:style-name="ce1">
            <text:p>860</text:p>
          </table:table-cell>
          <table:table-cell office:value-type="float" office:value="3840" table:style-name="ce1">
            <text:p>3840</text:p>
          </table:table-cell>
          <table:table-cell table:style-name="ce1"/>
          <table:table-cell office:value-type="float" office:value="12061" table:style-name="ce1">
            <text:p>12061</text:p>
          </table:table-cell>
          <table:table-cell office:value-type="float" office:value="1237" table:style-name="ce1">
            <text:p>1237</text:p>
          </table:table-cell>
          <table:table-cell office:value-type="float" office:value="2110" table:style-name="ce1">
            <text:p>2110</text:p>
          </table:table-cell>
          <table:table-cell table:style-name="ce1"/>
          <table:table-cell office:value-type="float" office:value="9536" table:style-name="ce1">
            <text:p>9536</text:p>
          </table:table-cell>
          <table:table-cell office:value-type="float" office:value="1008" table:style-name="ce1">
            <text:p>1008</text:p>
          </table:table-cell>
          <table:table-cell office:value-type="float" office:value="2052" table:style-name="ce1">
            <text:p>2052</text:p>
          </table:table-cell>
          <table:table-cell table:style-name="ce1"/>
          <table:table-cell office:value-type="float" office:value="13627" table:style-name="ce1">
            <text:p>13627</text:p>
          </table:table-cell>
          <table:table-cell office:value-type="float" office:value="2998" table:style-name="ce1">
            <text:p>2998</text:p>
          </table:table-cell>
          <table:table-cell office:value-type="float" office:value="1686" table:style-name="ce1">
            <text:p>1686</text:p>
          </table:table-cell>
          <table:table-cell table:style-name="ce1"/>
          <table:table-cell office:value-type="float" office:value="6929" table:style-name="ce1">
            <text:p>6929</text:p>
          </table:table-cell>
          <table:table-cell office:value-type="float" office:value="1319" table:style-name="ce1">
            <text:p>1319</text:p>
          </table:table-cell>
          <table:table-cell office:value-type="float" office:value="1690" table:style-name="ce1">
            <text:p>1690</text:p>
          </table:table-cell>
          <table:table-cell table:style-name="ce1"/>
          <table:table-cell office:value-type="float" office:value="8519" table:style-name="ce1">
            <text:p>8519</text:p>
          </table:table-cell>
          <table:table-cell office:value-type="float" office:value="1393" table:style-name="ce1">
            <text:p>1393</text:p>
          </table:table-cell>
          <table:table-cell office:value-type="float" office:value="1909" table:style-name="ce1">
            <text:p>1909</text:p>
          </table:table-cell>
          <table:table-cell table:style-name="ce1"/>
          <table:table-cell office:value-type="float" office:value="6033" table:style-name="ce1">
            <text:p>6033</text:p>
          </table:table-cell>
          <table:table-cell office:value-type="float" office:value="3145" table:style-name="ce1">
            <text:p>3145</text:p>
          </table:table-cell>
          <table:table-cell office:value-type="float" office:value="2694" table:style-name="ce1">
            <text:p>2694</text:p>
          </table:table-cell>
          <table:table-cell table:style-name="ce1"/>
          <table:table-cell office:value-type="float" office:value="9272" table:style-name="ce1">
            <text:p>9272</text:p>
          </table:table-cell>
          <table:table-cell office:value-type="float" office:value="3105" table:style-name="ce1">
            <text:p>3105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4298" table:style-name="ce1">
            <text:p>14298</text:p>
          </table:table-cell>
          <table:table-cell office:value-type="float" office:value="3052" table:style-name="ce1">
            <text:p>3052</text:p>
          </table:table-cell>
          <table:table-cell table:style-name="ce1"/>
          <table:table-cell office:value-type="float" office:value="4042" table:style-name="ce1">
            <text:p>4042</text:p>
          </table:table-cell>
          <table:table-cell office:value-type="float" office:value="12550" table:style-name="ce1">
            <text:p>12550</text:p>
          </table:table-cell>
          <table:table-cell office:value-type="float" office:value="1471" table:style-name="ce1">
            <text:p>1471</text:p>
          </table:table-cell>
          <table:table-cell table:style-name="ce1"/>
          <table:table-cell office:value-type="float" office:value="3593" table:style-name="ce1">
            <text:p>3593</text:p>
          </table:table-cell>
          <table:table-cell office:value-type="float" office:value="7642" table:style-name="ce1">
            <text:p>7642</text:p>
          </table:table-cell>
          <table:table-cell office:value-type="float" office:value="1532" table:style-name="ce1">
            <text:p>1532</text:p>
          </table:table-cell>
          <table:table-cell table:style-name="ce1"/>
          <table:table-cell office:value-type="float" office:value="2314" table:style-name="ce1">
            <text:p>2314</text:p>
          </table:table-cell>
          <table:table-cell office:value-type="float" office:value="4959" table:style-name="ce1">
            <text:p>4959</text:p>
          </table:table-cell>
          <table:table-cell office:value-type="float" office:value="1586" table:style-name="ce1">
            <text:p>1586</text:p>
          </table:table-cell>
          <table:table-cell table:style-name="ce1"/>
          <table:table-cell office:value-type="float" office:value="2973" table:style-name="ce1">
            <text:p>2973</text:p>
          </table:table-cell>
          <table:table-cell office:value-type="float" office:value="14412" table:style-name="ce1">
            <text:p>14412</text:p>
          </table:table-cell>
          <table:table-cell office:value-type="float" office:value="1176" table:style-name="ce1">
            <text:p>1176</text:p>
          </table:table-cell>
          <table:table-cell office:value-type="float" office:value="2495" table:style-name="ce1">
            <text:p>2495</text:p>
          </table:table-cell>
          <table:table-cell table:style-name="ce1"/>
          <table:table-cell office:value-type="float" office:value="13832" table:style-name="ce1">
            <text:p>13832</text:p>
          </table:table-cell>
          <table:table-cell office:value-type="float" office:value="1070" table:style-name="ce1">
            <text:p>1070</text:p>
          </table:table-cell>
          <table:table-cell office:value-type="float" office:value="1910" table:style-name="ce1">
            <text:p>1910</text:p>
          </table:table-cell>
          <table:table-cell table:style-name="ce1"/>
          <table:table-cell office:value-type="float" office:value="8870" table:style-name="ce1">
            <text:p>8870</text:p>
          </table:table-cell>
          <table:table-cell office:value-type="float" office:value="1490" table:style-name="ce1">
            <text:p>1490</text:p>
          </table:table-cell>
          <table:table-cell office:value-type="float" office:value="2023" table:style-name="ce1">
            <text:p>2023</text:p>
          </table:table-cell>
          <table:table-cell table:style-name="ce1"/>
          <table:table-cell office:value-type="float" office:value="15646" table:style-name="ce1">
            <text:p>15646</text:p>
          </table:table-cell>
          <table:table-cell office:value-type="float" office:value="2574" table:style-name="ce1">
            <text:p>2574</text:p>
          </table:table-cell>
          <table:table-cell office:value-type="float" office:value="3424" table:style-name="ce1">
            <text:p>3424</text:p>
          </table:table-cell>
          <table:table-cell table:style-name="ce1"/>
          <table:table-cell office:value-type="float" office:value="6523" table:style-name="ce1">
            <text:p>6523</text:p>
          </table:table-cell>
          <table:table-cell office:value-type="float" office:value="1284" table:style-name="ce1">
            <text:p>1284</text:p>
          </table:table-cell>
          <table:table-cell office:value-type="float" office:value="2068" table:style-name="ce1">
            <text:p>2068</text:p>
          </table:table-cell>
          <table:table-cell table:style-name="ce1"/>
          <table:table-cell office:value-type="float" office:value="10021" table:style-name="ce1">
            <text:p>10021</text:p>
          </table:table-cell>
          <table:table-cell office:value-type="float" office:value="1515" table:style-name="ce1">
            <text:p>15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office:value-type="float" office:value="15250" table:style-name="ce1">
            <text:p>15250</text:p>
          </table:table-cell>
          <table:table-cell office:value-type="float" office:value="1482" table:style-name="ce1">
            <text:p>1482</text:p>
          </table:table-cell>
          <table:table-cell table:style-name="ce1"/>
          <table:table-cell office:value-type="float" office:value="2232" table:style-name="ce1">
            <text:p>2232</text:p>
          </table:table-cell>
          <table:table-cell office:value-type="float" office:value="16070" table:style-name="ce1">
            <text:p>16070</text:p>
          </table:table-cell>
          <table:table-cell office:value-type="float" office:value="1908" table:style-name="ce1">
            <text:p>1908</text:p>
          </table:table-cell>
          <table:table-cell office:value-type="float" office:value="2073" table:style-name="ce1">
            <text:p>2073</text:p>
          </table:table-cell>
          <table:table-cell table:style-name="ce1"/>
          <table:table-cell office:value-type="float" office:value="14951" table:style-name="ce1">
            <text:p>14951</text:p>
          </table:table-cell>
          <table:table-cell office:value-type="float" office:value="3470" table:style-name="ce1">
            <text:p>3470</text:p>
          </table:table-cell>
          <table:table-cell office:value-type="float" office:value="2026" table:style-name="ce1">
            <text:p>2026</text:p>
          </table:table-cell>
          <table:table-cell table:style-name="ce1"/>
          <table:table-cell office:value-type="float" office:value="6594" table:style-name="ce1">
            <text:p>6594</text:p>
          </table:table-cell>
          <table:table-cell office:value-type="float" office:value="2829" table:style-name="ce1">
            <text:p>2829</text:p>
          </table:table-cell>
          <table:table-cell office:value-type="float" office:value="2710" table:style-name="ce1">
            <text:p>2710</text:p>
          </table:table-cell>
          <table:table-cell table:style-name="ce1"/>
          <table:table-cell office:value-type="float" office:value="7644" table:style-name="ce1">
            <text:p>7644</text:p>
          </table:table-cell>
          <table:table-cell office:value-type="float" office:value="2387" table:style-name="ce1">
            <text:p>2387</text:p>
          </table:table-cell>
          <table:table-cell office:value-type="float" office:value="2330" table:style-name="ce1">
            <text:p>2330</text:p>
          </table:table-cell>
          <table:table-cell table:style-name="ce1"/>
          <table:table-cell office:value-type="float" office:value="5302" table:style-name="ce1">
            <text:p>5302</text:p>
          </table:table-cell>
          <table:table-cell office:value-type="float" office:value="2168" table:style-name="ce1">
            <text:p>2168</text:p>
          </table:table-cell>
          <table:table-cell table:style-name="ce1"/>
          <table:table-cell office:value-type="float" office:value="2516" table:style-name="ce1">
            <text:p>2516</text:p>
          </table:table-cell>
          <table:table-cell office:value-type="float" office:value="7522" table:style-name="ce1">
            <text:p>7522</text:p>
          </table:table-cell>
          <table:table-cell office:value-type="float" office:value="2961" table:style-name="ce1">
            <text:p>2961</text:p>
          </table:table-cell>
          <table:table-cell table:style-name="ce1"/>
          <table:table-cell office:value-type="float" office:value="4242" table:style-name="ce1">
            <text:p>4242</text:p>
          </table:table-cell>
          <table:table-cell office:value-type="float" office:value="11659" table:style-name="ce1">
            <text:p>11659</text:p>
          </table:table-cell>
          <table:table-cell office:value-type="float" office:value="1241" table:style-name="ce1">
            <text:p>1241</text:p>
          </table:table-cell>
          <table:table-cell office:value-type="float" office:value="2440" table:style-name="ce1">
            <text:p>2440</text:p>
          </table:table-cell>
          <table:table-cell table:style-name="ce1"/>
          <table:table-cell office:value-type="float" office:value="6711" table:style-name="ce1">
            <text:p>6711</text:p>
          </table:table-cell>
          <table:table-cell office:value-type="float" office:value="2376" table:style-name="ce1">
            <text:p>2376</text:p>
          </table:table-cell>
          <table:table-cell table:style-name="ce1"/>
          <table:table-cell office:value-type="float" office:value="4149" table:style-name="ce1">
            <text:p>4149</text:p>
          </table:table-cell>
          <table:table-cell office:value-type="float" office:value="11603" table:style-name="ce1">
            <text:p>11603</text:p>
          </table:table-cell>
          <table:table-cell office:value-type="float" office:value="1724" table:style-name="ce1">
            <text:p>1724</text:p>
          </table:table-cell>
          <table:table-cell table:style-name="ce1"/>
          <table:table-cell office:value-type="float" office:value="1778" table:style-name="ce1">
            <text:p>1778</text:p>
          </table:table-cell>
          <table:table-cell office:value-type="float" office:value="9612" table:style-name="ce1">
            <text:p>9612</text:p>
          </table:table-cell>
          <table:table-cell office:value-type="float" office:value="2477" table:style-name="ce1">
            <text:p>2477</text:p>
          </table:table-cell>
          <table:table-cell office:value-type="float" office:value="1872" table:style-name="ce1">
            <text:p>1872</text:p>
          </table:table-cell>
          <table:table-cell table:style-name="ce1"/>
          <table:table-cell office:value-type="float" office:value="10188" table:style-name="ce1">
            <text:p>10188</text:p>
          </table:table-cell>
          <table:table-cell office:value-type="float" office:value="1088" table:style-name="ce1">
            <text:p>1088</text:p>
          </table:table-cell>
          <table:table-cell office:value-type="float" office:value="2780" table:style-name="ce1">
            <text:p>2780</text:p>
          </table:table-cell>
          <table:table-cell table:style-name="ce1"/>
          <table:table-cell office:value-type="float" office:value="8081" table:style-name="ce1">
            <text:p>8081</text:p>
          </table:table-cell>
          <table:table-cell office:value-type="float" office:value="2250" table:style-name="ce1">
            <text:p>2250</text:p>
          </table:table-cell>
          <table:table-cell office:value-type="float" office:value="2104" table:style-name="ce1">
            <text:p>2104</text:p>
          </table:table-cell>
          <table:table-cell table:style-name="ce1"/>
          <table:table-cell office:value-type="float" office:value="8179" table:style-name="ce1">
            <text:p>8179</text:p>
          </table:table-cell>
          <table:table-cell office:value-type="float" office:value="4300" table:style-name="ce1">
            <text:p>4300</text:p>
          </table:table-cell>
          <table:table-cell office:value-type="float" office:value="2382" table:style-name="ce1">
            <text:p>2382</text:p>
          </table:table-cell>
          <table:table-cell table:style-name="ce1"/>
          <table:table-cell office:value-type="float" office:value="10265" table:style-name="ce1">
            <text:p>10265</text:p>
          </table:table-cell>
          <table:table-cell office:value-type="float" office:value="1106" table:style-name="ce1">
            <text:p>1106</text:p>
          </table:table-cell>
          <table:table-cell office:value-type="float" office:value="1604" table:style-name="ce1">
            <text:p>1604</text:p>
          </table:table-cell>
          <table:table-cell table:style-name="ce1"/>
          <table:table-cell office:value-type="float" office:value="8737" table:style-name="ce1">
            <text:p>8737</text:p>
          </table:table-cell>
          <table:table-cell office:value-type="float" office:value="3225" table:style-name="ce1">
            <text:p>3225</text:p>
          </table:table-cell>
          <table:table-cell table:style-name="ce1"/>
          <table:table-cell office:value-type="float" office:value="2939" table:style-name="ce1">
            <text:p>2939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62055_M01555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5:40:33</text:p>
          </table:table-cell>
          <table:table-cell office:value-type="string" table:style-name="ce1">
            <text:p>2020-11-18_16:40:33</text:p>
          </table:table-cell>
          <table:table-cell office:value-type="float" office:value="0.96" table:style-name="ce1">
            <text:p>0,96</text:p>
          </table:table-cell>
          <table:table-cell office:value-type="string" table:style-name="ce1">
            <text:p>cfantine@y</text:p>
          </table:table-cell>
          <table:table-cell office:value-type="string" table:style-name="ce1">
            <text:p>M01555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2sf0lIpNPQsPZ338</text:p>
          </table:table-cell>
          <table:table-cell office:value-type="string" table:style-name="ce1">
            <text:p>https://www.testable.org/experiment/4303/294929/start?participant=M015556</text:p>
          </table:table-cell>
          <table:table-cell office:value-type="float" office:value="2423654" table:style-name="ce1">
            <text:p>2423654</text:p>
          </table:table-cell>
          <table:table-cell office:value-type="float" office:value="40.394233333332998" table:style-name="ce1">
            <text:p>40,39423333</text:p>
          </table:table-cell>
          <table:table-cell office:value-type="float" office:value="29693" table:style-name="ce1">
            <text:p>29693</text:p>
          </table:table-cell>
          <table:table-cell office:value-type="float" office:value="46245" table:style-name="ce1">
            <text:p>46245</text:p>
          </table:table-cell>
          <table:table-cell office:value-type="float" office:value="83183" table:style-name="ce1">
            <text:p>83183</text:p>
          </table:table-cell>
          <table:table-cell office:value-type="float" office:value="36616" table:style-name="ce1">
            <text:p>36616</text:p>
          </table:table-cell>
          <table:table-cell office:value-type="float" office:value="101859" table:style-name="ce1">
            <text:p>101859</text:p>
          </table:table-cell>
          <table:table-cell office:value-type="float" office:value="36293" table:style-name="ce1">
            <text:p>36293</text:p>
          </table:table-cell>
          <table:table-cell office:value-type="float" office:value="20795" table:style-name="ce1">
            <text:p>20795</text:p>
          </table:table-cell>
          <table:table-cell office:value-type="float" office:value="53821" table:style-name="ce1">
            <text:p>53821</text:p>
          </table:table-cell>
          <table:table-cell office:value-type="float" office:value="56773" table:style-name="ce1">
            <text:p>56773</text:p>
          </table:table-cell>
          <table:table-cell office:value-type="float" office:value="50503" table:style-name="ce1">
            <text:p>50503</text:p>
          </table:table-cell>
          <table:table-cell office:value-type="float" office:value="73007" table:style-name="ce1">
            <text:p>73007</text:p>
          </table:table-cell>
          <table:table-cell office:value-type="float" office:value="38500" table:style-name="ce1">
            <text:p>38500</text:p>
          </table:table-cell>
          <table:table-cell office:value-type="float" office:value="22012" table:style-name="ce1">
            <text:p>22012</text:p>
          </table:table-cell>
          <table:table-cell office:value-type="float" office:value="765" table:style-name="ce1">
            <text:p>765</text:p>
          </table:table-cell>
          <table:table-cell table:style-name="ce1"/>
          <table:table-cell office:value-type="float" office:value="3492" table:style-name="ce1">
            <text:p>3492</text:p>
          </table:table-cell>
          <table:table-cell office:value-type="float" office:value="9460" table:style-name="ce1">
            <text:p>9460</text:p>
          </table:table-cell>
          <table:table-cell office:value-type="float" office:value="810" table:style-name="ce1">
            <text:p>810</text:p>
          </table:table-cell>
          <table:table-cell table:style-name="ce1"/>
          <table:table-cell office:value-type="float" office:value="2198" table:style-name="ce1">
            <text:p>2198</text:p>
          </table:table-cell>
          <table:table-cell office:value-type="float" office:value="7667" table:style-name="ce1">
            <text:p>7667</text:p>
          </table:table-cell>
          <table:table-cell office:value-type="float" office:value="712" table:style-name="ce1">
            <text:p>712</text:p>
          </table:table-cell>
          <table:table-cell table:style-name="ce1"/>
          <table:table-cell office:value-type="float" office:value="3739" table:style-name="ce1">
            <text:p>3739</text:p>
          </table:table-cell>
          <table:table-cell office:value-type="float" office:value="7528" table:style-name="ce1">
            <text:p>7528</text:p>
          </table:table-cell>
          <table:table-cell office:value-type="float" office:value="678" table:style-name="ce1">
            <text:p>678</text:p>
          </table:table-cell>
          <table:table-cell table:style-name="ce1"/>
          <table:table-cell office:value-type="float" office:value="1971" table:style-name="ce1">
            <text:p>1971</text:p>
          </table:table-cell>
          <table:table-cell office:value-type="float" office:value="4686" table:style-name="ce1">
            <text:p>4686</text:p>
          </table:table-cell>
          <table:table-cell office:value-type="float" office:value="701" table:style-name="ce1">
            <text:p>701</text:p>
          </table:table-cell>
          <table:table-cell table:style-name="ce1"/>
          <table:table-cell office:value-type="float" office:value="2663" table:style-name="ce1">
            <text:p>2663</text:p>
          </table:table-cell>
          <table:table-cell office:value-type="float" office:value="12256" table:style-name="ce1">
            <text:p>12256</text:p>
          </table:table-cell>
          <table:table-cell office:value-type="float" office:value="685" table:style-name="ce1">
            <text:p>685</text:p>
          </table:table-cell>
          <table:table-cell table:style-name="ce1"/>
          <table:table-cell office:value-type="float" office:value="1804" table:style-name="ce1">
            <text:p>1804</text:p>
          </table:table-cell>
          <table:table-cell office:value-type="float" office:value="9815" table:style-name="ce1">
            <text:p>9815</text:p>
          </table:table-cell>
          <table:table-cell office:value-type="float" office:value="879" table:style-name="ce1">
            <text:p>879</text:p>
          </table:table-cell>
          <table:table-cell table:style-name="ce1"/>
          <table:table-cell office:value-type="float" office:value="1877" table:style-name="ce1">
            <text:p>1877</text:p>
          </table:table-cell>
          <table:table-cell office:value-type="float" office:value="11540" table:style-name="ce1">
            <text:p>11540</text:p>
          </table:table-cell>
          <table:table-cell office:value-type="float" office:value="718" table:style-name="ce1">
            <text:p>718</text:p>
          </table:table-cell>
          <table:table-cell table:style-name="ce1"/>
          <table:table-cell office:value-type="float" office:value="2440" table:style-name="ce1">
            <text:p>2440</text:p>
          </table:table-cell>
          <table:table-cell office:value-type="float" office:value="12258" table:style-name="ce1">
            <text:p>12258</text:p>
          </table:table-cell>
          <table:table-cell office:value-type="float" office:value="761" table:style-name="ce1">
            <text:p>761</text:p>
          </table:table-cell>
          <table:table-cell table:style-name="ce1"/>
          <table:table-cell office:value-type="float" office:value="1542" table:style-name="ce1">
            <text:p>1542</text:p>
          </table:table-cell>
          <table:table-cell office:value-type="float" office:value="14251" table:style-name="ce1">
            <text:p>14251</text:p>
          </table:table-cell>
          <table:table-cell office:value-type="float" office:value="767" table:style-name="ce1">
            <text:p>767</text:p>
          </table:table-cell>
          <table:table-cell table:style-name="ce1"/>
          <table:table-cell office:value-type="float" office:value="1580" table:style-name="ce1">
            <text:p>1580</text:p>
          </table:table-cell>
          <table:table-cell office:value-type="float" office:value="13936" table:style-name="ce1">
            <text:p>13936</text:p>
          </table:table-cell>
          <table:table-cell office:value-type="float" office:value="712" table:style-name="ce1">
            <text:p>712</text:p>
          </table:table-cell>
          <table:table-cell table:style-name="ce1"/>
          <table:table-cell office:value-type="float" office:value="1199" table:style-name="ce1">
            <text:p>1199</text:p>
          </table:table-cell>
          <table:table-cell office:value-type="float" office:value="13416" table:style-name="ce1">
            <text:p>13416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4264" table:style-name="ce1">
            <text:p>4264</text:p>
          </table:table-cell>
          <table:table-cell office:value-type="float" office:value="11434" table:style-name="ce1">
            <text:p>11434</text:p>
          </table:table-cell>
          <table:table-cell office:value-type="float" office:value="607" table:style-name="ce1">
            <text:p>607</text:p>
          </table:table-cell>
          <table:table-cell table:style-name="ce1"/>
          <table:table-cell office:value-type="float" office:value="3796" table:style-name="ce1">
            <text:p>3796</text:p>
          </table:table-cell>
          <table:table-cell office:value-type="float" office:value="10365" table:style-name="ce1">
            <text:p>10365</text:p>
          </table:table-cell>
          <table:table-cell office:value-type="float" office:value="875" table:style-name="ce1">
            <text:p>875</text:p>
          </table:table-cell>
          <table:table-cell table:style-name="ce1"/>
          <table:table-cell office:value-type="float" office:value="2273" table:style-name="ce1">
            <text:p>2273</text:p>
          </table:table-cell>
          <table:table-cell office:value-type="float" office:value="12313" table:style-name="ce1">
            <text:p>12313</text:p>
          </table:table-cell>
          <table:table-cell office:value-type="float" office:value="889" table:style-name="ce1">
            <text:p>889</text:p>
          </table:table-cell>
          <table:table-cell table:style-name="ce1"/>
          <table:table-cell office:value-type="float" office:value="2732" table:style-name="ce1">
            <text:p>2732</text:p>
          </table:table-cell>
          <table:table-cell office:value-type="float" office:value="7287" table:style-name="ce1">
            <text:p>7287</text:p>
          </table:table-cell>
          <table:table-cell office:value-type="float" office:value="641" table:style-name="ce1">
            <text:p>641</text:p>
          </table:table-cell>
          <table:table-cell table:style-name="ce1"/>
          <table:table-cell office:value-type="float" office:value="1162" table:style-name="ce1">
            <text:p>1162</text:p>
          </table:table-cell>
          <table:table-cell office:value-type="float" office:value="10604" table:style-name="ce1">
            <text:p>10604</text:p>
          </table:table-cell>
          <table:table-cell office:value-type="float" office:value="25803" table:style-name="ce1">
            <text:p>25803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float" office:value="9638" table:style-name="ce1">
            <text:p>9638</text:p>
          </table:table-cell>
          <table:table-cell office:value-type="float" office:value="4010" table:style-name="ce1">
            <text:p>4010</text:p>
          </table:table-cell>
          <table:table-cell table:style-name="ce1"/>
          <table:table-cell office:value-type="float" office:value="6893" table:style-name="ce1">
            <text:p>6893</text:p>
          </table:table-cell>
          <table:table-cell office:value-type="float" office:value="11612" table:style-name="ce1">
            <text:p>11612</text:p>
          </table:table-cell>
          <table:table-cell office:value-type="float" office:value="501" table:style-name="ce1">
            <text:p>501</text:p>
          </table:table-cell>
          <table:table-cell table:style-name="ce1"/>
          <table:table-cell office:value-type="float" office:value="2183" table:style-name="ce1">
            <text:p>2183</text:p>
          </table:table-cell>
          <table:table-cell office:value-type="float" office:value="12844" table:style-name="ce1">
            <text:p>12844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2827" table:style-name="ce1">
            <text:p>2827</text:p>
          </table:table-cell>
          <table:table-cell office:value-type="float" office:value="10239" table:style-name="ce1">
            <text:p>10239</text:p>
          </table:table-cell>
          <table:table-cell office:value-type="float" office:value="712" table:style-name="ce1">
            <text:p>712</text:p>
          </table:table-cell>
          <table:table-cell table:style-name="ce1"/>
          <table:table-cell office:value-type="float" office:value="1877" table:style-name="ce1">
            <text:p>1877</text:p>
          </table:table-cell>
          <table:table-cell office:value-type="float" office:value="7167" table:style-name="ce1">
            <text:p>7167</text:p>
          </table:table-cell>
          <table:table-cell office:value-type="float" office:value="759" table:style-name="ce1">
            <text:p>759</text:p>
          </table:table-cell>
          <table:table-cell table:style-name="ce1"/>
          <table:table-cell office:value-type="float" office:value="2308" table:style-name="ce1">
            <text:p>2308</text:p>
          </table:table-cell>
          <table:table-cell office:value-type="float" office:value="6268" table:style-name="ce1">
            <text:p>6268</text:p>
          </table:table-cell>
          <table:table-cell office:value-type="float" office:value="615" table:style-name="ce1">
            <text:p>615</text:p>
          </table:table-cell>
          <table:table-cell table:style-name="ce1"/>
          <table:table-cell office:value-type="float" office:value="1933" table:style-name="ce1">
            <text:p>1933</text:p>
          </table:table-cell>
          <table:table-cell office:value-type="float" office:value="14565" table:style-name="ce1">
            <text:p>14565</text:p>
          </table:table-cell>
          <table:table-cell office:value-type="float" office:value="1998" table:style-name="ce1">
            <text:p>1998</text:p>
          </table:table-cell>
          <table:table-cell table:style-name="ce1"/>
          <table:table-cell office:value-type="float" office:value="1943" table:style-name="ce1">
            <text:p>1943</text:p>
          </table:table-cell>
          <table:table-cell office:value-type="float" office:value="5768" table:style-name="ce1">
            <text:p>5768</text:p>
          </table:table-cell>
          <table:table-cell office:value-type="float" office:value="665" table:style-name="ce1">
            <text:p>665</text:p>
          </table:table-cell>
          <table:table-cell table:style-name="ce1"/>
          <table:table-cell office:value-type="float" office:value="3272" table:style-name="ce1">
            <text:p>3272</text:p>
          </table:table-cell>
          <table:table-cell office:value-type="float" office:value="8779" table:style-name="ce1">
            <text:p>8779</text:p>
          </table:table-cell>
          <table:table-cell office:value-type="float" office:value="684" table:style-name="ce1">
            <text:p>684</text:p>
          </table:table-cell>
          <table:table-cell table:style-name="ce1"/>
          <table:table-cell office:value-type="float" office:value="2216" table:style-name="ce1">
            <text:p>2216</text:p>
          </table:table-cell>
          <table:table-cell office:value-type="float" office:value="15813" table:style-name="ce1">
            <text:p>15813</text:p>
          </table:table-cell>
          <table:table-cell office:value-type="float" office:value="3214" table:style-name="ce1">
            <text:p>3214</text:p>
          </table:table-cell>
          <table:table-cell table:style-name="ce1"/>
          <table:table-cell office:value-type="float" office:value="7266" table:style-name="ce1">
            <text:p>7266</text:p>
          </table:table-cell>
          <table:table-cell office:value-type="float" office:value="14732" table:style-name="ce1">
            <text:p>14732</text:p>
          </table:table-cell>
          <table:table-cell office:value-type="float" office:value="897" table:style-name="ce1">
            <text:p>897</text:p>
          </table:table-cell>
          <table:table-cell table:style-name="ce1"/>
          <table:table-cell office:value-type="float" office:value="1526" table:style-name="ce1">
            <text:p>1526</text:p>
          </table:table-cell>
          <table:table-cell office:value-type="float" office:value="15559" table:style-name="ce1">
            <text:p>15559</text:p>
          </table:table-cell>
          <table:table-cell office:value-type="float" office:value="930" table:style-name="ce1">
            <text:p>930</text:p>
          </table:table-cell>
          <table:table-cell table:style-name="ce1"/>
          <table:table-cell office:value-type="float" office:value="1725" table:style-name="ce1">
            <text:p>1725</text:p>
          </table:table-cell>
          <table:table-cell office:value-type="float" office:value="11924" table:style-name="ce1">
            <text:p>11924</text:p>
          </table:table-cell>
          <table:table-cell office:value-type="float" office:value="904" table:style-name="ce1">
            <text:p>904</text:p>
          </table:table-cell>
          <table:table-cell table:style-name="ce1"/>
          <table:table-cell office:value-type="float" office:value="4636" table:style-name="ce1">
            <text:p>4636</text:p>
          </table:table-cell>
          <table:table-cell office:value-type="float" office:value="5685" table:style-name="ce1">
            <text:p>5685</text:p>
          </table:table-cell>
          <table:table-cell office:value-type="float" office:value="751" table:style-name="ce1">
            <text:p>751</text:p>
          </table:table-cell>
          <table:table-cell table:style-name="ce1"/>
          <table:table-cell office:value-type="float" office:value="2705" table:style-name="ce1">
            <text:p>2705</text:p>
          </table:table-cell>
          <table:table-cell office:value-type="float" office:value="16318" table:style-name="ce1">
            <text:p>16318</text:p>
          </table:table-cell>
          <table:table-cell office:value-type="float" office:value="881" table:style-name="ce1">
            <text:p>881</text:p>
          </table:table-cell>
          <table:table-cell table:style-name="ce1"/>
          <table:table-cell office:value-type="float" office:value="2158" table:style-name="ce1">
            <text:p>2158</text:p>
          </table:table-cell>
          <table:table-cell office:value-type="float" office:value="8205" table:style-name="ce1">
            <text:p>8205</text:p>
          </table:table-cell>
          <table:table-cell office:value-type="float" office:value="934" table:style-name="ce1">
            <text:p>934</text:p>
          </table:table-cell>
          <table:table-cell table:style-name="ce1"/>
          <table:table-cell office:value-type="float" office:value="3425" table:style-name="ce1">
            <text:p>3425</text:p>
          </table:table-cell>
          <table:table-cell office:value-type="float" office:value="10258" table:style-name="ce1">
            <text:p>10258</text:p>
          </table:table-cell>
          <table:table-cell office:value-type="float" office:value="868" table:style-name="ce1">
            <text:p>868</text:p>
          </table:table-cell>
          <table:table-cell table:style-name="ce1"/>
          <table:table-cell office:value-type="float" office:value="2129" table:style-name="ce1">
            <text:p>2129</text:p>
          </table:table-cell>
          <table:table-cell office:value-type="float" office:value="6700" table:style-name="ce1">
            <text:p>6700</text:p>
          </table:table-cell>
          <table:table-cell office:value-type="float" office:value="728" table:style-name="ce1">
            <text:p>728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10079" table:style-name="ce1">
            <text:p>10079</text:p>
          </table:table-cell>
          <table:table-cell office:value-type="float" office:value="822" table:style-name="ce1">
            <text:p>822</text:p>
          </table:table-cell>
          <table:table-cell table:style-name="ce1"/>
          <table:table-cell office:value-type="float" office:value="2179" table:style-name="ce1">
            <text:p>2179</text:p>
          </table:table-cell>
          <table:table-cell office:value-type="float" office:value="45699" table:style-name="ce1">
            <text:p>45699</text:p>
          </table:table-cell>
          <table:table-cell office:value-type="float" office:value="873" table:style-name="ce1">
            <text:p>873</text:p>
          </table:table-cell>
          <table:table-cell table:style-name="ce1"/>
          <table:table-cell office:value-type="float" office:value="2305" table:style-name="ce1">
            <text:p>2305</text:p>
          </table:table-cell>
          <table:table-cell office:value-type="float" office:value="9476" table:style-name="ce1">
            <text:p>9476</text:p>
          </table:table-cell>
          <table:table-cell office:value-type="float" office:value="648" table:style-name="ce1">
            <text:p>648</text:p>
          </table:table-cell>
          <table:table-cell table:style-name="ce1"/>
          <table:table-cell office:value-type="float" office:value="1590" table:style-name="ce1">
            <text:p>1590</text:p>
          </table:table-cell>
          <table:table-cell office:value-type="float" office:value="10349" table:style-name="ce1">
            <text:p>10349</text:p>
          </table:table-cell>
          <table:table-cell office:value-type="float" office:value="814" table:style-name="ce1">
            <text:p>814</text:p>
          </table:table-cell>
          <table:table-cell table:style-name="ce1"/>
          <table:table-cell office:value-type="float" office:value="2696" table:style-name="ce1">
            <text:p>2696</text:p>
          </table:table-cell>
          <table:table-cell office:value-type="float" office:value="7179" table:style-name="ce1">
            <text:p>7179</text:p>
          </table:table-cell>
          <table:table-cell office:value-type="float" office:value="880" table:style-name="ce1">
            <text:p>880</text:p>
          </table:table-cell>
          <table:table-cell table:style-name="ce1"/>
          <table:table-cell office:value-type="float" office:value="4747" table:style-name="ce1">
            <text:p>4747</text:p>
          </table:table-cell>
          <table:table-cell office:value-type="float" office:value="8286" table:style-name="ce1">
            <text:p>8286</text:p>
          </table:table-cell>
          <table:table-cell office:value-type="float" office:value="4704" table:style-name="ce1">
            <text:p>4704</text:p>
          </table:table-cell>
          <table:table-cell table:style-name="ce1"/>
          <table:table-cell office:value-type="float" office:value="2751" table:style-name="ce1">
            <text:p>2751</text:p>
          </table:table-cell>
          <table:table-cell office:value-type="float" office:value="7475" table:style-name="ce1">
            <text:p>7475</text:p>
          </table:table-cell>
          <table:table-cell office:value-type="float" office:value="837" table:style-name="ce1">
            <text:p>837</text:p>
          </table:table-cell>
          <table:table-cell table:style-name="ce1"/>
          <table:table-cell office:value-type="float" office:value="3164" table:style-name="ce1">
            <text:p>3164</text:p>
          </table:table-cell>
          <table:table-cell office:value-type="float" office:value="23874" table:style-name="ce1">
            <text:p>23874</text:p>
          </table:table-cell>
          <table:table-cell office:value-type="float" office:value="696" table:style-name="ce1">
            <text:p>696</text:p>
          </table:table-cell>
          <table:table-cell table:style-name="ce1"/>
          <table:table-cell office:value-type="float" office:value="4625" table:style-name="ce1">
            <text:p>4625</text:p>
          </table:table-cell>
          <table:table-cell office:value-type="float" office:value="18530" table:style-name="ce1">
            <text:p>18530</text:p>
          </table:table-cell>
          <table:table-cell office:value-type="float" office:value="846" table:style-name="ce1">
            <text:p>846</text:p>
          </table:table-cell>
          <table:table-cell table:style-name="ce1"/>
          <table:table-cell office:value-type="float" office:value="1708" table:style-name="ce1">
            <text:p>1708</text:p>
          </table:table-cell>
          <table:table-cell office:value-type="float" office:value="12547" table:style-name="ce1">
            <text:p>12547</text:p>
          </table:table-cell>
          <table:table-cell office:value-type="float" office:value="871" table:style-name="ce1">
            <text:p>871</text:p>
          </table:table-cell>
          <table:table-cell table:style-name="ce1"/>
          <table:table-cell office:value-type="float" office:value="3409" table:style-name="ce1">
            <text:p>3409</text:p>
          </table:table-cell>
          <table:table-cell office:value-type="float" office:value="8606" table:style-name="ce1">
            <text:p>8606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1703" table:style-name="ce1">
            <text:p>1703</text:p>
          </table:table-cell>
          <table:table-cell office:value-type="float" office:value="14725" table:style-name="ce1">
            <text:p>14725</text:p>
          </table:table-cell>
          <table:table-cell office:value-type="float" office:value="3149" table:style-name="ce1">
            <text:p>3149</text:p>
          </table:table-cell>
          <table:table-cell table:style-name="ce1"/>
          <table:table-cell office:value-type="float" office:value="1688" table:style-name="ce1">
            <text:p>1688</text:p>
          </table:table-cell>
          <table:table-cell office:value-type="float" office:value="9878" table:style-name="ce1">
            <text:p>9878</text:p>
          </table:table-cell>
          <table:table-cell office:value-type="float" office:value="865" table:style-name="ce1">
            <text:p>865</text:p>
          </table:table-cell>
          <table:table-cell table:style-name="ce1"/>
          <table:table-cell office:value-type="float" office:value="3857" table:style-name="ce1">
            <text:p>3857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73703_M00427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6:28:35</text:p>
          </table:table-cell>
          <table:table-cell office:value-type="string" table:style-name="ce1">
            <text:p>2020-11-18_17:28:35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oudoud</text:p>
          </table:table-cell>
          <table:table-cell office:value-type="string" table:style-name="ce1">
            <text:p>M00427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QzvkB2kFjFgkHqFL</text:p>
          </table:table-cell>
          <table:table-cell office:value-type="string" table:style-name="ce1">
            <text:p>https://www.testable.org/experiment/4303/294929/start?participant=M004279</text:p>
          </table:table-cell>
          <table:table-cell office:value-type="float" office:value="4109670" table:style-name="ce1">
            <text:p>4109670</text:p>
          </table:table-cell>
          <table:table-cell office:value-type="float" office:value="68.494500000000002" table:style-name="ce1">
            <text:p>68,4945</text:p>
          </table:table-cell>
          <table:table-cell office:value-type="float" office:value="51427" table:style-name="ce1">
            <text:p>51427</text:p>
          </table:table-cell>
          <table:table-cell office:value-type="float" office:value="45595" table:style-name="ce1">
            <text:p>45595</text:p>
          </table:table-cell>
          <table:table-cell office:value-type="float" office:value="58947" table:style-name="ce1">
            <text:p>58947</text:p>
          </table:table-cell>
          <table:table-cell office:value-type="float" office:value="22755" table:style-name="ce1">
            <text:p>22755</text:p>
          </table:table-cell>
          <table:table-cell office:value-type="float" office:value="91095" table:style-name="ce1">
            <text:p>91095</text:p>
          </table:table-cell>
          <table:table-cell office:value-type="float" office:value="82990" table:style-name="ce1">
            <text:p>82990</text:p>
          </table:table-cell>
          <table:table-cell office:value-type="float" office:value="32593" table:style-name="ce1">
            <text:p>32593</text:p>
          </table:table-cell>
          <table:table-cell office:value-type="float" office:value="89337" table:style-name="ce1">
            <text:p>89337</text:p>
          </table:table-cell>
          <table:table-cell office:value-type="float" office:value="100984" table:style-name="ce1">
            <text:p>100984</text:p>
          </table:table-cell>
          <table:table-cell office:value-type="float" office:value="83152" table:style-name="ce1">
            <text:p>83152</text:p>
          </table:table-cell>
          <table:table-cell office:value-type="float" office:value="32743" table:style-name="ce1">
            <text:p>32743</text:p>
          </table:table-cell>
          <table:table-cell office:value-type="float" office:value="68199" table:style-name="ce1">
            <text:p>68199</text:p>
          </table:table-cell>
          <table:table-cell table:number-columns-repeated="192" table:style-name="ce1"/>
          <table:table-cell office:value-type="float" office:value="14276" table:style-name="ce1">
            <text:p>14276</text:p>
          </table:table-cell>
          <table:table-cell office:value-type="float" office:value="2043" table:style-name="ce1">
            <text:p>2043</text:p>
          </table:table-cell>
          <table:table-cell office:value-type="float" office:value="1424" table:style-name="ce1">
            <text:p>1424</text:p>
          </table:table-cell>
          <table:table-cell table:style-name="ce1"/>
          <table:table-cell office:value-type="float" office:value="7897" table:style-name="ce1">
            <text:p>7897</text:p>
          </table:table-cell>
          <table:table-cell office:value-type="float" office:value="782" table:style-name="ce1">
            <text:p>782</text:p>
          </table:table-cell>
          <table:table-cell office:value-type="float" office:value="2461" table:style-name="ce1">
            <text:p>2461</text:p>
          </table:table-cell>
          <table:table-cell table:style-name="ce1"/>
          <table:table-cell office:value-type="float" office:value="31260" table:style-name="ce1">
            <text:p>31260</text:p>
          </table:table-cell>
          <table:table-cell office:value-type="float" office:value="2005" table:style-name="ce1">
            <text:p>2005</text:p>
          </table:table-cell>
          <table:table-cell office:value-type="float" office:value="3397" table:style-name="ce1">
            <text:p>3397</text:p>
          </table:table-cell>
          <table:table-cell table:style-name="ce1"/>
          <table:table-cell office:value-type="float" office:value="22829" table:style-name="ce1">
            <text:p>22829</text:p>
          </table:table-cell>
          <table:table-cell office:value-type="float" office:value="1278" table:style-name="ce1">
            <text:p>1278</text:p>
          </table:table-cell>
          <table:table-cell table:style-name="ce1"/>
          <table:table-cell office:value-type="float" office:value="1797" table:style-name="ce1">
            <text:p>1797</text:p>
          </table:table-cell>
          <table:table-cell office:value-type="float" office:value="42822" table:style-name="ce1">
            <text:p>42822</text:p>
          </table:table-cell>
          <table:table-cell office:value-type="float" office:value="716" table:style-name="ce1">
            <text:p>716</text:p>
          </table:table-cell>
          <table:table-cell office:value-type="float" office:value="2166" table:style-name="ce1">
            <text:p>2166</text:p>
          </table:table-cell>
          <table:table-cell table:style-name="ce1"/>
          <table:table-cell office:value-type="float" office:value="22194" table:style-name="ce1">
            <text:p>22194</text:p>
          </table:table-cell>
          <table:table-cell office:value-type="float" office:value="1182" table:style-name="ce1">
            <text:p>1182</text:p>
          </table:table-cell>
          <table:table-cell table:style-name="ce1"/>
          <table:table-cell office:value-type="float" office:value="2484" table:style-name="ce1">
            <text:p>2484</text:p>
          </table:table-cell>
          <table:table-cell office:value-type="float" office:value="6923" table:style-name="ce1">
            <text:p>6923</text:p>
          </table:table-cell>
          <table:table-cell office:value-type="float" office:value="651" table:style-name="ce1">
            <text:p>651</text:p>
          </table:table-cell>
          <table:table-cell office:value-type="float" office:value="1972" table:style-name="ce1">
            <text:p>1972</text:p>
          </table:table-cell>
          <table:table-cell table:style-name="ce1"/>
          <table:table-cell office:value-type="float" office:value="25353" table:style-name="ce1">
            <text:p>25353</text:p>
          </table:table-cell>
          <table:table-cell office:value-type="float" office:value="1002" table:style-name="ce1">
            <text:p>1002</text:p>
          </table:table-cell>
          <table:table-cell office:value-type="float" office:value="2132" table:style-name="ce1">
            <text:p>2132</text:p>
          </table:table-cell>
          <table:table-cell table:style-name="ce1"/>
          <table:table-cell office:value-type="float" office:value="4487" table:style-name="ce1">
            <text:p>4487</text:p>
          </table:table-cell>
          <table:table-cell office:value-type="float" office:value="653" table:style-name="ce1">
            <text:p>653</text:p>
          </table:table-cell>
          <table:table-cell office:value-type="float" office:value="1893" table:style-name="ce1">
            <text:p>1893</text:p>
          </table:table-cell>
          <table:table-cell table:style-name="ce1"/>
          <table:table-cell office:value-type="float" office:value="6841" table:style-name="ce1">
            <text:p>6841</text:p>
          </table:table-cell>
          <table:table-cell office:value-type="float" office:value="733" table:style-name="ce1">
            <text:p>733</text:p>
          </table:table-cell>
          <table:table-cell office:value-type="float" office:value="2080" table:style-name="ce1">
            <text:p>2080</text:p>
          </table:table-cell>
          <table:table-cell table:style-name="ce1"/>
          <table:table-cell office:value-type="float" office:value="38044" table:style-name="ce1">
            <text:p>38044</text:p>
          </table:table-cell>
          <table:table-cell office:value-type="float" office:value="1504" table:style-name="ce1">
            <text:p>1504</text:p>
          </table:table-cell>
          <table:table-cell office:value-type="float" office:value="1470" table:style-name="ce1">
            <text:p>1470</text:p>
          </table:table-cell>
          <table:table-cell table:style-name="ce1"/>
          <table:table-cell office:value-type="float" office:value="55511" table:style-name="ce1">
            <text:p>55511</text:p>
          </table:table-cell>
          <table:table-cell office:value-type="float" office:value="936" table:style-name="ce1">
            <text:p>936</text:p>
          </table:table-cell>
          <table:table-cell office:value-type="float" office:value="3834" table:style-name="ce1">
            <text:p>3834</text:p>
          </table:table-cell>
          <table:table-cell table:style-name="ce1"/>
          <table:table-cell office:value-type="float" office:value="19452" table:style-name="ce1">
            <text:p>19452</text:p>
          </table:table-cell>
          <table:table-cell office:value-type="float" office:value="4942" table:style-name="ce1">
            <text:p>4942</text:p>
          </table:table-cell>
          <table:table-cell office:value-type="float" office:value="4408" table:style-name="ce1">
            <text:p>4408</text:p>
          </table:table-cell>
          <table:table-cell table:style-name="ce1"/>
          <table:table-cell office:value-type="float" office:value="10083" table:style-name="ce1">
            <text:p>10083</text:p>
          </table:table-cell>
          <table:table-cell office:value-type="float" office:value="826" table:style-name="ce1">
            <text:p>826</text:p>
          </table:table-cell>
          <table:table-cell office:value-type="float" office:value="1632" table:style-name="ce1">
            <text:p>1632</text:p>
          </table:table-cell>
          <table:table-cell table:style-name="ce1"/>
          <table:table-cell office:value-type="float" office:value="9169" table:style-name="ce1">
            <text:p>9169</text:p>
          </table:table-cell>
          <table:table-cell office:value-type="float" office:value="855" table:style-name="ce1">
            <text:p>855</text:p>
          </table:table-cell>
          <table:table-cell office:value-type="float" office:value="1567" table:style-name="ce1">
            <text:p>1567</text:p>
          </table:table-cell>
          <table:table-cell table:style-name="ce1"/>
          <table:table-cell office:value-type="float" office:value="24873" table:style-name="ce1">
            <text:p>24873</text:p>
          </table:table-cell>
          <table:table-cell office:value-type="float" office:value="1050" table:style-name="ce1">
            <text:p>1050</text:p>
          </table:table-cell>
          <table:table-cell office:value-type="float" office:value="2800" table:style-name="ce1">
            <text:p>2800</text:p>
          </table:table-cell>
          <table:table-cell table:style-name="ce1"/>
          <table:table-cell office:value-type="float" office:value="12390" table:style-name="ce1">
            <text:p>12390</text:p>
          </table:table-cell>
          <table:table-cell office:value-type="float" office:value="14154" table:style-name="ce1">
            <text:p>14154</text:p>
          </table:table-cell>
          <table:table-cell office:value-type="float" office:value="1839" table:style-name="ce1">
            <text:p>1839</text:p>
          </table:table-cell>
          <table:table-cell table:style-name="ce1"/>
          <table:table-cell office:value-type="float" office:value="12274" table:style-name="ce1">
            <text:p>12274</text:p>
          </table:table-cell>
          <table:table-cell office:value-type="float" office:value="995" table:style-name="ce1">
            <text:p>995</text:p>
          </table:table-cell>
          <table:table-cell table:style-name="ce1"/>
          <table:table-cell office:value-type="float" office:value="2675" table:style-name="ce1">
            <text:p>2675</text:p>
          </table:table-cell>
          <table:table-cell office:value-type="float" office:value="160544" table:style-name="ce1">
            <text:p>160544</text:p>
          </table:table-cell>
          <table:table-cell office:value-type="float" office:value="1378" table:style-name="ce1">
            <text:p>1378</text:p>
          </table:table-cell>
          <table:table-cell office:value-type="float" office:value="5298" table:style-name="ce1">
            <text:p>5298</text:p>
          </table:table-cell>
          <table:table-cell table:style-name="ce1"/>
          <table:table-cell office:value-type="float" office:value="7872" table:style-name="ce1">
            <text:p>7872</text:p>
          </table:table-cell>
          <table:table-cell office:value-type="float" office:value="1149" table:style-name="ce1">
            <text:p>1149</text:p>
          </table:table-cell>
          <table:table-cell office:value-type="float" office:value="1444" table:style-name="ce1">
            <text:p>1444</text:p>
          </table:table-cell>
          <table:table-cell table:style-name="ce1"/>
          <table:table-cell office:value-type="float" office:value="58192" table:style-name="ce1">
            <text:p>58192</text:p>
          </table:table-cell>
          <table:table-cell office:value-type="float" office:value="1011" table:style-name="ce1">
            <text:p>1011</text:p>
          </table:table-cell>
          <table:table-cell table:style-name="ce1"/>
          <table:table-cell office:value-type="float" office:value="1032" table:style-name="ce1">
            <text:p>1032</text:p>
          </table:table-cell>
          <table:table-cell office:value-type="float" office:value="5955" table:style-name="ce1">
            <text:p>5955</text:p>
          </table:table-cell>
          <table:table-cell office:value-type="float" office:value="667" table:style-name="ce1">
            <text:p>667</text:p>
          </table:table-cell>
          <table:table-cell office:value-type="float" office:value="2040" table:style-name="ce1">
            <text:p>2040</text:p>
          </table:table-cell>
          <table:table-cell table:style-name="ce1"/>
          <table:table-cell office:value-type="float" office:value="19186" table:style-name="ce1">
            <text:p>19186</text:p>
          </table:table-cell>
          <table:table-cell office:value-type="float" office:value="1368" table:style-name="ce1">
            <text:p>1368</text:p>
          </table:table-cell>
          <table:table-cell office:value-type="float" office:value="1304" table:style-name="ce1">
            <text:p>1304</text:p>
          </table:table-cell>
          <table:table-cell table:style-name="ce1"/>
          <table:table-cell office:value-type="float" office:value="13839" table:style-name="ce1">
            <text:p>13839</text:p>
          </table:table-cell>
          <table:table-cell office:value-type="float" office:value="1051" table:style-name="ce1">
            <text:p>1051</text:p>
          </table:table-cell>
          <table:table-cell table:style-name="ce1"/>
          <table:table-cell office:value-type="float" office:value="2796" table:style-name="ce1">
            <text:p>2796</text:p>
          </table:table-cell>
          <table:table-cell office:value-type="float" office:value="54788" table:style-name="ce1">
            <text:p>54788</text:p>
          </table:table-cell>
          <table:table-cell office:value-type="float" office:value="1534" table:style-name="ce1">
            <text:p>1534</text:p>
          </table:table-cell>
          <table:table-cell table:style-name="ce1"/>
          <table:table-cell office:value-type="float" office:value="4781" table:style-name="ce1">
            <text:p>4781</text:p>
          </table:table-cell>
          <table:table-cell office:value-type="float" office:value="44371" table:style-name="ce1">
            <text:p>44371</text:p>
          </table:table-cell>
          <table:table-cell office:value-type="float" office:value="1343" table:style-name="ce1">
            <text:p>1343</text:p>
          </table:table-cell>
          <table:table-cell office:value-type="float" office:value="2843" table:style-name="ce1">
            <text:p>2843</text:p>
          </table:table-cell>
          <table:table-cell table:style-name="ce1"/>
          <table:table-cell office:value-type="float" office:value="199755" table:style-name="ce1">
            <text:p>199755</text:p>
          </table:table-cell>
          <table:table-cell office:value-type="float" office:value="709" table:style-name="ce1">
            <text:p>709</text:p>
          </table:table-cell>
          <table:table-cell office:value-type="float" office:value="1147" table:style-name="ce1">
            <text:p>1147</text:p>
          </table:table-cell>
          <table:table-cell table:style-name="ce1"/>
          <table:table-cell office:value-type="float" office:value="8503" table:style-name="ce1">
            <text:p>8503</text:p>
          </table:table-cell>
          <table:table-cell office:value-type="float" office:value="564" table:style-name="ce1">
            <text:p>564</text:p>
          </table:table-cell>
          <table:table-cell office:value-type="float" office:value="1286" table:style-name="ce1">
            <text:p>1286</text:p>
          </table:table-cell>
          <table:table-cell table:style-name="ce1"/>
          <table:table-cell office:value-type="float" office:value="18211" table:style-name="ce1">
            <text:p>18211</text:p>
          </table:table-cell>
          <table:table-cell office:value-type="float" office:value="2122" table:style-name="ce1">
            <text:p>2122</text:p>
          </table:table-cell>
          <table:table-cell office:value-type="float" office:value="1757" table:style-name="ce1">
            <text:p>1757</text:p>
          </table:table-cell>
          <table:table-cell table:style-name="ce1"/>
          <table:table-cell office:value-type="float" office:value="8353" table:style-name="ce1">
            <text:p>8353</text:p>
          </table:table-cell>
          <table:table-cell office:value-type="float" office:value="730" table:style-name="ce1">
            <text:p>730</text:p>
          </table:table-cell>
          <table:table-cell office:value-type="float" office:value="2677" table:style-name="ce1">
            <text:p>2677</text:p>
          </table:table-cell>
          <table:table-cell table:style-name="ce1"/>
          <table:table-cell office:value-type="float" office:value="5770" table:style-name="ce1">
            <text:p>5770</text:p>
          </table:table-cell>
          <table:table-cell office:value-type="float" office:value="1908" table:style-name="ce1">
            <text:p>1908</text:p>
          </table:table-cell>
          <table:table-cell table:style-name="ce1"/>
          <table:table-cell office:value-type="float" office:value="1899" table:style-name="ce1">
            <text:p>1899</text:p>
          </table:table-cell>
          <table:table-cell office:value-type="float" office:value="6195" table:style-name="ce1">
            <text:p>6195</text:p>
          </table:table-cell>
          <table:table-cell office:value-type="float" office:value="939" table:style-name="ce1">
            <text:p>939</text:p>
          </table:table-cell>
          <table:table-cell office:value-type="float" office:value="1588" table:style-name="ce1">
            <text:p>1588</text:p>
          </table:table-cell>
          <table:table-cell table:style-name="ce1"/>
          <table:table-cell office:value-type="float" office:value="6589" table:style-name="ce1">
            <text:p>6589</text:p>
          </table:table-cell>
          <table:table-cell office:value-type="float" office:value="732" table:style-name="ce1">
            <text:p>732</text:p>
          </table:table-cell>
          <table:table-cell office:value-type="float" office:value="2738" table:style-name="ce1">
            <text:p>2738</text:p>
          </table:table-cell>
          <table:table-cell table:style-name="ce1"/>
          <table:table-cell office:value-type="float" office:value="9723" table:style-name="ce1">
            <text:p>9723</text:p>
          </table:table-cell>
          <table:table-cell office:value-type="float" office:value="1726" table:style-name="ce1">
            <text:p>1726</text:p>
          </table:table-cell>
          <table:table-cell office:value-type="float" office:value="1573" table:style-name="ce1">
            <text:p>1573</text:p>
          </table:table-cell>
          <table:table-cell table:style-name="ce1"/>
          <table:table-cell office:value-type="float" office:value="33923" table:style-name="ce1">
            <text:p>33923</text:p>
          </table:table-cell>
          <table:table-cell office:value-type="float" office:value="1082" table:style-name="ce1">
            <text:p>1082</text:p>
          </table:table-cell>
          <table:table-cell office:value-type="float" office:value="2352" table:style-name="ce1">
            <text:p>2352</text:p>
          </table:table-cell>
          <table:table-cell table:style-name="ce1"/>
          <table:table-cell office:value-type="float" office:value="9359" table:style-name="ce1">
            <text:p>9359</text:p>
          </table:table-cell>
          <table:table-cell office:value-type="float" office:value="1548" table:style-name="ce1">
            <text:p>1548</text:p>
          </table:table-cell>
          <table:table-cell office:value-type="float" office:value="6154" table:style-name="ce1">
            <text:p>6154</text:p>
          </table:table-cell>
          <table:table-cell table:style-name="ce1"/>
          <table:table-cell office:value-type="float" office:value="69546" table:style-name="ce1">
            <text:p>69546</text:p>
          </table:table-cell>
          <table:table-cell office:value-type="float" office:value="2109" table:style-name="ce1">
            <text:p>2109</text:p>
          </table:table-cell>
          <table:table-cell office:value-type="float" office:value="1584" table:style-name="ce1">
            <text:p>1584</text:p>
          </table:table-cell>
          <table:table-cell table:style-name="ce1"/>
          <table:table-cell office:value-type="float" office:value="56946" table:style-name="ce1">
            <text:p>56946</text:p>
          </table:table-cell>
          <table:table-cell office:value-type="float" office:value="1589" table:style-name="ce1">
            <text:p>1589</text:p>
          </table:table-cell>
          <table:table-cell table:style-name="ce1"/>
          <table:table-cell office:value-type="float" office:value="1405" table:style-name="ce1">
            <text:p>1405</text:p>
          </table:table-cell>
          <table:table-cell office:value-type="float" office:value="15666" table:style-name="ce1">
            <text:p>15666</text:p>
          </table:table-cell>
          <table:table-cell office:value-type="float" office:value="1672" table:style-name="ce1">
            <text:p>1672</text:p>
          </table:table-cell>
          <table:table-cell office:value-type="float" office:value="1769" table:style-name="ce1">
            <text:p>1769</text:p>
          </table:table-cell>
          <table:table-cell table:style-name="ce1"/>
          <table:table-cell office:value-type="float" office:value="8273" table:style-name="ce1">
            <text:p>8273</text:p>
          </table:table-cell>
          <table:table-cell office:value-type="float" office:value="699" table:style-name="ce1">
            <text:p>699</text:p>
          </table:table-cell>
          <table:table-cell table:style-name="ce1"/>
          <table:table-cell office:value-type="float" office:value="3472" table:style-name="ce1">
            <text:p>3472</text:p>
          </table:table-cell>
          <table:table-cell office:value-type="float" office:value="7981" table:style-name="ce1">
            <text:p>7981</text:p>
          </table:table-cell>
          <table:table-cell office:value-type="float" office:value="1584" table:style-name="ce1">
            <text:p>1584</text:p>
          </table:table-cell>
          <table:table-cell table:style-name="ce1"/>
          <table:table-cell office:value-type="float" office:value="2575" table:style-name="ce1">
            <text:p>2575</text:p>
          </table:table-cell>
          <table:table-cell office:value-type="float" office:value="8413" table:style-name="ce1">
            <text:p>8413</text:p>
          </table:table-cell>
          <table:table-cell office:value-type="float" office:value="733" table:style-name="ce1">
            <text:p>733</text:p>
          </table:table-cell>
          <table:table-cell office:value-type="float" office:value="1589" table:style-name="ce1">
            <text:p>1589</text:p>
          </table:table-cell>
          <table:table-cell table:style-name="ce1"/>
          <table:table-cell office:value-type="float" office:value="25598" table:style-name="ce1">
            <text:p>25598</text:p>
          </table:table-cell>
          <table:table-cell office:value-type="float" office:value="1475" table:style-name="ce1">
            <text:p>1475</text:p>
          </table:table-cell>
          <table:table-cell table:style-name="ce1"/>
          <table:table-cell office:value-type="float" office:value="30068" table:style-name="ce1">
            <text:p>30068</text:p>
          </table:table-cell>
          <table:table-cell office:value-type="float" office:value="59804" table:style-name="ce1">
            <text:p>59804</text:p>
          </table:table-cell>
          <table:table-cell office:value-type="float" office:value="1170" table:style-name="ce1">
            <text:p>1170</text:p>
          </table:table-cell>
          <table:table-cell office:value-type="float" office:value="1597" table:style-name="ce1">
            <text:p>1597</text:p>
          </table:table-cell>
          <table:table-cell table:style-name="ce1"/>
          <table:table-cell office:value-type="float" office:value="126862" table:style-name="ce1">
            <text:p>126862</text:p>
          </table:table-cell>
          <table:table-cell office:value-type="float" office:value="1002" table:style-name="ce1">
            <text:p>1002</text:p>
          </table:table-cell>
          <table:table-cell table:style-name="ce1"/>
          <table:table-cell office:value-type="float" office:value="1760" table:style-name="ce1">
            <text:p>1760</text:p>
          </table:table-cell>
          <table:table-cell office:value-type="float" office:value="18686" table:style-name="ce1">
            <text:p>18686</text:p>
          </table:table-cell>
          <table:table-cell office:value-type="float" office:value="1109" table:style-name="ce1">
            <text:p>1109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72115" table:style-name="ce1">
            <text:p>72115</text:p>
          </table:table-cell>
          <table:table-cell office:value-type="float" office:value="744" table:style-name="ce1">
            <text:p>744</text:p>
          </table:table-cell>
          <table:table-cell office:value-type="float" office:value="4506" table:style-name="ce1">
            <text:p>4506</text:p>
          </table:table-cell>
          <table:table-cell table:style-name="ce1"/>
          <table:table-cell office:value-type="float" office:value="3180" table:style-name="ce1">
            <text:p>3180</text:p>
          </table:table-cell>
          <table:table-cell office:value-type="float" office:value="8966" table:style-name="ce1">
            <text:p>8966</text:p>
          </table:table-cell>
          <table:table-cell office:value-type="float" office:value="2320" table:style-name="ce1">
            <text:p>2320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175415_M015359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7:14:08</text:p>
          </table:table-cell>
          <table:table-cell office:value-type="string" table:style-name="ce1">
            <text:p>2020-11-18_18:14: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an-Quy</text:p>
          </table:table-cell>
          <table:table-cell office:value-type="string" table:style-name="ce1">
            <text:p>M01535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I9yRtO8jiITG9izu</text:p>
          </table:table-cell>
          <table:table-cell office:value-type="string" table:style-name="ce1">
            <text:p>https://www.testable.org/experiment/4303/294929/start?participant=M015359</text:p>
          </table:table-cell>
          <table:table-cell office:value-type="float" office:value="2406216" table:style-name="ce1">
            <text:p>2406216</text:p>
          </table:table-cell>
          <table:table-cell office:value-type="float" office:value="40.1036" table:style-name="ce1">
            <text:p>40,1036</text:p>
          </table:table-cell>
          <table:table-cell office:value-type="float" office:value="27015" table:style-name="ce1">
            <text:p>27015</text:p>
          </table:table-cell>
          <table:table-cell office:value-type="float" office:value="50301" table:style-name="ce1">
            <text:p>50301</text:p>
          </table:table-cell>
          <table:table-cell office:value-type="float" office:value="48647" table:style-name="ce1">
            <text:p>48647</text:p>
          </table:table-cell>
          <table:table-cell office:value-type="float" office:value="42928" table:style-name="ce1">
            <text:p>42928</text:p>
          </table:table-cell>
          <table:table-cell office:value-type="float" office:value="13914" table:style-name="ce1">
            <text:p>13914</text:p>
          </table:table-cell>
          <table:table-cell office:value-type="float" office:value="21880" table:style-name="ce1">
            <text:p>21880</text:p>
          </table:table-cell>
          <table:table-cell office:value-type="float" office:value="102011" table:style-name="ce1">
            <text:p>102011</text:p>
          </table:table-cell>
          <table:table-cell office:value-type="float" office:value="47331" table:style-name="ce1">
            <text:p>47331</text:p>
          </table:table-cell>
          <table:table-cell office:value-type="float" office:value="45840" table:style-name="ce1">
            <text:p>45840</text:p>
          </table:table-cell>
          <table:table-cell office:value-type="float" office:value="69013" table:style-name="ce1">
            <text:p>69013</text:p>
          </table:table-cell>
          <table:table-cell office:value-type="float" office:value="70515" table:style-name="ce1">
            <text:p>70515</text:p>
          </table:table-cell>
          <table:table-cell office:value-type="float" office:value="48922" table:style-name="ce1">
            <text:p>48922</text:p>
          </table:table-cell>
          <table:table-cell office:value-type="float" office:value="8220" table:style-name="ce1">
            <text:p>8220</text:p>
          </table:table-cell>
          <table:table-cell office:value-type="float" office:value="2460" table:style-name="ce1">
            <text:p>2460</text:p>
          </table:table-cell>
          <table:table-cell office:value-type="float" office:value="1624" table:style-name="ce1">
            <text:p>1624</text:p>
          </table:table-cell>
          <table:table-cell table:style-name="ce1"/>
          <table:table-cell office:value-type="float" office:value="5778" table:style-name="ce1">
            <text:p>5778</text:p>
          </table:table-cell>
          <table:table-cell office:value-type="float" office:value="477" table:style-name="ce1">
            <text:p>477</text:p>
          </table:table-cell>
          <table:table-cell office:value-type="float" office:value="2508" table:style-name="ce1">
            <text:p>2508</text:p>
          </table:table-cell>
          <table:table-cell table:style-name="ce1"/>
          <table:table-cell office:value-type="float" office:value="17359" table:style-name="ce1">
            <text:p>17359</text:p>
          </table:table-cell>
          <table:table-cell office:value-type="float" office:value="588" table:style-name="ce1">
            <text:p>588</text:p>
          </table:table-cell>
          <table:table-cell office:value-type="float" office:value="1662" table:style-name="ce1">
            <text:p>1662</text:p>
          </table:table-cell>
          <table:table-cell table:style-name="ce1"/>
          <table:table-cell office:value-type="float" office:value="13845" table:style-name="ce1">
            <text:p>13845</text:p>
          </table:table-cell>
          <table:table-cell office:value-type="float" office:value="1032" table:style-name="ce1">
            <text:p>1032</text:p>
          </table:table-cell>
          <table:table-cell office:value-type="float" office:value="1685" table:style-name="ce1">
            <text:p>1685</text:p>
          </table:table-cell>
          <table:table-cell table:style-name="ce1"/>
          <table:table-cell office:value-type="float" office:value="4367" table:style-name="ce1">
            <text:p>4367</text:p>
          </table:table-cell>
          <table:table-cell office:value-type="float" office:value="702" table:style-name="ce1">
            <text:p>702</text:p>
          </table:table-cell>
          <table:table-cell office:value-type="float" office:value="1839" table:style-name="ce1">
            <text:p>1839</text:p>
          </table:table-cell>
          <table:table-cell table:style-name="ce1"/>
          <table:table-cell office:value-type="float" office:value="9386" table:style-name="ce1">
            <text:p>9386</text:p>
          </table:table-cell>
          <table:table-cell office:value-type="float" office:value="1358" table:style-name="ce1">
            <text:p>1358</text:p>
          </table:table-cell>
          <table:table-cell office:value-type="float" office:value="1625" table:style-name="ce1">
            <text:p>1625</text:p>
          </table:table-cell>
          <table:table-cell table:style-name="ce1"/>
          <table:table-cell office:value-type="float" office:value="7886" table:style-name="ce1">
            <text:p>7886</text:p>
          </table:table-cell>
          <table:table-cell office:value-type="float" office:value="873" table:style-name="ce1">
            <text:p>873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8066" table:style-name="ce1">
            <text:p>8066</text:p>
          </table:table-cell>
          <table:table-cell office:value-type="float" office:value="1262" table:style-name="ce1">
            <text:p>1262</text:p>
          </table:table-cell>
          <table:table-cell office:value-type="float" office:value="1760" table:style-name="ce1">
            <text:p>1760</text:p>
          </table:table-cell>
          <table:table-cell table:style-name="ce1"/>
          <table:table-cell office:value-type="float" office:value="8972" table:style-name="ce1">
            <text:p>8972</text:p>
          </table:table-cell>
          <table:table-cell office:value-type="float" office:value="729" table:style-name="ce1">
            <text:p>729</text:p>
          </table:table-cell>
          <table:table-cell office:value-type="float" office:value="1988" table:style-name="ce1">
            <text:p>1988</text:p>
          </table:table-cell>
          <table:table-cell table:style-name="ce1"/>
          <table:table-cell office:value-type="float" office:value="11229" table:style-name="ce1">
            <text:p>11229</text:p>
          </table:table-cell>
          <table:table-cell office:value-type="float" office:value="730" table:style-name="ce1">
            <text:p>730</text:p>
          </table:table-cell>
          <table:table-cell office:value-type="float" office:value="2062" table:style-name="ce1">
            <text:p>2062</text:p>
          </table:table-cell>
          <table:table-cell table:style-name="ce1"/>
          <table:table-cell office:value-type="float" office:value="11463" table:style-name="ce1">
            <text:p>11463</text:p>
          </table:table-cell>
          <table:table-cell office:value-type="float" office:value="484" table:style-name="ce1">
            <text:p>484</text:p>
          </table:table-cell>
          <table:table-cell office:value-type="float" office:value="2031" table:style-name="ce1">
            <text:p>2031</text:p>
          </table:table-cell>
          <table:table-cell table:style-name="ce1"/>
          <table:table-cell office:value-type="float" office:value="8127" table:style-name="ce1">
            <text:p>8127</text:p>
          </table:table-cell>
          <table:table-cell office:value-type="float" office:value="1042" table:style-name="ce1">
            <text:p>1042</text:p>
          </table:table-cell>
          <table:table-cell table:style-name="ce1"/>
          <table:table-cell office:value-type="float" office:value="1627" table:style-name="ce1">
            <text:p>1627</text:p>
          </table:table-cell>
          <table:table-cell office:value-type="float" office:value="6011" table:style-name="ce1">
            <text:p>6011</text:p>
          </table:table-cell>
          <table:table-cell office:value-type="float" office:value="1789" table:style-name="ce1">
            <text:p>1789</text:p>
          </table:table-cell>
          <table:table-cell office:value-type="float" office:value="1829" table:style-name="ce1">
            <text:p>1829</text:p>
          </table:table-cell>
          <table:table-cell table:style-name="ce1"/>
          <table:table-cell office:value-type="float" office:value="9674" table:style-name="ce1">
            <text:p>9674</text:p>
          </table:table-cell>
          <table:table-cell office:value-type="float" office:value="617" table:style-name="ce1">
            <text:p>617</text:p>
          </table:table-cell>
          <table:table-cell office:value-type="float" office:value="1217" table:style-name="ce1">
            <text:p>1217</text:p>
          </table:table-cell>
          <table:table-cell table:style-name="ce1"/>
          <table:table-cell office:value-type="float" office:value="6939" table:style-name="ce1">
            <text:p>6939</text:p>
          </table:table-cell>
          <table:table-cell office:value-type="float" office:value="760" table:style-name="ce1">
            <text:p>760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7449" table:style-name="ce1">
            <text:p>7449</text:p>
          </table:table-cell>
          <table:table-cell office:value-type="float" office:value="653" table:style-name="ce1">
            <text:p>653</text:p>
          </table:table-cell>
          <table:table-cell office:value-type="float" office:value="2137" table:style-name="ce1">
            <text:p>2137</text:p>
          </table:table-cell>
          <table:table-cell table:style-name="ce1"/>
          <table:table-cell office:value-type="float" office:value="11040" table:style-name="ce1">
            <text:p>11040</text:p>
          </table:table-cell>
          <table:table-cell office:value-type="float" office:value="844" table:style-name="ce1">
            <text:p>844</text:p>
          </table:table-cell>
          <table:table-cell office:value-type="float" office:value="1524" table:style-name="ce1">
            <text:p>1524</text:p>
          </table:table-cell>
          <table:table-cell table:style-name="ce1"/>
          <table:table-cell office:value-type="float" office:value="5706" table:style-name="ce1">
            <text:p>5706</text:p>
          </table:table-cell>
          <table:table-cell office:value-type="float" office:value="816" table:style-name="ce1">
            <text:p>816</text:p>
          </table:table-cell>
          <table:table-cell office:value-type="float" office:value="2513" table:style-name="ce1">
            <text:p>2513</text:p>
          </table:table-cell>
          <table:table-cell table:style-name="ce1"/>
          <table:table-cell office:value-type="float" office:value="10204" table:style-name="ce1">
            <text:p>10204</text:p>
          </table:table-cell>
          <table:table-cell office:value-type="float" office:value="861" table:style-name="ce1">
            <text:p>861</text:p>
          </table:table-cell>
          <table:table-cell office:value-type="float" office:value="1172" table:style-name="ce1">
            <text:p>1172</text:p>
          </table:table-cell>
          <table:table-cell table:style-name="ce1"/>
          <table:table-cell office:value-type="float" office:value="18246" table:style-name="ce1">
            <text:p>18246</text:p>
          </table:table-cell>
          <table:table-cell office:value-type="float" office:value="13370" table:style-name="ce1">
            <text:p>13370</text:p>
          </table:table-cell>
          <table:table-cell office:value-type="float" office:value="2045" table:style-name="ce1">
            <text:p>2045</text:p>
          </table:table-cell>
          <table:table-cell table:style-name="ce1"/>
          <table:table-cell office:value-type="float" office:value="7545" table:style-name="ce1">
            <text:p>7545</text:p>
          </table:table-cell>
          <table:table-cell office:value-type="float" office:value="642" table:style-name="ce1">
            <text:p>642</text:p>
          </table:table-cell>
          <table:table-cell office:value-type="float" office:value="1541" table:style-name="ce1">
            <text:p>1541</text:p>
          </table:table-cell>
          <table:table-cell table:style-name="ce1"/>
          <table:table-cell office:value-type="float" office:value="4919" table:style-name="ce1">
            <text:p>4919</text:p>
          </table:table-cell>
          <table:table-cell office:value-type="float" office:value="1129" table:style-name="ce1">
            <text:p>1129</text:p>
          </table:table-cell>
          <table:table-cell office:value-type="float" office:value="1647" table:style-name="ce1">
            <text:p>1647</text:p>
          </table:table-cell>
          <table:table-cell table:style-name="ce1"/>
          <table:table-cell office:value-type="float" office:value="7407" table:style-name="ce1">
            <text:p>7407</text:p>
          </table:table-cell>
          <table:table-cell office:value-type="float" office:value="1229" table:style-name="ce1">
            <text:p>1229</text:p>
          </table:table-cell>
          <table:table-cell table:style-name="ce1"/>
          <table:table-cell office:value-type="float" office:value="1211" table:style-name="ce1">
            <text:p>1211</text:p>
          </table:table-cell>
          <table:table-cell office:value-type="float" office:value="11556" table:style-name="ce1">
            <text:p>11556</text:p>
          </table:table-cell>
          <table:table-cell office:value-type="float" office:value="1496" table:style-name="ce1">
            <text:p>1496</text:p>
          </table:table-cell>
          <table:table-cell table:style-name="ce1"/>
          <table:table-cell office:value-type="float" office:value="1947" table:style-name="ce1">
            <text:p>1947</text:p>
          </table:table-cell>
          <table:table-cell office:value-type="float" office:value="9922" table:style-name="ce1">
            <text:p>9922</text:p>
          </table:table-cell>
          <table:table-cell office:value-type="float" office:value="669" table:style-name="ce1">
            <text:p>669</text:p>
          </table:table-cell>
          <table:table-cell office:value-type="float" office:value="3631" table:style-name="ce1">
            <text:p>3631</text:p>
          </table:table-cell>
          <table:table-cell table:style-name="ce1"/>
          <table:table-cell office:value-type="float" office:value="9258" table:style-name="ce1">
            <text:p>9258</text:p>
          </table:table-cell>
          <table:table-cell office:value-type="float" office:value="804" table:style-name="ce1">
            <text:p>804</text:p>
          </table:table-cell>
          <table:table-cell office:value-type="float" office:value="1543" table:style-name="ce1">
            <text:p>1543</text:p>
          </table:table-cell>
          <table:table-cell table:style-name="ce1"/>
          <table:table-cell office:value-type="float" office:value="8744" table:style-name="ce1">
            <text:p>8744</text:p>
          </table:table-cell>
          <table:table-cell office:value-type="float" office:value="1239" table:style-name="ce1">
            <text:p>1239</text:p>
          </table:table-cell>
          <table:table-cell office:value-type="float" office:value="2541" table:style-name="ce1">
            <text:p>2541</text:p>
          </table:table-cell>
          <table:table-cell table:style-name="ce1"/>
          <table:table-cell office:value-type="float" office:value="14918" table:style-name="ce1">
            <text:p>14918</text:p>
          </table:table-cell>
          <table:table-cell office:value-type="float" office:value="1566" table:style-name="ce1">
            <text:p>1566</text:p>
          </table:table-cell>
          <table:table-cell office:value-type="float" office:value="1487" table:style-name="ce1">
            <text:p>1487</text:p>
          </table:table-cell>
          <table:table-cell table:style-name="ce1"/>
          <table:table-cell office:value-type="float" office:value="8545" table:style-name="ce1">
            <text:p>8545</text:p>
          </table:table-cell>
          <table:table-cell office:value-type="float" office:value="1142" table:style-name="ce1">
            <text:p>1142</text:p>
          </table:table-cell>
          <table:table-cell table:style-name="ce1"/>
          <table:table-cell office:value-type="float" office:value="1770" table:style-name="ce1">
            <text:p>1770</text:p>
          </table:table-cell>
          <table:table-cell office:value-type="float" office:value="6604" table:style-name="ce1">
            <text:p>6604</text:p>
          </table:table-cell>
          <table:table-cell office:value-type="float" office:value="824" table:style-name="ce1">
            <text:p>824</text:p>
          </table:table-cell>
          <table:table-cell table:style-name="ce1"/>
          <table:table-cell office:value-type="float" office:value="2197" table:style-name="ce1">
            <text:p>2197</text:p>
          </table:table-cell>
          <table:table-cell office:value-type="float" office:value="10056" table:style-name="ce1">
            <text:p>10056</text:p>
          </table:table-cell>
          <table:table-cell office:value-type="float" office:value="1826" table:style-name="ce1">
            <text:p>1826</text:p>
          </table:table-cell>
          <table:table-cell office:value-type="float" office:value="1699" table:style-name="ce1">
            <text:p>1699</text:p>
          </table:table-cell>
          <table:table-cell table:style-name="ce1"/>
          <table:table-cell office:value-type="float" office:value="13090" table:style-name="ce1">
            <text:p>13090</text:p>
          </table:table-cell>
          <table:table-cell office:value-type="float" office:value="689" table:style-name="ce1">
            <text:p>689</text:p>
          </table:table-cell>
          <table:table-cell office:value-type="float" office:value="2052" table:style-name="ce1">
            <text:p>2052</text:p>
          </table:table-cell>
          <table:table-cell table:style-name="ce1"/>
          <table:table-cell office:value-type="float" office:value="8012" table:style-name="ce1">
            <text:p>8012</text:p>
          </table:table-cell>
          <table:table-cell office:value-type="float" office:value="730" table:style-name="ce1">
            <text:p>730</text:p>
          </table:table-cell>
          <table:table-cell office:value-type="float" office:value="1293" table:style-name="ce1">
            <text:p>1293</text:p>
          </table:table-cell>
          <table:table-cell table:style-name="ce1"/>
          <table:table-cell office:value-type="float" office:value="12643" table:style-name="ce1">
            <text:p>12643</text:p>
          </table:table-cell>
          <table:table-cell office:value-type="float" office:value="1454" table:style-name="ce1">
            <text:p>1454</text:p>
          </table:table-cell>
          <table:table-cell table:style-name="ce1"/>
          <table:table-cell office:value-type="float" office:value="1902" table:style-name="ce1">
            <text:p>1902</text:p>
          </table:table-cell>
          <table:table-cell office:value-type="float" office:value="14220" table:style-name="ce1">
            <text:p>14220</text:p>
          </table:table-cell>
          <table:table-cell office:value-type="float" office:value="1170" table:style-name="ce1">
            <text:p>1170</text:p>
          </table:table-cell>
          <table:table-cell office:value-type="float" office:value="1840" table:style-name="ce1">
            <text:p>1840</text:p>
          </table:table-cell>
          <table:table-cell table:style-name="ce1"/>
          <table:table-cell office:value-type="float" office:value="9714" table:style-name="ce1">
            <text:p>9714</text:p>
          </table:table-cell>
          <table:table-cell office:value-type="float" office:value="1117" table:style-name="ce1">
            <text:p>1117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6868" table:style-name="ce1">
            <text:p>6868</text:p>
          </table:table-cell>
          <table:table-cell office:value-type="float" office:value="1185" table:style-name="ce1">
            <text:p>1185</text:p>
          </table:table-cell>
          <table:table-cell table:style-name="ce1"/>
          <table:table-cell office:value-type="float" office:value="1908" table:style-name="ce1">
            <text:p>1908</text:p>
          </table:table-cell>
          <table:table-cell office:value-type="float" office:value="7935" table:style-name="ce1">
            <text:p>7935</text:p>
          </table:table-cell>
          <table:table-cell office:value-type="float" office:value="1164" table:style-name="ce1">
            <text:p>1164</text:p>
          </table:table-cell>
          <table:table-cell office:value-type="float" office:value="1479" table:style-name="ce1">
            <text:p>1479</text:p>
          </table:table-cell>
          <table:table-cell table:style-name="ce1"/>
          <table:table-cell office:value-type="float" office:value="8620" table:style-name="ce1">
            <text:p>8620</text:p>
          </table:table-cell>
          <table:table-cell office:value-type="float" office:value="981" table:style-name="ce1">
            <text:p>981</text:p>
          </table:table-cell>
          <table:table-cell office:value-type="float" office:value="1526" table:style-name="ce1">
            <text:p>1526</text:p>
          </table:table-cell>
          <table:table-cell table:style-name="ce1"/>
          <table:table-cell office:value-type="float" office:value="19799" table:style-name="ce1">
            <text:p>19799</text:p>
          </table:table-cell>
          <table:table-cell office:value-type="float" office:value="547" table:style-name="ce1">
            <text:p>547</text:p>
          </table:table-cell>
          <table:table-cell office:value-type="float" office:value="1521" table:style-name="ce1">
            <text:p>1521</text:p>
          </table:table-cell>
          <table:table-cell table:style-name="ce1"/>
          <table:table-cell office:value-type="float" office:value="7339" table:style-name="ce1">
            <text:p>7339</text:p>
          </table:table-cell>
          <table:table-cell office:value-type="float" office:value="1155" table:style-name="ce1">
            <text:p>1155</text:p>
          </table:table-cell>
          <table:table-cell office:value-type="float" office:value="2162" table:style-name="ce1">
            <text:p>2162</text:p>
          </table:table-cell>
          <table:table-cell table:style-name="ce1"/>
          <table:table-cell office:value-type="float" office:value="10466" table:style-name="ce1">
            <text:p>10466</text:p>
          </table:table-cell>
          <table:table-cell office:value-type="float" office:value="1341" table:style-name="ce1">
            <text:p>1341</text:p>
          </table:table-cell>
          <table:table-cell office:value-type="float" office:value="1311" table:style-name="ce1">
            <text:p>1311</text:p>
          </table:table-cell>
          <table:table-cell table:style-name="ce1"/>
          <table:table-cell office:value-type="float" office:value="13557" table:style-name="ce1">
            <text:p>13557</text:p>
          </table:table-cell>
          <table:table-cell office:value-type="float" office:value="1223" table:style-name="ce1">
            <text:p>1223</text:p>
          </table:table-cell>
          <table:table-cell office:value-type="float" office:value="1928" table:style-name="ce1">
            <text:p>1928</text:p>
          </table:table-cell>
          <table:table-cell table:style-name="ce1"/>
          <table:table-cell office:value-type="float" office:value="9580" table:style-name="ce1">
            <text:p>9580</text:p>
          </table:table-cell>
          <table:table-cell office:value-type="float" office:value="873" table:style-name="ce1">
            <text:p>873</text:p>
          </table:table-cell>
          <table:table-cell office:value-type="float" office:value="3073" table:style-name="ce1">
            <text:p>3073</text:p>
          </table:table-cell>
          <table:table-cell table:style-name="ce1"/>
          <table:table-cell office:value-type="float" office:value="8975" table:style-name="ce1">
            <text:p>8975</text:p>
          </table:table-cell>
          <table:table-cell office:value-type="float" office:value="660" table:style-name="ce1">
            <text:p>660</text:p>
          </table:table-cell>
          <table:table-cell office:value-type="float" office:value="1543" table:style-name="ce1">
            <text:p>1543</text:p>
          </table:table-cell>
          <table:table-cell table:style-name="ce1"/>
          <table:table-cell office:value-type="float" office:value="7869" table:style-name="ce1">
            <text:p>7869</text:p>
          </table:table-cell>
          <table:table-cell office:value-type="float" office:value="1362" table:style-name="ce1">
            <text:p>1362</text:p>
          </table:table-cell>
          <table:table-cell table:style-name="ce1"/>
          <table:table-cell office:value-type="float" office:value="1575" table:style-name="ce1">
            <text:p>1575</text:p>
          </table:table-cell>
          <table:table-cell office:value-type="float" office:value="11723" table:style-name="ce1">
            <text:p>11723</text:p>
          </table:table-cell>
          <table:table-cell office:value-type="float" office:value="905" table:style-name="ce1">
            <text:p>905</text:p>
          </table:table-cell>
          <table:table-cell table:style-name="ce1"/>
          <table:table-cell office:value-type="float" office:value="1195" table:style-name="ce1">
            <text:p>1195</text:p>
          </table:table-cell>
          <table:table-cell office:value-type="float" office:value="12355" table:style-name="ce1">
            <text:p>12355</text:p>
          </table:table-cell>
          <table:table-cell office:value-type="float" office:value="1283" table:style-name="ce1">
            <text:p>1283</text:p>
          </table:table-cell>
          <table:table-cell table:style-name="ce1"/>
          <table:table-cell office:value-type="float" office:value="1270" table:style-name="ce1">
            <text:p>1270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81206_M04566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7:31:04</text:p>
          </table:table-cell>
          <table:table-cell office:value-type="string" table:style-name="ce1">
            <text:p>2020-11-18_18:31:04</text:p>
          </table:table-cell>
          <table:table-cell office:value-type="float" office:value="0.99" table:style-name="ce1">
            <text:p>0,99</text:p>
          </table:table-cell>
          <table:table-cell office:value-type="string" table:style-name="ce1">
            <text:p>Cécile</text:p>
          </table:table-cell>
          <table:table-cell office:value-type="string" table:style-name="ce1">
            <text:p>M04566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Oty6KHNB8de6tX4x</text:p>
          </table:table-cell>
          <table:table-cell office:value-type="string" table:style-name="ce1">
            <text:p>https://www.testable.org/experiment/4303/294929/start?participant=M045669</text:p>
          </table:table-cell>
          <table:table-cell office:value-type="float" office:value="2463659" table:style-name="ce1">
            <text:p>2463659</text:p>
          </table:table-cell>
          <table:table-cell office:value-type="float" office:value="41.060983333332999" table:style-name="ce1">
            <text:p>41,06098333</text:p>
          </table:table-cell>
          <table:table-cell office:value-type="float" office:value="46223" table:style-name="ce1">
            <text:p>46223</text:p>
          </table:table-cell>
          <table:table-cell office:value-type="float" office:value="62790" table:style-name="ce1">
            <text:p>62790</text:p>
          </table:table-cell>
          <table:table-cell office:value-type="float" office:value="42764" table:style-name="ce1">
            <text:p>42764</text:p>
          </table:table-cell>
          <table:table-cell office:value-type="float" office:value="67062" table:style-name="ce1">
            <text:p>67062</text:p>
          </table:table-cell>
          <table:table-cell office:value-type="float" office:value="44662" table:style-name="ce1">
            <text:p>44662</text:p>
          </table:table-cell>
          <table:table-cell office:value-type="float" office:value="38878" table:style-name="ce1">
            <text:p>38878</text:p>
          </table:table-cell>
          <table:table-cell office:value-type="float" office:value="39577" table:style-name="ce1">
            <text:p>39577</text:p>
          </table:table-cell>
          <table:table-cell office:value-type="float" office:value="45359" table:style-name="ce1">
            <text:p>45359</text:p>
          </table:table-cell>
          <table:table-cell office:value-type="float" office:value="54325" table:style-name="ce1">
            <text:p>54325</text:p>
          </table:table-cell>
          <table:table-cell office:value-type="float" office:value="69083" table:style-name="ce1">
            <text:p>69083</text:p>
          </table:table-cell>
          <table:table-cell office:value-type="float" office:value="48243" table:style-name="ce1">
            <text:p>48243</text:p>
          </table:table-cell>
          <table:table-cell office:value-type="float" office:value="51292" table:style-name="ce1">
            <text:p>51292</text:p>
          </table:table-cell>
          <table:table-cell table:number-columns-repeated="192" table:style-name="ce1"/>
          <table:table-cell office:value-type="float" office:value="18258" table:style-name="ce1">
            <text:p>18258</text:p>
          </table:table-cell>
          <table:table-cell office:value-type="float" office:value="2366" table:style-name="ce1">
            <text:p>2366</text:p>
          </table:table-cell>
          <table:table-cell office:value-type="float" office:value="1720" table:style-name="ce1">
            <text:p>1720</text:p>
          </table:table-cell>
          <table:table-cell table:style-name="ce1"/>
          <table:table-cell office:value-type="float" office:value="9179" table:style-name="ce1">
            <text:p>9179</text:p>
          </table:table-cell>
          <table:table-cell office:value-type="float" office:value="825" table:style-name="ce1">
            <text:p>825</text:p>
          </table:table-cell>
          <table:table-cell office:value-type="float" office:value="1588" table:style-name="ce1">
            <text:p>1588</text:p>
          </table:table-cell>
          <table:table-cell table:style-name="ce1"/>
          <table:table-cell office:value-type="float" office:value="7353" table:style-name="ce1">
            <text:p>7353</text:p>
          </table:table-cell>
          <table:table-cell office:value-type="float" office:value="938" table:style-name="ce1">
            <text:p>938</text:p>
          </table:table-cell>
          <table:table-cell office:value-type="float" office:value="3210" table:style-name="ce1">
            <text:p>3210</text:p>
          </table:table-cell>
          <table:table-cell table:style-name="ce1"/>
          <table:table-cell office:value-type="float" office:value="23187" table:style-name="ce1">
            <text:p>23187</text:p>
          </table:table-cell>
          <table:table-cell office:value-type="float" office:value="1942" table:style-name="ce1">
            <text:p>1942</text:p>
          </table:table-cell>
          <table:table-cell table:style-name="ce1"/>
          <table:table-cell office:value-type="float" office:value="10347" table:style-name="ce1">
            <text:p>10347</text:p>
          </table:table-cell>
          <table:table-cell office:value-type="float" office:value="6417" table:style-name="ce1">
            <text:p>6417</text:p>
          </table:table-cell>
          <table:table-cell office:value-type="float" office:value="621" table:style-name="ce1">
            <text:p>621</text:p>
          </table:table-cell>
          <table:table-cell office:value-type="float" office:value="2308" table:style-name="ce1">
            <text:p>2308</text:p>
          </table:table-cell>
          <table:table-cell table:style-name="ce1"/>
          <table:table-cell office:value-type="float" office:value="6771" table:style-name="ce1">
            <text:p>6771</text:p>
          </table:table-cell>
          <table:table-cell office:value-type="float" office:value="1873" table:style-name="ce1">
            <text:p>1873</text:p>
          </table:table-cell>
          <table:table-cell office:value-type="float" office:value="1342" table:style-name="ce1">
            <text:p>1342</text:p>
          </table:table-cell>
          <table:table-cell table:style-name="ce1"/>
          <table:table-cell office:value-type="float" office:value="10841" table:style-name="ce1">
            <text:p>10841</text:p>
          </table:table-cell>
          <table:table-cell office:value-type="float" office:value="563" table:style-name="ce1">
            <text:p>563</text:p>
          </table:table-cell>
          <table:table-cell office:value-type="float" office:value="1838" table:style-name="ce1">
            <text:p>1838</text:p>
          </table:table-cell>
          <table:table-cell table:style-name="ce1"/>
          <table:table-cell office:value-type="float" office:value="7815" table:style-name="ce1">
            <text:p>7815</text:p>
          </table:table-cell>
          <table:table-cell office:value-type="float" office:value="977" table:style-name="ce1">
            <text:p>977</text:p>
          </table:table-cell>
          <table:table-cell table:style-name="ce1"/>
          <table:table-cell office:value-type="float" office:value="2352" table:style-name="ce1">
            <text:p>2352</text:p>
          </table:table-cell>
          <table:table-cell office:value-type="float" office:value="20737" table:style-name="ce1">
            <text:p>20737</text:p>
          </table:table-cell>
          <table:table-cell office:value-type="float" office:value="1556" table:style-name="ce1">
            <text:p>1556</text:p>
          </table:table-cell>
          <table:table-cell table:style-name="ce1"/>
          <table:table-cell office:value-type="float" office:value="1501" table:style-name="ce1">
            <text:p>1501</text:p>
          </table:table-cell>
          <table:table-cell office:value-type="float" office:value="14415" table:style-name="ce1">
            <text:p>14415</text:p>
          </table:table-cell>
          <table:table-cell office:value-type="float" office:value="2370" table:style-name="ce1">
            <text:p>2370</text:p>
          </table:table-cell>
          <table:table-cell table:style-name="ce1"/>
          <table:table-cell office:value-type="float" office:value="4168" table:style-name="ce1">
            <text:p>4168</text:p>
          </table:table-cell>
          <table:table-cell office:value-type="float" office:value="25704" table:style-name="ce1">
            <text:p>25704</text:p>
          </table:table-cell>
          <table:table-cell office:value-type="float" office:value="1834" table:style-name="ce1">
            <text:p>1834</text:p>
          </table:table-cell>
          <table:table-cell table:style-name="ce1"/>
          <table:table-cell office:value-type="float" office:value="1415" table:style-name="ce1">
            <text:p>1415</text:p>
          </table:table-cell>
          <table:table-cell office:value-type="float" office:value="5564" table:style-name="ce1">
            <text:p>5564</text:p>
          </table:table-cell>
          <table:table-cell office:value-type="float" office:value="1109" table:style-name="ce1">
            <text:p>1109</text:p>
          </table:table-cell>
          <table:table-cell table:style-name="ce1"/>
          <table:table-cell office:value-type="float" office:value="2700" table:style-name="ce1">
            <text:p>2700</text:p>
          </table:table-cell>
          <table:table-cell office:value-type="float" office:value="9727" table:style-name="ce1">
            <text:p>9727</text:p>
          </table:table-cell>
          <table:table-cell office:value-type="float" office:value="2069" table:style-name="ce1">
            <text:p>2069</text:p>
          </table:table-cell>
          <table:table-cell table:style-name="ce1"/>
          <table:table-cell office:value-type="float" office:value="1606" table:style-name="ce1">
            <text:p>1606</text:p>
          </table:table-cell>
          <table:table-cell office:value-type="float" office:value="3793" table:style-name="ce1">
            <text:p>3793</text:p>
          </table:table-cell>
          <table:table-cell office:value-type="float" office:value="1169" table:style-name="ce1">
            <text:p>1169</text:p>
          </table:table-cell>
          <table:table-cell office:value-type="float" office:value="1822" table:style-name="ce1">
            <text:p>1822</text:p>
          </table:table-cell>
          <table:table-cell table:style-name="ce1"/>
          <table:table-cell office:value-type="float" office:value="9688" table:style-name="ce1">
            <text:p>9688</text:p>
          </table:table-cell>
          <table:table-cell office:value-type="float" office:value="670" table:style-name="ce1">
            <text:p>670</text:p>
          </table:table-cell>
          <table:table-cell office:value-type="float" office:value="1777" table:style-name="ce1">
            <text:p>1777</text:p>
          </table:table-cell>
          <table:table-cell table:style-name="ce1"/>
          <table:table-cell office:value-type="float" office:value="10420" table:style-name="ce1">
            <text:p>10420</text:p>
          </table:table-cell>
          <table:table-cell office:value-type="float" office:value="803" table:style-name="ce1">
            <text:p>803</text:p>
          </table:table-cell>
          <table:table-cell office:value-type="float" office:value="2075" table:style-name="ce1">
            <text:p>2075</text:p>
          </table:table-cell>
          <table:table-cell table:style-name="ce1"/>
          <table:table-cell office:value-type="float" office:value="7547" table:style-name="ce1">
            <text:p>7547</text:p>
          </table:table-cell>
          <table:table-cell office:value-type="float" office:value="639" table:style-name="ce1">
            <text:p>639</text:p>
          </table:table-cell>
          <table:table-cell office:value-type="float" office:value="2217" table:style-name="ce1">
            <text:p>2217</text:p>
          </table:table-cell>
          <table:table-cell table:style-name="ce1"/>
          <table:table-cell office:value-type="float" office:value="6979" table:style-name="ce1">
            <text:p>6979</text:p>
          </table:table-cell>
          <table:table-cell office:value-type="float" office:value="642" table:style-name="ce1">
            <text:p>642</text:p>
          </table:table-cell>
          <table:table-cell office:value-type="float" office:value="5403" table:style-name="ce1">
            <text:p>5403</text:p>
          </table:table-cell>
          <table:table-cell table:style-name="ce1"/>
          <table:table-cell office:value-type="float" office:value="15056" table:style-name="ce1">
            <text:p>15056</text:p>
          </table:table-cell>
          <table:table-cell office:value-type="float" office:value="733" table:style-name="ce1">
            <text:p>733</text:p>
          </table:table-cell>
          <table:table-cell office:value-type="float" office:value="1734" table:style-name="ce1">
            <text:p>1734</text:p>
          </table:table-cell>
          <table:table-cell table:style-name="ce1"/>
          <table:table-cell office:value-type="float" office:value="33205" table:style-name="ce1">
            <text:p>33205</text:p>
          </table:table-cell>
          <table:table-cell office:value-type="float" office:value="1412" table:style-name="ce1">
            <text:p>1412</text:p>
          </table:table-cell>
          <table:table-cell table:style-name="ce1"/>
          <table:table-cell office:value-type="float" office:value="2079" table:style-name="ce1">
            <text:p>2079</text:p>
          </table:table-cell>
          <table:table-cell office:value-type="float" office:value="10096" table:style-name="ce1">
            <text:p>10096</text:p>
          </table:table-cell>
          <table:table-cell office:value-type="float" office:value="1341" table:style-name="ce1">
            <text:p>1341</text:p>
          </table:table-cell>
          <table:table-cell office:value-type="float" office:value="2136" table:style-name="ce1">
            <text:p>2136</text:p>
          </table:table-cell>
          <table:table-cell table:style-name="ce1"/>
          <table:table-cell office:value-type="float" office:value="8943" table:style-name="ce1">
            <text:p>8943</text:p>
          </table:table-cell>
          <table:table-cell office:value-type="float" office:value="613" table:style-name="ce1">
            <text:p>613</text:p>
          </table:table-cell>
          <table:table-cell office:value-type="float" office:value="1766" table:style-name="ce1">
            <text:p>1766</text:p>
          </table:table-cell>
          <table:table-cell table:style-name="ce1"/>
          <table:table-cell office:value-type="float" office:value="11912" table:style-name="ce1">
            <text:p>11912</text:p>
          </table:table-cell>
          <table:table-cell office:value-type="float" office:value="678" table:style-name="ce1">
            <text:p>678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26412" table:style-name="ce1">
            <text:p>26412</text:p>
          </table:table-cell>
          <table:table-cell office:value-type="float" office:value="2142" table:style-name="ce1">
            <text:p>2142</text:p>
          </table:table-cell>
          <table:table-cell office:value-type="float" office:value="2099" table:style-name="ce1">
            <text:p>2099</text:p>
          </table:table-cell>
          <table:table-cell table:style-name="ce1"/>
          <table:table-cell office:value-type="float" office:value="25111" table:style-name="ce1">
            <text:p>25111</text:p>
          </table:table-cell>
          <table:table-cell office:value-type="float" office:value="974" table:style-name="ce1">
            <text:p>974</text:p>
          </table:table-cell>
          <table:table-cell office:value-type="float" office:value="2246" table:style-name="ce1">
            <text:p>2246</text:p>
          </table:table-cell>
          <table:table-cell table:style-name="ce1"/>
          <table:table-cell office:value-type="float" office:value="4809" table:style-name="ce1">
            <text:p>4809</text:p>
          </table:table-cell>
          <table:table-cell office:value-type="float" office:value="664" table:style-name="ce1">
            <text:p>664</text:p>
          </table:table-cell>
          <table:table-cell office:value-type="float" office:value="2411" table:style-name="ce1">
            <text:p>2411</text:p>
          </table:table-cell>
          <table:table-cell table:style-name="ce1"/>
          <table:table-cell office:value-type="float" office:value="11732" table:style-name="ce1">
            <text:p>11732</text:p>
          </table:table-cell>
          <table:table-cell office:value-type="float" office:value="1241" table:style-name="ce1">
            <text:p>1241</text:p>
          </table:table-cell>
          <table:table-cell office:value-type="float" office:value="3267" table:style-name="ce1">
            <text:p>3267</text:p>
          </table:table-cell>
          <table:table-cell table:style-name="ce1"/>
          <table:table-cell office:value-type="float" office:value="10074" table:style-name="ce1">
            <text:p>10074</text:p>
          </table:table-cell>
          <table:table-cell office:value-type="float" office:value="695" table:style-name="ce1">
            <text:p>695</text:p>
          </table:table-cell>
          <table:table-cell office:value-type="float" office:value="3126" table:style-name="ce1">
            <text:p>3126</text:p>
          </table:table-cell>
          <table:table-cell table:style-name="ce1"/>
          <table:table-cell office:value-type="float" office:value="9017" table:style-name="ce1">
            <text:p>9017</text:p>
          </table:table-cell>
          <table:table-cell office:value-type="float" office:value="1623" table:style-name="ce1">
            <text:p>1623</text:p>
          </table:table-cell>
          <table:table-cell office:value-type="float" office:value="2029" table:style-name="ce1">
            <text:p>2029</text:p>
          </table:table-cell>
          <table:table-cell table:style-name="ce1"/>
          <table:table-cell office:value-type="float" office:value="9426" table:style-name="ce1">
            <text:p>9426</text:p>
          </table:table-cell>
          <table:table-cell office:value-type="float" office:value="737" table:style-name="ce1">
            <text:p>737</text:p>
          </table:table-cell>
          <table:table-cell office:value-type="float" office:value="1427" table:style-name="ce1">
            <text:p>1427</text:p>
          </table:table-cell>
          <table:table-cell table:style-name="ce1"/>
          <table:table-cell office:value-type="float" office:value="12361" table:style-name="ce1">
            <text:p>12361</text:p>
          </table:table-cell>
          <table:table-cell office:value-type="float" office:value="1092" table:style-name="ce1">
            <text:p>1092</text:p>
          </table:table-cell>
          <table:table-cell office:value-type="float" office:value="2005" table:style-name="ce1">
            <text:p>2005</text:p>
          </table:table-cell>
          <table:table-cell table:style-name="ce1"/>
          <table:table-cell office:value-type="float" office:value="9403" table:style-name="ce1">
            <text:p>9403</text:p>
          </table:table-cell>
          <table:table-cell office:value-type="float" office:value="1046" table:style-name="ce1">
            <text:p>1046</text:p>
          </table:table-cell>
          <table:table-cell office:value-type="float" office:value="2519" table:style-name="ce1">
            <text:p>2519</text:p>
          </table:table-cell>
          <table:table-cell table:style-name="ce1"/>
          <table:table-cell office:value-type="float" office:value="6046" table:style-name="ce1">
            <text:p>6046</text:p>
          </table:table-cell>
          <table:table-cell office:value-type="float" office:value="499" table:style-name="ce1">
            <text:p>499</text:p>
          </table:table-cell>
          <table:table-cell office:value-type="float" office:value="1453" table:style-name="ce1">
            <text:p>1453</text:p>
          </table:table-cell>
          <table:table-cell table:style-name="ce1"/>
          <table:table-cell office:value-type="float" office:value="11295" table:style-name="ce1">
            <text:p>11295</text:p>
          </table:table-cell>
          <table:table-cell office:value-type="float" office:value="782" table:style-name="ce1">
            <text:p>782</text:p>
          </table:table-cell>
          <table:table-cell office:value-type="float" office:value="1795" table:style-name="ce1">
            <text:p>1795</text:p>
          </table:table-cell>
          <table:table-cell table:style-name="ce1"/>
          <table:table-cell office:value-type="float" office:value="13364" table:style-name="ce1">
            <text:p>13364</text:p>
          </table:table-cell>
          <table:table-cell office:value-type="float" office:value="1578" table:style-name="ce1">
            <text:p>1578</text:p>
          </table:table-cell>
          <table:table-cell table:style-name="ce1"/>
          <table:table-cell office:value-type="float" office:value="2987" table:style-name="ce1">
            <text:p>2987</text:p>
          </table:table-cell>
          <table:table-cell office:value-type="float" office:value="30783" table:style-name="ce1">
            <text:p>30783</text:p>
          </table:table-cell>
          <table:table-cell office:value-type="float" office:value="1199" table:style-name="ce1">
            <text:p>1199</text:p>
          </table:table-cell>
          <table:table-cell office:value-type="float" office:value="2441" table:style-name="ce1">
            <text:p>2441</text:p>
          </table:table-cell>
          <table:table-cell table:style-name="ce1"/>
          <table:table-cell office:value-type="float" office:value="6088" table:style-name="ce1">
            <text:p>6088</text:p>
          </table:table-cell>
          <table:table-cell office:value-type="float" office:value="1070" table:style-name="ce1">
            <text:p>1070</text:p>
          </table:table-cell>
          <table:table-cell office:value-type="float" office:value="1386" table:style-name="ce1">
            <text:p>1386</text:p>
          </table:table-cell>
          <table:table-cell table:style-name="ce1"/>
          <table:table-cell office:value-type="float" office:value="22361" table:style-name="ce1">
            <text:p>22361</text:p>
          </table:table-cell>
          <table:table-cell office:value-type="float" office:value="1795" table:style-name="ce1">
            <text:p>1795</text:p>
          </table:table-cell>
          <table:table-cell table:style-name="ce1"/>
          <table:table-cell office:value-type="float" office:value="1423" table:style-name="ce1">
            <text:p>1423</text:p>
          </table:table-cell>
          <table:table-cell office:value-type="float" office:value="11728" table:style-name="ce1">
            <text:p>11728</text:p>
          </table:table-cell>
          <table:table-cell office:value-type="float" office:value="1018" table:style-name="ce1">
            <text:p>1018</text:p>
          </table:table-cell>
          <table:table-cell office:value-type="float" office:value="1780" table:style-name="ce1">
            <text:p>1780</text:p>
          </table:table-cell>
          <table:table-cell table:style-name="ce1"/>
          <table:table-cell office:value-type="float" office:value="11053" table:style-name="ce1">
            <text:p>11053</text:p>
          </table:table-cell>
          <table:table-cell office:value-type="float" office:value="674" table:style-name="ce1">
            <text:p>674</text:p>
          </table:table-cell>
          <table:table-cell table:style-name="ce1"/>
          <table:table-cell office:value-type="float" office:value="1965" table:style-name="ce1">
            <text:p>1965</text:p>
          </table:table-cell>
          <table:table-cell office:value-type="float" office:value="7272" table:style-name="ce1">
            <text:p>7272</text:p>
          </table:table-cell>
          <table:table-cell office:value-type="float" office:value="503" table:style-name="ce1">
            <text:p>503</text:p>
          </table:table-cell>
          <table:table-cell office:value-type="float" office:value="1773" table:style-name="ce1">
            <text:p>1773</text:p>
          </table:table-cell>
          <table:table-cell table:style-name="ce1"/>
          <table:table-cell office:value-type="float" office:value="11256" table:style-name="ce1">
            <text:p>11256</text:p>
          </table:table-cell>
          <table:table-cell office:value-type="float" office:value="1035" table:style-name="ce1">
            <text:p>1035</text:p>
          </table:table-cell>
          <table:table-cell office:value-type="float" office:value="2768" table:style-name="ce1">
            <text:p>2768</text:p>
          </table:table-cell>
          <table:table-cell table:style-name="ce1"/>
          <table:table-cell office:value-type="float" office:value="40750" table:style-name="ce1">
            <text:p>40750</text:p>
          </table:table-cell>
          <table:table-cell office:value-type="float" office:value="3257" table:style-name="ce1">
            <text:p>3257</text:p>
          </table:table-cell>
          <table:table-cell table:style-name="ce1"/>
          <table:table-cell office:value-type="float" office:value="1795" table:style-name="ce1">
            <text:p>1795</text:p>
          </table:table-cell>
          <table:table-cell office:value-type="float" office:value="12796" table:style-name="ce1">
            <text:p>12796</text:p>
          </table:table-cell>
          <table:table-cell office:value-type="float" office:value="2105" table:style-name="ce1">
            <text:p>2105</text:p>
          </table:table-cell>
          <table:table-cell office:value-type="float" office:value="1724" table:style-name="ce1">
            <text:p>1724</text:p>
          </table:table-cell>
          <table:table-cell table:style-name="ce1"/>
          <table:table-cell office:value-type="float" office:value="6646" table:style-name="ce1">
            <text:p>6646</text:p>
          </table:table-cell>
          <table:table-cell office:value-type="float" office:value="1620" table:style-name="ce1">
            <text:p>1620</text:p>
          </table:table-cell>
          <table:table-cell office:value-type="float" office:value="2440" table:style-name="ce1">
            <text:p>2440</text:p>
          </table:table-cell>
          <table:table-cell table:style-name="ce1"/>
          <table:table-cell office:value-type="float" office:value="22540" table:style-name="ce1">
            <text:p>22540</text:p>
          </table:table-cell>
          <table:table-cell office:value-type="float" office:value="1265" table:style-name="ce1">
            <text:p>1265</text:p>
          </table:table-cell>
          <table:table-cell office:value-type="float" office:value="1460" table:style-name="ce1">
            <text:p>1460</text:p>
          </table:table-cell>
          <table:table-cell table:style-name="ce1"/>
          <table:table-cell office:value-type="float" office:value="7372" table:style-name="ce1">
            <text:p>7372</text:p>
          </table:table-cell>
          <table:table-cell office:value-type="float" office:value="737" table:style-name="ce1">
            <text:p>737</text:p>
          </table:table-cell>
          <table:table-cell office:value-type="float" office:value="2210" table:style-name="ce1">
            <text:p>2210</text:p>
          </table:table-cell>
          <table:table-cell table:style-name="ce1"/>
          <table:table-cell office:value-type="float" office:value="9607" table:style-name="ce1">
            <text:p>9607</text:p>
          </table:table-cell>
          <table:table-cell office:value-type="float" office:value="1206" table:style-name="ce1">
            <text:p>1206</text:p>
          </table:table-cell>
          <table:table-cell office:value-type="float" office:value="1929" table:style-name="ce1">
            <text:p>1929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182731_M05714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7:35:35</text:p>
          </table:table-cell>
          <table:table-cell office:value-type="string" table:style-name="ce1">
            <text:p>2020-11-18_18:35:35</text:p>
          </table:table-cell>
          <table:table-cell office:value-type="float" office:value="0.81" table:style-name="ce1">
            <text:p>0,81</text:p>
          </table:table-cell>
          <table:table-cell office:value-type="string" table:style-name="ce1">
            <text:p>Oweïss Ett</text:p>
          </table:table-cell>
          <table:table-cell office:value-type="string" table:style-name="ce1">
            <text:p>M05714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pE1YJYFeB748SCKN</text:p>
          </table:table-cell>
          <table:table-cell office:value-type="string" table:style-name="ce1">
            <text:p>https://www.testable.org/experiment/4303/294929/start?participant=M057143</text:p>
          </table:table-cell>
          <table:table-cell office:value-type="float" office:value="3117441" table:style-name="ce1">
            <text:p>3117441</text:p>
          </table:table-cell>
          <table:table-cell office:value-type="float" office:value="51.957349999999998" table:style-name="ce1">
            <text:p>51,95735</text:p>
          </table:table-cell>
          <table:table-cell office:value-type="float" office:value="68059" table:style-name="ce1">
            <text:p>68059</text:p>
          </table:table-cell>
          <table:table-cell office:value-type="float" office:value="82339" table:style-name="ce1">
            <text:p>82339</text:p>
          </table:table-cell>
          <table:table-cell office:value-type="float" office:value="70056" table:style-name="ce1">
            <text:p>70056</text:p>
          </table:table-cell>
          <table:table-cell office:value-type="float" office:value="86442" table:style-name="ce1">
            <text:p>86442</text:p>
          </table:table-cell>
          <table:table-cell office:value-type="float" office:value="71961" table:style-name="ce1">
            <text:p>71961</text:p>
          </table:table-cell>
          <table:table-cell office:value-type="float" office:value="76328" table:style-name="ce1">
            <text:p>76328</text:p>
          </table:table-cell>
          <table:table-cell office:value-type="float" office:value="93299" table:style-name="ce1">
            <text:p>93299</text:p>
          </table:table-cell>
          <table:table-cell office:value-type="float" office:value="91042" table:style-name="ce1">
            <text:p>91042</text:p>
          </table:table-cell>
          <table:table-cell office:value-type="float" office:value="76797" table:style-name="ce1">
            <text:p>76797</text:p>
          </table:table-cell>
          <table:table-cell office:value-type="float" office:value="125452" table:style-name="ce1">
            <text:p>125452</text:p>
          </table:table-cell>
          <table:table-cell office:value-type="float" office:value="106081" table:style-name="ce1">
            <text:p>106081</text:p>
          </table:table-cell>
          <table:table-cell office:value-type="float" office:value="74051" table:style-name="ce1">
            <text:p>74051</text:p>
          </table:table-cell>
          <table:table-cell office:value-type="float" office:value="15854" table:style-name="ce1">
            <text:p>15854</text:p>
          </table:table-cell>
          <table:table-cell office:value-type="float" office:value="2517" table:style-name="ce1">
            <text:p>2517</text:p>
          </table:table-cell>
          <table:table-cell table:style-name="ce1"/>
          <table:table-cell office:value-type="float" office:value="4869" table:style-name="ce1">
            <text:p>4869</text:p>
          </table:table-cell>
          <table:table-cell office:value-type="float" office:value="5877" table:style-name="ce1">
            <text:p>5877</text:p>
          </table:table-cell>
          <table:table-cell office:value-type="float" office:value="831" table:style-name="ce1">
            <text:p>831</text:p>
          </table:table-cell>
          <table:table-cell table:style-name="ce1"/>
          <table:table-cell office:value-type="float" office:value="2146" table:style-name="ce1">
            <text:p>2146</text:p>
          </table:table-cell>
          <table:table-cell office:value-type="float" office:value="10957" table:style-name="ce1">
            <text:p>10957</text:p>
          </table:table-cell>
          <table:table-cell office:value-type="float" office:value="872" table:style-name="ce1">
            <text:p>872</text:p>
          </table:table-cell>
          <table:table-cell table:style-name="ce1"/>
          <table:table-cell office:value-type="float" office:value="2466" table:style-name="ce1">
            <text:p>2466</text:p>
          </table:table-cell>
          <table:table-cell office:value-type="float" office:value="16287" table:style-name="ce1">
            <text:p>16287</text:p>
          </table:table-cell>
          <table:table-cell office:value-type="float" office:value="1407" table:style-name="ce1">
            <text:p>1407</text:p>
          </table:table-cell>
          <table:table-cell table:style-name="ce1"/>
          <table:table-cell office:value-type="float" office:value="3705" table:style-name="ce1">
            <text:p>3705</text:p>
          </table:table-cell>
          <table:table-cell office:value-type="float" office:value="11855" table:style-name="ce1">
            <text:p>11855</text:p>
          </table:table-cell>
          <table:table-cell office:value-type="float" office:value="1543" table:style-name="ce1">
            <text:p>1543</text:p>
          </table:table-cell>
          <table:table-cell table:style-name="ce1"/>
          <table:table-cell office:value-type="float" office:value="4326" table:style-name="ce1">
            <text:p>4326</text:p>
          </table:table-cell>
          <table:table-cell office:value-type="float" office:value="21430" table:style-name="ce1">
            <text:p>21430</text:p>
          </table:table-cell>
          <table:table-cell office:value-type="float" office:value="1614" table:style-name="ce1">
            <text:p>1614</text:p>
          </table:table-cell>
          <table:table-cell table:style-name="ce1"/>
          <table:table-cell office:value-type="float" office:value="3785" table:style-name="ce1">
            <text:p>3785</text:p>
          </table:table-cell>
          <table:table-cell office:value-type="float" office:value="12872" table:style-name="ce1">
            <text:p>12872</text:p>
          </table:table-cell>
          <table:table-cell office:value-type="float" office:value="678" table:style-name="ce1">
            <text:p>678</text:p>
          </table:table-cell>
          <table:table-cell table:style-name="ce1"/>
          <table:table-cell office:value-type="float" office:value="2370" table:style-name="ce1">
            <text:p>2370</text:p>
          </table:table-cell>
          <table:table-cell office:value-type="float" office:value="16334" table:style-name="ce1">
            <text:p>16334</text:p>
          </table:table-cell>
          <table:table-cell office:value-type="float" office:value="1073" table:style-name="ce1">
            <text:p>1073</text:p>
          </table:table-cell>
          <table:table-cell table:style-name="ce1"/>
          <table:table-cell office:value-type="float" office:value="4577" table:style-name="ce1">
            <text:p>4577</text:p>
          </table:table-cell>
          <table:table-cell office:value-type="float" office:value="9963" table:style-name="ce1">
            <text:p>9963</text:p>
          </table:table-cell>
          <table:table-cell office:value-type="float" office:value="752" table:style-name="ce1">
            <text:p>752</text:p>
          </table:table-cell>
          <table:table-cell table:style-name="ce1"/>
          <table:table-cell office:value-type="float" office:value="2262" table:style-name="ce1">
            <text:p>2262</text:p>
          </table:table-cell>
          <table:table-cell office:value-type="float" office:value="14092" table:style-name="ce1">
            <text:p>14092</text:p>
          </table:table-cell>
          <table:table-cell office:value-type="float" office:value="1120" table:style-name="ce1">
            <text:p>1120</text:p>
          </table:table-cell>
          <table:table-cell table:style-name="ce1"/>
          <table:table-cell office:value-type="float" office:value="2879" table:style-name="ce1">
            <text:p>2879</text:p>
          </table:table-cell>
          <table:table-cell office:value-type="float" office:value="13256" table:style-name="ce1">
            <text:p>13256</text:p>
          </table:table-cell>
          <table:table-cell office:value-type="float" office:value="826" table:style-name="ce1">
            <text:p>826</text:p>
          </table:table-cell>
          <table:table-cell table:style-name="ce1"/>
          <table:table-cell office:value-type="float" office:value="2316" table:style-name="ce1">
            <text:p>2316</text:p>
          </table:table-cell>
          <table:table-cell office:value-type="float" office:value="8155" table:style-name="ce1">
            <text:p>8155</text:p>
          </table:table-cell>
          <table:table-cell office:value-type="float" office:value="862" table:style-name="ce1">
            <text:p>862</text:p>
          </table:table-cell>
          <table:table-cell table:style-name="ce1"/>
          <table:table-cell office:value-type="float" office:value="2561" table:style-name="ce1">
            <text:p>2561</text:p>
          </table:table-cell>
          <table:table-cell office:value-type="float" office:value="8180" table:style-name="ce1">
            <text:p>8180</text:p>
          </table:table-cell>
          <table:table-cell office:value-type="float" office:value="815" table:style-name="ce1">
            <text:p>815</text:p>
          </table:table-cell>
          <table:table-cell table:style-name="ce1"/>
          <table:table-cell office:value-type="float" office:value="2160" table:style-name="ce1">
            <text:p>2160</text:p>
          </table:table-cell>
          <table:table-cell office:value-type="float" office:value="11239" table:style-name="ce1">
            <text:p>11239</text:p>
          </table:table-cell>
          <table:table-cell office:value-type="float" office:value="705" table:style-name="ce1">
            <text:p>705</text:p>
          </table:table-cell>
          <table:table-cell table:style-name="ce1"/>
          <table:table-cell office:value-type="float" office:value="2471" table:style-name="ce1">
            <text:p>2471</text:p>
          </table:table-cell>
          <table:table-cell office:value-type="float" office:value="9787" table:style-name="ce1">
            <text:p>9787</text:p>
          </table:table-cell>
          <table:table-cell office:value-type="float" office:value="743" table:style-name="ce1">
            <text:p>743</text:p>
          </table:table-cell>
          <table:table-cell table:style-name="ce1"/>
          <table:table-cell office:value-type="float" office:value="2592" table:style-name="ce1">
            <text:p>2592</text:p>
          </table:table-cell>
          <table:table-cell office:value-type="float" office:value="5997" table:style-name="ce1">
            <text:p>5997</text:p>
          </table:table-cell>
          <table:table-cell office:value-type="float" office:value="745" table:style-name="ce1">
            <text:p>745</text:p>
          </table:table-cell>
          <table:table-cell table:style-name="ce1"/>
          <table:table-cell office:value-type="float" office:value="2638" table:style-name="ce1">
            <text:p>2638</text:p>
          </table:table-cell>
          <table:table-cell office:value-type="float" office:value="21726" table:style-name="ce1">
            <text:p>21726</text:p>
          </table:table-cell>
          <table:table-cell office:value-type="float" office:value="2165" table:style-name="ce1">
            <text:p>2165</text:p>
          </table:table-cell>
          <table:table-cell table:style-name="ce1"/>
          <table:table-cell office:value-type="float" office:value="2472" table:style-name="ce1">
            <text:p>2472</text:p>
          </table:table-cell>
          <table:table-cell office:value-type="float" office:value="8445" table:style-name="ce1">
            <text:p>8445</text:p>
          </table:table-cell>
          <table:table-cell office:value-type="float" office:value="1002" table:style-name="ce1">
            <text:p>1002</text:p>
          </table:table-cell>
          <table:table-cell table:style-name="ce1"/>
          <table:table-cell office:value-type="float" office:value="3546" table:style-name="ce1">
            <text:p>3546</text:p>
          </table:table-cell>
          <table:table-cell office:value-type="float" office:value="9632" table:style-name="ce1">
            <text:p>9632</text:p>
          </table:table-cell>
          <table:table-cell office:value-type="float" office:value="658" table:style-name="ce1">
            <text:p>658</text:p>
          </table:table-cell>
          <table:table-cell table:style-name="ce1"/>
          <table:table-cell office:value-type="float" office:value="2151" table:style-name="ce1">
            <text:p>2151</text:p>
          </table:table-cell>
          <table:table-cell office:value-type="float" office:value="8157" table:style-name="ce1">
            <text:p>8157</text:p>
          </table:table-cell>
          <table:table-cell office:value-type="float" office:value="970" table:style-name="ce1">
            <text:p>970</text:p>
          </table:table-cell>
          <table:table-cell table:style-name="ce1"/>
          <table:table-cell office:value-type="float" office:value="1984" table:style-name="ce1">
            <text:p>1984</text:p>
          </table:table-cell>
          <table:table-cell office:value-type="float" office:value="12391" table:style-name="ce1">
            <text:p>12391</text:p>
          </table:table-cell>
          <table:table-cell office:value-type="float" office:value="918" table:style-name="ce1">
            <text:p>918</text:p>
          </table:table-cell>
          <table:table-cell table:style-name="ce1"/>
          <table:table-cell office:value-type="float" office:value="4107" table:style-name="ce1">
            <text:p>4107</text:p>
          </table:table-cell>
          <table:table-cell office:value-type="float" office:value="7744" table:style-name="ce1">
            <text:p>7744</text:p>
          </table:table-cell>
          <table:table-cell office:value-type="float" office:value="752" table:style-name="ce1">
            <text:p>752</text:p>
          </table:table-cell>
          <table:table-cell table:style-name="ce1"/>
          <table:table-cell office:value-type="float" office:value="2509" table:style-name="ce1">
            <text:p>2509</text:p>
          </table:table-cell>
          <table:table-cell office:value-type="float" office:value="15351" table:style-name="ce1">
            <text:p>15351</text:p>
          </table:table-cell>
          <table:table-cell office:value-type="float" office:value="1392" table:style-name="ce1">
            <text:p>1392</text:p>
          </table:table-cell>
          <table:table-cell table:style-name="ce1"/>
          <table:table-cell office:value-type="float" office:value="3457" table:style-name="ce1">
            <text:p>3457</text:p>
          </table:table-cell>
          <table:table-cell office:value-type="float" office:value="11756" table:style-name="ce1">
            <text:p>11756</text:p>
          </table:table-cell>
          <table:table-cell office:value-type="float" office:value="778" table:style-name="ce1">
            <text:p>778</text:p>
          </table:table-cell>
          <table:table-cell table:style-name="ce1"/>
          <table:table-cell office:value-type="float" office:value="2126" table:style-name="ce1">
            <text:p>2126</text:p>
          </table:table-cell>
          <table:table-cell office:value-type="float" office:value="8548" table:style-name="ce1">
            <text:p>8548</text:p>
          </table:table-cell>
          <table:table-cell office:value-type="float" office:value="887" table:style-name="ce1">
            <text:p>887</text:p>
          </table:table-cell>
          <table:table-cell table:style-name="ce1"/>
          <table:table-cell office:value-type="float" office:value="2090" table:style-name="ce1">
            <text:p>2090</text:p>
          </table:table-cell>
          <table:table-cell office:value-type="float" office:value="9882" table:style-name="ce1">
            <text:p>9882</text:p>
          </table:table-cell>
          <table:table-cell office:value-type="float" office:value="841" table:style-name="ce1">
            <text:p>841</text:p>
          </table:table-cell>
          <table:table-cell table:style-name="ce1"/>
          <table:table-cell office:value-type="float" office:value="1825" table:style-name="ce1">
            <text:p>1825</text:p>
          </table:table-cell>
          <table:table-cell office:value-type="float" office:value="10584" table:style-name="ce1">
            <text:p>10584</text:p>
          </table:table-cell>
          <table:table-cell office:value-type="float" office:value="782" table:style-name="ce1">
            <text:p>782</text:p>
          </table:table-cell>
          <table:table-cell table:style-name="ce1"/>
          <table:table-cell office:value-type="float" office:value="2143" table:style-name="ce1">
            <text:p>2143</text:p>
          </table:table-cell>
          <table:table-cell office:value-type="float" office:value="11749" table:style-name="ce1">
            <text:p>11749</text:p>
          </table:table-cell>
          <table:table-cell office:value-type="float" office:value="807" table:style-name="ce1">
            <text:p>807</text:p>
          </table:table-cell>
          <table:table-cell table:style-name="ce1"/>
          <table:table-cell office:value-type="float" office:value="4726" table:style-name="ce1">
            <text:p>4726</text:p>
          </table:table-cell>
          <table:table-cell office:value-type="float" office:value="14066" table:style-name="ce1">
            <text:p>14066</text:p>
          </table:table-cell>
          <table:table-cell office:value-type="float" office:value="699" table:style-name="ce1">
            <text:p>699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9677" table:style-name="ce1">
            <text:p>9677</text:p>
          </table:table-cell>
          <table:table-cell office:value-type="float" office:value="672" table:style-name="ce1">
            <text:p>672</text:p>
          </table:table-cell>
          <table:table-cell table:style-name="ce1"/>
          <table:table-cell office:value-type="float" office:value="2296" table:style-name="ce1">
            <text:p>2296</text:p>
          </table:table-cell>
          <table:table-cell office:value-type="float" office:value="8364" table:style-name="ce1">
            <text:p>8364</text:p>
          </table:table-cell>
          <table:table-cell office:value-type="float" office:value="1150" table:style-name="ce1">
            <text:p>1150</text:p>
          </table:table-cell>
          <table:table-cell table:style-name="ce1"/>
          <table:table-cell office:value-type="float" office:value="2519" table:style-name="ce1">
            <text:p>2519</text:p>
          </table:table-cell>
          <table:table-cell office:value-type="float" office:value="14174" table:style-name="ce1">
            <text:p>14174</text:p>
          </table:table-cell>
          <table:table-cell office:value-type="float" office:value="926" table:style-name="ce1">
            <text:p>926</text:p>
          </table:table-cell>
          <table:table-cell table:style-name="ce1"/>
          <table:table-cell office:value-type="float" office:value="2982" table:style-name="ce1">
            <text:p>2982</text:p>
          </table:table-cell>
          <table:table-cell office:value-type="float" office:value="12600" table:style-name="ce1">
            <text:p>12600</text:p>
          </table:table-cell>
          <table:table-cell office:value-type="float" office:value="735" table:style-name="ce1">
            <text:p>735</text:p>
          </table:table-cell>
          <table:table-cell table:style-name="ce1"/>
          <table:table-cell office:value-type="float" office:value="2817" table:style-name="ce1">
            <text:p>2817</text:p>
          </table:table-cell>
          <table:table-cell office:value-type="float" office:value="9480" table:style-name="ce1">
            <text:p>9480</text:p>
          </table:table-cell>
          <table:table-cell office:value-type="float" office:value="750" table:style-name="ce1">
            <text:p>750</text:p>
          </table:table-cell>
          <table:table-cell table:style-name="ce1"/>
          <table:table-cell office:value-type="float" office:value="2906" table:style-name="ce1">
            <text:p>2906</text:p>
          </table:table-cell>
          <table:table-cell office:value-type="float" office:value="6022" table:style-name="ce1">
            <text:p>6022</text:p>
          </table:table-cell>
          <table:table-cell office:value-type="float" office:value="846" table:style-name="ce1">
            <text:p>846</text:p>
          </table:table-cell>
          <table:table-cell table:style-name="ce1"/>
          <table:table-cell office:value-type="float" office:value="2156" table:style-name="ce1">
            <text:p>2156</text:p>
          </table:table-cell>
          <table:table-cell office:value-type="float" office:value="18583" table:style-name="ce1">
            <text:p>18583</text:p>
          </table:table-cell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3934" table:style-name="ce1">
            <text:p>3934</text:p>
          </table:table-cell>
          <table:table-cell office:value-type="float" office:value="16658" table:style-name="ce1">
            <text:p>16658</text:p>
          </table:table-cell>
          <table:table-cell office:value-type="float" office:value="1269" table:style-name="ce1">
            <text:p>1269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7468" table:style-name="ce1">
            <text:p>7468</text:p>
          </table:table-cell>
          <table:table-cell office:value-type="float" office:value="859" table:style-name="ce1">
            <text:p>859</text:p>
          </table:table-cell>
          <table:table-cell table:style-name="ce1"/>
          <table:table-cell office:value-type="float" office:value="2572" table:style-name="ce1">
            <text:p>2572</text:p>
          </table:table-cell>
          <table:table-cell office:value-type="float" office:value="10533" table:style-name="ce1">
            <text:p>10533</text:p>
          </table:table-cell>
          <table:table-cell office:value-type="float" office:value="702" table:style-name="ce1">
            <text:p>702</text:p>
          </table:table-cell>
          <table:table-cell table:style-name="ce1"/>
          <table:table-cell office:value-type="float" office:value="2200" table:style-name="ce1">
            <text:p>2200</text:p>
          </table:table-cell>
          <table:table-cell office:value-type="float" office:value="11002" table:style-name="ce1">
            <text:p>11002</text:p>
          </table:table-cell>
          <table:table-cell office:value-type="float" office:value="888" table:style-name="ce1">
            <text:p>888</text:p>
          </table:table-cell>
          <table:table-cell table:style-name="ce1"/>
          <table:table-cell office:value-type="float" office:value="3039" table:style-name="ce1">
            <text:p>3039</text:p>
          </table:table-cell>
          <table:table-cell office:value-type="float" office:value="9989" table:style-name="ce1">
            <text:p>9989</text:p>
          </table:table-cell>
          <table:table-cell office:value-type="float" office:value="1015" table:style-name="ce1">
            <text:p>1015</text:p>
          </table:table-cell>
          <table:table-cell table:style-name="ce1"/>
          <table:table-cell office:value-type="float" office:value="2665" table:style-name="ce1">
            <text:p>2665</text:p>
          </table:table-cell>
          <table:table-cell office:value-type="float" office:value="10072" table:style-name="ce1">
            <text:p>10072</text:p>
          </table:table-cell>
          <table:table-cell office:value-type="float" office:value="1614" table:style-name="ce1">
            <text:p>1614</text:p>
          </table:table-cell>
          <table:table-cell table:style-name="ce1"/>
          <table:table-cell office:value-type="float" office:value="2104" table:style-name="ce1">
            <text:p>2104</text:p>
          </table:table-cell>
          <table:table-cell office:value-type="float" office:value="10168" table:style-name="ce1">
            <text:p>10168</text:p>
          </table:table-cell>
          <table:table-cell office:value-type="float" office:value="734" table:style-name="ce1">
            <text:p>734</text:p>
          </table:table-cell>
          <table:table-cell table:style-name="ce1"/>
          <table:table-cell office:value-type="float" office:value="2522" table:style-name="ce1">
            <text:p>2522</text:p>
          </table:table-cell>
          <table:table-cell office:value-type="float" office:value="11612" table:style-name="ce1">
            <text:p>11612</text:p>
          </table:table-cell>
          <table:table-cell office:value-type="float" office:value="1594" table:style-name="ce1">
            <text:p>1594</text:p>
          </table:table-cell>
          <table:table-cell table:style-name="ce1"/>
          <table:table-cell office:value-type="float" office:value="4731" table:style-name="ce1">
            <text:p>4731</text:p>
          </table:table-cell>
          <table:table-cell office:value-type="float" office:value="28385" table:style-name="ce1">
            <text:p>28385</text:p>
          </table:table-cell>
          <table:table-cell office:value-type="float" office:value="1110" table:style-name="ce1">
            <text:p>1110</text:p>
          </table:table-cell>
          <table:table-cell table:style-name="ce1"/>
          <table:table-cell office:value-type="float" office:value="2081" table:style-name="ce1">
            <text:p>2081</text:p>
          </table:table-cell>
          <table:table-cell office:value-type="float" office:value="9612" table:style-name="ce1">
            <text:p>9612</text:p>
          </table:table-cell>
          <table:table-cell office:value-type="float" office:value="789" table:style-name="ce1">
            <text:p>789</text:p>
          </table:table-cell>
          <table:table-cell table:style-name="ce1"/>
          <table:table-cell office:value-type="float" office:value="1845" table:style-name="ce1">
            <text:p>1845</text:p>
          </table:table-cell>
          <table:table-cell office:value-type="float" office:value="14958" table:style-name="ce1">
            <text:p>14958</text:p>
          </table:table-cell>
          <table:table-cell office:value-type="float" office:value="719" table:style-name="ce1">
            <text:p>719</text:p>
          </table:table-cell>
          <table:table-cell table:style-name="ce1"/>
          <table:table-cell office:value-type="float" office:value="2435" table:style-name="ce1">
            <text:p>2435</text:p>
          </table:table-cell>
          <table:table-cell office:value-type="float" office:value="15383" table:style-name="ce1">
            <text:p>15383</text:p>
          </table:table-cell>
          <table:table-cell office:value-type="float" office:value="855" table:style-name="ce1">
            <text:p>855</text:p>
          </table:table-cell>
          <table:table-cell table:style-name="ce1"/>
          <table:table-cell office:value-type="float" office:value="3977" table:style-name="ce1">
            <text:p>3977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84440_M09964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7:54:12</text:p>
          </table:table-cell>
          <table:table-cell office:value-type="string" table:style-name="ce1">
            <text:p>2020-11-18_18:54:12</text:p>
          </table:table-cell>
          <table:table-cell office:value-type="float" office:value="0.87" table:style-name="ce1">
            <text:p>0,87</text:p>
          </table:table-cell>
          <table:table-cell office:value-type="string" table:style-name="ce1">
            <text:p>Agathe</text:p>
          </table:table-cell>
          <table:table-cell office:value-type="string" table:style-name="ce1">
            <text:p>M0996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6ukUDAWSdHmGMH7</text:p>
          </table:table-cell>
          <table:table-cell office:value-type="string" table:style-name="ce1">
            <text:p>https://www.testable.org/experiment/4303/294929/start?participant=M099641</text:p>
          </table:table-cell>
          <table:table-cell office:value-type="float" office:value="3028469" table:style-name="ce1">
            <text:p>3028469</text:p>
          </table:table-cell>
          <table:table-cell office:value-type="float" office:value="50.474483333332998" table:style-name="ce1">
            <text:p>50,47448333</text:p>
          </table:table-cell>
          <table:table-cell office:value-type="float" office:value="81156" table:style-name="ce1">
            <text:p>81156</text:p>
          </table:table-cell>
          <table:table-cell office:value-type="float" office:value="72974" table:style-name="ce1">
            <text:p>72974</text:p>
          </table:table-cell>
          <table:table-cell office:value-type="float" office:value="75068" table:style-name="ce1">
            <text:p>75068</text:p>
          </table:table-cell>
          <table:table-cell office:value-type="float" office:value="131084" table:style-name="ce1">
            <text:p>131084</text:p>
          </table:table-cell>
          <table:table-cell office:value-type="float" office:value="64577" table:style-name="ce1">
            <text:p>64577</text:p>
          </table:table-cell>
          <table:table-cell office:value-type="float" office:value="86704" table:style-name="ce1">
            <text:p>86704</text:p>
          </table:table-cell>
          <table:table-cell office:value-type="float" office:value="87664" table:style-name="ce1">
            <text:p>87664</text:p>
          </table:table-cell>
          <table:table-cell office:value-type="float" office:value="71734" table:style-name="ce1">
            <text:p>71734</text:p>
          </table:table-cell>
          <table:table-cell office:value-type="float" office:value="95168" table:style-name="ce1">
            <text:p>95168</text:p>
          </table:table-cell>
          <table:table-cell office:value-type="float" office:value="70204" table:style-name="ce1">
            <text:p>70204</text:p>
          </table:table-cell>
          <table:table-cell office:value-type="float" office:value="67077" table:style-name="ce1">
            <text:p>67077</text:p>
          </table:table-cell>
          <table:table-cell office:value-type="float" office:value="97714" table:style-name="ce1">
            <text:p>97714</text:p>
          </table:table-cell>
          <table:table-cell table:number-columns-repeated="192" table:style-name="ce1"/>
          <table:table-cell office:value-type="float" office:value="18085" table:style-name="ce1">
            <text:p>18085</text:p>
          </table:table-cell>
          <table:table-cell office:value-type="float" office:value="1701" table:style-name="ce1">
            <text:p>1701</text:p>
          </table:table-cell>
          <table:table-cell table:style-name="ce1"/>
          <table:table-cell office:value-type="float" office:value="2961" table:style-name="ce1">
            <text:p>2961</text:p>
          </table:table-cell>
          <table:table-cell office:value-type="float" office:value="6815" table:style-name="ce1">
            <text:p>6815</text:p>
          </table:table-cell>
          <table:table-cell office:value-type="float" office:value="975" table:style-name="ce1">
            <text:p>975</text:p>
          </table:table-cell>
          <table:table-cell office:value-type="float" office:value="2214" table:style-name="ce1">
            <text:p>2214</text:p>
          </table:table-cell>
          <table:table-cell table:style-name="ce1"/>
          <table:table-cell office:value-type="float" office:value="4483" table:style-name="ce1">
            <text:p>4483</text:p>
          </table:table-cell>
          <table:table-cell office:value-type="float" office:value="413" table:style-name="ce1">
            <text:p>413</text:p>
          </table:table-cell>
          <table:table-cell office:value-type="float" office:value="2715" table:style-name="ce1">
            <text:p>2715</text:p>
          </table:table-cell>
          <table:table-cell table:style-name="ce1"/>
          <table:table-cell office:value-type="float" office:value="10516" table:style-name="ce1">
            <text:p>10516</text:p>
          </table:table-cell>
          <table:table-cell office:value-type="float" office:value="2547" table:style-name="ce1">
            <text:p>2547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float" office:value="12408" table:style-name="ce1">
            <text:p>12408</text:p>
          </table:table-cell>
          <table:table-cell office:value-type="float" office:value="1803" table:style-name="ce1">
            <text:p>1803</text:p>
          </table:table-cell>
          <table:table-cell office:value-type="float" office:value="1668" table:style-name="ce1">
            <text:p>1668</text:p>
          </table:table-cell>
          <table:table-cell table:style-name="ce1"/>
          <table:table-cell office:value-type="float" office:value="14007" table:style-name="ce1">
            <text:p>14007</text:p>
          </table:table-cell>
          <table:table-cell office:value-type="float" office:value="1033" table:style-name="ce1">
            <text:p>1033</text:p>
          </table:table-cell>
          <table:table-cell office:value-type="float" office:value="1880" table:style-name="ce1">
            <text:p>1880</text:p>
          </table:table-cell>
          <table:table-cell table:style-name="ce1"/>
          <table:table-cell office:value-type="float" office:value="13089" table:style-name="ce1">
            <text:p>13089</text:p>
          </table:table-cell>
          <table:table-cell office:value-type="float" office:value="2273" table:style-name="ce1">
            <text:p>2273</text:p>
          </table:table-cell>
          <table:table-cell office:value-type="float" office:value="3331" table:style-name="ce1">
            <text:p>3331</text:p>
          </table:table-cell>
          <table:table-cell table:style-name="ce1"/>
          <table:table-cell office:value-type="float" office:value="7399" table:style-name="ce1">
            <text:p>7399</text:p>
          </table:table-cell>
          <table:table-cell office:value-type="float" office:value="984" table:style-name="ce1">
            <text:p>984</text:p>
          </table:table-cell>
          <table:table-cell office:value-type="float" office:value="1856" table:style-name="ce1">
            <text:p>1856</text:p>
          </table:table-cell>
          <table:table-cell table:style-name="ce1"/>
          <table:table-cell office:value-type="float" office:value="6688" table:style-name="ce1">
            <text:p>6688</text:p>
          </table:table-cell>
          <table:table-cell office:value-type="float" office:value="1638" table:style-name="ce1">
            <text:p>1638</text:p>
          </table:table-cell>
          <table:table-cell office:value-type="float" office:value="1575" table:style-name="ce1">
            <text:p>1575</text:p>
          </table:table-cell>
          <table:table-cell table:style-name="ce1"/>
          <table:table-cell office:value-type="float" office:value="11762" table:style-name="ce1">
            <text:p>11762</text:p>
          </table:table-cell>
          <table:table-cell office:value-type="float" office:value="2607" table:style-name="ce1">
            <text:p>2607</text:p>
          </table:table-cell>
          <table:table-cell office:value-type="float" office:value="3614" table:style-name="ce1">
            <text:p>3614</text:p>
          </table:table-cell>
          <table:table-cell table:style-name="ce1"/>
          <table:table-cell office:value-type="float" office:value="15373" table:style-name="ce1">
            <text:p>15373</text:p>
          </table:table-cell>
          <table:table-cell office:value-type="float" office:value="1962" table:style-name="ce1">
            <text:p>1962</text:p>
          </table:table-cell>
          <table:table-cell table:style-name="ce1"/>
          <table:table-cell office:value-type="float" office:value="1266" table:style-name="ce1">
            <text:p>1266</text:p>
          </table:table-cell>
          <table:table-cell office:value-type="float" office:value="8697" table:style-name="ce1">
            <text:p>8697</text:p>
          </table:table-cell>
          <table:table-cell office:value-type="float" office:value="855" table:style-name="ce1">
            <text:p>855</text:p>
          </table:table-cell>
          <table:table-cell table:style-name="ce1"/>
          <table:table-cell office:value-type="float" office:value="4688" table:style-name="ce1">
            <text:p>4688</text:p>
          </table:table-cell>
          <table:table-cell office:value-type="float" office:value="17745" table:style-name="ce1">
            <text:p>17745</text:p>
          </table:table-cell>
          <table:table-cell office:value-type="float" office:value="2075" table:style-name="ce1">
            <text:p>2075</text:p>
          </table:table-cell>
          <table:table-cell table:style-name="ce1"/>
          <table:table-cell office:value-type="float" office:value="4033" table:style-name="ce1">
            <text:p>4033</text:p>
          </table:table-cell>
          <table:table-cell office:value-type="float" office:value="8857" table:style-name="ce1">
            <text:p>8857</text:p>
          </table:table-cell>
          <table:table-cell office:value-type="float" office:value="3502" table:style-name="ce1">
            <text:p>3502</text:p>
          </table:table-cell>
          <table:table-cell office:value-type="float" office:value="2468" table:style-name="ce1">
            <text:p>2468</text:p>
          </table:table-cell>
          <table:table-cell table:style-name="ce1"/>
          <table:table-cell office:value-type="float" office:value="19603" table:style-name="ce1">
            <text:p>19603</text:p>
          </table:table-cell>
          <table:table-cell office:value-type="float" office:value="841" table:style-name="ce1">
            <text:p>841</text:p>
          </table:table-cell>
          <table:table-cell office:value-type="float" office:value="2383" table:style-name="ce1">
            <text:p>2383</text:p>
          </table:table-cell>
          <table:table-cell table:style-name="ce1"/>
          <table:table-cell office:value-type="float" office:value="13321" table:style-name="ce1">
            <text:p>13321</text:p>
          </table:table-cell>
          <table:table-cell office:value-type="float" office:value="714" table:style-name="ce1">
            <text:p>714</text:p>
          </table:table-cell>
          <table:table-cell office:value-type="float" office:value="2092" table:style-name="ce1">
            <text:p>2092</text:p>
          </table:table-cell>
          <table:table-cell table:style-name="ce1"/>
          <table:table-cell office:value-type="float" office:value="8586" table:style-name="ce1">
            <text:p>8586</text:p>
          </table:table-cell>
          <table:table-cell office:value-type="float" office:value="436" table:style-name="ce1">
            <text:p>436</text:p>
          </table:table-cell>
          <table:table-cell office:value-type="float" office:value="1707" table:style-name="ce1">
            <text:p>1707</text:p>
          </table:table-cell>
          <table:table-cell table:style-name="ce1"/>
          <table:table-cell office:value-type="float" office:value="10974" table:style-name="ce1">
            <text:p>10974</text:p>
          </table:table-cell>
          <table:table-cell office:value-type="float" office:value="1083" table:style-name="ce1">
            <text:p>1083</text:p>
          </table:table-cell>
          <table:table-cell table:style-name="ce1"/>
          <table:table-cell office:value-type="float" office:value="4937" table:style-name="ce1">
            <text:p>4937</text:p>
          </table:table-cell>
          <table:table-cell office:value-type="float" office:value="16636" table:style-name="ce1">
            <text:p>16636</text:p>
          </table:table-cell>
          <table:table-cell office:value-type="float" office:value="1712" table:style-name="ce1">
            <text:p>1712</text:p>
          </table:table-cell>
          <table:table-cell table:style-name="ce1"/>
          <table:table-cell office:value-type="float" office:value="3043" table:style-name="ce1">
            <text:p>3043</text:p>
          </table:table-cell>
          <table:table-cell office:value-type="float" office:value="11402" table:style-name="ce1">
            <text:p>11402</text:p>
          </table:table-cell>
          <table:table-cell office:value-type="float" office:value="889" table:style-name="ce1">
            <text:p>889</text:p>
          </table:table-cell>
          <table:table-cell table:style-name="ce1"/>
          <table:table-cell office:value-type="float" office:value="2768" table:style-name="ce1">
            <text:p>2768</text:p>
          </table:table-cell>
          <table:table-cell office:value-type="float" office:value="8409" table:style-name="ce1">
            <text:p>8409</text:p>
          </table:table-cell>
          <table:table-cell office:value-type="float" office:value="878" table:style-name="ce1">
            <text:p>878</text:p>
          </table:table-cell>
          <table:table-cell office:value-type="float" office:value="3143" table:style-name="ce1">
            <text:p>3143</text:p>
          </table:table-cell>
          <table:table-cell table:style-name="ce1"/>
          <table:table-cell office:value-type="float" office:value="13276" table:style-name="ce1">
            <text:p>13276</text:p>
          </table:table-cell>
          <table:table-cell office:value-type="float" office:value="1551" table:style-name="ce1">
            <text:p>1551</text:p>
          </table:table-cell>
          <table:table-cell office:value-type="float" office:value="3259" table:style-name="ce1">
            <text:p>3259</text:p>
          </table:table-cell>
          <table:table-cell table:style-name="ce1"/>
          <table:table-cell office:value-type="float" office:value="11816" table:style-name="ce1">
            <text:p>11816</text:p>
          </table:table-cell>
          <table:table-cell office:value-type="float" office:value="1074" table:style-name="ce1">
            <text:p>1074</text:p>
          </table:table-cell>
          <table:table-cell table:style-name="ce1"/>
          <table:table-cell office:value-type="float" office:value="6571" table:style-name="ce1">
            <text:p>6571</text:p>
          </table:table-cell>
          <table:table-cell office:value-type="float" office:value="13756" table:style-name="ce1">
            <text:p>13756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10315" table:style-name="ce1">
            <text:p>10315</text:p>
          </table:table-cell>
          <table:table-cell office:value-type="float" office:value="2551" table:style-name="ce1">
            <text:p>2551</text:p>
          </table:table-cell>
          <table:table-cell office:value-type="float" office:value="3944" table:style-name="ce1">
            <text:p>3944</text:p>
          </table:table-cell>
          <table:table-cell table:style-name="ce1"/>
          <table:table-cell office:value-type="float" office:value="13979" table:style-name="ce1">
            <text:p>13979</text:p>
          </table:table-cell>
          <table:table-cell office:value-type="float" office:value="2803" table:style-name="ce1">
            <text:p>2803</text:p>
          </table:table-cell>
          <table:table-cell office:value-type="float" office:value="3034" table:style-name="ce1">
            <text:p>3034</text:p>
          </table:table-cell>
          <table:table-cell table:style-name="ce1"/>
          <table:table-cell office:value-type="float" office:value="7641" table:style-name="ce1">
            <text:p>7641</text:p>
          </table:table-cell>
          <table:table-cell office:value-type="float" office:value="1306" table:style-name="ce1">
            <text:p>1306</text:p>
          </table:table-cell>
          <table:table-cell office:value-type="float" office:value="1887" table:style-name="ce1">
            <text:p>1887</text:p>
          </table:table-cell>
          <table:table-cell table:style-name="ce1"/>
          <table:table-cell office:value-type="float" office:value="15952" table:style-name="ce1">
            <text:p>15952</text:p>
          </table:table-cell>
          <table:table-cell office:value-type="float" office:value="804" table:style-name="ce1">
            <text:p>804</text:p>
          </table:table-cell>
          <table:table-cell office:value-type="float" office:value="2933" table:style-name="ce1">
            <text:p>2933</text:p>
          </table:table-cell>
          <table:table-cell table:style-name="ce1"/>
          <table:table-cell office:value-type="float" office:value="27627" table:style-name="ce1">
            <text:p>27627</text:p>
          </table:table-cell>
          <table:table-cell office:value-type="float" office:value="2044" table:style-name="ce1">
            <text:p>2044</text:p>
          </table:table-cell>
          <table:table-cell office:value-type="float" office:value="2929" table:style-name="ce1">
            <text:p>2929</text:p>
          </table:table-cell>
          <table:table-cell table:style-name="ce1"/>
          <table:table-cell office:value-type="float" office:value="12365" table:style-name="ce1">
            <text:p>12365</text:p>
          </table:table-cell>
          <table:table-cell office:value-type="float" office:value="2435" table:style-name="ce1">
            <text:p>2435</text:p>
          </table:table-cell>
          <table:table-cell table:style-name="ce1"/>
          <table:table-cell office:value-type="float" office:value="1573" table:style-name="ce1">
            <text:p>1573</text:p>
          </table:table-cell>
          <table:table-cell office:value-type="float" office:value="6998" table:style-name="ce1">
            <text:p>6998</text:p>
          </table:table-cell>
          <table:table-cell office:value-type="float" office:value="3124" table:style-name="ce1">
            <text:p>3124</text:p>
          </table:table-cell>
          <table:table-cell table:style-name="ce1"/>
          <table:table-cell office:value-type="float" office:value="7045" table:style-name="ce1">
            <text:p>7045</text:p>
          </table:table-cell>
          <table:table-cell office:value-type="float" office:value="7915" table:style-name="ce1">
            <text:p>7915</text:p>
          </table:table-cell>
          <table:table-cell office:value-type="float" office:value="688" table:style-name="ce1">
            <text:p>688</text:p>
          </table:table-cell>
          <table:table-cell table:style-name="ce1"/>
          <table:table-cell office:value-type="float" office:value="2311" table:style-name="ce1">
            <text:p>2311</text:p>
          </table:table-cell>
          <table:table-cell office:value-type="float" office:value="8815" table:style-name="ce1">
            <text:p>8815</text:p>
          </table:table-cell>
          <table:table-cell office:value-type="float" office:value="944" table:style-name="ce1">
            <text:p>944</text:p>
          </table:table-cell>
          <table:table-cell office:value-type="float" office:value="1649" table:style-name="ce1">
            <text:p>1649</text:p>
          </table:table-cell>
          <table:table-cell table:style-name="ce1"/>
          <table:table-cell office:value-type="float" office:value="16030" table:style-name="ce1">
            <text:p>16030</text:p>
          </table:table-cell>
          <table:table-cell office:value-type="float" office:value="821" table:style-name="ce1">
            <text:p>821</text:p>
          </table:table-cell>
          <table:table-cell office:value-type="float" office:value="2263" table:style-name="ce1">
            <text:p>2263</text:p>
          </table:table-cell>
          <table:table-cell table:style-name="ce1"/>
          <table:table-cell office:value-type="float" office:value="7976" table:style-name="ce1">
            <text:p>7976</text:p>
          </table:table-cell>
          <table:table-cell office:value-type="float" office:value="1337" table:style-name="ce1">
            <text:p>1337</text:p>
          </table:table-cell>
          <table:table-cell table:style-name="ce1"/>
          <table:table-cell office:value-type="float" office:value="1110" table:style-name="ce1">
            <text:p>1110</text:p>
          </table:table-cell>
          <table:table-cell office:value-type="float" office:value="7454" table:style-name="ce1">
            <text:p>7454</text:p>
          </table:table-cell>
          <table:table-cell office:value-type="float" office:value="502" table:style-name="ce1">
            <text:p>502</text:p>
          </table:table-cell>
          <table:table-cell office:value-type="float" office:value="2224" table:style-name="ce1">
            <text:p>2224</text:p>
          </table:table-cell>
          <table:table-cell table:style-name="ce1"/>
          <table:table-cell office:value-type="float" office:value="8375" table:style-name="ce1">
            <text:p>8375</text:p>
          </table:table-cell>
          <table:table-cell office:value-type="float" office:value="610" table:style-name="ce1">
            <text:p>610</text:p>
          </table:table-cell>
          <table:table-cell office:value-type="float" office:value="1278" table:style-name="ce1">
            <text:p>1278</text:p>
          </table:table-cell>
          <table:table-cell table:style-name="ce1"/>
          <table:table-cell office:value-type="float" office:value="11539" table:style-name="ce1">
            <text:p>11539</text:p>
          </table:table-cell>
          <table:table-cell office:value-type="float" office:value="1317" table:style-name="ce1">
            <text:p>1317</text:p>
          </table:table-cell>
          <table:table-cell table:style-name="ce1"/>
          <table:table-cell office:value-type="float" office:value="8072" table:style-name="ce1">
            <text:p>8072</text:p>
          </table:table-cell>
          <table:table-cell office:value-type="float" office:value="15811" table:style-name="ce1">
            <text:p>15811</text:p>
          </table:table-cell>
          <table:table-cell office:value-type="float" office:value="999" table:style-name="ce1">
            <text:p>999</text:p>
          </table:table-cell>
          <table:table-cell office:value-type="float" office:value="3013" table:style-name="ce1">
            <text:p>3013</text:p>
          </table:table-cell>
          <table:table-cell table:style-name="ce1"/>
          <table:table-cell office:value-type="float" office:value="10437" table:style-name="ce1">
            <text:p>10437</text:p>
          </table:table-cell>
          <table:table-cell office:value-type="float" office:value="2350" table:style-name="ce1">
            <text:p>2350</text:p>
          </table:table-cell>
          <table:table-cell office:value-type="float" office:value="1813" table:style-name="ce1">
            <text:p>1813</text:p>
          </table:table-cell>
          <table:table-cell table:style-name="ce1"/>
          <table:table-cell office:value-type="float" office:value="8402" table:style-name="ce1">
            <text:p>8402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351" table:style-name="ce1">
            <text:p>1351</text:p>
          </table:table-cell>
          <table:table-cell office:value-type="float" office:value="12284" table:style-name="ce1">
            <text:p>12284</text:p>
          </table:table-cell>
          <table:table-cell office:value-type="float" office:value="1978" table:style-name="ce1">
            <text:p>1978</text:p>
          </table:table-cell>
          <table:table-cell office:value-type="float" office:value="1266" table:style-name="ce1">
            <text:p>1266</text:p>
          </table:table-cell>
          <table:table-cell table:style-name="ce1"/>
          <table:table-cell office:value-type="float" office:value="23104" table:style-name="ce1">
            <text:p>23104</text:p>
          </table:table-cell>
          <table:table-cell office:value-type="float" office:value="1348" table:style-name="ce1">
            <text:p>1348</text:p>
          </table:table-cell>
          <table:table-cell table:style-name="ce1"/>
          <table:table-cell office:value-type="float" office:value="8098" table:style-name="ce1">
            <text:p>8098</text:p>
          </table:table-cell>
          <table:table-cell office:value-type="float" office:value="10286" table:style-name="ce1">
            <text:p>10286</text:p>
          </table:table-cell>
          <table:table-cell office:value-type="float" office:value="1390" table:style-name="ce1">
            <text:p>1390</text:p>
          </table:table-cell>
          <table:table-cell office:value-type="float" office:value="1177" table:style-name="ce1">
            <text:p>1177</text:p>
          </table:table-cell>
          <table:table-cell table:style-name="ce1"/>
          <table:table-cell office:value-type="float" office:value="9944" table:style-name="ce1">
            <text:p>9944</text:p>
          </table:table-cell>
          <table:table-cell office:value-type="float" office:value="3984" table:style-name="ce1">
            <text:p>3984</text:p>
          </table:table-cell>
          <table:table-cell office:value-type="float" office:value="2740" table:style-name="ce1">
            <text:p>2740</text:p>
          </table:table-cell>
          <table:table-cell table:style-name="ce1"/>
          <table:table-cell office:value-type="float" office:value="9923" table:style-name="ce1">
            <text:p>9923</text:p>
          </table:table-cell>
          <table:table-cell office:value-type="float" office:value="971" table:style-name="ce1">
            <text:p>971</text:p>
          </table:table-cell>
          <table:table-cell office:value-type="float" office:value="2135" table:style-name="ce1">
            <text:p>2135</text:p>
          </table:table-cell>
          <table:table-cell table:style-name="ce1"/>
          <table:table-cell office:value-type="float" office:value="8468" table:style-name="ce1">
            <text:p>8468</text:p>
          </table:table-cell>
          <table:table-cell office:value-type="float" office:value="1752" table:style-name="ce1">
            <text:p>1752</text:p>
          </table:table-cell>
          <table:table-cell office:value-type="float" office:value="1799" table:style-name="ce1">
            <text:p>1799</text:p>
          </table:table-cell>
          <table:table-cell table:style-name="ce1"/>
          <table:table-cell office:value-type="float" office:value="15677" table:style-name="ce1">
            <text:p>15677</text:p>
          </table:table-cell>
          <table:table-cell office:value-type="float" office:value="2382" table:style-name="ce1">
            <text:p>2382</text:p>
          </table:table-cell>
          <table:table-cell table:style-name="ce1"/>
          <table:table-cell office:value-type="float" office:value="5366" table:style-name="ce1">
            <text:p>5366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85721_M08523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8:11:52</text:p>
          </table:table-cell>
          <table:table-cell office:value-type="string" table:style-name="ce1">
            <text:p>2020-11-18_19:11:52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Vincent TO</text:p>
          </table:table-cell>
          <table:table-cell office:value-type="string" table:style-name="ce1">
            <text:p>M08523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xXp3wsfCssf1dlpj</text:p>
          </table:table-cell>
          <table:table-cell office:value-type="string" table:style-name="ce1">
            <text:p>https://www.testable.org/experiment/4303/294929/start?participant=M085237</text:p>
          </table:table-cell>
          <table:table-cell office:value-type="float" office:value="2731177" table:style-name="ce1">
            <text:p>2731177</text:p>
          </table:table-cell>
          <table:table-cell office:value-type="float" office:value="45.519616666666998" table:style-name="ce1">
            <text:p>45,51961667</text:p>
          </table:table-cell>
          <table:table-cell office:value-type="float" office:value="81886" table:style-name="ce1">
            <text:p>81886</text:p>
          </table:table-cell>
          <table:table-cell office:value-type="float" office:value="43579" table:style-name="ce1">
            <text:p>43579</text:p>
          </table:table-cell>
          <table:table-cell office:value-type="float" office:value="87148" table:style-name="ce1">
            <text:p>87148</text:p>
          </table:table-cell>
          <table:table-cell office:value-type="float" office:value="61357" table:style-name="ce1">
            <text:p>61357</text:p>
          </table:table-cell>
          <table:table-cell office:value-type="float" office:value="88151" table:style-name="ce1">
            <text:p>88151</text:p>
          </table:table-cell>
          <table:table-cell office:value-type="float" office:value="38350" table:style-name="ce1">
            <text:p>38350</text:p>
          </table:table-cell>
          <table:table-cell office:value-type="float" office:value="49572" table:style-name="ce1">
            <text:p>49572</text:p>
          </table:table-cell>
          <table:table-cell office:value-type="float" office:value="52359" table:style-name="ce1">
            <text:p>52359</text:p>
          </table:table-cell>
          <table:table-cell office:value-type="float" office:value="36988" table:style-name="ce1">
            <text:p>36988</text:p>
          </table:table-cell>
          <table:table-cell office:value-type="float" office:value="38718" table:style-name="ce1">
            <text:p>38718</text:p>
          </table:table-cell>
          <table:table-cell office:value-type="float" office:value="55772" table:style-name="ce1">
            <text:p>55772</text:p>
          </table:table-cell>
          <table:table-cell office:value-type="float" office:value="89888" table:style-name="ce1">
            <text:p>89888</text:p>
          </table:table-cell>
          <table:table-cell office:value-type="float" office:value="6831" table:style-name="ce1">
            <text:p>6831</text:p>
          </table:table-cell>
          <table:table-cell office:value-type="float" office:value="972" table:style-name="ce1">
            <text:p>972</text:p>
          </table:table-cell>
          <table:table-cell office:value-type="float" office:value="2398" table:style-name="ce1">
            <text:p>2398</text:p>
          </table:table-cell>
          <table:table-cell table:style-name="ce1"/>
          <table:table-cell office:value-type="float" office:value="3490" table:style-name="ce1">
            <text:p>3490</text:p>
          </table:table-cell>
          <table:table-cell office:value-type="float" office:value="1230" table:style-name="ce1">
            <text:p>1230</text:p>
          </table:table-cell>
          <table:table-cell table:style-name="ce1"/>
          <table:table-cell office:value-type="float" office:value="3764" table:style-name="ce1">
            <text:p>3764</text:p>
          </table:table-cell>
          <table:table-cell office:value-type="float" office:value="6922" table:style-name="ce1">
            <text:p>6922</text:p>
          </table:table-cell>
          <table:table-cell office:value-type="float" office:value="1033" table:style-name="ce1">
            <text:p>1033</text:p>
          </table:table-cell>
          <table:table-cell office:value-type="float" office:value="1933" table:style-name="ce1">
            <text:p>1933</text:p>
          </table:table-cell>
          <table:table-cell table:style-name="ce1"/>
          <table:table-cell office:value-type="float" office:value="7441" table:style-name="ce1">
            <text:p>7441</text:p>
          </table:table-cell>
          <table:table-cell office:value-type="float" office:value="1464" table:style-name="ce1">
            <text:p>1464</text:p>
          </table:table-cell>
          <table:table-cell table:style-name="ce1"/>
          <table:table-cell office:value-type="float" office:value="1670" table:style-name="ce1">
            <text:p>1670</text:p>
          </table:table-cell>
          <table:table-cell office:value-type="float" office:value="8862" table:style-name="ce1">
            <text:p>8862</text:p>
          </table:table-cell>
          <table:table-cell office:value-type="float" office:value="1139" table:style-name="ce1">
            <text:p>1139</text:p>
          </table:table-cell>
          <table:table-cell office:value-type="float" office:value="3903" table:style-name="ce1">
            <text:p>3903</text:p>
          </table:table-cell>
          <table:table-cell table:style-name="ce1"/>
          <table:table-cell office:value-type="float" office:value="10920" table:style-name="ce1">
            <text:p>10920</text:p>
          </table:table-cell>
          <table:table-cell office:value-type="float" office:value="676" table:style-name="ce1">
            <text:p>676</text:p>
          </table:table-cell>
          <table:table-cell office:value-type="float" office:value="3101" table:style-name="ce1">
            <text:p>3101</text:p>
          </table:table-cell>
          <table:table-cell table:style-name="ce1"/>
          <table:table-cell office:value-type="float" office:value="9901" table:style-name="ce1">
            <text:p>9901</text:p>
          </table:table-cell>
          <table:table-cell office:value-type="float" office:value="1853" table:style-name="ce1">
            <text:p>1853</text:p>
          </table:table-cell>
          <table:table-cell table:style-name="ce1"/>
          <table:table-cell office:value-type="float" office:value="4418" table:style-name="ce1">
            <text:p>4418</text:p>
          </table:table-cell>
          <table:table-cell office:value-type="float" office:value="12911" table:style-name="ce1">
            <text:p>12911</text:p>
          </table:table-cell>
          <table:table-cell office:value-type="float" office:value="1657" table:style-name="ce1">
            <text:p>1657</text:p>
          </table:table-cell>
          <table:table-cell office:value-type="float" office:value="3392" table:style-name="ce1">
            <text:p>3392</text:p>
          </table:table-cell>
          <table:table-cell table:style-name="ce1"/>
          <table:table-cell office:value-type="float" office:value="9355" table:style-name="ce1">
            <text:p>9355</text:p>
          </table:table-cell>
          <table:table-cell office:value-type="float" office:value="989" table:style-name="ce1">
            <text:p>989</text:p>
          </table:table-cell>
          <table:table-cell office:value-type="float" office:value="1883" table:style-name="ce1">
            <text:p>1883</text:p>
          </table:table-cell>
          <table:table-cell table:style-name="ce1"/>
          <table:table-cell office:value-type="float" office:value="10793" table:style-name="ce1">
            <text:p>10793</text:p>
          </table:table-cell>
          <table:table-cell office:value-type="float" office:value="1702" table:style-name="ce1">
            <text:p>1702</text:p>
          </table:table-cell>
          <table:table-cell office:value-type="float" office:value="3768" table:style-name="ce1">
            <text:p>3768</text:p>
          </table:table-cell>
          <table:table-cell table:style-name="ce1"/>
          <table:table-cell office:value-type="float" office:value="17438" table:style-name="ce1">
            <text:p>17438</text:p>
          </table:table-cell>
          <table:table-cell office:value-type="float" office:value="2294" table:style-name="ce1">
            <text:p>2294</text:p>
          </table:table-cell>
          <table:table-cell table:style-name="ce1"/>
          <table:table-cell office:value-type="float" office:value="3245" table:style-name="ce1">
            <text:p>3245</text:p>
          </table:table-cell>
          <table:table-cell office:value-type="float" office:value="8168" table:style-name="ce1">
            <text:p>8168</text:p>
          </table:table-cell>
          <table:table-cell office:value-type="float" office:value="1352" table:style-name="ce1">
            <text:p>1352</text:p>
          </table:table-cell>
          <table:table-cell office:value-type="float" office:value="2290" table:style-name="ce1">
            <text:p>2290</text:p>
          </table:table-cell>
          <table:table-cell table:style-name="ce1"/>
          <table:table-cell office:value-type="float" office:value="10368" table:style-name="ce1">
            <text:p>10368</text:p>
          </table:table-cell>
          <table:table-cell office:value-type="float" office:value="1653" table:style-name="ce1">
            <text:p>1653</text:p>
          </table:table-cell>
          <table:table-cell office:value-type="float" office:value="3553" table:style-name="ce1">
            <text:p>3553</text:p>
          </table:table-cell>
          <table:table-cell table:style-name="ce1"/>
          <table:table-cell office:value-type="float" office:value="15196" table:style-name="ce1">
            <text:p>15196</text:p>
          </table:table-cell>
          <table:table-cell office:value-type="float" office:value="1462" table:style-name="ce1">
            <text:p>1462</text:p>
          </table:table-cell>
          <table:table-cell table:style-name="ce1"/>
          <table:table-cell office:value-type="float" office:value="1869" table:style-name="ce1">
            <text:p>1869</text:p>
          </table:table-cell>
          <table:table-cell office:value-type="float" office:value="6802" table:style-name="ce1">
            <text:p>6802</text:p>
          </table:table-cell>
          <table:table-cell office:value-type="float" office:value="1435" table:style-name="ce1">
            <text:p>1435</text:p>
          </table:table-cell>
          <table:table-cell table:style-name="ce1"/>
          <table:table-cell office:value-type="float" office:value="1851" table:style-name="ce1">
            <text:p>1851</text:p>
          </table:table-cell>
          <table:table-cell office:value-type="float" office:value="6590" table:style-name="ce1">
            <text:p>6590</text:p>
          </table:table-cell>
          <table:table-cell office:value-type="float" office:value="880" table:style-name="ce1">
            <text:p>880</text:p>
          </table:table-cell>
          <table:table-cell office:value-type="float" office:value="1855" table:style-name="ce1">
            <text:p>1855</text:p>
          </table:table-cell>
          <table:table-cell table:style-name="ce1"/>
          <table:table-cell office:value-type="float" office:value="3780" table:style-name="ce1">
            <text:p>3780</text:p>
          </table:table-cell>
          <table:table-cell office:value-type="float" office:value="1240" table:style-name="ce1">
            <text:p>1240</text:p>
          </table:table-cell>
          <table:table-cell table:style-name="ce1"/>
          <table:table-cell office:value-type="float" office:value="3005" table:style-name="ce1">
            <text:p>3005</text:p>
          </table:table-cell>
          <table:table-cell office:value-type="float" office:value="3896" table:style-name="ce1">
            <text:p>3896</text:p>
          </table:table-cell>
          <table:table-cell office:value-type="float" office:value="1203" table:style-name="ce1">
            <text:p>1203</text:p>
          </table:table-cell>
          <table:table-cell table:style-name="ce1"/>
          <table:table-cell office:value-type="float" office:value="2774" table:style-name="ce1">
            <text:p>2774</text:p>
          </table:table-cell>
          <table:table-cell office:value-type="float" office:value="13701" table:style-name="ce1">
            <text:p>13701</text:p>
          </table:table-cell>
          <table:table-cell office:value-type="float" office:value="5746" table:style-name="ce1">
            <text:p>5746</text:p>
          </table:table-cell>
          <table:table-cell table:style-name="ce1"/>
          <table:table-cell office:value-type="float" office:value="5099" table:style-name="ce1">
            <text:p>5099</text:p>
          </table:table-cell>
          <table:table-cell office:value-type="float" office:value="14566" table:style-name="ce1">
            <text:p>14566</text:p>
          </table:table-cell>
          <table:table-cell office:value-type="float" office:value="2585" table:style-name="ce1">
            <text:p>2585</text:p>
          </table:table-cell>
          <table:table-cell table:style-name="ce1"/>
          <table:table-cell office:value-type="float" office:value="6910" table:style-name="ce1">
            <text:p>6910</text:p>
          </table:table-cell>
          <table:table-cell office:value-type="float" office:value="9077" table:style-name="ce1">
            <text:p>9077</text:p>
          </table:table-cell>
          <table:table-cell office:value-type="float" office:value="2839" table:style-name="ce1">
            <text:p>2839</text:p>
          </table:table-cell>
          <table:table-cell office:value-type="float" office:value="2249" table:style-name="ce1">
            <text:p>2249</text:p>
          </table:table-cell>
          <table:table-cell table:style-name="ce1"/>
          <table:table-cell office:value-type="float" office:value="109654" table:style-name="ce1">
            <text:p>109654</text:p>
          </table:table-cell>
          <table:table-cell office:value-type="float" office:value="2950" table:style-name="ce1">
            <text:p>2950</text:p>
          </table:table-cell>
          <table:table-cell table:style-name="ce1"/>
          <table:table-cell office:value-type="float" office:value="3979" table:style-name="ce1">
            <text:p>3979</text:p>
          </table:table-cell>
          <table:table-cell office:value-type="float" office:value="4136" table:style-name="ce1">
            <text:p>4136</text:p>
          </table:table-cell>
          <table:table-cell office:value-type="float" office:value="981" table:style-name="ce1">
            <text:p>981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6849" table:style-name="ce1">
            <text:p>6849</text:p>
          </table:table-cell>
          <table:table-cell office:value-type="float" office:value="1053" table:style-name="ce1">
            <text:p>1053</text:p>
          </table:table-cell>
          <table:table-cell office:value-type="float" office:value="1383" table:style-name="ce1">
            <text:p>1383</text:p>
          </table:table-cell>
          <table:table-cell table:style-name="ce1"/>
          <table:table-cell office:value-type="float" office:value="6070" table:style-name="ce1">
            <text:p>6070</text:p>
          </table:table-cell>
          <table:table-cell office:value-type="float" office:value="1719" table:style-name="ce1">
            <text:p>1719</text:p>
          </table:table-cell>
          <table:table-cell office:value-type="float" office:value="3438" table:style-name="ce1">
            <text:p>3438</text:p>
          </table:table-cell>
          <table:table-cell table:style-name="ce1"/>
          <table:table-cell office:value-type="float" office:value="6239" table:style-name="ce1">
            <text:p>6239</text:p>
          </table:table-cell>
          <table:table-cell office:value-type="float" office:value="1505" table:style-name="ce1">
            <text:p>1505</text:p>
          </table:table-cell>
          <table:table-cell office:value-type="float" office:value="2340" table:style-name="ce1">
            <text:p>2340</text:p>
          </table:table-cell>
          <table:table-cell table:style-name="ce1"/>
          <table:table-cell office:value-type="float" office:value="6518" table:style-name="ce1">
            <text:p>6518</text:p>
          </table:table-cell>
          <table:table-cell office:value-type="float" office:value="842" table:style-name="ce1">
            <text:p>842</text:p>
          </table:table-cell>
          <table:table-cell office:value-type="float" office:value="3828" table:style-name="ce1">
            <text:p>3828</text:p>
          </table:table-cell>
          <table:table-cell table:style-name="ce1"/>
          <table:table-cell office:value-type="float" office:value="8104" table:style-name="ce1">
            <text:p>8104</text:p>
          </table:table-cell>
          <table:table-cell office:value-type="float" office:value="955" table:style-name="ce1">
            <text:p>955</text:p>
          </table:table-cell>
          <table:table-cell office:value-type="float" office:value="1845" table:style-name="ce1">
            <text:p>1845</text:p>
          </table:table-cell>
          <table:table-cell table:style-name="ce1"/>
          <table:table-cell office:value-type="float" office:value="31103" table:style-name="ce1">
            <text:p>31103</text:p>
          </table:table-cell>
          <table:table-cell office:value-type="float" office:value="942" table:style-name="ce1">
            <text:p>942</text:p>
          </table:table-cell>
          <table:table-cell office:value-type="float" office:value="2530" table:style-name="ce1">
            <text:p>2530</text:p>
          </table:table-cell>
          <table:table-cell table:style-name="ce1"/>
          <table:table-cell office:value-type="float" office:value="6599" table:style-name="ce1">
            <text:p>6599</text:p>
          </table:table-cell>
          <table:table-cell office:value-type="float" office:value="1746" table:style-name="ce1">
            <text:p>1746</text:p>
          </table:table-cell>
          <table:table-cell table:style-name="ce1"/>
          <table:table-cell office:value-type="float" office:value="1986" table:style-name="ce1">
            <text:p>1986</text:p>
          </table:table-cell>
          <table:table-cell office:value-type="float" office:value="11634" table:style-name="ce1">
            <text:p>11634</text:p>
          </table:table-cell>
          <table:table-cell office:value-type="float" office:value="2181" table:style-name="ce1">
            <text:p>2181</text:p>
          </table:table-cell>
          <table:table-cell table:style-name="ce1"/>
          <table:table-cell office:value-type="float" office:value="4415" table:style-name="ce1">
            <text:p>4415</text:p>
          </table:table-cell>
          <table:table-cell office:value-type="float" office:value="7111" table:style-name="ce1">
            <text:p>7111</text:p>
          </table:table-cell>
          <table:table-cell office:value-type="float" office:value="1593" table:style-name="ce1">
            <text:p>1593</text:p>
          </table:table-cell>
          <table:table-cell office:value-type="float" office:value="1882" table:style-name="ce1">
            <text:p>1882</text:p>
          </table:table-cell>
          <table:table-cell table:style-name="ce1"/>
          <table:table-cell office:value-type="float" office:value="4525" table:style-name="ce1">
            <text:p>4525</text:p>
          </table:table-cell>
          <table:table-cell office:value-type="float" office:value="833" table:style-name="ce1">
            <text:p>833</text:p>
          </table:table-cell>
          <table:table-cell office:value-type="float" office:value="1528" table:style-name="ce1">
            <text:p>1528</text:p>
          </table:table-cell>
          <table:table-cell table:style-name="ce1"/>
          <table:table-cell office:value-type="float" office:value="5098" table:style-name="ce1">
            <text:p>5098</text:p>
          </table:table-cell>
          <table:table-cell office:value-type="float" office:value="1624" table:style-name="ce1">
            <text:p>1624</text:p>
          </table:table-cell>
          <table:table-cell office:value-type="float" office:value="3077" table:style-name="ce1">
            <text:p>3077</text:p>
          </table:table-cell>
          <table:table-cell table:style-name="ce1"/>
          <table:table-cell office:value-type="float" office:value="5049" table:style-name="ce1">
            <text:p>5049</text:p>
          </table:table-cell>
          <table:table-cell office:value-type="float" office:value="1083" table:style-name="ce1">
            <text:p>1083</text:p>
          </table:table-cell>
          <table:table-cell office:value-type="float" office:value="2069" table:style-name="ce1">
            <text:p>2069</text:p>
          </table:table-cell>
          <table:table-cell table:style-name="ce1"/>
          <table:table-cell office:value-type="float" office:value="4847" table:style-name="ce1">
            <text:p>4847</text:p>
          </table:table-cell>
          <table:table-cell office:value-type="float" office:value="1013" table:style-name="ce1">
            <text:p>1013</text:p>
          </table:table-cell>
          <table:table-cell office:value-type="float" office:value="1289" table:style-name="ce1">
            <text:p>1289</text:p>
          </table:table-cell>
          <table:table-cell table:style-name="ce1"/>
          <table:table-cell office:value-type="float" office:value="21746" table:style-name="ce1">
            <text:p>21746</text:p>
          </table:table-cell>
          <table:table-cell office:value-type="float" office:value="2365" table:style-name="ce1">
            <text:p>2365</text:p>
          </table:table-cell>
          <table:table-cell office:value-type="float" office:value="4035" table:style-name="ce1">
            <text:p>4035</text:p>
          </table:table-cell>
          <table:table-cell table:style-name="ce1"/>
          <table:table-cell office:value-type="float" office:value="8307" table:style-name="ce1">
            <text:p>8307</text:p>
          </table:table-cell>
          <table:table-cell office:value-type="float" office:value="829" table:style-name="ce1">
            <text:p>829</text:p>
          </table:table-cell>
          <table:table-cell office:value-type="float" office:value="2493" table:style-name="ce1">
            <text:p>2493</text:p>
          </table:table-cell>
          <table:table-cell table:style-name="ce1"/>
          <table:table-cell office:value-type="float" office:value="7532" table:style-name="ce1">
            <text:p>7532</text:p>
          </table:table-cell>
          <table:table-cell office:value-type="float" office:value="1907" table:style-name="ce1">
            <text:p>1907</text:p>
          </table:table-cell>
          <table:table-cell office:value-type="float" office:value="2269" table:style-name="ce1">
            <text:p>2269</text:p>
          </table:table-cell>
          <table:table-cell table:style-name="ce1"/>
          <table:table-cell office:value-type="float" office:value="6905" table:style-name="ce1">
            <text:p>6905</text:p>
          </table:table-cell>
          <table:table-cell office:value-type="float" office:value="945" table:style-name="ce1">
            <text:p>945</text:p>
          </table:table-cell>
          <table:table-cell table:style-name="ce1"/>
          <table:table-cell office:value-type="float" office:value="3235" table:style-name="ce1">
            <text:p>3235</text:p>
          </table:table-cell>
          <table:table-cell office:value-type="float" office:value="6943" table:style-name="ce1">
            <text:p>6943</text:p>
          </table:table-cell>
          <table:table-cell office:value-type="float" office:value="1500" table:style-name="ce1">
            <text:p>1500</text:p>
          </table:table-cell>
          <table:table-cell table:style-name="ce1"/>
          <table:table-cell office:value-type="float" office:value="3313" table:style-name="ce1">
            <text:p>3313</text:p>
          </table:table-cell>
          <table:table-cell office:value-type="float" office:value="5488" table:style-name="ce1">
            <text:p>5488</text:p>
          </table:table-cell>
          <table:table-cell office:value-type="float" office:value="1154" table:style-name="ce1">
            <text:p>1154</text:p>
          </table:table-cell>
          <table:table-cell table:style-name="ce1"/>
          <table:table-cell office:value-type="float" office:value="1897" table:style-name="ce1">
            <text:p>1897</text:p>
          </table:table-cell>
          <table:table-cell office:value-type="float" office:value="9618" table:style-name="ce1">
            <text:p>9618</text:p>
          </table:table-cell>
          <table:table-cell office:value-type="float" office:value="1224" table:style-name="ce1">
            <text:p>1224</text:p>
          </table:table-cell>
          <table:table-cell office:value-type="float" office:value="2116" table:style-name="ce1">
            <text:p>2116</text:p>
          </table:table-cell>
          <table:table-cell table:style-name="ce1"/>
          <table:table-cell office:value-type="float" office:value="5978" table:style-name="ce1">
            <text:p>5978</text:p>
          </table:table-cell>
          <table:table-cell office:value-type="float" office:value="1200" table:style-name="ce1">
            <text:p>1200</text:p>
          </table:table-cell>
          <table:table-cell office:value-type="float" office:value="2882" table:style-name="ce1">
            <text:p>2882</text:p>
          </table:table-cell>
          <table:table-cell table:style-name="ce1"/>
          <table:table-cell office:value-type="float" office:value="7977" table:style-name="ce1">
            <text:p>7977</text:p>
          </table:table-cell>
          <table:table-cell office:value-type="float" office:value="758" table:style-name="ce1">
            <text:p>758</text:p>
          </table:table-cell>
          <table:table-cell office:value-type="float" office:value="1635" table:style-name="ce1">
            <text:p>1635</text:p>
          </table:table-cell>
          <table:table-cell table:style-name="ce1"/>
          <table:table-cell office:value-type="float" office:value="7701" table:style-name="ce1">
            <text:p>7701</text:p>
          </table:table-cell>
          <table:table-cell office:value-type="float" office:value="1936" table:style-name="ce1">
            <text:p>1936</text:p>
          </table:table-cell>
          <table:table-cell table:style-name="ce1"/>
          <table:table-cell office:value-type="float" office:value="1633" table:style-name="ce1">
            <text:p>1633</text:p>
          </table:table-cell>
          <table:table-cell office:value-type="float" office:value="5655" table:style-name="ce1">
            <text:p>5655</text:p>
          </table:table-cell>
          <table:table-cell office:value-type="float" office:value="1433" table:style-name="ce1">
            <text:p>1433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5668" table:style-name="ce1">
            <text:p>5668</text:p>
          </table:table-cell>
          <table:table-cell office:value-type="float" office:value="907" table:style-name="ce1">
            <text:p>907</text:p>
          </table:table-cell>
          <table:table-cell office:value-type="float" office:value="1564" table:style-name="ce1">
            <text:p>1564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185807_M02794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8:11:52</text:p>
          </table:table-cell>
          <table:table-cell office:value-type="string" table:style-name="ce1">
            <text:p>2020-11-18_19:11:52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Anaïs Pasc</text:p>
          </table:table-cell>
          <table:table-cell office:value-type="string" table:style-name="ce1">
            <text:p>M0279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uby8jHWVp21AYN94</text:p>
          </table:table-cell>
          <table:table-cell office:value-type="string" table:style-name="ce1">
            <text:p>https://www.testable.org/experiment/4303/294929/start?participant=M027941</text:p>
          </table:table-cell>
          <table:table-cell office:value-type="float" office:value="2776651" table:style-name="ce1">
            <text:p>2776651</text:p>
          </table:table-cell>
          <table:table-cell office:value-type="float" office:value="46.277516666666997" table:style-name="ce1">
            <text:p>46,27751667</text:p>
          </table:table-cell>
          <table:table-cell office:value-type="float" office:value="32505" table:style-name="ce1">
            <text:p>32505</text:p>
          </table:table-cell>
          <table:table-cell office:value-type="float" office:value="39365" table:style-name="ce1">
            <text:p>39365</text:p>
          </table:table-cell>
          <table:table-cell office:value-type="float" office:value="45640" table:style-name="ce1">
            <text:p>45640</text:p>
          </table:table-cell>
          <table:table-cell office:value-type="float" office:value="29383" table:style-name="ce1">
            <text:p>29383</text:p>
          </table:table-cell>
          <table:table-cell office:value-type="float" office:value="26618" table:style-name="ce1">
            <text:p>26618</text:p>
          </table:table-cell>
          <table:table-cell office:value-type="float" office:value="45496" table:style-name="ce1">
            <text:p>45496</text:p>
          </table:table-cell>
          <table:table-cell office:value-type="float" office:value="17102" table:style-name="ce1">
            <text:p>17102</text:p>
          </table:table-cell>
          <table:table-cell office:value-type="float" office:value="111883" table:style-name="ce1">
            <text:p>111883</text:p>
          </table:table-cell>
          <table:table-cell office:value-type="float" office:value="73577" table:style-name="ce1">
            <text:p>73577</text:p>
          </table:table-cell>
          <table:table-cell office:value-type="float" office:value="97738" table:style-name="ce1">
            <text:p>97738</text:p>
          </table:table-cell>
          <table:table-cell office:value-type="float" office:value="101630" table:style-name="ce1">
            <text:p>101630</text:p>
          </table:table-cell>
          <table:table-cell office:value-type="float" office:value="32401" table:style-name="ce1">
            <text:p>32401</text:p>
          </table:table-cell>
          <table:table-cell office:value-type="float" office:value="8224" table:style-name="ce1">
            <text:p>8224</text:p>
          </table:table-cell>
          <table:table-cell office:value-type="float" office:value="952" table:style-name="ce1">
            <text:p>952</text:p>
          </table:table-cell>
          <table:table-cell office:value-type="float" office:value="1752" table:style-name="ce1">
            <text:p>1752</text:p>
          </table:table-cell>
          <table:table-cell table:style-name="ce1"/>
          <table:table-cell office:value-type="float" office:value="19059" table:style-name="ce1">
            <text:p>19059</text:p>
          </table:table-cell>
          <table:table-cell office:value-type="float" office:value="532" table:style-name="ce1">
            <text:p>532</text:p>
          </table:table-cell>
          <table:table-cell office:value-type="float" office:value="1945" table:style-name="ce1">
            <text:p>1945</text:p>
          </table:table-cell>
          <table:table-cell table:style-name="ce1"/>
          <table:table-cell office:value-type="float" office:value="12094" table:style-name="ce1">
            <text:p>12094</text:p>
          </table:table-cell>
          <table:table-cell office:value-type="float" office:value="559" table:style-name="ce1">
            <text:p>559</text:p>
          </table:table-cell>
          <table:table-cell table:style-name="ce1"/>
          <table:table-cell office:value-type="float" office:value="1428" table:style-name="ce1">
            <text:p>1428</text:p>
          </table:table-cell>
          <table:table-cell office:value-type="float" office:value="11469" table:style-name="ce1">
            <text:p>11469</text:p>
          </table:table-cell>
          <table:table-cell office:value-type="float" office:value="582" table:style-name="ce1">
            <text:p>582</text:p>
          </table:table-cell>
          <table:table-cell office:value-type="float" office:value="1883" table:style-name="ce1">
            <text:p>1883</text:p>
          </table:table-cell>
          <table:table-cell table:style-name="ce1"/>
          <table:table-cell office:value-type="float" office:value="5313" table:style-name="ce1">
            <text:p>5313</text:p>
          </table:table-cell>
          <table:table-cell office:value-type="float" office:value="1538" table:style-name="ce1">
            <text:p>1538</text:p>
          </table:table-cell>
          <table:table-cell office:value-type="float" office:value="20205" table:style-name="ce1">
            <text:p>20205</text:p>
          </table:table-cell>
          <table:table-cell table:style-name="ce1"/>
          <table:table-cell office:value-type="float" office:value="8695" table:style-name="ce1">
            <text:p>8695</text:p>
          </table:table-cell>
          <table:table-cell office:value-type="float" office:value="575" table:style-name="ce1">
            <text:p>575</text:p>
          </table:table-cell>
          <table:table-cell office:value-type="float" office:value="2917" table:style-name="ce1">
            <text:p>2917</text:p>
          </table:table-cell>
          <table:table-cell table:style-name="ce1"/>
          <table:table-cell office:value-type="float" office:value="12214" table:style-name="ce1">
            <text:p>12214</text:p>
          </table:table-cell>
          <table:table-cell office:value-type="float" office:value="991" table:style-name="ce1">
            <text:p>991</text:p>
          </table:table-cell>
          <table:table-cell office:value-type="float" office:value="2041" table:style-name="ce1">
            <text:p>2041</text:p>
          </table:table-cell>
          <table:table-cell table:style-name="ce1"/>
          <table:table-cell office:value-type="float" office:value="6608" table:style-name="ce1">
            <text:p>6608</text:p>
          </table:table-cell>
          <table:table-cell office:value-type="float" office:value="2847" table:style-name="ce1">
            <text:p>2847</text:p>
          </table:table-cell>
          <table:table-cell office:value-type="float" office:value="1545" table:style-name="ce1">
            <text:p>1545</text:p>
          </table:table-cell>
          <table:table-cell table:style-name="ce1"/>
          <table:table-cell office:value-type="float" office:value="24019" table:style-name="ce1">
            <text:p>24019</text:p>
          </table:table-cell>
          <table:table-cell office:value-type="float" office:value="121084" table:style-name="ce1">
            <text:p>121084</text:p>
          </table:table-cell>
          <table:table-cell table:style-name="ce1"/>
          <table:table-cell office:value-type="float" office:value="2153" table:style-name="ce1">
            <text:p>2153</text:p>
          </table:table-cell>
          <table:table-cell office:value-type="float" office:value="7279" table:style-name="ce1">
            <text:p>7279</text:p>
          </table:table-cell>
          <table:table-cell office:value-type="float" office:value="1178" table:style-name="ce1">
            <text:p>1178</text:p>
          </table:table-cell>
          <table:table-cell table:style-name="ce1"/>
          <table:table-cell office:value-type="float" office:value="2816" table:style-name="ce1">
            <text:p>2816</text:p>
          </table:table-cell>
          <table:table-cell office:value-type="float" office:value="12328" table:style-name="ce1">
            <text:p>12328</text:p>
          </table:table-cell>
          <table:table-cell office:value-type="float" office:value="2586" table:style-name="ce1">
            <text:p>2586</text:p>
          </table:table-cell>
          <table:table-cell office:value-type="float" office:value="1883" table:style-name="ce1">
            <text:p>1883</text:p>
          </table:table-cell>
          <table:table-cell table:style-name="ce1"/>
          <table:table-cell office:value-type="float" office:value="6524" table:style-name="ce1">
            <text:p>6524</text:p>
          </table:table-cell>
          <table:table-cell office:value-type="float" office:value="1033" table:style-name="ce1">
            <text:p>1033</text:p>
          </table:table-cell>
          <table:table-cell table:style-name="ce1"/>
          <table:table-cell office:value-type="float" office:value="1499" table:style-name="ce1">
            <text:p>1499</text:p>
          </table:table-cell>
          <table:table-cell office:value-type="float" office:value="13765" table:style-name="ce1">
            <text:p>13765</text:p>
          </table:table-cell>
          <table:table-cell office:value-type="float" office:value="518" table:style-name="ce1">
            <text:p>518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float" office:value="6244" table:style-name="ce1">
            <text:p>6244</text:p>
          </table:table-cell>
          <table:table-cell office:value-type="float" office:value="641" table:style-name="ce1">
            <text:p>641</text:p>
          </table:table-cell>
          <table:table-cell office:value-type="float" office:value="1542" table:style-name="ce1">
            <text:p>1542</text:p>
          </table:table-cell>
          <table:table-cell table:style-name="ce1"/>
          <table:table-cell office:value-type="float" office:value="11056" table:style-name="ce1">
            <text:p>11056</text:p>
          </table:table-cell>
          <table:table-cell office:value-type="float" office:value="901" table:style-name="ce1">
            <text:p>901</text:p>
          </table:table-cell>
          <table:table-cell office:value-type="float" office:value="1638" table:style-name="ce1">
            <text:p>1638</text:p>
          </table:table-cell>
          <table:table-cell table:style-name="ce1"/>
          <table:table-cell office:value-type="float" office:value="7967" table:style-name="ce1">
            <text:p>7967</text:p>
          </table:table-cell>
          <table:table-cell office:value-type="float" office:value="1745" table:style-name="ce1">
            <text:p>1745</text:p>
          </table:table-cell>
          <table:table-cell table:style-name="ce1"/>
          <table:table-cell office:value-type="float" office:value="1849" table:style-name="ce1">
            <text:p>1849</text:p>
          </table:table-cell>
          <table:table-cell office:value-type="float" office:value="5287" table:style-name="ce1">
            <text:p>5287</text:p>
          </table:table-cell>
          <table:table-cell office:value-type="float" office:value="1408" table:style-name="ce1">
            <text:p>1408</text:p>
          </table:table-cell>
          <table:table-cell table:style-name="ce1"/>
          <table:table-cell office:value-type="float" office:value="3155" table:style-name="ce1">
            <text:p>3155</text:p>
          </table:table-cell>
          <table:table-cell office:value-type="float" office:value="5387" table:style-name="ce1">
            <text:p>5387</text:p>
          </table:table-cell>
          <table:table-cell office:value-type="float" office:value="1178" table:style-name="ce1">
            <text:p>1178</text:p>
          </table:table-cell>
          <table:table-cell office:value-type="float" office:value="3283" table:style-name="ce1">
            <text:p>3283</text:p>
          </table:table-cell>
          <table:table-cell table:style-name="ce1"/>
          <table:table-cell office:value-type="float" office:value="8387" table:style-name="ce1">
            <text:p>8387</text:p>
          </table:table-cell>
          <table:table-cell office:value-type="float" office:value="1946" table:style-name="ce1">
            <text:p>1946</text:p>
          </table:table-cell>
          <table:table-cell office:value-type="float" office:value="1968" table:style-name="ce1">
            <text:p>1968</text:p>
          </table:table-cell>
          <table:table-cell table:style-name="ce1"/>
          <table:table-cell office:value-type="float" office:value="7783" table:style-name="ce1">
            <text:p>7783</text:p>
          </table:table-cell>
          <table:table-cell office:value-type="float" office:value="1350" table:style-name="ce1">
            <text:p>1350</text:p>
          </table:table-cell>
          <table:table-cell table:style-name="ce1"/>
          <table:table-cell office:value-type="float" office:value="1471" table:style-name="ce1">
            <text:p>1471</text:p>
          </table:table-cell>
          <table:table-cell office:value-type="float" office:value="5137" table:style-name="ce1">
            <text:p>5137</text:p>
          </table:table-cell>
          <table:table-cell office:value-type="float" office:value="2207" table:style-name="ce1">
            <text:p>2207</text:p>
          </table:table-cell>
          <table:table-cell office:value-type="float" office:value="1510" table:style-name="ce1">
            <text:p>1510</text:p>
          </table:table-cell>
          <table:table-cell table:style-name="ce1"/>
          <table:table-cell office:value-type="float" office:value="6263" table:style-name="ce1">
            <text:p>6263</text:p>
          </table:table-cell>
          <table:table-cell office:value-type="float" office:value="1273" table:style-name="ce1">
            <text:p>1273</text:p>
          </table:table-cell>
          <table:table-cell table:style-name="ce1"/>
          <table:table-cell office:value-type="float" office:value="2723" table:style-name="ce1">
            <text:p>2723</text:p>
          </table:table-cell>
          <table:table-cell office:value-type="float" office:value="7533" table:style-name="ce1">
            <text:p>7533</text:p>
          </table:table-cell>
          <table:table-cell office:value-type="float" office:value="1726" table:style-name="ce1">
            <text:p>1726</text:p>
          </table:table-cell>
          <table:table-cell office:value-type="float" office:value="1614" table:style-name="ce1">
            <text:p>1614</text:p>
          </table:table-cell>
          <table:table-cell table:style-name="ce1"/>
          <table:table-cell office:value-type="float" office:value="16310" table:style-name="ce1">
            <text:p>16310</text:p>
          </table:table-cell>
          <table:table-cell office:value-type="float" office:value="837" table:style-name="ce1">
            <text:p>837</text:p>
          </table:table-cell>
          <table:table-cell office:value-type="float" office:value="3144" table:style-name="ce1">
            <text:p>3144</text:p>
          </table:table-cell>
          <table:table-cell table:style-name="ce1"/>
          <table:table-cell office:value-type="float" office:value="11436" table:style-name="ce1">
            <text:p>11436</text:p>
          </table:table-cell>
          <table:table-cell office:value-type="float" office:value="719" table:style-name="ce1">
            <text:p>719</text:p>
          </table:table-cell>
          <table:table-cell office:value-type="float" office:value="1744" table:style-name="ce1">
            <text:p>1744</text:p>
          </table:table-cell>
          <table:table-cell table:style-name="ce1"/>
          <table:table-cell office:value-type="float" office:value="7657" table:style-name="ce1">
            <text:p>7657</text:p>
          </table:table-cell>
          <table:table-cell office:value-type="float" office:value="1556" table:style-name="ce1">
            <text:p>1556</text:p>
          </table:table-cell>
          <table:table-cell table:style-name="ce1"/>
          <table:table-cell office:value-type="float" office:value="1476" table:style-name="ce1">
            <text:p>1476</text:p>
          </table:table-cell>
          <table:table-cell office:value-type="float" office:value="5404" table:style-name="ce1">
            <text:p>5404</text:p>
          </table:table-cell>
          <table:table-cell office:value-type="float" office:value="991" table:style-name="ce1">
            <text:p>991</text:p>
          </table:table-cell>
          <table:table-cell office:value-type="float" office:value="1513" table:style-name="ce1">
            <text:p>1513</text:p>
          </table:table-cell>
          <table:table-cell table:style-name="ce1"/>
          <table:table-cell office:value-type="float" office:value="10057" table:style-name="ce1">
            <text:p>10057</text:p>
          </table:table-cell>
          <table:table-cell office:value-type="float" office:value="553" table:style-name="ce1">
            <text:p>553</text:p>
          </table:table-cell>
          <table:table-cell table:style-name="ce1"/>
          <table:table-cell office:value-type="float" office:value="1834" table:style-name="ce1">
            <text:p>1834</text:p>
          </table:table-cell>
          <table:table-cell office:value-type="float" office:value="14700" table:style-name="ce1">
            <text:p>14700</text:p>
          </table:table-cell>
          <table:table-cell office:value-type="float" office:value="519" table:style-name="ce1">
            <text:p>519</text:p>
          </table:table-cell>
          <table:table-cell table:style-name="ce1"/>
          <table:table-cell office:value-type="float" office:value="2099" table:style-name="ce1">
            <text:p>2099</text:p>
          </table:table-cell>
          <table:table-cell office:value-type="float" office:value="8210" table:style-name="ce1">
            <text:p>8210</text:p>
          </table:table-cell>
          <table:table-cell office:value-type="float" office:value="637" table:style-name="ce1">
            <text:p>637</text:p>
          </table:table-cell>
          <table:table-cell table:style-name="ce1"/>
          <table:table-cell office:value-type="float" office:value="2042" table:style-name="ce1">
            <text:p>2042</text:p>
          </table:table-cell>
          <table:table-cell office:value-type="float" office:value="8446" table:style-name="ce1">
            <text:p>8446</text:p>
          </table:table-cell>
          <table:table-cell office:value-type="float" office:value="966" table:style-name="ce1">
            <text:p>966</text:p>
          </table:table-cell>
          <table:table-cell table:style-name="ce1"/>
          <table:table-cell office:value-type="float" office:value="1525" table:style-name="ce1">
            <text:p>1525</text:p>
          </table:table-cell>
          <table:table-cell office:value-type="float" office:value="13644" table:style-name="ce1">
            <text:p>13644</text:p>
          </table:table-cell>
          <table:table-cell office:value-type="float" office:value="878" table:style-name="ce1">
            <text:p>878</text:p>
          </table:table-cell>
          <table:table-cell table:style-name="ce1"/>
          <table:table-cell office:value-type="float" office:value="5601" table:style-name="ce1">
            <text:p>5601</text:p>
          </table:table-cell>
          <table:table-cell office:value-type="float" office:value="8148" table:style-name="ce1">
            <text:p>8148</text:p>
          </table:table-cell>
          <table:table-cell office:value-type="float" office:value="869" table:style-name="ce1">
            <text:p>869</text:p>
          </table:table-cell>
          <table:table-cell office:value-type="float" office:value="2095" table:style-name="ce1">
            <text:p>2095</text:p>
          </table:table-cell>
          <table:table-cell table:style-name="ce1"/>
          <table:table-cell office:value-type="float" office:value="6693" table:style-name="ce1">
            <text:p>6693</text:p>
          </table:table-cell>
          <table:table-cell office:value-type="float" office:value="1131" table:style-name="ce1">
            <text:p>1131</text:p>
          </table:table-cell>
          <table:table-cell table:style-name="ce1"/>
          <table:table-cell office:value-type="float" office:value="2130" table:style-name="ce1">
            <text:p>2130</text:p>
          </table:table-cell>
          <table:table-cell office:value-type="float" office:value="6296" table:style-name="ce1">
            <text:p>6296</text:p>
          </table:table-cell>
          <table:table-cell office:value-type="float" office:value="1160" table:style-name="ce1">
            <text:p>1160</text:p>
          </table:table-cell>
          <table:table-cell table:style-name="ce1"/>
          <table:table-cell office:value-type="float" office:value="2691" table:style-name="ce1">
            <text:p>2691</text:p>
          </table:table-cell>
          <table:table-cell office:value-type="float" office:value="6965" table:style-name="ce1">
            <text:p>6965</text:p>
          </table:table-cell>
          <table:table-cell office:value-type="float" office:value="553" table:style-name="ce1">
            <text:p>553</text:p>
          </table:table-cell>
          <table:table-cell table:style-name="ce1"/>
          <table:table-cell office:value-type="float" office:value="2615" table:style-name="ce1">
            <text:p>2615</text:p>
          </table:table-cell>
          <table:table-cell office:value-type="float" office:value="9479" table:style-name="ce1">
            <text:p>9479</text:p>
          </table:table-cell>
          <table:table-cell office:value-type="float" office:value="936" table:style-name="ce1">
            <text:p>936</text:p>
          </table:table-cell>
          <table:table-cell table:style-name="ce1"/>
          <table:table-cell office:value-type="float" office:value="3068" table:style-name="ce1">
            <text:p>3068</text:p>
          </table:table-cell>
          <table:table-cell office:value-type="float" office:value="10376" table:style-name="ce1">
            <text:p>10376</text:p>
          </table:table-cell>
          <table:table-cell office:value-type="float" office:value="2472" table:style-name="ce1">
            <text:p>2472</text:p>
          </table:table-cell>
          <table:table-cell table:style-name="ce1"/>
          <table:table-cell office:value-type="float" office:value="1676" table:style-name="ce1">
            <text:p>1676</text:p>
          </table:table-cell>
          <table:table-cell office:value-type="float" office:value="10691" table:style-name="ce1">
            <text:p>10691</text:p>
          </table:table-cell>
          <table:table-cell office:value-type="float" office:value="1343" table:style-name="ce1">
            <text:p>1343</text:p>
          </table:table-cell>
          <table:table-cell office:value-type="float" office:value="1856" table:style-name="ce1">
            <text:p>1856</text:p>
          </table:table-cell>
          <table:table-cell table:style-name="ce1"/>
          <table:table-cell office:value-type="float" office:value="7072" table:style-name="ce1">
            <text:p>7072</text:p>
          </table:table-cell>
          <table:table-cell office:value-type="float" office:value="686" table:style-name="ce1">
            <text:p>686</text:p>
          </table:table-cell>
          <table:table-cell office:value-type="float" office:value="1673" table:style-name="ce1">
            <text:p>1673</text:p>
          </table:table-cell>
          <table:table-cell table:style-name="ce1"/>
          <table:table-cell office:value-type="float" office:value="4878" table:style-name="ce1">
            <text:p>4878</text:p>
          </table:table-cell>
          <table:table-cell office:value-type="float" office:value="570" table:style-name="ce1">
            <text:p>570</text:p>
          </table:table-cell>
          <table:table-cell office:value-type="float" office:value="1970" table:style-name="ce1">
            <text:p>1970</text:p>
          </table:table-cell>
          <table:table-cell table:style-name="ce1"/>
          <table:table-cell office:value-type="float" office:value="8258" table:style-name="ce1">
            <text:p>8258</text:p>
          </table:table-cell>
          <table:table-cell office:value-type="float" office:value="2065" table:style-name="ce1">
            <text:p>2065</text:p>
          </table:table-cell>
          <table:table-cell table:style-name="ce1"/>
          <table:table-cell office:value-type="float" office:value="2660" table:style-name="ce1">
            <text:p>2660</text:p>
          </table:table-cell>
          <table:table-cell office:value-type="float" office:value="7279" table:style-name="ce1">
            <text:p>7279</text:p>
          </table:table-cell>
          <table:table-cell office:value-type="float" office:value="522" table:style-name="ce1">
            <text:p>522</text:p>
          </table:table-cell>
          <table:table-cell table:style-name="ce1"/>
          <table:table-cell office:value-type="float" office:value="2622" table:style-name="ce1">
            <text:p>2622</text:p>
          </table:table-cell>
          <table:table-cell office:value-type="float" office:value="14377" table:style-name="ce1">
            <text:p>14377</text:p>
          </table:table-cell>
          <table:table-cell office:value-type="float" office:value="1463" table:style-name="ce1">
            <text:p>1463</text:p>
          </table:table-cell>
          <table:table-cell office:value-type="float" office:value="1458" table:style-name="ce1">
            <text:p>1458</text:p>
          </table:table-cell>
          <table:table-cell table:style-name="ce1"/>
          <table:table-cell office:value-type="float" office:value="6383" table:style-name="ce1">
            <text:p>6383</text:p>
          </table:table-cell>
          <table:table-cell office:value-type="float" office:value="612" table:style-name="ce1">
            <text:p>612</text:p>
          </table:table-cell>
          <table:table-cell office:value-type="float" office:value="1546" table:style-name="ce1">
            <text:p>1546</text:p>
          </table:table-cell>
          <table:table-cell table:style-name="ce1"/>
          <table:table-cell office:value-type="float" office:value="5983" table:style-name="ce1">
            <text:p>5983</text:p>
          </table:table-cell>
          <table:table-cell office:value-type="float" office:value="605" table:style-name="ce1">
            <text:p>605</text:p>
          </table:table-cell>
          <table:table-cell office:value-type="float" office:value="2134" table:style-name="ce1">
            <text:p>2134</text:p>
          </table:table-cell>
          <table:table-cell table:style-name="ce1"/>
          <table:table-cell office:value-type="float" office:value="8035" table:style-name="ce1">
            <text:p>8035</text:p>
          </table:table-cell>
          <table:table-cell office:value-type="float" office:value="1431" table:style-name="ce1">
            <text:p>1431</text:p>
          </table:table-cell>
          <table:table-cell office:value-type="float" office:value="1505" table:style-name="ce1">
            <text:p>1505</text:p>
          </table:table-cell>
          <table:table-cell table:style-name="ce1"/>
          <table:table-cell office:value-type="float" office:value="14153" table:style-name="ce1">
            <text:p>14153</text:p>
          </table:table-cell>
          <table:table-cell office:value-type="float" office:value="2393" table:style-name="ce1">
            <text:p>2393</text:p>
          </table:table-cell>
          <table:table-cell office:value-type="float" office:value="1666" table:style-name="ce1">
            <text:p>1666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190308_M07506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7:54:55</text:p>
          </table:table-cell>
          <table:table-cell office:value-type="string" table:style-name="ce1">
            <text:p>2020-11-18_18:54:55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yarambaud@</text:p>
          </table:table-cell>
          <table:table-cell office:value-type="string" table:style-name="ce1">
            <text:p>M07506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ambidextrous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BP0BytbwcOrSotLK</text:p>
          </table:table-cell>
          <table:table-cell office:value-type="string" table:style-name="ce1">
            <text:p>https://www.testable.org/experiment/4303/294929/start?participant=M075068</text:p>
          </table:table-cell>
          <table:table-cell office:value-type="float" office:value="4097231" table:style-name="ce1">
            <text:p>4097231</text:p>
          </table:table-cell>
          <table:table-cell office:value-type="float" office:value="68.287183333333004" table:style-name="ce1">
            <text:p>68,28718333</text:p>
          </table:table-cell>
          <table:table-cell office:value-type="float" office:value="85992" table:style-name="ce1">
            <text:p>85992</text:p>
          </table:table-cell>
          <table:table-cell office:value-type="float" office:value="48884" table:style-name="ce1">
            <text:p>48884</text:p>
          </table:table-cell>
          <table:table-cell office:value-type="float" office:value="86844" table:style-name="ce1">
            <text:p>86844</text:p>
          </table:table-cell>
          <table:table-cell office:value-type="float" office:value="82734" table:style-name="ce1">
            <text:p>82734</text:p>
          </table:table-cell>
          <table:table-cell office:value-type="float" office:value="131639" table:style-name="ce1">
            <text:p>131639</text:p>
          </table:table-cell>
          <table:table-cell office:value-type="float" office:value="45617" table:style-name="ce1">
            <text:p>45617</text:p>
          </table:table-cell>
          <table:table-cell office:value-type="float" office:value="53279" table:style-name="ce1">
            <text:p>53279</text:p>
          </table:table-cell>
          <table:table-cell office:value-type="float" office:value="104475" table:style-name="ce1">
            <text:p>104475</text:p>
          </table:table-cell>
          <table:table-cell office:value-type="float" office:value="177756" table:style-name="ce1">
            <text:p>177756</text:p>
          </table:table-cell>
          <table:table-cell office:value-type="float" office:value="66970" table:style-name="ce1">
            <text:p>66970</text:p>
          </table:table-cell>
          <table:table-cell office:value-type="float" office:value="91176" table:style-name="ce1">
            <text:p>91176</text:p>
          </table:table-cell>
          <table:table-cell office:value-type="float" office:value="103196" table:style-name="ce1">
            <text:p>103196</text:p>
          </table:table-cell>
          <table:table-cell office:value-type="float" office:value="46375" table:style-name="ce1">
            <text:p>46375</text:p>
          </table:table-cell>
          <table:table-cell office:value-type="float" office:value="2723" table:style-name="ce1">
            <text:p>2723</text:p>
          </table:table-cell>
          <table:table-cell table:style-name="ce1"/>
          <table:table-cell office:value-type="float" office:value="4417" table:style-name="ce1">
            <text:p>4417</text:p>
          </table:table-cell>
          <table:table-cell office:value-type="float" office:value="14977" table:style-name="ce1">
            <text:p>14977</text:p>
          </table:table-cell>
          <table:table-cell office:value-type="float" office:value="14698" table:style-name="ce1">
            <text:p>14698</text:p>
          </table:table-cell>
          <table:table-cell office:value-type="float" office:value="1753" table:style-name="ce1">
            <text:p>1753</text:p>
          </table:table-cell>
          <table:table-cell table:style-name="ce1"/>
          <table:table-cell office:value-type="float" office:value="10925" table:style-name="ce1">
            <text:p>10925</text:p>
          </table:table-cell>
          <table:table-cell office:value-type="float" office:value="1650" table:style-name="ce1">
            <text:p>1650</text:p>
          </table:table-cell>
          <table:table-cell table:style-name="ce1"/>
          <table:table-cell office:value-type="float" office:value="2207" table:style-name="ce1">
            <text:p>2207</text:p>
          </table:table-cell>
          <table:table-cell office:value-type="float" office:value="16225" table:style-name="ce1">
            <text:p>16225</text:p>
          </table:table-cell>
          <table:table-cell office:value-type="float" office:value="3825" table:style-name="ce1">
            <text:p>3825</text:p>
          </table:table-cell>
          <table:table-cell office:value-type="float" office:value="1809" table:style-name="ce1">
            <text:p>1809</text:p>
          </table:table-cell>
          <table:table-cell table:style-name="ce1"/>
          <table:table-cell office:value-type="float" office:value="11547" table:style-name="ce1">
            <text:p>11547</text:p>
          </table:table-cell>
          <table:table-cell office:value-type="float" office:value="2270" table:style-name="ce1">
            <text:p>2270</text:p>
          </table:table-cell>
          <table:table-cell office:value-type="float" office:value="1495" table:style-name="ce1">
            <text:p>1495</text:p>
          </table:table-cell>
          <table:table-cell table:style-name="ce1"/>
          <table:table-cell office:value-type="float" office:value="28621" table:style-name="ce1">
            <text:p>28621</text:p>
          </table:table-cell>
          <table:table-cell office:value-type="float" office:value="11724" table:style-name="ce1">
            <text:p>11724</text:p>
          </table:table-cell>
          <table:table-cell table:style-name="ce1"/>
          <table:table-cell office:value-type="float" office:value="7895" table:style-name="ce1">
            <text:p>7895</text:p>
          </table:table-cell>
          <table:table-cell office:value-type="float" office:value="8527" table:style-name="ce1">
            <text:p>8527</text:p>
          </table:table-cell>
          <table:table-cell office:value-type="float" office:value="3422" table:style-name="ce1">
            <text:p>3422</text:p>
          </table:table-cell>
          <table:table-cell table:style-name="ce1"/>
          <table:table-cell office:value-type="float" office:value="1450" table:style-name="ce1">
            <text:p>1450</text:p>
          </table:table-cell>
          <table:table-cell office:value-type="float" office:value="10756" table:style-name="ce1">
            <text:p>10756</text:p>
          </table:table-cell>
          <table:table-cell office:value-type="float" office:value="5369" table:style-name="ce1">
            <text:p>5369</text:p>
          </table:table-cell>
          <table:table-cell office:value-type="float" office:value="1539" table:style-name="ce1">
            <text:p>1539</text:p>
          </table:table-cell>
          <table:table-cell table:style-name="ce1"/>
          <table:table-cell office:value-type="float" office:value="11370" table:style-name="ce1">
            <text:p>11370</text:p>
          </table:table-cell>
          <table:table-cell office:value-type="float" office:value="6121" table:style-name="ce1">
            <text:p>6121</text:p>
          </table:table-cell>
          <table:table-cell office:value-type="float" office:value="1890" table:style-name="ce1">
            <text:p>1890</text:p>
          </table:table-cell>
          <table:table-cell table:style-name="ce1"/>
          <table:table-cell office:value-type="float" office:value="45082" table:style-name="ce1">
            <text:p>45082</text:p>
          </table:table-cell>
          <table:table-cell office:value-type="float" office:value="1590" table:style-name="ce1">
            <text:p>1590</text:p>
          </table:table-cell>
          <table:table-cell office:value-type="float" office:value="2968" table:style-name="ce1">
            <text:p>2968</text:p>
          </table:table-cell>
          <table:table-cell table:style-name="ce1"/>
          <table:table-cell office:value-type="float" office:value="41562" table:style-name="ce1">
            <text:p>41562</text:p>
          </table:table-cell>
          <table:table-cell office:value-type="float" office:value="1484" table:style-name="ce1">
            <text:p>1484</text:p>
          </table:table-cell>
          <table:table-cell table:style-name="ce1"/>
          <table:table-cell office:value-type="float" office:value="1697" table:style-name="ce1">
            <text:p>1697</text:p>
          </table:table-cell>
          <table:table-cell office:value-type="float" office:value="11605" table:style-name="ce1">
            <text:p>11605</text:p>
          </table:table-cell>
          <table:table-cell office:value-type="float" office:value="889" table:style-name="ce1">
            <text:p>889</text:p>
          </table:table-cell>
          <table:table-cell table:style-name="ce1"/>
          <table:table-cell office:value-type="float" office:value="9175" table:style-name="ce1">
            <text:p>9175</text:p>
          </table:table-cell>
          <table:table-cell office:value-type="float" office:value="19270" table:style-name="ce1">
            <text:p>19270</text:p>
          </table:table-cell>
          <table:table-cell office:value-type="float" office:value="5464" table:style-name="ce1">
            <text:p>5464</text:p>
          </table:table-cell>
          <table:table-cell office:value-type="float" office:value="3266" table:style-name="ce1">
            <text:p>3266</text:p>
          </table:table-cell>
          <table:table-cell table:style-name="ce1"/>
          <table:table-cell office:value-type="float" office:value="10694" table:style-name="ce1">
            <text:p>10694</text:p>
          </table:table-cell>
          <table:table-cell office:value-type="float" office:value="5321" table:style-name="ce1">
            <text:p>5321</text:p>
          </table:table-cell>
          <table:table-cell table:style-name="ce1"/>
          <table:table-cell office:value-type="float" office:value="1986" table:style-name="ce1">
            <text:p>1986</text:p>
          </table:table-cell>
          <table:table-cell office:value-type="float" office:value="33547" table:style-name="ce1">
            <text:p>33547</text:p>
          </table:table-cell>
          <table:table-cell office:value-type="float" office:value="2598" table:style-name="ce1">
            <text:p>2598</text:p>
          </table:table-cell>
          <table:table-cell table:style-name="ce1"/>
          <table:table-cell office:value-type="float" office:value="1763" table:style-name="ce1">
            <text:p>1763</text:p>
          </table:table-cell>
          <table:table-cell office:value-type="float" office:value="51233" table:style-name="ce1">
            <text:p>51233</text:p>
          </table:table-cell>
          <table:table-cell office:value-type="float" office:value="3162" table:style-name="ce1">
            <text:p>3162</text:p>
          </table:table-cell>
          <table:table-cell table:style-name="ce1"/>
          <table:table-cell office:value-type="float" office:value="2527" table:style-name="ce1">
            <text:p>2527</text:p>
          </table:table-cell>
          <table:table-cell office:value-type="float" office:value="9846" table:style-name="ce1">
            <text:p>9846</text:p>
          </table:table-cell>
          <table:table-cell office:value-type="float" office:value="6977" table:style-name="ce1">
            <text:p>6977</text:p>
          </table:table-cell>
          <table:table-cell office:value-type="float" office:value="2249" table:style-name="ce1">
            <text:p>2249</text:p>
          </table:table-cell>
          <table:table-cell table:style-name="ce1"/>
          <table:table-cell office:value-type="float" office:value="18506" table:style-name="ce1">
            <text:p>18506</text:p>
          </table:table-cell>
          <table:table-cell office:value-type="float" office:value="2118" table:style-name="ce1">
            <text:p>2118</text:p>
          </table:table-cell>
          <table:table-cell office:value-type="float" office:value="6040" table:style-name="ce1">
            <text:p>6040</text:p>
          </table:table-cell>
          <table:table-cell table:style-name="ce1"/>
          <table:table-cell office:value-type="float" office:value="17261" table:style-name="ce1">
            <text:p>17261</text:p>
          </table:table-cell>
          <table:table-cell office:value-type="float" office:value="11734" table:style-name="ce1">
            <text:p>11734</text:p>
          </table:table-cell>
          <table:table-cell office:value-type="float" office:value="3312" table:style-name="ce1">
            <text:p>3312</text:p>
          </table:table-cell>
          <table:table-cell table:style-name="ce1"/>
          <table:table-cell office:value-type="float" office:value="35841" table:style-name="ce1">
            <text:p>35841</text:p>
          </table:table-cell>
          <table:table-cell office:value-type="float" office:value="8716" table:style-name="ce1">
            <text:p>8716</text:p>
          </table:table-cell>
          <table:table-cell table:style-name="ce1"/>
          <table:table-cell office:value-type="float" office:value="1409" table:style-name="ce1">
            <text:p>1409</text:p>
          </table:table-cell>
          <table:table-cell office:value-type="float" office:value="24111" table:style-name="ce1">
            <text:p>24111</text:p>
          </table:table-cell>
          <table:table-cell office:value-type="float" office:value="14219" table:style-name="ce1">
            <text:p>14219</text:p>
          </table:table-cell>
          <table:table-cell office:value-type="float" office:value="1745" table:style-name="ce1">
            <text:p>1745</text:p>
          </table:table-cell>
          <table:table-cell table:style-name="ce1"/>
          <table:table-cell office:value-type="float" office:value="6660" table:style-name="ce1">
            <text:p>6660</text:p>
          </table:table-cell>
          <table:table-cell office:value-type="float" office:value="3433" table:style-name="ce1">
            <text:p>3433</text:p>
          </table:table-cell>
          <table:table-cell table:style-name="ce1"/>
          <table:table-cell office:value-type="float" office:value="1416" table:style-name="ce1">
            <text:p>1416</text:p>
          </table:table-cell>
          <table:table-cell office:value-type="float" office:value="9558" table:style-name="ce1">
            <text:p>9558</text:p>
          </table:table-cell>
          <table:table-cell office:value-type="float" office:value="2710" table:style-name="ce1">
            <text:p>2710</text:p>
          </table:table-cell>
          <table:table-cell table:style-name="ce1"/>
          <table:table-cell office:value-type="float" office:value="2072" table:style-name="ce1">
            <text:p>2072</text:p>
          </table:table-cell>
          <table:table-cell office:value-type="float" office:value="45872" table:style-name="ce1">
            <text:p>45872</text:p>
          </table:table-cell>
          <table:table-cell office:value-type="float" office:value="6888" table:style-name="ce1">
            <text:p>6888</text:p>
          </table:table-cell>
          <table:table-cell office:value-type="float" office:value="2187" table:style-name="ce1">
            <text:p>2187</text:p>
          </table:table-cell>
          <table:table-cell table:style-name="ce1"/>
          <table:table-cell office:value-type="float" office:value="7459" table:style-name="ce1">
            <text:p>7459</text:p>
          </table:table-cell>
          <table:table-cell office:value-type="float" office:value="2089" table:style-name="ce1">
            <text:p>2089</text:p>
          </table:table-cell>
          <table:table-cell table:style-name="ce1"/>
          <table:table-cell office:value-type="float" office:value="1105" table:style-name="ce1">
            <text:p>1105</text:p>
          </table:table-cell>
          <table:table-cell office:value-type="float" office:value="36122" table:style-name="ce1">
            <text:p>36122</text:p>
          </table:table-cell>
          <table:table-cell office:value-type="float" office:value="2904" table:style-name="ce1">
            <text:p>2904</text:p>
          </table:table-cell>
          <table:table-cell office:value-type="float" office:value="1279" table:style-name="ce1">
            <text:p>1279</text:p>
          </table:table-cell>
          <table:table-cell table:style-name="ce1"/>
          <table:table-cell office:value-type="float" office:value="6958" table:style-name="ce1">
            <text:p>6958</text:p>
          </table:table-cell>
          <table:table-cell office:value-type="float" office:value="2371" table:style-name="ce1">
            <text:p>2371</text:p>
          </table:table-cell>
          <table:table-cell table:style-name="ce1"/>
          <table:table-cell office:value-type="float" office:value="1559" table:style-name="ce1">
            <text:p>1559</text:p>
          </table:table-cell>
          <table:table-cell office:value-type="float" office:value="44430" table:style-name="ce1">
            <text:p>44430</text:p>
          </table:table-cell>
          <table:table-cell office:value-type="float" office:value="2723" table:style-name="ce1">
            <text:p>2723</text:p>
          </table:table-cell>
          <table:table-cell office:value-type="float" office:value="4081" table:style-name="ce1">
            <text:p>4081</text:p>
          </table:table-cell>
          <table:table-cell table:style-name="ce1"/>
          <table:table-cell office:value-type="float" office:value="24655" table:style-name="ce1">
            <text:p>24655</text:p>
          </table:table-cell>
          <table:table-cell office:value-type="float" office:value="3937" table:style-name="ce1">
            <text:p>3937</text:p>
          </table:table-cell>
          <table:table-cell table:style-name="ce1"/>
          <table:table-cell office:value-type="float" office:value="3039" table:style-name="ce1">
            <text:p>3039</text:p>
          </table:table-cell>
          <table:table-cell office:value-type="float" office:value="12308" table:style-name="ce1">
            <text:p>12308</text:p>
          </table:table-cell>
          <table:table-cell office:value-type="float" office:value="1510" table:style-name="ce1">
            <text:p>1510</text:p>
          </table:table-cell>
          <table:table-cell office:value-type="float" office:value="4187" table:style-name="ce1">
            <text:p>4187</text:p>
          </table:table-cell>
          <table:table-cell table:style-name="ce1"/>
          <table:table-cell office:value-type="float" office:value="21326" table:style-name="ce1">
            <text:p>21326</text:p>
          </table:table-cell>
          <table:table-cell office:value-type="float" office:value="5586" table:style-name="ce1">
            <text:p>5586</text:p>
          </table:table-cell>
          <table:table-cell office:value-type="float" office:value="2024" table:style-name="ce1">
            <text:p>2024</text:p>
          </table:table-cell>
          <table:table-cell table:style-name="ce1"/>
          <table:table-cell office:value-type="float" office:value="17158" table:style-name="ce1">
            <text:p>17158</text:p>
          </table:table-cell>
          <table:table-cell office:value-type="float" office:value="8274" table:style-name="ce1">
            <text:p>8274</text:p>
          </table:table-cell>
          <table:table-cell table:style-name="ce1"/>
          <table:table-cell office:value-type="float" office:value="3946" table:style-name="ce1">
            <text:p>3946</text:p>
          </table:table-cell>
          <table:table-cell office:value-type="float" office:value="41541" table:style-name="ce1">
            <text:p>41541</text:p>
          </table:table-cell>
          <table:table-cell office:value-type="float" office:value="1813" table:style-name="ce1">
            <text:p>1813</text:p>
          </table:table-cell>
          <table:table-cell table:style-name="ce1"/>
          <table:table-cell office:value-type="float" office:value="1434" table:style-name="ce1">
            <text:p>1434</text:p>
          </table:table-cell>
          <table:table-cell office:value-type="float" office:value="46954" table:style-name="ce1">
            <text:p>46954</text:p>
          </table:table-cell>
          <table:table-cell office:value-type="float" office:value="3330" table:style-name="ce1">
            <text:p>3330</text:p>
          </table:table-cell>
          <table:table-cell office:value-type="float" office:value="2144" table:style-name="ce1">
            <text:p>2144</text:p>
          </table:table-cell>
          <table:table-cell table:style-name="ce1"/>
          <table:table-cell office:value-type="float" office:value="9757" table:style-name="ce1">
            <text:p>9757</text:p>
          </table:table-cell>
          <table:table-cell office:value-type="float" office:value="5256" table:style-name="ce1">
            <text:p>525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1536" table:style-name="ce1">
            <text:p>11536</text:p>
          </table:table-cell>
          <table:table-cell office:value-type="float" office:value="2009" table:style-name="ce1">
            <text:p>2009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float" office:value="8591" table:style-name="ce1">
            <text:p>8591</text:p>
          </table:table-cell>
          <table:table-cell office:value-type="float" office:value="993" table:style-name="ce1">
            <text:p>993</text:p>
          </table:table-cell>
          <table:table-cell office:value-type="float" office:value="1369" table:style-name="ce1">
            <text:p>1369</text:p>
          </table:table-cell>
          <table:table-cell table:style-name="ce1"/>
          <table:table-cell office:value-type="float" office:value="93910" table:style-name="ce1">
            <text:p>93910</text:p>
          </table:table-cell>
          <table:table-cell office:value-type="float" office:value="4073" table:style-name="ce1">
            <text:p>4073</text:p>
          </table:table-cell>
          <table:table-cell table:style-name="ce1"/>
          <table:table-cell office:value-type="float" office:value="2125" table:style-name="ce1">
            <text:p>2125</text:p>
          </table:table-cell>
          <table:table-cell office:value-type="float" office:value="8655" table:style-name="ce1">
            <text:p>8655</text:p>
          </table:table-cell>
          <table:table-cell office:value-type="float" office:value="1619" table:style-name="ce1">
            <text:p>1619</text:p>
          </table:table-cell>
          <table:table-cell table:style-name="ce1"/>
          <table:table-cell office:value-type="float" office:value="3383" table:style-name="ce1">
            <text:p>3383</text:p>
          </table:table-cell>
          <table:table-cell office:value-type="float" office:value="60904" table:style-name="ce1">
            <text:p>60904</text:p>
          </table:table-cell>
          <table:table-cell office:value-type="float" office:value="946" table:style-name="ce1">
            <text:p>946</text:p>
          </table:table-cell>
          <table:table-cell table:style-name="ce1"/>
          <table:table-cell office:value-type="float" office:value="1749" table:style-name="ce1">
            <text:p>1749</text:p>
          </table:table-cell>
          <table:table-cell office:value-type="float" office:value="23151" table:style-name="ce1">
            <text:p>23151</text:p>
          </table:table-cell>
          <table:table-cell office:value-type="float" office:value="2329" table:style-name="ce1">
            <text:p>2329</text:p>
          </table:table-cell>
          <table:table-cell office:value-type="float" office:value="5505" table:style-name="ce1">
            <text:p>5505</text:p>
          </table:table-cell>
          <table:table-cell table:style-name="ce1"/>
          <table:table-cell office:value-type="float" office:value="16516" table:style-name="ce1">
            <text:p>16516</text:p>
          </table:table-cell>
          <table:table-cell office:value-type="float" office:value="2704" table:style-name="ce1">
            <text:p>2704</text:p>
          </table:table-cell>
          <table:table-cell table:style-name="ce1"/>
          <table:table-cell office:value-type="float" office:value="3018" table:style-name="ce1">
            <text:p>3018</text:p>
          </table:table-cell>
          <table:table-cell office:value-type="float" office:value="15402" table:style-name="ce1">
            <text:p>15402</text:p>
          </table:table-cell>
          <table:table-cell office:value-type="float" office:value="1882" table:style-name="ce1">
            <text:p>1882</text:p>
          </table:table-cell>
          <table:table-cell table:style-name="ce1"/>
          <table:table-cell office:value-type="float" office:value="1958" table:style-name="ce1">
            <text:p>1958</text:p>
          </table:table-cell>
          <table:table-cell office:value-type="float" office:value="10231" table:style-name="ce1">
            <text:p>10231</text:p>
          </table:table-cell>
          <table:table-cell office:value-type="float" office:value="832" table:style-name="ce1">
            <text:p>832</text:p>
          </table:table-cell>
          <table:table-cell table:style-name="ce1"/>
          <table:table-cell office:value-type="float" office:value="8562" table:style-name="ce1">
            <text:p>8562</text:p>
          </table:table-cell>
          <table:table-cell office:value-type="float" office:value="10407" table:style-name="ce1">
            <text:p>10407</text:p>
          </table:table-cell>
          <table:table-cell office:value-type="float" office:value="841" table:style-name="ce1">
            <text:p>841</text:p>
          </table:table-cell>
          <table:table-cell office:value-type="float" office:value="2070" table:style-name="ce1">
            <text:p>2070</text:p>
          </table:table-cell>
          <table:table-cell table:style-name="ce1"/>
          <table:table-cell office:value-type="float" office:value="25602" table:style-name="ce1">
            <text:p>25602</text:p>
          </table:table-cell>
          <table:table-cell office:value-type="float" office:value="2426" table:style-name="ce1">
            <text:p>2426</text:p>
          </table:table-cell>
          <table:table-cell table:style-name="ce1"/>
          <table:table-cell office:value-type="float" office:value="2525" table:style-name="ce1">
            <text:p>2525</text:p>
          </table:table-cell>
          <table:table-cell office:value-type="float" office:value="13280" table:style-name="ce1">
            <text:p>13280</text:p>
          </table:table-cell>
          <table:table-cell office:value-type="float" office:value="2589" table:style-name="ce1">
            <text:p>2589</text:p>
          </table:table-cell>
          <table:table-cell office:value-type="float" office:value="4641" table:style-name="ce1">
            <text:p>4641</text:p>
          </table:table-cell>
          <table:table-cell table:style-name="ce1"/>
          <table:table-cell office:value-type="float" office:value="20839" table:style-name="ce1">
            <text:p>20839</text:p>
          </table:table-cell>
          <table:table-cell office:value-type="float" office:value="1993" table:style-name="ce1">
            <text:p>1993</text:p>
          </table:table-cell>
          <table:table-cell office:value-type="float" office:value="2201" table:style-name="ce1">
            <text:p>2201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194045_M02220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8:32:54</text:p>
          </table:table-cell>
          <table:table-cell office:value-type="string" table:style-name="ce1">
            <text:p>2020-11-18_19:32:54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M022204</text:p>
          </table:table-cell>
          <table:table-cell office:value-type="string" table:style-name="ce1">
            <text:p>M02220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7IG7EpObX5aD6ujc</text:p>
          </table:table-cell>
          <table:table-cell office:value-type="string" table:style-name="ce1">
            <text:p>https://www.testable.org/experiment/4303/294929/start?participant=M022204</text:p>
          </table:table-cell>
          <table:table-cell office:value-type="float" office:value="4075360" table:style-name="ce1">
            <text:p>4075360</text:p>
          </table:table-cell>
          <table:table-cell office:value-type="float" office:value="67.922666666666998" table:style-name="ce1">
            <text:p>67,92266667</text:p>
          </table:table-cell>
          <table:table-cell office:value-type="float" office:value="83565" table:style-name="ce1">
            <text:p>83565</text:p>
          </table:table-cell>
          <table:table-cell office:value-type="float" office:value="43102" table:style-name="ce1">
            <text:p>43102</text:p>
          </table:table-cell>
          <table:table-cell office:value-type="float" office:value="59219" table:style-name="ce1">
            <text:p>59219</text:p>
          </table:table-cell>
          <table:table-cell office:value-type="float" office:value="87636" table:style-name="ce1">
            <text:p>87636</text:p>
          </table:table-cell>
          <table:table-cell office:value-type="float" office:value="64465" table:style-name="ce1">
            <text:p>64465</text:p>
          </table:table-cell>
          <table:table-cell office:value-type="float" office:value="87090" table:style-name="ce1">
            <text:p>87090</text:p>
          </table:table-cell>
          <table:table-cell office:value-type="float" office:value="68161" table:style-name="ce1">
            <text:p>68161</text:p>
          </table:table-cell>
          <table:table-cell office:value-type="float" office:value="74996" table:style-name="ce1">
            <text:p>74996</text:p>
          </table:table-cell>
          <table:table-cell office:value-type="float" office:value="130983" table:style-name="ce1">
            <text:p>130983</text:p>
          </table:table-cell>
          <table:table-cell office:value-type="float" office:value="84646" table:style-name="ce1">
            <text:p>84646</text:p>
          </table:table-cell>
          <table:table-cell office:value-type="float" office:value="46145" table:style-name="ce1">
            <text:p>46145</text:p>
          </table:table-cell>
          <table:table-cell office:value-type="float" office:value="83664" table:style-name="ce1">
            <text:p>83664</text:p>
          </table:table-cell>
          <table:table-cell table:number-columns-repeated="192" table:style-name="ce1"/>
          <table:table-cell office:value-type="float" office:value="11237" table:style-name="ce1">
            <text:p>11237</text:p>
          </table:table-cell>
          <table:table-cell office:value-type="float" office:value="3549" table:style-name="ce1">
            <text:p>3549</text:p>
          </table:table-cell>
          <table:table-cell office:value-type="float" office:value="2111" table:style-name="ce1">
            <text:p>2111</text:p>
          </table:table-cell>
          <table:table-cell table:style-name="ce1"/>
          <table:table-cell office:value-type="float" office:value="8144" table:style-name="ce1">
            <text:p>8144</text:p>
          </table:table-cell>
          <table:table-cell office:value-type="float" office:value="1241" table:style-name="ce1">
            <text:p>1241</text:p>
          </table:table-cell>
          <table:table-cell office:value-type="float" office:value="1709" table:style-name="ce1">
            <text:p>1709</text:p>
          </table:table-cell>
          <table:table-cell table:style-name="ce1"/>
          <table:table-cell office:value-type="float" office:value="30668" table:style-name="ce1">
            <text:p>30668</text:p>
          </table:table-cell>
          <table:table-cell office:value-type="float" office:value="2686" table:style-name="ce1">
            <text:p>2686</text:p>
          </table:table-cell>
          <table:table-cell office:value-type="float" office:value="3407" table:style-name="ce1">
            <text:p>3407</text:p>
          </table:table-cell>
          <table:table-cell table:style-name="ce1"/>
          <table:table-cell office:value-type="float" office:value="10133" table:style-name="ce1">
            <text:p>10133</text:p>
          </table:table-cell>
          <table:table-cell office:value-type="float" office:value="3068" table:style-name="ce1">
            <text:p>3068</text:p>
          </table:table-cell>
          <table:table-cell table:style-name="ce1"/>
          <table:table-cell office:value-type="float" office:value="2008" table:style-name="ce1">
            <text:p>2008</text:p>
          </table:table-cell>
          <table:table-cell office:value-type="float" office:value="22183" table:style-name="ce1">
            <text:p>22183</text:p>
          </table:table-cell>
          <table:table-cell office:value-type="float" office:value="1976" table:style-name="ce1">
            <text:p>1976</text:p>
          </table:table-cell>
          <table:table-cell office:value-type="float" office:value="4198" table:style-name="ce1">
            <text:p>4198</text:p>
          </table:table-cell>
          <table:table-cell table:style-name="ce1"/>
          <table:table-cell office:value-type="float" office:value="9835" table:style-name="ce1">
            <text:p>9835</text:p>
          </table:table-cell>
          <table:table-cell office:value-type="float" office:value="1926" table:style-name="ce1">
            <text:p>1926</text:p>
          </table:table-cell>
          <table:table-cell table:style-name="ce1"/>
          <table:table-cell office:value-type="float" office:value="8416" table:style-name="ce1">
            <text:p>8416</text:p>
          </table:table-cell>
          <table:table-cell office:value-type="float" office:value="32334" table:style-name="ce1">
            <text:p>32334</text:p>
          </table:table-cell>
          <table:table-cell office:value-type="float" office:value="3595" table:style-name="ce1">
            <text:p>3595</text:p>
          </table:table-cell>
          <table:table-cell office:value-type="float" office:value="3958" table:style-name="ce1">
            <text:p>3958</text:p>
          </table:table-cell>
          <table:table-cell table:style-name="ce1"/>
          <table:table-cell office:value-type="float" office:value="50908" table:style-name="ce1">
            <text:p>50908</text:p>
          </table:table-cell>
          <table:table-cell office:value-type="float" office:value="1962" table:style-name="ce1">
            <text:p>1962</text:p>
          </table:table-cell>
          <table:table-cell office:value-type="float" office:value="4714" table:style-name="ce1">
            <text:p>4714</text:p>
          </table:table-cell>
          <table:table-cell table:style-name="ce1"/>
          <table:table-cell office:value-type="float" office:value="21698" table:style-name="ce1">
            <text:p>21698</text:p>
          </table:table-cell>
          <table:table-cell office:value-type="float" office:value="2636" table:style-name="ce1">
            <text:p>2636</text:p>
          </table:table-cell>
          <table:table-cell table:style-name="ce1"/>
          <table:table-cell office:value-type="float" office:value="6898" table:style-name="ce1">
            <text:p>6898</text:p>
          </table:table-cell>
          <table:table-cell office:value-type="float" office:value="39148" table:style-name="ce1">
            <text:p>39148</text:p>
          </table:table-cell>
          <table:table-cell office:value-type="float" office:value="2953" table:style-name="ce1">
            <text:p>2953</text:p>
          </table:table-cell>
          <table:table-cell office:value-type="float" office:value="3205" table:style-name="ce1">
            <text:p>3205</text:p>
          </table:table-cell>
          <table:table-cell table:style-name="ce1"/>
          <table:table-cell office:value-type="float" office:value="28787" table:style-name="ce1">
            <text:p>28787</text:p>
          </table:table-cell>
          <table:table-cell office:value-type="float" office:value="2288" table:style-name="ce1">
            <text:p>2288</text:p>
          </table:table-cell>
          <table:table-cell office:value-type="float" office:value="3995" table:style-name="ce1">
            <text:p>3995</text:p>
          </table:table-cell>
          <table:table-cell table:style-name="ce1"/>
          <table:table-cell office:value-type="float" office:value="9515" table:style-name="ce1">
            <text:p>9515</text:p>
          </table:table-cell>
          <table:table-cell office:value-type="float" office:value="2693" table:style-name="ce1">
            <text:p>2693</text:p>
          </table:table-cell>
          <table:table-cell office:value-type="float" office:value="4492" table:style-name="ce1">
            <text:p>4492</text:p>
          </table:table-cell>
          <table:table-cell table:style-name="ce1"/>
          <table:table-cell office:value-type="float" office:value="13403" table:style-name="ce1">
            <text:p>13403</text:p>
          </table:table-cell>
          <table:table-cell office:value-type="float" office:value="3346" table:style-name="ce1">
            <text:p>3346</text:p>
          </table:table-cell>
          <table:table-cell table:style-name="ce1"/>
          <table:table-cell office:value-type="float" office:value="3225" table:style-name="ce1">
            <text:p>3225</text:p>
          </table:table-cell>
          <table:table-cell office:value-type="float" office:value="25591" table:style-name="ce1">
            <text:p>25591</text:p>
          </table:table-cell>
          <table:table-cell office:value-type="float" office:value="1677" table:style-name="ce1">
            <text:p>1677</text:p>
          </table:table-cell>
          <table:table-cell office:value-type="float" office:value="3616" table:style-name="ce1">
            <text:p>3616</text:p>
          </table:table-cell>
          <table:table-cell table:style-name="ce1"/>
          <table:table-cell office:value-type="float" office:value="16192" table:style-name="ce1">
            <text:p>16192</text:p>
          </table:table-cell>
          <table:table-cell office:value-type="float" office:value="2152" table:style-name="ce1">
            <text:p>2152</text:p>
          </table:table-cell>
          <table:table-cell table:style-name="ce1"/>
          <table:table-cell office:value-type="float" office:value="2856" table:style-name="ce1">
            <text:p>2856</text:p>
          </table:table-cell>
          <table:table-cell office:value-type="float" office:value="11847" table:style-name="ce1">
            <text:p>11847</text:p>
          </table:table-cell>
          <table:table-cell office:value-type="float" office:value="745" table:style-name="ce1">
            <text:p>745</text:p>
          </table:table-cell>
          <table:table-cell office:value-type="float" office:value="3772" table:style-name="ce1">
            <text:p>3772</text:p>
          </table:table-cell>
          <table:table-cell table:style-name="ce1"/>
          <table:table-cell office:value-type="float" office:value="7547" table:style-name="ce1">
            <text:p>7547</text:p>
          </table:table-cell>
          <table:table-cell office:value-type="float" office:value="2634" table:style-name="ce1">
            <text:p>2634</text:p>
          </table:table-cell>
          <table:table-cell office:value-type="float" office:value="2948" table:style-name="ce1">
            <text:p>2948</text:p>
          </table:table-cell>
          <table:table-cell table:style-name="ce1"/>
          <table:table-cell office:value-type="float" office:value="26843" table:style-name="ce1">
            <text:p>26843</text:p>
          </table:table-cell>
          <table:table-cell office:value-type="float" office:value="1502" table:style-name="ce1">
            <text:p>1502</text:p>
          </table:table-cell>
          <table:table-cell office:value-type="float" office:value="2364" table:style-name="ce1">
            <text:p>2364</text:p>
          </table:table-cell>
          <table:table-cell table:style-name="ce1"/>
          <table:table-cell office:value-type="float" office:value="39950" table:style-name="ce1">
            <text:p>39950</text:p>
          </table:table-cell>
          <table:table-cell office:value-type="float" office:value="1200" table:style-name="ce1">
            <text:p>1200</text:p>
          </table:table-cell>
          <table:table-cell office:value-type="float" office:value="4162" table:style-name="ce1">
            <text:p>4162</text:p>
          </table:table-cell>
          <table:table-cell table:style-name="ce1"/>
          <table:table-cell office:value-type="float" office:value="27075" table:style-name="ce1">
            <text:p>27075</text:p>
          </table:table-cell>
          <table:table-cell office:value-type="float" office:value="1951" table:style-name="ce1">
            <text:p>1951</text:p>
          </table:table-cell>
          <table:table-cell office:value-type="float" office:value="2552" table:style-name="ce1">
            <text:p>2552</text:p>
          </table:table-cell>
          <table:table-cell table:style-name="ce1"/>
          <table:table-cell office:value-type="float" office:value="8180" table:style-name="ce1">
            <text:p>8180</text:p>
          </table:table-cell>
          <table:table-cell office:value-type="float" office:value="1419" table:style-name="ce1">
            <text:p>1419</text:p>
          </table:table-cell>
          <table:table-cell office:value-type="float" office:value="3866" table:style-name="ce1">
            <text:p>3866</text:p>
          </table:table-cell>
          <table:table-cell table:style-name="ce1"/>
          <table:table-cell office:value-type="float" office:value="22089" table:style-name="ce1">
            <text:p>22089</text:p>
          </table:table-cell>
          <table:table-cell office:value-type="float" office:value="2113" table:style-name="ce1">
            <text:p>2113</text:p>
          </table:table-cell>
          <table:table-cell office:value-type="float" office:value="9674" table:style-name="ce1">
            <text:p>9674</text:p>
          </table:table-cell>
          <table:table-cell table:style-name="ce1"/>
          <table:table-cell office:value-type="float" office:value="37791" table:style-name="ce1">
            <text:p>37791</text:p>
          </table:table-cell>
          <table:table-cell office:value-type="float" office:value="3424" table:style-name="ce1">
            <text:p>3424</text:p>
          </table:table-cell>
          <table:table-cell office:value-type="float" office:value="3633" table:style-name="ce1">
            <text:p>3633</text:p>
          </table:table-cell>
          <table:table-cell table:style-name="ce1"/>
          <table:table-cell office:value-type="float" office:value="34574" table:style-name="ce1">
            <text:p>34574</text:p>
          </table:table-cell>
          <table:table-cell office:value-type="float" office:value="2611" table:style-name="ce1">
            <text:p>2611</text:p>
          </table:table-cell>
          <table:table-cell office:value-type="float" office:value="3352" table:style-name="ce1">
            <text:p>3352</text:p>
          </table:table-cell>
          <table:table-cell table:style-name="ce1"/>
          <table:table-cell office:value-type="float" office:value="10537" table:style-name="ce1">
            <text:p>10537</text:p>
          </table:table-cell>
          <table:table-cell office:value-type="float" office:value="3649" table:style-name="ce1">
            <text:p>3649</text:p>
          </table:table-cell>
          <table:table-cell table:style-name="ce1"/>
          <table:table-cell office:value-type="float" office:value="2434" table:style-name="ce1">
            <text:p>2434</text:p>
          </table:table-cell>
          <table:table-cell office:value-type="float" office:value="22734" table:style-name="ce1">
            <text:p>22734</text:p>
          </table:table-cell>
          <table:table-cell office:value-type="float" office:value="1823" table:style-name="ce1">
            <text:p>1823</text:p>
          </table:table-cell>
          <table:table-cell office:value-type="float" office:value="2278" table:style-name="ce1">
            <text:p>2278</text:p>
          </table:table-cell>
          <table:table-cell table:style-name="ce1"/>
          <table:table-cell office:value-type="float" office:value="56864" table:style-name="ce1">
            <text:p>56864</text:p>
          </table:table-cell>
          <table:table-cell office:value-type="float" office:value="1873" table:style-name="ce1">
            <text:p>1873</text:p>
          </table:table-cell>
          <table:table-cell office:value-type="float" office:value="6607" table:style-name="ce1">
            <text:p>6607</text:p>
          </table:table-cell>
          <table:table-cell table:style-name="ce1"/>
          <table:table-cell office:value-type="float" office:value="26230" table:style-name="ce1">
            <text:p>26230</text:p>
          </table:table-cell>
          <table:table-cell office:value-type="float" office:value="1098" table:style-name="ce1">
            <text:p>1098</text:p>
          </table:table-cell>
          <table:table-cell office:value-type="float" office:value="6055" table:style-name="ce1">
            <text:p>6055</text:p>
          </table:table-cell>
          <table:table-cell table:style-name="ce1"/>
          <table:table-cell office:value-type="float" office:value="33030" table:style-name="ce1">
            <text:p>33030</text:p>
          </table:table-cell>
          <table:table-cell office:value-type="float" office:value="2094" table:style-name="ce1">
            <text:p>2094</text:p>
          </table:table-cell>
          <table:table-cell office:value-type="float" office:value="3835" table:style-name="ce1">
            <text:p>3835</text:p>
          </table:table-cell>
          <table:table-cell table:style-name="ce1"/>
          <table:table-cell office:value-type="float" office:value="16561" table:style-name="ce1">
            <text:p>16561</text:p>
          </table:table-cell>
          <table:table-cell office:value-type="float" office:value="3593" table:style-name="ce1">
            <text:p>3593</text:p>
          </table:table-cell>
          <table:table-cell office:value-type="float" office:value="4610" table:style-name="ce1">
            <text:p>4610</text:p>
          </table:table-cell>
          <table:table-cell table:style-name="ce1"/>
          <table:table-cell office:value-type="float" office:value="7207" table:style-name="ce1">
            <text:p>7207</text:p>
          </table:table-cell>
          <table:table-cell office:value-type="float" office:value="2436" table:style-name="ce1">
            <text:p>2436</text:p>
          </table:table-cell>
          <table:table-cell office:value-type="float" office:value="4656" table:style-name="ce1">
            <text:p>4656</text:p>
          </table:table-cell>
          <table:table-cell table:style-name="ce1"/>
          <table:table-cell office:value-type="float" office:value="13387" table:style-name="ce1">
            <text:p>13387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3959" table:style-name="ce1">
            <text:p>3959</text:p>
          </table:table-cell>
          <table:table-cell office:value-type="float" office:value="72063" table:style-name="ce1">
            <text:p>72063</text:p>
          </table:table-cell>
          <table:table-cell office:value-type="float" office:value="1260" table:style-name="ce1">
            <text:p>1260</text:p>
          </table:table-cell>
          <table:table-cell office:value-type="float" office:value="1987" table:style-name="ce1">
            <text:p>1987</text:p>
          </table:table-cell>
          <table:table-cell table:style-name="ce1"/>
          <table:table-cell office:value-type="float" office:value="37113" table:style-name="ce1">
            <text:p>37113</text:p>
          </table:table-cell>
          <table:table-cell office:value-type="float" office:value="1136" table:style-name="ce1">
            <text:p>1136</text:p>
          </table:table-cell>
          <table:table-cell office:value-type="float" office:value="1472" table:style-name="ce1">
            <text:p>1472</text:p>
          </table:table-cell>
          <table:table-cell table:style-name="ce1"/>
          <table:table-cell office:value-type="float" office:value="6774" table:style-name="ce1">
            <text:p>6774</text:p>
          </table:table-cell>
          <table:table-cell office:value-type="float" office:value="2861" table:style-name="ce1">
            <text:p>2861</text:p>
          </table:table-cell>
          <table:table-cell office:value-type="float" office:value="2142" table:style-name="ce1">
            <text:p>2142</text:p>
          </table:table-cell>
          <table:table-cell table:style-name="ce1"/>
          <table:table-cell office:value-type="float" office:value="38059" table:style-name="ce1">
            <text:p>38059</text:p>
          </table:table-cell>
          <table:table-cell office:value-type="float" office:value="11668" table:style-name="ce1">
            <text:p>11668</text:p>
          </table:table-cell>
          <table:table-cell table:style-name="ce1"/>
          <table:table-cell office:value-type="float" office:value="2293" table:style-name="ce1">
            <text:p>2293</text:p>
          </table:table-cell>
          <table:table-cell office:value-type="float" office:value="34104" table:style-name="ce1">
            <text:p>34104</text:p>
          </table:table-cell>
          <table:table-cell office:value-type="float" office:value="2557" table:style-name="ce1">
            <text:p>2557</text:p>
          </table:table-cell>
          <table:table-cell table:style-name="ce1"/>
          <table:table-cell office:value-type="float" office:value="2481" table:style-name="ce1">
            <text:p>2481</text:p>
          </table:table-cell>
          <table:table-cell office:value-type="float" office:value="26776" table:style-name="ce1">
            <text:p>26776</text:p>
          </table:table-cell>
          <table:table-cell office:value-type="float" office:value="2153" table:style-name="ce1">
            <text:p>2153</text:p>
          </table:table-cell>
          <table:table-cell office:value-type="float" office:value="1768" table:style-name="ce1">
            <text:p>1768</text:p>
          </table:table-cell>
          <table:table-cell table:style-name="ce1"/>
          <table:table-cell office:value-type="float" office:value="57291" table:style-name="ce1">
            <text:p>57291</text:p>
          </table:table-cell>
          <table:table-cell office:value-type="float" office:value="2673" table:style-name="ce1">
            <text:p>2673</text:p>
          </table:table-cell>
          <table:table-cell table:style-name="ce1"/>
          <table:table-cell office:value-type="float" office:value="5424" table:style-name="ce1">
            <text:p>5424</text:p>
          </table:table-cell>
          <table:table-cell office:value-type="float" office:value="27447" table:style-name="ce1">
            <text:p>27447</text:p>
          </table:table-cell>
          <table:table-cell office:value-type="float" office:value="2613" table:style-name="ce1">
            <text:p>2613</text:p>
          </table:table-cell>
          <table:table-cell office:value-type="float" office:value="5416" table:style-name="ce1">
            <text:p>5416</text:p>
          </table:table-cell>
          <table:table-cell table:style-name="ce1"/>
          <table:table-cell office:value-type="float" office:value="10595" table:style-name="ce1">
            <text:p>10595</text:p>
          </table:table-cell>
          <table:table-cell office:value-type="float" office:value="3566" table:style-name="ce1">
            <text:p>3566</text:p>
          </table:table-cell>
          <table:table-cell office:value-type="float" office:value="4086" table:style-name="ce1">
            <text:p>4086</text:p>
          </table:table-cell>
          <table:table-cell table:style-name="ce1"/>
          <table:table-cell office:value-type="float" office:value="65101" table:style-name="ce1">
            <text:p>65101</text:p>
          </table:table-cell>
          <table:table-cell office:value-type="float" office:value="1264" table:style-name="ce1">
            <text:p>1264</text:p>
          </table:table-cell>
          <table:table-cell table:style-name="ce1"/>
          <table:table-cell office:value-type="float" office:value="3707" table:style-name="ce1">
            <text:p>3707</text:p>
          </table:table-cell>
          <table:table-cell office:value-type="float" office:value="25938" table:style-name="ce1">
            <text:p>25938</text:p>
          </table:table-cell>
          <table:table-cell office:value-type="float" office:value="1814" table:style-name="ce1">
            <text:p>1814</text:p>
          </table:table-cell>
          <table:table-cell office:value-type="float" office:value="20103" table:style-name="ce1">
            <text:p>20103</text:p>
          </table:table-cell>
          <table:table-cell table:style-name="ce1"/>
          <table:table-cell office:value-type="float" office:value="36123" table:style-name="ce1">
            <text:p>36123</text:p>
          </table:table-cell>
          <table:table-cell office:value-type="float" office:value="1703" table:style-name="ce1">
            <text:p>1703</text:p>
          </table:table-cell>
          <table:table-cell table:style-name="ce1"/>
          <table:table-cell office:value-type="float" office:value="1607" table:style-name="ce1">
            <text:p>1607</text:p>
          </table:table-cell>
          <table:table-cell office:value-type="float" office:value="13589" table:style-name="ce1">
            <text:p>13589</text:p>
          </table:table-cell>
          <table:table-cell office:value-type="float" office:value="2113" table:style-name="ce1">
            <text:p>2113</text:p>
          </table:table-cell>
          <table:table-cell office:value-type="float" office:value="5896" table:style-name="ce1">
            <text:p>5896</text:p>
          </table:table-cell>
          <table:table-cell table:style-name="ce1"/>
          <table:table-cell office:value-type="float" office:value="21760" table:style-name="ce1">
            <text:p>21760</text:p>
          </table:table-cell>
          <table:table-cell office:value-type="float" office:value="3201" table:style-name="ce1">
            <text:p>3201</text:p>
          </table:table-cell>
          <table:table-cell table:style-name="ce1"/>
          <table:table-cell office:value-type="float" office:value="2132" table:style-name="ce1">
            <text:p>2132</text:p>
          </table:table-cell>
          <table:table-cell office:value-type="float" office:value="15667" table:style-name="ce1">
            <text:p>15667</text:p>
          </table:table-cell>
          <table:table-cell office:value-type="float" office:value="1745" table:style-name="ce1">
            <text:p>1745</text:p>
          </table:table-cell>
          <table:table-cell office:value-type="float" office:value="2180" table:style-name="ce1">
            <text:p>2180</text:p>
          </table:table-cell>
          <table:table-cell table:style-name="ce1"/>
          <table:table-cell office:value-type="float" office:value="8597" table:style-name="ce1">
            <text:p>8597</text:p>
          </table:table-cell>
          <table:table-cell office:value-type="float" office:value="1310" table:style-name="ce1">
            <text:p>1310</text:p>
          </table:table-cell>
          <table:table-cell office:value-type="float" office:value="1652" table:style-name="ce1">
            <text:p>1652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200323_M02904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9:34:24</text:p>
          </table:table-cell>
          <table:table-cell office:value-type="string" table:style-name="ce1">
            <text:p>2020-11-18_20:34:24</text:p>
          </table:table-cell>
          <table:table-cell office:value-type="float" office:value="0.99" table:style-name="ce1">
            <text:p>0,99</text:p>
          </table:table-cell>
          <table:table-cell office:value-type="string" table:style-name="ce1">
            <text:p>COUPUT LOU</text:p>
          </table:table-cell>
          <table:table-cell office:value-type="string" table:style-name="ce1">
            <text:p>M02904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VF4Sq8OGqkyL3pEU</text:p>
          </table:table-cell>
          <table:table-cell office:value-type="string" table:style-name="ce1">
            <text:p>https://www.testable.org/experiment/4303/294929/start?participant=M029049</text:p>
          </table:table-cell>
          <table:table-cell office:value-type="float" office:value="1740971" table:style-name="ce1">
            <text:p>1740971</text:p>
          </table:table-cell>
          <table:table-cell office:value-type="float" office:value="29.016183333333" table:style-name="ce1">
            <text:p>29,01618333</text:p>
          </table:table-cell>
          <table:table-cell office:value-type="float" office:value="12677" table:style-name="ce1">
            <text:p>12677</text:p>
          </table:table-cell>
          <table:table-cell office:value-type="float" office:value="32329" table:style-name="ce1">
            <text:p>32329</text:p>
          </table:table-cell>
          <table:table-cell office:value-type="float" office:value="60945" table:style-name="ce1">
            <text:p>60945</text:p>
          </table:table-cell>
          <table:table-cell office:value-type="float" office:value="14322" table:style-name="ce1">
            <text:p>14322</text:p>
          </table:table-cell>
          <table:table-cell office:value-type="float" office:value="30100" table:style-name="ce1">
            <text:p>30100</text:p>
          </table:table-cell>
          <table:table-cell office:value-type="float" office:value="22720" table:style-name="ce1">
            <text:p>22720</text:p>
          </table:table-cell>
          <table:table-cell office:value-type="float" office:value="68589" table:style-name="ce1">
            <text:p>68589</text:p>
          </table:table-cell>
          <table:table-cell office:value-type="float" office:value="19040" table:style-name="ce1">
            <text:p>19040</text:p>
          </table:table-cell>
          <table:table-cell office:value-type="float" office:value="26025" table:style-name="ce1">
            <text:p>26025</text:p>
          </table:table-cell>
          <table:table-cell office:value-type="float" office:value="72247" table:style-name="ce1">
            <text:p>72247</text:p>
          </table:table-cell>
          <table:table-cell office:value-type="float" office:value="38879" table:style-name="ce1">
            <text:p>38879</text:p>
          </table:table-cell>
          <table:table-cell office:value-type="float" office:value="37256" table:style-name="ce1">
            <text:p>37256</text:p>
          </table:table-cell>
          <table:table-cell table:number-columns-repeated="192" table:style-name="ce1"/>
          <table:table-cell office:value-type="float" office:value="6554" table:style-name="ce1">
            <text:p>6554</text:p>
          </table:table-cell>
          <table:table-cell office:value-type="float" office:value="1349" table:style-name="ce1">
            <text:p>1349</text:p>
          </table:table-cell>
          <table:table-cell table:style-name="ce1"/>
          <table:table-cell office:value-type="float" office:value="2282" table:style-name="ce1">
            <text:p>2282</text:p>
          </table:table-cell>
          <table:table-cell office:value-type="float" office:value="3108" table:style-name="ce1">
            <text:p>3108</text:p>
          </table:table-cell>
          <table:table-cell office:value-type="float" office:value="992" table:style-name="ce1">
            <text:p>992</text:p>
          </table:table-cell>
          <table:table-cell office:value-type="float" office:value="1410" table:style-name="ce1">
            <text:p>1410</text:p>
          </table:table-cell>
          <table:table-cell table:style-name="ce1"/>
          <table:table-cell office:value-type="float" office:value="2588" table:style-name="ce1">
            <text:p>2588</text:p>
          </table:table-cell>
          <table:table-cell office:value-type="float" office:value="945" table:style-name="ce1">
            <text:p>945</text:p>
          </table:table-cell>
          <table:table-cell office:value-type="float" office:value="1293" table:style-name="ce1">
            <text:p>1293</text:p>
          </table:table-cell>
          <table:table-cell table:style-name="ce1"/>
          <table:table-cell office:value-type="float" office:value="4789" table:style-name="ce1">
            <text:p>4789</text:p>
          </table:table-cell>
          <table:table-cell office:value-type="float" office:value="1015" table:style-name="ce1">
            <text:p>1015</text:p>
          </table:table-cell>
          <table:table-cell office:value-type="float" office:value="1673" table:style-name="ce1">
            <text:p>1673</text:p>
          </table:table-cell>
          <table:table-cell table:style-name="ce1"/>
          <table:table-cell office:value-type="float" office:value="3142" table:style-name="ce1">
            <text:p>3142</text:p>
          </table:table-cell>
          <table:table-cell office:value-type="float" office:value="1300" table:style-name="ce1">
            <text:p>1300</text:p>
          </table:table-cell>
          <table:table-cell table:style-name="ce1"/>
          <table:table-cell office:value-type="float" office:value="1665" table:style-name="ce1">
            <text:p>1665</text:p>
          </table:table-cell>
          <table:table-cell office:value-type="float" office:value="4204" table:style-name="ce1">
            <text:p>4204</text:p>
          </table:table-cell>
          <table:table-cell office:value-type="float" office:value="719" table:style-name="ce1">
            <text:p>719</text:p>
          </table:table-cell>
          <table:table-cell office:value-type="float" office:value="3437" table:style-name="ce1">
            <text:p>3437</text:p>
          </table:table-cell>
          <table:table-cell table:style-name="ce1"/>
          <table:table-cell office:value-type="float" office:value="5675" table:style-name="ce1">
            <text:p>5675</text:p>
          </table:table-cell>
          <table:table-cell office:value-type="float" office:value="1205" table:style-name="ce1">
            <text:p>1205</text:p>
          </table:table-cell>
          <table:table-cell office:value-type="float" office:value="1846" table:style-name="ce1">
            <text:p>1846</text:p>
          </table:table-cell>
          <table:table-cell table:style-name="ce1"/>
          <table:table-cell office:value-type="float" office:value="4198" table:style-name="ce1">
            <text:p>4198</text:p>
          </table:table-cell>
          <table:table-cell office:value-type="float" office:value="718" table:style-name="ce1">
            <text:p>718</text:p>
          </table:table-cell>
          <table:table-cell table:style-name="ce1"/>
          <table:table-cell office:value-type="float" office:value="1877" table:style-name="ce1">
            <text:p>1877</text:p>
          </table:table-cell>
          <table:table-cell office:value-type="float" office:value="12204" table:style-name="ce1">
            <text:p>12204</text:p>
          </table:table-cell>
          <table:table-cell office:value-type="float" office:value="1021" table:style-name="ce1">
            <text:p>1021</text:p>
          </table:table-cell>
          <table:table-cell office:value-type="float" office:value="1446" table:style-name="ce1">
            <text:p>1446</text:p>
          </table:table-cell>
          <table:table-cell table:style-name="ce1"/>
          <table:table-cell office:value-type="float" office:value="7671" table:style-name="ce1">
            <text:p>7671</text:p>
          </table:table-cell>
          <table:table-cell office:value-type="float" office:value="979" table:style-name="ce1">
            <text:p>979</text:p>
          </table:table-cell>
          <table:table-cell office:value-type="float" office:value="1547" table:style-name="ce1">
            <text:p>1547</text:p>
          </table:table-cell>
          <table:table-cell table:style-name="ce1"/>
          <table:table-cell office:value-type="float" office:value="5404" table:style-name="ce1">
            <text:p>5404</text:p>
          </table:table-cell>
          <table:table-cell office:value-type="float" office:value="450" table:style-name="ce1">
            <text:p>450</text:p>
          </table:table-cell>
          <table:table-cell office:value-type="float" office:value="2301" table:style-name="ce1">
            <text:p>2301</text:p>
          </table:table-cell>
          <table:table-cell table:style-name="ce1"/>
          <table:table-cell office:value-type="float" office:value="4895" table:style-name="ce1">
            <text:p>4895</text:p>
          </table:table-cell>
          <table:table-cell office:value-type="float" office:value="1609" table:style-name="ce1">
            <text:p>1609</text:p>
          </table:table-cell>
          <table:table-cell office:value-type="float" office:value="2291" table:style-name="ce1">
            <text:p>2291</text:p>
          </table:table-cell>
          <table:table-cell table:style-name="ce1"/>
          <table:table-cell office:value-type="float" office:value="3569" table:style-name="ce1">
            <text:p>3569</text:p>
          </table:table-cell>
          <table:table-cell office:value-type="float" office:value="651" table:style-name="ce1">
            <text:p>651</text:p>
          </table:table-cell>
          <table:table-cell table:style-name="ce1"/>
          <table:table-cell office:value-type="float" office:value="5563" table:style-name="ce1">
            <text:p>5563</text:p>
          </table:table-cell>
          <table:table-cell office:value-type="float" office:value="3416" table:style-name="ce1">
            <text:p>3416</text:p>
          </table:table-cell>
          <table:table-cell office:value-type="float" office:value="1788" table:style-name="ce1">
            <text:p>1788</text:p>
          </table:table-cell>
          <table:table-cell office:value-type="float" office:value="2823" table:style-name="ce1">
            <text:p>2823</text:p>
          </table:table-cell>
          <table:table-cell table:style-name="ce1"/>
          <table:table-cell office:value-type="float" office:value="3885" table:style-name="ce1">
            <text:p>3885</text:p>
          </table:table-cell>
          <table:table-cell office:value-type="float" office:value="2149" table:style-name="ce1">
            <text:p>2149</text:p>
          </table:table-cell>
          <table:table-cell office:value-type="float" office:value="1508" table:style-name="ce1">
            <text:p>1508</text:p>
          </table:table-cell>
          <table:table-cell table:style-name="ce1"/>
          <table:table-cell office:value-type="float" office:value="5185" table:style-name="ce1">
            <text:p>5185</text:p>
          </table:table-cell>
          <table:table-cell office:value-type="float" office:value="739" table:style-name="ce1">
            <text:p>739</text:p>
          </table:table-cell>
          <table:table-cell office:value-type="float" office:value="1394" table:style-name="ce1">
            <text:p>1394</text:p>
          </table:table-cell>
          <table:table-cell table:style-name="ce1"/>
          <table:table-cell office:value-type="float" office:value="4793" table:style-name="ce1">
            <text:p>4793</text:p>
          </table:table-cell>
          <table:table-cell office:value-type="float" office:value="968" table:style-name="ce1">
            <text:p>968</text:p>
          </table:table-cell>
          <table:table-cell table:style-name="ce1"/>
          <table:table-cell office:value-type="float" office:value="2756" table:style-name="ce1">
            <text:p>2756</text:p>
          </table:table-cell>
          <table:table-cell office:value-type="float" office:value="3444" table:style-name="ce1">
            <text:p>3444</text:p>
          </table:table-cell>
          <table:table-cell office:value-type="float" office:value="1640" table:style-name="ce1">
            <text:p>1640</text:p>
          </table:table-cell>
          <table:table-cell table:style-name="ce1"/>
          <table:table-cell office:value-type="float" office:value="1939" table:style-name="ce1">
            <text:p>1939</text:p>
          </table:table-cell>
          <table:table-cell office:value-type="float" office:value="8249" table:style-name="ce1">
            <text:p>8249</text:p>
          </table:table-cell>
          <table:table-cell office:value-type="float" office:value="728" table:style-name="ce1">
            <text:p>728</text:p>
          </table:table-cell>
          <table:table-cell office:value-type="float" office:value="1887" table:style-name="ce1">
            <text:p>1887</text:p>
          </table:table-cell>
          <table:table-cell table:style-name="ce1"/>
          <table:table-cell office:value-type="float" office:value="14233" table:style-name="ce1">
            <text:p>14233</text:p>
          </table:table-cell>
          <table:table-cell office:value-type="float" office:value="2359" table:style-name="ce1">
            <text:p>2359</text:p>
          </table:table-cell>
          <table:table-cell office:value-type="float" office:value="2744" table:style-name="ce1">
            <text:p>2744</text:p>
          </table:table-cell>
          <table:table-cell table:style-name="ce1"/>
          <table:table-cell office:value-type="float" office:value="4892" table:style-name="ce1">
            <text:p>4892</text:p>
          </table:table-cell>
          <table:table-cell office:value-type="float" office:value="690" table:style-name="ce1">
            <text:p>690</text:p>
          </table:table-cell>
          <table:table-cell office:value-type="float" office:value="2627" table:style-name="ce1">
            <text:p>2627</text:p>
          </table:table-cell>
          <table:table-cell table:style-name="ce1"/>
          <table:table-cell office:value-type="float" office:value="5975" table:style-name="ce1">
            <text:p>5975</text:p>
          </table:table-cell>
          <table:table-cell office:value-type="float" office:value="619" table:style-name="ce1">
            <text:p>619</text:p>
          </table:table-cell>
          <table:table-cell table:style-name="ce1"/>
          <table:table-cell office:value-type="float" office:value="2268" table:style-name="ce1">
            <text:p>2268</text:p>
          </table:table-cell>
          <table:table-cell office:value-type="float" office:value="10210" table:style-name="ce1">
            <text:p>10210</text:p>
          </table:table-cell>
          <table:table-cell office:value-type="float" office:value="1110" table:style-name="ce1">
            <text:p>1110</text:p>
          </table:table-cell>
          <table:table-cell table:style-name="ce1"/>
          <table:table-cell office:value-type="float" office:value="1526" table:style-name="ce1">
            <text:p>1526</text:p>
          </table:table-cell>
          <table:table-cell office:value-type="float" office:value="6701" table:style-name="ce1">
            <text:p>6701</text:p>
          </table:table-cell>
          <table:table-cell office:value-type="float" office:value="629" table:style-name="ce1">
            <text:p>629</text:p>
          </table:table-cell>
          <table:table-cell office:value-type="float" office:value="1524" table:style-name="ce1">
            <text:p>1524</text:p>
          </table:table-cell>
          <table:table-cell table:style-name="ce1"/>
          <table:table-cell office:value-type="float" office:value="3708" table:style-name="ce1">
            <text:p>3708</text:p>
          </table:table-cell>
          <table:table-cell office:value-type="float" office:value="1360" table:style-name="ce1">
            <text:p>1360</text:p>
          </table:table-cell>
          <table:table-cell table:style-name="ce1"/>
          <table:table-cell office:value-type="float" office:value="1515" table:style-name="ce1">
            <text:p>1515</text:p>
          </table:table-cell>
          <table:table-cell office:value-type="float" office:value="5983" table:style-name="ce1">
            <text:p>5983</text:p>
          </table:table-cell>
          <table:table-cell office:value-type="float" office:value="1115" table:style-name="ce1">
            <text:p>1115</text:p>
          </table:table-cell>
          <table:table-cell table:style-name="ce1"/>
          <table:table-cell office:value-type="float" office:value="3158" table:style-name="ce1">
            <text:p>3158</text:p>
          </table:table-cell>
          <table:table-cell office:value-type="float" office:value="6239" table:style-name="ce1">
            <text:p>6239</text:p>
          </table:table-cell>
          <table:table-cell office:value-type="float" office:value="897" table:style-name="ce1">
            <text:p>897</text:p>
          </table:table-cell>
          <table:table-cell office:value-type="float" office:value="1389" table:style-name="ce1">
            <text:p>1389</text:p>
          </table:table-cell>
          <table:table-cell table:style-name="ce1"/>
          <table:table-cell office:value-type="float" office:value="4820" table:style-name="ce1">
            <text:p>4820</text:p>
          </table:table-cell>
          <table:table-cell office:value-type="float" office:value="1954" table:style-name="ce1">
            <text:p>1954</text:p>
          </table:table-cell>
          <table:table-cell office:value-type="float" office:value="4157" table:style-name="ce1">
            <text:p>4157</text:p>
          </table:table-cell>
          <table:table-cell table:style-name="ce1"/>
          <table:table-cell office:value-type="float" office:value="4340" table:style-name="ce1">
            <text:p>4340</text:p>
          </table:table-cell>
          <table:table-cell office:value-type="float" office:value="731" table:style-name="ce1">
            <text:p>731</text:p>
          </table:table-cell>
          <table:table-cell office:value-type="float" office:value="1458" table:style-name="ce1">
            <text:p>1458</text:p>
          </table:table-cell>
          <table:table-cell table:style-name="ce1"/>
          <table:table-cell office:value-type="float" office:value="4056" table:style-name="ce1">
            <text:p>4056</text:p>
          </table:table-cell>
          <table:table-cell office:value-type="float" office:value="1067" table:style-name="ce1">
            <text:p>1067</text:p>
          </table:table-cell>
          <table:table-cell table:style-name="ce1"/>
          <table:table-cell office:value-type="float" office:value="1685" table:style-name="ce1">
            <text:p>1685</text:p>
          </table:table-cell>
          <table:table-cell office:value-type="float" office:value="5212" table:style-name="ce1">
            <text:p>5212</text:p>
          </table:table-cell>
          <table:table-cell office:value-type="float" office:value="1014" table:style-name="ce1">
            <text:p>1014</text:p>
          </table:table-cell>
          <table:table-cell office:value-type="float" office:value="1548" table:style-name="ce1">
            <text:p>1548</text:p>
          </table:table-cell>
          <table:table-cell table:style-name="ce1"/>
          <table:table-cell office:value-type="float" office:value="13194" table:style-name="ce1">
            <text:p>13194</text:p>
          </table:table-cell>
          <table:table-cell office:value-type="float" office:value="834" table:style-name="ce1">
            <text:p>834</text:p>
          </table:table-cell>
          <table:table-cell office:value-type="float" office:value="1900" table:style-name="ce1">
            <text:p>1900</text:p>
          </table:table-cell>
          <table:table-cell table:style-name="ce1"/>
          <table:table-cell office:value-type="float" office:value="3089" table:style-name="ce1">
            <text:p>3089</text:p>
          </table:table-cell>
          <table:table-cell office:value-type="float" office:value="1576" table:style-name="ce1">
            <text:p>1576</text:p>
          </table:table-cell>
          <table:table-cell table:style-name="ce1"/>
          <table:table-cell office:value-type="float" office:value="1344" table:style-name="ce1">
            <text:p>1344</text:p>
          </table:table-cell>
          <table:table-cell office:value-type="float" office:value="39233" table:style-name="ce1">
            <text:p>39233</text:p>
          </table:table-cell>
          <table:table-cell office:value-type="float" office:value="4023" table:style-name="ce1">
            <text:p>4023</text:p>
          </table:table-cell>
          <table:table-cell table:style-name="ce1"/>
          <table:table-cell office:value-type="float" office:value="2359" table:style-name="ce1">
            <text:p>2359</text:p>
          </table:table-cell>
          <table:table-cell office:value-type="float" office:value="5306" table:style-name="ce1">
            <text:p>5306</text:p>
          </table:table-cell>
          <table:table-cell office:value-type="float" office:value="1396" table:style-name="ce1">
            <text:p>1396</text:p>
          </table:table-cell>
          <table:table-cell table:style-name="ce1"/>
          <table:table-cell office:value-type="float" office:value="1198" table:style-name="ce1">
            <text:p>1198</text:p>
          </table:table-cell>
          <table:table-cell office:value-type="float" office:value="4261" table:style-name="ce1">
            <text:p>4261</text:p>
          </table:table-cell>
          <table:table-cell office:value-type="float" office:value="1270" table:style-name="ce1">
            <text:p>1270</text:p>
          </table:table-cell>
          <table:table-cell office:value-type="float" office:value="3520" table:style-name="ce1">
            <text:p>3520</text:p>
          </table:table-cell>
          <table:table-cell table:style-name="ce1"/>
          <table:table-cell office:value-type="float" office:value="3801" table:style-name="ce1">
            <text:p>3801</text:p>
          </table:table-cell>
          <table:table-cell office:value-type="float" office:value="1318" table:style-name="ce1">
            <text:p>1318</text:p>
          </table:table-cell>
          <table:table-cell office:value-type="float" office:value="1401" table:style-name="ce1">
            <text:p>1401</text:p>
          </table:table-cell>
          <table:table-cell table:style-name="ce1"/>
          <table:table-cell office:value-type="float" office:value="4741" table:style-name="ce1">
            <text:p>4741</text:p>
          </table:table-cell>
          <table:table-cell office:value-type="float" office:value="1144" table:style-name="ce1">
            <text:p>1144</text:p>
          </table:table-cell>
          <table:table-cell table:style-name="ce1"/>
          <table:table-cell office:value-type="float" office:value="2012" table:style-name="ce1">
            <text:p>2012</text:p>
          </table:table-cell>
          <table:table-cell office:value-type="float" office:value="4571" table:style-name="ce1">
            <text:p>4571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float" office:value="1809" table:style-name="ce1">
            <text:p>1809</text:p>
          </table:table-cell>
          <table:table-cell office:value-type="float" office:value="3950" table:style-name="ce1">
            <text:p>3950</text:p>
          </table:table-cell>
          <table:table-cell office:value-type="float" office:value="507" table:style-name="ce1">
            <text:p>507</text:p>
          </table:table-cell>
          <table:table-cell office:value-type="float" office:value="2360" table:style-name="ce1">
            <text:p>2360</text:p>
          </table:table-cell>
          <table:table-cell table:style-name="ce1"/>
          <table:table-cell office:value-type="float" office:value="4430" table:style-name="ce1">
            <text:p>4430</text:p>
          </table:table-cell>
          <table:table-cell office:value-type="float" office:value="1033" table:style-name="ce1">
            <text:p>1033</text:p>
          </table:table-cell>
          <table:table-cell table:style-name="ce1"/>
          <table:table-cell office:value-type="float" office:value="4405" table:style-name="ce1">
            <text:p>4405</text:p>
          </table:table-cell>
          <table:table-cell office:value-type="float" office:value="3938" table:style-name="ce1">
            <text:p>3938</text:p>
          </table:table-cell>
          <table:table-cell office:value-type="float" office:value="661" table:style-name="ce1">
            <text:p>661</text:p>
          </table:table-cell>
          <table:table-cell table:style-name="ce1"/>
          <table:table-cell office:value-type="float" office:value="2417" table:style-name="ce1">
            <text:p>2417</text:p>
          </table:table-cell>
          <table:table-cell office:value-type="float" office:value="7477" table:style-name="ce1">
            <text:p>7477</text:p>
          </table:table-cell>
          <table:table-cell office:value-type="float" office:value="427" table:style-name="ce1">
            <text:p>427</text:p>
          </table:table-cell>
          <table:table-cell office:value-type="float" office:value="2709" table:style-name="ce1">
            <text:p>2709</text:p>
          </table:table-cell>
          <table:table-cell table:style-name="ce1"/>
          <table:table-cell office:value-type="float" office:value="7156" table:style-name="ce1">
            <text:p>7156</text:p>
          </table:table-cell>
          <table:table-cell office:value-type="float" office:value="5143" table:style-name="ce1">
            <text:p>5143</text:p>
          </table:table-cell>
          <table:table-cell table:style-name="ce1"/>
          <table:table-cell office:value-type="float" office:value="1990" table:style-name="ce1">
            <text:p>1990</text:p>
          </table:table-cell>
          <table:table-cell office:value-type="float" office:value="7176" table:style-name="ce1">
            <text:p>7176</text:p>
          </table:table-cell>
          <table:table-cell office:value-type="float" office:value="1475" table:style-name="ce1">
            <text:p>1475</text:p>
          </table:table-cell>
          <table:table-cell table:style-name="ce1"/>
          <table:table-cell office:value-type="float" office:value="2817" table:style-name="ce1">
            <text:p>2817</text:p>
          </table:table-cell>
          <table:table-cell office:value-type="float" office:value="4746" table:style-name="ce1">
            <text:p>4746</text:p>
          </table:table-cell>
          <table:table-cell office:value-type="float" office:value="956" table:style-name="ce1">
            <text:p>956</text:p>
          </table:table-cell>
          <table:table-cell office:value-type="float" office:value="1391" table:style-name="ce1">
            <text:p>1391</text:p>
          </table:table-cell>
          <table:table-cell table:style-name="ce1"/>
          <table:table-cell office:value-type="float" office:value="4211" table:style-name="ce1">
            <text:p>4211</text:p>
          </table:table-cell>
          <table:table-cell office:value-type="float" office:value="476" table:style-name="ce1">
            <text:p>476</text:p>
          </table:table-cell>
          <table:table-cell office:value-type="float" office:value="1143" table:style-name="ce1">
            <text:p>1143</text:p>
          </table:table-cell>
          <table:table-cell table:style-name="ce1"/>
          <table:table-cell office:value-type="float" office:value="6407" table:style-name="ce1">
            <text:p>6407</text:p>
          </table:table-cell>
          <table:table-cell office:value-type="float" office:value="1302" table:style-name="ce1">
            <text:p>1302</text:p>
          </table:table-cell>
          <table:table-cell office:value-type="float" office:value="1101" table:style-name="ce1">
            <text:p>1101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201334_M069528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9:25:36</text:p>
          </table:table-cell>
          <table:table-cell office:value-type="string" table:style-name="ce1">
            <text:p>2020-11-18_20:25:36</text:p>
          </table:table-cell>
          <table:table-cell office:value-type="float" office:value="0.88" table:style-name="ce1">
            <text:p>0,88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M06952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i29D4fM4O7EIcm1I</text:p>
          </table:table-cell>
          <table:table-cell office:value-type="string" table:style-name="ce1">
            <text:p>https://www.testable.org/experiment/4303/294929/start?participant=M069528</text:p>
          </table:table-cell>
          <table:table-cell office:value-type="float" office:value="2879270" table:style-name="ce1">
            <text:p>2879270</text:p>
          </table:table-cell>
          <table:table-cell office:value-type="float" office:value="47.987833333333" table:style-name="ce1">
            <text:p>47,98783333</text:p>
          </table:table-cell>
          <table:table-cell office:value-type="float" office:value="42332" table:style-name="ce1">
            <text:p>42332</text:p>
          </table:table-cell>
          <table:table-cell office:value-type="float" office:value="23182" table:style-name="ce1">
            <text:p>23182</text:p>
          </table:table-cell>
          <table:table-cell office:value-type="float" office:value="28583" table:style-name="ce1">
            <text:p>28583</text:p>
          </table:table-cell>
          <table:table-cell office:value-type="float" office:value="54238" table:style-name="ce1">
            <text:p>54238</text:p>
          </table:table-cell>
          <table:table-cell office:value-type="float" office:value="54153" table:style-name="ce1">
            <text:p>54153</text:p>
          </table:table-cell>
          <table:table-cell office:value-type="float" office:value="18312" table:style-name="ce1">
            <text:p>18312</text:p>
          </table:table-cell>
          <table:table-cell office:value-type="float" office:value="48604" table:style-name="ce1">
            <text:p>48604</text:p>
          </table:table-cell>
          <table:table-cell office:value-type="float" office:value="56371" table:style-name="ce1">
            <text:p>56371</text:p>
          </table:table-cell>
          <table:table-cell office:value-type="float" office:value="64234" table:style-name="ce1">
            <text:p>64234</text:p>
          </table:table-cell>
          <table:table-cell office:value-type="float" office:value="101085" table:style-name="ce1">
            <text:p>101085</text:p>
          </table:table-cell>
          <table:table-cell office:value-type="float" office:value="38541" table:style-name="ce1">
            <text:p>38541</text:p>
          </table:table-cell>
          <table:table-cell office:value-type="float" office:value="42328" table:style-name="ce1">
            <text:p>42328</text:p>
          </table:table-cell>
          <table:table-cell table:number-columns-repeated="192" table:style-name="ce1"/>
          <table:table-cell office:value-type="float" office:value="16015" table:style-name="ce1">
            <text:p>16015</text:p>
          </table:table-cell>
          <table:table-cell office:value-type="float" office:value="1013" table:style-name="ce1">
            <text:p>1013</text:p>
          </table:table-cell>
          <table:table-cell office:value-type="float" office:value="3056" table:style-name="ce1">
            <text:p>3056</text:p>
          </table:table-cell>
          <table:table-cell table:style-name="ce1"/>
          <table:table-cell office:value-type="float" office:value="49842" table:style-name="ce1">
            <text:p>49842</text:p>
          </table:table-cell>
          <table:table-cell office:value-type="float" office:value="1512" table:style-name="ce1">
            <text:p>1512</text:p>
          </table:table-cell>
          <table:table-cell office:value-type="float" office:value="3593" table:style-name="ce1">
            <text:p>3593</text:p>
          </table:table-cell>
          <table:table-cell table:style-name="ce1"/>
          <table:table-cell office:value-type="float" office:value="6853" table:style-name="ce1">
            <text:p>6853</text:p>
          </table:table-cell>
          <table:table-cell office:value-type="float" office:value="1950" table:style-name="ce1">
            <text:p>1950</text:p>
          </table:table-cell>
          <table:table-cell table:style-name="ce1"/>
          <table:table-cell office:value-type="float" office:value="1629" table:style-name="ce1">
            <text:p>1629</text:p>
          </table:table-cell>
          <table:table-cell office:value-type="float" office:value="21789" table:style-name="ce1">
            <text:p>21789</text:p>
          </table:table-cell>
          <table:table-cell office:value-type="float" office:value="1548" table:style-name="ce1">
            <text:p>1548</text:p>
          </table:table-cell>
          <table:table-cell office:value-type="float" office:value="1789" table:style-name="ce1">
            <text:p>1789</text:p>
          </table:table-cell>
          <table:table-cell table:style-name="ce1"/>
          <table:table-cell office:value-type="float" office:value="14914" table:style-name="ce1">
            <text:p>14914</text:p>
          </table:table-cell>
          <table:table-cell office:value-type="float" office:value="1316" table:style-name="ce1">
            <text:p>1316</text:p>
          </table:table-cell>
          <table:table-cell office:value-type="float" office:value="2576" table:style-name="ce1">
            <text:p>2576</text:p>
          </table:table-cell>
          <table:table-cell table:style-name="ce1"/>
          <table:table-cell office:value-type="float" office:value="9900" table:style-name="ce1">
            <text:p>9900</text:p>
          </table:table-cell>
          <table:table-cell office:value-type="float" office:value="575" table:style-name="ce1">
            <text:p>575</text:p>
          </table:table-cell>
          <table:table-cell office:value-type="float" office:value="1645" table:style-name="ce1">
            <text:p>1645</text:p>
          </table:table-cell>
          <table:table-cell table:style-name="ce1"/>
          <table:table-cell office:value-type="float" office:value="13373" table:style-name="ce1">
            <text:p>13373</text:p>
          </table:table-cell>
          <table:table-cell office:value-type="float" office:value="2436" table:style-name="ce1">
            <text:p>2436</text:p>
          </table:table-cell>
          <table:table-cell office:value-type="float" office:value="1902" table:style-name="ce1">
            <text:p>1902</text:p>
          </table:table-cell>
          <table:table-cell table:style-name="ce1"/>
          <table:table-cell office:value-type="float" office:value="8409" table:style-name="ce1">
            <text:p>8409</text:p>
          </table:table-cell>
          <table:table-cell office:value-type="float" office:value="600" table:style-name="ce1">
            <text:p>600</text:p>
          </table:table-cell>
          <table:table-cell office:value-type="float" office:value="2962" table:style-name="ce1">
            <text:p>2962</text:p>
          </table:table-cell>
          <table:table-cell table:style-name="ce1"/>
          <table:table-cell office:value-type="float" office:value="5720" table:style-name="ce1">
            <text:p>5720</text:p>
          </table:table-cell>
          <table:table-cell office:value-type="float" office:value="741" table:style-name="ce1">
            <text:p>741</text:p>
          </table:table-cell>
          <table:table-cell office:value-type="float" office:value="2329" table:style-name="ce1">
            <text:p>2329</text:p>
          </table:table-cell>
          <table:table-cell table:style-name="ce1"/>
          <table:table-cell office:value-type="float" office:value="14006" table:style-name="ce1">
            <text:p>14006</text:p>
          </table:table-cell>
          <table:table-cell office:value-type="float" office:value="1083" table:style-name="ce1">
            <text:p>1083</text:p>
          </table:table-cell>
          <table:table-cell table:style-name="ce1"/>
          <table:table-cell office:value-type="float" office:value="1869" table:style-name="ce1">
            <text:p>1869</text:p>
          </table:table-cell>
          <table:table-cell office:value-type="float" office:value="14250" table:style-name="ce1">
            <text:p>14250</text:p>
          </table:table-cell>
          <table:table-cell office:value-type="float" office:value="1029" table:style-name="ce1">
            <text:p>1029</text:p>
          </table:table-cell>
          <table:table-cell office:value-type="float" office:value="1557" table:style-name="ce1">
            <text:p>1557</text:p>
          </table:table-cell>
          <table:table-cell table:style-name="ce1"/>
          <table:table-cell office:value-type="float" office:value="36589" table:style-name="ce1">
            <text:p>36589</text:p>
          </table:table-cell>
          <table:table-cell office:value-type="float" office:value="780" table:style-name="ce1">
            <text:p>780</text:p>
          </table:table-cell>
          <table:table-cell office:value-type="float" office:value="1182" table:style-name="ce1">
            <text:p>1182</text:p>
          </table:table-cell>
          <table:table-cell table:style-name="ce1"/>
          <table:table-cell office:value-type="float" office:value="52800" table:style-name="ce1">
            <text:p>52800</text:p>
          </table:table-cell>
          <table:table-cell office:value-type="float" office:value="1009" table:style-name="ce1">
            <text:p>1009</text:p>
          </table:table-cell>
          <table:table-cell table:style-name="ce1"/>
          <table:table-cell office:value-type="float" office:value="6338" table:style-name="ce1">
            <text:p>6338</text:p>
          </table:table-cell>
          <table:table-cell office:value-type="float" office:value="48620" table:style-name="ce1">
            <text:p>48620</text:p>
          </table:table-cell>
          <table:table-cell office:value-type="float" office:value="3353" table:style-name="ce1">
            <text:p>3353</text:p>
          </table:table-cell>
          <table:table-cell office:value-type="float" office:value="1877" table:style-name="ce1">
            <text:p>1877</text:p>
          </table:table-cell>
          <table:table-cell table:style-name="ce1"/>
          <table:table-cell office:value-type="float" office:value="9349" table:style-name="ce1">
            <text:p>9349</text:p>
          </table:table-cell>
          <table:table-cell office:value-type="float" office:value="1291" table:style-name="ce1">
            <text:p>1291</text:p>
          </table:table-cell>
          <table:table-cell office:value-type="float" office:value="1369" table:style-name="ce1">
            <text:p>1369</text:p>
          </table:table-cell>
          <table:table-cell table:style-name="ce1"/>
          <table:table-cell office:value-type="float" office:value="9499" table:style-name="ce1">
            <text:p>9499</text:p>
          </table:table-cell>
          <table:table-cell office:value-type="float" office:value="3479" table:style-name="ce1">
            <text:p>3479</text:p>
          </table:table-cell>
          <table:table-cell office:value-type="float" office:value="1588" table:style-name="ce1">
            <text:p>1588</text:p>
          </table:table-cell>
          <table:table-cell table:style-name="ce1"/>
          <table:table-cell office:value-type="float" office:value="16373" table:style-name="ce1">
            <text:p>16373</text:p>
          </table:table-cell>
          <table:table-cell office:value-type="float" office:value="1531" table:style-name="ce1">
            <text:p>1531</text:p>
          </table:table-cell>
          <table:table-cell office:value-type="float" office:value="1741" table:style-name="ce1">
            <text:p>1741</text:p>
          </table:table-cell>
          <table:table-cell table:style-name="ce1"/>
          <table:table-cell office:value-type="float" office:value="9881" table:style-name="ce1">
            <text:p>9881</text:p>
          </table:table-cell>
          <table:table-cell office:value-type="float" office:value="660" table:style-name="ce1">
            <text:p>660</text:p>
          </table:table-cell>
          <table:table-cell office:value-type="float" office:value="2132" table:style-name="ce1">
            <text:p>2132</text:p>
          </table:table-cell>
          <table:table-cell table:style-name="ce1"/>
          <table:table-cell office:value-type="float" office:value="19116" table:style-name="ce1">
            <text:p>19116</text:p>
          </table:table-cell>
          <table:table-cell office:value-type="float" office:value="1195" table:style-name="ce1">
            <text:p>1195</text:p>
          </table:table-cell>
          <table:table-cell office:value-type="float" office:value="1981" table:style-name="ce1">
            <text:p>1981</text:p>
          </table:table-cell>
          <table:table-cell table:style-name="ce1"/>
          <table:table-cell office:value-type="float" office:value="21127" table:style-name="ce1">
            <text:p>21127</text:p>
          </table:table-cell>
          <table:table-cell office:value-type="float" office:value="1170" table:style-name="ce1">
            <text:p>1170</text:p>
          </table:table-cell>
          <table:table-cell office:value-type="float" office:value="3162" table:style-name="ce1">
            <text:p>3162</text:p>
          </table:table-cell>
          <table:table-cell table:style-name="ce1"/>
          <table:table-cell office:value-type="float" office:value="12367" table:style-name="ce1">
            <text:p>12367</text:p>
          </table:table-cell>
          <table:table-cell office:value-type="float" office:value="1006" table:style-name="ce1">
            <text:p>1006</text:p>
          </table:table-cell>
          <table:table-cell office:value-type="float" office:value="2030" table:style-name="ce1">
            <text:p>2030</text:p>
          </table:table-cell>
          <table:table-cell table:style-name="ce1"/>
          <table:table-cell office:value-type="float" office:value="9659" table:style-name="ce1">
            <text:p>9659</text:p>
          </table:table-cell>
          <table:table-cell office:value-type="float" office:value="479" table:style-name="ce1">
            <text:p>479</text:p>
          </table:table-cell>
          <table:table-cell office:value-type="float" office:value="1458" table:style-name="ce1">
            <text:p>1458</text:p>
          </table:table-cell>
          <table:table-cell table:style-name="ce1"/>
          <table:table-cell office:value-type="float" office:value="19142" table:style-name="ce1">
            <text:p>19142</text:p>
          </table:table-cell>
          <table:table-cell office:value-type="float" office:value="1058" table:style-name="ce1">
            <text:p>1058</text:p>
          </table:table-cell>
          <table:table-cell office:value-type="float" office:value="2253" table:style-name="ce1">
            <text:p>2253</text:p>
          </table:table-cell>
          <table:table-cell table:style-name="ce1"/>
          <table:table-cell office:value-type="float" office:value="12212" table:style-name="ce1">
            <text:p>12212</text:p>
          </table:table-cell>
          <table:table-cell office:value-type="float" office:value="4205" table:style-name="ce1">
            <text:p>4205</text:p>
          </table:table-cell>
          <table:table-cell table:style-name="ce1"/>
          <table:table-cell office:value-type="float" office:value="1741" table:style-name="ce1">
            <text:p>1741</text:p>
          </table:table-cell>
          <table:table-cell office:value-type="float" office:value="37510" table:style-name="ce1">
            <text:p>37510</text:p>
          </table:table-cell>
          <table:table-cell office:value-type="float" office:value="728" table:style-name="ce1">
            <text:p>728</text:p>
          </table:table-cell>
          <table:table-cell office:value-type="float" office:value="2233" table:style-name="ce1">
            <text:p>2233</text:p>
          </table:table-cell>
          <table:table-cell table:style-name="ce1"/>
          <table:table-cell office:value-type="float" office:value="14155" table:style-name="ce1">
            <text:p>14155</text:p>
          </table:table-cell>
          <table:table-cell office:value-type="float" office:value="551" table:style-name="ce1">
            <text:p>551</text:p>
          </table:table-cell>
          <table:table-cell office:value-type="float" office:value="1734" table:style-name="ce1">
            <text:p>1734</text:p>
          </table:table-cell>
          <table:table-cell table:style-name="ce1"/>
          <table:table-cell office:value-type="float" office:value="10577" table:style-name="ce1">
            <text:p>10577</text:p>
          </table:table-cell>
          <table:table-cell office:value-type="float" office:value="6723" table:style-name="ce1">
            <text:p>6723</text:p>
          </table:table-cell>
          <table:table-cell table:style-name="ce1"/>
          <table:table-cell office:value-type="float" office:value="2025" table:style-name="ce1">
            <text:p>2025</text:p>
          </table:table-cell>
          <table:table-cell office:value-type="float" office:value="21859" table:style-name="ce1">
            <text:p>21859</text:p>
          </table:table-cell>
          <table:table-cell office:value-type="float" office:value="1166" table:style-name="ce1">
            <text:p>1166</text:p>
          </table:table-cell>
          <table:table-cell table:style-name="ce1"/>
          <table:table-cell office:value-type="float" office:value="2886" table:style-name="ce1">
            <text:p>2886</text:p>
          </table:table-cell>
          <table:table-cell office:value-type="float" office:value="11307" table:style-name="ce1">
            <text:p>11307</text:p>
          </table:table-cell>
          <table:table-cell office:value-type="float" office:value="1318" table:style-name="ce1">
            <text:p>1318</text:p>
          </table:table-cell>
          <table:table-cell office:value-type="float" office:value="1572" table:style-name="ce1">
            <text:p>1572</text:p>
          </table:table-cell>
          <table:table-cell table:style-name="ce1"/>
          <table:table-cell office:value-type="float" office:value="12989" table:style-name="ce1">
            <text:p>12989</text:p>
          </table:table-cell>
          <table:table-cell office:value-type="float" office:value="931" table:style-name="ce1">
            <text:p>931</text:p>
          </table:table-cell>
          <table:table-cell office:value-type="float" office:value="1775" table:style-name="ce1">
            <text:p>1775</text:p>
          </table:table-cell>
          <table:table-cell table:style-name="ce1"/>
          <table:table-cell office:value-type="float" office:value="9271" table:style-name="ce1">
            <text:p>9271</text:p>
          </table:table-cell>
          <table:table-cell office:value-type="float" office:value="713" table:style-name="ce1">
            <text:p>713</text:p>
          </table:table-cell>
          <table:table-cell office:value-type="float" office:value="1725" table:style-name="ce1">
            <text:p>1725</text:p>
          </table:table-cell>
          <table:table-cell table:style-name="ce1"/>
          <table:table-cell office:value-type="float" office:value="17515" table:style-name="ce1">
            <text:p>17515</text:p>
          </table:table-cell>
          <table:table-cell office:value-type="float" office:value="1399" table:style-name="ce1">
            <text:p>1399</text:p>
          </table:table-cell>
          <table:table-cell office:value-type="float" office:value="1751" table:style-name="ce1">
            <text:p>1751</text:p>
          </table:table-cell>
          <table:table-cell table:style-name="ce1"/>
          <table:table-cell office:value-type="float" office:value="13705" table:style-name="ce1">
            <text:p>13705</text:p>
          </table:table-cell>
          <table:table-cell office:value-type="float" office:value="1488" table:style-name="ce1">
            <text:p>1488</text:p>
          </table:table-cell>
          <table:table-cell office:value-type="float" office:value="1659" table:style-name="ce1">
            <text:p>1659</text:p>
          </table:table-cell>
          <table:table-cell table:style-name="ce1"/>
          <table:table-cell office:value-type="float" office:value="24088" table:style-name="ce1">
            <text:p>24088</text:p>
          </table:table-cell>
          <table:table-cell office:value-type="float" office:value="1164" table:style-name="ce1">
            <text:p>1164</text:p>
          </table:table-cell>
          <table:table-cell office:value-type="float" office:value="1961" table:style-name="ce1">
            <text:p>1961</text:p>
          </table:table-cell>
          <table:table-cell table:style-name="ce1"/>
          <table:table-cell office:value-type="float" office:value="53420" table:style-name="ce1">
            <text:p>53420</text:p>
          </table:table-cell>
          <table:table-cell office:value-type="float" office:value="1895" table:style-name="ce1">
            <text:p>1895</text:p>
          </table:table-cell>
          <table:table-cell office:value-type="float" office:value="5313" table:style-name="ce1">
            <text:p>5313</text:p>
          </table:table-cell>
          <table:table-cell table:style-name="ce1"/>
          <table:table-cell office:value-type="float" office:value="37966" table:style-name="ce1">
            <text:p>37966</text:p>
          </table:table-cell>
          <table:table-cell office:value-type="float" office:value="632" table:style-name="ce1">
            <text:p>632</text:p>
          </table:table-cell>
          <table:table-cell office:value-type="float" office:value="1944" table:style-name="ce1">
            <text:p>1944</text:p>
          </table:table-cell>
          <table:table-cell table:style-name="ce1"/>
          <table:table-cell office:value-type="float" office:value="12303" table:style-name="ce1">
            <text:p>12303</text:p>
          </table:table-cell>
          <table:table-cell office:value-type="float" office:value="2007" table:style-name="ce1">
            <text:p>2007</text:p>
          </table:table-cell>
          <table:table-cell office:value-type="float" office:value="1551" table:style-name="ce1">
            <text:p>1551</text:p>
          </table:table-cell>
          <table:table-cell table:style-name="ce1"/>
          <table:table-cell office:value-type="float" office:value="38234" table:style-name="ce1">
            <text:p>38234</text:p>
          </table:table-cell>
          <table:table-cell office:value-type="float" office:value="2917" table:style-name="ce1">
            <text:p>2917</text:p>
          </table:table-cell>
          <table:table-cell office:value-type="float" office:value="2930" table:style-name="ce1">
            <text:p>2930</text:p>
          </table:table-cell>
          <table:table-cell table:style-name="ce1"/>
          <table:table-cell office:value-type="float" office:value="17066" table:style-name="ce1">
            <text:p>17066</text:p>
          </table:table-cell>
          <table:table-cell office:value-type="float" office:value="1167" table:style-name="ce1">
            <text:p>1167</text:p>
          </table:table-cell>
          <table:table-cell office:value-type="float" office:value="1555" table:style-name="ce1">
            <text:p>1555</text:p>
          </table:table-cell>
          <table:table-cell table:style-name="ce1"/>
          <table:table-cell office:value-type="float" office:value="8934" table:style-name="ce1">
            <text:p>8934</text:p>
          </table:table-cell>
          <table:table-cell office:value-type="float" office:value="665" table:style-name="ce1">
            <text:p>665</text:p>
          </table:table-cell>
          <table:table-cell office:value-type="float" office:value="1314" table:style-name="ce1">
            <text:p>1314</text:p>
          </table:table-cell>
          <table:table-cell table:style-name="ce1"/>
          <table:table-cell office:value-type="float" office:value="11012" table:style-name="ce1">
            <text:p>11012</text:p>
          </table:table-cell>
          <table:table-cell office:value-type="float" office:value="778" table:style-name="ce1">
            <text:p>778</text:p>
          </table:table-cell>
          <table:table-cell office:value-type="float" office:value="2791" table:style-name="ce1">
            <text:p>2791</text:p>
          </table:table-cell>
          <table:table-cell table:style-name="ce1"/>
          <table:table-cell office:value-type="float" office:value="11939" table:style-name="ce1">
            <text:p>11939</text:p>
          </table:table-cell>
          <table:table-cell office:value-type="float" office:value="755" table:style-name="ce1">
            <text:p>755</text:p>
          </table:table-cell>
          <table:table-cell office:value-type="float" office:value="2073" table:style-name="ce1">
            <text:p>2073</text:p>
          </table:table-cell>
          <table:table-cell table:style-name="ce1"/>
          <table:table-cell office:value-type="float" office:value="25199" table:style-name="ce1">
            <text:p>25199</text:p>
          </table:table-cell>
          <table:table-cell office:value-type="float" office:value="1635" table:style-name="ce1">
            <text:p>1635</text:p>
          </table:table-cell>
          <table:table-cell office:value-type="float" office:value="1626" table:style-name="ce1">
            <text:p>1626</text:p>
          </table:table-cell>
          <table:table-cell table:style-name="ce1"/>
          <table:table-cell office:value-type="float" office:value="11922" table:style-name="ce1">
            <text:p>11922</text:p>
          </table:table-cell>
          <table:table-cell office:value-type="float" office:value="680" table:style-name="ce1">
            <text:p>680</text:p>
          </table:table-cell>
          <table:table-cell office:value-type="float" office:value="1440" table:style-name="ce1">
            <text:p>1440</text:p>
          </table:table-cell>
          <table:table-cell table:style-name="ce1"/>
          <table:table-cell office:value-type="float" office:value="9206" table:style-name="ce1">
            <text:p>9206</text:p>
          </table:table-cell>
          <table:table-cell office:value-type="float" office:value="835" table:style-name="ce1">
            <text:p>835</text:p>
          </table:table-cell>
          <table:table-cell office:value-type="float" office:value="1831" table:style-name="ce1">
            <text:p>1831</text:p>
          </table:table-cell>
          <table:table-cell table:style-name="ce1"/>
          <table:table-cell office:value-type="float" office:value="25737" table:style-name="ce1">
            <text:p>25737</text:p>
          </table:table-cell>
          <table:table-cell office:value-type="float" office:value="746" table:style-name="ce1">
            <text:p>746</text:p>
          </table:table-cell>
          <table:table-cell office:value-type="float" office:value="1595" table:style-name="ce1">
            <text:p>1595</text:p>
          </table:table-cell>
          <table:table-cell table:style-name="ce1"/>
          <table:table-cell office:value-type="float" office:value="10825" table:style-name="ce1">
            <text:p>10825</text:p>
          </table:table-cell>
          <table:table-cell office:value-type="float" office:value="483" table:style-name="ce1">
            <text:p>483</text:p>
          </table:table-cell>
          <table:table-cell office:value-type="float" office:value="1783" table:style-name="ce1">
            <text:p>1783</text:p>
          </table:table-cell>
          <table:table-cell table:style-name="ce1"/>
          <table:table-cell office:value-type="float" office:value="12360" table:style-name="ce1">
            <text:p>12360</text:p>
          </table:table-cell>
          <table:table-cell office:value-type="float" office:value="5300" table:style-name="ce1">
            <text:p>5300</text:p>
          </table:table-cell>
          <table:table-cell office:value-type="float" office:value="3197" table:style-name="ce1">
            <text:p>3197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215428_M08302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21:17:37</text:p>
          </table:table-cell>
          <table:table-cell office:value-type="string" table:style-name="ce1">
            <text:p>2020-11-18_22:17:37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Pierre Sab</text:p>
          </table:table-cell>
          <table:table-cell office:value-type="string" table:style-name="ce1">
            <text:p>M08302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7PsltP5eXyr6Lzsg</text:p>
          </table:table-cell>
          <table:table-cell office:value-type="string" table:style-name="ce1">
            <text:p>https://www.testable.org/experiment/4303/294929/start?participant=M083021</text:p>
          </table:table-cell>
          <table:table-cell office:value-type="float" office:value="2212319" table:style-name="ce1">
            <text:p>2212319</text:p>
          </table:table-cell>
          <table:table-cell office:value-type="float" office:value="36.871983333332999" table:style-name="ce1">
            <text:p>36,87198333</text:p>
          </table:table-cell>
          <table:table-cell office:value-type="float" office:value="55770" table:style-name="ce1">
            <text:p>55770</text:p>
          </table:table-cell>
          <table:table-cell office:value-type="float" office:value="54297" table:style-name="ce1">
            <text:p>54297</text:p>
          </table:table-cell>
          <table:table-cell office:value-type="float" office:value="48900" table:style-name="ce1">
            <text:p>48900</text:p>
          </table:table-cell>
          <table:table-cell office:value-type="float" office:value="31817" table:style-name="ce1">
            <text:p>31817</text:p>
          </table:table-cell>
          <table:table-cell office:value-type="float" office:value="16758" table:style-name="ce1">
            <text:p>16758</text:p>
          </table:table-cell>
          <table:table-cell office:value-type="float" office:value="25591" table:style-name="ce1">
            <text:p>25591</text:p>
          </table:table-cell>
          <table:table-cell office:value-type="float" office:value="49224" table:style-name="ce1">
            <text:p>49224</text:p>
          </table:table-cell>
          <table:table-cell office:value-type="float" office:value="41606" table:style-name="ce1">
            <text:p>41606</text:p>
          </table:table-cell>
          <table:table-cell office:value-type="float" office:value="36481" table:style-name="ce1">
            <text:p>36481</text:p>
          </table:table-cell>
          <table:table-cell office:value-type="float" office:value="38390" table:style-name="ce1">
            <text:p>38390</text:p>
          </table:table-cell>
          <table:table-cell office:value-type="float" office:value="19765" table:style-name="ce1">
            <text:p>19765</text:p>
          </table:table-cell>
          <table:table-cell office:value-type="float" office:value="36065" table:style-name="ce1">
            <text:p>36065</text:p>
          </table:table-cell>
          <table:table-cell office:value-type="float" office:value="9937" table:style-name="ce1">
            <text:p>9937</text:p>
          </table:table-cell>
          <table:table-cell office:value-type="float" office:value="809" table:style-name="ce1">
            <text:p>809</text:p>
          </table:table-cell>
          <table:table-cell table:style-name="ce1"/>
          <table:table-cell office:value-type="float" office:value="4375" table:style-name="ce1">
            <text:p>4375</text:p>
          </table:table-cell>
          <table:table-cell office:value-type="float" office:value="8091" table:style-name="ce1">
            <text:p>8091</text:p>
          </table:table-cell>
          <table:table-cell office:value-type="float" office:value="624" table:style-name="ce1">
            <text:p>624</text:p>
          </table:table-cell>
          <table:table-cell table:style-name="ce1"/>
          <table:table-cell office:value-type="float" office:value="2845" table:style-name="ce1">
            <text:p>2845</text:p>
          </table:table-cell>
          <table:table-cell office:value-type="float" office:value="19266" table:style-name="ce1">
            <text:p>19266</text:p>
          </table:table-cell>
          <table:table-cell office:value-type="float" office:value="765" table:style-name="ce1">
            <text:p>765</text:p>
          </table:table-cell>
          <table:table-cell office:value-type="float" office:value="3742" table:style-name="ce1">
            <text:p>3742</text:p>
          </table:table-cell>
          <table:table-cell table:style-name="ce1"/>
          <table:table-cell office:value-type="float" office:value="15263" table:style-name="ce1">
            <text:p>15263</text:p>
          </table:table-cell>
          <table:table-cell office:value-type="float" office:value="1042" table:style-name="ce1">
            <text:p>1042</text:p>
          </table:table-cell>
          <table:table-cell office:value-type="float" office:value="1847" table:style-name="ce1">
            <text:p>1847</text:p>
          </table:table-cell>
          <table:table-cell table:style-name="ce1"/>
          <table:table-cell office:value-type="float" office:value="9573" table:style-name="ce1">
            <text:p>9573</text:p>
          </table:table-cell>
          <table:table-cell office:value-type="float" office:value="911" table:style-name="ce1">
            <text:p>911</text:p>
          </table:table-cell>
          <table:table-cell table:style-name="ce1"/>
          <table:table-cell office:value-type="float" office:value="2810" table:style-name="ce1">
            <text:p>2810</text:p>
          </table:table-cell>
          <table:table-cell office:value-type="float" office:value="9206" table:style-name="ce1">
            <text:p>9206</text:p>
          </table:table-cell>
          <table:table-cell office:value-type="float" office:value="634" table:style-name="ce1">
            <text:p>634</text:p>
          </table:table-cell>
          <table:table-cell table:style-name="ce1"/>
          <table:table-cell office:value-type="float" office:value="2987" table:style-name="ce1">
            <text:p>2987</text:p>
          </table:table-cell>
          <table:table-cell office:value-type="float" office:value="7424" table:style-name="ce1">
            <text:p>7424</text:p>
          </table:table-cell>
          <table:table-cell office:value-type="float" office:value="806" table:style-name="ce1">
            <text:p>806</text:p>
          </table:table-cell>
          <table:table-cell table:style-name="ce1"/>
          <table:table-cell office:value-type="float" office:value="1775" table:style-name="ce1">
            <text:p>1775</text:p>
          </table:table-cell>
          <table:table-cell office:value-type="float" office:value="7948" table:style-name="ce1">
            <text:p>7948</text:p>
          </table:table-cell>
          <table:table-cell office:value-type="float" office:value="1122" table:style-name="ce1">
            <text:p>1122</text:p>
          </table:table-cell>
          <table:table-cell table:style-name="ce1"/>
          <table:table-cell office:value-type="float" office:value="16514" table:style-name="ce1">
            <text:p>16514</text:p>
          </table:table-cell>
          <table:table-cell office:value-type="float" office:value="17295" table:style-name="ce1">
            <text:p>17295</text:p>
          </table:table-cell>
          <table:table-cell office:value-type="float" office:value="992" table:style-name="ce1">
            <text:p>992</text:p>
          </table:table-cell>
          <table:table-cell office:value-type="float" office:value="2086" table:style-name="ce1">
            <text:p>2086</text:p>
          </table:table-cell>
          <table:table-cell table:style-name="ce1"/>
          <table:table-cell office:value-type="float" office:value="15882" table:style-name="ce1">
            <text:p>15882</text:p>
          </table:table-cell>
          <table:table-cell office:value-type="float" office:value="676" table:style-name="ce1">
            <text:p>676</text:p>
          </table:table-cell>
          <table:table-cell office:value-type="float" office:value="4068" table:style-name="ce1">
            <text:p>4068</text:p>
          </table:table-cell>
          <table:table-cell table:style-name="ce1"/>
          <table:table-cell office:value-type="float" office:value="19435" table:style-name="ce1">
            <text:p>19435</text:p>
          </table:table-cell>
          <table:table-cell office:value-type="float" office:value="597" table:style-name="ce1">
            <text:p>597</text:p>
          </table:table-cell>
          <table:table-cell office:value-type="float" office:value="1658" table:style-name="ce1">
            <text:p>1658</text:p>
          </table:table-cell>
          <table:table-cell table:style-name="ce1"/>
          <table:table-cell office:value-type="float" office:value="7270" table:style-name="ce1">
            <text:p>7270</text:p>
          </table:table-cell>
          <table:table-cell office:value-type="float" office:value="965" table:style-name="ce1">
            <text:p>965</text:p>
          </table:table-cell>
          <table:table-cell table:style-name="ce1"/>
          <table:table-cell office:value-type="float" office:value="3472" table:style-name="ce1">
            <text:p>3472</text:p>
          </table:table-cell>
          <table:table-cell office:value-type="float" office:value="8660" table:style-name="ce1">
            <text:p>8660</text:p>
          </table:table-cell>
          <table:table-cell office:value-type="float" office:value="659" table:style-name="ce1">
            <text:p>659</text:p>
          </table:table-cell>
          <table:table-cell office:value-type="float" office:value="1655" table:style-name="ce1">
            <text:p>1655</text:p>
          </table:table-cell>
          <table:table-cell table:style-name="ce1"/>
          <table:table-cell office:value-type="float" office:value="7316" table:style-name="ce1">
            <text:p>7316</text:p>
          </table:table-cell>
          <table:table-cell office:value-type="float" office:value="956" table:style-name="ce1">
            <text:p>956</text:p>
          </table:table-cell>
          <table:table-cell office:value-type="float" office:value="2733" table:style-name="ce1">
            <text:p>2733</text:p>
          </table:table-cell>
          <table:table-cell table:style-name="ce1"/>
          <table:table-cell office:value-type="float" office:value="14007" table:style-name="ce1">
            <text:p>14007</text:p>
          </table:table-cell>
          <table:table-cell office:value-type="float" office:value="689" table:style-name="ce1">
            <text:p>689</text:p>
          </table:table-cell>
          <table:table-cell office:value-type="float" office:value="2096" table:style-name="ce1">
            <text:p>2096</text:p>
          </table:table-cell>
          <table:table-cell table:style-name="ce1"/>
          <table:table-cell office:value-type="float" office:value="9341" table:style-name="ce1">
            <text:p>9341</text:p>
          </table:table-cell>
          <table:table-cell office:value-type="float" office:value="511" table:style-name="ce1">
            <text:p>511</text:p>
          </table:table-cell>
          <table:table-cell office:value-type="float" office:value="2040" table:style-name="ce1">
            <text:p>2040</text:p>
          </table:table-cell>
          <table:table-cell table:style-name="ce1"/>
          <table:table-cell office:value-type="float" office:value="4944" table:style-name="ce1">
            <text:p>4944</text:p>
          </table:table-cell>
          <table:table-cell office:value-type="float" office:value="982" table:style-name="ce1">
            <text:p>982</text:p>
          </table:table-cell>
          <table:table-cell office:value-type="float" office:value="2974" table:style-name="ce1">
            <text:p>2974</text:p>
          </table:table-cell>
          <table:table-cell table:style-name="ce1"/>
          <table:table-cell office:value-type="float" office:value="5950" table:style-name="ce1">
            <text:p>5950</text:p>
          </table:table-cell>
          <table:table-cell office:value-type="float" office:value="1618" table:style-name="ce1">
            <text:p>1618</text:p>
          </table:table-cell>
          <table:table-cell table:style-name="ce1"/>
          <table:table-cell office:value-type="float" office:value="3515" table:style-name="ce1">
            <text:p>3515</text:p>
          </table:table-cell>
          <table:table-cell office:value-type="float" office:value="14323" table:style-name="ce1">
            <text:p>14323</text:p>
          </table:table-cell>
          <table:table-cell office:value-type="float" office:value="703" table:style-name="ce1">
            <text:p>703</text:p>
          </table:table-cell>
          <table:table-cell table:style-name="ce1"/>
          <table:table-cell office:value-type="float" office:value="2278" table:style-name="ce1">
            <text:p>2278</text:p>
          </table:table-cell>
          <table:table-cell office:value-type="float" office:value="12847" table:style-name="ce1">
            <text:p>12847</text:p>
          </table:table-cell>
          <table:table-cell office:value-type="float" office:value="1150" table:style-name="ce1">
            <text:p>1150</text:p>
          </table:table-cell>
          <table:table-cell table:style-name="ce1"/>
          <table:table-cell office:value-type="float" office:value="3046" table:style-name="ce1">
            <text:p>3046</text:p>
          </table:table-cell>
          <table:table-cell office:value-type="float" office:value="12007" table:style-name="ce1">
            <text:p>12007</text:p>
          </table:table-cell>
          <table:table-cell office:value-type="float" office:value="916" table:style-name="ce1">
            <text:p>916</text:p>
          </table:table-cell>
          <table:table-cell office:value-type="float" office:value="3735" table:style-name="ce1">
            <text:p>3735</text:p>
          </table:table-cell>
          <table:table-cell table:style-name="ce1"/>
          <table:table-cell office:value-type="float" office:value="10604" table:style-name="ce1">
            <text:p>10604</text:p>
          </table:table-cell>
          <table:table-cell office:value-type="float" office:value="813" table:style-name="ce1">
            <text:p>813</text:p>
          </table:table-cell>
          <table:table-cell table:style-name="ce1"/>
          <table:table-cell office:value-type="float" office:value="2584" table:style-name="ce1">
            <text:p>2584</text:p>
          </table:table-cell>
          <table:table-cell office:value-type="float" office:value="7891" table:style-name="ce1">
            <text:p>7891</text:p>
          </table:table-cell>
          <table:table-cell office:value-type="float" office:value="701" table:style-name="ce1">
            <text:p>701</text:p>
          </table:table-cell>
          <table:table-cell table:style-name="ce1"/>
          <table:table-cell office:value-type="float" office:value="6683" table:style-name="ce1">
            <text:p>6683</text:p>
          </table:table-cell>
          <table:table-cell office:value-type="float" office:value="18249" table:style-name="ce1">
            <text:p>18249</text:p>
          </table:table-cell>
          <table:table-cell office:value-type="float" office:value="643" table:style-name="ce1">
            <text:p>643</text:p>
          </table:table-cell>
          <table:table-cell office:value-type="float" office:value="2293" table:style-name="ce1">
            <text:p>2293</text:p>
          </table:table-cell>
          <table:table-cell table:style-name="ce1"/>
          <table:table-cell office:value-type="float" office:value="8705" table:style-name="ce1">
            <text:p>8705</text:p>
          </table:table-cell>
          <table:table-cell office:value-type="float" office:value="718" table:style-name="ce1">
            <text:p>718</text:p>
          </table:table-cell>
          <table:table-cell office:value-type="float" office:value="2486" table:style-name="ce1">
            <text:p>2486</text:p>
          </table:table-cell>
          <table:table-cell table:style-name="ce1"/>
          <table:table-cell office:value-type="float" office:value="15070" table:style-name="ce1">
            <text:p>15070</text:p>
          </table:table-cell>
          <table:table-cell office:value-type="float" office:value="1475" table:style-name="ce1">
            <text:p>1475</text:p>
          </table:table-cell>
          <table:table-cell office:value-type="float" office:value="4281" table:style-name="ce1">
            <text:p>4281</text:p>
          </table:table-cell>
          <table:table-cell table:style-name="ce1"/>
          <table:table-cell office:value-type="float" office:value="6022" table:style-name="ce1">
            <text:p>6022</text:p>
          </table:table-cell>
          <table:table-cell office:value-type="float" office:value="743" table:style-name="ce1">
            <text:p>743</text:p>
          </table:table-cell>
          <table:table-cell table:style-name="ce1"/>
          <table:table-cell office:value-type="float" office:value="3332" table:style-name="ce1">
            <text:p>3332</text:p>
          </table:table-cell>
          <table:table-cell office:value-type="float" office:value="16235" table:style-name="ce1">
            <text:p>16235</text:p>
          </table:table-cell>
          <table:table-cell office:value-type="float" office:value="1111" table:style-name="ce1">
            <text:p>1111</text:p>
          </table:table-cell>
          <table:table-cell table:style-name="ce1"/>
          <table:table-cell office:value-type="float" office:value="3752" table:style-name="ce1">
            <text:p>3752</text:p>
          </table:table-cell>
          <table:table-cell office:value-type="float" office:value="10939" table:style-name="ce1">
            <text:p>10939</text:p>
          </table:table-cell>
          <table:table-cell office:value-type="float" office:value="1030" table:style-name="ce1">
            <text:p>1030</text:p>
          </table:table-cell>
          <table:table-cell office:value-type="float" office:value="3724" table:style-name="ce1">
            <text:p>3724</text:p>
          </table:table-cell>
          <table:table-cell table:style-name="ce1"/>
          <table:table-cell office:value-type="float" office:value="6745" table:style-name="ce1">
            <text:p>6745</text:p>
          </table:table-cell>
          <table:table-cell office:value-type="float" office:value="666" table:style-name="ce1">
            <text:p>666</text:p>
          </table:table-cell>
          <table:table-cell office:value-type="float" office:value="2602" table:style-name="ce1">
            <text:p>2602</text:p>
          </table:table-cell>
          <table:table-cell table:style-name="ce1"/>
          <table:table-cell office:value-type="float" office:value="8930" table:style-name="ce1">
            <text:p>8930</text:p>
          </table:table-cell>
          <table:table-cell office:value-type="float" office:value="716" table:style-name="ce1">
            <text:p>716</text:p>
          </table:table-cell>
          <table:table-cell office:value-type="float" office:value="2446" table:style-name="ce1">
            <text:p>2446</text:p>
          </table:table-cell>
          <table:table-cell table:style-name="ce1"/>
          <table:table-cell office:value-type="float" office:value="21904" table:style-name="ce1">
            <text:p>21904</text:p>
          </table:table-cell>
          <table:table-cell office:value-type="float" office:value="1164" table:style-name="ce1">
            <text:p>1164</text:p>
          </table:table-cell>
          <table:table-cell table:style-name="ce1"/>
          <table:table-cell office:value-type="float" office:value="2673" table:style-name="ce1">
            <text:p>2673</text:p>
          </table:table-cell>
          <table:table-cell office:value-type="float" office:value="8083" table:style-name="ce1">
            <text:p>8083</text:p>
          </table:table-cell>
          <table:table-cell office:value-type="float" office:value="2694" table:style-name="ce1">
            <text:p>2694</text:p>
          </table:table-cell>
          <table:table-cell office:value-type="float" office:value="5111" table:style-name="ce1">
            <text:p>5111</text:p>
          </table:table-cell>
          <table:table-cell table:style-name="ce1"/>
          <table:table-cell office:value-type="float" office:value="23098" table:style-name="ce1">
            <text:p>23098</text:p>
          </table:table-cell>
          <table:table-cell office:value-type="float" office:value="642" table:style-name="ce1">
            <text:p>642</text:p>
          </table:table-cell>
          <table:table-cell office:value-type="float" office:value="2771" table:style-name="ce1">
            <text:p>2771</text:p>
          </table:table-cell>
          <table:table-cell table:style-name="ce1"/>
          <table:table-cell office:value-type="float" office:value="7324" table:style-name="ce1">
            <text:p>7324</text:p>
          </table:table-cell>
          <table:table-cell office:value-type="float" office:value="1031" table:style-name="ce1">
            <text:p>1031</text:p>
          </table:table-cell>
          <table:table-cell table:style-name="ce1"/>
          <table:table-cell office:value-type="float" office:value="2723" table:style-name="ce1">
            <text:p>2723</text:p>
          </table:table-cell>
          <table:table-cell office:value-type="float" office:value="10660" table:style-name="ce1">
            <text:p>10660</text:p>
          </table:table-cell>
          <table:table-cell office:value-type="float" office:value="693" table:style-name="ce1">
            <text:p>693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float" office:value="7114" table:style-name="ce1">
            <text:p>7114</text:p>
          </table:table-cell>
          <table:table-cell office:value-type="float" office:value="655" table:style-name="ce1">
            <text:p>655</text:p>
          </table:table-cell>
          <table:table-cell office:value-type="float" office:value="3114" table:style-name="ce1">
            <text:p>3114</text:p>
          </table:table-cell>
          <table:table-cell table:style-name="ce1"/>
          <table:table-cell office:value-type="float" office:value="13501" table:style-name="ce1">
            <text:p>13501</text:p>
          </table:table-cell>
          <table:table-cell office:value-type="float" office:value="3385" table:style-name="ce1">
            <text:p>3385</text:p>
          </table:table-cell>
          <table:table-cell table:style-name="ce1"/>
          <table:table-cell office:value-type="float" office:value="2534" table:style-name="ce1">
            <text:p>2534</text:p>
          </table:table-cell>
          <table:table-cell office:value-type="float" office:value="7388" table:style-name="ce1">
            <text:p>7388</text:p>
          </table:table-cell>
          <table:table-cell office:value-type="float" office:value="645" table:style-name="ce1">
            <text:p>645</text:p>
          </table:table-cell>
          <table:table-cell office:value-type="float" office:value="2189" table:style-name="ce1">
            <text:p>2189</text:p>
          </table:table-cell>
          <table:table-cell table:style-name="ce1"/>
          <table:table-cell office:value-type="float" office:value="21781" table:style-name="ce1">
            <text:p>21781</text:p>
          </table:table-cell>
          <table:table-cell office:value-type="float" office:value="684" table:style-name="ce1">
            <text:p>684</text:p>
          </table:table-cell>
          <table:table-cell table:style-name="ce1"/>
          <table:table-cell office:value-type="float" office:value="2966" table:style-name="ce1">
            <text:p>2966</text:p>
          </table:table-cell>
          <table:table-cell office:value-type="float" office:value="7259" table:style-name="ce1">
            <text:p>7259</text:p>
          </table:table-cell>
          <table:table-cell office:value-type="float" office:value="881" table:style-name="ce1">
            <text:p>881</text:p>
          </table:table-cell>
          <table:table-cell office:value-type="float" office:value="3124" table:style-name="ce1">
            <text:p>3124</text:p>
          </table:table-cell>
          <table:table-cell table:style-name="ce1"/>
          <table:table-cell office:value-type="float" office:value="12509" table:style-name="ce1">
            <text:p>12509</text:p>
          </table:table-cell>
          <table:table-cell office:value-type="float" office:value="1463" table:style-name="ce1">
            <text:p>1463</text:p>
          </table:table-cell>
          <table:table-cell table:style-name="ce1"/>
          <table:table-cell office:value-type="float" office:value="2996" table:style-name="ce1">
            <text:p>2996</text:p>
          </table:table-cell>
          <table:table-cell office:value-type="float" office:value="9675" table:style-name="ce1">
            <text:p>9675</text:p>
          </table:table-cell>
          <table:table-cell office:value-type="float" office:value="611" table:style-name="ce1">
            <text:p>611</text:p>
          </table:table-cell>
          <table:table-cell office:value-type="float" office:value="2032" table:style-name="ce1">
            <text:p>2032</text:p>
          </table:table-cell>
          <table:table-cell table:style-name="ce1"/>
          <table:table-cell office:value-type="float" office:value="10804" table:style-name="ce1">
            <text:p>10804</text:p>
          </table:table-cell>
          <table:table-cell office:value-type="float" office:value="1189" table:style-name="ce1">
            <text:p>1189</text:p>
          </table:table-cell>
          <table:table-cell office:value-type="float" office:value="2474" table:style-name="ce1">
            <text:p>2474</text:p>
          </table:table-cell>
          <table:table-cell table:style-name="ce1"/>
          <table:table-cell office:value-type="float" office:value="5700" table:style-name="ce1">
            <text:p>5700</text:p>
          </table:table-cell>
          <table:table-cell office:value-type="float" office:value="642" table:style-name="ce1">
            <text:p>642</text:p>
          </table:table-cell>
          <table:table-cell office:value-type="float" office:value="1659" table:style-name="ce1">
            <text:p>1659</text:p>
          </table:table-cell>
          <table:table-cell table:style-name="ce1"/>
          <table:table-cell office:value-type="float" office:value="7332" table:style-name="ce1">
            <text:p>7332</text:p>
          </table:table-cell>
          <table:table-cell office:value-type="float" office:value="1054" table:style-name="ce1">
            <text:p>1054</text:p>
          </table:table-cell>
          <table:table-cell office:value-type="float" office:value="5079" table:style-name="ce1">
            <text:p>5079</text:p>
          </table:table-cell>
          <table:table-cell table:style-name="ce1"/>
          <table:table-cell office:value-type="float" office:value="21758" table:style-name="ce1">
            <text:p>21758</text:p>
          </table:table-cell>
          <table:table-cell office:value-type="float" office:value="807" table:style-name="ce1">
            <text:p>807</text:p>
          </table:table-cell>
          <table:table-cell office:value-type="float" office:value="3125" table:style-name="ce1">
            <text:p>3125</text:p>
          </table:table-cell>
          <table:table-cell table:style-name="ce1"/>
          <table:table-cell office:value-type="float" office:value="25250" table:style-name="ce1">
            <text:p>25250</text:p>
          </table:table-cell>
          <table:table-cell office:value-type="float" office:value="900" table:style-name="ce1">
            <text:p>900</text:p>
          </table:table-cell>
          <table:table-cell office:value-type="float" office:value="9759" table:style-name="ce1">
            <text:p>9759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225627_M06842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22:10:40</text:p>
          </table:table-cell>
          <table:table-cell office:value-type="string" table:style-name="ce1">
            <text:p>2020-11-18_23:10:40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Floriane S</text:p>
          </table:table-cell>
          <table:table-cell office:value-type="string" table:style-name="ce1">
            <text:p>M0684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xUNNpI1iusskuNh</text:p>
          </table:table-cell>
          <table:table-cell office:value-type="string" table:style-name="ce1">
            <text:p>https://www.testable.org/experiment/4303/294929/start?participant=M068420</text:p>
          </table:table-cell>
          <table:table-cell office:value-type="float" office:value="2748251" table:style-name="ce1">
            <text:p>2748251</text:p>
          </table:table-cell>
          <table:table-cell office:value-type="float" office:value="45.804183333333" table:style-name="ce1">
            <text:p>45,80418333</text:p>
          </table:table-cell>
          <table:table-cell office:value-type="float" office:value="31245" table:style-name="ce1">
            <text:p>31245</text:p>
          </table:table-cell>
          <table:table-cell office:value-type="float" office:value="26031" table:style-name="ce1">
            <text:p>26031</text:p>
          </table:table-cell>
          <table:table-cell office:value-type="float" office:value="48154" table:style-name="ce1">
            <text:p>48154</text:p>
          </table:table-cell>
          <table:table-cell office:value-type="float" office:value="60424" table:style-name="ce1">
            <text:p>60424</text:p>
          </table:table-cell>
          <table:table-cell office:value-type="float" office:value="38862" table:style-name="ce1">
            <text:p>38862</text:p>
          </table:table-cell>
          <table:table-cell office:value-type="float" office:value="16363" table:style-name="ce1">
            <text:p>16363</text:p>
          </table:table-cell>
          <table:table-cell office:value-type="float" office:value="83769" table:style-name="ce1">
            <text:p>83769</text:p>
          </table:table-cell>
          <table:table-cell office:value-type="float" office:value="66612" table:style-name="ce1">
            <text:p>66612</text:p>
          </table:table-cell>
          <table:table-cell office:value-type="float" office:value="87569" table:style-name="ce1">
            <text:p>87569</text:p>
          </table:table-cell>
          <table:table-cell office:value-type="float" office:value="53668" table:style-name="ce1">
            <text:p>53668</text:p>
          </table:table-cell>
          <table:table-cell office:value-type="float" office:value="21173" table:style-name="ce1">
            <text:p>21173</text:p>
          </table:table-cell>
          <table:table-cell office:value-type="float" office:value="48440" table:style-name="ce1">
            <text:p>48440</text:p>
          </table:table-cell>
          <table:table-cell office:value-type="float" office:value="15235" table:style-name="ce1">
            <text:p>15235</text:p>
          </table:table-cell>
          <table:table-cell office:value-type="float" office:value="5761" table:style-name="ce1">
            <text:p>5761</text:p>
          </table:table-cell>
          <table:table-cell table:style-name="ce1"/>
          <table:table-cell office:value-type="float" office:value="4613" table:style-name="ce1">
            <text:p>4613</text:p>
          </table:table-cell>
          <table:table-cell office:value-type="float" office:value="5624" table:style-name="ce1">
            <text:p>5624</text:p>
          </table:table-cell>
          <table:table-cell office:value-type="float" office:value="1671" table:style-name="ce1">
            <text:p>1671</text:p>
          </table:table-cell>
          <table:table-cell table:style-name="ce1"/>
          <table:table-cell office:value-type="float" office:value="1963" table:style-name="ce1">
            <text:p>1963</text:p>
          </table:table-cell>
          <table:table-cell office:value-type="float" office:value="8076" table:style-name="ce1">
            <text:p>8076</text:p>
          </table:table-cell>
          <table:table-cell office:value-type="float" office:value="1725" table:style-name="ce1">
            <text:p>1725</text:p>
          </table:table-cell>
          <table:table-cell table:style-name="ce1"/>
          <table:table-cell office:value-type="float" office:value="2199" table:style-name="ce1">
            <text:p>2199</text:p>
          </table:table-cell>
          <table:table-cell office:value-type="float" office:value="9813" table:style-name="ce1">
            <text:p>9813</text:p>
          </table:table-cell>
          <table:table-cell office:value-type="float" office:value="1784" table:style-name="ce1">
            <text:p>1784</text:p>
          </table:table-cell>
          <table:table-cell table:style-name="ce1"/>
          <table:table-cell office:value-type="float" office:value="2084" table:style-name="ce1">
            <text:p>2084</text:p>
          </table:table-cell>
          <table:table-cell office:value-type="float" office:value="6645" table:style-name="ce1">
            <text:p>6645</text:p>
          </table:table-cell>
          <table:table-cell office:value-type="float" office:value="1037" table:style-name="ce1">
            <text:p>1037</text:p>
          </table:table-cell>
          <table:table-cell office:value-type="float" office:value="3353" table:style-name="ce1">
            <text:p>3353</text:p>
          </table:table-cell>
          <table:table-cell table:style-name="ce1"/>
          <table:table-cell office:value-type="float" office:value="16020" table:style-name="ce1">
            <text:p>16020</text:p>
          </table:table-cell>
          <table:table-cell office:value-type="float" office:value="8466" table:style-name="ce1">
            <text:p>8466</text:p>
          </table:table-cell>
          <table:table-cell table:style-name="ce1"/>
          <table:table-cell office:value-type="float" office:value="4350" table:style-name="ce1">
            <text:p>4350</text:p>
          </table:table-cell>
          <table:table-cell office:value-type="float" office:value="14330" table:style-name="ce1">
            <text:p>14330</text:p>
          </table:table-cell>
          <table:table-cell office:value-type="float" office:value="881" table:style-name="ce1">
            <text:p>881</text:p>
          </table:table-cell>
          <table:table-cell office:value-type="float" office:value="2996" table:style-name="ce1">
            <text:p>2996</text:p>
          </table:table-cell>
          <table:table-cell table:style-name="ce1"/>
          <table:table-cell office:value-type="float" office:value="13918" table:style-name="ce1">
            <text:p>13918</text:p>
          </table:table-cell>
          <table:table-cell office:value-type="float" office:value="3053" table:style-name="ce1">
            <text:p>3053</text:p>
          </table:table-cell>
          <table:table-cell table:style-name="ce1"/>
          <table:table-cell office:value-type="float" office:value="4155" table:style-name="ce1">
            <text:p>4155</text:p>
          </table:table-cell>
          <table:table-cell office:value-type="float" office:value="26132" table:style-name="ce1">
            <text:p>26132</text:p>
          </table:table-cell>
          <table:table-cell office:value-type="float" office:value="1541" table:style-name="ce1">
            <text:p>1541</text:p>
          </table:table-cell>
          <table:table-cell office:value-type="float" office:value="2725" table:style-name="ce1">
            <text:p>2725</text:p>
          </table:table-cell>
          <table:table-cell table:style-name="ce1"/>
          <table:table-cell office:value-type="float" office:value="19302" table:style-name="ce1">
            <text:p>19302</text:p>
          </table:table-cell>
          <table:table-cell office:value-type="float" office:value="2624" table:style-name="ce1">
            <text:p>2624</text:p>
          </table:table-cell>
          <table:table-cell table:style-name="ce1"/>
          <table:table-cell office:value-type="float" office:value="3377" table:style-name="ce1">
            <text:p>3377</text:p>
          </table:table-cell>
          <table:table-cell office:value-type="float" office:value="15860" table:style-name="ce1">
            <text:p>15860</text:p>
          </table:table-cell>
          <table:table-cell office:value-type="float" office:value="2055" table:style-name="ce1">
            <text:p>2055</text:p>
          </table:table-cell>
          <table:table-cell office:value-type="float" office:value="3784" table:style-name="ce1">
            <text:p>3784</text:p>
          </table:table-cell>
          <table:table-cell table:style-name="ce1"/>
          <table:table-cell office:value-type="float" office:value="9533" table:style-name="ce1">
            <text:p>9533</text:p>
          </table:table-cell>
          <table:table-cell office:value-type="float" office:value="787" table:style-name="ce1">
            <text:p>787</text:p>
          </table:table-cell>
          <table:table-cell table:style-name="ce1"/>
          <table:table-cell office:value-type="float" office:value="2918" table:style-name="ce1">
            <text:p>2918</text:p>
          </table:table-cell>
          <table:table-cell office:value-type="float" office:value="11914" table:style-name="ce1">
            <text:p>11914</text:p>
          </table:table-cell>
          <table:table-cell office:value-type="float" office:value="1980" table:style-name="ce1">
            <text:p>1980</text:p>
          </table:table-cell>
          <table:table-cell office:value-type="float" office:value="4232" table:style-name="ce1">
            <text:p>4232</text:p>
          </table:table-cell>
          <table:table-cell table:style-name="ce1"/>
          <table:table-cell office:value-type="float" office:value="7016" table:style-name="ce1">
            <text:p>7016</text:p>
          </table:table-cell>
          <table:table-cell office:value-type="float" office:value="2908" table:style-name="ce1">
            <text:p>2908</text:p>
          </table:table-cell>
          <table:table-cell table:style-name="ce1"/>
          <table:table-cell office:value-type="float" office:value="2242" table:style-name="ce1">
            <text:p>2242</text:p>
          </table:table-cell>
          <table:table-cell office:value-type="float" office:value="7682" table:style-name="ce1">
            <text:p>7682</text:p>
          </table:table-cell>
          <table:table-cell office:value-type="float" office:value="776" table:style-name="ce1">
            <text:p>776</text:p>
          </table:table-cell>
          <table:table-cell office:value-type="float" office:value="2277" table:style-name="ce1">
            <text:p>2277</text:p>
          </table:table-cell>
          <table:table-cell table:style-name="ce1"/>
          <table:table-cell office:value-type="float" office:value="9632" table:style-name="ce1">
            <text:p>9632</text:p>
          </table:table-cell>
          <table:table-cell office:value-type="float" office:value="1180" table:style-name="ce1">
            <text:p>1180</text:p>
          </table:table-cell>
          <table:table-cell office:value-type="float" office:value="2485" table:style-name="ce1">
            <text:p>2485</text:p>
          </table:table-cell>
          <table:table-cell table:style-name="ce1"/>
          <table:table-cell office:value-type="float" office:value="9960" table:style-name="ce1">
            <text:p>9960</text:p>
          </table:table-cell>
          <table:table-cell office:value-type="float" office:value="2267" table:style-name="ce1">
            <text:p>2267</text:p>
          </table:table-cell>
          <table:table-cell office:value-type="float" office:value="3567" table:style-name="ce1">
            <text:p>3567</text:p>
          </table:table-cell>
          <table:table-cell table:style-name="ce1"/>
          <table:table-cell office:value-type="float" office:value="6737" table:style-name="ce1">
            <text:p>6737</text:p>
          </table:table-cell>
          <table:table-cell office:value-type="float" office:value="1221" table:style-name="ce1">
            <text:p>1221</text:p>
          </table:table-cell>
          <table:table-cell office:value-type="float" office:value="3560" table:style-name="ce1">
            <text:p>3560</text:p>
          </table:table-cell>
          <table:table-cell table:style-name="ce1"/>
          <table:table-cell office:value-type="float" office:value="20884" table:style-name="ce1">
            <text:p>20884</text:p>
          </table:table-cell>
          <table:table-cell office:value-type="float" office:value="1913" table:style-name="ce1">
            <text:p>1913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21625" table:style-name="ce1">
            <text:p>21625</text:p>
          </table:table-cell>
          <table:table-cell office:value-type="float" office:value="1131" table:style-name="ce1">
            <text:p>1131</text:p>
          </table:table-cell>
          <table:table-cell office:value-type="float" office:value="3305" table:style-name="ce1">
            <text:p>3305</text:p>
          </table:table-cell>
          <table:table-cell table:style-name="ce1"/>
          <table:table-cell office:value-type="float" office:value="8087" table:style-name="ce1">
            <text:p>8087</text:p>
          </table:table-cell>
          <table:table-cell office:value-type="float" office:value="2214" table:style-name="ce1">
            <text:p>2214</text:p>
          </table:table-cell>
          <table:table-cell office:value-type="float" office:value="3306" table:style-name="ce1">
            <text:p>3306</text:p>
          </table:table-cell>
          <table:table-cell table:style-name="ce1"/>
          <table:table-cell office:value-type="float" office:value="7203" table:style-name="ce1">
            <text:p>7203</text:p>
          </table:table-cell>
          <table:table-cell office:value-type="float" office:value="2126" table:style-name="ce1">
            <text:p>2126</text:p>
          </table:table-cell>
          <table:table-cell office:value-type="float" office:value="2458" table:style-name="ce1">
            <text:p>2458</text:p>
          </table:table-cell>
          <table:table-cell table:style-name="ce1"/>
          <table:table-cell office:value-type="float" office:value="9946" table:style-name="ce1">
            <text:p>9946</text:p>
          </table:table-cell>
          <table:table-cell office:value-type="float" office:value="1575" table:style-name="ce1">
            <text:p>1575</text:p>
          </table:table-cell>
          <table:table-cell office:value-type="float" office:value="3237" table:style-name="ce1">
            <text:p>3237</text:p>
          </table:table-cell>
          <table:table-cell table:style-name="ce1"/>
          <table:table-cell office:value-type="float" office:value="12089" table:style-name="ce1">
            <text:p>12089</text:p>
          </table:table-cell>
          <table:table-cell office:value-type="float" office:value="847" table:style-name="ce1">
            <text:p>847</text:p>
          </table:table-cell>
          <table:table-cell office:value-type="float" office:value="2739" table:style-name="ce1">
            <text:p>2739</text:p>
          </table:table-cell>
          <table:table-cell table:style-name="ce1"/>
          <table:table-cell office:value-type="float" office:value="7485" table:style-name="ce1">
            <text:p>7485</text:p>
          </table:table-cell>
          <table:table-cell office:value-type="float" office:value="3635" table:style-name="ce1">
            <text:p>3635</text:p>
          </table:table-cell>
          <table:table-cell office:value-type="float" office:value="3341" table:style-name="ce1">
            <text:p>3341</text:p>
          </table:table-cell>
          <table:table-cell table:style-name="ce1"/>
          <table:table-cell office:value-type="float" office:value="11745" table:style-name="ce1">
            <text:p>11745</text:p>
          </table:table-cell>
          <table:table-cell office:value-type="float" office:value="1787" table:style-name="ce1">
            <text:p>1787</text:p>
          </table:table-cell>
          <table:table-cell table:style-name="ce1"/>
          <table:table-cell office:value-type="float" office:value="9788" table:style-name="ce1">
            <text:p>9788</text:p>
          </table:table-cell>
          <table:table-cell office:value-type="float" office:value="8503" table:style-name="ce1">
            <text:p>8503</text:p>
          </table:table-cell>
          <table:table-cell office:value-type="float" office:value="2159" table:style-name="ce1">
            <text:p>2159</text:p>
          </table:table-cell>
          <table:table-cell table:style-name="ce1"/>
          <table:table-cell office:value-type="float" office:value="7085" table:style-name="ce1">
            <text:p>7085</text:p>
          </table:table-cell>
          <table:table-cell office:value-type="float" office:value="9391" table:style-name="ce1">
            <text:p>9391</text:p>
          </table:table-cell>
          <table:table-cell office:value-type="float" office:value="1115" table:style-name="ce1">
            <text:p>1115</text:p>
          </table:table-cell>
          <table:table-cell table:style-name="ce1"/>
          <table:table-cell office:value-type="float" office:value="3068" table:style-name="ce1">
            <text:p>3068</text:p>
          </table:table-cell>
          <table:table-cell office:value-type="float" office:value="12241" table:style-name="ce1">
            <text:p>12241</text:p>
          </table:table-cell>
          <table:table-cell office:value-type="float" office:value="1003" table:style-name="ce1">
            <text:p>1003</text:p>
          </table:table-cell>
          <table:table-cell office:value-type="float" office:value="2173" table:style-name="ce1">
            <text:p>2173</text:p>
          </table:table-cell>
          <table:table-cell table:style-name="ce1"/>
          <table:table-cell office:value-type="float" office:value="11738" table:style-name="ce1">
            <text:p>11738</text:p>
          </table:table-cell>
          <table:table-cell office:value-type="float" office:value="1496" table:style-name="ce1">
            <text:p>1496</text:p>
          </table:table-cell>
          <table:table-cell table:style-name="ce1"/>
          <table:table-cell office:value-type="float" office:value="2462" table:style-name="ce1">
            <text:p>2462</text:p>
          </table:table-cell>
          <table:table-cell office:value-type="float" office:value="10151" table:style-name="ce1">
            <text:p>10151</text:p>
          </table:table-cell>
          <table:table-cell office:value-type="float" office:value="641" table:style-name="ce1">
            <text:p>641</text:p>
          </table:table-cell>
          <table:table-cell table:style-name="ce1"/>
          <table:table-cell office:value-type="float" office:value="5415" table:style-name="ce1">
            <text:p>5415</text:p>
          </table:table-cell>
          <table:table-cell office:value-type="float" office:value="9082" table:style-name="ce1">
            <text:p>9082</text:p>
          </table:table-cell>
          <table:table-cell office:value-type="float" office:value="1429" table:style-name="ce1">
            <text:p>1429</text:p>
          </table:table-cell>
          <table:table-cell table:style-name="ce1"/>
          <table:table-cell office:value-type="float" office:value="2383" table:style-name="ce1">
            <text:p>2383</text:p>
          </table:table-cell>
          <table:table-cell office:value-type="float" office:value="8397" table:style-name="ce1">
            <text:p>8397</text:p>
          </table:table-cell>
          <table:table-cell office:value-type="float" office:value="1584" table:style-name="ce1">
            <text:p>1584</text:p>
          </table:table-cell>
          <table:table-cell table:style-name="ce1"/>
          <table:table-cell office:value-type="float" office:value="3057" table:style-name="ce1">
            <text:p>3057</text:p>
          </table:table-cell>
          <table:table-cell office:value-type="float" office:value="8568" table:style-name="ce1">
            <text:p>8568</text:p>
          </table:table-cell>
          <table:table-cell office:value-type="float" office:value="941" table:style-name="ce1">
            <text:p>941</text:p>
          </table:table-cell>
          <table:table-cell table:style-name="ce1"/>
          <table:table-cell office:value-type="float" office:value="2364" table:style-name="ce1">
            <text:p>2364</text:p>
          </table:table-cell>
          <table:table-cell office:value-type="float" office:value="7225" table:style-name="ce1">
            <text:p>7225</text:p>
          </table:table-cell>
          <table:table-cell office:value-type="float" office:value="744" table:style-name="ce1">
            <text:p>744</text:p>
          </table:table-cell>
          <table:table-cell table:style-name="ce1"/>
          <table:table-cell office:value-type="float" office:value="3079" table:style-name="ce1">
            <text:p>3079</text:p>
          </table:table-cell>
          <table:table-cell office:value-type="float" office:value="26483" table:style-name="ce1">
            <text:p>26483</text:p>
          </table:table-cell>
          <table:table-cell office:value-type="float" office:value="3055" table:style-name="ce1">
            <text:p>3055</text:p>
          </table:table-cell>
          <table:table-cell office:value-type="float" office:value="3640" table:style-name="ce1">
            <text:p>3640</text:p>
          </table:table-cell>
          <table:table-cell table:style-name="ce1"/>
          <table:table-cell office:value-type="float" office:value="12158" table:style-name="ce1">
            <text:p>12158</text:p>
          </table:table-cell>
          <table:table-cell office:value-type="float" office:value="2851" table:style-name="ce1">
            <text:p>2851</text:p>
          </table:table-cell>
          <table:table-cell office:value-type="float" office:value="3040" table:style-name="ce1">
            <text:p>3040</text:p>
          </table:table-cell>
          <table:table-cell table:style-name="ce1"/>
          <table:table-cell office:value-type="float" office:value="9597" table:style-name="ce1">
            <text:p>9597</text:p>
          </table:table-cell>
          <table:table-cell office:value-type="float" office:value="1067" table:style-name="ce1">
            <text:p>1067</text:p>
          </table:table-cell>
          <table:table-cell table:style-name="ce1"/>
          <table:table-cell office:value-type="float" office:value="2159" table:style-name="ce1">
            <text:p>2159</text:p>
          </table:table-cell>
          <table:table-cell office:value-type="float" office:value="11492" table:style-name="ce1">
            <text:p>11492</text:p>
          </table:table-cell>
          <table:table-cell office:value-type="float" office:value="865" table:style-name="ce1">
            <text:p>865</text:p>
          </table:table-cell>
          <table:table-cell table:style-name="ce1"/>
          <table:table-cell office:value-type="float" office:value="2515" table:style-name="ce1">
            <text:p>2515</text:p>
          </table:table-cell>
          <table:table-cell office:value-type="float" office:value="19374" table:style-name="ce1">
            <text:p>19374</text:p>
          </table:table-cell>
          <table:table-cell office:value-type="float" office:value="1481" table:style-name="ce1">
            <text:p>1481</text:p>
          </table:table-cell>
          <table:table-cell table:style-name="ce1"/>
          <table:table-cell office:value-type="float" office:value="2264" table:style-name="ce1">
            <text:p>2264</text:p>
          </table:table-cell>
          <table:table-cell office:value-type="float" office:value="14908" table:style-name="ce1">
            <text:p>14908</text:p>
          </table:table-cell>
          <table:table-cell office:value-type="float" office:value="3769" table:style-name="ce1">
            <text:p>3769</text:p>
          </table:table-cell>
          <table:table-cell office:value-type="float" office:value="2704" table:style-name="ce1">
            <text:p>2704</text:p>
          </table:table-cell>
          <table:table-cell table:style-name="ce1"/>
          <table:table-cell office:value-type="float" office:value="13297" table:style-name="ce1">
            <text:p>13297</text:p>
          </table:table-cell>
          <table:table-cell office:value-type="float" office:value="1565" table:style-name="ce1">
            <text:p>1565</text:p>
          </table:table-cell>
          <table:table-cell office:value-type="float" office:value="2498" table:style-name="ce1">
            <text:p>2498</text:p>
          </table:table-cell>
          <table:table-cell table:style-name="ce1"/>
          <table:table-cell office:value-type="float" office:value="10234" table:style-name="ce1">
            <text:p>10234</text:p>
          </table:table-cell>
          <table:table-cell office:value-type="float" office:value="1315" table:style-name="ce1">
            <text:p>1315</text:p>
          </table:table-cell>
          <table:table-cell table:style-name="ce1"/>
          <table:table-cell office:value-type="float" office:value="2671" table:style-name="ce1">
            <text:p>2671</text:p>
          </table:table-cell>
          <table:table-cell office:value-type="float" office:value="8192" table:style-name="ce1">
            <text:p>8192</text:p>
          </table:table-cell>
          <table:table-cell office:value-type="float" office:value="1548" table:style-name="ce1">
            <text:p>1548</text:p>
          </table:table-cell>
          <table:table-cell table:style-name="ce1"/>
          <table:table-cell office:value-type="float" office:value="4185" table:style-name="ce1">
            <text:p>4185</text:p>
          </table:table-cell>
          <table:table-cell office:value-type="float" office:value="9277" table:style-name="ce1">
            <text:p>9277</text:p>
          </table:table-cell>
          <table:table-cell office:value-type="float" office:value="2467" table:style-name="ce1">
            <text:p>2467</text:p>
          </table:table-cell>
          <table:table-cell table:style-name="ce1"/>
          <table:table-cell office:value-type="float" office:value="2413" table:style-name="ce1">
            <text:p>2413</text:p>
          </table:table-cell>
          <table:table-cell office:value-type="float" office:value="8126" table:style-name="ce1">
            <text:p>8126</text:p>
          </table:table-cell>
          <table:table-cell office:value-type="float" office:value="729" table:style-name="ce1">
            <text:p>729</text:p>
          </table:table-cell>
          <table:table-cell table:style-name="ce1"/>
          <table:table-cell office:value-type="float" office:value="3023" table:style-name="ce1">
            <text:p>3023</text:p>
          </table:table-cell>
          <table:table-cell office:value-type="float" office:value="9646" table:style-name="ce1">
            <text:p>9646</text:p>
          </table:table-cell>
          <table:table-cell office:value-type="float" office:value="820" table:style-name="ce1">
            <text:p>820</text:p>
          </table:table-cell>
          <table:table-cell office:value-type="float" office:value="3249" table:style-name="ce1">
            <text:p>3249</text:p>
          </table:table-cell>
          <table:table-cell table:style-name="ce1"/>
          <table:table-cell office:value-type="float" office:value="12944" table:style-name="ce1">
            <text:p>12944</text:p>
          </table:table-cell>
          <table:table-cell office:value-type="float" office:value="1224" table:style-name="ce1">
            <text:p>1224</text:p>
          </table:table-cell>
          <table:table-cell office:value-type="float" office:value="2995" table:style-name="ce1">
            <text:p>2995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9_052153_M05271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04:41:05</text:p>
          </table:table-cell>
          <table:table-cell office:value-type="string" table:style-name="ce1">
            <text:p>2020-11-19_05:41:05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malka.braf</text:p>
          </table:table-cell>
          <table:table-cell office:value-type="string" table:style-name="ce1">
            <text:p>M0527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W6CiN9Sifjv160x</text:p>
          </table:table-cell>
          <table:table-cell office:value-type="string" table:style-name="ce1">
            <text:p>https://www.testable.org/experiment/4303/294929/start?participant=M052711</text:p>
          </table:table-cell>
          <table:table-cell office:value-type="float" office:value="2448505" table:style-name="ce1">
            <text:p>2448505</text:p>
          </table:table-cell>
          <table:table-cell office:value-type="float" office:value="40.808416666667" table:style-name="ce1">
            <text:p>40,80841667</text:p>
          </table:table-cell>
          <table:table-cell office:value-type="float" office:value="21363" table:style-name="ce1">
            <text:p>21363</text:p>
          </table:table-cell>
          <table:table-cell office:value-type="float" office:value="32807" table:style-name="ce1">
            <text:p>32807</text:p>
          </table:table-cell>
          <table:table-cell office:value-type="float" office:value="20168" table:style-name="ce1">
            <text:p>20168</text:p>
          </table:table-cell>
          <table:table-cell office:value-type="float" office:value="42008" table:style-name="ce1">
            <text:p>42008</text:p>
          </table:table-cell>
          <table:table-cell office:value-type="float" office:value="16161" table:style-name="ce1">
            <text:p>16161</text:p>
          </table:table-cell>
          <table:table-cell office:value-type="float" office:value="43637" table:style-name="ce1">
            <text:p>43637</text:p>
          </table:table-cell>
          <table:table-cell office:value-type="float" office:value="22625" table:style-name="ce1">
            <text:p>22625</text:p>
          </table:table-cell>
          <table:table-cell office:value-type="float" office:value="42196" table:style-name="ce1">
            <text:p>42196</text:p>
          </table:table-cell>
          <table:table-cell office:value-type="float" office:value="59495" table:style-name="ce1">
            <text:p>59495</text:p>
          </table:table-cell>
          <table:table-cell office:value-type="float" office:value="68539" table:style-name="ce1">
            <text:p>68539</text:p>
          </table:table-cell>
          <table:table-cell office:value-type="float" office:value="17158" table:style-name="ce1">
            <text:p>17158</text:p>
          </table:table-cell>
          <table:table-cell office:value-type="float" office:value="41786" table:style-name="ce1">
            <text:p>41786</text:p>
          </table:table-cell>
          <table:table-cell table:number-columns-repeated="192" table:style-name="ce1"/>
          <table:table-cell office:value-type="float" office:value="11482" table:style-name="ce1">
            <text:p>11482</text:p>
          </table:table-cell>
          <table:table-cell office:value-type="float" office:value="3793" table:style-name="ce1">
            <text:p>3793</text:p>
          </table:table-cell>
          <table:table-cell table:style-name="ce1"/>
          <table:table-cell office:value-type="float" office:value="4243" table:style-name="ce1">
            <text:p>4243</text:p>
          </table:table-cell>
          <table:table-cell office:value-type="float" office:value="6686" table:style-name="ce1">
            <text:p>6686</text:p>
          </table:table-cell>
          <table:table-cell office:value-type="float" office:value="2803" table:style-name="ce1">
            <text:p>2803</text:p>
          </table:table-cell>
          <table:table-cell office:value-type="float" office:value="2582" table:style-name="ce1">
            <text:p>2582</text:p>
          </table:table-cell>
          <table:table-cell table:style-name="ce1"/>
          <table:table-cell office:value-type="float" office:value="5158" table:style-name="ce1">
            <text:p>5158</text:p>
          </table:table-cell>
          <table:table-cell office:value-type="float" office:value="2243" table:style-name="ce1">
            <text:p>2243</text:p>
          </table:table-cell>
          <table:table-cell office:value-type="float" office:value="2642" table:style-name="ce1">
            <text:p>2642</text:p>
          </table:table-cell>
          <table:table-cell table:style-name="ce1"/>
          <table:table-cell office:value-type="float" office:value="5150" table:style-name="ce1">
            <text:p>5150</text:p>
          </table:table-cell>
          <table:table-cell office:value-type="float" office:value="3039" table:style-name="ce1">
            <text:p>3039</text:p>
          </table:table-cell>
          <table:table-cell table:style-name="ce1"/>
          <table:table-cell office:value-type="float" office:value="2162" table:style-name="ce1">
            <text:p>2162</text:p>
          </table:table-cell>
          <table:table-cell office:value-type="float" office:value="20211" table:style-name="ce1">
            <text:p>20211</text:p>
          </table:table-cell>
          <table:table-cell office:value-type="float" office:value="1496" table:style-name="ce1">
            <text:p>1496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8802" table:style-name="ce1">
            <text:p>8802</text:p>
          </table:table-cell>
          <table:table-cell office:value-type="float" office:value="1730" table:style-name="ce1">
            <text:p>1730</text:p>
          </table:table-cell>
          <table:table-cell office:value-type="float" office:value="2296" table:style-name="ce1">
            <text:p>2296</text:p>
          </table:table-cell>
          <table:table-cell table:style-name="ce1"/>
          <table:table-cell office:value-type="float" office:value="7927" table:style-name="ce1">
            <text:p>7927</text:p>
          </table:table-cell>
          <table:table-cell office:value-type="float" office:value="1247" table:style-name="ce1">
            <text:p>1247</text:p>
          </table:table-cell>
          <table:table-cell office:value-type="float" office:value="2156" table:style-name="ce1">
            <text:p>2156</text:p>
          </table:table-cell>
          <table:table-cell table:style-name="ce1"/>
          <table:table-cell office:value-type="float" office:value="5164" table:style-name="ce1">
            <text:p>5164</text:p>
          </table:table-cell>
          <table:table-cell office:value-type="float" office:value="1250" table:style-name="ce1">
            <text:p>1250</text:p>
          </table:table-cell>
          <table:table-cell table:style-name="ce1"/>
          <table:table-cell office:value-type="float" office:value="2192" table:style-name="ce1">
            <text:p>2192</text:p>
          </table:table-cell>
          <table:table-cell office:value-type="float" office:value="4169" table:style-name="ce1">
            <text:p>4169</text:p>
          </table:table-cell>
          <table:table-cell office:value-type="float" office:value="1244" table:style-name="ce1">
            <text:p>1244</text:p>
          </table:table-cell>
          <table:table-cell office:value-type="float" office:value="2285" table:style-name="ce1">
            <text:p>2285</text:p>
          </table:table-cell>
          <table:table-cell table:style-name="ce1"/>
          <table:table-cell office:value-type="float" office:value="15652" table:style-name="ce1">
            <text:p>15652</text:p>
          </table:table-cell>
          <table:table-cell office:value-type="float" office:value="1490" table:style-name="ce1">
            <text:p>1490</text:p>
          </table:table-cell>
          <table:table-cell office:value-type="float" office:value="2414" table:style-name="ce1">
            <text:p>2414</text:p>
          </table:table-cell>
          <table:table-cell table:style-name="ce1"/>
          <table:table-cell office:value-type="float" office:value="5680" table:style-name="ce1">
            <text:p>5680</text:p>
          </table:table-cell>
          <table:table-cell office:value-type="float" office:value="2116" table:style-name="ce1">
            <text:p>2116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5095" table:style-name="ce1">
            <text:p>5095</text:p>
          </table:table-cell>
          <table:table-cell office:value-type="float" office:value="1998" table:style-name="ce1">
            <text:p>1998</text:p>
          </table:table-cell>
          <table:table-cell table:style-name="ce1"/>
          <table:table-cell office:value-type="float" office:value="2161" table:style-name="ce1">
            <text:p>2161</text:p>
          </table:table-cell>
          <table:table-cell office:value-type="float" office:value="8786" table:style-name="ce1">
            <text:p>8786</text:p>
          </table:table-cell>
          <table:table-cell office:value-type="float" office:value="4004" table:style-name="ce1">
            <text:p>4004</text:p>
          </table:table-cell>
          <table:table-cell office:value-type="float" office:value="2138" table:style-name="ce1">
            <text:p>2138</text:p>
          </table:table-cell>
          <table:table-cell table:style-name="ce1"/>
          <table:table-cell office:value-type="float" office:value="5474" table:style-name="ce1">
            <text:p>5474</text:p>
          </table:table-cell>
          <table:table-cell office:value-type="float" office:value="3283" table:style-name="ce1">
            <text:p>3283</text:p>
          </table:table-cell>
          <table:table-cell office:value-type="float" office:value="2030" table:style-name="ce1">
            <text:p>2030</text:p>
          </table:table-cell>
          <table:table-cell table:style-name="ce1"/>
          <table:table-cell office:value-type="float" office:value="6222" table:style-name="ce1">
            <text:p>6222</text:p>
          </table:table-cell>
          <table:table-cell office:value-type="float" office:value="3877" table:style-name="ce1">
            <text:p>3877</text:p>
          </table:table-cell>
          <table:table-cell office:value-type="float" office:value="2610" table:style-name="ce1">
            <text:p>2610</text:p>
          </table:table-cell>
          <table:table-cell table:style-name="ce1"/>
          <table:table-cell office:value-type="float" office:value="8905" table:style-name="ce1">
            <text:p>8905</text:p>
          </table:table-cell>
          <table:table-cell office:value-type="float" office:value="1707" table:style-name="ce1">
            <text:p>1707</text:p>
          </table:table-cell>
          <table:table-cell office:value-type="float" office:value="2747" table:style-name="ce1">
            <text:p>2747</text:p>
          </table:table-cell>
          <table:table-cell table:style-name="ce1"/>
          <table:table-cell office:value-type="float" office:value="5209" table:style-name="ce1">
            <text:p>5209</text:p>
          </table:table-cell>
          <table:table-cell office:value-type="float" office:value="1263" table:style-name="ce1">
            <text:p>1263</text:p>
          </table:table-cell>
          <table:table-cell office:value-type="float" office:value="2836" table:style-name="ce1">
            <text:p>2836</text:p>
          </table:table-cell>
          <table:table-cell table:style-name="ce1"/>
          <table:table-cell office:value-type="float" office:value="9022" table:style-name="ce1">
            <text:p>9022</text:p>
          </table:table-cell>
          <table:table-cell office:value-type="float" office:value="5019" table:style-name="ce1">
            <text:p>5019</text:p>
          </table:table-cell>
          <table:table-cell office:value-type="float" office:value="3112" table:style-name="ce1">
            <text:p>3112</text:p>
          </table:table-cell>
          <table:table-cell table:style-name="ce1"/>
          <table:table-cell office:value-type="float" office:value="11310" table:style-name="ce1">
            <text:p>11310</text:p>
          </table:table-cell>
          <table:table-cell office:value-type="float" office:value="2782" table:style-name="ce1">
            <text:p>2782</text:p>
          </table:table-cell>
          <table:table-cell office:value-type="float" office:value="2224" table:style-name="ce1">
            <text:p>2224</text:p>
          </table:table-cell>
          <table:table-cell table:style-name="ce1"/>
          <table:table-cell office:value-type="float" office:value="10221" table:style-name="ce1">
            <text:p>10221</text:p>
          </table:table-cell>
          <table:table-cell office:value-type="float" office:value="45938" table:style-name="ce1">
            <text:p>45938</text:p>
          </table:table-cell>
          <table:table-cell office:value-type="float" office:value="3715" table:style-name="ce1">
            <text:p>3715</text:p>
          </table:table-cell>
          <table:table-cell table:style-name="ce1"/>
          <table:table-cell office:value-type="float" office:value="8231" table:style-name="ce1">
            <text:p>8231</text:p>
          </table:table-cell>
          <table:table-cell office:value-type="float" office:value="2964" table:style-name="ce1">
            <text:p>2964</text:p>
          </table:table-cell>
          <table:table-cell office:value-type="float" office:value="3932" table:style-name="ce1">
            <text:p>3932</text:p>
          </table:table-cell>
          <table:table-cell table:style-name="ce1"/>
          <table:table-cell office:value-type="float" office:value="6953" table:style-name="ce1">
            <text:p>6953</text:p>
          </table:table-cell>
          <table:table-cell office:value-type="float" office:value="2333" table:style-name="ce1">
            <text:p>2333</text:p>
          </table:table-cell>
          <table:table-cell table:style-name="ce1"/>
          <table:table-cell office:value-type="float" office:value="1882" table:style-name="ce1">
            <text:p>1882</text:p>
          </table:table-cell>
          <table:table-cell office:value-type="float" office:value="66206" table:style-name="ce1">
            <text:p>66206</text:p>
          </table:table-cell>
          <table:table-cell office:value-type="float" office:value="1213" table:style-name="ce1">
            <text:p>1213</text:p>
          </table:table-cell>
          <table:table-cell office:value-type="float" office:value="2101" table:style-name="ce1">
            <text:p>2101</text:p>
          </table:table-cell>
          <table:table-cell table:style-name="ce1"/>
          <table:table-cell office:value-type="float" office:value="10881" table:style-name="ce1">
            <text:p>10881</text:p>
          </table:table-cell>
          <table:table-cell office:value-type="float" office:value="3654" table:style-name="ce1">
            <text:p>3654</text:p>
          </table:table-cell>
          <table:table-cell office:value-type="float" office:value="2622" table:style-name="ce1">
            <text:p>2622</text:p>
          </table:table-cell>
          <table:table-cell table:style-name="ce1"/>
          <table:table-cell office:value-type="float" office:value="5639" table:style-name="ce1">
            <text:p>5639</text:p>
          </table:table-cell>
          <table:table-cell office:value-type="float" office:value="1432" table:style-name="ce1">
            <text:p>1432</text:p>
          </table:table-cell>
          <table:table-cell office:value-type="float" office:value="2852" table:style-name="ce1">
            <text:p>2852</text:p>
          </table:table-cell>
          <table:table-cell table:style-name="ce1"/>
          <table:table-cell office:value-type="float" office:value="6307" table:style-name="ce1">
            <text:p>6307</text:p>
          </table:table-cell>
          <table:table-cell office:value-type="float" office:value="727" table:style-name="ce1">
            <text:p>727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float" office:value="6964" table:style-name="ce1">
            <text:p>6964</text:p>
          </table:table-cell>
          <table:table-cell office:value-type="float" office:value="2884" table:style-name="ce1">
            <text:p>2884</text:p>
          </table:table-cell>
          <table:table-cell office:value-type="float" office:value="1912" table:style-name="ce1">
            <text:p>1912</text:p>
          </table:table-cell>
          <table:table-cell table:style-name="ce1"/>
          <table:table-cell office:value-type="float" office:value="8305" table:style-name="ce1">
            <text:p>8305</text:p>
          </table:table-cell>
          <table:table-cell office:value-type="float" office:value="1879" table:style-name="ce1">
            <text:p>1879</text:p>
          </table:table-cell>
          <table:table-cell table:style-name="ce1"/>
          <table:table-cell office:value-type="float" office:value="2270" table:style-name="ce1">
            <text:p>2270</text:p>
          </table:table-cell>
          <table:table-cell office:value-type="float" office:value="10924" table:style-name="ce1">
            <text:p>10924</text:p>
          </table:table-cell>
          <table:table-cell office:value-type="float" office:value="2368" table:style-name="ce1">
            <text:p>2368</text:p>
          </table:table-cell>
          <table:table-cell office:value-type="float" office:value="2093" table:style-name="ce1">
            <text:p>2093</text:p>
          </table:table-cell>
          <table:table-cell table:style-name="ce1"/>
          <table:table-cell office:value-type="float" office:value="38209" table:style-name="ce1">
            <text:p>38209</text:p>
          </table:table-cell>
          <table:table-cell office:value-type="float" office:value="2186" table:style-name="ce1">
            <text:p>2186</text:p>
          </table:table-cell>
          <table:table-cell table:style-name="ce1"/>
          <table:table-cell office:value-type="float" office:value="2675" table:style-name="ce1">
            <text:p>2675</text:p>
          </table:table-cell>
          <table:table-cell office:value-type="float" office:value="4803" table:style-name="ce1">
            <text:p>4803</text:p>
          </table:table-cell>
          <table:table-cell office:value-type="float" office:value="2330" table:style-name="ce1">
            <text:p>2330</text:p>
          </table:table-cell>
          <table:table-cell table:style-name="ce1"/>
          <table:table-cell office:value-type="float" office:value="2236" table:style-name="ce1">
            <text:p>2236</text:p>
          </table:table-cell>
          <table:table-cell office:value-type="float" office:value="68452" table:style-name="ce1">
            <text:p>68452</text:p>
          </table:table-cell>
          <table:table-cell office:value-type="float" office:value="1710" table:style-name="ce1">
            <text:p>1710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7802" table:style-name="ce1">
            <text:p>7802</text:p>
          </table:table-cell>
          <table:table-cell office:value-type="float" office:value="1889" table:style-name="ce1">
            <text:p>1889</text:p>
          </table:table-cell>
          <table:table-cell table:style-name="ce1"/>
          <table:table-cell office:value-type="float" office:value="2533" table:style-name="ce1">
            <text:p>2533</text:p>
          </table:table-cell>
          <table:table-cell office:value-type="float" office:value="20958" table:style-name="ce1">
            <text:p>20958</text:p>
          </table:table-cell>
          <table:table-cell office:value-type="float" office:value="7807" table:style-name="ce1">
            <text:p>7807</text:p>
          </table:table-cell>
          <table:table-cell table:style-name="ce1"/>
          <table:table-cell office:value-type="float" office:value="21021" table:style-name="ce1">
            <text:p>21021</text:p>
          </table:table-cell>
          <table:table-cell office:value-type="float" office:value="5145" table:style-name="ce1">
            <text:p>5145</text:p>
          </table:table-cell>
          <table:table-cell office:value-type="float" office:value="1476" table:style-name="ce1">
            <text:p>1476</text:p>
          </table:table-cell>
          <table:table-cell office:value-type="float" office:value="4223" table:style-name="ce1">
            <text:p>4223</text:p>
          </table:table-cell>
          <table:table-cell table:style-name="ce1"/>
          <table:table-cell office:value-type="float" office:value="7038" table:style-name="ce1">
            <text:p>7038</text:p>
          </table:table-cell>
          <table:table-cell office:value-type="float" office:value="1814" table:style-name="ce1">
            <text:p>1814</text:p>
          </table:table-cell>
          <table:table-cell office:value-type="float" office:value="2822" table:style-name="ce1">
            <text:p>2822</text:p>
          </table:table-cell>
          <table:table-cell table:style-name="ce1"/>
          <table:table-cell office:value-type="float" office:value="19975" table:style-name="ce1">
            <text:p>19975</text:p>
          </table:table-cell>
          <table:table-cell office:value-type="float" office:value="996" table:style-name="ce1">
            <text:p>996</text:p>
          </table:table-cell>
          <table:table-cell office:value-type="float" office:value="1929" table:style-name="ce1">
            <text:p>1929</text:p>
          </table:table-cell>
          <table:table-cell table:style-name="ce1"/>
          <table:table-cell office:value-type="float" office:value="6508" table:style-name="ce1">
            <text:p>6508</text:p>
          </table:table-cell>
          <table:table-cell office:value-type="float" office:value="34861" table:style-name="ce1">
            <text:p>34861</text:p>
          </table:table-cell>
          <table:table-cell office:value-type="float" office:value="12968" table:style-name="ce1">
            <text:p>12968</text:p>
          </table:table-cell>
          <table:table-cell table:style-name="ce1"/>
          <table:table-cell office:value-type="float" office:value="6819" table:style-name="ce1">
            <text:p>6819</text:p>
          </table:table-cell>
          <table:table-cell office:value-type="float" office:value="1747" table:style-name="ce1">
            <text:p>1747</text:p>
          </table:table-cell>
          <table:table-cell table:style-name="ce1"/>
          <table:table-cell office:value-type="float" office:value="2032" table:style-name="ce1">
            <text:p>2032</text:p>
          </table:table-cell>
          <table:table-cell office:value-type="float" office:value="7155" table:style-name="ce1">
            <text:p>7155</text:p>
          </table:table-cell>
          <table:table-cell office:value-type="float" office:value="2080" table:style-name="ce1">
            <text:p>2080</text:p>
          </table:table-cell>
          <table:table-cell table:style-name="ce1"/>
          <table:table-cell office:value-type="float" office:value="2487" table:style-name="ce1">
            <text:p>2487</text:p>
          </table:table-cell>
          <table:table-cell office:value-type="float" office:value="28275" table:style-name="ce1">
            <text:p>28275</text:p>
          </table:table-cell>
          <table:table-cell office:value-type="float" office:value="2041" table:style-name="ce1">
            <text:p>2041</text:p>
          </table:table-cell>
          <table:table-cell office:value-type="float" office:value="2082" table:style-name="ce1">
            <text:p>2082</text:p>
          </table:table-cell>
          <table:table-cell table:style-name="ce1"/>
          <table:table-cell office:value-type="float" office:value="6776" table:style-name="ce1">
            <text:p>6776</text:p>
          </table:table-cell>
          <table:table-cell office:value-type="float" office:value="1724" table:style-name="ce1">
            <text:p>1724</text:p>
          </table:table-cell>
          <table:table-cell table:style-name="ce1"/>
          <table:table-cell office:value-type="float" office:value="2482" table:style-name="ce1">
            <text:p>2482</text:p>
          </table:table-cell>
          <table:table-cell office:value-type="float" office:value="8141" table:style-name="ce1">
            <text:p>8141</text:p>
          </table:table-cell>
          <table:table-cell office:value-type="float" office:value="2029" table:style-name="ce1">
            <text:p>2029</text:p>
          </table:table-cell>
          <table:table-cell table:style-name="ce1"/>
          <table:table-cell office:value-type="float" office:value="2588" table:style-name="ce1">
            <text:p>2588</text:p>
          </table:table-cell>
          <table:table-cell office:value-type="float" office:value="5940" table:style-name="ce1">
            <text:p>5940</text:p>
          </table:table-cell>
          <table:table-cell office:value-type="float" office:value="837" table:style-name="ce1">
            <text:p>837</text:p>
          </table:table-cell>
          <table:table-cell office:value-type="float" office:value="1966" table:style-name="ce1">
            <text:p>1966</text:p>
          </table:table-cell>
          <table:table-cell table:style-name="ce1"/>
          <table:table-cell office:value-type="float" office:value="8387" table:style-name="ce1">
            <text:p>8387</text:p>
          </table:table-cell>
          <table:table-cell office:value-type="float" office:value="1794" table:style-name="ce1">
            <text:p>1794</text:p>
          </table:table-cell>
          <table:table-cell office:value-type="float" office:value="2207" table:style-name="ce1">
            <text:p>2207</text:p>
          </table:table-cell>
          <table:table-cell table:style-name="ce1"/>
          <table:table-cell office:value-type="float" office:value="7769" table:style-name="ce1">
            <text:p>7769</text:p>
          </table:table-cell>
          <table:table-cell office:value-type="float" office:value="2418" table:style-name="ce1">
            <text:p>2418</text:p>
          </table:table-cell>
          <table:table-cell office:value-type="float" office:value="6420" table:style-name="ce1">
            <text:p>6420</text:p>
          </table:table-cell>
          <table:table-cell table:style-name="ce1"/>
          <table:table-cell office:value-type="float" office:value="6595" table:style-name="ce1">
            <text:p>6595</text:p>
          </table:table-cell>
          <table:table-cell office:value-type="float" office:value="8306" table:style-name="ce1">
            <text:p>8306</text:p>
          </table:table-cell>
          <table:table-cell office:value-type="float" office:value="3899" table:style-name="ce1">
            <text:p>3899</text:p>
          </table:table-cell>
          <table:table-cell table:style-name="ce1"/>
          <table:table-cell office:value-type="float" office:value="8399" table:style-name="ce1">
            <text:p>8399</text:p>
          </table:table-cell>
          <table:table-cell office:value-type="float" office:value="1999" table:style-name="ce1">
            <text:p>1999</text:p>
          </table:table-cell>
          <table:table-cell table:style-name="ce1"/>
          <table:table-cell office:value-type="float" office:value="2388" table:style-name="ce1">
            <text:p>2388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9_101505_M06509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08:54:47</text:p>
          </table:table-cell>
          <table:table-cell office:value-type="string" table:style-name="ce1">
            <text:p>2020-11-19_09:54:47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Grégoire B</text:p>
          </table:table-cell>
          <table:table-cell office:value-type="string" table:style-name="ce1">
            <text:p>M0650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K4AQsQAS7RvjkjFe</text:p>
          </table:table-cell>
          <table:table-cell office:value-type="string" table:style-name="ce1">
            <text:p>https://www.testable.org/experiment/4303/294929/start?participant=M065096</text:p>
          </table:table-cell>
          <table:table-cell office:value-type="float" office:value="4822191" table:style-name="ce1">
            <text:p>4822191</text:p>
          </table:table-cell>
          <table:table-cell office:value-type="float" office:value="80.36985" table:style-name="ce1">
            <text:p>80,36985</text:p>
          </table:table-cell>
          <table:table-cell office:value-type="float" office:value="69191" table:style-name="ce1">
            <text:p>69191</text:p>
          </table:table-cell>
          <table:table-cell office:value-type="float" office:value="78217" table:style-name="ce1">
            <text:p>78217</text:p>
          </table:table-cell>
          <table:table-cell office:value-type="float" office:value="90426" table:style-name="ce1">
            <text:p>90426</text:p>
          </table:table-cell>
          <table:table-cell office:value-type="float" office:value="113209" table:style-name="ce1">
            <text:p>113209</text:p>
          </table:table-cell>
          <table:table-cell office:value-type="float" office:value="65456" table:style-name="ce1">
            <text:p>65456</text:p>
          </table:table-cell>
          <table:table-cell office:value-type="float" office:value="72094" table:style-name="ce1">
            <text:p>72094</text:p>
          </table:table-cell>
          <table:table-cell office:value-type="float" office:value="120651" table:style-name="ce1">
            <text:p>120651</text:p>
          </table:table-cell>
          <table:table-cell office:value-type="float" office:value="73371" table:style-name="ce1">
            <text:p>73371</text:p>
          </table:table-cell>
          <table:table-cell office:value-type="float" office:value="109718" table:style-name="ce1">
            <text:p>109718</text:p>
          </table:table-cell>
          <table:table-cell office:value-type="float" office:value="122372" table:style-name="ce1">
            <text:p>122372</text:p>
          </table:table-cell>
          <table:table-cell office:value-type="float" office:value="176573" table:style-name="ce1">
            <text:p>176573</text:p>
          </table:table-cell>
          <table:table-cell office:value-type="float" office:value="69148" table:style-name="ce1">
            <text:p>69148</text:p>
          </table:table-cell>
          <table:table-cell office:value-type="float" office:value="15538" table:style-name="ce1">
            <text:p>15538</text:p>
          </table:table-cell>
          <table:table-cell office:value-type="float" office:value="2549" table:style-name="ce1">
            <text:p>2549</text:p>
          </table:table-cell>
          <table:table-cell office:value-type="float" office:value="3674" table:style-name="ce1">
            <text:p>3674</text:p>
          </table:table-cell>
          <table:table-cell table:style-name="ce1"/>
          <table:table-cell office:value-type="float" office:value="14578" table:style-name="ce1">
            <text:p>14578</text:p>
          </table:table-cell>
          <table:table-cell office:value-type="float" office:value="1425" table:style-name="ce1">
            <text:p>1425</text:p>
          </table:table-cell>
          <table:table-cell table:style-name="ce1"/>
          <table:table-cell office:value-type="float" office:value="6987" table:style-name="ce1">
            <text:p>6987</text:p>
          </table:table-cell>
          <table:table-cell office:value-type="float" office:value="32099" table:style-name="ce1">
            <text:p>32099</text:p>
          </table:table-cell>
          <table:table-cell office:value-type="float" office:value="2970" table:style-name="ce1">
            <text:p>2970</text:p>
          </table:table-cell>
          <table:table-cell table:style-name="ce1"/>
          <table:table-cell office:value-type="float" office:value="11203" table:style-name="ce1">
            <text:p>11203</text:p>
          </table:table-cell>
          <table:table-cell office:value-type="float" office:value="21412" table:style-name="ce1">
            <text:p>21412</text:p>
          </table:table-cell>
          <table:table-cell office:value-type="float" office:value="2934" table:style-name="ce1">
            <text:p>2934</text:p>
          </table:table-cell>
          <table:table-cell table:style-name="ce1"/>
          <table:table-cell office:value-type="float" office:value="5392" table:style-name="ce1">
            <text:p>5392</text:p>
          </table:table-cell>
          <table:table-cell office:value-type="float" office:value="22754" table:style-name="ce1">
            <text:p>22754</text:p>
          </table:table-cell>
          <table:table-cell office:value-type="float" office:value="5695" table:style-name="ce1">
            <text:p>5695</text:p>
          </table:table-cell>
          <table:table-cell office:value-type="float" office:value="7329" table:style-name="ce1">
            <text:p>7329</text:p>
          </table:table-cell>
          <table:table-cell table:style-name="ce1"/>
          <table:table-cell office:value-type="float" office:value="34987" table:style-name="ce1">
            <text:p>34987</text:p>
          </table:table-cell>
          <table:table-cell office:value-type="float" office:value="1277" table:style-name="ce1">
            <text:p>1277</text:p>
          </table:table-cell>
          <table:table-cell table:style-name="ce1"/>
          <table:table-cell office:value-type="float" office:value="4740" table:style-name="ce1">
            <text:p>4740</text:p>
          </table:table-cell>
          <table:table-cell office:value-type="float" office:value="19619" table:style-name="ce1">
            <text:p>19619</text:p>
          </table:table-cell>
          <table:table-cell office:value-type="float" office:value="2413" table:style-name="ce1">
            <text:p>2413</text:p>
          </table:table-cell>
          <table:table-cell table:style-name="ce1"/>
          <table:table-cell office:value-type="float" office:value="4164" table:style-name="ce1">
            <text:p>4164</text:p>
          </table:table-cell>
          <table:table-cell office:value-type="float" office:value="12339" table:style-name="ce1">
            <text:p>12339</text:p>
          </table:table-cell>
          <table:table-cell office:value-type="float" office:value="987" table:style-name="ce1">
            <text:p>987</text:p>
          </table:table-cell>
          <table:table-cell table:style-name="ce1"/>
          <table:table-cell office:value-type="float" office:value="2352" table:style-name="ce1">
            <text:p>2352</text:p>
          </table:table-cell>
          <table:table-cell office:value-type="float" office:value="26873" table:style-name="ce1">
            <text:p>26873</text:p>
          </table:table-cell>
          <table:table-cell office:value-type="float" office:value="2735" table:style-name="ce1">
            <text:p>2735</text:p>
          </table:table-cell>
          <table:table-cell table:style-name="ce1"/>
          <table:table-cell office:value-type="float" office:value="3764" table:style-name="ce1">
            <text:p>3764</text:p>
          </table:table-cell>
          <table:table-cell office:value-type="float" office:value="30898" table:style-name="ce1">
            <text:p>30898</text:p>
          </table:table-cell>
          <table:table-cell office:value-type="float" office:value="1522" table:style-name="ce1">
            <text:p>1522</text:p>
          </table:table-cell>
          <table:table-cell table:style-name="ce1"/>
          <table:table-cell office:value-type="float" office:value="4084" table:style-name="ce1">
            <text:p>4084</text:p>
          </table:table-cell>
          <table:table-cell office:value-type="float" office:value="30414" table:style-name="ce1">
            <text:p>30414</text:p>
          </table:table-cell>
          <table:table-cell office:value-type="float" office:value="3401" table:style-name="ce1">
            <text:p>3401</text:p>
          </table:table-cell>
          <table:table-cell table:style-name="ce1"/>
          <table:table-cell office:value-type="float" office:value="16003" table:style-name="ce1">
            <text:p>16003</text:p>
          </table:table-cell>
          <table:table-cell office:value-type="float" office:value="16671" table:style-name="ce1">
            <text:p>16671</text:p>
          </table:table-cell>
          <table:table-cell office:value-type="float" office:value="1923" table:style-name="ce1">
            <text:p>1923</text:p>
          </table:table-cell>
          <table:table-cell office:value-type="float" office:value="3136" table:style-name="ce1">
            <text:p>3136</text:p>
          </table:table-cell>
          <table:table-cell table:style-name="ce1"/>
          <table:table-cell office:value-type="float" office:value="27595" table:style-name="ce1">
            <text:p>27595</text:p>
          </table:table-cell>
          <table:table-cell office:value-type="float" office:value="2356" table:style-name="ce1">
            <text:p>2356</text:p>
          </table:table-cell>
          <table:table-cell office:value-type="float" office:value="7401" table:style-name="ce1">
            <text:p>7401</text:p>
          </table:table-cell>
          <table:table-cell table:style-name="ce1"/>
          <table:table-cell office:value-type="float" office:value="12415" table:style-name="ce1">
            <text:p>12415</text:p>
          </table:table-cell>
          <table:table-cell office:value-type="float" office:value="17399" table:style-name="ce1">
            <text:p>17399</text:p>
          </table:table-cell>
          <table:table-cell table:style-name="ce1"/>
          <table:table-cell office:value-type="float" office:value="3608" table:style-name="ce1">
            <text:p>3608</text:p>
          </table:table-cell>
          <table:table-cell office:value-type="float" office:value="12613" table:style-name="ce1">
            <text:p>12613</text:p>
          </table:table-cell>
          <table:table-cell office:value-type="float" office:value="69806" table:style-name="ce1">
            <text:p>69806</text:p>
          </table:table-cell>
          <table:table-cell table:style-name="ce1"/>
          <table:table-cell office:value-type="float" office:value="2838" table:style-name="ce1">
            <text:p>2838</text:p>
          </table:table-cell>
          <table:table-cell office:value-type="float" office:value="25721" table:style-name="ce1">
            <text:p>25721</text:p>
          </table:table-cell>
          <table:table-cell office:value-type="float" office:value="2471" table:style-name="ce1">
            <text:p>2471</text:p>
          </table:table-cell>
          <table:table-cell table:style-name="ce1"/>
          <table:table-cell office:value-type="float" office:value="9339" table:style-name="ce1">
            <text:p>9339</text:p>
          </table:table-cell>
          <table:table-cell office:value-type="float" office:value="74411" table:style-name="ce1">
            <text:p>74411</text:p>
          </table:table-cell>
          <table:table-cell office:value-type="float" office:value="2176" table:style-name="ce1">
            <text:p>2176</text:p>
          </table:table-cell>
          <table:table-cell table:style-name="ce1"/>
          <table:table-cell office:value-type="float" office:value="3698" table:style-name="ce1">
            <text:p>3698</text:p>
          </table:table-cell>
          <table:table-cell office:value-type="float" office:value="12321" table:style-name="ce1">
            <text:p>12321</text:p>
          </table:table-cell>
          <table:table-cell office:value-type="float" office:value="1521" table:style-name="ce1">
            <text:p>1521</text:p>
          </table:table-cell>
          <table:table-cell table:style-name="ce1"/>
          <table:table-cell office:value-type="float" office:value="3789" table:style-name="ce1">
            <text:p>3789</text:p>
          </table:table-cell>
          <table:table-cell office:value-type="float" office:value="24962" table:style-name="ce1">
            <text:p>24962</text:p>
          </table:table-cell>
          <table:table-cell office:value-type="float" office:value="3133" table:style-name="ce1">
            <text:p>3133</text:p>
          </table:table-cell>
          <table:table-cell table:style-name="ce1"/>
          <table:table-cell office:value-type="float" office:value="12560" table:style-name="ce1">
            <text:p>12560</text:p>
          </table:table-cell>
          <table:table-cell office:value-type="float" office:value="36581" table:style-name="ce1">
            <text:p>36581</text:p>
          </table:table-cell>
          <table:table-cell office:value-type="float" office:value="25237" table:style-name="ce1">
            <text:p>25237</text:p>
          </table:table-cell>
          <table:table-cell table:style-name="ce1"/>
          <table:table-cell office:value-type="float" office:value="5484" table:style-name="ce1">
            <text:p>5484</text:p>
          </table:table-cell>
          <table:table-cell office:value-type="float" office:value="28419" table:style-name="ce1">
            <text:p>28419</text:p>
          </table:table-cell>
          <table:table-cell office:value-type="float" office:value="2832" table:style-name="ce1">
            <text:p>2832</text:p>
          </table:table-cell>
          <table:table-cell table:style-name="ce1"/>
          <table:table-cell office:value-type="float" office:value="4468" table:style-name="ce1">
            <text:p>4468</text:p>
          </table:table-cell>
          <table:table-cell office:value-type="float" office:value="61037" table:style-name="ce1">
            <text:p>61037</text:p>
          </table:table-cell>
          <table:table-cell office:value-type="float" office:value="3678" table:style-name="ce1">
            <text:p>3678</text:p>
          </table:table-cell>
          <table:table-cell table:style-name="ce1"/>
          <table:table-cell office:value-type="float" office:value="11121" table:style-name="ce1">
            <text:p>11121</text:p>
          </table:table-cell>
          <table:table-cell office:value-type="float" office:value="21265" table:style-name="ce1">
            <text:p>21265</text:p>
          </table:table-cell>
          <table:table-cell office:value-type="float" office:value="2338" table:style-name="ce1">
            <text:p>2338</text:p>
          </table:table-cell>
          <table:table-cell office:value-type="float" office:value="3297" table:style-name="ce1">
            <text:p>3297</text:p>
          </table:table-cell>
          <table:table-cell table:style-name="ce1"/>
          <table:table-cell office:value-type="float" office:value="19138" table:style-name="ce1">
            <text:p>19138</text:p>
          </table:table-cell>
          <table:table-cell office:value-type="float" office:value="11405" table:style-name="ce1">
            <text:p>11405</text:p>
          </table:table-cell>
          <table:table-cell office:value-type="float" office:value="2553" table:style-name="ce1">
            <text:p>2553</text:p>
          </table:table-cell>
          <table:table-cell table:style-name="ce1"/>
          <table:table-cell office:value-type="float" office:value="23706" table:style-name="ce1">
            <text:p>23706</text:p>
          </table:table-cell>
          <table:table-cell office:value-type="float" office:value="1690" table:style-name="ce1">
            <text:p>1690</text:p>
          </table:table-cell>
          <table:table-cell office:value-type="float" office:value="17518" table:style-name="ce1">
            <text:p>17518</text:p>
          </table:table-cell>
          <table:table-cell table:style-name="ce1"/>
          <table:table-cell office:value-type="float" office:value="14270" table:style-name="ce1">
            <text:p>14270</text:p>
          </table:table-cell>
          <table:table-cell office:value-type="float" office:value="3315" table:style-name="ce1">
            <text:p>3315</text:p>
          </table:table-cell>
          <table:table-cell office:value-type="float" office:value="3164" table:style-name="ce1">
            <text:p>3164</text:p>
          </table:table-cell>
          <table:table-cell table:style-name="ce1"/>
          <table:table-cell office:value-type="float" office:value="19144" table:style-name="ce1">
            <text:p>19144</text:p>
          </table:table-cell>
          <table:table-cell office:value-type="float" office:value="1374" table:style-name="ce1">
            <text:p>1374</text:p>
          </table:table-cell>
          <table:table-cell table:style-name="ce1"/>
          <table:table-cell office:value-type="float" office:value="2493" table:style-name="ce1">
            <text:p>2493</text:p>
          </table:table-cell>
          <table:table-cell office:value-type="float" office:value="10535" table:style-name="ce1">
            <text:p>10535</text:p>
          </table:table-cell>
          <table:table-cell office:value-type="float" office:value="1184" table:style-name="ce1">
            <text:p>1184</text:p>
          </table:table-cell>
          <table:table-cell table:style-name="ce1"/>
          <table:table-cell office:value-type="float" office:value="6096" table:style-name="ce1">
            <text:p>6096</text:p>
          </table:table-cell>
          <table:table-cell office:value-type="float" office:value="31160" table:style-name="ce1">
            <text:p>31160</text:p>
          </table:table-cell>
          <table:table-cell office:value-type="float" office:value="2802" table:style-name="ce1">
            <text:p>2802</text:p>
          </table:table-cell>
          <table:table-cell table:style-name="ce1"/>
          <table:table-cell office:value-type="float" office:value="4230" table:style-name="ce1">
            <text:p>4230</text:p>
          </table:table-cell>
          <table:table-cell office:value-type="float" office:value="29916" table:style-name="ce1">
            <text:p>29916</text:p>
          </table:table-cell>
          <table:table-cell office:value-type="float" office:value="3412" table:style-name="ce1">
            <text:p>3412</text:p>
          </table:table-cell>
          <table:table-cell table:style-name="ce1"/>
          <table:table-cell office:value-type="float" office:value="4865" table:style-name="ce1">
            <text:p>4865</text:p>
          </table:table-cell>
          <table:table-cell office:value-type="float" office:value="14741" table:style-name="ce1">
            <text:p>14741</text:p>
          </table:table-cell>
          <table:table-cell office:value-type="float" office:value="7729" table:style-name="ce1">
            <text:p>7729</text:p>
          </table:table-cell>
          <table:table-cell office:value-type="float" office:value="3595" table:style-name="ce1">
            <text:p>3595</text:p>
          </table:table-cell>
          <table:table-cell table:style-name="ce1"/>
          <table:table-cell office:value-type="float" office:value="18978" table:style-name="ce1">
            <text:p>18978</text:p>
          </table:table-cell>
          <table:table-cell office:value-type="float" office:value="6953" table:style-name="ce1">
            <text:p>6953</text:p>
          </table:table-cell>
          <table:table-cell table:style-name="ce1"/>
          <table:table-cell office:value-type="float" office:value="6129" table:style-name="ce1">
            <text:p>6129</text:p>
          </table:table-cell>
          <table:table-cell office:value-type="float" office:value="17625" table:style-name="ce1">
            <text:p>17625</text:p>
          </table:table-cell>
          <table:table-cell office:value-type="float" office:value="5627" table:style-name="ce1">
            <text:p>5627</text:p>
          </table:table-cell>
          <table:table-cell table:style-name="ce1"/>
          <table:table-cell office:value-type="float" office:value="3814" table:style-name="ce1">
            <text:p>3814</text:p>
          </table:table-cell>
          <table:table-cell office:value-type="float" office:value="12219" table:style-name="ce1">
            <text:p>12219</text:p>
          </table:table-cell>
          <table:table-cell office:value-type="float" office:value="1864" table:style-name="ce1">
            <text:p>1864</text:p>
          </table:table-cell>
          <table:table-cell table:style-name="ce1"/>
          <table:table-cell office:value-type="float" office:value="3144" table:style-name="ce1">
            <text:p>3144</text:p>
          </table:table-cell>
          <table:table-cell office:value-type="float" office:value="15325" table:style-name="ce1">
            <text:p>15325</text:p>
          </table:table-cell>
          <table:table-cell office:value-type="float" office:value="3102" table:style-name="ce1">
            <text:p>3102</text:p>
          </table:table-cell>
          <table:table-cell office:value-type="float" office:value="7960" table:style-name="ce1">
            <text:p>7960</text:p>
          </table:table-cell>
          <table:table-cell table:style-name="ce1"/>
          <table:table-cell office:value-type="float" office:value="24470" table:style-name="ce1">
            <text:p>24470</text:p>
          </table:table-cell>
          <table:table-cell office:value-type="float" office:value="1362" table:style-name="ce1">
            <text:p>1362</text:p>
          </table:table-cell>
          <table:table-cell table:style-name="ce1"/>
          <table:table-cell office:value-type="float" office:value="16733" table:style-name="ce1">
            <text:p>16733</text:p>
          </table:table-cell>
          <table:table-cell office:value-type="float" office:value="15655" table:style-name="ce1">
            <text:p>15655</text:p>
          </table:table-cell>
          <table:table-cell office:value-type="float" office:value="1728" table:style-name="ce1">
            <text:p>1728</text:p>
          </table:table-cell>
          <table:table-cell office:value-type="float" office:value="5595" table:style-name="ce1">
            <text:p>5595</text:p>
          </table:table-cell>
          <table:table-cell table:style-name="ce1"/>
          <table:table-cell office:value-type="float" office:value="20895" table:style-name="ce1">
            <text:p>20895</text:p>
          </table:table-cell>
          <table:table-cell office:value-type="float" office:value="3117" table:style-name="ce1">
            <text:p>3117</text:p>
          </table:table-cell>
          <table:table-cell office:value-type="float" office:value="3212" table:style-name="ce1">
            <text:p>3212</text:p>
          </table:table-cell>
          <table:table-cell table:style-name="ce1"/>
          <table:table-cell office:value-type="float" office:value="19231" table:style-name="ce1">
            <text:p>19231</text:p>
          </table:table-cell>
          <table:table-cell office:value-type="float" office:value="2360" table:style-name="ce1">
            <text:p>2360</text:p>
          </table:table-cell>
          <table:table-cell office:value-type="float" office:value="3482" table:style-name="ce1">
            <text:p>3482</text:p>
          </table:table-cell>
          <table:table-cell table:style-name="ce1"/>
          <table:table-cell office:value-type="float" office:value="84122" table:style-name="ce1">
            <text:p>84122</text:p>
          </table:table-cell>
          <table:table-cell office:value-type="float" office:value="2111" table:style-name="ce1">
            <text:p>2111</text:p>
          </table:table-cell>
          <table:table-cell office:value-type="float" office:value="3136" table:style-name="ce1">
            <text:p>3136</text:p>
          </table:table-cell>
          <table:table-cell table:style-name="ce1"/>
          <table:table-cell office:value-type="float" office:value="12579" table:style-name="ce1">
            <text:p>12579</text:p>
          </table:table-cell>
          <table:table-cell office:value-type="float" office:value="25466" table:style-name="ce1">
            <text:p>25466</text:p>
          </table:table-cell>
          <table:table-cell table:style-name="ce1"/>
          <table:table-cell office:value-type="float" office:value="6732" table:style-name="ce1">
            <text:p>6732</text:p>
          </table:table-cell>
          <table:table-cell office:value-type="float" office:value="29656" table:style-name="ce1">
            <text:p>29656</text:p>
          </table:table-cell>
          <table:table-cell office:value-type="float" office:value="1351" table:style-name="ce1">
            <text:p>1351</text:p>
          </table:table-cell>
          <table:table-cell table:style-name="ce1"/>
          <table:table-cell office:value-type="float" office:value="4820" table:style-name="ce1">
            <text:p>4820</text:p>
          </table:table-cell>
          <table:table-cell office:value-type="float" office:value="10604" table:style-name="ce1">
            <text:p>10604</text:p>
          </table:table-cell>
          <table:table-cell office:value-type="float" office:value="2170" table:style-name="ce1">
            <text:p>2170</text:p>
          </table:table-cell>
          <table:table-cell table:style-name="ce1"/>
          <table:table-cell office:value-type="float" office:value="8030" table:style-name="ce1">
            <text:p>8030</text:p>
          </table:table-cell>
          <table:table-cell office:value-type="float" office:value="48100" table:style-name="ce1">
            <text:p>48100</text:p>
          </table:table-cell>
          <table:table-cell office:value-type="float" office:value="2135" table:style-name="ce1">
            <text:p>2135</text:p>
          </table:table-cell>
          <table:table-cell table:style-name="ce1"/>
          <table:table-cell office:value-type="float" office:value="5348" table:style-name="ce1">
            <text:p>5348</text:p>
          </table:table-cell>
          <table:table-cell office:value-type="float" office:value="68696" table:style-name="ce1">
            <text:p>68696</text:p>
          </table:table-cell>
          <table:table-cell office:value-type="float" office:value="65496" table:style-name="ce1">
            <text:p>65496</text:p>
          </table:table-cell>
          <table:table-cell table:style-name="ce1"/>
          <table:table-cell office:value-type="float" office:value="4404" table:style-name="ce1">
            <text:p>4404</text:p>
          </table:table-cell>
          <table:table-cell office:value-type="float" office:value="45300" table:style-name="ce1">
            <text:p>45300</text:p>
          </table:table-cell>
          <table:table-cell office:value-type="float" office:value="3399" table:style-name="ce1">
            <text:p>3399</text:p>
          </table:table-cell>
          <table:table-cell office:value-type="float" office:value="3072" table:style-name="ce1">
            <text:p>3072</text:p>
          </table:table-cell>
          <table:table-cell table:style-name="ce1"/>
          <table:table-cell office:value-type="float" office:value="12964" table:style-name="ce1">
            <text:p>12964</text:p>
          </table:table-cell>
          <table:table-cell office:value-type="float" office:value="4663" table:style-name="ce1">
            <text:p>4663</text:p>
          </table:table-cell>
          <table:table-cell office:value-type="float" office:value="7490" table:style-name="ce1">
            <text:p>7490</text:p>
          </table:table-cell>
          <table:table-cell table:style-name="ce1"/>
          <table:table-cell office:value-type="float" office:value="25449" table:style-name="ce1">
            <text:p>25449</text:p>
          </table:table-cell>
          <table:table-cell office:value-type="float" office:value="1830" table:style-name="ce1">
            <text:p>1830</text:p>
          </table:table-cell>
          <table:table-cell office:value-type="float" office:value="3947" table:style-name="ce1">
            <text:p>3947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9_104144_M05049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09:52:04</text:p>
          </table:table-cell>
          <table:table-cell office:value-type="string" table:style-name="ce1">
            <text:p>2020-11-19_10:52:04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M050495</text:p>
          </table:table-cell>
          <table:table-cell office:value-type="string" table:style-name="ce1">
            <text:p>M05049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fT0PeVMfMiRJtR1</text:p>
          </table:table-cell>
          <table:table-cell office:value-type="string" table:style-name="ce1">
            <text:p>https://www.testable.org/experiment/4303/294929/start?participant=M050495</text:p>
          </table:table-cell>
          <table:table-cell office:value-type="float" office:value="2983680" table:style-name="ce1">
            <text:p>2983680</text:p>
          </table:table-cell>
          <table:table-cell office:value-type="float" office:value="49.728000000000002" table:style-name="ce1">
            <text:p>49,728</text:p>
          </table:table-cell>
          <table:table-cell office:value-type="float" office:value="74459" table:style-name="ce1">
            <text:p>74459</text:p>
          </table:table-cell>
          <table:table-cell office:value-type="float" office:value="43003" table:style-name="ce1">
            <text:p>43003</text:p>
          </table:table-cell>
          <table:table-cell office:value-type="float" office:value="62829" table:style-name="ce1">
            <text:p>62829</text:p>
          </table:table-cell>
          <table:table-cell office:value-type="float" office:value="53270" table:style-name="ce1">
            <text:p>53270</text:p>
          </table:table-cell>
          <table:table-cell office:value-type="float" office:value="45592" table:style-name="ce1">
            <text:p>45592</text:p>
          </table:table-cell>
          <table:table-cell office:value-type="float" office:value="46171" table:style-name="ce1">
            <text:p>46171</text:p>
          </table:table-cell>
          <table:table-cell office:value-type="float" office:value="91560" table:style-name="ce1">
            <text:p>91560</text:p>
          </table:table-cell>
          <table:table-cell office:value-type="float" office:value="72227" table:style-name="ce1">
            <text:p>72227</text:p>
          </table:table-cell>
          <table:table-cell office:value-type="float" office:value="76242" table:style-name="ce1">
            <text:p>76242</text:p>
          </table:table-cell>
          <table:table-cell office:value-type="float" office:value="66651" table:style-name="ce1">
            <text:p>66651</text:p>
          </table:table-cell>
          <table:table-cell office:value-type="float" office:value="58983" table:style-name="ce1">
            <text:p>58983</text:p>
          </table:table-cell>
          <table:table-cell office:value-type="float" office:value="78127" table:style-name="ce1">
            <text:p>78127</text:p>
          </table:table-cell>
          <table:table-cell table:number-columns-repeated="192" table:style-name="ce1"/>
          <table:table-cell office:value-type="float" office:value="13285" table:style-name="ce1">
            <text:p>13285</text:p>
          </table:table-cell>
          <table:table-cell office:value-type="float" office:value="1453" table:style-name="ce1">
            <text:p>1453</text:p>
          </table:table-cell>
          <table:table-cell table:style-name="ce1"/>
          <table:table-cell office:value-type="float" office:value="3950" table:style-name="ce1">
            <text:p>3950</text:p>
          </table:table-cell>
          <table:table-cell office:value-type="float" office:value="13300" table:style-name="ce1">
            <text:p>13300</text:p>
          </table:table-cell>
          <table:table-cell office:value-type="float" office:value="1139" table:style-name="ce1">
            <text:p>1139</text:p>
          </table:table-cell>
          <table:table-cell office:value-type="float" office:value="2666" table:style-name="ce1">
            <text:p>2666</text:p>
          </table:table-cell>
          <table:table-cell table:style-name="ce1"/>
          <table:table-cell office:value-type="float" office:value="11310" table:style-name="ce1">
            <text:p>11310</text:p>
          </table:table-cell>
          <table:table-cell office:value-type="float" office:value="2720" table:style-name="ce1">
            <text:p>2720</text:p>
          </table:table-cell>
          <table:table-cell office:value-type="float" office:value="4380" table:style-name="ce1">
            <text:p>4380</text:p>
          </table:table-cell>
          <table:table-cell table:style-name="ce1"/>
          <table:table-cell office:value-type="float" office:value="9853" table:style-name="ce1">
            <text:p>9853</text:p>
          </table:table-cell>
          <table:table-cell office:value-type="float" office:value="4329" table:style-name="ce1">
            <text:p>4329</text:p>
          </table:table-cell>
          <table:table-cell table:style-name="ce1"/>
          <table:table-cell office:value-type="float" office:value="4871" table:style-name="ce1">
            <text:p>4871</text:p>
          </table:table-cell>
          <table:table-cell office:value-type="float" office:value="13933" table:style-name="ce1">
            <text:p>13933</text:p>
          </table:table-cell>
          <table:table-cell office:value-type="float" office:value="2961" table:style-name="ce1">
            <text:p>2961</text:p>
          </table:table-cell>
          <table:table-cell table:style-name="ce1"/>
          <table:table-cell office:value-type="float" office:value="3411" table:style-name="ce1">
            <text:p>3411</text:p>
          </table:table-cell>
          <table:table-cell office:value-type="float" office:value="13271" table:style-name="ce1">
            <text:p>13271</text:p>
          </table:table-cell>
          <table:table-cell office:value-type="float" office:value="1143" table:style-name="ce1">
            <text:p>1143</text:p>
          </table:table-cell>
          <table:table-cell office:value-type="float" office:value="5830" table:style-name="ce1">
            <text:p>5830</text:p>
          </table:table-cell>
          <table:table-cell table:style-name="ce1"/>
          <table:table-cell office:value-type="float" office:value="13099" table:style-name="ce1">
            <text:p>13099</text:p>
          </table:table-cell>
          <table:table-cell office:value-type="float" office:value="3248" table:style-name="ce1">
            <text:p>3248</text:p>
          </table:table-cell>
          <table:table-cell office:value-type="float" office:value="3846" table:style-name="ce1">
            <text:p>3846</text:p>
          </table:table-cell>
          <table:table-cell table:style-name="ce1"/>
          <table:table-cell office:value-type="float" office:value="9635" table:style-name="ce1">
            <text:p>9635</text:p>
          </table:table-cell>
          <table:table-cell office:value-type="float" office:value="1133" table:style-name="ce1">
            <text:p>1133</text:p>
          </table:table-cell>
          <table:table-cell table:style-name="ce1"/>
          <table:table-cell office:value-type="float" office:value="4284" table:style-name="ce1">
            <text:p>4284</text:p>
          </table:table-cell>
          <table:table-cell office:value-type="float" office:value="10143" table:style-name="ce1">
            <text:p>10143</text:p>
          </table:table-cell>
          <table:table-cell office:value-type="float" office:value="2269" table:style-name="ce1">
            <text:p>2269</text:p>
          </table:table-cell>
          <table:table-cell office:value-type="float" office:value="5533" table:style-name="ce1">
            <text:p>5533</text:p>
          </table:table-cell>
          <table:table-cell table:style-name="ce1"/>
          <table:table-cell office:value-type="float" office:value="13789" table:style-name="ce1">
            <text:p>13789</text:p>
          </table:table-cell>
          <table:table-cell office:value-type="float" office:value="1464" table:style-name="ce1">
            <text:p>1464</text:p>
          </table:table-cell>
          <table:table-cell table:style-name="ce1"/>
          <table:table-cell office:value-type="float" office:value="2620" table:style-name="ce1">
            <text:p>2620</text:p>
          </table:table-cell>
          <table:table-cell office:value-type="float" office:value="31520" table:style-name="ce1">
            <text:p>31520</text:p>
          </table:table-cell>
          <table:table-cell office:value-type="float" office:value="1436" table:style-name="ce1">
            <text:p>1436</text:p>
          </table:table-cell>
          <table:table-cell office:value-type="float" office:value="5518" table:style-name="ce1">
            <text:p>5518</text:p>
          </table:table-cell>
          <table:table-cell table:style-name="ce1"/>
          <table:table-cell office:value-type="float" office:value="22924" table:style-name="ce1">
            <text:p>22924</text:p>
          </table:table-cell>
          <table:table-cell office:value-type="float" office:value="3027" table:style-name="ce1">
            <text:p>3027</text:p>
          </table:table-cell>
          <table:table-cell office:value-type="float" office:value="8914" table:style-name="ce1">
            <text:p>8914</text:p>
          </table:table-cell>
          <table:table-cell table:style-name="ce1"/>
          <table:table-cell office:value-type="float" office:value="12556" table:style-name="ce1">
            <text:p>12556</text:p>
          </table:table-cell>
          <table:table-cell office:value-type="float" office:value="1816" table:style-name="ce1">
            <text:p>1816</text:p>
          </table:table-cell>
          <table:table-cell table:style-name="ce1"/>
          <table:table-cell office:value-type="float" office:value="4474" table:style-name="ce1">
            <text:p>4474</text:p>
          </table:table-cell>
          <table:table-cell office:value-type="float" office:value="13349" table:style-name="ce1">
            <text:p>13349</text:p>
          </table:table-cell>
          <table:table-cell office:value-type="float" office:value="1387" table:style-name="ce1">
            <text:p>1387</text:p>
          </table:table-cell>
          <table:table-cell office:value-type="float" office:value="4016" table:style-name="ce1">
            <text:p>4016</text:p>
          </table:table-cell>
          <table:table-cell table:style-name="ce1"/>
          <table:table-cell office:value-type="float" office:value="8582" table:style-name="ce1">
            <text:p>8582</text:p>
          </table:table-cell>
          <table:table-cell office:value-type="float" office:value="1750" table:style-name="ce1">
            <text:p>1750</text:p>
          </table:table-cell>
          <table:table-cell office:value-type="float" office:value="2800" table:style-name="ce1">
            <text:p>2800</text:p>
          </table:table-cell>
          <table:table-cell table:style-name="ce1"/>
          <table:table-cell office:value-type="float" office:value="15264" table:style-name="ce1">
            <text:p>15264</text:p>
          </table:table-cell>
          <table:table-cell office:value-type="float" office:value="2223" table:style-name="ce1">
            <text:p>2223</text:p>
          </table:table-cell>
          <table:table-cell table:style-name="ce1"/>
          <table:table-cell office:value-type="float" office:value="2831" table:style-name="ce1">
            <text:p>2831</text:p>
          </table:table-cell>
          <table:table-cell office:value-type="float" office:value="14476" table:style-name="ce1">
            <text:p>14476</text:p>
          </table:table-cell>
          <table:table-cell office:value-type="float" office:value="4795" table:style-name="ce1">
            <text:p>4795</text:p>
          </table:table-cell>
          <table:table-cell office:value-type="float" office:value="4702" table:style-name="ce1">
            <text:p>4702</text:p>
          </table:table-cell>
          <table:table-cell table:style-name="ce1"/>
          <table:table-cell office:value-type="float" office:value="26106" table:style-name="ce1">
            <text:p>26106</text:p>
          </table:table-cell>
          <table:table-cell office:value-type="float" office:value="2478" table:style-name="ce1">
            <text:p>2478</text:p>
          </table:table-cell>
          <table:table-cell office:value-type="float" office:value="2911" table:style-name="ce1">
            <text:p>2911</text:p>
          </table:table-cell>
          <table:table-cell table:style-name="ce1"/>
          <table:table-cell office:value-type="float" office:value="6692" table:style-name="ce1">
            <text:p>6692</text:p>
          </table:table-cell>
          <table:table-cell office:value-type="float" office:value="1159" table:style-name="ce1">
            <text:p>1159</text:p>
          </table:table-cell>
          <table:table-cell office:value-type="float" office:value="3108" table:style-name="ce1">
            <text:p>3108</text:p>
          </table:table-cell>
          <table:table-cell table:style-name="ce1"/>
          <table:table-cell office:value-type="float" office:value="22852" table:style-name="ce1">
            <text:p>22852</text:p>
          </table:table-cell>
          <table:table-cell office:value-type="float" office:value="1440" table:style-name="ce1">
            <text:p>1440</text:p>
          </table:table-cell>
          <table:table-cell table:style-name="ce1"/>
          <table:table-cell office:value-type="float" office:value="4475" table:style-name="ce1">
            <text:p>4475</text:p>
          </table:table-cell>
          <table:table-cell office:value-type="float" office:value="10274" table:style-name="ce1">
            <text:p>10274</text:p>
          </table:table-cell>
          <table:table-cell office:value-type="float" office:value="2069" table:style-name="ce1">
            <text:p>2069</text:p>
          </table:table-cell>
          <table:table-cell table:style-name="ce1"/>
          <table:table-cell office:value-type="float" office:value="7454" table:style-name="ce1">
            <text:p>7454</text:p>
          </table:table-cell>
          <table:table-cell office:value-type="float" office:value="31227" table:style-name="ce1">
            <text:p>31227</text:p>
          </table:table-cell>
          <table:table-cell office:value-type="float" office:value="5479" table:style-name="ce1">
            <text:p>5479</text:p>
          </table:table-cell>
          <table:table-cell table:style-name="ce1"/>
          <table:table-cell office:value-type="float" office:value="4806" table:style-name="ce1">
            <text:p>4806</text:p>
          </table:table-cell>
          <table:table-cell office:value-type="float" office:value="23927" table:style-name="ce1">
            <text:p>23927</text:p>
          </table:table-cell>
          <table:table-cell office:value-type="float" office:value="2744" table:style-name="ce1">
            <text:p>2744</text:p>
          </table:table-cell>
          <table:table-cell table:style-name="ce1"/>
          <table:table-cell office:value-type="float" office:value="3072" table:style-name="ce1">
            <text:p>3072</text:p>
          </table:table-cell>
          <table:table-cell office:value-type="float" office:value="10782" table:style-name="ce1">
            <text:p>10782</text:p>
          </table:table-cell>
          <table:table-cell office:value-type="float" office:value="1410" table:style-name="ce1">
            <text:p>1410</text:p>
          </table:table-cell>
          <table:table-cell office:value-type="float" office:value="4817" table:style-name="ce1">
            <text:p>4817</text:p>
          </table:table-cell>
          <table:table-cell table:style-name="ce1"/>
          <table:table-cell office:value-type="float" office:value="22710" table:style-name="ce1">
            <text:p>22710</text:p>
          </table:table-cell>
          <table:table-cell office:value-type="float" office:value="1240" table:style-name="ce1">
            <text:p>1240</text:p>
          </table:table-cell>
          <table:table-cell office:value-type="float" office:value="5754" table:style-name="ce1">
            <text:p>5754</text:p>
          </table:table-cell>
          <table:table-cell table:style-name="ce1"/>
          <table:table-cell office:value-type="float" office:value="30147" table:style-name="ce1">
            <text:p>30147</text:p>
          </table:table-cell>
          <table:table-cell office:value-type="float" office:value="1678" table:style-name="ce1">
            <text:p>1678</text:p>
          </table:table-cell>
          <table:table-cell office:value-type="float" office:value="4897" table:style-name="ce1">
            <text:p>4897</text:p>
          </table:table-cell>
          <table:table-cell table:style-name="ce1"/>
          <table:table-cell office:value-type="float" office:value="14295" table:style-name="ce1">
            <text:p>14295</text:p>
          </table:table-cell>
          <table:table-cell office:value-type="float" office:value="2292" table:style-name="ce1">
            <text:p>2292</text:p>
          </table:table-cell>
          <table:table-cell table:style-name="ce1"/>
          <table:table-cell office:value-type="float" office:value="3889" table:style-name="ce1">
            <text:p>3889</text:p>
          </table:table-cell>
          <table:table-cell office:value-type="float" office:value="27831" table:style-name="ce1">
            <text:p>27831</text:p>
          </table:table-cell>
          <table:table-cell office:value-type="float" office:value="1563" table:style-name="ce1">
            <text:p>1563</text:p>
          </table:table-cell>
          <table:table-cell office:value-type="float" office:value="3728" table:style-name="ce1">
            <text:p>3728</text:p>
          </table:table-cell>
          <table:table-cell table:style-name="ce1"/>
          <table:table-cell office:value-type="float" office:value="48461" table:style-name="ce1">
            <text:p>48461</text:p>
          </table:table-cell>
          <table:table-cell office:value-type="float" office:value="2106" table:style-name="ce1">
            <text:p>2106</text:p>
          </table:table-cell>
          <table:table-cell table:style-name="ce1"/>
          <table:table-cell office:value-type="float" office:value="5411" table:style-name="ce1">
            <text:p>5411</text:p>
          </table:table-cell>
          <table:table-cell office:value-type="float" office:value="20276" table:style-name="ce1">
            <text:p>20276</text:p>
          </table:table-cell>
          <table:table-cell office:value-type="float" office:value="6397" table:style-name="ce1">
            <text:p>6397</text:p>
          </table:table-cell>
          <table:table-cell table:style-name="ce1"/>
          <table:table-cell office:value-type="float" office:value="5972" table:style-name="ce1">
            <text:p>5972</text:p>
          </table:table-cell>
          <table:table-cell office:value-type="float" office:value="12531" table:style-name="ce1">
            <text:p>12531</text:p>
          </table:table-cell>
          <table:table-cell office:value-type="float" office:value="1846" table:style-name="ce1">
            <text:p>1846</text:p>
          </table:table-cell>
          <table:table-cell table:style-name="ce1"/>
          <table:table-cell office:value-type="float" office:value="3657" table:style-name="ce1">
            <text:p>3657</text:p>
          </table:table-cell>
          <table:table-cell office:value-type="float" office:value="36162" table:style-name="ce1">
            <text:p>36162</text:p>
          </table:table-cell>
          <table:table-cell office:value-type="float" office:value="1922" table:style-name="ce1">
            <text:p>1922</text:p>
          </table:table-cell>
          <table:table-cell office:value-type="float" office:value="3382" table:style-name="ce1">
            <text:p>3382</text:p>
          </table:table-cell>
          <table:table-cell table:style-name="ce1"/>
          <table:table-cell office:value-type="float" office:value="18483" table:style-name="ce1">
            <text:p>18483</text:p>
          </table:table-cell>
          <table:table-cell office:value-type="float" office:value="5716" table:style-name="ce1">
            <text:p>5716</text:p>
          </table:table-cell>
          <table:table-cell table:style-name="ce1"/>
          <table:table-cell office:value-type="float" office:value="2805" table:style-name="ce1">
            <text:p>2805</text:p>
          </table:table-cell>
          <table:table-cell office:value-type="float" office:value="23381" table:style-name="ce1">
            <text:p>23381</text:p>
          </table:table-cell>
          <table:table-cell office:value-type="float" office:value="1230" table:style-name="ce1">
            <text:p>1230</text:p>
          </table:table-cell>
          <table:table-cell office:value-type="float" office:value="5848" table:style-name="ce1">
            <text:p>5848</text:p>
          </table:table-cell>
          <table:table-cell table:style-name="ce1"/>
          <table:table-cell office:value-type="float" office:value="29417" table:style-name="ce1">
            <text:p>29417</text:p>
          </table:table-cell>
          <table:table-cell office:value-type="float" office:value="1196" table:style-name="ce1">
            <text:p>1196</text:p>
          </table:table-cell>
          <table:table-cell office:value-type="float" office:value="3317" table:style-name="ce1">
            <text:p>3317</text:p>
          </table:table-cell>
          <table:table-cell table:style-name="ce1"/>
          <table:table-cell office:value-type="float" office:value="8896" table:style-name="ce1">
            <text:p>8896</text:p>
          </table:table-cell>
          <table:table-cell office:value-type="float" office:value="1909" table:style-name="ce1">
            <text:p>1909</text:p>
          </table:table-cell>
          <table:table-cell table:style-name="ce1"/>
          <table:table-cell office:value-type="float" office:value="3535" table:style-name="ce1">
            <text:p>3535</text:p>
          </table:table-cell>
          <table:table-cell office:value-type="float" office:value="15435" table:style-name="ce1">
            <text:p>15435</text:p>
          </table:table-cell>
          <table:table-cell office:value-type="float" office:value="1521" table:style-name="ce1">
            <text:p>1521</text:p>
          </table:table-cell>
          <table:table-cell office:value-type="float" office:value="3003" table:style-name="ce1">
            <text:p>3003</text:p>
          </table:table-cell>
          <table:table-cell table:style-name="ce1"/>
          <table:table-cell office:value-type="float" office:value="18593" table:style-name="ce1">
            <text:p>18593</text:p>
          </table:table-cell>
          <table:table-cell office:value-type="float" office:value="5611" table:style-name="ce1">
            <text:p>5611</text:p>
          </table:table-cell>
          <table:table-cell office:value-type="float" office:value="5646" table:style-name="ce1">
            <text:p>5646</text:p>
          </table:table-cell>
          <table:table-cell table:style-name="ce1"/>
          <table:table-cell office:value-type="float" office:value="23702" table:style-name="ce1">
            <text:p>23702</text:p>
          </table:table-cell>
          <table:table-cell office:value-type="float" office:value="4349" table:style-name="ce1">
            <text:p>4349</text:p>
          </table:table-cell>
          <table:table-cell table:style-name="ce1"/>
          <table:table-cell office:value-type="float" office:value="5650" table:style-name="ce1">
            <text:p>5650</text:p>
          </table:table-cell>
          <table:table-cell office:value-type="float" office:value="9214" table:style-name="ce1">
            <text:p>9214</text:p>
          </table:table-cell>
          <table:table-cell office:value-type="float" office:value="2424" table:style-name="ce1">
            <text:p>2424</text:p>
          </table:table-cell>
          <table:table-cell office:value-type="float" office:value="6903" table:style-name="ce1">
            <text:p>6903</text:p>
          </table:table-cell>
          <table:table-cell table:style-name="ce1"/>
          <table:table-cell office:value-type="float" office:value="13101" table:style-name="ce1">
            <text:p>13101</text:p>
          </table:table-cell>
          <table:table-cell office:value-type="float" office:value="4700" table:style-name="ce1">
            <text:p>4700</text:p>
          </table:table-cell>
          <table:table-cell table:style-name="ce1"/>
          <table:table-cell office:value-type="float" office:value="2418" table:style-name="ce1">
            <text:p>2418</text:p>
          </table:table-cell>
          <table:table-cell office:value-type="float" office:value="7481" table:style-name="ce1">
            <text:p>7481</text:p>
          </table:table-cell>
          <table:table-cell office:value-type="float" office:value="2937" table:style-name="ce1">
            <text:p>2937</text:p>
          </table:table-cell>
          <table:table-cell table:style-name="ce1"/>
          <table:table-cell office:value-type="float" office:value="3546" table:style-name="ce1">
            <text:p>3546</text:p>
          </table:table-cell>
          <table:table-cell office:value-type="float" office:value="15842" table:style-name="ce1">
            <text:p>15842</text:p>
          </table:table-cell>
          <table:table-cell office:value-type="float" office:value="1633" table:style-name="ce1">
            <text:p>1633</text:p>
          </table:table-cell>
          <table:table-cell table:style-name="ce1"/>
          <table:table-cell office:value-type="float" office:value="4727" table:style-name="ce1">
            <text:p>4727</text:p>
          </table:table-cell>
          <table:table-cell office:value-type="float" office:value="16108" table:style-name="ce1">
            <text:p>16108</text:p>
          </table:table-cell>
          <table:table-cell office:value-type="float" office:value="1337" table:style-name="ce1">
            <text:p>1337</text:p>
          </table:table-cell>
          <table:table-cell office:value-type="float" office:value="3297" table:style-name="ce1">
            <text:p>3297</text:p>
          </table:table-cell>
          <table:table-cell table:style-name="ce1"/>
          <table:table-cell office:value-type="float" office:value="8916" table:style-name="ce1">
            <text:p>8916</text:p>
          </table:table-cell>
          <table:table-cell office:value-type="float" office:value="1382" table:style-name="ce1">
            <text:p>1382</text:p>
          </table:table-cell>
          <table:table-cell table:style-name="ce1"/>
          <table:table-cell office:value-type="float" office:value="9392" table:style-name="ce1">
            <text:p>9392</text:p>
          </table:table-cell>
          <table:table-cell office:value-type="float" office:value="15928" table:style-name="ce1">
            <text:p>15928</text:p>
          </table:table-cell>
          <table:table-cell office:value-type="float" office:value="2446" table:style-name="ce1">
            <text:p>2446</text:p>
          </table:table-cell>
          <table:table-cell table:style-name="ce1"/>
          <table:table-cell office:value-type="float" office:value="4082" table:style-name="ce1">
            <text:p>4082</text:p>
          </table:table-cell>
          <table:table-cell office:value-type="float" office:value="15280" table:style-name="ce1">
            <text:p>15280</text:p>
          </table:table-cell>
          <table:table-cell office:value-type="float" office:value="1658" table:style-name="ce1">
            <text:p>1658</text:p>
          </table:table-cell>
          <table:table-cell table:style-name="ce1"/>
          <table:table-cell office:value-type="float" office:value="3154" table:style-name="ce1">
            <text:p>3154</text:p>
          </table:table-cell>
          <table:table-cell office:value-type="float" office:value="11787" table:style-name="ce1">
            <text:p>11787</text:p>
          </table:table-cell>
          <table:table-cell office:value-type="float" office:value="1651" table:style-name="ce1">
            <text:p>1651</text:p>
          </table:table-cell>
          <table:table-cell table:style-name="ce1"/>
          <table:table-cell office:value-type="float" office:value="3983" table:style-name="ce1">
            <text:p>3983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9_104639_M03589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10:01:31</text:p>
          </table:table-cell>
          <table:table-cell office:value-type="string" table:style-name="ce1">
            <text:p>2020-11-19_11:01:31</text:p>
          </table:table-cell>
          <table:table-cell office:value-type="float" office:value="0.78" table:style-name="ce1">
            <text:p>0,78</text:p>
          </table:table-cell>
          <table:table-cell office:value-type="string" table:style-name="ce1">
            <text:p>M035894</text:p>
          </table:table-cell>
          <table:table-cell office:value-type="string" table:style-name="ce1">
            <text:p>M0358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dPk1HKgPLfCXXMYE</text:p>
          </table:table-cell>
          <table:table-cell office:value-type="string" table:style-name="ce1">
            <text:p>https://www.testable.org/experiment/4303/294929/start?participant=M035894</text:p>
          </table:table-cell>
          <table:table-cell office:value-type="float" office:value="2709024" table:style-name="ce1">
            <text:p>2709024</text:p>
          </table:table-cell>
          <table:table-cell office:value-type="float" office:value="45.150399999999998" table:style-name="ce1">
            <text:p>45,1504</text:p>
          </table:table-cell>
          <table:table-cell office:value-type="float" office:value="25500" table:style-name="ce1">
            <text:p>25500</text:p>
          </table:table-cell>
          <table:table-cell office:value-type="float" office:value="15918" table:style-name="ce1">
            <text:p>15918</text:p>
          </table:table-cell>
          <table:table-cell office:value-type="float" office:value="36516" table:style-name="ce1">
            <text:p>36516</text:p>
          </table:table-cell>
          <table:table-cell office:value-type="float" office:value="36788" table:style-name="ce1">
            <text:p>36788</text:p>
          </table:table-cell>
          <table:table-cell office:value-type="float" office:value="62899" table:style-name="ce1">
            <text:p>62899</text:p>
          </table:table-cell>
          <table:table-cell office:value-type="float" office:value="21916" table:style-name="ce1">
            <text:p>21916</text:p>
          </table:table-cell>
          <table:table-cell office:value-type="float" office:value="87627" table:style-name="ce1">
            <text:p>87627</text:p>
          </table:table-cell>
          <table:table-cell office:value-type="float" office:value="62074" table:style-name="ce1">
            <text:p>62074</text:p>
          </table:table-cell>
          <table:table-cell office:value-type="float" office:value="46216" table:style-name="ce1">
            <text:p>46216</text:p>
          </table:table-cell>
          <table:table-cell office:value-type="float" office:value="54933" table:style-name="ce1">
            <text:p>54933</text:p>
          </table:table-cell>
          <table:table-cell office:value-type="float" office:value="14015" table:style-name="ce1">
            <text:p>14015</text:p>
          </table:table-cell>
          <table:table-cell office:value-type="float" office:value="62233" table:style-name="ce1">
            <text:p>62233</text:p>
          </table:table-cell>
          <table:table-cell table:number-columns-repeated="192" table:style-name="ce1"/>
          <table:table-cell office:value-type="float" office:value="10237" table:style-name="ce1">
            <text:p>10237</text:p>
          </table:table-cell>
          <table:table-cell office:value-type="float" office:value="551" table:style-name="ce1">
            <text:p>551</text:p>
          </table:table-cell>
          <table:table-cell table:style-name="ce1"/>
          <table:table-cell office:value-type="float" office:value="1647" table:style-name="ce1">
            <text:p>1647</text:p>
          </table:table-cell>
          <table:table-cell office:value-type="float" office:value="6992" table:style-name="ce1">
            <text:p>6992</text:p>
          </table:table-cell>
          <table:table-cell office:value-type="float" office:value="463" table:style-name="ce1">
            <text:p>463</text:p>
          </table:table-cell>
          <table:table-cell table:style-name="ce1"/>
          <table:table-cell office:value-type="float" office:value="1639" table:style-name="ce1">
            <text:p>1639</text:p>
          </table:table-cell>
          <table:table-cell office:value-type="float" office:value="26298" table:style-name="ce1">
            <text:p>26298</text:p>
          </table:table-cell>
          <table:table-cell office:value-type="float" office:value="861" table:style-name="ce1">
            <text:p>861</text:p>
          </table:table-cell>
          <table:table-cell table:style-name="ce1"/>
          <table:table-cell office:value-type="float" office:value="1991" table:style-name="ce1">
            <text:p>1991</text:p>
          </table:table-cell>
          <table:table-cell office:value-type="float" office:value="5142" table:style-name="ce1">
            <text:p>5142</text:p>
          </table:table-cell>
          <table:table-cell office:value-type="float" office:value="553" table:style-name="ce1">
            <text:p>553</text:p>
          </table:table-cell>
          <table:table-cell table:style-name="ce1"/>
          <table:table-cell office:value-type="float" office:value="1406" table:style-name="ce1">
            <text:p>1406</text:p>
          </table:table-cell>
          <table:table-cell office:value-type="float" office:value="10824" table:style-name="ce1">
            <text:p>10824</text:p>
          </table:table-cell>
          <table:table-cell office:value-type="float" office:value="455" table:style-name="ce1">
            <text:p>455</text:p>
          </table:table-cell>
          <table:table-cell table:style-name="ce1"/>
          <table:table-cell office:value-type="float" office:value="3303" table:style-name="ce1">
            <text:p>3303</text:p>
          </table:table-cell>
          <table:table-cell office:value-type="float" office:value="12213" table:style-name="ce1">
            <text:p>12213</text:p>
          </table:table-cell>
          <table:table-cell office:value-type="float" office:value="743" table:style-name="ce1">
            <text:p>743</text:p>
          </table:table-cell>
          <table:table-cell table:style-name="ce1"/>
          <table:table-cell office:value-type="float" office:value="1504" table:style-name="ce1">
            <text:p>1504</text:p>
          </table:table-cell>
          <table:table-cell office:value-type="float" office:value="14523" table:style-name="ce1">
            <text:p>14523</text:p>
          </table:table-cell>
          <table:table-cell office:value-type="float" office:value="631" table:style-name="ce1">
            <text:p>631</text:p>
          </table:table-cell>
          <table:table-cell table:style-name="ce1"/>
          <table:table-cell office:value-type="float" office:value="1799" table:style-name="ce1">
            <text:p>1799</text:p>
          </table:table-cell>
          <table:table-cell office:value-type="float" office:value="6772" table:style-name="ce1">
            <text:p>6772</text:p>
          </table:table-cell>
          <table:table-cell office:value-type="float" office:value="439" table:style-name="ce1">
            <text:p>439</text:p>
          </table:table-cell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3170" table:style-name="ce1">
            <text:p>3170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float" office:value="1543" table:style-name="ce1">
            <text:p>1543</text:p>
          </table:table-cell>
          <table:table-cell office:value-type="float" office:value="9239" table:style-name="ce1">
            <text:p>9239</text:p>
          </table:table-cell>
          <table:table-cell office:value-type="float" office:value="591" table:style-name="ce1">
            <text:p>591</text:p>
          </table:table-cell>
          <table:table-cell table:style-name="ce1"/>
          <table:table-cell office:value-type="float" office:value="1552" table:style-name="ce1">
            <text:p>1552</text:p>
          </table:table-cell>
          <table:table-cell office:value-type="float" office:value="9426" table:style-name="ce1">
            <text:p>9426</text:p>
          </table:table-cell>
          <table:table-cell office:value-type="float" office:value="424" table:style-name="ce1">
            <text:p>424</text:p>
          </table:table-cell>
          <table:table-cell table:style-name="ce1"/>
          <table:table-cell office:value-type="float" office:value="1320" table:style-name="ce1">
            <text:p>1320</text:p>
          </table:table-cell>
          <table:table-cell office:value-type="float" office:value="30276" table:style-name="ce1">
            <text:p>30276</text:p>
          </table:table-cell>
          <table:table-cell office:value-type="float" office:value="584" table:style-name="ce1">
            <text:p>584</text:p>
          </table:table-cell>
          <table:table-cell table:style-name="ce1"/>
          <table:table-cell office:value-type="float" office:value="2662" table:style-name="ce1">
            <text:p>2662</text:p>
          </table:table-cell>
          <table:table-cell office:value-type="float" office:value="68686" table:style-name="ce1">
            <text:p>68686</text:p>
          </table:table-cell>
          <table:table-cell office:value-type="float" office:value="1134" table:style-name="ce1">
            <text:p>1134</text:p>
          </table:table-cell>
          <table:table-cell table:style-name="ce1"/>
          <table:table-cell office:value-type="float" office:value="1766" table:style-name="ce1">
            <text:p>1766</text:p>
          </table:table-cell>
          <table:table-cell office:value-type="float" office:value="3995" table:style-name="ce1">
            <text:p>3995</text:p>
          </table:table-cell>
          <table:table-cell office:value-type="float" office:value="424" table:style-name="ce1">
            <text:p>424</text:p>
          </table:table-cell>
          <table:table-cell table:style-name="ce1"/>
          <table:table-cell office:value-type="float" office:value="2591" table:style-name="ce1">
            <text:p>2591</text:p>
          </table:table-cell>
          <table:table-cell office:value-type="float" office:value="27361" table:style-name="ce1">
            <text:p>27361</text:p>
          </table:table-cell>
          <table:table-cell office:value-type="float" office:value="455" table:style-name="ce1">
            <text:p>455</text:p>
          </table:table-cell>
          <table:table-cell table:style-name="ce1"/>
          <table:table-cell office:value-type="float" office:value="1623" table:style-name="ce1">
            <text:p>1623</text:p>
          </table:table-cell>
          <table:table-cell office:value-type="float" office:value="5943" table:style-name="ce1">
            <text:p>5943</text:p>
          </table:table-cell>
          <table:table-cell office:value-type="float" office:value="584" table:style-name="ce1">
            <text:p>584</text:p>
          </table:table-cell>
          <table:table-cell table:style-name="ce1"/>
          <table:table-cell office:value-type="float" office:value="1735" table:style-name="ce1">
            <text:p>1735</text:p>
          </table:table-cell>
          <table:table-cell office:value-type="float" office:value="7108" table:style-name="ce1">
            <text:p>7108</text:p>
          </table:table-cell>
          <table:table-cell office:value-type="float" office:value="391" table:style-name="ce1">
            <text:p>391</text:p>
          </table:table-cell>
          <table:table-cell table:style-name="ce1"/>
          <table:table-cell office:value-type="float" office:value="1272" table:style-name="ce1">
            <text:p>1272</text:p>
          </table:table-cell>
          <table:table-cell office:value-type="float" office:value="6488" table:style-name="ce1">
            <text:p>6488</text:p>
          </table:table-cell>
          <table:table-cell office:value-type="float" office:value="424" table:style-name="ce1">
            <text:p>424</text:p>
          </table:table-cell>
          <table:table-cell table:style-name="ce1"/>
          <table:table-cell office:value-type="float" office:value="1815" table:style-name="ce1">
            <text:p>1815</text:p>
          </table:table-cell>
          <table:table-cell office:value-type="float" office:value="6651" table:style-name="ce1">
            <text:p>6651</text:p>
          </table:table-cell>
          <table:table-cell office:value-type="float" office:value="464" table:style-name="ce1">
            <text:p>464</text:p>
          </table:table-cell>
          <table:table-cell table:style-name="ce1"/>
          <table:table-cell office:value-type="float" office:value="1671" table:style-name="ce1">
            <text:p>1671</text:p>
          </table:table-cell>
          <table:table-cell office:value-type="float" office:value="15028" table:style-name="ce1">
            <text:p>15028</text:p>
          </table:table-cell>
          <table:table-cell office:value-type="float" office:value="520" table:style-name="ce1">
            <text:p>520</text:p>
          </table:table-cell>
          <table:table-cell table:style-name="ce1"/>
          <table:table-cell office:value-type="float" office:value="3246" table:style-name="ce1">
            <text:p>3246</text:p>
          </table:table-cell>
          <table:table-cell office:value-type="float" office:value="8722" table:style-name="ce1">
            <text:p>8722</text:p>
          </table:table-cell>
          <table:table-cell office:value-type="float" office:value="439" table:style-name="ce1">
            <text:p>439</text:p>
          </table:table-cell>
          <table:table-cell table:style-name="ce1"/>
          <table:table-cell office:value-type="float" office:value="1472" table:style-name="ce1">
            <text:p>1472</text:p>
          </table:table-cell>
          <table:table-cell office:value-type="float" office:value="7920" table:style-name="ce1">
            <text:p>7920</text:p>
          </table:table-cell>
          <table:table-cell office:value-type="float" office:value="456" table:style-name="ce1">
            <text:p>456</text:p>
          </table:table-cell>
          <table:table-cell table:style-name="ce1"/>
          <table:table-cell office:value-type="float" office:value="2582" table:style-name="ce1">
            <text:p>2582</text:p>
          </table:table-cell>
          <table:table-cell office:value-type="float" office:value="11619" table:style-name="ce1">
            <text:p>11619</text:p>
          </table:table-cell>
          <table:table-cell office:value-type="float" office:value="480" table:style-name="ce1">
            <text:p>480</text:p>
          </table:table-cell>
          <table:table-cell table:style-name="ce1"/>
          <table:table-cell office:value-type="float" office:value="1928" table:style-name="ce1">
            <text:p>1928</text:p>
          </table:table-cell>
          <table:table-cell office:value-type="float" office:value="12078" table:style-name="ce1">
            <text:p>12078</text:p>
          </table:table-cell>
          <table:table-cell office:value-type="float" office:value="501" table:style-name="ce1">
            <text:p>501</text:p>
          </table:table-cell>
          <table:table-cell table:style-name="ce1"/>
          <table:table-cell office:value-type="float" office:value="1495" table:style-name="ce1">
            <text:p>1495</text:p>
          </table:table-cell>
          <table:table-cell office:value-type="float" office:value="37494" table:style-name="ce1">
            <text:p>37494</text:p>
          </table:table-cell>
          <table:table-cell office:value-type="float" office:value="782" table:style-name="ce1">
            <text:p>782</text:p>
          </table:table-cell>
          <table:table-cell table:style-name="ce1"/>
          <table:table-cell office:value-type="float" office:value="1624" table:style-name="ce1">
            <text:p>1624</text:p>
          </table:table-cell>
          <table:table-cell office:value-type="float" office:value="22667" table:style-name="ce1">
            <text:p>22667</text:p>
          </table:table-cell>
          <table:table-cell office:value-type="float" office:value="504" table:style-name="ce1">
            <text:p>504</text:p>
          </table:table-cell>
          <table:table-cell table:style-name="ce1"/>
          <table:table-cell office:value-type="float" office:value="1631" table:style-name="ce1">
            <text:p>1631</text:p>
          </table:table-cell>
          <table:table-cell office:value-type="float" office:value="12019" table:style-name="ce1">
            <text:p>12019</text:p>
          </table:table-cell>
          <table:table-cell office:value-type="float" office:value="583" table:style-name="ce1">
            <text:p>583</text:p>
          </table:table-cell>
          <table:table-cell table:style-name="ce1"/>
          <table:table-cell office:value-type="float" office:value="1617" table:style-name="ce1">
            <text:p>1617</text:p>
          </table:table-cell>
          <table:table-cell office:value-type="float" office:value="6290" table:style-name="ce1">
            <text:p>6290</text:p>
          </table:table-cell>
          <table:table-cell office:value-type="float" office:value="376" table:style-name="ce1">
            <text:p>376</text:p>
          </table:table-cell>
          <table:table-cell table:style-name="ce1"/>
          <table:table-cell office:value-type="float" office:value="1310" table:style-name="ce1">
            <text:p>1310</text:p>
          </table:table-cell>
          <table:table-cell office:value-type="float" office:value="8930" table:style-name="ce1">
            <text:p>8930</text:p>
          </table:table-cell>
          <table:table-cell office:value-type="float" office:value="488" table:style-name="ce1">
            <text:p>488</text:p>
          </table:table-cell>
          <table:table-cell table:style-name="ce1"/>
          <table:table-cell office:value-type="float" office:value="2213" table:style-name="ce1">
            <text:p>2213</text:p>
          </table:table-cell>
          <table:table-cell office:value-type="float" office:value="14744" table:style-name="ce1">
            <text:p>14744</text:p>
          </table:table-cell>
          <table:table-cell office:value-type="float" office:value="695" table:style-name="ce1">
            <text:p>695</text:p>
          </table:table-cell>
          <table:table-cell table:style-name="ce1"/>
          <table:table-cell office:value-type="float" office:value="1623" table:style-name="ce1">
            <text:p>1623</text:p>
          </table:table-cell>
          <table:table-cell office:value-type="float" office:value="12695" table:style-name="ce1">
            <text:p>12695</text:p>
          </table:table-cell>
          <table:table-cell office:value-type="float" office:value="415" table:style-name="ce1">
            <text:p>415</text:p>
          </table:table-cell>
          <table:table-cell table:style-name="ce1"/>
          <table:table-cell office:value-type="float" office:value="1503" table:style-name="ce1">
            <text:p>1503</text:p>
          </table:table-cell>
          <table:table-cell office:value-type="float" office:value="12876" table:style-name="ce1">
            <text:p>12876</text:p>
          </table:table-cell>
          <table:table-cell office:value-type="float" office:value="487" table:style-name="ce1">
            <text:p>487</text:p>
          </table:table-cell>
          <table:table-cell table:style-name="ce1"/>
          <table:table-cell office:value-type="float" office:value="2799" table:style-name="ce1">
            <text:p>2799</text:p>
          </table:table-cell>
          <table:table-cell office:value-type="float" office:value="9874" table:style-name="ce1">
            <text:p>9874</text:p>
          </table:table-cell>
          <table:table-cell office:value-type="float" office:value="455" table:style-name="ce1">
            <text:p>455</text:p>
          </table:table-cell>
          <table:table-cell table:style-name="ce1"/>
          <table:table-cell office:value-type="float" office:value="2966" table:style-name="ce1">
            <text:p>2966</text:p>
          </table:table-cell>
          <table:table-cell office:value-type="float" office:value="11457" table:style-name="ce1">
            <text:p>11457</text:p>
          </table:table-cell>
          <table:table-cell office:value-type="float" office:value="631" table:style-name="ce1">
            <text:p>631</text:p>
          </table:table-cell>
          <table:table-cell table:style-name="ce1"/>
          <table:table-cell office:value-type="float" office:value="1455" table:style-name="ce1">
            <text:p>1455</text:p>
          </table:table-cell>
          <table:table-cell office:value-type="float" office:value="60359" table:style-name="ce1">
            <text:p>60359</text:p>
          </table:table-cell>
          <table:table-cell office:value-type="float" office:value="1159" table:style-name="ce1">
            <text:p>1159</text:p>
          </table:table-cell>
          <table:table-cell table:style-name="ce1"/>
          <table:table-cell office:value-type="float" office:value="1566" table:style-name="ce1">
            <text:p>1566</text:p>
          </table:table-cell>
          <table:table-cell office:value-type="float" office:value="9036" table:style-name="ce1">
            <text:p>9036</text:p>
          </table:table-cell>
          <table:table-cell office:value-type="float" office:value="1775" table:style-name="ce1">
            <text:p>1775</text:p>
          </table:table-cell>
          <table:table-cell table:style-name="ce1"/>
          <table:table-cell office:value-type="float" office:value="2863" table:style-name="ce1">
            <text:p>2863</text:p>
          </table:table-cell>
          <table:table-cell office:value-type="float" office:value="6531" table:style-name="ce1">
            <text:p>6531</text:p>
          </table:table-cell>
          <table:table-cell office:value-type="float" office:value="488" table:style-name="ce1">
            <text:p>488</text:p>
          </table:table-cell>
          <table:table-cell table:style-name="ce1"/>
          <table:table-cell office:value-type="float" office:value="2870" table:style-name="ce1">
            <text:p>2870</text:p>
          </table:table-cell>
          <table:table-cell office:value-type="float" office:value="71155" table:style-name="ce1">
            <text:p>71155</text:p>
          </table:table-cell>
          <table:table-cell office:value-type="float" office:value="622" table:style-name="ce1">
            <text:p>622</text:p>
          </table:table-cell>
          <table:table-cell table:style-name="ce1"/>
          <table:table-cell office:value-type="float" office:value="1734" table:style-name="ce1">
            <text:p>1734</text:p>
          </table:table-cell>
          <table:table-cell office:value-type="float" office:value="44093" table:style-name="ce1">
            <text:p>44093</text:p>
          </table:table-cell>
          <table:table-cell office:value-type="float" office:value="534" table:style-name="ce1">
            <text:p>534</text:p>
          </table:table-cell>
          <table:table-cell table:style-name="ce1"/>
          <table:table-cell office:value-type="float" office:value="1831" table:style-name="ce1">
            <text:p>1831</text:p>
          </table:table-cell>
          <table:table-cell office:value-type="float" office:value="6068" table:style-name="ce1">
            <text:p>6068</text:p>
          </table:table-cell>
          <table:table-cell office:value-type="float" office:value="382" table:style-name="ce1">
            <text:p>382</text:p>
          </table:table-cell>
          <table:table-cell table:style-name="ce1"/>
          <table:table-cell office:value-type="float" office:value="1487" table:style-name="ce1">
            <text:p>1487</text:p>
          </table:table-cell>
          <table:table-cell office:value-type="float" office:value="5810" table:style-name="ce1">
            <text:p>5810</text:p>
          </table:table-cell>
          <table:table-cell office:value-type="float" office:value="496" table:style-name="ce1">
            <text:p>496</text:p>
          </table:table-cell>
          <table:table-cell table:style-name="ce1"/>
          <table:table-cell office:value-type="float" office:value="1966" table:style-name="ce1">
            <text:p>1966</text:p>
          </table:table-cell>
          <table:table-cell office:value-type="float" office:value="6093" table:style-name="ce1">
            <text:p>6093</text:p>
          </table:table-cell>
          <table:table-cell office:value-type="float" office:value="503" table:style-name="ce1">
            <text:p>503</text:p>
          </table:table-cell>
          <table:table-cell table:style-name="ce1"/>
          <table:table-cell office:value-type="float" office:value="1408" table:style-name="ce1">
            <text:p>1408</text:p>
          </table:table-cell>
          <table:table-cell office:value-type="float" office:value="11933" table:style-name="ce1">
            <text:p>11933</text:p>
          </table:table-cell>
          <table:table-cell office:value-type="float" office:value="535" table:style-name="ce1">
            <text:p>535</text:p>
          </table:table-cell>
          <table:table-cell table:style-name="ce1"/>
          <table:table-cell office:value-type="float" office:value="1494" table:style-name="ce1">
            <text:p>1494</text:p>
          </table:table-cell>
          <table:table-cell office:value-type="float" office:value="15574" table:style-name="ce1">
            <text:p>15574</text:p>
          </table:table-cell>
          <table:table-cell office:value-type="float" office:value="2728" table:style-name="ce1">
            <text:p>2728</text:p>
          </table:table-cell>
          <table:table-cell table:style-name="ce1"/>
          <table:table-cell office:value-type="float" office:value="2055" table:style-name="ce1">
            <text:p>2055</text:p>
          </table:table-cell>
          <table:table-cell office:value-type="float" office:value="12286" table:style-name="ce1">
            <text:p>12286</text:p>
          </table:table-cell>
          <table:table-cell office:value-type="float" office:value="657" table:style-name="ce1">
            <text:p>657</text:p>
          </table:table-cell>
          <table:table-cell table:style-name="ce1"/>
          <table:table-cell office:value-type="float" office:value="1606" table:style-name="ce1">
            <text:p>1606</text:p>
          </table:table-cell>
          <table:table-cell office:value-type="float" office:value="17011" table:style-name="ce1">
            <text:p>17011</text:p>
          </table:table-cell>
          <table:table-cell office:value-type="float" office:value="624" table:style-name="ce1">
            <text:p>624</text:p>
          </table:table-cell>
          <table:table-cell table:style-name="ce1"/>
          <table:table-cell office:value-type="float" office:value="1451" table:style-name="ce1">
            <text:p>1451</text:p>
          </table:table-cell>
          <table:table-cell office:value-type="float" office:value="8700" table:style-name="ce1">
            <text:p>8700</text:p>
          </table:table-cell>
          <table:table-cell office:value-type="float" office:value="823" table:style-name="ce1">
            <text:p>823</text:p>
          </table:table-cell>
          <table:table-cell table:style-name="ce1"/>
          <table:table-cell office:value-type="float" office:value="1639" table:style-name="ce1">
            <text:p>1639</text:p>
          </table:table-cell>
          <table:table-cell office:value-type="float" office:value="6161" table:style-name="ce1">
            <text:p>6161</text:p>
          </table:table-cell>
          <table:table-cell office:value-type="float" office:value="736" table:style-name="ce1">
            <text:p>736</text:p>
          </table:table-cell>
          <table:table-cell table:style-name="ce1"/>
          <table:table-cell office:value-type="float" office:value="1926" table:style-name="ce1">
            <text:p>1926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9_131019_M03367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12:16:58</text:p>
          </table:table-cell>
          <table:table-cell office:value-type="string" table:style-name="ce1">
            <text:p>2020-11-19_13:16:58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M033678</text:p>
          </table:table-cell>
          <table:table-cell office:value-type="string" table:style-name="ce1">
            <text:p>M03367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RbeSi8KoDDitTCcA</text:p>
          </table:table-cell>
          <table:table-cell office:value-type="string" table:style-name="ce1">
            <text:p>https://www.testable.org/experiment/4303/294929/start?participant=M033678</text:p>
          </table:table-cell>
          <table:table-cell office:value-type="float" office:value="3202874" table:style-name="ce1">
            <text:p>3202874</text:p>
          </table:table-cell>
          <table:table-cell office:value-type="float" office:value="53.381233333333" table:style-name="ce1">
            <text:p>53,38123333</text:p>
          </table:table-cell>
          <table:table-cell office:value-type="float" office:value="97442" table:style-name="ce1">
            <text:p>97442</text:p>
          </table:table-cell>
          <table:table-cell office:value-type="float" office:value="73174" table:style-name="ce1">
            <text:p>73174</text:p>
          </table:table-cell>
          <table:table-cell office:value-type="float" office:value="60494" table:style-name="ce1">
            <text:p>60494</text:p>
          </table:table-cell>
          <table:table-cell office:value-type="float" office:value="31181" table:style-name="ce1">
            <text:p>31181</text:p>
          </table:table-cell>
          <table:table-cell office:value-type="float" office:value="63053" table:style-name="ce1">
            <text:p>63053</text:p>
          </table:table-cell>
          <table:table-cell office:value-type="float" office:value="95156" table:style-name="ce1">
            <text:p>95156</text:p>
          </table:table-cell>
          <table:table-cell office:value-type="float" office:value="102639" table:style-name="ce1">
            <text:p>102639</text:p>
          </table:table-cell>
          <table:table-cell office:value-type="float" office:value="94150" table:style-name="ce1">
            <text:p>94150</text:p>
          </table:table-cell>
          <table:table-cell office:value-type="float" office:value="71332" table:style-name="ce1">
            <text:p>71332</text:p>
          </table:table-cell>
          <table:table-cell office:value-type="float" office:value="105277" table:style-name="ce1">
            <text:p>105277</text:p>
          </table:table-cell>
          <table:table-cell office:value-type="float" office:value="60566" table:style-name="ce1">
            <text:p>60566</text:p>
          </table:table-cell>
          <table:table-cell office:value-type="float" office:value="96959" table:style-name="ce1">
            <text:p>96959</text:p>
          </table:table-cell>
          <table:table-cell office:value-type="float" office:value="7138" table:style-name="ce1">
            <text:p>7138</text:p>
          </table:table-cell>
          <table:table-cell office:value-type="float" office:value="792" table:style-name="ce1">
            <text:p>792</text:p>
          </table:table-cell>
          <table:table-cell table:style-name="ce1"/>
          <table:table-cell office:value-type="float" office:value="1508" table:style-name="ce1">
            <text:p>1508</text:p>
          </table:table-cell>
          <table:table-cell office:value-type="float" office:value="6396" table:style-name="ce1">
            <text:p>6396</text:p>
          </table:table-cell>
          <table:table-cell office:value-type="float" office:value="655" table:style-name="ce1">
            <text:p>655</text:p>
          </table:table-cell>
          <table:table-cell table:style-name="ce1"/>
          <table:table-cell office:value-type="float" office:value="1567" table:style-name="ce1">
            <text:p>1567</text:p>
          </table:table-cell>
          <table:table-cell office:value-type="float" office:value="18083" table:style-name="ce1">
            <text:p>18083</text:p>
          </table:table-cell>
          <table:table-cell office:value-type="float" office:value="2892" table:style-name="ce1">
            <text:p>2892</text:p>
          </table:table-cell>
          <table:table-cell office:value-type="float" office:value="2699" table:style-name="ce1">
            <text:p>2699</text:p>
          </table:table-cell>
          <table:table-cell table:style-name="ce1"/>
          <table:table-cell office:value-type="float" office:value="44697" table:style-name="ce1">
            <text:p>44697</text:p>
          </table:table-cell>
          <table:table-cell office:value-type="float" office:value="2023" table:style-name="ce1">
            <text:p>2023</text:p>
          </table:table-cell>
          <table:table-cell table:style-name="ce1"/>
          <table:table-cell office:value-type="float" office:value="4290" table:style-name="ce1">
            <text:p>4290</text:p>
          </table:table-cell>
          <table:table-cell office:value-type="float" office:value="8954" table:style-name="ce1">
            <text:p>8954</text:p>
          </table:table-cell>
          <table:table-cell office:value-type="float" office:value="1628" table:style-name="ce1">
            <text:p>1628</text:p>
          </table:table-cell>
          <table:table-cell office:value-type="float" office:value="3780" table:style-name="ce1">
            <text:p>3780</text:p>
          </table:table-cell>
          <table:table-cell table:style-name="ce1"/>
          <table:table-cell office:value-type="float" office:value="14064" table:style-name="ce1">
            <text:p>14064</text:p>
          </table:table-cell>
          <table:table-cell office:value-type="float" office:value="1205" table:style-name="ce1">
            <text:p>1205</text:p>
          </table:table-cell>
          <table:table-cell office:value-type="float" office:value="3230" table:style-name="ce1">
            <text:p>3230</text:p>
          </table:table-cell>
          <table:table-cell table:style-name="ce1"/>
          <table:table-cell office:value-type="float" office:value="17223" table:style-name="ce1">
            <text:p>17223</text:p>
          </table:table-cell>
          <table:table-cell office:value-type="float" office:value="1668" table:style-name="ce1">
            <text:p>1668</text:p>
          </table:table-cell>
          <table:table-cell table:style-name="ce1"/>
          <table:table-cell office:value-type="float" office:value="1604" table:style-name="ce1">
            <text:p>1604</text:p>
          </table:table-cell>
          <table:table-cell office:value-type="float" office:value="13605" table:style-name="ce1">
            <text:p>13605</text:p>
          </table:table-cell>
          <table:table-cell office:value-type="float" office:value="632" table:style-name="ce1">
            <text:p>632</text:p>
          </table:table-cell>
          <table:table-cell office:value-type="float" office:value="1906" table:style-name="ce1">
            <text:p>1906</text:p>
          </table:table-cell>
          <table:table-cell table:style-name="ce1"/>
          <table:table-cell office:value-type="float" office:value="9114" table:style-name="ce1">
            <text:p>9114</text:p>
          </table:table-cell>
          <table:table-cell office:value-type="float" office:value="1505" table:style-name="ce1">
            <text:p>1505</text:p>
          </table:table-cell>
          <table:table-cell table:style-name="ce1"/>
          <table:table-cell office:value-type="float" office:value="4447" table:style-name="ce1">
            <text:p>4447</text:p>
          </table:table-cell>
          <table:table-cell office:value-type="float" office:value="15966" table:style-name="ce1">
            <text:p>15966</text:p>
          </table:table-cell>
          <table:table-cell office:value-type="float" office:value="913" table:style-name="ce1">
            <text:p>913</text:p>
          </table:table-cell>
          <table:table-cell table:style-name="ce1"/>
          <table:table-cell office:value-type="float" office:value="1815" table:style-name="ce1">
            <text:p>1815</text:p>
          </table:table-cell>
          <table:table-cell office:value-type="float" office:value="17282" table:style-name="ce1">
            <text:p>17282</text:p>
          </table:table-cell>
          <table:table-cell office:value-type="float" office:value="819" table:style-name="ce1">
            <text:p>819</text:p>
          </table:table-cell>
          <table:table-cell office:value-type="float" office:value="2811" table:style-name="ce1">
            <text:p>2811</text:p>
          </table:table-cell>
          <table:table-cell table:style-name="ce1"/>
          <table:table-cell office:value-type="float" office:value="8693" table:style-name="ce1">
            <text:p>8693</text:p>
          </table:table-cell>
          <table:table-cell office:value-type="float" office:value="14795" table:style-name="ce1">
            <text:p>14795</text:p>
          </table:table-cell>
          <table:table-cell table:style-name="ce1"/>
          <table:table-cell office:value-type="float" office:value="2963" table:style-name="ce1">
            <text:p>2963</text:p>
          </table:table-cell>
          <table:table-cell office:value-type="float" office:value="17805" table:style-name="ce1">
            <text:p>17805</text:p>
          </table:table-cell>
          <table:table-cell office:value-type="float" office:value="948" table:style-name="ce1">
            <text:p>948</text:p>
          </table:table-cell>
          <table:table-cell office:value-type="float" office:value="2669" table:style-name="ce1">
            <text:p>2669</text:p>
          </table:table-cell>
          <table:table-cell table:style-name="ce1"/>
          <table:table-cell office:value-type="float" office:value="6481" table:style-name="ce1">
            <text:p>6481</text:p>
          </table:table-cell>
          <table:table-cell office:value-type="float" office:value="3741" table:style-name="ce1">
            <text:p>3741</text:p>
          </table:table-cell>
          <table:table-cell office:value-type="float" office:value="3328" table:style-name="ce1">
            <text:p>3328</text:p>
          </table:table-cell>
          <table:table-cell table:style-name="ce1"/>
          <table:table-cell office:value-type="float" office:value="17086" table:style-name="ce1">
            <text:p>17086</text:p>
          </table:table-cell>
          <table:table-cell office:value-type="float" office:value="3459" table:style-name="ce1">
            <text:p>3459</text:p>
          </table:table-cell>
          <table:table-cell table:style-name="ce1"/>
          <table:table-cell office:value-type="float" office:value="1470" table:style-name="ce1">
            <text:p>1470</text:p>
          </table:table-cell>
          <table:table-cell office:value-type="float" office:value="8978" table:style-name="ce1">
            <text:p>8978</text:p>
          </table:table-cell>
          <table:table-cell office:value-type="float" office:value="987" table:style-name="ce1">
            <text:p>987</text:p>
          </table:table-cell>
          <table:table-cell office:value-type="float" office:value="2361" table:style-name="ce1">
            <text:p>2361</text:p>
          </table:table-cell>
          <table:table-cell table:style-name="ce1"/>
          <table:table-cell office:value-type="float" office:value="49126" table:style-name="ce1">
            <text:p>49126</text:p>
          </table:table-cell>
          <table:table-cell office:value-type="float" office:value="1365" table:style-name="ce1">
            <text:p>1365</text:p>
          </table:table-cell>
          <table:table-cell table:style-name="ce1"/>
          <table:table-cell office:value-type="float" office:value="1295" table:style-name="ce1">
            <text:p>1295</text:p>
          </table:table-cell>
          <table:table-cell office:value-type="float" office:value="10629" table:style-name="ce1">
            <text:p>10629</text:p>
          </table:table-cell>
          <table:table-cell office:value-type="float" office:value="645" table:style-name="ce1">
            <text:p>645</text:p>
          </table:table-cell>
          <table:table-cell office:value-type="float" office:value="1499" table:style-name="ce1">
            <text:p>1499</text:p>
          </table:table-cell>
          <table:table-cell table:style-name="ce1"/>
          <table:table-cell office:value-type="float" office:value="12959" table:style-name="ce1">
            <text:p>12959</text:p>
          </table:table-cell>
          <table:table-cell office:value-type="float" office:value="2605" table:style-name="ce1">
            <text:p>2605</text:p>
          </table:table-cell>
          <table:table-cell table:style-name="ce1"/>
          <table:table-cell office:value-type="float" office:value="1558" table:style-name="ce1">
            <text:p>1558</text:p>
          </table:table-cell>
          <table:table-cell office:value-type="float" office:value="18442" table:style-name="ce1">
            <text:p>18442</text:p>
          </table:table-cell>
          <table:table-cell office:value-type="float" office:value="1475" table:style-name="ce1">
            <text:p>1475</text:p>
          </table:table-cell>
          <table:table-cell table:style-name="ce1"/>
          <table:table-cell office:value-type="float" office:value="3208" table:style-name="ce1">
            <text:p>3208</text:p>
          </table:table-cell>
          <table:table-cell office:value-type="float" office:value="28201" table:style-name="ce1">
            <text:p>28201</text:p>
          </table:table-cell>
          <table:table-cell office:value-type="float" office:value="1279" table:style-name="ce1">
            <text:p>1279</text:p>
          </table:table-cell>
          <table:table-cell office:value-type="float" office:value="1778" table:style-name="ce1">
            <text:p>1778</text:p>
          </table:table-cell>
          <table:table-cell table:style-name="ce1"/>
          <table:table-cell office:value-type="float" office:value="55293" table:style-name="ce1">
            <text:p>55293</text:p>
          </table:table-cell>
          <table:table-cell office:value-type="float" office:value="1142" table:style-name="ce1">
            <text:p>1142</text:p>
          </table:table-cell>
          <table:table-cell table:style-name="ce1"/>
          <table:table-cell office:value-type="float" office:value="3062" table:style-name="ce1">
            <text:p>3062</text:p>
          </table:table-cell>
          <table:table-cell office:value-type="float" office:value="28530" table:style-name="ce1">
            <text:p>28530</text:p>
          </table:table-cell>
          <table:table-cell office:value-type="float" office:value="3332" table:style-name="ce1">
            <text:p>3332</text:p>
          </table:table-cell>
          <table:table-cell table:style-name="ce1"/>
          <table:table-cell office:value-type="float" office:value="3037" table:style-name="ce1">
            <text:p>3037</text:p>
          </table:table-cell>
          <table:table-cell office:value-type="float" office:value="28453" table:style-name="ce1">
            <text:p>28453</text:p>
          </table:table-cell>
          <table:table-cell office:value-type="float" office:value="940" table:style-name="ce1">
            <text:p>940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9939" table:style-name="ce1">
            <text:p>9939</text:p>
          </table:table-cell>
          <table:table-cell office:value-type="float" office:value="939" table:style-name="ce1">
            <text:p>939</text:p>
          </table:table-cell>
          <table:table-cell office:value-type="float" office:value="1770" table:style-name="ce1">
            <text:p>1770</text:p>
          </table:table-cell>
          <table:table-cell table:style-name="ce1"/>
          <table:table-cell office:value-type="float" office:value="14725" table:style-name="ce1">
            <text:p>14725</text:p>
          </table:table-cell>
          <table:table-cell office:value-type="float" office:value="1051" table:style-name="ce1">
            <text:p>1051</text:p>
          </table:table-cell>
          <table:table-cell office:value-type="float" office:value="5123" table:style-name="ce1">
            <text:p>5123</text:p>
          </table:table-cell>
          <table:table-cell table:style-name="ce1"/>
          <table:table-cell office:value-type="float" office:value="12936" table:style-name="ce1">
            <text:p>12936</text:p>
          </table:table-cell>
          <table:table-cell office:value-type="float" office:value="838" table:style-name="ce1">
            <text:p>838</text:p>
          </table:table-cell>
          <table:table-cell office:value-type="float" office:value="2123" table:style-name="ce1">
            <text:p>2123</text:p>
          </table:table-cell>
          <table:table-cell table:style-name="ce1"/>
          <table:table-cell office:value-type="float" office:value="42991" table:style-name="ce1">
            <text:p>42991</text:p>
          </table:table-cell>
          <table:table-cell office:value-type="float" office:value="1045" table:style-name="ce1">
            <text:p>1045</text:p>
          </table:table-cell>
          <table:table-cell table:style-name="ce1"/>
          <table:table-cell office:value-type="float" office:value="2785" table:style-name="ce1">
            <text:p>2785</text:p>
          </table:table-cell>
          <table:table-cell office:value-type="float" office:value="11635" table:style-name="ce1">
            <text:p>11635</text:p>
          </table:table-cell>
          <table:table-cell office:value-type="float" office:value="1052" table:style-name="ce1">
            <text:p>1052</text:p>
          </table:table-cell>
          <table:table-cell table:style-name="ce1"/>
          <table:table-cell office:value-type="float" office:value="1307" table:style-name="ce1">
            <text:p>1307</text:p>
          </table:table-cell>
          <table:table-cell office:value-type="float" office:value="14929" table:style-name="ce1">
            <text:p>14929</text:p>
          </table:table-cell>
          <table:table-cell office:value-type="float" office:value="1410" table:style-name="ce1">
            <text:p>1410</text:p>
          </table:table-cell>
          <table:table-cell table:style-name="ce1"/>
          <table:table-cell office:value-type="float" office:value="5562" table:style-name="ce1">
            <text:p>5562</text:p>
          </table:table-cell>
          <table:table-cell office:value-type="float" office:value="13046" table:style-name="ce1">
            <text:p>13046</text:p>
          </table:table-cell>
          <table:table-cell office:value-type="float" office:value="1043" table:style-name="ce1">
            <text:p>1043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7637" table:style-name="ce1">
            <text:p>7637</text:p>
          </table:table-cell>
          <table:table-cell office:value-type="float" office:value="1083" table:style-name="ce1">
            <text:p>1083</text:p>
          </table:table-cell>
          <table:table-cell table:style-name="ce1"/>
          <table:table-cell office:value-type="float" office:value="1233" table:style-name="ce1">
            <text:p>1233</text:p>
          </table:table-cell>
          <table:table-cell office:value-type="float" office:value="12979" table:style-name="ce1">
            <text:p>12979</text:p>
          </table:table-cell>
          <table:table-cell office:value-type="float" office:value="1416" table:style-name="ce1">
            <text:p>1416</text:p>
          </table:table-cell>
          <table:table-cell office:value-type="float" office:value="1629" table:style-name="ce1">
            <text:p>1629</text:p>
          </table:table-cell>
          <table:table-cell table:style-name="ce1"/>
          <table:table-cell office:value-type="float" office:value="22478" table:style-name="ce1">
            <text:p>22478</text:p>
          </table:table-cell>
          <table:table-cell office:value-type="float" office:value="1644" table:style-name="ce1">
            <text:p>1644</text:p>
          </table:table-cell>
          <table:table-cell table:style-name="ce1"/>
          <table:table-cell office:value-type="float" office:value="7404" table:style-name="ce1">
            <text:p>7404</text:p>
          </table:table-cell>
          <table:table-cell office:value-type="float" office:value="10792" table:style-name="ce1">
            <text:p>10792</text:p>
          </table:table-cell>
          <table:table-cell office:value-type="float" office:value="1452" table:style-name="ce1">
            <text:p>1452</text:p>
          </table:table-cell>
          <table:table-cell office:value-type="float" office:value="2211" table:style-name="ce1">
            <text:p>2211</text:p>
          </table:table-cell>
          <table:table-cell table:style-name="ce1"/>
          <table:table-cell office:value-type="float" office:value="18776" table:style-name="ce1">
            <text:p>18776</text:p>
          </table:table-cell>
          <table:table-cell office:value-type="float" office:value="1553" table:style-name="ce1">
            <text:p>1553</text:p>
          </table:table-cell>
          <table:table-cell table:style-name="ce1"/>
          <table:table-cell office:value-type="float" office:value="1752" table:style-name="ce1">
            <text:p>1752</text:p>
          </table:table-cell>
          <table:table-cell office:value-type="float" office:value="8530" table:style-name="ce1">
            <text:p>8530</text:p>
          </table:table-cell>
          <table:table-cell office:value-type="float" office:value="1702" table:style-name="ce1">
            <text:p>1702</text:p>
          </table:table-cell>
          <table:table-cell table:style-name="ce1"/>
          <table:table-cell office:value-type="float" office:value="2350" table:style-name="ce1">
            <text:p>2350</text:p>
          </table:table-cell>
          <table:table-cell office:value-type="float" office:value="19189" table:style-name="ce1">
            <text:p>19189</text:p>
          </table:table-cell>
          <table:table-cell office:value-type="float" office:value="1207" table:style-name="ce1">
            <text:p>1207</text:p>
          </table:table-cell>
          <table:table-cell office:value-type="float" office:value="1078" table:style-name="ce1">
            <text:p>1078</text:p>
          </table:table-cell>
          <table:table-cell table:style-name="ce1"/>
          <table:table-cell office:value-type="float" office:value="25911" table:style-name="ce1">
            <text:p>25911</text:p>
          </table:table-cell>
          <table:table-cell office:value-type="float" office:value="2583" table:style-name="ce1">
            <text:p>2583</text:p>
          </table:table-cell>
          <table:table-cell office:value-type="float" office:value="1768" table:style-name="ce1">
            <text:p>1768</text:p>
          </table:table-cell>
          <table:table-cell table:style-name="ce1"/>
          <table:table-cell office:value-type="float" office:value="27362" table:style-name="ce1">
            <text:p>27362</text:p>
          </table:table-cell>
          <table:table-cell office:value-type="float" office:value="4199" table:style-name="ce1">
            <text:p>4199</text:p>
          </table:table-cell>
          <table:table-cell office:value-type="float" office:value="1801" table:style-name="ce1">
            <text:p>1801</text:p>
          </table:table-cell>
          <table:table-cell table:style-name="ce1"/>
          <table:table-cell office:value-type="float" office:value="13814" table:style-name="ce1">
            <text:p>13814</text:p>
          </table:table-cell>
          <table:table-cell office:value-type="float" office:value="2082" table:style-name="ce1">
            <text:p>2082</text:p>
          </table:table-cell>
          <table:table-cell office:value-type="float" office:value="2620" table:style-name="ce1">
            <text:p>2620</text:p>
          </table:table-cell>
          <table:table-cell table:style-name="ce1"/>
          <table:table-cell office:value-type="float" office:value="16801" table:style-name="ce1">
            <text:p>16801</text:p>
          </table:table-cell>
          <table:table-cell office:value-type="float" office:value="5320" table:style-name="ce1">
            <text:p>5320</text:p>
          </table:table-cell>
          <table:table-cell office:value-type="float" office:value="3427" table:style-name="ce1">
            <text:p>3427</text:p>
          </table:table-cell>
          <table:table-cell table:style-name="ce1"/>
          <table:table-cell office:value-type="float" office:value="15842" table:style-name="ce1">
            <text:p>15842</text:p>
          </table:table-cell>
          <table:table-cell office:value-type="float" office:value="1903" table:style-name="ce1">
            <text:p>1903</text:p>
          </table:table-cell>
          <table:table-cell office:value-type="float" office:value="1462" table:style-name="ce1">
            <text:p>1462</text:p>
          </table:table-cell>
          <table:table-cell table:style-name="ce1"/>
          <table:table-cell office:value-type="float" office:value="17179" table:style-name="ce1">
            <text:p>17179</text:p>
          </table:table-cell>
          <table:table-cell office:value-type="float" office:value="1913" table:style-name="ce1">
            <text:p>1913</text:p>
          </table:table-cell>
          <table:table-cell office:value-type="float" office:value="4011" table:style-name="ce1">
            <text:p>4011</text:p>
          </table:table-cell>
          <table:table-cell table:style-name="ce1"/>
          <table:table-cell office:value-type="float" office:value="10494" table:style-name="ce1">
            <text:p>10494</text:p>
          </table:table-cell>
          <table:table-cell office:value-type="float" office:value="4316" table:style-name="ce1">
            <text:p>4316</text:p>
          </table:table-cell>
          <table:table-cell table:style-name="ce1"/>
          <table:table-cell office:value-type="float" office:value="3573" table:style-name="ce1">
            <text:p>3573</text:p>
          </table:table-cell>
          <table:table-cell office:value-type="float" office:value="32212" table:style-name="ce1">
            <text:p>32212</text:p>
          </table:table-cell>
          <table:table-cell office:value-type="float" office:value="1653" table:style-name="ce1">
            <text:p>1653</text:p>
          </table:table-cell>
          <table:table-cell table:style-name="ce1"/>
          <table:table-cell office:value-type="float" office:value="1539" table:style-name="ce1">
            <text:p>1539</text:p>
          </table:table-cell>
          <table:table-cell office:value-type="float" office:value="10875" table:style-name="ce1">
            <text:p>10875</text:p>
          </table:table-cell>
          <table:table-cell office:value-type="float" office:value="1353" table:style-name="ce1">
            <text:p>1353</text:p>
          </table:table-cell>
          <table:table-cell office:value-type="float" office:value="3459" table:style-name="ce1">
            <text:p>3459</text:p>
          </table:table-cell>
          <table:table-cell table:style-name="ce1"/>
          <table:table-cell office:value-type="float" office:value="17391" table:style-name="ce1">
            <text:p>17391</text:p>
          </table:table-cell>
          <table:table-cell office:value-type="float" office:value="1513" table:style-name="ce1">
            <text:p>1513</text:p>
          </table:table-cell>
          <table:table-cell table:style-name="ce1"/>
          <table:table-cell office:value-type="float" office:value="1888" table:style-name="ce1">
            <text:p>1888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9_132535_M03921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12:34:27</text:p>
          </table:table-cell>
          <table:table-cell office:value-type="string" table:style-name="ce1">
            <text:p>2020-11-19_13:34:27</text:p>
          </table:table-cell>
          <table:table-cell office:value-type="float" office:value="0.9" table:style-name="ce1">
            <text:p>0,9</text:p>
          </table:table-cell>
          <table:table-cell office:value-type="string" table:style-name="ce1">
            <text:p>camille.de</text:p>
          </table:table-cell>
          <table:table-cell office:value-type="string" table:style-name="ce1">
            <text:p>M03921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5WdIlis9rWDTbgp</text:p>
          </table:table-cell>
          <table:table-cell office:value-type="string" table:style-name="ce1">
            <text:p>https://www.testable.org/experiment/4303/294929/start?participant=M039218</text:p>
          </table:table-cell>
          <table:table-cell office:value-type="float" office:value="3070184" table:style-name="ce1">
            <text:p>3070184</text:p>
          </table:table-cell>
          <table:table-cell office:value-type="float" office:value="51.169733333332999" table:style-name="ce1">
            <text:p>51,16973333</text:p>
          </table:table-cell>
          <table:table-cell office:value-type="float" office:value="47366" table:style-name="ce1">
            <text:p>47366</text:p>
          </table:table-cell>
          <table:table-cell office:value-type="float" office:value="44023" table:style-name="ce1">
            <text:p>44023</text:p>
          </table:table-cell>
          <table:table-cell office:value-type="float" office:value="62423" table:style-name="ce1">
            <text:p>62423</text:p>
          </table:table-cell>
          <table:table-cell office:value-type="float" office:value="142285" table:style-name="ce1">
            <text:p>142285</text:p>
          </table:table-cell>
          <table:table-cell office:value-type="float" office:value="30422" table:style-name="ce1">
            <text:p>30422</text:p>
          </table:table-cell>
          <table:table-cell office:value-type="float" office:value="117846" table:style-name="ce1">
            <text:p>117846</text:p>
          </table:table-cell>
          <table:table-cell office:value-type="float" office:value="67695" table:style-name="ce1">
            <text:p>67695</text:p>
          </table:table-cell>
          <table:table-cell office:value-type="float" office:value="193229" table:style-name="ce1">
            <text:p>193229</text:p>
          </table:table-cell>
          <table:table-cell office:value-type="float" office:value="67854" table:style-name="ce1">
            <text:p>67854</text:p>
          </table:table-cell>
          <table:table-cell office:value-type="float" office:value="119495" table:style-name="ce1">
            <text:p>119495</text:p>
          </table:table-cell>
          <table:table-cell office:value-type="float" office:value="57039" table:style-name="ce1">
            <text:p>57039</text:p>
          </table:table-cell>
          <table:table-cell office:value-type="float" office:value="74238" table:style-name="ce1">
            <text:p>74238</text:p>
          </table:table-cell>
          <table:table-cell office:value-type="float" office:value="5964" table:style-name="ce1">
            <text:p>5964</text:p>
          </table:table-cell>
          <table:table-cell office:value-type="float" office:value="501" table:style-name="ce1">
            <text:p>501</text:p>
          </table:table-cell>
          <table:table-cell office:value-type="float" office:value="2485" table:style-name="ce1">
            <text:p>2485</text:p>
          </table:table-cell>
          <table:table-cell table:style-name="ce1"/>
          <table:table-cell office:value-type="float" office:value="7125" table:style-name="ce1">
            <text:p>7125</text:p>
          </table:table-cell>
          <table:table-cell office:value-type="float" office:value="1211" table:style-name="ce1">
            <text:p>1211</text:p>
          </table:table-cell>
          <table:table-cell table:style-name="ce1"/>
          <table:table-cell office:value-type="float" office:value="1882" table:style-name="ce1">
            <text:p>1882</text:p>
          </table:table-cell>
          <table:table-cell office:value-type="float" office:value="8779" table:style-name="ce1">
            <text:p>8779</text:p>
          </table:table-cell>
          <table:table-cell office:value-type="float" office:value="2638" table:style-name="ce1">
            <text:p>2638</text:p>
          </table:table-cell>
          <table:table-cell table:style-name="ce1"/>
          <table:table-cell office:value-type="float" office:value="2109" table:style-name="ce1">
            <text:p>2109</text:p>
          </table:table-cell>
          <table:table-cell office:value-type="float" office:value="6550" table:style-name="ce1">
            <text:p>6550</text:p>
          </table:table-cell>
          <table:table-cell office:value-type="float" office:value="968" table:style-name="ce1">
            <text:p>968</text:p>
          </table:table-cell>
          <table:table-cell table:style-name="ce1"/>
          <table:table-cell office:value-type="float" office:value="1729" table:style-name="ce1">
            <text:p>1729</text:p>
          </table:table-cell>
          <table:table-cell office:value-type="float" office:value="29841" table:style-name="ce1">
            <text:p>29841</text:p>
          </table:table-cell>
          <table:table-cell office:value-type="float" office:value="1489" table:style-name="ce1">
            <text:p>1489</text:p>
          </table:table-cell>
          <table:table-cell office:value-type="float" office:value="2640" table:style-name="ce1">
            <text:p>2640</text:p>
          </table:table-cell>
          <table:table-cell table:style-name="ce1"/>
          <table:table-cell office:value-type="float" office:value="9101" table:style-name="ce1">
            <text:p>9101</text:p>
          </table:table-cell>
          <table:table-cell office:value-type="float" office:value="526" table:style-name="ce1">
            <text:p>526</text:p>
          </table:table-cell>
          <table:table-cell office:value-type="float" office:value="1898" table:style-name="ce1">
            <text:p>1898</text:p>
          </table:table-cell>
          <table:table-cell table:style-name="ce1"/>
          <table:table-cell office:value-type="float" office:value="20562" table:style-name="ce1">
            <text:p>20562</text:p>
          </table:table-cell>
          <table:table-cell office:value-type="float" office:value="806" table:style-name="ce1">
            <text:p>806</text:p>
          </table:table-cell>
          <table:table-cell office:value-type="float" office:value="1568" table:style-name="ce1">
            <text:p>1568</text:p>
          </table:table-cell>
          <table:table-cell table:style-name="ce1"/>
          <table:table-cell office:value-type="float" office:value="15138" table:style-name="ce1">
            <text:p>15138</text:p>
          </table:table-cell>
          <table:table-cell office:value-type="float" office:value="968" table:style-name="ce1">
            <text:p>968</text:p>
          </table:table-cell>
          <table:table-cell office:value-type="float" office:value="2428" table:style-name="ce1">
            <text:p>2428</text:p>
          </table:table-cell>
          <table:table-cell table:style-name="ce1"/>
          <table:table-cell office:value-type="float" office:value="10455" table:style-name="ce1">
            <text:p>10455</text:p>
          </table:table-cell>
          <table:table-cell office:value-type="float" office:value="925" table:style-name="ce1">
            <text:p>925</text:p>
          </table:table-cell>
          <table:table-cell office:value-type="float" office:value="2674" table:style-name="ce1">
            <text:p>2674</text:p>
          </table:table-cell>
          <table:table-cell table:style-name="ce1"/>
          <table:table-cell office:value-type="float" office:value="13891" table:style-name="ce1">
            <text:p>13891</text:p>
          </table:table-cell>
          <table:table-cell office:value-type="float" office:value="742" table:style-name="ce1">
            <text:p>742</text:p>
          </table:table-cell>
          <table:table-cell office:value-type="float" office:value="1520" table:style-name="ce1">
            <text:p>1520</text:p>
          </table:table-cell>
          <table:table-cell table:style-name="ce1"/>
          <table:table-cell office:value-type="float" office:value="33062" table:style-name="ce1">
            <text:p>33062</text:p>
          </table:table-cell>
          <table:table-cell office:value-type="float" office:value="1425" table:style-name="ce1">
            <text:p>1425</text:p>
          </table:table-cell>
          <table:table-cell office:value-type="float" office:value="1626" table:style-name="ce1">
            <text:p>1626</text:p>
          </table:table-cell>
          <table:table-cell table:style-name="ce1"/>
          <table:table-cell office:value-type="float" office:value="7055" table:style-name="ce1">
            <text:p>7055</text:p>
          </table:table-cell>
          <table:table-cell office:value-type="float" office:value="864" table:style-name="ce1">
            <text:p>864</text:p>
          </table:table-cell>
          <table:table-cell table:style-name="ce1"/>
          <table:table-cell office:value-type="float" office:value="1833" table:style-name="ce1">
            <text:p>1833</text:p>
          </table:table-cell>
          <table:table-cell office:value-type="float" office:value="7062" table:style-name="ce1">
            <text:p>7062</text:p>
          </table:table-cell>
          <table:table-cell office:value-type="float" office:value="921" table:style-name="ce1">
            <text:p>921</text:p>
          </table:table-cell>
          <table:table-cell office:value-type="float" office:value="1704" table:style-name="ce1">
            <text:p>1704</text:p>
          </table:table-cell>
          <table:table-cell table:style-name="ce1"/>
          <table:table-cell office:value-type="float" office:value="7817" table:style-name="ce1">
            <text:p>7817</text:p>
          </table:table-cell>
          <table:table-cell office:value-type="float" office:value="1691" table:style-name="ce1">
            <text:p>1691</text:p>
          </table:table-cell>
          <table:table-cell table:style-name="ce1"/>
          <table:table-cell office:value-type="float" office:value="1747" table:style-name="ce1">
            <text:p>1747</text:p>
          </table:table-cell>
          <table:table-cell office:value-type="float" office:value="42305" table:style-name="ce1">
            <text:p>42305</text:p>
          </table:table-cell>
          <table:table-cell office:value-type="float" office:value="5818" table:style-name="ce1">
            <text:p>5818</text:p>
          </table:table-cell>
          <table:table-cell office:value-type="float" office:value="1744" table:style-name="ce1">
            <text:p>1744</text:p>
          </table:table-cell>
          <table:table-cell table:style-name="ce1"/>
          <table:table-cell office:value-type="float" office:value="5841" table:style-name="ce1">
            <text:p>5841</text:p>
          </table:table-cell>
          <table:table-cell office:value-type="float" office:value="907" table:style-name="ce1">
            <text:p>907</text:p>
          </table:table-cell>
          <table:table-cell office:value-type="float" office:value="1956" table:style-name="ce1">
            <text:p>1956</text:p>
          </table:table-cell>
          <table:table-cell table:style-name="ce1"/>
          <table:table-cell office:value-type="float" office:value="8564" table:style-name="ce1">
            <text:p>8564</text:p>
          </table:table-cell>
          <table:table-cell office:value-type="float" office:value="1476" table:style-name="ce1">
            <text:p>1476</text:p>
          </table:table-cell>
          <table:table-cell office:value-type="float" office:value="1458" table:style-name="ce1">
            <text:p>1458</text:p>
          </table:table-cell>
          <table:table-cell table:style-name="ce1"/>
          <table:table-cell office:value-type="float" office:value="8183" table:style-name="ce1">
            <text:p>8183</text:p>
          </table:table-cell>
          <table:table-cell office:value-type="float" office:value="879" table:style-name="ce1">
            <text:p>879</text:p>
          </table:table-cell>
          <table:table-cell office:value-type="float" office:value="1242" table:style-name="ce1">
            <text:p>1242</text:p>
          </table:table-cell>
          <table:table-cell table:style-name="ce1"/>
          <table:table-cell office:value-type="float" office:value="7852" table:style-name="ce1">
            <text:p>7852</text:p>
          </table:table-cell>
          <table:table-cell office:value-type="float" office:value="1171" table:style-name="ce1">
            <text:p>1171</text:p>
          </table:table-cell>
          <table:table-cell table:style-name="ce1"/>
          <table:table-cell office:value-type="float" office:value="1641" table:style-name="ce1">
            <text:p>1641</text:p>
          </table:table-cell>
          <table:table-cell office:value-type="float" office:value="17693" table:style-name="ce1">
            <text:p>17693</text:p>
          </table:table-cell>
          <table:table-cell office:value-type="float" office:value="1087" table:style-name="ce1">
            <text:p>1087</text:p>
          </table:table-cell>
          <table:table-cell table:style-name="ce1"/>
          <table:table-cell office:value-type="float" office:value="1968" table:style-name="ce1">
            <text:p>1968</text:p>
          </table:table-cell>
          <table:table-cell office:value-type="float" office:value="10017" table:style-name="ce1">
            <text:p>10017</text:p>
          </table:table-cell>
          <table:table-cell office:value-type="float" office:value="1683" table:style-name="ce1">
            <text:p>1683</text:p>
          </table:table-cell>
          <table:table-cell office:value-type="float" office:value="1674" table:style-name="ce1">
            <text:p>1674</text:p>
          </table:table-cell>
          <table:table-cell table:style-name="ce1"/>
          <table:table-cell office:value-type="float" office:value="10023" table:style-name="ce1">
            <text:p>10023</text:p>
          </table:table-cell>
          <table:table-cell office:value-type="float" office:value="1164" table:style-name="ce1">
            <text:p>1164</text:p>
          </table:table-cell>
          <table:table-cell table:style-name="ce1"/>
          <table:table-cell office:value-type="float" office:value="1584" table:style-name="ce1">
            <text:p>1584</text:p>
          </table:table-cell>
          <table:table-cell office:value-type="float" office:value="26541" table:style-name="ce1">
            <text:p>26541</text:p>
          </table:table-cell>
          <table:table-cell office:value-type="float" office:value="840" table:style-name="ce1">
            <text:p>840</text:p>
          </table:table-cell>
          <table:table-cell office:value-type="float" office:value="1714" table:style-name="ce1">
            <text:p>1714</text:p>
          </table:table-cell>
          <table:table-cell table:style-name="ce1"/>
          <table:table-cell office:value-type="float" office:value="8031" table:style-name="ce1">
            <text:p>8031</text:p>
          </table:table-cell>
          <table:table-cell office:value-type="float" office:value="943" table:style-name="ce1">
            <text:p>943</text:p>
          </table:table-cell>
          <table:table-cell table:style-name="ce1"/>
          <table:table-cell office:value-type="float" office:value="1899" table:style-name="ce1">
            <text:p>1899</text:p>
          </table:table-cell>
          <table:table-cell office:value-type="float" office:value="4710" table:style-name="ce1">
            <text:p>4710</text:p>
          </table:table-cell>
          <table:table-cell office:value-type="float" office:value="1617" table:style-name="ce1">
            <text:p>1617</text:p>
          </table:table-cell>
          <table:table-cell table:style-name="ce1"/>
          <table:table-cell office:value-type="float" office:value="1553" table:style-name="ce1">
            <text:p>1553</text:p>
          </table:table-cell>
          <table:table-cell office:value-type="float" office:value="6794" table:style-name="ce1">
            <text:p>6794</text:p>
          </table:table-cell>
          <table:table-cell office:value-type="float" office:value="1298" table:style-name="ce1">
            <text:p>1298</text:p>
          </table:table-cell>
          <table:table-cell table:style-name="ce1"/>
          <table:table-cell office:value-type="float" office:value="1536" table:style-name="ce1">
            <text:p>1536</text:p>
          </table:table-cell>
          <table:table-cell office:value-type="float" office:value="6965" table:style-name="ce1">
            <text:p>6965</text:p>
          </table:table-cell>
          <table:table-cell office:value-type="float" office:value="558" table:style-name="ce1">
            <text:p>558</text:p>
          </table:table-cell>
          <table:table-cell office:value-type="float" office:value="1546" table:style-name="ce1">
            <text:p>1546</text:p>
          </table:table-cell>
          <table:table-cell table:style-name="ce1"/>
          <table:table-cell office:value-type="float" office:value="44480" table:style-name="ce1">
            <text:p>44480</text:p>
          </table:table-cell>
          <table:table-cell office:value-type="float" office:value="759" table:style-name="ce1">
            <text:p>759</text:p>
          </table:table-cell>
          <table:table-cell table:style-name="ce1"/>
          <table:table-cell office:value-type="float" office:value="1561" table:style-name="ce1">
            <text:p>1561</text:p>
          </table:table-cell>
          <table:table-cell office:value-type="float" office:value="7506" table:style-name="ce1">
            <text:p>7506</text:p>
          </table:table-cell>
          <table:table-cell office:value-type="float" office:value="782" table:style-name="ce1">
            <text:p>782</text:p>
          </table:table-cell>
          <table:table-cell table:style-name="ce1"/>
          <table:table-cell office:value-type="float" office:value="1739" table:style-name="ce1">
            <text:p>1739</text:p>
          </table:table-cell>
          <table:table-cell office:value-type="float" office:value="5939" table:style-name="ce1">
            <text:p>5939</text:p>
          </table:table-cell>
          <table:table-cell office:value-type="float" office:value="775" table:style-name="ce1">
            <text:p>775</text:p>
          </table:table-cell>
          <table:table-cell office:value-type="float" office:value="2181" table:style-name="ce1">
            <text:p>2181</text:p>
          </table:table-cell>
          <table:table-cell table:style-name="ce1"/>
          <table:table-cell office:value-type="float" office:value="9433" table:style-name="ce1">
            <text:p>9433</text:p>
          </table:table-cell>
          <table:table-cell office:value-type="float" office:value="663" table:style-name="ce1">
            <text:p>663</text:p>
          </table:table-cell>
          <table:table-cell table:style-name="ce1"/>
          <table:table-cell office:value-type="float" office:value="2600" table:style-name="ce1">
            <text:p>2600</text:p>
          </table:table-cell>
          <table:table-cell office:value-type="float" office:value="6206" table:style-name="ce1">
            <text:p>6206</text:p>
          </table:table-cell>
          <table:table-cell office:value-type="float" office:value="1089" table:style-name="ce1">
            <text:p>1089</text:p>
          </table:table-cell>
          <table:table-cell table:style-name="ce1"/>
          <table:table-cell office:value-type="float" office:value="1520" table:style-name="ce1">
            <text:p>1520</text:p>
          </table:table-cell>
          <table:table-cell office:value-type="float" office:value="26374" table:style-name="ce1">
            <text:p>26374</text:p>
          </table:table-cell>
          <table:table-cell office:value-type="float" office:value="2462" table:style-name="ce1">
            <text:p>2462</text:p>
          </table:table-cell>
          <table:table-cell table:style-name="ce1"/>
          <table:table-cell office:value-type="float" office:value="1977" table:style-name="ce1">
            <text:p>1977</text:p>
          </table:table-cell>
          <table:table-cell office:value-type="float" office:value="8307" table:style-name="ce1">
            <text:p>8307</text:p>
          </table:table-cell>
          <table:table-cell office:value-type="float" office:value="1313" table:style-name="ce1">
            <text:p>1313</text:p>
          </table:table-cell>
          <table:table-cell table:style-name="ce1"/>
          <table:table-cell office:value-type="float" office:value="1497" table:style-name="ce1">
            <text:p>1497</text:p>
          </table:table-cell>
          <table:table-cell office:value-type="float" office:value="11185" table:style-name="ce1">
            <text:p>11185</text:p>
          </table:table-cell>
          <table:table-cell office:value-type="float" office:value="1079" table:style-name="ce1">
            <text:p>1079</text:p>
          </table:table-cell>
          <table:table-cell table:style-name="ce1"/>
          <table:table-cell office:value-type="float" office:value="2037" table:style-name="ce1">
            <text:p>2037</text:p>
          </table:table-cell>
          <table:table-cell office:value-type="float" office:value="9281" table:style-name="ce1">
            <text:p>9281</text:p>
          </table:table-cell>
          <table:table-cell office:value-type="float" office:value="542" table:style-name="ce1">
            <text:p>542</text:p>
          </table:table-cell>
          <table:table-cell office:value-type="float" office:value="3450" table:style-name="ce1">
            <text:p>3450</text:p>
          </table:table-cell>
          <table:table-cell table:style-name="ce1"/>
          <table:table-cell office:value-type="float" office:value="14482" table:style-name="ce1">
            <text:p>14482</text:p>
          </table:table-cell>
          <table:table-cell office:value-type="float" office:value="695" table:style-name="ce1">
            <text:p>695</text:p>
          </table:table-cell>
          <table:table-cell table:style-name="ce1"/>
          <table:table-cell office:value-type="float" office:value="1778" table:style-name="ce1">
            <text:p>1778</text:p>
          </table:table-cell>
          <table:table-cell office:value-type="float" office:value="8830" table:style-name="ce1">
            <text:p>8830</text:p>
          </table:table-cell>
          <table:table-cell office:value-type="float" office:value="1130" table:style-name="ce1">
            <text:p>1130</text:p>
          </table:table-cell>
          <table:table-cell office:value-type="float" office:value="1690" table:style-name="ce1">
            <text:p>1690</text:p>
          </table:table-cell>
          <table:table-cell table:style-name="ce1"/>
          <table:table-cell office:value-type="float" office:value="11502" table:style-name="ce1">
            <text:p>11502</text:p>
          </table:table-cell>
          <table:table-cell office:value-type="float" office:value="903" table:style-name="ce1">
            <text:p>903</text:p>
          </table:table-cell>
          <table:table-cell office:value-type="float" office:value="2292" table:style-name="ce1">
            <text:p>2292</text:p>
          </table:table-cell>
          <table:table-cell table:style-name="ce1"/>
          <table:table-cell office:value-type="float" office:value="6740" table:style-name="ce1">
            <text:p>6740</text:p>
          </table:table-cell>
          <table:table-cell office:value-type="float" office:value="839" table:style-name="ce1">
            <text:p>839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7347" table:style-name="ce1">
            <text:p>7347</text:p>
          </table:table-cell>
          <table:table-cell office:value-type="float" office:value="1182" table:style-name="ce1">
            <text:p>1182</text:p>
          </table:table-cell>
          <table:table-cell office:value-type="float" office:value="2214" table:style-name="ce1">
            <text:p>2214</text:p>
          </table:table-cell>
          <table:table-cell table:style-name="ce1"/>
          <table:table-cell office:value-type="float" office:value="14717" table:style-name="ce1">
            <text:p>14717</text:p>
          </table:table-cell>
          <table:table-cell office:value-type="float" office:value="934" table:style-name="ce1">
            <text:p>934</text:p>
          </table:table-cell>
          <table:table-cell office:value-type="float" office:value="2716" table:style-name="ce1">
            <text:p>2716</text:p>
          </table:table-cell>
          <table:table-cell table:style-name="ce1"/>
          <table:table-cell office:value-type="float" office:value="7820" table:style-name="ce1">
            <text:p>7820</text:p>
          </table:table-cell>
          <table:table-cell office:value-type="float" office:value="847" table:style-name="ce1">
            <text:p>847</text:p>
          </table:table-cell>
          <table:table-cell office:value-type="float" office:value="1844" table:style-name="ce1">
            <text:p>1844</text:p>
          </table:table-cell>
          <table:table-cell table:style-name="ce1"/>
          <table:table-cell office:value-type="float" office:value="7203" table:style-name="ce1">
            <text:p>7203</text:p>
          </table:table-cell>
          <table:table-cell office:value-type="float" office:value="954" table:style-name="ce1">
            <text:p>954</text:p>
          </table:table-cell>
          <table:table-cell table:style-name="ce1"/>
          <table:table-cell office:value-type="float" office:value="1650" table:style-name="ce1">
            <text:p>1650</text:p>
          </table:table-cell>
          <table:table-cell office:value-type="float" office:value="5415" table:style-name="ce1">
            <text:p>5415</text:p>
          </table:table-cell>
          <table:table-cell office:value-type="float" office:value="988" table:style-name="ce1">
            <text:p>988</text:p>
          </table:table-cell>
          <table:table-cell office:value-type="float" office:value="1643" table:style-name="ce1">
            <text:p>1643</text:p>
          </table:table-cell>
          <table:table-cell table:style-name="ce1"/>
          <table:table-cell office:value-type="float" office:value="27932" table:style-name="ce1">
            <text:p>27932</text:p>
          </table:table-cell>
          <table:table-cell office:value-type="float" office:value="1697" table:style-name="ce1">
            <text:p>1697</text:p>
          </table:table-cell>
          <table:table-cell office:value-type="float" office:value="1937" table:style-name="ce1">
            <text:p>1937</text:p>
          </table:table-cell>
          <table:table-cell table:style-name="ce1"/>
          <table:table-cell office:value-type="float" office:value="7740" table:style-name="ce1">
            <text:p>7740</text:p>
          </table:table-cell>
          <table:table-cell office:value-type="float" office:value="897" table:style-name="ce1">
            <text:p>897</text:p>
          </table:table-cell>
          <table:table-cell office:value-type="float" office:value="1688" table:style-name="ce1">
            <text:p>1688</text:p>
          </table:table-cell>
          <table:table-cell table:style-name="ce1"/>
          <table:table-cell office:value-type="float" office:value="7288" table:style-name="ce1">
            <text:p>7288</text:p>
          </table:table-cell>
          <table:table-cell office:value-type="float" office:value="935" table:style-name="ce1">
            <text:p>935</text:p>
          </table:table-cell>
          <table:table-cell office:value-type="float" office:value="1540" table:style-name="ce1">
            <text:p>1540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9_142549_M07597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13:31:37</text:p>
          </table:table-cell>
          <table:table-cell office:value-type="string" table:style-name="ce1">
            <text:p>2020-11-19_14:31:37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M075979</text:p>
          </table:table-cell>
          <table:table-cell office:value-type="string" table:style-name="ce1">
            <text:p>M07597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vyk2UR8d9EqphLCJ</text:p>
          </table:table-cell>
          <table:table-cell office:value-type="string" table:style-name="ce1">
            <text:p>https://www.testable.org/experiment/4303/294929/start?participant=M075979</text:p>
          </table:table-cell>
          <table:table-cell office:value-type="float" office:value="3253844" table:style-name="ce1">
            <text:p>3253844</text:p>
          </table:table-cell>
          <table:table-cell office:value-type="float" office:value="54.230733333332999" table:style-name="ce1">
            <text:p>54,23073333</text:p>
          </table:table-cell>
          <table:table-cell office:value-type="float" office:value="60592" table:style-name="ce1">
            <text:p>60592</text:p>
          </table:table-cell>
          <table:table-cell office:value-type="float" office:value="52198" table:style-name="ce1">
            <text:p>52198</text:p>
          </table:table-cell>
          <table:table-cell office:value-type="float" office:value="56170" table:style-name="ce1">
            <text:p>56170</text:p>
          </table:table-cell>
          <table:table-cell office:value-type="float" office:value="55627" table:style-name="ce1">
            <text:p>55627</text:p>
          </table:table-cell>
          <table:table-cell office:value-type="float" office:value="48286" table:style-name="ce1">
            <text:p>48286</text:p>
          </table:table-cell>
          <table:table-cell office:value-type="float" office:value="65005" table:style-name="ce1">
            <text:p>65005</text:p>
          </table:table-cell>
          <table:table-cell office:value-type="float" office:value="61255" table:style-name="ce1">
            <text:p>61255</text:p>
          </table:table-cell>
          <table:table-cell office:value-type="float" office:value="82001" table:style-name="ce1">
            <text:p>82001</text:p>
          </table:table-cell>
          <table:table-cell office:value-type="float" office:value="102465" table:style-name="ce1">
            <text:p>102465</text:p>
          </table:table-cell>
          <table:table-cell office:value-type="float" office:value="53684" table:style-name="ce1">
            <text:p>53684</text:p>
          </table:table-cell>
          <table:table-cell office:value-type="float" office:value="92064" table:style-name="ce1">
            <text:p>92064</text:p>
          </table:table-cell>
          <table:table-cell office:value-type="float" office:value="76317" table:style-name="ce1">
            <text:p>76317</text:p>
          </table:table-cell>
          <table:table-cell table:number-columns-repeated="192" table:style-name="ce1"/>
          <table:table-cell office:value-type="float" office:value="16682" table:style-name="ce1">
            <text:p>16682</text:p>
          </table:table-cell>
          <table:table-cell office:value-type="float" office:value="537" table:style-name="ce1">
            <text:p>537</text:p>
          </table:table-cell>
          <table:table-cell office:value-type="float" office:value="1714" table:style-name="ce1">
            <text:p>1714</text:p>
          </table:table-cell>
          <table:table-cell table:style-name="ce1"/>
          <table:table-cell office:value-type="float" office:value="7270" table:style-name="ce1">
            <text:p>7270</text:p>
          </table:table-cell>
          <table:table-cell office:value-type="float" office:value="568" table:style-name="ce1">
            <text:p>568</text:p>
          </table:table-cell>
          <table:table-cell office:value-type="float" office:value="2652" table:style-name="ce1">
            <text:p>2652</text:p>
          </table:table-cell>
          <table:table-cell table:style-name="ce1"/>
          <table:table-cell office:value-type="float" office:value="23857" table:style-name="ce1">
            <text:p>23857</text:p>
          </table:table-cell>
          <table:table-cell office:value-type="float" office:value="3359" table:style-name="ce1">
            <text:p>3359</text:p>
          </table:table-cell>
          <table:table-cell office:value-type="float" office:value="2475" table:style-name="ce1">
            <text:p>2475</text:p>
          </table:table-cell>
          <table:table-cell table:style-name="ce1"/>
          <table:table-cell office:value-type="float" office:value="11324" table:style-name="ce1">
            <text:p>11324</text:p>
          </table:table-cell>
          <table:table-cell office:value-type="float" office:value="1181" table:style-name="ce1">
            <text:p>1181</text:p>
          </table:table-cell>
          <table:table-cell office:value-type="float" office:value="3492" table:style-name="ce1">
            <text:p>3492</text:p>
          </table:table-cell>
          <table:table-cell table:style-name="ce1"/>
          <table:table-cell office:value-type="float" office:value="25210" table:style-name="ce1">
            <text:p>25210</text:p>
          </table:table-cell>
          <table:table-cell office:value-type="float" office:value="1474" table:style-name="ce1">
            <text:p>1474</text:p>
          </table:table-cell>
          <table:table-cell office:value-type="float" office:value="1766" table:style-name="ce1">
            <text:p>1766</text:p>
          </table:table-cell>
          <table:table-cell table:style-name="ce1"/>
          <table:table-cell office:value-type="float" office:value="13040" table:style-name="ce1">
            <text:p>13040</text:p>
          </table:table-cell>
          <table:table-cell office:value-type="float" office:value="3371" table:style-name="ce1">
            <text:p>3371</text:p>
          </table:table-cell>
          <table:table-cell table:style-name="ce1"/>
          <table:table-cell office:value-type="float" office:value="5216" table:style-name="ce1">
            <text:p>5216</text:p>
          </table:table-cell>
          <table:table-cell office:value-type="float" office:value="13329" table:style-name="ce1">
            <text:p>13329</text:p>
          </table:table-cell>
          <table:table-cell office:value-type="float" office:value="1066" table:style-name="ce1">
            <text:p>1066</text:p>
          </table:table-cell>
          <table:table-cell table:style-name="ce1"/>
          <table:table-cell office:value-type="float" office:value="1991" table:style-name="ce1">
            <text:p>1991</text:p>
          </table:table-cell>
          <table:table-cell office:value-type="float" office:value="20036" table:style-name="ce1">
            <text:p>20036</text:p>
          </table:table-cell>
          <table:table-cell office:value-type="float" office:value="957" table:style-name="ce1">
            <text:p>957</text:p>
          </table:table-cell>
          <table:table-cell office:value-type="float" office:value="2421" table:style-name="ce1">
            <text:p>2421</text:p>
          </table:table-cell>
          <table:table-cell table:style-name="ce1"/>
          <table:table-cell office:value-type="float" office:value="5410" table:style-name="ce1">
            <text:p>5410</text:p>
          </table:table-cell>
          <table:table-cell office:value-type="float" office:value="1275" table:style-name="ce1">
            <text:p>1275</text:p>
          </table:table-cell>
          <table:table-cell office:value-type="float" office:value="2336" table:style-name="ce1">
            <text:p>2336</text:p>
          </table:table-cell>
          <table:table-cell table:style-name="ce1"/>
          <table:table-cell office:value-type="float" office:value="8404" table:style-name="ce1">
            <text:p>8404</text:p>
          </table:table-cell>
          <table:table-cell office:value-type="float" office:value="629" table:style-name="ce1">
            <text:p>629</text:p>
          </table:table-cell>
          <table:table-cell office:value-type="float" office:value="1753" table:style-name="ce1">
            <text:p>1753</text:p>
          </table:table-cell>
          <table:table-cell table:style-name="ce1"/>
          <table:table-cell office:value-type="float" office:value="15439" table:style-name="ce1">
            <text:p>15439</text:p>
          </table:table-cell>
          <table:table-cell office:value-type="float" office:value="1267" table:style-name="ce1">
            <text:p>1267</text:p>
          </table:table-cell>
          <table:table-cell office:value-type="float" office:value="2907" table:style-name="ce1">
            <text:p>2907</text:p>
          </table:table-cell>
          <table:table-cell table:style-name="ce1"/>
          <table:table-cell office:value-type="float" office:value="17552" table:style-name="ce1">
            <text:p>17552</text:p>
          </table:table-cell>
          <table:table-cell office:value-type="float" office:value="593" table:style-name="ce1">
            <text:p>593</text:p>
          </table:table-cell>
          <table:table-cell office:value-type="float" office:value="1486" table:style-name="ce1">
            <text:p>1486</text:p>
          </table:table-cell>
          <table:table-cell table:style-name="ce1"/>
          <table:table-cell office:value-type="float" office:value="15173" table:style-name="ce1">
            <text:p>15173</text:p>
          </table:table-cell>
          <table:table-cell office:value-type="float" office:value="575" table:style-name="ce1">
            <text:p>575</text:p>
          </table:table-cell>
          <table:table-cell table:style-name="ce1"/>
          <table:table-cell office:value-type="float" office:value="2086" table:style-name="ce1">
            <text:p>2086</text:p>
          </table:table-cell>
          <table:table-cell office:value-type="float" office:value="8431" table:style-name="ce1">
            <text:p>8431</text:p>
          </table:table-cell>
          <table:table-cell office:value-type="float" office:value="886" table:style-name="ce1">
            <text:p>886</text:p>
          </table:table-cell>
          <table:table-cell table:style-name="ce1"/>
          <table:table-cell office:value-type="float" office:value="2085" table:style-name="ce1">
            <text:p>2085</text:p>
          </table:table-cell>
          <table:table-cell office:value-type="float" office:value="21795" table:style-name="ce1">
            <text:p>21795</text:p>
          </table:table-cell>
          <table:table-cell office:value-type="float" office:value="1403" table:style-name="ce1">
            <text:p>1403</text:p>
          </table:table-cell>
          <table:table-cell table:style-name="ce1"/>
          <table:table-cell office:value-type="float" office:value="2188" table:style-name="ce1">
            <text:p>2188</text:p>
          </table:table-cell>
          <table:table-cell office:value-type="float" office:value="21482" table:style-name="ce1">
            <text:p>21482</text:p>
          </table:table-cell>
          <table:table-cell office:value-type="float" office:value="837" table:style-name="ce1">
            <text:p>837</text:p>
          </table:table-cell>
          <table:table-cell office:value-type="float" office:value="2390" table:style-name="ce1">
            <text:p>2390</text:p>
          </table:table-cell>
          <table:table-cell table:style-name="ce1"/>
          <table:table-cell office:value-type="float" office:value="11114" table:style-name="ce1">
            <text:p>11114</text:p>
          </table:table-cell>
          <table:table-cell office:value-type="float" office:value="545" table:style-name="ce1">
            <text:p>545</text:p>
          </table:table-cell>
          <table:table-cell table:style-name="ce1"/>
          <table:table-cell office:value-type="float" office:value="3102" table:style-name="ce1">
            <text:p>3102</text:p>
          </table:table-cell>
          <table:table-cell office:value-type="float" office:value="18857" table:style-name="ce1">
            <text:p>18857</text:p>
          </table:table-cell>
          <table:table-cell office:value-type="float" office:value="2625" table:style-name="ce1">
            <text:p>2625</text:p>
          </table:table-cell>
          <table:table-cell table:style-name="ce1"/>
          <table:table-cell office:value-type="float" office:value="3041" table:style-name="ce1">
            <text:p>3041</text:p>
          </table:table-cell>
          <table:table-cell office:value-type="float" office:value="29372" table:style-name="ce1">
            <text:p>29372</text:p>
          </table:table-cell>
          <table:table-cell office:value-type="float" office:value="788" table:style-name="ce1">
            <text:p>788</text:p>
          </table:table-cell>
          <table:table-cell table:style-name="ce1"/>
          <table:table-cell office:value-type="float" office:value="2392" table:style-name="ce1">
            <text:p>2392</text:p>
          </table:table-cell>
          <table:table-cell office:value-type="float" office:value="34571" table:style-name="ce1">
            <text:p>34571</text:p>
          </table:table-cell>
          <table:table-cell office:value-type="float" office:value="563" table:style-name="ce1">
            <text:p>563</text:p>
          </table:table-cell>
          <table:table-cell office:value-type="float" office:value="2281" table:style-name="ce1">
            <text:p>2281</text:p>
          </table:table-cell>
          <table:table-cell table:style-name="ce1"/>
          <table:table-cell office:value-type="float" office:value="16095" table:style-name="ce1">
            <text:p>16095</text:p>
          </table:table-cell>
          <table:table-cell office:value-type="float" office:value="800" table:style-name="ce1">
            <text:p>800</text:p>
          </table:table-cell>
          <table:table-cell office:value-type="float" office:value="2326" table:style-name="ce1">
            <text:p>2326</text:p>
          </table:table-cell>
          <table:table-cell table:style-name="ce1"/>
          <table:table-cell office:value-type="float" office:value="10171" table:style-name="ce1">
            <text:p>10171</text:p>
          </table:table-cell>
          <table:table-cell office:value-type="float" office:value="721" table:style-name="ce1">
            <text:p>721</text:p>
          </table:table-cell>
          <table:table-cell office:value-type="float" office:value="2756" table:style-name="ce1">
            <text:p>2756</text:p>
          </table:table-cell>
          <table:table-cell table:style-name="ce1"/>
          <table:table-cell office:value-type="float" office:value="22330" table:style-name="ce1">
            <text:p>22330</text:p>
          </table:table-cell>
          <table:table-cell office:value-type="float" office:value="1103" table:style-name="ce1">
            <text:p>1103</text:p>
          </table:table-cell>
          <table:table-cell office:value-type="float" office:value="1843" table:style-name="ce1">
            <text:p>1843</text:p>
          </table:table-cell>
          <table:table-cell table:style-name="ce1"/>
          <table:table-cell office:value-type="float" office:value="13415" table:style-name="ce1">
            <text:p>13415</text:p>
          </table:table-cell>
          <table:table-cell office:value-type="float" office:value="1039" table:style-name="ce1">
            <text:p>1039</text:p>
          </table:table-cell>
          <table:table-cell table:style-name="ce1"/>
          <table:table-cell office:value-type="float" office:value="4453" table:style-name="ce1">
            <text:p>4453</text:p>
          </table:table-cell>
          <table:table-cell office:value-type="float" office:value="11311" table:style-name="ce1">
            <text:p>11311</text:p>
          </table:table-cell>
          <table:table-cell office:value-type="float" office:value="767" table:style-name="ce1">
            <text:p>767</text:p>
          </table:table-cell>
          <table:table-cell office:value-type="float" office:value="2108" table:style-name="ce1">
            <text:p>2108</text:p>
          </table:table-cell>
          <table:table-cell table:style-name="ce1"/>
          <table:table-cell office:value-type="float" office:value="28633" table:style-name="ce1">
            <text:p>28633</text:p>
          </table:table-cell>
          <table:table-cell office:value-type="float" office:value="2114" table:style-name="ce1">
            <text:p>2114</text:p>
          </table:table-cell>
          <table:table-cell office:value-type="float" office:value="3039" table:style-name="ce1">
            <text:p>3039</text:p>
          </table:table-cell>
          <table:table-cell table:style-name="ce1"/>
          <table:table-cell office:value-type="float" office:value="11623" table:style-name="ce1">
            <text:p>11623</text:p>
          </table:table-cell>
          <table:table-cell office:value-type="float" office:value="1704" table:style-name="ce1">
            <text:p>1704</text:p>
          </table:table-cell>
          <table:table-cell office:value-type="float" office:value="2298" table:style-name="ce1">
            <text:p>2298</text:p>
          </table:table-cell>
          <table:table-cell table:style-name="ce1"/>
          <table:table-cell office:value-type="float" office:value="23163" table:style-name="ce1">
            <text:p>23163</text:p>
          </table:table-cell>
          <table:table-cell office:value-type="float" office:value="825" table:style-name="ce1">
            <text:p>825</text:p>
          </table:table-cell>
          <table:table-cell table:style-name="ce1"/>
          <table:table-cell office:value-type="float" office:value="2144" table:style-name="ce1">
            <text:p>2144</text:p>
          </table:table-cell>
          <table:table-cell office:value-type="float" office:value="47613" table:style-name="ce1">
            <text:p>47613</text:p>
          </table:table-cell>
          <table:table-cell office:value-type="float" office:value="495" table:style-name="ce1">
            <text:p>495</text:p>
          </table:table-cell>
          <table:table-cell office:value-type="float" office:value="2843" table:style-name="ce1">
            <text:p>2843</text:p>
          </table:table-cell>
          <table:table-cell table:style-name="ce1"/>
          <table:table-cell office:value-type="float" office:value="14813" table:style-name="ce1">
            <text:p>14813</text:p>
          </table:table-cell>
          <table:table-cell office:value-type="float" office:value="4307" table:style-name="ce1">
            <text:p>4307</text:p>
          </table:table-cell>
          <table:table-cell office:value-type="float" office:value="2209" table:style-name="ce1">
            <text:p>2209</text:p>
          </table:table-cell>
          <table:table-cell table:style-name="ce1"/>
          <table:table-cell office:value-type="float" office:value="7599" table:style-name="ce1">
            <text:p>7599</text:p>
          </table:table-cell>
          <table:table-cell office:value-type="float" office:value="625" table:style-name="ce1">
            <text:p>625</text:p>
          </table:table-cell>
          <table:table-cell office:value-type="float" office:value="2200" table:style-name="ce1">
            <text:p>2200</text:p>
          </table:table-cell>
          <table:table-cell table:style-name="ce1"/>
          <table:table-cell office:value-type="float" office:value="16933" table:style-name="ce1">
            <text:p>16933</text:p>
          </table:table-cell>
          <table:table-cell office:value-type="float" office:value="739" table:style-name="ce1">
            <text:p>739</text:p>
          </table:table-cell>
          <table:table-cell table:style-name="ce1"/>
          <table:table-cell office:value-type="float" office:value="2475" table:style-name="ce1">
            <text:p>2475</text:p>
          </table:table-cell>
          <table:table-cell office:value-type="float" office:value="8202" table:style-name="ce1">
            <text:p>8202</text:p>
          </table:table-cell>
          <table:table-cell office:value-type="float" office:value="1845" table:style-name="ce1">
            <text:p>1845</text:p>
          </table:table-cell>
          <table:table-cell office:value-type="float" office:value="2137" table:style-name="ce1">
            <text:p>2137</text:p>
          </table:table-cell>
          <table:table-cell table:style-name="ce1"/>
          <table:table-cell office:value-type="float" office:value="19046" table:style-name="ce1">
            <text:p>19046</text:p>
          </table:table-cell>
          <table:table-cell office:value-type="float" office:value="7430" table:style-name="ce1">
            <text:p>7430</text:p>
          </table:table-cell>
          <table:table-cell office:value-type="float" office:value="2512" table:style-name="ce1">
            <text:p>2512</text:p>
          </table:table-cell>
          <table:table-cell table:style-name="ce1"/>
          <table:table-cell office:value-type="float" office:value="28916" table:style-name="ce1">
            <text:p>28916</text:p>
          </table:table-cell>
          <table:table-cell office:value-type="float" office:value="1137" table:style-name="ce1">
            <text:p>1137</text:p>
          </table:table-cell>
          <table:table-cell office:value-type="float" office:value="3892" table:style-name="ce1">
            <text:p>3892</text:p>
          </table:table-cell>
          <table:table-cell table:style-name="ce1"/>
          <table:table-cell office:value-type="float" office:value="24742" table:style-name="ce1">
            <text:p>24742</text:p>
          </table:table-cell>
          <table:table-cell office:value-type="float" office:value="842" table:style-name="ce1">
            <text:p>842</text:p>
          </table:table-cell>
          <table:table-cell office:value-type="float" office:value="6591" table:style-name="ce1">
            <text:p>6591</text:p>
          </table:table-cell>
          <table:table-cell table:style-name="ce1"/>
          <table:table-cell office:value-type="float" office:value="20509" table:style-name="ce1">
            <text:p>20509</text:p>
          </table:table-cell>
          <table:table-cell office:value-type="float" office:value="787" table:style-name="ce1">
            <text:p>787</text:p>
          </table:table-cell>
          <table:table-cell office:value-type="float" office:value="2480" table:style-name="ce1">
            <text:p>2480</text:p>
          </table:table-cell>
          <table:table-cell table:style-name="ce1"/>
          <table:table-cell office:value-type="float" office:value="13354" table:style-name="ce1">
            <text:p>13354</text:p>
          </table:table-cell>
          <table:table-cell office:value-type="float" office:value="2962" table:style-name="ce1">
            <text:p>2962</text:p>
          </table:table-cell>
          <table:table-cell table:style-name="ce1"/>
          <table:table-cell office:value-type="float" office:value="2385" table:style-name="ce1">
            <text:p>2385</text:p>
          </table:table-cell>
          <table:table-cell office:value-type="float" office:value="24409" table:style-name="ce1">
            <text:p>24409</text:p>
          </table:table-cell>
          <table:table-cell office:value-type="float" office:value="3879" table:style-name="ce1">
            <text:p>3879</text:p>
          </table:table-cell>
          <table:table-cell office:value-type="float" office:value="2666" table:style-name="ce1">
            <text:p>2666</text:p>
          </table:table-cell>
          <table:table-cell table:style-name="ce1"/>
          <table:table-cell office:value-type="float" office:value="8675" table:style-name="ce1">
            <text:p>8675</text:p>
          </table:table-cell>
          <table:table-cell office:value-type="float" office:value="805" table:style-name="ce1">
            <text:p>805</text:p>
          </table:table-cell>
          <table:table-cell office:value-type="float" office:value="4551" table:style-name="ce1">
            <text:p>4551</text:p>
          </table:table-cell>
          <table:table-cell table:style-name="ce1"/>
          <table:table-cell office:value-type="float" office:value="14789" table:style-name="ce1">
            <text:p>14789</text:p>
          </table:table-cell>
          <table:table-cell office:value-type="float" office:value="1011" table:style-name="ce1">
            <text:p>1011</text:p>
          </table:table-cell>
          <table:table-cell table:style-name="ce1"/>
          <table:table-cell office:value-type="float" office:value="3132" table:style-name="ce1">
            <text:p>3132</text:p>
          </table:table-cell>
          <table:table-cell office:value-type="float" office:value="23366" table:style-name="ce1">
            <text:p>23366</text:p>
          </table:table-cell>
          <table:table-cell office:value-type="float" office:value="584" table:style-name="ce1">
            <text:p>584</text:p>
          </table:table-cell>
          <table:table-cell office:value-type="float" office:value="1710" table:style-name="ce1">
            <text:p>1710</text:p>
          </table:table-cell>
          <table:table-cell table:style-name="ce1"/>
          <table:table-cell office:value-type="float" office:value="27206" table:style-name="ce1">
            <text:p>27206</text:p>
          </table:table-cell>
          <table:table-cell office:value-type="float" office:value="869" table:style-name="ce1">
            <text:p>869</text:p>
          </table:table-cell>
          <table:table-cell table:style-name="ce1"/>
          <table:table-cell office:value-type="float" office:value="2295" table:style-name="ce1">
            <text:p>2295</text:p>
          </table:table-cell>
          <table:table-cell office:value-type="float" office:value="15231" table:style-name="ce1">
            <text:p>15231</text:p>
          </table:table-cell>
          <table:table-cell office:value-type="float" office:value="1182" table:style-name="ce1">
            <text:p>1182</text:p>
          </table:table-cell>
          <table:table-cell office:value-type="float" office:value="2037" table:style-name="ce1">
            <text:p>2037</text:p>
          </table:table-cell>
          <table:table-cell table:style-name="ce1"/>
          <table:table-cell office:value-type="float" office:value="12404" table:style-name="ce1">
            <text:p>12404</text:p>
          </table:table-cell>
          <table:table-cell office:value-type="float" office:value="713" table:style-name="ce1">
            <text:p>713</text:p>
          </table:table-cell>
          <table:table-cell office:value-type="float" office:value="2429" table:style-name="ce1">
            <text:p>2429</text:p>
          </table:table-cell>
          <table:table-cell table:style-name="ce1"/>
          <table:table-cell office:value-type="float" office:value="23372" table:style-name="ce1">
            <text:p>23372</text:p>
          </table:table-cell>
          <table:table-cell office:value-type="float" office:value="543" table:style-name="ce1">
            <text:p>543</text:p>
          </table:table-cell>
          <table:table-cell office:value-type="float" office:value="1842" table:style-name="ce1">
            <text:p>1842</text:p>
          </table:table-cell>
          <table:table-cell table:style-name="ce1"/>
          <table:table-cell office:value-type="float" office:value="27749" table:style-name="ce1">
            <text:p>27749</text:p>
          </table:table-cell>
          <table:table-cell office:value-type="float" office:value="1433" table:style-name="ce1">
            <text:p>1433</text:p>
          </table:table-cell>
          <table:table-cell office:value-type="float" office:value="3723" table:style-name="ce1">
            <text:p>3723</text:p>
          </table:table-cell>
          <table:table-cell table:style-name="ce1"/>
          <table:table-cell office:value-type="float" office:value="18236" table:style-name="ce1">
            <text:p>18236</text:p>
          </table:table-cell>
          <table:table-cell office:value-type="float" office:value="993" table:style-name="ce1">
            <text:p>993</text:p>
          </table:table-cell>
          <table:table-cell office:value-type="float" office:value="1962" table:style-name="ce1">
            <text:p>1962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9_154306_M003368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15:22:42</text:p>
          </table:table-cell>
          <table:table-cell office:value-type="string" table:style-name="ce1">
            <text:p>2020-11-19_16:22: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C55</text:p>
          </table:table-cell>
          <table:table-cell office:value-type="string" table:style-name="ce1">
            <text:p>M00336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mNFvRwVUmO6TKThv</text:p>
          </table:table-cell>
          <table:table-cell office:value-type="string" table:style-name="ce1">
            <text:p>https://www.testable.org/experiment/4303/294929/start?participant=M003368</text:p>
          </table:table-cell>
          <table:table-cell office:value-type="float" office:value="1224810" table:style-name="ce1">
            <text:p>1224810</text:p>
          </table:table-cell>
          <table:table-cell office:value-type="float" office:value="20.413499999999999" table:style-name="ce1">
            <text:p>20,4135</text:p>
          </table:table-cell>
          <table:table-cell office:value-type="float" office:value="16584" table:style-name="ce1">
            <text:p>16584</text:p>
          </table:table-cell>
          <table:table-cell office:value-type="float" office:value="9574" table:style-name="ce1">
            <text:p>9574</text:p>
          </table:table-cell>
          <table:table-cell office:value-type="float" office:value="12294" table:style-name="ce1">
            <text:p>12294</text:p>
          </table:table-cell>
          <table:table-cell office:value-type="float" office:value="22106" table:style-name="ce1">
            <text:p>22106</text:p>
          </table:table-cell>
          <table:table-cell office:value-type="float" office:value="14761" table:style-name="ce1">
            <text:p>14761</text:p>
          </table:table-cell>
          <table:table-cell office:value-type="float" office:value="12383" table:style-name="ce1">
            <text:p>12383</text:p>
          </table:table-cell>
          <table:table-cell office:value-type="float" office:value="43610" table:style-name="ce1">
            <text:p>43610</text:p>
          </table:table-cell>
          <table:table-cell office:value-type="float" office:value="13208" table:style-name="ce1">
            <text:p>13208</text:p>
          </table:table-cell>
          <table:table-cell office:value-type="float" office:value="18045" table:style-name="ce1">
            <text:p>18045</text:p>
          </table:table-cell>
          <table:table-cell office:value-type="float" office:value="24574" table:style-name="ce1">
            <text:p>24574</text:p>
          </table:table-cell>
          <table:table-cell office:value-type="float" office:value="13057" table:style-name="ce1">
            <text:p>13057</text:p>
          </table:table-cell>
          <table:table-cell office:value-type="float" office:value="19304" table:style-name="ce1">
            <text:p>19304</text:p>
          </table:table-cell>
          <table:table-cell table:number-columns-repeated="192" table:style-name="ce1"/>
          <table:table-cell office:value-type="float" office:value="1226" table:style-name="ce1">
            <text:p>1226</text:p>
          </table:table-cell>
          <table:table-cell office:value-type="float" office:value="555" table:style-name="ce1">
            <text:p>555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float" office:value="1445" table:style-name="ce1">
            <text:p>1445</text:p>
          </table:table-cell>
          <table:table-cell office:value-type="float" office:value="889" table:style-name="ce1">
            <text:p>889</text:p>
          </table:table-cell>
          <table:table-cell office:value-type="float" office:value="2913" table:style-name="ce1">
            <text:p>2913</text:p>
          </table:table-cell>
          <table:table-cell table:style-name="ce1"/>
          <table:table-cell office:value-type="float" office:value="4825" table:style-name="ce1">
            <text:p>4825</text:p>
          </table:table-cell>
          <table:table-cell office:value-type="float" office:value="476" table:style-name="ce1">
            <text:p>476</text:p>
          </table:table-cell>
          <table:table-cell office:value-type="float" office:value="3983" table:style-name="ce1">
            <text:p>3983</text:p>
          </table:table-cell>
          <table:table-cell table:style-name="ce1"/>
          <table:table-cell office:value-type="float" office:value="1324" table:style-name="ce1">
            <text:p>1324</text:p>
          </table:table-cell>
          <table:table-cell office:value-type="float" office:value="554" table:style-name="ce1">
            <text:p>554</text:p>
          </table:table-cell>
          <table:table-cell office:value-type="float" office:value="1480" table:style-name="ce1">
            <text:p>1480</text:p>
          </table:table-cell>
          <table:table-cell table:style-name="ce1"/>
          <table:table-cell office:value-type="float" office:value="5263" table:style-name="ce1">
            <text:p>5263</text:p>
          </table:table-cell>
          <table:table-cell office:value-type="float" office:value="493" table:style-name="ce1">
            <text:p>493</text:p>
          </table:table-cell>
          <table:table-cell office:value-type="float" office:value="2279" table:style-name="ce1">
            <text:p>2279</text:p>
          </table:table-cell>
          <table:table-cell table:style-name="ce1"/>
          <table:table-cell office:value-type="float" office:value="8827" table:style-name="ce1">
            <text:p>8827</text:p>
          </table:table-cell>
          <table:table-cell office:value-type="float" office:value="406" table:style-name="ce1">
            <text:p>406</text:p>
          </table:table-cell>
          <table:table-cell table:style-name="ce1"/>
          <table:table-cell office:value-type="float" office:value="1805" table:style-name="ce1">
            <text:p>1805</text:p>
          </table:table-cell>
          <table:table-cell office:value-type="float" office:value="1395" table:style-name="ce1">
            <text:p>1395</text:p>
          </table:table-cell>
          <table:table-cell office:value-type="float" office:value="646" table:style-name="ce1">
            <text:p>646</text:p>
          </table:table-cell>
          <table:table-cell table:style-name="ce1"/>
          <table:table-cell office:value-type="float" office:value="1900" table:style-name="ce1">
            <text:p>1900</text:p>
          </table:table-cell>
          <table:table-cell office:value-type="float" office:value="8796" table:style-name="ce1">
            <text:p>8796</text:p>
          </table:table-cell>
          <table:table-cell office:value-type="float" office:value="577" table:style-name="ce1">
            <text:p>577</text:p>
          </table:table-cell>
          <table:table-cell table:style-name="ce1"/>
          <table:table-cell office:value-type="float" office:value="3107" table:style-name="ce1">
            <text:p>3107</text:p>
          </table:table-cell>
          <table:table-cell office:value-type="float" office:value="3686" table:style-name="ce1">
            <text:p>3686</text:p>
          </table:table-cell>
          <table:table-cell office:value-type="float" office:value="413" table:style-name="ce1">
            <text:p>413</text:p>
          </table:table-cell>
          <table:table-cell table:style-name="ce1"/>
          <table:table-cell office:value-type="float" office:value="2318" table:style-name="ce1">
            <text:p>2318</text:p>
          </table:table-cell>
          <table:table-cell office:value-type="float" office:value="7853" table:style-name="ce1">
            <text:p>7853</text:p>
          </table:table-cell>
          <table:table-cell office:value-type="float" office:value="430" table:style-name="ce1">
            <text:p>430</text:p>
          </table:table-cell>
          <table:table-cell table:style-name="ce1"/>
          <table:table-cell office:value-type="float" office:value="1503" table:style-name="ce1">
            <text:p>1503</text:p>
          </table:table-cell>
          <table:table-cell office:value-type="float" office:value="8205" table:style-name="ce1">
            <text:p>8205</text:p>
          </table:table-cell>
          <table:table-cell office:value-type="float" office:value="771" table:style-name="ce1">
            <text:p>771</text:p>
          </table:table-cell>
          <table:table-cell office:value-type="float" office:value="1418" table:style-name="ce1">
            <text:p>1418</text:p>
          </table:table-cell>
          <table:table-cell table:style-name="ce1"/>
          <table:table-cell office:value-type="float" office:value="9686" table:style-name="ce1">
            <text:p>9686</text:p>
          </table:table-cell>
          <table:table-cell office:value-type="float" office:value="483" table:style-name="ce1">
            <text:p>483</text:p>
          </table:table-cell>
          <table:table-cell office:value-type="float" office:value="1504" table:style-name="ce1">
            <text:p>1504</text:p>
          </table:table-cell>
          <table:table-cell table:style-name="ce1"/>
          <table:table-cell office:value-type="float" office:value="2218" table:style-name="ce1">
            <text:p>2218</text:p>
          </table:table-cell>
          <table:table-cell office:value-type="float" office:value="576" table:style-name="ce1">
            <text:p>576</text:p>
          </table:table-cell>
          <table:table-cell office:value-type="float" office:value="1661" table:style-name="ce1">
            <text:p>1661</text:p>
          </table:table-cell>
          <table:table-cell table:style-name="ce1"/>
          <table:table-cell office:value-type="float" office:value="3700" table:style-name="ce1">
            <text:p>3700</text:p>
          </table:table-cell>
          <table:table-cell office:value-type="float" office:value="1811" table:style-name="ce1">
            <text:p>1811</text:p>
          </table:table-cell>
          <table:table-cell table:style-name="ce1"/>
          <table:table-cell office:value-type="float" office:value="2504" table:style-name="ce1">
            <text:p>2504</text:p>
          </table:table-cell>
          <table:table-cell office:value-type="float" office:value="1280" table:style-name="ce1">
            <text:p>1280</text:p>
          </table:table-cell>
          <table:table-cell office:value-type="float" office:value="1174" table:style-name="ce1">
            <text:p>1174</text:p>
          </table:table-cell>
          <table:table-cell office:value-type="float" office:value="1798" table:style-name="ce1">
            <text:p>1798</text:p>
          </table:table-cell>
          <table:table-cell table:style-name="ce1"/>
          <table:table-cell office:value-type="float" office:value="1473" table:style-name="ce1">
            <text:p>1473</text:p>
          </table:table-cell>
          <table:table-cell office:value-type="float" office:value="621" table:style-name="ce1">
            <text:p>621</text:p>
          </table:table-cell>
          <table:table-cell office:value-type="float" office:value="1614" table:style-name="ce1">
            <text:p>1614</text:p>
          </table:table-cell>
          <table:table-cell table:style-name="ce1"/>
          <table:table-cell office:value-type="float" office:value="2255" table:style-name="ce1">
            <text:p>2255</text:p>
          </table:table-cell>
          <table:table-cell office:value-type="float" office:value="599" table:style-name="ce1">
            <text:p>599</text:p>
          </table:table-cell>
          <table:table-cell table:style-name="ce1"/>
          <table:table-cell office:value-type="float" office:value="1939" table:style-name="ce1">
            <text:p>1939</text:p>
          </table:table-cell>
          <table:table-cell office:value-type="float" office:value="1959" table:style-name="ce1">
            <text:p>1959</text:p>
          </table:table-cell>
          <table:table-cell office:value-type="float" office:value="986" table:style-name="ce1">
            <text:p>986</text:p>
          </table:table-cell>
          <table:table-cell office:value-type="float" office:value="1937" table:style-name="ce1">
            <text:p>1937</text:p>
          </table:table-cell>
          <table:table-cell table:style-name="ce1"/>
          <table:table-cell office:value-type="float" office:value="9969" table:style-name="ce1">
            <text:p>9969</text:p>
          </table:table-cell>
          <table:table-cell office:value-type="float" office:value="1280" table:style-name="ce1">
            <text:p>1280</text:p>
          </table:table-cell>
          <table:table-cell office:value-type="float" office:value="1946" table:style-name="ce1">
            <text:p>1946</text:p>
          </table:table-cell>
          <table:table-cell table:style-name="ce1"/>
          <table:table-cell office:value-type="float" office:value="1319" table:style-name="ce1">
            <text:p>1319</text:p>
          </table:table-cell>
          <table:table-cell office:value-type="float" office:value="546" table:style-name="ce1">
            <text:p>546</text:p>
          </table:table-cell>
          <table:table-cell table:style-name="ce1"/>
          <table:table-cell office:value-type="float" office:value="1481" table:style-name="ce1">
            <text:p>1481</text:p>
          </table:table-cell>
          <table:table-cell office:value-type="float" office:value="1774" table:style-name="ce1">
            <text:p>1774</text:p>
          </table:table-cell>
          <table:table-cell office:value-type="float" office:value="834" table:style-name="ce1">
            <text:p>834</text:p>
          </table:table-cell>
          <table:table-cell office:value-type="float" office:value="2059" table:style-name="ce1">
            <text:p>2059</text:p>
          </table:table-cell>
          <table:table-cell table:style-name="ce1"/>
          <table:table-cell office:value-type="float" office:value="2089" table:style-name="ce1">
            <text:p>2089</text:p>
          </table:table-cell>
          <table:table-cell office:value-type="float" office:value="632" table:style-name="ce1">
            <text:p>632</text:p>
          </table:table-cell>
          <table:table-cell table:style-name="ce1"/>
          <table:table-cell office:value-type="float" office:value="1512" table:style-name="ce1">
            <text:p>1512</text:p>
          </table:table-cell>
          <table:table-cell office:value-type="float" office:value="7108" table:style-name="ce1">
            <text:p>7108</text:p>
          </table:table-cell>
          <table:table-cell office:value-type="float" office:value="949" table:style-name="ce1">
            <text:p>949</text:p>
          </table:table-cell>
          <table:table-cell table:style-name="ce1"/>
          <table:table-cell office:value-type="float" office:value="4100" table:style-name="ce1">
            <text:p>4100</text:p>
          </table:table-cell>
          <table:table-cell office:value-type="float" office:value="1200" table:style-name="ce1">
            <text:p>1200</text:p>
          </table:table-cell>
          <table:table-cell office:value-type="float" office:value="499" table:style-name="ce1">
            <text:p>499</text:p>
          </table:table-cell>
          <table:table-cell table:style-name="ce1"/>
          <table:table-cell office:value-type="float" office:value="1775" table:style-name="ce1">
            <text:p>1775</text:p>
          </table:table-cell>
          <table:table-cell office:value-type="float" office:value="1273" table:style-name="ce1">
            <text:p>1273</text:p>
          </table:table-cell>
          <table:table-cell office:value-type="float" office:value="676" table:style-name="ce1">
            <text:p>676</text:p>
          </table:table-cell>
          <table:table-cell table:style-name="ce1"/>
          <table:table-cell office:value-type="float" office:value="1838" table:style-name="ce1">
            <text:p>1838</text:p>
          </table:table-cell>
          <table:table-cell office:value-type="float" office:value="1659" table:style-name="ce1">
            <text:p>1659</text:p>
          </table:table-cell>
          <table:table-cell office:value-type="float" office:value="610" table:style-name="ce1">
            <text:p>610</text:p>
          </table:table-cell>
          <table:table-cell table:style-name="ce1"/>
          <table:table-cell office:value-type="float" office:value="1851" table:style-name="ce1">
            <text:p>1851</text:p>
          </table:table-cell>
          <table:table-cell office:value-type="float" office:value="1275" table:style-name="ce1">
            <text:p>1275</text:p>
          </table:table-cell>
          <table:table-cell office:value-type="float" office:value="492" table:style-name="ce1">
            <text:p>492</text:p>
          </table:table-cell>
          <table:table-cell table:style-name="ce1"/>
          <table:table-cell office:value-type="float" office:value="2045" table:style-name="ce1">
            <text:p>2045</text:p>
          </table:table-cell>
          <table:table-cell office:value-type="float" office:value="1648" table:style-name="ce1">
            <text:p>1648</text:p>
          </table:table-cell>
          <table:table-cell office:value-type="float" office:value="1879" table:style-name="ce1">
            <text:p>1879</text:p>
          </table:table-cell>
          <table:table-cell office:value-type="float" office:value="1418" table:style-name="ce1">
            <text:p>1418</text:p>
          </table:table-cell>
          <table:table-cell table:style-name="ce1"/>
          <table:table-cell office:value-type="float" office:value="1026" table:style-name="ce1">
            <text:p>1026</text:p>
          </table:table-cell>
          <table:table-cell office:value-type="float" office:value="716" table:style-name="ce1">
            <text:p>716</text:p>
          </table:table-cell>
          <table:table-cell table:style-name="ce1"/>
          <table:table-cell office:value-type="float" office:value="2875" table:style-name="ce1">
            <text:p>2875</text:p>
          </table:table-cell>
          <table:table-cell office:value-type="float" office:value="7917" table:style-name="ce1">
            <text:p>7917</text:p>
          </table:table-cell>
          <table:table-cell office:value-type="float" office:value="732" table:style-name="ce1">
            <text:p>732</text:p>
          </table:table-cell>
          <table:table-cell table:style-name="ce1"/>
          <table:table-cell office:value-type="float" office:value="1978" table:style-name="ce1">
            <text:p>1978</text:p>
          </table:table-cell>
          <table:table-cell office:value-type="float" office:value="1834" table:style-name="ce1">
            <text:p>1834</text:p>
          </table:table-cell>
          <table:table-cell office:value-type="float" office:value="670" table:style-name="ce1">
            <text:p>670</text:p>
          </table:table-cell>
          <table:table-cell office:value-type="float" office:value="1668" table:style-name="ce1">
            <text:p>1668</text:p>
          </table:table-cell>
          <table:table-cell table:style-name="ce1"/>
          <table:table-cell office:value-type="float" office:value="1717" table:style-name="ce1">
            <text:p>1717</text:p>
          </table:table-cell>
          <table:table-cell office:value-type="float" office:value="559" table:style-name="ce1">
            <text:p>559</text:p>
          </table:table-cell>
          <table:table-cell office:value-type="float" office:value="1445" table:style-name="ce1">
            <text:p>1445</text:p>
          </table:table-cell>
          <table:table-cell table:style-name="ce1"/>
          <table:table-cell office:value-type="float" office:value="5508" table:style-name="ce1">
            <text:p>5508</text:p>
          </table:table-cell>
          <table:table-cell office:value-type="float" office:value="538" table:style-name="ce1">
            <text:p>538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office:value-type="float" office:value="1723" table:style-name="ce1">
            <text:p>1723</text:p>
          </table:table-cell>
          <table:table-cell office:value-type="float" office:value="638" table:style-name="ce1">
            <text:p>638</text:p>
          </table:table-cell>
          <table:table-cell table:style-name="ce1"/>
          <table:table-cell office:value-type="float" office:value="2388" table:style-name="ce1">
            <text:p>2388</text:p>
          </table:table-cell>
          <table:table-cell office:value-type="float" office:value="2122" table:style-name="ce1">
            <text:p>2122</text:p>
          </table:table-cell>
          <table:table-cell office:value-type="float" office:value="607" table:style-name="ce1">
            <text:p>607</text:p>
          </table:table-cell>
          <table:table-cell table:style-name="ce1"/>
          <table:table-cell office:value-type="float" office:value="1466" table:style-name="ce1">
            <text:p>1466</text:p>
          </table:table-cell>
          <table:table-cell office:value-type="float" office:value="17357" table:style-name="ce1">
            <text:p>17357</text:p>
          </table:table-cell>
          <table:table-cell office:value-type="float" office:value="476" table:style-name="ce1">
            <text:p>476</text:p>
          </table:table-cell>
          <table:table-cell table:style-name="ce1"/>
          <table:table-cell office:value-type="float" office:value="2603" table:style-name="ce1">
            <text:p>2603</text:p>
          </table:table-cell>
          <table:table-cell office:value-type="float" office:value="1254" table:style-name="ce1">
            <text:p>1254</text:p>
          </table:table-cell>
          <table:table-cell office:value-type="float" office:value="2963" table:style-name="ce1">
            <text:p>2963</text:p>
          </table:table-cell>
          <table:table-cell table:style-name="ce1"/>
          <table:table-cell office:value-type="float" office:value="4820" table:style-name="ce1">
            <text:p>4820</text:p>
          </table:table-cell>
          <table:table-cell office:value-type="float" office:value="3988" table:style-name="ce1">
            <text:p>3988</text:p>
          </table:table-cell>
          <table:table-cell office:value-type="float" office:value="483" table:style-name="ce1">
            <text:p>483</text:p>
          </table:table-cell>
          <table:table-cell table:style-name="ce1"/>
          <table:table-cell office:value-type="float" office:value="5020" table:style-name="ce1">
            <text:p>5020</text:p>
          </table:table-cell>
          <table:table-cell office:value-type="float" office:value="1741" table:style-name="ce1">
            <text:p>1741</text:p>
          </table:table-cell>
          <table:table-cell office:value-type="float" office:value="669" table:style-name="ce1">
            <text:p>669</text:p>
          </table:table-cell>
          <table:table-cell office:value-type="float" office:value="3216" table:style-name="ce1">
            <text:p>3216</text:p>
          </table:table-cell>
          <table:table-cell table:style-name="ce1"/>
          <table:table-cell office:value-type="float" office:value="1263" table:style-name="ce1">
            <text:p>1263</text:p>
          </table:table-cell>
          <table:table-cell office:value-type="float" office:value="577" table:style-name="ce1">
            <text:p>577</text:p>
          </table:table-cell>
          <table:table-cell office:value-type="float" office:value="1838" table:style-name="ce1">
            <text:p>1838</text:p>
          </table:table-cell>
          <table:table-cell table:style-name="ce1"/>
          <table:table-cell office:value-type="float" office:value="1425" table:style-name="ce1">
            <text:p>1425</text:p>
          </table:table-cell>
          <table:table-cell office:value-type="float" office:value="702" table:style-name="ce1">
            <text:p>702</text:p>
          </table:table-cell>
          <table:table-cell office:value-type="float" office:value="1351" table:style-name="ce1">
            <text:p>1351</text:p>
          </table:table-cell>
          <table:table-cell table:style-name="ce1"/>
          <table:table-cell office:value-type="float" office:value="4450" table:style-name="ce1">
            <text:p>4450</text:p>
          </table:table-cell>
          <table:table-cell office:value-type="float" office:value="622" table:style-name="ce1">
            <text:p>622</text:p>
          </table:table-cell>
          <table:table-cell table:style-name="ce1"/>
          <table:table-cell office:value-type="float" office:value="3691" table:style-name="ce1">
            <text:p>3691</text:p>
          </table:table-cell>
          <table:table-cell office:value-type="float" office:value="1408" table:style-name="ce1">
            <text:p>1408</text:p>
          </table:table-cell>
          <table:table-cell office:value-type="float" office:value="583" table:style-name="ce1">
            <text:p>583</text:p>
          </table:table-cell>
          <table:table-cell table:style-name="ce1"/>
          <table:table-cell office:value-type="float" office:value="1613" table:style-name="ce1">
            <text:p>1613</text:p>
          </table:table-cell>
          <table:table-cell office:value-type="float" office:value="1805" table:style-name="ce1">
            <text:p>1805</text:p>
          </table:table-cell>
          <table:table-cell office:value-type="float" office:value="568" table:style-name="ce1">
            <text:p>568</text:p>
          </table:table-cell>
          <table:table-cell office:value-type="float" office:value="1387" table:style-name="ce1">
            <text:p>1387</text:p>
          </table:table-cell>
          <table:table-cell table:style-name="ce1"/>
          <table:table-cell office:value-type="float" office:value="1148" table:style-name="ce1">
            <text:p>1148</text:p>
          </table:table-cell>
          <table:table-cell office:value-type="float" office:value="552" table:style-name="ce1">
            <text:p>552</text:p>
          </table:table-cell>
          <table:table-cell table:style-name="ce1"/>
          <table:table-cell office:value-type="float" office:value="2172" table:style-name="ce1">
            <text:p>2172</text:p>
          </table:table-cell>
          <table:table-cell office:value-type="float" office:value="11309" table:style-name="ce1">
            <text:p>11309</text:p>
          </table:table-cell>
          <table:table-cell office:value-type="float" office:value="613" table:style-name="ce1">
            <text:p>613</text:p>
          </table:table-cell>
          <table:table-cell table:style-name="ce1"/>
          <table:table-cell office:value-type="float" office:value="1660" table:style-name="ce1">
            <text:p>1660</text:p>
          </table:table-cell>
          <table:table-cell office:value-type="float" office:value="6811" table:style-name="ce1">
            <text:p>6811</text:p>
          </table:table-cell>
          <table:table-cell office:value-type="float" office:value="662" table:style-name="ce1">
            <text:p>662</text:p>
          </table:table-cell>
          <table:table-cell table:style-name="ce1"/>
          <table:table-cell office:value-type="float" office:value="1641" table:style-name="ce1">
            <text:p>1641</text:p>
          </table:table-cell>
          <table:table-cell office:value-type="float" office:value="8075" table:style-name="ce1">
            <text:p>8075</text:p>
          </table:table-cell>
          <table:table-cell office:value-type="float" office:value="414" table:style-name="ce1">
            <text:p>414</text:p>
          </table:table-cell>
          <table:table-cell table:style-name="ce1"/>
          <table:table-cell office:value-type="float" office:value="4154" table:style-name="ce1">
            <text:p>4154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9_185526_M03217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17:29:50</text:p>
          </table:table-cell>
          <table:table-cell office:value-type="string" table:style-name="ce1">
            <text:p>2020-11-19_18:29: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G</text:p>
          </table:table-cell>
          <table:table-cell office:value-type="string" table:style-name="ce1">
            <text:p>M03217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5uzVomerGtgskFbR</text:p>
          </table:table-cell>
          <table:table-cell office:value-type="string" table:style-name="ce1">
            <text:p>https://www.testable.org/experiment/4303/294929/start?participant=M032176</text:p>
          </table:table-cell>
          <table:table-cell office:value-type="float" office:value="5135872" table:style-name="ce1">
            <text:p>5135872</text:p>
          </table:table-cell>
          <table:table-cell office:value-type="float" office:value="85.597866666667002" table:style-name="ce1">
            <text:p>85,59786667</text:p>
          </table:table-cell>
          <table:table-cell office:value-type="float" office:value="33626" table:style-name="ce1">
            <text:p>33626</text:p>
          </table:table-cell>
          <table:table-cell office:value-type="float" office:value="85507" table:style-name="ce1">
            <text:p>85507</text:p>
          </table:table-cell>
          <table:table-cell office:value-type="float" office:value="57322" table:style-name="ce1">
            <text:p>57322</text:p>
          </table:table-cell>
          <table:table-cell office:value-type="float" office:value="48073" table:style-name="ce1">
            <text:p>48073</text:p>
          </table:table-cell>
          <table:table-cell office:value-type="float" office:value="33805" table:style-name="ce1">
            <text:p>33805</text:p>
          </table:table-cell>
          <table:table-cell office:value-type="float" office:value="68172" table:style-name="ce1">
            <text:p>68172</text:p>
          </table:table-cell>
          <table:table-cell office:value-type="float" office:value="52703" table:style-name="ce1">
            <text:p>52703</text:p>
          </table:table-cell>
          <table:table-cell office:value-type="float" office:value="53869" table:style-name="ce1">
            <text:p>53869</text:p>
          </table:table-cell>
          <table:table-cell office:value-type="float" office:value="53109" table:style-name="ce1">
            <text:p>53109</text:p>
          </table:table-cell>
          <table:table-cell office:value-type="float" office:value="52409" table:style-name="ce1">
            <text:p>52409</text:p>
          </table:table-cell>
          <table:table-cell office:value-type="float" office:value="121703" table:style-name="ce1">
            <text:p>121703</text:p>
          </table:table-cell>
          <table:table-cell office:value-type="float" office:value="38988" table:style-name="ce1">
            <text:p>38988</text:p>
          </table:table-cell>
          <table:table-cell office:value-type="float" office:value="40903" table:style-name="ce1">
            <text:p>40903</text:p>
          </table:table-cell>
          <table:table-cell office:value-type="float" office:value="1809" table:style-name="ce1">
            <text:p>1809</text:p>
          </table:table-cell>
          <table:table-cell office:value-type="float" office:value="1840" table:style-name="ce1">
            <text:p>1840</text:p>
          </table:table-cell>
          <table:table-cell table:style-name="ce1"/>
          <table:table-cell office:value-type="float" office:value="22255" table:style-name="ce1">
            <text:p>22255</text:p>
          </table:table-cell>
          <table:table-cell office:value-type="float" office:value="1298" table:style-name="ce1">
            <text:p>1298</text:p>
          </table:table-cell>
          <table:table-cell office:value-type="float" office:value="1751" table:style-name="ce1">
            <text:p>1751</text:p>
          </table:table-cell>
          <table:table-cell table:style-name="ce1"/>
          <table:table-cell office:value-type="float" office:value="37008" table:style-name="ce1">
            <text:p>37008</text:p>
          </table:table-cell>
          <table:table-cell office:value-type="float" office:value="1487" table:style-name="ce1">
            <text:p>1487</text:p>
          </table:table-cell>
          <table:table-cell table:style-name="ce1"/>
          <table:table-cell office:value-type="float" office:value="2117" table:style-name="ce1">
            <text:p>2117</text:p>
          </table:table-cell>
          <table:table-cell office:value-type="float" office:value="53481" table:style-name="ce1">
            <text:p>53481</text:p>
          </table:table-cell>
          <table:table-cell office:value-type="float" office:value="1875" table:style-name="ce1">
            <text:p>1875</text:p>
          </table:table-cell>
          <table:table-cell office:value-type="float" office:value="4784" table:style-name="ce1">
            <text:p>4784</text:p>
          </table:table-cell>
          <table:table-cell table:style-name="ce1"/>
          <table:table-cell office:value-type="float" office:value="80141" table:style-name="ce1">
            <text:p>80141</text:p>
          </table:table-cell>
          <table:table-cell office:value-type="float" office:value="1406" table:style-name="ce1">
            <text:p>1406</text:p>
          </table:table-cell>
          <table:table-cell table:style-name="ce1"/>
          <table:table-cell office:value-type="float" office:value="2476" table:style-name="ce1">
            <text:p>2476</text:p>
          </table:table-cell>
          <table:table-cell office:value-type="float" office:value="28889" table:style-name="ce1">
            <text:p>28889</text:p>
          </table:table-cell>
          <table:table-cell office:value-type="float" office:value="941" table:style-name="ce1">
            <text:p>941</text:p>
          </table:table-cell>
          <table:table-cell office:value-type="float" office:value="1813" table:style-name="ce1">
            <text:p>1813</text:p>
          </table:table-cell>
          <table:table-cell table:style-name="ce1"/>
          <table:table-cell office:value-type="float" office:value="52716" table:style-name="ce1">
            <text:p>52716</text:p>
          </table:table-cell>
          <table:table-cell office:value-type="float" office:value="1977" table:style-name="ce1">
            <text:p>1977</text:p>
          </table:table-cell>
          <table:table-cell office:value-type="float" office:value="2120" table:style-name="ce1">
            <text:p>2120</text:p>
          </table:table-cell>
          <table:table-cell table:style-name="ce1"/>
          <table:table-cell office:value-type="float" office:value="52742" table:style-name="ce1">
            <text:p>52742</text:p>
          </table:table-cell>
          <table:table-cell office:value-type="float" office:value="1575" table:style-name="ce1">
            <text:p>1575</text:p>
          </table:table-cell>
          <table:table-cell office:value-type="float" office:value="2083" table:style-name="ce1">
            <text:p>2083</text:p>
          </table:table-cell>
          <table:table-cell table:style-name="ce1"/>
          <table:table-cell office:value-type="float" office:value="38166" table:style-name="ce1">
            <text:p>38166</text:p>
          </table:table-cell>
          <table:table-cell office:value-type="float" office:value="1477" table:style-name="ce1">
            <text:p>1477</text:p>
          </table:table-cell>
          <table:table-cell office:value-type="float" office:value="3114" table:style-name="ce1">
            <text:p>3114</text:p>
          </table:table-cell>
          <table:table-cell table:style-name="ce1"/>
          <table:table-cell office:value-type="float" office:value="62130" table:style-name="ce1">
            <text:p>62130</text:p>
          </table:table-cell>
          <table:table-cell office:value-type="float" office:value="1369" table:style-name="ce1">
            <text:p>1369</text:p>
          </table:table-cell>
          <table:table-cell table:style-name="ce1"/>
          <table:table-cell office:value-type="float" office:value="2225" table:style-name="ce1">
            <text:p>2225</text:p>
          </table:table-cell>
          <table:table-cell office:value-type="float" office:value="38279" table:style-name="ce1">
            <text:p>38279</text:p>
          </table:table-cell>
          <table:table-cell office:value-type="float" office:value="937" table:style-name="ce1">
            <text:p>937</text:p>
          </table:table-cell>
          <table:table-cell office:value-type="float" office:value="2448" table:style-name="ce1">
            <text:p>2448</text:p>
          </table:table-cell>
          <table:table-cell table:style-name="ce1"/>
          <table:table-cell office:value-type="float" office:value="76939" table:style-name="ce1">
            <text:p>76939</text:p>
          </table:table-cell>
          <table:table-cell office:value-type="float" office:value="9919" table:style-name="ce1">
            <text:p>9919</text:p>
          </table:table-cell>
          <table:table-cell office:value-type="float" office:value="1619" table:style-name="ce1">
            <text:p>1619</text:p>
          </table:table-cell>
          <table:table-cell table:style-name="ce1"/>
          <table:table-cell office:value-type="float" office:value="71166" table:style-name="ce1">
            <text:p>71166</text:p>
          </table:table-cell>
          <table:table-cell office:value-type="float" office:value="1571" table:style-name="ce1">
            <text:p>1571</text:p>
          </table:table-cell>
          <table:table-cell office:value-type="float" office:value="3416" table:style-name="ce1">
            <text:p>3416</text:p>
          </table:table-cell>
          <table:table-cell table:style-name="ce1"/>
          <table:table-cell office:value-type="float" office:value="22360" table:style-name="ce1">
            <text:p>22360</text:p>
          </table:table-cell>
          <table:table-cell office:value-type="float" office:value="1001" table:style-name="ce1">
            <text:p>1001</text:p>
          </table:table-cell>
          <table:table-cell office:value-type="float" office:value="2308" table:style-name="ce1">
            <text:p>2308</text:p>
          </table:table-cell>
          <table:table-cell table:style-name="ce1"/>
          <table:table-cell office:value-type="float" office:value="83071" table:style-name="ce1">
            <text:p>83071</text:p>
          </table:table-cell>
          <table:table-cell office:value-type="float" office:value="1730" table:style-name="ce1">
            <text:p>1730</text:p>
          </table:table-cell>
          <table:table-cell office:value-type="float" office:value="1784" table:style-name="ce1">
            <text:p>1784</text:p>
          </table:table-cell>
          <table:table-cell table:style-name="ce1"/>
          <table:table-cell office:value-type="float" office:value="42547" table:style-name="ce1">
            <text:p>42547</text:p>
          </table:table-cell>
          <table:table-cell office:value-type="float" office:value="886" table:style-name="ce1">
            <text:p>886</text:p>
          </table:table-cell>
          <table:table-cell office:value-type="float" office:value="1726" table:style-name="ce1">
            <text:p>1726</text:p>
          </table:table-cell>
          <table:table-cell table:style-name="ce1"/>
          <table:table-cell office:value-type="float" office:value="35446" table:style-name="ce1">
            <text:p>35446</text:p>
          </table:table-cell>
          <table:table-cell office:value-type="float" office:value="1789" table:style-name="ce1">
            <text:p>1789</text:p>
          </table:table-cell>
          <table:table-cell table:style-name="ce1"/>
          <table:table-cell office:value-type="float" office:value="2584" table:style-name="ce1">
            <text:p>2584</text:p>
          </table:table-cell>
          <table:table-cell office:value-type="float" office:value="31005" table:style-name="ce1">
            <text:p>31005</text:p>
          </table:table-cell>
          <table:table-cell office:value-type="float" office:value="1109" table:style-name="ce1">
            <text:p>1109</text:p>
          </table:table-cell>
          <table:table-cell table:style-name="ce1"/>
          <table:table-cell office:value-type="float" office:value="2434" table:style-name="ce1">
            <text:p>2434</text:p>
          </table:table-cell>
          <table:table-cell office:value-type="float" office:value="28059" table:style-name="ce1">
            <text:p>28059</text:p>
          </table:table-cell>
          <table:table-cell office:value-type="float" office:value="2340" table:style-name="ce1">
            <text:p>2340</text:p>
          </table:table-cell>
          <table:table-cell table:style-name="ce1"/>
          <table:table-cell office:value-type="float" office:value="2353" table:style-name="ce1">
            <text:p>2353</text:p>
          </table:table-cell>
          <table:table-cell office:value-type="float" office:value="54276" table:style-name="ce1">
            <text:p>54276</text:p>
          </table:table-cell>
          <table:table-cell office:value-type="float" office:value="1417" table:style-name="ce1">
            <text:p>1417</text:p>
          </table:table-cell>
          <table:table-cell table:style-name="ce1"/>
          <table:table-cell office:value-type="float" office:value="2300" table:style-name="ce1">
            <text:p>2300</text:p>
          </table:table-cell>
          <table:table-cell office:value-type="float" office:value="76635" table:style-name="ce1">
            <text:p>76635</text:p>
          </table:table-cell>
          <table:table-cell office:value-type="float" office:value="2442" table:style-name="ce1">
            <text:p>2442</text:p>
          </table:table-cell>
          <table:table-cell office:value-type="float" office:value="2707" table:style-name="ce1">
            <text:p>2707</text:p>
          </table:table-cell>
          <table:table-cell table:style-name="ce1"/>
          <table:table-cell office:value-type="float" office:value="11219" table:style-name="ce1">
            <text:p>11219</text:p>
          </table:table-cell>
          <table:table-cell office:value-type="float" office:value="1108" table:style-name="ce1">
            <text:p>1108</text:p>
          </table:table-cell>
          <table:table-cell office:value-type="float" office:value="1613" table:style-name="ce1">
            <text:p>1613</text:p>
          </table:table-cell>
          <table:table-cell table:style-name="ce1"/>
          <table:table-cell office:value-type="float" office:value="33153" table:style-name="ce1">
            <text:p>33153</text:p>
          </table:table-cell>
          <table:table-cell office:value-type="float" office:value="2530" table:style-name="ce1">
            <text:p>2530</text:p>
          </table:table-cell>
          <table:table-cell office:value-type="float" office:value="2319" table:style-name="ce1">
            <text:p>2319</text:p>
          </table:table-cell>
          <table:table-cell table:style-name="ce1"/>
          <table:table-cell office:value-type="float" office:value="52933" table:style-name="ce1">
            <text:p>52933</text:p>
          </table:table-cell>
          <table:table-cell office:value-type="float" office:value="1530" table:style-name="ce1">
            <text:p>1530</text:p>
          </table:table-cell>
          <table:table-cell table:style-name="ce1"/>
          <table:table-cell office:value-type="float" office:value="3205" table:style-name="ce1">
            <text:p>3205</text:p>
          </table:table-cell>
          <table:table-cell office:value-type="float" office:value="21856" table:style-name="ce1">
            <text:p>21856</text:p>
          </table:table-cell>
          <table:table-cell office:value-type="float" office:value="1027" table:style-name="ce1">
            <text:p>1027</text:p>
          </table:table-cell>
          <table:table-cell office:value-type="float" office:value="1718" table:style-name="ce1">
            <text:p>1718</text:p>
          </table:table-cell>
          <table:table-cell table:style-name="ce1"/>
          <table:table-cell office:value-type="float" office:value="37595" table:style-name="ce1">
            <text:p>37595</text:p>
          </table:table-cell>
          <table:table-cell office:value-type="float" office:value="1395" table:style-name="ce1">
            <text:p>1395</text:p>
          </table:table-cell>
          <table:table-cell office:value-type="float" office:value="2163" table:style-name="ce1">
            <text:p>2163</text:p>
          </table:table-cell>
          <table:table-cell table:style-name="ce1"/>
          <table:table-cell office:value-type="float" office:value="59395" table:style-name="ce1">
            <text:p>59395</text:p>
          </table:table-cell>
          <table:table-cell office:value-type="float" office:value="2246" table:style-name="ce1">
            <text:p>2246</text:p>
          </table:table-cell>
          <table:table-cell table:style-name="ce1"/>
          <table:table-cell office:value-type="float" office:value="2383" table:style-name="ce1">
            <text:p>2383</text:p>
          </table:table-cell>
          <table:table-cell office:value-type="float" office:value="69985" table:style-name="ce1">
            <text:p>69985</text:p>
          </table:table-cell>
          <table:table-cell office:value-type="float" office:value="1668" table:style-name="ce1">
            <text:p>1668</text:p>
          </table:table-cell>
          <table:table-cell office:value-type="float" office:value="2767" table:style-name="ce1">
            <text:p>2767</text:p>
          </table:table-cell>
          <table:table-cell table:style-name="ce1"/>
          <table:table-cell office:value-type="float" office:value="79714" table:style-name="ce1">
            <text:p>79714</text:p>
          </table:table-cell>
          <table:table-cell office:value-type="float" office:value="1216" table:style-name="ce1">
            <text:p>1216</text:p>
          </table:table-cell>
          <table:table-cell table:style-name="ce1"/>
          <table:table-cell office:value-type="float" office:value="2705" table:style-name="ce1">
            <text:p>2705</text:p>
          </table:table-cell>
          <table:table-cell office:value-type="float" office:value="27546" table:style-name="ce1">
            <text:p>27546</text:p>
          </table:table-cell>
          <table:table-cell office:value-type="float" office:value="1045" table:style-name="ce1">
            <text:p>1045</text:p>
          </table:table-cell>
          <table:table-cell table:style-name="ce1"/>
          <table:table-cell office:value-type="float" office:value="1871" table:style-name="ce1">
            <text:p>1871</text:p>
          </table:table-cell>
          <table:table-cell office:value-type="float" office:value="53349" table:style-name="ce1">
            <text:p>53349</text:p>
          </table:table-cell>
          <table:table-cell office:value-type="float" office:value="4172" table:style-name="ce1">
            <text:p>4172</text:p>
          </table:table-cell>
          <table:table-cell office:value-type="float" office:value="2296" table:style-name="ce1">
            <text:p>2296</text:p>
          </table:table-cell>
          <table:table-cell table:style-name="ce1"/>
          <table:table-cell office:value-type="float" office:value="67541" table:style-name="ce1">
            <text:p>67541</text:p>
          </table:table-cell>
          <table:table-cell office:value-type="float" office:value="1052" table:style-name="ce1">
            <text:p>1052</text:p>
          </table:table-cell>
          <table:table-cell office:value-type="float" office:value="2529" table:style-name="ce1">
            <text:p>2529</text:p>
          </table:table-cell>
          <table:table-cell table:style-name="ce1"/>
          <table:table-cell office:value-type="float" office:value="28346" table:style-name="ce1">
            <text:p>28346</text:p>
          </table:table-cell>
          <table:table-cell office:value-type="float" office:value="3090" table:style-name="ce1">
            <text:p>3090</text:p>
          </table:table-cell>
          <table:table-cell office:value-type="float" office:value="3616" table:style-name="ce1">
            <text:p>3616</text:p>
          </table:table-cell>
          <table:table-cell table:style-name="ce1"/>
          <table:table-cell office:value-type="float" office:value="47776" table:style-name="ce1">
            <text:p>47776</text:p>
          </table:table-cell>
          <table:table-cell office:value-type="float" office:value="1506" table:style-name="ce1">
            <text:p>1506</text:p>
          </table:table-cell>
          <table:table-cell office:value-type="float" office:value="1670" table:style-name="ce1">
            <text:p>1670</text:p>
          </table:table-cell>
          <table:table-cell table:style-name="ce1"/>
          <table:table-cell office:value-type="float" office:value="60718" table:style-name="ce1">
            <text:p>60718</text:p>
          </table:table-cell>
          <table:table-cell office:value-type="float" office:value="14645" table:style-name="ce1">
            <text:p>14645</text:p>
          </table:table-cell>
          <table:table-cell office:value-type="float" office:value="3153" table:style-name="ce1">
            <text:p>3153</text:p>
          </table:table-cell>
          <table:table-cell table:style-name="ce1"/>
          <table:table-cell office:value-type="float" office:value="93640" table:style-name="ce1">
            <text:p>93640</text:p>
          </table:table-cell>
          <table:table-cell office:value-type="float" office:value="3506" table:style-name="ce1">
            <text:p>3506</text:p>
          </table:table-cell>
          <table:table-cell office:value-type="float" office:value="1882" table:style-name="ce1">
            <text:p>1882</text:p>
          </table:table-cell>
          <table:table-cell table:style-name="ce1"/>
          <table:table-cell office:value-type="float" office:value="29777" table:style-name="ce1">
            <text:p>29777</text:p>
          </table:table-cell>
          <table:table-cell office:value-type="float" office:value="3807" table:style-name="ce1">
            <text:p>3807</text:p>
          </table:table-cell>
          <table:table-cell office:value-type="float" office:value="6895" table:style-name="ce1">
            <text:p>6895</text:p>
          </table:table-cell>
          <table:table-cell table:style-name="ce1"/>
          <table:table-cell office:value-type="float" office:value="54860" table:style-name="ce1">
            <text:p>54860</text:p>
          </table:table-cell>
          <table:table-cell office:value-type="float" office:value="1603" table:style-name="ce1">
            <text:p>1603</text:p>
          </table:table-cell>
          <table:table-cell table:style-name="ce1"/>
          <table:table-cell office:value-type="float" office:value="17143" table:style-name="ce1">
            <text:p>17143</text:p>
          </table:table-cell>
          <table:table-cell office:value-type="float" office:value="70504" table:style-name="ce1">
            <text:p>70504</text:p>
          </table:table-cell>
          <table:table-cell office:value-type="float" office:value="1863" table:style-name="ce1">
            <text:p>1863</text:p>
          </table:table-cell>
          <table:table-cell office:value-type="float" office:value="2088" table:style-name="ce1">
            <text:p>2088</text:p>
          </table:table-cell>
          <table:table-cell table:style-name="ce1"/>
          <table:table-cell office:value-type="float" office:value="79978" table:style-name="ce1">
            <text:p>79978</text:p>
          </table:table-cell>
          <table:table-cell office:value-type="float" office:value="1573" table:style-name="ce1">
            <text:p>1573</text:p>
          </table:table-cell>
          <table:table-cell table:style-name="ce1"/>
          <table:table-cell office:value-type="float" office:value="2220" table:style-name="ce1">
            <text:p>2220</text:p>
          </table:table-cell>
          <table:table-cell office:value-type="float" office:value="33906" table:style-name="ce1">
            <text:p>33906</text:p>
          </table:table-cell>
          <table:table-cell office:value-type="float" office:value="975" table:style-name="ce1">
            <text:p>975</text:p>
          </table:table-cell>
          <table:table-cell office:value-type="float" office:value="1990" table:style-name="ce1">
            <text:p>1990</text:p>
          </table:table-cell>
          <table:table-cell table:style-name="ce1"/>
          <table:table-cell office:value-type="float" office:value="56720" table:style-name="ce1">
            <text:p>56720</text:p>
          </table:table-cell>
          <table:table-cell office:value-type="float" office:value="1480" table:style-name="ce1">
            <text:p>1480</text:p>
          </table:table-cell>
          <table:table-cell office:value-type="float" office:value="1760" table:style-name="ce1">
            <text:p>1760</text:p>
          </table:table-cell>
          <table:table-cell table:style-name="ce1"/>
          <table:table-cell office:value-type="float" office:value="172775" table:style-name="ce1">
            <text:p>172775</text:p>
          </table:table-cell>
          <table:table-cell office:value-type="float" office:value="5348" table:style-name="ce1">
            <text:p>5348</text:p>
          </table:table-cell>
          <table:table-cell office:value-type="float" office:value="2235" table:style-name="ce1">
            <text:p>2235</text:p>
          </table:table-cell>
          <table:table-cell table:style-name="ce1"/>
          <table:table-cell office:value-type="float" office:value="40262" table:style-name="ce1">
            <text:p>40262</text:p>
          </table:table-cell>
          <table:table-cell office:value-type="float" office:value="1578" table:style-name="ce1">
            <text:p>1578</text:p>
          </table:table-cell>
          <table:table-cell office:value-type="float" office:value="2373" table:style-name="ce1">
            <text:p>2373</text:p>
          </table:table-cell>
          <table:table-cell table:style-name="ce1"/>
          <table:table-cell office:value-type="float" office:value="45052" table:style-name="ce1">
            <text:p>45052</text:p>
          </table:table-cell>
          <table:table-cell office:value-type="float" office:value="1310" table:style-name="ce1">
            <text:p>1310</text:p>
          </table:table-cell>
          <table:table-cell table:style-name="ce1"/>
          <table:table-cell office:value-type="float" office:value="2009" table:style-name="ce1">
            <text:p>2009</text:p>
          </table:table-cell>
          <table:table-cell office:value-type="float" office:value="80318" table:style-name="ce1">
            <text:p>80318</text:p>
          </table:table-cell>
          <table:table-cell office:value-type="float" office:value="1001" table:style-name="ce1">
            <text:p>1001</text:p>
          </table:table-cell>
          <table:table-cell office:value-type="float" office:value="1802" table:style-name="ce1">
            <text:p>1802</text:p>
          </table:table-cell>
          <table:table-cell table:style-name="ce1"/>
          <table:table-cell office:value-type="float" office:value="37790" table:style-name="ce1">
            <text:p>37790</text:p>
          </table:table-cell>
          <table:table-cell office:value-type="float" office:value="1695" table:style-name="ce1">
            <text:p>1695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35861" table:style-name="ce1">
            <text:p>35861</text:p>
          </table:table-cell>
          <table:table-cell office:value-type="float" office:value="1437" table:style-name="ce1">
            <text:p>1437</text:p>
          </table:table-cell>
          <table:table-cell table:style-name="ce1"/>
          <table:table-cell office:value-type="float" office:value="2794" table:style-name="ce1">
            <text:p>2794</text:p>
          </table:table-cell>
          <table:table-cell table:number-columns-repeated="16164" table:style-name="ce1"/>
        </table:table-row>
        <table:table-row table:number-rows-repeated="10484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alentin Guigon</dc:creator>
    <dc:date>2020-11-25T14:31:23Z</dc:date>
  </office:meta>
</office:document-meta>
</file>